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4.04pt"/>
    </style:style>
    <style:style style:name="co2" style:family="table-column">
      <style:table-column-properties fo:break-before="auto" style:column-width="248.09pt"/>
    </style:style>
    <style:style style:name="co3" style:family="table-column">
      <style:table-column-properties fo:break-before="auto" style:column-width="25.2pt"/>
    </style:style>
    <style:style style:name="co4" style:family="table-column">
      <style:table-column-properties fo:break-before="auto" style:column-width="1491pt"/>
    </style:style>
    <style:style style:name="co5" style:family="table-column">
      <style:table-column-properties fo:break-before="auto" style:column-width="442.09pt"/>
    </style:style>
    <style:style style:name="co6" style:family="table-column">
      <style:table-column-properties fo:break-before="auto" style:column-width="775.9pt"/>
    </style:style>
    <style:style style:name="co7" style:family="table-column">
      <style:table-column-properties fo:break-before="auto" style:column-width="64.01pt"/>
    </style:style>
    <style:style style:name="ro1" style:family="table-row">
      <style:table-row-properties style:row-height="68.66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101.96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2" style:family="table-cell" style:parent-style-name="Default">
      <style:text-properties fo:font-weight="bold" style:font-weight-asian="bold" style:font-weight-complex="bold"/>
    </style:style>
    <style:style style:name="ce1" style:family="table-cell" style:parent-style-name="Default" style:data-style-name="N100"/>
  </office:automatic-styles>
  <office:body>
    <office:spreadsheet>
      <table:calculation-settings table:automatic-find-labels="false" table:use-regular-expressions="false" table:use-wildcards="true"/>
      <table:table table:name="2021_Microsoft_Carbon_RFP_Responses" table:style-name="ta1">
        <office:forms form:automatic-focus="false" form:apply-design-mode="false"/>
        <table:table-column table:style-name="co1" table:number-columns-repeated="14" table:default-cell-style-name="Default"/>
        <table:table-column table:style-name="co1" table:default-cell-style-name="ce1"/>
        <table:table-column table:style-name="co1" table:number-columns-repeated="26" table:default-cell-style-name="Default"/>
        <table:table-column table:style-name="co2" table:default-cell-style-name="Default"/>
        <table:table-column table:style-name="co3" table:number-columns-repeated="4"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975" table:default-cell-style-name="Default"/>
        <table:table-row table:style-name="ro1">
          <table:table-cell table:style-name="ce2" office:value-type="string" calcext:value-type="string">
            <text:p>Organization Legal Name</text:p>
          </table:table-cell>
          <table:table-cell table:style-name="ce2" office:value-type="string" calcext:value-type="string">
            <text:p>Partnerships. List and provide information on any other organizations involved in this proposal and specify the role of each. Do not provide contact information, as this response will be made public.</text:p>
          </table:table-cell>
          <table:table-cell table:style-name="ce2" office:value-type="string" calcext:value-type="string">
            <text:p>Project Headline. Describe the project in 10 words or less.</text:p>
          </table:table-cell>
          <table:table-cell table:style-name="ce2" office:value-type="string" calcext:value-type="string">
            <text:p>Project TitleUse title registered with certification body, if any. If there is no formal title for this project, please include whatever name we should use in referring to this specific offering.</text:p>
          </table:table-cell>
          <table:table-cell table:style-name="ce2" office:value-type="string" calcext:value-type="string">
            <text:p>Project Website. Enter project website, if available.</text:p>
          </table:table-cell>
          <table:table-cell table:style-name="ce2"/>
          <table:table-cell table:style-name="ce2" office:value-type="string" calcext:value-type="string">
            <text:p>Project Summary and Objective.400 Words Maximum. Please provide a summary of the project, including how it will deliver carbon dioxide removal (CDR), the history of the project, who is involved, the roles of the different participants, and how Microsoft’s payments for CDR will be used. If this is a land use project, please discuss the land use and ownership history. Please attach any supporting documentation as needed.</text:p>
          </table:table-cell>
          <table:table-cell table:style-name="ce2" office:value-type="string" calcext:value-type="string">
            <text:p>Location Details. </text:p>
          </table:table-cell>
          <table:table-cell table:style-name="ce2" table:number-columns-repeated="2"/>
          <table:table-cell table:style-name="ce2" office:value-type="string" calcext:value-type="string">
            <text:p>Removal Volume. What is the total removal volume you are offering Microsoft in metric tons of carbon dioxide? Per our Guidance Document, this should be net-negative, i.e. incorporating life cycle emissions. Enter a whole number.</text:p>
          </table:table-cell>
          <table:table-cell table:style-name="ce2" office:value-type="string" calcext:value-type="string">
            <text:p>Removal Percentage. What percentage of the total project do removals represent (i.e., as opposed to emission reductions or avoided emissions)?Enter percentage as whole number (e.g. for 50%, enter 50). </text:p>
          </table:table-cell>
          <table:table-cell table:style-name="ce2" office:value-type="string" calcext:value-type="string">
            <text:p>Volume by Period. What are the total removals offered from your project for Microsoft, in metric tons of carbon dioxide, by time period range:Enter a whole number. If none, enter 0.</text:p>
          </table:table-cell>
          <table:table-cell table:style-name="ce2"/>
          <table:table-cell table:style-name="ce2" office:value-type="string" calcext:value-type="string">
            <text:p>Project Start Date. When did or will the project begin removing carbon?</text:p>
          </table:table-cell>
          <table:table-cell table:style-name="ce2" office:value-type="string" calcext:value-type="string">
            <text:p>Recourse. Please describe how you will monitor for premature reversals, report reversals, and provide recourse/compensation for any reversals. We define a reversal as any scenario in which the proposed volume of removed tons fails to be sequestered from the atmosphere for the specified term, whether intentionally or unintentionally.</text:p>
          </table:table-cell>
          <table:table-cell table:style-name="ce2" office:value-type="string" calcext:value-type="string">
            <text:p>Verification and Certification. Has your project been independently certified by an ICROA-approved standard, and/or is it on path to receive certification in the next year?</text:p>
          </table:table-cell>
          <table:table-cell table:style-name="ce2" office:value-type="string" calcext:value-type="string">
            <text:p>Q24 Follow-up. If you answered “no” to Q24, will it be certified by June 2021?</text:p>
          </table:table-cell>
          <table:table-cell table:style-name="ce2"/>
          <table:table-cell table:style-name="ce2" office:value-type="string" calcext:value-type="string">
            <text:p>Certification. Please check any formal certification received or planned to be received by June 2021.</text:p>
          </table:table-cell>
          <table:table-cell table:style-name="ce2" table:number-columns-repeated="5"/>
          <table:table-cell table:style-name="ce2" office:value-type="string" calcext:value-type="string">
            <text:p>Q26 Follow-up. If you answered “none” to Q26 ‘Certification', please provide a brief (250 word max) description of your life-cycle analysis of emissions associated with this project. Please describe a) the boundaries of your lifecycle analysis assessing this net-negativity, b) how these boundaries were set, c) any significant emissions sources related to the project that are not included in the project accounting boundaries, d) an explanation of why they are not included, and e) what the removals volume would be if they were. If your project is selected for further consideration, and if relevant, we may request a detailed calculation for the net negative tonnage from this project.</text:p>
          </table:table-cell>
          <table:table-cell table:style-name="ce2" office:value-type="string" calcext:value-type="string">
            <text:p>Q26 Follow-up. If you selected “None” to Q26 'Certification', please indicate how this project’s net negative tons will be independently verified. Please provide links to any scientific literature that demonstrates empirical validation for this approach.</text:p>
          </table:table-cell>
          <table:table-cell table:style-name="ce2" office:value-type="string" calcext:value-type="string">
            <text:p>Avoid &amp; Minimize Harm. Specify any real or foreseeable negative environmental or social impacts that the project has and how you plan to mitigate them. If relevant, specify whether the thermal and electric energy needed for the project will rely on fossil fuel sources or zero-carbon sources, and in what percentages. If fossil fuel is used, please specify greenhouse gas emissions impact and whether emissions will be captured. If the project involves forestry, specify how the project avoids actions that encourage deforestation or other activities that would increase emissions.</text:p>
          </table:table-cell>
          <table:table-cell table:style-name="ce2" office:value-type="string" calcext:value-type="string">
            <text:p>Attestation on Net Negativity and Volume Quality. Please attest (yes/no) whether the offered CDR volume meets the following criteria. Microsoft may require further documentation before final selection of any project. </text:p>
          </table:table-cell>
          <table:table-cell table:style-name="ce2" table:number-columns-repeated="7"/>
          <table:table-cell table:style-name="ce2" office:value-type="string" calcext:value-type="string">
            <text:p>Attestation on Net Negativity and Volume Quality - Supplement. Please attest (yes/no/not applicable) whether the offered CDR volume meets the following criteria.Microsoft may require further documentation before final selection of any project.</text:p>
          </table:table-cell>
          <table:table-cell table:style-name="ce2" table:number-columns-repeated="2"/>
          <table:table-cell table:style-name="ce2" office:value-type="string" calcext:value-type="string">
            <text:p>Co-benefits. Please list and describe measurable co-benefits (e.g., water stewardship, waste reduction, social sustainability) and explain how they are quantified. Optionally, you may wish to note any alignment with UN Sustainable Development Goals and any other specifications (e.g., Gold Standard, SDVista, FSC, Fair Trade).</text:p>
          </table:table-cell>
          <table:table-cell table:style-name="ce2" office:value-type="string" calcext:value-type="string">
            <text:p>Diversity, Equity, &amp; Inclusion. Please specify whether and how your project: </text:p>
            <text:p/>
            <text:p>Engages and empowers diverse stakeholders who have otherwise faced systemic barriers to accessing carbon finance.</text:p>
            <text:p>Addresses the disproportionate impacts of climate change on low-income communities; vulnerable communities in developing countries; and/or communities that bear the brunt of industrial pollution or are transitioning to low-carbon economies.</text:p>
            <text:p>Works to ensure that underrepresented and under-resourced communities are not left behind in the transition to an environmentally just future.   </text:p>
            <text:p/>
          </table:table-cell>
          <table:table-cell table:style-name="ce2" table:number-columns-repeated="983"/>
        </table:table-row>
        <table:table-row table:style-name="ro2">
          <table:table-cell table:number-columns-repeated="3" table:style-name="ce2" office:value-type="string" calcext:value-type="string">
            <text:p>Open-Ended Response</text:p>
          </table:table-cell>
          <table:table-cell table:style-name="ce2" office:value-type="string" calcext:value-type="string">
            <text:p>Project Name</text:p>
          </table:table-cell>
          <table:table-cell table:style-name="ce2" office:value-type="string" calcext:value-type="string">
            <text:p>Open-Ended Response</text:p>
          </table:table-cell>
          <table:table-cell table:style-name="ce2" office:value-type="string" calcext:value-type="string">
            <text:p>Other (specify)</text:p>
          </table:table-cell>
          <table:table-cell table:style-name="ce2" office:value-type="string" calcext:value-type="string">
            <text:p>Open-Ended Response</text:p>
          </table:table-cell>
          <table:table-cell table:style-name="ce2" office:value-type="string" calcext:value-type="string">
            <text:p>Closest large city/metro region</text:p>
          </table:table-cell>
          <table:table-cell table:style-name="ce2" office:value-type="string" calcext:value-type="string">
            <text:p>State/Province</text:p>
          </table:table-cell>
          <table:table-cell table:style-name="ce2" office:value-type="string" calcext:value-type="string">
            <text:p>Country</text:p>
          </table:table-cell>
          <table:table-cell table:number-columns-repeated="2" table:style-name="ce2" office:value-type="string" calcext:value-type="string">
            <text:p>Open-Ended Response</text:p>
          </table:table-cell>
          <table:table-cell table:style-name="ce2" office:value-type="string" calcext:value-type="string">
            <text:p>Between July 2020-June 2021 (Microsoft Fiscal Year 2021)</text:p>
          </table:table-cell>
          <table:table-cell table:style-name="ce2" office:value-type="string" calcext:value-type="string">
            <text:p>Future years</text:p>
          </table:table-cell>
          <table:table-cell table:style-name="ce2" office:value-type="string" calcext:value-type="string">
            <text:p>Enter Date</text:p>
          </table:table-cell>
          <table:table-cell table:style-name="ce2" office:value-type="string" calcext:value-type="string">
            <text:p>Open-Ended Response</text:p>
          </table:table-cell>
          <table:table-cell table:number-columns-repeated="2" table:style-name="ce2" office:value-type="string" calcext:value-type="string">
            <text:p>Response</text:p>
          </table:table-cell>
          <table:table-cell table:style-name="ce2" office:value-type="string" calcext:value-type="string">
            <text:p>No, the project will not be certified by June 2021 (please specify)</text:p>
          </table:table-cell>
          <table:table-cell table:style-name="ce2" office:value-type="string" calcext:value-type="string">
            <text:p>ACR</text:p>
          </table:table-cell>
          <table:table-cell table:style-name="ce2" office:value-type="string" calcext:value-type="string">
            <text:p>CAR</text:p>
          </table:table-cell>
          <table:table-cell table:style-name="ce2" office:value-type="string" calcext:value-type="string">
            <text:p>Verra (VCS)</text:p>
          </table:table-cell>
          <table:table-cell table:style-name="ce2" office:value-type="string" calcext:value-type="string">
            <text:p>Gold Standard</text:p>
          </table:table-cell>
          <table:table-cell table:style-name="ce2" office:value-type="string" calcext:value-type="string">
            <text:p>None</text:p>
          </table:table-cell>
          <table:table-cell table:style-name="ce2" office:value-type="string" calcext:value-type="string">
            <text:p>Other</text:p>
          </table:table-cell>
          <table:table-cell table:number-columns-repeated="3" table:style-name="ce2" office:value-type="string" calcext:value-type="string">
            <text:p>Open-Ended Response</text:p>
          </table:table-cell>
          <table:table-cell table:style-name="ce2" office:value-type="string" calcext:value-type="string">
            <text:p>a. Carbon dioxide is physically removed from the atmosphere.</text:p>
          </table:table-cell>
          <table:table-cell table:style-name="ce2" office:value-type="string" calcext:value-type="string">
            <text:p>b. The removed carbon dioxide is stored out of the atmosphere in a manner intended to be durable for the specified term.</text:p>
          </table:table-cell>
          <table:table-cell table:style-name="ce2" office:value-type="string" calcext:value-type="string">
            <text:p>c. Upstream and downstream emissions (carbon dioxide equivalent) associated with the removal and storage process are comprehensively calculated and included in the emission balance, subject to best available IPCC emission factors.</text:p>
          </table:table-cell>
          <table:table-cell table:style-name="ce2" office:value-type="string" calcext:value-type="string">
            <text:p>d. The total quantity of atmospheric carbon dioxide removed and durably stored is greater than the total quantity of carbon dioxide equivalent emitted to the atmosphere.</text:p>
          </table:table-cell>
          <table:table-cell table:style-name="ce2" office:value-type="string" calcext:value-type="string">
            <text:p>e. There is a clear plan to replace any tons that fail to be removed for the term specified.</text:p>
          </table:table-cell>
          <table:table-cell table:style-name="ce2" office:value-type="string" calcext:value-type="string">
            <text:p>f. Is additional, such that carbon removal would not have happened without the specified project.</text:p>
          </table:table-cell>
          <table:table-cell table:style-name="ce2" office:value-type="string" calcext:value-type="string">
            <text:p>g. Accounts for leakage with transparent assumptions.</text:p>
          </table:table-cell>
          <table:table-cell table:style-name="ce2" office:value-type="string" calcext:value-type="string">
            <text:p>h. Is fully owned by the project applicant.</text:p>
          </table:table-cell>
          <table:table-cell table:style-name="ce2" office:value-type="string" calcext:value-type="string">
            <text:p>For projects that have baseline emissions: Has documentation of baseline emissions and their relationship to removals.</text:p>
          </table:table-cell>
          <table:table-cell table:style-name="ce2" office:value-type="string" calcext:value-type="string">
            <text:p>For projects that also include emission reductions or avoided emissions: Has a credible, science-based, verifiable quantification method for calculating the percentage of removals in the project and can demonstrate how to ensure the removals volume will not be sold to another buyer.</text:p>
          </table:table-cell>
          <table:table-cell table:style-name="ce2" office:value-type="string" calcext:value-type="string">
            <text:p>For post-2020 removals: Has or will have documentation describing the project’s relationship to the host country’s Nationally Determined Contribution.</text:p>
          </table:table-cell>
          <table:table-cell table:number-columns-repeated="2" table:style-name="ce2" office:value-type="string" calcext:value-type="string">
            <text:p>Open-Ended Response</text:p>
          </table:table-cell>
          <table:table-cell table:style-name="ce2" table:number-columns-repeated="983"/>
        </table:table-row>
        <table:table-row table:style-name="ro2">
          <table:table-cell office:value-type="string" calcext:value-type="string">
            <text:p>Greensand Stock N.V.</text:p>
          </table:table-cell>
          <table:table-cell office:value-type="string" calcext:value-type="string">
            <text:p>Local Olivine mines</text:p>
          </table:table-cell>
          <table:table-cell office:value-type="string" calcext:value-type="string">
            <text:p>Project Housekeeping enables Microsoft removing CO2 in it’s own house.</text:p>
          </table:table-cell>
          <table:table-cell office:value-type="string" calcext:value-type="string">
            <text:p>Olivine @ Microsoft</text:p>
          </table:table-cell>
          <table:table-cell table:number-columns-repeated="2"/>
          <table:table-cell office:value-type="string" calcext:value-type="string">
            <text:p>Microsoft owns and builds data centres all over the world. See i.e. <text:s/>https://azure.microsoft.com/nl-nl/global-infrastructure/geographies/#overview <text:s/>At these data centers also quite some sand and pebbles are used for the construction material, parking places, water retention etc. Some of these conventional sand/pebbles can easily be replaced with olivine. With the same functionality and additionally CO2 sequestration over the lifetime of the project. <text:s/>Using (locally sourced) olivine to replace the conventional sand/pebbles will result in: <text:s/>- CO2 sequestration <text:s text:c="2"/>- Starting local awareness about CO2 removal <text:s/>- Starting up local business for Olivine mining/transportation <text:s/>Another thought is to ask the PPA-purchases to also use olivine. I.e. as a ballast material for off-shore windparks. <text:s text:c="3"/>GreenSand will <text:s/>assist in: <text:s/>- Choosing the correct material, which sequesters CO2 and full fills the normal requirements of the sand/pebbles <text:s/>- Calculating the CO2 uptake over the lifetime of the data center. <text:s text:c="2"/>- Quantifying the CO2 credits and hand them over to Microsoft. <text:s/>So Microsoft can both create CO2 credits from their own activities (instead of solely offsetting them) and thereby helping more (local) CO2 business. <text:s text:c="2"/>A comparable project is realised in the Netherlands by an inspection path next to a railway track, a parking space, walking paths etc</text:p>
          </table:table-cell>
          <table:table-cell office:value-type="string" calcext:value-type="string">
            <text:p>Redmond</text:p>
          </table:table-cell>
          <table:table-cell office:value-type="string" calcext:value-type="string">
            <text:p>Washington</text:p>
          </table:table-cell>
          <table:table-cell office:value-type="string" calcext:value-type="string">
            <text:p>.</text:p>
          </table:table-cell>
          <table:table-cell office:value-type="float" office:value="100" calcext:value-type="float">
            <text:p>100</text:p>
          </table:table-cell>
          <table:table-cell office:value-type="float" office:value="90" calcext:value-type="float">
            <text:p>90</text:p>
          </table:table-cell>
          <table:table-cell office:value-type="float" office:value="50" calcext:value-type="float">
            <text:p>50</text:p>
          </table:table-cell>
          <table:table-cell office:value-type="float" office:value="500" calcext:value-type="float">
            <text:p>500</text:p>
          </table:table-cell>
          <table:table-cell office:value-type="string" calcext:value-type="string">
            <text:p>12/31/2020</text:p>
          </table:table-cell>
          <table:table-cell office:value-type="string" calcext:value-type="string">
            <text:p>Beforehand is CO2 uptake calculated. <text:s/>If required we can develop a test, but as mineral carbonation (enhanced weathering) is a multi year process, this is quite challenging. <text:s/>As long as the Olivine is in contact with rainwater, the reaction proceeds. Unstoppable. </text:p>
          </table:table-cell>
          <table:table-cell office:value-type="string" calcext:value-type="string">
            <text:p>No</text:p>
          </table:table-cell>
          <table:table-cell office:value-type="string" calcext:value-type="string">
            <text:p>No, the project will not be certified by June 2021 (please specify)</text:p>
          </table:table-cell>
          <table:table-cell office:value-type="string" calcext:value-type="string">
            <text:p>We are working on two other certification schemes: - Greendeal Nationale CO2 markt and ONCRA</text:p>
          </table:table-cell>
          <table:table-cell table:number-columns-repeated="5"/>
          <table:table-cell office:value-type="string" calcext:value-type="string">
            <text:p>1. Greendeal Nationale CO2 markt. 2. ONCRA</text:p>
          </table:table-cell>
          <table:table-cell office:value-type="string" calcext:value-type="string">
            <text:p>For each project a separate calculation will be provided. In this report the reference scenario, the uptake of CO2 by olivine and the mining, milling and transportation impact will be calculated. This is location dependent. Before the project, with the actual project data this report can be made. So before the project Microsoft can assess if it is worthwhile for the specific project. I.e. for the Netherlands (as Olivine is already imported) or for Switzerland or Northern Italy, Southern Germany an Italian olivine mine can be used. For California and Washington there are olivine mines. So for each location a specific calculation on the availability of the mine, transportation distance can be made. <text:s/></text:p>
          </table:table-cell>
          <table:table-cell office:value-type="string" calcext:value-type="string">
            <text:p>Carbon mineralisation is relatively new and less studied. <text:s/>This is rather active in the Netherlands (various universities, knowledge institutions). But quite some documentation is in Dutch. </text:p>
          </table:table-cell>
          <table:table-cell office:value-type="string" calcext:value-type="string">
            <text:p>The most well known withdrawal of mineral carbonation is the extra mining. But in these applications this is merely a replacement of conventional materials. So not more but another type of mineral is mined.</text:p>
          </table:table-cell>
          <table:table-cell table:number-columns-repeated="10" office:value-type="string" calcext:value-type="string">
            <text:p>Yes</text:p>
          </table:table-cell>
          <table:table-cell office:value-type="string" calcext:value-type="string">
            <text:p>Not applicable</text:p>
          </table:table-cell>
          <table:table-cell office:value-type="string" calcext:value-type="string">
            <text:p>Mineral carbonation is relatively unknown. And lesser studied, most of the reports happen to be Dutch. Realising more projects will result in more awareness, more research, more projects. <text:s text:c="2"/>Further can Microsoft be an example for the other civil projects. So that the economy of scale could be improved. In the Netherlands the price already dropped from € 200/ton to about € 50/ton (depending on location and amount). <text:s/>https://www.slideshare.net/PolKnops/2018-gothenburg <text:s/>(sheet 16) <text:s text:c="3"/>So another main co-benefit is helping expand this industry from the Netherlands to other countries as being the first launch customer. <text:s/>Other co-benefits are; <text:s/>- when using olivine on parking spaces the water run of is purified. </text:p>
          </table:table-cell>
          <table:table-cell office:value-type="string" calcext:value-type="string">
            <text:p>See the organisation chart</text:p>
          </table:table-cell>
          <table:table-cell table:number-columns-repeated="983"/>
        </table:table-row>
        <table:table-row table:style-name="ro2">
          <table:table-cell office:value-type="string" calcext:value-type="string">
            <text:p>Ark 2030 C.I.C</text:p>
          </table:table-cell>
          <table:table-cell office:value-type="string" calcext:value-type="string">
            <text:p>Aboriginal Carbon Foundation - Project Developer supporting social and cultural outcomes</text:p>
          </table:table-cell>
          <table:table-cell office:value-type="string" calcext:value-type="string">
            <text:p>Aboriginal Carbon Farming Cultural Benefit Program</text:p>
          </table:table-cell>
          <table:table-cell office:value-type="string" calcext:value-type="string">
            <text:p>Community Credit (Utilising Australia Accredited Carbon Credits) and Social and Cultural Values</text:p>
          </table:table-cell>
          <table:table-cell office:value-type="string" calcext:value-type="string">
            <text:p>https://www.abcfoundation.org.au/</text:p>
          </table:table-cell>
          <table:table-cell office:value-type="string" calcext:value-type="string">
            <text:p>Savannah burning cultural program and revegetation activities</text:p>
          </table:table-cell>
          <table:table-cell office:value-type="string" calcext:value-type="string">
            <text:p>The CDR refers Indigenous Savannah fire management projects that are accredited carbon credits under the Australian Government Climate Fund that aim to reduce the frequency and extent of late dry season fires in savannas, resulting in fewer greenhouse gas emissions and more carbon being sequestered in dead organic matter. <text:s text:c="5"/>The <text:s/>2018, across Northern Australia, there are approximately 78 savanna burning projects of which approximately one third are managed by Aboriginal ranger groups. 4,078,963 ACCU have been produced to date, with 70% of these ACCU being produced by Aboriginal savanna burning projects. <text:s/>The Project is managed by the Aboriginal Carbon Foundation (ACF) that works with many indigenous groups to develop savannah management and with a variety of other creditable companies to produce beef cattle herd management and land restoration projects. The main aim of the project is to create employment for indigenous people, improving aboriginal health and social outcomes and providing opportunities for aboriginal people to utilise their traditional ecological knowledge in the projects. <text:s text:c="4"/>ACF was established in 2010 as a not-for profit company limited by guarantee. The founding Directors were Tracker Tilmouth, David Ross (both former CEOs Central Land Council) and Allan Cooney (former CEO Centrefarm). The primarily Aboriginal Board and staff are passionate about working to build viable economies on Aboriginal lands and we are supported by a range of associates and project partners who are equally committed to supporting Indigenous people. <text:s text:c="4"/>ACF has a strong culture of innovation and collaboration, we take risks and invest in the development of carbon products and services that benefit Indigenous people and address climate change nationally and internationally. AbCF collaborates with fellow Aboriginal organizations (i.e. Firesticks Alliance, Northern Australian Land &amp; Sea Management Alliance), carbon companies, non-government organisations (NGOs), conservation organisations, universities (i.e. Melbourne, Monash, Griffith) and government agencies. <text:s text:c="4"/>Microsoft payments will be used to develop the projects providing indigenous employment and to ensure the project is appropriately accredited under the Australia Government Climate Fund. <text:s/></text:p>
          </table:table-cell>
          <table:table-cell office:value-type="string" calcext:value-type="string">
            <text:p>Brisbane</text:p>
          </table:table-cell>
          <table:table-cell office:value-type="string" calcext:value-type="string">
            <text:p>Queenslandq</text:p>
          </table:table-cell>
          <table:table-cell office:value-type="string" calcext:value-type="string">
            <text:p>Australia</text:p>
          </table:table-cell>
          <table:table-cell table:number-columns-repeated="2" office:value-type="float" office:value="0" calcext:value-type="float">
            <text:p>0</text:p>
          </table:table-cell>
          <table:table-cell office:value-type="float" office:value="50000" calcext:value-type="float">
            <text:p>50000</text:p>
          </table:table-cell>
          <table:table-cell office:value-type="float" office:value="100000" calcext:value-type="float">
            <text:p>100000</text:p>
          </table:table-cell>
          <table:table-cell office:value-type="string" calcext:value-type="string">
            <text:p>5/30/2020</text:p>
          </table:table-cell>
          <table:table-cell office:value-type="string" calcext:value-type="string">
            <text:p>The Australian guidelines require monitoring as part of the audit process for carbon credits. There is a 5% buffer as a contingency as part of this methodology</text:p>
          </table:table-cell>
          <table:table-cell office:value-type="string" calcext:value-type="string">
            <text:p>No</text:p>
          </table:table-cell>
          <table:table-cell office:value-type="string" calcext:value-type="string">
            <text:p>No, the project will not be certified by June 2021 (please specify)</text:p>
          </table:table-cell>
          <table:table-cell office:value-type="string" calcext:value-type="string">
            <text:p>The project is verified by the highest standards under the Australian Government Regulated Climate Fund. The carbon credits have been accredited under a further standard that recognises social and cultural impact and is the gold standard credit in Australia</text:p>
          </table:table-cell>
          <table:table-cell table:number-columns-repeated="5"/>
          <table:table-cell office:value-type="string" calcext:value-type="string">
            <text:p>Australia Accredited Climate Fund and also additional co benefits accredited under the Community standard supporting cultural benefits</text:p>
          </table:table-cell>
          <table:table-cell table:number-columns-repeated="3" office:value-type="string" calcext:value-type="string">
            <text:p>n/a</text:p>
          </table:table-cell>
          <table:table-cell office:value-type="string" calcext:value-type="string">
            <text:p>No</text:p>
          </table:table-cell>
          <table:table-cell table:number-columns-repeated="6" office:value-type="string" calcext:value-type="string">
            <text:p>Yes</text:p>
          </table:table-cell>
          <table:table-cell office:value-type="string" calcext:value-type="string">
            <text:p>No</text:p>
          </table:table-cell>
          <table:table-cell table:number-columns-repeated="3" office:value-type="string" calcext:value-type="string">
            <text:p>Yes</text:p>
          </table:table-cell>
          <table:table-cell office:value-type="string" calcext:value-type="string">
            <text:p>Guiding principles for core benefits verification - <text:s text:c="3"/>The Core Benefits Verification Framework approach to verification and data validity is built upon the following principles: <text:s text:c="2"/>1.2.1 ‘INDIGENOUS TO INDIGENOUS’ VERIFICATION <text:s text:c="2"/>This principle challenges the dominant paradigm which sees experts from the dominant culture (usually the west) undertaking key technical responsibilities and making important decisions that affect the project and the people the project is to serve. In contrast, all external verification of information will be undertaken by a team of trained Aboriginal experts, including rangers, Traditional Owners and community members from across the projects. <text:s text:c="2"/>1.2.2 ABORIGINAL OWNERSHIP <text:s text:c="2"/>Aboriginal people involved in and effected by carbon projects in Australia, and other respective countries, must lead the process of development and prioritisation of project outcomes (core-benefits) that are of highest importance to them. It is essential through this process that rangers, Traditional Owners and the people directly affected have ownership over the data identified, collected and documented and the decisions over what data is shared. <text:s text:c="2"/>This principle is founded upon the argument that data validity is enhanced when the impact assessment of a program is responsive to the values and aspirations of the people who are affected by it. When program participants and other local citizens who are most familiar with the project contribute their wisdom and experience to the process, including data interpretation (Kirkhart, 2010), evidence validity is strengthened. <text:s text:c="2"/>1.2.3 STRENGTHS-BASED APPROACH <text:s text:c="2"/>A strengths-based approach to impact assessment recognises that “local people have themselves planned a project and placed it within a larger vision of what they hope their nation will be. Project evaluation can contribute to these nation-building efforts” (Robert, Jorgensen and Garrow in LaFrance and Nichols, 2010; 25). <text:s text:c="2"/>The principle of strengths-based assessment has two important elements. The first is to identify and build upon the capacities, knowledge and assets that people already have regarding impact assessment. There are several Aboriginal communities, including communities with carbon projects that already have significant experience in different evaluation methods, for example SROI3. As well as supporting ownership of information and ensuring appropriate evaluation practice, the involvement of skilled Aboriginal people from communities implementing carbon projects can strengthen the collection and interpretation of information in the following ways: <text:s text:c="2"/>ensuring respect and knowledge of local research protocols when entering communities and gathering information; <text:s text:c="2"/>having a strong understanding of the project context and demonstrated ability to build strong relationships with participants; and <text:s text:c="2"/>communicating in local vernacular, ideally the languages that shape the participants and effected people’s worldviews, so that respondents are comfortable and confident to converse on an intellectual level. <text:s text:c="4"/>In addition, this principle of strengths-based approach ensures that impact monitoring and assessment is shaped around a desire to learn and improve over time, rather than to inform rapid decisions about funding allocation. Such an approach facilitates relationships of trust, understanding and respect between the project and the investors, which are the foundations of honest and open communication. &gt; <text:s text:c="2"/>3. Social Return on Investment is an approach for allocating financial proxies to non-financial outcomes. <text:s text:c="3"/>CAPACITY BUILDING <text:s text:c="2"/>In addition to providing a rigorous and independent verification of the environmental, social and cultural values, the verification process enables capacity development of the people closest to the subject matter and their peers. Without measurement skills and ability, the participants and affected communities will remain dependent on the involvement of external people who are not as well placed to collect, interpret or communicate accurate and meaningful information about the project’s core-benefits. <text:s text:c="2"/>The framework invests in the training of Indigenous people in verification methodologies and a 4-day nationally accredited training course teaches rangers, Traditional Owners and community members how to identify, measure and analyse environmental, social and cultural values of carbon farming using customised tools. As a result, a cadre of verifiers rangers will be established in each region who understand best the context they are verifying. <text:s text:c="2"/>This framework ensures the skills development and income generation opportunities available to Aboriginal rangers, Traditional Owners and community people through their role as verifiers. The verification process is not designed to build the verification skills of external third-party evaluation experts to undertake audits. <text:s text:c="2"/>1.2.5 DATA TRIANGULATION <text:s text:c="2"/>As in all best practice impact assessment, data triangulation is essential to utilise the strengths of different approaches to data collection to promote data accuracy, verify the information and therefore build confidence in the results. Qualitative information is used to provide rich, detailed descriptions about core-benefits and their meaning for effected communities and to explore the processes through which they have been achieved. <text:s text:c="2"/>Ultimately data triangulation will be built within this framework through a broad selection of qualitative data collection sources coupled with existing quantitative resources such as research findings (of which there are many within ranger stations). <text:s text:c="2"/>1.2.6 COST EFFECTIVENESS <text:s text:c="2"/>Finally, the principle of cost effectiveness recognises that the expertise of external audit organisations, while less suitable for the context as described above, is also likely to be costlier. The principles outlined above not only provide for rigorous and culturally responsive practise but are likely to reduce the costs of verification to the carbon project owners, Traditional land owners and other bodies responsible for the funding of verification. <text:s text:c="5"/>International development principles underpinning the Core Benefits Verification Framework <text:s text:c="4"/>Australian international development non-government organisations (ANGOs) are governed by sectoral standards to ensure accountability and credibility in their impact measurement. These standards detail processes to promote results validity and transparency to inform important funding and programming decisions. Key standards guiding the sector are: <text:s text:c="2"/>DFAT Monitoring and Evaluation Standard (April 2017) <text:s text:c="2"/>OECD Development Assistance Committee (DAC) codes (2000) <text:s text:c="2"/>Australian Evaluation Society (AES) ‘Guidelines for the Ethical Conduct of Evaluation’ <text:s text:c="2"/>Australian Council for International Development (ACFID) ‘Principles and Guidelines for Ethical Research and Evaluation in Development (April 2016) <text:s text:c="2"/>BOND UK ‘Evidence Principle &amp; Checklist’ <text:s text:c="4"/>DFAT and OECD DAC codes govern foci and process for ensuring credibility of data collected. However, AES, ACFID and Bond standards encourage best practice and enhancement of empowerment processes for participants involved in the evaluation event. Core principles outlined in these standards are: integrity; beneficence; capacity building; empowerment; respect; awareness of power relations; informed consent; privacy and confidentiality; evaluation merit and credibility; and participatory methodology. <text:s text:c="4"/>The R&amp;D behind the Core Benefits Verification Framework draws on these existing measurement blueprints and the expertise of international development practitioners responsible for the verification of DFAT funded projects. The rigour mechanisms promoted by the standards detailed in this section and utilised in social research methodologies are central to the Core Benefits Verification Framework. <text:s text:c="5"/>Core Benefits Domain <text:s text:c="8"/>SOCIAL <text:s text:c="2"/>Increased social capital as community members work together on project <text:s text:c="2"/>Increased confidence, self-esteem and sense of purpose <text:s text:c="2"/>Increased pride in self and others <text:s text:c="2"/>Increased community harmony through enhanced relationships and reduction of drug and alcohol abuse <text:s text:c="2"/>Increased opportunities for women to participate and benefit from project outcomes <text:s text:c="4"/>CULTURAL <text:s text:c="2"/>Meaningful work that aligns with the interests and values of the Rangers <text:s text:c="2"/>Protection of sacred sites (men’s and women’s business) <text:s text:c="2"/>Maintenance and passing on of traditional ecological knowledge <text:s text:c="2"/>Education of children by Elders in traditional knowledge, especially caring for country <text:s text:c="2"/>Increased retention of language &amp; identity <text:s text:c="4"/>ENVIRONMENTAL <text:s text:c="2"/>Decreased carbon emissions <text:s text:c="2"/>Decreased incidence and intensity of wildfires by burning country the right way <text:s text:c="2"/>Protection of life and property through reduction of wildfires <text:s text:c="2"/>Increased management of pests and weeds <text:s text:c="2"/>Recovery of biodiversity through the protection of native species of flora and fauna <text:s text:c="2"/>Increased management of tourists visiting country and reduction of their impacts <text:s text:c="4"/>ECONOMIC <text:s text:c="2"/>Secure employment for people living in remote communities <text:s text:c="2"/>Employment of men and women <text:s text:c="2"/>Career development opportunities <text:s text:c="2"/>Good salary and working conditions <text:s text:c="2"/>Supporting sustenance of outstations <text:s text:c="2"/>Reduced welfare dependence <text:s text:c="2"/>Strengthened community level economy <text:s text:c="2"/>Development of income generation projects <text:s text:c="4"/>HEALTH <text:s text:c="2"/>Improved spiritual wellbeing through the regular completion of cultural obligations to country <text:s text:c="2"/>Increased exercise and physical activity by working on the land <text:s text:c="2"/>Increased nutrition through access to and availability of traditional foods <text:s text:c="2"/>Increased nutrition through more regular sharing of traditional foods with family and others <text:s text:c="2"/>Decrease in drug and alcohol consumption <text:s text:c="4"/>POLITICAL/SELF DETERMINATION <text:s text:c="2"/>Increased control over finances through economic independence <text:s text:c="2"/>Increase in leadership skills <text:s text:c="2"/>Increased confidence to work with Government, Private Sector &amp; NGOs <text:s text:c="2"/>Transfer of knowledge through working in partnerships and combining traditional knowledge with latest technologies <text:s text:c="2"/>Greater public awareness of the benefits from Land Rights <text:s text:c="2"/>Achievement of Sustainable Development Goals at local and national levels <text:s text:c="10"/></text:p>
          </table:table-cell>
          <table:table-cell office:value-type="string" calcext:value-type="string">
            <text:p>The program supports indigenous communities to achieve the following outcomes: <text:s text:c="4"/>SOCIAL <text:s text:c="2"/>Increased social capital as community members work together on project <text:s text:c="2"/>Increased confidence, self-esteem and sense of purpose <text:s text:c="2"/>Increased pride in self and others <text:s text:c="2"/>Increased community harmony through enhanced relationships and reduction of drug and alcohol abuse <text:s text:c="2"/>Increased opportunities for women to participate and benefit from project outcomes <text:s text:c="4"/>CULTURAL <text:s text:c="2"/>Meaningful work that aligns with the interests and values of the Rangers <text:s text:c="2"/>Protection of sacred sites (men’s and women’s business) <text:s text:c="2"/>Maintenance and passing on of traditional ecological knowledge <text:s text:c="2"/>Education of children by Elders in traditional knowledge, especially caring for country <text:s text:c="2"/>Increased retention of language &amp; identity <text:s text:c="4"/>ENVIRONMENTAL <text:s text:c="2"/>Decreased carbon emissions <text:s text:c="2"/>Decreased incidence and intensity of wildfires by burning country the right way <text:s text:c="2"/>Protection of life and property through reduction of wildfires <text:s text:c="2"/>Increased management of pests and weeds <text:s text:c="2"/>Recovery of biodiversity through the protection of native species of flora and fauna <text:s text:c="2"/>Increased management of tourists visiting country and reduction of their impacts <text:s text:c="4"/>ECONOMIC <text:s text:c="2"/>Secure employment for people living in remote communities <text:s text:c="2"/>Employment of men and women <text:s text:c="2"/>Career development opportunities <text:s text:c="2"/>Good salary and working conditions <text:s text:c="2"/>Supporting sustenance of outstations <text:s text:c="2"/>Reduced welfare dependence <text:s text:c="2"/>Strengthened community level economy <text:s text:c="2"/>Development of income generation projects <text:s text:c="4"/>HEALTH <text:s text:c="2"/>Improved spiritual wellbeing through the regular completion of cultural obligations to country <text:s text:c="2"/>Increased exercise and physical activity by working on the land <text:s text:c="2"/>Increased nutrition through access to and availability of traditional foods <text:s text:c="2"/>Increased nutrition through more regular sharing of traditional foods with family and others <text:s text:c="2"/>Decrease in drug and alcohol consumption <text:s text:c="4"/>POLITICAL/SELF DETERMINATION <text:s text:c="2"/>Increased control over finances through economic independence <text:s text:c="2"/>Increase in leadership skills <text:s text:c="2"/>Increased confidence to work with Government, Private Sector &amp; NGOs <text:s text:c="2"/>Transfer of knowledge through working in partnerships and combining traditional knowledge with latest technologies <text:s text:c="2"/>Greater public awareness of the benefits from Land Rights <text:s text:c="2"/>Achievement of Sustainable Development Goals at local and national levels <text:s text:c="4"/></text:p>
          </table:table-cell>
          <table:table-cell table:number-columns-repeated="983"/>
        </table:table-row>
        <table:table-row table:style-name="ro2">
          <table:table-cell office:value-type="string" calcext:value-type="string">
            <text:p>EBS one Pty Ltd</text:p>
          </table:table-cell>
          <table:table-cell/>
          <table:table-cell office:value-type="string" calcext:value-type="string">
            <text:p>Biomass-based atmospheric CO2 removal and sequestration outside the biosphere.</text:p>
          </table:table-cell>
          <table:table-cell office:value-type="string" calcext:value-type="string">
            <text:p>EBS One</text:p>
          </table:table-cell>
          <table:table-cell office:value-type="string" calcext:value-type="string">
            <text:p>N/A</text:p>
          </table:table-cell>
          <table:table-cell office:value-type="string" calcext:value-type="string">
            <text:p>Biomass-based atmospheric CO2 removal and sequestration outside the biosphere</text:p>
          </table:table-cell>
          <table:table-cell office:value-type="string" calcext:value-type="string">
            <text:p>Our objective is to build the world’s largest, affordable, available and repeatable CDR solution; delivering: <text:s/>•A high degree of certainty about both carbon captured and its safe long-term storage, <text:s/>•Positive secondary social and environmental impacts, and <text:s/>•A new use for degraded low rainfall farmland, adversely effected by climate change and where existing uses are increasingly unsustainable. <text:s text:c="3"/>In principle our solution is very simple: <text:s/>•Grow a multi-species selection of highly adapted, high biomass production Australian dryland, coppicing, woody plants on degraded, low rainfall, failing and previously cleared farmland, <text:s/>•Periodically trim these plants of their above ground biomass (which will regrow rapidly given their coppicing characteristic), and <text:s/>•Sequester this harvested biomass in safe long-term storage, At present this project is a start-up, wholly owned by its founders. A CDR offtake agreement with Microsoft will allow us to raise funding for a comprehensive feasibility study necessary to secure project financing and equity investment for our first commercial CDR module. The lead times are short. If we can secure a CDR offtake agreement this calendar year, first CDR is FY23 and commercial scale CDR reached by FY26. <text:s text:c="3"/>Given the abundant supply of suitable land, our solution is highly scalable. We could be delivering over 150 million mt CDR pa from Australian-based projects alone, by 2040. The global upper limit is well over 1 billion mt CDR pa, dependent on land access and sovereign risk issues. <text:s text:c="3"/>Our initial target area has no land access and sovereign risk issues, being freehold farmland in Western Australia. This land has been cleared for over 100 years. Our solution would essentially return the previously cleared woodland. Secure tenure is obtained by simply buying the land. If and when CDR is no longer required the land will be maintained as a native woodland, a fund having been set aside from CDR revenues for the perpetual management of this woodland and stored CO2. <text:s text:c="3"/>An (EBS One and Microsoft) agreed, and significant, proportion of profits earned from our first module will be re-invested in EBS One’s CDR process and business performance improvement to minimize CDR costs without compromising regulatory, accreditation, environmental, customer and community obligations. We believe that a focus on cost reduction is not only good business but also that the delivery of affordable CDR, at scale, is critical to humanity’s willingness and capacity to effectively address climate change. <text:s/></text:p>
          </table:table-cell>
          <table:table-cell office:value-type="string" calcext:value-type="string">
            <text:p>Perth</text:p>
          </table:table-cell>
          <table:table-cell office:value-type="string" calcext:value-type="string">
            <text:p>Western Australia</text:p>
          </table:table-cell>
          <table:table-cell office:value-type="string" calcext:value-type="string">
            <text:p>Australia</text:p>
          </table:table-cell>
          <table:table-cell office:value-type="float" office:value="10000000" calcext:value-type="float">
            <text:p>10000000</text:p>
          </table:table-cell>
          <table:table-cell office:value-type="float" office:value="100" calcext:value-type="float">
            <text:p>100</text:p>
          </table:table-cell>
          <table:table-cell office:value-type="float" office:value="0" calcext:value-type="float">
            <text:p>0</text:p>
          </table:table-cell>
          <table:table-cell office:value-type="float" office:value="10000000" calcext:value-type="float">
            <text:p>10000000</text:p>
          </table:table-cell>
          <table:table-cell office:value-type="string" calcext:value-type="string">
            <text:p>9/30/2022</text:p>
          </table:table-cell>
          <table:table-cell office:value-type="string" calcext:value-type="string">
            <text:p>Reversals Monitoring: We have developed a novel early warning and remediation system to identify and fix CO2 sequestration reversal in the unlikely event they occur. This system is comprehensively described in the attached document entitled `A technical overview of Enhanced Biomass Sequestration` <text:s text:c="3"/>Reversals Reporting: As part of our commitment to working with Microsoft in and open and transparent fashion our monitoring and audit data will be shared. Summary reporting will be provided in a format and at a frequency to be agreed with Microsoft. <text:s text:c="3"/>Reversals Compensation: EBS One will maintain a buffer account of 1.5% of all verified CDR and only charge Microsoft for verified CDR net of this quantity (and other similar deductions). EBS One will compensate Microsoft at the same price paid to EBS One, for any independently verified reversals that exceed the buffered quantity.</text:p>
          </table:table-cell>
          <table:table-cell office:value-type="string" calcext:value-type="string">
            <text:p>No</text:p>
          </table:table-cell>
          <table:table-cell office:value-type="string" calcext:value-type="string">
            <text:p>Yes, the project will be certified by June 2021</text:p>
          </table:table-cell>
          <table:table-cell table:number-columns-repeated="3"/>
          <table:table-cell office:value-type="string" calcext:value-type="string">
            <text:p>Verra (VCS)</text:p>
          </table:table-cell>
          <table:table-cell table:number-columns-repeated="3"/>
          <table:table-cell table:number-columns-repeated="2" office:value-type="string" calcext:value-type="string">
            <text:p>N/A</text:p>
          </table:table-cell>
          <table:table-cell office:value-type="string" calcext:value-type="string">
            <text:p>We foresee no negative environmental and social impacts from this project. In fact, there are significant environmental and social co-benefits from the EBS CDR solution as set out in our response to Question 32. Note also that biomass harvesting of the type envisaged is not `deforestation` as the trees coppice and re-grow after harvest. The trees are alive and capturing atmospheric CO2 during the entire project life. <text:s text:c="4"/>Electrical energy usage for this project is minimal, mostly for communications, measurement and monitoring systems, and on-site offices and team facilities. Solar PV and deep cycle battery powered systems will be deployed in all these cases. <text:s text:c="4"/>EBS One will use diesel fuels to power its mobile equipment, while being alert to the potential to change to clean fuels in the future. Indeed, given that our CDR revenues will be net of the CDR used to offset of our own emissions, we have a carbon price built into our diesel fuel costs and an increased incentive for switch to clean fuels as soon as feasible. <text:s text:c="3"/>Diesel fuel combustion is our main direct source of operational CO2 emissions. The EBS One financial model includes projections for all diesel fuel related CO2 emissions during transportation of all inputs (including diesel) to site, as well as during construction and operation of this project. These emissions are projected to be around 80,000mt CO2 over the 25-year life of the project or 0.8% of total CDR. Actual diesel fuel usage will be monitored, reported and independently audited during the course of the project. EBS One will retire CDR credits equal to the value of the emissions associated with diesel fuel use and only CDR credits net of this amount (and similar deductions) will be transferred to Microsoft. This process will be managed as part of our ICROA approved validation and certification scheme in an independent third-party managed registry. <text:s text:c="4"/>Note also that we will use nitrogenous fertilizer because of its strong positive net impact on CDR and our project economics. As for diesel fuel, the emissions impacts of this fertilizer, in its production, transport to site and use, have been taken into account in the projections incorporate in the EBS One financial model (including a CO2 equivalent for N2O released). Again, as for diesel fuel, actual fertilizer usage will be monitored, reported and independently audited during the course of the project. EBS One will retire CDR credits equal to the value of the emissions associated with fertilizer use and only CDR credits net of this amount (and similar deductions) will be transferred to Microsoft. This process will be managed as part of our ICROA approved validation and certification scheme in an independent third-party managed registry. <text:s text:c="3"/>While our solution should probably not be regarded as a forestry project, rather a shift from one agricultural cropping land use to another, it is worth noting that forestry and land clearing are robustly managed by governments in Western Australia and the other Australian jurisdictions, as well as being the subject of intense public scrutiny. The expansion of the agricultural region of Western Australian has been effectively banned for at least 40 years. All clearing of native vegetation is subject to a permitting process under the Environmental Protection Act (1986) administered by the Department of Water and Environmental Regulation. This act applies even to remnant native vegetation on freehold farmland and it is a criminal offence to clear land without a permit. On this basis we are of the view that the change in land use we envisage under the EBS CDR solution will not influence other land use decisions taken by the Government of Western Australia.</text:p>
          </table:table-cell>
          <table:table-cell table:number-columns-repeated="8" office:value-type="string" calcext:value-type="string">
            <text:p>Yes</text:p>
          </table:table-cell>
          <table:table-cell table:number-columns-repeated="2" office:value-type="string" calcext:value-type="string">
            <text:p>Not applicable</text:p>
          </table:table-cell>
          <table:table-cell office:value-type="string" calcext:value-type="string">
            <text:p>Yes</text:p>
          </table:table-cell>
          <table:table-cell office:value-type="string" calcext:value-type="string">
            <text:p>The EBS CDR solution offers significant and measurable social and environmental co-benefits. While we describe below impacts in our initial target areas in Western Australia, all similar marginal, low rainfall farming areas in Australia and around the world face similar challenges and would see similar co-benefits from the application of the EBS solution. <text:s text:c="3"/>Social co-benefits <text:s text:c="3"/>1. Saving communities suffering financial stress <text:s text:c="3"/>Description: The small communities in our initial target area have been suffering long term population decline, with rising levels of debt and falling incomes and educational attainment <text:s text:c="3"/>Measurement: All relevant historical trends and the impacts from changed land use can be tracked in detail using commercially available geospatial economic modelling based on integrated government and other datasets <text:s text:c="3"/>2. Jobs growth <text:s/>Description: Employment in our initial target area has also be in long term decline <text:s text:c="3"/>Measurement: The relevant trends and the impacts can be tracked and unpacked in detail using commercially available geospatial economic modelling based on integrated government and other datasets <text:s text:c="3"/>3. Transition arrangements for an aging workforce <text:s text:c="3"/>Description: Farmers are one of Australia’s oldest workforces. Many are trapped owning marginal farms with little or no prospect of selling their farms to move into retirement or alternative employment <text:s text:c="3"/>Measurement: Our success in buying land will be a measure of how we help farmers transition. We will also be able to survey those who sell to better understand motivations and impacts <text:s text:c="3"/>4. Reducing impacts of social and economic stress <text:s text:c="3"/>Description: The population in our target area has poor health and mental health outcomes, including a high suicide rate <text:s text:c="3"/>Measurement: We anticipate that the economic and social co-benefits of our new land use will improve these health outcomes and be measurable in standard data collected by the health authorities and integrated into commercially available geospatial economic modelling <text:s text:c="3"/>5. New opportunities for Aboriginal people <text:s text:c="3"/>Description: Aboriginal people are the most disadvantaged group even in our target area where declining economic, social, health and educational outcomes are being experienced across the entire population <text:s text:c="3"/>Measurement: Our plan is to actively target the economic inclusion and empowerment of Aboriginal people including a strategy for Aboriginal businesses to take controlling equity interests in some EBS projects. The impacts of this strategy will be measurable in regularly collected data <text:s text:c="3"/>Environmental Co-Benefits <text:s text:c="3"/>1. Redressing water and land salination <text:s/>* Removal of native tree cover from our target area has resulted in the water table rising in places into the capillary action zone leading to secondary salination, particularly along valley floors and in many water courses <text:s/>* Restoring tree cover will increase total plant transpiration per unit area and act to supress water tables to their original levels and limit secondary salination <text:s/>* Over time rainfall events will tend to flush way non-replenishing surface and near surface secondary salination salt deposits reducing the area of land damaged by secondary salination and tending to restore water courses to their pre-clearing condition <text:s text:c="4"/>2. Limiting desertification risks <text:s/>* Depending on local conditions and farming practices marginal farmland of the type targeted can be at risk of desertification where native woodland cover is removed, particularly in the form the loss of top soils from wind and water erosion <text:s/>* This risk is accentuated when economics returns are low and areas previously farmed and actively managed are abandoned <text:s/>* Plantations of the kind in view will have the effect of reducing the risk of soil erosion and over time help to restore soil quality such as from the use of nitrogen fixing plants <text:s text:c="3"/>3. Restoring native animal habitats <text:s text:c="3"/>* Each plantation module (including about 25,000ha of harvested plantings) will have at least a further 2,500ha of land area dedicated to native woodland conservation or restoration <text:s/>* No remnant vegetation on acquired properties will be cleared. Management programs will be developed to maximise their conservation value. There will no movement of heavy equipment on this land <text:s/>* All boundary and other buffer zones will be planted with a view to restoring the complex multi-species habitats characteristic of each area <text:s text:c="4"/>4. Feral animal management <text:s/>* The staffing for each planation module includes at least two rangers and their roles will cover animal populations management, the removal of feral animals and the maintenance of perimeter fence integrity <text:s text:c="3"/>5. Wild fire management <text:s/>* EBS plantations will reduce fire risk and enhance fire management both in the area covered by plantations and in adjacent areas <text:s/>* The EBS approach results in regular fuel load reduction. Collecting biomass, and locking up carbon is a business imperative <text:s/>* The planation layout with 9m inter row machinery access zones provides multiple fire breaks and affords excellent access for firefighting teams and their equipment <text:s/>* Comprehensive, continuous and automated plantation monitoring will allow for very rapid responses to in-plantation fire events such as lightning strikes <text:s/>* Each plantation module will have dedicated fire equipment and teams trained in its use <text:s text:c="3"/></text:p>
          </table:table-cell>
          <table:table-cell office:value-type="string" calcext:value-type="string">
            <text:p>The entire community in our initial target area is dependent directly or indirectly on the success of local farming, dominantly cereal cropping. And this is already suffering the adverse effects of climate change. The trend is to lower rainfall in the winter exotic crop (primarily wheat) growing season with increasing rainfall in the summer which is no benefit to the dominant existing land use pattern. (Total average annual rainfall is rising slightly or stable which is ideal for the mixed native species plantations we have in view.) This means that exotic crop production is progressively becoming more and more marginal and less sustainable. With resultant problems of falling incomes, employment decline, financial and community stress, and poor health and educational outcomes as outlined in our response to Question 32 of this survey. <text:s text:c="3"/>The EBS solution offers a sustainable `new economy` land use that can underpin the revitalization of these hard-pressed communities. At base this follows from the fact that the EBS solution is a higher value land use, with revenues about double that of current land uses per unit area. And further, with grain production and exports rising in the Black Sea zone, prices for the traditional products of our initial target area are likely to be stable at best, while the prospect is for the price to rise for verified CDR. Without a solution like EBS the outlook for our initial target area is dire indeed. <text:s text:c="3"/>And as bad as the prospects are for the community in general in our initial target area, the prospects are even worse the Aboriginal people within this community. Our approach is not to rely on trickle down benefits to improve the lot this group that has been systemically marginalised (and worse) since European settlement. Our strategy is one of economic inclusion and empowerment. Beyond a program to actively recruit and retain Aboriginal employees and preference Aboriginal businesses in procurement, we are also exploring the potential for local Aboriginal businesses to take controlling equity stakes in future EBS projects under the Australian Government’s Indigenous Investment program. The object here is to provide business investment, leadership and career opportunities that have not typically been open to Aboriginal people, and certainly not in our initial target area. It is important to note that ‘place’ particularly matters for Aboriginal people who often speak of the land they belong to, not the land that belongs to them. <text:s/></text:p>
          </table:table-cell>
          <table:table-cell table:number-columns-repeated="983"/>
        </table:table-row>
        <table:table-row table:style-name="ro2">
          <table:table-cell office:value-type="string" calcext:value-type="string">
            <text:p>Intuit Earth Pty Ltd</text:p>
          </table:table-cell>
          <table:table-cell office:value-type="string" calcext:value-type="string">
            <text:p>Ark2030-Investor <text:s/>Global Evergreening Alliance-National Project Lead <text:s/>The Savory Institute-Global Collaborator <text:s/>The Western Australian Government-Co-Investor <text:s/>Australian Soil Management-Soil Science <text:s/>Pollination Global-Legals <text:s/>Market Advisory Group-Markets and Financial Services <text:s/>IDEEA Group-Natural Capital Accounting <text:s/>The SOIL CRC-Research <text:s/>Agworld/Agriwebb/Maia Grazing/Farmlab-Farm Management Tech <text:s/>Landfiles-Social Media Platform <text:s/>KLR Marketing-Livestock Trading <text:s text:c="5"/></text:p>
          </table:table-cell>
          <table:table-cell office:value-type="string" calcext:value-type="string">
            <text:p>Carbon Sync-Agro-ecology Restoration Western Australia</text:p>
          </table:table-cell>
          <table:table-cell office:value-type="string" calcext:value-type="string">
            <text:p>Carbon Sync Agro-ecology Restoration Western Australia</text:p>
          </table:table-cell>
          <table:table-cell office:value-type="string" calcext:value-type="string">
            <text:p>www.carbonsync.com.au</text:p>
          </table:table-cell>
          <table:table-cell/>
          <table:table-cell office:value-type="string" calcext:value-type="string">
            <text:p>Carbon Sync brings together a world leading team across the entire value chain of carbon credit origination to restore the agricultural estates of Western Australia. We are a project developer that designs education and technical execution programs that support farmers to achieve soil carbon sequestration outcomes, we register projects with the regulator, manage all compliance requirements on behalf of the farmer, aggregate supply and sell credits. <text:s text:c="3"/>Carbon Sync will launch in the south west of Western Australia through invitations for 20 graziers over a land base of 20,000 hectares to participate, following this invitation 60 mixed cropping grazing enterprises over 240,000 hectares will be invited from the Wheatbelt. Under Australian legislation only freehold land is eligible to participate in a carbon project. It is our intention to have all farms active in the program by the end of 2021. <text:s text:c="3"/>Soil carbon sequestration is carried out in addition to existing crop and livestock production regimes. It is not a change in land use. Carbon credits represent an additional income stream for farmers that can drive enduring change to land management that will result in significant social, ecological and economic co-benefits. <text:s text:c="3"/>Carbon Sync’s programs are designed to support farmers for the full 25-year crediting and permanence period of a carbon farming program under the Australian Emissions Reduction Fund legislation. Our models are based on farmers increasing soil carbon by 1% to 30 centimetres over 25 years. The majority of the cost of participating in the project is borne by Carbon Sync. Carbon Sync shares carbon credit revenue with the farmer, 55% of the sale price of the carbon credit is returned to the farmer. <text:s text:c="3"/>Carbon Sync has secured significant investment through private and public investors to fund this project. <text:s text:c="3"/>Carbon Sync has a strategy to scale with the intention to have 1,000,000 hectares enrolled by 2027. <text:s text:c="3"/>The total addressable land base in Western Australia to deploy this program is 15 million hectares with the potential to sequester 100 to 150 million tonnes of carbon dioxide per year. <text:s text:c="3"/></text:p>
          </table:table-cell>
          <table:table-cell office:value-type="string" calcext:value-type="string">
            <text:p>Perth</text:p>
          </table:table-cell>
          <table:table-cell office:value-type="string" calcext:value-type="string">
            <text:p>Western Australia</text:p>
          </table:table-cell>
          <table:table-cell office:value-type="string" calcext:value-type="string">
            <text:p>Australia</text:p>
          </table:table-cell>
          <table:table-cell office:value-type="float" office:value="10000" calcext:value-type="float">
            <text:p>10000</text:p>
          </table:table-cell>
          <table:table-cell office:value-type="float" office:value="100" calcext:value-type="float">
            <text:p>100</text:p>
          </table:table-cell>
          <table:table-cell office:value-type="float" office:value="0" calcext:value-type="float">
            <text:p>0</text:p>
          </table:table-cell>
          <table:table-cell office:value-type="float" office:value="10000" calcext:value-type="float">
            <text:p>10000</text:p>
          </table:table-cell>
          <table:table-cell office:value-type="string" calcext:value-type="string">
            <text:p>1/1/2021</text:p>
          </table:table-cell>
          <table:table-cell office:value-type="string" calcext:value-type="string">
            <text:p>Under the Australian Emissions Reduction Fund Legislation we are required to maintain permanence for 25 years. This is an audited and regulated program. Loss of permanence must be rectified by returning the carbon or the financial liability to pay for the value of any reversals is borne by Carbon Sync. For this reason, Carbon Sync maintains extensive, boots on ground support for farmers to maintain permanence, this support is maintained in the event of sale of the property to another owner within the crediting and permanence obligation period.</text:p>
          </table:table-cell>
          <table:table-cell office:value-type="string" calcext:value-type="string">
            <text:p>Yes</text:p>
          </table:table-cell>
          <table:table-cell office:value-type="string" calcext:value-type="string">
            <text:p>Not applicable (I answered yes to Q24)</text:p>
          </table:table-cell>
          <table:table-cell table:number-columns-repeated="6"/>
          <table:table-cell office:value-type="string" calcext:value-type="string">
            <text:p>Australian Emissions Reduction Fund</text:p>
          </table:table-cell>
          <table:table-cell table:number-columns-repeated="2"/>
          <table:table-cell office:value-type="string" calcext:value-type="string">
            <text:p>Carbon Sync undertakes in addition to the requirements of the legislation, full natural capital accounting under the United Nations Standard for Economic and Environmental Accounts to monitor broader ecosystem, social, and economic impacts of our activities. This monitoring enables us to implement corrective action should we identify harm. All Carbon Sync activities will also generate full carbon life cycle data. At present we have not identified any harmful activities associated with this project.</text:p>
          </table:table-cell>
          <table:table-cell table:number-columns-repeated="11" office:value-type="string" calcext:value-type="string">
            <text:p>Yes</text:p>
          </table:table-cell>
          <table:table-cell office:value-type="string" calcext:value-type="string">
            <text:p>Co benefits are significant, we have the capability to report under the UN Standard for Environmental and Economic Accounting Protocol and can custom build accounts to integrate any data set that you require. We can also report under the Savory Institute's Ecological Outcome Verification Protocol for Grassland Health and the following; <text:s/>GRI <text:s/>CDP <text:s/>SASB <text:s/>DJSI <text:s/>IIRC <text:s/>GHG protocol for enterprises</text:p>
          </table:table-cell>
          <table:table-cell office:value-type="string" calcext:value-type="string">
            <text:p>Carbon Sync recognises the important and often un recognised role women play as decision makers in family farm businesses. We are actively supporting participation by women in our programs. <text:s text:c="4"/>Indigenous Australians have a unique relationship to the Australian landscape and incredible knowledge as to how to manage the landscape for health. Many Indigenous people have been dispossessed of their land and culture and experienced and continue to experience significant intergenerational trauma as a result. <text:s text:c="4"/>We are working closely with indigenous families in the regions in which we work with a focus on building trust and creating and safe and enabling environment for them to define their place within the task of ecosystem restoration. We take this work seriously and understand it will take time for this to emerge. <text:s text:c="3"/>Farmers in Australia are already on the front line of climate impacts, seriously impacted, financially and mentally by ongoing floods, fire, and drought. Farming communities are also seriously affected when farmers incomes decline as a result of these climate impacts. <text:s text:c="3"/>This program will boost farmer incomes, rural employment and build resilience in the land to the impacts of climate change.</text:p>
          </table:table-cell>
          <table:table-cell table:number-columns-repeated="983"/>
        </table:table-row>
        <table:table-row table:style-name="ro2">
          <table:table-cell office:value-type="string" calcext:value-type="string">
            <text:p>RAINBOW BEE EATER PTY LTD</text:p>
          </table:table-cell>
          <table:table-cell office:value-type="string" calcext:value-type="string">
            <text:p>Puro.earth carbon removal ecosystem <text:s/>HOLLA-FRESH PTY LTD <text:s text:c="2"/>RAINBOW BEE EATER SUPPLIED THE ECHO2 BIOMASS TO ENERGY AND BIOCHAR TECHNOLOGY TO HOLLA-FRESH, A SOUTH AUSTRALIAN HYDROPONICS GROWER OF HERBS FOR THE MAJOR SUPERMARKET CHAINS. <text:s text:c="2"/>RAINBOW BEE EATER IS MANAGING THE CARBON DIOXIDE REMOVAL CERTIFICATION AND TRADING PROCESS AS A JOINT VENTURE WITH HOLLA-FRESH. </text:p>
          </table:table-cell>
          <table:table-cell office:value-type="string" calcext:value-type="string">
            <text:p>AUSTRALIAN CARBON DRAWDOWN PROJECT PIPELINE&gt;&gt;100KT/Y CO2-e </text:p>
          </table:table-cell>
          <table:table-cell office:value-type="string" calcext:value-type="string">
            <text:p>Rainbow Bee Eater Pty Ltd</text:p>
          </table:table-cell>
          <table:table-cell office:value-type="string" calcext:value-type="string">
            <text:p>https://www.rainbowbeeeater.com.au/</text:p>
          </table:table-cell>
          <table:table-cell office:value-type="string" calcext:value-type="string">
            <text:p>PyCCS, Biomass conversion with pyrolysis to stabile storage in biochar</text:p>
          </table:table-cell>
          <table:table-cell office:value-type="string" calcext:value-type="string">
            <text:p>OPPORTUNITY All over the world, every year, billions of tonnes of green wastes are burned or landfilled. This is mostly invisible to those of us who live in cities - which is most of us. <text:s text:c="2"/>Many of these residues are economically accessible and can be converted into useful forms of bio-energy for heating, drying or electricity and biochar for long term environmental services including soil and water remediation and carbon sequestration using safe 21st century, circular economy, job rich carbon negative processes. <text:s text:c="2"/>SOLUTION Rainbow Bee Eater (RBE) is a single purpose Australian owned company formed in 2009 to “Develop and supply modular biomass to energy and biochar systems with benchmark cost, environmental and social benefits’’ With our Australian partners, RBE developed the ECHO2 system which uses a process that mimics Mother Nature to safely convert green ‘wastes’ into affordable biochar and energy. RBE understands that ECHO2 environmental and financial performance is very attractive compared to other systems currently available globally – producing a high yield of stable, high carbon biochar and clean syngas. <text:s text:c="2"/>The first commercial demonstration of ECHO2 was commissioned in 2019 and heats the Holla- Fresh herb growing glasshouse using recycled wood provided by large local organics recycler BioGro. BioGro add the biochar to their composted products that are used for horticulture and agriculture. <text:s text:c="2"/>Current Holla-Fresh production forecasts and a recent Life Cycle Analysis (attached) indicate that this first project will be at least 3,000 tonnes CO2-e carbon negative in FY20/21. This includes the land fill emissions avoided by using this ‘waste’ wood and excludes the reduced emissions resulting from the benefits of biochar both in the composting process and in the soil. <text:s text:c="2"/>RBE and Holla-Fresh have recently partnered with PURO because of their verifiable voluntary market CORC mechanism for carbon drawdown that is credible to international buyers and sellers. The CORC scope excludes both the avoided emissions from land fill and from the biochar in use. We expect to generate at least 1,000 CORCs in FY20/21 and are offering 500 CORCs for this first Microsoft CDR period. <text:s text:c="2"/>RBE has identified a pipeline of over 50 commercial energy and biochar projects in Australia each of which has similar carbon drawdown potential. Three case studies are included in the Attachments. <text:s text:c="2"/>The credible verification offered by PURO and the secure carbon drawdown revenue offered by Microsoft will result in faster deployment of these 50 projects. </text:p>
          </table:table-cell>
          <table:table-cell office:value-type="string" calcext:value-type="string">
            <text:p>Mt Gambier</text:p>
          </table:table-cell>
          <table:table-cell office:value-type="string" calcext:value-type="string">
            <text:p>South Australia</text:p>
          </table:table-cell>
          <table:table-cell office:value-type="string" calcext:value-type="string">
            <text:p>Australia</text:p>
          </table:table-cell>
          <table:table-cell office:value-type="float" office:value="500" calcext:value-type="float">
            <text:p>500</text:p>
          </table:table-cell>
          <table:table-cell office:value-type="float" office:value="100" calcext:value-type="float">
            <text:p>100</text:p>
          </table:table-cell>
          <table:table-cell office:value-type="float" office:value="500" calcext:value-type="float">
            <text:p>500</text:p>
          </table:table-cell>
          <table:table-cell office:value-type="float" office:value="0" calcext:value-type="float">
            <text:p>0</text:p>
          </table:table-cell>
          <table:table-cell office:value-type="string" calcext:value-type="string">
            <text:p>7/1/2020</text:p>
          </table:table-cell>
          <table:table-cell office:value-type="string" calcext:value-type="string">
            <text:p>We have little uncertainty in the permanence of our project, because our removal is a recarcitrant, mineralized, physical storage material. For the same reason reversals are not expected in our project, because the verifier checks that the biochar is not shipped to combustive use. Generally accepted durations for biochar are 100-1000 years for biochar. <text:s/>The durable storage of biochar and the carbon dioxide embodied in it can be estimated with the O:C ration received from the laboratory test. In general, a molar ratio of O:C lower than 0.2 appears to provide, at minimum, a 1000-year biochar half-life. There is a simple decay model based on Campbell et al. (2019) and data reviewed in Spokas (2010), which allows to calculate a duration over which 90% of carbon in the biochar remains. <text:s/>Puro methodologies always contain a buffer that covers premature reversals of carbon removal. In the biochar methodology the buffer is currently between 2,5 -5% reflecting the scientifically measured quality of the biochar i.e. the O:C ratio.</text:p>
          </table:table-cell>
          <table:table-cell office:value-type="string" calcext:value-type="string">
            <text:p>Yes</text:p>
          </table:table-cell>
          <table:table-cell office:value-type="string" calcext:value-type="string">
            <text:p>Not applicable (I answered yes to Q24)</text:p>
          </table:table-cell>
          <table:table-cell table:number-columns-repeated="6"/>
          <table:table-cell office:value-type="string" calcext:value-type="string">
            <text:p>Puro.earth (ICROA-approval pending)</text:p>
          </table:table-cell>
          <table:table-cell table:number-columns-repeated="2"/>
          <table:table-cell office:value-type="string" calcext:value-type="string">
            <text:p>All of the 50 currently identified projects utilize local residues that would otherwise be landfilled or burned such as from plantation forestry, wood processing, woody weeds, construction, city green wastes and crop residues. <text:s text:c="2"/>Each ECHO2 module uses ~20kW of electricity to turn drives and power control systems. At Holla-Fresh this is currently grid purchased electricity @ 0.44kg CO2-e per kWh. <text:s text:c="2"/>The overall Holla-Fresh site usage is ~ 50kWe. RBE has installed an 80kWe gas engine powered generator to be fuelled by some of the ECHO2 syngas. This is expected to be commissioned later in 2020 and to reduce Holla-Fresh purchases from the grid by ~75%. <text:s text:c="2"/>The recycled wood used by the ECHO2 module at Holla-Fresh is hand sorted construction and demolition wood that would otherwise be burned or landfilled. The biochar produced from the recycled wood at Holla-Fresh is suitable for use in very large scale applications that require lower cost biochar such as composting, asphalt and concrete. Because of the potential for contamination in the recycled wood, the biochar is not suitable for animal feed which requires higher cost low impurity biochar from fresh residues such as from crop and plantation forestry and timber and food processing. <text:s text:c="2"/>Of the 50 future projects, the majority are projected to be based on fresh biomass residues. </text:p>
          </table:table-cell>
          <table:table-cell table:number-columns-repeated="7" office:value-type="string" calcext:value-type="string">
            <text:p>Yes</text:p>
          </table:table-cell>
          <table:table-cell office:value-type="string" calcext:value-type="string">
            <text:p>No</text:p>
          </table:table-cell>
          <table:table-cell table:number-columns-repeated="2" office:value-type="string" calcext:value-type="string">
            <text:p>Not applicable</text:p>
          </table:table-cell>
          <table:table-cell office:value-type="string" calcext:value-type="string">
            <text:p>Yes</text:p>
          </table:table-cell>
          <table:table-cell office:value-type="string" calcext:value-type="string">
            <text:p>Avoided emissions are not calculated in the emission balance in Puro.earth standard, and thus we have included those in the co-benefits section. <text:s/>1. bio-energy ? <text:s text:c="2"/>2. land rehabilitation ? <text:s text:c="2"/>3. organic residue disposal ? <text:s text:c="2"/>4. atmospheric carbon drawdown ? <text:s text:c="2"/>5. rural and regional unemployment ? </text:p>
          </table:table-cell>
          <table:table-cell office:value-type="string" calcext:value-type="string">
            <text:p>PyCCS systems such as ECHO2 enable the stewards of land in any region to utilise biomass residues to produce energy and biochar instead of burning or landfill. <text:s text:c="2"/>The biochar enables many well documented environmental benefits that include soil water holding capacity, locking up environmental toxins such as heavy metals, increasing soil microbiology, improving N &amp; P availability as well as permanent beneficial carbon drawdown. <text:s text:c="2"/>Enabling these early commercial PyCCS projects in 1st world countries such as Australia will accelerate the learning curve on both the PyCCS technologies and the biochar applications. This will inevitably benefit developing countries. <text:s text:c="2"/>RBE is motivated and happy to work with PURO and Microsoft to enable that transition. </text:p>
          </table:table-cell>
          <table:table-cell table:number-columns-repeated="983"/>
        </table:table-row>
        <table:table-row table:style-name="ro2">
          <table:table-cell office:value-type="string" calcext:value-type="string">
            <text:p>Regen Network Development, Inc.</text:p>
          </table:table-cell>
          <table:table-cell office:value-type="string" calcext:value-type="string">
            <text:p>Impact AG (project developer), Wangella Pastoral Pty Ltd. (rancher, land steward)</text:p>
          </table:table-cell>
          <table:table-cell table:number-columns-repeated="2" office:value-type="string" calcext:value-type="string">
            <text:p>Soil Organic Carbon Sequestration at Wangella Pastoral Pty Ltd.</text:p>
          </table:table-cell>
          <table:table-cell office:value-type="string" calcext:value-type="string">
            <text:p>n/a</text:p>
          </table:table-cell>
          <table:table-cell/>
          <table:table-cell office:value-type="string" calcext:value-type="string">
            <text:p>Wangella Pastoral Pty Ltd. is a 3,914 hectare ranch that practices time controlled rotational grazing, increased stock density, rotational grazing, and prescribed grazing with a herd of over 1,000 cattle in Australia. The land regenerates in 30 to 90 days, and the team has observed increased ground cover, increased biomass production, extended growing periods, improved species diversity, and increased carrying capacity. <text:s text:c="4"/>Project developer: Impact AG <text:s/>Rancher: Wangella Pastoral Pty Ltd.</text:p>
          </table:table-cell>
          <table:table-cell office:value-type="string" calcext:value-type="string">
            <text:p>n/a</text:p>
          </table:table-cell>
          <table:table-cell office:value-type="string" calcext:value-type="string">
            <text:p>New South Wales</text:p>
          </table:table-cell>
          <table:table-cell office:value-type="string" calcext:value-type="string">
            <text:p>Australia</text:p>
          </table:table-cell>
          <table:table-cell office:value-type="float" office:value="11250" calcext:value-type="float">
            <text:p>11250</text:p>
          </table:table-cell>
          <table:table-cell office:value-type="float" office:value="2" calcext:value-type="float">
            <text:p>2</text:p>
          </table:table-cell>
          <table:table-cell office:value-type="float" office:value="11250" calcext:value-type="float">
            <text:p>11250</text:p>
          </table:table-cell>
          <table:table-cell office:value-type="float" office:value="5625" calcext:value-type="float">
            <text:p>5625</text:p>
          </table:table-cell>
          <table:table-cell office:value-type="string" calcext:value-type="string">
            <text:p>11/1/2017</text:p>
          </table:table-cell>
          <table:table-cell office:value-type="string" calcext:value-type="string">
            <text:p>Option 1: Permanence Reversal Buffer, 5% each credit issuance term; Option 2, Land Covenant, 10 year crediting term, 25 year permanence period. <text:s text:c="4"/>Buffer Pool: 20% of each credit issuance to account for unintentional reversal or overestimation. Buffer Pool is reconciled upon the final project verification - remaining buffer balance = credits issued; buffer pool doesn't cover the gap = renew project and defer future credits; purchase offsets to compensate for carbon loss. The same terms apply to the Permanence Reversal Buffer.</text:p>
          </table:table-cell>
          <table:table-cell office:value-type="string" calcext:value-type="string">
            <text:p>No</text:p>
          </table:table-cell>
          <table:table-cell office:value-type="string" calcext:value-type="string">
            <text:p>No, the project will not be certified by June 2021 (please specify)</text:p>
          </table:table-cell>
          <table:table-cell office:value-type="string" calcext:value-type="string">
            <text:p>Regen Network is currently in talks with ICROA, including timelines.</text:p>
          </table:table-cell>
          <table:table-cell table:number-columns-repeated="5"/>
          <table:table-cell office:value-type="string" calcext:value-type="string">
            <text:p>Regen Network is currently in talks with Verra and Gold Standard.</text:p>
          </table:table-cell>
          <table:table-cell office:value-type="string" calcext:value-type="string">
            <text:p>n/a</text:p>
          </table:table-cell>
          <table:table-cell office:value-type="string" calcext:value-type="string">
            <text:p>Regen Network utilizes independent third-party verifiers.</text:p>
          </table:table-cell>
          <table:table-cell office:value-type="string" calcext:value-type="string">
            <text:p>No fossil fuels sources or electric energy is related to this project. </text:p>
          </table:table-cell>
          <table:table-cell table:number-columns-repeated="11" office:value-type="string" calcext:value-type="string">
            <text:p>Yes</text:p>
          </table:table-cell>
          <table:table-cell office:value-type="string" calcext:value-type="string">
            <text:p>Ecosystem Health: <text:s text:c="2"/>Tree cover: Records of tree planting and/or visual inspections or remote sensing <text:s text:c="3"/>Bare soil: Visual inspections on the ground or by remote sensing in both the project area and surrounding fields. <text:s text:c="2"/>NDVI: check for the existence of the NDVI maps for the farm and the surrounding area <text:s text:c="3"/>(a) Ecosystem Vigor (NDVI): <text:s text:c="2"/>EXCELLENT: project average NDVI is &gt;25% higher than the buffer NDVI. <text:s text:c="2"/>GOOD: project average NDVI is 10-25% higher than the buffer NDVI. <text:s/>FAIR: Project average NDVI is within an interval of +/- 10% the average buffer NDVI. <text:s text:c="2"/>NEEDS IMPROVEMENT: Project average NDVI is more than 10% lower than the average buffer NDVI. <text:s text:c="4"/>(b) Ecosystem Organization (tree canopy cover, protected perimeter of riparian, wetland, and open water buffers): A healthy managed grassland should have a proportion of woody vegetation cover that falls within the natural ranges of grasslands in the region. The tree canopy cover must be estimated at the same time interval / season for every year, based on satellite remote sensing and GIS analysis. The benchmarks for the optimum-moderate-poor ranking of the tree cover results must be set locally according to the natural ecosystems characteristics in the ecoregion. <text:s text:c="4"/>In case there are water courses of any kind (rivers, streams, permanent or intermittent) and /or wetlands within the project area, the % of the perimeter that is protected from animal entry will be quantified. <text:s text:c="4"/>Scoring: <text:s text:c="2"/>EXCELLENT: 100% of the perimeter of watercourses and wetlands are protected from animal entry. <text:s text:c="3"/>GOOD: The percentage of the perimeter of wetlands/ watercourses in the project area that is protected from animal entry is higher than 70%. <text:s text:c="2"/>FAIR: The percentage of the perimeter of wetlands/ watercourses in the project area that is protected from animals varies between 50-70%. <text:s text:c="2"/>NEEDS IMPROVEMENT: Less than 50% of the perimeter of wetlands/ watercourses in the project area is protected from animal entry. <text:s text:c="4"/>A bare soil index (BSI) can be estimated from spectral satellite data in GIS. <text:s text:c="2"/>Scoring: <text:s text:c="2"/>EXCELLENT: Project Area has a percentage cover of bare soil that is notably lower than the % bare soil cover in the surrounding zone. The difference is higher <text:s/>than 50%. <text:s text:c="2"/>GOOD: Project Area has a percentage cover of bare soil that is lower to the % cover in the surrounding zone. The difference is smaller than 50% and higher than 20%. <text:s text:c="2"/>FAIR: Project Area has a percentage cover of bare soil that is +/- 20% of the %bare soil cover in the surrounding zone. <text:s text:c="2"/>NEEDS IMPROVEMENT: Project Area has a percentage cover of bare soil that is higher than 20% with respect to the surrounding zone. <text:s text:c="2"/>The BSI results from buffer and project areas must be included in the report, as well as a link to the polygons shapefiles and the BSI raster. <text:s text:c="6"/>Animal Welfare: The items from the following list must be assessed for NSW, according to the Australian Animal Welfare Standards and Guidelines for Cattle: Responsibilities , Access to feed and water, Risk management, Facilities , Animal handling, Castration / dehorning , Breeding, Calf raising systems, Dairy, Feedlots, Slaughtering. <text:s text:c="4"/>Scoring: <text:s/>NEEDS IMPROVEMENT: &lt;40% requirements are met. <text:s text:c="2"/>FAIR: Between 40% and 60% requirements are met. <text:s text:c="2"/>GOOD: Between 60% and 80% requirements are met. <text:s text:c="2"/>EXCELLENT: &gt;80% requirements are met. <text:s text:c="4"/>Soil Health: <text:s text:c="2"/>(a) pH: In order to estimate the curve, the average pH values from the pastures in the ecoregion, as well as the standard deviations, must be reported and used to build the normal distribution curve. <text:s/>(b) macronutrients (NPK): In order to estimate the curves for each parameter, the average values from the pastures in the region as well as the standard deviations must be reported. <text:s/>(c) CEC/Nutrients as % CEC: The curve is calibrated to the soil types under analysis according to the known optimal threshold values, mean and standard deviation for the regional data. Values above the 67% score correspond to those that are equal or higher than the threshold desired level (Optimum). Values above 33% and below 67% score are moderate, and values below 33% score are considered to be poor in terms of CEC and nutrient overall fertility. <text:s/>Scoring: The Monitor should follow the scoring approach proposed by the Cornell University Framework. <text:s text:c="3"/>Ecosystem Resilience: Bare soil estimation <text:s text:c="3"/>UN SDG's associated: Zero Hunger (2), Good Health and Well-Being (3), Decent Work &amp; Economic Growth (8), Climate Action (13), Life on Land (15), Partnerships for the Goals (17)</text:p>
          </table:table-cell>
          <table:table-cell office:value-type="string" calcext:value-type="string">
            <text:p>Most farmers, ranchers, and land managers are excluded from the rapidly expanding ecosystem service credits market due to the high cost of monitoring and verification, and, as such, Regen Network innovated scientifically robust, low-cost methodologies and technologies for the issuance of ecosystem service credits for grasslands ranching projects in Australia to support the financial well-being of farming communities, create new income streams for ranchers, improve the financial viability of implementing rotational grazing practices, and incentivize a shift towards ecologically sound practices, resulting in cleaner water, cleaner air, healthier animals, and the mitigation of climate change.</text:p>
          </table:table-cell>
          <table:table-cell table:number-columns-repeated="983"/>
        </table:table-row>
        <table:table-row table:style-name="ro2">
          <table:table-cell office:value-type="string" calcext:value-type="string">
            <text:p>Regen Network Development, Inc.</text:p>
          </table:table-cell>
          <table:table-cell office:value-type="string" calcext:value-type="string">
            <text:p>Impact AG (project developer), Wilmot Cattle Co. at Woodburn (rancher, land steward) </text:p>
          </table:table-cell>
          <table:table-cell table:number-columns-repeated="2" office:value-type="string" calcext:value-type="string">
            <text:p>Soil Organic Carbon Sequestration at Woodburn</text:p>
          </table:table-cell>
          <table:table-cell office:value-type="string" calcext:value-type="string">
            <text:p>n/a</text:p>
          </table:table-cell>
          <table:table-cell/>
          <table:table-cell office:value-type="string" calcext:value-type="string">
            <text:p>Woodburn, a location of the Wilmot Cattle Co., is a 2,500 hectare property with over 1,000 cattle practicing time controlled rotational grazing and increase stock density. Soil Organic Carbon has increased to 2% to 4% in varying locations on the property due to these practices. Pastures recover in 30 to 90 days from grazing, and the project has observed increased ground cover, increased biomass, increased water carrying capacity, regeneration of native pastures and trees and increased water infiltration. </text:p>
          </table:table-cell>
          <table:table-cell office:value-type="string" calcext:value-type="string">
            <text:p>n/a</text:p>
          </table:table-cell>
          <table:table-cell office:value-type="string" calcext:value-type="string">
            <text:p>New South Wales</text:p>
          </table:table-cell>
          <table:table-cell office:value-type="string" calcext:value-type="string">
            <text:p>Australia</text:p>
          </table:table-cell>
          <table:table-cell office:value-type="float" office:value="22500" calcext:value-type="float">
            <text:p>22500</text:p>
          </table:table-cell>
          <table:table-cell office:value-type="float" office:value="2" calcext:value-type="float">
            <text:p>2</text:p>
          </table:table-cell>
          <table:table-cell office:value-type="float" office:value="22500" calcext:value-type="float">
            <text:p>22500</text:p>
          </table:table-cell>
          <table:table-cell office:value-type="float" office:value="11250" calcext:value-type="float">
            <text:p>11250</text:p>
          </table:table-cell>
          <table:table-cell office:value-type="string" calcext:value-type="string">
            <text:p>11/1/2017</text:p>
          </table:table-cell>
          <table:table-cell office:value-type="string" calcext:value-type="string">
            <text:p>Option 1: Permanence Reversal Buffer, 5% each credit issuance term; Option 2, Land Covenant, 10 year crediting term, 25 year permanence period. <text:s text:c="4"/>Buffer Pool: 20% of each credit issuance to account for unintentional reversal or overestimation. Buffer Pool is reconciled upon the final project verification - remaining buffer balance = credits issued; buffer pool doesn't cover the gap = renew project and defer future credits; purchase offsets to compensate for carbon loss. The same terms apply to the Permanence Reversal Buffer.</text:p>
          </table:table-cell>
          <table:table-cell office:value-type="string" calcext:value-type="string">
            <text:p>No</text:p>
          </table:table-cell>
          <table:table-cell office:value-type="string" calcext:value-type="string">
            <text:p>No, the project will not be certified by June 2021 (please specify)</text:p>
          </table:table-cell>
          <table:table-cell office:value-type="string" calcext:value-type="string">
            <text:p>Regen Network is currently in talks with ICROA, including timelines.</text:p>
          </table:table-cell>
          <table:table-cell table:number-columns-repeated="5"/>
          <table:table-cell office:value-type="string" calcext:value-type="string">
            <text:p>Regen Network is currently in talks with Verra and Gold Standard.</text:p>
          </table:table-cell>
          <table:table-cell office:value-type="string" calcext:value-type="string">
            <text:p>n/a <text:s/></text:p>
          </table:table-cell>
          <table:table-cell office:value-type="string" calcext:value-type="string">
            <text:p><text:s text:c="2"/>Regen Network utilizes independent third-party verifiers.</text:p>
          </table:table-cell>
          <table:table-cell office:value-type="string" calcext:value-type="string">
            <text:p>No fossil fuels sources or electric energy is related to this project. </text:p>
          </table:table-cell>
          <table:table-cell table:number-columns-repeated="11" office:value-type="string" calcext:value-type="string">
            <text:p>Yes</text:p>
          </table:table-cell>
          <table:table-cell office:value-type="string" calcext:value-type="string">
            <text:p>Ecosystem Health: <text:s text:c="2"/>Tree cover: Records of tree planting and/or visual inspections or remote sensing <text:s text:c="3"/>Bare soil: Visual inspections on the ground or by remote sensing in both the project area and surrounding fields. <text:s text:c="2"/>NDVI: check for the existence of the NDVI maps for the farm and the surrounding area <text:s text:c="3"/>(a) Ecosystem Vigor (NDVI): <text:s text:c="2"/>EXCELLENT: project average NDVI is &gt;25% higher than the buffer NDVI. <text:s text:c="2"/>GOOD: project average NDVI is 10-25% higher than the buffer NDVI. <text:s/>FAIR: Project average NDVI is within an interval of +/- 10% the average buffer NDVI. <text:s text:c="2"/>NEEDS IMPROVEMENT: Project average NDVI is more than 10% lower than the average buffer NDVI. <text:s text:c="4"/>(b) Ecosystem Organization (tree canopy cover, protected perimeter of riparian, wetland, and open water buffers): A healthy managed grassland should have a proportion of woody vegetation cover that falls within the natural ranges of grasslands in the region. The tree canopy cover must be estimated at the same time interval / season for every year, based on satellite remote sensing and GIS analysis. The benchmarks for the optimum-moderate-poor ranking of the tree cover results must be set locally according to the natural ecosystems characteristics in the ecoregion. <text:s text:c="4"/>In case there are water courses of any kind (rivers, streams, permanent or intermittent) and /or wetlands within the project area, the % of the perimeter that is protected from animal entry will be quantified. <text:s text:c="4"/>Scoring: <text:s text:c="2"/>EXCELLENT: 100% of the perimeter of watercourses and wetlands are protected from animal entry. <text:s text:c="3"/>GOOD: The percentage of the perimeter of wetlands/ watercourses in the project area that is protected from animal entry is higher than 70%. <text:s text:c="2"/>FAIR: The percentage of the perimeter of wetlands/ watercourses in the project area that is protected from animals varies between 50-70%. <text:s text:c="2"/>NEEDS IMPROVEMENT: Less than 50% of the perimeter of wetlands/ watercourses in the project area is protected from animal entry. <text:s text:c="4"/>A bare soil index (BSI) can be estimated from spectral satellite data in GIS. <text:s text:c="2"/>Scoring: <text:s text:c="2"/>EXCELLENT: Project Area has a percentage cover of bare soil that is notably lower than the % bare soil cover in the surrounding zone. The difference is higher <text:s/>than 50%. <text:s text:c="2"/>GOOD: Project Area has a percentage cover of bare soil that is lower to the % cover in the surrounding zone. The difference is smaller than 50% and higher than 20%. <text:s text:c="2"/>FAIR: Project Area has a percentage cover of bare soil that is +/- 20% of the %bare soil cover in the surrounding zone. <text:s text:c="2"/>NEEDS IMPROVEMENT: Project Area has a percentage cover of bare soil that is higher than 20% with respect to the surrounding zone. <text:s text:c="2"/>The BSI results from buffer and project areas must be included in the report, as well as a link to the polygons shapefiles and the BSI raster. <text:s text:c="6"/>Animal Welfare: The items from the following list must be assessed for NSW, according to the Australian Animal Welfare Standards and Guidelines for Cattle: Responsibilities , Access to feed and water, Risk management, Facilities , Animal handling, Castration / dehorning , Breeding, Calf raising systems, Dairy, Feedlots, Slaughtering. <text:s text:c="4"/>Scoring: <text:s/>NEEDS IMPROVEMENT: &lt;40% requirements are met. <text:s text:c="2"/>FAIR: Between 40% and 60% requirements are met. <text:s text:c="2"/>GOOD: Between 60% and 80% requirements are met. <text:s text:c="2"/>EXCELLENT: &gt;80% requirements are met. <text:s text:c="4"/>Soil Health: <text:s text:c="2"/>(a) pH: In order to estimate the curve, the average pH values from the pastures in the ecoregion, as well as the standard deviations, must be reported and used to build the normal distribution curve. <text:s/>(b) macronutrients (NPK): In order to estimate the curves for each parameter, the average values from the pastures in the region as well as the standard deviations must be reported. <text:s/>(c) CEC/Nutrients as % CEC: The curve is calibrated to the soil types under analysis according to the known optimal threshold values, mean and standard deviation for the regional data. Values above the 67% score correspond to those that are equal or higher than the threshold desired level (Optimum). Values above 33% and below 67% score are moderate, and values below 33% score are considered to be poor in terms of CEC and nutrient overall fertility. <text:s/>Scoring: The Monitor should follow the scoring approach proposed by the Cornell University Framework. <text:s text:c="3"/>Ecosystem Resilience: Bare soil estimation <text:s text:c="3"/>UN SDG's associated: Zero Hunger (2), Good Health and Well-Being (3), Decent Work &amp; Economic Growth (8), Climate Action (13), Life on Land (15), Partnerships for the Goals (17)</text:p>
          </table:table-cell>
          <table:table-cell office:value-type="string" calcext:value-type="string">
            <text:p><text:s text:c="2"/>Most farmers, ranchers, and land managers are excluded from the rapidly expanding ecosystem service credits market due to the high cost of monitoring and verification, and, as such, Regen Network innovated scientifically robust, low-cost methodologies and technologies for the issuance of ecosystem service credits for grasslands ranching projects in Australia to support the financial well-being of farming communities, create new income streams for ranchers, improve the financial viability of implementing rotational grazing practices, and incentivize a shift towards ecologically sound practices, resulting in cleaner water, cleaner air, healthier animals, and the mitigation of climate change.</text:p>
          </table:table-cell>
          <table:table-cell table:number-columns-repeated="983"/>
        </table:table-row>
        <table:table-row table:style-name="ro2">
          <table:table-cell office:value-type="string" calcext:value-type="string">
            <text:p>Regen Network Development, Inc.</text:p>
          </table:table-cell>
          <table:table-cell office:value-type="string" calcext:value-type="string">
            <text:p>Impact AG (project developer), Wilmott Cattle Co. (rancher, land owner)</text:p>
          </table:table-cell>
          <table:table-cell table:number-columns-repeated="2" office:value-type="string" calcext:value-type="string">
            <text:p>Soil Organic Carbon Sequestration at Wilmot Cattle Co.</text:p>
          </table:table-cell>
          <table:table-cell office:value-type="string" calcext:value-type="string">
            <text:p>https://regen-registry.netlify.app/projects/impactag</text:p>
          </table:table-cell>
          <table:table-cell/>
          <table:table-cell office:value-type="string" calcext:value-type="string">
            <text:p>Wilmot Cattle Co. is an extraordinary property high in the New England Tablelands at Ebor. Set on 1,854ha and at approximately 1,200m above sea level, average annual rainfall of 1,200mm, highly fertile volcanic basalt soils, and complimented by a series of pristine spring fed, year-round natural waterways including five waterfalls, it is quite simply a unique environment for growing cattle. <text:s text:c="3"/>Prior to the commencement of Wilmot Cattle Company operations in 2008 the property had been conventionally managed. In 2013, a transformation of the property began, moving to more regenerative and holistic management practices, resulting in significant gains in the overall ecological health of the farm. <text:s text:c="3"/>Today the property is managed in an intensive rotationally grazed system with small numbers of large mobs moving across the landscape, mimicking nature, to create ecological change and improve landscape health and biological function. At shovel depth, our soil organic carbon (SOC) has improved from ~2.5% to &gt;4.5%, with a goal of getting it to &gt;6% by 2023. <text:s text:c="3"/>Monitored outcomes include soil organic carbon sequestration, ecosystem health, animal welfare, and soil health. <text:s text:c="3"/>Project Developer: Impact AG - utilizes a variety of pathways and partners to measure and monetize natural capital on assets under management or advisory. <text:s text:c="3"/>Rancher/Land Steward: Wilmot Cattle Co. is an innovative, regenerative, grass-fed beef business. </text:p>
          </table:table-cell>
          <table:table-cell office:value-type="string" calcext:value-type="string">
            <text:p>n/a</text:p>
          </table:table-cell>
          <table:table-cell office:value-type="string" calcext:value-type="string">
            <text:p>New South Wales</text:p>
          </table:table-cell>
          <table:table-cell office:value-type="string" calcext:value-type="string">
            <text:p>Australia</text:p>
          </table:table-cell>
          <table:table-cell office:value-type="float" office:value="22500" calcext:value-type="float">
            <text:p>22500</text:p>
          </table:table-cell>
          <table:table-cell office:value-type="float" office:value="2" calcext:value-type="float">
            <text:p>2</text:p>
          </table:table-cell>
          <table:table-cell office:value-type="float" office:value="22500" calcext:value-type="float">
            <text:p>22500</text:p>
          </table:table-cell>
          <table:table-cell office:value-type="float" office:value="11250" calcext:value-type="float">
            <text:p>11250</text:p>
          </table:table-cell>
          <table:table-cell office:value-type="string" calcext:value-type="string">
            <text:p>11/1/2017</text:p>
          </table:table-cell>
          <table:table-cell office:value-type="string" calcext:value-type="string">
            <text:p>Option 1: Permanence Reversal Buffer, 5% each credit issuance term; Option 2, Land Covenant, 10 year crediting term, 25 year permanence period. <text:s text:c="4"/>Buffer Pool: 20% of each credit issuance to account for unintentional reversal or overestimation. Buffer Pool is reconciled upon the final project verification - remaining buffer balance = credits issued; buffer pool doesn't cover the gap = renew project and defer future credits; purchase offsets to compensate for carbon loss. The same terms apply to the Permanence Reversal Buffer.</text:p>
          </table:table-cell>
          <table:table-cell office:value-type="string" calcext:value-type="string">
            <text:p>No</text:p>
          </table:table-cell>
          <table:table-cell office:value-type="string" calcext:value-type="string">
            <text:p>No, the project will not be certified by June 2021 (please specify)</text:p>
          </table:table-cell>
          <table:table-cell office:value-type="string" calcext:value-type="string">
            <text:p>We are currently discussing this with ICROA in order to define a pathway forward, including timeline.</text:p>
          </table:table-cell>
          <table:table-cell table:number-columns-repeated="5"/>
          <table:table-cell office:value-type="string" calcext:value-type="string">
            <text:p>Verra and Gold Standard are considering adopting this Regen Network methodology.</text:p>
          </table:table-cell>
          <table:table-cell office:value-type="string" calcext:value-type="string">
            <text:p>n/a</text:p>
          </table:table-cell>
          <table:table-cell office:value-type="string" calcext:value-type="string">
            <text:p>Regen Registry monitoring services are verified by third-party, independent verifiers. </text:p>
          </table:table-cell>
          <table:table-cell office:value-type="string" calcext:value-type="string">
            <text:p>No fossil fuels sources or electric energy is related to this project. </text:p>
          </table:table-cell>
          <table:table-cell table:number-columns-repeated="11" office:value-type="string" calcext:value-type="string">
            <text:p>Yes</text:p>
          </table:table-cell>
          <table:table-cell office:value-type="string" calcext:value-type="string">
            <text:p>Ecosystem Health: <text:s text:c="2"/>Tree cover: Records of tree planting and/or visual inspections or remote sensing <text:s text:c="3"/>Bare soil: Visual inspections on the ground or by remote sensing in both the project area and surrounding fields. <text:s text:c="2"/>NDVI: check for the existence of the NDVI maps for the farm and the surrounding area <text:s text:c="3"/>(a) Ecosystem Vigor (NDVI): <text:s text:c="2"/>EXCELLENT: project average NDVI is &gt;25% higher than the buffer NDVI. <text:s text:c="2"/>GOOD: project average NDVI is 10-25% higher than the buffer NDVI. <text:s/>FAIR: Project average NDVI is within an interval of +/- 10% the average buffer NDVI. <text:s text:c="2"/>NEEDS IMPROVEMENT: Project average NDVI is more than 10% lower than the average buffer NDVI. <text:s text:c="4"/>(b) Ecosystem Organization (tree canopy cover, protected perimeter of riparian, wetland, and open water buffers): A healthy managed grassland should have a proportion of woody vegetation cover that falls within the natural ranges of grasslands in the region. The tree canopy cover must be estimated at the same time interval / season for every year, based on satellite remote sensing and GIS analysis. The benchmarks for the optimum-moderate-poor ranking of the tree cover results must be set locally according to the natural ecosystems characteristics in the ecoregion. <text:s text:c="4"/>In case there are water courses of any kind (rivers, streams, permanent or intermittent) and /or wetlands within the project area, the % of the perimeter that is protected from animal entry will be quantified. <text:s text:c="4"/>Scoring: <text:s text:c="2"/>EXCELLENT: 100% of the perimeter of watercourses and wetlands are protected from animal entry. <text:s text:c="3"/>GOOD: The percentage of the perimeter of wetlands/ watercourses in the project area that is protected from animal entry is higher than 70%. <text:s text:c="2"/>FAIR: The percentage of the perimeter of wetlands/ watercourses in the project area that is protected from animals varies between 50-70%. <text:s text:c="2"/>NEEDS IMPROVEMENT: Less than 50% of the perimeter of wetlands/ watercourses in the project area is protected from animal entry. <text:s text:c="4"/>A bare soil index (BSI) can be estimated from spectral satellite data in GIS. <text:s text:c="2"/>Scoring: <text:s text:c="2"/>EXCELLENT: Project Area has a percentage cover of bare soil that is notably lower than the % bare soil cover in the surrounding zone. The difference is higher <text:s/>than 50%. <text:s text:c="2"/>GOOD: Project Area has a percentage cover of bare soil that is lower to the % cover in the surrounding zone. The difference is smaller than 50% and higher than 20%. <text:s text:c="2"/>FAIR: Project Area has a percentage cover of bare soil that is +/- 20% of the %bare soil cover in the surrounding zone. <text:s text:c="2"/>NEEDS IMPROVEMENT: Project Area has a percentage cover of bare soil that is higher than 20% with respect to the surrounding zone. <text:s text:c="2"/>The BSI results from buffer and project areas must be included in the report, as well as a link to the polygons shapefiles and the BSI raster. <text:s text:c="6"/>Animal Welfare: The items from the following list must be assessed for NSW, according to the Australian Animal Welfare Standards and Guidelines for Cattle: Responsibilities , Access to feed and water, Risk management, Facilities , Animal handling, Castration / dehorning , Breeding, Calf raising systems, Dairy, Feedlots, Slaughtering. <text:s text:c="4"/>Scoring: <text:s/>NEEDS IMPROVEMENT: &lt;40% requirements are met. <text:s text:c="2"/>FAIR: Between 40% and 60% requirements are met. <text:s text:c="2"/>GOOD: Between 60% and 80% requirements are met. <text:s text:c="2"/>EXCELLENT: &gt;80% requirements are met. <text:s text:c="4"/>Soil Health: <text:s text:c="2"/>(a) pH: In order to estimate the curve, the average pH values from the pastures in the ecoregion, as well as the standard deviations, must be reported and used to build the normal distribution curve. <text:s/>(b) macronutrients (NPK): In order to estimate the curves for each parameter, the average values from the pastures in the region as well as the standard deviations must be reported. <text:s/>(c) CEC/Nutrients as % CEC: The curve is calibrated to the soil types under analysis according to the known optimal threshold values, mean and standard deviation for the regional data. Values above the 67% score correspond to those that are equal or higher than the threshold desired level (Optimum). Values above 33% and below 67% score are moderate, and values below 33% score are considered to be poor in terms of CEC and nutrient overall fertility. <text:s/>Scoring: The Monitor should follow the scoring approach proposed by the Cornell University Framework. <text:s text:c="3"/>Ecosystem Resilience: Bare soil estimation <text:s text:c="3"/>UN SDG's associated: Zero Hunger (2), Good Health and Well-Being (3), Decent Work &amp; Economic Growth (8), Climate Action (13), Life on Land (15), Partnerships for the Goals (17)</text:p>
          </table:table-cell>
          <table:table-cell office:value-type="string" calcext:value-type="string">
            <text:p>Most farmers, ranchers, and land managers are excluded from the rapidly expanding ecosystem service credits market due to the high cost of monitoring and verification, and, as such, Regen Network innovated scientifically robust, low-cost methodologies and technologies for the issuance of ecosystem service credits for grasslands ranching projects in Australia to support the financial well-being of farming communities, create new income streams for ranchers, improve the financial viability of implementing rotational grazing practices, and incentivize a shift towards ecologically sound practices, resulting in cleaner water, cleaner air, healthier animals, and the mitigation of climate change. <text:s text:c="3"/>Through partnering with Regen Network, Wilmot Cattle Co. can be recognized and paid for their positive ecological practices, creating a new source of farm income.</text:p>
          </table:table-cell>
          <table:table-cell table:number-columns-repeated="983"/>
        </table:table-row>
        <table:table-row table:style-name="ro2">
          <table:table-cell office:value-type="string" calcext:value-type="string">
            <text:p>Regen Network Development, Inc. </text:p>
          </table:table-cell>
          <table:table-cell office:value-type="string" calcext:value-type="string">
            <text:p>Impact AG (project developer), Cavan Station (rancher, land steward)</text:p>
          </table:table-cell>
          <table:table-cell table:number-columns-repeated="2" office:value-type="string" calcext:value-type="string">
            <text:p>Soil Organic Carbon Sequestration at Cavan Station</text:p>
          </table:table-cell>
          <table:table-cell office:value-type="string" calcext:value-type="string">
            <text:p>n/a</text:p>
          </table:table-cell>
          <table:table-cell/>
          <table:table-cell office:value-type="string" calcext:value-type="string">
            <text:p>Cavan Station is a 10000 hectare ranching property performing rotational grazing, time controlled rotational grazing, increased stock density, and prescribed grazing, with a herd of over 1,000 cattle. The property has seen increased ground cover, increased biomass production, and increased water carrying capacity. <text:s text:c="4"/>Impact AG (project developer) <text:s/>Cavan Station (rancher, land steward)</text:p>
          </table:table-cell>
          <table:table-cell office:value-type="string" calcext:value-type="string">
            <text:p>n/a</text:p>
          </table:table-cell>
          <table:table-cell office:value-type="string" calcext:value-type="string">
            <text:p>New South Wales</text:p>
          </table:table-cell>
          <table:table-cell office:value-type="string" calcext:value-type="string">
            <text:p>Australia</text:p>
          </table:table-cell>
          <table:table-cell office:value-type="float" office:value="70000" calcext:value-type="float">
            <text:p>70000</text:p>
          </table:table-cell>
          <table:table-cell office:value-type="float" office:value="2" calcext:value-type="float">
            <text:p>2</text:p>
          </table:table-cell>
          <table:table-cell office:value-type="float" office:value="70000" calcext:value-type="float">
            <text:p>70000</text:p>
          </table:table-cell>
          <table:table-cell office:value-type="float" office:value="35000" calcext:value-type="float">
            <text:p>35000</text:p>
          </table:table-cell>
          <table:table-cell office:value-type="string" calcext:value-type="string">
            <text:p>11/1/2017</text:p>
          </table:table-cell>
          <table:table-cell office:value-type="string" calcext:value-type="string">
            <text:p>Option 1: Permanence Reversal Buffer, 5% each credit issuance term; Option 2, Land Covenant, 10 year crediting term, 25 year permanence period. <text:s text:c="4"/>Buffer Pool: 20% of each credit issuance to account for unintentional reversal or overestimation. Buffer Pool is reconciled upon the final project verification - remaining buffer balance = credits issued; buffer pool doesn't cover the gap = renew project and defer future credits; purchase offsets to compensate for carbon loss. The same terms apply to the Permanence Reversal Buffer.</text:p>
          </table:table-cell>
          <table:table-cell office:value-type="string" calcext:value-type="string">
            <text:p>No</text:p>
          </table:table-cell>
          <table:table-cell office:value-type="string" calcext:value-type="string">
            <text:p>No, the project will not be certified by June 2021 (please specify)</text:p>
          </table:table-cell>
          <table:table-cell office:value-type="string" calcext:value-type="string">
            <text:p>Regen Network is currently in talks with ICROA, including timelines.</text:p>
          </table:table-cell>
          <table:table-cell table:number-columns-repeated="5"/>
          <table:table-cell office:value-type="string" calcext:value-type="string">
            <text:p>Regen Network is currently in talks with Verra and Gold Standard.</text:p>
          </table:table-cell>
          <table:table-cell office:value-type="string" calcext:value-type="string">
            <text:p>n/a</text:p>
          </table:table-cell>
          <table:table-cell office:value-type="string" calcext:value-type="string">
            <text:p>Regen Network utilizes independent third-party verifiers.</text:p>
          </table:table-cell>
          <table:table-cell office:value-type="string" calcext:value-type="string">
            <text:p>No fossil fuels sources or electric energy is related to this project. </text:p>
          </table:table-cell>
          <table:table-cell table:number-columns-repeated="11" office:value-type="string" calcext:value-type="string">
            <text:p>Yes</text:p>
          </table:table-cell>
          <table:table-cell office:value-type="string" calcext:value-type="string">
            <text:p>Ecosystem Health: <text:s text:c="2"/>Tree cover: Records of tree planting and/or visual inspections or remote sensing <text:s text:c="3"/>Bare soil: Visual inspections on the ground or by remote sensing in both the project area and surrounding fields. <text:s text:c="2"/>NDVI: check for the existence of the NDVI maps for the farm and the surrounding area <text:s text:c="3"/>(a) Ecosystem Vigor (NDVI): <text:s text:c="2"/>EXCELLENT: project average NDVI is &gt;25% higher than the buffer NDVI. <text:s text:c="2"/>GOOD: project average NDVI is 10-25% higher than the buffer NDVI. <text:s/>FAIR: Project average NDVI is within an interval of +/- 10% the average buffer NDVI. <text:s text:c="2"/>NEEDS IMPROVEMENT: Project average NDVI is more than 10% lower than the average buffer NDVI. <text:s text:c="4"/>(b) Ecosystem Organization (tree canopy cover, protected perimeter of riparian, wetland, and open water buffers): A healthy managed grassland should have a proportion of woody vegetation cover that falls within the natural ranges of grasslands in the region. The tree canopy cover must be estimated at the same time interval / season for every year, based on satellite remote sensing and GIS analysis. The benchmarks for the optimum-moderate-poor ranking of the tree cover results must be set locally according to the natural ecosystems characteristics in the ecoregion. <text:s text:c="4"/>In case there are water courses of any kind (rivers, streams, permanent or intermittent) and /or wetlands within the project area, the % of the perimeter that is protected from animal entry will be quantified. <text:s text:c="4"/>Scoring: <text:s text:c="2"/>EXCELLENT: 100% of the perimeter of watercourses and wetlands are protected from animal entry. <text:s text:c="3"/>GOOD: The percentage of the perimeter of wetlands/ watercourses in the project area that is protected from animal entry is higher than 70%. <text:s text:c="2"/>FAIR: The percentage of the perimeter of wetlands/ watercourses in the project area that is protected from animals varies between 50-70%. <text:s text:c="2"/>NEEDS IMPROVEMENT: Less than 50% of the perimeter of wetlands/ watercourses in the project area is protected from animal entry. <text:s text:c="4"/>A bare soil index (BSI) can be estimated from spectral satellite data in GIS. <text:s text:c="2"/>Scoring: <text:s text:c="2"/>EXCELLENT: Project Area has a percentage cover of bare soil that is notably lower than the % bare soil cover in the surrounding zone. The difference is higher <text:s/>than 50%. <text:s text:c="2"/>GOOD: Project Area has a percentage cover of bare soil that is lower to the % cover in the surrounding zone. The difference is smaller than 50% and higher than 20%. <text:s text:c="2"/>FAIR: Project Area has a percentage cover of bare soil that is +/- 20% of the %bare soil cover in the surrounding zone. <text:s text:c="2"/>NEEDS IMPROVEMENT: Project Area has a percentage cover of bare soil that is higher than 20% with respect to the surrounding zone. <text:s text:c="2"/>The BSI results from buffer and project areas must be included in the report, as well as a link to the polygons shapefiles and the BSI raster. <text:s text:c="6"/>Animal Welfare: The items from the following list must be assessed for NSW, according to the Australian Animal Welfare Standards and Guidelines for Cattle: Responsibilities , Access to feed and water, Risk management, Facilities , Animal handling, Castration / dehorning , Breeding, Calf raising systems, Dairy, Feedlots, Slaughtering. <text:s text:c="4"/>Scoring: <text:s/>NEEDS IMPROVEMENT: &lt;40% requirements are met. <text:s text:c="2"/>FAIR: Between 40% and 60% requirements are met. <text:s text:c="2"/>GOOD: Between 60% and 80% requirements are met. <text:s text:c="2"/>EXCELLENT: &gt;80% requirements are met. <text:s text:c="4"/>Soil Health: <text:s text:c="2"/>(a) pH: In order to estimate the curve, the average pH values from the pastures in the ecoregion, as well as the standard deviations, must be reported and used to build the normal distribution curve. <text:s/>(b) macronutrients (NPK): In order to estimate the curves for each parameter, the average values from the pastures in the region as well as the standard deviations must be reported. <text:s/>(c) CEC/Nutrients as % CEC: The curve is calibrated to the soil types under analysis according to the known optimal threshold values, mean and standard deviation for the regional data. Values above the 67% score correspond to those that are equal or higher than the threshold desired level (Optimum). Values above 33% and below 67% score are moderate, and values below 33% score are considered to be poor in terms of CEC and nutrient overall fertility. <text:s/>Scoring: The Monitor should follow the scoring approach proposed by the Cornell University Framework. <text:s text:c="3"/>Ecosystem Resilience: Bare soil estimation <text:s text:c="3"/>UN SDG's associated: Zero Hunger (2), Good Health and Well-Being (3), Decent Work &amp; Economic Growth (8), Climate Action (13), Life on Land (15), Partnerships for the Goals (17)</text:p>
          </table:table-cell>
          <table:table-cell office:value-type="string" calcext:value-type="string">
            <text:p>Most farmers, ranchers, and land managers are excluded from the rapidly expanding ecosystem service credits market due to the high cost of monitoring and verification, and, as such, Regen Network innovated scientifically robust, low-cost methodologies and technologies for the issuance of ecosystem service credits for grasslands ranching projects in Australia to support the financial well-being of farming communities, create new income streams for ranchers, improve the financial viability of implementing rotational grazing practices, and incentivize a shift towards ecologically sound practices, resulting in cleaner water, cleaner air, healthier animals, and the mitigation of climate change. <text:s/></text:p>
          </table:table-cell>
          <table:table-cell table:number-columns-repeated="983"/>
        </table:table-row>
        <table:table-row table:style-name="ro2">
          <table:table-cell office:value-type="string" calcext:value-type="string">
            <text:p>South Pole Carbon Asset Management Ltd. </text:p>
          </table:table-cell>
          <table:table-cell office:value-type="string" calcext:value-type="string">
            <text:p>Ninal Ventures and Lanin Holdings Ptys. Ltd. are wholly owned subsidiaries of Corporate Carbon Advisory Pty. Ltd., carrying out all tree regeneration activity etc. on the ground as well as project management. South Pole is working with Corporate Carbon to bring this project to market. South Pole conducts extensive due diligence on all projects developed by external third parties, which includes thorough research into the background of not only the project activity and region, but also the developer itself before including its projects in our portfolio. Due to our long-standing relationship with this project developer, and the volume of carbon transacted annually, South Pole is able to secure the best possible pricing for Microsoft.</text:p>
          </table:table-cell>
          <table:table-cell office:value-type="string" calcext:value-type="string">
            <text:p>Assisted regeneration project on degraded agricultural land</text:p>
          </table:table-cell>
          <table:table-cell office:value-type="string" calcext:value-type="string">
            <text:p>Paroo River North Environmental Project</text:p>
          </table:table-cell>
          <table:table-cell/>
          <table:table-cell office:value-type="string" calcext:value-type="string">
            <text:p>Human Induced Regeneration</text:p>
          </table:table-cell>
          <table:table-cell office:value-type="string" calcext:value-type="string">
            <text:p>This project, developed by Corporate Carbon and its subsidiaries, and marketed exclusively to Microsoft through South Pole, establishes permanent native Australian forests through assisted regeneration from in-situ seed sources (including rootstock and lignotubers) on land that was cleared of vegetation and where regrowth was suppressed for at least 10 years prior to the project start date. <text:s text:c="3"/>Located near Cunnamulla in South West Queensland, the project at Humeburn Station straddles the Paroo River and assists with supporting the regeneration of native forest growth, which had been suppressed by livestock grazing and feral animals. The regeneration of this habitat is important for species such as the vulnerable Major Mitchell's Cockatoo, and flagship Australian species such as the red kangaroo and emus. A portion of the project area is on land over which the Budjiti people have a native title interest and through the project they have regained access to their traditional lands for cultural, heritage, and bush tucker purposes. The Budjiti people also share in the project revenues (approximately 5%).</text:p>
          </table:table-cell>
          <table:table-cell office:value-type="string" calcext:value-type="string">
            <text:p>Brisbane</text:p>
          </table:table-cell>
          <table:table-cell office:value-type="string" calcext:value-type="string">
            <text:p>Queensland</text:p>
          </table:table-cell>
          <table:table-cell office:value-type="string" calcext:value-type="string">
            <text:p>Australia</text:p>
          </table:table-cell>
          <table:table-cell office:value-type="float" office:value="175000" calcext:value-type="float">
            <text:p>175000</text:p>
          </table:table-cell>
          <table:table-cell office:value-type="float" office:value="100" calcext:value-type="float">
            <text:p>100</text:p>
          </table:table-cell>
          <table:table-cell office:value-type="float" office:value="50000" calcext:value-type="float">
            <text:p>50000</text:p>
          </table:table-cell>
          <table:table-cell office:value-type="float" office:value="125000" calcext:value-type="float">
            <text:p>125000</text:p>
          </table:table-cell>
          <table:table-cell office:value-type="string" calcext:value-type="string">
            <text:p>11/18/2016</text:p>
          </table:table-cell>
          <table:table-cell office:value-type="string" calcext:value-type="string">
            <text:p>The risk of reversal buffer applies to all sequestration projects and reduces the carbon abatement issued during a reporting period by 5%. This means that, for every 100 metric tons of carbon stored by a sequestration project, only 95 Australian carbon credit units (ACCUs) will be issued, instead of 100 if the project were a 100-year permanence period project. A further 20% deduction of Australian carbon credit units will be made for 25-year permanence period projects. <text:s text:c="3"/>The risk of reversal buffer does not insure participants against loss of income from the sale of ACCUs following fire or other natural disturbance, or for the costs of re-establishing carbon stores. <text:s text:c="3"/>The risk of reversal buffer may be adjusted over time in the legislative rules. <text:s text:c="3"/>South Pole welcomes the opportunity to discuss this topic in more detail with our expert forestry technical team.</text:p>
          </table:table-cell>
          <table:table-cell office:value-type="string" calcext:value-type="string">
            <text:p>Yes</text:p>
          </table:table-cell>
          <table:table-cell office:value-type="string" calcext:value-type="string">
            <text:p>Not applicable (I answered yes to Q24)</text:p>
          </table:table-cell>
          <table:table-cell table:number-columns-repeated="6"/>
          <table:table-cell office:value-type="string" calcext:value-type="string">
            <text:p>Australian Emissions Reduction Fund / Australian Carbon Credit Units (ACCU)</text:p>
          </table:table-cell>
          <table:table-cell table:number-columns-repeated="2"/>
          <table:table-cell office:value-type="string" calcext:value-type="string">
            <text:p>The ACCU standard does not require the project owner to develop impacts assessment. However, according to Section 56 (2) of the Carbon Credits (Carbon Farming Initiative) Act 2011, project types are assessed for the risk that that kind of project will have a material adverse impact on one or more of the following: <text:s/>(a) <text:s/>the availability of water; <text:s/>(b) <text:s/>the conservation of biodiversity; <text:s/>(c) <text:s/>employment; <text:s/>(d) <text:s/>the local community; <text:s/>(e) <text:s/>land access for agricultural production. <text:s/></text:p>
          </table:table-cell>
          <table:table-cell table:number-columns-repeated="2" office:value-type="string" calcext:value-type="string">
            <text:p>Yes</text:p>
          </table:table-cell>
          <table:table-cell office:value-type="string" calcext:value-type="string">
            <text:p>No</text:p>
          </table:table-cell>
          <table:table-cell table:number-columns-repeated="4"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 applicable</text:p>
          </table:table-cell>
          <table:table-cell office:value-type="string" calcext:value-type="string">
            <text:p>Yes</text:p>
          </table:table-cell>
          <table:table-cell office:value-type="string" calcext:value-type="string">
            <text:p>The project contributes to the following Sustainable Development Goals (SDGs): <text:s text:c="4"/>SDG8 by alternative income streams generated for landholders and Traditional Owners through the sale of carbon credits. <text:s text:c="3"/>SDG15 by protecting 52,000 ha of habitat for native Australian wildlife and fire-dependent ecosystems. <text:s text:c="3"/>SDG15 by increasing biodiversity levels through pest control and increment in the forest cover. <text:s text:c="4"/>The benefits mentioned above are not explicitly quantified at this time, as the ACCU standard does not require this; they represent inherent benefits to the project implementation. </text:p>
          </table:table-cell>
          <table:table-cell office:value-type="string" calcext:value-type="string">
            <text:p>1. The Budjiti Aboriginal Corporation RNTBC has a native title interest, benefits from a revenue share in the sale of carbon credits, and has regained access to their traditional lands. <text:s text:c="3"/>2. The Budjiti Aboriginal Corporation RNTBC has a native title interest over the project area, and benefit from a revenue share in the sale of carbon credits. As native title holders, the Budjiti people have the right to access and travel throughout the project are, take use in the natural resources from the land and waters of the region, hunt, fish and gather, and conduct ceremonies. Through forest regeneration over the 52,000 hectare project area, the ecosystem health is improved and becoming more resilient to the impacts of climate change (particularly drought), and thereby may contribute to the broader climate change resilience of the Budjiti people who rely on and care for this important country. <text:s text:c="3"/>3. The Budjiti Aboriginal Corporation RNTBC has a native title interest, benefits from a revenue share in the sale of carbon credits, and has regained access to their traditional lands.</text:p>
          </table:table-cell>
          <table:table-cell table:number-columns-repeated="983"/>
        </table:table-row>
        <table:table-row table:style-name="ro2">
          <table:table-cell office:value-type="string" calcext:value-type="string">
            <text:p>South Pole Carbon Asset Management Ltd. </text:p>
          </table:table-cell>
          <table:table-cell office:value-type="string" calcext:value-type="string">
            <text:p>Usher Pastoral Company Pty Ltd. is the project owner and carries out all tree regeneration activity etc. on the ground, while Corporate Carbon Advisory Pty Ltd. has a 10-year commitment with the Project Owner to manage the project and retail the credits. South Pole is working with Corporate Carbon to bring this project to market. South Pole conducts extensive due diligence on all projects developed by external third parties, which includes thorough research into the background of not only the project activity and region, but also the developer itself before including its projects in our portfolio. Due to our long-standing relationship with this project developer, and the volume of carbon transacted annually, South Pole is able to secure the best possible pricing for Microsoft.</text:p>
          </table:table-cell>
          <table:table-cell office:value-type="string" calcext:value-type="string">
            <text:p>Assisted regeneration project on degraded agricultural land</text:p>
          </table:table-cell>
          <table:table-cell office:value-type="string" calcext:value-type="string">
            <text:p>Norley Regeneration Project</text:p>
          </table:table-cell>
          <table:table-cell/>
          <table:table-cell office:value-type="string" calcext:value-type="string">
            <text:p>Human Induced Regeneration</text:p>
          </table:table-cell>
          <table:table-cell office:value-type="string" calcext:value-type="string">
            <text:p>This project, developed by Usher Pastoral Company Pty Ltd. and Corporate Carbon Advisory Pty Ltd., and exclusively marketed to Microsoft through South Pole, establishes permanent native Australian forests via assisted regeneration from in-situ seed sources (including rootstock and lignotubers) on land that was cleared of vegetation and where regrowth was suppressed for at least 10 years prior to the project start date. <text:s text:c="3"/>Located near Thargomindah in South West Queensland, the project site straddles the Bulloo River and assists with supporting the regeneration of native forest growth which had been suppressed by livestock grazing and feral animals. The regeneration of this habitat is important for species such as the endangered Night Parrot, and flagship Australian species such as the red kangaroo and emus. A portion of the project area is on land over which the Kullilli people have a native title interest; through the project they will regain access to their traditional lands for cultural, heritage, and bush tucker purposes. The Kullilli people also share in the project revenues. </text:p>
          </table:table-cell>
          <table:table-cell office:value-type="string" calcext:value-type="string">
            <text:p>Brisbane</text:p>
          </table:table-cell>
          <table:table-cell office:value-type="string" calcext:value-type="string">
            <text:p>Queensland</text:p>
          </table:table-cell>
          <table:table-cell office:value-type="string" calcext:value-type="string">
            <text:p>Australia</text:p>
          </table:table-cell>
          <table:table-cell office:value-type="float" office:value="175000" calcext:value-type="float">
            <text:p>175000</text:p>
          </table:table-cell>
          <table:table-cell office:value-type="float" office:value="100" calcext:value-type="float">
            <text:p>100</text:p>
          </table:table-cell>
          <table:table-cell office:value-type="float" office:value="50000" calcext:value-type="float">
            <text:p>50000</text:p>
          </table:table-cell>
          <table:table-cell office:value-type="float" office:value="125000" calcext:value-type="float">
            <text:p>125000</text:p>
          </table:table-cell>
          <table:table-cell office:value-type="string" calcext:value-type="string">
            <text:p>11/18/2016</text:p>
          </table:table-cell>
          <table:table-cell office:value-type="string" calcext:value-type="string">
            <text:p>The risk of reversal buffer applies to all sequestration projects and reduces the carbon abatement issued during a reporting period by 5%. This means that, for every 100 metric tons of carbon stored by a sequestration project, only 95 Australian carbon credit units will be issued, instead of 100 if the project were a 100-year permanence period project. A further 20% deduction of Australian carbon credit units (ACCUs) will be made for 25-year permanence period projects. <text:s text:c="3"/>The risk of reversal buffer does not insure participants against loss of income from the sale of ACCUs following fire or other natural disturbance, or for the costs of re-establishing carbon stores. <text:s text:c="3"/>The risk of reversal buffer may be adjusted over time in the legislative rules. <text:s text:c="3"/>South Pole welcomes the opportunity to discuss this topic in more detail with our expert forestry technical team.</text:p>
          </table:table-cell>
          <table:table-cell office:value-type="string" calcext:value-type="string">
            <text:p>Yes</text:p>
          </table:table-cell>
          <table:table-cell office:value-type="string" calcext:value-type="string">
            <text:p>Not applicable (I answered yes to Q24)</text:p>
          </table:table-cell>
          <table:table-cell table:number-columns-repeated="6"/>
          <table:table-cell office:value-type="string" calcext:value-type="string">
            <text:p>Australian Emissions Reduction Fund / Australian Carbon Credit Unist (ACCU)</text:p>
          </table:table-cell>
          <table:table-cell table:number-columns-repeated="2"/>
          <table:table-cell office:value-type="string" calcext:value-type="string">
            <text:p>The ACCU standard does not require the project owner to develop impacts assessment. However, according to Section 56 (2) of the Carbon Credits (Carbon Farming Initiative) Act 2011, project types are assessed for the risk that that kind of project will have a material adverse impact on one or more of the following: <text:s text:c="24"/>(a) <text:s/>the availability of water; <text:s text:c="22"/>(b) <text:s/>the conservation of biodiversity; <text:s text:c="22"/>(c) <text:s/>employment; <text:s text:c="22"/>(d) <text:s/>the local community; <text:s text:c="22"/>(e) <text:s/>land access for agricultural production.</text:p>
          </table:table-cell>
          <table:table-cell table:number-columns-repeated="2" office:value-type="string" calcext:value-type="string">
            <text:p>Yes</text:p>
          </table:table-cell>
          <table:table-cell office:value-type="string" calcext:value-type="string">
            <text:p>No</text:p>
          </table:table-cell>
          <table:table-cell table:number-columns-repeated="4"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 applicable</text:p>
          </table:table-cell>
          <table:table-cell office:value-type="string" calcext:value-type="string">
            <text:p>Yes</text:p>
          </table:table-cell>
          <table:table-cell office:value-type="string" calcext:value-type="string">
            <text:p>The project contributes to the following SDGs: <text:s/>SDG8 by alternative income streams generated for landholders and traditional owners through the sale of carbon credits. <text:s/>SDG15 by protecting 52,000 ha of habitat for native Australian wildlife and fire-dependent ecosystems. <text:s/>SDG15 by increasing biodiversity levels through pest control and increment in the forest cover. <text:s text:c="2"/>The benefits mentioned above are not quantified since the standard does not require this; they represent inherent benefits to the project implementation. </text:p>
          </table:table-cell>
          <table:table-cell office:value-type="string" calcext:value-type="string">
            <text:p>1. The Kullilli Bulloo River Aboriginal Corporation RNTNC has a native title interest, benefits from a revenue share in the sale of carbon credits, and has access to the land. <text:s text:c="3"/>2. The Kullilli Bulloo River Aboriginal Corporation RNTBC has a native title interest over the project area, and benefit from a revenue share in the sale of carbon credits. As native title holders, the Budjiti people have the right to access and travel throughout the project are, take use in the natural resources from the land and waters of the region, hunt, fish and gather, and conduct ceremonies. Through forest regeneration over the 270,000 hectare project area, the ecosystem health is improved and becoming more resilient to the impacts of climate change (particularly drought), and thereby may contribute to the broader climate change resilience of the Kullilli people who rely on and care for this important country. <text:s text:c="3"/>3. The Kullilli Bulloo River Aboriginal Corporation RNTNC has a native title interest, benefits from a revenue share in the sale of carbon credits, and has access to the land.</text:p>
          </table:table-cell>
          <table:table-cell table:number-columns-repeated="983"/>
        </table:table-row>
        <table:table-row table:style-name="ro2">
          <table:table-cell office:value-type="string" calcext:value-type="string">
            <text:p>ClimateCare Oxford Ltd</text:p>
          </table:table-cell>
          <table:table-cell office:value-type="string" calcext:value-type="string">
            <text:p>ClimateCare has partnered with PUR Projet who will act as project coordinator. PUR Projet is an international organization specialized in the development of ecosystems restoration and conservation projects, within agricultural supply chains like coffee and cocoa. PUR Projet also assists companies in insetting their supply chains and managing their socio-environmental commitments</text:p>
          </table:table-cell>
          <table:table-cell table:number-columns-repeated="2" office:value-type="string" calcext:value-type="string">
            <text:p>Carbon sequestration through Regenerative Agriculture and Rotational Grazing in Australia</text:p>
          </table:table-cell>
          <table:table-cell table:number-columns-repeated="2"/>
          <table:table-cell office:value-type="string" calcext:value-type="string">
            <text:p>Managed grazing and regenerative agriculture have been highlighted as key opportunities for CDR in agricultural landscapes. Project Drawdown has estimated that shifting towards better managed grazing practices could result 16.4 to 26 gigatons of CDR compared with conventional pasture practices by 2050. In Australia, there were 66 million sheep and 24 million cattle raised in 2019, with an average farm size of over 4000 ha. <text:s/>While Australian farmers have faced many challenges related to climate change, market fluctuations and access to resources, the past 3 years have been some of the most challenging yet. The 31 months from January 2017 to July 2019 were the driest on record for the state of New South Wales, and the bushfires that raged throughout the country in 2019 damaged more than 46 million acres, and added to the significant challenge of agricultural recovery. Many farmers have had to reduce their flock size due to drought and the resulting inability for pastures to sustain flocks. <text:s text:c="4"/>In late 2019, ClimateCare’s partner, PUR Projet, developed a model to shift livestock practices to integrated and improved grazing systems which is rooted in research, practice, and conversations with farmer networks. The regenerative design aims to empower farmers, support land restoration and resilience, and results in CDRs through multiple activities including time-controlled grazing, agroforestry, tree planting and shrub establishment. Leveraging data from literature, and a supply chain network, the project participants have determined that there is an opportunity to sequester a minimum of 5,000 tCO2e/ha/farm and has a minimum of 6 farms are highly interested in participating in the program from initial outreach. <text:s text:c="2"/>PUR Projet is the project designer and implementor and will leverage best in class soil sampling methodologies and regenerative practice design. A national wool broker and buyer is a key partner in connecting with sheep farmers and has already identified farmers (with an average of 3,000 ha/farm) who would be interested in the program. The farmers are key stakeholders in this project for implementation. All farmers have their rights to land. <text:s text:c="4"/>Microsoft’s payments would support an initial feasibility study and baseline development, building upon the strong indication that this project has significant CDR potential. Payments would then be used for project design including resources for farmers to implement regenerative activities (e.g. seedlings, cover cropping seeds, fencing for rotational grazing), as well for monitoring and evaluation. Should Microsoft be interested in certifying this project under an ICROA standard, payment would support such a standard, with the opportunity for the project proponents to find co-financing partners. <text:s/></text:p>
          </table:table-cell>
          <table:table-cell office:value-type="string" calcext:value-type="string">
            <text:p>Bathurst</text:p>
          </table:table-cell>
          <table:table-cell office:value-type="string" calcext:value-type="string">
            <text:p>New South Wales</text:p>
          </table:table-cell>
          <table:table-cell office:value-type="string" calcext:value-type="string">
            <text:p>Australia </text:p>
          </table:table-cell>
          <table:table-cell office:value-type="float" office:value="360000" calcext:value-type="float">
            <text:p>360000</text:p>
          </table:table-cell>
          <table:table-cell office:value-type="float" office:value="100" calcext:value-type="float">
            <text:p>100</text:p>
          </table:table-cell>
          <table:table-cell office:value-type="float" office:value="0" calcext:value-type="float">
            <text:p>0</text:p>
          </table:table-cell>
          <table:table-cell office:value-type="float" office:value="360000" calcext:value-type="float">
            <text:p>360000</text:p>
          </table:table-cell>
          <table:table-cell office:value-type="string" calcext:value-type="string">
            <text:p>1/1/2021</text:p>
          </table:table-cell>
          <table:table-cell office:value-type="string" calcext:value-type="string">
            <text:p>This Project could likely be certified by an ICROA approved standard (Gold Standard or VCS) in 2021. In lieu of a certification, the project will go through the same process of addressing considerations of leakage, additionality and permanence. <text:s text:c="2"/>In addition, the project will engage in comprehensive monitoring of soil organic carbon on a 3 year basis, leveraging the latest technology which is improving (e.g. a handheld device to monitor SOC from Agrocare). We will leverage existing agroforestry and afforestation methodologies for measuring the survival rates of biomass and will develop a comprehensive risk report that identifies a necessary buffer accounting for project longevity, political and natural disaster scenarios and overall non-permanence risks. All CDR provided to Microsoft will be ex-post credits and will have already been sequestered. <text:s text:c="2"/></text:p>
          </table:table-cell>
          <table:table-cell office:value-type="string" calcext:value-type="string">
            <text:p>No</text:p>
          </table:table-cell>
          <table:table-cell office:value-type="string" calcext:value-type="string">
            <text:p>No, the project will not be certified by June 2021 (please specify)</text:p>
          </table:table-cell>
          <table:table-cell office:value-type="string" calcext:value-type="string">
            <text:p>The Project is not scheduled to be certified under an ICROA standard as current partners have not requested this. However, ClimateCare and Pur Projet are confident that this project could be certified under the GS or VCS in 2021 if Microsoft was interested. </text:p>
          </table:table-cell>
          <table:table-cell table:number-columns-repeated="4"/>
          <table:table-cell office:value-type="string" calcext:value-type="string">
            <text:p>None</text:p>
          </table:table-cell>
          <table:table-cell/>
          <table:table-cell office:value-type="string" calcext:value-type="string">
            <text:p>During a feasibility study, the project participants will conduct a comprehensive baseline assessment to determine the life cycle of the project. Currently the project design focuses on activities that will improve carbon sequestration through traditional activities. For example, most rotational practices including using dogs and bicycles and do not result in increased emissions. The project will account for any emissions (fuel for site visits, fuel used in field, soil disturbance for tree planting) and work to minimize and offset these sources of emissions. </text:p>
          </table:table-cell>
          <table:table-cell office:value-type="string" calcext:value-type="string">
            <text:p>The project will leverage the most up to date technology to determine changes in soil organic carbon leveraging a comprehensive sampling design. This Project is based on a payment for ecosystem services which encourages farmers to engage in best practices as an incentive for maximizing CDR. Currently, project partners have not requested that this project be independently verified, however, our analysis has determined that this project could be suitable for Gold Standard’s Soil Organic Carbon Framework, Gold Standard’s Value Change Program, VERRA methodologies (VM0017 / VM0021 / VM0026 / VM0032/VM0009) and a Bespoke Internal Report Framework that could include an approved Environmental Verification. <text:s/></text:p>
          </table:table-cell>
          <table:table-cell office:value-type="string" calcext:value-type="string">
            <text:p>The project invests in upfront education to share with farmers the benefits of regenerative agriculture from an ecological, social and economic perspective. Moreover, through this Payment for Ecosystem Service model, we provide farmers with an incentive to support CDR activities. </text:p>
          </table:table-cell>
          <table:table-cell table:number-columns-repeated="8" office:value-type="string" calcext:value-type="string">
            <text:p>Yes</text:p>
          </table:table-cell>
          <table:table-cell table:number-columns-repeated="3" office:value-type="string" calcext:value-type="string">
            <text:p>Not applicable</text:p>
          </table:table-cell>
          <table:table-cell office:value-type="string" calcext:value-type="string">
            <text:p>This Project will aim to provide climate change adaptation and mitigation benefits to farmers by increasing the resilience of their soil to drought. <text:s/>By measuring soil organic carbon and a variety of other soil health indicators (water infiltration, aggregate stability), this Project will aim to improve water holding capacity of the soil. Tied to climate change resilience is farmer livelihood, this Project will directly measure the ecosystem service benefits, and subsequent amounts paid to farmers as well as the flock size of farmers. <text:s text:c="4"/>Most farmers engaged in the program are part of the Responsible Wool Standard which promotes the welfare of sheep and the land they graze on. This Program will aim to amplify the impact and benefit to farmer, sheep, and land and go beyond this standard. <text:s text:c="2"/></text:p>
          </table:table-cell>
          <table:table-cell office:value-type="string" calcext:value-type="string">
            <text:p>This Project works directly with farmers who have faced years of challenging climate change impacts and a loss of income due to a reduction in flock size and drought. From the farmer group, three farms including one start-up operation are managed by female farmers. While farmers in the Program are an average of 50 years old, all have the intention to transfer their farm to younger and new farmers in the coming 20 years. We will work with local Australian organizations to support this important farmer succession work. </text:p>
          </table:table-cell>
          <table:table-cell table:number-columns-repeated="983"/>
        </table:table-row>
        <table:table-row table:style-name="ro2">
          <table:table-cell office:value-type="string" calcext:value-type="string">
            <text:p>The Nature Conservancy</text:p>
          </table:table-cell>
          <table:table-cell office:value-type="string" calcext:value-type="string">
            <text:p>n/a</text:p>
          </table:table-cell>
          <table:table-cell office:value-type="string" calcext:value-type="string">
            <text:p>Restoring coastal wetlands for climate mitigation, adaptation and resilience.</text:p>
          </table:table-cell>
          <table:table-cell office:value-type="string" calcext:value-type="string">
            <text:p>Blue Carbon Resilient Credit Project Pipeline</text:p>
          </table:table-cell>
          <table:table-cell office:value-type="string" calcext:value-type="string">
            <text:p>https://www.nature.org/en-us/what-we-do/our-insights/perspectives/investing-in-blue-carbon-for-a-resilient-future/</text:p>
          </table:table-cell>
          <table:table-cell/>
          <table:table-cell office:value-type="string" calcext:value-type="string">
            <text:p>Coastal wetlands store carbon in concentrations up to five times higher than rainforest, but this "blue carbon" is being lost at an estimated half a million tons per year, with 80 million acres of wetlands gone in the last decade. <text:s/>Blue carbon offers a huge opportunity for climate action that benefits communities and economies. By protecting and restoring coastal wetlands, we can enhance food security, provide jobs and economic empowerment (particularly for women and vulnerable communities), protect coastlines from storms and flooding, and support biodiversity. This project will buildout a blue carbon project pipeline of projects across geographies that can be developed as offset market projects, building long-term funding incentives for ongoing restoration, habitat monitoring and management. <text:s text:c="2"/>Over three years we will initiate projects that will protect and restore mangroves, salt marshes and seagrass - critically threatened habitats. Market incentives can support coastal restoration at a larger scale and provide sustainable funding for long-term habitat success. Please note, to date there are no blue carbon offsets yet generated, but pilot projects in development. This project would support these first blue carbon pilot projects and pipeline development, including projects in the USA (1700 ha of eelgrass restoration in VA; 90 ha of mangrove restoration in FL), Belize (1100 ha of threatened mangroves), and scaling in the Caribbean (site to be determine: Bahamas, Dominican Republic, etc.) Additional project scoping will occur across Latin America, Africa and Asia Pacific, leveraging TNC country programs and field team on-the-ground efforts. <text:s text:c="2"/>We will use methodologies approved by the Verified Carbon Standard for carbon offsets and, where appropriate, a developing coastal resilience methodology under Verra's Sustainable Development Verified Impact Standard (SD VISta), to generate resilience credits tied to the UN Sustainable Development Goals. <text:s text:c="2"/>Currently TNC does not have commitments from all landowners involved in above mentioned projects, and would need to secure such commitments before making a binding commitment or execute legal agreements. For this proposal in response to the RFP, the Conservancy must secure all of its internal management approvals before it can make a binding commitment or execute a legal agreement.</text:p>
          </table:table-cell>
          <table:table-cell office:value-type="string" calcext:value-type="string">
            <text:p>Belize City</text:p>
          </table:table-cell>
          <table:table-cell office:value-type="string" calcext:value-type="string">
            <text:p>Turneffe Islands</text:p>
          </table:table-cell>
          <table:table-cell office:value-type="string" calcext:value-type="string">
            <text:p>Belize</text:p>
          </table:table-cell>
          <table:table-cell office:value-type="float" office:value="600000" calcext:value-type="float">
            <text:p>600000</text:p>
          </table:table-cell>
          <table:table-cell office:value-type="float" office:value="15" calcext:value-type="float">
            <text:p>15</text:p>
          </table:table-cell>
          <table:table-cell office:value-type="float" office:value="0" calcext:value-type="float">
            <text:p>0</text:p>
          </table:table-cell>
          <table:table-cell office:value-type="float" office:value="600000" calcext:value-type="float">
            <text:p>600000</text:p>
          </table:table-cell>
          <table:table-cell office:value-type="string" calcext:value-type="string">
            <text:p>1/1/2021</text:p>
          </table:table-cell>
          <table:table-cell office:value-type="string" calcext:value-type="string">
            <text:p>Risk assessment to determine buffer pool contribution, held by VCS. TNC will report any reversals to the carbon accounting standard organization used by the project and will comply with the requirements of that carbon accounting standard for contributing to a non-permanence buffer, maintained by the carbon accounting standard.</text:p>
          </table:table-cell>
          <table:table-cell office:value-type="string" calcext:value-type="string">
            <text:p>No</text:p>
          </table:table-cell>
          <table:table-cell office:value-type="string" calcext:value-type="string">
            <text:p>No, the project will not be certified by June 2021 (please specify)</text:p>
          </table:table-cell>
          <table:table-cell office:value-type="string" calcext:value-type="string">
            <text:p>anticipate Jan 2022 for the Belize pilot project</text:p>
          </table:table-cell>
          <table:table-cell table:number-columns-repeated="2"/>
          <table:table-cell office:value-type="string" calcext:value-type="string">
            <text:p>Verra (VCS)</text:p>
          </table:table-cell>
          <table:table-cell table:number-columns-repeated="3"/>
          <table:table-cell table:number-columns-repeated="2" office:value-type="string" calcext:value-type="string">
            <text:p>n/a</text:p>
          </table:table-cell>
          <table:table-cell office:value-type="string" calcext:value-type="string">
            <text:p>We will quantify any fossil fuel used in project implementation as part of project GHG accounting. Initial thinking behind these projects does not anticipate any negative environmental impacts, aside from a potential uptick in tourism. </text:p>
          </table:table-cell>
          <table:table-cell table:number-columns-repeated="8" office:value-type="string" calcext:value-type="string">
            <text:p>Yes</text:p>
          </table:table-cell>
          <table:table-cell office:value-type="string" calcext:value-type="string">
            <text:p>Not applicable</text:p>
          </table:table-cell>
          <table:table-cell table:number-columns-repeated="2" office:value-type="string" calcext:value-type="string">
            <text:p>Yes</text:p>
          </table:table-cell>
          <table:table-cell office:value-type="string" calcext:value-type="string">
            <text:p>TNC developed the first coastal resilience methodology, which is currently in validation under Verra's SDVISta program. The SDVISta program aims to generate tradeable credits based on the UN Sustainable Development Goals. The coastal resilience methodology quantifies flood reduction benefits provided by coastal wetland habitat, such as mangroves, addressing SDG 13: Climate Resilience. TNC intends to develop projects that quantify both climate mitigation and coastal resilience benefits, generating a blue carbon resilience credit. Purchasers of this credit can thus reduce their carbon footprint while also reducing flood risks to vulnerable coastal communities. </text:p>
          </table:table-cell>
          <table:table-cell office:value-type="string" calcext:value-type="string">
            <text:p>Traditionally coastal communities have not had access to carbon markets (there are a few emerging projects around mangroves). Many of the early projects identified (Belize, Bahamas) involve mangrove protection and restoration; these projects also provide increase coastal resilience for coastal communities. For example, the mangrove project on Turneffe Atoll provides storm protection for Belize City, the most populous city in Belize. <text:s text:c="2"/>Coastal wetlands provide important habitat and water quality benefits crucial to recover and enhancement of coastal fish stocks, including species targeted by recreational fishers and commercial fishing. Many commercially exploited fish use coastal wetlands as nurseries. Coastal fish serve as the primary protein source for people living along the coasts (particularly in developing and small island nations) and a main source of income for communities through small-medium and commercial-scale fishing operations. </text:p>
          </table:table-cell>
          <table:table-cell table:number-columns-repeated="983"/>
        </table:table-row>
        <table:table-row table:style-name="ro2">
          <table:table-cell office:value-type="string" calcext:value-type="string">
            <text:p>Coöperatieve Rabobank U.A.</text:p>
          </table:table-cell>
          <table:table-cell office:value-type="string" calcext:value-type="string">
            <text:p>ReNature - Agroforestry service provider <text:s/>Solidaridad - Agroforestry service provider <text:s/>52Impact - Technology provider <text:s/>Microsoft - Technology provider <text:s/></text:p>
          </table:table-cell>
          <table:table-cell office:value-type="string" calcext:value-type="string">
            <text:p>Empowering smallholder farmers with agroforestry and applying technology driven monitoring</text:p>
          </table:table-cell>
          <table:table-cell office:value-type="string" calcext:value-type="string">
            <text:p>Acorn</text:p>
          </table:table-cell>
          <table:table-cell/>
          <table:table-cell office:value-type="string" calcext:value-type="string">
            <text:p>Tree planting as an integral part of agroforestry. Agroforestry is not the same as Afforestation; We’re planting trees not only for the purpose of carbon sequestration, but also for their produce (additional farmer income, fighting poverty), the role of trees in biodiversity, the prevention of soil degradation and the positive health effects of diversification in people’s nutrition (trees give nuts, fruit, etc.).</text:p>
          </table:table-cell>
          <table:table-cell office:value-type="string" calcext:value-type="string">
            <text:p>As part of Rabobank’s purpose and mission, the Acorn project provides long term food security for developing countries with indigenous agricultural practices and unparalleled corporate responsibility impact through carbon credits, combating climate change and land degradation. The remote sensing technologies used to measure yearly biomass increase empower subsistence smallholder farmers to sell carbon credits. These credits are generated through agroforestry, an ancient agricultural practice dislodged by Western agricultural practices. Acorn measures the carbon storage on a yearly basis, selling the credits ex post to credit buyers and paying the farmers directly, excluding layers of middle men. As we aim to provide an entry to the carbon credit market for smallholder farmers, the agroforestry projects in scope are by definition of small physical size. One of the challenges related to that small size of the plots is the economic viability of the concept for individual smallholder farmers. The increase in yearly income from growing trees needs to exceed the costs associated to generating and trading carbon credits. <text:s/>For the concept to be successful, it is therefore crucial that the cost of transitioning an individual farmer to agroforestry is limited – this includes the monitoring cost. On the other hand, through monitoring, we need to reach a level of accuracy that enables us to bring the resulting (certified) carbon credits to the market with a high level of transparency and credibility. We believe the answer to finding the balance lies in using scalable, transparent and inexpensive (remote sensing) technologies, including satellite imagery. <text:s text:c="4"/>In the coming years the Acorn program will develop thousands of projects, helping individual smallholder farmers to make the switch to agroforestry: We help them plant suitable trees and train / support them in nurturing trees to maturity. We partner with local organizations: NGO’s, farmer cooperatives, big processors (e.g. coffee, coco), governments, funds, etc. in different countries across continents. CDR is delivered through Above the Ground biomass increase (i.e. tree growth). <text:s text:c="4"/>The 50+ smallholder farmers part of this RFP are merely a small sample of what the Acorn program will be able to deliver beyond the current start-up phase; Our ambition is to reach thousands of farmers in Q4 2020 and many more in 2021. <text:s text:c="10"/></text:p>
          </table:table-cell>
          <table:table-cell office:value-type="string" calcext:value-type="string">
            <text:p>Brazil</text:p>
          </table:table-cell>
          <table:table-cell office:value-type="string" calcext:value-type="string">
            <text:p>Anaua</text:p>
          </table:table-cell>
          <table:table-cell office:value-type="string" calcext:value-type="string">
            <text:p>Brazil</text:p>
          </table:table-cell>
          <table:table-cell office:value-type="float" office:value="500" calcext:value-type="float">
            <text:p>500</text:p>
          </table:table-cell>
          <table:table-cell office:value-type="float" office:value="100" calcext:value-type="float">
            <text:p>100</text:p>
          </table:table-cell>
          <table:table-cell office:value-type="float" office:value="1300000" calcext:value-type="float">
            <text:p>1300000</text:p>
          </table:table-cell>
          <table:table-cell office:value-type="float" office:value="168000000" calcext:value-type="float">
            <text:p>168000000</text:p>
          </table:table-cell>
          <table:table-cell office:value-type="string" calcext:value-type="string">
            <text:p>7/1/2019</text:p>
          </table:table-cell>
          <table:table-cell office:value-type="string" calcext:value-type="string">
            <text:p>Recourse monitoring in general <text:s/>Premature removal of trees (intentional or unintentional) are relatively easily discovered in the Acorn program. Every single plot of land incorporated in the program is monitored on a regular basis using remote sensing technology (satellite, primarily). This is first and foremost done to accurately measure the year on year increase in biomass (as the basis for the calculation of the number of carbon credits that can be issued to the market and paid out to the farmer), but also for detection of negative biomass delta, i.e. tree removal (fire, timber). If we haven’t been informed of tree removal through the smallholder farmer or our local partners, then the periodic measurement based on remote sensing technology can and will pick up on (substantial) removal of trees and report on this. <text:s text:c="3"/>Commitment and compensation for the Acorn program <text:s/>The commitment period for the Acorn program needs to be further defined; Pilot projects with approximately 3000 farmers are planned to commence in Q4 2020 and are intended to further detail the specifications of the carbon credits that we generate – including the commitment period. It is our aim to commit to a guaranteed life span of 30 years per planted tree. As the trees are owned by the smallholder farmers, and subject to external circumstances, a safety buffer of 10% is created to guarantee this number. For this buffer, carbon credits are not brought to market. We aim to realize this either by certification through a certifying body, e.g. Verra (who maintains a shared buffer pool for all members) or by realizing our own buffer pool, with a ratio of monetized/not monetized stock equal to market standards (assumed 10%); <text:s text:c="3"/>Commitment and compensation for sample projects in this RfP: <text:s text:c="2"/>For the sample projects that are the source of the 500 Carbon Credits that we’re offering in this RFP, we commit to 10 years of sequestration. For the sample projects we follow the same logic for compensation as for the Acorn program in general; we reserve 10% of carbon credits for the bufferpool (i.e. we only market 90% of the biomass increase in form of carbon credits). In practice this means that for this RFP, we guarantee the generation of 556 carbon credits, 56 of which are reserved for the buffer; the remaining 500 are what we offer to Microsoft through this RFP. <text:s text:c="5"/></text:p>
          </table:table-cell>
          <table:table-cell office:value-type="string" calcext:value-type="string">
            <text:p>No</text:p>
          </table:table-cell>
          <table:table-cell office:value-type="string" calcext:value-type="string">
            <text:p>No, the project will not be certified by June 2021 (please specify)</text:p>
          </table:table-cell>
          <table:table-cell office:value-type="string" calcext:value-type="string">
            <text:p>No, no guarantees can be given in timelines.We strive for incorporation of our innovative monitoring method based on remote sensing in the monitoring protocols of one or more of the known certifying bodies (Verra, Gold, etc.). We’re in contact with these parties and as they acknowledge the potential of remote sensing technology as a method to increase monitoring efficiency against reduced cost, they have expressed their keen interest to cooperate on this. In addition, we’re in the process of setting up an alliance with other market parties that have a similar interest in incorporating remote sensing in the monitoring protocols of certifying bodies. We’re developing an alternative approach for the period that incorporation of our monitoring method in protocols of certifying bodies is pending. In this approach, projects under the Acorn program would be verified by an external independent auditor (e.g. KPMG) who will review our processes, and verify the accuracy of our carbon sequestration measurements. This approach is intended to be endorsed by NGO’s such as FAO, WRI and UNEP to increase credibility to external parties. This alternative approach is intended to run in parallel to the process of incorporating our method in the protocols of certifying bodies, which is ultimately the goal. </text:p>
          </table:table-cell>
          <table:table-cell office:value-type="string" calcext:value-type="string">
            <text:p>ACR</text:p>
          </table:table-cell>
          <table:table-cell/>
          <table:table-cell office:value-type="string" calcext:value-type="string">
            <text:p>Verra (VCS)</text:p>
          </table:table-cell>
          <table:table-cell table:number-columns-repeated="3"/>
          <table:table-cell office:value-type="string" calcext:value-type="string">
            <text:p>Product Life Cycle Accounting and Reporting Standard (WRI, 2011) is applied of the interventions GHG impact based on all attributable processes and follow the principles of relevance, accuracy, completeness, consistency, and transparency. <text:s/>Various attributable and non-attributable process steps are identified. Seedlings and saplings are grown in nursery (1) and transported to the farmers (2). Trees growth can be enhanced with inputs (3). Trees (end of life) might be used for as wood for timber (4), charcoal (5), firewood (6), or human consumption as fruit or vegetable (7) or medicine (8), animal consumption (9), provide environmental services (10), or other product like fibres (11). Data at farmer level is collected with third party GHG calculation like the cool farm tool, or EX-ACT. End-of-life situation is accounted for and covered with buffer. No other significant emission sources are at play (c). <text:s/></text:p>
          </table:table-cell>
          <table:table-cell office:value-type="string" calcext:value-type="string">
            <text:p>Note: The carbon sequestration potential of Agroforestry in general is scientifically proven and described in literature, for instance in the article “Carbon Sequestration Potential of Agroforestry Systems” (Kumar and Nair, 2011) and “The Carbon Farming Solution” (Toensmeier, 2016) <text:s text:c="2"/>Note: The carbon sequestration potential of Agroforestry in general is scientifically proven and described in literature, for instance in the article “Carbon Sequestration Potential of Agroforestry Systems” (Kumar and Nair, 2011) and “The Carbon Farming Solution” (Toensmeier, 2016) <text:s text:c="4"/>Sample project level: <text:s text:c="2"/>-The Carbon Credits generated on the sample plots specifically selected for this RFP are based on satellite monitoring by an external party specialized in remote sensing / satellite monitoring of incremental biomass increase. <text:s text:c="2"/>-The measurements of the biomass increase based on satellite monitoring, in turn, is validated by sample-based, manually performed measurements by an external partner with local presence. <text:s text:c="2"/>-These on the ground measurements are performed according to the instructions as described in the document “Biomass protocol Acorn” (attached in Q11) <text:s/>that has been created in cooperation with a resource from Wageningen University &amp; Research. <text:s/>-The manual on the ground data collection is converted to biomass measurements in accordance with a scientifically widely accepted method described by Chave et al, (Global Change Biology, 2015). <text:s text:c="4"/>Acorn program: <text:s/>-In the Acorn program, year on year biomass increase (i.e. tree growth) will be monitored by remote sensing technology, including but not limited to satellite imagery analysis. <text:s text:c="2"/>-The use of remote sensing technology for the measurement of year on year biomass increase, specifically on small sized agroforestry plots is innovative and – as far we know – unprecedented. <text:s text:c="2"/>-We strive for incorporation of our innovative monitoring method based on remote sensing in the monitoring protocols of one or more of the known certifying bodies (Verra, Gold, Winrock etc.). <text:s text:c="2"/></text:p>
          </table:table-cell>
          <table:table-cell office:value-type="string" calcext:value-type="string">
            <text:p>We don’t foresee any negative impacts from agroforestry practices (FAO, retrieved from http://www.fao.org/family-farming/detail/en/c/1235078/). <text:s text:c="4"/>Land plots are only eligible for participation in the program if no deforestation has occurred in the past 5 years as validated by historical satellite imagery. <text:s text:c="2"/>With the concept of agroforestry and inclusion of food production (produce from trees), pre-mature tree removal is not expected (as it is to no economical or health benefit to the smallholder farmer). <text:s text:c="4"/>Social and environmental monitoring will be a continuous element to further enhance systematic understanding of the impacts of agroforestry (Miller et al, The impacts of agroforestry on agricultural productivity, ecosystem services, and human well-being in low and middle income countries: An evidence and gap map, 2019) <text:s/></text:p>
          </table:table-cell>
          <table:table-cell table:number-columns-repeated="11" office:value-type="string" calcext:value-type="string">
            <text:p>Yes</text:p>
          </table:table-cell>
          <table:table-cell office:value-type="string" calcext:value-type="string">
            <text:p>The implementation of agroforestry at smallholder farmers in developing countries hold numerous benefits on local and global level. Amongst others it contributes to the following Sustainable Development Goals. <text:s text:c="3"/>SDG 1.1, 1.2: Agroforestry contributes and increases the farmer income <text:s/>SDG 1.5: Agroforestry makes farmers more resilient to market and environmental shocks <text:s/>SDG 2.1: Agroforestry enriches the diet of rural people in emerging markets <text:s/>SDG 2.3, 2.4, 2.5: Acorn contributes to the increasing agricultural production, in a resilient and diversified manner. Contributes to soil quality. <text:s/>SDG 12.2: Agroforestry contributes to efficient use of natural resources <text:s/>SDG 13.1: Agroforestry contributes to the resilience of climate change effects, like flooding. <text:s/>SDG 15.1, 15.2, 15.3: Agroforestry contributes to the afforestation rates and combats desertification <text:s/>SDG 15.5:Agroforestry contributes to biodiversity <text:s/>SDG 17.3: Marketplace contributes to additional financial resources for developing countries <text:s/></text:p>
          </table:table-cell>
          <table:table-cell office:value-type="string" calcext:value-type="string">
            <text:p><text:s text:c="2"/>With Acorn we ambition to empower the livelihood of 15+ million smallholder farmers while contributing to climate change, land degradation and food security. For long smallholder farmers have been excluded to voluntary carbon markets due to high transaction, verification and monitoring costs. Meanwhile farmers have not been able to structurally invest in agricultural practices. Carbon credit revenues flow directly to the smallholder farmer. <text:s text:c="3"/>With the Acorn agroforestry projects we aim to <text:s/>balance competing land use demands in a way that is best for human well-being and the environment. It means it will have a positive impact on food and livelihoods, finance, restoration and progress towards climate and development goals. With agroforestry at scale smallholder farmers are better capable of dealing with the severe impacts due to climate change like draughts and floods. <text:s text:c="5"/>Quotes of a farmer in Brazil: <text:s/>1.The transition to Regenerative Agroforestry systems has really helped my family and I to see that you can actually generate decent income including native Amazonian species, ensuring us food security while producing major commodities for companies. <text:s/>2.The generation of carbon credits for our Agroforestry systems can really help us with an extra income for the impact we’re having to the environment and the role we play preserving the Amazonian Rainforest. This will inspire many other farmers to transition their agriculture systems to a more nature-inclusive approach. <text:s text:c="2"/>3.Agroforestry have changed our life. Now we are able to produce palm oil to a cosmetics company, cocoa to a chocolate company and açaí to an international trade fruit company. Diversification is key to increase our revenue. <text:s text:c="5"/></text:p>
          </table:table-cell>
          <table:table-cell table:number-columns-repeated="983"/>
        </table:table-row>
        <table:table-row table:style-name="ro2">
          <table:table-cell office:value-type="string" calcext:value-type="string">
            <text:p>Natural Capital Partners Americas, LLC</text:p>
          </table:table-cell>
          <table:table-cell office:value-type="string" calcext:value-type="string">
            <text:p>Natural Capital Partners is the carbon asset developer for tree planting an biodiversity NGO Saving Nature</text:p>
          </table:table-cell>
          <table:table-cell office:value-type="string" calcext:value-type="string">
            <text:p>Restoring Brazil’s Atlantic Forest for Biodiversity and Local Communities</text:p>
          </table:table-cell>
          <table:table-cell office:value-type="string" calcext:value-type="string">
            <text:p>Brazil’s Atlantic Forest Project</text:p>
          </table:table-cell>
          <table:table-cell office:value-type="string" calcext:value-type="string">
            <text:p>https://savingnature.com/atlantic-forest-of-brazil/ ?http://regua.org/</text:p>
          </table:table-cell>
          <table:table-cell/>
          <table:table-cell office:value-type="string" calcext:value-type="string">
            <text:p>?The proposed carbon project is in Brazil’s Atlantic Forest, one of the world’s 25 Biodiversity Hotspots. Over 85% of the original forest has been deforested threatening many plants and animal species with extinction. Sixty percent of Brazil’s endangered species are found here. In total, there are 24,000 species of plants, mammals, birds, and amphibians, and reptiles, of which 9,500 species exist nowhere else on earth. Importantly, there are also countless more unknown to science. <text:s/>?In 2019, Saving Nature started working with Reserva Ecológica de Guapiaçu (REGUA) to restore the Guanabara Bay watershed. REGUA now manage a 17,300-acre (7000 ha) private reserve, including 864 acres (350 ha) of forests restored with 550,000 native trees since 2005. In 2020 Saving Nature is working with Natural Capital Partners to leverage carbon finance in order to accelerate the expansion of the Atlantic Forest project. <text:s text:c="3"/>?The project uses site preparation and tree planting to establish trees on degraded lands. The practice is to plant 675 native trees per acre (1667 per ha). No harvesting is allowed within the project area. The process starts with identifying which species to plant from adjacent forests exceptionally rich in plant biodiversity. REGUA works with an international consortium (Treedivnet), local universities, botanic gardens, and specialized nurseries (including the Luisa Sartori Institute) to select seeds from these, particularly healthy individuals. <text:s/>?REGUA started planting in 2005 but with limited funding only managed to plant approximately 184 hectares from 2017 to 2020. The proposed plan is to restore a minimum of 80 hectares of land per year using at least 200 native species and maintain them through to maturity. By 2027 the plan is to have restored 834 hectares. <text:s text:c="2"/>?Within 37 years the project will sequestrate approximately 400,000 tonnes of CO2 based on locally developed estimates of 135 tons of carbon per hectare in a 30-year-old forest. <text:s text:c="3"/>?Principal project implementors are Saving Nature and REGUA. With Natural Capital Partners leading on the carbon asset development. Saving Nature builds on the exceptional success with SavingSpecies, an organization founded in 2007 to create wildlife corridors in important areas for biodiversity and expanded its conservation mission to fighting climate change and the extinction crisis. <text:s/></text:p>
          </table:table-cell>
          <table:table-cell office:value-type="string" calcext:value-type="string">
            <text:p>Rio de Janiero, Cachoeiras de Macacu</text:p>
          </table:table-cell>
          <table:table-cell office:value-type="string" calcext:value-type="string">
            <text:p>Rio de Janiero</text:p>
          </table:table-cell>
          <table:table-cell office:value-type="string" calcext:value-type="string">
            <text:p>Brazil</text:p>
          </table:table-cell>
          <table:table-cell office:value-type="float" office:value="100000" calcext:value-type="float">
            <text:p>100000</text:p>
          </table:table-cell>
          <table:table-cell office:value-type="float" office:value="100" calcext:value-type="float">
            <text:p>100</text:p>
          </table:table-cell>
          <table:table-cell office:value-type="float" office:value="0" calcext:value-type="float">
            <text:p>0</text:p>
          </table:table-cell>
          <table:table-cell office:value-type="float" office:value="100000" calcext:value-type="float">
            <text:p>100000</text:p>
          </table:table-cell>
          <table:table-cell office:value-type="string" calcext:value-type="string">
            <text:p>1/31/2017</text:p>
          </table:table-cell>
          <table:table-cell office:value-type="string" calcext:value-type="string">
            <text:p>As per the Verified Carbon Standard (VCS) rules, a risk assessment shall be conducted and a percentage of the verified carbon units shall be stored in the standards buffer account until the crediting period is over. Any reversals during the project shall be compensated with the buffer credits. If such reversals do not occur during the project period, the buffer credits shall be released.</text:p>
          </table:table-cell>
          <table:table-cell office:value-type="string" calcext:value-type="string">
            <text:p>No</text:p>
          </table:table-cell>
          <table:table-cell office:value-type="string" calcext:value-type="string">
            <text:p>Yes, the project will be certified by June 2021</text:p>
          </table:table-cell>
          <table:table-cell table:number-columns-repeated="3"/>
          <table:table-cell office:value-type="string" calcext:value-type="string">
            <text:p>Verra (VCS)</text:p>
          </table:table-cell>
          <table:table-cell table:number-columns-repeated="5"/>
          <table:table-cell office:value-type="string" calcext:value-type="string">
            <text:p>•The project involves restoring degraded lands with the active participation of the local communities. There are no real or foreseeable negative environmental or social impacts of the program. The energy needs of the project are very modest and are mainly transporting the trees from the local nurseries to the areas to be restored. <text:s text:c="3"/>•It will follow the Verra (VCS) program design which includes sections on environmental and social impacts, as well as stakeholder consultations. <text:s/></text:p>
          </table:table-cell>
          <table:table-cell table:number-columns-repeated="7" office:value-type="string" calcext:value-type="string">
            <text:p>Yes</text:p>
          </table:table-cell>
          <table:table-cell office:value-type="string" calcext:value-type="string">
            <text:p>No</text:p>
          </table:table-cell>
          <table:table-cell table:number-columns-repeated="3" office:value-type="string" calcext:value-type="string">
            <text:p>Not applicable</text:p>
          </table:table-cell>
          <table:table-cell office:value-type="string" calcext:value-type="string">
            <text:p>•Project implementers work in the tropics, where poverty and environmental destruction converge, driving species extinctions and hardship for local communities. Importantly, the project involves working with local non-governmental organizations, young scientists, and the scientific community. Through this collaboration, implementers develop fresh insights and best practices for monitoring, modelling, and sharing front-line lessons. The goal is to improve the knowledge base for restoring habitat, recolonizing species, and protecting ecosystem services for local communities. <text:s text:c="2"/>•The project will create wildlife corridors and support the planting of native trees in existing forest restoration projects. Investing in tropical forests will not only help fight climate change, but will prevent the loss of biodiversity, and mitigate against future spill-over of zoonotic diseases, like COVID19. <text:s text:c="2"/>•The local community benefits directly because the project uses local workers for tree nurseries and planting. The community also benefits indirectly, because the project generates substantial revenue for national and international tourism to the area. <text:s text:c="2"/></text:p>
          </table:table-cell>
          <table:table-cell office:value-type="string" calcext:value-type="string">
            <text:p>•Restoring the environment helps underrepresented and under-resourced communities, in part by undoing the damage from deforestation. Catastrophic landslides on steep hillsides and destruction of watercourses help no one. Healthy forests and watersheds need trees with extensive root systems that bind the soil of sloping land and absorb water to counteract wet soil. <text:s text:c="3"/>•The core approach is to conserve biodiversity and build local capacity and create employment opportunities. Strategic biodiversity corridors that connect isolated forest fragments are created. These corridors allow previously isolated populations to move unencumbered. By building corridors, the projects help create demand for local small businesses that support ongoing tree-planting efforts, including nurseries for growing native trees, and jobs planting and maintaining forest regeneration plots. <text:s text:c="3"/>•Longer-term, as the forests regenerate, the project shall hire local people, often former poachers, to monitor and protect the land from illegal activities. They also could develop ecotourism and research stations as part of their ongoing operations of the protected areas the project help create, monitor, and expand. Community outreach to foster stewardship for biodiversity creates jobs for local environmental educators. <text:s text:c="4"/></text:p>
          </table:table-cell>
          <table:table-cell table:number-columns-repeated="983"/>
        </table:table-row>
        <table:table-row table:style-name="ro2">
          <table:table-cell office:value-type="string" calcext:value-type="string">
            <text:p>Pachama, Inc.</text:p>
          </table:table-cell>
          <table:table-cell office:value-type="string" calcext:value-type="string">
            <text:p>This proposal is from Pachama in collaboration with ONF International. ONF International is the developer responsible for implementation of the project. Pachama provides remote-sensing monitoring and analysis and consolidated information to Microsoft.</text:p>
          </table:table-cell>
          <table:table-cell office:value-type="string" calcext:value-type="string">
            <text:p>Reforestation project planting multiple native species in the Amazon</text:p>
          </table:table-cell>
          <table:table-cell office:value-type="string" calcext:value-type="string">
            <text:p>Multi-Species Reforestation in Mato Grosso, Brazil</text:p>
          </table:table-cell>
          <table:table-cell table:number-columns-repeated="2"/>
          <table:table-cell office:value-type="string" calcext:value-type="string">
            <text:p>The Mato Grosso Multi-Species Reforestation project (also called Fazenda Sao Nicolao) is a reforestation project in Mato Grosso, Brazil, where the Amazon rainforest transitions towards a more seasonal, drier, Atlantic forest type. <text:s text:c="4"/>The project is replanting 1,971 hectares of forest (nearly half the size of the island of Manhattan), while preserving an area of rainforest around the project that is nearly three times that size. This reforestation project took over land that was previously deforested for cattle grazing. The reforestation efforts not only extend critical native habitat of the Amazon but provide further employment for the community. <text:s text:c="3"/>Unique to this project is its commitment to multi-species reforestation. The project has managed to plant 54 different native species on this land, with approximately 622 hectares of truly mixed-species plantings. Planting began in 1999 and continued until 2003. In order to supply seeds for the project a nursery was constructed on the project, and continues to operate to this day. <text:s text:c="3"/>Pachama’s remote sensing record indicates the project is protecting land in an area of Brazil suffering from intense deforestation. The project area was deforested in the late 1980s and 90s for both cattle and coffee production, and reforestation efforts today look to change that. <text:s text:c="3"/>The land was purchased as private property by ONF international, a French company focused on supporting forest management around the world, through their private subsidiary ONF Brazil. The lands were originally purchased in 1999 in partnership with funding from Peugeot, with the intention of creating a carbon project. ONF International is the international arm of the Office National des Forests, a public entity in France created to manage French public forests. <text:s text:c="4"/>The full portion of credits go to the project developer ONF International for the project’s continued preservation and maintenance. The additional portion of funds provided to Pachama is used for data acquisition for monitoring reports and continued R&amp;D into making remote sensing tools more widely available for origination and use by project developers. <text:s text:c="2"/></text:p>
          </table:table-cell>
          <table:table-cell office:value-type="string" calcext:value-type="string">
            <text:p>Brasilia</text:p>
          </table:table-cell>
          <table:table-cell office:value-type="string" calcext:value-type="string">
            <text:p>Mato Grosso</text:p>
          </table:table-cell>
          <table:table-cell office:value-type="string" calcext:value-type="string">
            <text:p>Brazil</text:p>
          </table:table-cell>
          <table:table-cell office:value-type="float" office:value="10000" calcext:value-type="float">
            <text:p>10000</text:p>
          </table:table-cell>
          <table:table-cell office:value-type="float" office:value="100" calcext:value-type="float">
            <text:p>100</text:p>
          </table:table-cell>
          <table:table-cell office:value-type="float" office:value="10000" calcext:value-type="float">
            <text:p>10000</text:p>
          </table:table-cell>
          <table:table-cell office:value-type="float" office:value="0" calcext:value-type="float">
            <text:p>0</text:p>
          </table:table-cell>
          <table:table-cell office:value-type="string" calcext:value-type="string">
            <text:p>1/1/1999</text:p>
          </table:table-cell>
          <table:table-cell office:value-type="string" calcext:value-type="string">
            <text:p>As part of the partnership for Microsoft, Pachama provides ongoing monitoring of forest cover and biomass levels for Microsoft. Should the potential signs of harm to the project occur, Pachama works to provide information to the project developer, ONF, that may be helpful to ameliorate. But should a premature reversal occur, the registry maintains a set of buffer pool credits across projects to compensate for these risks. Pachama would alert both developer and Microsoft to help ensure the reversals are accurately accounted for.</text:p>
          </table:table-cell>
          <table:table-cell office:value-type="string" calcext:value-type="string">
            <text:p>Yes</text:p>
          </table:table-cell>
          <table:table-cell office:value-type="string" calcext:value-type="string">
            <text:p>Not applicable (I answered yes to Q24)</text:p>
          </table:table-cell>
          <table:table-cell table:number-columns-repeated="3"/>
          <table:table-cell office:value-type="string" calcext:value-type="string">
            <text:p>Verra (VCS)</text:p>
          </table:table-cell>
          <table:table-cell table:number-columns-repeated="5"/>
          <table:table-cell office:value-type="string" calcext:value-type="string">
            <text:p>During the preparation of the land site for reforestation, there were emissions associated with site preparation including mechanical plowing. These activities were accounted for under the protocol used for the initial verification of credits and are lower and negligible in comparison to carbon dioxide removed by the tree growth. After this time, the project moved to using manpower primarily reducing associated emissions with caring for the site. <text:s text:c="3"/>As the project was purchased from a private owner, ONF International allowed cattle stocks to complete their production cycle before completing the final harvest so the cattle was not displaced to another region. While Pachama does observe deforestation in the region, this deforestation looks to be on par with regional trends outside of the project start. <text:s/></text:p>
          </table:table-cell>
          <table:table-cell table:number-columns-repeated="7" office:value-type="string" calcext:value-type="string">
            <text:p>Yes</text:p>
          </table:table-cell>
          <table:table-cell office:value-type="string" calcext:value-type="string">
            <text:p>No</text:p>
          </table:table-cell>
          <table:table-cell table:number-columns-repeated="3" office:value-type="string" calcext:value-type="string">
            <text:p>Not applicable</text:p>
          </table:table-cell>
          <table:table-cell office:value-type="string" calcext:value-type="string">
            <text:p>Biodiversity: The project protects and restores land with high biodiversity. A large range of animal species are observed on the project: 392 bird species, 41 mammal species, more than 30 reptile species, and more than 20 amphibian species. There are several IUCN Red List endangered species, including four monkey species, included in this list. Additionally, the project’s challenging mission of restoring multiple species of trees to the region will aid long term biodiversity. The project strives to maintain ecosystem health, using hand treatment of herbicide to prevent weed species from overwhelming the seedlings. <text:s text:c="4"/>Community development: La Fazenda Sao Nicolao provides employment for around 50 nearby families, a higher employment rate than the counterfactual cattle grazing would have required. The project works to transfer knowledge, including donation of thousands of seedlings (along with technical assistance) to these local families and others to support wider spread planting work. <text:s text:c="4"/>Scientific advancement: The project is also the site of intense scientific study, and <text:s/>hosts one of the world’s few carbon flux towers to measure CO2 gas exchange. <text:s/></text:p>
          </table:table-cell>
          <table:table-cell office:value-type="string" calcext:value-type="string">
            <text:p>N/a</text:p>
          </table:table-cell>
          <table:table-cell table:number-columns-repeated="983"/>
        </table:table-row>
        <table:table-row table:style-name="ro2">
          <table:table-cell office:value-type="string" calcext:value-type="string">
            <text:p>World Wildlife Fund Inc.</text:p>
          </table:table-cell>
          <table:table-cell office:value-type="string" calcext:value-type="string">
            <text:p>•The Secretary of Environment and Water Resources for state of Espirito Santo (SEAMA) is responsible for monitoring the Reflorestar Program and contributing to its implementation. <text:s text:c="2"/>•World Resources Institute (WRI) is supporting the state government in the implementation and monitoring of the Reflorestar Program. <text:s/>•The Nature Conservancy (TNC) is supporting the state government in the implementation and monitoring of the Reflorestar Program <text:s/>*The partnerships with these organizations above is under a Cooperation Agreement with no transfer of funding. <text:s/></text:p>
          </table:table-cell>
          <table:table-cell office:value-type="string" calcext:value-type="string">
            <text:p>Espirito Santo state incentivizes scaled reforestation in Brazil’s Atlantic Forest</text:p>
          </table:table-cell>
          <table:table-cell office:value-type="string" calcext:value-type="string">
            <text:p>The Carbon Program of the State of Espirito Santo <text:s text:c="2"/></text:p>
          </table:table-cell>
          <table:table-cell office:value-type="string" calcext:value-type="string">
            <text:p>https://seama.es.gov.br/programa-reflorestar</text:p>
          </table:table-cell>
          <table:table-cell/>
          <table:table-cell office:value-type="string" calcext:value-type="string">
            <text:p>Since 2013, the Secretary of Environment and Water Resources (SEAMA) has been implementing the Reflorestar Program (see attachment, pp. 204-228) to promote afforestation and reforestation by private landowners in the state of Espirito Santo, Brazil. Currently, there are 4000 landowners in the program and already approximately 10,000 hectares of native vegetation in recovery. The proposed plan will create a new carbon revenue line (“the Forest Carbon Program”) under Reflorestar to expand afforestation and reforestation activities, improving water resources management and delivering significant climate adaptation and mitigation benefits. <text:s text:c="4"/>To develop the state-wide Forest Carbon Program, SEAMA partnered with WRI Brasil, The Nature Conservancy and WWF Brasil, who will conduct multi-stakeholder consultations, complete the Program Description Document and support the monitoring of the Program in order to ensure high standards of environmental and social integrity. An assessment and road map for the program has already been completed. <text:s/>This analysis informed SEAMA’s decision to adopt an Afforestation/ Reforestation Methodology (AR AMS 0007) validated by the UNFCCC’s CDM Methodology Panel, which has been used by a wide range of programs including the CDM and VCS/Verra. Pending discussions with Microsoft and others, the Program could also be validated by Gold Standard to ensure the highest standards of environmental and social integrity. <text:s text:c="4"/>Carbon Dioxide Removals (CDRs) will be delivered through the afforestation and reforestation of 120,000 hectares with native species, which will capture CO2e in the atmosphere through the organic growth of vegetation and production of cellulose. <text:s/>Microsoft’s payments for CDRs will expand the program’s scope and help improve access to services like schools and cooperative facilities for farmers participating in the Program. </text:p>
          </table:table-cell>
          <table:table-cell office:value-type="string" calcext:value-type="string">
            <text:p>Vitoria</text:p>
          </table:table-cell>
          <table:table-cell office:value-type="string" calcext:value-type="string">
            <text:p>Espirito Santo State</text:p>
          </table:table-cell>
          <table:table-cell office:value-type="string" calcext:value-type="string">
            <text:p>Brazil</text:p>
          </table:table-cell>
          <table:table-cell office:value-type="float" office:value="0" calcext:value-type="float">
            <text:p>0</text:p>
          </table:table-cell>
          <table:table-cell office:value-type="float" office:value="100" calcext:value-type="float">
            <text:p>100</text:p>
          </table:table-cell>
          <table:table-cell table:number-columns-repeated="2" office:value-type="float" office:value="500000" calcext:value-type="float">
            <text:p>500000</text:p>
          </table:table-cell>
          <table:table-cell office:value-type="string" calcext:value-type="string">
            <text:p>1/1/2023</text:p>
          </table:table-cell>
          <table:table-cell office:value-type="string" calcext:value-type="string">
            <text:p>Monitoring and reporting will be carried out according to the selected A/R Methodology, including for reversals. In the case of a buffer system, reversals would be deducted from the buffer volumes. In the case of Temporary Carbon Credits, the reversal risk would be imbedded in the time expiration of the credit/offset.</text:p>
          </table:table-cell>
          <table:table-cell office:value-type="string" calcext:value-type="string">
            <text:p>No</text:p>
          </table:table-cell>
          <table:table-cell office:value-type="string" calcext:value-type="string">
            <text:p>Yes, the project will be certified by June 2021</text:p>
          </table:table-cell>
          <table:table-cell table:number-columns-repeated="5"/>
          <table:table-cell office:value-type="string" calcext:value-type="string">
            <text:p>None</text:p>
          </table:table-cell>
          <table:table-cell office:value-type="string" calcext:value-type="string">
            <text:p>certified under CDM but may transfer to Gold Standard</text:p>
          </table:table-cell>
          <table:table-cell office:value-type="string" calcext:value-type="string">
            <text:p>Life cycle assessment not yet done.</text:p>
          </table:table-cell>
          <table:table-cell office:value-type="string" calcext:value-type="string">
            <text:p>Project will be independently verified by ultimate certification type is TBD.</text:p>
          </table:table-cell>
          <table:table-cell office:value-type="string" calcext:value-type="string">
            <text:p>Restoration projects under the Reflorestar Program often use chemical pesticides to control ants and invasive grasses. Personal Protective Equipment (PPE) and technical assistance to landowners in the use of pesticides are primary measures to mitigate risks to health and/or environment. <text:s/>Site visits by technicians and forestry consultants require travel and associated use of fossil fuel, though detailed analysis is not immediatley available. <text:s/>WWF and partners can improve these estimates and explore mitigation measures as preparation for future discussions. <text:s text:c="2"/>Reflorestar employs silviculture models for “managed forests.” <text:s/>Managed forests are planted in areas authorized by the Brazilian Forest Code, so there is no impact on Legal Reserves and Riparian Areas. <text:s text:c="2"/>The program is implemented by private rural farmers so there is a risk of limited enrollment by the landowners; however, existing programs have been successful. Once enrolled, participation is administered on contracts with landowner that include terms to minimize other program risks. <text:s text:c="2"/>The risks of displacing agricultural production to nearby regions are not expected to be significant, but are partially mitigated by parallel programs supporting improved productivity/ha, including through adoption of better practices and technology.</text:p>
          </table:table-cell>
          <table:table-cell table:number-columns-repeated="7" office:value-type="string" calcext:value-type="string">
            <text:p>Yes</text:p>
          </table:table-cell>
          <table:table-cell office:value-type="string" calcext:value-type="string">
            <text:p>No</text:p>
          </table:table-cell>
          <table:table-cell table:number-columns-repeated="3" office:value-type="string" calcext:value-type="string">
            <text:p>Yes</text:p>
          </table:table-cell>
          <table:table-cell office:value-type="string" calcext:value-type="string">
            <text:p>This project will contribute to forest, water and soil conservation and resiliency through integrated landscape-level interventions. <text:s/>Multiple co-benefits for people and nature will be delivered including: <text:s/>1) Improved carbon sequestration in above-ground and below-ground biomass <text:s/>2) Increased protection and improved water rehabilitation within groundwater recharge areas of major spring systems <text:s/>3) Improved the health and productivity of agroforestry lands <text:s/>4) Improved biodiversity connectivity and protection of wildlife habitat corridors <text:s/>5) Increased productivity on formerly degraded lands</text:p>
          </table:table-cell>
          <table:table-cell office:value-type="string" calcext:value-type="string">
            <text:p>Watershed committees are part of the decision making process to identify the priority areas for investments of the Reflorestar Program. Watershed committees have transparent and inclusive governance modalities in line with Brazil’s National Policy of Water. <text:s/>In addition, the Reflorestar Program prioritizes engagement of small rural farmers and provides opportunities to expand community-level engagement.</text:p>
          </table:table-cell>
          <table:table-cell table:number-columns-repeated="983"/>
        </table:table-row>
        <table:table-row table:style-name="ro2">
          <table:table-cell office:value-type="string" calcext:value-type="string">
            <text:p>ClimateCare Oxford Ltd</text:p>
          </table:table-cell>
          <table:table-cell office:value-type="string" calcext:value-type="string">
            <text:p>ClimateCare have partnered with Pur Projet who will act as the project coordinator. PUR Projet is an international organization specialized in the development of ecosystem restoration and conservation projects, within agricultural supply chains like coffee and cocoa. PUR Projet also assists companies in insetting their supply chains and managing their socio-environmental commitments.</text:p>
          </table:table-cell>
          <table:table-cell office:value-type="string" calcext:value-type="string">
            <text:p>Environmental awareness and watercourse restoration in Brazil</text:p>
          </table:table-cell>
          <table:table-cell office:value-type="string" calcext:value-type="string">
            <text:p>Nordesta</text:p>
          </table:table-cell>
          <table:table-cell office:value-type="string" calcext:value-type="string">
            <text:p>https://www.purprojet.com/project/nordesta/</text:p>
          </table:table-cell>
          <table:table-cell/>
          <table:table-cell office:value-type="string" calcext:value-type="string">
            <text:p>In partnership with the Nordesta Association, this reforestation project aims to reforest the sources of Brazil's third most important river, the Sâo Francisco river, upon which a third of the Brazilian population depends. A wide variety of native trees is being planted by small and medium-scale farmers to also improve agricultural conditions and enhance biodiversity. ClimateCare’s partner, PUR Projet, has been operating this project since 2013, planting over six hundred thousand trees with more than 150 local farmers. The project has not yet been certified as we are seeking a partner that can commit to buying the credits generated from this project from existing and future plantations. <text:s text:c="3"/>Heavy growth and exploitation of agricultural activities (coffee, cattle farming) in the Minas Gerais region lead to the removal of trees along the Sao Francisco River. This has caused erosion, water pollution and biodiversity loss in the area. Nordesta’s main objectives are to preserve water resources through the reforestation of the surrounding and banks of São Francisco River in the Minas Gerais State in Brazil, and to regenerate degraded areas and enhancing soil quality: preventing erosion, soil enrichment. Tree planting along the shores of this river intends to preserve water, both in terms of quality and quantity. <text:s text:c="4"/>Other objectives of the project include: raising environmental awareness concerning the need to restore and preserve forests for the maintenance of water quality and quantity, and maintaining biodiversity and allowing the reintegration of animal species such as the manned wolf, diving ducks, monkeys, and others. Another goal is to promote organic farming, both inside their activities and with local farmers. This way, Nordesta and local farmers could obtain organic certifications for their projects. Additionally, sustainable economic activities such as beekeeping are being developed. <text:s text:c="4"/>The Project continues to grow and is now ready to be certified. Microsoft’s payments for CDR will support the continued expansion of the project through tree planting, farmer engagement and education, community engagement and education, collection of native seeds and production of seedlings, Certification Costs, and Long-term provisions and market linkages for farmers to support the long-term permeance of the project impacts. <text:s text:c="2"/></text:p>
          </table:table-cell>
          <table:table-cell office:value-type="string" calcext:value-type="string">
            <text:p>Arcos</text:p>
          </table:table-cell>
          <table:table-cell office:value-type="string" calcext:value-type="string">
            <text:p>Minas Gerais</text:p>
          </table:table-cell>
          <table:table-cell office:value-type="string" calcext:value-type="string">
            <text:p>Brazil </text:p>
          </table:table-cell>
          <table:table-cell office:value-type="float" office:value="325000" calcext:value-type="float">
            <text:p>325000</text:p>
          </table:table-cell>
          <table:table-cell office:value-type="float" office:value="100" calcext:value-type="float">
            <text:p>100</text:p>
          </table:table-cell>
          <table:table-cell office:value-type="float" office:value="0" calcext:value-type="float">
            <text:p>0</text:p>
          </table:table-cell>
          <table:table-cell office:value-type="float" office:value="325000" calcext:value-type="float">
            <text:p>325000</text:p>
          </table:table-cell>
          <table:table-cell office:value-type="string" calcext:value-type="string">
            <text:p>1/1/2013</text:p>
          </table:table-cell>
          <table:table-cell office:value-type="string" calcext:value-type="string">
            <text:p>This Project will go through an ICROA approved standard (VCS) in 2021. In the design of the Project Design Documents, the project will include considerations of leakage, additionality and permanence, building upon existing in-depth knowledge of Project impacts on these factors and best-in-class values by the ICROA approved certification body. <text:s text:c="2"/>The project participants are already measuring survival rate of trees, farmer income and yield changes, and will develop a comprehensive risk report that identifies a necessary buffer accounting for project longevity, political and natural disaster scenarios and overall non-permanence risks. All CDR provided to Microsoft will be ex-post credits and will have already been sequestered. <text:s text:c="2"/></text:p>
          </table:table-cell>
          <table:table-cell office:value-type="string" calcext:value-type="string">
            <text:p>No</text:p>
          </table:table-cell>
          <table:table-cell office:value-type="string" calcext:value-type="string">
            <text:p>No, the project will not be certified by June 2021 (please specify)</text:p>
          </table:table-cell>
          <table:table-cell office:value-type="string" calcext:value-type="string">
            <text:p>The project could be certified by end of 2021</text:p>
          </table:table-cell>
          <table:table-cell table:number-columns-repeated="2"/>
          <table:table-cell office:value-type="string" calcext:value-type="string">
            <text:p>Verra (VCS)</text:p>
          </table:table-cell>
          <table:table-cell table:number-columns-repeated="3"/>
          <table:table-cell table:number-columns-repeated="2" office:value-type="string" calcext:value-type="string">
            <text:p>N/A</text:p>
          </table:table-cell>
          <table:table-cell office:value-type="string" calcext:value-type="string">
            <text:p>As with any agricultural and natural landscape restoration Project, there is a risk of non-permanence and farmers cutting down trees. The project invests in upfront education to share with farmers the benefits of trees from an ecological, social and economic perspective. Moreover, we provide farmers with an incentive to care for trees and support a high survival rate. <text:s/>When tree mortality exceeds expected amounts, the project will support the replanting of trees. Our diversified agroforestry models provide multiple benefits from trees including nutrient cycling, fruit and medicine provisioning and long-term income through selective tree harvesting (accounted for in emissions), thus deterring producers from cutting down the trees. Where possible, this project will use renewable energy (Solar, Wind) and minimize fossil fuel use. </text:p>
          </table:table-cell>
          <table:table-cell table:number-columns-repeated="8" office:value-type="string" calcext:value-type="string">
            <text:p>Yes</text:p>
          </table:table-cell>
          <table:table-cell table:number-columns-repeated="3" office:value-type="string" calcext:value-type="string">
            <text:p>Not applicable</text:p>
          </table:table-cell>
          <table:table-cell office:value-type="string" calcext:value-type="string">
            <text:p>This Project has multiple co-benefits including improving the living conditions of local producers and communities by strengthening their resilience to climate change and developing ethical and sustainable production systems. Beyond the reforestation activities, this project awareness building activities to the surrounding communities targeting specifically children and farmers. One of the main activities is the collection of native seeds and production of native seedlings to increase the diversity in the plantings and preserve the rich natural heritage of the region. Most importantly the project improves water in terms of quality and quantity in the Sao Francisco River and its sources. This Project specifically supports SDG 6. Clean Water and Sanitation 13. Climate Action and 15. Life on Land. </text:p>
          </table:table-cell>
          <table:table-cell office:value-type="string" calcext:value-type="string">
            <text:p>Beneficiaries engaged in this project are mostly small-holder farmers who have faced many systemic barriers to accessing finance, markets, and climate change adaptation measures. This Project aims to support farmers directly through addressing all three of those barriers 1) by ensuring that activities promote farmer income, reduce input cost, and overall increase farmer net <text:s/>revenue 2) by supporting a sustainable and equitable supply chain through long-term market access contracts and supports 3) by promoting agroforestry practices that restore the soil, preserving water sources and support microclimate regulation and hydrological cycles. </text:p>
          </table:table-cell>
          <table:table-cell table:number-columns-repeated="983"/>
        </table:table-row>
        <table:table-row table:style-name="ro2">
          <table:table-cell office:value-type="string" calcext:value-type="string">
            <text:p>Saving Nature, Inc.</text:p>
          </table:table-cell>
          <table:table-cell office:value-type="string" calcext:value-type="string">
            <text:p>Saving Nature works with a team of local non-profit conservation groups working to restore tropical forests to fight climate change, prevent the loss of biodiversity, and rescue communities suffering from the aftermath of environmental destruction. <text:s/>We currently have projects with local partners in Brazil, Colombia, Ecuador, India, and Sumatra</text:p>
          </table:table-cell>
          <table:table-cell office:value-type="string" calcext:value-type="string">
            <text:p>Restoring Tropical Forests to Fight Climate Change</text:p>
          </table:table-cell>
          <table:table-cell office:value-type="string" calcext:value-type="string">
            <text:p>Building Wildlife Corridors in Biodiversity Hotspots</text:p>
          </table:table-cell>
          <table:table-cell office:value-type="string" calcext:value-type="string">
            <text:p>www.savingnature.com</text:p>
          </table:table-cell>
          <table:table-cell/>
          <table:table-cell office:value-type="string" calcext:value-type="string">
            <text:p>The team at Saving Nature focuses on nature in crisis – fighting to mitigate climate change and prevent extinctions. We work in biodiversity hotspots, where poverty and environmental destruction drives deforestation and extinctions. <text:s/>We intervene to restore links between fragmented habitats to connect important habitat for endangered species. The forests we create help fight climate change, absorbing carbon dioxide from the atmosphere and sequestering it in the biosphere. <text:s text:c="4"/>We select strategic parcels of land that offer the greatest leverage in connecting habitat fragments to create viable areas to support biodiversity and preserve critical ecosystems. Notably, we plant native trees to make connections that unlock the potential for species recolonization, promote genetic diversity, expand access to resources, and reduce human-wildlife conflict. <text:s text:c="4"/>Dr. Stuart Pimm founded Saving Nature as part of his vision for restoring nature for sustainable gains and broader impact. As a science-driven conservation organization, we believe that input from individuals with the experience, wisdom, and perspective ensures that our projects have the highest merits in terms of urgency and importance in saving biodiversity. <text:s/>We assembled leading conservation scientists to serve as advisers on our Science Board, including E.O. Wilson, Thomas Lovejoy, Peter Raven, Patricia Wright, and Trevor Price. Each of our Science Board members have made significant contributions to conservation science and we highly value their guidance. <text:s text:c="4"/>We have a unique approach for leveraging local conservation action to solve global environmental challenges. Our goal is to make the right investments in conservation to maximize success. To do so, we use science to drive our programs, seek peer review from experts, and develop capacity in local organizations to carry out the work. <text:s text:c="4"/>By and large, we work in the tropics, where poverty and environmental destruction converge, driving species extinctions and hardship for local communities. From there, we acquire and restore habitat to secure a sustainable future for threatened species and the planet. <text:s text:c="4"/>Importantly, we work with local non-governmental organizations, young scientists, and the scientific community. <text:s/>Through this collaboration, we develop fresh insights and best practices for monitoring, modeling, and sharing front-line lessons. <text:s/>Our goal is to improve the knowledge base for restoring habitat, recolonizing species, and protecting ecosystem services for local communities. <text:s text:c="3"/>Microsoft’s payments will be used to fund creation of additional wildlife corridors and support the planting of native trees in existing forest restoration projects. <text:s/>Investing in tropical forests will not only help fight climate change, but will prevent the loss of biodiversity, and insulate against future spill-over of zoonotic diseases, like COVID19. Our reforestation projects have been the subject of detailed scientific research in tree species and carbon sequestration with data to back-up their ability to sequester carbon. <text:s/></text:p>
          </table:table-cell>
          <table:table-cell office:value-type="string" calcext:value-type="string">
            <text:p>We are proposing two projects. <text:s/>The first in Brazil, nearest to Rio de Janeiro . The second in Colombia, nearest to Medellin.</text:p>
          </table:table-cell>
          <table:table-cell office:value-type="string" calcext:value-type="string">
            <text:p>Rio de Janeiro and Antioquia</text:p>
          </table:table-cell>
          <table:table-cell office:value-type="string" calcext:value-type="string">
            <text:p>Brazil and Colombia</text:p>
          </table:table-cell>
          <table:table-cell office:value-type="float" office:value="208000" calcext:value-type="float">
            <text:p>208000</text:p>
          </table:table-cell>
          <table:table-cell office:value-type="float" office:value="100" calcext:value-type="float">
            <text:p>100</text:p>
          </table:table-cell>
          <table:table-cell office:value-type="float" office:value="20800" calcext:value-type="float">
            <text:p>20800</text:p>
          </table:table-cell>
          <table:table-cell office:value-type="float" office:value="187200" calcext:value-type="float">
            <text:p>187200</text:p>
          </table:table-cell>
          <table:table-cell office:value-type="string" calcext:value-type="string">
            <text:p>7/23/2020</text:p>
          </table:table-cell>
          <table:table-cell office:value-type="string" calcext:value-type="string">
            <text:p>We monitor the forest regeneration progress annually using drones, ground surveys, and satellite images. <text:s/>Should there be any issues with mortality or other loss of native trees, we will calculate the impact on the carbon sequestration amounts and report our incident and remediation plans to Microsoft.</text:p>
          </table:table-cell>
          <table:table-cell office:value-type="string" calcext:value-type="string">
            <text:p>No</text:p>
          </table:table-cell>
          <table:table-cell office:value-type="string" calcext:value-type="string">
            <text:p>No, the project will not be certified by June 2021 (please specify)</text:p>
          </table:table-cell>
          <table:table-cell office:value-type="string" calcext:value-type="string">
            <text:p>In close collaboration with Natural Capital Partners, we are working to develop Saving Nature’s reforestation activities as verified carbon projects generating removals that Microsoft can support.</text:p>
          </table:table-cell>
          <table:table-cell table:number-columns-repeated="2"/>
          <table:table-cell office:value-type="string" calcext:value-type="string">
            <text:p>Verra (VCS)</text:p>
          </table:table-cell>
          <table:table-cell table:number-columns-repeated="2"/>
          <table:table-cell office:value-type="string" calcext:value-type="string">
            <text:p>We are targeting to us the certification preferred by Microsoft.</text:p>
          </table:table-cell>
          <table:table-cell table:number-columns-repeated="2"/>
          <table:table-cell office:value-type="string" calcext:value-type="string">
            <text:p>We do not foresee any negative environmental impacts from our projects. <text:s/>We acquire land from willing sellers at market prices. <text:s/>Typically, these properties are degraded land that is not productive for livestock or agriculture. <text:s/>the individuals we work with are interested in leaving a situation where subsistence farming is not viable due to poor soil conditions.</text:p>
          </table:table-cell>
          <table:table-cell table:number-columns-repeated="7" office:value-type="string" calcext:value-type="string">
            <text:p>Yes</text:p>
          </table:table-cell>
          <table:table-cell office:value-type="string" calcext:value-type="string">
            <text:p>No</text:p>
          </table:table-cell>
          <table:table-cell office:value-type="string" calcext:value-type="string">
            <text:p>Not applicable</text:p>
          </table:table-cell>
          <table:table-cell table:number-columns-repeated="2" office:value-type="string" calcext:value-type="string">
            <text:p>Yes</text:p>
          </table:table-cell>
          <table:table-cell office:value-type="string" calcext:value-type="string">
            <text:p>At the core of the problems we are working to solve is the destruction and fragmentation of the world’s forests. The loss of forests reduces earth’s capacity to absorb carbon dioxide and produce oxygen, driving climate change. <text:s/>The loss of habitat and the isolation of disconnected forests pushes species to extinction. <text:s/>The proximity of humans and wildlife increases the opportunity for diseases to spill-over from wildlife to human populations, sparking pandemics. <text:s text:c="3"/>Our focus on biodiversity hotspots addresses many of the cascading consequences of ecosystem destruction. <text:s/>In fact, the United Nations General Assembly has also prioritized restoration of degraded and destroyed ecosystems as a proven measure to fight the climate crisis and enhance food security, water supply, and biodiversity. <text:s/>In declaring 2021–2030 the UN Decade on Ecosystem Restoration, they recognize that: <text:s/>“The degradation of land and marine ecosystems undermines the well-being of 3.2 billion people and costs about 10 per cent of the annual global gross domestic product in loss of species and ecosystems services. Key ecosystems that deliver numerous services essential to food and agriculture, including supply of freshwater, protection against hazards and provision of habitat for species such as fish and pollinators, are declining rapidly.”</text:p>
          </table:table-cell>
          <table:table-cell office:value-type="string" calcext:value-type="string">
            <text:p>Our local partners do not have the funding to certify their carbon to international standards required to participate in the carbon finance market. Despite the importance of restoring and protecting tropical forests, they have been largely excluded from carbon financing due to the expense of certification. <text:s/>Saving Nature provides the funding and resources needed to open access for funding that is truly a game-changer for conservation. <text:s text:c="3"/>Restoring the environment helps underrepresented and under-resourced communities, in part by undoing the damage from deforestation. Catastrophic landslides on steep hillsides and destruction of watercourses helps no one. Healthy forests and watersheds need trees with extensive root systems that bind the soil of sloping land and absorb water to counteract wet soil. <text:s text:c="4"/>At the core of our approach to conserving biodiversity is our commitment to building local capacity and creating employment opportunities. We partner with local NGOs to build strategic corridors that connect isolated forest fragments. These corridors allow previously isolated populations to move unencumbered. In building corridors, our projects help create demand for local small businesses that support ongoing tree planting efforts, including nurseries for growing native trees, and jobs planting and maintaining forest regeneration plots. <text:s text:c="4"/>Longer-term, as the forests regenerate, our conservation partners hire local people, often former poachers, to monitor and protect the land from illegal activities. They also develop ecotourism and research stations as part of their ongoing operations of the protected areas we help create, monitor, and expand. Community outreach to foster stewardship for biodiversity creates jobs for local environmental educators. <text:s text:c="3"/>Even more pressing, dispersing indigenous communities means dispensing with the accumulated knowledge and wisdom of millennia—knowledge that could lead to significant scientific and medical advances.</text:p>
          </table:table-cell>
          <table:table-cell table:number-columns-repeated="983"/>
        </table:table-row>
        <table:table-row table:style-name="ro2">
          <table:table-cell office:value-type="string" calcext:value-type="string">
            <text:p>ClimateCare Oxford Ltd </text:p>
          </table:table-cell>
          <table:table-cell office:value-type="string" calcext:value-type="string">
            <text:p>TREE AID will act as project coordinator. TREE AID has been working since 1987 across the African Drylands and has gained extensive experience in natural resource management and programming; planting and regenerating over 20 million trees since founded. TREE AID helps communities manage trees, land and water to protect the environment and biodiversity, and support their families. </text:p>
          </table:table-cell>
          <table:table-cell office:value-type="string" calcext:value-type="string">
            <text:p>Help Build the Great Green Wall Across the Sahara</text:p>
          </table:table-cell>
          <table:table-cell office:value-type="string" calcext:value-type="string">
            <text:p>N/A</text:p>
          </table:table-cell>
          <table:table-cell table:number-columns-repeated="2"/>
          <table:table-cell office:value-type="string" calcext:value-type="string">
            <text:p>The objective of the programme is to participate in building a Great Green Wall in the Sahara and the Sahel, a wide belt of biodiverse vegetation, trees and bushes, to combat desertification and restore degraded land, across five countries: Mali, Burkina Faso, Ghana, Niger, and Ethiopia. <text:s text:c="2"/>In Burkina Faso, the project activities will contribute to the conservation and enhancement of the carbon potential of 21 community forests under decentralized governance and management. It will involve more than 127,000 farmers living around these forests areas and who are involved in at least 52 forest cooperatives. Located in various regions of the country and involving 20 communes, the project will be based on priority actions combining a number of measures that will enable us to achieve our results. These are agronomic measures (forest zai, scarification, forest half-moon, liquid fertiliser), plant measures (planting and sowing), and structural measures and management measures (assisted natural regeneration, local governance and decentralised management). In Ethiopia, the project has been designed in the areas of afforestation/ reforestation (A/R) that address environmental degradation, while creating a financial incentive for local communities. In Ghana, the project aims at reducing deforestation and degradation and restoring ecosystem services along selected rivers and around the Vea Dam in Northern Ghana. It will consist of three major components: 1) Income Generation from Natural Resources; 2) Land Rights and Access, and 3) Environment and Natural Resource Management. The project will facilitate the development of a set of planning, management, and capacity building tools for actors involved in the local governance of riverine forest resources, including forest users. These tools for the protection and management of each identified riverine forest will be developed using a participatory approach involving all stakeholders. In Mali, the project will contribute to reducing the vulnerability of communities to climate change through the improvement of forest cover in the Ségou region in Mali. Specifically, to improve forest cover in 24 communes of the San and Tominian circles in the Ségou region through targeted actions of land revegetation, reduction of pressure on forest resources and restoration of degraded lands. Finally, in Niger, the project will contribute to strengthening the resilience of the population living in the partial reserve of Dosso around the W Transboundary Biodiversity Reserve (WTBR), to the impacts of climate change through rehabilitation of the environment and development of the local economy.</text:p>
          </table:table-cell>
          <table:table-cell table:number-columns-repeated="2" office:value-type="string" calcext:value-type="string">
            <text:p>N/A</text:p>
          </table:table-cell>
          <table:table-cell office:value-type="string" calcext:value-type="string">
            <text:p>Burkina Faso, Ethiopia, Ghana, Mali, Niger</text:p>
          </table:table-cell>
          <table:table-cell office:value-type="float" office:value="1923000" calcext:value-type="float">
            <text:p>1923000</text:p>
          </table:table-cell>
          <table:table-cell office:value-type="float" office:value="100" calcext:value-type="float">
            <text:p>100</text:p>
          </table:table-cell>
          <table:table-cell office:value-type="float" office:value="0" calcext:value-type="float">
            <text:p>0</text:p>
          </table:table-cell>
          <table:table-cell office:value-type="float" office:value="1923000" calcext:value-type="float">
            <text:p>1923000</text:p>
          </table:table-cell>
          <table:table-cell office:value-type="string" calcext:value-type="string">
            <text:p>1/1/2021</text:p>
          </table:table-cell>
          <table:table-cell office:value-type="string" calcext:value-type="string">
            <text:p>Permanent monitoring plots are used to measure progress in terms of tree cover and biodiversity, and can be used to measure a number of indicators including seedlings planted, trees regenerated survival rates, and species diversity. <text:s/>The project will be registered with the VCS and as such will use the AFOLU Non-Permanence Risk Tool v4.0 (or whichever version is applicable at the time), which determines the number of credits to be deposited in the AFOLU pooled buffer account. In addition, the project shall comply with the rules for reporting a loss event and holding/cancelling credits set in VCS Registration and Issuance Process v4.0 (or whichever version is applicable at the time). Buffer credits are cancelled to cover carbon known, or believed, to be lost. As such, the VCUs already issued to the project and sold to Microsoft that subsequently fail are not cancelled and do not have to be compensated. The VCS approach provides atmospheric integrity because the AFOLU pooled buffer account will always maintain an adequate surplus to cover unanticipated losses from individual project failures and the net GHG benefits across the entire pool of AFOLU projects will be greater than the total number of VCUs issued.</text:p>
          </table:table-cell>
          <table:table-cell office:value-type="string" calcext:value-type="string">
            <text:p>Yes</text:p>
          </table:table-cell>
          <table:table-cell office:value-type="string" calcext:value-type="string">
            <text:p>Not applicable (I answered yes to Q24)</text:p>
          </table:table-cell>
          <table:table-cell table:number-columns-repeated="3"/>
          <table:table-cell office:value-type="string" calcext:value-type="string">
            <text:p>Verra (VCS)</text:p>
          </table:table-cell>
          <table:table-cell table:number-columns-repeated="5"/>
          <table:table-cell office:value-type="string" calcext:value-type="string">
            <text:p>We undertake an environmental and social impact assessment of all the projects we develop at the beginning of investment in the field, to identify and adopt a plan to mitigate any potential impacts which could arise. It’s a participatory approach aligned with the environmental policies of the countries we are working with. Potential negative impacts could include: <text:s/>- Environmental: the realization of restoration and conservation activities of soils such as ploughs, zai, half moons, stony cords, etc. Promoting runoff infiltration and reducing water erosion requires compliance with technical standards such as level curves, material type and soil nature. Failure to comply with these techniques and means of work will instead accelerate water erosion and exacerbate the degradation of fertility and soil structure. These activities can also destroy what is left of habitat for animals and especially the soil microorganisms if the techniques of realization are not respected, alongside the loss of biomass and therefore loss of trees with the impact of increased CO2 emissions. As a mitigation action, the project anticipates the training and organisation of the beneficiaries and technicians responsible for training them and technically accompanying them in the field. The multidisciplinary project team is responsible for the ongoing monitoring on the ground and making the necessary corrections while ensuring the implementation of the social and environmental management plan. <text:s/>- Social: At the social level, the possible impacts of land-related problems that can lead to social conflicts between individuals, socio-professional groups or communities around the exploitation of natural resources resulting from the project or their control. The result is low land security, which limits farmers' investment in forest and soil restoration. To prevent and address this situation, the project will develop a local governance approach to forest resources that emphasizes the consultation, awareness and mobilization of all sensitivities before any investment actions on the ground. This is done by involving traditional leaders and local elected officials from each village. Through a participatory process, a local land resource charter is developed to prevent and engage all stakeholders in a common agreement that takes into account local customary realities and government laws, laws and policies on rural land management. It is only after the adoption and disclosure of this local land charter that investment work is carried out and access to these resources is facilitated for all beneficiaries. <text:s text:c="2"/>Climate change brings severe, multifaceted new challenges to the world’s farmers. The countries of implementation are facing increasing drought, floods and temperature and changing rainfall patterns. Smallholder farmers who depend on rain-fed agriculture are the most affected. Changes and innovation are needed to help strengthen the resilience of farmers to disasters and longer-term climate change. Gender-responsive climate-smart agriculture is an approach that supports farmers to adapt their agricultural systems to current and predicted future levels of climatic variabilities, increasing food security. It combines different sustainable practices, to sustainably increase agricultural productivity, building resilience to climate change and reduce greenhouse gas emissions and/or sequestrations. <text:s/>In addition to generating negotiable environmental requirements, emissions-related activities have many additional benefits that are well established in ongoing projects, including: i) improving soil quality, reducing soil erosion and improving watersheds to support agriculture; (ii) giving communities access to NTFPs; and iii) increase biodiversity by restoring habitats. A capacity building programme will be deployed to improve production techniques and the integration of climate information into the management of agro-sylvo-pastoral activities. The strategies chosen in the framework of our programmes will be adapted to each local context. Among the strategies possible the project will apply these different techniques when adapted to the local context: <text:s text:c="2"/>•Crop management including composting and pest and disease management <text:s/>•Livestock management <text:s/>•Soil management <text:s text:c="2"/>•Agroforestry <text:s/>•Water conservation/management <text:s/></text:p>
          </table:table-cell>
          <table:table-cell table:number-columns-repeated="8" office:value-type="string" calcext:value-type="string">
            <text:p>Yes</text:p>
          </table:table-cell>
          <table:table-cell table:number-columns-repeated="3" office:value-type="string" calcext:value-type="string">
            <text:p>Not applicable</text:p>
          </table:table-cell>
          <table:table-cell office:value-type="string" calcext:value-type="string">
            <text:p>Tree planting and regeneration is a highly effective approach that contributes to combating soil fertility loss, increasing organic matter and nutrients, decreasing soil erosion, biodiversity loss, food insecurity, and dysfunctional hydrological cycles by restoring woody vegetation on degraded land. Healthier soils and greater water availability enable communities to sustainably intensify agricultural production, increasing household food security and income. More productive farmland also help to prevent further encroachment into forests. The pruning of trees through assisted natural regeneration (ANR) also provides a supply of wood, further reducing pressure on existing forests. A healthier ecosystem is more resistant to climate shocks and stresses and in turn increases the resilience of local communities. <text:s text:c="2"/>Trees offer real opportunities for people living in poverty to earn an additional sustainable household income, contributing to a more diverse farm economy. Trees can provide fruits, nuts, oils, butters, traditional medicines and nutritious foods. Non-timber forest products (NTFPs) can play an important role as a source of livelihoods for smallholder farmers. The transformation and commercialisation of sustainably sourced NTFPs such as honey, shea, baobab, and moringa, can support the development of small-scale local enterprises into profitable businesses that can provide a vital source of income for smallholder famers. NTFPs can be particularly beneficial to women and youth, in a context where livelihood opportunities for these groups can be particularly limited. The project will use the Rural Household Multi Indicator Survey (RHoMIS) tool to measure increases in incomes and improvements in household socio-economic situations. RHoMIS is a rapid, cost-effective, digital household-level survey and analytical engine for characterising, targeting and monitoring household and natural resource practices. RHoMIS collects a series of harmonised and standardised performance indicators, especially for smallholder farmers in low-income countries. We use RHoMIS to capture information at project baseline and end line on household level income, income from NTFPs, Progress out of Poverty, changes in agriculture practices, livelihood strategies as well as dietary diversity and food security. <text:s text:c="2"/>Trees can play a vital role in fighting hunger for some of the world’s poorest people. Moringa and baobab are species shown to provide far higher levels of vitamins and minerals than other fruits and vegetables, meaning they have potential to play a crucial role in feeding malnourished families particularly in the dryland contexts where the project operates. These species can also be available all year round, and so provide an important opportunity to bridge a gap in nutrition during the lean months of the year. <text:s/>The project is committed to delivering the UN’s Sustainable Development Goals and build a fairer society for all. Our work contributes a number of SDGs including: <text:s/>•15 - Life on land: the programme is protecting life on land by taking action to stop the degradation of natural habitats, soil, and halt the loss of biodiversity and threatened animals and species. <text:s/>•5 - Gender equality: Our projects promote increased land access for women and female-led enterprise. <text:s text:c="2"/>•13 - Climate action: the programme improves education and awareness raising on climate change mitigation. <text:s/>•8 - Decent work and economic growth: the project targets this SDG though improving employment prospects for rural communities in the drylands. <text:s/>•1 – No Poverty: Central to ending poverty is ensuring that everyone has access to economic resources and land. The programme works to secure access to forest resources for the rural communities that use them to earn a living. <text:s/></text:p>
          </table:table-cell>
          <table:table-cell office:value-type="string" calcext:value-type="string">
            <text:p>oThe initiative follows a programmatic and participatory approach based on the full participation and empowerment of beneficiaries who are rural, poor and vulnerable communities so that actions are most beneficial to them. This begins with the selection of regions and areas of intervention taking into account areas where the need for improved living conditions are expressed through various reference and socio-economic studies. For the most part, communities are facing a difficult climate and variable weather due to drought and flooding, the resulting degraded soils and the natural resources on which these 90% communities depend that are degraded and loss of biological diversity. These poor and vulnerable communities are often unaware of the global dynamics on carbon finance and therefore do not know how to take advantage of it for their well-being and environmental restoration, a source of hope for households, especially women and young people who need to believe in a brighter future). <text:s text:c="3"/>oThe approach focuses on information and awareness in local languages on these climate change issues, starting with visible examples such as traditional knowledge of climate and weather observations that are in the midst of instability, putting families in disarray. Although all the terminologies, because of their novelty do not exist in the local language but the one to explain them exist because of the lived experiences. On the basis of this approach of awareness and discussion in focus groups (men, women, young people, socio-professionals) - each group having its own specificity - the actors themselves propose solutions that are subsequently discussed in the presence of the project technicians to ensure their relevance and technical, organisational, financial and environmental feasibility. <text:s text:c="3"/>oThe programme works with NGOs which specialise in environmental and sustainable forest resource management and have an approach that engages both vulnerable and poor communities as well as other local actors including traditional leaders, local elected officials and state technical services. This is possible thanks to the support for a better organisation of the beneficiaries so that their representative/leaders will carry their voice and defend their specific interests at the level of municipal councils and national meetings. Technical and financial support is provided to support these communities in the implementation of projects and activities on the ground. A permanent monitoring and technical support mechanism allows each quarter and year to assess the inclusiveness of the activities and to make the required corrections as necessary. We use the Voice, Choice and Control tool to assess the level of inclusion of specific groups - especially women and young people in driving and monitoring results while taking into account local realities. Women and young people are the first actors who exploit forest and tree resources for economic, medicinal, food and firewood needs, so their involvement that we generate through awareness, organization, training and equipment support is fundamental to achieving the desired results for any project to reduce carbon emissions and improve living conditions.</text:p>
          </table:table-cell>
          <table:table-cell table:number-columns-repeated="983"/>
        </table:table-row>
        <table:table-row table:style-name="ro2">
          <table:table-cell office:value-type="string" calcext:value-type="string">
            <text:p>Bayer Crop Science</text:p>
          </table:table-cell>
          <table:table-cell office:value-type="string" calcext:value-type="string">
            <text:p>Bayer has partnered with two key organizations to develop and provide farmers and companies with solutions to greenhouse gas emission reductions. <text:s text:c="4"/>Bayer, as the leading party in this collaboration, will work with growers to promote the adoption of climate smart practices known to remove carbon from the atmosphere. Bayer’s goal is to streamline the measurement, verification and reporting processes by using its Climate Fieldview Digital farming Platform and the data contained in that platform to feed soil sequestration models and quantify carbon removal credits. <text:s text:c="3"/>One of Bayer’s partners is Dagan. Dagan is a leading company in satellite imagery processing with proprietary algorithms to verify soil disturbance and plant residue. That technology is paramount to verify the adoption of climate smart practices by famers at field level. Dagan and Bayer have also collaborated to create the first version GHG emissions factors for the US Midwest based on the DNDC model and a set of appropriate agronomic practices for soy and corn systems and are currently working on improvements and expansion to other geographies. <text:s text:c="3"/>Another partner is Radicle. Previously known as Climate Smart Group, Radicle collaborated with Bayer in developing the carbon accounting framework that underlies the approach we take to carbon removals in the ag sector. Radical has developed more than 5 Million tonnes of carbon dioxide emissions reductions in the last 10 years for Alberta’s Compliance Market and will work with Bayer to provide data quality and assurance through its proprietary systems and develop high quality credits. <text:s text:c="2"/>The Bayer-Dagan-Radicle collaboration aims to generate emission reduction credits from agriculture using soil sequestration practices in Canada, Brazil and the United States.</text:p>
          </table:table-cell>
          <table:table-cell office:value-type="string" calcext:value-type="string">
            <text:p>Deliver nature based GHG emissions reductions through the ALUS New Acre Project</text:p>
          </table:table-cell>
          <table:table-cell office:value-type="string" calcext:value-type="string">
            <text:p>ALUS New Acre Project GHG Emissions Reductions</text:p>
          </table:table-cell>
          <table:table-cell office:value-type="string" calcext:value-type="string">
            <text:p>https://newacreproject.alus.ca/</text:p>
          </table:table-cell>
          <table:table-cell/>
          <table:table-cell office:value-type="string" calcext:value-type="string">
            <text:p>Radicle is responsible for the quantification and monetization of the carbon removals and reductions resulting from the ALUS New Acre Project. Alus is a Canadian not-for-profit committed to reducing GHG emission, improving water quality and increasing biodiversity on agricultural land by empowering farmers and ranchers to play a pivotal role in conservation and sustainability by building nature one acre at a time. <text:s/>. <text:s text:c="5"/>The program began in 2006 in Blanshard, Manitoba and by 2020 has been voluntarily adopted by 28 communities in six provinces across Canada. <text:s text:c="7"/>Participating community partners lead program governance with more than 900 farmers and ranchers enrolled managing 27k acres. <text:s text:c="5"/>The program focuses on: <text:s text:c="5"/>Building community-level collaborations as the basis for grassroots conservation programming <text:s text:c="4"/>Engaging farmers and ranchers as solution providers in conservation activities to achieve better GHG, watershed and biodiversity outcomes <text:s text:c="4"/>Developing research partnerships to document and assess results to validate outcomes of ALUS projects <text:s text:c="5"/>This program delivers GHG reductions through our innovative New Acre Project (NAP) through innovative land management practices on 107.8k acres of land across Canada by 2025 to deliver 1.05M metric tons of CO2?reduction over five years and improve local watersheds. <text:s text:c="5"/>Carbon is sequestered by contracting farmers and ranchers to manage nature-based projects on their land for a specified time-period, leveraging their skills and expertise to deliver ecosystem services such as: <text:s text:c="5"/>Restoration – establishing native grasslands, wetlands and riparian areas, trees, and shrubs on marginal agricultural land <text:s text:c="5"/>Enhancement – increasing the ecosystem services of existing grasslands and wetlands by improving existing natural features (e.g. enlarging wetlands, prescribed burning of native grasses, control of invasive species) <text:s text:c="4"/>Modified Agricultural Practices – including Adaptive Multi-Paddock grazing, swath grazing, and delayed haying <text:s text:c="5"/>Incremental outcomes and outputs can be driven beyond the initial five-year sponsorship by: <text:s text:c="5"/>Increasing the number of ranchers participating in the program <text:s text:c="5"/>Growing the number of nature-based projects on existing participant land <text:s text:c="4"/>Adding new community partnerships across Canada and into the United States <text:s text:c="5"/>These initiatives could reduce an additional 2.5M metric tons of CO2 by 2030 with more than 257,857 acres sponsored. <text:s text:c="7"/></text:p>
          </table:table-cell>
          <table:table-cell office:value-type="string" calcext:value-type="string">
            <text:p>Calgary, Edmonton, Regina, Winnipeg, Toronto, Kitchener-Waterloo, Guelph, Hamilton, Ottawa, Montreal, Charlottetown</text:p>
          </table:table-cell>
          <table:table-cell office:value-type="string" calcext:value-type="string">
            <text:p>Alberta, Saskatchewan, Manitoba, Ontario, Quebec, Prince Edward Island</text:p>
          </table:table-cell>
          <table:table-cell office:value-type="string" calcext:value-type="string">
            <text:p>Canada</text:p>
          </table:table-cell>
          <table:table-cell office:value-type="float" office:value="1050000" calcext:value-type="float">
            <text:p>1050000</text:p>
          </table:table-cell>
          <table:table-cell office:value-type="float" office:value="75" calcext:value-type="float">
            <text:p>75</text:p>
          </table:table-cell>
          <table:table-cell office:value-type="float" office:value="8775" calcext:value-type="float">
            <text:p>8775</text:p>
          </table:table-cell>
          <table:table-cell office:value-type="float" office:value="1000000" calcext:value-type="float">
            <text:p>1000000</text:p>
          </table:table-cell>
          <table:table-cell office:value-type="string" calcext:value-type="string">
            <text:p>6/30/2020</text:p>
          </table:table-cell>
          <table:table-cell office:value-type="string" calcext:value-type="string">
            <text:p>Radicle will maintain an assurance pool comprised of an additional 15% of projects to use as substitution should any of the original projects be removed from the Microsoft inventory. <text:s text:c="6"/>The project will be third party audited by an approved organization <text:s/></text:p>
          </table:table-cell>
          <table:table-cell office:value-type="string" calcext:value-type="string">
            <text:p>No</text:p>
          </table:table-cell>
          <table:table-cell office:value-type="string" calcext:value-type="string">
            <text:p>Yes, the project will be certified by June 2021</text:p>
          </table:table-cell>
          <table:table-cell table:number-columns-repeated="6"/>
          <table:table-cell office:value-type="string" calcext:value-type="string">
            <text:p>We anticipate quantifying the carbon removals under Bayer’s carbon accounting insetting framework or through the Canadian Standards Associations Green Project Registry. <text:s/>Our long term goal is to be able to certify these carbon removals through one of the standards listed above.</text:p>
          </table:table-cell>
          <table:table-cell table:number-columns-repeated="2"/>
          <table:table-cell office:value-type="string" calcext:value-type="string">
            <text:p>When lands are disturbed to establish grasslands or forests, bare soils can be vulnerable to invasive species, however the landowner is responsible for keeping the site invasive-free. <text:s/>Some ALUS communities have opted to cultivate their own tallgrass prairie seeds to improve the quality of the seed mix (to avoid invasives) as experience has shown that not all commercial certified seed is invasive-free</text:p>
          </table:table-cell>
          <table:table-cell table:number-columns-repeated="11" office:value-type="string" calcext:value-type="string">
            <text:p>Yes</text:p>
          </table:table-cell>
          <table:table-cell office:value-type="string" calcext:value-type="string">
            <text:p>ALUS Canada and New Acre Project is a proud member of the UN Global Compact, the CEO Water Mandate, Alliance for Water Stewardship, and New Acre Project has been recognized as a best practice for contributing to the Global Sustainable Development Goals (2,6,11,13,14,15 and 17). This partnership and the outcomes are easily integrated into corporate frameworks used for reporting against these global conventions. </text:p>
          </table:table-cell>
          <table:table-cell office:value-type="string" calcext:value-type="string">
            <text:p>ALUS’ community-based governance model engages and empowers farm families through rural communities to understand, undertake, manage and maintain emissions reduction projects on their land. <text:s text:c="6"/>ALUS aggregates the work of farmers and ranchers and connects this community to the carbon marketplace. <text:s/></text:p>
          </table:table-cell>
          <table:table-cell table:number-columns-repeated="983"/>
        </table:table-row>
        <table:table-row table:style-name="ro2">
          <table:table-cell office:value-type="string" calcext:value-type="string">
            <text:p>Bayer Crop Science</text:p>
          </table:table-cell>
          <table:table-cell office:value-type="string" calcext:value-type="string">
            <text:p>Bayer has partnered with two key organizations to develop and provide farmers and companies with solutions to greenhouse gas emission reductions. <text:s text:c="4"/>Bayer, as the leading party in this collaboration, will work with growers to promote the adoption of climate smart practices known to remove carbon from the atmosphere. Bayer’s goal is to streamline the measurement, verification and reporting processes by using its Climate Fieldview Digital farming Platform and the data contained in that platform to feed soil sequestration models and quantify carbon removal credits. <text:s text:c="3"/>One of Bayer’s partners is Dagan. Dagan is a leading company in satellite imagery processing with proprietary algorithms to verify soil disturbance and plant residue. That technology is paramount to verify the adoption of climate smart practices by famers at field level. Dagan and Bayer have also collaborated to create the first version GHG emissions factors for the US Midwest based on the DNDC model and a set of appropriate agronomic practices for soy and corn systems and are currently working on improvements and expansion to other geographies. <text:s text:c="3"/>Another partner is Radicle. Previously known as Climate Smart Group, Radicle collaborated with Bayer in developing the carbon accounting framework that underlies the approach we take to carbon removals in the ag sector. Radical has developed more than 5 Million tonnes of carbon dioxide emissions reductions in the last 10 years for Alberta’s Compliance Market and will work with Bayer to provide data quality and assurance through its proprietary systems and develop high quality credits. <text:s text:c="2"/>The Bayer-Dagan-Radicle collaboration aims to generate emission reduction credits from agriculture using soil sequestration practices in Canada, Brazil and the United States.</text:p>
          </table:table-cell>
          <table:table-cell office:value-type="string" calcext:value-type="string">
            <text:p>Support Local Farmers to Sequester Soil Carbon</text:p>
          </table:table-cell>
          <table:table-cell office:value-type="string" calcext:value-type="string">
            <text:p>Saskatchewan Conservation Cropping Project</text:p>
          </table:table-cell>
          <table:table-cell office:value-type="string" calcext:value-type="string">
            <text:p>n/A</text:p>
          </table:table-cell>
          <table:table-cell/>
          <table:table-cell office:value-type="string" calcext:value-type="string">
            <text:p>Radicle has been working with farmers on regenerative soil practices for over 10 years. To date, we have worked with over 3,000 farmers in Alberta who have implemented conservation cropping practices on their farms to enhance their soil organic carbon (SOC), generating more than 5.3 million carbon credits for our clients. In 2019 we expanded our conservation cropping program (CCP) into Saskatchewan in anticipation of a similar protocol being adopted for their provincial program. This project engages 138 farmers over 1.8 million acres and will result in 70,000 tCO2e removed from the atmosphere and stored in the soil annually</text:p>
          </table:table-cell>
          <table:table-cell office:value-type="string" calcext:value-type="string">
            <text:p>Regina</text:p>
          </table:table-cell>
          <table:table-cell office:value-type="string" calcext:value-type="string">
            <text:p>Saskatchewan</text:p>
          </table:table-cell>
          <table:table-cell office:value-type="string" calcext:value-type="string">
            <text:p>Canada</text:p>
          </table:table-cell>
          <table:table-cell office:value-type="float" office:value="70000" calcext:value-type="float">
            <text:p>70000</text:p>
          </table:table-cell>
          <table:table-cell office:value-type="float" office:value="75" calcext:value-type="float">
            <text:p>75</text:p>
          </table:table-cell>
          <table:table-cell table:number-columns-repeated="2" office:value-type="float" office:value="70000" calcext:value-type="float">
            <text:p>70000</text:p>
          </table:table-cell>
          <table:table-cell office:value-type="string" calcext:value-type="string">
            <text:p>1/1/2017</text:p>
          </table:table-cell>
          <table:table-cell office:value-type="string" calcext:value-type="string">
            <text:p>Sequestered carbon is a reversible activity. The Alberta Conservation Cropping Protocol manages the risk of reversal through a reserve discount factor applied to sequestered carbon to account for known rates of reversal occurring at a regional scale. Reversal events that affect more than 10% of a field must be documented in the offset project report, and affect fields must be removed from the project condition for that vintage year. All potential reversals are monitored as part of ongoing project activities. <text:s/></text:p>
          </table:table-cell>
          <table:table-cell office:value-type="string" calcext:value-type="string">
            <text:p>Yes</text:p>
          </table:table-cell>
          <table:table-cell office:value-type="string" calcext:value-type="string">
            <text:p>Not applicable (I answered yes to Q24)</text:p>
          </table:table-cell>
          <table:table-cell table:number-columns-repeated="6"/>
          <table:table-cell office:value-type="string" calcext:value-type="string">
            <text:p>CSA GHG Clean Projects Registry</text:p>
          </table:table-cell>
          <table:table-cell table:number-columns-repeated="2"/>
          <table:table-cell office:value-type="string" calcext:value-type="string">
            <text:p>Regenerative practices can impact production when first implemented, however, over the life of the practice production values stabilize and improve conditions for long-term sustainable yield. </text:p>
          </table:table-cell>
          <table:table-cell table:number-columns-repeated="11" office:value-type="string" calcext:value-type="string">
            <text:p>Yes</text:p>
          </table:table-cell>
          <table:table-cell office:value-type="string" calcext:value-type="string">
            <text:p>N/A</text:p>
          </table:table-cell>
          <table:table-cell office:value-type="string" calcext:value-type="string">
            <text:p>This project groups multiple farmers of different sizes and practices that individually wont have a chance to participate in a carbon market. By rewarding regenerative practices, farmers improve soil health that enhance crop production and sustain land production for generations to come.</text:p>
          </table:table-cell>
          <table:table-cell table:number-columns-repeated="983"/>
        </table:table-row>
        <table:table-row table:style-name="ro2">
          <table:table-cell office:value-type="string" calcext:value-type="string">
            <text:p>Blue Source LLC</text:p>
          </table:table-cell>
          <table:table-cell office:value-type="string" calcext:value-type="string">
            <text:p>None</text:p>
          </table:table-cell>
          <table:table-cell office:value-type="string" calcext:value-type="string">
            <text:p>Forest project home to largest sugar maple grove in US</text:p>
          </table:table-cell>
          <table:table-cell office:value-type="string" calcext:value-type="string">
            <text:p>The Bluesource - <text:s/>Big Six IFM Project</text:p>
          </table:table-cell>
          <table:table-cell table:number-columns-repeated="2"/>
          <table:table-cell office:value-type="string" calcext:value-type="string">
            <text:p>The Bluesource - <text:s/>Big Six IFM Project is located on approximately 23,000 acres of northern hardwood and spruce-fir forestland in northern Maine, wholly in the county of Somerset. By committing to maintain forest CO2 stocks through sustainable management, the project will provide significant climate benefits through carbon sequestration. The Big Six project is owned and operated by the Big Six Land and Timber Company, a multi generational land management company in the US and Canada. The 4000 acres of the property support the largest grove of sugar maple trees in the United States and are responsible for 13% of US maple syrup production. The remaining 19,000 acres have been industrially managed for decades. The carbon project will allow the land owner to maintain syruping operations on that portion of the property while also allowing the remaining acres to regenerate.</text:p>
          </table:table-cell>
          <table:table-cell office:value-type="string" calcext:value-type="string">
            <text:p>Quebec City</text:p>
          </table:table-cell>
          <table:table-cell office:value-type="string" calcext:value-type="string">
            <text:p>QC</text:p>
          </table:table-cell>
          <table:table-cell office:value-type="string" calcext:value-type="string">
            <text:p>Canada</text:p>
          </table:table-cell>
          <table:table-cell office:value-type="float" office:value="240000" calcext:value-type="float">
            <text:p>240000</text:p>
          </table:table-cell>
          <table:table-cell office:value-type="float" office:value="36" calcext:value-type="float">
            <text:p>36</text:p>
          </table:table-cell>
          <table:table-cell office:value-type="float" office:value="0" calcext:value-type="float">
            <text:p>0</text:p>
          </table:table-cell>
          <table:table-cell office:value-type="float" office:value="240000" calcext:value-type="float">
            <text:p>240000</text:p>
          </table:table-cell>
          <table:table-cell office:value-type="string" calcext:value-type="string">
            <text:p>8/12/2020</text:p>
          </table:table-cell>
          <table:table-cell office:value-type="string" calcext:value-type="string">
            <text:p>Per the requirements of the American Carbon Registry's (ACR's) Improved Forest Management <text:s/>Methodology for Quantifying GHG Removals and Emission Reductions through Increased Forest Carbon Sequestration on Non?Federal U.S. Forestlands, the project will submit annual monitoring reports (based on on-the-ground observations and remote sensing analysis), will undergo on-site verification of carbon stocks at least once every five years, and will undergo a full forest carbon inventory update at least once every ten years. If it is suspected that a reversal has occurred, inventory plots subject to the potential reversal event will be remeasured. If this remeasurement reveals that a reversal has occurred, a site verification will be carried out to confirm the magnitude of the reversal. Following confirmation of the magnitude of the reversal, credits from the ACR buffer pool will be retired to account for offsets lost as result of the reversal activity (in the case of unintentional reversals) or substitute ACR approved offset credits will be purchased on the carbon market and retired in a number commensurate with the magnitude of the reversal. </text:p>
          </table:table-cell>
          <table:table-cell office:value-type="string" calcext:value-type="string">
            <text:p>Yes</text:p>
          </table:table-cell>
          <table:table-cell office:value-type="string" calcext:value-type="string">
            <text:p>Not applicable (I answered yes to Q24)</text:p>
          </table:table-cell>
          <table:table-cell/>
          <table:table-cell office:value-type="string" calcext:value-type="string">
            <text:p>ACR</text:p>
          </table:table-cell>
          <table:table-cell table:number-columns-repeated="7"/>
          <table:table-cell office:value-type="string" calcext:value-type="string">
            <text:p>The Bluesource - Big Six Improved Forest Management (IFM) Project avoids actions that encourage deforestation by committing to conserve the forest for carbon sequestration over the life of the project. It provides a financial incentive to the landowner for maintaining the property as forest and to implement management techniques that increase carbon sequestration over time. There are no foreseeable negative environmental or social impacts of the IFM project.</text:p>
          </table:table-cell>
          <table:table-cell table:number-columns-repeated="11" office:value-type="string" calcext:value-type="string">
            <text:p>Yes</text:p>
          </table:table-cell>
          <table:table-cell office:value-type="string" calcext:value-type="string">
            <text:p>SDG 11 - Conservation of this property ensures continued production of large maple syrup volumes and adds a new revenue stream to this business.</text:p>
          </table:table-cell>
          <table:table-cell office:value-type="string" calcext:value-type="string">
            <text:p>NA</text:p>
          </table:table-cell>
          <table:table-cell table:number-columns-repeated="983"/>
        </table:table-row>
        <table:table-row table:style-name="ro2">
          <table:table-cell office:value-type="string" calcext:value-type="string">
            <text:p>Natural Capital Partners Americas, LLC</text:p>
          </table:table-cell>
          <table:table-cell office:value-type="string" calcext:value-type="string">
            <text:p>The Nature Conservancy Canada, project partner</text:p>
          </table:table-cell>
          <table:table-cell office:value-type="string" calcext:value-type="string">
            <text:p>Pioneering carbon finance to advance large-scale forest conservation in Canada</text:p>
          </table:table-cell>
          <table:table-cell office:value-type="string" calcext:value-type="string">
            <text:p>Darkwoods Forest Carbon Project</text:p>
          </table:table-cell>
          <table:table-cell office:value-type="string" calcext:value-type="string">
            <text:p>https://www.naturalcapitalpartners.com/projects/project/darkwoods-forest-carbon <text:s/>•https://registry.verra.org/app/projectDetail/VCS/607 •https://www.natureconservancy.ca/en/where-we-work/british-columbia/featured-projects/west-kootenay/darkwoods/</text:p>
          </table:table-cell>
          <table:table-cell/>
          <table:table-cell office:value-type="string" calcext:value-type="string">
            <text:p>•Located in south-eastern British Columbia, The Darkwoods Forest Carbon Project began in 2008 when the project developer purchased approximately 55,000 ha (135,000 acres) of private Boreal forest containing a large component of mature trees. Rarely does a private property of this size and ecological richness become available for sale and the Nature Conservancy Canada were competing against buyers with a commercial logging rather than conservation focus. This project pioneered carbon finance as a mechanism to further environmental stewardship and expands private land conservation at scale. <text:s/>•Had the project developer not bought the property, there would have been an immediate threat of subdivision and high-impact logging. The project therefore delivers greenhouse gas (GHG) benefits in two ways. The Darkwoods forest is avoiding the inevitable profit maximizing timber harvesting regime that a commercial logging company would have imposed on the property. The second GHG benefit comes from a conservation focused management plan that allows most of the trees to remain standing, allowing the forest to grow to maturity and directly sequester GHGs. <text:s/>•The project manages the land for conservation targets by clearly zoning and monitoring different areas of the property to target areas for: strict biodiversity protection by limiting/deactivating roads, infrastructure, and activity; public access; invasive species control, conservation research, and a low level of sustainable harvesting. All forestry activities are subject to reviews and evaluation of conservation values. <text:s/></text:p>
          </table:table-cell>
          <table:table-cell office:value-type="string" calcext:value-type="string">
            <text:p>Vancouver </text:p>
          </table:table-cell>
          <table:table-cell office:value-type="string" calcext:value-type="string">
            <text:p>BC</text:p>
          </table:table-cell>
          <table:table-cell office:value-type="string" calcext:value-type="string">
            <text:p>Canada</text:p>
          </table:table-cell>
          <table:table-cell office:value-type="float" office:value="202646" calcext:value-type="float">
            <text:p>202646</text:p>
          </table:table-cell>
          <table:table-cell office:value-type="float" office:value="87" calcext:value-type="float">
            <text:p>87</text:p>
          </table:table-cell>
          <table:table-cell office:value-type="float" office:value="202646" calcext:value-type="float">
            <text:p>202646</text:p>
          </table:table-cell>
          <table:table-cell office:value-type="float" office:value="0" calcext:value-type="float">
            <text:p>0</text:p>
          </table:table-cell>
          <table:table-cell office:value-type="string" calcext:value-type="string">
            <text:p>4/1/2008</text:p>
          </table:table-cell>
          <table:table-cell office:value-type="string" calcext:value-type="string">
            <text:p>The program is registered under VCS and follows the VCS rules in this regard. This means that monitoring takes place every 5 years or more frequently, and only additional emissions reductions and removals are credited, which means that any partial reversals are automatically compensated. In addition, the VCS operates a buffer pool for all land-use projects.</text:p>
          </table:table-cell>
          <table:table-cell office:value-type="string" calcext:value-type="string">
            <text:p>Yes</text:p>
          </table:table-cell>
          <table:table-cell office:value-type="string" calcext:value-type="string">
            <text:p>Not applicable (I answered yes to Q24)</text:p>
          </table:table-cell>
          <table:table-cell table:number-columns-repeated="3"/>
          <table:table-cell office:value-type="string" calcext:value-type="string">
            <text:p>Verra (VCS)</text:p>
          </table:table-cell>
          <table:table-cell table:number-columns-repeated="2"/>
          <table:table-cell office:value-type="string" calcext:value-type="string">
            <text:p>SD Vista (water benefit, based on Microsoft interest), Climate Community and Biodiversity</text:p>
          </table:table-cell>
          <table:table-cell table:number-columns-repeated="2"/>
          <table:table-cell office:value-type="string" calcext:value-type="string">
            <text:p>•There are no real or foreseeable negative environmental or social impacts of the program. It has followed the VCS program design which includes sections on environmental and social impacts, as well as stakeholder consultations. <text:s/>•With respect to inducement of increased timber harvest, and associated emissions, outside the project boundary, this represents leakage risk. <text:s/>As a mission-driven not-for-profit conservation organization, NCC does not undertake commercial harvesting on any of its properties. <text:s/>There is, therefore, no risk of activity-shifting leakage. <text:s/>The risk of market leakage has been assessed in accordance with the methodology requirements, and corresponding leakage deductions reduce the number of credits that are issued. <text:s/></text:p>
          </table:table-cell>
          <table:table-cell table:number-columns-repeated="10" office:value-type="string" calcext:value-type="string">
            <text:p>Yes</text:p>
          </table:table-cell>
          <table:table-cell office:value-type="string" calcext:value-type="string">
            <text:p>Not applicable</text:p>
          </table:table-cell>
          <table:table-cell office:value-type="string" calcext:value-type="string">
            <text:p>Due to the history of conservation-based management on the property, it has retained critical biodiversity and habitat areas. Darkwoods contains more than 17 different tree species and is home to 19 animal species confirmed to be threatened or endangered species. <text:s text:c="4"/>The conservation of Darkwoods also protects the integrity of nearby protected lands, such as the internationally renowned Creston Valley wetlands, located directly adjacent to the property’s southern limits. Because of this connectivity as well as its size, the project helps establish a corridor for a number of wide-ranging animals that smaller, fragmented pieces of land could not sustain. This includes an isolated population of Grizzly Bear, but even more notably, the area provides crucial winter habitat for the only remaining Mountain Caribou herd in the region, which rely on the lichen that grows only on old growth trees as well as large un-fragmented forests for seasonal migrations. Other key species in the area include the Peregrine Falcon, Western Screech Owl, Wolverine, Bull Trout and the overall area contains one of the highest breeding concentrations of ospreys in the world. <text:s text:c="4"/>The Darkwoods Project also plays a critical role in preserving freshwater systems throughout the Mountainous region, in?uencing 17 separate watersheds, numerous streams and over 50 lakes. The forests of Darkwoods act as natural water ?lters and puri?ers, ensuring fresh water for countless species of plants and animals, including people in nearby areas. <text:s text:c="3"/>The project has been certified to the Climate, Community &amp; Biodiversity (CCB) Standards. <text:s/>CCB Standards criteria ensure that projects: <text:s/>•Identify all stakeholders and ensure their full and effective participation <text:s/>•Recognize and respect customary and statutory rights <text:s/>•Obtain free, prior and informed consent <text:s/>•Assess and monitor direct and indirect costs, benefits and risks <text:s/>•Identify and maintain high conservation values <text:s/>•Demonstrate net positive climate, community and biodiversity benefits <text:s text:c="3"/>The project is anticipated to be certified under the Sustainable Development Verified Impact Standard (SD VISta). <text:s/>The SD VISta Program sets out rules and criteria for the design, implementation and assessment of projects that aim to deliver high-impact sustainable development benefits. <text:s/>Sustainable development benefits are classified in accordance with the United Nations Sustainable Development Goals (SDGs). <text:s/>The Darkwoods project is pursuing SD VISta certification in relation to SDG 6, Clean Water and Sanitation. <text:s text:c="2"/></text:p>
          </table:table-cell>
          <table:table-cell office:value-type="string" calcext:value-type="string">
            <text:p>The Darkwoods project is <text:s/>wilderness forest conservation project in a developed country managed by a team of specialist so limited opportunities for proactive outreach around diversity, equity and inclusion. </text:p>
          </table:table-cell>
          <table:table-cell table:number-columns-repeated="983"/>
        </table:table-row>
        <table:table-row table:style-name="ro2">
          <table:table-cell office:value-type="string" calcext:value-type="string">
            <text:p>NatureBank Asset Management Inc. (on behalf of Coastal First Nations / Great Bear Initiative)</text:p>
          </table:table-cell>
          <table:table-cell office:value-type="string" calcext:value-type="string">
            <text:p>•Great Bear Carbon Credit Limited Partnership - Project owner and revenue recipient; they manage the project stewardship <text:s/>•Nanwakolas Offset Limited Partnership - Project owner and revenue recipient; they manage the project stewardship <text:s/>•BC Government - Signatory to the ABSA (atmospheric benefit sharing agreement) and provide datasets required by the project <text:s text:c="2"/>•NatureBank’s role in the partnership includes project design, development and maintenance (ongoing verifications), liaising between the BC Government and the First Nations. <text:s text:c="4"/>•The Great Bear Forest Carbon Project is comprised of three separate carbon projects (to make it more manageable to administer and reduce project costs), but from a marketing perspective, it is considered one large project. It is the first carbon project in North America on traditional territory with unextinguished Aboriginal Rights and Title. It is within the traditional territories of both the Coastal First Nations and the Nanwakolas Council Society. The Great Bear Initiative (representing the Coastal First Nations) and the Nanwakolas Carbon Credit Corporation Limited Partnership (representing the Nanwakolas Council Society) were established to transfer and finalize sales of the carbon credits, and to distribute the sales proceeds to the (currently) 15 participating First Nations communities that the two groups collectively represent. The two groups work closely together and the sub-projects consist of the same activities. This helps manage project administration costs and workloads and keep everything efficient for all participating members.</text:p>
          </table:table-cell>
          <table:table-cell office:value-type="string" calcext:value-type="string">
            <text:p>First North American project(s) with unextinguished Aboriginal Rights and Title. </text:p>
          </table:table-cell>
          <table:table-cell office:value-type="string" calcext:value-type="string">
            <text:p>The Great Bear Forest Carbon Project</text:p>
          </table:table-cell>
          <table:table-cell office:value-type="string" calcext:value-type="string">
            <text:p>https://www.offsetters.ca/project-services/offset-projects/by-country/great-bear-forest-carbon-project </text:p>
          </table:table-cell>
          <table:table-cell/>
          <table:table-cell office:value-type="string" calcext:value-type="string">
            <text:p>The Great Bear Rainforest is home to the largest intact coastal temperate rainforest remaining in the world, spanning 6.4 million hectares. The resources of the Great Bear are vast and valuable to Coastal First Nations, environmental groups, forest companies and governments. After decades of conflict, the Nanwakolas First Nations and the Coastal First Nations have enacted landmark Government to Government agreements for land use planning and natural resource management in the Great Bear Rainforest. Together, these groups have adopted an Ecosystem Based Management (EBM) approach that values the forest not as a source of lumber alone, but as a balanced system that sustains biodiversity and an enriched community. The EBM approach that originated from the Great Bear agreements protects the forests, recognizes the ecologically and culturally significant areas, and delivers revenue opportunities, through the creation of carbon offsets, for the ongoing stewardship by the Nanwakolas First Nations and the Coastal First Nations. <text:s text:c="4"/>This project meets the additionality, permanence and social co-benefit, verifiable standards that characterize the world’s highest quality offset projects. Without offset funds, the protected areas would not have been established and harvest levels would not have been reduced. The Great Bear Forest Carbon project resulted in changes in land-use legislation and regulation that increased carbon stocks by converting forests that were previously designated, sanctioned, or approved for commercial logging to protected forests. Emissions caused by harvesting, road building and other forestry operations are also prevented. The Great Bear Forest Carbon project is unique in that it is the only Improved Forest Management project of its scale that has equal involvement with the First Nations and the BC Government, strong legal and policy foundations, and robust data to support the quantification of ecosystem services. This is not simply a conservation project; it is a model for sustainable development in an economically valuable but ecologically and culturally vulnerable area.</text:p>
          </table:table-cell>
          <table:table-cell office:value-type="string" calcext:value-type="string">
            <text:p>North and Central-Mid Coast, South Central Coast &amp; Haida Gwaii. Towns include: Bella Coola, Prince Rupert, Queen Charlotte City</text:p>
          </table:table-cell>
          <table:table-cell office:value-type="string" calcext:value-type="string">
            <text:p>British Columbia</text:p>
          </table:table-cell>
          <table:table-cell office:value-type="string" calcext:value-type="string">
            <text:p>Canada</text:p>
          </table:table-cell>
          <table:table-cell office:value-type="float" office:value="500000" calcext:value-type="float">
            <text:p>500000</text:p>
          </table:table-cell>
          <table:table-cell office:value-type="float" office:value="100" calcext:value-type="float">
            <text:p>100</text:p>
          </table:table-cell>
          <table:table-cell office:value-type="float" office:value="500000" calcext:value-type="float">
            <text:p>500000</text:p>
          </table:table-cell>
          <table:table-cell office:value-type="float" office:value="800000" calcext:value-type="float">
            <text:p>800000</text:p>
          </table:table-cell>
          <table:table-cell office:value-type="string" calcext:value-type="string">
            <text:p>4/1/2009</text:p>
          </table:table-cell>
          <table:table-cell office:value-type="string" calcext:value-type="string">
            <text:p>The BC Forest Offset Protocol requires that there be a reserve of tonnes (buffer pool) that are held back every year and not sold. In the event of a reversal that impacts the forest, tonnes from the buffer pool would be retired and future verifications would replenish the reserve (before new tonnes were available for sale). Each project has a buffer pool established and sets aside 10% of verified volume every year. Projects undergo a project specific risk assessment to determine the amount of buffer required. The risk assessments completed for the Great Bear Projects resulted in 4% risk factor; however the BC Forest Carbon Offset Protocol requires a minimum of 10% to be set aside as a risk buffer.</text:p>
          </table:table-cell>
          <table:table-cell office:value-type="string" calcext:value-type="string">
            <text:p>No</text:p>
          </table:table-cell>
          <table:table-cell office:value-type="string" calcext:value-type="string">
            <text:p>No, the project will not be certified by June 2021 (please specify)</text:p>
          </table:table-cell>
          <table:table-cell office:value-type="string" calcext:value-type="string">
            <text:p>•ICROA has a prescriptive list of offset standards that are considered compliant. This project was created and verified under a government approved offset program which ICROA has not yet reviewed, so is not defined as either compliant or non-compliant. ICROA has provided the following guidance in this respect, “Under special circumstances and in accordance with strict conditions, ICROA members may use carbon credits from government-approved schemes as well as non-carbon accounting standards (e.g. Climate, Community and Biodiversity Alliance; Social Carbon) that are combined with approved offset standards.” While these projects meet the same technical requirements as ICROA’s code of best practice, the projects were developed under a protocol established under British Columbia’s Greenhouse Gas Industrial Reporting and Control Act (GGIRCA), a government approved program. Specifically, this project was developed under the Forest Carbon Offset Protocol, which was not only an approved protocol under GGIRCA, but also an accepted protocol under the Verified Carbon Standard, having successfully completed the VCS double validation review process for methodologies. Under ICROA, the VCS is an approved offset standard organization.</text:p>
          </table:table-cell>
          <table:table-cell table:number-columns-repeated="5"/>
          <table:table-cell office:value-type="string" calcext:value-type="string">
            <text:p>The Great Bear Forest Carbon project follows the British Columbia Forest Carbon Offset Protocol (FCOP), which was developed by the Province of BC for the quantification of carbon offsets resulting from Improved Forest Management and Afforestation/Reforestation actions. The FCOP is compliant with the Verified Carbon Standard, so credits created under this protocol are recognized internationally. Although the FCOP is not an ICROA-certified standard, it meets all the requirements of ICROA as detailed below. <text:s text:c="2"/>Offsets created under the FCOP are independently verified by third party auditors to ensure that they are real, measurable, additional, permanent and unique. The validator for all three Great Bear Projects was Stantec, and the verifier was KPMG. These auditors are accredited to the ANSI certification (the forest category) and ISO 14065:2013 (Greenhouse gases—requirements for greenhouse gas validation and verification bodies). All emissions reductions and removals were quantified using recognized measurement tools against a credible emissions baseline, and were validated and verified by independent experts to have genuinely taken place. The FCOP requires projects to be additional by leading to reductions in total greenhouse gas emissions that would otherwise not have taken place. Generated offsets are also required to be in place for 100 years after creation, leading to permanent emission reductions and removals. Lastly, each offset is unique as they receive a serial number that is issued and registered on the BC Carbon Registry (managed by Markit), and are retired after purchase. All eligibility assertions within the Project Plan are reviewed, confirmed and signed off by a BC Registered Professional Forester (RPF; a certified member of the Association of BC Forest Professionals which is mandated by the Foresters Act of BC).</text:p>
          </table:table-cell>
          <table:table-cell table:number-columns-repeated="2"/>
          <table:table-cell office:value-type="string" calcext:value-type="string">
            <text:p>The Great Bear Projects result from a significant reduction in harvest practices in the region and there are no foreseeable negative environment and social impacts. Offsets generated by the projects are owned by First Nations communities located within the rainforest and participating in the projects.Revenue generated by carbon offset sales goes directly to the First Nations communities. Each community has stewardship offices and jobs created as a result of this project and each community uses a portion of the revenue for socio-economic initiatives within their community. Each community has different needs so each community determines the best use of the funds that they receive from offset sales.</text:p>
          </table:table-cell>
          <table:table-cell table:number-columns-repeated="7" office:value-type="string" calcext:value-type="string">
            <text:p>Yes</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Not applicable</text:p>
          </table:table-cell>
          <table:table-cell office:value-type="string" calcext:value-type="string">
            <text:p>a.The positive impact (environment) <text:s/>SDG (Goal 14: Life Below Water; Goal 15: Life on Land) <text:s/>•Beyond the climate benefits from the carbon sequestered from the forest; the project protects the forest and its inhabitants. The Great Bear Rainforest is the largest intact coastal temperate rainforest in the world. The forest contains the Spirit Bear (Kermode Bear—a rare subspecies of the American black bear with white fur), grizzly bears, cougars, wolves, salmon runs, etc. <text:s/>b.The positive impact (social) <text:s/>SDG (Goal 8: Decent Work and Economic Growth; Goal 11: Sustainable Cities and Communities; Goal 17: Partnerships to achieve the Goal (with other Nations, the BC Government and NatureBank) <text:s/>•This project is led by First Nation communities in remote communities on the BC West Coast. These communities have high rates of unemployment and individuals generally moved away from their communities due to the challenging conditions. <text:s text:c="2"/>•This project has enabled significant employment opportunities and seeks to continuously improve the livelihoods of these communities. This project has enabled people to move back to their communities and see economic development take place alongside with the protection of their culture and their heritage. <text:s text:c="2"/>•This project has resulted in an 85% reduction in harvest over a 7 million hectare region. This large scale protection will allow the region to be more resilient to climate change and protect their culture and heritage. <text:s/>•Returning forest management to the Coastal First Nations addresses longstanding concerns about new employment at home for First Nations in the Great Bear region. Revenue flowing into the communities creates long term economic opportunities in areas with very high unemployment. Money from the sale of carbon offsets goes through two channels: stewardship and community development <text:s/>1.Stewardship. <text:s/>?Majority of the funds goes towards stewardship jobs for the First Nations—monitoring the carbon program <text:s/>•Monitor and protect lands and waters on their territory <text:s/>•Employ resource technicians, fisheries guardians, park rangers and 150 community watchmen <text:s/>•Bear safety program – education program in community to reduce attractants and educate on safe bear behaviour <text:s/>2.Community Development. Revenue from offset sales support main community initiatives; some include: <text:s/>?Youth programs and summer camps <text:s/>?Renovated Elder (senior) centre <text:s/>•open space for luncheons and other gatherings <text:s/>•includes private rooms for medical check-ups and private events <text:s/>?Built a youth centre <text:s/>•Contains washer/dryer so they can do laundry (can’t do this at home due to overcrowding or lack of washer/dryer) <text:s/>•Safe place to study</text:p>
          </table:table-cell>
          <table:table-cell office:value-type="string" calcext:value-type="string">
            <text:p>For thousands of years, First Nations on Canada’s west coast have sourced life, culture and heritage from the Great Bear Rainforest (GBR). As First Nations are highly dependent on GBR’s natural resources for their livelihoods, they are disproportionally impacted by climate change and unsustainable land use practices. After years of conflict within the region regarding forest harvest practices, the BC Government and the First Nations have entered into Government to Government agreements that protects this ecologically and culturally vulnerable area. Returning forest management to the Coastal First Nations addresses longstanding concerns about new employment for First Nations in the Great Bear region, and ensures the sustainable harvest of forest resources for decades to come. Revenue from the sale of carbon offsets is returned to the local First Nations communities, creating long term economic opportunities in under-resourced communities with very high unemployment and supporting the transition to an environmentally just future. <text:s text:c="4"/>Money from the sale of carbon offsets goes through two channels: stewardship and community development. The majority of the funds goes towards stewardship jobs for the First Nations for the monitoring of the carbon program, including resource technicians, fisheries guardians, park rangers and community watchmen. The remaining revenue from offset sales goes towards supporting community initiatives, some examples are: facilitating youth programs, renovating the Elder (senior) center, and building a new youth center. <text:s/></text:p>
          </table:table-cell>
          <table:table-cell table:number-columns-repeated="983"/>
        </table:table-row>
        <table:table-row table:style-name="ro2">
          <table:table-cell office:value-type="string" calcext:value-type="string">
            <text:p>Stockholm Exergi AB</text:p>
          </table:table-cell>
          <table:table-cell office:value-type="string" calcext:value-type="string">
            <text:p>Partnership for subsea storage will be entered. Planned partner is the Northern Lights consortium</text:p>
          </table:table-cell>
          <table:table-cell office:value-type="string" calcext:value-type="string">
            <text:p>800 ktonnes/y BECCS from existing bio-CHP running on forest residues</text:p>
          </table:table-cell>
          <table:table-cell office:value-type="string" calcext:value-type="string">
            <text:p>Bio CCS Stockholm Vartan</text:p>
          </table:table-cell>
          <table:table-cell office:value-type="string" calcext:value-type="string">
            <text:p>Under construction</text:p>
          </table:table-cell>
          <table:table-cell/>
          <table:table-cell office:value-type="string" calcext:value-type="string">
            <text:p>In 2016, Stockholm Exergi commissioned Europe's largest bio CHP (combined heat and power plant), KVV8, where residues from forestry and sawmills are converted into district heating and electricity. The carbon, that is oxidized, comes via photosynthesis from the atmosphere. By separating the biogenic carbon dioxide and permanently store it in the geosphere, the carbon flow is reversed and a carbon sink is formed. The trees will continue to grow - now with CO2 from fossil emissions thus becoming a natural "CO2 vacuum cleaner". <text:s/>At the same time as KVV8 was commissioned, the potential for BECCS, up to 800000 metric ton/y based of the already existing biomass outtake, was identified. A large number of technologies and suppliers have been screened. In 2018 the technology decision was made: the well known Hot potassium carbonates (at the highest Technology Readiness Level (9 av 9)). <text:s/>The process is very environmentally friendly. However, it requires pressure and temperature. Most of the used energy in the carbon capture process will be recycled in Stockholm's district heating network, which makes the energy penalty very low. <text:s/>The capture rate is planned at 90 %. <text:s text:c="2"/>The washed-out carbon dioxide will be purified (from oxygen) and liquefied, before being transported to permanent storage in the North Atlantic. Stockholm Exergi has signed a MoU with the consortium Northern Lights (Eqionor, Total, Shell), for development of a sub-sea storage facility outside the coast of Norway. The storage durability is estimated to more than 10 000 years. <text:s text:c="2"/>The CC-technology Hot potassium carbonates has been installed worldwide since the 1950s. With purpose to optimize the technology for the conditions at KVV8 in Stockholm, a research plant was commissioned in December 2019, where Stockholm Exergi, in collaboration with the Swedish Energy Agency and the Royal Institute of Technology, tests operational cases and implements experimentation with e.g. catalysts. This research plant can, if there is interest, already today deliver a smaller amount Bio-CC for usage, pending the completion of the storage solution.</text:p>
          </table:table-cell>
          <table:table-cell office:value-type="string" calcext:value-type="string">
            <text:p>Capture: Stockholm, Storage: Coast of Norway</text:p>
          </table:table-cell>
          <table:table-cell office:value-type="string" calcext:value-type="string">
            <text:p>N/A</text:p>
          </table:table-cell>
          <table:table-cell office:value-type="string" calcext:value-type="string">
            <text:p>Capture: Sweden, Storage: Norway</text:p>
          </table:table-cell>
          <table:table-cell office:value-type="float" office:value="800000" calcext:value-type="float">
            <text:p>800000</text:p>
          </table:table-cell>
          <table:table-cell office:value-type="float" office:value="100" calcext:value-type="float">
            <text:p>100</text:p>
          </table:table-cell>
          <table:table-cell office:value-type="float" office:value="0" calcext:value-type="float">
            <text:p>0</text:p>
          </table:table-cell>
          <table:table-cell office:value-type="float" office:value="800000" calcext:value-type="float">
            <text:p>800000</text:p>
          </table:table-cell>
          <table:table-cell office:value-type="string" calcext:value-type="string">
            <text:p>10/1/2024</text:p>
          </table:table-cell>
          <table:table-cell office:value-type="string" calcext:value-type="string">
            <text:p>As one of seven quality requirements for permanent storage of carbon dioxide, Stockholm Exergi requires for continuous monitoring. This is done by checking the pressure. In the event that CO2 should leak from the storage, Stockholm Exergi's BECCS customers will claim a corresponding reduction in the BECCS scope, which Stockholm Exergi further claims on the partner responsible for the CO2 storage.</text:p>
          </table:table-cell>
          <table:table-cell office:value-type="string" calcext:value-type="string">
            <text:p>No</text:p>
          </table:table-cell>
          <table:table-cell office:value-type="string" calcext:value-type="string">
            <text:p>No, the project will not be certified by June 2021 (please specify)</text:p>
          </table:table-cell>
          <table:table-cell office:value-type="string" calcext:value-type="string">
            <text:p>Delivery of BECCS is planned to start q4-2024. Relevant verification will be in place before commissioning. </text:p>
          </table:table-cell>
          <table:table-cell table:number-columns-repeated="4"/>
          <table:table-cell office:value-type="string" calcext:value-type="string">
            <text:p>None</text:p>
          </table:table-cell>
          <table:table-cell/>
          <table:table-cell office:value-type="string" calcext:value-type="string">
            <text:p>LCA is included in Stockholm Exergi's BECCS project. <text:s/>Boundaries: <text:s/>The LCA includes the functions that are added as a result of the BECCS project: Carbon capture (e.g. energy penalty and O&amp;M), purification (mainly from oxygen) , liquefaction, intermediate storage, transport, and preparation/management of the permanent storage. <text:s/>The LCA excludes the functions that are already implemented for the operation of the bio CHP KVV8, i.e.fuel supply as well as operation and maintenance of the bio-cogeneration plant.</text:p>
          </table:table-cell>
          <table:table-cell office:value-type="string" calcext:value-type="string">
            <text:p>Certification will be put in place in time for operation start</text:p>
          </table:table-cell>
          <table:table-cell office:value-type="string" calcext:value-type="string">
            <text:p>In accordance with the conclusions in a screening study, Stockholm Exergi has chosen the technology ""Hot potassium carbonates"", which is a well-proven and environmentally friendly technology. It doesn't pose a danger to the external environment or work safety. The components are natural and abundant: Water, Potassium carbonate and Boric acid. They do not cause any social or environmental problems: <text:s text:c="2"/>The energy consumed in the carbon capture process is locally produced and fossil-free. In addition, the largest part of the process's energy is recycled in Stockholm's district heating network. <text:s/>BECCS captures CO2 from energy production based on residual from forestry (branches, tops, bark and sawdust). Stockholm Exergi only trades with certified suppliers (FSC, CW, PEFC), mainly from the local area (the countries around the Baltic Sea).</text:p>
          </table:table-cell>
          <table:table-cell table:number-columns-repeated="4" office:value-type="string" calcext:value-type="string">
            <text:p>Yes</text:p>
          </table:table-cell>
          <table:table-cell office:value-type="string" calcext:value-type="string">
            <text:p>No</text:p>
          </table:table-cell>
          <table:table-cell table:number-columns-repeated="3" office:value-type="string" calcext:value-type="string">
            <text:p>Yes</text:p>
          </table:table-cell>
          <table:table-cell table:number-columns-repeated="2" office:value-type="string" calcext:value-type="string">
            <text:p>Not applicable</text:p>
          </table:table-cell>
          <table:table-cell office:value-type="string" calcext:value-type="string">
            <text:p>Yes</text:p>
          </table:table-cell>
          <table:table-cell office:value-type="string" calcext:value-type="string">
            <text:p>Alignment with UN SDG: <text:s/>Sub-objective 6.3: To improve water quality, reduce pollution, minimize emissions of hazardous chemicals and significantly increase recycling by 2030. <text:s/>We actively develop our work with safe <text:s/>chemical handling, we carry out maintenance work to reduce leakage of oils and <text:s/>we purify process water which we then reuse. <text:s text:c="4"/>Sub-goal 7.2: To significantly increase the proportion of renewable energy in the global energy mix. <text:s/>Sub-goal 7.3: To increase energy efficiency significantly. <text:s/>Sub-goal 7.a: To strengthen international <text:s text:c="2"/>cooperation to facilitate access to and <text:s/>clean energy research and technology. <text:s/>In 2020 we have closed our last coal fired boiler in Stockholm. In parallell we are planning for a new production plant that will be operated on <text:s/>sorted residual waste. We drive development to <text:s/>create negative emissions, partly through a test facility for carbon dioxide capture at the bio-cogeneration plant in Värtan, partly through production <text:s/>of biochar together with Stockholm Vatten and Waste. <text:s/>In Stockholm Data Parks we offer <text:s/>sustainable investment opportunities to the data center industry incl. green power and paid for waste heat recovery. With the digital plattform Intellegy we provide our customers with tools to become more energy efficient. <text:s text:c="3"/>Sub-goal 9.1: To develop reliable, sustainable <text:s/>and resilient infrastructure <text:s/>Sub-goal 9.4: To refurbish <text:s text:c="2"/>infrastructure and adapt the industry to become <text:s/>cleaner, more resource efficient and use more <text:s/>environmentally friendly technology. <text:s/>We carry out ongoing maintenance and expansion <text:s/>of our production portfolio with cutting-edge technology, <text:s/>an example of this is the biopower plant in Värtan <text:s/>and our investment in carbon dioxide capture: <text:s/>bio CCS. <text:s text:c="3"/>Sub-goal 12.5: To significantly reduce the amount <text:s/>waste through appropriate measures <text:s/>We have made a decision together with SÖRAB <text:s/>on establishing a sorting plant for <text:s/>residual waste in connection with our combined heat and power plant <text:s/>and Brista.</text:p>
          </table:table-cell>
          <table:table-cell office:value-type="string" calcext:value-type="string">
            <text:p>No</text:p>
          </table:table-cell>
          <table:table-cell table:number-columns-repeated="983"/>
        </table:table-row>
        <table:table-row table:style-name="ro2">
          <table:table-cell office:value-type="string" calcext:value-type="string">
            <text:p>ClimateCare Oxford Ltd.</text:p>
          </table:table-cell>
          <table:table-cell office:value-type="string" calcext:value-type="string">
            <text:p>ClimateCare is currently representing and working in partnership with Mikro-Tek in the sale of the CDRs generated in their Chilean afforestation projects. Mikro-Tek, the project developer, is a Canadian-based biotechnology company that has developed an innovative forest management technology for use in forestry, agriculture and land reclamation. <text:s/>They have developed this afforestation project in Chile using their technology, and they are also starting large-scale reforestation projects in the boreal forest across Canada. <text:s text:c="4"/>As a matter of clarification – ClimateCare has submitted two separate entries for the project named “Reforesting Degraded Lands in Chile through the use of Mycorrhizal Inoculation“, treating the issued volumes (1.2M) as a separate offering to this – project expansion opportunity. Microsoft can choose either or both to be implemented.</text:p>
          </table:table-cell>
          <table:table-cell office:value-type="string" calcext:value-type="string">
            <text:p>Restoring Degraded Lands in Chile using Innovative Forest Management Technology </text:p>
          </table:table-cell>
          <table:table-cell office:value-type="string" calcext:value-type="string">
            <text:p>Reforesting Degraded Lands in Chile through the use of Mycorrhizal Inoculation</text:p>
          </table:table-cell>
          <table:table-cell table:number-columns-repeated="2"/>
          <table:table-cell office:value-type="string" calcext:value-type="string">
            <text:p>ClimateCare’s partner, Mikro-Tek Inc., is a biotechnology company that produces strains of naturally occurring mycorrhizal fungi scientifically proven to increase the survival and/or growth of plants and trees in forestry, land reclamation and agricultural applications. Through photosynthesis, plants remove carbon dioxide from the air, produce oxygen, and store the carbon as biomass. <text:s text:c="4"/>To demonstrate this Mikro-Tek undertook a field demonstration project in Chile, in collaboration with INFOR, the Chilean Forest Research Institute, forestry companies, and private landowners. <text:s/>The project focused on three tree species of greatest interest, Radiata pine and Eucalyptus used for wood products, and one native species, Quillay (Quillaja saponaria), used for bark extracts and honey production. <text:s text:c="3"/>In 1999, indigenous species and strains of mycorrhizae were collected from various forestry sites in the arid and semi-arid zones of Chile. These collections were cultured and screened for effectiveness in Mikro-Tek’s biotech laboratory in Canada and the strains identified as having the most beneficial effect on the seedlings were mass-produced using proprietary inoculum production processes. The inoculum was shipped to Chile and applied to the seedlings in the nurseries, and one million seedlings were field planted on six sites to compare the treated and non-treated seedlings. One year after planting, the average increase in growth of inoculated seedlings over the not-inoculated was 41% for Radiata pine, 47% for Eucalyptus, and 119% for Quillay. <text:s text:c="5"/>Based on the success of these trials it was decided to start a grouped carbon project in Chile in partnership with small and medium-scale landowners. <text:s/>Between 2003 and 2013 over 6,000 ha were planted with 21 local landowner partners. In the original project Mikro-Tek financed their portion of the project costs through internal loans and from company revenues. The landowners financed their portion of the silvicultural costs through a loan from the Chilean Ministry of Forestry (CONAF). That government loan program is no longer available due to government policy changes, and we do not foresee it being reinstated in the near future given the current economic situation in Chile. <text:s/>Therefore, a new business model will be required for future plantings. <text:s text:c="6"/>We propose to offer the landowner an up-front carbon payment to cover their planting and management costs in return for 100% of the resulting CDRs being assigned to Microsoft. This new carbon financing model would provide an economic opportunity for low-income individuals and communities in the region. <text:s text:c="6"/></text:p>
          </table:table-cell>
          <table:table-cell office:value-type="string" calcext:value-type="string">
            <text:p>Santa Cruz </text:p>
          </table:table-cell>
          <table:table-cell office:value-type="string" calcext:value-type="string">
            <text:p>Colchagua</text:p>
          </table:table-cell>
          <table:table-cell office:value-type="string" calcext:value-type="string">
            <text:p>Chile</text:p>
          </table:table-cell>
          <table:table-cell office:value-type="float" office:value="5000000" calcext:value-type="float">
            <text:p>5000000</text:p>
          </table:table-cell>
          <table:table-cell office:value-type="float" office:value="100" calcext:value-type="float">
            <text:p>100</text:p>
          </table:table-cell>
          <table:table-cell office:value-type="float" office:value="0" calcext:value-type="float">
            <text:p>0</text:p>
          </table:table-cell>
          <table:table-cell office:value-type="float" office:value="5000000" calcext:value-type="float">
            <text:p>5000000</text:p>
          </table:table-cell>
          <table:table-cell office:value-type="string" calcext:value-type="string">
            <text:p>6/1/2003</text:p>
          </table:table-cell>
          <table:table-cell office:value-type="string" calcext:value-type="string">
            <text:p>The project design document dictates that the project must undergo monitoring every 5 years and any losses that have occurred since the previous monitoring would be reported at that time. <text:s/>The VCS registration guidelines call for the completion of a non-permanence risk report using the VCS AFOLU Non-Permanence Risk Tool at each monitoring event. <text:s/>Based on the level of risk determined in that risk report, a percentage of the offset credits being registered have to be deposited into a separate AFOLU pooled buffer account, which is managed by Verra (VCS). <text:s/></text:p>
          </table:table-cell>
          <table:table-cell office:value-type="string" calcext:value-type="string">
            <text:p>Yes</text:p>
          </table:table-cell>
          <table:table-cell office:value-type="string" calcext:value-type="string">
            <text:p>Not applicable (I answered yes to Q24)</text:p>
          </table:table-cell>
          <table:table-cell table:number-columns-repeated="3"/>
          <table:table-cell office:value-type="string" calcext:value-type="string">
            <text:p>Verra (VCS)</text:p>
          </table:table-cell>
          <table:table-cell table:number-columns-repeated="5"/>
          <table:table-cell office:value-type="string" calcext:value-type="string">
            <text:p>The following excerpt was taken from Section 5.0 of the project design document: <text:s text:c="3"/>No environmental impact assessment was required prior to project implementation. Further, each site has a forestry plan approved by Corporación Nacional Forestal (CONAF) and is in compliance with applicable laws, see Section 1.11. <text:s text:c="3"/>In March 2003, the Chilean Environmental Agency (CONAMA) commissioned a “National Strategy Study for the CDM in Chile” which provided principals to guide CDM LULUCF activities in the forestry sector. Mikro-Tek has incorporated the environmental criteria outlined in that report. Specifically, that the project improves eroded and deteriorated soils; protects waterways and their sources; and uses forest species common in Chile that were known not to present any negative environmental impacts. <text:s text:c="4"/>Further the project incorporated mycorrhizal inoculation technology, which has been shown to provide additional environmental benefits including: <text:s text:c="2"/>•enhanced survival and growth of plants on eroded and nutrient-poor sites; <text:s text:c="2"/>•optimized productivity of land aided by improved water and nutrient-use efficiency; <text:s/>•improved biological health of the soil, including improved organic content, soil structure, porosity and water holding capacity; <text:s/>•enhancement of the plants’ resistance to various environmental stresses such as heat and drought; and <text:s text:c="2"/>•an increase in the forest’s ability to adapt to climate change, and better withstand extreme weather events. <text:s text:c="3"/>No negative impacts have been envisioned for the project activity, afforestation of degraded lands. <text:s text:c="3"/>Section 3.3 on Leakage in the project design document states: <text:s text:c="2"/>Leakage due to displacement of agricultural activities on the initial grouped project instances has been calculated ex-ante, and will be assessed ex-post, using the approved CDM A/R Methodological Tool, “Estimation of the increase in GHG emissions attributable to displacement of pre-project agricultural activities in A/R CDM project activity”. <text:s text:c="4"/>As previously mentioned, leakage attributable to the project activity is not likely to occur since there is no displacement of agricultural production from within the project boundary and there are no displaced households within the project boundary. Prior to the project, project lands were abandoned pasture.</text:p>
          </table:table-cell>
          <table:table-cell table:number-columns-repeated="8" office:value-type="string" calcext:value-type="string">
            <text:p>Yes</text:p>
          </table:table-cell>
          <table:table-cell table:number-columns-repeated="3" office:value-type="string" calcext:value-type="string">
            <text:p>Not applicable</text:p>
          </table:table-cell>
          <table:table-cell office:value-type="string" calcext:value-type="string">
            <text:p>Project Impacts, listed in PDD, (SDG #) <text:s text:c="3"/>Environmental Impacts: <text:s/>•Recuperates eroded and deteriorated soils(15) <text:s/>•protects waterways and their sources(6, 14) <text:s/>•enhances survival and growth of plants on eroded and nutrient-poor sites(2, 8, 12 ,13, 14, 15) <text:s/>•optimizes productivity of land aided by improved water and nutrient-use efficiency (6) <text:s/>•improves biological health of the soil, including improved organic content, soil structure, porosity and water holding capacity (15) <text:s/>•enhances the plants’ resistance to various environmental stresses such as heat or drought (13) <text:s/>•increases the forest’s ability to adapt to climate change and better withstand extreme weather events (13) <text:s text:c="3"/>Social-Economic Impacts: <text:s text:c="2"/>•the alleviation of rural poverty through activities that increase employment and worker training (including women in nurseries, and in site monitoring)(1, 5, 10) <text:s/>•improvement of living conditions for small and medium-sized land owners in order to prevent rural emigration (3, 5, 10) <text:s/>•improves living conditions of low-income individuals and communities (3) <text:s/>•incorporates the use of species with an economic value (lumber products, saponin extract, honey production etc.) in order to strengthen income for the local population (2, 4, 5, 7, 9, 12, 15) <text:s/>•helps landowners access national forestry incentives in order to increase the profitability of small-scale afforestation efforts (16, 17) <text:s/>•facilitates access to technical advice and support services provided by government agencies (CONAF and INFOR), and private forestry companies, for the establishment and subsequent care of the plantations(4, 5, 8)</text:p>
          </table:table-cell>
          <table:table-cell office:value-type="string" calcext:value-type="string">
            <text:p>Before initiating carbon projects in Chile, Mikro-Tek undertook a feasibility study and met with a number of groups including, governmental agencies, research institutions, large forestry companies, and medium-and small-scale landowners. This study informed the decision to work with the medium and small-scale landowners who were not in the forestry business, and who had suitably degraded agricultural land on which to plant forests. These landowners typically did not have the forestry expertise, or access to advanced forest management technology, to establish carbon sequestration projects on their own. Mikro-Tek worked with these initial 21 landowner partners to design and establish the first afforestation projects on 6,000 ha. and brought these projects through the entire carbon registration process, achieving both a CDM and a VCS registration. <text:s/>Of the registered 1.4 million tCO2 only 1,000 have been sold to date. <text:s text:c="5"/>The Chilean government has indicated that there are more than one million hectares of degraded agricultural land in central Chile that could be converted to forest, so as outlined in Question 16, the grouped project could be expanded considerably. However, it will be necessary to develop an innovative carbon financing mechanism to fund the future projects as the previous CONAF loan subsidy program is no longer available. </text:p>
          </table:table-cell>
          <table:table-cell table:number-columns-repeated="983"/>
        </table:table-row>
        <table:table-row table:style-name="ro2">
          <table:table-cell office:value-type="string" calcext:value-type="string">
            <text:p>ClimateCare Oxford Ltd.</text:p>
          </table:table-cell>
          <table:table-cell office:value-type="string" calcext:value-type="string">
            <text:p>ClimateCare represents Mikro-Tek in the sale of the CDRs generated by this exciting Chilean afforestation project. <text:s text:c="5"/>Mikro-Tek, the project developer, is a Canadian based biotechnology company that has developed an innovative forest management technology for use in forestry, agriculture and land reclamation. They have developed this innovative afforestation project in Chile using their technology. <text:s text:c="3"/>Microsoft may also be interested to learn that Mikro-Tek are also starting large-scale reforestation projects in the boreal forest across Canada. Their boreal projects are being initiated in partnership with provincial governments, industry, and First Nations communities who own the land. There are currently more than 600 million reforestation seedlings planted annually on 400,000 hectares in Canada, and by establishing <text:s/>forest management projects on these areas ad they would have the potential to store millions of tonnes of additional carbon annually in the trees and soils of the northern boreal forest for hundreds of years. <text:s/>This is not currently part of this project proposal to Microsoft, but provides a good insight into the project developers exciting portfolio of activities. <text:s text:c="2"/></text:p>
          </table:table-cell>
          <table:table-cell office:value-type="string" calcext:value-type="string">
            <text:p>Restoring Degraded Lands in Chile using Innovative Biotechnology </text:p>
          </table:table-cell>
          <table:table-cell office:value-type="string" calcext:value-type="string">
            <text:p>Reforesting Degraded Lands in Chile through the use of Mycorrhizal Inoculation</text:p>
          </table:table-cell>
          <table:table-cell table:number-columns-repeated="2"/>
          <table:table-cell office:value-type="string" calcext:value-type="string">
            <text:p>ClimateCare’s partner Mikro-Tek Inc. is a biotechnology company that produces strains of naturally-occurring mycorrhizal fungi scientifically proven to increase the survival and/or growth of plants and trees in forestry, land reclamation and agricultural applications. Through photosynthesis plants remove carbon dioxide from the air, produce oxygen, and store the carbon as biomass. Any increase in plant or seedling growth as a result of mycorrhizal inoculation carries a corresponding increase in carbon sequestration. <text:s text:c="3"/>To demonstrate this, Mikro-Tek undertook a field demonstration project in Chile, in collaboration with INFOR, the Chilean Forest Research Institute, forestry companies, and private landowners. <text:s/>The project focused on three tree species of greatest interest, two commercial plantation species, Radiata pine and Eucalyptus used for wood products, and one native species, Quillay (Quillaja saponaria), used for bark extracts and honey production. <text:s text:c="3"/>In 1999 indigenous species and strains of mycorrhizae were collected from various forestry sites in the arid and semi-arid zones of Chile. These collections were cultured and screened for effectiveness in Mikro-Tek’s biotech laboratory in Canada and the strains identified as having the most beneficial effect on the seedlings were mass-produced using proprietary inoculum production processes. The inoculum was shipped to Chile and applied to the seedlings in the nurseries, and one million seedlings were field planted on six sites to compare the treated and non-treated seedlings. One year after planting, the average increase in growth of inoculated seedlings over the not-inoculated was 41% for Radiata pine, 47% for Eucalyptus, and 119% for Quillay. <text:s/>These increases held, and in some cases increased, over the three years they were measured as indicated in the attached report. <text:s text:c="3"/>Based on the success of these trials it was decided to start a grouped carbon project in Chile in partnership with small and medium-scale landowners. <text:s/>Between 2003 and 2013 over 6,000 ha were planted with 21 local landowner partners. The landowners were responsible for all the silvicultural aspects, and owned the trees, while Mikro-Tek supplied the forest management technology and was responsible for all carbon aspects of the project including monitoring, verification and registration, as well as the sale of the resultant carbon offsets. Monitoring events in 2012 and 2017 resulted in approximately 1.4 MtCO2 being registered under the VCS, and the carbon revenues from the sale of the offsets will be split on a 50:50 basis with the landowners, on a pro rated basis, to cover the project costs to the respective partners. <text:s text:c="3"/></text:p>
          </table:table-cell>
          <table:table-cell office:value-type="string" calcext:value-type="string">
            <text:p>Santa Cruz </text:p>
          </table:table-cell>
          <table:table-cell office:value-type="string" calcext:value-type="string">
            <text:p>Colchagua</text:p>
          </table:table-cell>
          <table:table-cell office:value-type="string" calcext:value-type="string">
            <text:p>Chile </text:p>
          </table:table-cell>
          <table:table-cell office:value-type="float" office:value="1200000" calcext:value-type="float">
            <text:p>1200000</text:p>
          </table:table-cell>
          <table:table-cell office:value-type="float" office:value="100" calcext:value-type="float">
            <text:p>100</text:p>
          </table:table-cell>
          <table:table-cell office:value-type="float" office:value="1000000" calcext:value-type="float">
            <text:p>1000000</text:p>
          </table:table-cell>
          <table:table-cell office:value-type="float" office:value="200000" calcext:value-type="float">
            <text:p>200000</text:p>
          </table:table-cell>
          <table:table-cell office:value-type="string" calcext:value-type="string">
            <text:p>6/1/2003</text:p>
          </table:table-cell>
          <table:table-cell office:value-type="string" calcext:value-type="string">
            <text:p>The project design document dictates that the project must undergo monitoring every 5 years and any losses that have occurred since the previous monitoring would be reported at that time. <text:s/>The VCS registration guidelines call for the completion of a non-permanence risk report using the VCS AFOLU Non-Permanence Risk Tool at each monitoring event. <text:s/>Based on the level of risk determined in that risk report, a percentage of the offset credits being registered have to be deposited into a separate AFOLU pooled buffer account, which is managed by VERRA (VCS). <text:s/>Any future reversals would be compensated out of that Buffer Account. Mikro-Tek’s project in Chile has undergone two risk reviews to date and has been assessed a risk factor of 10% at each assessment, so a total of 154,824 tCO2 has been deposited into the VERRA buffer account. There have been no withdrawals to date. </text:p>
          </table:table-cell>
          <table:table-cell office:value-type="string" calcext:value-type="string">
            <text:p>Yes</text:p>
          </table:table-cell>
          <table:table-cell office:value-type="string" calcext:value-type="string">
            <text:p>Not applicable (I answered yes to Q24)</text:p>
          </table:table-cell>
          <table:table-cell table:number-columns-repeated="3"/>
          <table:table-cell office:value-type="string" calcext:value-type="string">
            <text:p>Verra (VCS)</text:p>
          </table:table-cell>
          <table:table-cell table:number-columns-repeated="5"/>
          <table:table-cell office:value-type="string" calcext:value-type="string">
            <text:p>The following excerpt was taken from Section 5.0 of the project design document: <text:s/>No environmental impact assessment was required prior to project implementation. Further, each site has a forestry plan approved by Corporación Nacional Forestal (CONAF) and is in compliance with applicable laws, see Section 1.11. <text:s/>In March 2003, the Chilean Environmental Agency (CONAMA) commissioned a “National Strategy Study for the CDM in Chile” which provided principals to guide CDM LULUCF activities in the forestry sector. Mikro-Tek has incorporated the environmental criteria outlined in that report. Specifically, that the project improves eroded and deteriorated soils; protects waterways and their sources; and uses forest species common in Chile that were known not to present any negative environmental impacts. <text:s text:c="2"/>Further the project incorporated mycorrhizal inoculation technology, which has been shown to provide additional environmental benefits including: <text:s text:c="2"/>•enhanced survival and growth of plants on eroded and nutrient-poor sites; <text:s text:c="2"/>•optimized productivity of land aided by improved water and nutrient-use efficiency; <text:s/>•improved biological health of the soil, including improved organic content, soil structure, porosity and water holding capacity; <text:s/>•enhancement of the plants’ resistance to various environmental stresses such as heat and drought; and <text:s text:c="2"/>•an increase in the forest’s ability to adapt to climate change, and better withstand extreme weather events. <text:s/>No negative impacts have been envisioned for the project activity, afforestation of degraded lands. <text:s text:c="3"/>Section 3.3 on Leakage in the project design document states: <text:s text:c="2"/>Leakage due to displacement of agricultural activities on the initial grouped project instances has been calculated ex-ante, and will be assessed ex-post, using the approved CDM A/R Methodological Tool, “Estimation of the increase in GHG emissions attributable to displacement of pre-project agricultural activities in A/R CDM project activity”. <text:s text:c="2"/>As previously mentioned, leakage attributable to the project activity is not likely to occur since there is no displacement of agricultural production from within the project boundary and there are no displaced households within the project boundary. Prior to the project, project lands were abandoned pasture.</text:p>
          </table:table-cell>
          <table:table-cell table:number-columns-repeated="9" office:value-type="string" calcext:value-type="string">
            <text:p>Yes</text:p>
          </table:table-cell>
          <table:table-cell office:value-type="string" calcext:value-type="string">
            <text:p>Not applicable</text:p>
          </table:table-cell>
          <table:table-cell office:value-type="string" calcext:value-type="string">
            <text:p>Yes</text:p>
          </table:table-cell>
          <table:table-cell office:value-type="string" calcext:value-type="string">
            <text:p>Environmental Impacts: <text:s/>•Recuperates eroded and deteriorated soils <text:s/>•protects waterways and their sources <text:s/>•enhances survival and growth of plants on eroded and nutrient-poor sites <text:s/>•optimizes productivity of land aided by improved water and nutrient-use efficiency <text:s/>•improves biological health of the soil, including improved organic content, soil structure, porosity and water holding capacity <text:s/>•enhances the plants’ resistance to various environmental stresses such as heat or drought <text:s/>•increases the forest’s ability to adapt to climate change and better withstand extreme weather events <text:s text:c="3"/>Social-Economic Impacts: <text:s text:c="2"/>•the alleviation of rural poverty through activities that increase employment and worker training <text:s text:c="4"/>(including women in nurseries, and in site monitoring) <text:s/>•improvement of living conditions for small and medium-sized land owners in order to prevent rural emigration <text:s/>•improves living conditions of low-income individuals and communities <text:s/>•incorporates the use of species with an economic value (lumber products, saponin extract, honey production etc.) in order to strengthen income for the local population <text:s text:c="2"/>•helps landowners access national forestry incentives in order to increase the profitability of small-scale afforestation efforts <text:s/>•facilitates access to technical advice and support services provided by government agencies (CONAF and INFOR), and private forestry companies, for the establishment and subsequent care of the plantations <text:s/></text:p>
          </table:table-cell>
          <table:table-cell office:value-type="string" calcext:value-type="string">
            <text:p>Before initiating carbon projects in Chile Mikro-Tek undertook a feasibility study and met with a number of groups including, governmental agencies, research institutions, large forestry companies, and medium-and small-scale landowners. This study informed the decision to work with the medium and small-scale landowners who were not in the forestry business, and who had suitably degraded agricultural land on which to plant forests. These landowners typically did not have the forestry expertise, or access to advanced forest management technology, to establish carbon sequestration projects on their own. Mikro-Tek worked with these initial 21 landowner partners to design and establish the first afforestation projects on 6,000 ha. and brought these projects through the entire carbon registration process, achieving both a CDM and a VCS registration. <text:s/>Of the registered 1.4 million tCO2 only 1,000 have been sold to date. <text:s text:c="5"/>The Chilean government has indicated that there are more than one million hectares of degraded agricultural land in central Chile that could be converted to forest, so as outlined in Question 16, the grouped project could be expanded considerably. However, it will be necessary to develop an innovative carbon financing mechanism to fund the future projects as the previous CONAF loan subsidy program is no longer available. <text:s text:c="2"/></text:p>
          </table:table-cell>
          <table:table-cell table:number-columns-repeated="983"/>
        </table:table-row>
        <table:table-row table:style-name="ro2">
          <table:table-cell office:value-type="string" calcext:value-type="string">
            <text:p>ClimateCare Oxford Ltd</text:p>
          </table:table-cell>
          <table:table-cell office:value-type="string" calcext:value-type="string">
            <text:p>ClimateCare is working in partnership with Beijing Pingtouge Forestry Carbon Technology Development Co., Ltd. The company was established in May 2008 and their core business is to create afforestation initiatives with the local government which they then operate and manage. <text:s text:c="4"/>Zhong Che (Beijing) Environment Energy Technology Development Co., Ltd. is the carbon developer of this project and whose expertise is in low carbon and energy technology development and providing professional Emission Reductions and Energy Efficiency consulting services. The company has successfully developed several VCS forestry carbon projects in China since their establishment in 2013 including the Henan Nanzhao Afforestation Project. <text:s/></text:p>
          </table:table-cell>
          <table:table-cell office:value-type="string" calcext:value-type="string">
            <text:p>Afforestation project located in Henan, China</text:p>
          </table:table-cell>
          <table:table-cell office:value-type="string" calcext:value-type="string">
            <text:p>Henan Nanzhao Afforestation Project</text:p>
          </table:table-cell>
          <table:table-cell table:number-columns-repeated="2"/>
          <table:table-cell office:value-type="string" calcext:value-type="string">
            <text:p>The Henan Nanzhao Afforestation Project, established in Nanzhao County, China, has been designed and implemented to generate GHG emissions reductions by creating new forests on barren and degraded land. <text:s/>The project area covers 28,391.80 hectares of forest in Nanzhao County and has led to improvements in the local environment such as reduced surface runoff and soil erosion. The project has engaged and collaborated with 15 villages in the locality, contributing to local sustainable development by providing new job opportunities. <text:s text:c="3"/>The project implements an afforestation model which planted seedlings of Magnolia and Oak trees on barren hills which as they grow sequester carbon dioxide and enhance biodiversity within the project zone and in surrounding areas. The planting and maintenance of these trees has been carried out by a local workforce to ensure the ongoing operation of the project. As the land was previously unused and barren prior to the project being designed, the change in land use has led to only positive benefits from ecological, social, and economic perspectives. <text:s text:c="4"/>The CDR purchased by the client from this project will go toward the continued operation and maintenance of the project in ensuring climate change mitigation. The financing of this project will also contribute to the improvement of living standards of local people who participate in the project as their source of income. <text:s/></text:p>
          </table:table-cell>
          <table:table-cell office:value-type="string" calcext:value-type="string">
            <text:p>Nanyang</text:p>
          </table:table-cell>
          <table:table-cell office:value-type="string" calcext:value-type="string">
            <text:p>Henan</text:p>
          </table:table-cell>
          <table:table-cell office:value-type="string" calcext:value-type="string">
            <text:p>China</text:p>
          </table:table-cell>
          <table:table-cell office:value-type="float" office:value="418299" calcext:value-type="float">
            <text:p>418299</text:p>
          </table:table-cell>
          <table:table-cell office:value-type="float" office:value="100" calcext:value-type="float">
            <text:p>100</text:p>
          </table:table-cell>
          <table:table-cell office:value-type="float" office:value="418299" calcext:value-type="float">
            <text:p>418299</text:p>
          </table:table-cell>
          <table:table-cell office:value-type="float" office:value="0" calcext:value-type="float">
            <text:p>0</text:p>
          </table:table-cell>
          <table:table-cell office:value-type="string" calcext:value-type="string">
            <text:p>1/9/2014</text:p>
          </table:table-cell>
          <table:table-cell office:value-type="string" calcext:value-type="string">
            <text:p>This project is VCS certified, and has therefore been verified in accordance with the applied methodology for its consideration of leakage, additionality, and permanence. As part of this, all risks (disaster, disease, pests, fires etc.) have been assessed as part of a specific mitigation plan and a conservative buffer has been applied to account for the possibility of reversal or non-permanence. <text:s text:c="4"/>One of the major risks to the project is fire and so the project has managed this risk through technical awareness training to local farmers and by strengthening the patrolling and monitoring of the area by the rangers. Another risk is disease which is routinely monitored by the rangers and can be treated immediately if identified to minimise any impact on the forests. <text:s text:c="4"/>All CDR credits offered are ex-post and have been independently verified. <text:s text:c="2"/></text:p>
          </table:table-cell>
          <table:table-cell office:value-type="string" calcext:value-type="string">
            <text:p>Yes</text:p>
          </table:table-cell>
          <table:table-cell office:value-type="string" calcext:value-type="string">
            <text:p>Not applicable (I answered yes to Q24)</text:p>
          </table:table-cell>
          <table:table-cell table:number-columns-repeated="3"/>
          <table:table-cell office:value-type="string" calcext:value-type="string">
            <text:p>Verra (VCS)</text:p>
          </table:table-cell>
          <table:table-cell table:number-columns-repeated="3"/>
          <table:table-cell table:number-columns-repeated="2" office:value-type="string" calcext:value-type="string">
            <text:p>n/a</text:p>
          </table:table-cell>
          <table:table-cell office:value-type="string" calcext:value-type="string">
            <text:p>As the purpose of this project is to convert previously barren, unproductive land into forested areas which generate positive climate and biodiversity impact, there are no negative environmental or social impacts associated with the project. The project does not generate greenhouse gas emissions and the land prior to the project’s implementation was completely unused and had been for many years (often since before 2000) so legal or illegal deforestation is not documented as a risk to this project.</text:p>
          </table:table-cell>
          <table:table-cell table:number-columns-repeated="8" office:value-type="string" calcext:value-type="string">
            <text:p>Yes</text:p>
          </table:table-cell>
          <table:table-cell table:number-columns-repeated="3" office:value-type="string" calcext:value-type="string">
            <text:p>Not applicable</text:p>
          </table:table-cell>
          <table:table-cell office:value-type="string" calcext:value-type="string">
            <text:p>ClimateCare selected this afforestation project for Microsoft as the establishment of new forest in this area has had a net positive environmental and climate impact when compared to the barren land that existed before it. Namely, the project has led to water conservation increase and a reduction in surface runoff and soil erosion within the project zone. The project has connected forests, and provided new habitat to many species of flora and fauna, hence enhancing the local biodiversity. <text:s/>The project activity has also created more job opportunities for local people as monitoring staff and rangers. This not only develops the skills of the local people through education but also improves living standards from the income they receive. Furthermore, the creation of new forests benefits the local landscape. <text:s/></text:p>
          </table:table-cell>
          <table:table-cell office:value-type="string" calcext:value-type="string">
            <text:p>The project engages and empowers diverse stakeholders including the local government, villagers and workers who have otherwise faced systemic barriers to accessing carbon finance. All communities were able to raise opinions during the routine villager meeting and were provided with contact information for the project proponent if they had any queries. The goal of this activity was to ensure that under-resourced and underrepresented communities were valued and not left behind.</text:p>
          </table:table-cell>
          <table:table-cell table:number-columns-repeated="983"/>
        </table:table-row>
        <table:table-row table:style-name="ro2">
          <table:table-cell office:value-type="string" calcext:value-type="string">
            <text:p>Shell Energy North America (US) LP (“Shell Energy”)</text:p>
          </table:table-cell>
          <table:table-cell office:value-type="string" calcext:value-type="string">
            <text:p>Shell Energy is submitting this proposal on its own as an experienced marketer of carbon credits from a variety of project developers.</text:p>
          </table:table-cell>
          <table:table-cell office:value-type="string" calcext:value-type="string">
            <text:p>VCS + CCB afforestation and sustainable development project in Guizhou, China.</text:p>
          </table:table-cell>
          <table:table-cell office:value-type="string" calcext:value-type="string">
            <text:p>Xiguan Afforestation Project in Guizhou Province Project</text:p>
          </table:table-cell>
          <table:table-cell office:value-type="string" calcext:value-type="string">
            <text:p>https://registry.verra.org/app/projectDetail/VCS/1865 <text:s text:c="7"/>https://v.youku.com/v_show/id_XNDc4NTA0MjY2MA==.html </text:p>
          </table:table-cell>
          <table:table-cell/>
          <table:table-cell office:value-type="string" calcext:value-type="string">
            <text:p>The Xiguan Afforestation Project is a forestation project located in the southwestern province of Guizhou in China. The project will plant 82% China fir and 18% cypress trees, the most suitable native species to Guizhou’s Karst region, to establish forests on barren land and will contribute to local sustainable development. The project is part of an effort which began in 2008 to control a type of desertification – called rock desertification – in the Karst region of southwestern China. The project is designed to stop the rocky, dry land from expanding. <text:s text:c="3"/>The project will deliver carbon dioxide removal by planting 25,449 ha of forest on barren land. The project has four key aims which are to: sequester greenhouse gases and mitigate climate change; enhance biodiversity conservation by increasing the connectivity of forests; improve soil and water conservation in the river basin; generate income and job opportunities for the local communities. <text:s text:c="4"/>Guizhou Baiheng Fertiliser Co., Lit. ("Guizhou Baiheng") and the local forestry bureaus jointly provided the fund to complete the implementation of the project and in 2014, they started planting trees. The forestry bureau evaluated and approved the project design and provided compulsory policy measures for project implementation and operations. They also trained and organized local community members to participate in tree planting and monitoring. <text:s text:c="4"/>Shell began engaging with Guizhou Baiheng and the local forestry bureaus in 2019 when Shell provided, and continues to provide, carbon financing to the project. Shell worked with the project to help it fulfil all the requirements necessary to become a certified carbon credit project and to provide support for Afforestation activities. The project was verified by VERRA for the Verified Carbon Standard and CCB (Climate, Community and Biodiversity) Standards in December 2019. It had its successful first issuance of VCUs in July 2020. <text:s text:c="3"/>The project land is collective-owned by local villagers and the right to use the forest land belongs to the villagers. (Surveys and stakeholder meetings were conducted with the villagers to ascertain their opinions on the project design and willingness to participate before the commencement of the project.) Guizhou Baiheng and the village collective signed a carbon sink afforestation cooperation and development agreement, which gives all parties forest land rights during the project crediting period. <text:s text:c="3"/>A video outlining the document can be accessed here https://v.youku.com/v_show/id_XNDc4NTA0MjY2MA==.html . <text:s text:c="3"/>All information taken from registry documentation, website or public resources. </text:p>
          </table:table-cell>
          <table:table-cell office:value-type="string" calcext:value-type="string">
            <text:p>Guiyang City</text:p>
          </table:table-cell>
          <table:table-cell office:value-type="string" calcext:value-type="string">
            <text:p><text:s/>Guizhou Province</text:p>
          </table:table-cell>
          <table:table-cell office:value-type="string" calcext:value-type="string">
            <text:p>China</text:p>
          </table:table-cell>
          <table:table-cell office:value-type="float" office:value="300000" calcext:value-type="float">
            <text:p>300000</text:p>
          </table:table-cell>
          <table:table-cell office:value-type="float" office:value="100" calcext:value-type="float">
            <text:p>100</text:p>
          </table:table-cell>
          <table:table-cell office:value-type="float" office:value="300000" calcext:value-type="float">
            <text:p>300000</text:p>
          </table:table-cell>
          <table:table-cell office:value-type="float" office:value="0" calcext:value-type="float">
            <text:p>0</text:p>
          </table:table-cell>
          <table:table-cell office:value-type="string" calcext:value-type="string">
            <text:p>4/1/2014</text:p>
          </table:table-cell>
          <table:table-cell office:value-type="string" calcext:value-type="string">
            <text:p>The project will carry out monitoring and verification at least every 5 years. All AFOLU projects under the VCS standard has a buffer pool mechanism, with 61,200 credits set aside, to account for reversal events. Based on VCS standards, if there are any reversal events, the project shall comply with the rules for reporting lost events and cancelling credits as required under the standard. </text:p>
          </table:table-cell>
          <table:table-cell office:value-type="string" calcext:value-type="string">
            <text:p>Yes</text:p>
          </table:table-cell>
          <table:table-cell office:value-type="string" calcext:value-type="string">
            <text:p>Not applicable (I answered yes to Q24)</text:p>
          </table:table-cell>
          <table:table-cell table:number-columns-repeated="3"/>
          <table:table-cell office:value-type="string" calcext:value-type="string">
            <text:p>Verra (VCS)</text:p>
          </table:table-cell>
          <table:table-cell table:number-columns-repeated="2"/>
          <table:table-cell office:value-type="string" calcext:value-type="string">
            <text:p>CCB</text:p>
          </table:table-cell>
          <table:table-cell table:number-columns-repeated="2"/>
          <table:table-cell office:value-type="string" calcext:value-type="string">
            <text:p>In accordance with the conditions of the approved baseline and monitoring methodology ARAMS0001, project emissions are considered insignificant and therefore neglected. Source: PDD <text:s text:c="3"/>It comes from the methodology VCS protocols to ensure the projects demonstrate climate cost is considered and environment and society cost is minimized. <text:s text:c="4"/>In addition, according to the Forest Management Manual, the primary purpose of this Afforestation project is to improve the local environment by establishing forest of native trees, commercial logging will be forbidden and human interference will be minimized. <text:s text:c="2"/>In order to prevent local karst rocky desertification, and the government prohibits the trees from being cut down. Therefore, these trees will not be cut down, and the project area will be patrolled and maintained by the local forestry department on a regular basis after the end of the crediting period. According to the Forestry Law of the People's Republic of China (Article 31, Chapter 5), clearing of land in this province/area even post crediting period is prohibited. <text:s/>http://www.gov.cn/banshi/2005-09/13/content_68753.htm</text:p>
          </table:table-cell>
          <table:table-cell table:number-columns-repeated="11" office:value-type="string" calcext:value-type="string">
            <text:p>No</text:p>
          </table:table-cell>
          <table:table-cell office:value-type="string" calcext:value-type="string">
            <text:p>The project has been verified by the Climate, Community and Biodiversity Standards. The project's major objectives are to improve the local production conditions and ecological environment, enhance the quality of life and create a good investment and development environment; improve the material welfare of the local populations (achieved by planting 25,449 ha of forest); provide forest planting and management in the Karst region (achieved by income and job opportunities for more than 19,000 members from the local communities, including training of employees) ; maintain and improve biodiversity (achieved by increasing the connectivity of forests). <text:s text:c="4"/>Additionally, as per monitoring report, the project claims to contribute towards the following SDGS: Goal 5 Gender equality and women’s empowerment Goal 8 Decent work and economic growth 13 Climate Change Goal 15 Biodiversity, forests, desertification. <text:s text:c="3"/>All information taken from registry documentation, website or public resources. </text:p>
          </table:table-cell>
          <table:table-cell office:value-type="string" calcext:value-type="string">
            <text:p>The project improves the local environment by reducing mudslides and improving soil quality, which in turn results in a crop yield increase for local villagers. In addition, the project also offers equal employment to everyone participating and increases the income of local community members. <text:s text:c="4"/>All information taken from registry documentation, website or public resources. </text:p>
          </table:table-cell>
          <table:table-cell table:number-columns-repeated="983"/>
        </table:table-row>
        <table:table-row table:style-name="ro2">
          <table:table-cell office:value-type="string" calcext:value-type="string">
            <text:p>Shell Energy North America (US) LP (“Shell Energy”)</text:p>
          </table:table-cell>
          <table:table-cell office:value-type="string" calcext:value-type="string">
            <text:p>Shell Energy is submitting this proposal on its own as an experienced marketer of carbon credits from a variety of project developers.</text:p>
          </table:table-cell>
          <table:table-cell office:value-type="string" calcext:value-type="string">
            <text:p>VCS + CCB afforestation and sustainable development project in Guizhou, China.</text:p>
          </table:table-cell>
          <table:table-cell office:value-type="string" calcext:value-type="string">
            <text:p>Qianxinan Afforestation Project in Guizhou Province, China</text:p>
          </table:table-cell>
          <table:table-cell office:value-type="string" calcext:value-type="string">
            <text:p>https://registry.verra.org/app/projectDetail/VCS/1847</text:p>
          </table:table-cell>
          <table:table-cell/>
          <table:table-cell office:value-type="string" calcext:value-type="string">
            <text:p>The Qianxinan Afforestation Project is a forestation project located in the southwestern province of Guizhou in China. The project will plant 90% China fir and 10% cypress trees, the most suitable native species to Guizhou’s Karst region, <text:s/>to establish forests on barren land and will contribute to local sustainable development. <text:s text:c="4"/>The project is part of an effort which began in 2008 to control a type of desertification – called rock desertification – in the Karst region of southwestern China. The project is designed to stop the rocky, dry land from expanding. <text:s text:c="4"/>The project will deliver carbon dioxide removal by planting 32,047 ha of forest on barren land. The project has four key aims which are to: sequester greenhouse gases and mitigate climate change; enhance biodiversity conservation by increasing the connectivity of forests; improve soil and water conservation in the river basin; generate income and job opportunities for the local communities. <text:s text:c="2"/>Guizhou Baiheng Fertiliser Co., Lit. ("Guizhou Baiheng") and the local forestry bureaus jointly provided the fund to complete the implementation of the project and in 2014, they started planting trees. The forestry bureau evaluated and approved the project design and provided compulsory policy measures for project implementation and operations. They also trained and organized local community members to participate in tree planting and monitoring. <text:s text:c="4"/>Shell began engaging with Guizhou Baiheng and the local forestry bureaus in 2019 when Shell provided, and continues to provide, carbon financing to the project. Shell worked with the project to help it fulfill all the requirements necessary to become a certified carbon credit project and to provide support for Afforestation activities. <text:s text:c="4"/>The project was verified by VERRA for the Verified Carbon Standard and CCB (Climate, Community and Biodiversity) Standards in April 2019. It had its successful first issuance of VCUs in April 2020. <text:s text:c="3"/>The project land is collective-owned by local villagers and the right to use the forest land belongs to the villagers. (Surveys and stakeholder meetings were conducted with the villagers to ascertain their opinions on the project design and willingness to participate before the commencement of the project.) Guizhou Baiheng and the village collective signed a carbon sink afforestation cooperation and development agreement, which gives all parties forest land rights during the project crediting period. <text:s text:c="3"/>A video outlining the document can be accessed here https://v.youku.com/v_show/id_XNDc4NTA0MjY2MA==.html . <text:s text:c="3"/>All information taken from registry documentation, website or public resources. </text:p>
          </table:table-cell>
          <table:table-cell office:value-type="string" calcext:value-type="string">
            <text:p><text:s/>Xingyi City</text:p>
          </table:table-cell>
          <table:table-cell office:value-type="string" calcext:value-type="string">
            <text:p>Guizhou Province</text:p>
          </table:table-cell>
          <table:table-cell office:value-type="string" calcext:value-type="string">
            <text:p>China</text:p>
          </table:table-cell>
          <table:table-cell office:value-type="float" office:value="400000" calcext:value-type="float">
            <text:p>400000</text:p>
          </table:table-cell>
          <table:table-cell office:value-type="float" office:value="100" calcext:value-type="float">
            <text:p>100</text:p>
          </table:table-cell>
          <table:table-cell office:value-type="float" office:value="400000" calcext:value-type="float">
            <text:p>400000</text:p>
          </table:table-cell>
          <table:table-cell office:value-type="float" office:value="0" calcext:value-type="float">
            <text:p>0</text:p>
          </table:table-cell>
          <table:table-cell office:value-type="string" calcext:value-type="string">
            <text:p>4/15/2014</text:p>
          </table:table-cell>
          <table:table-cell office:value-type="string" calcext:value-type="string">
            <text:p>The project will carry out monitoring and verification at least every 5 years. All AFOLU projects under the VCS standard has a buffer pool mechanism, with 70,000 credits set aside, to account for reversal events. Based on VCS standards, if there are any reversal events, the project shall comply with the rules for reporting lost events and cancelling credits as required under the standard. </text:p>
          </table:table-cell>
          <table:table-cell office:value-type="string" calcext:value-type="string">
            <text:p>Yes</text:p>
          </table:table-cell>
          <table:table-cell office:value-type="string" calcext:value-type="string">
            <text:p>Not applicable (I answered yes to Q24)</text:p>
          </table:table-cell>
          <table:table-cell table:number-columns-repeated="3"/>
          <table:table-cell office:value-type="string" calcext:value-type="string">
            <text:p>Verra (VCS)</text:p>
          </table:table-cell>
          <table:table-cell table:number-columns-repeated="2"/>
          <table:table-cell office:value-type="string" calcext:value-type="string">
            <text:p>CCB</text:p>
          </table:table-cell>
          <table:table-cell table:number-columns-repeated="2"/>
          <table:table-cell office:value-type="string" calcext:value-type="string">
            <text:p>In accordance with the conditions of the approved baseline and monitoring methodology ARAMS0001, project emissions are considered insignificant and therefore neglected. Source: PDD <text:s text:c="3"/>It comes from the methodology VCS protocols to ensure the projects demonstrate climate cost is considered and environment and society cost is minimized. <text:s text:c="2"/>In addition, according to the Forest Management Manual, the primary purpose of this Afforestation project is to improve the local environment by establishing forest of native trees, commercial logging will be forbidden and human interference will be minimized. <text:s text:c="2"/>In order to prevent local karst rocky desertification, and the government prohibits the trees from being cut down. Therefore, these trees will not be cut down, and the project area will be patrolled and maintained by the local forestry department on a regular basis after the end of the crediting period. According to the Forestry Law of the People's Republic of China (Article 31, Chapter 5), clearing of land in this province/area even post crediting period is prohibited. <text:s/>http://www.gov.cn/banshi/2005-09/13/content_68753.htm</text:p>
          </table:table-cell>
          <table:table-cell table:number-columns-repeated="11" office:value-type="string" calcext:value-type="string">
            <text:p>No</text:p>
          </table:table-cell>
          <table:table-cell office:value-type="string" calcext:value-type="string">
            <text:p>The project has been verified by the Climate, Community and Biodiversity Standards. The project's major objectives are to improve the local production conditions and ecological environment, enhance the quality of life and create a good investment and development environment; improve the material welfare of the local populations (achieved by planting 32,047 ha of forest); provide forest planting and management in the Karst region (achieved by income and job opportunities for more than 24,000 members from the local communities, including training of employees) ; maintain and improve biodiversity (achieved by increasing the connectivity of forests). <text:s text:c="4"/>Additionally, as per monitoring report, the project claims to contribute towards the following SDGS: Goal 5 Gender equality and women’s empowerment Goal 8 Decent work and economic growth 13 Climate Change Goal 15 Biodiversity, forests, desertification. <text:s text:c="3"/>All information taken from registry documentation, website or public resources. </text:p>
          </table:table-cell>
          <table:table-cell office:value-type="string" calcext:value-type="string">
            <text:p>The project improves the local environment by reducing mudslides and improving soil quality, which in turn results in a crop yield increase for local villagers. In addition, the project also offers equal employment to everyone participating and increases the income of local community members. <text:s text:c="4"/>All information taken from registry documentation, website or public resources. </text:p>
          </table:table-cell>
          <table:table-cell table:number-columns-repeated="983"/>
        </table:table-row>
        <table:table-row table:style-name="ro2">
          <table:table-cell office:value-type="string" calcext:value-type="string">
            <text:p>The Nature Conservancy <text:s text:c="2"/></text:p>
          </table:table-cell>
          <table:table-cell office:value-type="string" calcext:value-type="string">
            <text:p>•Cuiluan Forestry Bureau: state-owned forestry enterprise that implements the forest management activities. <text:s/>•Hong Kong Emission Exchange Limited: funder of the carbon sequestration initiative. <text:s text:c="2"/>•The Nature Conservancy (TNC) China Program: technical advisor for project elements (e.g., designing the voluntary carbon offset scheme, coordinating the application with China Carbon Emission Reduction (CCER), monitoring project impact, engaging international buyers). TNC does not own carbon credits. <text:s text:c="3"/>Currently the Conservancy does not have commitments from the other party or parties it identifies in this proposal. The Conservancy would need to secure such commitments before it can make a binding commitment or execute a legal agreement. If this proposal is approved, TNC requests that the funds representing the purchase price for the carbon credits be made directly to the project owner. Due to China’s foreign exchange control regulations as well as the Overseas NGO Management Law, the Conservancy may not be the fiscal agent with respect to the payment process for carbon credits purchase. <text:s/></text:p>
          </table:table-cell>
          <table:table-cell office:value-type="string" calcext:value-type="string">
            <text:p>Verified CCER: Improved Forest Management in Cuiluan, Heilongjiang Province, China </text:p>
          </table:table-cell>
          <table:table-cell office:value-type="string" calcext:value-type="string">
            <text:p>Improved Forest Management Project in Cuiluan, Heilongjiang Province, China</text:p>
          </table:table-cell>
          <table:table-cell office:value-type="string" calcext:value-type="string">
            <text:p>N/A</text:p>
          </table:table-cell>
          <table:table-cell/>
          <table:table-cell office:value-type="string" calcext:value-type="string">
            <text:p>The Cuiluan District of Heilongjiang Province in Northeast China is home to nearly 140,000 hectares of forest that cover 90 percent of the district and have supported timber production for the local economy. To enhance forest growth and strengthen ecological services, the Cuiluan Forestry Bureau has established an improved forest management project across nine of its forest farms totaling ~123,000 hectares. Funded and developed by Hong Kong Emission Exchange Limited, the project’s activities comprise: <text:s text:c="3"/>•62,518 hectares of forestation under forest canopy <text:s text:c="2"/>•57,744 hectares of forest tending <text:s/>•2,602 hectares of enrichment planting <text:s text:c="3"/>TNC is a trusted NGO partner in China and works with a wide range of partners to deepen scientific expertise, develop policy incentives, and leverage corporate investments to unlock the full potential of Nature-Based Solutions (NBS) to mitigating climate change. We are uniquely positioned to become a technical advisor for a CCER-certified, voluntary carbon offset project in partnership with Cuiluan Forestry Bureau and Hong Kong Emission Exchange Limited. <text:s text:c="4"/>Microsoft’s payment for Carbon Dioxide Removal (CDR) will be used to drive continuous forest management and explore technological innovations that can advance this project in Heilongjiang. <text:s text:c="2"/></text:p>
          </table:table-cell>
          <table:table-cell office:value-type="string" calcext:value-type="string">
            <text:p>Yichun</text:p>
          </table:table-cell>
          <table:table-cell office:value-type="string" calcext:value-type="string">
            <text:p>Heilongjiang Province</text:p>
          </table:table-cell>
          <table:table-cell office:value-type="string" calcext:value-type="string">
            <text:p>China</text:p>
          </table:table-cell>
          <table:table-cell office:value-type="float" office:value="3100000" calcext:value-type="float">
            <text:p>3100000</text:p>
          </table:table-cell>
          <table:table-cell office:value-type="float" office:value="100" calcext:value-type="float">
            <text:p>100</text:p>
          </table:table-cell>
          <table:table-cell office:value-type="float" office:value="646000" calcext:value-type="float">
            <text:p>646000</text:p>
          </table:table-cell>
          <table:table-cell office:value-type="float" office:value="20" calcext:value-type="float">
            <text:p>20</text:p>
          </table:table-cell>
          <table:table-cell office:value-type="string" calcext:value-type="string">
            <text:p>5/1/2005</text:p>
          </table:table-cell>
          <table:table-cell office:value-type="string" calcext:value-type="string">
            <text:p>Under China’s current ecological civilization strategy, Northeast China is a region of critical ecological significance. Clear harvesting is prohibited except for thinning activities to improve forest management. Therefore, we expect no reversals for the CCER issued from this project. <text:s text:c="4"/>Monitoring will occur once every five years to track project performance (since late 1970s, the Chinese government has conducted forest inventory every five years, and forest management inventory every 10 years). These monitoring intervals will verify whether the project’s carbon removals would be reversed or not. </text:p>
          </table:table-cell>
          <table:table-cell office:value-type="string" calcext:value-type="string">
            <text:p>No</text:p>
          </table:table-cell>
          <table:table-cell office:value-type="string" calcext:value-type="string">
            <text:p>No, the project will not be certified by June 2021 (please specify)</text:p>
          </table:table-cell>
          <table:table-cell office:value-type="string" calcext:value-type="string">
            <text:p>We anticipate that the project will be certified by June 2021 when CCER resumes. It is also likely that CCER can gain ICROA eligibility, given that the majority if not all CCER methodologies are based on CDM methodologies (which are already recognized by ICROA).</text:p>
          </table:table-cell>
          <table:table-cell table:number-columns-repeated="5"/>
          <table:table-cell office:value-type="string" calcext:value-type="string">
            <text:p>CCER</text:p>
          </table:table-cell>
          <table:table-cell table:number-columns-repeated="2" office:value-type="string" calcext:value-type="string">
            <text:p>N/A</text:p>
          </table:table-cell>
          <table:table-cell office:value-type="string" calcext:value-type="string">
            <text:p>The project will improve the ecological health of Cuiluan forest by supporting tree planting practices that minimize soil disturbance (i.e., following the national technical standard, area of soil disturbance is not to exceed 10 percent of total forest area). Tree planting with a greater diversity of species will promote the circulation of soil nutrients, thereby improving water and soil conservation functions of the forest. No fossil fuel will be used during the project implementation (planting and forest management).</text:p>
          </table:table-cell>
          <table:table-cell table:number-columns-repeated="4" office:value-type="string" calcext:value-type="string">
            <text:p>Yes</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Improved plant and animal biodiversity. The monitoring conducted in 2016 found that after forest tending the diversity and health (i.e., number, density, coverage, average height) of herbaceous plant species under the canopy have significantly increased as a result of this project. In turn, the acceleration in forest growth and increase in large-diameter trees has resulted in improved habitat for small wildlife (e.g., owls, woodpeckers, squirrels). <text:s text:c="4"/>•Greater resilience to natural disasters. Forest tending can not only improve the structure and quality of the forest, but also strengthen its resilience to extreme weather events and pestilence. For example, researches show that improved forest structure can reduce the loss from heavy snowfall and improved forest management can reduce severity of pest-driven disease <text:s/>by more than 90 percent. <text:s text:c="4"/>•Diversified forest products. About 96 percent of the Cuiluan Forestry Bureau’s forests are classified as young- or middle-aged, with less than 1 percent of matured- or over-matured forests available for harvesting. As logging has been suspended as a result of this project, non-timber forest products such as pine nuts and mushrooms are now regularly harvested. <text:s text:c="3"/>•Increased income sources for local communities. Public welfare forest subsidies are the current primary source of income for Cuiluan Forestry Bureau’s employees. However, employees’ wages are very low, with an average annual per capita income of about RMB 6,000 (USD $860). In addition to the forest products described above, forest management and forestation activities provide needed employment opportunities, and carbon trading opportunities provides considerable income and economic incentive for the community to participate. <text:s text:c="2"/></text:p>
          </table:table-cell>
          <table:table-cell office:value-type="string" calcext:value-type="string">
            <text:p>Cuiluan’s employees are primarily from low-income communities and stand to greatly benefit in increased quality of life as a result of the project. Through our stakeholder engagement, TNC has ensured that employee representatives include both men and women and reflect diversity in age, education level, and company position. <text:s text:c="4"/>Our outreach has included meetings with staff who have given valuable input on the social, economic, and environmental challenges that communities face, and provided solutions that can reach consensus across different groups. We found that while employees have a low awareness of carbon sinks and carbon trading, they have a strong commitment to environmental protection and are concerned by large-scale commercial logging’s significant impact on the area’s primeval forests. To increase awareness and project buy-in, we have supported Cuiluan’s information sessions on carbon sequestration, carbon markets, and forest management technology as well as trainings on 1) selecting optimal local tree species for under-canopy afforestation, and 2) how to restrict use of chemical fertilizers in project management. <text:s text:c="2"/></text:p>
          </table:table-cell>
          <table:table-cell table:number-columns-repeated="983"/>
        </table:table-row>
        <table:table-row table:style-name="ro2">
          <table:table-cell office:value-type="string" calcext:value-type="string">
            <text:p>ClimateCare Oxford Ltd.</text:p>
          </table:table-cell>
          <table:table-cell office:value-type="string" calcext:value-type="string">
            <text:p>ClimateCare has partnered with Inverbosques that was established in 2007 with private capital being their primary activity the management and execution of sustainable forestry developments in the Vichada Department, Colombia. Inverbosques supports and assess their investors throughout the project life cycle, from the nursery to the commercialization. Since 2015 Inverbosques has been involved in the voluntary carbon market, both national and internationally and has secured several transactions sales for a total of 387,000 tonsCO2.</text:p>
          </table:table-cell>
          <table:table-cell office:value-type="string" calcext:value-type="string">
            <text:p>Large scale sustainable forestry development in Vichada - Colombia.</text:p>
          </table:table-cell>
          <table:table-cell office:value-type="string" calcext:value-type="string">
            <text:p>Vichada Climate Reforestation Project</text:p>
          </table:table-cell>
          <table:table-cell table:number-columns-repeated="2"/>
          <table:table-cell office:value-type="string" calcext:value-type="string">
            <text:p>The project area encompasses 76.356 hectares, with a planting area of 13,205 hectares, and a conservation area of 8,089 hectares, whereby reforestation is the core activity. <text:s/>Located in the Orinoco river basin in Colombia, the project combines reforestation for sustainable timber production with biodiversity protection and ecosystem restoration. The resulting forests offer habitat for native plants and animals, enrich the soil, save and filter water, and help mitigate the greenhouse effect. The project combines both reforestation and afforestation activities with biodiversity protection and ecosystem regeneration, ultimately transforming degraded savannah lands into close-to-nature forests that both produce high quality hardwoods and sequester large amounts of carbon. These forests offer a natural habitat for native wildlife, enrich the soil, save and filter water and help mitigate the greenhouse effect by acting as a carbon sink. <text:s/>The objective of the project is the creation of close to nature forests with the main goal of producing high quality hardwoods combined with carbon sequestration, while stabilizing and restoring fragile and degraded areas in an economically, socially, and ecologically viable way. Overall, the climate project objectives are the establishment of profitable production- and conservation systems, enabling the enterprise to work in a beneficial way, with the complement of sustainable investment opportunities. <text:s text:c="2"/></text:p>
          </table:table-cell>
          <table:table-cell office:value-type="string" calcext:value-type="string">
            <text:p>Puerto Carreño</text:p>
          </table:table-cell>
          <table:table-cell office:value-type="string" calcext:value-type="string">
            <text:p>Vichada Department</text:p>
          </table:table-cell>
          <table:table-cell office:value-type="string" calcext:value-type="string">
            <text:p>Colombia</text:p>
          </table:table-cell>
          <table:table-cell office:value-type="float" office:value="200000" calcext:value-type="float">
            <text:p>200000</text:p>
          </table:table-cell>
          <table:table-cell office:value-type="float" office:value="50" calcext:value-type="float">
            <text:p>50</text:p>
          </table:table-cell>
          <table:table-cell office:value-type="float" office:value="200000" calcext:value-type="float">
            <text:p>200000</text:p>
          </table:table-cell>
          <table:table-cell office:value-type="float" office:value="0" calcext:value-type="float">
            <text:p>0</text:p>
          </table:table-cell>
          <table:table-cell office:value-type="string" calcext:value-type="string">
            <text:p>9/1/2020</text:p>
          </table:table-cell>
          <table:table-cell office:value-type="string" calcext:value-type="string">
            <text:p>We carry environmental audits every 2 years with Gold Standard.</text:p>
          </table:table-cell>
          <table:table-cell office:value-type="string" calcext:value-type="string">
            <text:p>Yes</text:p>
          </table:table-cell>
          <table:table-cell office:value-type="string" calcext:value-type="string">
            <text:p>Not applicable (I answered yes to Q24)</text:p>
          </table:table-cell>
          <table:table-cell table:number-columns-repeated="4"/>
          <table:table-cell office:value-type="string" calcext:value-type="string">
            <text:p>Gold Standard</text:p>
          </table:table-cell>
          <table:table-cell table:number-columns-repeated="4"/>
          <table:table-cell office:value-type="string" calcext:value-type="string">
            <text:p>Solar Energy is used for most of the activities we conduct. <text:s/>Some low risks of the project are: Climate impact: due to climate change strong winds, fires and/ or floorings can occur. Even though the project is aware of these situations and prepare to react, different animals and insect’s species that form part of this ecosystem can be affected. Project implementation: during the planting year, soil has to be prepared manually and with small machinery. In this sense theprevious soil habitat can be affected. However after this activity the soil is protected during the rotation period and the creation and conservation of organic soil compensates such impact. Thinning: there is a risk of affecting existing understory vegetation. However the main impact is in small bushes that recover really fast.</text:p>
          </table:table-cell>
          <table:table-cell table:number-columns-repeated="8" office:value-type="string" calcext:value-type="string">
            <text:p>Yes</text:p>
          </table:table-cell>
          <table:table-cell table:number-columns-repeated="3" office:value-type="string" calcext:value-type="string">
            <text:p>Not applicable</text:p>
          </table:table-cell>
          <table:table-cell office:value-type="string" calcext:value-type="string">
            <text:p>The project is FSC certified. <text:s/>The project generates a range of significant environmental and socio-economic benefits. By mixing afforestation and reforestation activities, the project conserves remaining forests and promotes ecosystem interconnectivity by establishing ecological corridors. This improves biodiversity, and studies on the local flora have been developed through collaboration between regional NGOs. The project further protects natural resources, with trees shielding the soil from erosion to prevent flooding and optimise water quality. Where possible, minimal amounts of only the least harmful pesticides are used, softening the environmental impact of chemicals. Income from secure job opportunities with legal protections for workers helps alleviate local poverty, with leadership and development programs also offered to employees. The project is run by a multicultural team of men and women and educates the community on climate change and the importance of sustainability activities. Community educational opportunities are further improved by capacity building programs in local schools. <text:s/>In addition to the reforestation of grasslands, the project protects the remaining forest land and creates additional conservation areas along riverbanks and lakefronts. The newly established forests provide a larger connected natural habitat for animals and plants, enrich the soil, store and filter water and help mitigating climate change. The project also improves the economic and social conditions of local communities – creating new jobs in forestry, wood-processing; training workers, foresters and farmers; introducing sustainable forest management technologies. <text:s/>SDG Impacts <text:s text:c="2"/>1 – SDG 8: Decent Work and Economic Growth - Promote sustained, inclusive and sustainable economic growth, full and productive employment and decent work for all <text:s text:c="2"/>2 – SDG 12: Responsible Consumption and Production - Ensure sustainable consumption and production patterns <text:s text:c="2"/>3 – SDG 13: Climate Action - Take urgent action to combat climate change and its impacts <text:s/>4 – SDG 15: Life on Land - Sustainably manage forests, combat desertification, halt and reverse land degradation, halt biodiversity loss <text:s/>Estimated amount of SDG Impact (GSVERs and others) <text:s/>SDG 8: More than 100 people employed, working on average 40 hours per week, taking part in training and capacity building activities <text:s text:c="2"/>SDG 12: Around 336.000 m 3 of annual harvest of the main commercial species (estimated) according to FSC principles and criteria and based on Sustainable Forest Management Plans <text:s/>SDG13: 52,74 tCO2 e/ha GS VERs <text:s text:c="2"/>SDG15: 19 436,4 ha of degraded lands restored and planted through A/R and Sustainable Forest Management activities. 8 858,4 ha of conservation areas <text:s/></text:p>
          </table:table-cell>
          <table:table-cell office:value-type="string" calcext:value-type="string">
            <text:p>The project is located in the Vichada Department, Colombia, the Vichada department is the second largest and the less populated and poorest in Colombia, this whole region has been heavily affected by the ended conflict. Since Inverbosques operations started in 2007, the region has experienced a continuous development and has given the community a strong social engagement through quality jobs, inclusion, equity and diversity. Many initiatives have been put in place and we keep track of our progress with an impact social matrix.</text:p>
          </table:table-cell>
          <table:table-cell table:number-columns-repeated="983"/>
        </table:table-row>
        <table:table-row table:style-name="ro2">
          <table:table-cell office:value-type="string" calcext:value-type="string">
            <text:p>ClimateCare Oxford Ltd.</text:p>
          </table:table-cell>
          <table:table-cell office:value-type="string" calcext:value-type="string">
            <text:p>In 2020, ClimateCare announced a new partnership with fellow leading B Corp PUR Projet. Our partnership combines ClimateCare’s carbon asset development, project development and risk management expertise with PUR Projet’s leading agroforestry, regenerative agriculture and insetting projects. <text:s text:c="3"/>PUR Projet is a social business, and B-Corp, established in 2008 that focuses on the development of bespoke positive impact projects in agricultural communities that seek to promote livelihoods through ecosystem restoration and conservation. Many of these programs take the form of agroforestry, reforestation and/or regenerative agriculture in supply chain communities. <text:s text:c="3"/>Since their founding, PUR Projet has developed and operates 80 projects in over 40 countries, on behalf of 150 corporate partners and foundations. PUR Projet has planted over 16 million trees while supporting 43,000 farmers in agricultural communities and protected over 300,000 ha of primary forest under formal structures; in addition to impacts associated with other project types such as pasture management or coral reef restoration.</text:p>
          </table:table-cell>
          <table:table-cell office:value-type="string" calcext:value-type="string">
            <text:p>Coffee for Peace: Afforestation and Reforestation with Colombian Coffee Farmers </text:p>
          </table:table-cell>
          <table:table-cell office:value-type="string" calcext:value-type="string">
            <text:p>Regenerating Colombian Coffee Ecosystems </text:p>
          </table:table-cell>
          <table:table-cell office:value-type="string" calcext:value-type="string">
            <text:p>https://www.purprojet.com/project/coffee-for-peace/</text:p>
          </table:table-cell>
          <table:table-cell/>
          <table:table-cell office:value-type="string" calcext:value-type="string">
            <text:p>This project is a grouped afforestation and reforestation initiative started by PUR Projet in 2014 in the Colombian Northern Andean Montane Forests, where watersheds and coffee lands are severely eroded and biologically degraded. The regions where this Project takes place, Cauca and Tolima, were at the heart of an armed conflict area during the war between the Colombian government and the FARC, which claimed over 200,000 lives. This area has been undergoing a major transition since the peace agreement and this Project aims to provide a legal, sustainable and economically viable pathway for farmers in the region. <text:s text:c="4"/>Colombia is the world’s third largest coffee producer and 95% of Colombian coffee-growing families operate on small plots of land, averaging five acres each. The Tropical Andes are one of the main coffee-growing areas in Columbia and a major biodiversity hotspot, hosting 25% of the country's flora and representing the richest ecoregion for birds in the country (974 bird species). However, Colombia’s Andean watersheds are threatened by uncontrolled deforestation due to rapid expansion of agriculture and cattle grazing, which degrades the coffee farming conditions and yields due to low pollination, high erosion, frequent pests/diseases, and low water resources. The lack of natural protection makes the farms highly vulnerable to extreme climatic events such as prolonged droughts, heavy rains, storms and landslides. Moreover, coffee farmers often depend on a single source of income and are vulnerable to market fluctuations: price volatility, demand variation, increased costs for inputs such as fertilizers. This Project aims to build farmer resilience through ecosystem restoration, climate change mitigation and income diversification. <text:s text:c="4"/>Since 2014, PUR Projet has worked with 994 farmers in the region to restore 578 hectares and plant 2.3 million trees. Overall, this Project aims to increase the average income of a farmer by 1000 USD/year. <text:s/>To engage in the project, farmers must have clear land-use rights with no land tenure conflict. PUR Projet is the Project implementor and the Federacion Nacional de Cafeteros de Colombia is a key partner to support farmer engagement. <text:s text:c="3"/>Microsoft’s payments for CDRs will support the ongoing growth and scaling of this project to positively impact more farmers through tree planting, education and supporting market-linkages for agroforestry products. Payments will also support farmer incentives to care for the trees, long-term monitoring, and carbon verification. Moreover, there is an opportunity for Microsoft’s payments to support regenerative agricultural practice to provide more CDRs. <text:s text:c="2"/></text:p>
          </table:table-cell>
          <table:table-cell office:value-type="string" calcext:value-type="string">
            <text:p>Popayán</text:p>
          </table:table-cell>
          <table:table-cell office:value-type="string" calcext:value-type="string">
            <text:p>Cauca </text:p>
          </table:table-cell>
          <table:table-cell office:value-type="string" calcext:value-type="string">
            <text:p>Colombia</text:p>
          </table:table-cell>
          <table:table-cell office:value-type="float" office:value="40000" calcext:value-type="float">
            <text:p>40000</text:p>
          </table:table-cell>
          <table:table-cell office:value-type="float" office:value="100" calcext:value-type="float">
            <text:p>100</text:p>
          </table:table-cell>
          <table:table-cell office:value-type="float" office:value="0" calcext:value-type="float">
            <text:p>0</text:p>
          </table:table-cell>
          <table:table-cell office:value-type="float" office:value="40000" calcext:value-type="float">
            <text:p>40000</text:p>
          </table:table-cell>
          <table:table-cell office:value-type="string" calcext:value-type="string">
            <text:p>4/20/2014</text:p>
          </table:table-cell>
          <table:table-cell office:value-type="string" calcext:value-type="string">
            <text:p>This Project has been verified for its consideration of leakage, additionality and permanence by the Voluntary Carbon Standard. PUR Projet has developed a comprehensive risk report that identifies a necessary buffer accounting for project longevity, political and natural disaster scenarios and overall non-permanence risks (10% buffer). <text:s/>PUR Projet has a rigiours monitoring program to ensure a minimum survival rate of trees and replants any trees in case of a low survival rate. <text:s/>All CDRs provided to Microsoft will be ex-post credits and will have already been sequestered. </text:p>
          </table:table-cell>
          <table:table-cell office:value-type="string" calcext:value-type="string">
            <text:p>Yes</text:p>
          </table:table-cell>
          <table:table-cell office:value-type="string" calcext:value-type="string">
            <text:p>Not applicable (I answered yes to Q24)</text:p>
          </table:table-cell>
          <table:table-cell table:number-columns-repeated="3"/>
          <table:table-cell office:value-type="string" calcext:value-type="string">
            <text:p>Verra (VCS)</text:p>
          </table:table-cell>
          <table:table-cell table:number-columns-repeated="5"/>
          <table:table-cell office:value-type="string" calcext:value-type="string">
            <text:p>This Project aims to reduce and account for any CO2 Emissions related to the Project. According to the VCS methodology AR-AMS007/version 0.31, Section 5.5 the GHG emissions resulting from the project (including removal of herbaceous vegetation, combustion of fossil fuel, fertilizer application, use of wood, decomposition of litter and fine roots of N-fixing trees, construction of access roads within the project boundary) are minimal and therefore accounted as zero. <text:s/>PUR Projet has also signed on to the Net Zero goal as a B-Corp and insets any travel through our project activities. <text:s text:c="4"/>This project aims to generate multiple benefits for farmers and the larger community. Therefore, the project has a 40 year monitoring approach to understand the environmental benefits, social and economic benefits including an impact on soil, biodiversity and water cycling assessments. <text:s text:c="4"/>PUR Projet’s agroforestry models aim to enhance net primary productivity and revenue generation on a per hectare basis. Paired with education and supply-chain linkages, this approach reduces pressure on forests. <text:s text:c="2"/></text:p>
          </table:table-cell>
          <table:table-cell table:number-columns-repeated="8" office:value-type="string" calcext:value-type="string">
            <text:p>Yes</text:p>
          </table:table-cell>
          <table:table-cell table:number-columns-repeated="3" office:value-type="string" calcext:value-type="string">
            <text:p>Not applicable</text:p>
          </table:table-cell>
          <table:table-cell office:value-type="string" calcext:value-type="string">
            <text:p>This Project is strongly aligned with Colombia’s plan for “green growth”, with a focus on low carbon growth, environmental governance, and a reduction of vulnerability to climate change and natural disasters. <text:s text:c="4"/>It is widely recognised that, for coffee production, agroforestry brings significant benefits in terms of sustainability. In particular, through the carbon stored in the trees, agroforestry promotes a “low carbon” growth for the coffee sector, which is significant in Colombia’s economy. Furthermore, the project is designed at landscape level, and plots are reforested in and around the coffee production area, on degraded land, with a mindset of ecosystem regeneration. This leverages the protection of the natural capital in the coffee regions, and regenerates key ecosystem services for the protection against natural disasters: stabilisation of the soils to prevent landscapes, enhanced water penetration to prevent floods, natural barriers against pest invasion and beyond. <text:s text:c="4"/>This Project also supports the Sustainable Development Goals, specifically SDG 1 (End Poverty), SDG 12 (Responsible Production and Consumption), SDG 13 (Climate Action), SDG 15 (Life on Land) <text:s text:c="3"/>The project aims to develop and support Organic coffee production in the South of Colombia, leveraging the knowledge and heritage of indigenous farmers who have managed Organic coffee plots for decades. <text:s text:c="3"/></text:p>
          </table:table-cell>
          <table:table-cell office:value-type="string" calcext:value-type="string">
            <text:p>This project works directly with smallholder farmers, many who are indigenous, who face the challenges of degrading growing conditions, coffee price fluctuations and high input costs. This Project aims to increase annual income per farm due to a reduction in input costs (thanks to nutrient cycling from agroforestry), yield increases due to agroforestry and tree plantations, income and food security from fruit trees and crops, and timber sales. This project also aims to address the impact of climate change through erosion control, hydrological cycle stability and microclimate provision within coffee plots and on a landscape level. <text:s text:c="2"/>The whole project’s strategy is to empower the farmers’ organisations to manage the <text:s/>reforestation components and the related consolidation activities over time (in particular timber and other co-products value chains, plantations registration and possible certifications, etc.). </text:p>
          </table:table-cell>
          <table:table-cell table:number-columns-repeated="983"/>
        </table:table-row>
        <table:table-row table:style-name="ro2">
          <table:table-cell office:value-type="string" calcext:value-type="string">
            <text:p>The Nature Conservancy</text:p>
          </table:table-cell>
          <table:table-cell office:value-type="string" calcext:value-type="string">
            <text:p>• The Nature Conservancy (TNC): Project structure and monitoring (Carbon soil sequestration). <text:s/>• Fedegan- Colombian Federation of Cattle Ranchers is the national association for this economic activity. FEDEGAN is a strong promotor of sustainable cattle ranching in Colombia. <text:s text:c="2"/>• Comité de Ganaderos del Meta- Cattle Ranchers Committe of Meta <text:s text:c="2"/>• Asogasan- Association of Cattle Ranchers from San Martín <text:s text:c="2"/>• Ranchers: some are part of local producer associations, others are not; We have prospects with approximately 500 ranchers in the Meta department who were part of the Sustainable Cattle Ranching initiative and we propose to work with 200 additional. </text:p>
          </table:table-cell>
          <table:table-cell office:value-type="string" calcext:value-type="string">
            <text:p>Unlocking soil carbon offsets through sustainable cattle ranching in Colombia</text:p>
          </table:table-cell>
          <table:table-cell office:value-type="string" calcext:value-type="string">
            <text:p>Structuring, registration and development of carbon mitigation in the Orinocense foothills - pilot project</text:p>
          </table:table-cell>
          <table:table-cell office:value-type="string" calcext:value-type="string">
            <text:p>http://ganaderiacolombianasostenible.co/web/</text:p>
          </table:table-cell>
          <table:table-cell office:value-type="string" calcext:value-type="string">
            <text:p>"Soil improvement that results in additional carbon storage (removal only), Avoided forest conversion (removal only; not including avoided forest carbon loss) and Restoration."</text:p>
          </table:table-cell>
          <table:table-cell office:value-type="string" calcext:value-type="string">
            <text:p>The agricultural sector is among the largest contributors to climate change; however, this sector also has the potential to transform from a net C02 emitter to a net sequester of CO2. Latin America is the world’s most biodiverse region and largest food exporter but is experiencing a critical tension between agricultural production and the conservation of nature. The conventional agricultural practices are degrading soils and biodiversity, contaminating and depleting water sources, and increasing CO2 emissions. TNC has developed a Regenerative Ranching and Agriculture (R2A) strategy focused on reducing habitat conversion, reversing soil degradation, sequestering carbon, and promoting the adoption of resilient, more productive farming systems. As part of this regional strategy, the Colombian Sustainable Cattle Ranching initiative has been implemented. <text:s text:c="3"/>The initiative was born from an alliance between the association of cattle farmers in Colombia, the Center for Research in Sustainable Agricultural Systems, Fondo Acción and The Nature Conservancy and since 2010 promotes the improvement of cattle ranching practices in Colombia through the adoption of silvopastoral systems (incorporate trees to the pastures) <text:s/>that contribute to the reduction of GHG <text:s/>emissions, the <text:s/>conservation <text:s/>of <text:s/>biodiversity and the <text:s/>increase of productivity. The Colombian SCR project focused on promoting activities on conservation of forests, and the implementation of silvopastoril systems: i) scattered trees in pastures, ii) live fences and iii) intensive silvopastoral systems. <text:s text:c="3"/>The project worked in five regions of the country and the land ownership was within its entry requirements so 90% of the participants were owners as such and the rest corresponded to other forms of ownership valid as tenants or possessors in good faith. <text:s text:c="3"/>To deliver the carbon credits, it is necessary to structure and register of a project for the regions with major potential and the development of a Carbon pilot project in the Orinocense foothills <text:s/>where will renew the conservation agreements with about 500 producers in <text:s/>this region, achieving future maintenance of these established areas and the continuing <text:s/>conservation of forests, additionally, we will be creating strategies to promote new implementations with around 200 (stimate) new producers. <text:s text:c="3"/>Currently the Conservancy does not have commitments from landowners or parties it identifies in this proposal. The Conservancy would need to secure such commitments before it can make a binding commitment or execute a legal agreement. For this proposal in response to the RFP, the Conservancy must secure all of its internal management approvals before it can make a binding commitment or execute a legal agreement.</text:p>
          </table:table-cell>
          <table:table-cell office:value-type="string" calcext:value-type="string">
            <text:p>Villavicencio</text:p>
          </table:table-cell>
          <table:table-cell office:value-type="string" calcext:value-type="string">
            <text:p>Meta</text:p>
          </table:table-cell>
          <table:table-cell office:value-type="string" calcext:value-type="string">
            <text:p>Colombia</text:p>
          </table:table-cell>
          <table:table-cell office:value-type="float" office:value="500000" calcext:value-type="float">
            <text:p>500000</text:p>
          </table:table-cell>
          <table:table-cell office:value-type="float" office:value="75" calcext:value-type="float">
            <text:p>75</text:p>
          </table:table-cell>
          <table:table-cell office:value-type="float" office:value="0" calcext:value-type="float">
            <text:p>0</text:p>
          </table:table-cell>
          <table:table-cell office:value-type="float" office:value="500000" calcext:value-type="float">
            <text:p>500000</text:p>
          </table:table-cell>
          <table:table-cell office:value-type="string" calcext:value-type="string">
            <text:p>6/30/2022</text:p>
          </table:table-cell>
          <table:table-cell office:value-type="string" calcext:value-type="string">
            <text:p>Estimates made for 2030 correspond to a scenario under which conservation agreements would remain with farm owners until 2030. However, it is likely that a number of farms will revert to traditional methods, leading to a decrease in the number of farm owners that implement conservation agreements during the proposed period, which would consequently reduce the mitigation potential, however technical assistance to the farms will allow these cases to be detected in time and evaluate if the incorporation of other properties is required . In the experience of the SCR there are cases of death of owners or sale of the properties, which is beyond the control of the project. <text:s text:c="3"/>TNC will report any reversals to the carbon accounting standard organization used by the project, and will comply with the requirements of that carbon accounting standard, for contributing to a non-permanence buffer, maintained by the carbon accounting standard .</text:p>
          </table:table-cell>
          <table:table-cell office:value-type="string" calcext:value-type="string">
            <text:p>No</text:p>
          </table:table-cell>
          <table:table-cell office:value-type="string" calcext:value-type="string">
            <text:p>No, the project will not be certified by June 2021 (please specify)</text:p>
          </table:table-cell>
          <table:table-cell office:value-type="string" calcext:value-type="string">
            <text:p>There is not an accurate amount of carbon credits that TNC can commit to. As stated above, there is an estimated potential of 500,000 tCO2e. However, TNC will confirm this amount and explore whether there are more carbon credits through the PIN development</text:p>
          </table:table-cell>
          <table:table-cell table:number-columns-repeated="4"/>
          <table:table-cell office:value-type="string" calcext:value-type="string">
            <text:p>None</text:p>
          </table:table-cell>
          <table:table-cell/>
          <table:table-cell office:value-type="string" calcext:value-type="string">
            <text:p>The SCR project, with the support of CATIE, carried out a carbon footprint study through the Life Cycle analysis in the Foothills Orinoco and Valle Del Río Cesar regions, Colombia. Livestock production systems in the two ecoregions of Colombia were found to have a positive carbon footprint. Both for milk production and for live weight gain. These positive results are mainly due to the number of pasture areas (native or improved) with trees, which fix atmospheric carbon in their biomass. This is mainly reflected in the better results of the farms in Meta, the area selected for this proposal.</text:p>
          </table:table-cell>
          <table:table-cell office:value-type="string" calcext:value-type="string">
            <text:p>No</text:p>
          </table:table-cell>
          <table:table-cell office:value-type="string" calcext:value-type="string">
            <text:p>The commitment of TNC and its partners to sustainable livestock is carried out in the best possible way through silvopastoral systems and sustainable practices. This livestock can be associated with deforestation processes, but this is minimized with the signing of conservation agreements (Zero Deforestation) and their monitoring; additionally, the fact that cattle have a better diet among other foliage of shrubs of silvopastoral systems, emits less enteric methane to the environment and therefore emissions of this gas are mitigated and impacts are reduced.</text:p>
          </table:table-cell>
          <table:table-cell table:number-columns-repeated="11" office:value-type="string" calcext:value-type="string">
            <text:p>Yes</text:p>
          </table:table-cell>
          <table:table-cell office:value-type="string" calcext:value-type="string">
            <text:p>The implementation of sustainable livestock practices is promoted at the farm level through the provision of technical assistance and capacity building to develop diversified silvopastoral systems, and includes the development of property management plans to optimize land use and plantation of arboreal and shrub species of high nutritional value to improve livestock production rates; the use of live fences to establish rotation systems that improve grazing efficiency and the establishment of mixed forage banks that improve animal nutrition and food availability throughout the year. All of this leads to a higher bearing capacity of the soil, more dairy or meat production withhigher quality, and a better resistance to the weather changes. <text:s text:c="3"/>Through the establishment of silvopastoral systems and conservation of natural ecosystems in livestock farms, a great amount of environmental services are generated. For example, any silvopastoral arrangement increases the presence of birds, beetles, bats and flora because it generates suitable habitats for their existence and allows the productive systems to be stepping stones for fauna among fragments of forest; contributing to pollination, seed dispersal, pest control, aeration and improvement in soil fertility and recovering important species of flora. <text:s text:c="3"/>The SCR initiative also has the potential to address various SDGs: <text:s text:c="3"/>•SDG 8 (Decent work and economic growth): Sustainable productive systems improve the practices and income of cattle ranchers, anchoring them in formality and sustaining economic growth; <text:s/>•SDG 2 (Zero Hunger): Sustainable productive systems increase food quality, quantity and availability, and resilience and livelihoods in the family <text:s/>•SDG 13 (Climate Action): The implementation of silvopastoral systems and its associated conservation of natural ecosystems are direct actions to mitigate climate change; <text:s text:c="2"/>•SDG15 (Life on Land): Sustainable productive practices contribute to the fight against land degradation and promote the conservation of biodiversity <text:s/>•SDG 12 (Responsible consumption and production): The efficient management of natural resources will be promoted throughout the supply chains; and <text:s text:c="2"/>•SDG 17 (Partnerships): Public and private sector come together to impact the ranchers <text:s text:c="3"/>For quantification of these benefits, a monitoring plan will be implemented with a battery of indicators focused on sustainability. </text:p>
          </table:table-cell>
          <table:table-cell office:value-type="string" calcext:value-type="string">
            <text:p>Cattle ranchers and farmers face increased climate variability such as drastic changes in rain and drought patterns. Silvopastoral systems provide a protective effect for the soil and livestock, increasing the adaptation capacity of cattle ranching systems to adverse weather conditions. <text:s text:c="3"/>The SCR project works with small and medium-sized farmers who have achieved an increase in quality and production per hectare (productivity), greater resilience to climate change (production-income stability) and better margins (reduction of costs of inputs produced locally such as fertilizers, fences, pests, etc.). <text:s text:c="3"/>We plan to work with associations of producers and carry out capacity development for public organizations and institutions since the area has low technical capacity and low level of knowledge. <text:s text:c="3"/>In the same way, we will seek the active participation of women in capacity development processes given the important role of women on the farm and we will seek to contribute to the visibility of their work.</text:p>
          </table:table-cell>
          <table:table-cell table:number-columns-repeated="983"/>
        </table:table-row>
        <table:table-row table:style-name="ro2">
          <table:table-cell office:value-type="string" calcext:value-type="string">
            <text:p>Fondo Nacional de Financiamiento Forestal (FONAFIFO)</text:p>
          </table:table-cell>
          <table:table-cell office:value-type="string" calcext:value-type="string">
            <text:p>This proposal to Microsoft is part of a partnership between the United Nations Development Programme (UNDP) and FONAFIFO for the development and implementation of a diversified financial strategy to ensure the long-term sustainability of Costa Rica’s PES Program. The objective is to raise funds from a variety of REDD+ results-based finance sources, both market and non-market based. This partnership is also aligned with and supportive of the San Jose Principles for High Ambition and Integrity in International Carbon Markets. <text:s text:c="4"/>UNDP provides technical assistance to FONAFIFO to strengthen national capacities for (1) REDD+ monitoring and measurement, reporting and verification (MRV), <text:s/>(2) the alignment of this proposal in the Nationally Determined Contribution (NDC) of Costa Rica, in line with provisions of Article 6 of the Paris Agreement to the UNFCCC and the San Jose Principles, and (3) for the achievement of the highest social and environmental performance standards. <text:s text:c="2"/></text:p>
          </table:table-cell>
          <table:table-cell office:value-type="string" calcext:value-type="string">
            <text:p>Costa Rica’s high-environmental integrity REDD+ JNR removal units</text:p>
          </table:table-cell>
          <table:table-cell office:value-type="string" calcext:value-type="string">
            <text:p>Costa Rica’s National REDD+ Program</text:p>
          </table:table-cell>
          <table:table-cell office:value-type="string" calcext:value-type="string">
            <text:p>http://www.fonafifo.go.cr/</text:p>
          </table:table-cell>
          <table:table-cell/>
          <table:table-cell office:value-type="string" calcext:value-type="string">
            <text:p>Costa Rica’s high-environmental integrity REDD+ JNR CDR were achieved through significant investments made by FONAFIFO’s PES Program through the following modalities: <text:s text:c="2"/>•Forest protection: payments between USD 59 and USD 63/ha/year, disbursed over a ten-year period. Currently, 4,408 contracts, covering 311,582 hectares, support forest conservation easements that also sequester carbon. <text:s/>•Sustainable forest management: payments of USD 247/ha/year, disbursed over a five-year period. Landowners must commit to maintain forested areas for 15 years. Currently, 22 contracts, covering 2,376 hectares, support sustainable forest management easements. <text:s text:c="2"/>•Reforestation: payments of USD 1,196 for introduced species and US$2,114 for native species, for a ten-year period. Landowners must commit for 15 to 20 years, depending on tree species. Currently, 653 contracts, covering 7,340 hectares, support reforestation of degraded and abandoned agricultural lands. <text:s text:c="2"/>•Natural Regeneration: payments of USD 186/ha/year disbursed over a five-year period. Currently, 187 contracts, covering 14,423 hectares, support natural regeneration/ reforestation on abandoned pastures. <text:s text:c="2"/>•Agroforestry: payments between USD 1.21 and USD 1.73 per tree, disbursed over a 3-year period. Currently, 887 contracts, covering 699,804 <text:s/>trees, support agroforestry. <text:s text:c="3"/>Costa Rica adopted an ambitious carbon neutrality goal under its NDC and its Decarbonization Plan 2050, showing the country’s strong commitment to the global goal to mitigate climate change. This target relies on the country’s ability to maintain and further expand its PES Program. The country is currently seeking international partners to finance its results and contribute to this ambitious goal. The objective is to raise funds from a variety of sources, both market and non-market based, aligned with and supportive of the San Jose Principles for High Ambition and Environmental Integrity in International Carbon Markets. The proceeds from the sale of CDR to Microsoft will be reinvested in improving and expanding the PES Program, in particular its CDR modalities. <text:s text:c="3"/>Costa Rica will have its REDD+ results validated and verified using the Verra JNR Framework by June 2021. FONAFIFO is ready to offer 3,519,304 tCO2 achieved in 2016 and 2017 (40% of the total) to Microsoft in June of 2021 for USD 15/ ton. After 2020, FONAFIFO can also offer CDRs achieved between 2021 and 2025 (expected to be around 2,681,876 MtCO2), considering the impact on its NDC, depending on the price that the company is willing to pay for these units, as well as the outcomes from the negotiations of Article 6 of the Paris Agreement. </text:p>
          </table:table-cell>
          <table:table-cell office:value-type="string" calcext:value-type="string">
            <text:p>San José</text:p>
          </table:table-cell>
          <table:table-cell office:value-type="string" calcext:value-type="string">
            <text:p>All provinces of the Costa Rican national territory</text:p>
          </table:table-cell>
          <table:table-cell office:value-type="string" calcext:value-type="string">
            <text:p>Costa Rica</text:p>
          </table:table-cell>
          <table:table-cell office:value-type="float" office:value="3519304" calcext:value-type="float">
            <text:p>3519304</text:p>
          </table:table-cell>
          <table:table-cell office:value-type="float" office:value="43.5" calcext:value-type="float">
            <text:p>43.5</text:p>
          </table:table-cell>
          <table:table-cell office:value-type="float" office:value="3519304" calcext:value-type="float">
            <text:p>3519304</text:p>
          </table:table-cell>
          <table:table-cell office:value-type="float" office:value="0" calcext:value-type="float">
            <text:p>0</text:p>
          </table:table-cell>
          <table:table-cell office:value-type="string" calcext:value-type="string">
            <text:p>1/1/2014</text:p>
          </table:table-cell>
          <table:table-cell office:value-type="string" calcext:value-type="string">
            <text:p>Costa Rica is one of the few countries in the world that has demonstrated that is possible to decouple deforestation from development, and the significant recovery of forest cover over the past decades is attributed to a combination of command and control measures and positive incentives including the PES Program. It is important to note that the Forestry Law under which the PES Program was established prohibits the cutting or use of forests in national parks, biological reserves, mangroves, protected areas, wildlife refuges and forest reserves owned by the State (Art. 1) and Art. 19 establishes a total prohibition to change the use of forest land: "On forest-covered land, it will not be allowed to change the use of the land, nor establish forest plantations." This provides a strong legal foundation <text:s/>for the reduced <text:s/>risk of reversals in Costa Rica. The long-term effectiveness of Costa Rica’s policies and frameworks to reduce risk of reversals is demonstrated in the measured and reported deforestation area and GHG emission estimates submitted to the UNFCCC. To illustrate, when comparing the results years for this proposal, 2016-17, as well as 2018 against earlier results years 2014-15, the average annual deforestation rate (ha/year) continues to be reduced overtime, evidence for a low risk of reversals in Costa Rica. <text:s text:c="3"/>Under the PES contracts, the release of economic incentives is tied to regular monitoring and mandatory periodic reporting. Moreover, the contracts restrict certain types of resource uses, with the aim of avoiding reversals, mainstreaming long-term environmental sustainability into the PES Program, continuing to foster good governance at the national and local levels (including traditional governance structures of indigenous peoples). The PES Program strengthens environmental management and protection by working with the beneficiaries as partners. <text:s text:c="4"/>The primary focus of the PES Program is conservation, reforestation, and sustainable forest management benefiting small and medium holders. The initial monitoring and reporting tended to focus predominantly on ensuring contract compliance and no alterations of the land uses in areas of conservation, reforestation or sustainable forest management (i.e. that land cover remained untouched). In addition, two of the PES traditional modalities (forest management contracts and reforestation contracts) imply that landowners must commit to maintain forest areas for 15 to 20 years after the contracts ends. These measures evidence that the PES Program includes <text:s/>measures that reduce the risk of reversals. <text:s text:c="4"/>It is also important to note that the literature also suggests that areas which are committed long-term to the program store a significantly larger amount of carbon as compared to unenrolled areas. Sierra and Russman (2006) found that agricultural land use declined the longer payments were in effect, disappearing almost entirely by the fifth year. In a review of several sub-national studies of the PES Program, Daniels et al. (2010) highlights this study among others as evidence for a long-term effect on forest expansion relative to a business-as-usual scenario. This highlights the importance of Costa Rica’s long-term commitment to funding its national PES Program over the past 25 years. <text:s text:c="4"/>Since 2011, Costa Rica has strengthened its coordination mechanism to monitor forest cover (see Figure 2) by improving methodologies for the estimation of activity data, achieving more robust information for decision-making processes. As part of this work, the early warning system for forest fires has been strengthened, allowing quicker responses when these cases are presented. MINAE, through the National Meteorological Institute (IMN) and FONAFIFO, produces forest monitoring data covering the entirety of its national territory every two years. This information will be made available through its national forest monitoring system (https://redd.unfccc.int/uploads/4863_2_sistema_nacional_monitoreo_forestal_costa_rica.pdf) and can be communicated to Microsoft frequently. <text:s text:c="4"/>Figure 2. Institutional arrangements to ensure the operation of National Forest Monitoring System of Costa Rica. <text:s text:c="4"/>Source: Costa Rica REDD+ Technical Annex <text:s text:c="3"/>In addition, Costa Rica will continue to submit its technical information related to REDD+ to the UNFCCC through reference level and REDD+ technical annex submissions, which will benefit from ongoing technical assessment and analysis. Third party verification will be done following VERRA/JNR Framework/VCS Standard requirements. <text:s text:c="3"/>Costa Rica will also establish <text:s/>a national "reversal buffer" estimated at 9% of the total "transferable ER for market transaction”. An additional 2% will be added for leakage risks. This 11% of the total "transferable ER for market transaction” buffer will be used to compensate for any reversals that may occur. This reversal percentage is informed by a reversal risk assessment which Costa Rica carried out by applying the JNR Non-permanence Risk Tool. <text:s text:c="3"/>It is also important to note that the resources received from Microsoft will be reinvested in supporting the expansion of carbon removals activities as part of the PES Program. <text:s text:c="3"/></text:p>
          </table:table-cell>
          <table:table-cell office:value-type="string" calcext:value-type="string">
            <text:p>Yes</text:p>
          </table:table-cell>
          <table:table-cell office:value-type="string" calcext:value-type="string">
            <text:p>Yes, the project will be certified by June 2021</text:p>
          </table:table-cell>
          <table:table-cell table:number-columns-repeated="3"/>
          <table:table-cell office:value-type="string" calcext:value-type="string">
            <text:p>Verra (VCS)</text:p>
          </table:table-cell>
          <table:table-cell table:number-columns-repeated="5"/>
          <table:table-cell office:value-type="string" calcext:value-type="string">
            <text:p>Addressing potential adverse environmental risks <text:s/>The potential environmental risks associated with any forest projects that enhance forest carbon stocks are 1) displacement of emissions/ leakage to other areas; 2) reversals from the results achieved in previous years; and 3) the potential conversion of natural to planted forests. <text:s text:c="3"/>1)The PES Program manages risks associated with displacement and leakage by having a national Forest Reference Emission Level and national forest monitoring system in place that enables Costa Rica to monitor possible displacement of emissions from deforestation within the national forest area and to focus on ensuring that REDD-plus results can be measured, reported and verified at the national scale. An integrated package of policies and measures in the National REDD+ Strategy to address the drivers of deforestation on a national scale, reduces to a minimum the risk of displacement. <text:s text:c="2"/>2)The PES Program manages the risks associated with reversals in many ways (see response to Question 23 for more details) including by monitoring all forest emissions at a national level. Costa Rica is also investing considerable resources in the prevention and control of forest fires. Since 2011, Costa Rica has improved its methodologies for the estimation of activity data, achieving more robust information for decision making processes. As part of this work, the early warning system for forest fires has been strengthened, allowing quicker responses when these cases are presented. In fact, during the fire outbreak season in 2019, Costa Rica was the less impacted country in the Latin America region. <text:s text:c="2"/>3)When it comes to the potential conversion of natural forests, the risks may come from the PES modalities that involve reforestation or introduction of new species into the contracted land (i.e. Reforestation and Agroforestry Contracts). Exotic species could become invasive and displace native species. They could also promote new pests and diseases. To ensure conservation of natural forests and avoid conversion, reforestation projects target only degraded lands and pastures. FONAFIFO also mitigates this risk by establishing minimum requirements per property and undertaking annual evaluations by Forest Regents to ensure compliance at the property level. <text:s text:c="4"/>Addressing potential adverse social risks <text:s text:c="3"/>Amongst the beneficiaries of the PES Program, in particular for the forest protection modality/activity, are indigenous peoples. About 5% of country's total forest area is designated as indigenous people lands and much of these IP lands are included in the PES Program. In these territories, potential adverse impacts from the implementation of the PES Program have been identified as part of a safeguards assessment for Costa Rica’s proposal to the GCF to receive REDD+ results-based payment for years 2014 and 2015. <text:s text:c="3"/>Participation in the PES Program is voluntary and a private decision of the landowner hence the risk of involuntary resettlement due to any government land acquisition is low. However, lands enrolled into the PES by their owners or legitimate claimants could be occupied by informal occupants who, having no recourse for formal claim, would be compelled to leave the land. These could happen both in indigenous and non-indigenous lands. <text:s text:c="3"/>There is a risk that the PES Program may fail to respect the collective rights of the indigenous people in the development, utilization and control of their territories. There is also a risk that due to their socio-cultural, legal or economic circumstances, indigenous people may not be able to equitably access the benefits provided by the PES Program. These risks will be managed through safeguards measures to be implemented as part of <text:s/>the GCF project. <text:s text:c="3"/>An Environmental and Social Management Framework (ESMF) that aims to address these potential adverse social and environmental impacts has been included as part of Costa Rica's GCF Proposal. The measures under consideration to address the issues raised above include: 1) prioritizing PES in indigenous peoples’ territories with the lowest percentage of informal occupation; 2) incorporating new procedures to validate the voluntariness and support for PES Program activities in indigenous peoples’ territories by indigenous peoples (including related to representation, governance structures and PES contracts). <text:s/></text:p>
          </table:table-cell>
          <table:table-cell table:number-columns-repeated="11" office:value-type="string" calcext:value-type="string">
            <text:p>Yes</text:p>
          </table:table-cell>
          <table:table-cell office:value-type="string" calcext:value-type="string">
            <text:p>The PES Program implementation, and therefore this project, has the potential to deliver multiple social and environmental benefits beyond climate change mitigation. <text:s text:c="4"/>FONAFIFO, with support from the UN-REDD Programme, carried out in 2017 a series of spatial analyses evaluating the provision of multiple benefits in four REDD+ options to support decision-making: <text:s/>•The promotion of low-carbon production systems. <text:s/>•Strengthening of forest fire prevention and control programs. <text:s/>•The introduction of incentives to strengthen conservation and sustainable forest management. <text:s/>•The development of a forest landscape and ecosystem restoration program. <text:s text:c="3"/>The benefits analyzed where those prioritized in: (1) the Forestry Law (Law N. 7575, 1996), (2) the Law on Use, Management and Conservation of Soils (Law N. 7779, 1998) and (3) pre-consultation processes that were carried out in preparation for REDD+. These benefits are listed below: <text:s text:c="2"/>•Mitigation of greenhouse gases. <text:s/>•Natural scenic beauty for tourist purposes. <text:s/>•Conservation of biodiversity. <text:s/>•Support for communities vulnerable to water stress. <text:s/>•Potential for socioeconomic improvement. <text:s/>•Control of soil loss due to water erosion. <text:s/>•Potential for improved governance. <text:s text:c="3"/>Some of the findings of this analysis show that: (i) agroforestry practices as part of these productive systems strengthen the provision of multiple benefits in agricultural areas across Costa Rica; (ii) the importance of strengthening programs for the prevention and control of forest fires in order to secure the provision of multiple benefits; (iii) incentives to strengthen the conservation and sustainable forest management are relevant for maintaining the provision of forest-derived benefits across Costa Rica; (iv) the restoration of secondary forests enhances the provision of benefits. <text:s text:c="4"/>Additionally, Costa Rica has recently finished its Benefit Sharing Plan that establishes non-monetary benefits resulting from the emission reductions/removals resulting from the activities under the REDD+ strategy. Non-monetary benefits are defined as goods, services that provide a direct incentive to beneficiaries and can be monitored in an objective manner (e.g., technical assistance, capacity building, and in-kind inputs or investments such as seedlings, equipment, buildings, etc.). For more detailed information see the Benefit Sharing Plan through link on file. <text:s text:c="4"/>It is also relevant to mention the social and environmental benefits derived from implementing the PES Program in indigenous territories and local communities. One of the most recognized co-benefit is related to the proven organizational capacity and active participation in the implementation of policies. These social and environmental benefits are monitored under the Safeguards Information System (http://ceniga.go.cr/sis/), together with the all REDD+ Cancun safeguards. <text:s text:c="4"/>Also, there are several research studies focusing on co-benefits of the Costa Rica PES Program. A recent academic study (Havinga I. et al, 2020) spatially quantified three environmental services recognized by Costa Rica’s PES Program: carbon storage, soil erosion control and habitat suitability for biodiversity as a cultural environmental service. The study used the machine learning algorithm random forest to model carbon storage, the Revised Universal Soil Loss Equation (RUSLE) to model soil erosion control and Maxent to model habitat suitability. The additional effect of the PES Program on carbon storage was examined using linear regression. Forested land was found to store 235.3 Mt of carbon, control for 148 Mt yr?1 of soil erosion and contain 762,891 ha of suitable habitat for three iconic but threatened species. PES areas enrolled in the program in both 2011 and 2013 were found to store an additional 9 tonC ha?1 on average. <text:s text:c="3"/>FONAFIFO has sought to maximize their poverty impact by adding particularly disadvantaged districts to the priority areas for the PES Program. As reflected in Table 5 (Payment for Environmental Services application scorecard), forest in properties located in districts where the social development index is below 43.4%, according to MIDEPLAN’s determination in 2013, are awarded with 10 additional points. <text:s text:c="4"/>Finally, the implementation of the PES Program contributes to various Sustainable Development Goals (SDG) beyond the obvious contribution to SDG 13 Climate Action. <text:s text:c="4"/>-SDG 1. No Poverty. By supporting PES in small and medium producers, the program makes an important contribution to the reduction of poverty that has been exacerbated under the COVID19 context. The PES is a cash transfer program of the Costa Rican government that in the context of the COVID-19 recovery phase offers (1) a rapid and cost-effective way to provide basic needs like food and shelter; (2) a means to recover and rebuild after the crisis; and (3) protection from future shocks. <text:s text:c="3"/>-SDG 5. Gender equality: The project will make a significant contribution to achieving gender equality by adopting a series of measures which include direct cash transfers to women through the PES, <text:s/>capacity building, and engaging women in decision making processes in a more robust manner. <text:s text:c="4"/>-SDG 15. Life on Earth: By supporting the national payment for ecosystem services scheme, the project contributes to the protection, restoration, and promotion of the sustainable use of terrestrial ecosystems, and to the sustainable management of forests. <text:s/></text:p>
          </table:table-cell>
          <table:table-cell office:value-type="string" calcext:value-type="string">
            <text:p>The project empowers and strongly engages women, who have historically faced systemic barriers to accessing carbon finance in Costa Rica, as in many other countries. <text:s text:c="4"/>The Government of Costa Rica has recently launched the ‘More Women, more Nature Program’ under the leadership of the Vice-President of Costa Rica with support from UNDP. FONAFIFO is one of the public institutions actively participating in this national initiative supporting women to access finance through the PES Program. FONAFIFO has been strengthening the participation of women within the PES Program, investing 7.3% of the total resources allocated to PES in lands owned or co-co-owned by women in 2019. <text:s text:c="4"/>In addition, in 2020, a change has been made to the prioritization criteria that FONAFIFO uses to select PES beneficiaries, rewarding 25 additional points to PES applications submitted by a woman as landowner and/or co-owner. This is a very significant measure that is expected to increase the participation of women in the national PES Program in the coming years. <text:s text:c="3"/>Also, the FONAFIFO Credit Program has a variety of credits lines that range from productive development, to working capital and equipment, to innovative projects. This credit program consists of fiduciary guarantees (up to USD 8,500) or mortgages, and 10-year terms with a fixed 4% interest rate. Since the launch of the Credit Program on May 2020, 5 projects have been placed in the hands of women for a total amount of USD 47,500, in activities mainly focused on the establishment of silvopastoral systems and improvement of ecotourism project. <text:s text:c="3"/>The project addresses the disproportionate impacts of climate change on low-income and vulnerable communities in Costa Rica. PES can be an important mechanism to transfer needed cash resources directly to impoverished groups to support the COVID-19 recovery phase. In the context of the COVID-19 recovery phase, cash transfers offer three important forms of relief: (1) a rapid and cost-effective way to provide basic needs like food and shelter; (2) a means to recover and rebuild after the crisis; and (3) protection from future shocks. Cash transfers accomplish all of this while giving individuals the autonomy to manage their own expenses and stimulating local economies. <text:s text:c="4"/>In addition to being widely used to cushion the economic damage from sudden shocks like this pandemic, cash transfers have long been an effective tool for poverty reduction. For decades, studies have consistently found that cash transfers improve development outcomes around the world, including in health, education, employment and overall well-being. <text:s text:c="4"/>Payment for ecosystem services are unique among cash transfer programs. One key requirement for PES is that payments must be conditional upon performance—that is, participants achieving certain outcomes or doing (or refraining from) certain activities. In the COVID-19 recovery phase, the PES is a readily available tool to achieve desired environmental and social/ economic outcomes. <text:s text:c="3"/>Since 1997, the Indigenous Territories in Costa Rica have voluntarily participated in the PES Program receiving sources of income for their local economy both for the development of communal and individual activities. To date, 284 contracts have been established between FONAFIFO and indigenous peoples under the different PES modalities, mainly for forest protection. In most cases these contracts have been established with the support of the Indigenous Integral Development Associations (ADI), that serve as a bridge between FONAFIFO and IPs representatives facilitating the process at the local level to reach the PES agreements. Even though indigenous territories have been part of the PES program since its creation, in 2015 new specific criteria were included under the scorecard to strengthen and favor their participation. PES Program procedures includes specific actions to address the particularities of indigenous peoples’ territories (e.g. non-indigenous territories PES have a maximum of 300 hectares per year allowed under the contract, and indigenous PES a maximum of 1000 hectares). These areas will be further supported with resources to be received by FONAFIFO from the GCF for REDD+ results-based payments, with the specific safeguards measures in place to avoid any potential unintended harm. <text:s text:c="4"/>FONAFIFO works through local organizations to ensure that small producers in remote areas can also participate in the PES Program. The registration under the PES has a fixed cost, which could undermine access of small landowners with fewer hectares of forest and limited financial resources. However, FONAFIFO has promoted collaboration with local organizations that reach out to small producers to support them and facilitate the registration process under the PES Program. These organizations have a Forest Regent hired and several field technicians who undertake the registration process of properties charging different percentage costs adjusted in relation to the size of forest. Thus, the small owner pays a smaller percentage cost, making access to the PES more democratic. <text:s text:c="3"/>Recently, FONAFIFO has launched a modality of PES for small producers, being the first PES system worldwide to engage this group of stakeholders. Through this modality, small producers can access finance of up to USD 8,500 per year. Cantons with the lowest Human Development Index have been the first beneficiaries in the pilot phase. The primary objective of this new modality of PES is to increase the number of small producers involved in the rehabilitation of agroforestry landscapes. <text:s text:c="3"/>Also, FONAFIFO has sought to maximize their poverty impact by adding particularly disadvantaged districts to the priority areas for the PES Program. As reflected in Table 5 (PES Program scorecard), forest in properties located in districts where the social development index is below 43.4%, according to MIDEPLAN’s determination in 2013, are awarded with 10 additional points. <text:s/></text:p>
          </table:table-cell>
          <table:table-cell table:number-columns-repeated="983"/>
        </table:table-row>
        <table:table-row table:style-name="ro2">
          <table:table-cell office:value-type="string" calcext:value-type="string">
            <text:p>Pan-African Environmental Conservation and Development Company (PECDC)</text:p>
          </table:table-cell>
          <table:table-cell office:value-type="string" calcext:value-type="string">
            <text:p>Forest Resource Management (FRM-France) - Development of the Project Design Document</text:p>
          </table:table-cell>
          <table:table-cell office:value-type="string" calcext:value-type="string">
            <text:p><text:s/>Forest Stewardship Council (FSC) - Technical Support and advise</text:p>
          </table:table-cell>
          <table:table-cell office:value-type="string" calcext:value-type="string">
            <text:p><text:s/>Roundtable on Sustainable Biomaterials (RSB)- Technical Support</text:p>
          </table:table-cell>
          <table:table-cell office:value-type="string" calcext:value-type="string">
            <text:p><text:s/>CarbonFund - Technical Support</text:p>
          </table:table-cell>
          <table:table-cell office:value-type="string" calcext:value-type="string">
            <text:p><text:s/>Food and Agriculture Organization of the United Nations (FAO) - Technical Support</text:p>
          </table:table-cell>
          <table:table-cell office:value-type="string" calcext:value-type="string">
            <text:p><text:s/>World Wild Life (WWF-DRCONGO) - Technical Support </text:p>
          </table:table-cell>
          <table:table-cell office:value-type="string" calcext:value-type="string">
            <text:p><text:s/>Commercial Company of Africa (COCAF) - Development of the project </text:p>
          </table:table-cell>
          <table:table-cell office:value-type="string" calcext:value-type="string">
            <text:p><text:s/>Perkins Coie LLP - Legal Assistance</text:p>
          </table:table-cell>
          <table:table-cell office:value-type="string" calcext:value-type="string">
            <text:p><text:s/>VERRA - Registration of VCUs</text:p>
          </table:table-cell>
          <table:table-cell office:value-type="string" calcext:value-type="string">
            <text:p>REDD+</text:p>
          </table:table-cell>
          <table:table-cell office:value-type="string" calcext:value-type="string">
            <text:p>Bolomba &amp; Ingende REDD+ Project</text:p>
          </table:table-cell>
          <table:table-cell office:value-type="string" calcext:value-type="string">
            <text:p>https://www.pecdcgroup.com/current-project</text:p>
          </table:table-cell>
          <table:table-cell/>
          <table:table-cell table:style-name="Default" office:value-type="string" calcext:value-type="string">
            <text:p>The Congolese company, COCAF (Commercial Company of Africa) and the American company, PECDC (Pan-African Environmental Conservation and Development Company) have initiated a major REDD+ project to conserve three large forest areas located in the Democratic Republic of Congo, in the territories of Bolomba and Ingende in the Province of Equateur. These forests are rich in foliage, fresh water sources, and home to diverse wildlife such as gorillas, bonobos, chimpanzees, elephants, okapis, rhinos, forest elephants and pangolins. The project is led and managed by PECDC, a United States-based company that identifies and develops sustainable green projects in Sub-Saharan Africa. <text:s text:c="2"/>COCAF and PECDC have witnessed the exploitation of the forest areas in Bolomba and Ingende for profit by industrial timber companies and sought to protect the land, its habitats and its communities. Despite the signing of a protocol with the indigenous and riverside populations of the province to prevent logging, the agreements have not been respected to the great dismay and despair of the locals. PECDC is committed to working towards the protection of this land and its biodiversity, as well as sustainable development to improve the quality of life for those that live on it. <text:s text:c="2"/>PECDC works with many organizations such as Global Forest Watch, Roundtable on Sustainable Biomaterials, Forest Resources Management, Forest Stewardship Council, Perkins Coie LLP, WWF, among others, in order to develop a solid group to tackle environmental issues and make the biggest positive and sustainable impact possible <text:s/>Microsoft's payments for CDR will not only provide desperately needed resources to protect against illegal logging and conserve these three large forests, but will also provide resources to uplift its natural habitat and inhabitants. PECDC and COCAF have worked closely with the local population in order to develop this project that focuses on the conservation of the previous mentioned forests, in addition to sectors that suffer from a near-total lack of attention including education, energy, women empowerment and entrepreneurship, health, and other sectors.</text:p>
          </table:table-cell>
          <table:table-cell office:value-type="string" calcext:value-type="string">
            <text:p>Kinshasa</text:p>
          </table:table-cell>
          <table:table-cell office:value-type="string" calcext:value-type="string">
            <text:p>Equateur</text:p>
          </table:table-cell>
          <table:table-cell office:value-type="string" calcext:value-type="string">
            <text:p>Democratic Republic of Congo</text:p>
          </table:table-cell>
          <table:table-cell office:value-type="float" office:value="28" calcext:value-type="float">
            <text:p>28</text:p>
          </table:table-cell>
          <table:table-cell office:value-type="float" office:value="100" calcext:value-type="float">
            <text:p>100</text:p>
          </table:table-cell>
          <table:table-cell office:value-type="float" office:value="0" calcext:value-type="float">
            <text:p>0</text:p>
          </table:table-cell>
          <table:table-cell office:value-type="float" office:value="28" calcext:value-type="float">
            <text:p>28</text:p>
          </table:table-cell>
          <table:table-cell table:style-name="ce1" office:value-type="string" calcext:value-type="string">
            <text:p>12/31/2022</text:p>
          </table:table-cell>
          <table:table-cell office:value-type="string" calcext:value-type="string">
            <text:p>Using tools from Global Forest Watch while working with VERRA and FRM to make sure that projected numbers are on track and that delivery is on time. Reforestation and other methods (energy saving) will be used as a plan in a case of reversal.</text:p>
          </table:table-cell>
          <table:table-cell office:value-type="string" calcext:value-type="string">
            <text:p>No</text:p>
          </table:table-cell>
          <table:table-cell office:value-type="string" calcext:value-type="string">
            <text:p>No, the project will not be certified by June 2021 (please specify)</text:p>
          </table:table-cell>
          <table:table-cell office:value-type="string" calcext:value-type="string">
            <text:p>Project is certified by VERRA by October 2021</text:p>
          </table:table-cell>
          <table:table-cell table:number-columns-repeated="2"/>
          <table:table-cell office:value-type="string" calcext:value-type="string">
            <text:p>Verra (VCS)</text:p>
          </table:table-cell>
          <table:table-cell table:number-columns-repeated="2"/>
          <table:table-cell office:value-type="string" calcext:value-type="string">
            <text:p>(Climate, Community, Biodiversity Standards) CCBS by Verra, Roundtable on Sustainable Biomaterials (RSB) and FSC Certified as well.</text:p>
          </table:table-cell>
          <table:table-cell table:number-columns-repeated="2" office:value-type="string" calcext:value-type="string">
            <text:p>Not Applicable</text:p>
          </table:table-cell>
          <table:table-cell office:value-type="string" calcext:value-type="string">
            <text:p>This project has great positive impacts on the environment, social and biodiversity. It helps conserve and restore the forest concessions, create local jobs and empower women as well as trainings and conservation of the biodiversity using AI and blockchain to track the endangered species.</text:p>
          </table:table-cell>
          <table:table-cell table:number-columns-repeated="11" office:value-type="string" calcext:value-type="string">
            <text:p>Yes</text:p>
          </table:table-cell>
          <table:table-cell office:value-type="string" calcext:value-type="string">
            <text:p>We work with RSB, FSC and VERRA to provide social, climate and biodiversity benefits in alignment with the SDGs. This project has benefits like waste reduction, renewable energy use, social entrepreneurship and women empowerment all while using KPIs and other tools to determine increase of jobs in the areas and family revenues per month to determine performance.</text:p>
          </table:table-cell>
          <table:table-cell office:value-type="string" calcext:value-type="string">
            <text:p>Both the cofounders of PECDC are from Africa (Senegal and DRC). They know the real issue faced by these population as it is the local community of one of the founders. The project area is in the Equateur Province in the DRC where more than 200 villages are located. In Bolomba, primary schools do not have roads, walls or bathrooms. These communities are in extreme poverty. This project means for them, a new beginning, a new life, a source of income that empowers the villages, farmers and creates gender equality as 50% of the proceeds goes back to the country and within that 25% is going to the community Fund where they will decide project to be implemented and local NGOs and organizations will help track and manage the fund for the benefit of those population. "Cahier de Charges" have been signed with the head of villages assuring that their needs will be fulfilled and we work with them towards the goal. </text:p>
          </table:table-cell>
          <table:table-cell table:number-columns-repeated="975"/>
        </table:table-row>
        <table:table-row table:style-name="ro2">
          <table:table-cell office:value-type="string" calcext:value-type="string">
            <text:p>World Wildlife Fund Inc.</text:p>
          </table:table-cell>
          <table:table-cell office:value-type="string" calcext:value-type="string">
            <text:p>1)National and provincial governments <text:s/>a.Integration of the project to the national REDD+ process ; including the provincial Emissions Reduction program to be implemented with the Carbon Fund (CF) Forest Carbon Partnership Facility (FCPF); with its own “methodological framework” standard (https://www.forestcarbonpartnership.org/carbon-fund-methodological-framework) , with the national and provincial monitoring system) <text:s/>b.Support the project at the provincial level integrating the results in the vision of making the province of Maï-Ndombe a model of green development. <text:s/>2)National and local NGOs (GTCRR, REPALEF) <text:s/>a.Building the community ownership of the forest management by Indigenous Peoples and Local Communities (IPLC) through strong advocacy to recognize community voices. <text:s text:c="2"/>b.Key actor on information, education and communication <text:s text:c="2"/>c.Support the implementation of the project with IPLCs. <text:s/>d.Work with traditional authorities <text:s/>3)Local Development Committees lead IPLC implementation of project activities FPIC, CMRV, PES in place <text:s text:c="2"/>4)Women’s associations for gender integration. Encourage the IPLC and authorities, capacity building on gender and REDD+</text:p>
          </table:table-cell>
          <table:table-cell office:value-type="string" calcext:value-type="string">
            <text:p>Rural communities restoring and managing biodiversity-rich Congo Basin forests</text:p>
          </table:table-cell>
          <table:table-cell office:value-type="string" calcext:value-type="string">
            <text:p>Supporting rural communities to build a sustainable forest-resource based economy in Mai Ndombe province, DRC</text:p>
          </table:table-cell>
          <table:table-cell table:number-columns-repeated="2"/>
          <table:table-cell office:value-type="string" calcext:value-type="string">
            <text:p>The rich tropical forests of the Congo Basin in western Democratic Republic of Congo (DRC) face growing pressure from an expanding population, widespread poverty associated with a lack of economic opportunities, increasing interest in extractive industries, and expansion of commodity crops.. Rural communities depend heavily on forest resources for their livelihoods, supplementing their diets by hunting and collecting non-timber forest products. Farmers frequently practice shifting agriculture due to poor fertility, and agricultural production is generally low. Over the last 10 years, the rate of deforestation in the landscape has been approximately 0.53% per year <text:s text:c="3"/>Since 2005, WWF has been working in the 12M hectare province of Mai Ndombe. In 2015, we launched a pilot project to structure Payments for Ecosystem Services (PES) to rural communities to support reforestation and savannah protection efforts through a REDD+ benefit-sharing scheme (see attachment). <text:s/>The project is consistent with the strategies of the provincial REDD+ program recently approved by the Forest Carbon Partnership Facility’s (FCPF) Carbon Fund and has significant potential for scaling. We are planning to extend the current program to include an additional 10,000 hectares (restoration of degraded forest) and 20,000 hectares (protection of savannah), leading to both removals and reduced deforestation and degradation in these ecosystems. <text:s text:c="3"/>Rural residents in DRC earn an average daily income of $1.25 USD, experience lack of access to health care and education, and depend on the uncertain returns of shifting agriculture. Facing such difficult economic circumstances, community members sometimes turn to illegal logging or poaching wildlife to supplement their incomes and provide for their families. <text:s/>The PES scheme provides a dependable stream of income to rural communities with co-benefits such as improved access to health care and education. <text:s text:c="4"/>The pilot PES program has proven to be an effective means of restoring forests and protecting savannah from burning, thereby reducing carbon emissions and increasing storage. WWF will also continue its engagement with National Ministry of Environment and Sustainable Development to advance the jurisdictional REDD+ program in Mai Ndombe and look for opportunities to strengthen DRC’s Nationally Determined Contribution under the Paris Climate Accord. <text:s/></text:p>
          </table:table-cell>
          <table:table-cell office:value-type="string" calcext:value-type="string">
            <text:p>Kinchasa</text:p>
          </table:table-cell>
          <table:table-cell office:value-type="string" calcext:value-type="string">
            <text:p>Mai Ndombe</text:p>
          </table:table-cell>
          <table:table-cell office:value-type="string" calcext:value-type="string">
            <text:p>Democratic Republic of Congo (DRC)</text:p>
          </table:table-cell>
          <table:table-cell table:number-columns-repeated="4" office:value-type="float" office:value="0" calcext:value-type="float">
            <text:p>0</text:p>
          </table:table-cell>
          <table:table-cell office:value-type="string" calcext:value-type="string">
            <text:p>1/1/2022</text:p>
          </table:table-cell>
          <table:table-cell office:value-type="string" calcext:value-type="string">
            <text:p><text:s/>TBD – regular forest monitoring associated with jurisdictional ER program will enable detection of reversals</text:p>
          </table:table-cell>
          <table:table-cell office:value-type="string" calcext:value-type="string">
            <text:p>No</text:p>
          </table:table-cell>
          <table:table-cell office:value-type="string" calcext:value-type="string">
            <text:p>No, the project will not be certified by June 2021 (please specify)</text:p>
          </table:table-cell>
          <table:table-cell office:value-type="string" calcext:value-type="string">
            <text:p>There are no immediate plans to certify</text:p>
          </table:table-cell>
          <table:table-cell table:number-columns-repeated="4"/>
          <table:table-cell office:value-type="string" calcext:value-type="string">
            <text:p>None</text:p>
          </table:table-cell>
          <table:table-cell/>
          <table:table-cell office:value-type="string" calcext:value-type="string">
            <text:p>Life-cycle analysis not yet conducted. <text:s/>Please refer to Organizational Survey</text:p>
          </table:table-cell>
          <table:table-cell/>
          <table:table-cell office:value-type="string" calcext:value-type="string">
            <text:p>When deforestation and degradation occur in the Mai Ndombe landscape, rural communities are negatively impacted, as forests are a source of food (supplementing diets that depend largely on subsistence agriculture) and non-timber forest products. The areas planned for reforestation and protection are under tenure to local communities who are responsible for land use planning decisions. WWF supports these communities in land management planning in order to ensure that the species planted, eventual forest use and restoration are ecologically sound. For these reasons, there are multiple benefits and very limited foreseeable negative impacts. <text:s/>With expansion of the pilot project to new communities, we will raise awareness of the benefits of restoring forest ecosystems and inform these communities and their decision makers about how they can access and benefit from PES. Also, women and Indigenous Peoples in these communities often face barriers to participation in governance and important livelihood activities. WWF’s approach promotes the inclusion of women and IPs in governance committees and in literacy and savings group activities that enable disempowered individuals to fully engage in community management and decision-making, and to benefit from economic opportunities such as establishing tree nurseries. <text:s/>Reforestation of previously deforested areas will be through planting native and endemic species to ensure habitat integrity is maintained or expanded, while afforestation of savannah will be to rapidly growing species such as acacia to provide fuelwood in the near-term, removing pressure on nearby forests. Carbon calculations will account for harvesting of mature fuelwood. The availability of fuelwood from continuously renewed plantations will reduce degradation in standing native forests and will provide an additional source of income for communities. <text:s/>More broadly, WWF is globally committed to robust social and environmental safeguards. <text:s/>The board of WWF International and the WWF Network Executive Team (NET) agreed to adopt an updated social and environmental safeguards framework in June 2019 and to ensure consistent, comprehensive application of safeguards across the entire WWF Network . The framework is publicly available and will be reviewed and updated periodically in consultation with stakeholders across the WWF Network and with outside practitioners and civil society organizations (CSOs). </text:p>
          </table:table-cell>
          <table:table-cell table:number-columns-repeated="4" office:value-type="string" calcext:value-type="string">
            <text:p>Yes</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No</text:p>
          </table:table-cell>
          <table:table-cell table:number-columns-repeated="2" office:value-type="string" calcext:value-type="string">
            <text:p>Not applicable</text:p>
          </table:table-cell>
          <table:table-cell office:value-type="string" calcext:value-type="string">
            <text:p>Yes</text:p>
          </table:table-cell>
          <table:table-cell office:value-type="string" calcext:value-type="string">
            <text:p>Co-benefits of this initiative are primarily related to social sustainability through the provision of supplementary income to communities, including to provide services which are currently unavailable. As in many other countries with an increasing rate of population growth, rural residents are migrating to large cities in search of employment. Exhausted farmland is declining in productivity, fish stocks in rivers are endangered, and there is increased dependence on bushmeat for protein. For the last three decades, as economic activity in the larger Mai Ndombe landscape has shrunk, access to health care and education has also disappeared. By engaging in reforestation and restoration activities that are eligible for Payments for Ecosystem services, the communities will have the financial resources to invest in social infrastructure and services including clean drinking water, schools and health clinics. <text:s/>This initiative is closely aligned with the UN Sustainable Development Goals of Poverty Reduction and Decent Work and Economic Growth through increasing local employment opportunities in both forest management and support to establish forest resource-based SMEs; Gender Equality and Reduced Inequalities by inclusion of women, IPs and marginalized community members in governance and economic opportunities; Life on Land by expanding forest cover by 10,000 hectares, and establishing fuelwood plantations that will replace wood supply from standing native forests, thereby reducing damage to those forests and wildlife habitat. Also, the production of seedlings for reforestation and plantations will provide a source of income and will reduce the local population’s dependence on hunting for subsistence. The project will also contribute to the SDGs of Zero Hunger, Good Health and Well-being, Quality Education and Clean Water and Sanitation by rebuilding local economies, thereby enabling rural communities to provide these social services, and individuals to provide for their families.</text:p>
          </table:table-cell>
          <table:table-cell office:value-type="string" calcext:value-type="string">
            <text:p>Given the technical complexity of engaging in the carbon finance economy, rural communities in DRC must be supported to access this sector. WWF, in partnership with the DRC Ministry of Environment and Sustainable Development, and supported by the World Bank, has been working through the pilot REDD+ project in the Mai Ndombe landscape to enable PES benefits to these communities that reforest and protect their land. At the same time, WWF builds capacity of community members to strengthen their ability to form governance structures and to make decisions on land use and development of social infrastructure. <text:s/>The benefits from PES will raise the standard of living of rural populations that are highly dependent on forests and will reduce the possibility of over-exploitation of natural resources. The existing pilot project is working with more than 168 communities to produce 13,301,716 tree seedlings and reforest 10,221 ha hectares of native species and 13,271 ha hectares intended as fuelwood plantations to offset harvest from natural standing forests. Community members will be responsible to manage these forests sustainably, with technical support and capacity building provided by the partnership. <text:s text:c="2"/>Rural residents in DRC are among the poorest people in the world, with extremely limited access to basic social services. However, they are on the front line of potentially devastating threats to the ecosystems on which they depend. <text:s/>Programs that mobilize carbon finance enable these communities to raise their standard of living and motivate individual community members to engage in reforestation and environmentally beneficial activities through PES. Actions taken to reforest degraded areas and establish fuelwood plantations in abandoned savannahs will reduce the rate of illegal logging, and unsustainable extraction, while providing calculable emissions reductions that contribute to DRC’s Nationally Determined Contributions.</text:p>
          </table:table-cell>
          <table:table-cell table:number-columns-repeated="983"/>
        </table:table-row>
        <table:table-row table:style-name="ro2">
          <table:table-cell office:value-type="string" calcext:value-type="string">
            <text:p>12Tree Finance GmbH</text:p>
          </table:table-cell>
          <table:table-cell office:value-type="string" calcext:value-type="string">
            <text:p>These are key partners/service providers of 12Tree but this is not a joint proposal: <text:s text:c="3"/>Kinomé (https://kinome.fr/en/) <text:s/>ForestFinest Consulting (https://www.forestfinestconsulting.com/) <text:s/>Cabinet Coudert (http://www.cabinet-coudert.uk/)</text:p>
          </table:table-cell>
          <table:table-cell office:value-type="string" calcext:value-type="string">
            <text:p>Portfolio of large-scale regenerative agroforestry projects in Latin America.</text:p>
          </table:table-cell>
          <table:table-cell office:value-type="string" calcext:value-type="string">
            <text:p>Not yet registered. Title: "12Tree Diversified Agroforestry Portfolio" with focus on Hacienda Ambrosia (first to be certified)</text:p>
          </table:table-cell>
          <table:table-cell office:value-type="string" calcext:value-type="string">
            <text:p>https://www.12tree.de/portfolio</text:p>
          </table:table-cell>
          <table:table-cell/>
          <table:table-cell office:value-type="string" calcext:value-type="string">
            <text:p>12Tree is proposing a multi-project partnership. We do not want to submit individual projects within our portfolio as we believe that there is merit for Microsoft to view them in a portfolio context and 12Tree as a long-term partner. The proposal focuses on four core projects - Hacienda Ambrosia, La Paz, Hacienda Maquencal and Finca Chimelb. Each of them is unique, but for purpose of explaining our projects and objectives we use Hacienda Ambrosia (first to receive certification): <text:s text:c="3"/>Ambrosía is an organic cocoa farm growing in the shade of coconut palms. It is situated in a remote part in the north of the Dominican Republic at the end of a valley and nestled into the mountains. The nearest town large town is Nagua. The overall project size is 2,132 ha of which roughly half is natural forest conservation area, situated next to a research reserve. The palm plantation was established in the early 1990 by a local conglomerate extraction of coconut oil for soap production. However, it quickly fell into disuse and degraded. Since early 2019 our local subsidiary 12Tree Organics S.A.S. has been restoring the existing coconut palm fields and is planting new coconut crops and a 800 ha fine flavor cocoa area as well as plantain and establishes honey production. The farm will have 60 million bees! It already achieved organic certification and built an entirely gravity-fed irrigation system, the first of its kind in the DR. Coconut/Cocoa agroforestry systems have a very high carbon storage potential above and in the soil. In addition a large area of natural forest is under our protection. We commenced with the construction of the processing units for a range of premium handcrafted coconut products - water, oil and sugar - creating hundreds of jobs specifically for single mothers, who otherwise have no opportunity to enter the formal employment market - due to the lack of childcare support systems. This is an extensive social problem in the Dominican Republic. For these aspects we leverage the social work track record of our joint venture partner Clarke's Organics (www.misolococo.com/). <text:s text:c="3"/>For more project details we also refer to the project description in our uploaded Sustainability Report. <text:s text:c="3"/>Microsoft CDR payments will drive social and environmental impact initiatives in local communities, as the returns from CDR payments will be re-invested into research and social and environmental impact programs with particular focus on education and reforestation.</text:p>
          </table:table-cell>
          <table:table-cell office:value-type="string" calcext:value-type="string">
            <text:p>Nagua</text:p>
          </table:table-cell>
          <table:table-cell office:value-type="string" calcext:value-type="string">
            <text:p>Maria Trinidad Sánchez</text:p>
          </table:table-cell>
          <table:table-cell office:value-type="string" calcext:value-type="string">
            <text:p>Dominican Republic</text:p>
          </table:table-cell>
          <table:table-cell office:value-type="float" office:value="595452" calcext:value-type="float">
            <text:p>595452</text:p>
          </table:table-cell>
          <table:table-cell office:value-type="float" office:value="100" calcext:value-type="float">
            <text:p>100</text:p>
          </table:table-cell>
          <table:table-cell office:value-type="float" office:value="6177" calcext:value-type="float">
            <text:p>6177</text:p>
          </table:table-cell>
          <table:table-cell office:value-type="float" office:value="589275" calcext:value-type="float">
            <text:p>589275</text:p>
          </table:table-cell>
          <table:table-cell office:value-type="string" calcext:value-type="string">
            <text:p>1/1/2019</text:p>
          </table:table-cell>
          <table:table-cell office:value-type="string" calcext:value-type="string">
            <text:p>We conduct an ongoing soil health management program and closely supervise the implementation of the forest management plan and approved business plan in the field. Deviations from the business plan require investor approval. Reversals in principle are not foreseen in these business plans. <text:s text:c="3"/>Reversals as defined could happen from tree mortality, causality such as storm damage or other unintentional events. We cannot provide compensation for unintentional events.</text:p>
          </table:table-cell>
          <table:table-cell office:value-type="string" calcext:value-type="string">
            <text:p>Yes</text:p>
          </table:table-cell>
          <table:table-cell office:value-type="string" calcext:value-type="string">
            <text:p>No, the project will not be certified by June 2021 (please specify)</text:p>
          </table:table-cell>
          <table:table-cell office:value-type="string" calcext:value-type="string">
            <text:p>Not all projects have Gold Standard/VCS certification as of today but first (Ambrosia, probably also Maquencal) will have certification by June 2021.</text:p>
          </table:table-cell>
          <table:table-cell table:number-columns-repeated="2"/>
          <table:table-cell office:value-type="string" calcext:value-type="string">
            <text:p>Verra (VCS)</text:p>
          </table:table-cell>
          <table:table-cell office:value-type="string" calcext:value-type="string">
            <text:p>Gold Standard</text:p>
          </table:table-cell>
          <table:table-cell table:number-columns-repeated="3"/>
          <table:table-cell office:value-type="string" calcext:value-type="string">
            <text:p>The projects are transferring a considerable amount of uncertified (currently uncertifiable) Carbon to the soil and keeping it there, but a method for calculating this has not yet been developed. This is something we want to advance. </text:p>
          </table:table-cell>
          <table:table-cell office:value-type="string" calcext:value-type="string">
            <text:p>There will not be foreseeable negative environmental or social impacts, rather the opposite. Our E&amp;S due diligence process identifies potential negative environmental and social impacts already during the project design phase and introduces mitigating measures as far as possible into the project design. Where this is not possible, a project does not get approved. <text:s text:c="3"/>Example Ambrosia: <text:s/>- Designed a gravity-fed irrigation system that functions without fossile fuel usage <text:s/>- Renewable energy concept for non-agricultural facilities <text:s/>- Processing of coconuts/cocoa (drying) using biomass from coconut shells <text:s/>- Emissions from use of fossile fuels (tractors etc.) will be captured <text:s/></text:p>
          </table:table-cell>
          <table:table-cell table:number-columns-repeated="2" office:value-type="string" calcext:value-type="string">
            <text:p>Yes</text:p>
          </table:table-cell>
          <table:table-cell office:value-type="string" calcext:value-type="string">
            <text:p>No</text:p>
          </table:table-cell>
          <table:table-cell table:number-columns-repeated="6" office:value-type="string" calcext:value-type="string">
            <text:p>Yes</text:p>
          </table:table-cell>
          <table:table-cell office:value-type="string" calcext:value-type="string">
            <text:p>Not applicable</text:p>
          </table:table-cell>
          <table:table-cell office:value-type="string" calcext:value-type="string">
            <text:p>Yes</text:p>
          </table:table-cell>
          <table:table-cell office:value-type="string" calcext:value-type="string">
            <text:p>We encourage the development of co-benefits through a holistic view on our farm management activities and a consideration of synergies between the environmental, economic, social, and governance dimensions. <text:s text:c="3"/>First, the farm’s use of resources is measured to reduce or boost certain impacts – not only on the farm’s territory but in the wider community. The collection of farm data focuses on aspects such as social and human capital, land use history, soil characteristics, soil conservation practices, irrigation system, use of fertilizer, compost, biodiversity, etc. <text:s text:c="3"/>Second, for each of the key environmental and social issues relevant at farm level, metrics are collected on a yearly basis. The metrics reflect our actions regarding the protection and the improvement of habitats for biodiversity, the soil quality monitoring, the livelihood, the water quality (and quantity) use and quantity, as well as our waste management. These indicators allow us to track the performance of each farm and to compare between farms in the same region (or country) and over the years. <text:s text:c="3"/>Third, social measures implemented by the company are adapted to the specific human and local contexts. This step is about building practices that will help us foster more inclusive economic development and to improve livelihoods, while, at the same time, to protect natural resources and the physical and human environment of the region. This does not only concern the 12Tree plantations and workforce, but also of benefit to the wider region and community. We are currently setting-up small farmers projects in Guatemala, Ecuador and Colombia close to our main farms. We work with a nucleus-plasma approach, please see our further information in the PDF uploaded. <text:s text:c="3"/>More than just listing good practices, we consider the synergies of usages based on the principles of the circular economy. This includes for example the re-usage of water, the use of cocoa bean shells for creating a landcover and the recycling of organic waste. <text:s text:c="3"/>By no means, this indicator framework pretends to replace international certifications such as UTZ, Organic Certification, or Fair For Life. Hacienda Ambrosia is the first farm of our portfolio with the organic certification.</text:p>
          </table:table-cell>
          <table:table-cell office:value-type="string" calcext:value-type="string">
            <text:p>Our investments create businesses that continue to positively impact forest landscapes, the people that live in them, and the global climate, by producing sustainable, deforestation-free crops well beyond the scope and timeframe we initially set out. <text:s text:c="4"/>We want to reinvest the income from the carbon credits to support impact activities in and around the farms with local partners. Our goal is to establish small farmers projects close to all our farms. We also seek to add value to our crops by supporting processing centers in rural areas: for instance, Ambrosia, our coconut-cocoa project in the Dominican Republic, employs 300 single-mothers in the production of coconut organic oil. <text:s text:c="4"/>We commissioned Kinomé, an independent third-party consulting company, with the evaluation of the social impacts of our projects. By contrast with traditional social impact analysis, the reflection does not start from <text:s/>12Tree’s needs, but from local populations’ needs. The idea is then to “bridge” these needs with those of the 12Tree Farms, and then gradually with those of the other stakeholders (local, regional and national institutions, scientists, NGOs…) in order to create a common vision and plan for the future, strengthening in this way the operations, the stability, the scaling potential and the resilience of the company. <text:s/>One key purpose of the Kinomé audits is therefore to make the social impact part of the operation more transparent to all stakeholders and to constantly suggest concrete measures for improvement, whether the status quo in terms of social impacts is bad, good or excellent.</text:p>
          </table:table-cell>
          <table:table-cell table:number-columns-repeated="983"/>
        </table:table-row>
        <table:table-row table:style-name="ro2">
          <table:table-cell office:value-type="string" calcext:value-type="string">
            <text:p>South Pole Carbon Asset Management Ltd. </text:p>
          </table:table-cell>
          <table:table-cell office:value-type="string" calcext:value-type="string">
            <text:p>#NAME?</text:p>
          </table:table-cell>
          <table:table-cell office:value-type="string" calcext:value-type="string">
            <text:p>Innovative carbon removal aggregate technology from waste material</text:p>
          </table:table-cell>
          <table:table-cell office:value-type="string" calcext:value-type="string">
            <text:p>Carbon negative manufactured aggregate</text:p>
          </table:table-cell>
          <table:table-cell office:value-type="string" calcext:value-type="string">
            <text:p>www.oco.co.uk</text:p>
          </table:table-cell>
          <table:table-cell/>
          <table:table-cell office:value-type="string" calcext:value-type="string">
            <text:p>O.C.O Technology specializes in Carbon Capture and Utilization (CCU), waste treatment, and sustainable construction products (mainly aggregates). <text:s/>The successful commercial operation of O.C.O Technology is the result of many years of award-winning research. Founded in 2010, the company established its first production facility in 2012 and now operate three sites in the UK; Brandon (Suffolk), Avonmouth (Bristol) and Leeds. Together they process over 120,000 tonnes of waste each year which would have otherwise been sent to landfill and produce over 300,000 tonnes of sustainable, carbon negative aggregate. <text:s/>O.C.O facilities capture 50,000 tonnes of carbon dioxide per annum and are constructing more UK facilities to provide additional process capacity, in light of the strong demand for its services. <text:s text:c="5"/>O.C.O Technology is one of the largest commercial CCU businesses in the world. <text:s/>The company continues to develop new products and processes and signed its first international deal in 2019, with a novel pilot plant now under construction in Japan. <text:s/>The patented Accelerated Carbonation Technology (ACT) is a genuine carbon capture and utilization process. <text:s/>The process uses carbon dioxide gas, which is permanently captured as stable carbonate minerals. <text:s/>In the UK the business has developed the ACT to treat and stabilize thermal residues and in turn valorize them into a Manufactured LimeStone (M-LS) aggregate. The M-LS production process employs multiple stages to convert waste into aggregate. <text:s/>O.C.O Technology is one of the few companies in the UK to hold ‘End of Waste’ approval from the Environment Agency for the aggregate output. <text:s text:c="3"/>Currently in the UK the O.C.O Technology ACT utilizes liquefied carbon dioxide from commercial suppliers, which in turn is sourced from bioethanol production or fertilizer manufacture. <text:s/>The carbon dioxide would otherwise be discharged to the atmosphere as a by-product of these processes. <text:s/>The carbon dioxide permanently captured by the ACT process is therefore a genuine contribution to climate change mitigation. <text:s text:c="3"/>Microsoft's payments for CDR will be invested in the further development of the business, notably the research into novel biological carbon capture technology suitable for either Direct Air Capture technology or carbon recovery from flue gas, as well as the global development and collaborative carbon capture projects. <text:s/></text:p>
          </table:table-cell>
          <table:table-cell office:value-type="string" calcext:value-type="string">
            <text:p>Leeds, etc</text:p>
          </table:table-cell>
          <table:table-cell office:value-type="string" calcext:value-type="string">
            <text:p>Yorkshire, etc</text:p>
          </table:table-cell>
          <table:table-cell office:value-type="string" calcext:value-type="string">
            <text:p>England</text:p>
          </table:table-cell>
          <table:table-cell office:value-type="float" office:value="44000" calcext:value-type="float">
            <text:p>44000</text:p>
          </table:table-cell>
          <table:table-cell office:value-type="float" office:value="95" calcext:value-type="float">
            <text:p>95</text:p>
          </table:table-cell>
          <table:table-cell office:value-type="float" office:value="0" calcext:value-type="float">
            <text:p>0</text:p>
          </table:table-cell>
          <table:table-cell office:value-type="float" office:value="44000" calcext:value-type="float">
            <text:p>44000</text:p>
          </table:table-cell>
          <table:table-cell office:value-type="string" calcext:value-type="string">
            <text:p>10/31/2018</text:p>
          </table:table-cell>
          <table:table-cell office:value-type="string" calcext:value-type="string">
            <text:p>Given the diverse nature of the end uses of our aggregate, it is impossible to monitor how it is used. <text:s/>The O.C.O process chemically bonds the captured carbon dioxide into highly stable and strong carbonate compounds, which can only be disassociated by strong acids. Like naturally occurring carbonates, they are stable over geological timescales. However, the permanence will be affected by the use of the material and its exposure to stresses (e.g. weathering), as would be the case for a natural carbonate. Nevertheless, the sequestration is not considered to be transient during the products lifecycle (minimum 50 years) and is as such permanent. <text:s/>We therefore consider that even at end of life of the aggregate, the carbon dioxide will remain chemically bonded and will not be released back into the atmosphere. Processing or repurposing of the aggregate e.g. by crushing, will not result in the release of the chemically bonded carbon.</text:p>
          </table:table-cell>
          <table:table-cell office:value-type="string" calcext:value-type="string">
            <text:p>No</text:p>
          </table:table-cell>
          <table:table-cell office:value-type="string" calcext:value-type="string">
            <text:p>No, the project will not be certified by June 2021 (please specify)</text:p>
          </table:table-cell>
          <table:table-cell office:value-type="string" calcext:value-type="string">
            <text:p>Methodology development under one of ICROA approved standards is expected to happen in 2020 / early 2021. Once methodology is developed, carbon asset development is expected to start with first credit deliveries in late 2022.</text:p>
          </table:table-cell>
          <table:table-cell table:number-columns-repeated="4"/>
          <table:table-cell office:value-type="string" calcext:value-type="string">
            <text:p>None</text:p>
          </table:table-cell>
          <table:table-cell/>
          <table:table-cell office:value-type="string" calcext:value-type="string">
            <text:p>The life cycle analysis follows the specification set out in PAS2050, and is a cradle to gate model. This includes the carbon footprint of the raw materials used in the manufacture of the product, the transport of those materials to the manufacturing site, and the energy used to manufacture the product. Since the primary ingredient to produce the aggregate is waste, this is a carbon neutral feedstock. The carbon dioxide introduced to the process is permanently chemically bound as stable carbonates. The carbon removal is a combination of 'process removal' and 'post - process removal', which takes account of both the CO2 used to treat the waste materials and also the CO2 subsequently captured by the on-going chemical reactions that take place for about a week after production of the aggregate. <text:s/>The carbon reduction is calculated based on scientific studies undertaken by Dr. Peter Gunning of OCO, including in a peer - reviewed article published in 'Waste Management' in 2010, a copy of which is included as an additional document. <text:s/>The process itself does not produce any waste as everything delivered to site is converted and sold as a product. No emissions are associated with the process other than fugitive emissions of heat and steam. This arises because the process is exothermic (releases heat) through the reaction of the waste with carbon dioxide. Therefore, the process is highly energy efficient. In accordance with the requirements of PAS2050, a 100 year greenhouse gas assessment period is included in the life cycle assessment, which includes post-manufacturing reaction and sequestration of atmospheric carbon dioxide.</text:p>
          </table:table-cell>
          <table:table-cell office:value-type="string" calcext:value-type="string">
            <text:p>The net negative quantities will be determined by a combination of actual values from the OCO production process and calculations based on the accounting model.</text:p>
          </table:table-cell>
          <table:table-cell office:value-type="string" calcext:value-type="string">
            <text:p>We do not foresee any negative environmental or social impacts. <text:s/>The electric energy required to operate the process is sourced from a combination of fossil fuel and renewable sources. <text:s/>The balance is addressed in the carbon accounting calculations.</text:p>
          </table:table-cell>
          <table:table-cell table:number-columns-repeated="4" office:value-type="string" calcext:value-type="string">
            <text:p>Yes</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No</text:p>
          </table:table-cell>
          <table:table-cell table:number-columns-repeated="3" office:value-type="string" calcext:value-type="string">
            <text:p>Yes</text:p>
          </table:table-cell>
          <table:table-cell office:value-type="string" calcext:value-type="string">
            <text:p>#NAME?</text:p>
          </table:table-cell>
          <table:table-cell office:value-type="string" calcext:value-type="string">
            <text:p>N/A</text:p>
          </table:table-cell>
          <table:table-cell table:number-columns-repeated="983"/>
        </table:table-row>
        <table:table-row table:style-name="ro2">
          <table:table-cell office:value-type="string" calcext:value-type="string">
            <text:p>ClimateCare Oxford Ltd.</text:p>
          </table:table-cell>
          <table:table-cell office:value-type="string" calcext:value-type="string">
            <text:p>James Lonsdale - Landowner and project partner with ClimateCare</text:p>
          </table:table-cell>
          <table:table-cell office:value-type="string" calcext:value-type="string">
            <text:p>English woodland that supports the UK's national tree planting ambitions </text:p>
          </table:table-cell>
          <table:table-cell office:value-type="string" calcext:value-type="string">
            <text:p>Tom’s Wood</text:p>
          </table:table-cell>
          <table:table-cell table:number-columns-repeated="2"/>
          <table:table-cell office:value-type="string" calcext:value-type="string">
            <text:p>The Tom’s Wood project in partnership with ClimateCare is establishing a native woodland situated in the catchment area of Yorkshire’s River Derwant. The new woodland is under development and connects other areas of existing forest, a vitally important part of the ecosystem’s mosaic and will provide habitat for woodland species in an area of the country with low tree cover. Glades, rides, and other open spaces are very important structural elements within the design of this woodland, providing valuable habitat for a wide range of wildlife, including locally rare Dark-Green and Silver Wash Fritillary butterflies. <text:s text:c="2"/>The project site is former arable land, which fell out of usage and subsequently turned to poor-quality grass cover, with low levels of biodiversity. With the help of carbon finance, the owner is creating a native woodland on this currently unused land that will improve soil quality, increase biodiversity and be of real value to the village community it borders. <text:s text:c="2"/>Recreational access for local walkers is being maintained, with a well-used footpath that heads across the site to the riverbank being included in the project’s design. <text:s text:c="2"/>Due to its close proximity to the river and neighbouring village, this woodland has been designed to deliver improvements in water quality, reduce soil erosion and to mitigate the risk of flooding in the area. <text:s text:c="2"/>The woodland will be managed as continuous cover, an approach to forest management that seeks to create more diversity, both structurally and in terms of species composition, by avoiding clear felling. It can also potentially produce a small amount of wood products as it develops, supporting diversification of the rural economy. <text:s text:c="2"/>In partnership with ClimateCare, the landowner is contributing towards the UK’s ambition to increase tree cover to 19% and has planted many other successful woodlands across the region. <text:s text:c="2"/></text:p>
          </table:table-cell>
          <table:table-cell office:value-type="string" calcext:value-type="string">
            <text:p>York</text:p>
          </table:table-cell>
          <table:table-cell office:value-type="string" calcext:value-type="string">
            <text:p>Yorkshire</text:p>
          </table:table-cell>
          <table:table-cell office:value-type="string" calcext:value-type="string">
            <text:p>England, UK</text:p>
          </table:table-cell>
          <table:table-cell office:value-type="float" office:value="16038" calcext:value-type="float">
            <text:p>16038</text:p>
          </table:table-cell>
          <table:table-cell office:value-type="float" office:value="100" calcext:value-type="float">
            <text:p>100</text:p>
          </table:table-cell>
          <table:table-cell office:value-type="float" office:value="0" calcext:value-type="float">
            <text:p>0</text:p>
          </table:table-cell>
          <table:table-cell office:value-type="float" office:value="16038" calcext:value-type="float">
            <text:p>16038</text:p>
          </table:table-cell>
          <table:table-cell office:value-type="string" calcext:value-type="string">
            <text:p>4/1/2020</text:p>
          </table:table-cell>
          <table:table-cell office:value-type="string" calcext:value-type="string">
            <text:p>Monitoring carried out by the landowner and supported by ClimateCare, will enable the project to quantify and document the progress of carbon sequestration as well as ensure that the project is being managed to the UK Forestry Standard. Field surveys are undertaken?6-12 months prior to each verification due-date to, demonstrate successful woodland establishment?at year 5?and assess actual tree growth and carbon sequestration rates from year 15 onwards, using the Survey Protocol for WCC Projects. The monitoring is then assessed by the third party verification body and reported to the WCC. <text:s text:c="5"/>Should a loss occur, the project will immediately inform?Scottish Forestry. The project must submit a ‘Loss Event Report’ within 6 months of discovery of the loss.?The Loss Event Report shall include estimates of carbon losses and an indication of the accuracy of the report.? <text:s text:c="5"/>The WCC Buffer, managed by Scottish Forestry, safeguards the investment made by carbon buyers and maintains and protects the integrity of verified Woodland Carbon Units (WCUs).?If a reversal has occurred, then: <text:s text:c="4"/>If the reversal was avoidable, the project shall reimburse the WCC Buffer for all credits cancelled to compensate for the loss before further WCUs are issued to the project.? <text:s text:c="4"/>If the reversal was unavoidable the project is only required to repay the WCC Buffer for carbon units cancelled in excess of the contribution their project had previously made (eg if a project had contributed 50 units but 60 were cancelled to cover their loss, the project would only have to repay 10 units).? Further WCUs can then be issued. <text:s text:c="4"/>The project would then continue to contribute a proportion of verified carbon units (based on risk assessment) into the WCC buffer at each subsequent verification. </text:p>
          </table:table-cell>
          <table:table-cell office:value-type="string" calcext:value-type="string">
            <text:p>Yes</text:p>
          </table:table-cell>
          <table:table-cell office:value-type="string" calcext:value-type="string">
            <text:p>Not applicable (I answered yes to Q24)</text:p>
          </table:table-cell>
          <table:table-cell table:number-columns-repeated="6"/>
          <table:table-cell office:value-type="string" calcext:value-type="string">
            <text:p>Woodland Carbon Code</text:p>
          </table:table-cell>
          <table:table-cell table:number-columns-repeated="2"/>
          <table:table-cell office:value-type="string" calcext:value-type="string">
            <text:p>The project, by creating a new woodland, has committed to a permanent land use change to woodland, and to maintain the woodland as a woodland carbon sink. <text:s text:c="5"/>The project has demonstrated a commitment to permanence by: <text:s text:c="8"/>Identifying risk factors and developing appropriate mitigation strategies as set out in the project's risk assessment <text:s text:c="8"/>Contributing to the Woodland Carbon Code Buffer <text:s text:c="8"/>Replanting or undertaking alternative planting should woodland area be lost due to wind, fire, pests, diseases or development. <text:s text:c="8"/>Managing as per the longer-term management intentions for the project duration and beyond <text:s text:c="8"/>Inform future landowners of the commitment to the WCC and any carbon contracts. <text:s text:c="8"/>Manage the woodland in accodance the UK Forest Standard <text:s text:c="8"/>The project is subject to existing legislation that would guard against deforestation or the removal of woodland. <text:s text:c="9"/>Environmental Impact Assessment Regulations (1999) require an Environmental Impact Assessment for deforestation over 1ha. <text:s text:c="9"/>The Forestry Act (1967) prevents the felling of trees without the permission of the Forestry Commission, Scottish Forestry, Natural Resources Wales or Northern Ireland Forest Service, through a Felling Licence. </text:p>
          </table:table-cell>
          <table:table-cell table:number-columns-repeated="8" office:value-type="string" calcext:value-type="string">
            <text:p>Yes</text:p>
          </table:table-cell>
          <table:table-cell table:number-columns-repeated="3" office:value-type="string" calcext:value-type="string">
            <text:p>Not applicable</text:p>
          </table:table-cell>
          <table:table-cell office:value-type="string" calcext:value-type="string">
            <text:p>Biodiversty and Wildlife: native broadleaf species and encouraging natural regen, designed to create/ improve priority habitat with diverse wildlife-friendly structure. Minimum intervention management will be implemented and inks to existing woodland or connects valuable habitats <text:s text:c="3"/>Water quality and Flood mitigation: the woodland will provide both a barrier and interception function of water, helping to trap and retain nutrients and sediment, and reducing overall runoff and reducing flood risk <text:s text:c="4"/>Community: in proximity to rural communities and local village, the woodland will be viewed as a valuable community asset <text:s/></text:p>
          </table:table-cell>
          <table:table-cell office:value-type="string" calcext:value-type="string">
            <text:p>This Project provides a valuable asset to the local community, ensuring diversification of agricultural income during the current transition of UK agricultural policy and the development of the UK Agricultural Bill. Over the coming years, farmers will have to plan their future income outside of the Common Agricultural Policy, and this project provides a level of security and stability from the carbon finance, during very uncertain times for the agricultural industry. </text:p>
          </table:table-cell>
          <table:table-cell table:number-columns-repeated="983"/>
        </table:table-row>
        <table:table-row table:style-name="ro2">
          <table:table-cell office:value-type="string" calcext:value-type="string">
            <text:p>Carbofex Oy</text:p>
          </table:table-cell>
          <table:table-cell office:value-type="string" calcext:value-type="string">
            <text:p>Puro.earth carbon removal ecosystem</text:p>
          </table:table-cell>
          <table:table-cell office:value-type="string" calcext:value-type="string">
            <text:p>Demonstration and commercialisation of biochar based CDR</text:p>
          </table:table-cell>
          <table:table-cell office:value-type="string" calcext:value-type="string">
            <text:p>Carbofex Oy</text:p>
          </table:table-cell>
          <table:table-cell office:value-type="string" calcext:value-type="string">
            <text:p>https://puro.earth/services/biochar-finland-100008</text:p>
          </table:table-cell>
          <table:table-cell office:value-type="string" calcext:value-type="string">
            <text:p>PyCCS, Biomass conversion with pyrolysis to stabile storage in biochar</text:p>
          </table:table-cell>
          <table:table-cell office:value-type="string" calcext:value-type="string">
            <text:p>Sampo Tukiainen has been researching and developing pyrolysis technology for two decades. One of the most important aspects of his work has been the high carbon content and high stability of the carbon. This enables the use of biochar as a carbon sink when deposited so that there is no risk of composting. Sampo’s vision has always been to establish a mechanism that will enable the extracting of carbon from the atmosphere into top soils out of the active carbon circulation. <text:s text:c="4"/>Carbofex operates a commercial proof-of-concept plant in Tampere, Finland. The plant produces EBC-certified biochar and district heat for the city of Tampere’s new “circular economy district” of Hiedanranta. <text:s text:c="4"/>The concept is to produce biochar to utilise the excess energy for carbon negative heating to replace peat and natural gas. The biochar is also used as a carbon sink, and it is made sure it can not burn during use and that it doesn’t get incinerated after use. The main applications are horticultural growing substrates for plants and water filtration. After the primary use, the biochar is recycled and used as soil amendment for agriculture and landscaping. <text:s text:c="3"/>Carbofex is a partner with EBC for the quality of the biochar and <text:s/>Puro.earth to verify the carbon net-negativity operations and to sell the removals. The verification is done by Det Norske Veritas DNV GL. <text:s/></text:p>
          </table:table-cell>
          <table:table-cell office:value-type="string" calcext:value-type="string">
            <text:p>Tampere</text:p>
          </table:table-cell>
          <table:table-cell/>
          <table:table-cell office:value-type="string" calcext:value-type="string">
            <text:p>Finland</text:p>
          </table:table-cell>
          <table:table-cell office:value-type="float" office:value="200" calcext:value-type="float">
            <text:p>200</text:p>
          </table:table-cell>
          <table:table-cell office:value-type="float" office:value="100" calcext:value-type="float">
            <text:p>100</text:p>
          </table:table-cell>
          <table:table-cell office:value-type="float" office:value="200" calcext:value-type="float">
            <text:p>200</text:p>
          </table:table-cell>
          <table:table-cell office:value-type="float" office:value="2000" calcext:value-type="float">
            <text:p>2000</text:p>
          </table:table-cell>
          <table:table-cell office:value-type="string" calcext:value-type="string">
            <text:p>11/1/2019</text:p>
          </table:table-cell>
          <table:table-cell office:value-type="string" calcext:value-type="string">
            <text:p>We have little uncertainty in the permanence of our project, because our removal is a recarcitrant, mineralized, physical storage material. For the same reason reversals are not expected in our project, because the verifier checks that the biochar is not shipped to combustive use. <text:s text:c="2"/>The durable storage of biochar and the carbon dioxide embodied in it can be estimated with the O:C ration received from the laboratory test. In general, a molar ratio of O:C lower than 0.2 appears to provide, at minimum, a 1000-year biochar half-life. There is a simple decay model based on Campbell et al. (2019) and data reviewed in Spokas (2010), which allows to calculate a duration over which 90% of carbon in the biochar remains. The O:C ratio measured in our biochar is 0.021. <text:s text:c="3"/>Puro methodologies always contain a buffer that covers premature reversals of carbon removal. In the biochar methodology the buffer is currently between 2,5 -5% reflecting the scientifically measured quality of the biochar i.e. the O:C ratio. <text:s text:c="3"/>We only offer removals that already have been performed (ex-post). <text:s text:c="3"/>We only sell biochar to users in the horticultural and landscaping sector, to make sure it ultimately ends up in arable topsoils. We also use the biochar to provide environmental services (phosphorous, nitrogen removal), and then recycle the loaded biochar into horticulture. We do not offer our own biochar as fuel for power plants or reducing agent for the metal industry. <text:s/></text:p>
          </table:table-cell>
          <table:table-cell office:value-type="string" calcext:value-type="string">
            <text:p>Yes</text:p>
          </table:table-cell>
          <table:table-cell office:value-type="string" calcext:value-type="string">
            <text:p>Yes, the project will be certified by June 2021</text:p>
          </table:table-cell>
          <table:table-cell table:number-columns-repeated="6"/>
          <table:table-cell office:value-type="string" calcext:value-type="string">
            <text:p>Puro.earth (ICROA-approval pending)</text:p>
          </table:table-cell>
          <table:table-cell table:number-columns-repeated="2"/>
          <table:table-cell office:value-type="string" calcext:value-type="string">
            <text:p>Project involves forestry using wood as raw material, but the wood is harvested from sustainably managed Finnish PEFC-certified forests. The raw material is “wood thinnings” or “residue” and would thus decay as CO2 to the atmosphere without the project. <text:s text:c="4"/>Fossil fuels usage during production is less than 3% of the total energy content of the biochar, mostly in transportation and ignition of the unit. <text:s text:c="3"/>Total fossil emissions from producing a kilogram of biochar are 0,17 kg. The amount of carbon bound to the biochar is 3,4 kg, and the net-negativity is 3,2 kgCO2/kg <text:s/></text:p>
          </table:table-cell>
          <table:table-cell table:number-columns-repeated="7" office:value-type="string" calcext:value-type="string">
            <text:p>Yes</text:p>
          </table:table-cell>
          <table:table-cell office:value-type="string" calcext:value-type="string">
            <text:p>No</text:p>
          </table:table-cell>
          <table:table-cell table:number-columns-repeated="2" office:value-type="string" calcext:value-type="string">
            <text:p>Not applicable</text:p>
          </table:table-cell>
          <table:table-cell office:value-type="string" calcext:value-type="string">
            <text:p>Yes</text:p>
          </table:table-cell>
          <table:table-cell office:value-type="string" calcext:value-type="string">
            <text:p>Avoided emissions are not calculated in the emission balance in Puro.earth standard, and thus we have included those in the co-benefits section. <text:s text:c="3"/>Avoided decomposing of biomass: To make biochar we use pre-commercially harvested wood, which would in normal case be left to rot in the forest. <text:s/>which would otherwise be composted or burnt. Those emissions are avoided by stabilizing the carbon in the wood into our biochar for hundreds of years. <text:s/>Harvesting and managing forests sustainably decreases risk of forest fires, insects and diseases. Pre-commercial harvesting is the first step in sustainable forest management. <text:s/>Replacement of materials and their emissions: Use of Biochar can displace use of fertilizer, water filters or building materials that would have caused emissions. <text:s/>Yield increase impacts: When biochar is used in substrates or soil improvements for horticulture in greenhouses or agriculture, 10% yield increases have been reported. More crops and products means also that less land is required for producing the same amount of food or that more food can be grown on the existing farm land and greenhouses. <text:s/>Green jobs: manufacturing biochar creates green jobs thorough out the value chain from harvesting to distribution and use.</text:p>
          </table:table-cell>
          <table:table-cell office:value-type="string" calcext:value-type="string">
            <text:p>Carbofex does employ and has employed immigrant workforce since the beginning of the company’s history. <text:s/>Carbofex is also a technology company. Being able to sell carbon removals provides a vital source of income for poor countries and communities. Carbofex technology also provides energy, and the biochar remain in the community. This can be used for improving food security by making soils more fertile and resilient.</text:p>
          </table:table-cell>
          <table:table-cell table:number-columns-repeated="983"/>
        </table:table-row>
        <table:table-row table:style-name="ro2">
          <table:table-cell office:value-type="string" calcext:value-type="string">
            <text:p>Compensate Foundation (Kompensäätiö sr.)</text:p>
          </table:table-cell>
          <table:table-cell office:value-type="string" calcext:value-type="string">
            <text:p>The subcontractor and carbon asset developer is the Finnish Qvidja farm. Qvidja spearheads the Carbon Action network of farms that apply carbon negative farming practices. Compensate acquires the CDR credits from the company Virpunen Varainhallinta, which manages the farm. The carbon removal takes place on the Qvidja Farm. <text:s text:c="3"/>Qvidja, located in Western Finland, is a pilot farm. The farm’s crop and livestock production operates through carbon sequestration and the cycling of nutrients. This innovative farming method binds carbon dioxide to the farmed soil, and in addition, these methods keep harmful substances from cultivating in the nearby Baltic Sea. <text:s text:c="3"/>Compensate and Qvidja have an agreement that defines Qvidja’s role as a subcontractor and provider of CRD credits in this RFP. <text:s text:c="4"/>Significant partners also include the Carbon Action network and the Finnish Meteorological Institute. Qvidja and the Finnish Meteorological Institute have agreed that the Institute provides the necessary scientific support to measure the carbon removals. <text:s text:c="4"/>Carbon Action is a Finnish platform that develops, studies and supports the acceleration of soil carbon sequestration and methods of scientifically verifying its impact. It also promotes climate-friendly, regenerative farming practices to Finnish farms. <text:s text:c="4"/>The Finnish Meteorological Institute is responsible for the scientific research and development of the carbon sequestration methodology done within Carbon Action projects and on the Qvidja farm. The Finnish Meteorological Institute is also Compensate’s strategic partner. Two members of Compensate’s Scientific Advisory Panel are researchers at the institute. <text:s/></text:p>
          </table:table-cell>
          <table:table-cell office:value-type="string" calcext:value-type="string">
            <text:p>Removal of atmospheric carbon dioxide through agricultural soil carbon sequestration.</text:p>
          </table:table-cell>
          <table:table-cell office:value-type="string" calcext:value-type="string">
            <text:p>Qvidja Carbon Farm</text:p>
          </table:table-cell>
          <table:table-cell office:value-type="string" calcext:value-type="string">
            <text:p>www.qvidja.fi</text:p>
          </table:table-cell>
          <table:table-cell/>
          <table:table-cell office:value-type="string" calcext:value-type="string">
            <text:p>In this project, by applying carbon-smart agricultural practices that improve soil health, we remove carbon from the atmosphere and sequester it in the grassland farm soil. More specifically, we apply treatments where we decrease management intensity (reducing tilling, chemical NK fertilizer and pesticide use; leaving grass taller and cutting less often), and increase species diversity (include species from different functional groups, at least one species that has deep roots) to i) increase photosynthesis ii) increase microbial activity iii) decrease disturbance in our pilot farm soils. These practices have been found to sequester approximately 100 gC/m2/yr amount of extra carbon in the grassland soils (Heimsch et al., submitted). Our approach is heavily focused on improving the scientific workflow that combines measurement and modeling efforts to quantify the additional carbon sequestration with uncertainties and link it with carbon-smart practices. <text:s text:c="3"/>This project is associated with a larger network of Finnish Carbon Action farms that is established in 2019 (https://carbonaction.org/en-stn-multa/). Among the 100 Carbon Action farms, Qvidja farm has been intensively studied by the Finnish Meteorological Institute (FMI) and chosen for this project as a pilot site. Qvidja has been a cultivated land for several hundred years (www.qvidja.fi) and currently owned by Saara Kankaarinta and Ilkka Herlin. The land currently acts as a pilot farm for carbon sequestration. <text:s text:c="4"/>Within this setting, FMI is the scientific partner where cutting-edge carbon monitoring and verification frameworks are being developed. Process-based dynamic computer simulators of agricultural systems (models) are at the center of this framework. Unlike static inventory-based approaches, dynamic models allow reliable predictions outside of historical norms which is critical to account for the changing climate. Data play a critical role in the modeling activities as covariates, drivers, initial conditions, as well as to constrain model parameters and states. Indeed, these models provide a way to synthesize a diverse array of data in a sensible manner and rescale knowledge obtained to other spatial and temporal settings. To this end, FMI has been developing the cyberinfrastructure to combine models and data with analytical tools to provide predictions with uncertainty estimates, and inform next data and model needs. Accordingly, income from CDR sales will be used for improving the measurement and information technologies, as well as the cyberinfrastructure for synthesizing them.</text:p>
          </table:table-cell>
          <table:table-cell office:value-type="string" calcext:value-type="string">
            <text:p>Turku</text:p>
          </table:table-cell>
          <table:table-cell office:value-type="string" calcext:value-type="string">
            <text:p>Varsinais-Suomi</text:p>
          </table:table-cell>
          <table:table-cell office:value-type="string" calcext:value-type="string">
            <text:p>Finland</text:p>
          </table:table-cell>
          <table:table-cell office:value-type="float" office:value="1036" calcext:value-type="float">
            <text:p>1036</text:p>
          </table:table-cell>
          <table:table-cell office:value-type="float" office:value="100" calcext:value-type="float">
            <text:p>100</text:p>
          </table:table-cell>
          <table:table-cell office:value-type="float" office:value="1036" calcext:value-type="float">
            <text:p>1036</text:p>
          </table:table-cell>
          <table:table-cell office:value-type="float" office:value="38000" calcext:value-type="float">
            <text:p>38000</text:p>
          </table:table-cell>
          <table:table-cell office:value-type="string" calcext:value-type="string">
            <text:p>1/1/2018</text:p>
          </table:table-cell>
          <table:table-cell office:value-type="string" calcext:value-type="string">
            <text:p>We are collecting annual soil organic carbon measurements from the field. The field is further monitored via satellite observations and Eddy-covariance technique closely. Reversals or divergence from predictions can be determined in 1-3 years time. While sinks derived from soil carbon sequestration are reversible, we anticipate the practices to be maintained for a long period of time in Qvidja and a premature reversal to be highly unlikely.</text:p>
          </table:table-cell>
          <table:table-cell office:value-type="string" calcext:value-type="string">
            <text:p>No</text:p>
          </table:table-cell>
          <table:table-cell office:value-type="string" calcext:value-type="string">
            <text:p>No, the project will not be certified by June 2021 (please specify)</text:p>
          </table:table-cell>
          <table:table-cell office:value-type="string" calcext:value-type="string">
            <text:p>The project and the CDRs will be verified by an independent third party by the end of 2020. <text:s/>The verification is based on the MRV standard developed by the Finnish Meteorological Institute. This is not an ICROA-approved standard.</text:p>
          </table:table-cell>
          <table:table-cell table:number-columns-repeated="5"/>
          <table:table-cell office:value-type="string" calcext:value-type="string">
            <text:p>The Finnish Meteorological Institute is developing a scientific measurement / monitoring, reporting and verification (MRV) standard. Compliance of the CDR’s with this FMI standard will be verified by an independent third party in Q4/2020.</text:p>
          </table:table-cell>
          <table:table-cell table:number-columns-repeated="2"/>
          <table:table-cell office:value-type="string" calcext:value-type="string">
            <text:p>Soil carbon sequestration is one of the least costly CDR technologies with no negative socio-economic impact and with fewest negative environmental impacts (Fuss et al., 2018). Among negative environmental impacts, increase in N2O emissions and N and P losses to water due to more N and P substrate for mineralisation is reported as a possibility, however in this project we anticipate no adverse side effects (Smith 2016). As this project does not involve land use change, the land footprint is zero.</text:p>
          </table:table-cell>
          <table:table-cell table:number-columns-repeated="4" office:value-type="string" calcext:value-type="string">
            <text:p>Yes</text:p>
          </table:table-cell>
          <table:table-cell office:value-type="string" calcext:value-type="string">
            <text:p>No</text:p>
          </table:table-cell>
          <table:table-cell table:number-columns-repeated="3" office:value-type="string" calcext:value-type="string">
            <text:p>Yes</text:p>
          </table:table-cell>
          <table:table-cell table:number-columns-repeated="3" office:value-type="string" calcext:value-type="string">
            <text:p>Not applicable</text:p>
          </table:table-cell>
          <table:table-cell office:value-type="string" calcext:value-type="string">
            <text:p>Climate-smart agriculture provides many co-benefits. It enhances soil health and productivity as a result of restoring the carbon stock of soil (Paustian et al., 2016) , increases biodiversity and ecosystem resiliency against disturbances (Lal, 2018), and improves water infiltration and nutrient retention decreasing leaching (Rumpel et al., 2018) which are well-aligned with Gold Standard guidelines. Climate-smart agricultural practices further promote many goals of ecological sustainability. The practices tested on our pilot farm and the larger Carbon Action network will be used in implementing policies and economics that support climate-smart farming and its role in the food system, climate policy and society in general. As grasslands cover a very large proportion on earth with many people gaining livelihoods therefrom, the methodologies studied within the scope of this project -for both agricultural treatments and the calculation systems- have larger applicability over the globe. <text:s text:c="3"/>Paustian et al. (2016) Nature https://doi.org/10.1038/nature17174 <text:s/>Lal (2018) Global Change Biology https://doi.org/10.1111/gcb.14054 <text:s/>Rumpel et al. (2018) Nature https://doi.org/10.1038/d41586-018-07587-4 <text:s/></text:p>
          </table:table-cell>
          <table:table-cell office:value-type="string" calcext:value-type="string">
            <text:p>The project is part of the Carbon Action Platform.The Carbon Action Platform includes a wide array of Finnish farmers and farm types. The Platform is inclusive and includes stakeholders from the scientific community, civil society, businesses and most importantly various types of farms. The goal of the Carbon Action platform is to promote the spreading of climate-smart farming practices in Finland and to help farmers find soil carbon sequestration practices most suitable for their own farms. A group of one hundred voluntary pilot farms, willing to promote research on carbon sequestration and to introduce research-related practices in Finland, have been admitted to Carbon Action. <text:s text:c="4"/></text:p>
          </table:table-cell>
          <table:table-cell table:number-columns-repeated="983"/>
        </table:table-row>
        <table:table-row table:style-name="ro2">
          <table:table-cell office:value-type="string" calcext:value-type="string">
            <text:p>Ekovilla Oy</text:p>
          </table:table-cell>
          <table:table-cell office:value-type="string" calcext:value-type="string">
            <text:p>Puro.earth carbon removal ecosystem</text:p>
          </table:table-cell>
          <table:table-cell office:value-type="string" calcext:value-type="string">
            <text:p>Carbon net-negative insulation from renewable natural resources</text:p>
          </table:table-cell>
          <table:table-cell office:value-type="string" calcext:value-type="string">
            <text:p>Ekovilla Oy</text:p>
          </table:table-cell>
          <table:table-cell office:value-type="string" calcext:value-type="string">
            <text:p>https://puro.earth/services/net-negative-insulation-material-finland-100009</text:p>
          </table:table-cell>
          <table:table-cell office:value-type="string" calcext:value-type="string">
            <text:p>Biomass conversion to long-lived building structures</text:p>
          </table:table-cell>
          <table:table-cell office:value-type="string" calcext:value-type="string">
            <text:p>Sustainably grown wood captures carbon dioxide, it is then used for producing newspapers, which are recycled and used as the main ingredient for manufacturing Ekovilla's cellulose fibre insulation (CFI) for energy-efficient and ecological construction of houses. <text:s text:c="3"/>Once CFI insulation material is installed, CO2 is locked and stored in buildings for 50-100 years. <text:s text:c="3"/>1 tonne of Ekovilla’s cellulose fibre insulation (CFI) removes <text:s/>1,11 metric tonnes (net)of CO2 eq. from the atmosphere into long-term storage in the product. <text:s/>The extra income from Puro.earth CORC sales allows Ekovilla to develop it’s concept of using local waste paper and board materials further, converting it to insulation. <text:s/>By using local material flows Ekovilla can minimize the emissions caused by freighting. Also, with CORC revenue, the company is ramping up a waste-free packing &amp; installation process, in which we will use metal containers instead of plastic bag packaging. Containers are packed directly in the production process and refilled after every installation.</text:p>
          </table:table-cell>
          <table:table-cell office:value-type="string" calcext:value-type="string">
            <text:p>Helsinki</text:p>
          </table:table-cell>
          <table:table-cell/>
          <table:table-cell office:value-type="string" calcext:value-type="string">
            <text:p>Finland</text:p>
          </table:table-cell>
          <table:table-cell office:value-type="float" office:value="10000" calcext:value-type="float">
            <text:p>10000</text:p>
          </table:table-cell>
          <table:table-cell office:value-type="float" office:value="100" calcext:value-type="float">
            <text:p>100</text:p>
          </table:table-cell>
          <table:table-cell table:number-columns-repeated="2" office:value-type="float" office:value="10000" calcext:value-type="float">
            <text:p>10000</text:p>
          </table:table-cell>
          <table:table-cell office:value-type="string" calcext:value-type="string">
            <text:p>1/1/2020</text:p>
          </table:table-cell>
          <table:table-cell office:value-type="string" calcext:value-type="string">
            <text:p>We have little uncertainty in the permanence of our project, because our removal is a physical storage material. Generally accepted durations are 1000+ years for geological storage or mineral material like concrete, durations of 100-1000 years for biochar, durations of 50-100 years for wooden/biomass building materials. Reversals are also not common as the quantification is for the cut-to-measure building elements and the high financial value of the building materials incentivize the owners to protect them from fires and other disasters. <text:s text:c="2"/>Puro methodologies always contain a buffer that covers premature reversals of carbon removal. In the wooden building elements the buffer is currently 10% . <text:s/></text:p>
          </table:table-cell>
          <table:table-cell office:value-type="string" calcext:value-type="string">
            <text:p>Yes</text:p>
          </table:table-cell>
          <table:table-cell office:value-type="string" calcext:value-type="string">
            <text:p>Yes, the project will be certified by June 2021</text:p>
          </table:table-cell>
          <table:table-cell table:number-columns-repeated="6"/>
          <table:table-cell office:value-type="string" calcext:value-type="string">
            <text:p>Puro.earth (ICROA-approval pending)</text:p>
          </table:table-cell>
          <table:table-cell table:number-columns-repeated="2"/>
          <table:table-cell office:value-type="string" calcext:value-type="string">
            <text:p>We don't see any negative impacts: According to our EPD data made by an independent 3rd party VTT (Technical Research Centre of Finland): <text:s/>Ekovilla insulation material Global Warming Potential (GWP) = -1,26 kg CO2 e/kg, the feedstock is recycled biomass from waste paper, we use renewable energy and provide healthy insulated homes to people. <text:s/></text:p>
          </table:table-cell>
          <table:table-cell table:number-columns-repeated="7" office:value-type="string" calcext:value-type="string">
            <text:p>Yes</text:p>
          </table:table-cell>
          <table:table-cell office:value-type="string" calcext:value-type="string">
            <text:p>No</text:p>
          </table:table-cell>
          <table:table-cell table:number-columns-repeated="2" office:value-type="string" calcext:value-type="string">
            <text:p>Not applicable</text:p>
          </table:table-cell>
          <table:table-cell office:value-type="string" calcext:value-type="string">
            <text:p>Yes</text:p>
          </table:table-cell>
          <table:table-cell office:value-type="string" calcext:value-type="string">
            <text:p>Avoided emissions are not calculated in the emission balance in Puro.earth standard, and thus we have included those in the co-benefits section. <text:s text:c="3"/>Healty indoor air: The indoor air humidity is kept at an optimal level with Ekovilla breathing cellulose insulation. <text:s/>Reduce waste: Cellulose insulation helps reduce discarded paper that according to IPCC (p.17) is emitted <text:s/>back to the atmosphere in 2 years. With Ekovilla insulation that CO2 embodied in the waste paper is locked-up to a storage for the life time of the building. <text:s/>Avoid emissions: Use of <text:s/>our product can displace use of other insulation materials like polystyrene (EPS) or mineral wool. At best nearly 7 tons of CO2 emissions may be transformed to 1 ton of CO2 removal. <text:s/>Green jobs: manufacturing cellulose insulation creates green jobs</text:p>
          </table:table-cell>
          <table:table-cell office:value-type="string" calcext:value-type="string">
            <text:p>Our facilities are in rural communities and important contributors to the local economy.</text:p>
          </table:table-cell>
          <table:table-cell table:number-columns-repeated="983"/>
        </table:table-row>
        <table:table-row table:style-name="ro2">
          <table:table-cell office:value-type="string" calcext:value-type="string">
            <text:p>Hirsitaloteollisuus ry (Finnish Log House Industry Association)</text:p>
          </table:table-cell>
          <table:table-cell office:value-type="string" calcext:value-type="string">
            <text:p>Puro.earth carbon removal ecosystem</text:p>
          </table:table-cell>
          <table:table-cell office:value-type="string" calcext:value-type="string">
            <text:p>Manufacturer of wooden building elements</text:p>
          </table:table-cell>
          <table:table-cell office:value-type="string" calcext:value-type="string">
            <text:p>Hirsitaloteollisuus</text:p>
          </table:table-cell>
          <table:table-cell office:value-type="string" calcext:value-type="string">
            <text:p>https://puro.earth/services/building-elements-finland-100010</text:p>
          </table:table-cell>
          <table:table-cell office:value-type="string" calcext:value-type="string">
            <text:p>Biomass conversion to long-lived building structures</text:p>
          </table:table-cell>
          <table:table-cell office:value-type="string" calcext:value-type="string">
            <text:p>Growing trees captures CO2 - a tonne of wood binds 1,8 tonnes of CO2 while growing. In the case of wooden building elements, the place in the value chain where it makes no economic sense to let the CO2 escape back into the atmosphere is the facility where the logs are cut to measure for a specific building. After this point it would be unwise to use the resulting timber elements for anything else than creating a long term carbon storage. <text:s/>Finnish Log House Industry Association and its member companies build the log houses in Finland. Log house production is energy self-sufficient, and even more, as it generates more bioenergy as by-product than the energy it takes to manufacture the product. Despite of all of these positive characteristics, wood as building material is marginal and could be used in much larger volumes. <text:s/>In Europe, buildings are regulated to have a minimum lifetime of 50 years, and in real life the CO2 storage is likely to be longer. By storing CO2 for a minimum of 50 years, wooden building elements present an opportunity for companies to invest in carbon capture and storage, and take proactive steps towards carbon net zero. <text:s/>The wood used by Log Houses is sustainably harvested according to FSC and/or PEFC principles. The average (145 m2) Finnish log house stores over 30 000 kg of CO2 and locks it into long-term storage that stays out of circulation for 50-100 years. <text:s/>After the production has been verified for carbon negativity, the extra carbon stored in the wooden building elements is issued CO2 Removal Certificates, CORCs, per each ton of CO2 removed from the atmosphere. <text:s/>Puro.earth CO2 removal co-operation started in May 2019. The extra income from Puro is used for member companies’ development initiatives, such as improving the recyclability of log houses. <text:s text:c="4"/>Member project/facilityPuro.earth status <text:s/>EUROHONKA Euro Loghouses Oy Verification in process <text:s/>Finnlamelli OyVerification in process <text:s/>FINN-BOIS MTR OyVerification in process <text:s/>Honkarakenne Oyj Verified <text:s/>Huvila Seppälä OyVerification in process <text:s/>Oy Primapoli Ltd Honkatalot Verified <text:s/>Kontiotuote OyVerified <text:s/>Kuusamo Hirsitalot OyVerification in process <text:s/>Ollikaisen Hirsirakenne OyVerification in process <text:s/>Pellopuu OyVerification in process <text:s/>Pohjan Timber-Hirsi Oy Verification in process <text:s/>Kiiruna Talot OyVerification in process <text:s/>Vaaran Aihkitalot OyVerification in process <text:s/>Oy Timber Frame LtdVerification in process <text:s/>Vehasen Talot OyVerification in process <text:s/></text:p>
          </table:table-cell>
          <table:table-cell office:value-type="string" calcext:value-type="string">
            <text:p>Kajaani</text:p>
          </table:table-cell>
          <table:table-cell/>
          <table:table-cell office:value-type="string" calcext:value-type="string">
            <text:p>Finland</text:p>
          </table:table-cell>
          <table:table-cell office:value-type="float" office:value="15000" calcext:value-type="float">
            <text:p>15000</text:p>
          </table:table-cell>
          <table:table-cell office:value-type="float" office:value="100" calcext:value-type="float">
            <text:p>100</text:p>
          </table:table-cell>
          <table:table-cell table:number-columns-repeated="2" office:value-type="float" office:value="15000" calcext:value-type="float">
            <text:p>15000</text:p>
          </table:table-cell>
          <table:table-cell office:value-type="string" calcext:value-type="string">
            <text:p>1/1/2020</text:p>
          </table:table-cell>
          <table:table-cell office:value-type="string" calcext:value-type="string">
            <text:p>We have little uncertainty in the permanence of our project, because our removal is a physical storage material. Generally accepted durations are 1000+ years for geological storage or mineral material like concrete, durations of 100-1000 years for biochar, durations of 50-100 years for wooden/biomass building materials. Reversals are also not common as the quantification is for the cut-to-measure building elements and the high financial value of the building materials incentivize the owners to protect them from fires and other disasters. <text:s text:c="2"/>Puro methodologies always contain a buffer that covers premature reversals of carbon removal. In the wooden building elements the buffer is currently 10% . <text:s/></text:p>
          </table:table-cell>
          <table:table-cell office:value-type="string" calcext:value-type="string">
            <text:p>Yes</text:p>
          </table:table-cell>
          <table:table-cell office:value-type="string" calcext:value-type="string">
            <text:p>Not applicable (I answered yes to Q24)</text:p>
          </table:table-cell>
          <table:table-cell table:number-columns-repeated="6"/>
          <table:table-cell office:value-type="string" calcext:value-type="string">
            <text:p>Puro.earth (ICROA-approval pending)</text:p>
          </table:table-cell>
          <table:table-cell table:number-columns-repeated="2"/>
          <table:table-cell office:value-type="string" calcext:value-type="string">
            <text:p>We source the wood from FSC/PEFC certified forests and thus ensure sustainable harvesting and reforestation with minimal harm to biodiversity.</text:p>
          </table:table-cell>
          <table:table-cell table:number-columns-repeated="7" office:value-type="string" calcext:value-type="string">
            <text:p>Yes</text:p>
          </table:table-cell>
          <table:table-cell office:value-type="string" calcext:value-type="string">
            <text:p>No</text:p>
          </table:table-cell>
          <table:table-cell table:number-columns-repeated="2" office:value-type="string" calcext:value-type="string">
            <text:p>Not applicable</text:p>
          </table:table-cell>
          <table:table-cell office:value-type="string" calcext:value-type="string">
            <text:p>Yes</text:p>
          </table:table-cell>
          <table:table-cell office:value-type="string" calcext:value-type="string">
            <text:p>Avoided emissions are not calculated in the emission balance in Puro.earth standard, and thus we have included those in the co-benefits section. <text:s/>•Better indoor air: Our products improve the indoor air quality and provide healthier living conditions. <text:s/>•Green jobs: manufacturing wooden building element creates green jobs and often in regions where news jobs are badly needed. <text:s/>•Replacement of materials and their emissions: Use of <text:s/>our product can displace use of other materials like cement and steel that would have caused emissions. Nearly 4 tons of CO2 emissions may be avoided for each tonne of dry wood used that displaces concrete-based materials. <text:s/>•Inherent cascading recyclability: Log houses can be recycled in many ways unlike metal or concrete building structures: log houses have traditionally been moved to new places log-by-log. If they are ripped apart, the wooden material can be reused for packaging, biochar and many other applications. And as the last step in its life-cycle wood chips from the house can serve as bioenergy. <text:s/>•Maximum sink and storage at the same time: A full grown tree trunk is as good a carbon storage in the forest as it is in the building element, maybe slightly better protected from fires and insects in the building. The difference is in the sink part – how much new carbon capture can be achieved in the same forest. Harvesting full-grown trees from forests makes room for reforestation – and our timber comes from certified forests that are always re-grown. <text:s/></text:p>
          </table:table-cell>
          <table:table-cell office:value-type="string" calcext:value-type="string">
            <text:p>Our facilities are in remote, rural areas and provide jobs and livelyhood throughout the value chain.</text:p>
          </table:table-cell>
          <table:table-cell table:number-columns-repeated="983"/>
        </table:table-row>
        <table:table-row table:style-name="ro2">
          <table:table-cell office:value-type="string" calcext:value-type="string">
            <text:p>ClimateCare Oxford Ltd.</text:p>
          </table:table-cell>
          <table:table-cell office:value-type="string" calcext:value-type="string">
            <text:p>In 2020, ClimateCare announced a new partnership with fellow leading B Corp PUR Projet. Our partnership combines ClimateCare’s carbon asset development, project development and risk management expertise with PUR Projet’s leading agroforestry, regenerative agriculture and insetting projects. <text:s text:c="3"/>PUR Projet is a social business, and B-Corp, established in 2008 that focuses on the development of bespoke positive impact projects in agricultural communities that seek to promote livelihoods through ecosystem restoration and conservation. Many of these programs take the form of agroforestry, reforestation and/or regenerative agriculture in supply chain communities. <text:s text:c="3"/>Since 2008 we have developed and operated 80 projects in over 40 countries, on behalf of 150 corporate partners and foundations. PUR Projet has planted over 16 million trees while supporting 43,000 farmers in agricultural communities and protected over 300,000 ha of primary forest under formal structures; in addition to impacts associated with other project types such as pasture management or coral reef restoration.</text:p>
          </table:table-cell>
          <table:table-cell office:value-type="string" calcext:value-type="string">
            <text:p>Transition towards sustainable agricultural and forestry practices in France.</text:p>
          </table:table-cell>
          <table:table-cell office:value-type="string" calcext:value-type="string">
            <text:p>PUR Hexagone</text:p>
          </table:table-cell>
          <table:table-cell office:value-type="string" calcext:value-type="string">
            <text:p><text:s/>https://www.purprojet.com/project/pur-hexagone/</text:p>
          </table:table-cell>
          <table:table-cell office:value-type="string" calcext:value-type="string">
            <text:p>This is a landscape approach so includes 3 of the above: *Afforestation/reforestation *Soil improvement that results in additional carbon storage (removal only) as well as *Other (specify): Agroforestry</text:p>
          </table:table-cell>
          <table:table-cell office:value-type="string" calcext:value-type="string">
            <text:p>The PUR Hexagone program, founded in 2012 by ClimateCare’s partner PUR Projet, contributes to the transformation of the French landscape through reforestation and the acceleration of agricultural transition in France through supporting farmers to adopt regenerative agriculture practices on their farms mostly though the planting of trees, shrubs, and cover crops. Three hundred thousand trees have been planted since the start of the project, which provides numerous benefits that ensure optimum productivity while safeguarding the environment, such as protecting biodiversity, increasing carbon sequestration, diversifying revenues, and protecting wildlife and crops. <text:s text:c="2"/>As leading innovators in the field, ClimateCare’s partner PUR Projet applied the innovative new carbon certification, Label Bas Carbone (“Low Carbon Label” - created by the French government) to the first pilot within PUR Hexagone in 2020. <text:s/>This voluntary carbon certification framework Label was launched in 2019 by the French Ministry of Ecological and Solidarity Transition. <text:s/>The aim is to contribute to achieving France's climate objectives. The label certifies projects that reduce greenhouse gas emissions or increase carbon sequestration. Historically the project was un-certified, but under this new framework PUR Hexagone can be certified as forestry and regenerative agriculture interventions sequestering carbon over 30 years through multiple individual projects. <text:s text:c="3"/>The Project fulfils Microsoft’s requirements through afforestation/reforestation and regenerative agriculture (soil improvement): <text:s/>Certified forestry projects take place mainly on private forest land where the forest has been degraded as a result of various different scenarios: storms, fires, pests, lack of management, and through the conversion of agricultural into forest. <text:s text:c="2"/>The regenerative agriculture projects are implemented on plots of land in collaboration with farmers across France. The targeted regions are characterised by large farms producing commercial crops, where forested areas and other landscape types are rare. Farmers face numerous challenges (many as a result of climate change) such as water management, loss of biodiversity and erosion of agricultural soils. PUR Projet’s selects participants and works with them to design, implement and monitor programmes to overcome these challenges. <text:s text:c="2"/>Microsoft’s purchase of CDRs will support the continued expansion of PUR Hexagone through tree planting and other plot installations, farmer engagement and education, Certification Costs, Monitoring and evaluation ensuring long-term sustainability of the programme.</text:p>
          </table:table-cell>
          <table:table-cell office:value-type="string" calcext:value-type="string">
            <text:p>multiple cities across metropolitan France </text:p>
          </table:table-cell>
          <table:table-cell office:value-type="string" calcext:value-type="string">
            <text:p>Auvergne - Rhône-Alpes, Brittany, Bourgogne - Franche-Comté, Corsica, Centre Val de Loire, Grand Est, Hauts de France, Ile de France, Nouvelle Aquitaine, Normandie, Occitanie, Pays de la Loire, Provence.</text:p>
          </table:table-cell>
          <table:table-cell office:value-type="string" calcext:value-type="string">
            <text:p>France</text:p>
          </table:table-cell>
          <table:table-cell office:value-type="float" office:value="127000" calcext:value-type="float">
            <text:p>127000</text:p>
          </table:table-cell>
          <table:table-cell office:value-type="float" office:value="100" calcext:value-type="float">
            <text:p>100</text:p>
          </table:table-cell>
          <table:table-cell office:value-type="float" office:value="2700" calcext:value-type="float">
            <text:p>2700</text:p>
          </table:table-cell>
          <table:table-cell office:value-type="float" office:value="118000" calcext:value-type="float">
            <text:p>118000</text:p>
          </table:table-cell>
          <table:table-cell office:value-type="string" calcext:value-type="string">
            <text:p>1/1/2012</text:p>
          </table:table-cell>
          <table:table-cell office:value-type="string" calcext:value-type="string">
            <text:p>The Label Bas Carbone methodology obliges project implementers to reserve short term provision for the first 5 years to insure replanting. Other risks such as drought, fire, and disease are mitigated collectively through the certification (a global insurance for all projects certified under Label Bas Carbone). The probability of the risk is studied and determined at a national level by the ministry and is then deducted from the total carbon potential of each project that is certified Label Bas Carbone. This insurance at the level of the certification guarantees the delivery of the carbon credits to the buyer in case of an incident. </text:p>
          </table:table-cell>
          <table:table-cell office:value-type="string" calcext:value-type="string">
            <text:p>No</text:p>
          </table:table-cell>
          <table:table-cell office:value-type="string" calcext:value-type="string">
            <text:p>No, the project will not be certified by June 2021 (please specify)</text:p>
          </table:table-cell>
          <table:table-cell office:value-type="string" calcext:value-type="string">
            <text:p>not to an ICROA certification, but to French Government Standard, Label Bas Carbone</text:p>
          </table:table-cell>
          <table:table-cell table:number-columns-repeated="5"/>
          <table:table-cell office:value-type="string" calcext:value-type="string">
            <text:p>Label Bas Carbon (French government standard)</text:p>
          </table:table-cell>
          <table:table-cell table:number-columns-repeated="2"/>
          <table:table-cell office:value-type="string" calcext:value-type="string">
            <text:p>The project involves investment in upfront education to share the benefits of trees from an ecological, social and economic perspective with the farmers. Moreover, the certification process that the farmers go through obliges them contractually to keep the trees over 30 years, and if the land is sold, the obligation is passed on to the new owner (buyer). <text:s text:c="3"/>As with any agricultural and natural landscape restoration project, there is a risk of non-permanence and farmers cutting down trees for the agorofrestry components of the project but this is mitigated. <text:s/>The project design ensures that when tree mortality exceeds expected levels within the first 5 years after planting, trees are replanted. Anthropogenic deforestation is rare in France, the main issue is that forests suffer from droughts, wildfires, pests, or lack of management and climate change. The risk that the project has negative impact and triggers deforestation is close to zero.</text:p>
          </table:table-cell>
          <table:table-cell table:number-columns-repeated="2" office:value-type="string" calcext:value-type="string">
            <text:p>Yes</text:p>
          </table:table-cell>
          <table:table-cell office:value-type="string" calcext:value-type="string">
            <text:p>No</text:p>
          </table:table-cell>
          <table:table-cell table:number-columns-repeated="5" office:value-type="string" calcext:value-type="string">
            <text:p>Yes</text:p>
          </table:table-cell>
          <table:table-cell table:number-columns-repeated="3" office:value-type="string" calcext:value-type="string">
            <text:p>Not applicable</text:p>
          </table:table-cell>
          <table:table-cell office:value-type="string" calcext:value-type="string">
            <text:p>This Project has multiple co-benefits including by restoring degraded ecosystems and landscapes, strengthening communities’ resilience to climate change, developing ethical and sustainable production systems, increasing the value of farmland, protecting animals and wildlife, managing and preserving water sources, protecting soils, mitigating climate change at a local level, enhancing landscapes and diversifying revenues for participating farmers. This Project specifically supports SDG 12. Responsible Consumption and Production 13. Climate Action and 15. Life on Land.</text:p>
          </table:table-cell>
          <table:table-cell office:value-type="string" calcext:value-type="string">
            <text:p>This Project works directly with farmers who have faced years of challenging climate change impacts as well as deforested areas in France that generate benefits for the public. The project tries to target beneficiaries who are most affected by environmental problems and where the project could result in a large positive impact. PUR Hexagone also focuses on empowering female farmers, 45% of projects beneficiaries are women (20 % are women only, and 25 % are mix gender projects), knowing that 33 % of agriculture workers in France are female. </text:p>
          </table:table-cell>
          <table:table-cell table:number-columns-repeated="983"/>
        </table:table-row>
        <table:table-row table:style-name="ro2">
          <table:table-cell office:value-type="string" calcext:value-type="string">
            <text:p>EcoTree International</text:p>
          </table:table-cell>
          <table:table-cell office:value-type="string" calcext:value-type="string">
            <text:p>Bureau Veritas - 3rd party independent organization veryfying our CO2 carbon capture model <text:s text:c="3"/>PEFC - Approving and monitoring our sustainble forestry projects <text:s text:c="3"/>AMF - Approving and monitoring our finacial model and offerings</text:p>
          </table:table-cell>
          <table:table-cell table:number-columns-repeated="2" office:value-type="string" calcext:value-type="string">
            <text:p>Private forrest raising project.</text:p>
          </table:table-cell>
          <table:table-cell office:value-type="string" calcext:value-type="string">
            <text:p>https://ecotree.green/en/?_forceLocale=en</text:p>
          </table:table-cell>
          <table:table-cell/>
          <table:table-cell office:value-type="string" calcext:value-type="string">
            <text:p>The project involves buying up farmland and building new forests which also includes a focus on bio-diversity. The land is placed in Northern France and the trees planted will absorb 30kg of CO2 per year for 20 years. <text:s text:c="2"/>We have done this for the last few years for 500+ companies and 30.000+ private customers. </text:p>
          </table:table-cell>
          <table:table-cell office:value-type="string" calcext:value-type="string">
            <text:p>Brest</text:p>
          </table:table-cell>
          <table:table-cell office:value-type="string" calcext:value-type="string">
            <text:p>Brittany</text:p>
          </table:table-cell>
          <table:table-cell office:value-type="string" calcext:value-type="string">
            <text:p>France</text:p>
          </table:table-cell>
          <table:table-cell office:value-type="float" office:value="70" calcext:value-type="float">
            <text:p>70</text:p>
          </table:table-cell>
          <table:table-cell office:value-type="float" office:value="50" calcext:value-type="float">
            <text:p>50</text:p>
          </table:table-cell>
          <table:table-cell table:number-columns-repeated="2" office:value-type="float" office:value="70" calcext:value-type="float">
            <text:p>70</text:p>
          </table:table-cell>
          <table:table-cell office:value-type="string" calcext:value-type="string">
            <text:p>8/2/2020</text:p>
          </table:table-cell>
          <table:table-cell office:value-type="string" calcext:value-type="string">
            <text:p>We sell only 1/3 of the trees we plant to make sure we have extra trees in case of accidents or other things - Which we are also insured against.</text:p>
          </table:table-cell>
          <table:table-cell office:value-type="string" calcext:value-type="string">
            <text:p>Yes</text:p>
          </table:table-cell>
          <table:table-cell office:value-type="string" calcext:value-type="string">
            <text:p>Not applicable (I answered yes to Q24)</text:p>
          </table:table-cell>
          <table:table-cell table:number-columns-repeated="6"/>
          <table:table-cell office:value-type="string" calcext:value-type="string">
            <text:p>Bureau Veritas</text:p>
          </table:table-cell>
          <table:table-cell table:number-columns-repeated="2"/>
          <table:table-cell office:value-type="string" calcext:value-type="string">
            <text:p>Our business model and finanacial model ensures microsoft the the forrestry projects will life out its full life and replant trees after an ended period of full growth our end of age. ( of the trees)</text:p>
          </table:table-cell>
          <table:table-cell table:number-columns-repeated="11" office:value-type="string" calcext:value-type="string">
            <text:p>Yes</text:p>
          </table:table-cell>
          <table:table-cell office:value-type="string" calcext:value-type="string">
            <text:p>PEFC/FSC - sustainable forestry and build of new forrests in Europe. <text:s text:c="2"/>Possibility to get name on the forrest build. </text:p>
          </table:table-cell>
          <table:table-cell office:value-type="string" calcext:value-type="string">
            <text:p>Our model helps farmers sell land that they cant manage our wont manage and help build forrests all over Northern Europe. <text:s text:c="2"/>We also help some farmers gain financing to change their traditional farming into sustainable forestry. </text:p>
          </table:table-cell>
          <table:table-cell table:number-columns-repeated="983"/>
        </table:table-row>
        <table:table-row table:style-name="ro2">
          <table:table-cell office:value-type="string" calcext:value-type="string">
            <text:p><text:s/>Compensate Foundation (Kompensäätiö sr)</text:p>
          </table:table-cell>
          <table:table-cell office:value-type="string" calcext:value-type="string">
            <text:p>The subcontractor and carbon asset developer is Carbonfuture GmbH. Carbonfuture is an innovative carbon sink transaction platform, which provides verifiable end-to-end carbon removal accounting and flexible trading. The permanence of the carbon sinks is 100 years. <text:s text:c="3"/>Carbonfuture’s blockchain technology enables the tracking of carbon sinks, which prevents the issues of double counting. It also maintains its own registry. Generally, cf-Certificates are based on certificates issued by or certification standards set by independent third parties. Carbonfuture works in close collaboration with the European Biochar Industry Consortium (EBI) and Ithaka Institute. <text:s text:c="4"/>The EBI represents key players in the European biochar industry: manufacturers of carbonization plants, producers of biochar based products, and end users of biochar. It supports the industry regarding adherence to regulation and norms, such as REACH. EBI focuses on industry advocacy and the verification of the biochar methods and applications. <text:s text:c="3"/>Carbonfuture quantifies and documents CDRs by C-preserving application of certified biochar and issues the respective credits according to the EBC-Sink standard. Furthermore, carbonfuture has its own registry which will be linked to the EBC registry. <text:s text:c="4"/>The EBC-sink standard is an amendment of the well-known EBC standard for biochar. The EBC-sink standard allows to quantify the C-sink potential of (EBC- or IBI-) certified biochar at the production site. The EBC-sink standard further requires that processing, transport and the final C-preserving application of the material is taken into account and documented in order to issue the respective CDR credits. All biochar production facilities which are recognized under this project are subject to an annual audit according to both the EBC standards and the EBC-sink standards. This audit is performed by independent and accredited auditors. Carbonfuture GmbH as issuer of the respective credits is subject to independent audits according to the EBC-sink standard. However, the standard is very recent (first published in June 2020) and carbonfuture GmbH is the first entity that issues such credits. The respective audit processes and timelines are not yet defined. <text:s text:c="4"/>The Ithaka Institute is an international open-source network for carbon strategies and a nonprofit research foundation. The Institute issues EBC certificates, which is the most important certificate for biochar and its production as a material. In June 2020, the Ithaka Institute issued the EBC-Sink standard, which is the basis for the C-sink credits provided by Carbonfuture.</text:p>
          </table:table-cell>
          <table:table-cell office:value-type="string" calcext:value-type="string">
            <text:p>Carbon-preserving biochar applications according to the EBC-sink standard.</text:p>
          </table:table-cell>
          <table:table-cell office:value-type="string" calcext:value-type="string">
            <text:p><text:s/>Carbonfuture C-sinks</text:p>
          </table:table-cell>
          <table:table-cell office:value-type="string" calcext:value-type="string">
            <text:p>https://carbonfuture.earth </text:p>
          </table:table-cell>
          <table:table-cell/>
          <table:table-cell office:value-type="string" calcext:value-type="string">
            <text:p>The CDR credits are based on two components: <text:s text:c="2"/>- EBC-sink certificate quantifying the CDR potential of the biochar at production site <text:s/>- C-preserving application, documented by the “Carbonfuture Coupon”, signed by the biochar user <text:s text:c="3"/>All relevant data for end-to-end auditing is stored on the Carbonfuture registry based on IBM Hyperledger. The CDR calculation works as follows: <text:s/>- Part of EBC-sink: C-neutral feedstock source, deduction of the non-C components of the biochar, deduction of emissions related to feedstock provision, preparation (e.g., drying, chipping), deductions related to emissions of the pyrolysis process (energy, potential methane emissions). <text:s/>- Performed by Carbonfuture: Deduction of transportation and processing emissions to obtain the C-sink value at inception. Finally, a conservative decay factor for soil applications is applied to generate a “sequestration curve” over 100 years. <text:s text:c="3"/>The final CDR value is determined as the average amount of tons CO2e sequestered over 100 years. <text:s text:c="3"/>Biochar producers having the EBC-sink certificate can participate. Currently, Carbonfuture is working with Austrian producer who holds the first EBC-sink certificate, and a German biochar product dealer. Onboarding of further producers, dealers and users in Central Europe, Scandinavia and California, is in preparation. Currently, the C-preserving applications are all soil related. However, usage in materials is in principle eligible. <text:s text:c="3"/>Carbonfuture acts as principle, buying the CDR credits from users and wholesalers on a single delivery basis (as granular as single big bags of biochar). Carbonfuture uses sustainable biochar feedstock, including industry side streams, waste wood (pest) and wood not fit for material use, thus having low economic value. Each individual delivery represents a separate C-sink, with individual location and sequestrations curve. Carbonfuture bundles these CDRs and sells them to Compensate. Currently, these CDRs allow for a discount for the biochar of 10-20%, with the expectation to realize 20-30% through industrialisation of biochar production and volume growth. <text:s text:c="4"/>The vision is to foster climate action by massive scaling of biochar use in cascade value chains worldwide, boosted by carbon financing. The current project serves as blueprint. <text:s/>The initial ideas are from Hans-Peter Schmidt (Ithaka Institute) and Hansjörg Lerchenmüller (EBI). They encouraged the mathematician and finance expert Hannes Junginger (now Carbonfuture CEO) to design a framework for rigorous characterization and flexible financing of C-sinks. The concept and a prototype implementation were presented at the IBI study tour 2019 in Finland and at the annual congress of the German biochar association (Fachverband Pflanzenkohle) resulting in establishment of Carbonfuture.</text:p>
          </table:table-cell>
          <table:table-cell office:value-type="string" calcext:value-type="string">
            <text:p>Freiburg</text:p>
          </table:table-cell>
          <table:table-cell office:value-type="string" calcext:value-type="string">
            <text:p>Baden-Württemberg</text:p>
          </table:table-cell>
          <table:table-cell office:value-type="string" calcext:value-type="string">
            <text:p>Germany</text:p>
          </table:table-cell>
          <table:table-cell office:value-type="float" office:value="1000" calcext:value-type="float">
            <text:p>1000</text:p>
          </table:table-cell>
          <table:table-cell office:value-type="float" office:value="100" calcext:value-type="float">
            <text:p>100</text:p>
          </table:table-cell>
          <table:table-cell office:value-type="float" office:value="1000" calcext:value-type="float">
            <text:p>1000</text:p>
          </table:table-cell>
          <table:table-cell office:value-type="float" office:value="10000" calcext:value-type="float">
            <text:p>10000</text:p>
          </table:table-cell>
          <table:table-cell office:value-type="string" calcext:value-type="string">
            <text:p>4/13/2020</text:p>
          </table:table-cell>
          <table:table-cell office:value-type="string" calcext:value-type="string">
            <text:p>Permanence is 100 year (a decay factor is included, so that at inception, more than a ton is sequestered in order to ensure 1 ton on average over 100 years). <text:s text:c="4"/>Carbonfuture only issue CDR credits for biochar applications over a duration for which stability is scientifically ensured. Any uncertainty is factored in by applying conservative estimates (in particular regarding stability of biochar in soils). <text:s text:c="2"/>In future, we are planning to also include biochar applications in materials. In this case we differentiate between irreversible applications (e.g., in concrete) and not irreversible applications, e.g., in building materials or asphalt. As required by the EBC-sink standard, we will In the latter case either rely on technology supported monitoring processes, or statistical models including buffers. <text:s text:c="3"/>In essence, buyers of the CDR credits can be sure that the respective amount CO2 sequestration has taken place because: <text:s/>- Stability of biochar is scientifically proven (including the applied decay factors) <text:s/>- All losses in the process chain are accounted for, based on conservative assumptions <text:s/>- The system is granular, thus making sure we know from each biochar delivery that it actually acts as carbon sink, all ex-post <text:s/>- The process is fully auditable and transparently documented on a blockchain (low energy need, independent peers pending) <text:s text:c="3"/></text:p>
          </table:table-cell>
          <table:table-cell office:value-type="string" calcext:value-type="string">
            <text:p>No</text:p>
          </table:table-cell>
          <table:table-cell office:value-type="string" calcext:value-type="string">
            <text:p>No, the project will not be certified by June 2021 (please specify)</text:p>
          </table:table-cell>
          <table:table-cell office:value-type="string" calcext:value-type="string">
            <text:p>If Carbonfuture would apply the decision with which standard is pending. Any application would be aligned with the EBC and potentially also with the IBI. We note that a certification takes time such that being certified by June 2021 is not realistic.</text:p>
          </table:table-cell>
          <table:table-cell table:number-columns-repeated="5"/>
          <table:table-cell office:value-type="string" calcext:value-type="string">
            <text:p>EBC and EBC-sink</text:p>
          </table:table-cell>
          <table:table-cell table:number-columns-repeated="2"/>
          <table:table-cell office:value-type="string" calcext:value-type="string">
            <text:p>No negative social or environmental impacts are foreseeable. <text:s text:c="3"/>The EBC certificate (i.e., the certificate for the material itself, not the EBC-sink certificate which quantifies the sink potential) ensures environmental and workplace safety. The feedstock provision and the biochar production itself requires energy (in particular Diesel for transportation and electricity for process operation). The respective emissions are deducted from the sink potential according to the EBC-sink standard, where the differentiation between energy sources (renewable or country mix in case of electricity) is made. In addition, biochar production may cause methane emissions, which is also recognized by the EBC-sink standard. <text:s text:c="3"/>The EBC-sink certificate explicitly defines eligible biomass feedstock sources. A substantial part of the biochar is produced from woody feedstock which comes from forestry. This requires particular awareness and it is one of the key constraints when onboarding further biochar producers. The EBC certificate requires that the biochar may only be produced from forest wood if sustainable management of the corresponding forest can be proven by PEFC or FSC certificates or by comparable regional standards or laws. <text:s text:c="3"/>Carbonfuture will use as feedstocks woody biomass from industrial side streams, tree branches and parts which are not fit for material use, thus have low economic value, pest wood, and wood from pre-commercial thinning.</text:p>
          </table:table-cell>
          <table:table-cell table:number-columns-repeated="9" office:value-type="string" calcext:value-type="string">
            <text:p>Yes</text:p>
          </table:table-cell>
          <table:table-cell office:value-type="string" calcext:value-type="string">
            <text:p>Not applicable</text:p>
          </table:table-cell>
          <table:table-cell office:value-type="string" calcext:value-type="string">
            <text:p>Yes</text:p>
          </table:table-cell>
          <table:table-cell office:value-type="string" calcext:value-type="string">
            <text:p>There is a wide range of co-benefits that come with the proper application of biochar which are mainly based on the material properties, in particular the surface area, pore size and chemo-electric properties. Biochar in soils increases water retention capacity, reduces nutrient leakage and therefore protects marine resources and reduces the need for fertilizers, it can increase yield, it can filter toxics - just to name a few. Biochar applications have a huge potential in particular in the tropics including benefits for smallholder farmers. Biochar has a huge potential in material applications, e.g., as sand replacement in concrete or as additive in asphalt. Accordingly, the following SDGs are particularly supported: <text:s text:c="3"/>Goal 6: Clean water and sanitation <text:s/>Goal 7: Affordable and clean energy <text:s/>Goal 9: Industry, Innovation, and Infrastructure <text:s/>Goal 11: Sustainable cities and communities <text:s/>Goal 12: Responsible consumption and production <text:s/>Goal 13: Climate action <text:s/>Goal 14: Life below water <text:s/>Goal 15: Life on land <text:s/></text:p>
          </table:table-cell>
          <table:table-cell office:value-type="string" calcext:value-type="string">
            <text:p>Engages and empowers diverse stakeholders <text:s text:c="3"/>- Carbon credits based on biochar applications are not yet widely available as existing carbon sink financing is focusing on the production of biochar. Carbonfuture believes that <text:s text:c="2"/>- The carbon sinks are created only when the material is applied in a C-preserving manner, so it is fair to compensate the user of the material, and <text:s/>- The bottleneck in scaling biochar-based carbon sinks is the affordability of biochar products for the user. <text:s text:c="2"/>- Carbonfuture allows the user (typically the farmer or the creator of biochar-based products like substrates) to benefit from carbon financing. This seems both fair and an effective means to scale the market for the creation of biochar-based C-sinks. <text:s text:c="3"/>Addresses the disproportionate impacts of climate change <text:s text:c="3"/>- As current projects are restricted to developed countries, this is not addressed. The reason behind this is that the respective audit and control processes for developing countries are not yet established. The goal is to expand to developing countries based on the learnings and experiences made in Europe and the US. <text:s text:c="3"/>Works to ensure that underrepresented and under-resourced communities <text:s text:c="3"/>- Not addressed in the current projects, but will be included in the envisaged expansion to developing countries based on the learnings and experiences made in Europe and the US. <text:s text:c="5"/></text:p>
          </table:table-cell>
          <table:table-cell table:number-columns-repeated="983"/>
        </table:table-row>
        <table:table-row table:style-name="ro2">
          <table:table-cell office:value-type="string" calcext:value-type="string">
            <text:p>Carbon Cycle GmbH</text:p>
          </table:table-cell>
          <table:table-cell office:value-type="string" calcext:value-type="string">
            <text:p>Puro.earth carbon removal ecosystem <text:s/>Carbon Cycle GmbH AS works in partnership with Accend AS who provide services related to carbon certificate management and lifecycle assessment.</text:p>
          </table:table-cell>
          <table:table-cell office:value-type="string" calcext:value-type="string">
            <text:p>Production of certified biochar in Germany</text:p>
          </table:table-cell>
          <table:table-cell office:value-type="string" calcext:value-type="string">
            <text:p><text:s/>Carbon Cycle, 001, Rieden, DE</text:p>
          </table:table-cell>
          <table:table-cell office:value-type="string" calcext:value-type="string">
            <text:p>https://carbon-cycle.de/</text:p>
          </table:table-cell>
          <table:table-cell office:value-type="string" calcext:value-type="string">
            <text:p>PyCCS, Biomass conversion with pyrolysis to stabile storage in biochar</text:p>
          </table:table-cell>
          <table:table-cell office:value-type="string" calcext:value-type="string">
            <text:p>Carbon cycle is an innovative and sustainable agriculture company based in south-eastern Germany. The goal of the company is production of high-quality biochar which offers solutions to the problems of modern agriculture. The product has many benefits; the loss of nutrients and nitrate leaching are reduced, the use of fertilizers is considerably reduced, groundwater is protected, and soil fertility is sustainably improved. The production of one ton of high-quality biochar, results in 2,8 tons of harmful carbon dioxide becoming firmly bound for centuries enabling the responsible farmer to make an important contribution to climate and environmental protection. <text:s/>The cascade usage of biochar begins with the feeding of ÖKO FEED biochar and the use of ÖKO TERR for the litter. Animal health, animal welfare and the climate are improved, and the biochar is charged with nutrients. The ÖKO TERR biochar can also be loaded with liquid manure and thus becomes a valuable natural fertilizer when it is applied to the soil. <text:s text:c="3"/>Carbon cycle sells its biochar to the farming industry in several EU countries. The biochar has been approved as a soil additive and as animal feed. Carbon cycle has the European certificate of sustainable produced biochar. <text:s text:c="3"/>Untreated wood chips from regionally and sustainably managed forests (FSC / PEFC) are used to manufacture the premium biochar. <text:s text:c="4"/>Each tonne of biochar sequesters 2,8 tonnes of CO2 for over 1000 years. Using the O-molar ratio from the analysis of the product the stability of the carbon content can be accurately measured. Using this methodology, Carbon Cycle biochar has an expected carbon removal duration in excess of 17 000 years. <text:s text:c="3"/>Carbon cycle started production in 2019 with a highly efficient e-flox design. The plan is to scale up production from 2 to 6 kilns during 2021. The revenue from the sales of CO2 Removal Certificates (CORCs) is an essential part of the business case for further investment. <text:s text:c="3"/>Carbon Cycle will be issued with CORCs by the Puro.earth marketplace in accordance with the Puro methodology for biochar production. All lifecycle emissions are considered. The facility and certifications will be third-party verified ex-post.</text:p>
          </table:table-cell>
          <table:table-cell office:value-type="string" calcext:value-type="string">
            <text:p>Nurnberg</text:p>
          </table:table-cell>
          <table:table-cell office:value-type="string" calcext:value-type="string">
            <text:p>Bayern </text:p>
          </table:table-cell>
          <table:table-cell office:value-type="string" calcext:value-type="string">
            <text:p>Germany</text:p>
          </table:table-cell>
          <table:table-cell office:value-type="float" office:value="800" calcext:value-type="float">
            <text:p>800</text:p>
          </table:table-cell>
          <table:table-cell office:value-type="float" office:value="100" calcext:value-type="float">
            <text:p>100</text:p>
          </table:table-cell>
          <table:table-cell office:value-type="float" office:value="1000" calcext:value-type="float">
            <text:p>1000</text:p>
          </table:table-cell>
          <table:table-cell office:value-type="float" office:value="11000" calcext:value-type="float">
            <text:p>11000</text:p>
          </table:table-cell>
          <table:table-cell office:value-type="string" calcext:value-type="string">
            <text:p>8/1/2019</text:p>
          </table:table-cell>
          <table:table-cell office:value-type="string" calcext:value-type="string">
            <text:p>We have little uncertainty in the permanence of our project, because our removal is a recarcitrant, mineralized, physical storage material. For the same reason reversals are not expected in our project, because the verifier checks that the biochar is not shipped to combustive use. Generally accepted durations for biochar are 100-1000 years for biochar. <text:s/>The durable storage of biochar and the carbon dioxide embodied in it can be estimated with the O:C ration received from the laboratory test. In general, a molar ratio of O:C lower than 0.2 appears to provide, at minimum, a 1000-year biochar half-life. There is a simple decay model based on Campbell et al. (2019) and data reviewed in Spokas (2010), which allows to calculate a duration over which 90% of carbon in the biochar remains. <text:s/>Puro methodologies always contain a buffer that covers premature reversals of carbon removal. In the biochar methodology the buffer is currently between 2,5 -5% reflecting the scientifically measured quality of the biochar i.e. the O:C ratio.</text:p>
          </table:table-cell>
          <table:table-cell office:value-type="string" calcext:value-type="string">
            <text:p>Yes</text:p>
          </table:table-cell>
          <table:table-cell office:value-type="string" calcext:value-type="string">
            <text:p>Not applicable (I answered yes to Q24)</text:p>
          </table:table-cell>
          <table:table-cell table:number-columns-repeated="6"/>
          <table:table-cell office:value-type="string" calcext:value-type="string">
            <text:p>Puro.earth (ICROA-approval pending)</text:p>
          </table:table-cell>
          <table:table-cell table:number-columns-repeated="2"/>
          <table:table-cell office:value-type="string" calcext:value-type="string">
            <text:p>The project is undergoing certification in accordance with the Puro methodology which requires, among other things, that all emissions are accounted from in accordance with EN 15805, all timber used is sourced from PEFC sustainable forestry that guarantees that trees removed are replaced, no fossil fuels are used in the production. </text:p>
          </table:table-cell>
          <table:table-cell table:number-columns-repeated="7" office:value-type="string" calcext:value-type="string">
            <text:p>Yes</text:p>
          </table:table-cell>
          <table:table-cell office:value-type="string" calcext:value-type="string">
            <text:p>No</text:p>
          </table:table-cell>
          <table:table-cell table:number-columns-repeated="2" office:value-type="string" calcext:value-type="string">
            <text:p>Not applicable</text:p>
          </table:table-cell>
          <table:table-cell office:value-type="string" calcext:value-type="string">
            <text:p>Yes</text:p>
          </table:table-cell>
          <table:table-cell office:value-type="string" calcext:value-type="string">
            <text:p>Avoided emissions are not calculated in the emission balance in Puro.earth standard, and thus we have included those in the co-benefits section. <text:s/>The produced biochar is deployed, either directly, or indirectly for soil improvement. It greatly increases water and nutrient retention in soil. It also reduces the need for artificial fertilisers which are typical energy intensive to produce. <text:s text:c="2"/>The use of biochar as an animal feed additive has well documented health benefits. It also reduces methane emissions. <text:s/>In addition to SDG 13 (Climate), Biochar production by Carbon Cycle aligns with SDG 15 “Protect, restore and promote sustainable use of terrestrial ecosystems, sustainably manage forests, combat desertification, and halt and reverse land degradation and halt biodiversity loss” through the use of local, sustainably managed feedstock and the improvement of soils. </text:p>
          </table:table-cell>
          <table:table-cell office:value-type="string" calcext:value-type="string">
            <text:p>Not applicable</text:p>
          </table:table-cell>
          <table:table-cell table:number-columns-repeated="983"/>
        </table:table-row>
        <table:table-row table:style-name="ro2">
          <table:table-cell office:value-type="string" calcext:value-type="string">
            <text:p>greenSand Stock N.V.</text:p>
          </table:table-cell>
          <table:table-cell office:value-type="string" calcext:value-type="string">
            <text:p>None</text:p>
          </table:table-cell>
          <table:table-cell table:number-columns-repeated="2" office:value-type="string" calcext:value-type="string">
            <text:p>Quick and green(Sand)</text:p>
          </table:table-cell>
          <table:table-cell office:value-type="string" calcext:value-type="string">
            <text:p>www.greensand.nl</text:p>
          </table:table-cell>
          <table:table-cell/>
          <table:table-cell office:value-type="string" calcext:value-type="string">
            <text:p>greenSand olivine 10-30 ?m is a waste product in the industry of nickel mining and infill sand. Currently, there is a one time supply available for greenSand for enhanced weathering at an increasing rate in comparison to our main product used for carbon offset; this gradation weathers 5 times faster. Since it’s a waste product there is only limited supply available, and only a one time purchase can be offert in which 4000 ton CO2 will be removed and offseted within 10 years. The remaining 2428 ton CO2 will be sequestered from 10+ years onwards and given to nature and future generations. <text:s text:c="4"/>This project will be used as a land fertilizer and deacidification and improve alkalinity of the soil, the market is really large. To decrease the baseline emission the product will be distributed close to its current location. <text:s text:c="4"/>Since Olivine-material is more expensive for the end-user than the standard option like common sand, switching to Olivine for this application will be a cost-increasing option for the owner of the tracks. greenSand aims to remove this financial ‘sustainability gap’ (difference between the standard and Olivine option) and turn it into a financial ‘sustainability incentive’ by using the value of the sold credits. Of course, the material will be sold without the credits to the end-user. Considering our extensive professional network in this domain and the ‘no-regret’ proposition we’ll offer the Olivine-buying partners, the choice of a specific project location after admission in the Microsoft programme is only a matter of time. <text:s/></text:p>
          </table:table-cell>
          <table:table-cell office:value-type="string" calcext:value-type="string">
            <text:p>Duisburg</text:p>
          </table:table-cell>
          <table:table-cell office:value-type="string" calcext:value-type="string">
            <text:p>Noordrijn-Westfalen</text:p>
          </table:table-cell>
          <table:table-cell office:value-type="string" calcext:value-type="string">
            <text:p>Germany</text:p>
          </table:table-cell>
          <table:table-cell office:value-type="float" office:value="4000" calcext:value-type="float">
            <text:p>4000</text:p>
          </table:table-cell>
          <table:table-cell office:value-type="float" office:value="100" calcext:value-type="float">
            <text:p>100</text:p>
          </table:table-cell>
          <table:table-cell office:value-type="float" office:value="1228" calcext:value-type="float">
            <text:p>1228</text:p>
          </table:table-cell>
          <table:table-cell office:value-type="float" office:value="2772" calcext:value-type="float">
            <text:p>2772</text:p>
          </table:table-cell>
          <table:table-cell office:value-type="string" calcext:value-type="string">
            <text:p>1/1/2021</text:p>
          </table:table-cell>
          <table:table-cell office:value-type="string" calcext:value-type="string">
            <text:p>When Olivine is exposed to the air, the chemical reaction starts. Therefore, we cannot think of any unexpected or unintentional reversal. Reversal could happen if the Olivine is removed and piled or buried, since the exposure to air will then be minimised. <text:s text:c="2"/>Our customers of course have the intention to use the Olivine for a longer time than the offered 10 years, besides this it is impossible to remove the powder as it is very tiny. However, we’ll make contractual agreements with them that obligate them to keep the Olivine in the original position (or at least keep it exposed to air). If they fail to do so, they will be liable to greenSand for damages to for the amount damages happened. We can / will lay this liability ‘through’ in our contract with Microsoft. <text:s text:c="4"/></text:p>
          </table:table-cell>
          <table:table-cell office:value-type="string" calcext:value-type="string">
            <text:p>No</text:p>
          </table:table-cell>
          <table:table-cell office:value-type="string" calcext:value-type="string">
            <text:p>No, the project will not be certified by June 2021 (please specify)</text:p>
          </table:table-cell>
          <table:table-cell office:value-type="string" calcext:value-type="string">
            <text:p>We could certify the project if mandatory from Microsoft on the account of Microsoft. We do have measurements inplace and controls by accountants, but we could ellaborate further</text:p>
          </table:table-cell>
          <table:table-cell table:number-columns-repeated="5"/>
          <table:table-cell office:value-type="string" calcext:value-type="string">
            <text:p>greenLabel &amp; climate cleanup &amp; Movares </text:p>
          </table:table-cell>
          <table:table-cell office:value-type="string" calcext:value-type="string">
            <text:p>The methodology of Olivine enhanced weathering has been approved and the public consultation period is finished. The reactions are currently included, so this methodology can be started. This methodology is valid for projects within the boundary of the Netherlands but of course, the Olivine projects will basically work the same on every place on earth. We expect the official certification in half a year.</text:p>
          </table:table-cell>
          <table:table-cell office:value-type="string" calcext:value-type="string">
            <text:p>The project's carbon emissions exist of mining, milling and transporting the Olivine. greenSand has done an LCA - analysis for the ‘Hoekse Lijn’ project. The carbon efficiency rate was 92%. The execution of project Green Railways will have similar characteristics. However, the exact LCA is dependent on the choice of location and logistics and might have a (slightly) different outcome. Therefore, a separate custom-made LCA will be made when the exact features of the project are known. <text:s text:c="2"/>Since greenSand has a high trust in the overall carbon benefits of its methodologies and processes. Therefore we will take the risk of the variability and deliver the stated amount of CDR for the stated price, independent of the outcome of the LCA (given the other conditions) <text:s/>Previous projects have been researched and verified by the Dutch research company Movares. Since they have experience with these methodologies, they'd be a possible independent partner for verification. However, greenSand is open for any suggestions of parties that might perform this task. <text:s text:c="3"/></text:p>
          </table:table-cell>
          <table:table-cell office:value-type="string" calcext:value-type="string">
            <text:p>During the weathering of olivine other elements are also released into the ecosystem, for example nickel (Ni). In the attached figure, research shows that the release of Ni resulting from the Olivine weathering process has no negative effect on the ecosystem. <text:s text:c="2"/></text:p>
          </table:table-cell>
          <table:table-cell table:number-columns-repeated="10" office:value-type="string" calcext:value-type="string">
            <text:p>Yes</text:p>
          </table:table-cell>
          <table:table-cell office:value-type="string" calcext:value-type="string">
            <text:p>Not applicable</text:p>
          </table:table-cell>
          <table:table-cell office:value-type="string" calcext:value-type="string">
            <text:p>he Olivine will replace the material that’s normally chosen for these project. Obviously, only the Olivine option will reduce carbon. Moreover, the carbon footprint that normally would have resulted from these projects doesn’t appear, since the emissions from the project itself are included in the calculated carbon removal; the Olivine project not only removes but also ‘prevents’ carbon emissions. <text:s text:c="2"/>Another positive side effect is that the ‘non-carbon-removal’ benefits of this project will contribute to sustainable, public transport. This will be a good chance for branding and marketing purposes of Microsoft and the buying party. <text:s text:c="2"/></text:p>
          </table:table-cell>
          <table:table-cell office:value-type="string" calcext:value-type="string">
            <text:p>We would like to refer to our organisational application, to more information on this topic</text:p>
          </table:table-cell>
          <table:table-cell table:number-columns-repeated="983"/>
        </table:table-row>
        <table:table-row table:style-name="ro2">
          <table:table-cell office:value-type="string" calcext:value-type="string">
            <text:p>Shell Energy North America (US) LP (“Shell Energy”)</text:p>
          </table:table-cell>
          <table:table-cell office:value-type="string" calcext:value-type="string">
            <text:p>Shell Energy is submitting this proposal on its own as an experienced marketer of carbon credits from a variety of project developers.</text:p>
          </table:table-cell>
          <table:table-cell office:value-type="string" calcext:value-type="string">
            <text:p>VCS reforestation and sustainable development project in Ashanti, Ghana</text:p>
          </table:table-cell>
          <table:table-cell office:value-type="string" calcext:value-type="string">
            <text:p>Reforestation of Degraded Forest Reserves in Ghana</text:p>
          </table:table-cell>
          <table:table-cell office:value-type="string" calcext:value-type="string">
            <text:p>https://www.formghana.com/carbon-credits</text:p>
          </table:table-cell>
          <table:table-cell/>
          <table:table-cell office:value-type="string" calcext:value-type="string">
            <text:p>The Reforestation of Degraded Forest Reserves in Ghana project reforests 20,000 ha of degraded Forest Reserves in the Ashanti region, Ghana, which had become degraded mainly through logging for timber. The project seeks to restore degraded forest reserves by establishing a large scale sustainable commercial forest plantation, forest conversion, restoring buffer zones and eliminating logging. The project aims to fix over 850,000 t CO2 e by the end of the 2025. Teak is the principle species in the plantation and in total, more than 15 native tree species are being planted to enhance the local ecology. <text:s text:c="4"/>The objectives of the project are both reforestation and the sustainable harvesting of high quality timber for local and international markets. The project will deliver carbon dioxide removal through three reforestation types: establishing tree plantations of exotic and indigenous tree species, natural forest restoration in riparian buffer zones and the harvesting of timber. <text:s text:c="3"/>Planting began in 2007 with an average of 1,000 - 2,000 ha being planted per year. In 2013, the project received VCS certification. <text:s text:c="4"/>Form Ghana Ltd. Is a forest plantation management company based in central Ghana that provides services in the field of reforestation of degraded Forest Reserves and plantation management. The company was established in 2007 and is a subsidiary of Sustainable Forestry Investments B.V in the Netherlands. <text:s text:c="2"/>The project also provides jobs to local people and supports farmers by allowing them to plant food crops between planted trees. <text:s text:c="4"/>Form Ghana holds a legal title to the project area in the form of land lease agreements with the Government of Ghana and the traditional land owner, accompanied by an official benefit sharing agreement. The lease has a duration of 50 years and is renewable. This lease construction is part of the presidential policy to restore degraded forest reserves in Ghana. <text:s text:c="3"/>All information taken from registry documentation, website or public resources. </text:p>
          </table:table-cell>
          <table:table-cell office:value-type="string" calcext:value-type="string">
            <text:p>~100Km north of Kumasi</text:p>
          </table:table-cell>
          <table:table-cell office:value-type="string" calcext:value-type="string">
            <text:p>Ashanti Region</text:p>
          </table:table-cell>
          <table:table-cell office:value-type="string" calcext:value-type="string">
            <text:p>Ghana</text:p>
          </table:table-cell>
          <table:table-cell office:value-type="float" office:value="150000" calcext:value-type="float">
            <text:p>150000</text:p>
          </table:table-cell>
          <table:table-cell office:value-type="float" office:value="100" calcext:value-type="float">
            <text:p>100</text:p>
          </table:table-cell>
          <table:table-cell office:value-type="float" office:value="150000" calcext:value-type="float">
            <text:p>150000</text:p>
          </table:table-cell>
          <table:table-cell office:value-type="float" office:value="0" calcext:value-type="float">
            <text:p>0</text:p>
          </table:table-cell>
          <table:table-cell office:value-type="string" calcext:value-type="string">
            <text:p>1/3/2008</text:p>
          </table:table-cell>
          <table:table-cell office:value-type="string" calcext:value-type="string">
            <text:p>The project will carry out monitoring and verification at least every 5 years. All AFOLU projects under the VCS standard has a buffer pool mechanism to account for reversal events. Based on VCS standards, if there are any reversal events, the project shall comply with the rules for reporting lost events and cancelling credits as required under the standard. </text:p>
          </table:table-cell>
          <table:table-cell office:value-type="string" calcext:value-type="string">
            <text:p>Yes</text:p>
          </table:table-cell>
          <table:table-cell office:value-type="string" calcext:value-type="string">
            <text:p>Not applicable (I answered yes to Q24)</text:p>
          </table:table-cell>
          <table:table-cell table:number-columns-repeated="3"/>
          <table:table-cell office:value-type="string" calcext:value-type="string">
            <text:p>Verra (VCS)</text:p>
          </table:table-cell>
          <table:table-cell table:number-columns-repeated="5"/>
          <table:table-cell office:value-type="string" calcext:value-type="string">
            <text:p>1. In accordance with the conditions of the approved baseline and monitoring methodology ARAMS0001, project emissions are considered insignificant and therefore neglected. <text:s/>It comes from the methodology VCS protocols to ensure the projects demonstrate climate cost is considered and environment and society cost is minimised. <text:s text:c="2"/>Source: PDD <text:s text:c="3"/>In addition to the VERRA requirements to allow for a buffer, the project developers also: <text:s/>2. Teak plantations are managed with a rotation cycle of 20 year and three intermediate thinnings. This choice is based on economic and silvicultural considerations. Carbon removals due to harvesting are appropriately accounted for by claiming a maximum amount of sequestered carbon equal to the project’s long term average CO? sequestration and by the guarantee of immediate reforestation in the year following the harvest. This ensures carbon credit buyers that their impact is secured and well accounted for. <text:s/></text:p>
          </table:table-cell>
          <table:table-cell table:number-columns-repeated="11" office:value-type="string" calcext:value-type="string">
            <text:p>No</text:p>
          </table:table-cell>
          <table:table-cell office:value-type="string" calcext:value-type="string">
            <text:p>The project realizes social, ecological and economical co-benefits which include creating employment, boosting the local economy, as well as enhancing biodiversity and restoring degraded ecological systems. <text:s text:c="3"/>Additionally the project claims to contribute towards all SDGs except 12 and 14. Primarily, the project contributes towards SDG15, restoration of ecosystems and biodiversity, and halting degradation, and SDG13: climate action through sequestration of CO2. The project also provides more than 1,000 jobs (SDG8), of which 40% are held by women (SDG5), shares benefits with government and communities and enables up to 500 local farmers to intercrop food crops between planted trees (SDGs 1, 2, 8). Access to health care and education is provided (SDGs 3, 4, 10). Clean water access is ensured for staff and the project has invested in community water and sanitation projects (SDG6). The company makes use of solar energy for electricity (SDG7), carries out construction and maintenance of public roads, bridges and buildings (SDG9). Last but not least, this project is a good example of a fruitful partnership (SDGs 11, 17) between local communities, government and company to create shared benefits and have a sustainable community around the project. <text:s text:c="3"/>Form Ghana is certified according to the high sustainability standards of the Forest Stewardship Council (FSCTM) since 2010 and has the first and only FSC forest management certificate in West-Africa. FSC certification demonstrates environmental and social benefits beyond GHG emissions removals. <text:s text:c="4"/>All information taken from registry documentation, website or public resources. </text:p>
          </table:table-cell>
          <table:table-cell office:value-type="string" calcext:value-type="string">
            <text:p>Form Ghana currently employs over 1,000 workers making it one of the largest employers in the region. A benefit sharing agreement has been signed, ensuring that up to 20% of the timber revenues flow back to the government, traditional landowners and local communities. Employees also have access to the company's medical health care. <text:s text:c="4"/>There are roughly 50 local communities found on the fringes of the plantation. Form Ghana regularly engages with these communities during stakeholder consultations. They also provide services, such as road maintenance and establishing boreholes to improve livelihood conditions. <text:s text:c="4"/>Finally, although farming is not allowed in Forest Reserves, local people are allowed to intercrop in areas where trees have been recently planted. Farmers therefore get free land access to plant food crops and in return, they assist with tree maintenance. There are around 500 participating farmers. This enhances their food security. <text:s text:c="3"/>All information taken from registry documentation, website or public resources. </text:p>
          </table:table-cell>
          <table:table-cell table:number-columns-repeated="983"/>
        </table:table-row>
        <table:table-row table:style-name="ro2">
          <table:table-cell office:value-type="string" calcext:value-type="string">
            <text:p>South Pole Carbon Asset Management Ltd.</text:p>
          </table:table-cell>
          <table:table-cell office:value-type="string" calcext:value-type="string">
            <text:p>The forestry project owner Miro Forestry is implementing carbon removal activities across a projected 24,000 hectares of sustainable Forest Stewardship Council (FSC) plantation in Ghana. South Pole is the carbon project developer, responsible for performing all activities and credit estimations regarding the carbon asset, including project feasibility studies, project design document, setting up monitoring, reporting and verification (MRV) system reports, project due diligence, and all necessary management required to issuance the carbon credits. </text:p>
          </table:table-cell>
          <table:table-cell office:value-type="string" calcext:value-type="string">
            <text:p>FSC-certified plantation forestry for sustinable timber harvesting and reforestation</text:p>
          </table:table-cell>
          <table:table-cell office:value-type="string" calcext:value-type="string">
            <text:p>Reforestation of degraded forest reserves in Ghana, West Africa</text:p>
          </table:table-cell>
          <table:table-cell office:value-type="string" calcext:value-type="string">
            <text:p>https://www.miroforestry.com/plantations/boumfoum-ghana</text:p>
          </table:table-cell>
          <table:table-cell/>
          <table:table-cell office:value-type="string" calcext:value-type="string">
            <text:p>The aim of the project is to undertake sustainable plantation forestry practices that decrease atmospheric carbon dioxide in order to produce timber certified by the FSC and perform the subsequent replanting of principally plywood production. These project activities will prevent new areas from being used for illegal and unsustainable activities, while supporting the urgently needed reforestation in the region. The project provides additional financial resources and diversifies income sources to further reduce the risk of deforestation, while also contributing to the creation of new job opportunities. <text:s text:c="3"/>The plantation comprises over 10,000 hectares of standing plantations on fertile land, located in the Ashanti Region of Ghana. The plantation area is expanding at a rate of 3,000 hectares per year, producing sustainable timber products including plywood, rotary veneer, poles, sawn timber, and wood biomass. <text:s text:c="3"/>The plantation in Ghana is around 7° north of the equator and has a tropical climate; average monthly temperatures range between 24°C and 28°C and annual rainfall between 1,300 mm and 1,650 mm. The rains predominantly fall in May, June, July, and September, with the driest hottest months being December through to March. <text:s text:c="3"/>The land on which Miro Forestry is establishing plantation forests was severely degraded during the 1980s and 1990s by agricultural clearing and heavy logging. The land has been designated a forestry reserve, and the Ghanaian Forestry Commission is very supportive of foreign investment to reforest the area. <text:s text:c="3"/>The Miro Forestry works in close consultation with local subsistence farmers in the area aiming to deliver mutual benefit through education and controlled agro-forestry practice. Most of the soils are well drained and considered ideal for tree crops such as Eucalyptus in the project area. The land areas not planted by the company currently hold a canopy cover of less than 5% and show a dominance of secondary growth species characteristic of the transition zone, such as elephant grass, and is ideally suited for growing both indigenous and commercial timber species.</text:p>
          </table:table-cell>
          <table:table-cell office:value-type="string" calcext:value-type="string">
            <text:p>Kumasi City</text:p>
          </table:table-cell>
          <table:table-cell office:value-type="string" calcext:value-type="string">
            <text:p>Ashanti Region</text:p>
          </table:table-cell>
          <table:table-cell office:value-type="string" calcext:value-type="string">
            <text:p>Ghana</text:p>
          </table:table-cell>
          <table:table-cell office:value-type="float" office:value="831227" calcext:value-type="float">
            <text:p>831227</text:p>
          </table:table-cell>
          <table:table-cell office:value-type="float" office:value="100" calcext:value-type="float">
            <text:p>100</text:p>
          </table:table-cell>
          <table:table-cell office:value-type="float" office:value="44130" calcext:value-type="float">
            <text:p>44130</text:p>
          </table:table-cell>
          <table:table-cell office:value-type="float" office:value="787097" calcext:value-type="float">
            <text:p>787097</text:p>
          </table:table-cell>
          <table:table-cell office:value-type="string" calcext:value-type="string">
            <text:p>3/24/2016</text:p>
          </table:table-cell>
          <table:table-cell office:value-type="string" calcext:value-type="string">
            <text:p>The Verified Carbon Standard (VCS) from Verra requires forest projects which are looking to obtain Verified Carbon Units from greenhouse gas removals through carbon sinks or avoided emissions to deposit and keep a certain quantity of units in a pooled buffer account to be used to offset any reversal. The number of units it is required to keep in this buffer pool is based on an analysis of the likelihood of a reversal of the project, taking into account different risk factors, in a process known as “non-permanence risk analysis”, which includes the effect of risk mitigation actions. Projects with risk scores (%) deemed unacceptably high (i.e. above 60%) are not eligible for accreditation. For forestry and land use projects, the risk assessment covers a period of 100 years and is based on the information available at the time of the risk analysis. Projects with a lifespan shorter than 30 years automatically fail the assessment. <text:s text:c="3"/>This standardized assessment has been in place for more than 10 years now, and has benefited from refinements over time. It includes areas of assessment such as internal risks (e.g. vegetal species' genetic material, gender issues), external risks (e.g. land tenure rights and access), and natural risks (e.g. fire, droughts). <text:s text:c="3"/>South Pole welcomes the opportunity to discuss this topic in more detail with our expert forestry technical team.</text:p>
          </table:table-cell>
          <table:table-cell office:value-type="string" calcext:value-type="string">
            <text:p>Yes</text:p>
          </table:table-cell>
          <table:table-cell office:value-type="string" calcext:value-type="string">
            <text:p>Not applicable (I answered yes to Q24)</text:p>
          </table:table-cell>
          <table:table-cell table:number-columns-repeated="3"/>
          <table:table-cell office:value-type="string" calcext:value-type="string">
            <text:p>Verra (VCS)</text:p>
          </table:table-cell>
          <table:table-cell table:number-columns-repeated="5"/>
          <table:table-cell office:value-type="string" calcext:value-type="string">
            <text:p>1. Acquisition of farmlands and impact on the livelihood of farmers. <text:s/>Mitigation measures proposed: Miro Forestry has proposed to allow the short-term intercropping of certain crops alongside the planting of tree seedlings by local, legitimate farmers. Affected farmers will have the option of participating in the project activities as farmers in order to improve their livelihoods. This will be under strict conditions for intercropping activities to ensure the control of the use of herbicides by farmers, the choice of crops, the preparation of soil beds to minimize soil erosion, and the run-off into water bodies. Project-affected farmers have been identified and will be considered first by Miro Forestry for the intercropping scheme and/or employment. All farmers will be allowed to harvest their crops before the commencement of work. <text:s/>2. Impact of agrochemical on soil and contamination of water bodies and aquatic life <text:s/>Mitigation measures proposed: Miro Forestry will ensure that only agrochemicals approved by the Environmental Protection Agency (EPA) from licensed agrochemical shops will be purchased and used. All agrochemicals on the FSC list of ‘highly hazardous’ pesticides will be avoided. Miro Forestry will control the application of weedicides and fertilizers by adhering to stipulated limits and recommended dosages, avoiding overspills and over-concentrations. Miro Forestry will preferentially use selective pesticides with a low environmental impact quotient rather than broad-spectrum products; this is to minimize the impacts on non-target species. The application of agrochemicals will follow an integrated pest management approach. The project will ensure that workers and farmers involved in the intercropping scheme are properly trained in the use of and disposal methods for chemicals. Activities will avoid using weedicides in areas close to water bodies and avoid using them on steep slopes near water bodies. They will also limit the application of fertilizer to farmland that may subsequently leach/seep into underground water. <text:s/>3. Social conflict with the local community, migrant settlers and farmers <text:s/>Mitigation measures proposed: Community sensitization programs will continue and will include: <text:s/>• <text:s text:c="7"/>holding meetings at the community level to further explain the project and its socio-economic benefits to the people; <text:s/>• <text:s text:c="7"/>facilitating the formation of a consultative group with selected representatives from the communities to meet periodically with Miro Forestry and plan for peaceful co-existence. The project will build capacity for community relations works to ensure the successful implementation of the project; and <text:s/>• <text:s text:c="7"/>the program will help avoid unnecessary tension between misinformed communities and Miro Forestry, and will establish better rapport between the parties. <text:s/>Sensitization and training is aimed at local and migrant farmers to acknowledge their illegal entry into the reserve for farming activities and the need to preserve the reserve through plantation development. Miro Forestry will make known to them their intention of allowing farming to co-exist alongside the establishment of plantations while observing the rules and regulations governing the reserve. Farmers will be well educated about modern farming practices, including the use of agrochemicals, land preparation, and conservation techniques.</text:p>
          </table:table-cell>
          <table:table-cell table:number-columns-repeated="7"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 applicable</text:p>
          </table:table-cell>
          <table:table-cell office:value-type="string" calcext:value-type="string">
            <text:p>Yes</text:p>
          </table:table-cell>
          <table:table-cell office:value-type="string" calcext:value-type="string">
            <text:p>Miro Forestry is seeking to achieve long-lasting, beneficial social and environmental effects through the fulfilment of the project’s goals. To ensure responsible and sustainable forest management, MIRO obtained FSC certification in 2017. For the same reason, the company has identified its environmental and socio-economic impacts through the development of an Environmental and Social Impact Assessment (ESIA). All activities within Miro plantations have been certified according to the principles and criteria of the FSC. <text:s text:c="4"/>Miro uses its own measurement classification procedure for social development. It actively contributes to the communities' wellbeing by providing in-depth training, education, and capacity building in sustainable forest plantation and timber production, while creating jobs for the local communities in the forestry sector. The project activities also contribute to gender equality, conciously including women in productive activites along the value chain of the project. <text:s text:c="4"/>The health of the communities is also actively being improved by Miro who provide continuous healthcare campaigns, covering snakebite incidents, accident protocols, and even ebola management plans, for example. Clean water and sanitation are also covered by the company through its social engagement procedures and its corporate social responsibility activities. This is represented in the communities by way of donations for basic sanitation, including boreholes, and other infrastructure aiming to improve quality of life in the communities.</text:p>
          </table:table-cell>
          <table:table-cell office:value-type="string" calcext:value-type="string">
            <text:p>1. There are already stakeholder engagement procedures for the project that focus on local stakeholders such as communities, employees, and traditional leaders. Miro has internal teams who gather the information from the ground periodically. They identify and update the relevant stakeholders who are related to the project development with any changes to the behavior of the locals. Due to the nature of the project and its goal of bringing income in for local people, it is critical to involve all stakeholders. This Stakeholder Engagement Plan (SEP) is a strategic step toward understanding more about stakeholder engagement requirements at a higher and local level, and provides guidance on engagement such that it meets the standards of International Best Practice. <text:s text:c="4"/>2. The project is expected to provide income for many people in local communities, contributing to the improvement of their wellbeing and that of their families. Additionally, the project has developed participatory Corporate Social Responsibility (CSR) activities for the enhancement of some of the local infrastructure and assistance with healthcare, education, and the general welfare of the local communities. The fringe communities in the project area will benefit from diverse local employment opportunities that will be opened by the ongoing project development. Employment is due to increase over the lifetime of the project and will enhance the living conditions and wellbeing of the workforce and their families. Small and medium-scale support businesses have also been created due to Miro's presence in the community and have boosted local economic activities in villages surrounding the project area. <text:s text:c="3"/>3. Miro recognizes its impact on the communities in which it operates. It is committed to engaging with stakeholders in those communities to ensure that it is listening to, learning from, and taking into account their views as it conducts its business. It is also committed to creating economic opportunity in the local communities in which it operates.</text:p>
          </table:table-cell>
          <table:table-cell table:number-columns-repeated="983"/>
        </table:table-row>
        <table:table-row table:style-name="ro2">
          <table:table-cell office:value-type="string" calcext:value-type="string">
            <text:p>Tree Global Inc</text:p>
          </table:table-cell>
          <table:table-cell office:value-type="string" calcext:value-type="string">
            <text:p>Natural State <text:s text:c="2"/>*MRV <text:s text:c="3"/>Microsoft Research <text:s/>*Market innovations <text:s text:c="3"/>Synthetaic <text:s/>*AI models <text:s text:c="3"/>Earthrise Media <text:s/>*Technology development <text:s text:c="3"/>Ghana Cocoa Board <text:s/>*Farmer selection and extension services <text:s text:c="3"/>Ghana Forestry Commission <text:s/>*Land selection and forest management <text:s text:c="3"/>Meridia <text:s/>*Land mapping and data collection <text:s text:c="3"/>Swift Geospatial <text:s/>*Remote sensing <text:s/></text:p>
          </table:table-cell>
          <table:table-cell office:value-type="string" calcext:value-type="string">
            <text:p>Carbon dioxide removal through agroforestry and reforestation in Ghana.</text:p>
          </table:table-cell>
          <table:table-cell office:value-type="string" calcext:value-type="string">
            <text:p>Ghana Forest Restoration Carbon Project</text:p>
          </table:table-cell>
          <table:table-cell office:value-type="string" calcext:value-type="string">
            <text:p>www.restorationcarbon.org</text:p>
          </table:table-cell>
          <table:table-cell/>
          <table:table-cell office:value-type="string" calcext:value-type="string">
            <text:p>The project will deliver high value carbon dioxide removal (CDR) certificates through the implementation of a ground-breaking Forest Restoration Carbon Project in Ghana. CDR will be achieved through two delivery streams: <text:s text:c="3"/>*Native species restoration of 10,000 hectares of degraded tropical forest; <text:s/>*Cocoa agroforestry restoration of 5,000 hectares of smallholder cocoa farms. <text:s text:c="3"/>The native species restoration will work with the Ghana Forestry Commission to restore 2,000 hectares per year using a mix of 20 native species. The cocoa agroforestry restoration will work with between 5,000 and 7,000 smallholder to restore 1,000 hectares per year. The project will transform 17% of farmlands into forest buffers and biodiversity corridors while tripling farmer income per hectare. <text:s text:c="3"/>The project builds upon a 7-year track record of successful agroforestry and reforestation implementation in Ghana. The project has 2 implementation pillars to drive successful outcomes in the CDR delivery streams: <text:s text:c="3"/>*Nursery infrastructure and High Performance Tree Seedlings; <text:s/>*Monitoring, Reporting &amp; Verification. <text:s text:c="3"/>The implementation partners are Tree Global, Natural State. Project partners are Ghana Cocoa Board and the Ghana Forestry Commission. Innovation partners are Microsoft Research, <text:s/>Synthetaic and Earthrise Media. Technology providers include Meridia and Swift Geospatial. <text:s text:c="3"/>Microsoft’s CDR payments will be used to deliver on landscape restoration objectives and invest in sustainability. To achieve large-scale forest landscape restoration, the project makes sustainable forests and prosperous communities the key measures of success. Nearly half of the total project budget are payments to and investments in farmers, communities and government. These include establishment costs, seedling costs, land maintenance costs, farmer payments to ensure successful farm renovation and maintenance of forest buffers, community payments to incentivize and reward sustainability and host government payments to support the operating environment for large-scale landscape restoration. <text:s text:c="3"/>Beyond the direct project outcomes, Microsoft’s CDR payments will be used to catalyze landscape restoration at scale. <text:s/>The project will develop the foundations to help overcome 4 barriers to landscape restoration at scale: <text:s text:c="3"/>*Restoration infrastructure; <text:s/>*Carbon credit systems; <text:s/>*Impact monitoring technology; <text:s/>*Finance systems. <text:s text:c="3"/>These foundations will help catalyze the forest carbon restoration market and support a pipeline of large-scale landscape projects enabling Microsoft to rapidly achieve its CDR targets with a balanced portfolio, including significant investment in robust nature-based solutions. <text:s/></text:p>
          </table:table-cell>
          <table:table-cell office:value-type="string" calcext:value-type="string">
            <text:p>Koforidua</text:p>
          </table:table-cell>
          <table:table-cell office:value-type="string" calcext:value-type="string">
            <text:p>Eastern Region</text:p>
          </table:table-cell>
          <table:table-cell office:value-type="string" calcext:value-type="string">
            <text:p>Ghana</text:p>
          </table:table-cell>
          <table:table-cell office:value-type="float" office:value="9000000" calcext:value-type="float">
            <text:p>9000000</text:p>
          </table:table-cell>
          <table:table-cell office:value-type="float" office:value="100" calcext:value-type="float">
            <text:p>100</text:p>
          </table:table-cell>
          <table:table-cell office:value-type="float" office:value="0" calcext:value-type="float">
            <text:p>0</text:p>
          </table:table-cell>
          <table:table-cell office:value-type="float" office:value="9000000" calcext:value-type="float">
            <text:p>9000000</text:p>
          </table:table-cell>
          <table:table-cell office:value-type="string" calcext:value-type="string">
            <text:p>6/1/2022</text:p>
          </table:table-cell>
          <table:table-cell office:value-type="string" calcext:value-type="string">
            <text:p>We are monitoring through in-field (manual) sampling and remote sensing. The project will make up for premature reversals through three ways: <text:s/>Buffer pool <text:s/>Excess allocations <text:s/>Time horizon extension <text:s/></text:p>
          </table:table-cell>
          <table:table-cell office:value-type="string" calcext:value-type="string">
            <text:p>No</text:p>
          </table:table-cell>
          <table:table-cell office:value-type="string" calcext:value-type="string">
            <text:p>Yes, the project will be certified by June 2021</text:p>
          </table:table-cell>
          <table:table-cell table:number-columns-repeated="3"/>
          <table:table-cell office:value-type="string" calcext:value-type="string">
            <text:p>Verra (VCS)</text:p>
          </table:table-cell>
          <table:table-cell table:number-columns-repeated="5"/>
          <table:table-cell office:value-type="string" calcext:value-type="string">
            <text:p>This project aims to regenerate land already allocated for cocoa farming and there will be no displacement of agricultural activity. The project will re-establish cocoa farming in a more environmentally friendly way by introducing new tree species into previous cocoa monocultures. Engagement of existing cocoa farming households and communities will create new jobs and introduce new resilient income streams. <text:s text:c="3"/>Despite the obvious environmental and social benefits, the project will have a robust monitoring system which will include land cover change monitoring to track any signs of forest cover loss in adjacent areas. The project will also work with cocoa supply chain actors to leverage their child and forced labor monitoring systems. Additionally, a due diligence process will be part of the farmer and community engagement process (e.g., awareness rising and adherence to project’s Child Labor Policy and Code of Conduct). <text:s/></text:p>
          </table:table-cell>
          <table:table-cell table:number-columns-repeated="8" office:value-type="string" calcext:value-type="string">
            <text:p>Yes</text:p>
          </table:table-cell>
          <table:table-cell table:number-columns-repeated="2" office:value-type="string" calcext:value-type="string">
            <text:p>Not applicable</text:p>
          </table:table-cell>
          <table:table-cell office:value-type="string" calcext:value-type="string">
            <text:p>Yes</text:p>
          </table:table-cell>
          <table:table-cell office:value-type="string" calcext:value-type="string">
            <text:p>Expected project environmental and socio-economic co-benefits include: <text:s/>*Restoring degraded forest <text:s/>*Restoring smallholder farms <text:s/>*Increasing farmer incomes <text:s/>*Building infrastructure <text:s/>*Creating jobs <text:s/>*Investing in communities <text:s/>*Generating export revenues <text:s/>*Enhancing biodiversity <text:s/></text:p>
          </table:table-cell>
          <table:table-cell office:value-type="string" calcext:value-type="string">
            <text:p>Our project works with some of the poorest farmers and communities in the world. The project is designed together with farmers and communities. <text:s/>Our project model is farmer- and community-centric: if we do not make farmers and communities prosperous, then the CDR is not sustainable. We have been working for the past 7 years with Ghana cocoa farmers and communities. Carbon finance will drive the following empowerment benefits: <text:s/>*Increasing farmer income <text:s text:c="2"/>*Creating direct jobs in rural areas <text:s text:c="3"/>*Investing carbon revenues into local communities <text:s/>*Generating export and carbon revenues for the Government <text:s/></text:p>
          </table:table-cell>
          <table:table-cell table:number-columns-repeated="983"/>
        </table:table-row>
        <table:table-row table:style-name="ro2">
          <table:table-cell office:value-type="string" calcext:value-type="string">
            <text:p>Carbon Engineering Ltd.</text:p>
          </table:table-cell>
          <table:table-cell office:value-type="string" calcext:value-type="string">
            <text:p>Carbon Engineering’s business model is to license our technology to plant development partners around the world to enable the fastest possible global deployment of Direct Air Capture solutions. Carbon Engineering has a growing, global network of experienced project developers acting as CE’s plant development partners with whom we have already agreed to plant development arrangements or with whom we are negotiating potential plant development agreements. <text:s/>These partners will build Direct Air Capture plants that capture atmospheric CO2 for utilization or sequestration, and/or AIR TO FUELS™ plants that reuse atmospheric CO2 to create ultra-low-carbon synthetic fuel.</text:p>
          </table:table-cell>
          <table:table-cell office:value-type="string" calcext:value-type="string">
            <text:p>Global opportunities for affordable, scalable, permanent CDR at climate-relevant volumes.</text:p>
          </table:table-cell>
          <table:table-cell office:value-type="string" calcext:value-type="string">
            <text:p>Multiple International Direct Air Capture and Storage Projects</text:p>
          </table:table-cell>
          <table:table-cell table:number-columns-repeated="2"/>
          <table:table-cell office:value-type="string" calcext:value-type="string">
            <text:p>To mitigate climate change we need worldwide adoption of scalable, affordable technological solutions like Direct Air Capture (DAC). CE’s business model addresses this need through the licensing of its technology to plant developers worldwide. These plant developers will build, own and operate DAC plants, supporting global access to this critical clean infrastructure. <text:s text:c="4"/>A fundamental advantage of DAC technology is the ability to capture CO2 from any location on the planet and to whatever scale is required. DAC plants are therefore able to be located directly alongside sequestration or utilization sites, minimizing the need for CO2 transport infrastructure. This flexibility allows DAC plants to be fielded in many different locations worldwide, each developed from a standard plant design prepared by CE. <text:s text:c="3"/>As CE’s set of authorized global plant developers increases, multiple DAC projects will be able to provide high-quality, permanent CDR at climate-relevant scale over the coming decades. Consistent with standard industrial experience, project costs will fall as more plants are built and as CE develops improved and optimized DAC technology. <text:s text:c="3"/>For this RFP response, CE is describing this growing set of high-quality CDR opportunities. As CE concludes these and additional plant development agreements and works with its plant developers worldwide, each of these development companies will be able to offer large-scale carbon removal to Microsoft and other customers. Our RFP response describes our developing plant developer network, our standard plant design, and the cost reductions we expect to achieve as CE’s technology is widely deployed. <text:s text:c="3"/>To facilitate plant development, offtake commitments for carbon dioxide removal are essential and we applaud Microsoft’s leadership in solving for both current and legacy emissions! <text:s/>As a critical early adopter, Microsoft is helping to develop a carbon dioxide removal market through its corporate commitment to achieve net-negative emissions and through its worldwide brand recognition. These offtake commitments can be either negotiated with CE, who can then assign the offtake agreement to a qualified plant developer or, in the future, negotiated with CE’s plant developers directly. <text:s/></text:p>
          </table:table-cell>
          <table:table-cell table:number-columns-repeated="3" office:value-type="string" calcext:value-type="string">
            <text:p>Global</text:p>
          </table:table-cell>
          <table:table-cell office:value-type="float" office:value="6000000" calcext:value-type="float">
            <text:p>6000000</text:p>
          </table:table-cell>
          <table:table-cell office:value-type="float" office:value="100" calcext:value-type="float">
            <text:p>100</text:p>
          </table:table-cell>
          <table:table-cell office:value-type="float" office:value="0" calcext:value-type="float">
            <text:p>0</text:p>
          </table:table-cell>
          <table:table-cell office:value-type="float" office:value="6000000" calcext:value-type="float">
            <text:p>6000000</text:p>
          </table:table-cell>
          <table:table-cell office:value-type="string" calcext:value-type="string">
            <text:p>1/1/2025</text:p>
          </table:table-cell>
          <table:table-cell office:value-type="string" calcext:value-type="string">
            <text:p>For negative emissions created by geologic sequestration of captured atmospheric CO2, CE intends that projects will fall under one or more of today’s “best in class” protocols. Projects that sequester carbon dioxide in compliance with this growing set of protocols must go through extensive certification upfront to ensure that the lifecycle impacts of the capture, transportation, injection, and storage steps are well quantified. Further injection and storage facilities must be geologically characterized and a “Maintenance Monitoring, and Verification” Plan must be submitted and approved. Such MMV plans detail instrumentation and monitoring programs capable of detecting leakage and mitigation responses to such events. This means that such projects are expected to have low risks of significant leakage. Similarly, compliance with leading protocols typically stipulates carbon accounting methods to account for any such leakage event, which all involve deducting any volume of leaked CO2 from the total volume of carbon removal generated by the project.</text:p>
          </table:table-cell>
          <table:table-cell office:value-type="string" calcext:value-type="string">
            <text:p>No</text:p>
          </table:table-cell>
          <table:table-cell office:value-type="string" calcext:value-type="string">
            <text:p>No, the project will not be certified by June 2021 (please specify)</text:p>
          </table:table-cell>
          <table:table-cell office:value-type="string" calcext:value-type="string">
            <text:p>CE’s projects fall under governmental and/or ISO requirements, not ICROA. <text:s/>If Microsoft also requires ICROA, there’s nothing fundamentally that prevents us from working with ICROA as well.</text:p>
          </table:table-cell>
          <table:table-cell table:number-columns-repeated="5"/>
          <table:table-cell office:value-type="string" calcext:value-type="string">
            <text:p>Government standards such as EPA 45Q, CA LCFS CCS Protocol, AB CCS Protocols, ISO 27915 </text:p>
          </table:table-cell>
          <table:table-cell office:value-type="string" calcext:value-type="string">
            <text:p>Government standards will be achieved by the time the plants become operational</text:p>
          </table:table-cell>
          <table:table-cell office:value-type="string" calcext:value-type="string">
            <text:p>N/A</text:p>
          </table:table-cell>
          <table:table-cell office:value-type="string" calcext:value-type="string">
            <text:p>CE’s DAC plants use a non-volatile, non-toxic, closed-loop chemical process that meets environmental health and safety standards. <text:s/>Plants are powered by renewable energy (e.g., wind, solar, hydro) and may also use natural gas. <text:s/>When natural gas is used, the CO2 from the combustion is co-captured and permanently sequestered along with the atmospheric CO2, resulting in virtually no net emissions from the use of a fossil fuel. <text:s/>All emissions from the plants are accounted for in the Life Cycle Analysis, and only the net removal is counted as a negative emission. <text:s text:c="2"/></text:p>
          </table:table-cell>
          <table:table-cell table:number-columns-repeated="9" office:value-type="string" calcext:value-type="string">
            <text:p>Yes</text:p>
          </table:table-cell>
          <table:table-cell table:number-columns-repeated="2" office:value-type="string" calcext:value-type="string">
            <text:p>Not applicable</text:p>
          </table:table-cell>
          <table:table-cell office:value-type="string" calcext:value-type="string">
            <text:p>A DAC facility has several measurable co-benefits, including water stewardship, land use, and inducing increased renewable energy generation. <text:s text:c="3"/>Water Stewardship: Carbon Engineering’s DAC facilities utilize water in the process, but do not rely on fresh water supplies to run the operations. <text:s/>Brackish and non-potable water can be sourced, which is then further treated for use in the DAC process. <text:s/>By not relying on fresh water supplies, Carbon Engineering’s DAC facilities won’t adversely impact scarce water resources that communities rely upon for drinking water and agricultural use. <text:s text:c="4"/>Land Use: Carbon Engineering’s DAC facilities can be sited anywhere including non-arable land, given that CO2 is ubiquitous in the atmosphere and can be captured equally in most locations. As such, DAC facilities can avoid sensitive locations and only require approximately 75 acres of land to capture 1 million tonnes from the atmosphere. <text:s text:c="5"/>Renewable Energy: DAC requires a significant amount of electricity for capturing the CO2 and additional electricity to make renewable hydrogen for its AIR TO FUELSTM products. <text:s/>Carbon Engineering plants will source renewable energy generated from wind, solar or hydro electricity. <text:s/>DAC projects will be significant new purchasers of renewable energy, creating a new source of demand for renewable energy generation and helping increase development and investment into renewables projects. <text:s text:c="5"/>In addition to these benefits, the Lawrence Livermore National Laboratory (“LLNL”), in its recent report <text:s/>focused on negative emissions opportunities in California, identified several socio-economic co-benefits of carbon capture and negative emissions: <text:s/>•Air quality improvements, by replacing fossil transportation fuels and reducing biomass combustion and wildfires <text:s/>•Water quality improvements, by enhancing and restoring natural ecosystems <text:s/>•Protection of life and property, by reducing wildfires <text:s/>•Economic development opportunities for the Central Valley and other areas in need <text:s/>•Keep California on the leading edge of technical innovation that will have a global impact <text:s/></text:p>
          </table:table-cell>
          <table:table-cell office:value-type="string" calcext:value-type="string">
            <text:p>One of the unique aspects of DAC, given its locational flexibility, is that DAC projects can be located in developing countries and disadvantaged regions all over the world, while still earning credits in regulatory markets in wealthy regions. <text:s/>For example, the California Air Resources Board (CARB), which regulates carbon emissions, has established a Low Carbon Fuel Standard (LCFS) in California to reduce the emissions from transportation fuels. <text:s/>Direct Air Capture and geologic sequestration (DAC+S) are eligible for LCFS credits and because the atmosphere is a shared resource, CARB specifically allows DAC+S projects to be built anywhere in the world and still be eligible. <text:s/>Because LCFS credits are a critical source of revenue for DAC facilities, this regulatory flexibility enables DAC projects to be built in markets that are themselves not wealthy or developed enough to generate the kind of carbon pricing markets necessary to build DAC plants. <text:s/>In this way, DAC facilities enable these developing regions to participate in valuable markets which will help secure financing. <text:s text:c="3"/>A DAC project can capture CO2 from the atmosphere anywhere in the world, making it the ideal climate mitigation tool for low income communities and developing countries that otherwise lack the natural resources, geography or natural climate to capitalize on an emerging decarbonization economy. <text:s/>DAC projects are also “minor source emissions” facilities, which means they won’t be contributors to local air pollution issues or create any adverse environmental justice issues for members of a local community. <text:s text:c="3"/>As an example, Carbon Engineering has been exploring the potential for a project in an underserved county in California in the southern San Joaquin Valley. <text:s/>Kern County has one of the highest poverty rates of any county in California. <text:s/>According to the U.S. Census Bureau, more than 20% of its population is in poverty. Additionally, much of Kern County has been identified as an Opportunity Zone or Low Income Census tract by the U.S. Treasury Department’s Community Development Financial Institutions Fund. <text:s/>Both the Opportunity Zone program and the LIC tracts identify communities that are in need of investment due to their relative poverty rates and are eligible for federal tax incentives and funding. <text:s/>Kern County is a good location for DAC development, in part because of its suitable geological storage resources and abundant renewable energy resources. <text:s/>A project could be sited in Kern County (or any underserved community), which will contribute positively to their economy while giving them a powerful tool to help mitigate climate change. <text:s text:c="4"/>For plant development in Canada, CE’s plant development partner Huron Clean Energy is adopting First Nations environmental stewardship values to create Canada-wide GHG negative infrastructure by deploying Carbon Engineering’s technology. This includes a goal of creating a true, mutually beneficial economic partnership with first nations across all provinces in Canada as they deploy commercial plants. <text:s text:c="4"/>A Carbon Engineering DAC project, with a capital investment of over $1 Billion and hundreds of permanent, skilled operations jobs would provide a significant economic stimulus to any local community seeking to benefit from industrial development. <text:s/></text:p>
          </table:table-cell>
          <table:table-cell table:number-columns-repeated="983"/>
        </table:table-row>
        <table:table-row table:style-name="ro2">
          <table:table-cell office:value-type="string" calcext:value-type="string">
            <text:p>Livelihoods Carbon Fund 3 (LCF3)</text:p>
          </table:table-cell>
          <table:table-cell office:value-type="string" calcext:value-type="string">
            <text:p>LCF3 provides a unique opportunity to scale-up a proven investment model which is a multi-stakeholder platform bringing together civil society organizations, local communities, private corporations, financial investors (both, public and private) and governments. Stakeholder consultation and engagement is the cornerstone of LCF3 innovative model, and the tool to establish a dialogue with interested parties and offer them maximum visibility into LCF3 processes and investments. LCF3 is positioned as a coalition between: <text:s/>i.Corporate investors keen on sourcing in-kind certified carbon offsets, as generated by LCF3, to compensate their uncompressible carbon footprint. These corporate investors represent both, historic LCF1 &amp; LCF2 investors as well as newly entrant corporate investors attracted by LCF’s track-record of delivery of high quality &amp; competitively priced carbon offsets; <text:s text:c="4"/>ii.Financial investors which can be a financial institution, a fund, a Development Finance Institution (DFI) or any other private or public entity investing with the intention to generate a social and/or environmental benefit in addition to a financial return; <text:s text:c="5"/>iii.Livelihoods Venture (LV) with a 10-year track-record investing in 15 large-scale carbon sequestration and avoidance projects in Africa, Asia and Latin America, scheduled to generate a total of 20 million t CO2e. LV has also been a driving force in the proposal for adoption of innovative carbon certification methodologies with international carbon certification bodies. For example, in partnership with ILRI, ICRAF &amp; Gold standard Foundation, LV developed new methodologies to assess carbon generated from large-scale methane avoidance projects and carbon sequestered in the soil thanks to large-scale diffusion of sustainable agricultural practices projects. With institutional partners, LV also developed new methodologies for the large-scale carbon assessment of mangrove replantation projects. These methodologies have enabled LCF1 to launch &amp; generate certified carbon offsets over 29,000Ha of mangrove projects. More recently, LV in collaboration with forest management and sustainable land use consultants Unique had approved, by voluntary carbon standard Gold Standard, a new methodology linking the impacts of adopting sustainable agricultural land management (SALM) practices including agricultural biodiversity on soils and water and uses soil erosion as a proxy to quantify water benefits. <text:s text:c="4"/>iv.Project developer (CSOs): Responsible for the dissemination of LCF3 activities and outcomes (in charge of producing communication and dissemination activities, reports, etc.) in collaboration with LV and / or investors. <text:s text:c="3"/>v.Indigenous Peoples and Local Communities: Indigenous Peoples and Local Communities are the end-beneficiaries of LCF3 projects. LCF3 advocates for an early, direct engagement of project beneficiaries and their active involvement during project implementation to facilitate local ownership of the project. <text:s text:c="3"/>vi.Other: carbon certification entities, research institutes, co-funding partners, etc… <text:s text:c="3"/></text:p>
          </table:table-cell>
          <table:table-cell office:value-type="string" calcext:value-type="string">
            <text:p>Corporates and financials jointly accelerate climate finance towards Nature-Based Solutions. </text:p>
          </table:table-cell>
          <table:table-cell office:value-type="string" calcext:value-type="string">
            <text:p>Livelihoods Carbon Fund 3 (LCF3)</text:p>
          </table:table-cell>
          <table:table-cell office:value-type="string" calcext:value-type="string">
            <text:p>https://www.livelihoods.eu/launch-of-a-3rd-carbon-fund/</text:p>
          </table:table-cell>
          <table:table-cell office:value-type="string" calcext:value-type="string">
            <text:p>Project portfolio of A/R</text:p>
          </table:table-cell>
          <table:table-cell office:value-type="string" calcext:value-type="string">
            <text:p><text:s/>soil improvement</text:p>
          </table:table-cell>
          <table:table-cell office:value-type="string" calcext:value-type="string">
            <text:p><text:s/>mangrove restoration</text:p>
          </table:table-cell>
          <table:table-cell office:value-type="string" calcext:value-type="string">
            <text:p><text:s/>blue carbon</text:p>
          </table:table-cell>
          <table:table-cell office:value-type="string" calcext:value-type="string">
            <text:p><text:s/>REDD+</text:p>
          </table:table-cell>
          <table:table-cell office:value-type="string" calcext:value-type="string">
            <text:p><text:s/>avoided methane emissions</text:p>
          </table:table-cell>
          <table:table-cell office:value-type="string" calcext:value-type="string">
            <text:p><text:s/>avoided deforestation</text:p>
          </table:table-cell>
          <table:table-cell office:value-type="string" calcext:value-type="string">
            <text:p><text:s text:c="2"/></text:p>
          </table:table-cell>
          <table:table-cell office:value-type="string" calcext:value-type="string">
            <text:p>LCF3 will build on the investment model &amp; track-record of LCF1 (2011, €45million) &amp; LCF2 (2017, €65million), originally driven by its corporate investors' strategy to (a) control their carbon offset supply, (b) comply with the highest certification &amp; development standards and (c) mutualize resources and risks: <text:s/>i.LCF3 is an investment vehicle to directly finance greenfield carbon projects instead of buying already issued carbon offsets. As investment advisor, Livelihoods Venture (LV) co-designs projects with local developers and finances them in exchange for high quality carbon offsets at production cost. Investment decisions are based on principles applied by industrial companies in their operations: cost efficiency, results-focus and hands-on management. <text:s/>ii.LCF3 certifies carbon offsets under best-in class voluntary carbon offset standards (Gold Standard, Verra), but also embeds positive social and environmental impact into its core targets. Co-benefits are a key component and success factor of LCF3 projects, as LCF3 does not own any of the physical assets financed. Carbon projects are undertaken on smallholder farmers’ land, to which LCF3 holds no title nor to the trees financed by LCF3. Likewise, across mangrove restoration projects, land status is typically communal land. <text:s/>These co-benefits are entirely captured by local stakeholders, do not constitute a financial return to LCF3 investors, and act as a powerful risk mitigation tool creating an incentive for projects’ assets (trees, etc...) to be well maintained over the long-run as they deliver tangible benefits to local stakeholders. <text:s/>iii.LCF3 investors diversify their sourcing of carbon offsets across a large portfolio of community-based solutions to restore natural ecosystems, facilitate access to rural energy, and establish agroforestry and regenerative agriculture systems worldwide in order to reduce and mutualize their investment risks. LCF3 will ultimately generate 20 million certified carbon offsets over its 24 years term. <text:s text:c="2"/>iv.LCF3 will adopt a dual dividend distribution mechanism to enable corporates to either a) receive offsets, at LCF3’s production cost, as an in-kind dividend or b) commit to offtake carbon offsets at a long-term pricing formula from LCF3’s financial investors while enabling the latter to receive cash dividends. <text:s text:c="2"/>This mechanism will eliminate the demand risk for financial investors and, thanks to LCF1 &amp; LCF2’s track-record, provide a visibility on expected financial returns. For corporates, the carbon offtaking mechanism will help mitigate the investment risk associated with carbon offset generation, allow them to focus financial resources on core-business activities and hedge future carbon offset markets.</text:p>
          </table:table-cell>
          <table:table-cell table:style-name="Default" office:value-type="string" calcext:value-type="string">
            <text:p>Like its predecessors, LCF3’s portfolio of future carbon projects is expected to be geographically concentrated in the tropics.</text:p>
          </table:table-cell>
          <table:table-cell table:number-columns-repeated="2" office:value-type="string" calcext:value-type="string">
            <text:p>Global</text:p>
          </table:table-cell>
          <table:table-cell office:value-type="float" office:value="0" calcext:value-type="float">
            <text:p>0</text:p>
          </table:table-cell>
          <table:table-cell office:value-type="float" office:value="67" calcext:value-type="float">
            <text:p>67</text:p>
          </table:table-cell>
          <table:table-cell table:number-columns-repeated="2" office:value-type="float" office:value="0" calcext:value-type="float">
            <text:p>0</text:p>
          </table:table-cell>
          <table:table-cell table:style-name="ce1" office:value-type="string" calcext:value-type="string">
            <text:p>6/30/2021</text:p>
          </table:table-cell>
          <table:table-cell office:value-type="string" calcext:value-type="string">
            <text:p>For carbon sequestration projects, voluntary carbon standards, under which LCF3 projects will be registered and certified, have put in a place a sort of global insurance mechanism to ensure that carbon offsets earned by planting trees won’t literally go up in smoke if something, such as a fire, eventually happens to the forest. Afforestation/reforestation projects are therefore required to set aside non-tradable buffer offsets to cover unforeseen losses in carbon stocks. The volume of buffer offsets, on a project basis, are held by the Voluntary Carbon Standards (thus not distributed to LCF3 nor its investors) in a pooled buffer account, which can be drawn upon by the Voluntary Carbon Standards in the event of a reversal in carbon stocks in any individual project. Project buffers typically range between 10%-60% depending on a project’s risk profile and may vary throughout project life depending on local context. <text:s text:c="4"/>The monitoring, reporting and recourse/compensation of these potential reversals are undertaken at regular intervals, every 3 to 4 years, in the context of the project’s carbon verification, in collaboration between LV and the project developer and is audited by an independent third-party for approval by the Voluntary Carbon Standards. </text:p>
          </table:table-cell>
          <table:table-cell office:value-type="string" calcext:value-type="string">
            <text:p>No</text:p>
          </table:table-cell>
          <table:table-cell office:value-type="string" calcext:value-type="string">
            <text:p>No, the project will not be certified by June 2021 (please specify)</text:p>
          </table:table-cell>
          <table:table-cell office:value-type="string" calcext:value-type="string">
            <text:p>LCF3 is expected to start carbon verifications and certifications across its portfolio of carbon projects by year 2022-2023. LCF3 will certify all its offsets under Gold Standard or Verra.</text:p>
          </table:table-cell>
          <table:table-cell table:number-columns-repeated="5"/>
          <table:table-cell office:value-type="string" calcext:value-type="string">
            <text:p>LCF3 is expected to start carbon verifications and certifications across its portfolio of carbon projects by year 2022-2023. LCF3 will certify all its offsets under Gold Standard or Verra.</text:p>
          </table:table-cell>
          <table:table-cell table:number-columns-repeated="2"/>
          <table:table-cell office:value-type="string" calcext:value-type="string">
            <text:p>Across its portfolio of investments, LCF3 will enter into contractually binding arrangements with project developers in order to integrate human rights, labor rights, environment and anti-corruption concerns into their operations and core strategies. <text:s/>All Livelihoods funds, including LCF3, operate under the fundamental social principles of sustainable development, following the international standards for work defined by the International Labor Organization (ILO) and is committed to mainstream principles of responsible business ethics, as established under the contractual documentation for each carbon project of LCF3’s portfolio of investments. <text:s text:c="4"/>More specifically, for forestry projects, LCF3 will adopt several approaches to avoid actions that encourage deforestation or activities that would increase emissions, namely: <text:s text:c="3"/>-In collaboration with the project developer, when possible, raise-awareness and provide training to project beneficiaries on sustainable land management practices; <text:s/>-Secure a contractual commitment from the project developer to ensure that the project activities are undertaken on plots which have been non-forest since 1990; and <text:s text:c="2"/>-Refrain from investing into carbon projects that would increase emissions and only finance activities that are covered by already approved methodology (UNFCCC or Voluntary Carbon Standards). <text:s text:c="4"/>Further, and as stipulated under the project’s binding contract, LV has the right, at any stage of implementation of the Project, to perform and audit in relation to the project including, in particular, operational and financial matters relating to (a) compliance with the terms of the contract and any relevant Specific Convention or applicable Performance standard; <text:s/>(b) the use of the Investment and any other resources available to the NGO for the purpose of the Project; <text:s/>(c) the achievement of the economic, social and environmental goals of the Project; <text:s/>(d) the achievement of the targets of the Project; <text:s/>(e) the achievement of the milestones of the Project; and (f) the performance of the Project against the KPIs. </text:p>
          </table:table-cell>
          <table:table-cell table:number-columns-repeated="11" office:value-type="string" calcext:value-type="string">
            <text:p>Yes</text:p>
          </table:table-cell>
          <table:table-cell office:value-type="string" calcext:value-type="string">
            <text:p>Like its predecessors LCF1 &amp; LC2, LCF3 expects to contribute to the UN Sustainable Development Goals and Gold Standard Global Goals with the following development impacts across its project portfolio: <text:s/>I.Increase of the area of restored and conserved natural ecosystems by at least 88,400Ha. LCF3’s portfolio of projects is expected to include a mix of 1) avoided deforestation initiatives (10,700 Ha) including amongst others, rural energy, REDD+, or methane avoidance projects; and 2) carbon sequestration projects from mangrove &amp; coastal habitat (16,500 Ha), agroforestry and sustainable agriculture (61,200 Ha). As such, at least 74 million trees are projected to be planted across the portfolio of projects. The type of trees selected will be based on inputs during design phase from various stakeholders (farmers, local economic actors, agronomical or scientific experts, etc.) on the merit and utility of the tree species. <text:s text:c="2"/>II.Increase the income of at least 475,500 direct beneficiaries as a result of participating in and benefiting from the portfolio of projects financed by LCF3. In addition, and within the scope of its climate investments, at least 100,000 farmers are expected to have completed a training on sustainable agriculture land management. Depending on the project context, the training will include multiple components from the following range of 9 categories: nutrient management, soil and water conservation, agronomic practices, agroforestry, tillage and residue management, restoration and rehabilitation, integrated livestock management, sustainable energy and integrated pest management. <text:s text:c="2"/>LCF3 will also equip more than 210,000 women with improved cooking devices which are expected to at least halve their firewood consumption thus reducing deforestation, lower exposure to indoor pollution and reduce time spent, typically of female members of the household, on unremunerated activities such as fuelwood collection. <text:s/>A key learning for LCF3 projects is that impact generation is the most powerful risk mitigation tool in all carbon projects over the long-term. Community-based projects will only be well stewarded and its assets (trees, etc.) well maintained over the long-run if they deliver tangible benefits for their local stakeholders. As such, 70,000 people are expected to enter into a sourcing agreement with one or several commercial entities, enabling them to capture more value across the value of chain of agricultural produce or services promoted under LCF3 projects. These commercial linkages may be directly facilitated through LCF3 creating and/or providing support to 650 collective organizations such as farmers cooperatives, collective storage spaces, natural resource management committees, business incubators, remunerated planting groups, etc. <text:s/>III.Women's empowerment. Special attention is paid to the condition and status of women and young girls, and consequently LCF3 investments will seek to increase women’s participation at all levels of the project, and especially increase their visibility and involvement in the decision-making process. As such, LCF3 activities will directly reach 316,500 women. Across these various project governance bodies (village committees, cooperatives, etc.), LCF3 aims to have at least a 50%–50% parity representation across the project governance bodies, as female participation across these governance bodies is a key success factor in the long-term sustainability of LCF3 initiatives. <text:s/>IV.Increased resilience and improved health of local communities. With a project portfolio expected to include at least 16,500 Ha of mangrove and coastal habitat restoration &amp; conservation, LCF3 is expected to enhance the resilience and adaptation of coastal communities when faced with extreme weather events as exacerbated by of climate change (empirical and field-based studies have shown that 30 trees per 100 square meters may reduce the maximum flow of a tsunami by more than 90 percent ). When also factoring in benefits associated with avoided emissions projects, LCF3 is expected to benefit 210,000 people through lower exposure to health hazards and injuries over a period of at least 7 years. <text:s/>V.Sequester at least 20 million tons of CO2e emissions over 24 years through GHG avoidance and/or increased carbon sequestration in biomass, soil, and sediments thanks to the project activities). LCF3 will play a major role in supporting the Paris Agreement goal of increasing CO2 sequestration in the soil and vegetation in developing countries, while improving the lives of hundreds of thousand rural people (up to 1.5 million combining direct and indirect beneficiaries). That is to say that LCF3 will channel millions of dollars every year to help developing countries meet their climate objectives, protect and enhance their carbon sinks and improve people’s lives.</text:p>
          </table:table-cell>
          <table:table-cell office:value-type="string" calcext:value-type="string">
            <text:p>LCF3 carbon projects will be geographically concentrated in the tropics where 1) poverty levels are higher ; 2) imported deforestation (cacao, palm oil, soya, etc.) is more pronounced (e.g. between 2000–2011, 40% of tropical deforestation came from commodity crop production ); 3) trees grow faster and terrestrial biodiversity is richer ; and 4) fuelwood sourcing is more concentrated (inhabitants are estimated to consume c.1,400 million m3 of fuelwood per year <text:s/>out of a total 1,954 million m3 of global fuelwood production in 2020 ). The majority of LCF1 &amp; LCF2 investments to date have targeted the poorest communities across countries in Africa, Asia, and Latin America, including low, lower-middle, and upper-middle economies. <text:s text:c="3"/>Poverty among small farmers is widespread and usually higher than the national poverty headcount rate (i.e. the share of the population below the national poverty threshold) . Worldwide, there are approx. 500 million smallholder households (accounting for c. 2 billion people) cultivating less than 2 Ha. These households are usually food insecure and make up a significant portion of the world’s poor who live on less than $2 a day . <text:s text:c="2"/>Like previous funds, LCF3 will focus on improving the lives of small producers in rural areas (typically smallholder farmers, using mostly family labor, and deriving from agricultural activities a large but variable share of its income, in kind or in cash) by promoting the most appropriate agronomic practices and facilitating access to technologies that ensure greater productivity and enhance the value of their products, so they have better access to food and achieve greater economic autonomy. <text:s text:c="4"/>Moreover, as Indigenous Peoples and Local Communities are the end-beneficiaries of LCF3 projects. LCF3 advocates for an early, direct engagement of project beneficiaries and their active involvement during project implementation to facilitate local ownership of the project. <text:s text:c="3"/>LCF3 projects will ensure that Indigenous Peoples and Local Communities are fully aware of their commitments under the project through a Free, Prior and Informed Consent framework. The Free, Prior and Informed Consent framework shall be implemented through the respective local project developers and thanks to a contractual commitment, with this respect, with the project developer at the onset of project launch.</text:p>
          </table:table-cell>
          <table:table-cell table:number-columns-repeated="976"/>
        </table:table-row>
        <table:table-row table:style-name="ro2">
          <table:table-cell office:value-type="string" calcext:value-type="string">
            <text:p>ClimateCare Oxford Ltd</text:p>
          </table:table-cell>
          <table:table-cell office:value-type="string" calcext:value-type="string">
            <text:p>In 2020, ClimateCare announced a new partnership with fellow leading B Corp PUR Projet. Our partnership combines ClimateCare’s carbon asset development, project development and risk management expertise with PUR Projet’s leading agroforestry, regenerative agriculture and insetting projects. <text:s text:c="3"/>PUR Projet is a social business, and B-Corp, established in 2008 that focuses on the development of bespoke positive impact projects in agricultural communities that seek to promote livelihoods through ecosystem restoration and conservation. Many of these programs take the form of agroforestry, reforestation and/or regenerative agriculture in supply chain communities. <text:s text:c="3"/>Since our founding, PUR Projet has developed and operates 80 projects in over 40 countries, on behalf of 150 corporate partners and foundations. PUR Projet has planted over 16 million trees while supporting 43,000 farmers in agricultural communities and protected over 300,000 ha of primary forest under formal structures; in addition to impacts associated with other project types such as pasture management or coral reef restoration. <text:s/></text:p>
          </table:table-cell>
          <table:table-cell office:value-type="string" calcext:value-type="string">
            <text:p>Community Reforestation and Agroforestry With Small-Scale Cocoa Farmers In Honduras</text:p>
          </table:table-cell>
          <table:table-cell office:value-type="string" calcext:value-type="string">
            <text:p>Aprosacao Reforestation Project: Community Reforestation and Agroforestry with Small-Scale Cocoa Farmers In Honduras</text:p>
          </table:table-cell>
          <table:table-cell office:value-type="string" calcext:value-type="string">
            <text:p>https://www.purprojet.com/project/aprosacao/, https://registry.goldstandard.org/projects/details/1808</text:p>
          </table:table-cell>
          <table:table-cell/>
          <table:table-cell office:value-type="string" calcext:value-type="string">
            <text:p>The Aprosacao Reforestation Project is a community project implemented by PUR Projet with farmers on small scale parcels located in the region of Olancho, Honduras. The project aims to bring multiple social and environmental benefits by restoring forest cover in pastures and degraded areas, under four different models of plantation (agroforestry combined with cocoa; linear or intercropping plantations; pure stand, and silvopasture). <text:s text:c="5"/>In 1998, Hurricane Mitch devastated 70% of smallholders’ fields in Honduras, including many cocoa plots. This Project aims at supporting farmers who were affected by this natural disaster and in reviving the country’s cocoa farming tradition. Through tree planting and education activities, <text:s/>this Project aims to restore degraded land and support farmers to adapt to climate change, diversify their income, support social cohesion and preserve historical and cultural methods of cultivation while developing a best-in-class cocoa value change. <text:s text:c="4"/>PUR Projet is the Project developer and owner of the Project and manages the project in association with the Aprosacao Association, the core implementer, and a cooperative made up of more than 400 cocoa farmers. Most of the farmers participating in the project are members of Aprosacao, but the project is open to the participation of other local farmers. <text:s text:c="4"/>Microsoft’s payments for CDR would finance a number of different elements of this project, including tree planting, monitoring and evaluation, project verification and long-term provisions. <text:s text:c="2"/></text:p>
          </table:table-cell>
          <table:table-cell office:value-type="string" calcext:value-type="string">
            <text:p>Catacamas</text:p>
          </table:table-cell>
          <table:table-cell office:value-type="string" calcext:value-type="string">
            <text:p>Olancho</text:p>
          </table:table-cell>
          <table:table-cell office:value-type="string" calcext:value-type="string">
            <text:p>Honduras</text:p>
          </table:table-cell>
          <table:table-cell office:value-type="float" office:value="50000" calcext:value-type="float">
            <text:p>50000</text:p>
          </table:table-cell>
          <table:table-cell office:value-type="float" office:value="100" calcext:value-type="float">
            <text:p>100</text:p>
          </table:table-cell>
          <table:table-cell office:value-type="float" office:value="0" calcext:value-type="float">
            <text:p>0</text:p>
          </table:table-cell>
          <table:table-cell office:value-type="float" office:value="50000" calcext:value-type="float">
            <text:p>50000</text:p>
          </table:table-cell>
          <table:table-cell office:value-type="string" calcext:value-type="string">
            <text:p>6/15/2012</text:p>
          </table:table-cell>
          <table:table-cell office:value-type="string" calcext:value-type="string">
            <text:p>This Project has been verified for its consideration of leakage, additionality and permanence by SustainCert (The Gold Standard). PUR Projet has a comprehensive monitoring protocol for tree survival. <text:s text:c="4"/>The strong presence of technical team and formal engagement of farmers reduces the risks of tree loss and land cover changes considerably. Frequent visits are made by the technical team to planted parcels, with a standard process of implementation: <text:s text:c="3"/>1) A pre-registry is made through a 1st field visit before signing the “Plantation Contract” (signed in <text:s/>between each participating farmer and the association); <text:s text:c="3"/>2) A 2nd and 3rd field visits are made 3 and 6 months after the plantation respectively; <text:s text:c="3"/>3) After the 1st year (3 field visits), a regular monitoring of the parcel is completed (“long-term follow up”) to ensure that trees continue to survive. <text:s text:c="4"/>While this approach is time intensive, it ensures that there are limited premature reversals and that farmers become stewards of their trees and surrounding forests, for lasting impact, particularly for farms at the edge of Patuca National Park. <text:s text:c="4"/>The Project has taken many precautions to monitor and reduce risks of reversals. Moreover, the Project’s credits will be available ex-post, meaning that the sequestered carbon will be certified as sequestered. <text:s text:c="2"/></text:p>
          </table:table-cell>
          <table:table-cell office:value-type="string" calcext:value-type="string">
            <text:p>Yes</text:p>
          </table:table-cell>
          <table:table-cell office:value-type="string" calcext:value-type="string">
            <text:p>Not applicable (I answered yes to Q24)</text:p>
          </table:table-cell>
          <table:table-cell table:number-columns-repeated="4"/>
          <table:table-cell office:value-type="string" calcext:value-type="string">
            <text:p>Gold Standard</text:p>
          </table:table-cell>
          <table:table-cell table:number-columns-repeated="2"/>
          <table:table-cell table:number-columns-repeated="2" office:value-type="string" calcext:value-type="string">
            <text:p>n/a</text:p>
          </table:table-cell>
          <table:table-cell office:value-type="string" calcext:value-type="string">
            <text:p>We aim to reduce and account for any CO2 emissions related to the Project. According to the Gold Standard Methodology Approval, the emissions of C02 related to soil preparation are shown to be insignificant (as it impacts less than 10% of planting area). ClimateCare's partner Pur Projet has also signed on to the Net Zero goal as a B Corp and insets any travel through our project activities. <text:s text:c="4"/>Also, it is important to stress that the reforestation project is deeply integrated within the local’s association processes (general assembly, signed contracts, etc). The signed agreement mentions that farmers must maintain trees, respect plantations models and harvesting plans. The association leaders and other active members see the project as a great opportunity for their organisation, which creates a healthy and sustainable perspective, reducing the risks of farmers’ withdrawal. <text:s text:c="3"/>The project is extremely relevant and adapted to the local context, as it offers several planting models, including silvopastoral in order to adapt the extensive cattle ranching model in the area and reduce pressure upon remnant forest lands. Through technical assistance and trainings, the project aims to raise awareness and to help producers to improve cattle farming management without expanding their lands. <text:s text:c="4"/>Finally, the project occurs at the edge of the Patuca National Park, a hotspot for diversity. This project is supporting biodiversity at the edge of the National Park, while supporting farmer income diversification and increase on farm parcels, thereby reducing pressure on the surrounding forest. <text:s text:c="2"/></text:p>
          </table:table-cell>
          <table:table-cell table:number-columns-repeated="8" office:value-type="string" calcext:value-type="string">
            <text:p>Yes</text:p>
          </table:table-cell>
          <table:table-cell table:number-columns-repeated="3" office:value-type="string" calcext:value-type="string">
            <text:p>Not applicable</text:p>
          </table:table-cell>
          <table:table-cell office:value-type="string" calcext:value-type="string">
            <text:p>This Project empowers smallholder farmers to restore the ecosystems that they depend upon while upholding their cultural heritage. <text:s text:c="4"/>The Project seeks to support SDG 8 (Decent Work and Economic Growth), 13 (Climate Action), and 15 (Life on Land). <text:s/>The project also aims to support the development of a high-quality Fair Trade and Organic cocoa supply chain. <text:s text:c="4"/>The project participants benefit from additional revenues from timber sales in the medium and long term. Their revenues may also increase thanks to the resultant higher crop yields from improved ecosystems services provided by agroforestry including soil health, regulation of water cycles, additional water storage, organic nutrient cycling, avoidance of erosion, increase of organic matter, and facilitation of pollination. Other potential revenues may come from the development of commercial sales of seedlings from community tree nurseries. The project will help farmers to diversify their sources of income, reducing their dependency on a single source of revenue and improving their economic and environmental resilience (being less sensitive to <text:s/>risks of pests / diseases / natural disasters). <text:s text:c="2"/></text:p>
          </table:table-cell>
          <table:table-cell office:value-type="string" calcext:value-type="string">
            <text:p>Data from the World Bank registered Honduras as having one of the highest inequality economies in the world. This Project supports marginalized farmers directly to diversify income, restore land and strengthen their social and economic capacities while adapting to climate change impacts. <text:s/>Farmers in the region have incomes of approximately 900 USD/year/family. With agroforestry systems, farmers can increase parcel productivity, diversity their income and can earn up to 3000 USD/year/family over the long term. <text:s text:c="4"/>ClimateCare's partner PUR Project is providing the technical and resource support, connections, knowledge, and frameworks to enhace income diversification and long-term income opportunities through ecosystem restoration activities (e.g. agroforestry, sustainable timber harvesting, and cattle integration). <text:s text:c="2"/></text:p>
          </table:table-cell>
          <table:table-cell table:number-columns-repeated="983"/>
        </table:table-row>
        <table:table-row table:style-name="ro2">
          <table:table-cell office:value-type="string" calcext:value-type="string">
            <text:p>ClimateCare Oxford Ltd. <text:s/></text:p>
          </table:table-cell>
          <table:table-cell office:value-type="string" calcext:value-type="string">
            <text:p>In 2020, ClimateCare announced a new partnership with fellow leading B Corp PUR Projet. Our partnership combines ClimateCare’s carbon asset development, project development and risk management expertise with PUR Projet’s leading agroforestry, regenerative agriculture and insetting projects. <text:s text:c="3"/>PUR Projet is a social business, and B-Corp, established in 2008 that focuses on the development of bespoke positive impact projects in agricultural communities that seek to promote livelihoods through ecosystem restoration and conservation. Many of these programs take the form of agroforestry, reforestation and/or regenerative agriculture in supply chain communities. <text:s text:c="3"/>Since their founding, PUR Projet has developed and operates 80 projects in over 40 countries, on behalf of 150 corporate partners and foundations. PUR Projet has planted over 16 million trees while supporting 43,000 farmers in agricultural communities and protected over 300,000 ha of primary forest under formal structures; in addition to impacts associated with other project types such as pasture management or coral reef restoration.</text:p>
          </table:table-cell>
          <table:table-cell table:number-columns-repeated="2" office:value-type="string" calcext:value-type="string">
            <text:p>Community Reforestation and Agroforestry with Small-Scale Cocoa Farmers in Honduras</text:p>
          </table:table-cell>
          <table:table-cell office:value-type="string" calcext:value-type="string">
            <text:p>https://www.purprojet.com/project/aprosacao/</text:p>
          </table:table-cell>
          <table:table-cell/>
          <table:table-cell office:value-type="string" calcext:value-type="string">
            <text:p>The Aprosacao Reforestation Project is a community project implemented by PUR Projet with farmers on small-scale plots located in the region of Olancho, Honduras. The project aims to bring multiple social and environmental benefits by restoring forest cover in pastures and degraded areas, under four different models of plantation (agroforestry combined with cocoa; linear or intercropping plantations; pure stand, and silvopasture). <text:s text:c="5"/>In 1998, Hurricane Mitch devastated 70% of smallholders’ fields in Honduras, including many cocoa prcels. This Project aims at supporting farmers who were affected by this natural disaster and in reviving the country’s cocoa farming tradition. Through tree planting and education activities, <text:s/>this Project aims to restore degraded land and support farmers to adapt to climate change, diversify their income, support social cohesion and preserve historical and cultural methods of cultivation while developing a best-in-class cocoa value change. <text:s text:c="4"/>PUR Projet is the Project developer and owner of the Project and manages the project in association with the Aprosacao Association, the core local implementer organization, and a cooperative made up of more than 400 cocoa farmers. Most of the farmers participating in the project are members of Aprosacao, but the project is open to the participation of other local farmers. <text:s text:c="4"/>Microsoft’s payments would include tree planting installation costs, monitoring and evaluation, project verification costs and long-term provisions. </text:p>
          </table:table-cell>
          <table:table-cell office:value-type="string" calcext:value-type="string">
            <text:p>Catacamas</text:p>
          </table:table-cell>
          <table:table-cell office:value-type="string" calcext:value-type="string">
            <text:p>Olancho</text:p>
          </table:table-cell>
          <table:table-cell office:value-type="string" calcext:value-type="string">
            <text:p>Honduras</text:p>
          </table:table-cell>
          <table:table-cell office:value-type="float" office:value="50000" calcext:value-type="float">
            <text:p>50000</text:p>
          </table:table-cell>
          <table:table-cell office:value-type="float" office:value="100" calcext:value-type="float">
            <text:p>100</text:p>
          </table:table-cell>
          <table:table-cell office:value-type="float" office:value="0" calcext:value-type="float">
            <text:p>0</text:p>
          </table:table-cell>
          <table:table-cell office:value-type="float" office:value="50000" calcext:value-type="float">
            <text:p>50000</text:p>
          </table:table-cell>
          <table:table-cell office:value-type="string" calcext:value-type="string">
            <text:p>6/15/2012</text:p>
          </table:table-cell>
          <table:table-cell office:value-type="string" calcext:value-type="string">
            <text:p>This Project has been verified for its consideration of leakage, additionality and permanence by SustainCert (The Gold Standard). PUR Projet has a comprehensive monitoring protocol for tree survival. The strong presence of technical team and formal engagement of farmers reduces the risks of tree loss and land cover changes considerably. Frequent visits are made by the technical team to planted parcels, with a standard process of implementation: <text:s/>1) A pre-registry is made through a 1st field visit before signing the “Plantation Contract” (signed in <text:s/>between each participating farmer and the association); <text:s/>2) A 2nd and 3rd field visits are made 3 and 6 months after the plantation respectively; <text:s/>3) After the 1st year (3 field visits), a regular monitoring of the parcel is completed (“long-term follow up”) to ensure that trees continue to survive. <text:s text:c="4"/>While this approach is time intensive, it ensures that there are limited premature reversals and that farmers become stewards of their trees and surrounding forests, for lasting impact, particularly for farms at the edge of Patuca National Park. <text:s text:c="4"/>The Project has taken many precautions to monitor and reduce risks of reversals. Moreover, the Project’s credits will be available ex-post, meaning that the sequestered carbon will be certified as sequestered. <text:s text:c="2"/></text:p>
          </table:table-cell>
          <table:table-cell office:value-type="string" calcext:value-type="string">
            <text:p>Yes</text:p>
          </table:table-cell>
          <table:table-cell office:value-type="string" calcext:value-type="string">
            <text:p>Not applicable (I answered yes to Q24)</text:p>
          </table:table-cell>
          <table:table-cell table:number-columns-repeated="4"/>
          <table:table-cell office:value-type="string" calcext:value-type="string">
            <text:p>Gold Standard</text:p>
          </table:table-cell>
          <table:table-cell table:number-columns-repeated="4"/>
          <table:table-cell office:value-type="string" calcext:value-type="string">
            <text:p>PUR Projet aims to reduce and account for any CO2 Emissions related to the Project. According to the GS Methodology Approval, the emissions of C02 related to soil preparation are shown <text:s/>to be insignificant (as it impacts less than 10% of planting area). <text:s/>PUR Projet has also signed on to the Net Zero goal as a B Corp and insets any travel through our project activities. <text:s text:c="4"/>Also, it is important to stress that the reforestation project is deeply integrated within the local’s association processes (general assembly, signed contracts, etc). The signed agreement mentions that farmers must maintain trees, respect plantations models and harvesting plans. The association leaders and other active members see the project as a great opportunity for their organisation, which creates a healthy and sustainable perspective, reducing the risks of farmers’ withdrawal. <text:s text:c="3"/>The project is extremely relevant and adapted to the local context, as it offers several planting models, including silvopastoral, to adapt the extensive cattle ranching model in the area and reduce pressure upon remnant forest lands. Through technical assistance and trainings, the project aims to raise awareness and to help producers to improve cattle farming management without expanding their lands. <text:s text:c="4"/>Finally, the project occurs at the edge of the Patuca National Park, a hotspot for biodiversity. This project is supporting biodiversity at the edge of the National Park, while supporting farmer income diversification and increase on farm parcels, thereby reducing pressure on the surrounding forest. <text:s text:c="2"/></text:p>
          </table:table-cell>
          <table:table-cell table:number-columns-repeated="8" office:value-type="string" calcext:value-type="string">
            <text:p>Yes</text:p>
          </table:table-cell>
          <table:table-cell table:number-columns-repeated="3" office:value-type="string" calcext:value-type="string">
            <text:p>Not applicable</text:p>
          </table:table-cell>
          <table:table-cell office:value-type="string" calcext:value-type="string">
            <text:p>This Project empowers smallholder farmers to restore the ecosystems that they depend upon while upholding their cultural heritage. The Project seeks to support SDG 8 (Decent Work and Economic Growth), 13 (Climate Action), and 15 (Life on Land). <text:s/>The project also aims to support the development of a high-quality Fair Trade and Organic cocoa supply chain. <text:s text:c="4"/>The project participants benefit from additional revenues from timber sales in the medium and long term. <text:s/>Their revenues may also increase thanks to the resultant higher crop yields from improved ecosystems <text:s/>services provided by agroforestry including soil health, regulation of water cycles, additional water storage, organic nutrient cycling, avoidance of erosion, increase of organic matter, and facilitation of pollination. Other potential revenues may come from the development of commercial sales of seedlings from community tree nurseries. <text:s text:c="3"/>The project will help farmers to diversify their sources of income, reducing their dependency on a single source <text:s/>of revenue and improving their economic and environmental resilience environment (being less sensitive to <text:s/>risks of pests / diseases / natural disasters). <text:s text:c="2"/></text:p>
          </table:table-cell>
          <table:table-cell office:value-type="string" calcext:value-type="string">
            <text:p>Data from the World Bank registered Honduras as having one of the highest inequality economies in the world. This Project supports marginalized farmers directly to diversify income, restore land and strengthen their social and economic capacities while adapting to climate change impacts. <text:s/>Farmers in the region have incomes of approximately 900 USD/year/family. With agroforestry systems, farmers can increase plot productivity, diversity their income and can earn up to 3000 USD/year/family over the long term. <text:s text:c="4"/>PUR Projet is providing the technical and resource support, connections, knowledge, and frameworks to enhace income diversification and long-term income opportunities through ecosystem restoration activities (e.g. agroforestry, sustainable timber harvesting, and cattle integration). <text:s text:c="2"/></text:p>
          </table:table-cell>
          <table:table-cell table:number-columns-repeated="983"/>
        </table:table-row>
        <table:table-row table:style-name="ro3">
          <table:table-cell office:value-type="string" calcext:value-type="string">
            <text:p>Climeworks AG</text:p>
          </table:table-cell>
          <table:table-cell office:value-type="string" calcext:value-type="string">
            <text:p>Carbfix (CF; www.Carbfix.com/): In Iceland, CO? is captured from air by Climeworks Direct Air Capture plants and mineralized underground with the Carbfix process, using renewable energy from ON Power. CF is a subsidiary of Orkuveita Reykjavikur (OR), power and utility company. CF is a Carbon Capture and Mineral Storage (CCM) technology solution provider for Climeworks. <text:s text:c="2"/>ON Power (https://www.on.is/en/): ON Power is a subsidiary of OR and a supplier of geothermal energy. Climeworks builds facilities within ON Power’s Geothermal Park to capture CO? from the air and ON Power provides geothermal power and heat to Climeworks. <text:s text:c="2"/></text:p>
          </table:table-cell>
          <table:table-cell office:value-type="string" calcext:value-type="string">
            <text:p>Climeworks Carbon Dioxide Removal Scale-up </text:p>
          </table:table-cell>
          <table:table-cell office:value-type="string" calcext:value-type="string">
            <text:p>Climeworks Carbon Dioxide Removal </text:p>
          </table:table-cell>
          <table:table-cell office:value-type="string" calcext:value-type="string">
            <text:p>www.climeworks.com</text:p>
          </table:table-cell>
          <table:table-cell/>
          <table:table-cell office:value-type="string" calcext:value-type="string">
            <text:p>Climeworks’ carbon dioxide removal provides a technology solution to capture CO2 from the air and to supply the air-captured CO2 for subsequent underground mineralization. With its solutions Climeworks empowers people and businesses to remove carbon dioxide from the air permanently. </text:p>
            <text:p>Climeworks has developed its unique technology over the last ten years by building and operating direct air capture plants in Europe, among which is the world’s first commercial direct air capture plant. This development in conjunction to the establishment of key partnerships, such as the one with the company Carbfix, made it possible to develop carbon dioxide removal capacity at scale. </text:p>
            <text:p>The Climeworks direct air capture technology runs exclusively on clean energy, and the modular CO2 collectors can be stacked to build machines of any size.</text:p>
            <text:p>Key participants to the projects are: </text:p>
            <text:p/>
            <text:p>-Climeworks technology and project development, engineering, production and commissioning teams, who are responsible for the fulfillment of this roadmap, meaning among other things for the technology developments, the construction of the plants and their operation.  </text:p>
            <text:p>-Local partners such as: Carbfix and ON Power.</text:p>
            <text:p/>
            <text:p>Founded by engineers Christoph Gebald and Jan Wurzbacher, Climeworks strives to inspire 1 billion people to act now and remove carbon dioxide from the air.  </text:p>
          </table:table-cell>
          <table:table-cell table:number-columns-repeated="2" office:value-type="string" calcext:value-type="string">
            <text:p>Reykjavik</text:p>
          </table:table-cell>
          <table:table-cell office:value-type="string" calcext:value-type="string">
            <text:p>Iceland</text:p>
          </table:table-cell>
          <table:table-cell office:value-type="float" office:value="3000000" calcext:value-type="float">
            <text:p>3000000</text:p>
          </table:table-cell>
          <table:table-cell office:value-type="float" office:value="100" calcext:value-type="float">
            <text:p>100</text:p>
          </table:table-cell>
          <table:table-cell office:value-type="float" office:value="300" calcext:value-type="float">
            <text:p>300</text:p>
          </table:table-cell>
          <table:table-cell office:value-type="float" office:value="3000000" calcext:value-type="float">
            <text:p>3000000</text:p>
          </table:table-cell>
          <table:table-cell office:value-type="string" calcext:value-type="string">
            <text:p>12/31/2020</text:p>
          </table:table-cell>
          <table:table-cell office:value-type="string" calcext:value-type="string">
            <text:p>The Climeworks DAC technology and the Carbfix method for geological mineralization guarantee permanent and safe Carbon Dioxide Removal. The mass of CO? removed from the air can directly be measured as a physical flow of CO? that enters permanent storage. A comprehensive monitoring system detects leakage from the reservoir should it occur and follows the physical and chemical trapping of the CO? until it is converted to solid rock and permanently bound. <text:s text:c="2"/>Dedicated flow meters, pressure and temperature sensors, and sampling valves are located near the injection well. These enable the quantification of the CO? being injected which together with tracer tests enable mass balance calculations used for the validation process of Carbon Mineralization. <text:s/>Carbfix will monitor the Carbfix process primarily to validate that all injected CO? remains stored underground and that Carbon Mineralization of the injected CO? is taking place. The primary means of monitoring is through geochemical methods which are placed in context with reservoir models that are used for long term prediction of the fate of injected CO?. In addition to geochemical monitoring methods, a network of seismometers is in place for the detection of any possible seismicity that might take place in relation to the injection. <text:s/>CO? flux through the surface is measured regularly and compared to background CO? fluxes that have been done in the past and will also be done few days prior to injection. These measurements provide indication that no gaseous CO? is escaping from the storage formation to the atmosphere. <text:s/>A reservoir model of the injection site will be developed and calibrated based on tracer data to allow for accurate predictions of regional hydrology. Reactive transport simulations will be carried out to predict the rate and extent of Carbon Mineralization of the injected CO? and different parameters of the model will be recalibrated based on available monitoring data. Existing models and modelling experience for the reservoir accessed by the Carbfix wells will be utilized as a basis for these modeling activities. <text:s text:c="3"/>Regular sampling and chemical analysis of fluids from monitoring wells provides an indication of chemical reactions (primarily Carbon Mineralization) occurring in the reservoir between the injection well and the monitoring well. Mass balance calculations taking data from injection well and monitoring well into account (including tracer data) enable quantification of Carbon Mineralization and additionally enable external validation of the Carbfix process. The chemistry of monitoring fluids will be used to validate reservoir models and increase confidence in their applicability for long term predictions of the fate of injected CO?. <text:s/>Injection of fluids into the subsurface may lead to induced seismicity. The risk is considered low in this specific project since the fluid flows are low and comparable to Carbfix’ previous experience from the injection site. Carbfix will make use of a local seismometer network operated by ON Power to monitor any induced seismicity. <text:s/>The risk of leakage is small for conventional CO? storage, as both the probability and consequence are small, as demonstrated by numerous pilot, demonstration and commercial projects and by scientific research such as the EU FP7 project RISCS. In the specific case of the Carbfix method for geological CO? storage, the risks are further significantly decreased or even excluded. Contrary to the conventional method of injecting pure CO? at supercritical conditions, in the Carbfix method the CO? is dissolved in water prior to injection. The resulting solution of carbonic acid has a higher density than the saline formation water present in the reservoir, such that the dissolved CO? is negatively buoyant. Hence, the risk of upward leakage through the cap rock is physically excluded. Furthermore, the highly reactive nature of the basaltic rock formations prevailing at the storage site enables rapid mineralization of the CO?, meaning the dissolved CO? reacts with rock minerals to form solid carbonates, such as CaCO3 (calcite). Carbfix has demonstrated the mineralization of 95% of the injected CO? within two years. In conventional CO? storage, dissolution and mineralization of the CO? require centuries to millennia. Thermodynamically, carbonates represent the lowest-possible energy level a carbon atom can attain and consequently, carbonate rocks are hardly reactive and environmentally benign. Leakage of CO? back into the atmosphere requires unusual conditions – for example direct contact with magma during the birth of a new volcano – and is highly unlikely to occur. Should it happen against all odds, the release of CO? would remain small as only a fraction of the mineralized CO? would be directly in contact with magma. <text:s/>The consequences of water injection and production at the Hellishei?i geothermal power plant in Iceland are expertly understood and the monitoring system on site has been validated through more than a decade of geothermal operations. The characterization and monitoring of the storage reservoir goes beyond the high standards typically applied for CO? storage, primarily due to the fact that the CO? is stored directly in the geothermal reservoir. The geothermal operation motivated and funded the drilling of tens of boreholes for injection, production and monitoring. Each of these boreholes provides invaluable information about the subsurface and the extraction of the geothermal brine allows for the monitoring of the fate of the CO? in the reservoir with high accuracy. As an additional and redundant monitoring technique, the CO? flux from the top soil is measured continuously and compared to historical background data, in order to detect any unusual appearance of CO?. <text:s/></text:p>
          </table:table-cell>
          <table:table-cell office:value-type="string" calcext:value-type="string">
            <text:p>Yes</text:p>
          </table:table-cell>
          <table:table-cell office:value-type="string" calcext:value-type="string">
            <text:p>Yes, the project will be certified by June 2021</text:p>
          </table:table-cell>
          <table:table-cell table:number-columns-repeated="7"/>
          <table:table-cell office:value-type="string" calcext:value-type="string">
            <text:p>The main motivation of capturing CO? from the atmosphere is its potential to help reverse climate change. <text:s/>Climeworks carries out life cycle assessments of its technology on a regular basis with experienced university and industrial partners in order to quantify the environmental impact and, specifically, the actual amount of GHG reduced by a Climeworks DACS plant according to generally accepted standards and methodologies. Typical results show that the grey emissions of a Climeworks plant amount to less than 10% of the CO? captured, with a development goal towards &lt;5%. These grey emissions are, as a matter of principle, subtracted, when selling carbon dioxide removal certificates to customers. <text:s/>Specifically, the cradle-to-grave environmental impacts for Climeworks’ captured and sequestrated CO? will be continuously assessed and reviewed through external independent partners. The cradle-to-grave system boundaries include all processes associated with the supply of the product captured CO?, i.e. the construction, auxiliaries, energy supply and adsorbent for the DAC plant, recycling and disposal after lifetime, as well as with geological storage (i.e. carbon dioxide removal). <text:s/>Our assessments focus on the environmental impact ‘climate change’. However, other environmental impacts are associated with our system and 15 further environmental impact categories have been assessed to determine potential environmental trade-offs and to detect potential burden shifting (incl. ozone depletion, particulate matter, acidification, eutrophication freshwater). <text:s/>The function of DACS systems is to capture CO? from ambient air and subsequently permanently remove it. Hence, we define “1 kg CO? sequestrated” as a functional unit. <text:s/>The results provided below are derived from the independent, third party financed study performed by researchers at the University of Aachen, Germany, based on Climeworks Life Cycle Inventory for the 3’000tCO? mt/y, being commissioned in 2020. <text:s/>The main sources of GWP are the sorbent material, the energy used in the process and construction. <text:s/>•Climeworks CO? capture and sequestration process requires a mix of electricity and heat. <text:s/>•Electricity is used during operation of the plant, to pull air through the adsorbent, as well as for sequestration, where CO? is compressed and injected into an underground geological formation. <text:s/>•Thermal energy is needed to heat up the adsorbent in the collector to initiate the desorption of CO?. <text:s/>•The total global warming potential (GWP) contribution from the sorbent material depends on its manufacturing and disposal, as well as the lifetime of this material in our DAC plant. <text:s/>•Recycling of the metal parts of the plant at the end of life is considered when assessing the impact of the construction of the plant. <text:s/>Taking into consideration a detailed analysis of these different inputs, we expect our DACS plants to reach a carbon removal efficiency (cradle-to-grave) of around 90% for today’s product generation and &gt;90% for future plants, if the energy is provided from a renewable source, such as for example geothermal energy. <text:s text:c="4"/>Future work: <text:s/>The LCA of our entire product lifecycle is a critical aspect of Climeworks’ activities. This is why we have, for many years already, partnered up with researchers, universities and independent experts to support us in making independent reliable assessments of our products. We already provide our inventory to researchers and welcome critical assessment of our products. Future avenues to explore would include more detailed analyses of our supply chain, which we have already started by having some of our key suppliers’ environmental footprint independently assessed. <text:s/></text:p>
          </table:table-cell>
          <table:table-cell office:value-type="string" calcext:value-type="string">
            <text:p>•CO? removal can be measured directly as a physical flow of CO? that enters the permanent storage reservoir <text:s/>•Project activity is by definition “additional”. The baseline assumption is “no activity”. <text:s text:c="2"/>•Life-cycle project emissions from energy use, construction and operation of the DAC plant, etc. can be calculated according to established methods. Several independent life-cycle assessments for DAC exist as well as one specifically for the Orca plant. <text:s text:c="2"/>•Geological CO? storage is meant to be permanent by design, leakage only occurs in the case of unexpected failure. The (low) risk of leakage occurs mainly while CO? is injected and further decreases with time. The CO? will eventually be fully immobilized as precipitated carbonate rock material. <text:s text:c="2"/>•Scientific literature for Carbfix method: (1) Snæbjörnsdóttir, S. Ó.; Sigfússon, B.; Marieni, C.; Goldberg, D.; Gislason, S. R.; Oelkers, E. H. Carbon Dioxide Storage through Mineral Carbonation. Nat. Rev. Earth Environ. 2020, 1 (2), 90–102. https://doi.org/10.1038/s43017-019-0011-8. <text:s/>•Scientific literature for LCA study: can be shared upon request. <text:s text:c="2"/></text:p>
          </table:table-cell>
          <table:table-cell office:value-type="string" calcext:value-type="string">
            <text:p>A risk assessment has been performed and we expect low relevant risks. There are no real or foreseeable negative environmental and low social impacts linked with these projects. No scarce resources are consumed and a LCA has proven the very low impact on the footprint. Climeworks plants are 100% powered by renewable energy and the project does not involve forestry. <text:s/>We always strive for a social license in our projects and invite relevant stakeholders to be involved. <text:s text:c="2"/></text:p>
          </table:table-cell>
          <table:table-cell table:number-columns-repeated="8" office:value-type="string" calcext:value-type="string">
            <text:p>Yes</text:p>
          </table:table-cell>
          <table:table-cell office:value-type="string" calcext:value-type="string">
            <text:p>No</text:p>
          </table:table-cell>
          <table:table-cell office:value-type="string" calcext:value-type="string">
            <text:p>Not applicable</text:p>
          </table:table-cell>
          <table:table-cell office:value-type="string" calcext:value-type="string">
            <text:p>No</text:p>
          </table:table-cell>
          <table:table-cell office:value-type="string" calcext:value-type="string">
            <text:p>Stopping climate change from reaching dangerous levels can be particularly relevant for disadvantaged communities and developing economies, including as the adverse effects of climate change typically affect those in need the most. With respect to infrastructure owned or used by Climeworks, it is noted that such infrastructure (for example facilities related to sinks) may allow local communities to benefit directly, for example by means of employment opportunities. Further, there are co-benefits from the installation of renewable energy infrastructure (for example grid enforcements/extensions, feed-in opportunities, local economic activity and investments) and it is acknowledged that electrification is one of the most important development factors (light, cooling for medication, etc.). First implementations of breakthrough technology can also attract touristic interest. More generally, Climeworks is not just developing a new solution, we are essentially creating a whole new industry. As we are not restricted by existing infrastructure, we can build this industry in a way that is particularly beneficial for disadvantaged or underserved communities.</text:p>
          </table:table-cell>
          <table:table-cell office:value-type="string" calcext:value-type="string">
            <text:p>Climeworks’ carbon dioxide removal solution has the potential to reach and benefit all mentioned communities. <text:s text:c="2"/>While it is acknowledged that progressive industrialized economies may have to demonstrate CDR technologies at scale, future implementations will increasingly rely on the local availability of renewable energy and CO? storage opportunities, resulting in opportunities for developing economies. DAC, in particular, profits from the ubiquitous availability of its central feedstock – i.e. air – which allows to make use of local opportunities for low-carbon energy supply from solar, wind, geothermal or other renewable energy. Large-scale CDR implementation will foster investments in local energy infrastructure and provide jobs and education with a long-term perspective. The geological CO? storage potential exceeds the projected requirements by orders of magnitude and is distributed across the world in sedimentary basins and in the basalts of the sea floor and oceanic ridges. <text:s/>Moreover, removing carbon dioxide from the air to reduce and ultimately reverse climate change benefits all communities globally, especially the ones at greatest risk from a changing climate as they often lack the means and resources to build a resilient economy. <text:s text:c="2"/>More generally, Climeworks’ technology provides a solution for unavoidable as well as historic emissions, which greatly improves the discussion about climate responsibility. Additionally, the technology provides a realistic perspective for the sometimes abstract discussions around reaching net-zero or net negative emissions personally, locally, and globally. In terms of transitioning into lower-carbon economies, carbon dioxide removal services are a game changer for private individuals who feel helpless in the fight against climate change. <text:s text:c="2"/>Furthermore, the development of DAC solutions has co-benefits for the energy transition. Air-captured CO? enables truly closed carbon cycles for de-centralized use of synthetic hydrocarbon fuels, making available a key tool to facilitate the energy transition. Synthetic fuels enable the long-term (i.e. seasonal) and large-scale storage of renewable electricity. Furthermore, they allow for sector coupling between the electricity sector and applications in mobility, chemistry and industrial heat. As such, synthetic fuels support the further increase of renewable energy generation capacity beyond the current receptivity of the electric grid. <text:s/>Climeworks is not just developing a new solution, we are essentially creating a whole new industry. By building this industry sustainably, new job opportunities are created across different industries and skill levels (see for example https://rhg.com/research/capturing-new-jobs-and-new-business/) and it will also require upskilling. The impact of our solution - the reduction or even reversal of climate change - will ultimately benefit society as a whole. <text:s/></text:p>
          </table:table-cell>
          <table:table-cell table:number-columns-repeated="983"/>
        </table:table-row>
        <table:table-row table:style-name="ro2">
          <table:table-cell office:value-type="string" calcext:value-type="string">
            <text:p>ClimateCare Oxford Ltd.</text:p>
          </table:table-cell>
          <table:table-cell office:value-type="string" calcext:value-type="string">
            <text:p>ClimateCare's partner VNV Advisory Services has been at the forefront of working with climate change and livelihoods, developing low-carbon projects that support communities in getting their basic needs while adapting to and mitigating the harsh impacts of climate change. They have worked in areas of clean cooking, social forestry, sustainable agriculture, rural energy access and many other related community based technologies, benefiting over 4 million rural households and 50,000 hectares of forest areas under management across the South Asian (India, Bangladesh, Nepal, Laos, Myanmar and Sri Lanka) region.</text:p>
          </table:table-cell>
          <table:table-cell office:value-type="string" calcext:value-type="string">
            <text:p>Mangrove afforestation in India </text:p>
          </table:table-cell>
          <table:table-cell office:value-type="string" calcext:value-type="string">
            <text:p>Mangrove afforestation in India</text:p>
          </table:table-cell>
          <table:table-cell table:number-columns-repeated="2"/>
          <table:table-cell office:value-type="string" calcext:value-type="string">
            <text:p>The project aims to establish and maintain a sustainably managed mangrove ecosystem for carbon sequestration, natural disaster risk reduction, and poverty reduction with sustainable livelihoods in the coastal communities. In this Integrated Mangrove &amp; Aquaculture System, mangrove plantation and aquaculture are combined, and the promotion of traditional canal fishing resulted in healthy and high harvests with low external inputs. <text:s text:c="3"/>Land ownership in the region is public or private and a memorandum of understanding is in place with either the Forest Department for the administration of the land with a carbon project or with the local communities. The communities recognise that the plantation of mangroves is carried out for the benefit of the local communities and agree that the property rights on the carbon credits generated by this restoration are exclusively allocated to the project proponents. <text:s text:c="3"/>A contractual commitment for future issuances of CDR credits from Microsoft will not only deliver the climate angle of carbon sequestration but an overall intervention that encompasses ecological, social, economic, and adaptive enhancements to benefit some of the most marginalised and vulnerable communities. <text:s text:c="2"/></text:p>
          </table:table-cell>
          <table:table-cell office:value-type="string" calcext:value-type="string">
            <text:p>Bangalore</text:p>
          </table:table-cell>
          <table:table-cell office:value-type="string" calcext:value-type="string">
            <text:p>Karnataka </text:p>
          </table:table-cell>
          <table:table-cell office:value-type="string" calcext:value-type="string">
            <text:p>India</text:p>
          </table:table-cell>
          <table:table-cell office:value-type="float" office:value="413500" calcext:value-type="float">
            <text:p>413500</text:p>
          </table:table-cell>
          <table:table-cell office:value-type="float" office:value="100" calcext:value-type="float">
            <text:p>100</text:p>
          </table:table-cell>
          <table:table-cell office:value-type="float" office:value="0" calcext:value-type="float">
            <text:p>0</text:p>
          </table:table-cell>
          <table:table-cell office:value-type="float" office:value="413500" calcext:value-type="float">
            <text:p>413500</text:p>
          </table:table-cell>
          <table:table-cell office:value-type="string" calcext:value-type="string">
            <text:p>1/1/2021</text:p>
          </table:table-cell>
          <table:table-cell office:value-type="string" calcext:value-type="string">
            <text:p>Mangrove stands will be regularly monitored and ongoing management of the project area is provided by locally-trained community members. <text:s text:c="4"/>The project will be registered with the VCS and as such will use the AFOLU Non-Permanence Risk Tool v4.0 (or whichever version is applicable at the time), which determines a number of credits to be deposited in the AFOLU pooled buffer account. In addition, the project shall comply with the rules for reporting a loss event and holding/cancelling credits set in VCS Registration and Issuance Process v4.0 (or whichever version is applicable at the time). Buffer credits are cancelled to cover carbon known, or believed, to be lost. As such, the VCUs already issued to the project and sold to Microsoft that subsequently fail are not cancelled and do not have to be compensated. The VCS approach provides atmospheric integrity because the AFOLU pooled buffer account will always maintain an adequate surplus to cover unanticipated losses from individual project failures and the net GHG benefits across the entire pool of AFOLU projects will be greater than the total number of VCUs issued.</text:p>
          </table:table-cell>
          <table:table-cell office:value-type="string" calcext:value-type="string">
            <text:p>Yes</text:p>
          </table:table-cell>
          <table:table-cell office:value-type="string" calcext:value-type="string">
            <text:p>Not applicable (I answered yes to Q24)</text:p>
          </table:table-cell>
          <table:table-cell table:number-columns-repeated="3"/>
          <table:table-cell office:value-type="string" calcext:value-type="string">
            <text:p>Verra (VCS)</text:p>
          </table:table-cell>
          <table:table-cell table:number-columns-repeated="3"/>
          <table:table-cell table:number-columns-repeated="2" office:value-type="string" calcext:value-type="string">
            <text:p>N/A</text:p>
          </table:table-cell>
          <table:table-cell office:value-type="string" calcext:value-type="string">
            <text:p>•Environmental: most risks relate to seedling survival and ensuring that the right conditions are maintained during the growth phase to minimise juvenile mangrove tree mortality. Not only will native tree species be planted but communities will also be trained by mangrove experts to ingrain practices and methods that mitigate the main threats (e.g. saltwater intrusion, crowding, chemical runoff) <text:s text:c="4"/>•Social: social and economic motivations are the main deforestation driver and this will be mitigated through a range of activities focusing on alternative income generation, women empowerment, education, and resilience building for and by the local communities in a fully inclusive process <text:s text:c="3"/>There are no other foreseeable negative environmental or social impacts that the project has. In fact, on the contrary the project has several benefits from a socio-economic standpoint, the direct beneficiaries being the local community members.</text:p>
          </table:table-cell>
          <table:table-cell table:number-columns-repeated="8" office:value-type="string" calcext:value-type="string">
            <text:p>Yes</text:p>
          </table:table-cell>
          <table:table-cell table:number-columns-repeated="3" office:value-type="string" calcext:value-type="string">
            <text:p>Not applicable</text:p>
          </table:table-cell>
          <table:table-cell office:value-type="string" calcext:value-type="string">
            <text:p>The project will align with and deliver outcomes that meet the UN SDGs, in particular: <text:s text:c="4"/>•SDG 1 - Introduction of livelihood interventions such as sustainable crabbing and shrimp farms, production of natural dyes from mangroves <text:s/>•SDG 2 - Improve food security in the region by seafood and agricultural productivity <text:s text:c="2"/>•SDG 3 - Greenwall and natural coastal defences; better food security and diversity in diet ensures good health <text:s/>•SDG 8 - Employment opportunities for members of the local communities during implementation of program activities and monitoring <text:s/>•SDG 13 - Sequester many times more carbon than an equivalent area of terrestrial forests <text:s text:c="2"/>•SDG 14 - Bio-diverse marine habitats; roots act as a filtration system and capture silt: prevent siltation in seagrass meadows and on coral reefs <text:s/>•SDG 15 - Reduce soil and river bed erosion, decrease sediment intrusion salinity of the soils inland. <text:s/></text:p>
          </table:table-cell>
          <table:table-cell office:value-type="string" calcext:value-type="string">
            <text:p>•Engages and empowers diverse stakeholders who have otherwise faced systemic barriers to accessing carbon finance. <text:s/>A significant portion of the total program budget is for public education, social mobilization, livelihood creation, microloans, cottage industries, scholarships, subsidy for fuel saving stoves, women projects and scholarships that target communities typically outside of the economic system who have little access to public support, let alone carbon finance mechanisms. <text:s text:c="3"/>•Addresses the disproportionate impacts of climate change on low-income communities; vulnerable communities in developing countries; and/or communities that bear the brunt of industrial pollution or are transitioning to low-carbon economies. <text:s/>Mangrove habitats act as nurseries for commercially important aquatic organisms such as crustaceans, molluscs and fish that helps improve the quality and quantity of seafood resources, thereby providing an increase in revenue for the local fishermen and reverse the trend of crisis for small scale fishermen in the area. The project includes low-income families in the area who are isolated and suffering from the gradual degradation of their landscape and often need to relocate elsewhere. Direct beneficiaries include fishermen, shrimp farmers, rice farmers and women and children of the local communities. The constant inclusion of the local stakeholders compositely helps the long-term sustainability of the project. <text:s text:c="3"/>•Works to ensure that underrepresented and under-resourced communities are not left behind in the transition to an environmentally just future. <text:s text:c="2"/>The activities cater specifically to the most marginalised and vulnerable sections of society. The program aims to reduce their vulnerability to climate change and its effects as a broad goal, but intrinsically supports and increases income-generating activities, provides direct employment at agreed upon wages, empowers gender equality, and has a myriad of non-carbon benefits to indirect beneficiaries as well, including educational and awareness programs, provision of essentials for improved infrastructure, enhanced food and nutrition security etc. all of which are also in compliance with the UNSDGs. <text:s text:c="5"/></text:p>
          </table:table-cell>
          <table:table-cell table:number-columns-repeated="983"/>
        </table:table-row>
        <table:table-row table:style-name="ro2">
          <table:table-cell office:value-type="string" calcext:value-type="string">
            <text:p>Shell Energy North America (US) LP (“Shell Energy”)</text:p>
          </table:table-cell>
          <table:table-cell office:value-type="string" calcext:value-type="string">
            <text:p>Shell Energy is submitting this proposal on its own as an experienced marketer of carbon credits from a variety of project developers.</text:p>
          </table:table-cell>
          <table:table-cell office:value-type="string" calcext:value-type="string">
            <text:p>VCS + CCB Community-led tree planting project located across India</text:p>
          </table:table-cell>
          <table:table-cell office:value-type="string" calcext:value-type="string">
            <text:p>TIST Program in India, VCS 001</text:p>
          </table:table-cell>
          <table:table-cell office:value-type="string" calcext:value-type="string">
            <text:p>https://program.tist.org/india</text:p>
          </table:table-cell>
          <table:table-cell/>
          <table:table-cell office:value-type="string" calcext:value-type="string">
            <text:p>The International Small Group and Tree Planting Program (TIST) India is a combined reforestation and sustainable development project carried out by subsistence farmers. The project supports subsistence farmers as they combat poverty, deforestation and climate change through the planting of trees. The project adopts an innovate, community led approach to tree planting and reforestation by ensuring that local people manage the project on their farms and in their communities. <text:s text:c="2"/>The project will deliver carbon dioxide removal by encouraging small groups of farmers to plant and maintain trees on degraded and/or unused land, restoring what a century ago was dense forest. In 2019, around 110,000 t CO2 e was sequestered. Planting trees counteracts the devastating effects of deforestation, erosion, famine, droughts and floods. The trees planted in tens of thousands of groves and land parcels are already beginning to reduce erosion, stabilize and enrich the soil, and will soon be providing shade. In the future, they will provide other benefits which includes edible fruits and nuts, medicines, windbreaks, firewood and timber. <text:s text:c="2"/>Small Groups benefit from a new income source; the sale of carbon credits that result from the sequestration of carbon from the atmosphere, in the biomass of the trees and soil. They receive 70% of the profits generated from carbon credit sales. <text:s text:c="2"/>Replication of TIST in India began in 2002, with tree planting beginning in 2003. The program has grown to over 6,400 TIST participants in over 1,200 Small Groups. <text:s text:c="2"/>Clean Air Action Corporation designed and implemented the Project. CAAC is the manager and signatory to the Small Groups GhG contracts and has the carbon rights to the trees. <text:s text:c="2"/>TIST provides an administrative backbone supplying that supplies training in building nurseries, tree planting, conservation farming, building fuel-efficient stoves and malaria and HIV/AIDS prevention. <text:s text:c="2"/>The thousands of Small Group members of TIST own the trees and are responsible for managing them. TIST provides an administrative backbone that provides a structural network of training and communications that allows members to build on their own <text:s/>internal strengths and develop best practices. TIST is available to everyone and all are considered equal. The rotating leadership and the Small Group rules empower women and the undereducated. <text:s text:c="2"/>TIST project areas are located on lands owned or controlled by TIST small hold farmers and that have been used as cropland or grassland but has become degraded. <text:s/>All information taken from registry documentation, website or public resources. </text:p>
          </table:table-cell>
          <table:table-cell office:value-type="float" office:value="0" calcext:value-type="float">
            <text:p>0</text:p>
          </table:table-cell>
          <table:table-cell office:value-type="string" calcext:value-type="string">
            <text:p>Andhra Pradesh, Kamataka, Tamil Nadu</text:p>
          </table:table-cell>
          <table:table-cell office:value-type="string" calcext:value-type="string">
            <text:p>India</text:p>
          </table:table-cell>
          <table:table-cell office:value-type="float" office:value="5000" calcext:value-type="float">
            <text:p>5000</text:p>
          </table:table-cell>
          <table:table-cell office:value-type="float" office:value="100" calcext:value-type="float">
            <text:p>100</text:p>
          </table:table-cell>
          <table:table-cell office:value-type="float" office:value="5000" calcext:value-type="float">
            <text:p>5000</text:p>
          </table:table-cell>
          <table:table-cell office:value-type="float" office:value="0" calcext:value-type="float">
            <text:p>0</text:p>
          </table:table-cell>
          <table:table-cell office:value-type="string" calcext:value-type="string">
            <text:p>1/1/2004</text:p>
          </table:table-cell>
          <table:table-cell office:value-type="string" calcext:value-type="string">
            <text:p>The project will carry out monitoring and verification at least every 5 years. All AFOLU projects under the VCS standard has a buffer pool mechanism, with 38,500 credits set aside, to account for reversal events. Based on VCS standards, if there are any reversal events, the project shall comply with the rules for reporting lost events and cancelling credits as required under the standard. </text:p>
          </table:table-cell>
          <table:table-cell office:value-type="string" calcext:value-type="string">
            <text:p>Yes</text:p>
          </table:table-cell>
          <table:table-cell office:value-type="string" calcext:value-type="string">
            <text:p>Not applicable (I answered yes to Q24)</text:p>
          </table:table-cell>
          <table:table-cell table:number-columns-repeated="3"/>
          <table:table-cell office:value-type="string" calcext:value-type="string">
            <text:p>Verra (VCS)</text:p>
          </table:table-cell>
          <table:table-cell table:number-columns-repeated="2"/>
          <table:table-cell office:value-type="string" calcext:value-type="string">
            <text:p>CCB</text:p>
          </table:table-cell>
          <table:table-cell table:number-columns-repeated="2"/>
          <table:table-cell office:value-type="string" calcext:value-type="string">
            <text:p>1. In accordance with the conditions of the approved baseline and monitoring methodology ARAMS0001, project emissions are considered insignificant and therefore neglected. <text:s/>It comes from the methodology VCS protocols to ensure the projects demonstrate climate cost is considered and environment and society cost is minimised. <text:s text:c="2"/>In addition to the VERRA requirements to allow for a buffer, the project developers also: <text:s/>2. The program is designed to allow sustainable harvest within the project boundary by the members, which will reduce the need for fuel wood from external sources. The trees are owned by the Small Groups members and as the trees die, either naturally or through thinning, they can be used as fuel wood by the members. This is in addition to the biomass maintained for the calculation of actual net GhG removals by sinks (since ex post carbon calculations are based on current tree counts, any trees lost to harvest, etc., are automatically excluded from the calculation). The project activity will have a beneficial effect on area deforestation; instead of causing it, it will ameliorate it. <text:s/>3. The TIST program improves resource sustainability and reduces resource degradation. Because TIST participants plant trees, and because not all trees survive, the deadfall alone will reduce the need for participants to continue to cut down trees outside TIST project boundaries after just a few years. Once enough trees are planted, they have the potential to provide a sustainable fuel wood supply. <text:s/>Source: PDD</text:p>
          </table:table-cell>
          <table:table-cell table:number-columns-repeated="11" office:value-type="string" calcext:value-type="string">
            <text:p>No</text:p>
          </table:table-cell>
          <table:table-cell office:value-type="string" calcext:value-type="string">
            <text:p>The project has been verified by the Climate, Community and Biodiversity Standards. The project's major objectives are: increase biomass and carbon sequestered in project areas, provide a sustainable fuel wood supply for the members, provide a new source of revenue to the members from the sale of carbon credits, provide training in important social and health related subjects, and improve the biodiversity of the area by adding canopy and indigenous trees. The CCB documentation will be attached in the additional documentation section. <text:s text:c="4"/>Additionally, the project claims to contribute towards the following Sustainable Development Goals (SDG): Goal 1 - no poverty, Goal 2 - zero hunger, Goal 3 - Good health and well-being, Goal 4 - quality education, Goal 5 - gender equality, Goal 6 - clean water and sanitation, , Goal 8 - decent work and economic growth, Goal 9 - industry, innovation and infrastructure, Goal 10 - reduced inequalities, Goal 11 - sustainable cities and communities, Goal 12 - responsible consumption and production, Goal 13 - climate action, Goal 15 - life on land Goal 16 -promote just, peaceful and inclusive societies and Goal 17 - partnerships for the Goals. <text:s text:c="3"/></text:p>
          </table:table-cell>
          <table:table-cell office:value-type="string" calcext:value-type="string">
            <text:p>TIST India aims to improve the lives of some of the poorest people in the world by giving subsistence farmers the opportunity to work in the carbon industry. The farmers plant trees on their land and retain ownership of the trees and their products. Carbon credit sales generate participant income and provide project funding to address agricultural, HIV/AIDS, nutritional and fuel challenges. They receive 70% of the profits generated from carbon credit sales. <text:s text:c="2"/>The maturing trees and conservation farming will provide additional sustainable benefits that far exceed the carbon payments. These include improved crop yield; combating climate change effects on and improving the local environment; and resources such as food, fodder, fruits, fuel and building materials. <text:s text:c="5"/>TIST India aims to improve people’s lives by generation employment, offering training, information sharing and capacity building. As well as how to plant trees, the project also trains farmers in conservation farming and health education. <text:s text:c="5"/>All information taken from registry documentation, website or public resources. </text:p>
          </table:table-cell>
          <table:table-cell table:number-columns-repeated="983"/>
        </table:table-row>
        <table:table-row table:style-name="ro2">
          <table:table-cell office:value-type="string" calcext:value-type="string">
            <text:p>ACT Commodities Inc</text:p>
          </table:table-cell>
          <table:table-cell office:value-type="string" calcext:value-type="string">
            <text:p>None</text:p>
          </table:table-cell>
          <table:table-cell office:value-type="string" calcext:value-type="string">
            <text:p>Peatland ecosystem restoration in Indonesia</text:p>
          </table:table-cell>
          <table:table-cell office:value-type="string" calcext:value-type="string">
            <text:p>SUMATRA MERANG PEATLAND PROJECT (SMPP)</text:p>
          </table:table-cell>
          <table:table-cell office:value-type="string" calcext:value-type="string">
            <text:p>https://registry.verra.org/app/projectDetail/VCS/1899</text:p>
          </table:table-cell>
          <table:table-cell/>
          <table:table-cell office:value-type="string" calcext:value-type="string">
            <text:p>The Sumatra Merang Peatland Project is restoring more than 22,000 hectares of peatland rainforest in the Merang region of Indonesia. Protecting an area more than 3.5 times the size of Manhattan, the project targets the Merang biodiversity corridor, one of the largest and deepest peat swamps in South Sumatra. Climate finance rehabilitates and protects this threatened ecosystem, reducing emissions, and creating a conservation area for hundreds of unique and endangered species. The project works with local communities from nearby villages to improve livelihoods which reduces pressure on the forest. <text:s text:c="4"/>Climate finance supports several key activities to increase the resilience of the ecosystem through peat rewetting and reforestation: <text:s text:c="2"/>Regeneration and regrowth of standing trees: A regeneration programme is restoring more than <text:s/>22,900 hectares of degraded peatland forest with native tree and vegetation species, in what was <text:s/>once one of the most biodiverse regions in the country. Regrowth is already evident across the fire zone, with peat depths measured as high as 5 meters in some places. <text:s/>Fire prevention: During a large fire in 2015, the project fire prevention team successfully saved about 6,000 hectares of forest. Prevention of another large fire is of critical importance and the <text:s/>project is working to block canals to prevent further drainage. <text:s/>Forest monitoring: Ground teams patrol the project, monitoring the health of the landscape and using technologies such as drones and satellite-based Early Warning Systems to prevent fires <text:s/>and illegal land clearance. <text:s/></text:p>
          </table:table-cell>
          <table:table-cell office:value-type="string" calcext:value-type="string">
            <text:p>Musi Banyuasin District in South Sumatra, Indonesia., see Project Design Document for specifications</text:p>
          </table:table-cell>
          <table:table-cell office:value-type="string" calcext:value-type="string">
            <text:p>South Sumatra</text:p>
          </table:table-cell>
          <table:table-cell office:value-type="string" calcext:value-type="string">
            <text:p>Indonesia</text:p>
          </table:table-cell>
          <table:table-cell office:value-type="float" office:value="500000" calcext:value-type="float">
            <text:p>500000</text:p>
          </table:table-cell>
          <table:table-cell office:value-type="float" office:value="100" calcext:value-type="float">
            <text:p>100</text:p>
          </table:table-cell>
          <table:table-cell office:value-type="float" office:value="500000" calcext:value-type="float">
            <text:p>500000</text:p>
          </table:table-cell>
          <table:table-cell office:value-type="float" office:value="4500000" calcext:value-type="float">
            <text:p>4500000</text:p>
          </table:table-cell>
          <table:table-cell office:value-type="string" calcext:value-type="string">
            <text:p>1/1/2016</text:p>
          </table:table-cell>
          <table:table-cell office:value-type="string" calcext:value-type="string">
            <text:p>To provide recourse/compensation for any reversals the project and in line with VCS methodology VM0007 the combined non-permanence risk buffer for the project was determined as 14%. Per VCS methodology VM0007, the annual buffer withholding for all activities was determined as a percentage of the total carbon stock benefits which excludes emissions due to leakage (see Table 57 of the PDD). <text:s text:c="29"/>For a detailed explanation refer to Sumatra Merang Recourse document</text:p>
          </table:table-cell>
          <table:table-cell office:value-type="string" calcext:value-type="string">
            <text:p>Yes</text:p>
          </table:table-cell>
          <table:table-cell office:value-type="string" calcext:value-type="string">
            <text:p>Not applicable (I answered yes to Q24)</text:p>
          </table:table-cell>
          <table:table-cell table:number-columns-repeated="3"/>
          <table:table-cell office:value-type="string" calcext:value-type="string">
            <text:p>Verra (VCS)</text:p>
          </table:table-cell>
          <table:table-cell table:number-columns-repeated="3"/>
          <table:table-cell table:number-columns-repeated="2" office:value-type="string" calcext:value-type="string">
            <text:p>NA</text:p>
          </table:table-cell>
          <table:table-cell office:value-type="string" calcext:value-type="string">
            <text:p>None</text:p>
          </table:table-cell>
          <table:table-cell table:number-columns-repeated="7"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 applicable</text:p>
          </table:table-cell>
          <table:table-cell office:value-type="string" calcext:value-type="string">
            <text:p>Water stewardship: The project area is in the centre of the Merang peat dome, a contiguous High Carbon Stock peatland zone covering more than 150,000 hectares. The area is a high conservation priority area, as Merang is part of a larger peat swamp forest zone linked to Sembilang National Park in the east, Muaro Jambi peat swamp forest in the north and Berbak national park in the northwest. The project is a Wetlands Restoration and Conservation (WRC) project with a significant impact in wetlands and waterways in the Merang biodiversity corridor. Thus it aligns with Microsoft’s water conservation objectives. <text:s text:c="3"/>SDG Goals: 1, 2, 5, 8, 9, 10, 12, 13, 15, 16, 17. <text:s/>CCBA Gold <text:s text:c="2"/>See Sumatra-Merang-Indonesia- Project description for more info. <text:s text:c="2"/></text:p>
          </table:table-cell>
          <table:table-cell office:value-type="string" calcext:value-type="string">
            <text:p>Social Sustainability: A key aspect of the Sumatra Merang Peatland Project is to work with surrounding communities that rely on the landscape for their livelihoods. Through a profit-sharing mechanism, climate finance invests in community development and low-carbon livelihoods programs. Following a participatory assessment of needs in the local villages, the project supports a range of development initiatives alongside local communities that include contributing to public health campaigns, water/sanitation infrastructure, and education programs. Public health and water/sanitation are core challenges for local villages because they are situated directly on the river and have no access to clean water or sanitation infrastructure. This means they are highly susceptible to waterborne diseases. The project’s community working groups will work with community leaders to address these issues and invest funds to improve public health where appropriate. Climate finance contributes to developing sustainable livelihood programs with villages near the project including fishing and smallholder cropping of Sago, Jelutung, coconut and palm fruit. The most immediate impact is direct and indirect employment for canal dam construction and forest patrols with a target to make 25% of job created for women. Many of the local people actively fish in the project area, which provides both sustenance and income. The project efforts to rewet the peatland and protect watersheds also improves breeding grounds for <text:s/>fish and therefore the livelihoods of many local people. The project works with local villages to develop capacity and market connections for sustainable fishing production, as small enterprises create lasting, positive change for local communities. <text:s/></text:p>
          </table:table-cell>
          <table:table-cell table:number-columns-repeated="983"/>
        </table:table-row>
        <table:table-row table:style-name="ro2">
          <table:table-cell office:value-type="string" calcext:value-type="string">
            <text:p>ClimateCare Oxford Ltd.</text:p>
          </table:table-cell>
          <table:table-cell office:value-type="string" calcext:value-type="string">
            <text:p>ClimateCare partner with the Sumatran Orangutan Society, a UK-based charity who work closely with a variety of NGOs on the ground in Sumatra, e.g. the Orangutan Information Centre (OIC), who do extensive work in reforestation as well as community engagement in order to support forest regeneration on the edge of the Leuser ecosystem. </text:p>
          </table:table-cell>
          <table:table-cell table:number-columns-repeated="2" office:value-type="string" calcext:value-type="string">
            <text:p>Orangutan Habitat Restoration in Sumatra </text:p>
          </table:table-cell>
          <table:table-cell office:value-type="string" calcext:value-type="string">
            <text:p>n/a</text:p>
          </table:table-cell>
          <table:table-cell/>
          <table:table-cell office:value-type="string" calcext:value-type="string">
            <text:p>The Sumatran Orangutan Society, in close partnership with ClimateCare, are developing this project as part of a strategic approach to support communities to protect, restore and safeguard orangutan habitats, whilst benefitting from critical ecosystem services and higher incomes. Field partners will develop bespoke forest restoration action plans with communities living next to key orangutan habitat, then provide training and tools to equip them with the skills and knowledge to benefit from, rather than exploit the rainforest ecosystem. Through training in agroforestry and organic farming techniques, this approach has shown that farmers can increase crop yields and improve their profit, reducing their need to expand farmlands into the forest. The holistic approach, with community livelihoods and engagement at its heart, is crucial for successful conservation efforts in the long term and is based on a CARE model: Community Agroforestry, Restoration and Education. <text:s text:c="3"/>Regarding land ownership, with the exception of two of the sites (detailed below), the proposed restoration sites are all on state-owned land, in either protected areas or conservation areas. The community forestry sites and Conservation Partnership sites grant access to forest-adjacent communities to manage the land (overseen by ClimateCare's project partner), and the pure restoration sites will be under the exclusive management of our partners OIC (see below). The two exceptions are: <text:s text:c="3"/>•Selamanaya Hutan – this land is already privately owned by OIC; previously an oil palm plantation <text:s/>•Sekoci – this is a planned land purchase (pending funding) which would be privately owned by OIC; currently mixed community agriculture (800 ha) and intact forest (3,200 ha). <text:s text:c="3"/>A contractual commitment with ClimateCare for future issuances of CDR credits from Microsoft will not only deliver the climate angle of carbon sequestration but an overall intervention that results in decreased pressure on the ecosystem, providing greater security for orangutans and the many other species that share their habitat, including humans. <text:s text:c="2"/></text:p>
          </table:table-cell>
          <table:table-cell office:value-type="string" calcext:value-type="string">
            <text:p>Medan</text:p>
          </table:table-cell>
          <table:table-cell office:value-type="string" calcext:value-type="string">
            <text:p>Aceh</text:p>
          </table:table-cell>
          <table:table-cell office:value-type="string" calcext:value-type="string">
            <text:p>Indonesia</text:p>
          </table:table-cell>
          <table:table-cell office:value-type="float" office:value="150000" calcext:value-type="float">
            <text:p>150000</text:p>
          </table:table-cell>
          <table:table-cell office:value-type="float" office:value="100" calcext:value-type="float">
            <text:p>100</text:p>
          </table:table-cell>
          <table:table-cell office:value-type="float" office:value="0" calcext:value-type="float">
            <text:p>0</text:p>
          </table:table-cell>
          <table:table-cell office:value-type="float" office:value="150000" calcext:value-type="float">
            <text:p>150000</text:p>
          </table:table-cell>
          <table:table-cell office:value-type="string" calcext:value-type="string">
            <text:p>1/1/2021</text:p>
          </table:table-cell>
          <table:table-cell office:value-type="string" calcext:value-type="string">
            <text:p>The project participants will collect data on a quarterly basis on tree growth rates and survival (typically 80%+ at existing sites), as well as species composition (including trees growing through assisted natural regeneration). Restoration project staff will closely monitor the security of the site (maintaining boots on the ground throughout) and will use conservation drones to detect any encroachment or disturbance of the young forest and monitor forest recovery. The project will also use a remote deforestation monitoring programme to track any forest loss within or adjacent to the portfolio of restoration sites (as well as the entire 2.6 million hectare Leuser Ecosystem). This will enable us to take swift action if any tree loss is detected, and monitor deforestation trends throughout the region in order to ascertain and get ahead of any risks to project sites. <text:s text:c="3"/>The project will be registered with the VCS and as such will use the AFOLU Non-Permanence Risk Tool v4.0 (or whichever version is applicable at the time), which determines a number of credits to be deposited in the AFOLU pooled buffer account. In addition, the project shall comply with the rules for reporting a loss event and holding/cancelling credits set in VCS Registration and Issuance Process v4.0 (or whichever version is applicable at the time). Buffer credits are cancelled to cover carbon known, or believed, to be lost. As such, the VCUs already issued to the project and sold to Microsoft that subsequently fail are not cancelled and do not have to be compensated. The VCS approach provides atmospheric integrity because the AFOLU pooled buffer account will always maintain an adequate surplus to cover unanticipated losses from individual project failures and the net GHG benefits across the entire pool of AFOLU projects will be greater than the total number of VCUs issued. <text:s/></text:p>
          </table:table-cell>
          <table:table-cell office:value-type="string" calcext:value-type="string">
            <text:p>Yes</text:p>
          </table:table-cell>
          <table:table-cell office:value-type="string" calcext:value-type="string">
            <text:p>Not applicable (I answered yes to Q24)</text:p>
          </table:table-cell>
          <table:table-cell table:number-columns-repeated="3"/>
          <table:table-cell office:value-type="string" calcext:value-type="string">
            <text:p>Verra (VCS)</text:p>
          </table:table-cell>
          <table:table-cell table:number-columns-repeated="3"/>
          <table:table-cell table:number-columns-repeated="2" office:value-type="string" calcext:value-type="string">
            <text:p>n/a</text:p>
          </table:table-cell>
          <table:table-cell office:value-type="string" calcext:value-type="string">
            <text:p>From the participants’ lengthy experience in this landscape, there are likely to be no negative environmental impacts, and few negative social impacts. At one planned site, Tenggulun, law enforcement actions are underway (by Indonesian government authorities) to reclaim 300 hectares of illegally encroached land, with the rights to manage and restore that land being granted to OIC. <text:s text:c="3"/>OIC have an exemplary track record of engaging forest-adjacent communities in participatory processes throughout the establishment of new forest restoration sites. This community-centred approach brings the additional benefit of supporting the safeguarding of intact forests through increased engagement with environmental protection and restoration activities, as well as the co-creation of sustainable livelihoods opportunities which reduce pressure on forests. <text:s/></text:p>
          </table:table-cell>
          <table:table-cell table:number-columns-repeated="8" office:value-type="string" calcext:value-type="string">
            <text:p>Yes</text:p>
          </table:table-cell>
          <table:table-cell table:number-columns-repeated="3" office:value-type="string" calcext:value-type="string">
            <text:p>Not applicable</text:p>
          </table:table-cell>
          <table:table-cell office:value-type="string" calcext:value-type="string">
            <text:p>•This project will produce fruits, vegetables, essential oils, and other non-time forest products under an organic permaculture model, which also includes a forest restoration zone to act as a buffer between farmland and natural forest. The income from the sales of the crops will be invested in conservation and restoration programmes around the Leuser ecosystem, creating a virtuous cycle of preservation and livelihoods creation. <text:s text:c="3"/>•Direct employment or income opportunities will be created either through the payment of a fee for producing tree seedlings or a salary for involvement in planting and maintenance activities. <text:s text:c="3"/>•The project will continue to deliver a core rescue and release mission for orangutans, a keystone species in the Sumatran forest ecosystem. <text:s/></text:p>
          </table:table-cell>
          <table:table-cell office:value-type="string" calcext:value-type="string">
            <text:p>The wellbeing and prosperity of the people of Sumatra are inextricably linked to the fate of the forests, and millions of people depend on them for survival. The Leuser ecosystem is considered very vulnerable to climate change related events, and mitigating climate change ranks highly as both a development and conservation priority in the landscape, due to the economic and social impacts of climate change and related disasters. <text:s text:c="3"/>The predicted impacts of climate change in Aceh province are expected to be severe, with 62% of the villages in Aceh regarded as vulnerable to climate change, according to a study by the Ministry of Environment and Forestry. The predicted economic loss from climate change and related disasters easily outweighs the costs of mitigation actions, including the protection of forest. <text:s text:c="6"/>Floods in the Leuser landscape in 2006, 2012, and 2017 had severe economic impacts on the local population and economy. According to the Aceh flood damage and loss assessment, conducted in 2012, the economic loss in Gayo Lues was more than 53 Billion Rupiah (US$4 million) with the majority of the losses/damage sustained at household/individual level. <text:s text:c="4"/>The restoration of lost and degraded forests, and the protection of intact forests through the proposed landscape restoration programme link conservation targets with broader development goals which are put at risk by climate change, such as poverty alleviation, food security and health, through maintaining and restoring ecosystem functions which are vital to protect Leuser’s forest adjacent communities. <text:s text:c="2"/></text:p>
          </table:table-cell>
          <table:table-cell table:number-columns-repeated="983"/>
        </table:table-row>
        <table:table-row table:style-name="ro2">
          <table:table-cell office:value-type="string" calcext:value-type="string">
            <text:p>Operation Wallacea Ltd</text:p>
          </table:table-cell>
          <table:table-cell office:value-type="string" calcext:value-type="string">
            <text:p>Operation Wallacea (Opwall) will administer the funds, prepare the reports on implementation of the project and progress with achieving the carbon, societal impact and biodiversity targets, and commission and supervise the development of the website by the Oxford Long-term Ecology lab to allow all customers to view progress in each hectare of reforestation and to organise the carbon and biodiversity annual monitoring of each hectare with additional funding for the monitoring provided from its own resources. <text:s/>Operasi Wallacea Terpadu (OWT), are the implementing organisation in Indonesia and will complete all the socialization with the communities, administer the in-country payments to the communities and ensure the replanting is completed successfully. <text:s/>Wallacea Trust are designed to be the ‘disruptors’ and to challenge all aspects of the project and its implementation. <text:s/>The Trust comprises leading conservation, industry and academia representatives and their role is to examine each of the reports prior to being submitted to Microsoft to test for any weaknesses and where improvements need to be made. <text:s/>Oxford Long-term Ecology Lab will the organization in charge of making public the progress on the carbon, societal benefits and biodiversity changes for customers wanting to check on progress with this scheme. <text:s/></text:p>
          </table:table-cell>
          <table:table-cell office:value-type="string" calcext:value-type="string">
            <text:p>Restoring damaged forests and growing carbon credits </text:p>
          </table:table-cell>
          <table:table-cell office:value-type="string" calcext:value-type="string">
            <text:p>Restoration of forests in Pematang Gadung, West Kalimantan, Indonesia</text:p>
          </table:table-cell>
          <table:table-cell table:number-columns-repeated="2"/>
          <table:table-cell office:value-type="string" calcext:value-type="string">
            <text:p>1. <text:s/>This is an attempt to use market forces to increase natural forest cover - not an agroforestry scheme, so the benefits are much greater for biodiversity. <text:s/>2. <text:s/>The costs per credit at $9.89 are very competitive for natural forest regeneration. <text:s/>3. The scheme has been discussed at length with Plan Vivo so we are confident the project can be readily approved as a Plan Vivo scheme. <text:s/>Note: if we use an ICROA compliant certification, it substantially increases the costs of the credits because ante credits can only be issued up to 10 years ahead and slow accumulation of carbon in the first years after planting mean that the costs per credit need to be substantially higher. <text:s/>4. <text:s/>The scheme has additional transparency with the proposed website operated by the Oxford Long-term Ecology lab and a webpage for every hectare of forest being regenerated. <text:s/>5. <text:s/>The scheme targets the frontline of deforestation in Indonesia - social forestry designated areas of forest and is ready to implement because OWT already have contracts in position to help with social forestry schemes. Gaining (Free Prior Informed Consent FPIC) to implement the scheme will be straightforward because of these existing working relationships and the ownership of the land is managed by a village committee that OWT already advise. <text:s/>6. <text:s/>The annual research teams participating in Opwall programs provide ‘free’ (ie funded from tuition fees not part of the credit costs) annual monitoring of biodiversity so the benefits of the scheme on various taxa can be quantified. <text:s/>7. The local communities gain 61% of the payments from the credits and overall 77% of the income is paid in-country. <text:s/>8. The proposed scheme is for 200,000 credits but it can be scaled readily to millions of credits with available social forestry land areas that are currently on the road to destruction and where interventions like this would help. <text:s/>Likewise, it can be scaled down since each social forestry scheme will have patches of forest funded through different sponsors. <text:s/>9. The scheme has the opportunity to show how carbon credit funding could provide a market solution to increasing natural forest cover worldwide. <text:s text:c="2"/></text:p>
          </table:table-cell>
          <table:table-cell office:value-type="string" calcext:value-type="string">
            <text:p>Ketapang</text:p>
          </table:table-cell>
          <table:table-cell office:value-type="string" calcext:value-type="string">
            <text:p>West Kalimantan</text:p>
          </table:table-cell>
          <table:table-cell office:value-type="string" calcext:value-type="string">
            <text:p>Indonesia</text:p>
          </table:table-cell>
          <table:table-cell office:value-type="float" office:value="200382" calcext:value-type="float">
            <text:p>200382</text:p>
          </table:table-cell>
          <table:table-cell office:value-type="float" office:value="67" calcext:value-type="float">
            <text:p>67</text:p>
          </table:table-cell>
          <table:table-cell office:value-type="float" office:value="3" calcext:value-type="float">
            <text:p>3</text:p>
          </table:table-cell>
          <table:table-cell office:value-type="float" office:value="97" calcext:value-type="float">
            <text:p>97</text:p>
          </table:table-cell>
          <table:table-cell office:value-type="string" calcext:value-type="string">
            <text:p>10/1/2020</text:p>
          </table:table-cell>
          <table:table-cell office:value-type="string" calcext:value-type="string">
            <text:p>The Plan Vivo scheme retains 20% of the credits issued and these are never issued to the developer. <text:s/>Plan Vivo maintains them as a ‘bank’ of credits that can be used if there is a catastrophic loss such as an uncontrolled fire. <text:s/>In addition, the estimated levels of carbon storage after 25 years are significantly lower than likely to be achieved. <text:s/>The forest plots being managed start off with between 50 – 100 tonnes per ha and have large numbers of saplings already growing. <text:s/>On top of this, there will be additional planting, but saplings already growing in the plots will be off to a faster start than newly planted saplings. Opwall measurements of lowland forest in Indonesia that have been undisturbed for at least 25 years estimate carbon levels from 200 – 250 tonnes per ha and mature lowland forest has much higher carbon (400 - 500 tonnes per ha). <text:s/>So, an estimate of 150 tonnes per ha after 25 years when they start at between 50 – 100 tonnes is very conservative. <text:s/>However, what happens once the 15 years of annual payments is reached and the community over- harvests the forest? When the payments stop, the scheme allows the community to take 2.5% of the trees per year which puts the whole scheme on a 40 year rotation. This provides a strong sustainable income and by creating a mixed age forest, is likely to improve the biodiversity. Over harvesting will reduce the carbon stocks and remove the possibility of a second batch of carbon credit funding (for the next 25 years) to take the total carbon stored from 150 tonnes per ha to say 300 tonnes per ha, thus removing the long term income potential for the community. <text:s text:c="2"/></text:p>
          </table:table-cell>
          <table:table-cell office:value-type="string" calcext:value-type="string">
            <text:p>No</text:p>
          </table:table-cell>
          <table:table-cell office:value-type="string" calcext:value-type="string">
            <text:p>No, the project will not be certified by June 2021 (please specify)</text:p>
          </table:table-cell>
          <table:table-cell office:value-type="string" calcext:value-type="string">
            <text:p>Certification will be achieved, but not by 2021. <text:s/>Thorough and rigorous data are required and collected during 2020 and 2021</text:p>
          </table:table-cell>
          <table:table-cell table:number-columns-repeated="5"/>
          <table:table-cell office:value-type="string" calcext:value-type="string">
            <text:p>Plan Vivo</text:p>
          </table:table-cell>
          <table:table-cell table:number-columns-repeated="2" office:value-type="string" calcext:value-type="string">
            <text:p>Not applicable</text:p>
          </table:table-cell>
          <table:table-cell office:value-type="string" calcext:value-type="string">
            <text:p>The scheme is designed to give communities a financial benefit from protecting their forests and the restoration of the forests is likely to increase biodiversity.</text:p>
          </table:table-cell>
          <table:table-cell table:number-columns-repeated="7" office:value-type="string" calcext:value-type="string">
            <text:p>Yes</text:p>
          </table:table-cell>
          <table:table-cell office:value-type="string" calcext:value-type="string">
            <text:p>No</text:p>
          </table:table-cell>
          <table:table-cell office:value-type="string" calcext:value-type="string">
            <text:p>Not applicable</text:p>
          </table:table-cell>
          <table:table-cell table:number-columns-repeated="2" office:value-type="string" calcext:value-type="string">
            <text:p>Yes</text:p>
          </table:table-cell>
          <table:table-cell office:value-type="string" calcext:value-type="string">
            <text:p>There are two major co-benefits from this proposal: poverty reduction by developing new income streams and an increase in biodiversity by reforesting with native species. The social sustainability of the project is done by creating annual income whilst the forests are restored to a level where a 2.5% annual harvesting is allowed for non-carbon release purposes (building, furniture) creating a long-term income stream for the community as well as supply of building materials. There is also an opportunity for additional income to be developed from ecotourism and wildlife viewing since one of the main objectives is to increase the biodiversity value of the forests. SDG #15 calls for sustainably managed forests and a halt in land degradation and biodiversity loss, which will be supported through our natural reforestation methods. Methods for quantifying biodiversity annually were outlined in question 21.</text:p>
          </table:table-cell>
          <table:table-cell office:value-type="string" calcext:value-type="string">
            <text:p>One of the main advantages of this scheme is that 61% of the funding is spent in village communities in an emerging economy and a total of 77% of the funding is spent in Indonesia. Indeed, the whole purpose of this scheme was to design a cost-effective market solution to reforestation that would mainly benefit local communities in emerging economies. <text:s/>The whole scheme is readily replicable and can be scaled quickly and applied in other countries with similar demographics.</text:p>
          </table:table-cell>
          <table:table-cell table:number-columns-repeated="983"/>
        </table:table-row>
        <table:table-row table:style-name="ro2">
          <table:table-cell office:value-type="string" calcext:value-type="string">
            <text:p>PT Global Alam Lestari (GAL)</text:p>
          </table:table-cell>
          <table:table-cell office:value-type="string" calcext:value-type="string">
            <text:p>Althea Climate Fund: Seed Investor <text:s/>Equator Group Pty Ltd (Forest Carbon): Technical Consultant and Development Partner <text:s/>Belantara Foundation: Grant Capital</text:p>
          </table:table-cell>
          <table:table-cell office:value-type="string" calcext:value-type="string">
            <text:p>Peatland Reforestation</text:p>
          </table:table-cell>
          <table:table-cell office:value-type="string" calcext:value-type="string">
            <text:p>Sumatra Merang Peatland Project (SMPP)</text:p>
          </table:table-cell>
          <table:table-cell office:value-type="string" calcext:value-type="string">
            <text:p>https://ecosphere.plus/sumatra-merang-peatland/</text:p>
          </table:table-cell>
          <table:table-cell/>
          <table:table-cell office:value-type="string" calcext:value-type="string">
            <text:p>PT Global Alam Lestari (GAL) is the first indonesian Company that has been granted Carbon Storage and Carbon Sequestration by the Government of Indonesia and has been granted certification on VCS (Verified Carbon Standard ) and CCB (Climate Community Biodiversity) by VERRA in Wash DC <text:s text:c="3"/>PT GAL engages in Forest Restoration, Forest Conservation and Environmental Services. The first peatland restoration project is called The Sumatra Merang Peatland Project (SMPP).The Sumatra Merang Peatland Project (SMPP) aims to protect and restore a peatland ecosystem spanning 22,922 ha in the Musi Banyuasin district of South Sumatra. <text:s text:c="3"/>The SMPP was initially funded by UK based Althelia Climate Fund and is implemented by PT Global Alam Lestari (PT GAL), a forestry company that manages the operations and licensing for the project site, and Forest Carbon (registered Equator Group PTE LTD), an environmental services and conservation project development company which oversees the project’s certification, compliance, and technical design. <text:s text:c="3"/>The proceeds from Microsoft's payments will be utilised for expanding our pipe-line projects among others: 18,000 hectares of mangrove forests and 32,000 hectares of peat forests both located in West Kalimantan. Ownership of PT GAL will be restructured as the majority shares will eventually be controlled by PT Agraus Resources (AR). Subsequently AR will also control the majority shares of the 2 new projects mentioned above. <text:s/></text:p>
          </table:table-cell>
          <table:table-cell office:value-type="string" calcext:value-type="string">
            <text:p>Jambi </text:p>
          </table:table-cell>
          <table:table-cell office:value-type="string" calcext:value-type="string">
            <text:p>Jambi</text:p>
          </table:table-cell>
          <table:table-cell office:value-type="string" calcext:value-type="string">
            <text:p>Indonesia</text:p>
          </table:table-cell>
          <table:table-cell office:value-type="float" office:value="5915842" calcext:value-type="float">
            <text:p>5915842</text:p>
          </table:table-cell>
          <table:table-cell office:value-type="float" office:value="9" calcext:value-type="float">
            <text:p>9</text:p>
          </table:table-cell>
          <table:table-cell office:value-type="float" office:value="360000" calcext:value-type="float">
            <text:p>360000</text:p>
          </table:table-cell>
          <table:table-cell office:value-type="float" office:value="5555842" calcext:value-type="float">
            <text:p>5555842</text:p>
          </table:table-cell>
          <table:table-cell office:value-type="string" calcext:value-type="string">
            <text:p>1/1/2016</text:p>
          </table:table-cell>
          <table:table-cell office:value-type="string" calcext:value-type="string">
            <text:p>1.We have installed 246 dip well monitoring system with IOT for monitoring water table level in real time <text:s/>2.We are submitting project update notice on quarterly basis to Althelia Climate Fund (ACF) <text:s/>3.We are being audited annually technically and financially <text:s text:c="2"/>4.we are required to have an annual audit for monitoring report by VERRA (VCS)</text:p>
          </table:table-cell>
          <table:table-cell office:value-type="string" calcext:value-type="string">
            <text:p>No</text:p>
          </table:table-cell>
          <table:table-cell office:value-type="string" calcext:value-type="string">
            <text:p>No, the project will not be certified by June 2021 (please specify)</text:p>
          </table:table-cell>
          <table:table-cell office:value-type="string" calcext:value-type="string">
            <text:p>PT GAL/SMPP has been certified by VCS since November 2019</text:p>
          </table:table-cell>
          <table:table-cell table:number-columns-repeated="2"/>
          <table:table-cell office:value-type="string" calcext:value-type="string">
            <text:p>Verra (VCS)</text:p>
          </table:table-cell>
          <table:table-cell table:number-columns-repeated="3"/>
          <table:table-cell office:value-type="string" calcext:value-type="string">
            <text:p>Please refer to Chapter 3 (CLIMATE), section 3.1.1 Data and Parameters available at validation as explained in SMPP Monitoring Report as attached in the previous page</text:p>
          </table:table-cell>
          <table:table-cell/>
          <table:table-cell office:value-type="string" calcext:value-type="string">
            <text:p>Please refer to Chapter 4 (COMMUNITY) section 4.1.2 regarding Negative Community Impact Mitigation, explained in SMPP Monitoring Report, as attached in the previous page</text:p>
          </table:table-cell>
          <table:table-cell table:number-columns-repeated="11" office:value-type="string" calcext:value-type="string">
            <text:p>Yes</text:p>
          </table:table-cell>
          <table:table-cell office:value-type="string" calcext:value-type="string">
            <text:p>Please refer to Chapter 4 (COMMUNITY) section 4.1. (Net Positive Community Impact), 4.2 (Other Stakeholder Impacts), 4.4 (Exceptional Community Benefit), in SMPP Monitoring Report, as attached in the previous page</text:p>
          </table:table-cell>
          <table:table-cell office:value-type="string" calcext:value-type="string">
            <text:p>1. By engaging with Equator Group Pty Ltd (Forest Carbon), we were able to connect with Althelia Climate Fund and provided with Debt financing for our <text:s/>project, where initially we were experiencing a difficult access to any carbon financing <text:s/>2 and 3 Please refer to table 38 (Impacts for specific community groups in the SMPP)in SMPP Monitoring Report, as attached in the previous page</text:p>
          </table:table-cell>
          <table:table-cell table:number-columns-repeated="983"/>
        </table:table-row>
        <table:table-row table:style-name="ro2">
          <table:table-cell office:value-type="string" calcext:value-type="string">
            <text:p>South Pole Carbon Asset Management Ltd.</text:p>
          </table:table-cell>
          <table:table-cell office:value-type="string" calcext:value-type="string">
            <text:p>1. Kajima Corporation: IP holder/Carbonation Curing know-how/Technical know-how <text:s/>2. Chugoku Electric Power Co.,Inc: IP holder/Flue gas provider <text:s text:c="2"/>3. Denka Company Limited: IP holder/Admixture provider <text:s/>4. Landes Co.,Ltd: IP holder/Concrete producer <text:s/>5. Mitsubishi Corporation: Strategic planning/Marketing</text:p>
          </table:table-cell>
          <table:table-cell office:value-type="string" calcext:value-type="string">
            <text:p>Carbon negative concrete CO2-SUICOM</text:p>
          </table:table-cell>
          <table:table-cell office:value-type="string" calcext:value-type="string">
            <text:p>CO2-SUICOM</text:p>
          </table:table-cell>
          <table:table-cell office:value-type="string" calcext:value-type="string">
            <text:p>https://www.landes.co.jp/product/113</text:p>
          </table:table-cell>
          <table:table-cell/>
          <table:table-cell office:value-type="string" calcext:value-type="string">
            <text:p>CO2-SUICOM is a Japanese commercial-ready unreinforced precast concrete carbon removal technology developed by 4 Japanese companies, Kajima Corporation, Chugoku Electric Power Co.,Inc, Denka Company Limited and Landes Co.,Ltd in 2010. Mitsubishi Corporation is involved in the worldwide business development and marketing since 2020. <text:s text:c="2"/>As far as we know CO2-SUICOM is the only commercial carbon negative concrete technology. <text:s text:c="3"/>CO2-SUICOM could achieve its CO2 reduction and removal from 2 typical features, <text:s/>1) Special additive ”?-C2S” (dicalcium silicate ? phase : ?-2CaO?SiO2) and blast furnace slag etc are used to replace cement in concrete. These materials have very low level of CO2 emissions and contribute to reduce 200kg of CO2 per 1m3 concrete compared to normal concrete. <text:s/>2) CO2 is captured in the concrete by a carbonation curing chamber. ?-C2S reacts with CO2 and creates a very dense concrete, contributing to remove 100kg of CO2 per 1m3 concrete. <text:s/>These 2 features together could achieve maximum ~300kg reduction/removal of CO2 from 1m3 concrete, which is equivalent or higher of what a normal concrete will emit from its production lifecycle. <text:s text:c="2"/>Any type of unreinforced precast concrete products can be made by CO2-SUICOM. Road blocks, roof panels, solar power plant blocks, buried formwork has been produced at Landes Co Japanese concrete factories since 2011. Already used for the national express way etc., CO2-SUICOM is a commercial ready product in Japan. <text:s text:c="2"/>CO2-SUICOM production has been suspended due to the cost of production. However, due to the strong global demand of carbon removal technology, stronger global incentives and cost improvement, CO2-SUICOM is planned for reproduction in Japan (2020~) and foreign markets together with national cement/concrete companies mainly in EU/US (2021~). <text:s text:c="8"/>The CDR payments will be utilized to compensate the cost of the high CO2 cost purchased from local companies* and also for the optimization of the production to decrease cost for further expansion. <text:s text:c="4"/>*CO2 for the carbonation process has been mainly supplied by commercial CO2 (origin of refinery, petrochemical plants etc.). Since 2009~2016 CO2 in flue gas from a thermal power plant owned by Chugoku Electric Power Co.,Inc has also been tested and was proven to achieve required strength for concrete. DAC is also planned for testing in future. <text:s text:c="2"/></text:p>
          </table:table-cell>
          <table:table-cell office:value-type="string" calcext:value-type="string">
            <text:p>Fukutomichou (Existing mobile facility. Currently operation suspended.)</text:p>
          </table:table-cell>
          <table:table-cell office:value-type="string" calcext:value-type="string">
            <text:p>Hiroshima </text:p>
          </table:table-cell>
          <table:table-cell office:value-type="string" calcext:value-type="string">
            <text:p>Japan</text:p>
          </table:table-cell>
          <table:table-cell office:value-type="float" office:value="90000" calcext:value-type="float">
            <text:p>90000</text:p>
          </table:table-cell>
          <table:table-cell office:value-type="float" office:value="30" calcext:value-type="float">
            <text:p>30</text:p>
          </table:table-cell>
          <table:table-cell office:value-type="float" office:value="0" calcext:value-type="float">
            <text:p>0</text:p>
          </table:table-cell>
          <table:table-cell office:value-type="float" office:value="90000" calcext:value-type="float">
            <text:p>90000</text:p>
          </table:table-cell>
          <table:table-cell office:value-type="string" calcext:value-type="string">
            <text:p>12/31/2020</text:p>
          </table:table-cell>
          <table:table-cell office:value-type="string" calcext:value-type="string">
            <text:p>N/A. Inorganic carbon analysis or other qualified testing methods will be tested to monitor reversals.</text:p>
          </table:table-cell>
          <table:table-cell office:value-type="string" calcext:value-type="string">
            <text:p>No</text:p>
          </table:table-cell>
          <table:table-cell office:value-type="string" calcext:value-type="string">
            <text:p>No, the project will not be certified by June 2021 (please specify)</text:p>
          </table:table-cell>
          <table:table-cell office:value-type="string" calcext:value-type="string">
            <text:p>Methodology development under one of ICROA approved standards is expected to happen in 2020 / early 2021. Once methodology is developed, carbon asset development is expected to start with first credit deliveries in late 2022.</text:p>
          </table:table-cell>
          <table:table-cell table:number-columns-repeated="4"/>
          <table:table-cell office:value-type="string" calcext:value-type="string">
            <text:p>None</text:p>
          </table:table-cell>
          <table:table-cell/>
          <table:table-cell office:value-type="string" calcext:value-type="string">
            <text:p>a) CO2 emission from normal concrete (origin of raw material) - CO2 emission from CO2-SUICOM concrete (origin of raw material) - CO2 sequestration from CO2-SUICOM, b) theoretical calculation, c) CO2 emission from ?-C2S production (special admixture used in CO2-SUICOM which replace cement and contribute to absorb CO2) from limestone, d) currently ?-C2S is produced from byproducts and therefore CO2 emission is limited(already included in the (a) calculation). However, ?-C2S can also be produced from limestone. If limestone based ?-C2S was used for CO2-SUICOM, the CO2 emission from the production will need to be included as extra CO2 emission e) Use of limestone based ?-C2S will still <text:s/>reduce significant volume of CO2 compared to normal concrete production. CO2 Removal volume of CO2-SUICOM will not be affected as ?-C2S volume will not change due the origin of the production (byproduct or limestone). <text:s/></text:p>
          </table:table-cell>
          <table:table-cell office:value-type="string" calcext:value-type="string">
            <text:p>10 year test data available. Inorganic carbon analysis or thermal analysis to be demonstrated. Refer to attachment of question 38.</text:p>
          </table:table-cell>
          <table:table-cell office:value-type="string" calcext:value-type="string">
            <text:p>We do not foresee any negative environmental or social impacts. The electric energy required to operate the process can be <text:s/>sourced from a combination of fossil fuel and renewable sources. CO2 from fossil fuel emission is planned to be captured and utilized for future production of CO2-SUICOM.</text:p>
          </table:table-cell>
          <table:table-cell table:number-columns-repeated="4"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number-columns-repeated="3" office:value-type="string" calcext:value-type="string">
            <text:p>Yes</text:p>
          </table:table-cell>
          <table:table-cell office:value-type="string" calcext:value-type="string">
            <text:p>CO2 SUICOM utilize waste material such as slag or flyash, and therefore contribute to reducing waste materials. It is also friendly to the environment and nature since CO2-SUICOM concrete has lower pH due to carbonation enabling plants to grow compared to normal concrete with a higher pH.</text:p>
          </table:table-cell>
          <table:table-cell office:value-type="string" calcext:value-type="string">
            <text:p>n/a</text:p>
          </table:table-cell>
          <table:table-cell table:number-columns-repeated="983"/>
        </table:table-row>
        <table:table-row table:style-name="ro2">
          <table:table-cell office:value-type="string" calcext:value-type="string">
            <text:p>ACT Commodities Inc</text:p>
          </table:table-cell>
          <table:table-cell office:value-type="string" calcext:value-type="string">
            <text:p>None</text:p>
          </table:table-cell>
          <table:table-cell office:value-type="string" calcext:value-type="string">
            <text:p>Afforestation in Africa, empowering Women &amp; the Vulnerable</text:p>
          </table:table-cell>
          <table:table-cell office:value-type="string" calcext:value-type="string">
            <text:p>TIST PROGRAM IN KENYA, VCS 005, VCS 009</text:p>
          </table:table-cell>
          <table:table-cell office:value-type="string" calcext:value-type="string">
            <text:p>https://registry.verra.org/app/projectDetail/VCS/996</text:p>
          </table:table-cell>
          <table:table-cell/>
          <table:table-cell office:value-type="string" calcext:value-type="string">
            <text:p>The TIST project centers around carbon dioxide removal by the planting of trees in Africa, which will continue to actively capture carbon dioxide from the atmosphere. <text:s/>The beauty of this project is that is directly tackles climate change through the capture of carbon, while also empowering African farmers to combat the devastating effects of deforestation, poverty, and drought. <text:s/>Carbon credit sales generate participant income and provide project funding to address agricultural, HIV/AIDS, nutritional, and fuel challenges. <text:s/>The actual trees planted provide food, fodder, fruits, fuels, and building materials for the African farming communities. <text:s/>The shade and water retention by the trees also reduce soil temperatures, improve soil moisture, water supply, and crop yields. <text:s text:c="3"/>TIST members are subsistence farmers, and membership is completely voluntary. <text:s/>Farmers maintain ownership of the land, as well as the trees. <text:s/>The carbon credits create a new “virtual” cash crop from the participants who gain all the direct benefits of growing trees, while also receiving 70% of the carbon profits. <text:s text:c="3"/>TIST began in 1999, and since that time has planted over 10.3 million live trees in Africa. <text:s/>It has provided an additional income stream for over 13,000 small farming groups as well.</text:p>
          </table:table-cell>
          <table:table-cell table:number-columns-repeated="2" office:value-type="string" calcext:value-type="string">
            <text:p>Mount Kenya: <text:s/>Laikipia, Nyandaru, Bomet, Nyamira, Tranz Nzoia</text:p>
          </table:table-cell>
          <table:table-cell office:value-type="string" calcext:value-type="string">
            <text:p>Kenya</text:p>
          </table:table-cell>
          <table:table-cell office:value-type="float" office:value="200000" calcext:value-type="float">
            <text:p>200000</text:p>
          </table:table-cell>
          <table:table-cell office:value-type="float" office:value="100" calcext:value-type="float">
            <text:p>100</text:p>
          </table:table-cell>
          <table:table-cell office:value-type="float" office:value="200000" calcext:value-type="float">
            <text:p>200000</text:p>
          </table:table-cell>
          <table:table-cell office:value-type="float" office:value="0" calcext:value-type="float">
            <text:p>0</text:p>
          </table:table-cell>
          <table:table-cell office:value-type="string" calcext:value-type="string">
            <text:p>1/1/2004</text:p>
          </table:table-cell>
          <table:table-cell office:value-type="string" calcext:value-type="string">
            <text:p>TIST utilizes a buffer account where 10% of the allotted carbon offsets are kept to safeguard against the above.</text:p>
          </table:table-cell>
          <table:table-cell office:value-type="string" calcext:value-type="string">
            <text:p>Yes</text:p>
          </table:table-cell>
          <table:table-cell office:value-type="string" calcext:value-type="string">
            <text:p>Not applicable (I answered yes to Q24)</text:p>
          </table:table-cell>
          <table:table-cell table:number-columns-repeated="3"/>
          <table:table-cell office:value-type="string" calcext:value-type="string">
            <text:p>Verra (VCS)</text:p>
          </table:table-cell>
          <table:table-cell table:number-columns-repeated="3"/>
          <table:table-cell table:number-columns-repeated="2" office:value-type="string" calcext:value-type="string">
            <text:p>NA</text:p>
          </table:table-cell>
          <table:table-cell office:value-type="string" calcext:value-type="string">
            <text:p>None</text:p>
          </table:table-cell>
          <table:table-cell table:number-columns-repeated="9" office:value-type="string" calcext:value-type="string">
            <text:p>Yes</text:p>
          </table:table-cell>
          <table:table-cell table:number-columns-repeated="2" office:value-type="string" calcext:value-type="string">
            <text:p>Not applicable</text:p>
          </table:table-cell>
          <table:table-cell office:value-type="string" calcext:value-type="string">
            <text:p>The TIST project has multiple co-benefits that specifically target the poor and vulnerable. <text:s/>TIST provides training and workshops on health, targeting topics such as HIV/AIDS, Malaria, hygiene, clean drinking water, and nutrition. <text:s text:c="3"/>TIST has also implemented many policies to provide equal opportunities to African women. <text:s/>Each small farming group must rotate leadership which also includes women. <text:s/>TIST requires that seminars/meetings/workshops must be half women. <text:s/>Of the 64 employees and contractors working in Kenya, 45% are women. <text:s text:c="3"/>Lastly, the planting of trees not only captures carbon dioxide, but it also provides food, fodder, fruits, fuel, building materials, as well as windbreaks and share for the TIST voluntary farmers and their communities. <text:s text:c="3"/>SDG Goals: 1, 2, 3, 4, 5, 6, 7, 8, 9, 10, 11, 12, 13, 14, 15, 16, 17. <text:s/>CCBA Gold <text:s text:c="2"/>See TIST Program Summary and Impact SDGs attachments for detailed information <text:s text:c="2"/></text:p>
          </table:table-cell>
          <table:table-cell office:value-type="string" calcext:value-type="string">
            <text:p>TIST provides training and workshops on health, targeting topics such as HIV/AIDS, Malaria, hygiene, clean drinking water, and nutrition. <text:s text:c="3"/>TIST has also implemented many policies to provide equal opportunities to African women. <text:s/>Each small farming group must rotate leadership which also includes women. <text:s/>TIST requires that seminars/meetings/workshops must be half women. <text:s/>Of the 64 employees and contractors working in Kenya, 45% are women. <text:s text:c="3"/></text:p>
          </table:table-cell>
          <table:table-cell table:number-columns-repeated="983"/>
        </table:table-row>
        <table:table-row table:style-name="ro2">
          <table:table-cell office:value-type="string" calcext:value-type="string">
            <text:p>Clean Air Action Corporation</text:p>
          </table:table-cell>
          <table:table-cell office:value-type="string" calcext:value-type="string">
            <text:p>N/A</text:p>
          </table:table-cell>
          <table:table-cell office:value-type="string" calcext:value-type="string">
            <text:p>Reforestation and sustainable development project led by subsistence farmers</text:p>
          </table:table-cell>
          <table:table-cell office:value-type="string" calcext:value-type="string">
            <text:p>The TIST Program in Kenya</text:p>
          </table:table-cell>
          <table:table-cell office:value-type="string" calcext:value-type="string">
            <text:p>https://program.tist.org/</text:p>
          </table:table-cell>
          <table:table-cell/>
          <table:table-cell office:value-type="string" calcext:value-type="string">
            <text:p>Subsistence farmers participating in The International Small Group and Tree Planting ("TIST") Program combat poverty, deforestation, and climate change by improving their farms and planting trees. Through focused training, leadership development, and sharing of Best Practices, Small Groups of 6-12 TIST farmers develop tools to responsibly and sustainably care for their local environment, local biodiversity, the global climate, and the health and well-being of their families and communities. <text:s text:c="4"/>Since 1999, TIST farmers have identified the local challenges they face and develop locally appropriate practices to address them. Through these practices, TIST farmers generate over $8 of CCBA Verified value for every tree planted, in the form of increased shade, stream bed stability, reduced soil erosion, windbreaks, firewood, medicine, fruits, nuts, and other tangible benefits. TIST's rotating approach to leadership means that women are active leaders at all levels of the Program. Although few women in Kenya have 'title deed' to land, over 40% of the TIST participants in Kenya are women, while both employees and management are 50% women. To support this gender parity, TIST uses a Payment for Environmental Services (PES) model that does not require land ownership, only demonstrated access to the trees on the land. This system supports full participation by women and youth. <text:s text:c="4"/>To join the TIST Program, each Small Group signs a contract with CAAC for a term of 60 years, agreeing to plant and maintain TIST trees. CAAC has developed innovative procedures for monitoring, quantifying, and tabulating the carbon stocks in the TIST trees. In simplified terms, CAAC-trained TIST Quantifiers visit each grove (a privately-owned land where tree planting occurs, usually a smallholder farm) approximately once every 18 months, to count trees and collect tree circumference, GPS location, and other data. Each TIST Quantifier is audited both in the field and on the computer. Once the data is collected, the TIST Quantifiers transmit the data via a specially designed smartphone app to the TIST database, where it is managed by CAAC and publicly available for review online. <text:s text:c="4"/>TIST's award-winning monitoring system also records the TIST farmers' progress to meet the UN Sustainable Development Goals, advancing at least 12 of the SDGs. <text:s text:c="4"/>Microsoft's payments for CDR would fund TIST farmers' tree planting activities, training opportunities, and the monetization of the carbon stocks. 70% of the profit from Microsoft's CDR payments would go directly to the TIST farmers. <text:s text:c="2"/></text:p>
          </table:table-cell>
          <table:table-cell office:value-type="string" calcext:value-type="string">
            <text:p>Nairobi</text:p>
          </table:table-cell>
          <table:table-cell office:value-type="string" calcext:value-type="string">
            <text:p>Multiple Counties: -Bomet, Embu, Kirinyaga, Lakipia, Meru, Nakuru, Narok, Nyamira, Nyandarua, Nyeri, Tharaka-Nithi</text:p>
          </table:table-cell>
          <table:table-cell office:value-type="string" calcext:value-type="string">
            <text:p>Kenya</text:p>
          </table:table-cell>
          <table:table-cell office:value-type="float" office:value="150000" calcext:value-type="float">
            <text:p>150000</text:p>
          </table:table-cell>
          <table:table-cell office:value-type="float" office:value="100" calcext:value-type="float">
            <text:p>100</text:p>
          </table:table-cell>
          <table:table-cell table:number-columns-repeated="2" office:value-type="float" office:value="150000" calcext:value-type="float">
            <text:p>150000</text:p>
          </table:table-cell>
          <table:table-cell office:value-type="string" calcext:value-type="string">
            <text:p>1/1/2004</text:p>
          </table:table-cell>
          <table:table-cell office:value-type="string" calcext:value-type="string">
            <text:p>TIST project design mitigates natural and political risks. Normal, nature-based risks associated with forestry (fires, insects, droughts, etc.) are dramatically less for TIST because of the small, disparate tree groves owned by TIST farmers. Tiny tracts of land owned by subsistence farmers are not at risk of land seizure. The project is distributed across large areas of each operational country. TIST has verified the minimum risk rating in each of the program's VCS PDs. <text:s text:c="5"/>TIST contracts with farmers for 60 years, during which time they agree to maintain the tree groves they have planted on their properties. In addition to the contractual obligation, TIST provides on-going sustainable development training that encourages the long-term maintenance of the trees. Farmers are incentivized to maintain the trees because, so far, they have received over $8 in monetized benefits per tree, exceeding any of the carbon benefits from the trees. However, with a strong sales price to Microsoft, the profit share to the farmers' increases, providing a further incentive to maintain the trees on their farms and replace them as they die. <text:s text:c="4"/>TIST monitors all of its trees and project areas approximately every 18 months. During the monitoring, all trees in a project area are counted, and a statistically significant number are measured. This information is used to determine the cumulative biomass and carbon removals. <text:s/>It is compared to the amount removed during the prior monitoring periods, so that the net change in removal can be established. A gain becomes new credits. A loss would mean a reversal. <text:s/>Because TIST has multiple PDs and is growing all the time, TIST can mitigate any reversals. <text:s text:c="3"/>All of the credits to be sold to Microsoft are verified under Verra's VCS standard. As an A/R project, we, and all other A/R projects, have been placing at least 10% of our credits into a buffer account to guarantee against loss or reversals. <text:s/></text:p>
          </table:table-cell>
          <table:table-cell office:value-type="string" calcext:value-type="string">
            <text:p>Yes</text:p>
          </table:table-cell>
          <table:table-cell office:value-type="string" calcext:value-type="string">
            <text:p>Not applicable (I answered yes to Q24)</text:p>
          </table:table-cell>
          <table:table-cell table:number-columns-repeated="3"/>
          <table:table-cell office:value-type="string" calcext:value-type="string">
            <text:p>Verra (VCS)</text:p>
          </table:table-cell>
          <table:table-cell table:number-columns-repeated="2"/>
          <table:table-cell office:value-type="string" calcext:value-type="string">
            <text:p>Climate, Community and Biodiversity Standards (CCB)</text:p>
          </table:table-cell>
          <table:table-cell table:number-columns-repeated="2"/>
          <table:table-cell office:value-type="string" calcext:value-type="string">
            <text:p>We do not believe there will be any negative environmental impact. TIST farmers are planting trees on their own land, using manual labor, and are trained to make compost and use natural fertilizers. TIST owns no vehicles; all travel is done using public transportation. There are no fossil fuel inputs. <text:s text:c="5"/>By planting on their own land, TIST farmers are offsetting the need to deforest natural forests. <text:s/>They can use their trees to provide a sustainable fuel supply by pruning and using wood from natural mortality and forestry thinning. <text:s text:c="5"/>TIST has seven verified CCB projects where we demonstrate the above. Attached is an example that is under verification right now. Attachments: Monitoring reports for 005 and 009. <text:s text:c="3"/>TIST also creates meaningful landscape benefits for the surrounding communities. As farmers learn from their neighbors, they will incorporate TIST Best Practices to improve their land, even if they never officially become a TIST farmer. Initial research from the University of Exeter's Global Systems Institute (GSI) is able to measure the positive environmental impact of TIST farms, up to 200m away from the farms' boundary. </text:p>
          </table:table-cell>
          <table:table-cell table:number-columns-repeated="9" office:value-type="string" calcext:value-type="string">
            <text:p>Yes</text:p>
          </table:table-cell>
          <table:table-cell office:value-type="string" calcext:value-type="string">
            <text:p>Not applicable</text:p>
          </table:table-cell>
          <table:table-cell office:value-type="string" calcext:value-type="string">
            <text:p>Yes</text:p>
          </table:table-cell>
          <table:table-cell office:value-type="string" calcext:value-type="string">
            <text:p>Planting trees is a cost-effective and efficient way to remove carbon dioxide from the atmosphere and provide numerous other benefits to subsistence farmers. <text:s text:c="3"/>By virtue of being verified as CCB Gold for Exceptional Community Benefits, the TIST Program has demonstrated significant measurable co-benefits. The CCB surveys consist of in-depth interviews with a subset of TIST farmers that measure participant livelihoods through five main types of capital, including social, human, financial, physical, and natural. Results from these CCB surveys of TIST farmers show that participants experience a range of economic benefits and positive social impacts, regardless of socioeconomic status or gender. The most important benefits and impacts were sales and savings from tree products such as fruits, nuts, and firewood sales and use of tree seedlings, increases in crop yield due to Conservation Farming methods, increased social support and leadership skills, and increased knowledge and use of preventative health measures. In fact, TIST farmers generate over $8 of CCBA Verified value for every tree planted <text:s text:c="3"/>The TIST Program is currently quantifying impacts on 12 Sustainable Development Goals ("SDGs") and tracking its impact on all 17 SDGs. Because of its robust monitoring system, the Program was selected to pilot new strategies for quantifying SDG impacts with Verra's SDVista standard. As with the CCB verification, many of the SDG metrics are obtained from surveys conducted by the TIST program. The surveys were conducted in a semi-structured environment, by teams of experienced local TIST volunteers, across a range of clusters and geographies. <text:s text:c="3"/>Monitoring is done periodically as part of the overall monitoring of TIST. TIST Quantifiers collect data as they visit each Small Group to count trees by species and count fuel-efficient stoves. Trainers collect training information at meetings, which include the subjects covered and the quantity of people attending. <text:s text:c="4"/>TIST's approach to program organization and project management also supports the local community. Small Groups form the foundational blocks of TIST, facilitating the exchange of Best Practices and maximizing accountability on a local level. Certain Best Practices support the Small Groups' success, including rotating leadership between men and women, weekly meetings, preventing one person from dominating the discussion, accepting viewpoints without criticism, and identifying Best Practices specific to the environment of the Small Group. <text:s text:c="3"/>Finally, researchers at the University of Exeter have detected a greening effect from TIST, using remote sensing. These landscape effects represent a benefit to the surrounding community beyond just the participating TIST farmers. <text:s/></text:p>
          </table:table-cell>
          <table:table-cell office:value-type="string" calcext:value-type="string">
            <text:p>The TIST Program was formed by and for subsistence farmers who experience disproportionate impacts of climate change, ranging from inadequate food supplies and fuel sources to degraded land and irregular weather patterns. TIST farmers are fighting back by planting trees and improving their farms by practicing conservation farming. CAAC acts as a bridge between these subsistence farmers and the carbon markets, channeling substantial carbon financing to these low-income communities in the form of prepayments and 70% profit sharing. <text:s text:c="3"/>The TIST Program is structured to eliminate economic and social barriers to participation. <text:s/>Anyone can join TIST at no cost. Carbon payments are made using a Payment for Environmental Services (PES) model that does not require land ownership. This system supports full participation by women and youth. Those with neither land, nor access to land, can still receive TIST training, materials, and resources for free. <text:s text:c="3"/>At the local, regional, and national levels, TIST achieves gender parity in leadership roles. Through the practice of rotational leadership, new Cluster leaders are elected to serve 4-month terms, alternating by gender. This develops local leadership capacity and identifies promising female leaders. Each country is managed by a gender-equal cohort of people from that country. CAAC does not employ any expatriates in its operating countries. <text:s text:c="4"/>Instead, TIST employees and contractors are men and women working within their communities. The Program draws upon a diverse group of trainers and Quantifiers that come from across various tribes, religious groups, ethnic groups, language groups, and geographies. These workers are an accurate reflection of the diverse groups found within TIST's 93,000+ participants. <text:s text:c="3"/>Kenyans run the TIST- Kenya Program. The 60-plus TIST Quantifiers are TIST farmers trained to monitor, quantify, and tabulate the carbon stocks in the TIST trees. We do not have formal education requirements for any position. Those that have proven they can do the job are the ones doing the job. And we ensure access to develop skills by holding regular training seminars for Quantifiers and conducting regular audits to make sure their skills are honed. <text:s/>Our CCB monitoring reports demonstrate the monetized benefits received by the marginalized participants.</text:p>
          </table:table-cell>
          <table:table-cell table:number-columns-repeated="983"/>
        </table:table-row>
        <table:table-row table:style-name="ro2">
          <table:table-cell office:value-type="string" calcext:value-type="string">
            <text:p>Native, a Public Benefit Corporation</text:p>
          </table:table-cell>
          <table:table-cell office:value-type="string" calcext:value-type="string">
            <text:p>The Northern Rangelands Trust (“NRT”): The Northern Rangelands Trust is a membership organization started in 2004. They work for 39 community conservancies across 4.2million hectares of northern and coastal Kenya, fundraising and providing access to training, advice, and technical expertise. Community conservancies are local institutions, run for and by indigenous people. NRT’s mission is to develop resilient community conservancies, which transform people’s lives, secure peace and conserve natural resources. <text:s/>NRT supports these communities to govern their wild spaces, identify and lead development projects, build sustainable economies linked to conservation, spearhead peace efforts to mend years of conflict, and shape government regulations at National and County level to support it all. <text:s text:c="3"/>The Conservancies: The project consists of 13 participating conservancies in northern Kenya: Biliqo Bulesa, Il Ngwesi, Kalama, Leparua, Meibae, Melako, Naibunga, Nakuprat-Gotu, Namunyak, Nasuulu, Oldonyiro, Sera, and Westgate. The conservancies are each a set of communities, typically dominated by a particular ethnic group that have joined together to set aside lands for wildlife and other types of conservation. Their goal is to provide security for livestock and wildlife and make better use of lands to maintain cultural traditions, diversify livelihoods, and reduce poverty. <text:s text:c="2"/>The Nature Conservancy (“TNC”): TNC facilitates community-based conservation projects throughout eastern and southern Africa. They implement a strategy of building local capacity to manage lands and resolve conflicts between competing land uses and conservation. TNC has provided financial, technical, strategic and operational support to the Northern Rangelands Trust (NRT) soil carbon project since 2012, when the project began. TNC strongly supports the NRT soil carbon project because it is one of the first examples of a carbon removal project in grasslands. Most other grassland carbon projects focus on avoided emissions from land conversion. We believe that revenue from a carbon market is essential to ensuring that pastoralists implement the grazing practices that build soil carbon and lead to resilient rangelands for people and nature. <text:s text:c="2"/>Soils for the Future, LLC (“SFF”) is a soil carbon project consultant that is responsible for the implementation, design and monitoring of project activities, including soil and vegetation sampling, satellite imagery interpretation and biodiversity surveys <text:s text:c="2"/></text:p>
          </table:table-cell>
          <table:table-cell office:value-type="string" calcext:value-type="string">
            <text:p>Kenya Sustainable Grasslands Management Project</text:p>
          </table:table-cell>
          <table:table-cell office:value-type="string" calcext:value-type="string">
            <text:p>Northern Kenya Grassland Carbon Project</text:p>
          </table:table-cell>
          <table:table-cell office:value-type="string" calcext:value-type="string">
            <text:p>https://native.eco/project/northern-kenya-improved-grasslands-project/</text:p>
          </table:table-cell>
          <table:table-cell/>
          <table:table-cell office:value-type="string" calcext:value-type="string">
            <text:p>The Northern Kenya Grassland Carbon Project aims to remove greenhouse gases from the atmosphere by implementing sustainable grazing management over nearly 2 million hectares of northern Kenya savannas and grasslands. Active, planned grazing and livestock movements in each of 13 different Conservancies will incentivize more sustainable grazing practices across pastoral communities. Rapid movement allows the recovery of perennial grasses increasing carbon inputs, retention of carbon as lignin and cellulose, and belowground carbon production; all of which lead to the drawing down of greenhouse gases from the atmosphere into soil carbon. <text:s/>The planned rotational grazing project activity, implemented across 2 million hectares of rangeland, <text:s/>will remove between 0.6 and 1.0 tons CO2e per hectare each year for at least thirty years. The project has been validated and will be verified to VCS VM0032 standard and is CCBA Triple Gold certified. <text:s/>The Northern Kenya Grassland Project will also ensure future climate resiliency to a much larger area of Northern and Central Kenya. Past overgrazing by pastoralists from more than six indigenous ethnic groups in the Northern Kenya region has depleted soils of organic matter, greatly reduced perennial vegetation cover, drastically decreased the production of forage for livestock, and limited large migrations of native fauna, such as the elephant. <text:s text:c="3"/>The sustainable planned grazing implemented in the project will restore grass and other livestock forage, which will provide buffers against variable rainfall and reduce the need for long and risky migrations during droughts. Restoration of grass will increase the climate adaptability of local communities because soils with more carbon store more water and sustain greater forage production through dry periods. Water retained in soils will also improve surface water availability. <text:s text:c="2"/>Historically northern Kenya has been a hotbed of insecurity with frequent clashes between the 19 different ethnic groups that exist within the landscape, direct pressures resulting from drought and climate change, poaching incidences and the subsequent effects of organized crime on local communities and constant competition over resources, including pasture. Through NRT governance structures and programs in peace and security, as well as rangeland management, this historically fragile landscape is becoming more peaceful, secure and resilient. The carbon program promotes and incentivizes better management of community resources for the benefit of the very communities that own them, the revenue supporting the structures that enable this work to happen on the ground. <text:s text:c="2"/></text:p>
          </table:table-cell>
          <table:table-cell office:value-type="string" calcext:value-type="string">
            <text:p>Isiolo, Kenya</text:p>
          </table:table-cell>
          <table:table-cell office:value-type="string" calcext:value-type="string">
            <text:p>Multiple Counties in Kenya</text:p>
          </table:table-cell>
          <table:table-cell office:value-type="string" calcext:value-type="string">
            <text:p>Kenya</text:p>
          </table:table-cell>
          <table:table-cell office:value-type="float" office:value="3000000" calcext:value-type="float">
            <text:p>3000000</text:p>
          </table:table-cell>
          <table:table-cell office:value-type="float" office:value="100" calcext:value-type="float">
            <text:p>100</text:p>
          </table:table-cell>
          <table:table-cell office:value-type="float" office:value="3000000" calcext:value-type="float">
            <text:p>3000000</text:p>
          </table:table-cell>
          <table:table-cell office:value-type="float" office:value="31500000" calcext:value-type="float">
            <text:p>31500000</text:p>
          </table:table-cell>
          <table:table-cell office:value-type="string" calcext:value-type="string">
            <text:p>12/10/2012</text:p>
          </table:table-cell>
          <table:table-cell office:value-type="string" calcext:value-type="string">
            <text:p>Project implementation is monitored by satellite and by monthly reports from each Conservancy. Major movements of livestock off the project area and/or departures from grazing plans are evaluated on a quarterly basis. Reversals are unlikely because even in worst-case annual scenarios only a limited amount of previously accrued carbon can be lost. The main reversal threat to grassland projects worldwide is conversion to cropland, but the climate and soils in the project area largely preclude that possibility. <text:s/>For a more detailed discussion, please see the validated Project Monitoring Plan set forth in Section 3.3 (page 109) of Attachment #1, The Validated Project Description.</text:p>
          </table:table-cell>
          <table:table-cell office:value-type="string" calcext:value-type="string">
            <text:p>Yes</text:p>
          </table:table-cell>
          <table:table-cell office:value-type="string" calcext:value-type="string">
            <text:p>Yes, the project will be certified by June 2021</text:p>
          </table:table-cell>
          <table:table-cell table:number-columns-repeated="3"/>
          <table:table-cell office:value-type="string" calcext:value-type="string">
            <text:p>Verra (VCS)</text:p>
          </table:table-cell>
          <table:table-cell table:number-columns-repeated="5"/>
          <table:table-cell office:value-type="string" calcext:value-type="string">
            <text:p>From an environmental perspective, the project does not have any foreseeable negative impacts. The baseline case is pastoralists chasing the best grasses across the landscape, with associated conflicts with other tribes and wildlife competing for those grasses. <text:s/>As a result, the best grass gets over-grazed and does not receive sufficient rest. The project activity brings all conservancies together to develop and agree upon grazing plans that allows everyone sufficient forage without over-grazing particular regions. Any attempt to shift the tendency to over-graze particular areas and to distribute grazing more broadly is an environmental benefit. There are not increases in emissions associated with this work, other than the staffing and transportation of the grazing coordinators within each conservancy. All baseline and project emissions are tracked and accounted for within the net project removal quantification validated to VCS/CCB and included in the PDD. <text:s text:c="3"/>From the social impact perspective, per CCB requirements, the project tracks the social impacts of the project activity as compared to baseline. In addition to stakeholder meetings, mechanisms for grievance and feedback, the project includes social surveys of the conservancies annually. These parameters are monitored at each project verification. <text:s text:c="3"/>In addition, NRT ensures any negative social and environmental issues are prevented. NRT’s mission is to develop resilient community conservancies that transform people’s lives, secure peace and conserve natural resources. Through locally-led governance structures that complement traditional, indigenous systems, NRT supports peace and security programs. Within each conservancy, dedicated grazing coordinators support the development of annual grazing plans that complement those in neighboring conservancies. NRT also works to develop sustainable business and revenue streams to conservancies to build off traditional systems and relieve pressure on the grasslands. <text:s/>Without these efforts there is no question that the region would be considerably less safe, the land more degraded, and the people more impoverished. <text:s/></text:p>
          </table:table-cell>
          <table:table-cell table:number-columns-repeated="9" office:value-type="string" calcext:value-type="string">
            <text:p>Yes</text:p>
          </table:table-cell>
          <table:table-cell office:value-type="string" calcext:value-type="string">
            <text:p>Not applicable</text:p>
          </table:table-cell>
          <table:table-cell office:value-type="string" calcext:value-type="string">
            <text:p>Yes</text:p>
          </table:table-cell>
          <table:table-cell office:value-type="string" calcext:value-type="string">
            <text:p>Please list and describe measurable co-benefits (e.g., water stewardship, waste reduction, social sustainability) and explain how they are quantified. Optionally, you may wish to note any alignment with UN Sustainable Development Goals and any other specifications (e.g., Gold Standard, SDVista, FSC, Fair Trade). <text:s text:c="3"/>The project is Triple Gold Level certified to the Climate, Community, and Biodiversity Alliance standard. The project activities support efforts towards the following Sustainable Development goals: <text:s/>(Please see Attachment 1, the validated project description, for further detail) <text:s text:c="3"/>Poverty (SDG1) - providing a focus for Government investments in social and economic development, and stimulating diversification and growth of household income and the green economy (SDG 8) <text:s/>Social exclusion and gender equality (SDG 5 &amp; 10), providing a voice and empowerment for women and youth <text:s text:c="2"/>Climate change adaptation (SDG 13), enabling communities to better cope with climate shocks, adapt to a future changing climate and build more resilient ecosystems <text:s/>Depleted natural resources (SDG 14 &amp; 15) stabilizing, recovering and sustainably managing northern Kenya's rangeland, forest and marine resources, tackling the illegal wildlife trade which plagues society and wildlife and protecting endangered wildlife species <text:s/>Insecurity, building peace and security in remote areas and strong accountable local institutions (SDG 16) <text:s/>ADDITIONAL DETAILS <text:s/>Goal <text:s/>Target <text:s/>Supporting Project Activity/Outcome <text:s/>1. No Poverty <text:s/>1.1 Eradicate extreme poverty, currently measured as people living on less than $1.25 a day <text:s/>Improvement of forage production and water availability from project grazing management activities will allow higher production of meat and milk and steadier production through dry periods and drought. Enhanced wildlife populations <text:s text:c="5"/>1.3 Build the resilience of the poor and those in vulnerable situations and reduce exposure and vulnerability to climate-related extreme events and other economic, social and environmental shocks and disasters <text:s text:c="5"/>2. Zero Hunger <text:s/>2.3 Double the agricultural productivity and incomes of small-scale food producers, in particular women, indigenous peoples, family farmers, pastoralists and fishers, including through secure and equal access to land, other productive resources and inputs, knowledge, financial services, markets and opportunities for value addition and non-farm employment <text:s/>Project has already increased the average availability of milk, milk sales by women. Project develops community plans to ensure equal access to grazing lands for all livestock owners <text:s text:c="5"/>2.4 Ensure sustainable food production systems and implement resilient agricultural practices that increase productivity and production, that help maintain ecosystems, that strengthen capacity for adaptation to climate change, extreme weather, drought, flooding and other disasters and that progressively improve land and soil quality. <text:s/>Restoration of rangelands to increase cover of perennial grasses will increase the health and number of livestock that can be sustainably produced on the landscape. The improved hydrology from increased soil carbon and grass cover will allow surface water to be available closer to settlements and for longer times into the dry season. The possibility exists for the pastoralist system to shift to a more sustainable livestock production system focused on yielding animals for market rather than a livestock-keeping system focused on holding animals as assets against ongoing declines in rangeland conditions. <text:s/>4. Quality Education <text:s/>4.4. Substantially increase the number of youth and adults who have relevant skills, including technical and vocational skills, for employment, decent jobs and entrepreneurship <text:s/>Project revenues will support bursaries that help provide educational opportunities for the poorest community members, most of whom come from households without livestock. Project employment provides training in field and natural history skills, data management and accounting, planning, and social research, all of which feedback to increase the human capital within Conservancies and decrease reliance of communities on NRT and other assisting organizations <text:s text:c="5"/>4.A Build and upgrade education facilities that are child, disability and gender sensitive and provide safe, nonviolent, inclusive and effective learning environments for all <text:s/>Communities will have the opportunity to invest project revenues into educational facilities, new teachers, and/or educational materials. As part of the effort to mobilize livestock, these opportunities can be offered to communities away from main villages and settlements. <text:s/>8. Economic Growth <text:s/>8.3 Promote development-oriented policies that support productive activities, decent job creation, entrepreneurship, creativity and innovation, and encourage the formalization and growth of micro-, small- and medium-sized enterprises, including through access to financial services <text:s/>One of NRT’s 4 Strategic Objectives in its Strategic Plan 2018-2022 is to invest in community priorities for improving their lives and create the conditions for growing jobs and businesses. NRT and the community conservancies are collectively one of the biggest employers in the landscape. The number of permanent NRT and NRT Trading employees now is 278 whilst member conservancies employ 1,066 people. <text:s text:c="2"/>Through NRTs Conservancy Livelihood Fund NRT invests in viable projects that ensure economic stimulus, social empowerment and human development that respond to local needs and build on conservancy management plans. The fund can also be used to leverage other livelihood finance from County Governments and others to build sustainably, develop partnerships and maximise impact. <text:s text:c="2"/>Further, NRT works with communities to generate household income, diversify the local economy and provide a driver of change from enthic conflict and criminality, with an aim of generating conservancy-level income from conservation. NRT-owned business incubator NRT Trading provides business extension services and financial literacy through structured NRT Trading support, training, Savings And Credit Cooperative Organisation (SACCO) investments and marketing to create house-hold level jobs and small businesses. <text:s text:c="9"/>8.9 Devise and implement policies to promote sustainable tourism that creates jobs and promotes local culture and products <text:s/>Rangeland improvements associated with mobile grazing and implementation of grazing plans will support greater and more widely dispersed wildlife populations, thereby improving prospects and quality of ecotourism opportunities. <text:s/>15. Biodiversity <text:s/>15.3 Combat desertification, restore degraded land and soil, including land affected by desertification, drought and floods, and strive to achieve a land degradation-neutral world <text:s/>Implementation of grazing plans will directly improve the productive capacity of the land by restoring perennial grass cover and soil organic matter, thereby increasing water infiltration and spreading out hydrological cycles. These dynamics will reduce flooding and make water available for people and livestock across a greater portion of the year. The project will not only halt degradation, it will recover lands to their potential. <text:s text:c="5"/>15.5 Take urgent and significant action to reduce the degradation of natural habitats, halt the loss of biodiversity and, by 2020, protect and prevent the extinction of threatened species <text:s/>Implementation of grazing plans will improve habitats on Conservancy lands and reduce degradation of nearby forests. These forests have been increasingly used during droughts as the surrounding rangeland degraded. The project reverses this project and protects the unique biodiversity associated with the cloud forest “islands” and protected game reserves that interdigitate with the project area. <text:s text:c="5"/>15.7 Take urgent action to end poaching and trafficking of protected species of flora and fauna and address both demand and supply of illegal wildlife products <text:s/>Game scouts supported by carbon project revenues to Conservancies have already dramatically reduced elephant mortality and, together with some range improvements led to an expansion and increase in densities of wildlife populations, including several threatened, endangered and endemic species. <text:s text:c="5"/>15.8 Introduce measures to prevent the introduction and significantly reduce the impact of invasive alien species on land and water ecosystems and control or eradicate the priority species <text:s/>Carbon project revenues can be used by Conservancies to engage in restoration activities which include removing invasive trees such as Acacia reficiens, and re-seeding and using “management” short-term livestock corrals to accelerate the recovery of the most degraded rangelands. <text:s/>16. Peace and Justice <text:s/>16.5 Substantially reduce corruption and bribery in all their forms <text:s/>The governance and management structures implemented through the community conservancy model are transparent and Boards and management are both trained and held accountable in their roles to reduce corruption and bribery. Internal audits are completed on each conservancy once every two years and a financial audit on a conservancy’s accounts is completed on an annual basis. <text:s text:c="6"/>16.6 Develop effective, accountable and transparent institutions at all levels <text:s/>The governance structure implemented through the community conservancy model forms the basis of all organization and management in each of the participating conservancies in the project. This is based on an elected, rotating Board that is representative of each community within that conservancy and ensures that Board decisions, management practices and financial systems are effective, accountable and transparent. Audits of each conservancy are completed on an annual basis. <text:s text:c="6"/>16.7 Ensure responsive, inclusive, participatory and representative decision-making at all levels <text:s/>The project helped build the capacity of smallholders, women, and minorities to participate in the project. Each year of the monitoring period, families from these groups provided personnel for project-related employment, including game scouts, soil and vegetation surveyors, social surveyors and livestock herding. Community members were also employed each year of the monitoring period as processors of vegetation, wildlife, and social data. Education efforts by grazing coordinators and NRT and SftF personnel were provided to women and children in Kalama, Westgate, Meibae, Naibunga, and Melako Conservancies in 2014 and 2016 <text:s text:c="5"/>16.A Strengthen relevant national institutions, including through international cooperation, for building capacity at all levels, in particular in developing countries, to prevent violence and combat terrorism and crime <text:s/>The presence of pastoralists engaged in sustainable economic activity in these semi-arid landscapes serves as a bulwark against activity and recruitment of terrorist groups, such as Al Shebab, that otherwise might operate extensively in northern Kenya. <text:s/></text:p>
          </table:table-cell>
          <table:table-cell office:value-type="string" calcext:value-type="string">
            <text:p>The target stakeholders for this project are pastoralist communities in Northern Kenya. Access to carbon finance is not readily available to them as they lack the ability to validate and verify a complex and unprecedented soil carbon project and to sell those credits to multinational buyers. Rangeland improvements associated with project activities have already and will continue to benefit community members from multiple ethnic groups with peaceful access to dry season grazing, livestock-to-market programs and technical assistance. Education programs focused on improving grazing planning have helped provide a focus for community conversation and better and more transparent governance within communities. <text:s text:c="3"/>The impacts of climate change are acute and in the forefront for these pastoralists. Without support to manage grazing with the other diverse competing interests for the limited forage, the land is rapidly degrading. The degradation increases pressure and conflict. The drought in 2017 was the most profound evidence of the violence and upheaval in the region from the impacts of climate change. Through improved grazing practices, these communities can develop resilience to the effects of climate change. The project provides employment, access to education and health care in the form of distributions from community bursaries, and increased access to milk and water for households headed by women and the poorest 25% that largely do not own livestock. Grazing planning and carbon benefits are offered to all ethnic groups, even small minorities within each Conservancy. <text:s text:c="3"/>The project targets the most underrepresented and under-resourced communities in Kenya by supporting them to manage their natural resources more sustainably. This is done through developing locally-led governance structures, running peace and security programs, providing trained grazing coordinators to each conservancy, grazing management training, financial support to conservancies, supporting development of sustainable businesses linked to conservation, and advocacy on relevant government policy. Project benefits extend even to households that do not own livestock through bursaries and increased access to water and milk. Eventually, shifts of livestock enterprises to focus on livestock production for cash payments will benefit community members engaged in alternative livelihoods such as small businesses or service jobs (teaching, health care, transportation, etc.. <text:s text:c="3"/></text:p>
          </table:table-cell>
          <table:table-cell table:number-columns-repeated="983"/>
        </table:table-row>
        <table:table-row table:style-name="ro2">
          <table:table-cell office:value-type="string" calcext:value-type="string">
            <text:p>Natural Capital Partners Americas, LLC</text:p>
          </table:table-cell>
          <table:table-cell office:value-type="string" calcext:value-type="string">
            <text:p>Clean Air Action Corporation, a Delaware corporation incorporated under the laws of the USA, the carbon asset developer</text:p>
          </table:table-cell>
          <table:table-cell office:value-type="string" calcext:value-type="string">
            <text:p>Community Reforestation in Kenya with Smallholder and Subsistence Farmers</text:p>
          </table:table-cell>
          <table:table-cell office:value-type="string" calcext:value-type="string">
            <text:p>“TIST Program in Kenya, VCS 00#” (there are 7 registered sub-projects from Kenya)</text:p>
          </table:table-cell>
          <table:table-cell office:value-type="string" calcext:value-type="string">
            <text:p>https://www.naturalcapitalpartners.com/projects/project/community-reforestation-east-africa <text:s/>•https://www.tist.org/i2/kenya.php</text:p>
          </table:table-cell>
          <table:table-cell/>
          <table:table-cell office:value-type="string" calcext:value-type="string">
            <text:p>•The Kenya Community Reforestation project organizes hundreds of small community-based tree planting initiatives on lands owned by smallholder and subsistence farmers. Under traditional practices, farmers clear trees to increase available agricultural land, a process which erodes quality by removing nutrients from the soil. Forestry projects such as this combine carbon sequestration with sustainable development, helping to improve community livelihoods through education and training, and create additional sources of income beyond smallholder farming. <text:s/>•The program started in Kenya in 2004, set up by the Carbon Asset Developer, a grassroots initiative organizing participating farmers into small groups that work together, providing training on aspects of sustainable forestry and farming, tree nurseries, efficient stoves, etc. Some participants are also trained to become “quantifiers”, using handheld devices to monitor the growth of trees. <text:s/>•The project is implemented on lands owned or controlled by the participating small hold farmers, who own the trees that they plant, thus the species are selected by them, based on their needs and the benefits of each species. The program provides training on species as well as guidelines for planting groves, for example at least 30% of a grove must be indigenous trees, and no Eucalyptus can be planted within 100 meters of a waterway. As a result, numerous species and varieties have been selected. The program helps to break the local cycle of deforestation, drought and famine, as the trees reduce erosion, stabilize and enrich the soil, and provide shade. Once mature, the trees will provide other benefits too, including edible fruits and nuts, medicines, windbreaks, firewood and timber. <text:s/>•Much recent planting in Kenya under this program has been of fruit trees, which will provide an additional valuable crop to the participants. However, the majority of removals still come from other species selected by the farmers at an earlier stage; in the most recent verification period for project VCS 005, for example, 37% of removals came from Grevillea, 19% from Eucalyptus, 17% cypress and 27% all other species. As Eucalyptus has long been promoted by the Kenyan Forest Service as an attractive species, farmers have followed government advice and this makes up a significant proportion of the stock, but the program has helped incentives farmers to reduce the number of Eucalyptus and plant alternative species. <text:s/>•Profits from the carbon revenues are shared with the participating farmers. For more information see for example https://www.tist.org/i2/paygps.php. <text:s/>•See PDD sections 1.1 and 1.8 for further information. <text:s text:c="3"/>Supporting information on Eucalyptus: <text:s/>Kenya Forest Service on Eucalyptus: http://www.tist.org/tist/docs/PDD-Documents/TIST%20KE%20PD-VCS-Ex12%20Eucalyptus.pdf <text:s/></text:p>
          </table:table-cell>
          <table:table-cell office:value-type="string" calcext:value-type="string">
            <text:p>Nairobi</text:p>
          </table:table-cell>
          <table:table-cell office:value-type="string" calcext:value-type="string">
            <text:p>Country-wide</text:p>
          </table:table-cell>
          <table:table-cell office:value-type="string" calcext:value-type="string">
            <text:p>Kenya</text:p>
          </table:table-cell>
          <table:table-cell office:value-type="float" office:value="90000" calcext:value-type="float">
            <text:p>90000</text:p>
          </table:table-cell>
          <table:table-cell office:value-type="float" office:value="100" calcext:value-type="float">
            <text:p>100</text:p>
          </table:table-cell>
          <table:table-cell office:value-type="float" office:value="90000" calcext:value-type="float">
            <text:p>90000</text:p>
          </table:table-cell>
          <table:table-cell office:value-type="float" office:value="0" calcext:value-type="float">
            <text:p>0</text:p>
          </table:table-cell>
          <table:table-cell office:value-type="string" calcext:value-type="string">
            <text:p>6/30/2004</text:p>
          </table:table-cell>
          <table:table-cell office:value-type="string" calcext:value-type="string">
            <text:p>The program is registered under the VCS, and follows the VCS rules in this regards. This means that monitoring takes place every 5 years or more frequently, and only additional removals are credited, which means that any partial reversals are automatically compensated. In addition, the VCS operates a buffer for all land-use projects. TIST monitors all of its trees and project areas approximately every 18 months. <text:s/>During the monitoring, all trees in a project area are counted, and a statistically significant number are measured. <text:s/>This information is used to determine the cumulative biomass and carbon removals. <text:s/>It is compared to the amount removed during the prior monitoring periods so that the net change in removal can be established. <text:s/>A gain becomes new credits. <text:s/>A loss would mean a reversal. <text:s/>Because TIST has multiple PDs and is growing all the time, TIST can mitigate any reversals.</text:p>
          </table:table-cell>
          <table:table-cell office:value-type="string" calcext:value-type="string">
            <text:p>Yes</text:p>
          </table:table-cell>
          <table:table-cell office:value-type="string" calcext:value-type="string">
            <text:p>Not applicable (I answered yes to Q24)</text:p>
          </table:table-cell>
          <table:table-cell table:number-columns-repeated="3"/>
          <table:table-cell office:value-type="string" calcext:value-type="string">
            <text:p>Verra (VCS)</text:p>
          </table:table-cell>
          <table:table-cell table:number-columns-repeated="2"/>
          <table:table-cell office:value-type="string" calcext:value-type="string">
            <text:p>Climate Community and Biodiversity Standard (CCB)</text:p>
          </table:table-cell>
          <table:table-cell table:number-columns-repeated="2"/>
          <table:table-cell office:value-type="string" calcext:value-type="string">
            <text:p>•There are no real or foreseeable negative environmental or social impacts of the program. It has followed the VCS program design which includes sections on environmental and social impacts, as well as stakeholder consultations. In addition, the program is also certified under the Climate, Community and Biodiversity Standard (CCB). <text:s/>•See example project CCB registration page https://registry.verra.org/app/projectDetail/CCB/993 <text:s/>•The project small hold farmer participants, who own the land on which the project is implemented, select the trees that they want to plant, based on their needs and the benefits of each species. Benefits include reduced erosion, stabilized and enriched soil, shade as well as edible fruits and nuts, medicines, windbreaks, firewood and timber. By planting on their own land, TIST farmers are offsetting the need to deforest natural forests. <text:s/>They can use their trees to provide a sustainable fuel supply by pruning and using wood from natural mortality and forestry thinning. <text:s text:c="3"/>•The program provides training on species as well as guidelines for planting groves, for example at least 30% of a grove must be indigenous trees, and no Eucalyptus near a waterway. As a result, numerous species and varieties have been selected. Much recent planting in Kenya under this program has been of fruit trees, which will provide an additional valuable crop to the participants. However, the majority of removals still come from other species selected by the farmers at an earlier stage. As Eucalyptus has long been promoted by the Kenyan Forest Service as an attractive species, farmers have followed government advice and this makes up a significant proportion of the stock, but the program has helped incentives farmers to reduce the number of Eucalyptus and plant alternative species. <text:s/>•TIST farmers are planting trees on their own land using manual labor and are trained to make compost and use natural fertilizers. <text:s/>TIST owns no vehicles; all travel is done using public transportation. <text:s/>There are no fossil fuel inputs. <text:s text:c="2"/></text:p>
          </table:table-cell>
          <table:table-cell table:number-columns-repeated="8" office:value-type="string" calcext:value-type="string">
            <text:p>Yes</text:p>
          </table:table-cell>
          <table:table-cell table:number-columns-repeated="3" office:value-type="string" calcext:value-type="string">
            <text:p>Not applicable</text:p>
          </table:table-cell>
          <table:table-cell office:value-type="string" calcext:value-type="string">
            <text:p>The program delivers many co-benefits, including biodiversity protection, economic growth, education and skills, food security, and women’s empowerment. It has achieved a “Community Gold” distinction from the CCB (see for example https://registry.verra.org/app/projectDetail/CCB/993). One of the sub-projects is also a pilot project in SD Vista (see https://verra.org/sdvistapilotprojects/). Measurable co-benefits include the following: <text:s/>oNumber of TIST participants living in extreme poverty (according to UN SDG definitions) (SDG 1) <text:s/>oNumber of farmers with increased income (SDG 2) <text:s/>oEconomic benefits for TIST participants in the bottom 40% of economy (SDG1) <text:s/>oNet benefits to farmers (SDG 2) <text:s/>oNumber of farmers who have received training on Conservation Farming (SDG 2) <text:s/>oNumber of incidents of farmers receiving training on Conservation Farming (SDG 2) <text:s/>oHectares of land using agroforestry practices (SDG 2) <text:s/>oNumber of TIST employees hired and trained (disaggregated by gender) (SDG 8) <text:s/>oNumber of cell phones and GPS units distributed (SDG 5) <text:s/>oNumber of workers using the internet for this project (by gender) (SDG 17) <text:s/>oNumber of people using mobile money transfer (SDG 8) <text:s/>oIncidents of vocational training for farmers (disaggregated by gender) (SDG 4) <text:s/>oNumber of women in managerial positions (SDG 5) <text:s/>oIncidents of clean cookstove construction training (SDG 7) <text:s/>oPrepayment FDI to TIST Kenya from CAAC (SDG 10) <text:s/>oFood security: monetized benefits from the trees: fruit, nuts, fodder and firewood. <text:s/>oSee for example section 1 of the CCB monitoring report https://registry.verra.org/mymodule/ProjectDoc/Project_ViewFile.asp?FileID=31170&amp;IDKEY=n8723kjnf7kjandsaslmdv09887vaksmrmnwqkjoiuanfnfuq0j42983430. <text:s/></text:p>
          </table:table-cell>
          <table:table-cell office:value-type="string" calcext:value-type="string">
            <text:p>•See PDD section 6 for the stakeholder consultation process, and section 2.3 of the CCB monitoring report (for example https://registry.verra.org/mymodule/ProjectDoc/Project_ViewFile.asp?FileID=31170&amp;IDKEY=n8723kjnf7kjandsaslmdv09887vaksmrmnwqkjoiuanfnfuq0j42983430) for ongoing stakeholder engagement. <text:s/>•The program is set up for smallholder and subsistence farmer, who do face barriers to participating. It is only through the community scale engagement across the regions that these smallholder farmers can participate. For example, there are 20,000 participating farmers in within the entire program in Uganda and 76,000 in Kenya. <text:s/>•The focus of the TIST program is the farmers. TIST does not have expatriate staff. Although the central management staff and computer development are in the US, the Kenya program is run by Kenyans from the Meru and Nanyuki area. The 60 plus Quantifiers are TIST farmers trained to use the monitoring system. The land and trees planted belong to the TIST farmers. The TIST farmers work together to establish the best practices for their area. The local managers are the Leadership Council, which is made up of Kenyan farmers. Kenyans run cluster meetings and Small Group meetings. All TIST participants have an opportunity to be group leaders, regardless of education or gender. TIST participants are utilized as volunteers, independent contractors, and employees based on achievement, not gender, education, or social status. And finally, TIST farmers receive 70% of the profit from carbon sales. <text:s/>•TIST strives for gender equality. About half of our Cluster Servants/Quantifiers, Auditors, Cluster Leaders, and Leadership Council are female. Females hold positions of responsibility, like voucher payments and expansion. When Seminars are held, Clusters must send at least one man and one woman. When a Cluster shows up with all males, they are sent home with instructions to send a woman. <text:s text:c="3"/>•Opportunities and benefits are open to all, especially marginalized people. TIST does not have a formal education requirement for any position. Those that have proven they can do the job are the ones doing the job. And we ensure access to develop sills by holding regular training seminars for Quantifiers and conducting regular audits to make sure their skills are honed. <text:s/>Our CCB monitoring reports demonstrate the monetized benefits received by the marginalized participants. <text:s/></text:p>
          </table:table-cell>
          <table:table-cell table:number-columns-repeated="983"/>
        </table:table-row>
        <table:table-row table:style-name="ro2">
          <table:table-cell office:value-type="string" calcext:value-type="string">
            <text:p>Shell Energy North America (US) LP (“Shell Energy”)</text:p>
          </table:table-cell>
          <table:table-cell office:value-type="string" calcext:value-type="string">
            <text:p>Shell Energy is submitting this proposal on its own as an experienced marketer of carbon credits from a variety of project developers.</text:p>
          </table:table-cell>
          <table:table-cell office:value-type="string" calcext:value-type="string">
            <text:p>VCS + CCB Community-led tree planting project across Kenya</text:p>
          </table:table-cell>
          <table:table-cell office:value-type="string" calcext:value-type="string">
            <text:p>TIST Program in Kenya VCS 001, VCS 002, VCS 003, VCS 004</text:p>
          </table:table-cell>
          <table:table-cell office:value-type="string" calcext:value-type="string">
            <text:p>https://program.tist.org/kenya</text:p>
          </table:table-cell>
          <table:table-cell/>
          <table:table-cell office:value-type="string" calcext:value-type="string">
            <text:p>The International Small Group and Tree Planting Program (TIST) Kenya is a community-led tree planting project across seventeen counties. The project supports subsistence farmers as they combat poverty, deforestation and climate change through tree-planting. The project adopts an innovate, community-led approach to tree planting and reforestation by ensuring that local people manage the project on their farms and in their communities. <text:s text:c="2"/>The project will deliver carbon dioxide removal by encouraging small groups of farmers to plant and maintain trees on degraded and/or unused land, restoring what a century ago was dense forest. In 2019, around 300,000 t CO2 e was sequestered. Planting trees counteracts the devastating effects of deforestation, erosion, famine, droughts and floods. The trees planted in thousands of groves and land parcels are beginning to reduce erosion, stabilize and enrich the soil, and will soon be providing shade. In the future, they will provide other benefits which includes edible fruits and nuts, medicines, windbreaks, firewood and timber. <text:s text:c="2"/>Small Groups benefit from new income from the sale of carbon credits that result from the sequestration of carbon from the atmosphere, in the biomass of the trees and soil. They receive 70% of the profits generated from carbon credit sales. <text:s text:c="2"/>TIST Kenya began in 2004. When the PDD was submitted in 2007, the project had nearly 50,000 participants in over 6,900 Small Groups registered. Now, the project has grown to 10,250 Small Groups and 72,810 members. <text:s/>Clean Air Action Corporation designed and implemented the Project. CAAC is the manager and signatory to the Small Groups GhG contracts and has the carbon rights to the trees. <text:s text:c="2"/>TIST provides the administrative backbone supplying training in building nurseries, tree planting, conservation farming, building fuel-efficient stoves and malaria and HIV/AIDS prevention. <text:s text:c="2"/>The Small Group members of TIST own the trees and are responsible for managing them. TIST provides a structural network of training and communications that allows members to build on their own strengths and develop best practices. TIST is available to everyone and all are considered equal. The rotating leadership and the Small Group rules empower women and the undereducated. <text:s text:c="2"/>TIST project areas are located on lands owned or controlled by TIST small hold farmers and that have been used as cropland or grassland but has become degraded. <text:s/>All information taken from registry documentation, website or public resources. </text:p>
          </table:table-cell>
          <table:table-cell office:value-type="string" calcext:value-type="string">
            <text:p>Meru and Nanyuki</text:p>
          </table:table-cell>
          <table:table-cell office:value-type="string" calcext:value-type="string">
            <text:p>Central Rift Valley and Eastern Provinces</text:p>
          </table:table-cell>
          <table:table-cell office:value-type="string" calcext:value-type="string">
            <text:p>Kenya</text:p>
          </table:table-cell>
          <table:table-cell office:value-type="float" office:value="80000" calcext:value-type="float">
            <text:p>80000</text:p>
          </table:table-cell>
          <table:table-cell office:value-type="float" office:value="100" calcext:value-type="float">
            <text:p>100</text:p>
          </table:table-cell>
          <table:table-cell office:value-type="float" office:value="80000" calcext:value-type="float">
            <text:p>80000</text:p>
          </table:table-cell>
          <table:table-cell office:value-type="float" office:value="0" calcext:value-type="float">
            <text:p>0</text:p>
          </table:table-cell>
          <table:table-cell office:value-type="string" calcext:value-type="string">
            <text:p>1/1/2004</text:p>
          </table:table-cell>
          <table:table-cell office:value-type="string" calcext:value-type="string">
            <text:p>The project will carry out monitoring and verification at least every 5 years. All AFOLU projects under the VCS standard has a buffer pool mechanism, with 28,800 credits set aside, to account for reversal events. Based on VCS standards, if there are any reversal events, the project shall comply with the rules for reporting lost events and cancelling credits as required under the standard. </text:p>
          </table:table-cell>
          <table:table-cell office:value-type="string" calcext:value-type="string">
            <text:p>Yes</text:p>
          </table:table-cell>
          <table:table-cell office:value-type="string" calcext:value-type="string">
            <text:p>Not applicable (I answered yes to Q24)</text:p>
          </table:table-cell>
          <table:table-cell table:number-columns-repeated="3"/>
          <table:table-cell office:value-type="string" calcext:value-type="string">
            <text:p>Verra (VCS)</text:p>
          </table:table-cell>
          <table:table-cell table:number-columns-repeated="2"/>
          <table:table-cell office:value-type="string" calcext:value-type="string">
            <text:p>CCB</text:p>
          </table:table-cell>
          <table:table-cell table:number-columns-repeated="2"/>
          <table:table-cell office:value-type="string" calcext:value-type="string">
            <text:p>1. TIST provides the transfer of environmentally safe and sound technologies, including the use of palm computers, laptop computers, GPS devices, Internet, and UNFAO conservation farming best practices. In addition, the TIST newsletter documents best practices, <text:s/>of the approved baseline and monitoring methodology ARAMS0001, project emissions are considered insignificant and therefore neglected. <text:s/>It comes from the methodology VCS protocols to ensure the projects demonstrate climate cost is considered and environment and society cost is minimised. <text:s text:c="2"/>In addition to the VERRA requirements to allow for a buffer, the project developers also: <text:s/>2. The program is designed to allow sustainable harvest within the project boundary by the members, which will reduce the need for fuel wood from external sources. The trees are owned by the Small Groups members and as the trees die, either naturally or through thinning, they can be used as fuel wood by the members. This is in addition to the biomass maintained for the calculation of actual net GhG removals by sinks (since ex post carbon calculations are based on current tree counts, any trees lost to harvest, etc., are automatically excluded from the calculation). The project activity will have a beneficial effect on area deforestation; instead of causing it, it will ameliorate it. <text:s/>3. The TIST program improves resource sustainability and reduces resource degradation. Because TIST participants plant trees, and because not all trees survive, the deadfall alone will reduce the need for participants to continue to cut down trees outside TIST project boundaries after just a few years. Once enough trees are planted, they have the potential to provide a sustainable fuel wood supply. <text:s/>Source PDD</text:p>
          </table:table-cell>
          <table:table-cell table:number-columns-repeated="8" office:value-type="string" calcext:value-type="string">
            <text:p>No</text:p>
          </table:table-cell>
          <table:table-cell table:number-columns-repeated="3" office:value-type="string" calcext:value-type="string">
            <text:p>Not applicable</text:p>
          </table:table-cell>
          <table:table-cell office:value-type="string" calcext:value-type="string">
            <text:p>TIST Kenya aligns with UN Sustainable Development Goals and has Climate, Community and Biodiversity Standards <text:s/>Certification. <text:s text:c="3"/>Please refer to Climate, Community and Biodiversity Standards and Sustainable Development Goals attachments for additional information regarding Co-benefits</text:p>
          </table:table-cell>
          <table:table-cell office:value-type="string" calcext:value-type="string">
            <text:p>TIST Kenya aims to improve the lives of some of the poorest people in the world by giving subsistence farmers the opportunity to work in the carbon industry. The farmers plant trees on their land and retain ownership of the trees and their products. The carbon credits create a new ‘virtual’ cash crop for the participants who gain all the direct benefits of growing trees and also receive quarterly cash stipends based on the GhG benefits created by their efforts. They receive 70% of the profits generated from carbon credit sales. <text:s text:c="2"/>The maturing trees and conservation farming will provide additional sustainable benefits that far exceed the carbon payments. These include improved crop yield; combatting climate change effects on and improving the local environment; and marketable commodities such as fruits, nuts, and honey. <text:s text:c="2"/>TIST aims to improve people’s lives by generation employment, offering training, information sharing and capacity building. As well as how to plant trees, the project also trains farmers in conservation farming and health education. <text:s text:c="3"/>All information taken from registry documentation, website or public resources. </text:p>
          </table:table-cell>
          <table:table-cell table:number-columns-repeated="983"/>
        </table:table-row>
        <table:table-row table:style-name="ro2">
          <table:table-cell office:value-type="string" calcext:value-type="string">
            <text:p>Terra Global Capital, LLC</text:p>
          </table:table-cell>
          <table:table-cell office:value-type="string" calcext:value-type="string">
            <text:p>•Department of National Parks and Wildlife (DNPW) – Protected areas management and anti-poaching implemented through a co-management agreement with communities surrounding the parks <text:s text:c="3"/>•Nyika-Vwaza Association (NVA) – association with elected leaders whose members are the villages around the project areas in the North, and who implement the activities with community through the Natural Resource Councils <text:s text:c="3"/>•Nkhotakota Wildlife Reserve Association (NAWIRA) - – association with elected leaders whose members are the villages around the project areas in Central Malawi, and who implement the activities with community through the Natural Resources Councils <text:s/></text:p>
          </table:table-cell>
          <table:table-cell office:value-type="string" calcext:value-type="string">
            <text:p>Kulera Landscape Program: nature-based solutions for climate and community resilience</text:p>
          </table:table-cell>
          <table:table-cell office:value-type="string" calcext:value-type="string">
            <text:p>Kulera Landscape REDD+ Program for Co-Managed Protected Areas, Malawi</text:p>
          </table:table-cell>
          <table:table-cell office:value-type="string" calcext:value-type="string">
            <text:p><text:s/>http://terraglobalcapital.com/kulera-landscape-redd-program-co-managed-protected-areas-malawi</text:p>
          </table:table-cell>
          <table:table-cell office:value-type="string" calcext:value-type="string">
            <text:p>This includes 1) Afforestation/reforestation, 2) Improved forest management (removal only; not including avoided forest carbon loss) and 3) Avoided forest conversion (removal only; not including avoided forest carbon loss)</text:p>
          </table:table-cell>
          <table:table-cell office:value-type="string" calcext:value-type="string">
            <text:p>The Kulera Program supports over 350,000 people living in the most rural communities of the Malawi around three key protected areas that are managed by Department of Parks and Wildlife (DNPW). The land is under legally recognized co-management where DNPW partners with the bordering communities to protect the forest, increase tree cover and implement livelihood activities in border areas. These rural communities, struggling with dire poverty, are often forced to unsustainably deplete natural resources. The Kulera Program is designed to reduce deforestation and degradation in Malawi and bring more trees to the landscape transforming impoverished villages into prosperous, empowered communities who are committed to sustainable natural resource use. The partners include the Department of Parks and Wildlife (DNPW), Nyika-Vwaza Association (NVA), the Nkhotakota Wildlife Reserve Association (NAWIRA), and Terra Global. <text:s text:c="4"/>The Program provides critical resources for communities to protect their forests and increase food security though implementing co-management in the protected area, climate-smart agriculture, tree planting, woodland management, fuel-efficient cookstoves, and building alternative livelihoods that include non-timber forest products – planned by the communities themselves. These communities, fighting food insecurity, are implementing a household-level solar program bringing light to rural villages as well as growing and producing cash crops and value-added products. <text:s text:c="5"/>To date the Program has been successful in conserving some of the last natural forests in Malawi, but also produces carbon removals through tree planting for woodlots (afforestation in border areas to address fuel wood needs), improved management of woodlands in border areas (coppicing, firebreaks, pruning to increase growing stock for fuel wood) and forest carbon stock enhancement (through regrowth of degraded forests in protected areas). Through the Kulera Program, forests have been conserved and have grown, removing more carbon from the atmosphere. These removals are in addition to the avoided forest carbon loss and was verified thorough on-ground biomass measurements conducted in 2019. The Kulera Program has planted thousands of trees for communities to have a sustainable supply of fuelwood and building material. Although this is a key component for livelihood improvements and energy sustainability these woodlots were never measured for carbon content. The standing biomass of woodlots is a direct removal. The Kulera Program will quantify carbon removals under the VCS/CCB. In addition, through the Program hundreds of hectares of community woodlands are better managed. These forests provide much-needed resources, shelter, and non-timber forest products for communities. The Kulera Program will quantify carbon removals under the VCS/CCB.</text:p>
          </table:table-cell>
          <table:table-cell office:value-type="string" calcext:value-type="string">
            <text:p>Nkhotakota</text:p>
          </table:table-cell>
          <table:table-cell office:value-type="string" calcext:value-type="string">
            <text:p>Central Region</text:p>
          </table:table-cell>
          <table:table-cell office:value-type="string" calcext:value-type="string">
            <text:p>Malawi</text:p>
          </table:table-cell>
          <table:table-cell office:value-type="float" office:value="673053" calcext:value-type="float">
            <text:p>673053</text:p>
          </table:table-cell>
          <table:table-cell office:value-type="float" office:value="100" calcext:value-type="float">
            <text:p>100</text:p>
          </table:table-cell>
          <table:table-cell office:value-type="float" office:value="2641010" calcext:value-type="float">
            <text:p>2641010</text:p>
          </table:table-cell>
          <table:table-cell office:value-type="float" office:value="408952" calcext:value-type="float">
            <text:p>408952</text:p>
          </table:table-cell>
          <table:table-cell office:value-type="string" calcext:value-type="string">
            <text:p>10/1/2009</text:p>
          </table:table-cell>
          <table:table-cell office:value-type="string" calcext:value-type="string">
            <text:p>The global industry standard of ensuring durability and protection of the issued emission reductions and removals from the AFOLU projects is achieved through the establishment of non-permanence risk buffer pools. <text:s/>This project is registered and verified under the VCS standard, which protects the credit buyer and the environment through the VCS risk buffer. <text:s/>Each project verified deposits VCUs to the risk pool based on the project’s risk and this risk pool benefits from portfolio risk reduction of numerous AFOFFU project to compensate the environment if a reversal occurs in any one project. <text:s/>In this case that reversal is quantified, and the VCS cancels the VCUs from the risk pool making the environment whole and allowing the end carbon buyer to retain the VCUs that have purchased. <text:s text:c="4"/>The project will continue to monitor and verify the carbon credits on the VCS for three crediting periods equaling 100 years. <text:s/>The program agreements will match this period. <text:s/>Through the on-going verification of program under VCS, the carbon credits will have the protection (durability) of its verified tons through the VCS non-permeance risk pool. <text:s/>For the Kulera project, the 1st crediting period was 30 years, the project will renew its crediting period for 2 more periods of 35 years to secure 100 years of permanence/durability. <text:s/>Any given vintage year will have durability of 100 years less the vintage year. <text:s/></text:p>
          </table:table-cell>
          <table:table-cell office:value-type="string" calcext:value-type="string">
            <text:p>Yes</text:p>
          </table:table-cell>
          <table:table-cell office:value-type="string" calcext:value-type="string">
            <text:p>Not applicable (I answered yes to Q24)</text:p>
          </table:table-cell>
          <table:table-cell table:number-columns-repeated="3"/>
          <table:table-cell office:value-type="string" calcext:value-type="string">
            <text:p>Verra (VCS)</text:p>
          </table:table-cell>
          <table:table-cell table:number-columns-repeated="2"/>
          <table:table-cell office:value-type="string" calcext:value-type="string">
            <text:p>CCB TRIPLE GOLD</text:p>
          </table:table-cell>
          <table:table-cell table:number-columns-repeated="2"/>
          <table:table-cell office:value-type="string" calcext:value-type="string">
            <text:p>This program uses nature-based solutions to remove and store carbon long-term and empowers communities to build alternative incomes and become more climate resilient. Any associated harm or negative impact has been reduced through participatory design and close communication with communities. Any risks of reversals are minimized through project activities to solve solutions where they are, and not shift to other areas or other peoples. <text:s text:c="5"/>This program works directly with communities to avoid environmental and social harm. This program creates a partnership between the Government of Malawi, Department of National Parks and Wildlife, and Community Associations, where before these groups were at odds. Through the Kulera Program, communities living within 5km of three protected areas have received legally recognized user rights to resources including carbon rights. Through climate finance the Government of Malawi and local communities work together to solve social and environmental issues deep-rooted in poverty. This program was achieved the Gold Level Criteria for communities under the CCB guaranteeing project activities do not result in net negative impacts on the well-being of stakeholders. <text:s text:c="4"/>Program Activates such as improved management of Village Woodlands, Planting of Woodlots and enhancing forest conditions do not increase deforestation. <text:s/>Village woodlots are only planted on degraded lands, as to minimize any risk to food security. Village Woodland improved management takes place on degraded forest land and through Assisted Natural Regeneration, forest cover and biomass increases. Forest Enhancements creating removals in formally degraded forest does not shift, or drive deforestation elsewhere. As the Kulera Program is a holistic approach to landscape management, this program quantifies emissions based on land-use change. <text:s text:c="4"/>Emissions from fossil fuel caused by Program Activates only include increased patrolling and vehicle use for community engagement. These activities were found to be insignificant following the VCS Approved Methodology VM0006 (less than 5% of net anthropogenic removals). If Program Activates and Leakage Prevention Measures are found to be significant sources of emissions in the future these will be deducted from program removals. </text:p>
          </table:table-cell>
          <table:table-cell table:number-columns-repeated="7" office:value-type="string" calcext:value-type="string">
            <text:p>Yes</text:p>
          </table:table-cell>
          <table:table-cell office:value-type="string" calcext:value-type="string">
            <text:p>No</text:p>
          </table:table-cell>
          <table:table-cell table:number-columns-repeated="3" office:value-type="string" calcext:value-type="string">
            <text:p>Yes</text:p>
          </table:table-cell>
          <table:table-cell office:value-type="string" calcext:value-type="string">
            <text:p>The Kulera Program was designed by-the-people for-the-people with the vision to help transform impoverished communities and degraded landscapes into prosperous communities on healthy productive lands. The program works to engage and empower rural people dependent on forest resources who have faced systemic barriers to accessing carbon finance. Malawi is the 6th poorest country in the World and this program provides support for 350,000 people who have been disproportionately affected by the impacts of climate change. The program follows a Theory-of-Change where project proponents defined long-term goals needed to reach a healthy, sustainable, and climate-resilient future, and specific activities were identified as a necessary precondition. Specifically, the Carbon Dioxide Removal is a co-benefit to the Kulera Program certified triple-gold though the Climate, Community and Biodiversity Standard demonstrating the highest certification for climate adaptation and mitigation, community well-being and biodiversity protection and enhancement. This program follows strict requirements for Monitoring, Reporting and Verification (MRV) of specific outcomes, data points gathered are listed below. Although the Kulera Program touches all SDGs, the most significant SDGs are listed below. <text:s text:c="5"/>SDG 1 - No Poverty <text:s/>One of the fundamental goals of the Kulera Program is to reduce poverty through conserving biodiversity, demonstrating that development can be a partner to conservation. <text:s/>As most people in the program area live on less than $1.25 per day, our project actions are structured to improve local livelihoods by facilitating income-generating activities and expansion of non-timber forest products in the area. <text:s text:c="2"/>The communities targeted by the program are dependent on natural resources and rainfed annual crops (the majority being corn). The program supports farmers in using techniques and crops that will help them become more resilient to climate change. Also, by promoting and building capacity in alternative income-streams (e.g. honey, mushrooms, coffee, macadamia, fruit, solar sales), communities gain increased incomes from sustainable forest management and more independence from climate-related shocks and disasters. Through these same tools, the Kulera Program also promotes increased access to financial markets and value-chain links for local producers. <text:s text:c="3"/>SDG 2 - Zero Hunger <text:s/>As most communities in the project area rely on rainfed annual crops, Kulera Program's focus on promoting crop diversification, improved crop varieties and supporting animal husbandry helps create food year-round. In addition, improved agriculture technology transfer helps make communities be more productive and grow more food on less land. <text:s/>The program supports animal husbandry of small-scale livestock of goats, chickens and pigs through community clubs. This provides the protein desperately needed by communities to reduce malnutrition. <text:s text:c="2"/>Most communities in the project area rely on rainfed annual crops, have very low to no income, and often face food scarcity. All inputs in the program support these small-scale farmers in crop diversification, and improved crop varieties. These inputs are helping communities grow more food on a smaller amount of land, increasing their crop productivity and overall incomes. <text:s text:c="2"/>The program supports conservation agriculture, which helps with soil and water conservation as well as reduced fertilizer inputs. Practices such as mulching, crop residue management, manure management, hedgerows, and agroforestry, as well as the use of improved varieties help crops become more resilient to a changing climate. <text:s text:c="5"/>SDG 5 - Gender Equality <text:s/>The Community Associations legal frameworks require at least 30% women involvement in governance within the association bylaws. In both Associations, women are in the Executive Committee. Further when the initial design of the program was developed, social surveys conducted in the region required to include women and under-represented minorities to participate in order to tailor the program activities to promote equality and improve the livelihoods of traditionally underserved groups. <text:s/>The program activities that primarily benefit women include fuel efficient cookstoves to reduce time collecting fuel wood and reduce smoke and promotion of ground nuts and soy which are primarily cultivated by women. In the Kulera GotLights Solar program promoted women sales agents, who were trained to us mobile technology to sell lights on credit and generate incomes from commissions on sales. <text:s text:c="3"/>SDG 6. Clean Water and Sanitization <text:s/>The Kulera Program supports the use of agriculture practices and integrated pest management that reduces the need for herbicides and pesticides, creating less water-born pollutants. Activities promoted through the project such as swales, residue management, and hedgerows help directly reduce run-off into surface water used for drinking. Further, the Kulera Program helps maintain natural forests, which serve as critical bio-filter for the water in the area. The Kulera Program protects forested areas that are headwaters to Lake Malawi an UNSCO World Heritage Site. The Kulera Program contains miombo forest, afro-montane forests, and the extreme highlands of the Nyika Plateau, which translates to “where the water comes from.” These areas are identified as an IUCN Biodiversity Hotspot and protection of these lands are critical for providing drinking water. <text:s text:c="3"/>SDG 7 - Affordable and Clean Energy <text:s/>The Kulera GotLights Solar program brings household solar lights to very rural households. Communities in the area have less than 1% electrification rate and are able to purchase a high-quality solar light on credit. Kulera GotLights Solar Program’s business model leverages the governance structures and network established under the program, by selling lights through a community-based network of sales agents. <text:s text:c="2"/>The target market is the ~350,000 communities involved in the Kulera Program living in the 10km buffer zone of three protected areas in Northern and Central Region in Malawi. <text:s/>The solar lights reduce the use of non-renewable batteries and wood fuel for fire for light. <text:s/>Having household solar light promotes income generating activities that can be done at night, while conserving forest resources at the edges of three protected areas in Malawi. Women are particularly impacted as there is a reduction in fuelwood collection and households save money by not buying non-renewable batteries. This also reduces waste when flashlights and batteries are improperly deposed of within the countryside. <text:s text:c="3"/>SDG 8 - Decent Work and Economic Growth <text:s/>The Kulera Program creates Income Generating Activities (IGAs) such as honey production, mushroom production, sale of solar lights, and production of macadamia nuts. These jobs are designed to increase incomes of individuals, while keeping community members safe and with jobs in and around their forests. <text:s/>These also contribution to SDG indictor 1 – no poverty, but they go beyond this by providing opportunities for next generations to live a new and interesting livelihood with income benefits to stay within their rural village. <text:s/>The Department of Parks and Wildlife provides job opportunities working in the protected areas as guards, as well as through their extension and education program on conservation and anti-poaching, <text:s text:c="2"/>Women are employed and paid the same as their men counterparts, and by-laws are in place for workers protection at each of the Community Associations. The salaries are based on a livable fair wage and have provided numerous steady job opportunities for individuals in the region. Community forest workers for the Kulera Program follow Standard Operating Procedures for worker safety in the field. Safety procedures help reduce risk of forest workers. The program is based on equal employment rights for all employees, including women, migrants, and underserved minorities. <text:s/>Eco-tourism is promoted through the project, as the communities are near three protected areas. The program has just started looking into eco-tourism sites for camping and cultural exchange. <text:s text:c="3"/>SDG 13 Climate Action <text:s/>The Kulera Program itself is an integrated strategy/plan which increases the governments and community’s ability to adapt to the adverse impacts of climate change, foster climate resilience and create healthy communities. <text:s/>The Kulera Program educates community members on systemic and individual ways to implement adaptation, mitigation and teaches safe technology transfer for reducing deforestation and helping create resilient communities. Communities involved in the program understand climate change, and their role in the program. <text:s text:c="2"/>The program mobilizes climate finance to fund the on-going program implementation through the monetization of verified emission reductions for climate change mitigation benefits. <text:s/>Given that the Kulera Program is the largest and most developed REDD+ program in Malawi, it provides valuable capacity building related to operational and technical components for Malawi national REDD+ program. <text:s/>The Kulera program supports conservation agriculture which helps with soil and water conservation as well as reduced fertilizer inputs. Practices such as mulching, crop residue management, manure management, hedgerows, and agroforestry, as well as the use of improved varieties help crops become more resilient to a changing climate. <text:s/>Protection of existing forests helps reduce mudslides and floods. <text:s text:c="3"/>SDG 15 - Life on Land <text:s/>The Kulera Program protects forests and increase tree cover to improve biodiversity and benefit communities conserve and sustainably use of natural resources. <text:s/>Activities are fundamentally structured to sustainably manage forests, halt deforestation in the region provide increase tree cover for better livelihoods. <text:s text:c="2"/>The three protected areas in the Kulera Program are found in the highlands and are some of the last natural forested areas in the region. <text:s/>Benefit sharing is clearly defined by the Kulera Program where communities are involved in the creation of the program design and how to improve livelihoods through resource conservation. The program is structured to directly transfer the benefits from carbon offset sales into project actions that directly improve the livelihoods and increase opportunities for local stakeholders. <text:s text:c="2"/>Communities targeted by the program act to end poaching by 1) community patrolling to deter poachers from entering the forest 2) Small-scale livestock production to meet the protein needs of the community 3) surrendering of firearms that would be used for poaching. <text:s text:c="3"/>SDG 17 - Partnership for Goals <text:s/>The Kulera Program by its very nature is a partnership between the government and the communities under legally recognized co-management. This is a program that applied legally recognized co-management, which is between the Department of Parks and Wildlife and two large Community Associations, together the protect the forests and build livelihoods of the communities in the buffer zone. <text:s text:c="2"/>The program covers 700,000 hectares of protected area and 350,000 people and impacts a large number of rural poor communities. <text:s/>Through the implementation of the program, the partners local and international, government, communities’ associations, private companies and NGOs work together to mobilize and share experiences to achieve sustainable development. <text:s/>The Community Associations Chairpersons are very much involved at sharing experiences at a national level, providing south-south exchange on informing the Government implementing on the ground. <text:s text:c="2"/>The Kulera Program is creating business plans to attract private sector engagement that directly support project activities and will be used to gain additional investments 1) wild mushroom production and processing, 2) a honey processing facility, 3) an eco-tourism site. <text:s text:c="2"/>The Kulera Program has a long partnership with Total LandCare, a local NGO, to procure new technologies such as treadle-pumps and improved crop varieties. <text:s text:c="2"/>The program is supported by several international companies that have through their carbon neutrality pledges by purchasing verified emission reductions which finance the program. <text:s/></text:p>
          </table:table-cell>
          <table:table-cell office:value-type="string" calcext:value-type="string">
            <text:p>Malawi is one of the poorest counties on earth and the Kulera Communities have been dependent on forest resources, extracting at an unsustainable rate due to the underlying cause of dire poverty. Communities in the area are reliant on rainfed annual agriculture often causing deforestation to grow crops making them susceptible to changing weather patterns and disproportionately affected by the impacts of climate change. The Kulera Program engages and empowers these communities to be climate resilient by solving issues related to poverty through interventions funded through climate finance. Without climate finance communities will continue to extract resources further causing emissions, deforestation, biodiversity loss and social degradation. <text:s text:c="4"/>This program has achieved Gold-Level Criteria for Community under the CCB, meaning that it has third-party verified exceptional benefits for communities. Within the communities engaged in the program, specific measures are implemented to verify underrepresented groups are engaged, empowered and have a voice in the program. At each verification a Participatory Rural Appraisal identifies vulnerable and underrepresented groups that are engaged in the program and have access to benefits. <text:s text:c="2"/></text:p>
          </table:table-cell>
          <table:table-cell table:number-columns-repeated="983"/>
        </table:table-row>
        <table:table-row table:style-name="ro2">
          <table:table-cell office:value-type="string" calcext:value-type="string">
            <text:p>ACT Commodities Inc</text:p>
          </table:table-cell>
          <table:table-cell office:value-type="string" calcext:value-type="string">
            <text:p>None</text:p>
          </table:table-cell>
          <table:table-cell office:value-type="string" calcext:value-type="string">
            <text:p>First Hard Wood (Teak) Afforestation Project in Mexico</text:p>
          </table:table-cell>
          <table:table-cell office:value-type="string" calcext:value-type="string">
            <text:p>Fresh Breeze Afforestation Project</text:p>
          </table:table-cell>
          <table:table-cell office:value-type="string" calcext:value-type="string">
            <text:p>https://registry.verra.org/app/projectDetail/VCS/1141</text:p>
          </table:table-cell>
          <table:table-cell/>
          <table:table-cell office:value-type="string" calcext:value-type="string">
            <text:p>The Fresh Breeze afforestation project covers 4,269.82, hectares of land, which are adjacent to cattle, on which forest plantations for obtaining high-value, long-lived timber products and for sequestering large amounts of carbon dioxide from the atmosphere will be established. The project activity is established in the states of Tabasco, Nayarit and Chiapas, Mexico. The project activity is categorized as a grouped project due to the project foresees an average expansion of 1,200 hectares per year, adding new project areas and instances from the future years. The project will result in a significant contribution to sustainable development of Mexico, mainly through: i) increased employment and quality of employment; ii) rural development (decentralization); iii) increased gross value of production; iv) improved fiscal balance; v) biodiversity preservation and vi) improvement and preservation of soil quality. Overall objective of proposed A/R project activity The overall objective of the A/R activity is to contribute to mitigate climate change while meeting the growing demand for quality wood products from well managed plantation forests and contributing to sustain environmental management, community development and poverty alleviation in Mexico.</text:p>
          </table:table-cell>
          <table:table-cell table:number-columns-repeated="2" office:value-type="string" calcext:value-type="string">
            <text:p>Nayarit, Tabasco, Chiapas</text:p>
          </table:table-cell>
          <table:table-cell office:value-type="string" calcext:value-type="string">
            <text:p>Mexico</text:p>
          </table:table-cell>
          <table:table-cell office:value-type="float" office:value="100000" calcext:value-type="float">
            <text:p>100000</text:p>
          </table:table-cell>
          <table:table-cell office:value-type="float" office:value="100" calcext:value-type="float">
            <text:p>100</text:p>
          </table:table-cell>
          <table:table-cell office:value-type="float" office:value="100000" calcext:value-type="float">
            <text:p>100000</text:p>
          </table:table-cell>
          <table:table-cell office:value-type="float" office:value="0" calcext:value-type="float">
            <text:p>0</text:p>
          </table:table-cell>
          <table:table-cell office:value-type="string" calcext:value-type="string">
            <text:p>7/1/2009</text:p>
          </table:table-cell>
          <table:table-cell office:value-type="string" calcext:value-type="string">
            <text:p>Project developer utilizes a buffer account with approximately 83,000 carbon offsets to safeguard for the above (~17% per year).</text:p>
          </table:table-cell>
          <table:table-cell office:value-type="string" calcext:value-type="string">
            <text:p>Yes</text:p>
          </table:table-cell>
          <table:table-cell office:value-type="string" calcext:value-type="string">
            <text:p>Not applicable (I answered yes to Q24)</text:p>
          </table:table-cell>
          <table:table-cell table:number-columns-repeated="3"/>
          <table:table-cell office:value-type="string" calcext:value-type="string">
            <text:p>Verra (VCS)</text:p>
          </table:table-cell>
          <table:table-cell table:number-columns-repeated="3"/>
          <table:table-cell table:number-columns-repeated="2" office:value-type="string" calcext:value-type="string">
            <text:p>NA</text:p>
          </table:table-cell>
          <table:table-cell office:value-type="string" calcext:value-type="string">
            <text:p>None</text:p>
          </table:table-cell>
          <table:table-cell table:number-columns-repeated="9" office:value-type="string" calcext:value-type="string">
            <text:p>Yes</text:p>
          </table:table-cell>
          <table:table-cell table:number-columns-repeated="2" office:value-type="string" calcext:value-type="string">
            <text:p>Not applicable</text:p>
          </table:table-cell>
          <table:table-cell office:value-type="string" calcext:value-type="string">
            <text:p>The sustainability strategy of Proteak is focused on two major categories: Environmental impact and Social impact, integrated by seven programs: <text:s/>-Conservation area program: In 2016 we reckoned 3,437 conservation hectares of which 474 are classified as HCVF (High Value Conservation Value Forests) <text:s/>-FSC Certification program: Both teak and eucalyptus plantations are developed under FSC standards. <text:s/>-Carbon capture program <text:s/>-Small producers program: In partnership with Conafor and the Government of Tabasco the program was implemented for the support of small farmers, resulting in a 50% increase of hectares from 2015 to 2016. <text:s text:c="2"/>-Fair employer program: employs over 700 local individuals; offering them better working conditions, fitting salaries, health insurance, banking services, and transportation. <text:s text:c="2"/>-Voluntary commitments program <text:s/>-Rural Schools support program: The Fresh Breeze Afforestation Project also seeks to improve academic conditions in 14 primary schools and pre-schools in Tabasco, impacting the lives of almost 1,000 students. <text:s/>In 2016, this program assisted two schools; providing full maintenance task in one school and rebuilding a lecture hall in the other one. <text:s/>The benefits more than 100 students. <text:s/>The main priority of this program is to continually better the living conditions for the surrounding communities. <text:s text:c="3"/>SDG Goals: 1, 2, 4, 8, 9, 10, 12, 13, 15, 17. <text:s/>FSC certification <text:s/>See PPP Sustainability attachment for more information. <text:s text:c="3"/></text:p>
          </table:table-cell>
          <table:table-cell office:value-type="string" calcext:value-type="string">
            <text:p>-Small producers program: In partnership with Conafor and the Government of Tabasco the program was implemented for the support of small farmers, resulting in a 50% increase of hectares from 2015 to 2016. <text:s text:c="2"/>-Fair employer program: employs over 700 local individuals; offering them better working conditions, fitting salaries, health insurance, banking services, and transportation. <text:s text:c="2"/>-Voluntary commitments program <text:s/>-Rural Schools support program: The Fresh Breeze Afforestation Project also seeks to improve academic conditions in 14 primary schools and pre-schools in Tabasco, impacting the lives of almost 1,000 students. <text:s/>In 2016, this program assisted two schools; providing full maintenance task in one school and rebuilding a lecture hall in the other one. <text:s/>The benefits more than 100 students. <text:s/>The main priority of this program is to continually better the living conditions for the surrounding communities. <text:s text:c="3"/></text:p>
          </table:table-cell>
          <table:table-cell table:number-columns-repeated="983"/>
        </table:table-row>
        <table:table-row table:style-name="ro2">
          <table:table-cell office:value-type="string" calcext:value-type="string">
            <text:p>ClimateCare Oxford Ltd.</text:p>
          </table:table-cell>
          <table:table-cell office:value-type="string" calcext:value-type="string">
            <text:p>ClimateCare’s partner NatureLab.World (CO2 Environment Inc.) was the first and only company in North America that has completed reforestation projects related to carbon credits approved under the Gold Standard. The project proponents will operate the project activities through an independent local entity, NL.W. S.A. de C.V., which aims to develop numerous large-scale forestry projects that capture atmospheric CO2 in Mexico and LATAM. NL.W. stands out due to its projects specifically aimed at reforestation of degraded land and boosting local economies. The company incorporates social reinvestment as a fundamental component driving its mission. </text:p>
          </table:table-cell>
          <table:table-cell table:number-columns-repeated="2" office:value-type="string" calcext:value-type="string">
            <text:p>Bambú Tierra Nueva / Bamboo plantation in Yucatán Peninsula </text:p>
          </table:table-cell>
          <table:table-cell table:number-columns-repeated="2"/>
          <table:table-cell office:value-type="string" calcext:value-type="string">
            <text:p>ClimateCare and NL.W. S.A. de C.V., a Mexican company specialized in agroforestry projects that issue carbon credits, are currently looking for strategic investors to cultivate private land in Campeche (Mexico) with bamboo for carbon dioxide removal credits. Bamboo is one of the fastest renewable growing plants in the world and absorbs carbon dioxide and releases 35% more oxygen into the atmosphere than an equivalent stand of hardwood trees. The project would plant 600ha in the first year and then plant 600ha each year in years 3-10. Local Mexican bamboo species will be planted as well as fruit tree corridors in degraded and abandoned agricultural soils. Partnerships with more than 100 small-scale Mexican producers have been established. <text:s text:c="2"/>After 5 years, each year 30% of the plant has to be cut to encourage growth and this will create an alternative source of income from this valuable biomass will be ultimately make the project sustainable. Bamboo roots remain in place after harvesting where they prevent erosion and help retain nutrients for the next growth cycle. A contractual commitment for future issuances of CDR credits from Microsoft will kick start the project, allowing the necessary infrastructure and planting to be achieved, until income from bamboo sales can be realized and support the project. </text:p>
          </table:table-cell>
          <table:table-cell table:number-columns-repeated="2" office:value-type="string" calcext:value-type="string">
            <text:p>Campeche</text:p>
          </table:table-cell>
          <table:table-cell office:value-type="string" calcext:value-type="string">
            <text:p>Mexico</text:p>
          </table:table-cell>
          <table:table-cell office:value-type="float" office:value="1800500" calcext:value-type="float">
            <text:p>1800500</text:p>
          </table:table-cell>
          <table:table-cell office:value-type="float" office:value="100" calcext:value-type="float">
            <text:p>100</text:p>
          </table:table-cell>
          <table:table-cell office:value-type="float" office:value="0" calcext:value-type="float">
            <text:p>0</text:p>
          </table:table-cell>
          <table:table-cell office:value-type="float" office:value="1800500" calcext:value-type="float">
            <text:p>1800500</text:p>
          </table:table-cell>
          <table:table-cell office:value-type="string" calcext:value-type="string">
            <text:p>1/1/2021</text:p>
          </table:table-cell>
          <table:table-cell office:value-type="string" calcext:value-type="string">
            <text:p>The project area will be regularly monitored and ongoing management is provided by locally-trained community members supported by local NGOs. <text:s text:c="2"/>The project will be registered with the VCS and as such will use the AFOLU Non-Permanence Risk Tool v4.0 (or whichever version is applicable at the time), which determines a number of credits to be deposited in the AFOLU pooled buffer account. In addition, the project shall comply with the rules for reporting a loss event and holding/cancelling credits set in VCS Registration and Issuance Process v4.0 (or whichever version is applicable at the time). Buffer credits are cancelled to cover carbon known, or believed, to be lost. As such, the VCUs already issued to the project and sold to Microsoft that subsequently fail are not cancelled and do not have to be compensated. The VCS approach provides atmospheric integrity because the AFOLU pooled buffer account will always maintain an adequate surplus to cover unanticipated losses from individual project failures and the net GHG benefits across the entire pool of AFOLU projects will be greater than the total number of VCUs issued. <text:s/></text:p>
          </table:table-cell>
          <table:table-cell office:value-type="string" calcext:value-type="string">
            <text:p>Yes</text:p>
          </table:table-cell>
          <table:table-cell office:value-type="string" calcext:value-type="string">
            <text:p>Not applicable (I answered yes to Q24)</text:p>
          </table:table-cell>
          <table:table-cell table:number-columns-repeated="3"/>
          <table:table-cell office:value-type="string" calcext:value-type="string">
            <text:p>Verra (VCS)</text:p>
          </table:table-cell>
          <table:table-cell table:number-columns-repeated="3"/>
          <table:table-cell table:number-columns-repeated="2" office:value-type="string" calcext:value-type="string">
            <text:p>NA</text:p>
          </table:table-cell>
          <table:table-cell office:value-type="string" calcext:value-type="string">
            <text:p>The project does not anticipate any real or foreseeable negative environmental or social impacts. All the bamboo plantations will be established on degraded lands so leakage will be minimised and no emission-inducing activities will be encouraged as a result of the project activities. <text:s/></text:p>
          </table:table-cell>
          <table:table-cell table:number-columns-repeated="8" office:value-type="string" calcext:value-type="string">
            <text:p>Yes</text:p>
          </table:table-cell>
          <table:table-cell table:number-columns-repeated="3" office:value-type="string" calcext:value-type="string">
            <text:p>Not applicable</text:p>
          </table:table-cell>
          <table:table-cell office:value-type="string" calcext:value-type="string">
            <text:p>Social benefits are expected in the form of local jobs creation, fair wages, continuing education, access to communications, health services, drinking water and a balanced diet. <text:s text:c="2"/>Economic benefits are linked to the future sales of bamboo which will provide stable, long-term income to local farmers and create a dynamic local bamboo economy that will benefit wider families and businesses. <text:s text:c="2"/>In addition, note that FSC certification will be sought to improve the marketability of the material and ensure that the highest level of forest management and stewardship is upheld. <text:s text:c="2"/></text:p>
          </table:table-cell>
          <table:table-cell office:value-type="string" calcext:value-type="string">
            <text:p>The project works with local “ejidos” (communities), and private landowners in order to carry out activities such as preparing the land, planting, working in the greenhouse, processing the biomass and the shipping process. Increasing popularity of bamboo products provides an opportunity for diverse cultures to settle their difference through trade and cooperation that benefits everyone. The project will develop a variety of programs to support these populations, especially the vulnerable groups: <text:s/>•Implementing interdisciplinary programs (Alliance with the University of China, Campeche; Student exchanges between Mexico and Canada to promote the transfer of knowledge between the two countries) <text:s/>•Sharing sustainability programs and forging partnerships <text:s/>•Infusing sustainability throughout the disciplines via staff development offerings and engagement strategies <text:s/>•Expanding college/community partnerships and service-learning opportunities for sustainable development (Research and Innovation Center for Bamboo) <text:s/>•Building and renovating facilities using socially and environmentally responsible practices <text:s/>•Creating socially and environmentally conscious products <text:s/>•Mostly women will be employed in the nursery and the greenhouses. Unlike the lumber industry which is both machine-heavy and male-centric, the light weight of bamboo enables women to participate in the bamboo economy, as well as the community’s decisions to favor women for the nursery portion of the program <text:s/>Ongoing activities include holistic management of relationships with ejidos, communities and local landowners. Celebrating land rental and purchase contracts, recruiting and managing local workers, training local communities to transform bamboo on site, expanding the current nursery and building additional ones, or selling bamboo plants to neighbouring owners, are general activities that we are currently developing in the area. So far, the project participants have been successful in developing relationships with ejidos, local communities, and landowners. A pilot phase included the implementation of interdisciplinary initiatives, the exchange of sustainability programs and the infusion of sustainability in all disciplines through staff development offerings and engagement / partnership strategies (currently projects already provide employment to local members of the community). No fertilizer, pesticides, or herbicides needed. Unlike most cash crops, bamboo requires no agricultural chemicals to thrive. Indeed, this plant sequesters nitrogen and cultivation does not add chemicals to the environment. <text:s/>Bamboo is the fastest growing grass on the planet. The faster we harvest, the more it grows. Bamboo also does not die in the grass fires that have devastated other reforestation attempts with native hardwoods in the area. Bamboo helps restore the water cycle. The unique rhizome mat of the plant reduces catastrophic flooding and erosion, and also recharges aquifers to mitigate drought. Campeche was selected because it has high and very high levels of soil degradation, caused by agriculture, overgrazing and deforestation, and because it has favorable growing conditions, with abundant water and no frost, and is also home to the Calakmul biosphere. reserve, the largest in Mexico. The lands suffered degradation after many years of broad-spectrum pesticides and other unsustainable practices. <text:s/>The project participants have also developed a variety of strategic partnerships with local authorities to increase the social and environmental impact of the project: <text:s/>•CONAFOR: provides strategic guidance and capital to train local communities in forest management <text:s/>•CONAGUA: provides access to funds for water and irrigation infrastructure <text:s/>•SADER: to provide strategic guidance and capital to train local communities in forest management and has shown great interest in supporting the production of bamboo products <text:s/>•FOCIR and FIRA: to provide institutional capital and guarantees, with the objective of promoting productive projects that favor the development of rural agroindustry in the country. They can provide up to 80 percent of the project's capital needs. <text:s/></text:p>
          </table:table-cell>
          <table:table-cell table:number-columns-repeated="983"/>
        </table:table-row>
        <table:table-row table:style-name="ro2">
          <table:table-cell office:value-type="string" calcext:value-type="string">
            <text:p>South Pole Carbon Asset Management Ltd. </text:p>
          </table:table-cell>
          <table:table-cell office:value-type="string" calcext:value-type="string">
            <text:p>Proteak is the project owner and carbon developer, carrying out all tree planting and project activities on the ground. South Pole is working with Proteak to bring this project to market. South Pole conducts extensive due diligence on all projects developed by external third parties, which includes thorough research into the background of not only the project activity and region, but also the developer itself before including its projects in our portfolio. Due to our long-standing relationship with this project developer, and the volume of carbon transacted annually, South Pole is able to secure the best possible pricing for Microsoft.</text:p>
          </table:table-cell>
          <table:table-cell office:value-type="string" calcext:value-type="string">
            <text:p>FSC-certified reforestation/afforestation project in rural southern Mexico</text:p>
          </table:table-cell>
          <table:table-cell office:value-type="string" calcext:value-type="string">
            <text:p>Fresh Breeze Afforestation Project </text:p>
          </table:table-cell>
          <table:table-cell office:value-type="string" calcext:value-type="string">
            <text:p>http://www.proteak.com/index.php/en/sustainability/carbon-capture</text:p>
          </table:table-cell>
          <table:table-cell/>
          <table:table-cell office:value-type="string" calcext:value-type="string">
            <text:p>The Fresh Breeze afforestation project covers 4,269.82 hectares of land. This land is adjacent to cattle ranches, on which forest plantations for obtaining high-value, long-life timber products will be established, while sequestering large amounts of atmospheric carbon dioxide. The project activity is established in the states of Tabasco, Nayarit, and Chiapas in Mexico. <text:s text:c="4"/>The project activity is categorized as a grouped project due to the project foreseeing an average expansion of 1,200 hectares per year, with new project areas and instances added in the future. The project will result in a significant contribution to the sustainable development of Mexico, mainly through increasing employment and the quality of employment; rural development (decentralization); increasing the gross value of production; improving the fiscal balance; conserving biodiversity; and improving and preserving the soil quality.</text:p>
          </table:table-cell>
          <table:table-cell office:value-type="string" calcext:value-type="string">
            <text:p>San Cristobal de las Casas</text:p>
          </table:table-cell>
          <table:table-cell office:value-type="string" calcext:value-type="string">
            <text:p>Chiapas</text:p>
          </table:table-cell>
          <table:table-cell office:value-type="string" calcext:value-type="string">
            <text:p>Mexico</text:p>
          </table:table-cell>
          <table:table-cell office:value-type="float" office:value="240000" calcext:value-type="float">
            <text:p>240000</text:p>
          </table:table-cell>
          <table:table-cell office:value-type="float" office:value="100" calcext:value-type="float">
            <text:p>100</text:p>
          </table:table-cell>
          <table:table-cell office:value-type="float" office:value="240000" calcext:value-type="float">
            <text:p>240000</text:p>
          </table:table-cell>
          <table:table-cell office:value-type="float" office:value="500000" calcext:value-type="float">
            <text:p>500000</text:p>
          </table:table-cell>
          <table:table-cell office:value-type="string" calcext:value-type="string">
            <text:p>7/1/2009</text:p>
          </table:table-cell>
          <table:table-cell office:value-type="string" calcext:value-type="string">
            <text:p>The Verified Carbon Standard (VCS) from Verra requires forest projects which are looking to obtain Verified Carbon Units from greenhouse gas removals through carbon sinks or avoided emissions to deposit and keep a certain quantity of units in a pooled buffer account to be used to offset any reversal. The number of units required to be kept in this buffer pool is based on an analysis of the likelihood of a reversal of the project, considering different factors of risk called “non-permanence risk analysis”, including the effect of risk mitigation actions. Projects with risk scores (%) deemed unacceptably high (i.e. above 60%) are not eligible for crediting. For forestry and land use projects, risk assessment covers a period of 100 years and is based on the information available at the time of the risk analysis. Projects with a lifespan lower than 30 years automatically fail the assessment. <text:s text:c="3"/>This standardized assessment has been in place for more than 10 years now and has benefited from refinements over time. It includes areas of assessment such as internal risks (e.g. vegetal species' genetic material, gender issues), external risks (e.g. land tenure rights and access), and natural risks (e.g. fire, droughts). <text:s text:c="3"/>South Pole welcomes the opportunity to discuss this topic in more detail with our expert forestry technical team.</text:p>
          </table:table-cell>
          <table:table-cell office:value-type="string" calcext:value-type="string">
            <text:p>Yes</text:p>
          </table:table-cell>
          <table:table-cell office:value-type="string" calcext:value-type="string">
            <text:p>Not applicable (I answered yes to Q24)</text:p>
          </table:table-cell>
          <table:table-cell table:number-columns-repeated="3"/>
          <table:table-cell office:value-type="string" calcext:value-type="string">
            <text:p>Verra (VCS)</text:p>
          </table:table-cell>
          <table:table-cell table:number-columns-repeated="5"/>
          <table:table-cell office:value-type="string" calcext:value-type="string">
            <text:p>Proteak’s forestry activities are governed in accordance with national and international regulations and always seek to exceed established standards. As a rule, certifications are sought to endorse the sustainability of forest operations and finished products. Proteak has a publicly published Environmental, Social and Occupational Safety and Hygiene Policy, which promotes sustainably managed commercial plantations as an alternative to wood extracted from natural forests. <text:s text:c="4"/>Some of the operations require the use of machinery and equipment which provoke gaseous pollutants (smog) and particle release. No materials that generate liquid residues that can evaporate will be used, neither solid waste that may decompose and release components into the air. In addition, activities are developed in wide-open areas, where the natural system will have the ability to absorb any impairment caused by the emission of contaminant particles. The same applies to noise. However, within the mitigation measures, only using vehicles and equipment in optimal conditions is proposed. <text:s text:c="3"/>Actions such as clearing vegetation different from the forest and site preparation have a compensatory effect due to the fact that the generated organic material is deposited in the soil to act as mulch and Proteak has a program at the end of the project plantation which will re-establish the vegetation of the region and improve the vegetation zone. In the medium term, the quality of the landscape will be improved by the establishment of the forest given that the project is located on agricultural land and pasture. <text:s text:c="3"/>Any effect on wildlife will take place only during the site preparation and establishment of the forest plantation. No significant negative effect is expected. The project activity will generate new niches for wildlife with the development of the trees, such as shelter, new sources of food, and more stable micro climatic conditions. Additionally, educational actions will be carried out. During the project operation, a species maintenance program will be established. <text:s text:c="3"/>Socioeconomic factors will experience a positive effect in the short, medium and long term. It is expected that the project will bring various benefits such as direction and indirect job creation, and local and regional economic improvements. These will be reflected in an enhancement to the region's development. The structure and function of the regional environmental system, based on a complex web of biotic and abiotic interactions, owes its functioning to the interrelationship of various elements, such as soil, water, temperature, fauna, and flora. It is expected that the long-term effect will be positive.</text:p>
          </table:table-cell>
          <table:table-cell table:number-columns-repeated="7"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 applicable</text:p>
          </table:table-cell>
          <table:table-cell office:value-type="string" calcext:value-type="string">
            <text:p>Yes</text:p>
          </table:table-cell>
          <table:table-cell office:value-type="string" calcext:value-type="string">
            <text:p>The project supports SDGs 1, 4, 5, 12, 13, and 15 in the following ways: <text:s/>SDG 1: <text:s/>The project provides new opportunities for formal employment in the region, contributing to improved quality of life for the population. Currently, Proteak generates an average of 424 permanent jobs in rural areas, thus promoting regional economic growth. <text:s text:c="4"/>In the last five years, Proteak has promoted a program to support the community's needs. In 2019, 467 people were supported by this program in three different areas: schools, church, and police facilities, through the different donation types (mainly equipment or construction material). <text:s text:c="4"/>SDG 4: <text:s text:c="2"/>Proteak has implemented initiatives that improve employment opportunities for young professionals within its area of influence. This effort includes the generation of skills and abilities required by young people to join the workforce in the forestry industry and associated sectors. The final aim is to formalize continuing education programs with local universities. In 2019, more than 179 students visited the project site and nine training programs were formalized with the universities. <text:s text:c="5"/>SDG 5: <text:s/>Proteak has promoted gender equality through the empowerment of women from the neighboring communities, creating job opportunities for them. Currently, 20% of the workforce is occupied by women, with the objective of increasing this percentage year on year, specifically for field activities. <text:s text:c="5"/>SDG 12: <text:s/>Proteak promotes the sustainable development of its value chain. Proof of this is its FSC® certificates for Forest Management and Chain of Custody. <text:s text:c="4"/>SDG 13: <text:s/>The project is concerned with the sustainable development of its activities and its contribution to the mitigation of climate change. During this monitoring period alone, the project activity is expecting to remove twice as many tons of carbon dioxide in comparison to the first monitoring period. <text:s text:c="4"/>SDG 15: <text:s/>Proteak is also committed to protecting natural buffer zones and reservation areas and has implemented monitoring activities in more than 4,000 hectares of reservation areas within its plantations, including 400 hectares of High Conservation Value Forests. </text:p>
          </table:table-cell>
          <table:table-cell office:value-type="string" calcext:value-type="string">
            <text:p>1. The project employs locals for the development of the activities, who offer additional support to the communities. Additionally, it develops stakeholder consultations with the communities directly affected by the development of the project, with the aim of understanding their concerns and opinions in relation to the project. <text:s text:c="4"/>The project has diversified the activities of the areas in which it operates, which were primarily focused on the extraction of oil and related extraction services. It has developed an Outgrower Program in the state of Tabasco to include smallholders in the forestry cycle, extending a purchase agreement in advance for the expected wood that will be grown. <text:s text:c="4"/>2. Social and economic benefits are created through the generation of employment for the development and management of the plantations. The project has also facilitated the construction and maintenance of roads and forest infrastructure. <text:s text:c="3"/>Additionally, a percentage of the proceeds generated by the sale of VCUs from the previous monitoring period is being used to develop an extensive study to identify the primary needs of the communities in which the company operates. This study will serve as a robust platform for developing specific community programs that address the communities’ needs and develop productive programs around forestry to generate additional revenue streams for them. <text:s text:c="4"/>3. People from communities close to the project area were interviewed in meetings in order to understand their opinions regarding the project. Different meetings were held according to the plantations' location (states of Nayarit, Chiapas, and Tabasco). <text:s text:c="3"/>The project also generates employment and provides social security for all its employees. It has developed skilled workers in the forestry sector, which is rapidly becoming an alternative activity in the area in which the company operates. </text:p>
          </table:table-cell>
          <table:table-cell table:number-columns-repeated="983"/>
        </table:table-row>
        <table:table-row table:style-name="ro2">
          <table:table-cell office:value-type="string" calcext:value-type="string">
            <text:p>South Pole Carbon Asset Management Ltd. </text:p>
          </table:table-cell>
          <table:table-cell office:value-type="string" calcext:value-type="string">
            <text:p>Agropecuaria Santa Genoveva is the project proponent and land owner, implementing the carbon removal activities on the ground. It develops agricultural and forestry activities that generate economic value and promote social development in the Campeche region. South Pole is the carbon project developer, responsible for performing all activities and credit estimations regarding the carbon asset, including project feasibility studies, project design documents, setting up monitoring, reporting and verification (MRV) system reports, project due diligence, and all necessary management required to issuance the carbon credits. <text:s text:c="2"/></text:p>
          </table:table-cell>
          <table:table-cell office:value-type="string" calcext:value-type="string">
            <text:p>Forest restoration with teak trees in rural southern Mexico</text:p>
          </table:table-cell>
          <table:table-cell office:value-type="string" calcext:value-type="string">
            <text:p>Reforestation with Teak - CO2e TEAKMEX</text:p>
          </table:table-cell>
          <table:table-cell table:number-columns-repeated="2"/>
          <table:table-cell office:value-type="string" calcext:value-type="string">
            <text:p>The region of expansion for the grouped project covers the states of Tabasco, Chiapas, and Campeche in the United States of Mexico. Within these states, the project area of the first instance spans 4,011.96 ha across five municipalities: Balancán (Tabasco), Huimanguillo (Tabasco), Tenosique (Tabasco), Palenque (Chiapas), and Candelaria (State of Campeche). The project primarily involves planting teak trees (Tectona grandis) to convert the proposed area back into forest land. Some areas will be used for sustainable commercial purposes, with others protected as conservation areas. <text:s text:c="4"/>These municipalities are all rural, and extensive livestock farming has been the primary land use, followed by agriculture, which led to land degradation, deforestation, and loss of habitat. The project converts land cleared for agriculture and livestock back into forest, improving biodiversity and increasing carbon sequestration, which helps to mitigate global warming. Biodiversity and soil quality are also enhanced and there will be fixed conservation areas within the commercial plots. <text:s text:c="3"/>Employment in the area in which the project is located is often informal and uncertain, and higher than the national average. Therefore, creating formal opportunities in line with legal standards is a crucial part of the project and essential for the long-term prosperity of the region. Local economic development is boosted by the creation of a sustainable supply chain of teak, with local employees provided with job security and skills in forest management. <text:s/></text:p>
          </table:table-cell>
          <table:table-cell office:value-type="string" calcext:value-type="string">
            <text:p>Candelaria </text:p>
          </table:table-cell>
          <table:table-cell office:value-type="string" calcext:value-type="string">
            <text:p>Campeche </text:p>
          </table:table-cell>
          <table:table-cell office:value-type="string" calcext:value-type="string">
            <text:p>Mexico</text:p>
          </table:table-cell>
          <table:table-cell office:value-type="float" office:value="537989" calcext:value-type="float">
            <text:p>537989</text:p>
          </table:table-cell>
          <table:table-cell office:value-type="float" office:value="100" calcext:value-type="float">
            <text:p>100</text:p>
          </table:table-cell>
          <table:table-cell office:value-type="float" office:value="200000" calcext:value-type="float">
            <text:p>200000</text:p>
          </table:table-cell>
          <table:table-cell office:value-type="float" office:value="337989" calcext:value-type="float">
            <text:p>337989</text:p>
          </table:table-cell>
          <table:table-cell office:value-type="string" calcext:value-type="string">
            <text:p>6/30/2013</text:p>
          </table:table-cell>
          <table:table-cell office:value-type="string" calcext:value-type="string">
            <text:p>The Verified Carbon Standard (VCS) from Verra requires forest projects which are looking to obtain Verified Carbon Units from greenhouse gas removals through carbon sinks or avoided emissions to deposit and keep a certain quantity of units in a pooled buffer account to be used to offset any reversal. The number of units which it is required to be keep in this buffer pool is based on an analysis of the likelihood of a reversal of the project, which takes into account different risk factors, a process called a “non-permanence risk analysis”, including the effect of risk mitigation actions. Projects with risk scores (%) deemed unacceptably high (i.e. above 60%) are not eligible for accreditation. For forestry and land use projects, the risk assessment covers a period of 100 years and is based on the information available at the time of the risk analysis. Projects with a lifespan shorter than 30 years automatically fail the assessment. <text:s text:c="3"/>This standardized assessment has been in place for more than 10 years now and has benefited from refinement over time. It includes areas of assessment such as internal risks (e.g. vegetal species' genetic material, gender issues), external risks (e.g. land tenure rights and access), and natural risks (e.g. fire, droughts). <text:s text:c="3"/>South Pole welcomes the opportunity to discuss this topic in more detail with our expert forestry technical team.</text:p>
          </table:table-cell>
          <table:table-cell office:value-type="string" calcext:value-type="string">
            <text:p>Yes</text:p>
          </table:table-cell>
          <table:table-cell office:value-type="string" calcext:value-type="string">
            <text:p>Not applicable (I answered yes to Q24)</text:p>
          </table:table-cell>
          <table:table-cell table:number-columns-repeated="3"/>
          <table:table-cell office:value-type="string" calcext:value-type="string">
            <text:p>Verra (VCS)</text:p>
          </table:table-cell>
          <table:table-cell table:number-columns-repeated="5"/>
          <table:table-cell office:value-type="string" calcext:value-type="string">
            <text:p>The project is not expected to generate negative impacts on the environment and the community. <text:s/>The main concern that employees expressed during the local consultation was the use of agrochemicals. The project has several protocols in place to ensure that any agrochemicals involved will be used sustainably and responsibly. Agropecuaria Santa Genoveva (AGSA) meets the requirements stipulated in the Official Mexican Standards – mandatory technical regulations that establish rules, specifications, or requirements for goods and services – as well as the guidelines established by the Forest Stewardship Council (FSC) with regard to any agrochemical distribution. This includes using proper equipment, organizing training to minimize health and environmental risks, providing education on technical factors, such as the soil type in the area of application, the necessary distance from watercourses, and the method and frequency of application.</text:p>
          </table:table-cell>
          <table:table-cell table:number-columns-repeated="7"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 applicable</text:p>
          </table:table-cell>
          <table:table-cell office:value-type="string" calcext:value-type="string">
            <text:p>Yes</text:p>
          </table:table-cell>
          <table:table-cell office:value-type="string" calcext:value-type="string">
            <text:p>The project supports regional economic development by directly providing locals with jobs through training in forest management and the creation of a sustainable supply chain of teak wood. <text:s text:c="5"/>Chiapas is the state with the highest number of bird species and the greatest diversity in terms of mammals. The diversity of butterfly species is equivalent to 62% of all butterfly species in Mexico and 6.5% in the world. In the state of Tabasco, wildlife biodiversity ranks first in Mexico: there are 820 wildlife species in the state, which equates to 45% of the bird species living in Mexico and 42% of flying mammals. Furthermore, the vegetation found in the state of Campeche occupies over 60% of the state's surface area and is part of the Calakmul Biosphere Reserve, which at the same time, forms part of the Puuc-Chenes Biocultural Reserve, an important biological corridor. <text:s text:c="4"/>The project is present in areas of recovery and secondary vegetation. It increases forest cover, enhancing environmental services such as food availability and habitat and shelter for animals. It promotes connectivity and contributes to the improvement of soil conditions by providing better infiltration, nutrient movement, and organic matter. <text:s/></text:p>
          </table:table-cell>
          <table:table-cell office:value-type="string" calcext:value-type="string">
            <text:p>1. Consultations are held with stakeholders and their opinions are taken into account for the design and execution of the project. In the local stakeholder consultation, the community reported that the presence of the project and its employment has reduced two social phenomena: emigration and delinquency. <text:s text:c="4"/>2. The project aims to ensure the transition to an economy free from deforestation and forest wildlife degradation. In the region, informal work is a common pattern, led by the state of Chiapas with 78%, followed by the state of Tabasco with 67.2% and finally by the state of Campeche with 64.3%, exceeding the national average. Workers generally work under high-risk conditions in terms of occupational safety. The project provides new opportunities for safe, formal, and equal employment in the region; contributing to improved quality of life for the population, allowing the community to have economic security and a greater ability to purchase food. Currently, AGSA provides 424 permanent jobs. Approximately 90% of the workers are from the states of Campeche, Tabasco, and Chiapas, and the majority of workers are hired from the towns surrounding the plantation facilities. <text:s text:c="4"/>The project is also concerned with the sustainable development of its activities and its contribution to the mitigation of climate change: it promotes the sustainable development of its value chain monitoring FSC requirements in the implementation of forestry activities. In addition to this, AGSA is the first company in the agricultural sector in Mexico to obtain the Environmental Compliance Certificate granted by the Ministry of Environment and Natural Resources (SEMARNAT) through the Federal Environmental Protection Agency (PROFEPA) for the Forest Management of Forest Plantations. <text:s text:c="3"/>3. The project area is divided into five municipalities: Balancán (state of Tabasco), Palenque (state of Chiapas), Candelaria (state of Campeche), Huimanguillo, and Tenosique (state of Tabasco). Surveys were carried out on farms in these municipalities, and were applied to people present on the farms who work for or interact with the company. Surveys were also conducted with employees from both the public and private sector.</text:p>
          </table:table-cell>
          <table:table-cell table:number-columns-repeated="983"/>
        </table:table-row>
        <table:table-row table:style-name="ro2">
          <table:table-cell office:value-type="string" calcext:value-type="string">
            <text:p>XCHG (Xpansiv CBL Holding Group - Xpansiv, CBL Markets,H2OX and Carbon Financial Services) H</text:p>
          </table:table-cell>
          <table:table-cell/>
          <table:table-cell office:value-type="string" calcext:value-type="string">
            <text:p>Please accept submission of 14 projects outlined in our document.</text:p>
          </table:table-cell>
          <table:table-cell office:value-type="string" calcext:value-type="string">
            <text:p>14 Projects Submitted</text:p>
          </table:table-cell>
          <table:table-cell office:value-type="string" calcext:value-type="string">
            <text:p>na</text:p>
          </table:table-cell>
          <table:table-cell table:number-columns-repeated="2"/>
          <table:table-cell office:value-type="string" calcext:value-type="string">
            <text:p>Mexico City</text:p>
          </table:table-cell>
          <table:table-cell office:value-type="string" calcext:value-type="string">
            <text:p>Distrito Federal</text:p>
          </table:table-cell>
          <table:table-cell office:value-type="string" calcext:value-type="string">
            <text:p>Mexico</text:p>
          </table:table-cell>
          <table:table-cell office:value-type="float" office:value="1000000" calcext:value-type="float">
            <text:p>1000000</text:p>
          </table:table-cell>
          <table:table-cell office:value-type="float" office:value="50" calcext:value-type="float">
            <text:p>50</text:p>
          </table:table-cell>
          <table:table-cell office:value-type="float" office:value="29804465" calcext:value-type="float">
            <text:p>29804465</text:p>
          </table:table-cell>
          <table:table-cell office:value-type="float" office:value="198502" calcext:value-type="float">
            <text:p>198502</text:p>
          </table:table-cell>
          <table:table-cell office:value-type="string" calcext:value-type="string">
            <text:p>1/1/2010</text:p>
          </table:table-cell>
          <table:table-cell office:value-type="string" calcext:value-type="string">
            <text:p>No reversals</text:p>
          </table:table-cell>
          <table:table-cell office:value-type="string" calcext:value-type="string">
            <text:p>Yes</text:p>
          </table:table-cell>
          <table:table-cell office:value-type="string" calcext:value-type="string">
            <text:p>Not applicable (I answered yes to Q24)</text:p>
          </table:table-cell>
          <table:table-cell table:number-columns-repeated="3"/>
          <table:table-cell office:value-type="string" calcext:value-type="string">
            <text:p>Verra (VCS)</text:p>
          </table:table-cell>
          <table:table-cell table:number-columns-repeated="5"/>
          <table:table-cell office:value-type="string" calcext:value-type="string">
            <text:p>See XCHG-CBL Markets Project Pricing document, column W</text:p>
          </table:table-cell>
          <table:table-cell table:number-columns-repeated="7" office:value-type="string" calcext:value-type="string">
            <text:p>Yes</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Not applicable</text:p>
          </table:table-cell>
          <table:table-cell office:value-type="string" calcext:value-type="string">
            <text:p>Please refer to XCHG - CBL Markets Project Pricing document Column Y</text:p>
          </table:table-cell>
          <table:table-cell office:value-type="string" calcext:value-type="string">
            <text:p>Please refer to XCHG - CBL Markets Project Pricing document Column Z</text:p>
          </table:table-cell>
          <table:table-cell table:number-columns-repeated="983"/>
        </table:table-row>
        <table:table-row table:style-name="ro2">
          <table:table-cell office:value-type="string" calcext:value-type="string">
            <text:p>greenSand Stock N.V.</text:p>
          </table:table-cell>
          <table:table-cell office:value-type="string" calcext:value-type="string">
            <text:p>greenSand Civiel B.V. (ltd). </text:p>
          </table:table-cell>
          <table:table-cell office:value-type="string" calcext:value-type="string">
            <text:p>green(Sand) Railways: permanent carbon removal near railway tracks </text:p>
          </table:table-cell>
          <table:table-cell office:value-type="string" calcext:value-type="string">
            <text:p>green(Sand) Railways</text:p>
          </table:table-cell>
          <table:table-cell office:value-type="string" calcext:value-type="string">
            <text:p>https://www.rijnmond.nl/nieuws/189388/Vulkaangruis-langs-de-Hoekse-Lijn-slokt-CO2-op</text:p>
          </table:table-cell>
          <table:table-cell/>
          <table:table-cell office:value-type="string" calcext:value-type="string">
            <text:p>Alongside railway tracks, there’s often a walking path for maintenance personnel and safety (evacuation) reasons. Normally, the material used for this path is conventional sand. In this project, greenSand will use Olivine for these paths. By doing so, the green(Sand) Railways project will not only contribute to CDR but also support (and be associated with) sustainable, public modes of (electric) transport! <text:s text:c="4"/>greenSand has unique and valuable experience with this kind of projects. The operational and theoretical validity of these projects has been underscored by the independent and highly qualified party Movares and Deltares. <text:s text:c="4"/>Since Olivine-material is more expensive for the end-user than the standard option like common sand or pebbles, switching to Olivine for the railtrack-paths will be a cost-increasing option for the owner of the tracks. greenSand aims to remove this financial ‘sustainability gap’ (difference between the standard and Olivine option) and turn it into a financial ‘sustainability incentive’ by using the value of the sold credits. Of course, the material will be sold without the credits to the end-user. <text:s text:c="8"/>Considering our extensive professional network in this domain and the ‘no-regret’ proposition we’ll offer to the Olivine-buying partners, the choice of a specific project location after admission in the Microsoft programme is only a matter of time. <text:s/></text:p>
          </table:table-cell>
          <table:table-cell office:value-type="string" calcext:value-type="string">
            <text:p>Amsterdam</text:p>
          </table:table-cell>
          <table:table-cell office:value-type="string" calcext:value-type="string">
            <text:p>Noord-Holland</text:p>
          </table:table-cell>
          <table:table-cell office:value-type="string" calcext:value-type="string">
            <text:p>Netherlands</text:p>
          </table:table-cell>
          <table:table-cell office:value-type="float" office:value="10326" calcext:value-type="float">
            <text:p>10326</text:p>
          </table:table-cell>
          <table:table-cell office:value-type="float" office:value="100" calcext:value-type="float">
            <text:p>100</text:p>
          </table:table-cell>
          <table:table-cell office:value-type="float" office:value="2232" calcext:value-type="float">
            <text:p>2232</text:p>
          </table:table-cell>
          <table:table-cell office:value-type="float" office:value="8094" calcext:value-type="float">
            <text:p>8094</text:p>
          </table:table-cell>
          <table:table-cell office:value-type="string" calcext:value-type="string">
            <text:p>1/1/2021</text:p>
          </table:table-cell>
          <table:table-cell office:value-type="string" calcext:value-type="string">
            <text:p>When Olivine is exposed to the air, the chemical reaction starts. Therefore, we cannot think of any unexpected or unintentional reversal. Reversal could happen if the Olivine is removed and piled or when in a different way <text:s/>the exposure to air is minimised. <text:s text:c="4"/>Our customers of course have the intention to use the Olivine for a longer time than the offered 30 years. Besides that, the Olivine will keep to exist if it is used in a different configuratoin. However, we’ll make contractual agreements with our customers that obligate them to keep the Olivine in the original position (or at least keep it exposed to air so that sequestration can continue without disruption). <text:s text:c="4"/>If they fail to do so, they will be liable to greenSand for damages to for the amount damages happened. We can / will lay this liability ‘through’ in our contract with Microsoft. <text:s text:c="4"/></text:p>
          </table:table-cell>
          <table:table-cell office:value-type="string" calcext:value-type="string">
            <text:p>No</text:p>
          </table:table-cell>
          <table:table-cell office:value-type="string" calcext:value-type="string">
            <text:p>No, the project will not be certified by June 2021 (please specify)</text:p>
          </table:table-cell>
          <table:table-cell office:value-type="string" calcext:value-type="string">
            <text:p>We're in the process of 2 national verification programmes. If necessary for Microsoft to attain an ICROA-certification, we'd like to start this process. In this case we'd charge the costs for this process to Microsoft. </text:p>
          </table:table-cell>
          <table:table-cell table:number-columns-repeated="5"/>
          <table:table-cell office:value-type="string" calcext:value-type="string">
            <text:p>We are in the finalizing stage of the Dutch Certification Program ‘Greendeal: National CO2 market’ Status: The methodology of Olivine enhanced weathering has been approved and the public consultation period is finished. The reactions are currently included, so this methodology can be started. This methodology is valid for projects within the boundary of the Netherlands but of course, the Olivine projects will basically work the same on every place on earth. We expect the official certification in half a year. <text:s/>Participating in Open Natural Carbon Removal Accounting (ONCRA from Climate Cleanup) This is a novel development at supporting solutions for climate change, which are based in science and business. And are resulting in CO2 removal. Olivine is one of the supported solutions. Next year this methodology will be finalised. https://climatecleanup.org/accounting/</text:p>
          </table:table-cell>
          <table:table-cell office:value-type="string" calcext:value-type="string">
            <text:p>The project's carbon emissions exist of mining, milling and transporting the Olivine. greenSand has done an LCA - analysis for the ‘Hoekse Lijn’ project. The carbon efficiency rate was 92%. The execution of project Green Railways will have similar characteristics. However, the exact LCA is dependent on the choice of location and logistics and might have a (slightly) different outcome. Therefore, a separate custom-made LCA will be made when the exact features of the project are known. <text:s text:c="2"/>Since greenSand has a high trust in the overall carbon benefits of its methodologies and processes. Therefore we will take the risk of the variability and deliver the stated amount of CDR for the stated price, independent of the outcome of the LCA (given the other conditions). <text:s/></text:p>
          </table:table-cell>
          <table:table-cell office:value-type="string" calcext:value-type="string">
            <text:p>Previous projects have been researched and verified by the Dutch research company Movares. Since they have experience with these methodologies, they'd be a possible independent partner for verification. However, greenSand is open for any suggestions of parties that might perform this task. <text:s text:c="3"/>The (financial) administration of greenSand is checked every year by an accountant. greenSand is open to independent review of our adminstration of offset-certificates. </text:p>
          </table:table-cell>
          <table:table-cell office:value-type="string" calcext:value-type="string">
            <text:p>During the weathering of olivine other elements are also released into the ecosystem, for example nickel (Ni). In the attached figure, research shows that the release of Ni resulting from the Olivine weathering process has no negative effect on the ecosystem. </text:p>
          </table:table-cell>
          <table:table-cell table:number-columns-repeated="9" office:value-type="string" calcext:value-type="string">
            <text:p>Yes</text:p>
          </table:table-cell>
          <table:table-cell table:number-columns-repeated="2" office:value-type="string" calcext:value-type="string">
            <text:p>Not applicable</text:p>
          </table:table-cell>
          <table:table-cell office:value-type="string" calcext:value-type="string">
            <text:p>- The Olivine will replace the material that’s normally chosen for these project. Obviously, only the Olivine option will reduce carbon. Moreover, the carbon footprint that normally would have resulted from these projects doesn’t appear, since the emissions from the project itself are included in the calculated carbon removal; the Olivine project not only removes but also ‘prevents’ carbon emissions. <text:s text:c="4"/>- The Olivine will reduce the growth of weeds (compared to other material). This will reduce the usage of pesticides. <text:s text:c="3"/>- Another positive side effect is that the ‘non-carbon-removal’ benefits of this project will contribute to sustainable, public transport. This will be a good chance for branding and marketing purposes of Microsoft and the buying party. <text:s text:c="2"/></text:p>
          </table:table-cell>
          <table:table-cell office:value-type="string" calcext:value-type="string">
            <text:p>Please refer to the general information about greenSand to read about these topics</text:p>
          </table:table-cell>
          <table:table-cell table:number-columns-repeated="983"/>
        </table:table-row>
        <table:table-row table:style-name="ro2">
          <table:table-cell office:value-type="string" calcext:value-type="string">
            <text:p>ACT Commodities Inc</text:p>
          </table:table-cell>
          <table:table-cell office:value-type="string" calcext:value-type="string">
            <text:p>None</text:p>
          </table:table-cell>
          <table:table-cell office:value-type="string" calcext:value-type="string">
            <text:p>Reforestation utilizing native bamboo in Nicaragua</text:p>
          </table:table-cell>
          <table:table-cell office:value-type="string" calcext:value-type="string">
            <text:p>ECOPLANET BAMBOO CENTRAL AMERICA</text:p>
          </table:table-cell>
          <table:table-cell office:value-type="string" calcext:value-type="string">
            <text:p>https://registry.verra.org/app/projectDetail/VCS/1085</text:p>
          </table:table-cell>
          <table:table-cell/>
          <table:table-cell office:value-type="string" calcext:value-type="string">
            <text:p>EcoPlanet Bamboo owns and operates three bamboo farms within the El Rama region of Nicaragua’s Atlantic Coast. These bamboo farms represent a diverse ecosystem where no trees were cleared during the planting of over 2,300 hectares of bamboo. The result is more than 1,000 hectares of primary tropical forest being preserved alongside EcoPlanet’s native bamboo. <text:s/>EcoPlanet Bamboo’s Central America reforestation project was the first globally to successfully develop an accredited Monitoring, Reporting and Verification system to quantify the climate change benefits of bamboo. The project is located in the MesoAmerica Biodiversity Hotspot, which suffers from one of the highest rates of ecological destruction and biodiversity loss globally. EcoPlanet’s system of reforestation is completely deforestation free – no trees or native vegetation are removed for the planting of bamboo, resulting in a diverse and mixed species ecosystem, with the bamboo interplanted amongst remaining standing trees and with remnant forest patches set aside for conservation purposes. High levels of poverty including adult illiteracy allow the project to deliver social impact through the creation of a high number of attractive and secure jobs. <text:s text:c="3"/>Land Ownership: Freehold title - due diligence on land acquisition process and land titles was carried and approved by the World Bank. <text:s/>Total Bamboo Planted Area: 2,361 hectares <text:s/>Total Landscape Restoration Area: 3,516 hectares <text:s/>Project Status: Fully planted <text:s/>Species Planted: Native Guadua aculeata planted from seed collected in Nicaragua during a 2009- <text:s/>2012 flowering event.</text:p>
          </table:table-cell>
          <table:table-cell office:value-type="string" calcext:value-type="string">
            <text:p>Managua</text:p>
          </table:table-cell>
          <table:table-cell office:value-type="string" calcext:value-type="string">
            <text:p>Southern Atlantic Autonomous Region (RAAS) of the Atlantic Coast of Nicaragua, Central America. see Project Design Document for specifications</text:p>
          </table:table-cell>
          <table:table-cell office:value-type="string" calcext:value-type="string">
            <text:p>Nicaragua</text:p>
          </table:table-cell>
          <table:table-cell office:value-type="float" office:value="105000" calcext:value-type="float">
            <text:p>105000</text:p>
          </table:table-cell>
          <table:table-cell office:value-type="float" office:value="100" calcext:value-type="float">
            <text:p>100</text:p>
          </table:table-cell>
          <table:table-cell office:value-type="float" office:value="105000" calcext:value-type="float">
            <text:p>105000</text:p>
          </table:table-cell>
          <table:table-cell office:value-type="float" office:value="880000" calcext:value-type="float">
            <text:p>880000</text:p>
          </table:table-cell>
          <table:table-cell office:value-type="string" calcext:value-type="string">
            <text:p>6/1/2011</text:p>
          </table:table-cell>
          <table:table-cell office:value-type="string" calcext:value-type="string">
            <text:p>The project would seek to ensure the permanence of emissions removals for a of minimum 20 years (until 2031), but this period will prolong as EcoPlanet owns the land thus ensuring it will not be converted after the end of the project in 2031. The project’s activities are designed to enhance the CCB benefits beyond the project’s lifetime. <text:s/>The project already accounts for sustainable harvesting therefore reversals or loss of credits is extremely unlikely, and the risk is already accounted for by VCS with credits going into the buffer stock (~10%, see PPD page 78).</text:p>
          </table:table-cell>
          <table:table-cell office:value-type="string" calcext:value-type="string">
            <text:p>Yes</text:p>
          </table:table-cell>
          <table:table-cell office:value-type="string" calcext:value-type="string">
            <text:p>Not applicable (I answered yes to Q24)</text:p>
          </table:table-cell>
          <table:table-cell table:number-columns-repeated="3"/>
          <table:table-cell office:value-type="string" calcext:value-type="string">
            <text:p>Verra (VCS)</text:p>
          </table:table-cell>
          <table:table-cell table:number-columns-repeated="3"/>
          <table:table-cell table:number-columns-repeated="2" office:value-type="string" calcext:value-type="string">
            <text:p>NA</text:p>
          </table:table-cell>
          <table:table-cell office:value-type="string" calcext:value-type="string">
            <text:p>None</text:p>
          </table:table-cell>
          <table:table-cell table:number-columns-repeated="9" office:value-type="string" calcext:value-type="string">
            <text:p>Yes</text:p>
          </table:table-cell>
          <table:table-cell table:number-columns-repeated="2" office:value-type="string" calcext:value-type="string">
            <text:p>Not applicable</text:p>
          </table:table-cell>
          <table:table-cell office:value-type="string" calcext:value-type="string">
            <text:p>SDG 1 - No Poverty: Providing secure, attractive and long term employment in areas of the <text:s/>world where few opportunities exist. <text:s/>SDG 3 - Good Health and Well-Being: Providing medical checks for all employees and once <text:s/>harvesting begins full-time nurses will be on site. Education and awareness campaigns have <text:s/>been carried out on the importance of good health. <text:s/>SDG 4 - Quality Education: Financial support of local schools has been combined with adult <text:s/>literacy programs. <text:s/>SDG 5 - Gender Equality: The project not only provides equal opportunity employment but <text:s/>actively encourages the participation of women on all farms and through to senior management. Radio programs, community days, continuous stakeholder engagement are in use in order to educate and encourage women. <text:s/>SDG 6 - Clean Water and Sanitation: In the first phase of initiation, the project developed the <text:s/>provision of clean water to all surrounding communities. <text:s/>SDG 8 - Decent Work and Economic Growth: EcoPlanet Bamboo strives to provide employment <text:s/>opportunities that are attractive, fair, and most importantly secure, not for a year or two, but for a generation. <text:s/>SDG 9 - Industry, Innovation &amp; Infrastructure: Combining reforestation with investment into <text:s/>clean technologies in order to disrupt industry through seed to sale sustainability. <text:s/>SDG 10 - Reduced Inequalities: Providing all individuals the opportunity to continue to rise, while <text:s/>focusing on the overall sustainable development of a community to reduce inherent inequality. <text:s/>SDG 11 - Sustainable Cities &amp; Communities: Urban areas represent the majority of consumers <text:s/>of disposable commodities. The project will provide cities and communities with a guilt free <text:s/>option for every day sanitary papers. <text:s/>SDG 13 - Climate Action: Sequestering and storing more than 3.8MtCO2e and disrupting a <text:s/>major industry thereby indirectly reducing deforestation and associated emissions. <text:s/>SDG 15 - Life on Land: Restoring and regenerating landscapes at scale and restoring the key <text:s/>functions – soil, water, climate, biodiversity – of ecosystems. <text:s text:c="3"/>SDG Goals: 1, 3, 4, 5, 6, 8, 9, 10, 11, 13, 15. <text:s/>Gold Level CCBA Validated (2013) <text:s/>FSC Sustainable Forest Management (2013 – 2018) <text:s/>See PDD for more info. <text:s text:c="2"/></text:p>
          </table:table-cell>
          <table:table-cell office:value-type="string" calcext:value-type="string">
            <text:p>Engages and empowers diverse stakeholders who have otherwise faced systemic barriers to accessing carbon finance: All of our projects work in extremely remote areas and all have baseline socio-economic assessments carried out. We work with stakeholder committees under annual development plans to address the most critical needs. <text:s text:c="2"/>Addresses the disproportionate impacts of climate change on low-income communities; vulnerable communities in developing countries: Our project locations have been specifically chosen to be in areas where this is occurring and to provide opportunities to vulnerable communities where land is extremely degraded, poverty levels are high, and few opportunities for economic diversification occur. <text:s/>Works to ensure that underrepresented and under-resourced communities are not left behind in the transition to an environmentally just future: <text:s/>The project targets long term positive job creation for people at the bottom or the pyramid and in doing so they provide a suite of mitigation and adaptation impacts. All projects have a strict set of EH&amp;S procedures, which is drawn from a combination of IFC Performance Standards and FSC. <text:s text:c="2"/></text:p>
          </table:table-cell>
          <table:table-cell table:number-columns-repeated="983"/>
        </table:table-row>
        <table:table-row table:style-name="ro2">
          <table:table-cell office:value-type="string" calcext:value-type="string">
            <text:p>Pachama, Inc.</text:p>
          </table:table-cell>
          <table:table-cell office:value-type="string" calcext:value-type="string">
            <text:p>This proposal is from Pachama but is in collaboration with Across Forest. Across Forest is the developer responsible for implementation of the project (through the Nicaforest Plantation S.a. group). Pachama acts as a consolidator of information and remote-sensing analysis for Microsoft.</text:p>
          </table:table-cell>
          <table:table-cell office:value-type="string" calcext:value-type="string">
            <text:p>Supporting local farmers by creating new sustainable timber plans </text:p>
          </table:table-cell>
          <table:table-cell office:value-type="string" calcext:value-type="string">
            <text:p>Reforestation Program in the Southeastern Region of Nicaragua on degraded pastureland</text:p>
          </table:table-cell>
          <table:table-cell office:value-type="string" calcext:value-type="string">
            <text:p>https://www.across.no/nicaforest-plantations-s-a</text:p>
          </table:table-cell>
          <table:table-cell/>
          <table:table-cell office:value-type="string" calcext:value-type="string">
            <text:p>The Nicaforest reforestation project of Nicaragua is a small but entirely community focused project. It’s impactful project brings carbon market power to support local landowners. <text:s text:c="3"/>This project takes place in a portion of Nicaragua that has been almost entirely deforested and converted to farmland as seen in remote analysis. <text:s/>The reforestation composition is mostly commercial Teak plants, but 10-15% of trees planted consist of endangered native species (such as Honduran Mahogany). A further third of the project is set aside for native forest regeneration. <text:s text:c="3"/>Nicaforest includes timber harvesting, with the goal to use the timber to absorb carbon for several cycles while allowing the local communities to benefit from their timber. By creating new economic opportunities, the project hopefully jumpstarts a long-term cycle beyond the crediting period. <text:s/>Long-term timber products are produced from this harvest so the carbon dioxide will be locked for even further years from the atmosphere, but this is not included in the project’s credit issuance for conservative estimates. <text:s text:c="4"/>The plantations are shown to be successful in remote sensing data, even though many of them are young with only 7-9 years of growth to be observed. Nevertheless, the remote sensing analysis indicates that biomass has climbed since the project’s inception. Additionally, unlike some other harvest projects, there is no evidence of other plantations occurring in the 6 municipalities due to market forces. This suggests high additionality thanks to carbon market access and support. <text:s text:c="3"/>The land being reforested by this project includes a number of small parcels owned by local landowners in these regions (over 133) which have been organized into 8 groups or farms based on region. The land is leased to the project developer for this carbon project. <text:s text:c="4"/>The land being reforested by this project includes a number of small parcels owned by local landowners in these regions (over 133). <text:s/>In addition 4 farmers have leased 500 ha of land to the project developer for this carbon project. The credit payment goes to Across Forest who splits funds with these farmers according to the signed Shared Benefit Agreement. The additional portion of funds provided to Pachama is used for data acquisition for monitoring reports and continued R&amp;D into making remote sensing tools more widely available for origination and use by project developers. <text:s/></text:p>
          </table:table-cell>
          <table:table-cell office:value-type="string" calcext:value-type="string">
            <text:p>Managua</text:p>
          </table:table-cell>
          <table:table-cell office:value-type="string" calcext:value-type="string">
            <text:p>Chontales and Southern Caribbean Autonomous Region</text:p>
          </table:table-cell>
          <table:table-cell office:value-type="string" calcext:value-type="string">
            <text:p>Nicaragua</text:p>
          </table:table-cell>
          <table:table-cell office:value-type="float" office:value="5000" calcext:value-type="float">
            <text:p>5000</text:p>
          </table:table-cell>
          <table:table-cell office:value-type="float" office:value="100" calcext:value-type="float">
            <text:p>100</text:p>
          </table:table-cell>
          <table:table-cell office:value-type="float" office:value="5000" calcext:value-type="float">
            <text:p>5000</text:p>
          </table:table-cell>
          <table:table-cell office:value-type="float" office:value="0" calcext:value-type="float">
            <text:p>0</text:p>
          </table:table-cell>
          <table:table-cell office:value-type="string" calcext:value-type="string">
            <text:p>7/1/2011</text:p>
          </table:table-cell>
          <table:table-cell office:value-type="string" calcext:value-type="string">
            <text:p>As part of the partnership for Microsoft, Pachama provides ongoing monitoring of forest cover and biomass levels for Microsoft. Should an early reversal occur, or if there is a potential harm to the project, Pachama first works with the Nicaforest team to alert them early to take action. But should a premature reversal occur to the level below a project’s buffer, Pachama will alert both Nicaforest International and Microsoft to help ensure that buffer pool credits (managed by the registry) are appropriately allocated. <text:s text:c="4"/>(We note Pachama has no contractual arrangement with Across Forest or Nicaforest to require the developer to act on data, but hope to provide data freely to create support the health of forest projects).</text:p>
          </table:table-cell>
          <table:table-cell office:value-type="string" calcext:value-type="string">
            <text:p>Yes</text:p>
          </table:table-cell>
          <table:table-cell office:value-type="string" calcext:value-type="string">
            <text:p>Not applicable (I answered yes to Q24)</text:p>
          </table:table-cell>
          <table:table-cell table:number-columns-repeated="4"/>
          <table:table-cell office:value-type="string" calcext:value-type="string">
            <text:p>Gold Standard</text:p>
          </table:table-cell>
          <table:table-cell table:number-columns-repeated="4"/>
          <table:table-cell office:value-type="string" calcext:value-type="string">
            <text:p>There may be emissions associated with tractors and trucks used to transport plants and workers around the area however these are negligible in comparison to overall sequestration. <text:s text:c="3"/>Given the deforested regional landscape surrounding these projects, the project does not encourage additional deforestation (as is confirmed in remote analysis) and in fact by creating sustainable timber plantations, the project may ease deforestation pressures for timber. Additionally, the project allows for beans to be planted during early years of growth to provide for additional food availability to nearby communities. <text:s/></text:p>
          </table:table-cell>
          <table:table-cell table:number-columns-repeated="7" office:value-type="string" calcext:value-type="string">
            <text:p>Yes</text:p>
          </table:table-cell>
          <table:table-cell office:value-type="string" calcext:value-type="string">
            <text:p>No</text:p>
          </table:table-cell>
          <table:table-cell table:number-columns-repeated="3" office:value-type="string" calcext:value-type="string">
            <text:p>Not applicable</text:p>
          </table:table-cell>
          <table:table-cell office:value-type="string" calcext:value-type="string">
            <text:p>Community benefits: The Nicaforest project is creating new employment and job opportunities in small farming communities and also builds knowledge within that community on forestry. During planting periods, almost 200 community members are employed with a portion staying on long term to maintain the forests. These represent stable employment incomes as well as diversified income streams for small landowners. <text:s text:c="3"/>Environmental / Soil benefits: Given the planting of trees in otherwise heavily degraded land, this project will improve soil and water quality in the region. Soils will experience increased microbial activity and organic matter accumulation thanks to longer-lived trees. The planted trees should also reduce erosion and therefore improve water quality in the region. <text:s/></text:p>
          </table:table-cell>
          <table:table-cell office:value-type="string" calcext:value-type="string">
            <text:p>The project takes place in a very poor region of the country. <text:s/>In the 2005 national census, the regions where the project takes place were classified as either having “High” or even “Severe” levels of poverty. Consumption levels in these regions are among the lowest in the Caribbean Coast. According to the World Bank, Nicaragua is one of Latin America’s least developed countries, and increased need of knowledge transfer and training is needed. The Nicaforest project is working to help deliver new tools - and benefits from carbon markets - to communities in need of new economic options.</text:p>
          </table:table-cell>
          <table:table-cell table:number-columns-repeated="983"/>
        </table:table-row>
        <table:table-row table:style-name="ro2">
          <table:table-cell office:value-type="string" calcext:value-type="string">
            <text:p>Natural Capital Partners Americas, LLC</text:p>
          </table:table-cell>
          <table:table-cell office:value-type="string" calcext:value-type="string">
            <text:p>Natural Capital Partners and the Arbor Day Foundation are two like-minded organizations that have partnered for many years on projects to protect and restore forests. Our collaboration has included the supply of non-market-based forest restoration projects, as well as the sourcing of forestry carbon credits from a wide range of high-quality international nature based projects including REDD+. The unique global reach, market presence and project portfolios of both entities is regularly leveraged to provide the most comprehensive project solutions to our respective clients and corporate partners. <text:s text:c="4"/>The Arbor Day Foundation is the supplier of CDR credits through the CommuniTree Carbon Program. The Foundation’s specialty is accelerating CDR reforestation and agroforestry projects that create verified carbon credits and forestry-based social enterprises. We also originate innovative forestry carbon credit and value chain portfolios aligned to the Protect, Manage and Restore natural climate solutions framework. <text:s text:c="3"/>The Arbor Day Foundation is partnering with Taking Root to drive natural climate and livelihood solutions with smallholder farmers. Taking Root is an internationally acclaimed leader in tropical reforestation. As a not for profit, its mission is to grow trees with farmers to tackle poverty and climate change. Taking Root does this by using international funding to create incentives and share knowledge with farmers to make protecting and growing forests a way for farmers to increase their incomes and build sustainable livelihoods. <text:s text:c="3"/>The Arbor Day Foundation is working with Taking Root to develop and scale their CommuniTree Carbon Program. The focus of the program is on tropical reforestation in Nicaragua, one of the poorest countries in the Americas. <text:s/>Nicaragua faces many challenges — one being protecting its forests. Small-scale farming families here are facing significant barriers that prevent them from economically benefitting from planting and maintaining trees on their farms. This leads to a reliance on short-term solutions that are detrimental to the environment as well as the long-term success of their farms. Farmers are clearing forests for cattle grazing and immediate agricultural need because there is no incentive to invest in reforestation or protect current forest areas. <text:s text:c="3"/>The aim of this collaboration is to change this pattern. Together, we are helping to build financial security and sustainable livelihoods by reforesting previously underused and degraded land. These forests create valuable new sources of income for rural communities including verified carbon credits, local forest enterprises, and agroforestry products such as coffee. Beyond supporting the local community, these forests contain rich biodiversity, supporting more than 100 native tree species, tropical birds, and numerous ground animals. This program is empowering communities while establishing thriving, biodiverse habitats designed to store <text:s/>carbon. By leveraging Taking Root’s unique technology, Farm-Trace (https://app.farm-trace.com/en/Communitree/), this project provides unparalleled transparency into its environmental and social impacts. <text:s text:c="3"/>The proposed project aligns to the Foundation’s Guiding Principles for Forest Restoration and meets our quality requirements for additionality and permanence. <text:s text:c="3"/>Guiding Principles for Investments in Forest Restoration <text:s text:c="2"/>The Arbor Day Foundation seeks and welcomes diverse partnerships. We believe that alignment with our mission, vision, and core values leads to successful projects and outcomes. Beyond this, we use four guiding principles to identify high-quality and credible partnerships for our work in forest restoration. <text:s text:c="3"/>•Act with character and integrity. We ensure that our work and the work of our partners supports our mission, vision, and core values. <text:s text:c="2"/>•Plant the right tree, at the right time, in the right place, for the right purpose. Then, grow a diverse and native forest with proven forest resiliency and forest management plans. <text:s text:c="2"/>•Respect, empower and benefit local people and communities. We promote equity and collaboration to secure the long-term success of our projects and our people. <text:s text:c="2"/>•Align to science-based frameworks and goals. Forested landscapes need protection, better management, and restoration. In addition to making high-quality and high-integrity forestry investments, humanity must reduce greenhouse gas emissions rapidly to stabilize the climate. <text:s text:c="4"/>Our General Position on Additionality and Permanence <text:s text:c="2"/>The Arbor Day Foundation brand is grounded in our definitions and track-record of elevating reforestation efforts that meet our standards of quality including both clear additionality and permanence. Forests are dynamic, our values are not. <text:s text:c="6"/>Our Theory on Additionality <text:s text:c="2"/>•We focus on restoring degraded lands where trees and forests are an ecologically appropriately intervention. <text:s/>•A future forested state would not be achieved without our intervention. <text:s text:c="2"/>•This intervention enhances or restores a native ecosystem. <text:s text:c="2"/>•This forest was affected by a natural or human-caused disturbance and will not naturally regenerate. <text:s text:c="2"/>•There is not a compliance or regulatory requirement for our forest restoration projects. <text:s text:c="2"/>•Measurable new co-benefits such as carbon removed, biodiversity enhanced, watersheds improved, and new landholder revenues generated. <text:s text:c="2"/>•If prescribing to the above points, Afforestation/Reforestation projects will have low leakage risk. <text:s text:c="3"/>Our Theory on Permanence <text:s text:c="2"/>•Our goal is to plant and maintain enough trees to result in a thriving, sustained forest, not that every tree survives; rather, that a forest is created, and ecosystem services are enhanced. <text:s text:c="3"/>•Collaboration and buy-in from local communities and people is essential. <text:s text:c="2"/>•Three to five years is typically a turning point towards long-term project success. <text:s/>•Monitoring of seedling survivability is ongoing and reporting is available in our project implementation costs. <text:s text:c="3"/>•All the projects we support have ongoing forest management plans. <text:s/>•If diversified financial incentives exist to keep forests as forests, these forests are more likely to remain. <text:s/>•Assess the political risks that exist in the project jurisdiction. <text:s/>•Permanence differs by forest location, landowner type, project-level pressures, and methodology. <text:s text:c="3"/></text:p>
          </table:table-cell>
          <table:table-cell office:value-type="string" calcext:value-type="string">
            <text:p>Reforesting Nicaragua: Regenerating forest ecosystems with smallholder farmers</text:p>
          </table:table-cell>
          <table:table-cell office:value-type="string" calcext:value-type="string">
            <text:p>The CommuniTree Carbon Program</text:p>
          </table:table-cell>
          <table:table-cell office:value-type="string" calcext:value-type="string">
            <text:p>www.takingroot.org https://www.arborday.org/carbon/project-taking-root.cfm </text:p>
          </table:table-cell>
          <table:table-cell/>
          <table:table-cell office:value-type="string" calcext:value-type="string">
            <text:p>The CommuniTree Carbon program is an award winning carbon project and has become the largest reforestation initiative in Nicaragua. Working with farming families across the Northwest of Nicaragua, the project helps them to grow forests on under used farmland which was historically deforested. Typically, the farmland is owned by family farmers themselves, with the average farm around 2 hectares in size. The project is built around putting the needs of the farmers it works with first, helping them grow native tree species and build forest-based enterprises in order to create sustainable livelihoods for the long term. These forests are creating financial resilience for over 2,500 farming families traditionally earning only $2 a day, regenerating biodiverse habitats across over 6,000 hectares, and storing over 890,000 tonnes of CO2. <text:s/>The project combines a community first approach with forest science and cutting-edge technologies. The project team is made up of cross-disciplinary local and international experts in forestry, business, smallholder economics, computer science and remote sensing. With over a decade of delivering successful outcomes, their work has been showcased and used as a best-practice reforestation model by organizations including the UN, EU and Mesoamerican Alliance of Peoples and Forests. <text:s text:c="5"/>As a co-funder of the project’s tree planting and carbon credit offtake activities, the Arbor Day Foundation has planted 275,000 trees and co-originated and 50,000 metric tons of carbon credits to-date. <text:s text:c="3"/>Microsoft’s payments for the proposed future years CDR new supply will help to grow the project from incremental growth to transformative, scalable expansion. The payments will be used to recruit more farmers to the program and fund operations to reforest more land with them. At least 60% of Microsoft’s payments will be delivered directly to the farmers and their communities in the form of cash and material payments to incentivise them to reforest their land. The majority of the other 40% will be put towards project running costs such as local staffing, farmer visits and training and all the necessary materials needed to operate the project successfully. As well as delivering a natural climate solution, Microsoft’s payments will help the program to scale and expand across Nicaragua, helping thousands of farmers to diversify their income and build resilience in the face of climate change. <text:s text:c="4"/>Project Overview- <text:s text:c="2"/>https://arbordayfarm-my.sharepoint.com/:b:/g/personal/jmanion_arborday_org/ERqMqizsDuFJhJyg4xgDCGABkQQhveRGsFurh-WbxgTr6A?e=0ywjck <text:s text:c="4"/>Project Approach: <text:s/>https://takingroot.org/our-approach/ <text:s text:c="3"/>Project Documents: <text:s text:c="2"/>https://www.planvivo.org/project-network/communitree-nicaragua/ <text:s text:c="5"/></text:p>
          </table:table-cell>
          <table:table-cell table:number-columns-repeated="2" office:value-type="string" calcext:value-type="string">
            <text:p>Somoto</text:p>
          </table:table-cell>
          <table:table-cell office:value-type="string" calcext:value-type="string">
            <text:p>Nicaragua </text:p>
          </table:table-cell>
          <table:table-cell office:value-type="float" office:value="82800" calcext:value-type="float">
            <text:p>82800</text:p>
          </table:table-cell>
          <table:table-cell office:value-type="float" office:value="100" calcext:value-type="float">
            <text:p>100</text:p>
          </table:table-cell>
          <table:table-cell office:value-type="float" office:value="82800" calcext:value-type="float">
            <text:p>82800</text:p>
          </table:table-cell>
          <table:table-cell office:value-type="float" office:value="3" calcext:value-type="float">
            <text:p>3</text:p>
          </table:table-cell>
          <table:table-cell office:value-type="string" calcext:value-type="string">
            <text:p>1/31/2010</text:p>
          </table:table-cell>
          <table:table-cell office:value-type="string" calcext:value-type="string">
            <text:p>The Communitree Carbon Program’s forest carbon monitoring and reporting is done through FARM-TRACE, a cutting-edge software platform developed by Taking Root, which is now being used by reforestation and carbon projects around the world. Using a combination of field data, satellite imagery and localized machine learning algorithms, FARM-TRACE creates a near real time dashboard of the program’s performance. This dashboard is used to make informed management decisions and to report results to third parties. You can see the impacts of Taking Root’s Nicaragua program here: https://app.farm-trace.com/en/communitree <text:s/>Through FARM-TRACE, Taking Root monitors and reports all carbon removals and reversals using three interrelated approaches. <text:s text:c="3"/>1)Expert site visits: Each farmer within the program is assigned to a local field technician who is responsible for overseeing that farm’s success over time. This field technician visits each farm to evaluate underperforming areas, coach the farmer on how to fix these issues and report each visit including a geo-tagged photo using the FARM-TRACE mobile app. When online, this data is synced to the FARM-TRACE web platform to track how often each farm is being visited, its challenges and progress towards addressing those challenges. The frequency of these visits starts off at 17 visits per year in the first year and progressively declines in frequency as the trees grow and the farmer becomes more experienced. <text:s text:c="3"/>2)Carbon inventories: The second approach is based on systematic field measurements that report the inventory of carbon sequestered within the trees grown on farms. The field measurements are done within randomly located sampling plots that cover 10% of the area of every farm. Within these sampling plots, all the trees are measured and entered into the FARM-TRACE mobile app. When online, the mobile app is synced to the FARM-TRACE web platform and forestry and carbon statistics are calculated using the most comprehensive database of pan-tropical biomass equations published in the academic literature (collated by Taking Root), which convert tree measurements into carbon estimates for the farm. These field measurements are performed the first year a farm is planted and at least every five years thereafter. <text:s text:c="3"/>3)Remote sensing: The third approach to measuring carbon removals and reversals uses satellite imagery interpreted using a localized machine learning algorithm through the FARM-TRACE platform. These satellite images are acquired over every farm monthly and interpreted to calculate carbon based on relationships that are created using the field measurements. <text:s text:c="4"/>As well as its continuous impact tracking through FARM-TRACE, Taking Root provides an annual report each year which is reviewed by Plan Vivo before the issuance credits each year. In each annual report any reversals are reported. In addition, every 5 years the program is audited by an external third party to ensure reporting is accurate and the programme is delivering its claimed impacts. The program was last audited in 2016 by Rainforest Alliance and not only passed but were given an award for best practice monitoring practices the year before https://takingroot.org/2015/08/monitoring-award-from-rainforest-alliance/. The next external audit is due next year in 2021. <text:s text:c="3"/>The following recourses are used in the event of premature reversals. <text:s text:c="2"/>1)Program design: The program is designed to take into account reversals before they have happened by reforesting more land each year than required to generate the carbon credits which have been sold. <text:s/>This means in most cases, actual reversals on individual farms are less than what was planned so no real reversal takes place. <text:s text:c="4"/>2)Farm replacements: Taking Root replaces failed farms with entirely new farms at its own expense to make up for losses at the farm level. This is in part possible because Taking Root holds a special fund designated for farmer payments based on success over time. When failures occur, the money earmarked for future payments can be re-deployed to new farms. <text:s text:c="3"/>3)Pool risk buffer: Every year Taking Root delivers 15% of its credits generated for that year into a Plan Vivo pool risk buffer. All Plan Vivo projects around the world contribute to this buffer and can call upon it. If there is a shortfall in one project, it can be compensated for through credits generated by other Plan Vivo projects around the world. <text:s/></text:p>
          </table:table-cell>
          <table:table-cell office:value-type="string" calcext:value-type="string">
            <text:p>No</text:p>
          </table:table-cell>
          <table:table-cell office:value-type="string" calcext:value-type="string">
            <text:p>No, the project will not be certified by June 2021 (please specify)</text:p>
          </table:table-cell>
          <table:table-cell office:value-type="string" calcext:value-type="string">
            <text:p>The CommuniTree Carbon Project is certified with Plan Vivo. The CDR credits offered by June 2021 will all be Plan Vivo certified. <text:s/>Plan Vivo is on a path to being an ICROA approved standard. The CDR credits offered by June 2021 will most likely not be ICROA certified. Depending on the Plan Vivo standard enhancements developed with ICROA there may be a scenario in which these credits can be ICROA approved retroactively. <text:s/>Once a Plan Vivo ICROA approved standard is put forward, it will be possible to set out a pathway for future ICROA approved CDR credits outlined in this proposal to be delivered. Or, there is the possibility of starting a new project on an ICROA approved standard for the future year CDR volumes (3 million metric tons). <text:s text:c="2"/>Here is a letter from Plan Vivo about their ongoing engagement with ICROA – https://arbordayfarm-my.sharepoint.com/:b:/g/personal/jmanion_arborday_org/EQGAoHCqz85LkAWuW6wqDRABPxZ91ikj-lcN1EoMlKVdnQ?e=tf7r8f </text:p>
          </table:table-cell>
          <table:table-cell table:number-columns-repeated="5"/>
          <table:table-cell office:value-type="string" calcext:value-type="string">
            <text:p>Plan Vivo</text:p>
          </table:table-cell>
          <table:table-cell table:number-columns-repeated="2"/>
          <table:table-cell office:value-type="string" calcext:value-type="string">
            <text:p>Taking Root’s work is carefully designed to improve environmental and social impacts with a list of risks and mitigation measures in the Table below. From an environmental perspective, the program only uses tree species that are native and well adapted to the region to recreate lost forests on underutilized lands. From a social perspective, the program works specifically to create livelihood opportunities for marginalized communities and was co-designed by the community specifically to maximize social impact and minimize possible harms. <text:s text:c="3"/>Please see the following table for environmental and social risks- https://arbordayfarm-my.sharepoint.com/:b:/g/personal/jmanion_arborday_org/ESD9fwy9EbVMuXjdZtUXx5gBpWI-mCaCidhFsQdzNoqUTw?e=cHzjRZ <text:s text:c="4"/></text:p>
          </table:table-cell>
          <table:table-cell table:number-columns-repeated="8" office:value-type="string" calcext:value-type="string">
            <text:p>Yes</text:p>
          </table:table-cell>
          <table:table-cell table:number-columns-repeated="2" office:value-type="string" calcext:value-type="string">
            <text:p>Not applicable</text:p>
          </table:table-cell>
          <table:table-cell office:value-type="string" calcext:value-type="string">
            <text:p>Yes</text:p>
          </table:table-cell>
          <table:table-cell office:value-type="string" calcext:value-type="string">
            <text:p>Listed below is a summary of the UN Sustainable Development Goals this project advances. <text:s text:c="3"/>SDG 1 – No Poverty <text:s/>Up to 2019 Taking Root has delivered over $2.1 million worth of payments for ecosystem services directly into the hands of 855 farming families earning on average less than $2 a day. These payments are recorded by field technicians and audited as part of Taking Root’s finances. <text:s text:c="3"/>SDG 4 – Quality Education <text:s/>Taking Root has delivered over 30,000 capacity building workshops to farming families and their communities, providing education and training in best practice sustainable farming and helping farmers to improve their market access. These workshops and activities with farmers are recorded by Taking Root’s field technicians using FARM-TRACE. <text:s text:c="3"/>SDG 5 – Gender Equality <text:s/>In Nicaragua farmers are typically men. It is hard for women farmers to get the support they need to succeed. The project works directly with around 300 women farmers, giving them the support to overcome traditional barriers to success. In addition equality is practiced throughout the Taking Root organization with over 50% of the local and international team made up of women, many of whom are in management positions. <text:s text:c="4"/>SDG 8 – Decent work and Economic Growth <text:s/>A large impact the project has is on non-landowning farmers. Typically these are some of the poorest and most vulnerable communities. The project creates around 2,000 seasonal jobs a year, helping this population to increase their incomes by helping with project activities such as local seed collection, nursery building and tree planting on farms. <text:s text:c="3"/>SDG 12 – Responsible consumption and production <text:s/>By connecting farmers’ reforestation products to markets, responsible consumption and production is being driven at a local an international level. For example, Taking Root has just become the only legally recognised entity allowed to sell firewood. This means over time, all firewood within the region will be coming from a sustainable source. Other products, such as the green coffee grown as part of agroforestry systems is also sold internationally, not only providing additional income to farmers but helping consumers to consume in a way which encourages tropical reforestation. <text:s text:c="3"/>SDG 13 – Climate Action <text:s/>The project has reforested over 6,000 hectares of land in the last 10 years and is the largest reforestation initiative in Nicaragua. These activities will result in over 1 million tons of CO2 being removed from the atmosphere. <text:s text:c="3"/>SDG 15 – Life on land <text:s/>The project only uses native tree species, with over 100 different native tree species recorded on reforested land. Having planted over 6 million trees, they are recreating local ecosystems and biodiverse habitats. <text:s text:c="3"/>SDG 17 – Partnership for the goals <text:s/>As well as working extremely closely with each of the communities which participate in the project, Taking Root has fostered exceptional working relationships with local, national and international partners to build a project which delivers against local and national goals while having a track record of successful impacts with farmers over the last decade. <text:s text:c="2"/></text:p>
          </table:table-cell>
          <table:table-cell office:value-type="string" calcext:value-type="string">
            <text:p>The CommuniTree Program works almost entirely with marginalized groups, smallholder farmers in Nicaragua. Not only is Nicaragua the poorest country in Latin America, the smallholders they work with are in some of the poorest areas of the country. Within these groups, Taking Root works with two particularly marginalized sub-groups to reduce inequalities and promote social inclusion. <text:s text:c="2"/>1.Landless farmers; farmers that depend on other farmers who own land for employment during peak times of the year. Taking Root supports them through the creation of around 2,000 seasonal jobs annually during the off-season through activities such as seed collection, pruning trees or weeding to remove competing weeds. <text:s text:c="2"/>2.Youth: Taking Root engages with farmers’ children through muralism and educational partnerships so that they are included in conversation with their parents about their future, the role of trees on farming and the climate. Muralism is a local cultural form of storytelling, creating imagery which not only connects the youth to their cultural heritage but promotes messaging regarding the connection between trees and the environment. Educational partnerships are also formed with other schools from around the world where youth are matched to exchange on the role and value of trees and their impact on the global and local environment. One of the reasons many of the farmers grow trees is to create something they can pass on to their children. Working with youth closes the circle so that the forests connect the community and are passed on for years to come. <text:s text:c="4"/>For all farmers who reforest land within the program, the forests provide a host of benefits including helping them to adapt and build resilience to climate change. In particular, due to climate change farmers are at increased risk of losing crops essential to their livelihoods due to flooding and droughts caused by more extreme weather. The trees farmers grow with Taking Root provide a number of adaptation benefits including: <text:s/>1)Help to increase water storage and soil protection on farms, regulating crops’ water supply in the event of droughts and avoiding soil runoff and nutrient loss during periods of high rainfall. <text:s text:c="3"/>2)Providing farmers with multiple new products which diversify their incomes beyond their current crops and livestock so there is less reliance on a small number of at risk income streams <text:s/>3)Actively benefiting crops grown on farms. For example, coffee farmers in Nicaragua are extremely susceptible to climate change with 90% of Nicaragua’s coffee growing areas predicted to be negatively affected by 2050 due to rising temperatures (Läderach et al). Taking Root is working with over 500 coffee farmers to grow shade trees on their farms, helping to decrease on-farm temperatures from 2-6 degrees Celsius , preventing large yield declines and helping the farmers build resilience for the long term. <text:s text:c="2"/></text:p>
          </table:table-cell>
          <table:table-cell table:number-columns-repeated="983"/>
        </table:table-row>
        <table:table-row table:style-name="ro2">
          <table:table-cell office:value-type="string" calcext:value-type="string">
            <text:p>ClimateCare Oxford Ltd </text:p>
          </table:table-cell>
          <table:table-cell office:value-type="string" calcext:value-type="string">
            <text:p>Tropical Research and Conservation Centre will manage operations on the ground in Nigeria. TRCC is a registered NGO founded in 2001 that has partnered with local authorities and international NGOs to develop projects that promote natural resource conservation, indigenous knowledge preservation, and sustainable agricultural practices in rural communities. <text:s text:c="2"/>ClimateCare and TRCC will work closely with Akwa Ibom State Department of Forestry and Environmental Conservation on this project. </text:p>
          </table:table-cell>
          <table:table-cell office:value-type="string" calcext:value-type="string">
            <text:p>Niger Delta mangrove restoration and sustainable management </text:p>
          </table:table-cell>
          <table:table-cell office:value-type="string" calcext:value-type="string">
            <text:p>N/A</text:p>
          </table:table-cell>
          <table:table-cell table:number-columns-repeated="2"/>
          <table:table-cell office:value-type="string" calcext:value-type="string">
            <text:p>The project aims to restore and ensure sustainable use of coastal habitats of the Niger Delta mangroves, preventing further degradation of this critical ecosystem and biodiversity hotspot. <text:s/>Specifically, whilst the entire Niger Delta mangrove belt covers about 190,000 hectares, we propose to begin with a pilot in the Stubb’s Creek Forest Reserve (SCFR), the only mangrove forest reserve in Nigeria. We are ready to organize planting of up to 100,000 new mangrove trees in four local government areas covering 200 hectares of lowland rainforest and mangrove swamp forest. This can be done in a year, with project expansion and mangrove restoration into other areas within Akwa Ibom state achieved annually thereafter, with a target of 1,0000,000 native trees planted. <text:s text:c="3"/>Informal consultations have been held to sensitise the target communities and acquire invaluable knowledge about current customs and essential needs. The Akwa Ibom State Department of Forestry and Environmental Conservation has also been approached and has already committed to supporting the activities both operationally and financially. <text:s/>A project management team and a 15-member management committee have been established to leverage the expertise and knowledge of multiple local NGOs and institutions. <text:s/>Land ownership is joint with both state government and local community stakes. The management rights are owned by the State government. As a result, both the state government and the communities will be joint operators and beneficiaries of the blue carbon project. <text:s/>Whilst private and public funding to cover community education and capacity building exists, the project needs additional funding to purchase and nurture the seedlings and distribute improved cookstoves. To secure a contractual commitment for future issuances of CDR credits from Microsoft will cover these costs and project management and operational costs over the life of the carbon programme. </text:p>
          </table:table-cell>
          <table:table-cell/>
          <table:table-cell office:value-type="string" calcext:value-type="string">
            <text:p>Akwa Ibom </text:p>
          </table:table-cell>
          <table:table-cell office:value-type="string" calcext:value-type="string">
            <text:p>Nigeria</text:p>
          </table:table-cell>
          <table:table-cell office:value-type="float" office:value="100000" calcext:value-type="float">
            <text:p>100000</text:p>
          </table:table-cell>
          <table:table-cell office:value-type="float" office:value="100" calcext:value-type="float">
            <text:p>100</text:p>
          </table:table-cell>
          <table:table-cell office:value-type="float" office:value="0" calcext:value-type="float">
            <text:p>0</text:p>
          </table:table-cell>
          <table:table-cell office:value-type="float" office:value="100000" calcext:value-type="float">
            <text:p>100000</text:p>
          </table:table-cell>
          <table:table-cell office:value-type="string" calcext:value-type="string">
            <text:p>1/1/2021</text:p>
          </table:table-cell>
          <table:table-cell office:value-type="string" calcext:value-type="string">
            <text:p>Mangrove stands will be regularly monitored and ongoing management of the project area is provided by locally-trained community members. <text:s text:c="2"/>The project will be registered with the VCS and as such will use the AFOLU Non-Permanence Risk Tool v4.0 (or whichever version is applicable at the time), which determines the number of credits to be deposited in the AFOLU pooled buffer account. In addition, the project shall comply with the rules for reporting a loss event and holding/cancelling credits set in VCS Registration and Issuance Process v4.0 (or whichever version is applicable at the time). Buffer credits are cancelled to cover carbon known, or believed, to be lost. As such, the VCUs already issued to the project and sold to Microsoft that subsequently fail are not cancelled and do not have to be compensated. The VCS approach provides atmospheric integrity because the AFOLU pooled buffer account will always maintain an adequate surplus to cover unanticipated losses from individual project failures and the net GHG benefits across the entire pool of AFOLU projects will be greater than the total number of VCUs issued.</text:p>
          </table:table-cell>
          <table:table-cell office:value-type="string" calcext:value-type="string">
            <text:p>Yes</text:p>
          </table:table-cell>
          <table:table-cell office:value-type="string" calcext:value-type="string">
            <text:p>Not applicable (I answered yes to Q24)</text:p>
          </table:table-cell>
          <table:table-cell table:number-columns-repeated="3"/>
          <table:table-cell office:value-type="string" calcext:value-type="string">
            <text:p>Verra (VCS)</text:p>
          </table:table-cell>
          <table:table-cell table:number-columns-repeated="5"/>
          <table:table-cell office:value-type="string" calcext:value-type="string">
            <text:p>•Environmental: most risks relate to seedling survival and ensuring that the right conditions are maintained during the growth phase to minimise juvenile mangrove tree mortality. Not only will native tree species be planted but communities will also be trained by mangrove experts to ingrain practices and methods that mitigate the main threats (e.g. saltwater intrusion, crowding, chemical runoff) <text:s text:c="2"/>•Social: social and economic motivations are the main deforestation drivers and this will be mitigated through a range of activities focusing on alternative income generation, women empowerment, education, and resilience building for and by the local communities in a fully inclusive process <text:s/>•Governance: transparent and fair land and carbon ownership rights must be in place to ensure the long-term viability of the project and the fulfilment of its mission. To achieve that, all the key local stakeholders from government and the civil society have been engaged to become active participants <text:s/></text:p>
          </table:table-cell>
          <table:table-cell table:number-columns-repeated="8" office:value-type="string" calcext:value-type="string">
            <text:p>Yes</text:p>
          </table:table-cell>
          <table:table-cell table:number-columns-repeated="3" office:value-type="string" calcext:value-type="string">
            <text:p>Not applicable</text:p>
          </table:table-cell>
          <table:table-cell office:value-type="string" calcext:value-type="string">
            <text:p>The project will demonstrate that the following can help strengthen local communities and livelihoods: <text:s text:c="2"/>•Direct employment opportunities (measured in terms of number of locals engaged in mangrove restoration and project management thanks to project activities) <text:s/>•Indirect employment opportunities (measured in terms of number of returning fishermen and women hired for the collection of aquatic produce) <text:s/>•The project will introduce and actively promote livelihood alternatives, with up to 100 locals gaining skills in bee farming and snail farming for commercial harvesting. This aspect will be supported by the Akwa Ibom State Department of Forestry and Environmental Conservation (measured in terms of additional $ income from alternative sources) <text:s/>•In addition, to restore degraded mangrove within the forest reserve is expected to lead to an increase in the numbers of juvenile crabs, fish, shrimps, periwinkles, turtles, etc. as their habitat is improved for their survival, thus protecting and sustaining an important food and crop source for coastal communities (measured in keystone species density) <text:s/>•Whilst these alternative sources of income will directly benefit the communities, to complement income generated through the sale of blue carbon credits, carbon finance shall remain the main source of income to cover the project’s operational expenses. </text:p>
          </table:table-cell>
          <table:table-cell office:value-type="string" calcext:value-type="string">
            <text:p>Local communities are engaged and each community typically nominates one person to represent them in a project Management Committee. In addition, representatives from local NGOs and associations like Passion for Nature (PfN), Youth Initiative on Environment Local Development (YIELD), Society for Women and Vulnerable Group Empowerment (SWOVUGE), Foundation for Conservation of Environment and Nature (FOCEM), and Sustainable Livelihoods for All, have also participated in the initial project design and will continue to be involved throughout implementation, ensuring representation and empowerment of vulnerable groups. <text:s text:c="3"/>The unique Niger Delta mangrove ecosystem is on the verge of being totally lost. Mangrove forests are converted to farmlands and the trees are cut for timber, fuel, and house construction. In fact, until recently, SCFR represented the only remaining natural coastal swamp forest of any significant size. <text:s text:c="2"/>In order to achieve successful, long-lasting mangrove conservation, it is therefore imperative to take community livelihoods into consideration and the project intends to align with the country’s “Poverty Reduction Strategy” which supports improving local resource management as a key element of poverty reduction. As such, the project would improve methods and technologies that support the sustainable use of biological resources, promote livelihood alternatives among key mangrove dependents, ensure fair and equitable sharing of benefits for poverty reduction, enhance biodiversity management capability through education and awareness among the communities, and promote adoption of fuel-efficient biomass cookstoves in other to reduce the rate of mangrove exploitation for fuelwood. <text:s text:c="3"/>Sustainable resource use will ensure the continuous availability of timber and non-timber products. The timber products are used by the furniture and building industry, while non-timber forest products (NTFPs) include medicinal herbs and pharmaceutical products used locally to treat certain ailments. Other NTFPs like tannin, dyes, gum, resin, ropes, wild fruits, and leaves can be collected by the marginal forest-dependent people to sell in the local markets. <text:s/></text:p>
          </table:table-cell>
          <table:table-cell table:number-columns-repeated="983"/>
        </table:table-row>
        <table:table-row table:style-name="ro2">
          <table:table-cell office:value-type="string" calcext:value-type="string">
            <text:p>Are Treindustrier </text:p>
          </table:table-cell>
          <table:table-cell office:value-type="string" calcext:value-type="string">
            <text:p>Are Treindustrier AS works in partnership with Accend AS who provides services related to carbon certificate management and lifecycle assessment. <text:s/>Puro.earth carbon removal ecosystem <text:s/></text:p>
          </table:table-cell>
          <table:table-cell office:value-type="string" calcext:value-type="string">
            <text:p>Production of wooden building elements in Norway.</text:p>
          </table:table-cell>
          <table:table-cell office:value-type="string" calcext:value-type="string">
            <text:p>Are Treindustrier, Askim, Norway</text:p>
          </table:table-cell>
          <table:table-cell office:value-type="string" calcext:value-type="string">
            <text:p>https://www.jatak.no/bedriftene/are-brug-as-avd-askim</text:p>
          </table:table-cell>
          <table:table-cell office:value-type="string" calcext:value-type="string">
            <text:p>Biomass conversion to long-lived building structures</text:p>
          </table:table-cell>
          <table:table-cell office:value-type="string" calcext:value-type="string">
            <text:p>Are Treindustrier is a producer of timber roof trusses and innovative engineered timber solutions, with multiple production facilities across Norway. <text:s text:c="3"/>All timber used in production is based on PEFC certified forest management. All emissions from the harvesting of the timber through to the production and packaging of the products are accounted for in accordance with the Puro’s Wooden Building Elements methodology for CO2 Removal Certificates (CORCs). All products are pre-fabricated, so there is no loss of materials and the building site, this means that Are Treindustrier can accurately measure the net carbon content of each timber building element that is produced using lifecycle assessment. <text:s text:c="3"/>Are Treindustier is an innovative company that has developed new timber building components that are able to replace components that are traditionally made with concrete. Examples are their joists and floor components. <text:s text:c="4"/>Each m3 roof truss sequesters 660 kg of CO2 for the functional life of the building, which is 60 years for houses and 100 years for commercial property. Are Treindustrier is a growing business in the timber construction sector, 100% of their product portfolio is timber products. The construction market anticipates slow growth in the coming years so growth for the timber construction industry will primarily come from taking market share from concrete, metal, glass, and plastic construction elements, all of which have a high carbon footprint. <text:s text:c="3"/>Specifically, the <text:s/>revenue from carbon removals will be in invested in volume growth in accordance with the Puro.earth Marketplace rules. <text:s text:c="4"/>Are Treindustrier will be issued with CORC’s by the Puro marketplace in accordance with the Puro methodology for wooded building elements. All lifecycle emissions are considered. The facility and certifications will be third-party verified ex-post by DNV GL.</text:p>
          </table:table-cell>
          <table:table-cell office:value-type="string" calcext:value-type="string">
            <text:p>Askim</text:p>
          </table:table-cell>
          <table:table-cell office:value-type="string" calcext:value-type="string">
            <text:p>Viken</text:p>
          </table:table-cell>
          <table:table-cell office:value-type="string" calcext:value-type="string">
            <text:p>Norway</text:p>
          </table:table-cell>
          <table:table-cell office:value-type="float" office:value="13000" calcext:value-type="float">
            <text:p>13000</text:p>
          </table:table-cell>
          <table:table-cell office:value-type="float" office:value="100" calcext:value-type="float">
            <text:p>100</text:p>
          </table:table-cell>
          <table:table-cell office:value-type="float" office:value="13000" calcext:value-type="float">
            <text:p>13000</text:p>
          </table:table-cell>
          <table:table-cell office:value-type="float" office:value="25000" calcext:value-type="float">
            <text:p>25000</text:p>
          </table:table-cell>
          <table:table-cell office:value-type="string" calcext:value-type="string">
            <text:p>1/1/2020</text:p>
          </table:table-cell>
          <table:table-cell office:value-type="string" calcext:value-type="string">
            <text:p>We have little uncertainty in the permanence of our project, because our removal is a physical storage material. Generally accepted durations are 1000+ years for geological storage or mineral material like concrete, durations of 100-1000 years for biochar, durations of 50-100 years for wooden/biomass building materials. Reversals are also not common as the quantification is for the cut-to-measure building elements and the high financial value of the building materials incentivize the owners to protect them from fires and other disasters. <text:s text:c="2"/>Puro methodologies always contain a buffer that covers premature reversals of carbon removal. In the wooden building elements the buffer is currently 10%. </text:p>
          </table:table-cell>
          <table:table-cell office:value-type="string" calcext:value-type="string">
            <text:p>Yes</text:p>
          </table:table-cell>
          <table:table-cell office:value-type="string" calcext:value-type="string">
            <text:p>Not applicable (I answered yes to Q24)</text:p>
          </table:table-cell>
          <table:table-cell table:number-columns-repeated="6"/>
          <table:table-cell office:value-type="string" calcext:value-type="string">
            <text:p>Puro.earth (ICROA-approval pending)</text:p>
          </table:table-cell>
          <table:table-cell table:number-columns-repeated="2"/>
          <table:table-cell office:value-type="string" calcext:value-type="string">
            <text:p>The project is undergoing certification in accordance with the Puro methodology which requires, among other things, that all emissions are accounted from in accordance with EN 15805, all timber used is sourced from PEFC sustainable forestry that guarantees that trees removed are replaced, no fossil fuels are used in the production. Electricity used in from the Norwegian grid with a high percentage of hydropower in the physical mix.</text:p>
          </table:table-cell>
          <table:table-cell table:number-columns-repeated="7" office:value-type="string" calcext:value-type="string">
            <text:p>Yes</text:p>
          </table:table-cell>
          <table:table-cell office:value-type="string" calcext:value-type="string">
            <text:p>No</text:p>
          </table:table-cell>
          <table:table-cell table:number-columns-repeated="2" office:value-type="string" calcext:value-type="string">
            <text:p>Not applicable</text:p>
          </table:table-cell>
          <table:table-cell office:value-type="string" calcext:value-type="string">
            <text:p>Yes</text:p>
          </table:table-cell>
          <table:table-cell office:value-type="string" calcext:value-type="string">
            <text:p>Avoided emissions are not calculated in the emission balance in Puro.earth standard, and thus we have included those in the co-benefits section. <text:s/>Are Treindustier’ solutions offer several co-benefits: <text:s/>Less wasted timber material. All orders are pre-fabricated so that there is no loss of material at the building site. Compared to traditional building methods Are Treindustrier’s innovative products reduce waste that is often burnt resulting in emissions. <text:s/>Reduced the need for concrete and cement. Cement is a huge source of greenhouse gas emissions. Are Treindustrier’s solid wood products can reduce the need for cement, metals, plastics. <text:s/>Harvesting and managing forests sustainably decrease the risk of forest fires, insects, and diseases. Are Treindustrier uses only timber from local certified forestry. <text:s/>Aligns with UN Sustainable Development Goals: <text:s/>#11 Make cities and human settlements inclusive, safe, resilient, and sustainable, due to wooden building elements being more sustainable, <text:s text:c="2"/># 15 Protect, restore, and promote sustainable use of terrestrial ecosystems, sustainably manage forests, combat desertification, and halt and reverse land degradation and halt biodiversity loss, as local sustainably managed forestry companies are suppliers.</text:p>
          </table:table-cell>
          <table:table-cell office:value-type="string" calcext:value-type="string">
            <text:p>N/A</text:p>
          </table:table-cell>
          <table:table-cell table:number-columns-repeated="983"/>
        </table:table-row>
        <table:table-row table:style-name="ro2">
          <table:table-cell office:value-type="string" calcext:value-type="string">
            <text:p>Iberdrola S.A.</text:p>
          </table:table-cell>
          <table:table-cell office:value-type="string" calcext:value-type="string">
            <text:p>The consortium comprises companies and institutions based in Spain (Iberdrola, Core-Marine, Cener, IHC, Zabala Innovation Consulting), Norway (Olav Olsen, Kvaerner, UnitechSubsea, Met Centre), France (EDF), Denmark (DTU) and Germany (DNV-GL).</text:p>
          </table:table-cell>
          <table:table-cell office:value-type="string" calcext:value-type="string">
            <text:p>Viability of installing 10MW+ wind turbines on floating platforms</text:p>
          </table:table-cell>
          <table:table-cell office:value-type="string" calcext:value-type="string">
            <text:p>FLoAtinG offSHore wInd oPtimization for commercialization <text:s/>Flagship</text:p>
          </table:table-cell>
          <table:table-cell office:value-type="string" calcext:value-type="string">
            <text:p>https://www.iberdrola.com/innovation/flagship-project</text:p>
          </table:table-cell>
          <table:table-cell office:value-type="string" calcext:value-type="string">
            <text:p>Floating offshore wind for carbon dioxide reduction</text:p>
          </table:table-cell>
          <table:table-cell office:value-type="string" calcext:value-type="string">
            <text:p>Floating Offshore Wind (FOW) can help to significantly reduce carbon emissions due to its huge potential replacing fossil fuel plants that are being phased out. The Carbon Trust estimates that floating wind can reach 70 GW of installed capacity by 2040, with a project value of GBP 195 billion. In addition, up to 10.7 GW are expected to be feasible by 2030. <text:s text:c="3"/>This initiative, spearheaded by Iberdrola and backed by an international consortium, will be rolled out at the Met Centre in Norway to help reduce the levelised cost of energy (LCOE) to a range of €40-60/MWh by 2030, driven by economies of scale, competitive supply chains and a variety of technological innovations. <text:s text:c="3"/>Iberdrola, with its technical expertise together with Microsoft, with its vision, could contribute to the deployment of innovative renewable technologies that will help to avoid CO2 emissions helping to pave the deployment of future floating wind farms. <text:s text:c="3"/>The Flagship project plans to develop a 10 MW floating offshore wind turbine and a semi-submersible floating concrete structure. Both elements will be designed to operate in North Sea conditions and will pave the way for future 500 MW floating wind farms. The project is also an opportunity to test the feasibility of installing them in other locations in the Mediterranean, the Atlantic and the Pacific, and to study the cost and logistical viability of using concrete technology instead of steel. <text:s text:c="3"/>Flagship was submitted to a call for tenders announced by the Innovation and Networks Executive Agency (INEA) with the aim of assessing and funding innovative floating wind farm technology. An assessment gave the project full marks (15 out of 15), it was among 14 other proposals. <text:s text:c="3"/>The INEA has invited Iberdrola and its partners to begin preparations for a funding agreement which, if successfully concluded, would be signed with an approximately €25 million grant for the consortium. The consortium comprises companies and institutions based in Spain, Norway, France, Denmark and Germany. In addition, International stakeholders have already expressed their interest in the project, including Wind Europe, Ore Catapult, Carbon Trust &amp; Sustainable Energy, making special emphasis in MHI Vestas Offshore Wind in order to support the demonstration project making available its largest capacity wind turbine up to 10MW. <text:s text:c="3"/>According to the planned project schedule, the floating platform is likely to begin being manufactured in Q2 2021 and be installed at sea in Q1 2022. <text:s/></text:p>
          </table:table-cell>
          <table:table-cell office:value-type="string" calcext:value-type="string">
            <text:p>Metcentre</text:p>
          </table:table-cell>
          <table:table-cell table:number-columns-repeated="2" office:value-type="string" calcext:value-type="string">
            <text:p>Norway</text:p>
          </table:table-cell>
          <table:table-cell office:value-type="float" office:value="875000" calcext:value-type="float">
            <text:p>875000</text:p>
          </table:table-cell>
          <table:table-cell office:value-type="float" office:value="100" calcext:value-type="float">
            <text:p>100</text:p>
          </table:table-cell>
          <table:table-cell office:value-type="float" office:value="0" calcext:value-type="float">
            <text:p>0</text:p>
          </table:table-cell>
          <table:table-cell office:value-type="float" office:value="875000" calcext:value-type="float">
            <text:p>875000</text:p>
          </table:table-cell>
          <table:table-cell office:value-type="string" calcext:value-type="string">
            <text:p>4/1/2021</text:p>
          </table:table-cell>
          <table:table-cell office:value-type="string" calcext:value-type="string">
            <text:p>The management process will identify and monitor, during project implementation, internal and external risks as well as any other issues that might affect the project towards its objectives, to carry out mitigation actions as early as possible. Risks can arise from: unexpected technical difficulties; poor communication or cooperation amongst Partners; resource shortage. likelihood (“L”) and impact (“I”); Low (L); Medium (M), and; High (H). See figure attached with potential reversals.</text:p>
          </table:table-cell>
          <table:table-cell office:value-type="string" calcext:value-type="string">
            <text:p>No</text:p>
          </table:table-cell>
          <table:table-cell office:value-type="string" calcext:value-type="string">
            <text:p>No, the project will not be certified by June 2021 (please specify)</text:p>
          </table:table-cell>
          <table:table-cell office:value-type="string" calcext:value-type="string">
            <text:p>The floating platform is likely to be installed at sea in Q1 2022 therefore the project will not be certified until then.</text:p>
          </table:table-cell>
          <table:table-cell table:number-columns-repeated="5"/>
          <table:table-cell office:value-type="string" calcext:value-type="string">
            <text:p>DNVGL. The participation of certification body (DNVGL) will be crucial for the interpretation of standards, analysing the gaps and technical challenges for further standardisation developments</text:p>
          </table:table-cell>
          <table:table-cell table:number-columns-repeated="2"/>
          <table:table-cell office:value-type="string" calcext:value-type="string">
            <text:p>Wind power produces clean energy. Indeed, offshore wind installation has an advantage in electricity production due to the higher wind speeds available at sea. No fossil fuel will be emitted from a floating offshore wind turbine, therefore there will not be any greenhouse gas emissions impact. <text:s text:c="4"/>On social impacts, FLAGSHIP will contribute to the strengthening of the EU industrial technology base creating growth and jobs in the EU. Promoting the innovative processes and solutions for Floating Offshore Wind (FOW) will certainly ensure a mass deployment of this technology in the coming years. This will encourage the implementation of new efficient methods and of an optimised industrialisation process that will assure the future growth of this technology. Europe will presumably continue to be the leading region in the world in this sector with an important and growing presence of Japan and USA in the coming years. This should be translated into a significant acceleration of the European wind energy industry activity, as well as the increase of new projects. The huge potential of wind resource in waters over 60 meters depth gives an enormous growth margin for this industry in the near future with the mass deployment of floating solutions. According Wind Europe scenarios for 2030, by that year the wind energy industry will produce between 437.000 (Low Scenario) and 716.000 direct and indirect jobs in Europe (High Scenario), belonging approximately one third of these jobs to offshore wind. The share of FOW can vary depending on the mid?term evolution of the technology and emerging market, from one third of the total employments created by offshore wind, going, in the optimistic scenarios, to almost half. In any case, the share of FOW will grow strongly from 2030 reaching up to 3% of wind offshore portfolio, once the LCOE has been decreased and FOW becomes a competitive technology in terms of costs, as the great majority of wind resource can be found on deep waters.</text:p>
          </table:table-cell>
          <table:table-cell table:number-columns-repeated="2" office:value-type="string" calcext:value-type="string">
            <text:p>No</text:p>
          </table:table-cell>
          <table:table-cell table:number-columns-repeated="9" office:value-type="string" calcext:value-type="string">
            <text:p>Yes</text:p>
          </table:table-cell>
          <table:table-cell office:value-type="string" calcext:value-type="string">
            <text:p>SOCIAL IMPACTS <text:s text:c="3"/>FLAGSHIP will contribute to the strengthening of the EU industrial technology base creating growth and jobs in the EU. Promoting the innovative processes and solutions for Floating Offshore Wind (FOW) will certainly ensure a mass deployment of this technology in the coming years. This will encourage the implementation of new efficient methods and of an optimised industrialisation process that will assure the future growth of this technology. Europe will presumably continue to be the leading region in the world in this sector with an important and growing presence of Japan and USA in the coming years. This should be translated into a significant acceleration of the European wind energy industry activity, as well as the increase of new projects. The huge potential of wind resource in waters over 60 meters depth gives an enormous growth margin for this industry in the near future with the mass deployment of floating solutions. According Wind Europe scenarios for 2030, by that year the wind energy industry will produce between 437.000 (Low Scenario) and 716.000 direct and indirect jobs in Europe (High Scenario), belonging approximately one third of these jobs to offshore wind. The share of FOW can vary depending on the mid?term evolution of the technology and emerging market, from one third of the total employments created by offshore wind, going, in the optimistic scenarios, to almost half. In any case, the share of FOW will grow strongly from 2030 reaching up to 3% of wind offshore portfolio, once the LCOE has been decreased and FOW becomes a competitive technology in terms of costs, as the great majority of wind resource can be found on deep waters. <text:s text:c="3"/>REGULATORY IMPACTS <text:s text:c="3"/>FLAGSHIP, through the participation of DNVGL, will provide an interpretation and application of standards, identification of standardization needs and finally development and improvement of standards where needed during project lifetime. It will consider the following topics: <text:s text:c="2"/>•Review current standards to support future optimisation of turbine design <text:s/>•Explore the opportunities in the use of digital twins in the verification of various components <text:s/>•Evaluate the use of components that are regulated differently in different EU countries and standardise them to drive cost down <text:s/>•Provide advice in optimal scaling rules for the floater as compared with other turbine components, based on experience from previous R&amp;D projects. <text:s text:c="3"/>SDGs <text:s/>In this context, a step forward in FOW technologies will address SDGs (by the United Nations) within 2030 Agenda. <text:s/>For this, project commits its strategy according to the implementation of relevant SDGs either directly or indirectly. <text:s text:c="4"/>SDG 7th GOAL: AFFORDABLE AND CLEAN ENERGY: <text:s/>By lowering the LCOE, FLAGSHIP will contribute to foster the implementation of FOW technologies directly increasing the share of renewable energy production to achieve the goal of 60?85 GW Of FOW in 2030 of offshore wind power in Europe. <text:s text:c="3"/>SDG 13th GOAL. CLIMATE ACTION: Through the proposed solution, FLAGSHIP project will contribute to the reduction of the carbon footprint of FOW construction contributing to the improvement of a clean source of energy. <text:s text:c="3"/>SDG 9th GOAL. INDUSTRIES, INNOVATION AND INFRASTRUCTURE: Through the proposed solution, FLAGSHIP project will contribute to finding lasting solutions to both economic and environmental challenges. <text:s/></text:p>
          </table:table-cell>
          <table:table-cell office:value-type="string" calcext:value-type="string">
            <text:p>The project in Norway gathers Iberdrola, Core-Marine, Cener, IHC, Zabala Innovation Consulting, Olav Olsen, Kvaerner, UnitechSubsea, Met Centre, EDF, DTU and DNV-GL. This means that the project engages and empowers stakeholders who have otherwise faced systemic barriers to accessing carbon finance. <text:s text:c="3"/>Norway is a country transitioning to a low carbon economy. By deploying this project, it will help Norway to transition to a carbon free country as well as help the technology to reduce the LCOE (Levelised Cost of Energy) to a range of between 40-60€/MWh by 2030, driven by economies of scale, competitive supply chains and a variety of innovations <text:s text:c="3"/>The project is also an opportunity to test the feasibility of installing them in other locations in the Mediterranean, the Atlantic and the Pacific at different water depths, wind/wave conditions for wind turbine capacities up to 20 MW to ensure other communities are taken into account.</text:p>
          </table:table-cell>
          <table:table-cell table:number-columns-repeated="983"/>
        </table:table-row>
        <table:table-row table:style-name="ro2">
          <table:table-cell office:value-type="string" calcext:value-type="string">
            <text:p>Moelven Limtre AS</text:p>
          </table:table-cell>
          <table:table-cell office:value-type="string" calcext:value-type="string">
            <text:p>Puro.earth carbon removal ecosystem <text:s/>Moelven Limtre AS works in partnership with Accend AS who provide services related to carbon certificate management and lifecycle assessment.</text:p>
          </table:table-cell>
          <table:table-cell office:value-type="string" calcext:value-type="string">
            <text:p>Production of wooden building elements in Norway.</text:p>
          </table:table-cell>
          <table:table-cell office:value-type="string" calcext:value-type="string">
            <text:p>Moelven Limtre AS, <text:s/>Norway</text:p>
          </table:table-cell>
          <table:table-cell office:value-type="string" calcext:value-type="string">
            <text:p>https://www.moelven.com/no/miljo-og-barekraft/</text:p>
          </table:table-cell>
          <table:table-cell office:value-type="string" calcext:value-type="string">
            <text:p>Biomass conversion to long-lived building structures</text:p>
          </table:table-cell>
          <table:table-cell office:value-type="string" calcext:value-type="string">
            <text:p>Moelven Limtre AS is a producer engineered timber solutions, with multiple production facilities across Norway and Sweden <text:s text:c="3"/>All timber production is based on PEFC certified forest management. All emissions from the harvesting of the timber through to the production and packaging of the products are accounted for in accordance with the Puro Methodology for CO2 removal certificates. All products are pre-fabricated on site, so there is no loss of materials and the building site, this means that Moelven Limtre AS can accurately measure the net carbon content of each timber building element that is produced using lifecycle assessment. <text:s text:c="3"/>The Moelven Group is an innovative market leader that has developed new timber building components that are able to replace components that are traditionally made with concrete. And meet the need of the modern building industry Examples are their timber wind power tower project and AI-enhanced sawmill operations. <text:s text:c="3"/>We are offering CORC’s from solid spruce joists. Each m3 of joist <text:s/>sequesters 616 kg of co2 for the functional life of the building, which is 60 years for houses and 100 years for commercial property. Moelven Limtre AS is a growing business in the timber construction sector, the vast majority of their product portfolio is timber products. The construction market anticipates slow growth in the coming years so growth for the timber construction industry will primarily come from taking market share from concrete, metal, glass, and plastic construction elements all of which have a high carbon footprint. <text:s text:c="4"/>Specifically, revenue from carbon removals will be in invested in volume growth in accordance with the Puro Marketplace rules. <text:s text:c="4"/>Moelven Limtre AS will be issued with CORC’s by the Puro marketplace in accordance with the Puro methodology for wooded building elements. All lifecycle emissions are considered. The facility and certifications will be third-party verified ex-post by DNV GL.</text:p>
          </table:table-cell>
          <table:table-cell office:value-type="string" calcext:value-type="string">
            <text:p>TBC</text:p>
          </table:table-cell>
          <table:table-cell office:value-type="string" calcext:value-type="string">
            <text:p>Viken</text:p>
          </table:table-cell>
          <table:table-cell office:value-type="string" calcext:value-type="string">
            <text:p>Norway</text:p>
          </table:table-cell>
          <table:table-cell office:value-type="float" office:value="14000" calcext:value-type="float">
            <text:p>14000</text:p>
          </table:table-cell>
          <table:table-cell office:value-type="float" office:value="100" calcext:value-type="float">
            <text:p>100</text:p>
          </table:table-cell>
          <table:table-cell office:value-type="float" office:value="14000" calcext:value-type="float">
            <text:p>14000</text:p>
          </table:table-cell>
          <table:table-cell office:value-type="float" office:value="40000" calcext:value-type="float">
            <text:p>40000</text:p>
          </table:table-cell>
          <table:table-cell office:value-type="string" calcext:value-type="string">
            <text:p>9/1/2019</text:p>
          </table:table-cell>
          <table:table-cell office:value-type="string" calcext:value-type="string">
            <text:p>We have little uncertainty in the permanence of our project, because our removal is a physical storage material. Generally accepted durations are 1000+ years for geological storage or mineral material like concrete, durations of 100-1000 years for biochar, durations of 50-100 years for wooden/biomass building materials. Reversals are also not common as the quantification is for the cut-to-measure building elements and the high financial value of the building materials incentivize the owners to protect them from fires and other disasters. <text:s text:c="2"/>Puro methodologies always contain a buffer that covers premature reversals of carbon removal. In the wooden building elements the buffer is currently 10% .</text:p>
          </table:table-cell>
          <table:table-cell office:value-type="string" calcext:value-type="string">
            <text:p>Yes</text:p>
          </table:table-cell>
          <table:table-cell office:value-type="string" calcext:value-type="string">
            <text:p>Not applicable (I answered yes to Q24)</text:p>
          </table:table-cell>
          <table:table-cell table:number-columns-repeated="6"/>
          <table:table-cell office:value-type="string" calcext:value-type="string">
            <text:p>Puro.earth (ICROA-approval pending)</text:p>
          </table:table-cell>
          <table:table-cell table:number-columns-repeated="2"/>
          <table:table-cell office:value-type="string" calcext:value-type="string">
            <text:p>The project is undergoing certification in accordance with the Puro methodology which requires, among other things, that all emissions are accounted from in accordance with EN 15805, all timber used is sourced from PEFC sustainable forestry that guarantees that trees removed are replaced, no fossil fuels are used in the production. Electricity used in from the Norwegian grid with a high percentage of hydropower in the physical mix.</text:p>
          </table:table-cell>
          <table:table-cell table:number-columns-repeated="7" office:value-type="string" calcext:value-type="string">
            <text:p>Yes</text:p>
          </table:table-cell>
          <table:table-cell office:value-type="string" calcext:value-type="string">
            <text:p>No</text:p>
          </table:table-cell>
          <table:table-cell table:number-columns-repeated="2" office:value-type="string" calcext:value-type="string">
            <text:p>Not applicable</text:p>
          </table:table-cell>
          <table:table-cell office:value-type="string" calcext:value-type="string">
            <text:p>Yes</text:p>
          </table:table-cell>
          <table:table-cell office:value-type="string" calcext:value-type="string">
            <text:p>Avoided emissions are not calculated in the emission balance in Puro.earth standard, and thus we have included those in the co-benefits section. <text:s/>Moelven Limtre AS solutions offer several co-benefits: <text:s/>Less wasted timber material. All orders are pre-fabricated so that there is no loss of material at the building site. Compared to traditional building methods Moelven Limtre AS innovative products reduce waste that is often burnt resulting in emissions. <text:s/>Reduced the need for concrete and cement. Cement is a huge source of greenhouse gas emissions. Moelven Limtre AS solid wood products can reduce the need for cement, metals, plastics. <text:s/>Harvesting and managing forests sustainably decrease the risk of forest fires, insects, and diseases. Moelven Limtre AS uses only timber from local PEFC certified forestry. <text:s/>Aligns with UN Sustainable Development Goals: <text:s/>#11 Make cities and human settlements inclusive, safe, resilient, and sustainable, due to wooden building elements being more sustainable, <text:s text:c="2"/># 15 Protect, restore, and promote sustainable use of terrestrial ecosystems, sustainably manage forests, combat desertification, and halt and reverse land degradation and halt biodiversity loss, as local sustainably managed forestry companies are suppliers.</text:p>
          </table:table-cell>
          <table:table-cell office:value-type="string" calcext:value-type="string">
            <text:p>Not applicable</text:p>
          </table:table-cell>
          <table:table-cell table:number-columns-repeated="983"/>
        </table:table-row>
        <table:table-row table:style-name="ro2">
          <table:table-cell office:value-type="string" calcext:value-type="string">
            <text:p>Termowood AS</text:p>
          </table:table-cell>
          <table:table-cell office:value-type="string" calcext:value-type="string">
            <text:p>Puro.earth carbon removal ecosystem <text:s/>Termowood AS works in partnership with Accend AS who provide services related to carbon certificate management and lifecycle assessment.</text:p>
          </table:table-cell>
          <table:table-cell office:value-type="string" calcext:value-type="string">
            <text:p>Production of innovative timber wall elements.</text:p>
          </table:table-cell>
          <table:table-cell office:value-type="string" calcext:value-type="string">
            <text:p>Termowood - Hurdal</text:p>
          </table:table-cell>
          <table:table-cell office:value-type="string" calcext:value-type="string">
            <text:p>https://www.tewo.no</text:p>
          </table:table-cell>
          <table:table-cell office:value-type="string" calcext:value-type="string">
            <text:p>Biomass conversion to long-lived building structures</text:p>
          </table:table-cell>
          <table:table-cell office:value-type="string" calcext:value-type="string">
            <text:p>Termowood’s patented technology is a revolutionary innovation in the timber construction industry. Locally sourced, PEFC certified lumber is used to make pre-fabricated, insulated wall elements using a state of the art production-line. The products eliminate waste and reduce building time which makes them highly competitive and more sustainable than traditional methods. Each square meter of TEWO wall element removes 49,5 kg of CO2 from the atmosphere into long-term storage in the product. Using the LCA methodology, TEWO can accurately measure the net carbon content of each timber building element that is produced. All emissions from the harvesting of the timber through to the production and packaging of the products are accounted for in accordance with the Puro wooden building elements methodology. <text:s/>Termowood is a technology-based start-up that has grown out of the traditional forest management industry in Norway. The company was founded in 2012 by Henning Thorsen, working together with research and investment partners, he developed patents for insulated wall and roof elements. The company started production in 2018, but really escalated in 2020 with the establishment of a fully automated production line taking local timber and processing into ready-to-install roof and wall elements. The company is now in growth mode. The revenue from sales of carbon removals will be invested in growth to new markets in northern and mainland Europe. In addition to the documented carbon removal effect, the increased sales of Termowood’s product can take market share from EPS and concrete based solutions which have a much higher carbon footprint. <text:s/>Termowood will be issued with CORC’s by the Puro marketplace in accordance with the Puro methodology for wooden construction elements. The facility and certifications are third-party verified ex-post by DNV GL. <text:s/></text:p>
          </table:table-cell>
          <table:table-cell office:value-type="string" calcext:value-type="string">
            <text:p>Oslo</text:p>
          </table:table-cell>
          <table:table-cell/>
          <table:table-cell office:value-type="string" calcext:value-type="string">
            <text:p>Norway</text:p>
          </table:table-cell>
          <table:table-cell office:value-type="float" office:value="500" calcext:value-type="float">
            <text:p>500</text:p>
          </table:table-cell>
          <table:table-cell office:value-type="float" office:value="100" calcext:value-type="float">
            <text:p>100</text:p>
          </table:table-cell>
          <table:table-cell office:value-type="float" office:value="1500" calcext:value-type="float">
            <text:p>1500</text:p>
          </table:table-cell>
          <table:table-cell office:value-type="float" office:value="37500" calcext:value-type="float">
            <text:p>37500</text:p>
          </table:table-cell>
          <table:table-cell office:value-type="string" calcext:value-type="string">
            <text:p>3/1/2019</text:p>
          </table:table-cell>
          <table:table-cell office:value-type="string" calcext:value-type="string">
            <text:p>We have little uncertainty in the permanence of our project, because our removal is a physical storage material. Generally accepted durations are 1000+ years for geological storage or mineral material like concrete, durations of 100-1000 years for biochar, durations of 50-100 years for wooden/biomass building materials. Reversals are also not common as the quantification is for the cut-to-measure building elements and the high financial value of the building materials incentivize the owners to protect them from fires and other disasters. <text:s text:c="2"/>Puro methodologies always contain a buffer that covers premature reversals of carbon removal. In the wooden building elements the buffer is currently 10% .</text:p>
          </table:table-cell>
          <table:table-cell office:value-type="string" calcext:value-type="string">
            <text:p>Yes</text:p>
          </table:table-cell>
          <table:table-cell office:value-type="string" calcext:value-type="string">
            <text:p>Not applicable (I answered yes to Q24)</text:p>
          </table:table-cell>
          <table:table-cell table:number-columns-repeated="6"/>
          <table:table-cell office:value-type="string" calcext:value-type="string">
            <text:p>Puro.earth (ICROA-approval pending)</text:p>
          </table:table-cell>
          <table:table-cell table:number-columns-repeated="2"/>
          <table:table-cell office:value-type="string" calcext:value-type="string">
            <text:p>The project is undergoing certification in accordance with the Puro methodology which requires, among other things, that all emissions are accounted from in accordance with EN 15805, all timber used is sourced from PEFC sustainable forestry that guarantees that trees removed are replaced, no fossil fuels are used in the production. Electricity used in from the Norwegian grid with a high percentage of hydropower in the physical mix, additionally Termowood purchases Guarantees of Origin from renewable energy. </text:p>
          </table:table-cell>
          <table:table-cell table:number-columns-repeated="7" office:value-type="string" calcext:value-type="string">
            <text:p>Yes</text:p>
          </table:table-cell>
          <table:table-cell office:value-type="string" calcext:value-type="string">
            <text:p>No</text:p>
          </table:table-cell>
          <table:table-cell table:number-columns-repeated="2" office:value-type="string" calcext:value-type="string">
            <text:p>Not applicable</text:p>
          </table:table-cell>
          <table:table-cell office:value-type="string" calcext:value-type="string">
            <text:p>Yes</text:p>
          </table:table-cell>
          <table:table-cell office:value-type="string" calcext:value-type="string">
            <text:p>Avoided emissions are not calculated in the emission balance in Puro.earth standard, and thus we have included those in the co-benefits section. <text:s/>TEWOs solutions offer several co-benefits: <text:s/>Less wasted timber material. All orders are pre-fabricated so that there is no loss of material at the building site. Compared to traditional building methods TEWOs innovative products reduce waste that is often burnt resulting in emissions. <text:s/>Reusable: TEWOs new flex internal wall product is reusable. In comparison with traditional dry plaster, there is a lower co2 footprint and less waste. <text:s/>Reduced the need for concrete and cement. Cement is a huge source of greenhouse gas emissions. TEWO solid wood products can reduce the need for cement. <text:s/>Better air. TEWOs products “breath” better than traditional structures. This offers benefits to the occupants of the buildings. <text:s/>Harvesting and managing forests sustainably decrease the risk of forest fires, insects, and diseases. TEWO uses only timber from local certified forestry. <text:s/>Aligns with UN Sustainable Development Goals: <text:s/># 8 (Promote sustained, inclusive and sustainable economic growth, full and productive employment and decent work for all) due to job creation in a growth company, <text:s text:c="2"/>#11 Make cities and human settlements inclusive, safe, resilient and sustainable, due to wooden building elements being more sustainable, <text:s text:c="2"/># 15 Protect, restore and promote sustainable use of terrestrial ecosystems, sustainably manage forests, combat desertification, and halt and reverse land degradation and halt biodiversity loss, as local sustainably managed forestry companies are suppliers. <text:s/></text:p>
          </table:table-cell>
          <table:table-cell office:value-type="string" calcext:value-type="string">
            <text:p>Not applicable </text:p>
          </table:table-cell>
          <table:table-cell table:number-columns-repeated="983"/>
        </table:table-row>
        <table:table-row table:style-name="ro2">
          <table:table-cell office:value-type="string" calcext:value-type="string">
            <text:p>Pachama, Inc.</text:p>
          </table:table-cell>
          <table:table-cell office:value-type="string" calcext:value-type="string">
            <text:p>This proposal is a collaboration of Pachama and CO2OL. CO2OL is the developer responsible for implementation of the project and coordination with landowners and associated parties. Pachama is the technology partner responsible for validation and ongoing monitoring services provided to Microsoft.</text:p>
          </table:table-cell>
          <table:table-cell office:value-type="string" calcext:value-type="string">
            <text:p>Removing carbon through sustainable teak alongside natural ecosystem protection</text:p>
          </table:table-cell>
          <table:table-cell office:value-type="string" calcext:value-type="string">
            <text:p>CO2OL Tropical Mix</text:p>
          </table:table-cell>
          <table:table-cell table:number-columns-repeated="2"/>
          <table:table-cell office:value-type="string" calcext:value-type="string">
            <text:p>The Tropical Mix project is a reforestation and conservation project of a diverse mix of areas across Panama, totaling 13,242 hectares of land. It works to take degraded land, which was often deforested for cattle grazing, and restore it with forest ecosystems. This forest carbon project tries to uniquely create a sustainable and scalable forest solution that will ensure protection of the forest for years even after the project ends. <text:s text:c="3"/>Particularly, the project has three main goals: (1) conserve the forest that is there already, (2) reforest native species in ravines and hard to reach areas, and (3) forest timber plantations and create livelihoods. A small subset of the project is also devoted to cacao agroforestry. By creating a mixture of both natural land protection and sustainable timber production, the project seeks to create long-term landscape change while providing employment to local communities. <text:s text:c="3"/>Of the timber forests, the species being planted represent a mixture of native species and non-native teak, with teak making up approximately 55 % of the plantings. The remaining 45% consist of 13 different native species. These forests are also FSC certified and follow sustainable practices set-out under those guidelines. The Tropical Mix project is a grouped project, with various land units joining the project over time. However, the oldest land portions show considerable biomass growth and productivity in Pachama’s remote sensing analysis. <text:s text:c="3"/>Although the project only receives carbon credit for reforestation activities, the project has considerable environmental benefits in the fact that it is conserving the existing forests. Conserved areas represent approximately 36% of the project area. <text:s text:c="7"/>The project consists of many farms spread across Panama that are privately owned by three participating companies Eco Cebaco S.A., Forest Finance S.A., Sustainable Timbers S.A. This group certification allows more stakeholders to benefit from carbon revenue, as the individual organizations would not have the resources or capacity to achieve the demanding certification with Gold Standard. The credit payments will go to CO2OL as the project developer to support final verification. Proceeds are split between CO2OL with these landowners according to carbon sequestered. The additional portion of funds provided to Pachama is used for data acquisition for monitoring reports and continued R&amp;D into making remote sensing tools more widely available for origination and use by project developers. <text:s text:c="2"/></text:p>
          </table:table-cell>
          <table:table-cell office:value-type="string" calcext:value-type="string">
            <text:p>Panama City</text:p>
          </table:table-cell>
          <table:table-cell office:value-type="string" calcext:value-type="string">
            <text:p>Panama, Darien, Veraguas, Chiriqui and Bocas del Toro</text:p>
          </table:table-cell>
          <table:table-cell office:value-type="string" calcext:value-type="string">
            <text:p>Panama</text:p>
          </table:table-cell>
          <table:table-cell office:value-type="float" office:value="500000" calcext:value-type="float">
            <text:p>500000</text:p>
          </table:table-cell>
          <table:table-cell office:value-type="float" office:value="100" calcext:value-type="float">
            <text:p>100</text:p>
          </table:table-cell>
          <table:table-cell office:value-type="float" office:value="500000" calcext:value-type="float">
            <text:p>500000</text:p>
          </table:table-cell>
          <table:table-cell office:value-type="float" office:value="0" calcext:value-type="float">
            <text:p>0</text:p>
          </table:table-cell>
          <table:table-cell office:value-type="string" calcext:value-type="string">
            <text:p>1/1/1995</text:p>
          </table:table-cell>
          <table:table-cell office:value-type="string" calcext:value-type="string">
            <text:p>As part of the partnership for Microsoft, Pachama provides ongoing monitoring of forest cover and biomass levels for Microsoft. Should the potential signs of harm to the project occur, Pachama works to provide information to the project developer, CO2OL, that may be helpful to ameliorate. But should a premature reversal occur, the registry maintains a set of buffer pool credits across projects to compensate for these risks. Pachama would alert both developer and Microsoft to help ensure the reversals are accurately accounted for.</text:p>
          </table:table-cell>
          <table:table-cell office:value-type="string" calcext:value-type="string">
            <text:p>Yes</text:p>
          </table:table-cell>
          <table:table-cell office:value-type="string" calcext:value-type="string">
            <text:p>Not applicable (I answered yes to Q24)</text:p>
          </table:table-cell>
          <table:table-cell table:number-columns-repeated="4"/>
          <table:table-cell office:value-type="string" calcext:value-type="string">
            <text:p>Gold Standard</text:p>
          </table:table-cell>
          <table:table-cell table:number-columns-repeated="4"/>
          <table:table-cell office:value-type="string" calcext:value-type="string">
            <text:p>The project is unlikely to increase deforestation as it provides for sustainable harvest opportunities that relieve market pressure on old-growth forests. There are some emissions associated with this project during the planting and harvesting of the timber plantations. <text:s text:c="4"/>Additionally, where areas were deforested less than 10 years before their addition to the carbon project, Gold Standard requires proof that the deforestation was not initiated by any of the involved project proponents and did not benefit them, directly or indirectly. <text:s text:c="2"/></text:p>
          </table:table-cell>
          <table:table-cell table:number-columns-repeated="7" office:value-type="string" calcext:value-type="string">
            <text:p>Yes</text:p>
          </table:table-cell>
          <table:table-cell office:value-type="string" calcext:value-type="string">
            <text:p>No</text:p>
          </table:table-cell>
          <table:table-cell table:number-columns-repeated="3" office:value-type="string" calcext:value-type="string">
            <text:p>Not applicable</text:p>
          </table:table-cell>
          <table:table-cell office:value-type="string" calcext:value-type="string">
            <text:p>Community Development: Given most of the converted lands were cattle grazing, the new forest plantations and reforestation projects employ substantially more community members. Importantly, these are permanent jobs with stable income above the minimum wage, allowing community members greater stability and long-term insurance. Additionally, the project provides training and education opportunities (with employees attending at least one educational training session per year). <text:s text:c="23"/>Environmental Protection: Given the mixed nature of this project across timber plantations, conservation, and natural reforestation, the project helps to stabilize the soil and forest of the region. With increased tree growth, there is increased water retention and decreased soil erosion. Additionally, given the project also preserves natural land, the Tropical Mix project increases natural habitat for local biodiversity. Over 15 endangered fauna species and four flora species have been identified on the project, including the Mantled Howler, White-Faced Capuchin, and Green and Black Posion Dart Frog. <text:s text:c="3"/>The Tropical Mix project is also FSC and UTZ certified in addition to its carbon certification. FSC certification determines the sustainable development of the timber production and management, and UTZ certifies sustainable farming of cocoa in some of the project locations. Recently, some of the cocoa plantations have been also organic certified. The additional certifications not only ensure sustainability, but increase access to financial services and markets and provide additional income sources which will play a vital role in the future of the areas and project stakeholders. <text:s text:c="4"/>In 2019 CO2OL Tropical Mix completed the transition and the certification by Gold Standard for the Global Goals ensuring that the project contributes to the Sustainable Development Goals in a meaningful and measurable way, beyond Climate Action. The standard requires projects to demonstrate a clear and direct contribution to SDGs. The Tropical Mix project has impacts across the following UN Sustainable Development Goals: <text:s text:c="4"/>SDG1 No Poverty: By providing new economic models and opportunities for jobs, the Tropical Mix project impact five local communities with an estimated 1,000 people impacted. <text:s text:c="3"/>SDG8 Decent Work and Economic Growth: On the sustainable timber plantations and forest projects, over 150 local community members are employed, at an average of 40 hours per week, with at least 1 training per year for knowledge building. <text:s text:c="3"/>SDG12 Responsible Consumption and Production: By creating FSC certified timber and sustainable cacao, the project provides a sustainable good to fuel growth. <text:s text:c="3"/>SDG 13 Climate Action: The project absorbs carbon dioxide from the air through its reforestation and timber plantation efforts at a measured rate of around 17.6 t of CO2e per year. <text:s text:c="3"/>SDG 15 Life on Land: Over 5,000 hectares of land are conserved and existing forest protected in this project while 8,000 hectares of degraded land are reforested and preserved.</text:p>
          </table:table-cell>
          <table:table-cell office:value-type="string" calcext:value-type="string">
            <text:p>This project helps to create employment opportunities in Panama that local communities would not necessarily have access to without the carbon markets. The project has helped to create full-time, formal employment opportunities which give much longer term stability for local families. The project has promoted know-how, incrementing capacity building and being a key element for socio-economic development. <text:s text:c="3"/>A key element is building the capacity to grow and manage forestry and agroforestry areas in changing climatic condition. For Land Use based activities, climate change adaptation to maintain sustainable productivity is just as important on a local micro-level as the project’s contributions to limit climate change globally. This is one of the reasons why active forest management beyond carbon crediting periods is so crucial. Even when carbon finance comes to an end, major benefits will remain as a result of sustainably managed, robust and productive ecosystems that are permanently monitored, adapted and improved – lessening the burden of more and more challenging climate conditions for livelihoods in rural low-income communities. <text:s/></text:p>
          </table:table-cell>
          <table:table-cell table:number-columns-repeated="983"/>
        </table:table-row>
        <table:table-row table:style-name="ro2">
          <table:table-cell office:value-type="string" calcext:value-type="string">
            <text:p>South Pole Carbon Asset Management Ltd. </text:p>
          </table:table-cell>
          <table:table-cell office:value-type="string" calcext:value-type="string">
            <text:p>Forest Finance S.A. is the project developer and project owner carrying out all tree-planting activity etc. on the ground. South Pole is working with Forest Finance S.A. to bring this project to market. South Pole conducts extensive due diligence on all projects developed by external third parties, which includes thorough research into the background of not only the project activity and region, but also the developer itself before including its projects in our portfolio. Due to our long-standing relationship with this project developer, and the volume of carbon transacted annually, South Pole is able to secure the best possible pricing for Microsoft. <text:s/></text:p>
          </table:table-cell>
          <table:table-cell office:value-type="string" calcext:value-type="string">
            <text:p>Afforestation, revegetation, and reforestation project on degraded land in Panama. </text:p>
          </table:table-cell>
          <table:table-cell office:value-type="string" calcext:value-type="string">
            <text:p>CO2OL Tropical Mix Panama</text:p>
          </table:table-cell>
          <table:table-cell office:value-type="string" calcext:value-type="string">
            <text:p>https://co2ol.maps.arcgis.com/apps/MapTour/index.html?appid=ed79f3e8392d485a8c87e12ac2716a71</text:p>
          </table:table-cell>
          <table:table-cell/>
          <table:table-cell office:value-type="string" calcext:value-type="string">
            <text:p>Degraded land – originally forest land, later used for extensive cattle ranching – is reforested with mostly native tree species and gradually converted into mixed forest. The project provides sustainable timber production and cocoa cultivation; it protects biodiversity and restores a healthy forest ecosystem. Sustainable forest management and cocoa production offer employment opportunities, thereby improving the economic and social situation of rural communities and families. CO2OL Tropical Mix was one of the first projects to be successfully certified under the renowned Gold Standard for land use and forestry projects. The cocoa production areas are among the first agroforestry systems to be certified under the Gold Standard. In addition, the forest management received Forest Stewardship Council (FSC) certification. The cocoa production is UTZ certified.</text:p>
          </table:table-cell>
          <table:table-cell/>
          <table:table-cell office:value-type="string" calcext:value-type="string">
            <text:p>Panamá, Darién, Veraguas, Chiriqui, and Bocas del Toro</text:p>
          </table:table-cell>
          <table:table-cell office:value-type="string" calcext:value-type="string">
            <text:p>Panamá</text:p>
          </table:table-cell>
          <table:table-cell office:value-type="float" office:value="650000" calcext:value-type="float">
            <text:p>650000</text:p>
          </table:table-cell>
          <table:table-cell office:value-type="float" office:value="100" calcext:value-type="float">
            <text:p>100</text:p>
          </table:table-cell>
          <table:table-cell office:value-type="float" office:value="650000" calcext:value-type="float">
            <text:p>650000</text:p>
          </table:table-cell>
          <table:table-cell office:value-type="float" office:value="1300000" calcext:value-type="float">
            <text:p>1300000</text:p>
          </table:table-cell>
          <table:table-cell office:value-type="string" calcext:value-type="string">
            <text:p>1/1/1995</text:p>
          </table:table-cell>
          <table:table-cell office:value-type="string" calcext:value-type="string">
            <text:p>The proposed volume of removed carbon dioxide is an ex-post volume certified by the Gold Standard for the Global Goals and verified by the latest Performance Certification audit in 2019. <text:s text:c="3"/>In the case of carbon performance shortfalls or premature reversals, the project will compensate the equivalent number of Verified Emission Reductions (VERs) in accordance with the Gold Standard guidelines – including measures to retire active VERs from the same project as a replacement, plant additional areas, or access the compliance buffer for permanence (like all forestry projects, CO2OL Tropical Mix contributes 20% of its carbon inventory to the compliance buffer pool – a reserve in cases where carbon is no longer sequestered due to an event such as forest burning or unplanned clearing, and can’t be compensated by active measures within the project.). <text:s text:c="3"/>The project will continue to be verified by Gold Standard certification until at least 2024. Afterwards, both the FSC certification, as well as the continuous forest management, will require monitoring to ensure the active management of biomass and carbon stocks. Digital technologies, including drone monitoring and remote sensing, will ensure a rigorous inventory in the long term. <text:s text:c="3"/>Thus, an important factor regarding carbon performance is related to the monitoring system. Initially, all information from the sample field plots was saved in different Excel tables, and different formats were used to keep the information. Since 2014, the local team has stored all the field data in one central software system (Mirasliv). This enables the project to manage the data more efficiently and store all data in a standardized format. Quality control and assurance are part of the standard process for monitoring, as well as for the different certifications – including internal reviews as well as third-party auditors. <text:s text:c="2"/>Field data is correlated with literature data describing and adjusted to the site locations on regional, national and international tiers. All values and results are conservative and applicable to the project site and management practice. Furthermore, the software helps the project to keep the data updated. It provides accurate values and notifications of possible changes. Making use of forest monitoring software and the GIS database for all the projects will guarantee the measurement, reporting and verification (MRV) and allow the project to provide the most accurate information regarding carbon performance. <text:s/>These inputs and monitoring approaches allow the project developers to identify reversals in biomass and carbon stocks and, in most cases, prevent them before the fact, e.g. via interventions in early stages of disease. Any losses can thus be replaced in due course via reforestation and overall forest management. <text:s text:c="4"/>South Pole welcomes the opportunity to discuss this topic in more detail with our expert forestry technical team.</text:p>
          </table:table-cell>
          <table:table-cell office:value-type="string" calcext:value-type="string">
            <text:p>Yes</text:p>
          </table:table-cell>
          <table:table-cell office:value-type="string" calcext:value-type="string">
            <text:p>Not applicable (I answered yes to Q24)</text:p>
          </table:table-cell>
          <table:table-cell table:number-columns-repeated="4"/>
          <table:table-cell office:value-type="string" calcext:value-type="string">
            <text:p>Gold Standard</text:p>
          </table:table-cell>
          <table:table-cell table:number-columns-repeated="4"/>
          <table:table-cell office:value-type="string" calcext:value-type="string">
            <text:p>It has been determined through two decades of project implementation and certification in these areas that there is no direct relationship between emissions by leakage from the project activity and the deforestation of other areas. <text:s text:c="3"/>Leakage can be caused by an increase in emissions outside of the project area as a result of project activities, including changes in the following: firewood use, charcoal burning, wood harvesting, agricultural crops, livestock grazing, and finally, deforestation. The Gold Standard methodology takes leakage into account and has integrated it as one of the parameters for the carbon storage analysis. In the case of the CO2OL Tropical Mix project, emissions leakage has been documented; the audit confirmed that no leakage emissions have been caused. One important aspect is the selection of the areas: <text:s text:c="3"/>- <text:s text:c="7"/>Before the project activity began, the baseline for most of the project area was a mix of grassland and pioneer shrubs, used for extensive cattle ranching. It can also be noted that the project areas were selected because of their disuse prior to joining the carbon project, in order to ensure that activities such as cattle farming would not be displaced to other areas, thus avoiding indirect deforestation. <text:s/>- <text:s text:c="7"/>Other areas were selected due to reforestation having been identified relatively shortly beforehand. These areas were purchased by the local project implementers in order to reverse this trend and prevent the areas from remaining permanently deforested. <text:s text:c="3"/>In addition, the project’s integration into local structures and livelihood creation is significant. Measures including improvements to housing infrastructure, subsistence activities, education, the healthcare system and the purchase of basic needs help to prevent an unintended leakage effect. <text:s text:c="3"/>In order to achieve the intended effects, a careful analysis of individual areas and their previous use is crucial. Especially in a project such as CO2OL Tropical Mix – which has been adding new areas and planting more trees for almost two decades – the constant verification of leakage issues by independent auditors is not only relevant for transparency, but also in order to constantly receive objective feedback. <text:s/></text:p>
          </table:table-cell>
          <table:table-cell table:number-columns-repeated="7"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 applicable</text:p>
          </table:table-cell>
          <table:table-cell office:value-type="string" calcext:value-type="string">
            <text:p>Yes</text:p>
          </table:table-cell>
          <table:table-cell office:value-type="string" calcext:value-type="string">
            <text:p>In 2019, CO2OL Tropical Mix completed its transition and certification by Gold Standard for the Global Goals, which ensures that the project contributes to the Sustainable Development Goals (SDGs) in a meaningful and measurable way, beyond Climate Action. The standard requires projects to demonstrate a clear and direct contribution to at least three SDGs. CO2OL Tropical Mix was certified with a contribution to five SDGs. The following indicators were used to quantify and measure the SDG impact: <text:s text:c="4"/>? <text:s text:c="7"/>SDG1: No Poverty – End poverty in all its forms everywhere <text:s/>- Number of local communities or people who benefited from the project's investments <text:s text:c="2"/>- Measured impact: economic and impact extent. Five local communities or 1,000 people benefited directly and indirectly <text:s/>? <text:s text:c="7"/>SDG8: Decent Work and Economic Growth – Promote sustained, inclusive and sustainable economic growth, full and productive employment and decent work for all <text:s/>- Employment generated due to project activity and development <text:s/>- Number of training sessions or workshops provided to the employees <text:s/>- Measured impact: more than 150 people employed, working on average 40 hours per week, and at least one training session per year conducted (training 150 employees) <text:s/>? <text:s text:c="7"/>SDG12: Responsible Consumption and Production – Ensure sustainable consumption and production patterns <text:s text:c="2"/>- Percentage of timber volume verified and certified by FSC, and percentage of cocoa volume certified by UTZ in selected areas of the project <text:s text:c="2"/>- Measured impact: around 8.32 m3/year/ha volume of sustainable timber, with timber sales up to 1025 m3, and 34 tons of cocoa verified and certified by the Gold Standard, FSC and UTZ <text:s/>? <text:s text:c="7"/>SDG 13: Climate Action – Take urgent action to combat climate change and its impacts <text:s/>- Emission reductions in tons of CO2 equivalents. Measured impact: 17.63 tCO2e/ha/year Gold Standard VERs <text:s/>? <text:s text:c="7"/>SDG 15: Life on Land – Sustainably manage forests, combat desertification, halt and reverse land degradation, halt biodiversity loss <text:s/>- Extension of forest (or reforested) areas <text:s/>- Availability of a long-term management plan <text:s/>- Percentage of conservation areas in the project. Measured impact: 8,450.14 ha of degraded lands restored and planted through A/R and Sustainable Forest Management activities. Around 5,000 ha of conservation areas. <text:s/></text:p>
          </table:table-cell>
          <table:table-cell office:value-type="string" calcext:value-type="string">
            <text:p>1. The project is managed by a multicultural and diverse team, including workers and representatives from local communities. Project proponents conducted stakeholder consultations to ensure the inclusion of diverse local stakeholders and seek their opinion on a regular basis. <text:s text:c="3"/>The owners of the land as well as the recipients of the carbon finance are the project’s local implementation partners, who participate in a group certification approach administered by ForestFinest Consulting. The group certification allows more stakeholders to benefit from carbon revenue, as the individual organisations would not have the resources or capacity to achieve the demanding certification with Gold Standard for the Global Goals. Each participating organization receives the payment for carbon credits based on their carbon storage performance. The carbon model identifies the carbon stock in each management unit and thus the respective carbon credit generation. Local communities participate in the form of employment, infrastructure, training, social programs, etc. but don’t receive direct carbon credit revenue. <text:s text:c="3"/>As one of its main rules, the project will not employ any personnel on the basis of their gender, race, religion, or sexual orientation: the constitution of the host country prohibits discrimination based on a person's race, sex, religion, place of birth, disability, political affiliation or social status. These rules are in place to ensure the engagement and empowerment of diversified project participants at all levels. <text:s text:c="3"/>2. Climate justice issues are very closely related to the project, which is located in a developing country within rural low-income vulnerable communities. The minimum wage in the project regions is USD 265.20 a month (40 hours). This is a very challenging situation for the local communities who are most vulnerable to the impacts of climate change. The Gold Standard certification documents that the project contributes to the SDG1: No poverty through quantitative employment and income generation. <text:s text:c="4"/>The project experience revealed how the reforestation and agroforestry activities established in different low-income rural areas can be an effective support in alleviating regional poverty, promoting know-how, and incrementally building capacity, and they can be a key element in socio-economic development, by providing jobs directly and indirectly. <text:s text:c="3"/>A key element in this is building the capacity to grow and manage forestry and agroforestry areas in changing climatic conditions. For land-use-based activities, adaptation to climate change to maintain sustainable productivity on a local, micro level is just as important as the project’s contributions to limiting climate change globally. This is one of the reasons why active forest management beyond carbon crediting periods is so crucial: even when carbon finance comes to an end, major benefits will remain as a result of sustainably managed, robust, and productive ecosystems that are permanently monitored, adapted and improved – lessening the burden of increasingly challenging climactic conditions for livelihoods in rural low-income communities. <text:s text:c="3"/>3. The project works with local communities to improve their livelihoods in a sustainable manner. The main social benefits for the communities of the project are: <text:s/>a) Poverty alleviation: many people in rural areas are forced to migrate to the cities due to the lack of regional job opportunities. <text:s/>b) Equal rights: the company has a multicultural team and a mix of people with equal rights without gender discrimination. <text:s/>c) Capacity building: the employees and neighbours are continuously learning about the importance and significance of sustainable activities, and the importance of climate change mitigation. <text:s/>d) The transition to a just and sustainable future is a long process and requires constant effort and engagement. The permanence of the project focuses not only on the crediting period but also on the local situation once the project ends. Through diversified activities to engaging local communities to build sustainable livelihoods, the ultimate goal is to manage the forest in a sustainable way in the future, with community members acting as forest guardians. <text:s text:c="4"/></text:p>
          </table:table-cell>
          <table:table-cell table:number-columns-repeated="983"/>
        </table:table-row>
        <table:table-row table:style-name="ro2">
          <table:table-cell office:value-type="string" calcext:value-type="string">
            <text:p>Investancia Paraguay S.A.</text:p>
          </table:table-cell>
          <table:table-cell office:value-type="string" calcext:value-type="string">
            <text:p>Investancia Paraguay S.A. (Project owner and developer) <text:s/>Quadriz B.V. (Carbon credit marketer) <text:s/>Ostrya Conservation Inc. (Contracted - Forest Inventory and VCS+CCBS certification expert) <text:s/></text:p>
          </table:table-cell>
          <table:table-cell office:value-type="string" calcext:value-type="string">
            <text:p>Chaco Pongamia reforestation project creating Quadruple Climate Impact</text:p>
          </table:table-cell>
          <table:table-cell office:value-type="string" calcext:value-type="string">
            <text:p>Chaco Pongamia reforestation project</text:p>
          </table:table-cell>
          <table:table-cell office:value-type="string" calcext:value-type="string">
            <text:p>www.quadriz.com <text:s/>/ <text:s/>www.investancia.com</text:p>
          </table:table-cell>
          <table:table-cell/>
          <table:table-cell office:value-type="string" calcext:value-type="string">
            <text:p>Investancia Paraguay S.A. / Quadriz is a local project developer and has been a forestry operator in Paraguay since 2013, and runs an R&amp;D and tree propagation site for developing and producing elite genetics Pongamia trees (legume tree with excellent carbon sequestration ability). Our plant nursery Estancia Santa Rosanna is located near Carmelo Peralta in Alto Paraguay (Chaco region). Our tree production represents the world’s largest production center for elite Pongamia trees and our capacity is of 1 million trees annually – this we aim to increase to 3 or 5 million in near future. <text:s text:c="6"/>Investancia Paraguay S.A. / Quadriz is dedicated to reforest Chaco forest lands, which were deforested more than 10 years ago, and thereby directly reestablish critical wildlife corridors using Pongamia trees, whilst removing carbon dioxide from the atmosphere. <text:s/>We implement our reforestation programs on cattle land (silvopastures mode); combining trees and grazing livestock within the project area, while creating additional green reserves of vegetation, meaning we avoid any Indirect Land Use Change (ILUC). Quadriz work will. In sum, Quadriz has developed a business model to establish Pongamia as a regional commodity in a region where agriculture, other than cattle-ranching, is extremely difficult to make work. The focus of Quadriz’ business is four-fold: <text:s text:c="2"/>Sequestering carbon dioxide (i.e., generate carbon credits) through reforestation of Chaco forests, which were deforested more than 10 years ago, and thereby directly help restore ecosystems and biodiversity. <text:s text:c="3"/>Produce Pongamia crude vegetable oil “reforestation oil” (i.e. biofeedstock for HVO) from crushing the non-edible pods (non-food-non-land crops); <text:s text:c="2"/>Provide bioprotein (i.e., feed) for cattle feed from the Pongamia seedcake (leftovers after crushing the pods) <text:s/>Allow farmers to maintain cattle with improved pastures without having to displace cattle; <text:s text:c="4"/>More on the tree itself: Pongamia pinnata, or the Pongam Tree, is a legume tree which typically grows to 15-25 meters in height with a diameter of 50 - 80 centimeters. This wide crowned tree is well suited to hot and arid areas as it can tolerate intense heat, in part assisted by its root structure which aids its resistance to drought. Pongamia pinnata is uniquely adapted to the harsh climate of the Paraguayan Chaco. <text:s text:c="3"/></text:p>
          </table:table-cell>
          <table:table-cell office:value-type="string" calcext:value-type="string">
            <text:p>Carmelo Peralta</text:p>
          </table:table-cell>
          <table:table-cell office:value-type="string" calcext:value-type="string">
            <text:p>Alto Paraguay</text:p>
          </table:table-cell>
          <table:table-cell office:value-type="string" calcext:value-type="string">
            <text:p>Paraguay</text:p>
          </table:table-cell>
          <table:table-cell office:value-type="float" office:value="447622" calcext:value-type="float">
            <text:p>447622</text:p>
          </table:table-cell>
          <table:table-cell office:value-type="float" office:value="100" calcext:value-type="float">
            <text:p>100</text:p>
          </table:table-cell>
          <table:table-cell office:value-type="float" office:value="0" calcext:value-type="float">
            <text:p>0</text:p>
          </table:table-cell>
          <table:table-cell office:value-type="float" office:value="447622" calcext:value-type="float">
            <text:p>447622</text:p>
          </table:table-cell>
          <table:table-cell office:value-type="string" calcext:value-type="string">
            <text:p>1/1/2022</text:p>
          </table:table-cell>
          <table:table-cell office:value-type="string" calcext:value-type="string">
            <text:p>Additional answer to Q22: Initial project crediting period is 30 years The crediting period will be renewable Carbon dioxide removals will be secured for at least a 100 years while the Pongamia trees keep producing oil filled pods (estimated 100 years) <text:s/>Unintentional reversals will be compensated through the VCS AFOLU Non-permanence risk buffer pool. <text:s/>Intentional reversals: New lands will be planted to replace any lands, which incur intentional reversals. <text:s text:c="2"/></text:p>
          </table:table-cell>
          <table:table-cell office:value-type="string" calcext:value-type="string">
            <text:p>Yes</text:p>
          </table:table-cell>
          <table:table-cell office:value-type="string" calcext:value-type="string">
            <text:p>No, the project will not be certified by June 2021 (please specify)</text:p>
          </table:table-cell>
          <table:table-cell office:value-type="string" calcext:value-type="string">
            <text:p>Certification will be completed by 2022</text:p>
          </table:table-cell>
          <table:table-cell table:number-columns-repeated="2"/>
          <table:table-cell office:value-type="string" calcext:value-type="string">
            <text:p>Verra (VCS)</text:p>
          </table:table-cell>
          <table:table-cell table:number-columns-repeated="3"/>
          <table:table-cell table:number-columns-repeated="2" office:value-type="string" calcext:value-type="string">
            <text:p>N/A</text:p>
          </table:table-cell>
          <table:table-cell office:value-type="string" calcext:value-type="string">
            <text:p>The project’s electricity is primarily supplied from the Foz Iguazu Hydroelectric Plant. In addition, there are solar panels installed throughout the project’s remote areas to assist with pumping water. Project avoids actions that encourage deforestation by only planting the trees on cattle land, that was deforested more than 10 years ago, as well as planting in silvopastures mode, where cattle ranching and reforestation is done on same land in order to avoid displacement of the cattle. <text:s text:c="3"/></text:p>
          </table:table-cell>
          <table:table-cell table:number-columns-repeated="8" office:value-type="string" calcext:value-type="string">
            <text:p>Yes</text:p>
          </table:table-cell>
          <table:table-cell office:value-type="string" calcext:value-type="string">
            <text:p>Not applicable</text:p>
          </table:table-cell>
          <table:table-cell table:number-columns-repeated="2" office:value-type="string" calcext:value-type="string">
            <text:p>Yes</text:p>
          </table:table-cell>
          <table:table-cell office:value-type="string" calcext:value-type="string">
            <text:p>The Project is positioned to deliver the following SDGs <text:s text:c="6"/>1. No poverty: The project is working to increase the communities’ incomes by providing access to good paying jobs. <text:s text:c="5"/>2. Zero hunger: All employees are provided with daily, home-cooked meals. <text:s text:c="5"/>3. Good health and well-being: The project is working to provide good paying jobs and nutritious, daily meals which will help improve workers’ health and well-being. <text:s text:c="5"/>4. Quality education: The project will provide training and education to workers about workers’ rights and workplace safety, along with the latest techniques in nursery management and improving survivability of plantings. Furthermore, education will be provided about the importance of conservation and reforestation measures. <text:s text:c="3"/>5. Gender equality: The project has hired men and women, with advancement opportunities available to everyone. <text:s text:c="3"/>6. Clean water and sanitation: Access to clean water and sanitation facilities are provided to all guests and to all workers. In addition, the reforestation activities will reduce erosion and water runoff, including runoff from cattle ranches. <text:s text:c="5"/>7. Affordable and clean energy: The project’s electricity is primarily supplied from the Foz Iguasu Hydroelectric Plant. In addition, there are solar panels installed throughout the project’s remote areas to assist with pumping water. <text:s text:c="5"/>8. Decent work and economic growth: The project is providing decent work to local communities and is developing a sustainable economic model for the region. <text:s text:c="5"/>9. Industry, innovation and infrastructure: The project is developing a new, innovative industry for the region and has developed <text:s/>extensive infrastructure (i.e., tree nurseries, farmhouse headquarters, roads, etc.) <text:s text:c="5"/>10. Reduced inequalities: The project is seeking to reduce inequalities by providing, amongst many things, good paying jobs. <text:s text:c="3"/>11. Sustainable cities and communities: N/A <text:s text:c="5"/>12. Responsible consumption and production: The project, amongst many activities, will produce sustainable and renewable biodiesel. <text:s text:c="5"/>13. Climate action: The main goals of the Project is to remove/sequester carbon dioxide emissions from the atmosphere through reforestation. <text:s text:c="5"/>14. Life below water: Reforestation activities will reduce erosion and water runoff, <text:s/>including runoff from cattle ranches, which will benefit the adjacent river ecosystems. <text:s text:c="3"/>15. Life on land: One of the main goals of the project is to reestablish critical wildlife corridors. <text:s text:c="5"/>16. Peace, justice and strong institutions: The project will encourage strong institutions, including the rule of law. <text:s text:c="5"/>17. Partnerships for the goals: The project is the result of strong international and domestic partnerships including amongst the Project Proponent, local communities, local landowners, government officials, and the World Wildlife Fund of Paraguay. <text:s/></text:p>
          </table:table-cell>
          <table:table-cell office:value-type="string" calcext:value-type="string">
            <text:p>Historically, local Paraguayan landowners have had limited options for agricultural producing. Quadriz/Investancia invested in and brought Pongamia growing and technology to the region, to create new local agricultural commodities and to engage as well as empower diverse stakeholders through developing a Quadruple Climate Impact. This is done in a sustainable manner which also allows for the local cattle farmers to keep their cattle in silvopastures mode in parallel with the Pongamia reforestation activity. <text:s text:c="3"/>Low-income, underrepresented and under-resourced communities are impacted positively through an increased availability of decent paying jobs, in a region where job opportunities are sparse.</text:p>
          </table:table-cell>
          <table:table-cell table:number-columns-repeated="983"/>
        </table:table-row>
        <table:table-row table:style-name="ro2">
          <table:table-cell office:value-type="string" calcext:value-type="string">
            <text:p>World Wildlife Fund, Inc. </text:p>
          </table:table-cell>
          <table:table-cell office:value-type="string" calcext:value-type="string">
            <text:p>1. Peruvian Amazon Research Institute (IIAP): <text:s/>Nursery Management and initial establishment. Research, technical support and capacity building. <text:s/>2. Amazonian Cientific Innovation Center (CINCIA): Technical support in silviculture and soil recovery. Mercury analyses and Drones based monitoring. <text:s/>3. Madre De Dios Regional Government (GOREMAD), District and Provincial governments. Main implementation actors of public policy and governance. <text:s/>4. Madre de Dios Productive and Tecnology Transfer Center- Cite Productivo-: attached to the Ministry of Production: Implementation of micropropagation laboratories and technological nurseries <text:s/>5. CARITAS-Peru: Productive Restoration</text:p>
          </table:table-cell>
          <table:table-cell table:number-columns-repeated="2" office:value-type="string" calcext:value-type="string">
            <text:p>Recovering areas impacted by gold mining in the Peruvian Amazon</text:p>
          </table:table-cell>
          <table:table-cell table:number-columns-repeated="2"/>
          <table:table-cell office:value-type="string" calcext:value-type="string">
            <text:p>Between 2001 and 2017 Madre de Dios lost 209 733 ha of forest. Half of it that area (102,941 ha) was lost to gold mining occurring for the most part in the districts of Inambari, Huepetuhe and Madre de Dios (Geobosques / MINAM 2019). Most of this deforestation occurred during the last 8 years, using heavy machinery and, for the most part, artisanal methods. In 2017, area losses peaked at 9,860 hectares; with 2020 lossess expected to be even higher due to record gold prices. <text:s/>WWF Peru in partnership Wake Forest University and Amazon Scientific Innovation Center (CINCIA), developed a landscape restoration project (2016-2019, https://www.nature.com/articles/d41586-020-00119-z), focused on the reforestation of extremely degraded artisanal mining landscapes. <text:s/>WWF Peru in partnership Wake Forest University and Amazon Scientific Innovation Center (CINCIA), developed a landscape restoration project (2016-2019, https://www.nature.com/articles/d41586-020-00119-z), focused on the reforestation of extremely degraded artisanal mining landscapes. The project was aimed at developing <text:s/>cost-effective methods that would be used to establish frameworks for the reforestation of gold mining areas; including the assessment of more than 51 native species, development, use of biochar to improve degraded soils, implementation of nurseries, use of drones for planning and monitoring, and capacity building or the management of public funds for restoration. <text:s/>The project was able to successfully restore 42 ha of experimental plots. This first stage generated knowledge for the recovery of highly degraded areas that we now seek to extrapolate to recover areas at a larger scale, seeking to catalyze the recovery of carbons stocks and of the Amazonian landscape. <text:s/></text:p>
          </table:table-cell>
          <table:table-cell office:value-type="string" calcext:value-type="string">
            <text:p>Puerto Maldonado</text:p>
          </table:table-cell>
          <table:table-cell office:value-type="string" calcext:value-type="string">
            <text:p>Madre de Dios</text:p>
          </table:table-cell>
          <table:table-cell office:value-type="string" calcext:value-type="string">
            <text:p>Peru</text:p>
          </table:table-cell>
          <table:table-cell office:value-type="float" office:value="0" calcext:value-type="float">
            <text:p>0</text:p>
          </table:table-cell>
          <table:table-cell office:value-type="float" office:value="100" calcext:value-type="float">
            <text:p>100</text:p>
          </table:table-cell>
          <table:table-cell office:value-type="float" office:value="0" calcext:value-type="float">
            <text:p>0</text:p>
          </table:table-cell>
          <table:table-cell office:value-type="float" office:value="16900000" calcext:value-type="float">
            <text:p>16900000</text:p>
          </table:table-cell>
          <table:table-cell office:value-type="string" calcext:value-type="string">
            <text:p>6/1/2021</text:p>
          </table:table-cell>
          <table:table-cell office:value-type="string" calcext:value-type="string">
            <text:p>Monitoring will be cartried out on a yearly basis in coordination with the national monitoring system of the Ministry of the Environment (geobosques.minam.gob.pe/geobosque/view/index.php <text:s/>) complemented with periodic plot measurements and drone footage acquisitions. Reversals risk will be managed with a buffer of verified emissions reductions established standard methodologies to be defined</text:p>
          </table:table-cell>
          <table:table-cell office:value-type="string" calcext:value-type="string">
            <text:p><text:s/>that will be set aside to compensate in the case of eventual losses. </text:p>
          </table:table-cell>
          <table:table-cell office:value-type="string" calcext:value-type="string">
            <text:p>No</text:p>
          </table:table-cell>
          <table:table-cell office:value-type="string" calcext:value-type="string">
            <text:p>No, the project will not be certified by June 2021 (please specify)</text:p>
          </table:table-cell>
          <table:table-cell office:value-type="string" calcext:value-type="string">
            <text:p>The project will be part of the implementation of Madre de Dios development strategy. Madre de Dios is part of the GOVERNORS' CLIMATE &amp; FORESTS TASK FORCE (GCFTF). Certification will follow GCFTF standars under developpemnt and potentially others) </text:p>
          </table:table-cell>
          <table:table-cell table:number-columns-repeated="3"/>
          <table:table-cell office:value-type="string" calcext:value-type="string">
            <text:p>Gold Standard</text:p>
          </table:table-cell>
          <table:table-cell/>
          <table:table-cell office:value-type="string" calcext:value-type="string">
            <text:p>The Tropical Forest Standard (https://ww2.arb.ca.gov/our-work/programs/california-tropical-forest-standard)</text:p>
          </table:table-cell>
          <table:table-cell table:number-columns-repeated="2"/>
          <table:table-cell office:value-type="string" calcext:value-type="string">
            <text:p>The project will subjected to WWF's new safeguards assessment process (https://www.worldwildlife.org/safeguards-resources). In principle we do not foresee any foreseeable negative environmental or social impacts.</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number-columns-repeated="2" office:value-type="string" calcext:value-type="string">
            <text:p>Not applicable</text:p>
          </table:table-cell>
          <table:table-cell office:value-type="string" calcext:value-type="string">
            <text:p>Yes</text:p>
          </table:table-cell>
          <table:table-cell office:value-type="string" calcext:value-type="string">
            <text:p>The restoration of 75,000 hectares will contribute to the recovery of the connectivity of the landscape between the biological corridors of the Tambopata National Reserve, the Bahuaja Sonene National Park, the Amarakaeri Communal Reserve and the Manú National Park. <text:s text:c="3"/>Recovery of ecosystem services through the improvement of the physical-chemical conditions of soils highly degraded by mining extraction, recovery of native forest vegetation, improvement of conditions for forest recovery through natural regeneration, recovery water sources, recovery of fragile ecosystems such as wetlands and return of wildlife. <text:s/>Recovery of the hydrology of the region, including flood control and erosion due to lack of vegetation cover <text:s/>Prevention of contamination of downstream communities with e.g. mercury residue contained in the eroded soils <text:s/></text:p>
          </table:table-cell>
          <table:table-cell office:value-type="string" calcext:value-type="string">
            <text:p>The project addresses the impacts caused by artisanal gold mining working jointly with vulnerable populations and public and private sector organizations to direct them towards a low-carbon economy through the recovery of highly degraded landscapes in prioritized areas under the landscape connectivity and sustainability approach. As part of the compliance with WWF safeguards, special attention is given to the participation of local communities and indigenous peoples, safeguarding their rights and customs as well as emphasis on gender balance and under-represented groups. </text:p>
          </table:table-cell>
          <table:table-cell table:number-columns-repeated="982"/>
        </table:table-row>
        <table:table-row table:style-name="ro2">
          <table:table-cell office:value-type="string" calcext:value-type="string">
            <text:p>ClimateCare Oxford Ltd.</text:p>
          </table:table-cell>
          <table:table-cell office:value-type="string" calcext:value-type="string">
            <text:p>In 2020, ClimateCare announced a new partnership with fellow leading B Corp PUR Projet. Our partnership combines ClimateCare’s carbon asset development, project development and risk management expertise with PUR Projet’s leading agroforestry, regenerative agriculture and insetting projects. <text:s text:c="3"/>PUR Projet is a social business, and B-Corp, established in 2008 that focuses on the development of bespoke positive impact projects in agricultural communities that seek to promote livelihoods through ecosystem restoration and conservation. Many of these programs take the form of agroforestry, reforestation and/or regenerative agriculture in supply chain communities. <text:s text:c="3"/>Since their founding, PUR Projet has developed and operates 80 projects in over 40 countries, on behalf of 150 corporate partners and foundations. PUR Projet has planted over 16 million trees while supporting 43,000 farmers in agricultural communities and protected over 300,000 ha of primary forest under formal structures; in addition to impacts associated with other project types such as pasture management and coral reef restoration.</text:p>
          </table:table-cell>
          <table:table-cell office:value-type="string" calcext:value-type="string">
            <text:p>Pioneering Peruvian Agroforestry and Reforestation Project with Issued CDRs</text:p>
          </table:table-cell>
          <table:table-cell office:value-type="string" calcext:value-type="string">
            <text:p>Jubilación Segura: Agroforestry and Reforestation with small-scale Farmers in Peru</text:p>
          </table:table-cell>
          <table:table-cell table:number-columns-repeated="2"/>
          <table:table-cell office:value-type="string" calcext:value-type="string">
            <text:p>Jubilacion Segura is a grouped afforestation and reforestation project initiated by PUR Projet in the San Martin region of Peru, within the Amazon Andean foothill forest. The Project addresses widespread deforestation caused by the expansion of agriculture due to international demand, degraded lands and low farmer income. The San Martin region is the most degraded region of Peru and is being deforested at a rate of 67,000ha/year. A root cause of this deforestation is the cycle of poverty that forces farmers to make the choice between forest conservation and family income. <text:s text:c="4"/>This project realizes that agricultural production does not need to degrade ecosystems and can instead regenerate them. Jubilacion Segura, which means secure and happy retirement, supports farmers to develop diversified agroforestry systems and restore degraded lands through afforestation. <text:s text:c="4"/>PUR Projet is the Project designer and manages the CDR monitoring and evaluation, farmers participate through their cooperatives or local organizations in the promotion of the development of co-products value chain, the securing of land tenure, and the national and international recognition of their contribution. Reforested areas are the farmers’ land (average farm size 1ha/farmer) Land-use before reforestation can be perennial crops (cocoa, coffee, orange, etc.), annual crops (corn, rice, etc.), abandoned land or land in rotations with annual crops (“purmas”), pastures. The reforested zones are located outside of any conservation area have not been deforested over the past 10 years and does not fall under the definition of forests. <text:s text:c="4"/>Since 2010, PUR Projet has supported over 2,600 farmers to restore 2,671 ha of land and plant over 1.6 million trees. This Project is certified under the Voluntary Carbon Standard and timber harvesting is certified under the Forestry Stewardship Council Certification. Trees planted support CDR, and there is a plan to plant 150,000 trees per year until 2040. <text:s/>Not included in this project, but adjacent, is a 300,000 ha conservation project that PUR Projet manages. This conservation Project, called Martin Sagrado, supports greater landscape-level impact, and Jubilacion Segura contributes to the restoration surrounding an important Biosphere. <text:s text:c="3"/></text:p>
          </table:table-cell>
          <table:table-cell office:value-type="string" calcext:value-type="string">
            <text:p>Tarapoto</text:p>
          </table:table-cell>
          <table:table-cell office:value-type="string" calcext:value-type="string">
            <text:p>San Martin</text:p>
          </table:table-cell>
          <table:table-cell office:value-type="string" calcext:value-type="string">
            <text:p>Peru </text:p>
          </table:table-cell>
          <table:table-cell office:value-type="float" office:value="480000" calcext:value-type="float">
            <text:p>480000</text:p>
          </table:table-cell>
          <table:table-cell office:value-type="float" office:value="100" calcext:value-type="float">
            <text:p>100</text:p>
          </table:table-cell>
          <table:table-cell office:value-type="float" office:value="200000" calcext:value-type="float">
            <text:p>200000</text:p>
          </table:table-cell>
          <table:table-cell office:value-type="float" office:value="280000" calcext:value-type="float">
            <text:p>280000</text:p>
          </table:table-cell>
          <table:table-cell office:value-type="string" calcext:value-type="string">
            <text:p>1/1/2010</text:p>
          </table:table-cell>
          <table:table-cell office:value-type="string" calcext:value-type="string">
            <text:p>This Project has been verified for its consideration of leakage, additionality and permanence by the Voluntary Carbon Standard. PUR Projet has developed a comprehensive risk report that identifies a necessary buffer accounting for project longevity (including timber harvesting at less than 5% of trees planted, political and natural disaster scenarios and overall non-permanence risks) (10% buffer). All CDRs provided to Microsoft will be ex-post credits and will have already been sequestered and verified. <text:s text:c="3"/>Beyond the risk buffer, this Project is designed to be a long-term initiative and promotes farmer education, interest and empowerment. Through education and monetary incentives (0.33USD/tree), there is a high survival rate of trees planted. Through contracts, PUR Projet commits to train and assist the farmer organisations and to transfer the funds for plantations and monitoring. PUR Projet has signed several agreements with local stakeholders and authorities (regional, provincial and municipalities, national parks, institutions) recognizing the collaboration of parties towards the success of the project. PUR Projet is supporting farmers obtain land tenure to ensure that long-term permanence of their parcels and plots. </text:p>
          </table:table-cell>
          <table:table-cell office:value-type="string" calcext:value-type="string">
            <text:p>Yes</text:p>
          </table:table-cell>
          <table:table-cell office:value-type="string" calcext:value-type="string">
            <text:p>Not applicable (I answered yes to Q24)</text:p>
          </table:table-cell>
          <table:table-cell table:number-columns-repeated="3"/>
          <table:table-cell office:value-type="string" calcext:value-type="string">
            <text:p>Verra (VCS)</text:p>
          </table:table-cell>
          <table:table-cell table:number-columns-repeated="5"/>
          <table:table-cell office:value-type="string" calcext:value-type="string">
            <text:p>This Project aims to reduce and account for any CO2 Emissions related to the Project. According to the VCS methodology AR-AMS007/version 0.31, Section 5.5 the GHG emissions resulting from the project (including removal of herbaceous vegetation, combustion of fossil fuel, fertilizer application, use of wood, decomposition of litter and fine roots of N-fixing trees, construction of access roads within the project boundary) are minimal and therefore accounted as zero. <text:s/>PUR Projet has signed on to the Net Zero goal as a B-Corp and insets any travel through our project activities. <text:s text:c="4"/>Another potential risk is the minority of farmers without land tenure documentation. While 80% of farmers do have formal documentation recognizing their rights to the land, there is still a risk with the 20% of farmers farm without formal documentation. To mitigate the risk and increase even the project’s benefits to the farmers, the project has initiated a land titling process called CUSAF (Cesion en Uso para Sistemas Agroforestales). As a first step, a contract was signed in 2011 between Acopagro and the Titling department of San Martin Regional Government (ex-COFOPRI) for the prioritization of land titling for the farmers in the area of influence of the project in San Martin. As a result of this ongoing process, several thousand land titles were registered between 2013 and 2018 in the project area. The process is long and complex since it involves several public Peruvian institutions, in a changing political context, and efforts of project entities will continue in the coming years. In addition, and to ensure more benefits to the farmers and legality of timber logging, the project is supporting registration of plantations (ARA, “registro de plantaciones”).</text:p>
          </table:table-cell>
          <table:table-cell table:number-columns-repeated="8" office:value-type="string" calcext:value-type="string">
            <text:p>Yes</text:p>
          </table:table-cell>
          <table:table-cell table:number-columns-repeated="3" office:value-type="string" calcext:value-type="string">
            <text:p>Not applicable</text:p>
          </table:table-cell>
          <table:table-cell office:value-type="string" calcext:value-type="string">
            <text:p>The Jubilación Segura Project adds to sustainable development in the region, offering social, environmental and economic benefits. The Project supports previously marginalized smallholder farmers to restore the ecosystems on which they depend and adds value to their lands. This project directly supports SDG 12 (Responsible Production and Consumption), 13 (Climate Action) and 15 (Life on Land). <text:s text:c="4"/>From an ecological perspective, this project also has long term beneficial impacts. It fights deforestation and its consequences, such as soil erosion, decrease of water availability and quality, natural disasters, landscapes degradation, and decrease of biodiversity. The Project also promotes agroforestry, an agricultural system which enables access to environmental services recognized by the Peruvian law: conservation of water resources, preservation of biodiversity, conservation of landscapes, protection against natural disasters and fire risks control. Agroforestry systems continue to be recognized as a leading strategy for the management and protection again global climate change effects in agricultural. <text:s text:c="4"/>From a social lens, this Project and the partners involved support farmers to obtain Organic and Fair Trade certification as well as Forestry Stewardship Council Certification. The project also has a long-term vision to ensure revenue increase for farmers that can be used to pay for the studies of their children or for their retirement pension and supports local socio-economic development stimulation.</text:p>
          </table:table-cell>
          <table:table-cell office:value-type="string" calcext:value-type="string">
            <text:p>This project works directly with smallholder farmers. Before engaging in the Project, 100% of the farmers were under the average Peruvian salary. Approximately 47% of farmers are qualified as under the poverty line ($1,200/year in 2017) and another 31% of farmers in the program were classified as just above the poverty line (between $1,500-$3,000 per year). <text:s/>PUR Projet is providing the support, connections, knowledge, and frameworks to support income diversification and long-term income opportunities through ecosystem restoration activities (e.g. agroforestry, sustainable timber harvesting, and beekeeping). This Project also takes a gender equity lens and supports women to take positions of power in cooperatives and a local non-profit organization - Fundacion Amazonia Viva. </text:p>
          </table:table-cell>
          <table:table-cell table:number-columns-repeated="983"/>
        </table:table-row>
        <table:table-row table:style-name="ro2">
          <table:table-cell office:value-type="string" calcext:value-type="string">
            <text:p>ClimateCare Oxford Ltd.</text:p>
          </table:table-cell>
          <table:table-cell office:value-type="string" calcext:value-type="string">
            <text:p>ClimateCare work in partnership with several organisations, who together are developing this project: <text:s text:c="4"/>Bamboo Ecologic Corp (BEC), who will act as project operator, bamboo subject matter expert, and buyer of bamboo slats/ seller to global buyers; <text:s text:c="4"/>Bukidnon Giant Bamboo (BGB) will act as industrial partner for sourcing and processing of bamboo; Bukidnon Tagoloanon tribe (Buktamaco) is involved as Indigenous people's lead tribe (one of 7 ready to participate); <text:s text:c="4"/>Inclusive Business for Inclusive Growth Corp (IBIG) will act as capacity development partner to support bamboo value chain participants, in particular Indigenous Populations; <text:s text:c="4"/>Philippines Association of Water Districts will advise on strategic planting with water quality impact; <text:s/>University of Science and Technology of Southern Philippines consults on bamboo science; Carbon Fund will act as carbon offset methodology partner.</text:p>
          </table:table-cell>
          <table:table-cell office:value-type="string" calcext:value-type="string">
            <text:p>Establishing a Giant Bamboo economy in Mindanao, Philippines </text:p>
          </table:table-cell>
          <table:table-cell office:value-type="string" calcext:value-type="string">
            <text:p>Giant Bamboo in Mindanao, Philippines </text:p>
          </table:table-cell>
          <table:table-cell office:value-type="string" calcext:value-type="string">
            <text:p>n/a</text:p>
          </table:table-cell>
          <table:table-cell/>
          <table:table-cell office:value-type="string" calcext:value-type="string">
            <text:p>ClimateCare are working with key project stakeholders to launch of a large-scale bamboo economy in the Philippines. Over the decade of the 2020s, we intend to plant 10 million Giant Bamboo clumps on 50,000 hectares, sequestering up to 25 MtCO2e. Native giant bamboo is planted on unproductive land, with 15-20% of the biomass harvested annually and developed into high quality, full traceable building materials for international markets. <text:s text:c="3"/>Giant Bamboo reaches maturity after year 6 and 80% of sequestered carbon can be certified by year 6. The initiative was launched in 2018 with the construction of a pilot bamboo post-harvesting facility to produce the world's best quality bamboo slat for the construction industry. The now completed pilot phase of the project covers the entire bamboo value chain, from nurseries to planting to harvesting, post harvesting processing, customer sales and shipment and carbon offset feasibility study and a contractual commitment for future issuances of CDR credits from Microsoft would provide essential capital to start and maintain operations on the ground. <text:s text:c="4"/>One key attribute of Giant Bamboo reforestation is that it thrives on land that has no other use for farmers, i.e. on steep slopes that are not used for food production. <text:s/>The land owners are Indigenous People (who have land tenure over 40% of Mindanao), small farmers and large land owners who will plant on degraded unproductive land. <text:s text:c="2"/></text:p>
          </table:table-cell>
          <table:table-cell office:value-type="string" calcext:value-type="string">
            <text:p>Malaybalay City</text:p>
          </table:table-cell>
          <table:table-cell office:value-type="string" calcext:value-type="string">
            <text:p>Bukidnon, Mindanao Island (Note: 300,000 hectares of land has been identified by the Filipino government as eligible for bamboo planting, in Mindanao. <text:s/>We may elect to expand the bamboo economy to the other, badly deforested island of Negros)</text:p>
          </table:table-cell>
          <table:table-cell office:value-type="string" calcext:value-type="string">
            <text:p>Philippines</text:p>
          </table:table-cell>
          <table:table-cell office:value-type="float" office:value="10000000" calcext:value-type="float">
            <text:p>10000000</text:p>
          </table:table-cell>
          <table:table-cell office:value-type="float" office:value="100" calcext:value-type="float">
            <text:p>100</text:p>
          </table:table-cell>
          <table:table-cell office:value-type="float" office:value="0" calcext:value-type="float">
            <text:p>0</text:p>
          </table:table-cell>
          <table:table-cell office:value-type="float" office:value="13149000" calcext:value-type="float">
            <text:p>13149000</text:p>
          </table:table-cell>
          <table:table-cell office:value-type="string" calcext:value-type="string">
            <text:p>8/1/2020</text:p>
          </table:table-cell>
          <table:table-cell office:value-type="string" calcext:value-type="string">
            <text:p>Each landowner is assigned an RFID Tag for each distinct land area planted, that retains planting and harvesting history, and is core to the team's nursery and plantation inventory management too. <text:s/>The number of bamboo plants on the landowner's land is tracked through geotagging and subsequent regular audits. <text:s text:c="4"/>The project will be registered with the VCS and as such will use the AFOLU Non-Permanence Risk Tool v4.0 (or whichever version is applicable at the time), which determines a number of credits to be deposited in the AFOLU pooled buffer account. In addition, the project shall comply with the rules for reporting a loss event and holding/cancelling credits set in VCS Registration and Issuance Process v4.0 (or whichever version is applicable at the time). Buffer credits are cancelled to cover carbon known, or believed, to be lost. As such, the VCUs already issued to the project and sold to Microsoft that subsequently fail are not cancelled and do not have to be compensated. The VCS approach provides atmospheric integrity because the AFOLU pooled buffer account will always maintain an adequate surplus to cover unanticipated losses from individual project failures and the net GHG benefits across the entire pool of AFOLU projects will be greater than the total number of VCUs issued. <text:s/></text:p>
          </table:table-cell>
          <table:table-cell office:value-type="string" calcext:value-type="string">
            <text:p>Yes</text:p>
          </table:table-cell>
          <table:table-cell office:value-type="string" calcext:value-type="string">
            <text:p>Not applicable (I answered yes to Q24)</text:p>
          </table:table-cell>
          <table:table-cell table:number-columns-repeated="3"/>
          <table:table-cell office:value-type="string" calcext:value-type="string">
            <text:p>Verra (VCS)</text:p>
          </table:table-cell>
          <table:table-cell table:number-columns-repeated="3"/>
          <table:table-cell table:number-columns-repeated="2" office:value-type="string" calcext:value-type="string">
            <text:p>n/a</text:p>
          </table:table-cell>
          <table:table-cell office:value-type="string" calcext:value-type="string">
            <text:p>The primary risk is that, as the Mindanao Giant Bamboo "brand" gains traction in the $75 billion bamboo product market, there will be pressure to plant more bamboo, as the economics from a farmer/land owner point of view are attractive over the long term. The risk is that farmers seek to displace food-producing land to replace them with bamboo. This is counter to the objective of food security. <text:s/>The methodology used by ClimateCare's project partner is strictly explicit about requiring proof, on a case by case basis, that the land used for bamboo does not in any way compete with food production. We do this philosophically by reaching agreements with planters, but more importantly we do this through rigorous Quality Control as each planter is required to provide land titles and to identify the exact area for planting. One of the sign-off requirements by rangers assigned the role of land verification, is the confirmation that land used of bamboo does indeed use non-productive land. <text:s text:c="4"/>Another potential risk is the perception of "favouritism" toward one indigenous tribe. <text:s/>We are addressing this social impact risk by proactively engaging with other tribes to replicate the full range of activities they can engage in. <text:s text:c="3"/></text:p>
          </table:table-cell>
          <table:table-cell table:number-columns-repeated="8" office:value-type="string" calcext:value-type="string">
            <text:p>Yes</text:p>
          </table:table-cell>
          <table:table-cell table:number-columns-repeated="3" office:value-type="string" calcext:value-type="string">
            <text:p>Not applicable</text:p>
          </table:table-cell>
          <table:table-cell office:value-type="string" calcext:value-type="string">
            <text:p>This project touches every single UN SDG goal. <text:s/>The primary areas of social and economic benefit are: <text:s text:c="4"/>Income for the most disenfranchised sector of Filipino population, the Indigenous Populations (7 tribes in Bukidnon) - we provide income for the sale of nursery plants, income from the sale of bamboo material after year 6 onward, and shared carbon dividend, as well as wages for planting and land maintenance and track the number of wage-earning Indigenous community members <text:s text:c="4"/>Impact on women as we prioritize job creation for women, both indigenous and non-indigenous, in the nurseries <text:s text:c="3"/>Community Resilience / Climate Adaptation - one of the recurrent social challenges is the vulnerability to flooding and especially landslides - bamboo is a natural soil erosion protection solution and we will measure the quantity of planting on deforested hills that present risks of landslides <text:s text:c="4"/>Access to clean water is another big social impact opportunity as bamboo that is planted strategically along river systems contributes to cleaner water and to extending the flow of water during droughts <text:s text:c="3"/>Food Security is improved as about 20% of new bamboo shoots can be harvested for human consumption, a standard food amongst indigenous communities. <text:s text:c="3"/></text:p>
          </table:table-cell>
          <table:table-cell office:value-type="string" calcext:value-type="string">
            <text:p>This project combines planting campaigns by multiple actors who, individually, would not have the wherewithal, knowledge or funding, to organize a carbon financing solution. <text:s text:c="3"/>Working with several Indigenous Communities, the project has teamed up with one tribe (Buktamaco) to replicate their experience in obtaining land title recognition, so that several tribes can participate in the program <text:s text:c="3"/>Working with a large number of small farmers, ClimateCare's <text:s/>partners have worked out "templates" for typical planting scenarios that collectively will be meaningful. For illustration, the 2020 planting campaign will include a handful of poultry farmers who are required to maintain a bio-security perimeter around their poultry operations - this however does not prevent bamboo planting. There are 170 poultry farmers on standby to replicate the 2020 planting pilot. We address our intention to share carbon dividends with participating planters, by bringing hectare-level biomass and tonnage down to a single bamboo clump. This means that we are able to engage with both larger farmers or indigenous populations, but also small farmers so that they can participate even if their individual planting is measured in "bamboo clumps" not hectares (typically 200 bamboo clumps per hectare). <text:s text:c="3"/>The Philippines in general and the island of Mindanao in particular has the unenvious distinction of being ground zero for climate impact in Southeast Asia. <text:s/>Each year, Mindanao suffers from both droughts and flooding. This is the result of 5 decades of legal and illegal logging that has reduced Mindanao's forests by an average of 100,000 hectares per year. <text:s text:c="4"/>Regarding droughts, there are two impacts of developing a bamboo economy: one is to extend the availability of water (because bamboo culms act as natural "water bank accounts" that absorb up to 70% of the water when it rains and gradually releases this water content as the soil dries. The second is disaster resilience to fire. <text:s/>Fires take a toll on Mindanao farmers every summer. Bamboo is the only plant that, even if fully destroyed above ground, immediately recovers and regrows from its underground root system. <text:s text:c="4"/>Regarding flooding: the biggest impact in Mindanao is as a result of landslides - bamboo's root system forms a net (by connecting with other clumps underground) thereby providing a natural protection against soil erosion. <text:s text:c="3"/>It is the very essence and raison d'etre of this project to bring the disenfranchised population of Mindanao into the green economy. While Mindanao's population comprises 20 million of Philippines' 80 million, Mindanao has 1/3 of Philippines' population at the poverty level and experiencing a range of health conditions associated with hunger. Within Mindanao, the Indigenous populations are by far the worse off with little opportunity to travel to urban centers for work. For these reasons, this project prioritizes creating income opportunities across the entire bamboo value chain - from nursery development to planting and down the road developing cottage industries by optimizing all parts of the bamboo plant's material output. <text:s/>Despite having land tenure for over 40% of the island of Mindanao (the size of Ireland), this land ownership does not translate into economic benefits because indigenous populations have not been able to access traditional finance (banks require collateral and they cannot use their land as collateral). <text:s/>By providing income across the bamboo value chain, and providing technical and administrative support, we can help indigenous communities enter the mainstream of economic activity, earning not only wages as laborers, but becoming fully-fledged participants in the bamboo economy. <text:s/></text:p>
          </table:table-cell>
          <table:table-cell table:number-columns-repeated="983"/>
        </table:table-row>
        <table:table-row table:style-name="ro2">
          <table:table-cell office:value-type="string" calcext:value-type="string">
            <text:p>ClimateCare Oxford Ltd.</text:p>
          </table:table-cell>
          <table:table-cell office:value-type="string" calcext:value-type="string">
            <text:p>Dunbeath and Glutt Estate – Landowner, in partnership with ClimateCare </text:p>
          </table:table-cell>
          <table:table-cell office:value-type="string" calcext:value-type="string">
            <text:p>Restoring Europe’s largest blanket bog and peatland carbon sink <text:s/></text:p>
          </table:table-cell>
          <table:table-cell office:value-type="string" calcext:value-type="string">
            <text:p>Dunbeath Peatland Restoration</text:p>
          </table:table-cell>
          <table:table-cell table:number-columns-repeated="2"/>
          <table:table-cell office:value-type="string" calcext:value-type="string">
            <text:p>As one of the most significant Natural Climate Solutions, peatland restoration represents a vital contribution to emissions reductions and removals across the world. This is an ambitious peatland restoration project in the Scottish Flow Country, an area that represents the largest blanket bog in Europe. Scottish peat is estimated to hold around 1,620 Mt of carbon, and the Flow Country is the common name for the vast peatland blankets of Caithness and Sutherland – mainland Scotland’s most northern counties. In partnership with ClimateCare, the project will initially aim to restore up to 1200ha of degraded peat, with an estimated cumulative total of 200,000 tCO2e. The intention is to continue to restore an additional 3500ha of degraded peat across the rest of the estate. <text:s text:c="6"/>The IUCN Peatland Code recognises the cumulative tCO2e as emission reductions rather the CDR. So for that reason, the removal percentage of this project must currently be represented as such (see Question 14). <text:s text:c="4"/>By blocking artificial drainage ditches, rewetting will be encouraged, and water levels will rise. This in turn prevents the loss of carbon as carbon dioxide and encourages?Sphagnum?mosses to re-establish, creating new peat and sequestering more carbon dioxide. <text:s text:c="5"/>This project has extremely deep peat with up to 10 metre in places, but has suffered significant degradation over many years, a trend that the landowner is determined to reverse with the help pf carbon finance. <text:s text:c="5"/>Carbon finance will be used to support the cost of the restoration process. This includes the physical blocking of artificial drainage ditches that were traditionally dug to improve grazing conditions for livestock and game. Process will include constructing dams, blocking gulleys with stone and heather brash, a technique known as grip blocking. Over large-scale areas helicopters are used to aid the process. With the rewetting process and water levels rising, bare peat may also be covered with heather brash, and reseeded with Sphagnum moss to encourage revegetation and the creation of peat soil. <text:s text:c="5"/>The land is part of Dunbeath &amp; Glutt Estates which have been around since 14th century, overlooking the Moray Firth in NE Scotland. The Estates stretching to some 45,000 acres along the coast and backing inland onto the fabled Flow Country, the largest repository of carbon in peat bogs in the Norther Hemisphere. The Thriepland family are re an ancient Scottish hailing from Perthshire and Caithness, and working with ClimateCare are determined to manage and enhance the land in the most sustainable way possible. </text:p>
          </table:table-cell>
          <table:table-cell office:value-type="string" calcext:value-type="string">
            <text:p>Inverness</text:p>
          </table:table-cell>
          <table:table-cell office:value-type="string" calcext:value-type="string">
            <text:p>Caithness</text:p>
          </table:table-cell>
          <table:table-cell office:value-type="string" calcext:value-type="string">
            <text:p>Scotland, UK</text:p>
          </table:table-cell>
          <table:table-cell office:value-type="float" office:value="210274" calcext:value-type="float">
            <text:p>210274</text:p>
          </table:table-cell>
          <table:table-cell table:number-columns-repeated="2" office:value-type="float" office:value="0" calcext:value-type="float">
            <text:p>0</text:p>
          </table:table-cell>
          <table:table-cell office:value-type="float" office:value="210274" calcext:value-type="float">
            <text:p>210274</text:p>
          </table:table-cell>
          <table:table-cell office:value-type="string" calcext:value-type="string">
            <text:p>1/1/2021</text:p>
          </table:table-cell>
          <table:table-cell office:value-type="string" calcext:value-type="string">
            <text:p>Monitoring carried out by the project developer and supported by ClimateCare, will enable the project to quantify and document the project progress. <text:s/>Monitoring of condition category change shall take place prior to each verification (excluding Year One verification) and shall be conducted as per the Peatland Code Field Protocol. The project shall have a monitoring plan for the duration of the project. The monitoring plan shall include, but not limited to; a statement of the monitoring activities to be implemented over the project duration, including identification of necessary resources and inputs; a chronological plan of monitoring activities; a statement of the individuals involved in the delivery of monitoring activities and their expertise. The project shall be monitored as per the monitoring plan for the project duration. The monitoring is then assessed by the third party verification body and reported to the Peatland Code. <text:s text:c="5"/>The project shall undertake remedial action should restoration activities not result in predicted condition category change by Year Five. Using the Peatland Code Risk Assessment, the project shall identify potential risks to the maintenance of improved condition category and associated emissions reductions over the project duration, and identify and implement appropriate mitigation strategies where possible. The project shall contribute 15% of net GHG emissions reduction over the project duration to the Peatland Code Risk Buffer. The project shall inform the Peatland Code Registry of any change in landowner/tenant over the project duration and inform future landowners/tenants of the commitment to the Peatland Code and any funding contracts. <text:s text:c="5"/>The Peatland Code Risk Buffer is managed by the IUCN UK Peatland Programme and comprises emissions reduction contributions from each validated Peatland Code Project. It can be drawn upon should unintentional reversal of post-restoration condition category occur. </text:p>
          </table:table-cell>
          <table:table-cell office:value-type="string" calcext:value-type="string">
            <text:p>Yes</text:p>
          </table:table-cell>
          <table:table-cell office:value-type="string" calcext:value-type="string">
            <text:p>Not applicable (I answered yes to Q24)</text:p>
          </table:table-cell>
          <table:table-cell table:number-columns-repeated="6"/>
          <table:table-cell office:value-type="string" calcext:value-type="string">
            <text:p>Peatland Code</text:p>
          </table:table-cell>
          <table:table-cell table:number-columns-repeated="2"/>
          <table:table-cell office:value-type="string" calcext:value-type="string">
            <text:p>Not Applicable </text:p>
          </table:table-cell>
          <table:table-cell table:number-columns-repeated="8" office:value-type="string" calcext:value-type="string">
            <text:p>Yes</text:p>
          </table:table-cell>
          <table:table-cell table:number-columns-repeated="3" office:value-type="string" calcext:value-type="string">
            <text:p>Not applicable</text:p>
          </table:table-cell>
          <table:table-cell office:value-type="string" calcext:value-type="string">
            <text:p><text:s text:c="4"/>Biodiversity: rewetting of the site will encourage revegetation of the true blanket bog species, in particular Sphagnum moss, cotton grass, deergrass and ling. In addition to plant species found, iconic bird species for which this area of peatland is particularly important include golden plover, greenshank, red-throated diver, dunlin and common scoter. Some species, such as red grouse and hen harrier, will utilise habitat mosaics of these peatlands. <text:s text:c="8"/>Water catchment: in the UK, 70% of all drinking water is derived from surface water, which comes predominantly from upland often peat-dominated catchments. Re-vegetation on this project will reduce/stop surface erosion within 3-4 years, and thereby minimise discharge of sediment and particulate organic carbon export into flows. Grip blocking will reduce extreme peak flows and the associated discharge, developing longer water retention. </text:p>
          </table:table-cell>
          <table:table-cell office:value-type="string" calcext:value-type="string">
            <text:p>eatland management in the UK has focussed for many years on drying the land out, for commercial forestry, with the planting of vast swathes of unsuitable fast growing non-native species, and for sport, with the burning of the peat to encourage ground nesting birds. <text:s text:c="5"/>The restoration of these areas can now provide an alternative form of land use, diversifying income streams for landowners, and encouraging the land to be valued as a carbon sink. <text:s text:c="5"/>in the absence of the project, local people will continue to view agriculture, forestry, and sport as the only use for peatlands. This project aims to act as a flagship for other landowners in the region, to build a consensus over what a successful peatland restoration project can do for communities, long term job prospects and <text:s text:c="5"/>ClimateCare in partnership with the project, will undertake community engagement as part of the development process, to ensure local stakeholders who are living in the underrepresented rural communities, are involved and can input into the plan, particularly focussing on change of land use in the wider region towards a sustainable, restorative process. <text:s/></text:p>
          </table:table-cell>
          <table:table-cell table:number-columns-repeated="983"/>
        </table:table-row>
        <table:table-row table:style-name="ro2">
          <table:table-cell office:value-type="string" calcext:value-type="string">
            <text:p>ClimateCare Oxford Ltd.</text:p>
          </table:table-cell>
          <table:table-cell office:value-type="string" calcext:value-type="string">
            <text:p>Michael Stuart – Landowner, Ackron Woodland</text:p>
          </table:table-cell>
          <table:table-cell office:value-type="string" calcext:value-type="string">
            <text:p>Pioneering woodland with issued CDR, creating diversifcation for highland communities</text:p>
          </table:table-cell>
          <table:table-cell office:value-type="string" calcext:value-type="string">
            <text:p>Ackron Woodland Creation </text:p>
          </table:table-cell>
          <table:table-cell table:number-columns-repeated="2"/>
          <table:table-cell office:value-type="string" calcext:value-type="string">
            <text:p>Situated at the northern tip of the UK mainland, in partnership with ClimateCare, this woodland creation project is diversifying Scottish highland farming and restoring fragile landscapes. It is made up of native broadleaf and conifer species that are suited to the extreme northern European conditions and is predicted to sequester over its lifetime 22,890 tCO2e. <text:s text:c="5"/>This project sits within a wider landscape restoration scheme, that combines appropriate woodland creation with wetland restoration within a RAMSAR site, designated to be of international importance under the Ramsar Convention, and only 1km from this woodland project. <text:s text:c="4"/>The local area consists or sweeping moorland, adjacent to agricultural farmland, with ancient hut circles in the area. As part of a working farm, the plantation has allowed diversification of the highland business, as the land was previously used as sheep grazing, now ensuring further soil enhancement and improvement, and encouraging amenity access for visitors via horse riding and walking routes. <text:s text:c="5"/>The site is owned and managed by Michael Stuart, a second generation farmer having taken on the family operation from his parents over the past ten years. As part of diversification the family have had to look at additional income streams to continue managing the land in a sustainable way and reduce the reliance on sheep grazing. Amongst woodland creation, small scale wind farms, tourism and opening access routes are all part of the farm’s continuing diverse operation. <text:s/></text:p>
          </table:table-cell>
          <table:table-cell office:value-type="string" calcext:value-type="string">
            <text:p>Thurso</text:p>
          </table:table-cell>
          <table:table-cell office:value-type="string" calcext:value-type="string">
            <text:p>Sutherland</text:p>
          </table:table-cell>
          <table:table-cell office:value-type="string" calcext:value-type="string">
            <text:p>Scotland, UK</text:p>
          </table:table-cell>
          <table:table-cell office:value-type="float" office:value="22890" calcext:value-type="float">
            <text:p>22890</text:p>
          </table:table-cell>
          <table:table-cell office:value-type="float" office:value="100" calcext:value-type="float">
            <text:p>100</text:p>
          </table:table-cell>
          <table:table-cell office:value-type="float" office:value="22890" calcext:value-type="float">
            <text:p>22890</text:p>
          </table:table-cell>
          <table:table-cell office:value-type="float" office:value="0" calcext:value-type="float">
            <text:p>0</text:p>
          </table:table-cell>
          <table:table-cell office:value-type="string" calcext:value-type="string">
            <text:p>4/18/2000</text:p>
          </table:table-cell>
          <table:table-cell office:value-type="string" calcext:value-type="string">
            <text:p>Monitoring carried out by the landowner and supported by ClimateCare, will enable the project to quantify and document the progress of carbon sequestration as well as ensure that the project is being managed to the UK Forestry Standard. Field surveys are undertaken?6-12 months prior to each verification due-date to, demonstrate successful woodland establishment?at year 5?and assess actual tree growth and carbon sequestration rates from year 15 onwards, using the Survey Protocol for WCC Projects. The monitoring is then assessed by the third party verification body and reported to the WCC. <text:s text:c="5"/>Should a loss occur, the project will immediately inform?Scottish Forestry. The project must submit a ‘Loss Event Report’ within 6 months of discovery of the loss.?The Loss Event Report shall include estimates of carbon losses and an indication of the accuracy of the report.? <text:s text:c="5"/>The WCC Buffer, managed by Scottish Forestry, safeguards the investment made by carbon buyers and maintains and protects the integrity of verified Woodland Carbon Units (WCUs).?If a reversal has occurred, then: <text:s text:c="4"/>If the reversal was avoidable, the project shall reimburse the WCC Buffer for all credits cancelled to compensate for the loss before further WCUs are issued to the project.? <text:s text:c="4"/>If the reversal was unavoidable the project is only required to repay the WCC Buffer for carbon units cancelled in excess of the contribution their project had previously made (eg if a project had contributed 50 units but 60 were cancelled to cover their loss, the project would only have to repay 10 units).? Further WCUs can then be issued. <text:s text:c="4"/>The project would then continue to contribute a proportion of verified carbon units (based on risk assessment) into the WCC buffer at each subsequent verification. </text:p>
          </table:table-cell>
          <table:table-cell office:value-type="string" calcext:value-type="string">
            <text:p>Yes</text:p>
          </table:table-cell>
          <table:table-cell office:value-type="string" calcext:value-type="string">
            <text:p>Not applicable (I answered yes to Q24)</text:p>
          </table:table-cell>
          <table:table-cell table:number-columns-repeated="6"/>
          <table:table-cell office:value-type="string" calcext:value-type="string">
            <text:p>Woodland Carbon Code</text:p>
          </table:table-cell>
          <table:table-cell table:number-columns-repeated="2"/>
          <table:table-cell office:value-type="string" calcext:value-type="string">
            <text:p>The project, by creating a new woodland, has committed to a permanent land use change to woodland, and to maintain the woodland as a woodland carbon sink. <text:s text:c="5"/>The project has demonstrated a commitment to permanence by: <text:s text:c="2"/>Identifying risk factors and developing appropriate mitigation strategies as set out in the project's risk assessment <text:s text:c="4"/>Contributing to the Woodland Carbon Code Buffer <text:s text:c="4"/>Replanting or undertaking alternative planting should woodland area be lost due to wind, fire, pests, diseases or development. <text:s text:c="4"/>Managing as per the longer-term management intentions for the project duration and beyond <text:s text:c="4"/>Inform future landowners of the commitment to the WCC and any carbon contracts. <text:s text:c="4"/>Manage the woodland in accodance the UK Forestry Standard <text:s text:c="4"/>The project is subject to existing legislation that would guard against deforestation or the removal of woodland. <text:s text:c="9"/>Environmental Impact Assessment Regulations (1999) <text:s/>require an Environmental Impact Assessment for deforestation over 1ha. <text:s text:c="9"/>The Forestry Act (1967) prevents the felling of trees without the permission of the Forestry Commission, Scottish Forestry, Natural Resources Wales or Northern Ireland Forest Service, through a Felling Licence. </text:p>
          </table:table-cell>
          <table:table-cell table:number-columns-repeated="8" office:value-type="string" calcext:value-type="string">
            <text:p>Yes</text:p>
          </table:table-cell>
          <table:table-cell table:number-columns-repeated="3" office:value-type="string" calcext:value-type="string">
            <text:p>Not applicable</text:p>
          </table:table-cell>
          <table:table-cell office:value-type="string" calcext:value-type="string">
            <text:p><text:s text:c="4"/>Biodiversity: expansion of habitat for Black Grouse, raptors such as Hen Harriers and Merlins and Short Eared Owls. <text:s text:c="9"/>Water catchment: the project will reduce the volume of flood water at source, with the higher infiltration rates of these woodland soils reducing rapid surface runoff and flood generation. The greater hydraulic roughness exerted by these trees, will slow down flood flows, enhance flood storage, protect the soil from erosion and reduce the delivery of sediment via runoff to watercourses. This is particularly important in this locality due to the presence of the wetland RAMSAR nearby. <text:s/></text:p>
          </table:table-cell>
          <table:table-cell office:value-type="string" calcext:value-type="string">
            <text:p>Upland farming is a challenging business, seeing decline over many years. In partnership with ClimateCare, this project aims to diversify not only the landscape, but the sustainable income for the farming family who own the land. <text:s text:c="5"/>The woodland area, some of which is fenced to protect the new growth has made a big difference to sheep management. In four or five years the trees will be big enough to make a lambing corridor, with a line of shelter each side for the lambs, and wildlife. <text:s text:c="5"/>The woodland has been designed with the aim of encouraging local highland residents and visitors alike, to benefit from this asset. From walking to horse riding, health and well being sits at the heart of this approach, supported by the carbon finance that can deliver such benefits for the surrounding community. <text:s/></text:p>
          </table:table-cell>
          <table:table-cell table:number-columns-repeated="983"/>
        </table:table-row>
        <table:table-row table:style-name="ro2">
          <table:table-cell office:value-type="string" calcext:value-type="string">
            <text:p>South Pole Carbon Asset Management Ltd.</text:p>
          </table:table-cell>
          <table:table-cell office:value-type="string" calcext:value-type="string">
            <text:p>The forestry project owner Miro Forestry is implementing te carbon removal activities in Sierra Leone. South Pole is the carbon project developer, responsible for performing all activities and credit estimations regarding the carbon asset, including project feasibility studies, project design document, setting up monitoring reporting and verification (MRV) system reports, project due diligence, and all necessary management required to issuance the carbon credits. </text:p>
          </table:table-cell>
          <table:table-cell office:value-type="string" calcext:value-type="string">
            <text:p>FSC-certified plantation forestry for sustinable timber harvesting and reforestation</text:p>
          </table:table-cell>
          <table:table-cell office:value-type="string" calcext:value-type="string">
            <text:p>Reforestation of Degraded Lands in Sierra Leone</text:p>
          </table:table-cell>
          <table:table-cell office:value-type="string" calcext:value-type="string">
            <text:p>https://www.miroforestry.com/plantations/yoni-sierra-leone</text:p>
          </table:table-cell>
          <table:table-cell/>
          <table:table-cell office:value-type="string" calcext:value-type="string">
            <text:p>The aim of the project is to undertake sustainable plantation forestry practices that decrease atmospheric carbon dioxide in order to produce timber certified by the FSC and perform the subsequent replanting for plywood production principally. These project activities will prevent new areas from being used for illegal and unsustainable activities, while supporting the urgently needed reforestation in the region. The project provides additional financial resources and diversifies income sources to further reduce the risks of deforestation, while contributing to the creation of new job opportunities. <text:s text:c="3"/>The plantation is around 8.5° north of the equator and has a tropical climate with average monthly temperatures ranging between 26°C and 36°C and annual rainfall in excess of 2,000 mm. The dry season typically spans from December to March having less than 100 mm of rainfall. <text:s text:c="3"/>The land on which the company is establishing plantation forests was once forested with primary forest; however, the land now comprises secondary growth, including grasses, low-level bush, and palms. The land is being leased under long-term agreements with landowners, ratified by the chief and government as legal custodians. <text:s text:c="3"/>The land area has limited ongoing subsistence farming, which is primarily centered on the low-lying swampy areas (for rice cultivation) which are unsuitable for forestry. The company works in ongoing consultation with local farmers and aims to bring additional benefits to such farmers through opening up swampy areas for rice cultivation and enabling controlled agroforestry, thus providing clear land for subsistence farming, mutual crop protection, and keeping the land free of nutrient-sapping undergrowth.</text:p>
          </table:table-cell>
          <table:table-cell office:value-type="string" calcext:value-type="string">
            <text:p>Magburaka</text:p>
          </table:table-cell>
          <table:table-cell office:value-type="string" calcext:value-type="string">
            <text:p>Tonkolili District, Northern Province</text:p>
          </table:table-cell>
          <table:table-cell office:value-type="string" calcext:value-type="string">
            <text:p>Sierra Leone</text:p>
          </table:table-cell>
          <table:table-cell office:value-type="float" office:value="745374" calcext:value-type="float">
            <text:p>745374</text:p>
          </table:table-cell>
          <table:table-cell office:value-type="float" office:value="100" calcext:value-type="float">
            <text:p>100</text:p>
          </table:table-cell>
          <table:table-cell office:value-type="float" office:value="25799" calcext:value-type="float">
            <text:p>25799</text:p>
          </table:table-cell>
          <table:table-cell office:value-type="float" office:value="719575" calcext:value-type="float">
            <text:p>719575</text:p>
          </table:table-cell>
          <table:table-cell office:value-type="string" calcext:value-type="string">
            <text:p>5/16/2016</text:p>
          </table:table-cell>
          <table:table-cell office:value-type="string" calcext:value-type="string">
            <text:p>The Verified Carbon Standard (VCS) from Verra requires forest projects which are looking to obtain Verified Carbon Units from greenhouse gas removals through carbon sinks or avoided emissions to deposit and keep a certain quantity of units in a pooled buffer account to be used to offset any reversal. The number of units it is required to be keep in this buffer pool is based on an analysis of the likelihood of a reversal of the project, taking into account different risk factors in a process known as “non-permanence risk analysis”, including the effect of risk mitigation actions. Projects with risk scores (%) deemed unacceptably high (i.e. above 60%) are not eligible for crediting. For forestry and land use projects, the risk assessment covers a period of 100 years and is based on the information available at the time of the risk analysis. Projects with a lifespan shorter than 30 years automatically fail the assessment. <text:s text:c="3"/>This standardized assessment has been in place for more than 10 years now, and has benefited from refinements over time. It includes areas of assessment such as internal risks (e.g. vegetal species' genetic material, gender issues), external risks (e.g. land tenure rights and access), and natural risks (e.g. fire, droughts). <text:s text:c="3"/>South Pole welcomes the opportunity to discuss this topic in more detail with our expert forestry technical team.</text:p>
          </table:table-cell>
          <table:table-cell office:value-type="string" calcext:value-type="string">
            <text:p>Yes</text:p>
          </table:table-cell>
          <table:table-cell office:value-type="string" calcext:value-type="string">
            <text:p>Not applicable (I answered yes to Q24)</text:p>
          </table:table-cell>
          <table:table-cell table:number-columns-repeated="3"/>
          <table:table-cell office:value-type="string" calcext:value-type="string">
            <text:p>Verra (VCS)</text:p>
          </table:table-cell>
          <table:table-cell table:number-columns-repeated="5"/>
          <table:table-cell office:value-type="string" calcext:value-type="string">
            <text:p>The project pursues having long-lasting beneficial effects both socially and environmentally through the achievement of the project’s goals. To ensure a responsible and sustainable forest management standard, the Company obtained an FSC certification in 2017. <text:s text:c="4"/>The project performed an Environmental and Social Impact Assessment (ESIA) <text:s/>in the Yoni Chiefdom, Tonkolili District in 2014, in compliance with the requirements of the Sierra Leonean Environmental Protection Agency (EPA – SL) - the competent authority that considers and decides on applications for Environmental and Social Impact Assessment Licenses. As Miro extended its land lease area, an additional ESIA was performed in 2018 for the additional areas. The License was obtained <text:s/>in 2016 and has been updated accordingly. Such license allows Miro to source land for plantation development from resident communities within a determined area situated in the Yoni Chiefdom, Tonkolili District. <text:s text:c="3"/>The developed study confirmed the project is established on degraded lands, having previously suffered with the slash and burn agriculture, and a scarce tree presence as it was covered by grasses and low-level bushes. The ESIA concluded that the project will not generate significant air emission pollutants nor significantly pollute the waterways. <text:s text:c="4"/>Plantation activities will have a positive effect on the socio-economic and evironmental conditions in the area. The main positive effect is job creation and the consequential improvement in the welfare of workers and their families. Miro also contributes to the improvement of health and educational facilities. In addition to the reduction of GHG emissions, the establishment of tree cover on a previously degraded land improves the soil condition and offers habitat and shelter for the native fauna.</text:p>
          </table:table-cell>
          <table:table-cell table:number-columns-repeated="7"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 applicable</text:p>
          </table:table-cell>
          <table:table-cell office:value-type="string" calcext:value-type="string">
            <text:p>Yes</text:p>
          </table:table-cell>
          <table:table-cell office:value-type="string" calcext:value-type="string">
            <text:p>Miro is seeking to achieve long-lasting, beneficial social and environmental effects through the fulfilment of the project’s goals. To ensure responsible and sustainable forest management, Miro obtained FSC certification in 2017. For the same reason, the company has identified its environmental and socio-economic impacts through the development of an Environmental and Social Impact Assessment (ESIA). All activities within Miro plantations have been certified according to the principles and criteria of the FSC. <text:s text:c="4"/>Miro uses its own measurement classification procedure for social development. It actively contributes to the communities' wellbeing by providing in-depth training, education, and capacity building in sustainable forest plantation and timber production, while creating jobs for the local communities in the forestry sector. The project activities also contribute to gender equality, conciously including women in productive activites along the value chain of the project. <text:s text:c="4"/>The health of the communities is also actively being improved by Miro who provides continuous healthcare campaigns, covering snakebite incidents, accident protocols, and even ebola management plans, for example. Clean water and sanitation are also covered by the company through its social engagement procedures and its corporate social responsibility activities. This is represented in the communities by way of donations for basic sanitation, including boreholes, and other infrastructure aiming to improve quality of life in the communities.</text:p>
          </table:table-cell>
          <table:table-cell office:value-type="string" calcext:value-type="string">
            <text:p>1. There are already stakeholder engagement procedures for the project which focus on local stakeholders such as communities, employees, and traditional leaders. MIRO has internal teams who gather the information from the ground periodically. It identifies and updates the relevant stakeholders related to the project development with any changes and any changes in the behavior of the locals. Due to the nature of the project, and its goal of bringing income to the local people, it is critical to involve all stakeholders. This Stakeholder Engagement Plan (SEP) is a strategic step toward understanding more about stakeholder engagement requirements at a higher and local level and provides guidance on engagement such that it meets the standards of International Best Practice. <text:s text:c="3"/>2. The project is expected to provide income for many people in the local communities, contributing to the improvement of their wellbeing and that of their families. Additionally, the project has developed participatory Corporate Social Responsibility (CSR) activities for the enhancement of some of the local infrastructure and assists with healthcare, education, and the general welfare of the local communities. The fringe communities in the project area will benefit from diverse local employment opportunities which will be opened by the ongoing project development. Employment is due to increase over the lifetime of the project and will enhance the living conditions and wellbeing of the workforce and those of their families. Small- and medium-scale support businesses have also been created on account of MIRO's presence in the community and has boosted local economic activities in villages surrounding the project area. <text:s text:c="3"/>3. Miro recognizes its impact on the communities in which it operates. It is committed to engaging with stakeholders in those communities to ensure that they are listening to, learning from, and taking into account their views as it conducts its business. It is also committed to creating economic opportunity in the local communities in which it operates.</text:p>
          </table:table-cell>
          <table:table-cell table:number-columns-repeated="983"/>
        </table:table-row>
        <table:table-row table:style-name="ro2">
          <table:table-cell office:value-type="string" calcext:value-type="string">
            <text:p>ClimateCare Oxford Ltd.</text:p>
          </table:table-cell>
          <table:table-cell office:value-type="string" calcext:value-type="string">
            <text:p>ClimateCare has partnered with ‘Gola Rainforest Conservation’, which includes one of the UK’s most respected conservation charities, the Royal Society for the Protection of Birds (RSPB), to bring you an exciting opportunity to support sequestration and community development in Sierra Leone. <text:s text:c="4"/>The project is run on the ground by Gola Rainforest Company LG (GRCLG), a not for profit company registered in Sierra Leone. This innovative vehicle is the result of a collaboration between the Government of Sierra Leone (GoSL), Conservation Society of Sierra Leone (CSSL), the Royal Society for the Protection of Birds (RSPB) and the 7 Chiefdoms of the Gola Rainforest. <text:s/></text:p>
          </table:table-cell>
          <table:table-cell office:value-type="string" calcext:value-type="string">
            <text:p>Gola Rainforest Sierra Leone; Conservation, Carbon Sequestration and Community Development</text:p>
          </table:table-cell>
          <table:table-cell office:value-type="string" calcext:value-type="string">
            <text:p>Gola REDD Project</text:p>
          </table:table-cell>
          <table:table-cell office:value-type="string" calcext:value-type="string">
            <text:p>https://golarainforest.org/ </text:p>
          </table:table-cell>
          <table:table-cell office:value-type="string" calcext:value-type="string">
            <text:p>REDD+</text:p>
          </table:table-cell>
          <table:table-cell office:value-type="string" calcext:value-type="string">
            <text:p>Home to one of the last remaining stable population of the critically endangered Western Chimpanzee, we have presented this project for Microsoft for its global significance as a biodiversity hotspot, and contribution to removing carbon from the atmosphere. <text:s text:c="4"/>The Gola REDD project, started in 2012, is the culmination of almost 30 years of collaboration between the Government of Sierra Leone (GoSL), Conservation Society of Sierra Leone (CSSL) and the Royal Society for the Protection of Birds (RSPB) and the 7 Chiefdoms of the Gola Rainforest. These partners came together in 2014 to form the Gola Rainforest Company LG (GRCLG), a not for profit company registered in Sierra Leone. <text:s/>The GRCLG manages the Gola Rainforest in agreement with the GoSL. Over 150 staff are employed locally by GRCLG, supported by RSPB and CSSL experts. <text:s text:c="3"/>The overarching aim is the management of the 70,000 hectare Gola Rainforest National Park (GRNP) for the benefit of nature, the country and communities. Part of the project area, ‘Gola South’, was partially logged during the 1980s. The activities of the project mean that the forest has been afforded the opportunity to regrow, and is sequestering carbon in the process. <text:s text:c="4"/>We recognize that the methodology covering the Gola project does not qualify as a ‘removals’ methodology. However, the project does expressly monitor forest carbon stock enhancements (i.e. CDR) under VM0007, as the project is expected to yield ~70,000 credits (about 8% of its total) on account of this monitoring under the next issuance in 2021. </text:p>
          </table:table-cell>
          <table:table-cell office:value-type="string" calcext:value-type="string">
            <text:p>Kenema</text:p>
          </table:table-cell>
          <table:table-cell office:value-type="string" calcext:value-type="string">
            <text:p>Eastern and Southern Province</text:p>
          </table:table-cell>
          <table:table-cell office:value-type="string" calcext:value-type="string">
            <text:p>Sierra Leone </text:p>
          </table:table-cell>
          <table:table-cell office:value-type="float" office:value="350000" calcext:value-type="float">
            <text:p>350000</text:p>
          </table:table-cell>
          <table:table-cell office:value-type="float" office:value="8" calcext:value-type="float">
            <text:p>8</text:p>
          </table:table-cell>
          <table:table-cell office:value-type="float" office:value="70000" calcext:value-type="float">
            <text:p>70000</text:p>
          </table:table-cell>
          <table:table-cell office:value-type="float" office:value="280000" calcext:value-type="float">
            <text:p>280000</text:p>
          </table:table-cell>
          <table:table-cell office:value-type="string" calcext:value-type="string">
            <text:p>1/1/2012</text:p>
          </table:table-cell>
          <table:table-cell office:value-type="string" calcext:value-type="string">
            <text:p>The project has ongoing forest protection and plot monitoring to accurately monitor any potential reversals. The project has a buffer of 10% credits set aside to cover any reversals.</text:p>
          </table:table-cell>
          <table:table-cell office:value-type="string" calcext:value-type="string">
            <text:p>Yes</text:p>
          </table:table-cell>
          <table:table-cell office:value-type="string" calcext:value-type="string">
            <text:p>Not applicable (I answered yes to Q24)</text:p>
          </table:table-cell>
          <table:table-cell table:number-columns-repeated="3"/>
          <table:table-cell office:value-type="string" calcext:value-type="string">
            <text:p>Verra (VCS)</text:p>
          </table:table-cell>
          <table:table-cell table:number-columns-repeated="3"/>
          <table:table-cell table:number-columns-repeated="2" office:value-type="string" calcext:value-type="string">
            <text:p>NA</text:p>
          </table:table-cell>
          <table:table-cell office:value-type="string" calcext:value-type="string">
            <text:p>No negative environmental impacts are foreseen as a result of project activities.</text:p>
          </table:table-cell>
          <table:table-cell table:number-columns-repeated="2" office:value-type="string" calcext:value-type="string">
            <text:p>Yes</text:p>
          </table:table-cell>
          <table:table-cell office:value-type="string" calcext:value-type="string">
            <text:p>No</text:p>
          </table:table-cell>
          <table:table-cell table:number-columns-repeated="7" office:value-type="string" calcext:value-type="string">
            <text:p>Yes</text:p>
          </table:table-cell>
          <table:table-cell office:value-type="string" calcext:value-type="string">
            <text:p>Not applicable</text:p>
          </table:table-cell>
          <table:table-cell office:value-type="string" calcext:value-type="string">
            <text:p>As part of the GRCLGs commitment to support community development the project has had long standing agreements with the 7 Chiefdoms. <text:s/>Support focusses on the 122 Communities in the leakage belt through 10 Community Initiatives. <text:s/>Progress is monitored by project staff and periodic external evaluations: <text:s text:c="2"/>These include <text:s text:c="2"/>•Crop intensification and increased production activity. The 69 Farmer Field Schools established by the project have over 1000 members (50% female) for the last 3 years. <text:s/>Of these over 100 are Master Farmers, who have in turn trained over 884 Farmer field School members (50% Female). <text:s/>The project is also distributing improved seed varieties. <text:s text:c="3"/>•Improved cocoa production and post-production. <text:s/>Intensive work across Forest Edge Communities in 3 of the 7 chiefdoms has resulted in a 500-member producer organisation, improved yields, quality and prices for farmers. <text:s/>The project exported its first container of cocoa to the USA of 12.5 metric tonnes, and sold to single batch artisanal chocolate. <text:s text:c="3"/>•There are 64 Saving and internal lending community groups across the project taking revolving loans primarily for farm implements and healthcare. <text:s text:c="3"/>•Co-management of community use zones in the GRNP and leakage belt, has recently begun with 3 groups supported but solid progress is awaiting updates to the forestry laws. <text:s text:c="2"/>•Education - annual scholarships supported c.1000 children (50% girls) <text:s text:c="2"/>•Research on Crop Raiding by Wildlife concludes that on cocoa farm rodents and forest edge monkeys are key. Recommended mitigation is on-farm crop intensification. <text:s text:c="3"/>•Chiefdom development fund. <text:s/>Funds were delivered to all chiefdoms, in line with the agreement. <text:s/>A total of 63 projects were delivered including community halls (24), Rice mills (19), offices (3), schools (3), water/sanitation (2), bridges (2), Roofing (2), clinics (1) <text:s text:c="2"/>•The project keeps up to date policies for workers rights to national and international standards. This also includes staff loan systems and training opportunities. <text:s/>Communication and grievance procedures maintained and managed by the project. Training events, where possible incorporate government staff and projects. <text:s text:c="2"/></text:p>
          </table:table-cell>
          <table:table-cell office:value-type="string" calcext:value-type="string">
            <text:p>Recognising entrenched gender bias in the communities the project established a Gender Programme amongst cocoa growing areas. See above section for more details. <text:s text:c="3"/>The project very much focuses its community support on under represented and under resourced communities at the forest edge. These are some of the poorest of the poor communities in Sierra Leone. <text:s/>See above section for full details. <text:s/></text:p>
          </table:table-cell>
          <table:table-cell table:number-columns-repeated="983"/>
        </table:table-row>
        <table:table-row table:style-name="ro2">
          <table:table-cell office:value-type="string" calcext:value-type="string">
            <text:p>Land Life Company B.V.</text:p>
          </table:table-cell>
          <table:table-cell office:value-type="string" calcext:value-type="string">
            <text:p>Landowners and long-term land managers: The land we plant on is owned by local town councils and is managed by the Junta (regional government) of Castilla y León. They play a key role as intermediaries between local landowners and Land Life Company, as well as performing the necessary sustainable forest management on these public protected lands. The regional government has the expertise of provincial forestry technicians who provide key support and authorizations/approvals to our planting designs and ensure the quality of the plantings adhere to the highest quality standards. These forestry departments are also the ones responsible for forest fire prevention, detection and emergency response. Since 2018, we have been working with the Junta to restore over 2,000 hectares of land and we have direct line of sight on thousands of hectares for the upcoming years. <text:s text:c="3"/>Nursery (seedling production) and Planting crews: We procure seedlings and/or seeds from local nurseries to make sure we work with native species and local provenances. For both seedling production and planting machinery/execution on this specific site, we work with El Ejidillo Viveros Integrales, a contractor chosen from a select list of providers with decades of experience in the sector and a production capacity of 8 million seedlings per year. Being one of their largest customers and offering them continuity in their operations, we are in a unique position to jointly bring down costs and introduce innovative nursery techniques, while testing the impact of such changes over the lifetime of the trees. <text:s text:c="3"/>Land Life Company assesses each site and designs a technical planting plan, which we share with the contractors, who are responsible for delivering on the planting execution, within budget and deadline. Their crews have a fore(wo)man present on-site every day. We also employ our own field supervisors who go into the field several times a week to ensure the planting is meeting our high quality standards and following <text:s/>the specifications in the technical plan, while providing employment to the local population. <text:s text:c="4"/>Materials: We procure tree protectors from a large supplier, as well as produce protectors within our own internal research and development team. Based on our planting results collected over the years, we apply different protection methods to lower the risk of seedlings suffering from desiccating winds, wild animals or harsh winter weather, while minimizing cost of the planting. <text:s text:c="3"/>Others: We work with prominent experts in health and safety coordination to carry out independent auditing on our projects and contractors, in order to make sure the preventive measures are in place to minimize work hazards with heavy machinery and in rough outdoor conditions. Additionally, these coordinators are also supervising that the proper COVID-19 precautions are in place and that subcontractors comply with local and national guidelines. <text:s text:c="3"/>Through these partnerships, Land Life Company has planted 650,00 trees in Spain to date and will add another 1.1M trees in the 2020/2021 planting season alone. It is a trusted partner of the Junta and has signed 6 reforestation agreements, representing 70% of all the reforested areas in collaborations between companies and the Junta in the past 8 years. <text:s/></text:p>
          </table:table-cell>
          <table:table-cell office:value-type="string" calcext:value-type="string">
            <text:p>Reforestation of degraded lands in northern Spain</text:p>
          </table:table-cell>
          <table:table-cell office:value-type="string" calcext:value-type="string">
            <text:p>n/a</text:p>
          </table:table-cell>
          <table:table-cell office:value-type="string" calcext:value-type="string">
            <text:p>https://www.youtube.com/watch?v=P9yphxCgVA8</text:p>
          </table:table-cell>
          <table:table-cell/>
          <table:table-cell office:value-type="string" calcext:value-type="string">
            <text:p>The 56-hectare planting takes place in Pisón, in the region of Castilla y León, along the iconic Viejo Camino de Santiago de Compostela pilgrimage route. Over centuries and until recently, Castilla y León (and much of Spain) had been irreversibly affected by a “cultura de fuego” (fire culture) where landowners burned thousands of hectares of native vegetation to create livestock pastures. While regional and national governments have undergone important campaigns to change behaviors and were able to recover a significant amount of forest cover between 1940-60, funds for new reforestation, sustainable forest management and fire prevention have dwindled, while land abandonment and rural depopulation have increased. <text:s text:c="4"/>The Pisón site is currently an idle, degraded former grazing pasture land. Land Life Company will plant 37,000 trees in Pisón, which will remove 10,925 tCO2 from the atmosphere over the project lifetime. In this reforestation project, Land Life Company is responsible for securing the funding, making the planting design with native species to meet the restoration needs of the site, managing the operations and monitoring the project. The provincial government (Junta) owns the land and has the mandate to protect and maintain these public lands in perpetuity, with several laws in place making it illegal to cut down or sell trees, thereby ensuring the project's permanence. Maintenance over the first four years is overseen by Land Life Company, and then it is transferred to regional authorities and protected according to the national and regional laws for Montes de Utilidad Pública. Land Life Company regularly monitors our planted forests, using ground-based monitoring tools (e.g. a Land Life Company developed app) and remote sensing by drone or satellite imagery, which is all captured in a global database. Microsoft’s CDR payment, net of funding costs, will recover the costs incurred during planting and MRV. <text:s text:c="4"/>The Pisón project is a small part of Land Life Company’s Spain reforestation program that includes restoring ~1,150 hectares by planting 1.1 million trees in the 2020/2021 planting season. The objective of these projects is to restore: <text:s text:c="2"/>1) Degraded formal pasture land, typically left idle and no longer productive <text:s/>2) Forests lost to wildfire, typically cleared but left barren with limited natural regeneration <text:s/>3) Abandoned agricultural land with depleted soils that nature cannot regenerate on its own <text:s/>4) Degraded animal habitat or migration corridors (at national parks). </text:p>
          </table:table-cell>
          <table:table-cell office:value-type="string" calcext:value-type="string">
            <text:p>Palencia (city), Burgos (city)</text:p>
          </table:table-cell>
          <table:table-cell office:value-type="string" calcext:value-type="string">
            <text:p>Provinces of Palencia and Burgos (Autonomous Community of Castilla y León)</text:p>
          </table:table-cell>
          <table:table-cell office:value-type="string" calcext:value-type="string">
            <text:p>Spain</text:p>
          </table:table-cell>
          <table:table-cell office:value-type="float" office:value="10925" calcext:value-type="float">
            <text:p>10925</text:p>
          </table:table-cell>
          <table:table-cell office:value-type="float" office:value="100" calcext:value-type="float">
            <text:p>100</text:p>
          </table:table-cell>
          <table:table-cell office:value-type="float" office:value="0" calcext:value-type="float">
            <text:p>0</text:p>
          </table:table-cell>
          <table:table-cell office:value-type="float" office:value="10925" calcext:value-type="float">
            <text:p>10925</text:p>
          </table:table-cell>
          <table:table-cell office:value-type="string" calcext:value-type="string">
            <text:p>3/31/2021</text:p>
          </table:table-cell>
          <table:table-cell office:value-type="string" calcext:value-type="string">
            <text:p>Land Life Company seeks to monitor and mitigate the reversal risks across the project’s lifetime through our technology, direct operational involvement as well as competent, long-term focused partners on the ground. <text:s text:c="2"/>Mitigation starts at the site selection phase. Not just in Spain but globally, we only select and work on sites with solid legal protection and where landowners/partners (like the Spanish Junta) have mandates and competencies to protect and maintain these lands in perpetuity. Such commitment is made contractually explicitly in the land access/management agreement. <text:s text:c="4"/>At the design phase, we introduce native, biodiverse and climate change resilient species in our planting design, often co-determined with our local partners in order to meet/elevate the desired restoration impact. A typical Land Life Company planting commonly has 8 to 15 different native species, where layouts and species mixes are further refined at the sub-plot level to reduce the likelihood of fire, pests or disease spreading. <text:s text:c="3"/>After planting, we monitor our projects frequently using technologies - starting with in-field monitoring by our own app when the seedlings are young and increasingly use drone and satellite images as the trees grow older and bigger. We’ve also developed early-warning systems to flag (a)biotic stresses such as animal and fire risks for our local operations team or partners. <text:s text:c="4"/>Of course the reversal risks can never be fully eliminated. To manage that commercially, we model and verify our captures scientifically and make commercial commitments accordingly. Our model reflects actual planting design as input, builds in natural mortality rates, simulates not one but hundreds to thousands of potential pathways and takes a risk buffer (withholding from available volumes) just like other VCS-registered projects. Above that, for this opportunity we reserve another 10% of expected net capture for potential recourse for reversal. Further short-fall/reversal, depending on the nature, could be managed contractually - either as recourse or force majeure. <text:s text:c="2"/></text:p>
          </table:table-cell>
          <table:table-cell office:value-type="string" calcext:value-type="string">
            <text:p>No</text:p>
          </table:table-cell>
          <table:table-cell office:value-type="string" calcext:value-type="string">
            <text:p>No, the project will not be certified by June 2021 (please specify)</text:p>
          </table:table-cell>
          <table:table-cell office:value-type="string" calcext:value-type="string">
            <text:p>The proposed project is a new planting due to be completed by March 31st, 2021. It will be executed per VCS ARR project specifications (using CDM A/R methodology tools) and can be registered and certified under VCS - but not by June 2021. </text:p>
          </table:table-cell>
          <table:table-cell table:number-columns-repeated="4"/>
          <table:table-cell office:value-type="string" calcext:value-type="string">
            <text:p>None</text:p>
          </table:table-cell>
          <table:table-cell/>
          <table:table-cell office:value-type="string" calcext:value-type="string">
            <text:p>The project will be executed per VCS ARR project specifications (using CDM A/R methodology tools) and can be registered and periodically verified as such. <text:s text:c="3"/>The physical project boundary covers well-defined, approved plot(s) where the reforestation takes place, based on unique, clearly identified GPS coordinates. Files for the Pisón site are included as an attachment for reference. <text:s text:c="5"/>Carbon pool boundary concerns 1) biomass (above and below ground) and 2) soil organic carbon over 40 years following planting, where the carbon rights are contractually assigned to Land Life Company. <text:s text:c="4"/>The GHG boundary concerns CO2. Sequestration additional to the project baseline scenario would be attributable to the project and monitored/verification periodically. <text:s text:c="3"/>No significant sources of emissions are excluded from the planting. The project faces no leakage concern. Emissions during planting, while marginal, are calculated and deducted from the project sequestration curve. A 10% risk buffer is taken based on assessments using Verra’s AFOLU Non-Permanence Risk Tool (and is not part of the offered volume). For details please see attachment in relation to Q15. <text:s text:c="3"/>Beyond the MRV requirements of VCS/CDM <text:s/>- Land Life uses technologies extensively and more frequently to monitor and analyze project impact, including terrestrial <text:s/>monitoring app (iOS/Android), in-house remote sensing and analysis capacities - incl. UAV/drone, satellite (NDVI, NDRE, NDMI etc.) In between the verification cycles, the project impacts are captured by our global database and transparently shown to customers via a Customer Dashboard showing GPS coordinates, site-specific species, latest monitoring data, visuals and videos, including drone footage and 3D models constructed from the drone images. For Microsoft’s reference - a guest access for the Customer Dashboard is included in the introduction and technology deck attached for the organizational survey. Our monitoring technology is also highlighted there. <text:s text:c="4"/>Additionally, here are video’s of : <text:s/>- Land Life Company’s Customer Dashboard: https://youtu.be/RicDNgXFfnc <text:s text:c="2"/>- an example 3D model from a Land Life Company project planted in 2018: https://youtu.be/p2ZZpAhxaT0 </text:p>
          </table:table-cell>
          <table:table-cell office:value-type="string" calcext:value-type="string">
            <text:p>Land Life Company sees two potential pathways to verify its project impact. <text:s text:c="4"/>The first option is verification under VCS - which maintains a list of accredited auditors capable of verifying the project’s impact per relevant standard requirements. Land Life Company has prepared a draft VCS Project Description of selective past plantings, which is being reviewed by an independent third party. This draft PD, while not concerning the volumes offered to Microsoft, can shed light on the verification details and is available upon request. <text:s text:c="3"/>The second pathway is to verify by emerging, technology-empowered assessments, which leverages remote sensing by drone or satellite and shows promise in reducing verification speed, interval and costs. We are aware of and engaging with such potential third parties, but have not yet tested such verification approach in practice. We are open to any such potential candidates, especially those already vetted by Microsoft - so long as the technology is accurate and the approach and outcome can be made transparent. <text:s text:c="2"/></text:p>
          </table:table-cell>
          <table:table-cell office:value-type="string" calcext:value-type="string">
            <text:p>Reforestation in Pisón will help rebuild the environment, wildlife and biodiversity of the area. It is an area where grazing has over the centuries removed the natural vegetation and depleted the soil in terms of nutrients and water holding capacity. It will also give a second life to this land, which is so important to the local community. <text:s text:c="4"/>The reforestation of Pisón will take place on government-protected land, limiting the risk of deforestation. The law clearly states it is illegal to cut down trees on this land. Furthermore, the potential causes of deforestation, primarily for grazing, are no longer relevant at this site. <text:s text:c="4"/>We have investigated the risk of leakage and have concluded that leakage by a replacement of livestock to locations outside the project boundary is highly unlikely for the plantation sites of this proposal for the following five reasons (including sourcing): <text:s text:c="3"/>1) The surroundings of the plantation sites are hotspots of land abandonment in Europe (based on Lasanta, T et al. 2016. “Space-Time Process and Drivers of Land Abandonment in Europe.”) <text:s text:c="3"/>2) The site characteristics are such that the key-drivers of land abandonment are locally operational, <text:s text:c="3"/>3) Livestock is steadily decreasing in Spain ( Sepuru, Terrence Koena, and Timothy Dube. 2018. “An Appraisal on the Progress of Remote Sensing Applications in Soil Erosion Mapping and Monitoring.” Remote Sensing Applications: Society and Environment TA <text:s/>- TT <text:s/>- 9: 1–9. <text:s/>FAO Agricultural Production Indices) <text:s text:c="3"/>4) The region shifting its priorities and focus away from traditional agriculture (EU information on Castilla y León - Internal Market, Industry, Entrepreneurship And Smes) <text:s text:c="3"/>5) Future assessment indicates ongoing land abandonment (Perpiña Castillo,, Eloína Coll Aliaga, Carlo Lavalle, and José Carlos Martínez Llario. 2020. “An Assessment and Spatial Modelling of Agricultural Land Abandonment in Spain (2015–2030).” Sustainability 12(2): 560. https://www.mdpi.com/2071-1050/12/2/560 (July 14, 2020)) <text:s text:c="3"/>Limited amounts of fossil fuels will be used in the reforestation of Pisón. Machinery is used for land/soil preparation, land assessment and planting design and transport of people to the planting site. Emissions, while marginal are nonetheless subtracted from all gross capture figures. Furthermore, Land Life Company is investing in developing an autonomous, lightweight electric planting vehicle to ensure that operations emit as little CO2 as possible and cause the least environmental disruption as possible. <text:s text:c="2"/></text:p>
          </table:table-cell>
          <table:table-cell table:number-columns-repeated="9" office:value-type="string" calcext:value-type="string">
            <text:p>Yes</text:p>
          </table:table-cell>
          <table:table-cell office:value-type="string" calcext:value-type="string">
            <text:p>Not applicable</text:p>
          </table:table-cell>
          <table:table-cell office:value-type="string" calcext:value-type="string">
            <text:p>Yes</text:p>
          </table:table-cell>
          <table:table-cell office:value-type="string" calcext:value-type="string">
            <text:p>Trees, when planted with the right species mix in the right place, are one of nature’s most effective and holistic climate solutions. Trees remove CO2 from the air, restore soil, increase water retention, provide animal habitat, enhance biodiversity, provide shade and cooling, and enhance the overall wellbeing for the surrounding communities. The reforestation of Pisón can be expected to holistically contribute to the following United Nation Sustainable Development Goals (UN SDG's): <text:s text:c="4"/>SDG 8 - Decent work &amp; Economic Development: Reforestation stimulates the local economy both in terms of labor and procurement. The planting of this small reforestation project alone will procure 37,000 seedlings from local nurseries and create approximately 95 labor-days of employment. Additionally, the technology focus of a Land Life Company project creates high quality, highly skilled jobs. Forest engineers, agronomists, operations managers, skilled CAD operators are required in the field, with data scientists, and software engineers being employed in the office to compute and analyze the data. Furthermore, reforestation of degraded land also makes land healthy, productive and valuable again. <text:s text:c="4"/>SDG 13 - Climate Action: There is no greater tool than a tree to take CO2 out of the atmosphere over time, creating crucial organic carbon sinks required to meet our global climate goals. As the reforestation scale accumulates, it can have a cooling effect as well as potentially increase rainfall overtime. Its impact is similarly felt on the ground as reforestation prevents erosion and reverses the loss of topsoil. <text:s text:c="3"/>SDG 15 - Life on Land: Reforestation is a critical tool to rebuild habitat and biodiversity lost to wildfire, overfarming and urbanization. The associated increase in biodiversity can be measured based on the evolution of species mix over time. In particular, a focus on including the right share of pollinating species and fruit-bearing species within a planting can significantly accelerate the regeneration of an ecosystem through reforestation. </text:p>
          </table:table-cell>
          <table:table-cell office:value-type="string" calcext:value-type="string">
            <text:p>In general, as Land Life Company focuses specifically on restoring degraded lands, all of its projects address the disproportionate impacts of climate change on low-income communities. Our sites range from refugee camps to rural Europe to the borderlands of the U.S. and Mexico. No matter the location, our approach is consistently to engage, train and employ people in these communities. We have employed and worked alongside refugees, AmeriCorps volunteers, students, inmates and veterans, learning as much as we have shared. <text:s text:c="4"/>Spain specifically is a stark example of the social, climate and ecological challenges Europe faces today. Over 10 million hectares of land in Spain are degraded, making it the largest man-made desert in Europe. Aging population and rapid rural depopulation has left 61% of Spanish municipalities with less than 1,000 inhabitants and 20% of the rural population in Spain is made up of people over the age of 85. With 75% of all the farmers in Spain retiring in the next 10 years and further pressure from urbanization, Spain’s rural landscapes are vulnerable to even further degradation or abandonment. A recent study by The Lancet estimates that Spain’s population will halve by the year 2100, and it is reasonable to assume that this population loss will hit hardest in rural areas. <text:s text:c="3"/>Northern Spain presents substantial opportunities for reforestation and creating climate, social and environmental impact. Land Life Company’s largest European reforestation hub, Castilla y León, is a Spanish autonomous region twice the size of the Netherlands, but with a population of only 2.4 million that is aging and declining and 4th lowest median income level across 17 autonomous regions. <text:s text:c="5"/>Land Life Company seeks to impact communities and ecosystems by creating multi-benefit projects on protected land, which can help local communities. Our work helps protect rural communities from the high risk of forest fires on abandoned land, which is exacerbated by extreme weather conditions due to climate change (e.g., weed growth where trees do not naturally regenerate, soil erosion). <text:s text:c="4"/>Our plantings also provide a wider range of ecosystem services that are seen as valuable to the municipalities, such as: many use this land for mushroom harvest, apiculture, fruit/berry production, hunting and agrotourism. Lastly, planting in these areas injects income in these rural economies, from seed collection, seedling production, to planting labor and maintenance. <text:s/></text:p>
          </table:table-cell>
          <table:table-cell table:number-columns-repeated="983"/>
        </table:table-row>
        <table:table-row table:style-name="ro2">
          <table:table-cell office:value-type="string" calcext:value-type="string">
            <text:p>Biorecro AB</text:p>
          </table:table-cell>
          <table:table-cell office:value-type="string" calcext:value-type="string">
            <text:p>Söderenergi and associated partners.</text:p>
          </table:table-cell>
          <table:table-cell office:value-type="string" calcext:value-type="string">
            <text:p>Negative Emissions with BECCS in Igelsta</text:p>
          </table:table-cell>
          <table:table-cell office:value-type="string" calcext:value-type="string">
            <text:p>N/A</text:p>
          </table:table-cell>
          <table:table-cell office:value-type="string" calcext:value-type="string">
            <text:p>Not yet available</text:p>
          </table:table-cell>
          <table:table-cell/>
          <table:table-cell office:value-type="string" calcext:value-type="string">
            <text:p>The project is located at a combined heat and power plant in Igelsta, south of Stockholm, Sweden. The plant delivers 2500 GWh of heat and 550 GWh of electricity each year to the inhabitants and industries (including an AstraZeneca production facility) in the vicinity. The fuel used for the production of heat and power consists of residue materials from the Swedish forest and timber industry and is, by consequence, of organic origin. At present, the carbon dioxide resulting from this process is released into the atmosphere. The amount of negative emissions that could be produced at Igelstaverket is estimated to around 650 000 metric tons per year. <text:s text:c="4"/>The Igelsta project is in the planning phase, with a feasibility study to begin in autumn 2020. Once the study is complete, Söderenergi and Biorecro intend to move forward with further planning, FEED studies, construction and operations. The intended start date for the first deliveries of negative emissions is during the first half of 2026. <text:s text:c="3"/>The carbon capture will be performed on the flue gas exhaust from the main combustion process. After condensation and compression of the carbon dioxide, it can be stored and shipped conveniently since the Igelsta plant has its own harbor. The carbon dioxide will be transported and injected at an injection site in the North Sea, where it will be permanently stored in bedrock layers more than 1000 meters below the surface. Once operational, an estimated 650 000 metric tons of carbon dioxide will be removed from the atmosphere each year. <text:s text:c="3"/>Since firm commitments and investments are crucial for the progression of the project, we are offering Microsoft a multi-year takeoff agreement starting in 2026. <text:s/></text:p>
          </table:table-cell>
          <table:table-cell office:value-type="string" calcext:value-type="string">
            <text:p>Södertälje</text:p>
          </table:table-cell>
          <table:table-cell office:value-type="string" calcext:value-type="string">
            <text:p>Stockholm Region</text:p>
          </table:table-cell>
          <table:table-cell office:value-type="string" calcext:value-type="string">
            <text:p>Sweden</text:p>
          </table:table-cell>
          <table:table-cell office:value-type="float" office:value="9000000" calcext:value-type="float">
            <text:p>9000000</text:p>
          </table:table-cell>
          <table:table-cell office:value-type="float" office:value="100" calcext:value-type="float">
            <text:p>100</text:p>
          </table:table-cell>
          <table:table-cell office:value-type="float" office:value="0" calcext:value-type="float">
            <text:p>0</text:p>
          </table:table-cell>
          <table:table-cell office:value-type="float" office:value="600000" calcext:value-type="float">
            <text:p>600000</text:p>
          </table:table-cell>
          <table:table-cell office:value-type="string" calcext:value-type="string">
            <text:p>3/15/2026</text:p>
          </table:table-cell>
          <table:table-cell office:value-type="string" calcext:value-type="string">
            <text:p>Once the carbon dioxide has been inserted into the bedrock the risk of reversal release is negligible. However, any leakage or other recourse will be fully insured to secure the integrity of Microsoft's purchase.</text:p>
          </table:table-cell>
          <table:table-cell office:value-type="string" calcext:value-type="string">
            <text:p>No</text:p>
          </table:table-cell>
          <table:table-cell office:value-type="string" calcext:value-type="string">
            <text:p>No, the project will not be certified by June 2021 (please specify)</text:p>
          </table:table-cell>
          <table:table-cell office:value-type="string" calcext:value-type="string">
            <text:p>The project starts in 2026</text:p>
          </table:table-cell>
          <table:table-cell table:number-columns-repeated="5"/>
          <table:table-cell office:value-type="string" calcext:value-type="string">
            <text:p>Please see appendices.</text:p>
          </table:table-cell>
          <table:table-cell table:number-columns-repeated="2"/>
          <table:table-cell office:value-type="string" calcext:value-type="string">
            <text:p>Use of fossil fuels. The electrical energy needed for the production of the negative emissions will be generated by the Igelsta plant itself. Thereby, it will not have fossil emissions apart from a small fraction of industrial plastics that may be present in the fuel mix. To this the GHG-emissions from transport and injection must also be added. <text:s text:c="4"/>There are a few other concerns that should be addressed. <text:s text:c="3"/>Sustainable biomass sourcing. The main concern with the Biorecro BECCS design relates to the underlying biomass sourcing, as is the case for all biomass energy systems. There are several biomass cultivation regions that already today are cultivated in a way that allows for both net carbon uptake and a high biomass yield. The Swedish forestry system is a good example, since it produces an annual yield equivalent to 100 million metric tons of CO2 in wood, pulp and energy products, as well as acting as a carbon sink for another 20-50 million metric tons of CO2 (Karlsson et al. 2018). The Igelsta plant is an already existing industrial facility operating on a sustainable bioenergy fuel source and will not require any additional use of biomass to produce negative emissions. <text:s text:c="3"/>Political risks including conflicting agendas and public opinion. Carbon removal techniques and negative emissions have rather surprisingly been met with a generous amount of skepticism, something that has severely affected development at all levels. As BECCS is widely seen as a key carbon removal technology (e.g. IPCC AR5, 2014), the technology has been made the target of general skepticism towards negative emissions technologies. Therefore, a risk associated with any negative emissions project is that public opinion and/or political agendas may affect successful deployment and timelines. In this specific project, the partners are mitigating this risk by applying a high level of stakeholder involvement already in the pre-study phase. <text:s/></text:p>
          </table:table-cell>
          <table:table-cell table:number-columns-repeated="9" office:value-type="string" calcext:value-type="string">
            <text:p>Yes</text:p>
          </table:table-cell>
          <table:table-cell office:value-type="string" calcext:value-type="string">
            <text:p>Not applicable</text:p>
          </table:table-cell>
          <table:table-cell office:value-type="string" calcext:value-type="string">
            <text:p>Yes</text:p>
          </table:table-cell>
          <table:table-cell office:value-type="string" calcext:value-type="string">
            <text:p>Adding production of negative emissions to an already existing industrial plant, the infrastructure and all adjacent systems (roads, harbor, industrial buildings etc.) will attain a higher level of use, leading to shorter payback time scale for the underlying investments. Thus it strongly supports SDG #9 (Build resilient infrastructure, promote sustainable industrialization and foster innovation). It is also contributing to SDG #8 (Promote inclusive and sustainable economic growth, employment and decent work for all) by providing employment opportunities in the region.</text:p>
          </table:table-cell>
          <table:table-cell office:value-type="string" calcext:value-type="string">
            <text:p>This project focuses on adding a new process to an existing heat and power plant in Sweden, i.e. not in a low-income community or a developing country. If successful, the same process might very well be developed on a heat and power plant in the specified areas. At this stage however, this is not within the scope of this specific project.</text:p>
          </table:table-cell>
          <table:table-cell table:number-columns-repeated="983"/>
        </table:table-row>
        <table:table-row table:style-name="ro2">
          <table:table-cell office:value-type="string" calcext:value-type="string">
            <text:p>Ecoera Ab</text:p>
          </table:table-cell>
          <table:table-cell office:value-type="string" calcext:value-type="string">
            <text:p>ECOERA AB with co-owner Skånefrö AB <text:s/>Puro.earth carbon removal ecosystem</text:p>
          </table:table-cell>
          <table:table-cell office:value-type="string" calcext:value-type="string">
            <text:p>Biochar carbon stored in agricultural soils and urban green infrastructure.</text:p>
          </table:table-cell>
          <table:table-cell office:value-type="string" calcext:value-type="string">
            <text:p>ECOERA Millennium CRBN 2021</text:p>
          </table:table-cell>
          <table:table-cell office:value-type="string" calcext:value-type="string">
            <text:p>www.ecoera.se</text:p>
          </table:table-cell>
          <table:table-cell office:value-type="string" calcext:value-type="string">
            <text:p>PyCCS, Biomass conversion with pyrolysis to stabile storage in biochar</text:p>
          </table:table-cell>
          <table:table-cell office:value-type="string" calcext:value-type="string">
            <text:p>Our project removes carbon by transforming biomass residues from agriculture into a millennia stable form of carbon. It is done by pyrolysis of the biomass into biochar, incorporated into (less productive) agricultural soils. The biochar carbon has a third party verified stability of beyond 1000 years. <text:s text:c="4"/>The project stems from development work done over more than ten years where we have built a sustainable biochar system that generates a millennia-stable carbon sink. We one of the world's first large scale biochar additions to soil in 2009 and have been part of research and innovation in this field ever since. <text:s text:c="4"/>Parties involved are biomass residue suppliers, the seed company Skånefrö producing the biochar, and finally farms and cities where the biochar carbon is stored. We now have the largest biochar production facility in the EU and this generates a carbon sink now offered to customers. One reference customer is the multinational food company Orkla. <text:s/>The revenue from the sales of CORCs will be used for expanding production with a new Pyrolysis facility and the expansions of biomass residue types used.</text:p>
          </table:table-cell>
          <table:table-cell office:value-type="string" calcext:value-type="string">
            <text:p>Copenhagen</text:p>
          </table:table-cell>
          <table:table-cell office:value-type="string" calcext:value-type="string">
            <text:p>Scania</text:p>
          </table:table-cell>
          <table:table-cell office:value-type="string" calcext:value-type="string">
            <text:p>Sweden</text:p>
          </table:table-cell>
          <table:table-cell office:value-type="float" office:value="2000" calcext:value-type="float">
            <text:p>2000</text:p>
          </table:table-cell>
          <table:table-cell office:value-type="float" office:value="100" calcext:value-type="float">
            <text:p>100</text:p>
          </table:table-cell>
          <table:table-cell office:value-type="float" office:value="1000" calcext:value-type="float">
            <text:p>1000</text:p>
          </table:table-cell>
          <table:table-cell office:value-type="float" office:value="14000" calcext:value-type="float">
            <text:p>14000</text:p>
          </table:table-cell>
          <table:table-cell office:value-type="string" calcext:value-type="string">
            <text:p>7/1/2020</text:p>
          </table:table-cell>
          <table:table-cell office:value-type="string" calcext:value-type="string">
            <text:p>We have little uncertainty in the permanence of our project, because our removal is a recarcitrant, mineralized, physical storage material. For the same reason reversals are not expected in our project, because the verifier checks that the biochar is not shipped to combustive use. Generally accepted durations for biochar are 100-1000 years for biochar. <text:s text:c="3"/>The durable storage of biochar and the carbon dioxide embodied in it can be estimated with the O:C ration received from the laboratory test. In general, a molar ratio of O:C lower than 0.2 appears to provide, at minimum, a 1000-year biochar half-life. There is a simple decay model based on Campbell et al. (2019) and data reviewed in Spokas (2010), which allows to calculate a duration over which 90% of carbon in the biochar remains. <text:s/>Puro methodologies always contain a buffer that covers premature reversals of carbon removal. In the biochar methodology the buffer is currently between 2,5 -5% reflecting the scientifically measured quality of the biochar i.e. the O:C ratio.</text:p>
          </table:table-cell>
          <table:table-cell office:value-type="string" calcext:value-type="string">
            <text:p>Yes</text:p>
          </table:table-cell>
          <table:table-cell office:value-type="string" calcext:value-type="string">
            <text:p>Not applicable (I answered yes to Q24)</text:p>
          </table:table-cell>
          <table:table-cell table:number-columns-repeated="6"/>
          <table:table-cell office:value-type="string" calcext:value-type="string">
            <text:p>Puro.earth (ICROA-approval pending)</text:p>
          </table:table-cell>
          <table:table-cell table:number-columns-repeated="2"/>
          <table:table-cell office:value-type="string" calcext:value-type="string">
            <text:p>Please see attached documentation for life cycle assessment. (1 Puro.earth ECOERA Carbon removal system, 2 Puro.earth ECOERA RI.SE LCA) </text:p>
          </table:table-cell>
          <table:table-cell table:number-columns-repeated="8" office:value-type="string" calcext:value-type="string">
            <text:p>Yes</text:p>
          </table:table-cell>
          <table:table-cell table:number-columns-repeated="2" office:value-type="string" calcext:value-type="string">
            <text:p>Not applicable</text:p>
          </table:table-cell>
          <table:table-cell office:value-type="string" calcext:value-type="string">
            <text:p>Yes</text:p>
          </table:table-cell>
          <table:table-cell office:value-type="string" calcext:value-type="string">
            <text:p>Avoided emissions are not calculated in the emission balance in Puro.earth standard, and thus we have included those in the co-benefits section. <text:s/>1.Avoided decomposing of biomass: To make biochar we use agricultural biomass residue from grain production, which would in normal case be composted or burnt. Those emissions are avoided by stabilizing the carbon in the residue into our biochar for hundreds of years. 230 kg of CO2eq per mt ton biomass residue is avoided. <text:s/>2.Replacement of materials and their emissions: Use of Biochar can displace use of fertilizer, water filters or building materials that would have caused emissions. <text:s/>3.Yield increase impacts: When biochar is used in substrates or soil improvements for horticulture in greenhouses or agriculture, 10% yield increases have been reported. More crops and products means also that less land is required for producing the same amount of food or that more food can be grown on the existing farm land and greenhouses. <text:s/>4.Green jobs: manufacturing biochar creates green jobs thorough out the value chain from harvesting to distribution and use. <text:s/>5.Increased water retention lowers the need for irrigation of crops. The irrigation generates excess water in the atmosphere and has a GHG effect. This is lowered by using biochar in agricultural soils. <text:s/>6.Short-lived impact on albedo: Biochar when applied to farmlands needs to be plowed down into the soil. This is typically done when normal tillage is carried out and the land is already “black”. It can decrease the albedo effect (reflectivity) slightly. However, this is typically a short period ( day of spreading). It is always in the economic interest of the farmer to have the biochar deep down into the soil as fast as possible.</text:p>
          </table:table-cell>
          <table:table-cell office:value-type="string" calcext:value-type="string">
            <text:p>The biochar will be placed in poor soils in Southern Sweden and strengthen the farmers climate resilience and lower the risk for rural areas in terms of securing future food supply and jobs and livelihood.</text:p>
          </table:table-cell>
          <table:table-cell table:number-columns-repeated="983"/>
        </table:table-row>
        <table:table-row table:style-name="ro2">
          <table:table-cell office:value-type="string" calcext:value-type="string">
            <text:p>Stockholm Exergi AB</text:p>
          </table:table-cell>
          <table:table-cell office:value-type="string" calcext:value-type="string">
            <text:p>Stockholm Vatten och Avfall </text:p>
          </table:table-cell>
          <table:table-cell office:value-type="string" calcext:value-type="string">
            <text:p>CDR from biochar plant running on park and garden waste</text:p>
          </table:table-cell>
          <table:table-cell office:value-type="string" calcext:value-type="string">
            <text:p>Biochar plant Stockholm</text:p>
          </table:table-cell>
          <table:table-cell office:value-type="string" calcext:value-type="string">
            <text:p>https://mayorschallenge.bloomberg.org/ideas/biochar-for-a-better-city-ecosystem/</text:p>
          </table:table-cell>
          <table:table-cell/>
          <table:table-cell office:value-type="string" calcext:value-type="string">
            <text:p>Stockholm’s Biochar Project aims to reduce carbon emissions by enabling citizens to be part of carbon sequestration. Residents will provide plant waste to the city, which will produce biochar – a charcoal-like product that can sequester carbon in soil for thousands of years. Biochar, when placed in plant beds, improves soil structure, encourages plant growth, and helps to purify storm water run-off. Additionally, a by-product of the biochar production process is pyrolysis gas, which is be used to generate energy for the city’s district heating system. While there are examples of biochar use across Europe, Stockholm is implementing the first large-scale collaboration between local authorities and citizens in the generation of the product. <text:s text:c="4"/>Stockholm’s first physical biochar plant (“The pilot plant”) started operation in March 2017. The pilot plant has the potential to produce approximately 300 tons of biochar per year, which will correspond to 600 tons of CDR. The pilot plant has been a joint project between Stockholm Exergi and Stockholm Vatten and Avfall (SVOA), but has been built and is operated by SVOA. Stockholm Exergi has an agreement with SVOA that Stockholm Exergi is selling the CDR from the plant. <text:s text:c="4"/>CDR from The pilot plant has been sold as “Fjärrvärme med negativa utsläpp”, in English “District heating with negative emissions”, to pilot customers. There is a potential to sell some more CDR from The pilot plant. It is this volume that Stockholm Exergi is proposing for Microsoft for year 2021 and 2022. The carbon sink (75 tonnes/y) would cover Microsoft's scpoe 2 emissions from its Stockholm office. <text:s text:c="3"/>Stockholm Exergi is, together with partners, planning to build a larger biochar plant in Stockholm. This larger plant will have a capacity to annually produce biochar that enables 8?000 – 10?000 tons of CDR. The plan is to have this larger plant in operation in beginning of 2022. </text:p>
          </table:table-cell>
          <table:table-cell office:value-type="string" calcext:value-type="string">
            <text:p>Stockholm</text:p>
          </table:table-cell>
          <table:table-cell office:value-type="string" calcext:value-type="string">
            <text:p>N/A</text:p>
          </table:table-cell>
          <table:table-cell office:value-type="string" calcext:value-type="string">
            <text:p>Sweden</text:p>
          </table:table-cell>
          <table:table-cell office:value-type="float" office:value="75" calcext:value-type="float">
            <text:p>75</text:p>
          </table:table-cell>
          <table:table-cell office:value-type="float" office:value="100" calcext:value-type="float">
            <text:p>100</text:p>
          </table:table-cell>
          <table:table-cell office:value-type="float" office:value="75" calcext:value-type="float">
            <text:p>75</text:p>
          </table:table-cell>
          <table:table-cell office:value-type="float" office:value="8000" calcext:value-type="float">
            <text:p>8000</text:p>
          </table:table-cell>
          <table:table-cell office:value-type="string" calcext:value-type="string">
            <text:p>3/17/2017</text:p>
          </table:table-cell>
          <table:table-cell office:value-type="string" calcext:value-type="string">
            <text:p>In accordance with appendix "Stockholm Exergi Verification report District heating with negative emissions 2019" (in Swedish): <text:s/>The carbon sink is guaranteed for more than 100 years. Samples of the product biochar are taken out (ISO 18283) and analyzed by an accredited laboratory based on the molar ratio between hydrogen and organic carbon. <text:s/>Only the part of the biochar that is sold for an approved CDR-application is included in the carbon sink. Emissions due to biochar production as well as the use of energy and transportations are deducted (LCA). <text:s/>The biochar mass is stated in dry weight. In the process, the biochar is sprayed with water, and afterwards it is loaded with nutrients. These additives are subtracted when the mass of the biochar is stated.</text:p>
          </table:table-cell>
          <table:table-cell office:value-type="string" calcext:value-type="string">
            <text:p>No</text:p>
          </table:table-cell>
          <table:table-cell office:value-type="string" calcext:value-type="string">
            <text:p>No, the project will not be certified by June 2021 (please specify)</text:p>
          </table:table-cell>
          <table:table-cell office:value-type="string" calcext:value-type="string">
            <text:p>The carbon sink is guaranteed for more than 100 years. Samples of the product biochar are taken out (ISO 18283) and analyzed by an accredited laboratory based on the molar ratio between hydrogen and organic carbon. The biochar mass is stated in dry weight. In the process, the biochar is sprayed with water, and afterwards it is loaded with nutrients. These additives are subtracted when the mass of the biochar is stated.</text:p>
          </table:table-cell>
          <table:table-cell table:number-columns-repeated="5"/>
          <table:table-cell office:value-type="string" calcext:value-type="string">
            <text:p>The CDR that Stockholm Exergi sells through the product biochar is based on the European Biochar Certificate. However, it is adapted to northern European conditions, with regard to distances. The CDR quality is exactly the same, as the transports are subtracted from the delivered CDR (see point 23). The CDR quality is documented by third party in appendix "District heating with negative emissions 2019. Calculation basis for audit" (written in Swedish), and verified in appendix "Stockholm Exergi Verification report District heating with negative emissions 2019" (also written in Swedish). </text:p>
          </table:table-cell>
          <table:table-cell table:number-columns-repeated="2"/>
          <table:table-cell office:value-type="string" calcext:value-type="string">
            <text:p>The energy used in the process of producing biochar, ("slow pyrolysis"), comes from the same raw material that gives the product biochar: biogenic garden waste, which is heated, whereby half of the carbon yield is oxidized, which provides the required heat for the process. The excess heat of the process is recovered in Stockholm's district heating network. The other half of the carbon yield is stably bound in the biochar. A small amount of support systems use electricity, and at the start of the process, fossil LPG is used. The carbon footprint from these inputs is subtracted from the delivered carbon sink. <text:s/>https://www.ipcc.ch/sr15/</text:p>
          </table:table-cell>
          <table:table-cell table:number-columns-repeated="7" office:value-type="string" calcext:value-type="string">
            <text:p>Yes</text:p>
          </table:table-cell>
          <table:table-cell office:value-type="string" calcext:value-type="string">
            <text:p>No</text:p>
          </table:table-cell>
          <table:table-cell office:value-type="string" calcext:value-type="string">
            <text:p>Not applicable</text:p>
          </table:table-cell>
          <table:table-cell table:number-columns-repeated="2" office:value-type="string" calcext:value-type="string">
            <text:p>Yes</text:p>
          </table:table-cell>
          <table:table-cell office:value-type="string" calcext:value-type="string">
            <text:p>Biochar improves soil structure, stores water and nutrients in the soil, encourages plant growth, reduces the need for soil tillage, helps to decrease and purify storm water run-off, and reduces eutrophication in nearby watercourses. <text:s/>Stockholm Exergi participates in the Royal Institute of Technology's Biochar Competence Center, which also works in Kenya, where food in the households in the countryside, is cooked on stoves with pyrolysis, instead of combustion. It gives biochar, which is used to improve the environment and revenue in the local small farms.</text:p>
          </table:table-cell>
          <table:table-cell office:value-type="string" calcext:value-type="string">
            <text:p>Stockholm Exergi participates in the Royal Institute of Technology's Biochar Competence Center, which also works in Kenya, where food in the households in the countryside, is cooked on stoves with pyrolysis, instead of combustion. It gives biochar, which is used to improve the environment and revenue in the local small farms.</text:p>
          </table:table-cell>
          <table:table-cell table:number-columns-repeated="983"/>
        </table:table-row>
        <table:table-row table:style-name="ro2">
          <table:table-cell office:value-type="string" calcext:value-type="string">
            <text:p>EDF Trading Limited</text:p>
          </table:table-cell>
          <table:table-cell office:value-type="string" calcext:value-type="string">
            <text:p>At this stage, EDF is the only project proponent and is seeking partners, like Microsoft to support financing this project and suppliers for storage.</text:p>
          </table:table-cell>
          <table:table-cell office:value-type="string" calcext:value-type="string">
            <text:p>Capture and store CO2 from an Energy Recovery Center before its release into the atmosphere.</text:p>
          </table:table-cell>
          <table:table-cell office:value-type="string" calcext:value-type="string">
            <text:p>BIRD (BioCCS on Incinerator and CO2 Reuse Demonstration) Phase 2</text:p>
          </table:table-cell>
          <table:table-cell table:number-columns-repeated="2"/>
          <table:table-cell office:value-type="string" calcext:value-type="string">
            <text:p>EDF proposes to capture part of the CO2 from an Energy Recovery Center , and <text:s/>store part of it by trapping it in minerals using a mineral carbonation process and the other part will be stored in saline aquifers in the North sea using a CO2 hub. As the waste burned by the ERC is made up of 50% biomass, BIRD will thus produce negative CO2 emissions. Carbonation will take place with the slag and ash emitted by the ERC, which will also provide the heat necessary to the capture. </text:p>
          </table:table-cell>
          <table:table-cell office:value-type="string" calcext:value-type="string">
            <text:p>To be determined and to be discussed in cooperation with Microsoft.</text:p>
          </table:table-cell>
          <table:table-cell table:number-columns-repeated="2" office:value-type="string" calcext:value-type="string">
            <text:p>TBD</text:p>
          </table:table-cell>
          <table:table-cell office:value-type="float" office:value="1200000" calcext:value-type="float">
            <text:p>1200000</text:p>
          </table:table-cell>
          <table:table-cell office:value-type="float" office:value="50" calcext:value-type="float">
            <text:p>50</text:p>
          </table:table-cell>
          <table:table-cell office:value-type="float" office:value="0" calcext:value-type="float">
            <text:p>0</text:p>
          </table:table-cell>
          <table:table-cell office:value-type="float" office:value="60000" calcext:value-type="float">
            <text:p>60000</text:p>
          </table:table-cell>
          <table:table-cell office:value-type="string" calcext:value-type="string">
            <text:p>1/1/2027</text:p>
          </table:table-cell>
          <table:table-cell office:value-type="string" calcext:value-type="string">
            <text:p>EDF will monitor any reversals by a careful selection process of the oil and gas company who will be in charge of the CO2 storage component of the project, and stringent monitoring requirements will be detailed in the eventual contact signed between the parties. <text:s/>For the CO2 mineralisation component, no reversal is expected as CO2 is trapped in rocks, and therefore monitoring is not necessary.</text:p>
          </table:table-cell>
          <table:table-cell office:value-type="string" calcext:value-type="string">
            <text:p>No</text:p>
          </table:table-cell>
          <table:table-cell office:value-type="string" calcext:value-type="string">
            <text:p>No, the project will not be certified by June 2021 (please specify)</text:p>
          </table:table-cell>
          <table:table-cell table:number-columns-repeated="5"/>
          <table:table-cell office:value-type="string" calcext:value-type="string">
            <text:p>None</text:p>
          </table:table-cell>
          <table:table-cell/>
          <table:table-cell office:value-type="string" calcext:value-type="string">
            <text:p>The life-cycle analysis of emissions associated with this project is currently in progress.</text:p>
          </table:table-cell>
          <table:table-cell/>
          <table:table-cell office:value-type="string" calcext:value-type="string">
            <text:p>None</text:p>
          </table:table-cell>
          <table:table-cell table:number-columns-repeated="8" office:value-type="string" calcext:value-type="string">
            <text:p>Yes</text:p>
          </table:table-cell>
          <table:table-cell table:number-columns-repeated="3" office:value-type="string" calcext:value-type="string">
            <text:p>Not applicable</text:p>
          </table:table-cell>
          <table:table-cell office:value-type="string" calcext:value-type="string">
            <text:p>Valorization of slag and ash emitted by the energy recovery center (used to mineralize the CO2). <text:s/>Waste reduction.</text:p>
          </table:table-cell>
          <table:table-cell office:value-type="string" calcext:value-type="string">
            <text:p>To be determined.</text:p>
          </table:table-cell>
          <table:table-cell table:number-columns-repeated="983"/>
        </table:table-row>
        <table:table-row table:style-name="ro2">
          <table:table-cell office:value-type="string" calcext:value-type="string">
            <text:p>EDF Trading Limited</text:p>
          </table:table-cell>
          <table:table-cell office:value-type="string" calcext:value-type="string">
            <text:p>At this stage, EDF is the only project proponent and is seeking partners, like Microsoft to support financing this project and suppliers for storage.</text:p>
          </table:table-cell>
          <table:table-cell office:value-type="string" calcext:value-type="string">
            <text:p>Capture and store CO2 from an Energy Recovery Center before its release into the atmosphere.</text:p>
          </table:table-cell>
          <table:table-cell office:value-type="string" calcext:value-type="string">
            <text:p>BIRD (BioCCS on Incinerator and CO2 Reuse Demonstration) Phase 1</text:p>
          </table:table-cell>
          <table:table-cell table:number-columns-repeated="2"/>
          <table:table-cell office:value-type="string" calcext:value-type="string">
            <text:p>EDF proposes to capture part of the CO2 from an Energy Recovery Center , and <text:s/>store part of it by trapping it in minerals using a mineral carbonation process and the other part will be stored in saline aquifers in the North sea using a CO2 hub. As the waste burned by the ERC is made up of 50% biomass, BIRD will thus produce negative CO2 emissions. Carbonation will take place with the slag and ash emitted by the ERC, which will also provide the heat necessary to the capture. </text:p>
          </table:table-cell>
          <table:table-cell office:value-type="string" calcext:value-type="string">
            <text:p>To be determined and to be discussed in cooperation with Microsoft.</text:p>
          </table:table-cell>
          <table:table-cell table:number-columns-repeated="2" office:value-type="string" calcext:value-type="string">
            <text:p>TBD</text:p>
          </table:table-cell>
          <table:table-cell office:value-type="float" office:value="20000" calcext:value-type="float">
            <text:p>20000</text:p>
          </table:table-cell>
          <table:table-cell office:value-type="float" office:value="50" calcext:value-type="float">
            <text:p>50</text:p>
          </table:table-cell>
          <table:table-cell office:value-type="float" office:value="0" calcext:value-type="float">
            <text:p>0</text:p>
          </table:table-cell>
          <table:table-cell office:value-type="float" office:value="4000" calcext:value-type="float">
            <text:p>4000</text:p>
          </table:table-cell>
          <table:table-cell office:value-type="string" calcext:value-type="string">
            <text:p>1/1/2022</text:p>
          </table:table-cell>
          <table:table-cell office:value-type="string" calcext:value-type="string">
            <text:p>EDF will monitor any reversals by a careful selection process of the oil and gas company who will be in charge of the CO2 storage component of the project, and stringent monitoring requirements will be detailed in the eventual contact signed between the parties. <text:s/>For the CO2 mineralisation component, no reversal is expected as CO2 is trapped in rocks, and therefore monitoring is not necessary.</text:p>
          </table:table-cell>
          <table:table-cell office:value-type="string" calcext:value-type="string">
            <text:p>No</text:p>
          </table:table-cell>
          <table:table-cell office:value-type="string" calcext:value-type="string">
            <text:p>No, the project will not be certified by June 2021 (please specify)</text:p>
          </table:table-cell>
          <table:table-cell office:value-type="string" calcext:value-type="string">
            <text:p>The project will not be certified by June 2021 </text:p>
          </table:table-cell>
          <table:table-cell table:number-columns-repeated="4"/>
          <table:table-cell office:value-type="string" calcext:value-type="string">
            <text:p>None</text:p>
          </table:table-cell>
          <table:table-cell/>
          <table:table-cell office:value-type="string" calcext:value-type="string">
            <text:p>The life-cycle analysis of emissions associated with this project is currently in progress.</text:p>
          </table:table-cell>
          <table:table-cell/>
          <table:table-cell office:value-type="string" calcext:value-type="string">
            <text:p>None</text:p>
          </table:table-cell>
          <table:table-cell table:number-columns-repeated="8" office:value-type="string" calcext:value-type="string">
            <text:p>Yes</text:p>
          </table:table-cell>
          <table:table-cell table:number-columns-repeated="3" office:value-type="string" calcext:value-type="string">
            <text:p>Not applicable</text:p>
          </table:table-cell>
          <table:table-cell office:value-type="string" calcext:value-type="string">
            <text:p>- Valorization of slag and ash emitted by the energy recovery center (used to mineralize the CO2). <text:s/>- Waste reduction</text:p>
          </table:table-cell>
          <table:table-cell office:value-type="string" calcext:value-type="string">
            <text:p>To be determined.</text:p>
          </table:table-cell>
          <table:table-cell table:number-columns-repeated="983"/>
        </table:table-row>
        <table:table-row table:style-name="ro2">
          <table:table-cell office:value-type="string" calcext:value-type="string">
            <text:p>African Parks Foundation of America </text:p>
          </table:table-cell>
          <table:table-cell office:value-type="string" calcext:value-type="string">
            <text:p>The African Parks Foundation of America submits this proposal on behalf of the African Parks Network (a not-for-profit company in South Africa) and the Fondation Odzala-Kokoua (a Congolese not-for-profit organization that manages Odzala-Kokoua National Park, including the Lossi Gorilla Sanctuary, in a partnership between the Government of the Republic of Congo and African Parks Network), in collaboration with technical carbon partner South Pole Carbon Asset Management. <text:s text:c="4"/>South Pole performs the preparation of the forestry project under the voluntary carbon market for GHG mitigation, defining aspects such as additionality, compliance with existing laws (including revision of NDC of the country), community and biodiversity benefits generated by the project, identification of potential negative environmental and socioeconomic impacts and mitigation measures, identification of non-permanence risks (internal, external and natural), determination and estimation of baseline emissions, estimate of GHG emissions in the project scenario and the specific parameters to be monitored for the MRV (monitoring, reporting and verification) as well as ongoing verifications over a time period of 10 years. South Pole is also coordinating with African Parks to secure a long-term offtake agreement with corporate organizations for carbon credits expected from the Odzala project. <text:s text:c="2"/></text:p>
          </table:table-cell>
          <table:table-cell office:value-type="string" calcext:value-type="string">
            <text:p>Preserving the Congo Basin’s rainforest biodiversity and supporting its communities </text:p>
          </table:table-cell>
          <table:table-cell office:value-type="string" calcext:value-type="string">
            <text:p>Odzala-Kokoua National Park REDD+ Project</text:p>
          </table:table-cell>
          <table:table-cell office:value-type="string" calcext:value-type="string">
            <text:p>https://www.africanparks.org/the-parks/odzala-kokoua </text:p>
          </table:table-cell>
          <table:table-cell office:value-type="string" calcext:value-type="string">
            <text:p>Stand-alone REDD+ project based on methodology VM0015 from Verra, for avoided unplanned deforestation.</text:p>
          </table:table-cell>
          <table:table-cell office:value-type="string" calcext:value-type="string">
            <text:p>African Parks Network (APN) assumed the management of Odzala-Kokoua National Park (OKNP) in 2010. The project area faces a number challenges including unsustainable hunting, poaching, a high demand for agricultural land, unsustainable agricultural practices, rapid population growth and illegal mining. These challenges all pose a serious threat to the landscape and are the main drivers of deforestation and degradation in the region. However, APN has implemented an effective and targeted plan to address these threats within the project area, including opportunities for local people to practice sustainable hunting and harvesting activities inside the park. <text:s text:c="3"/>To generate emission reductions from reduced deforestation in OKNP, the REDD+ project will focus on implementing alternative livelihood activities for the communities that depend on forest resources. The project will also raise awareness on the causes of deforestation and degradation and strengthen law enforcement in the region. To fulfill these goals, the OKPN team is looking to strengthen its business plan and financial sustainability on the long term. The issuance and sale of Verified Emission Reductions have the capacity to provide a long-term financial sustainability. <text:s text:c="3"/>South Pole Carbon Asset Management is partnering with African Parks for the development of the REDD+ project at OKNP. South Pole performs the preparation of the forestry project under the voluntary carbon market for GHG mitigation, defining aspects as additionality, compliance with existing laws (including revision of NDC of the studied country), community and biodiversity benefits generated by the project, identification of potential negative environmental and socioeconomic impacts and mitigation measures, identification of non-permanence risks (internal, external and natural), determination and estimation of baseline emissions, estimate of GHG emissions in the project scenario and the specific parameters to be monitored for the MRV (monitoring, reporting and verification) as well as ongoing verifications over a time period of 10 years. South Pole is also coordinating with African Parks to approach corporate organizations to secure a long-term offtake agreement for carbon credits expected from the Odzala project. <text:s/></text:p>
          </table:table-cell>
          <table:table-cell office:value-type="string" calcext:value-type="string">
            <text:p>The nearest city is Ewo, which can be reached by air from Brazzaville</text:p>
          </table:table-cell>
          <table:table-cell office:value-type="string" calcext:value-type="string">
            <text:p>Cuvette-Ouest and Sangha Departments</text:p>
          </table:table-cell>
          <table:table-cell office:value-type="string" calcext:value-type="string">
            <text:p>The Republic of Congo</text:p>
          </table:table-cell>
          <table:table-cell table:number-columns-repeated="4" office:value-type="float" office:value="0" calcext:value-type="float">
            <text:p>0</text:p>
          </table:table-cell>
          <table:table-cell office:value-type="string" calcext:value-type="string">
            <text:p>1/1/2016</text:p>
          </table:table-cell>
          <table:table-cell office:value-type="string" calcext:value-type="string">
            <text:p>The Odzala-Kokoua National Park REDD+ project is currently preparing project design documents and monitoring reports for the VCS-CCB certification. The VCS standard from Verra requires forest projects looking to obtain Verified Carbon Units from GHG removals through carbon sinks or avoided emissions, to deposit and keep a certain quantity of units into a pooled buffer account to be used to offset any reversal. The number of units required to be kept in this buffer pool is based on an analysis of the likelihood of a reversal of the project, considering different factors of risk called “non-permanence risk analysis”, including the effect of risk mitigation actions. Projects with risk scores (%) deemed unacceptably high (i.e. above 60%) are not eligible for crediting. For forestry and land use projects, risk assessment covers a period of 100 years and is based on the information available at the time of the risk analysis. Projects with a lifespan lower than 30 years automatically fail the assessment. <text:s text:c="3"/>This standardized assessment framework has been in place for more than 10 years now, and benefited from refinement over time. It includes areas of assessment such as internal risks (e.g. vegetal species genetic material, gender issues), external risks (e.g. land tenure rights and access), and natural risks (e.g. fire, droughts). <text:s/></text:p>
          </table:table-cell>
          <table:table-cell office:value-type="string" calcext:value-type="string">
            <text:p>Yes</text:p>
          </table:table-cell>
          <table:table-cell office:value-type="string" calcext:value-type="string">
            <text:p>Not applicable (I answered yes to Q24)</text:p>
          </table:table-cell>
          <table:table-cell table:number-columns-repeated="6"/>
          <table:table-cell office:value-type="string" calcext:value-type="string">
            <text:p>CCBS at gold level</text:p>
          </table:table-cell>
          <table:table-cell table:number-columns-repeated="2" office:value-type="string" calcext:value-type="string">
            <text:p>N/A</text:p>
          </table:table-cell>
          <table:table-cell office:value-type="string" calcext:value-type="string">
            <text:p>No negative impacts are expected to be generated by the project. To the opposite, even though the project will address the issues of hunting, poaching and other unsustainable use of the landscape, project activities are expected to provide sustainable alternative livelihood enhancements to the communities in and around the park, whilst preserving its long term biodiversity. </text:p>
          </table:table-cell>
          <table:table-cell table:number-columns-repeated="6" office:value-type="string" calcext:value-type="string">
            <text:p>No</text:p>
          </table:table-cell>
          <table:table-cell table:number-columns-repeated="5" office:value-type="string" calcext:value-type="string">
            <text:p>Yes</text:p>
          </table:table-cell>
          <table:table-cell office:value-type="string" calcext:value-type="string">
            <text:p>The OKNP was declared a UNESCO Man and Biosphere Reserve (MAB). The protected area also lies in the heart of the Congo Basin, which is the second largest rainforest in the world after the Amazon. A biological hotspot of global importance, it is home to 400 mammal species (including thousands of forest elephants and the critically endangered western lowland gorilla), more than 1,000 bird species and around 10,000 varieties of plants. The implementation of the project in this protected area will contribute to reducing poaching activities and will allow the forest cover to remain stable by avoiding the conversion from natural forest to alternative uses. This will safeguard the biodiversity in Odzala that will be impacted positively through the protection of natural habitat and the reduction of anthropogenic disturbances (forest fragmentation and illegal fuelwood harvesting), resulting in enhanced forest cover and an increase in habitat availability for local fauna, and improving ecosystem resilience and the provision of ecosystem services. <text:s text:c="4"/>Moreover, the main social and economic benefits derived from the project are guaranteeing food security by creating new productive and economic opportunities in the community, as well as livelihoods for locals and better access to employment. Over 200 local people are employed by Odzala, with part of the commercial revenue generated by the park allocated towards community development. Alternative livelihood programs are also being considered for the periphery of the park, including the development of farming projects such as banana and cocoa plantations. These projects are designed to stimulate economic opportunity for local people and reduce the poaching pressure on the park. The benefits mentioned above are directly related to the SDGs, specifically SDG 2 ‘Zero Hunger’, SDG 12 ‘Responsible Consumption and Production’, SDG 13 ‘Climate Action’ and SDG 15 ‘Life on Land’, among others. The project will also provide benefits to the local communities through the provision of improved health care and education. <text:s text:c="3"/>The Odzala-Kokoua carbon program will be an essential part of the effort to safeguard and protect the wider Congo basin, whilst building a sustainable future for its communities. <text:s text:c="3"/></text:p>
          </table:table-cell>
          <table:table-cell office:value-type="string" calcext:value-type="string">
            <text:p>African Parks’ 3E+ community strategy is embedded in the Odzala carbon program. The program will support the continuous Engagement with communities to highlight the importance of biodiversity and to build a “constituency for conservation”. It will furthermore support the ongoing Education in the communities on their role in conservation and focused on educating the young and the more matured in order to be successful in finding future employment and building the society for future success. The project will also aim to build Enterprises to build a local economy and create employment. In these efforts, African Parks will partner with others (the +) <text:s/>specialized in the various aspects of the community outreach program. <text:s text:c="2"/>Without African Parks’ effort to apply carbon financing to the area, local communities would not have the ability to attract this form of finance for preserving OKNP and building a sustained community infrastructure. <text:s text:c="4"/>Without the intervention linked to the carbon program, local communities that live near the protected area would still depend on the use of natural resources through traditional practices like illegal bushmeat hunting, slash-and-burn agriculture and logging. The project aims to ensure a transition to an economy free of deforestation and forest wildlife degradation by guaranteeing food security and creating sustainable productive alternatives for local communities. <text:s text:c="3"/>The OKNP has identified around 130,000 people living in the periphery of the park, who live off the natural resources provided by their direct environment. Of these,10,000 people now have a direct influence on management decisions concerning Odzala as a result of the Odzala-Kokoua Foundation, which has two local community representatives on its board. As such, the communities are an integral part of the program and are involved in its decision making. </text:p>
          </table:table-cell>
          <table:table-cell table:number-columns-repeated="983"/>
        </table:table-row>
        <table:table-row table:style-name="ro2">
          <table:table-cell office:value-type="string" calcext:value-type="string">
            <text:p>Clean Air Action Corporation</text:p>
          </table:table-cell>
          <table:table-cell office:value-type="string" calcext:value-type="string">
            <text:p>N/A</text:p>
          </table:table-cell>
          <table:table-cell office:value-type="string" calcext:value-type="string">
            <text:p>Reforestation and sustainable development project led by subsistence farmers</text:p>
          </table:table-cell>
          <table:table-cell office:value-type="string" calcext:value-type="string">
            <text:p>The TIST Program in Uganda</text:p>
          </table:table-cell>
          <table:table-cell office:value-type="string" calcext:value-type="string">
            <text:p>https://program.tist.org/</text:p>
          </table:table-cell>
          <table:table-cell/>
          <table:table-cell office:value-type="string" calcext:value-type="string">
            <text:p>Subsistence farmers participating in The International Small Group and Tree Planting ("TIST") Program combat poverty, deforestation, and climate change by improving their farms and planting trees. Through focused training, leadership development, and sharing of Best Practices, Small Groups of 6-12 TIST farmers develop tools to responsibly and sustainably care for their local environment, local biodiversity, the global climate, and the health and well-being of their families and communities. <text:s text:c="4"/>Since 1999, TIST farmers have identified the local challenges they face and develop locally appropriate practices to address them. Through these practices, TIST farmers generate over $8 of CCBA Verified value for every tree planted, in the form of increased shade, stream bed stability, reduced soil erosion, windbreaks, firewood, medicine, fruits, nuts, and other tangible benefits. TIST's rotating approach to leadership means that women are active leaders at all levels of the Program. Although few women in Uganda have 'title deed' to land, almost 40% of the TIST participants in Uganda are women, while both employees and management are 50% women. To support this gender parity, TIST uses a Payment for Environmental Services (PES) model that does not require land ownership, only demonstrated access to the trees on the land. This system supports full participation by women and youth. <text:s text:c="4"/>To join the TIST Program, each Small Group signs a contract with CAAC for a term of 60 years, agreeing to plant and maintain TIST trees. CAAC has developed innovative procedures for monitoring, quantifying, and tabulating the carbon stocks in the TIST trees. In simplified terms, CAAC-trained TIST Quantifiers visit each grove (a privately-owned land where tree planting occurs, usually a smallholder farm) approximately once every 18 months, to count trees and collect tree circumference, GPS location, and other data. Each TIST Quantifier is audited both in the field and on the computer. Once the data is collected, the TIST Quantifiers transmit the data via a specially designed smartphone app to the TIST database, where it is managed by CAAC and publicly available for review online. <text:s text:c="4"/>TIST's award-winning monitoring system also records the TIST farmers' progress to meet the UN Sustainable Development Goals, advancing at least 12 of the SDGs. <text:s text:c="4"/>Microsoft's payments for CDR would fund TIST farmers' tree planting activities, training opportunities, and the monetization of the carbon stocks. 70% of the profit from Microsoft's CDR payments would go directly to the TIST farmers. <text:s text:c="2"/></text:p>
          </table:table-cell>
          <table:table-cell office:value-type="string" calcext:value-type="string">
            <text:p>Mbarara</text:p>
          </table:table-cell>
          <table:table-cell office:value-type="string" calcext:value-type="string">
            <text:p>Multiple Counties: Bushenyi, Kabale, Kanungu, Kisoro, Mbarara, Ntungamo, and Rukungiri</text:p>
          </table:table-cell>
          <table:table-cell office:value-type="string" calcext:value-type="string">
            <text:p>Uganda</text:p>
          </table:table-cell>
          <table:table-cell office:value-type="float" office:value="50000" calcext:value-type="float">
            <text:p>50000</text:p>
          </table:table-cell>
          <table:table-cell office:value-type="float" office:value="100" calcext:value-type="float">
            <text:p>100</text:p>
          </table:table-cell>
          <table:table-cell table:number-columns-repeated="2" office:value-type="float" office:value="50000" calcext:value-type="float">
            <text:p>50000</text:p>
          </table:table-cell>
          <table:table-cell office:value-type="string" calcext:value-type="string">
            <text:p>1/1/2003</text:p>
          </table:table-cell>
          <table:table-cell office:value-type="string" calcext:value-type="string">
            <text:p>TIST project design mitigates natural and political risks. Normal, nature-based risks associated with forestry (fires, insects, droughts, etc.) are dramatically less for TIST because of the small, disparate tree groves owned by TIST farmers. Tiny tracts of land owned by subsistence farmers are not at risk of land seizure. The project is distributed across large areas of each operational country. TIST has verified the minimum risk rating in each of the program's VCS PDs. <text:s text:c="5"/>TIST contracts with farmers for 60 years, during which time they agree to maintain the tree groves they have planted on their properties. In addition to the contractual obligation, TIST provides on-going sustainable development training that encourages the long-term maintenance of the trees. Farmers are incentivized to maintain the trees because, so far, they have received over $8 in monetized benefits per tree, exceeding any of the carbon benefits from the trees. However, with a strong sales price to Microsoft, the profit share to the farmers' increases, providing a further incentive to maintain the trees on their farms and replace them as they die. <text:s text:c="4"/>TIST monitors all of its trees and project areas approximately every 18 months. During the monitoring, all trees in a project area are counted, and a statistically significant number are measured. This information is used to determine the cumulative biomass and carbon removals. <text:s/>It is compared to the amount removed during the prior monitoring periods, so that the net change in removal can be established. A gain becomes new credits. A loss would mean a reversal. <text:s/>Because TIST has multiple PDs and is growing all the time, TIST can mitigate any reversals. <text:s text:c="3"/>All of the credits to be sold to Microsoft are verified under Verra's VCS standard. As an A/R project, we, and all other A/R projects, have been placing at least 10% of our credits into a buffer account to guarantee against loss or reversals. <text:s text:c="3"/></text:p>
          </table:table-cell>
          <table:table-cell office:value-type="string" calcext:value-type="string">
            <text:p>Yes</text:p>
          </table:table-cell>
          <table:table-cell office:value-type="string" calcext:value-type="string">
            <text:p>Not applicable (I answered yes to Q24)</text:p>
          </table:table-cell>
          <table:table-cell table:number-columns-repeated="3"/>
          <table:table-cell office:value-type="string" calcext:value-type="string">
            <text:p>Verra (VCS)</text:p>
          </table:table-cell>
          <table:table-cell table:number-columns-repeated="2"/>
          <table:table-cell office:value-type="string" calcext:value-type="string">
            <text:p>Climate, Community and Biodiversity Standards (CCB)</text:p>
          </table:table-cell>
          <table:table-cell table:number-columns-repeated="2"/>
          <table:table-cell office:value-type="string" calcext:value-type="string">
            <text:p>We do not believe there will be any negative environmental impact. TIST farmers are planting trees on their own land, using manual labor, and are trained to make compost and use natural fertilizers. TIST owns no vehicles; all travel is done using public transportation. There are no fossil fuel inputs. <text:s text:c="5"/>By planting on their own land, TIST farmers are offsetting the need to deforest natural forests. <text:s/>They can use their trees to provide a sustainable fuel supply by pruning and using wood from natural mortality and forestry thinning. <text:s text:c="5"/>TIST has seven verified CCB projects where we demonstrate the above. Attached is an example that is under verification right now. Attachments: Monitoring reports for 005 and 009. <text:s text:c="3"/>TIST also creates meaningful landscape benefits for the surrounding communities. As farmers learn from their neighbors, they will incorporate TIST Best Practices to improve their land, even if they never officially become a TIST farmer. Initial research from the University of Exeter's Global Systems Institute (GSI) is able to measure the positive environmental impact of TIST farms, up to 200m away from the farms' boundary. <text:s text:c="2"/></text:p>
          </table:table-cell>
          <table:table-cell table:number-columns-repeated="9" office:value-type="string" calcext:value-type="string">
            <text:p>Yes</text:p>
          </table:table-cell>
          <table:table-cell office:value-type="string" calcext:value-type="string">
            <text:p>Not applicable</text:p>
          </table:table-cell>
          <table:table-cell office:value-type="string" calcext:value-type="string">
            <text:p>Yes</text:p>
          </table:table-cell>
          <table:table-cell office:value-type="string" calcext:value-type="string">
            <text:p>Planting trees is a cost-effective and efficient way to remove carbon dioxide from the atmosphere and provide numerous other benefits to subsistence farmers. <text:s text:c="3"/>By virtue of being verified as CCB Gold for Exceptional Community Benefits, the TIST Program has demonstrated significant measurable co-benefits. The CCB surveys consist of in-depth interviews with a subset of TIST farmers that measure participant livelihoods through five main types of capital, including social, human, financial, physical, and natural. Results from these CCB surveys of TIST farmers show that participants experience a range of economic benefits and positive social impacts, regardless of socioeconomic status or gender. The most important benefits and impacts were sales and savings from tree products such as fruits, nuts, and firewood sales and use of tree seedlings, increases in crop yield due to Conservation Farming methods, increased social support and leadership skills, and increased knowledge and use of preventative health measures. In fact, TIST farmers generate over $8 of CCBA Verified value for every tree planted. <text:s text:c="3"/>The TIST Program is currently quantifying impacts on 12 Sustainable Development Goals ("SDGs") and tracking its impact on all 17 SDGs. Because of its robust monitoring system, the Program was selected to pilot new strategies for quantifying SDG impacts with Verra's SDVista standard. As with the CCB verification, many of the SDG metrics are obtained from surveys conducted by the TIST program. The surveys were conducted in a semi-structured environment, by teams of experienced local TIST volunteers, across a range of clusters and geographies. <text:s text:c="3"/>Monitoring is done periodically as part of the overall monitoring of TIST. TIST Quantifiers collect data as they visit each Small Group to count trees by species and count fuel-efficient stoves. Trainers collect training information at meetings, which include the subjects covered and the quantity of people attending. <text:s text:c="4"/>TIST's approach to program organization and project management also supports the local community. Small Groups form the foundational blocks of TIST, facilitating the exchange of Best Practices and maximizing accountability on a local level. Certain Best Practices support the Small Groups' success, including rotating leadership between men and women, weekly meetings, preventing one person from dominating the discussion, accepting viewpoints without criticism, and identifying Best Practices specific to the environment of the Small Group. <text:s text:c="3"/>Finally, researchers at the University of Exeter have detected a greening effect from TIST, using remote sensing. These landscape effects represent a benefit to the surrounding community beyond just the participating TIST farmers. <text:s/></text:p>
          </table:table-cell>
          <table:table-cell office:value-type="string" calcext:value-type="string">
            <text:p>The TIST Program was formed by and for subsistence farmers who experience disproportionate impacts of climate change, ranging from inadequate food supplies and fuel sources to degraded land and irregular weather patterns. TIST farmers are fighting back by planting trees and improving their farms by practicing conservation farming. CAAC acts as a bridge between these subsistence farmers and the carbon markets, channeling substantial carbon financing to these low-income communities in the form of prepayments and 70% profit sharing. <text:s text:c="3"/>The TIST Program is structured to eliminate economic and social barriers to participation. <text:s/>Anyone can join TIST at no cost. Carbon payments are made using a Payment for Environmental Services (PES) model that does not require land ownership. This system supports full participation by women and youth. Those with neither land, nor access to land, can still receive TIST training, materials, and resources for free. <text:s text:c="3"/>At the local, regional, and national levels, TIST achieves gender parity in leadership roles. Through the practice of rotational leadership, new Cluster leaders are elected to serve 4-month terms, alternating by gender. This develops local leadership capacity and identifies promising female leaders. Each country is managed by a gender-equal cohort of people from that country. CAAC does not employ any expatriates in its operating countries. <text:s text:c="4"/>Instead, TIST employees and contractors are men and women working within their communities. The Program draws upon a diverse group of trainers and Quantifiers that come from across various tribes, religious groups, ethnic groups, language groups, and geographies. These workers are an accurate reflection of the diverse groups found within TIST's 93,000+ participants. <text:s text:c="3"/>Ugandans run the TIST- Uganda Program. The 60-plus TIST Quantifiers are TIST farmers trained to monitor, quantify, and tabulate the carbon stocks in the TIST trees. We do not have formal education requirements for any position. Those that have proven they can do the job are the ones doing the job. And we ensure access to develop skills by holding regular training seminars for Quantifiers and conducting regular audits to make sure their skills are honed. <text:s/>Our CCB monitoring reports demonstrate the monetized benefits received by the marginalized participants. <text:s/></text:p>
          </table:table-cell>
          <table:table-cell table:number-columns-repeated="983"/>
        </table:table-row>
        <table:table-row table:style-name="ro2">
          <table:table-cell office:value-type="string" calcext:value-type="string">
            <text:p>Natural Capital Partners Americas, LLC</text:p>
          </table:table-cell>
          <table:table-cell office:value-type="string" calcext:value-type="string">
            <text:p>Face the Future, the carbon asset developer</text:p>
          </table:table-cell>
          <table:table-cell office:value-type="string" calcext:value-type="string">
            <text:p>Restoration of degraded areas in the Kibale National Park, Uganda</text:p>
          </table:table-cell>
          <table:table-cell office:value-type="string" calcext:value-type="string">
            <text:p>Natural High Forest Rehabilitation Project on degraded land of Kibale National Park</text:p>
          </table:table-cell>
          <table:table-cell office:value-type="string" calcext:value-type="string">
            <text:p>https://facethefuture.com/projects/uganda-kibale-reforestation</text:p>
          </table:table-cell>
          <table:table-cell/>
          <table:table-cell office:value-type="string" calcext:value-type="string">
            <text:p>The project activity in Kibale National Park (KNP) is located in the western part of Uganda and is implemented by Uganda Wildlife Authority in cooperation with the carbon asset developer. Due to the high precipitation, complex landform and undulating valleys, as well as continual human disturbance (fire, grazing, charcoal production and cultivation) and poor land management, the area has been subjected to severe degradation of the vegetation and soil erosion. The project contributes to climate change mitigation by sequestering GHGs in sinks through planting of indigenous tree species and assisted natural regeneration activities. The purpose of the project activity is to realize multiple socio-economic and environmental benefits (climate change mitigation, biodiversity conservation, local community development and soil erosion control) through restoring forest vegetation on degraded lands. <text:s/>•The project uses indigenous species such as Albizzia qummifera, Bridelia micrantha, Cordia africana, Cordia millenii, Croton macrostachyus, Croton megalocarpus, Erythrina abyssinica, Ficus natalensis, Mimusopsis bagshawei, Prunus africana, Spathodea campanulata, Sapium ellipticum, and Warburgia ugandensis. These are fast growing species and have been proven to outgrow the grasses to avoid being suffocated and are resistant to grass root competition. <text:s text:c="2"/>•The planting stock is derived from tree seedlings collected in the wild and nursery stock grown from seed. The wildlings are collected from within the park, potted out, and grown on in the project’s nursery before being planted out. <text:s/>•See PDD sections 1.4, https://registry.verra.org/mymodule/ProjectDoc/Project_ViewFile.asp?FileID=33134&amp;IDKEY=aiofj09234rm9oq4jndsma80vcalksdjf98cxkjaf90823nmq3r45691786 <text:s text:c="2"/></text:p>
          </table:table-cell>
          <table:table-cell office:value-type="string" calcext:value-type="string">
            <text:p>Kampala</text:p>
          </table:table-cell>
          <table:table-cell office:value-type="string" calcext:value-type="string">
            <text:p>Western Region</text:p>
          </table:table-cell>
          <table:table-cell office:value-type="string" calcext:value-type="string">
            <text:p>Uganda</text:p>
          </table:table-cell>
          <table:table-cell office:value-type="float" office:value="55000" calcext:value-type="float">
            <text:p>55000</text:p>
          </table:table-cell>
          <table:table-cell office:value-type="float" office:value="100" calcext:value-type="float">
            <text:p>100</text:p>
          </table:table-cell>
          <table:table-cell office:value-type="float" office:value="55000" calcext:value-type="float">
            <text:p>55000</text:p>
          </table:table-cell>
          <table:table-cell office:value-type="float" office:value="0" calcext:value-type="float">
            <text:p>0</text:p>
          </table:table-cell>
          <table:table-cell office:value-type="string" calcext:value-type="string">
            <text:p>6/30/1994</text:p>
          </table:table-cell>
          <table:table-cell office:value-type="string" calcext:value-type="string">
            <text:p>The program is registered under the VCS, and follows the VCS rules in this regards. This means that monitoring takes place every 5 years or more frequently, and only additional removals are credited, which means that any partial reversals are automatically compensated. In addition, the VCS operates a buffer for all land-use projects.</text:p>
          </table:table-cell>
          <table:table-cell office:value-type="string" calcext:value-type="string">
            <text:p>Yes</text:p>
          </table:table-cell>
          <table:table-cell office:value-type="string" calcext:value-type="string">
            <text:p>Not applicable (I answered yes to Q24)</text:p>
          </table:table-cell>
          <table:table-cell table:number-columns-repeated="3"/>
          <table:table-cell office:value-type="string" calcext:value-type="string">
            <text:p>Verra (VCS)</text:p>
          </table:table-cell>
          <table:table-cell table:number-columns-repeated="2"/>
          <table:table-cell office:value-type="string" calcext:value-type="string">
            <text:p>CCB (The Climate, Community and Biodiversity Standard)</text:p>
          </table:table-cell>
          <table:table-cell table:number-columns-repeated="2"/>
          <table:table-cell office:value-type="string" calcext:value-type="string">
            <text:p>There are no real or foreseeable negative environmental or social impacts of the program. It has followed the VCS program design which includes sections on environmental and social impacts, as well as stakeholder consultations. In addition, the program is also certified under the Climate, Community and Biodiversity Standard (CCB), achieving biodiversity gold certification. <text:s/>•The project is a forest rehabilitation project, implemented on degraded lands, thus not displacing economic activity; and the project provides training and income generating opportunities for local stakeholders. <text:s/>•See the Verra project registration page https://registry.verra.org/app/projectDetail/CCB/673 <text:s/></text:p>
          </table:table-cell>
          <table:table-cell table:number-columns-repeated="7" office:value-type="string" calcext:value-type="string">
            <text:p>Yes</text:p>
          </table:table-cell>
          <table:table-cell office:value-type="string" calcext:value-type="string">
            <text:p>No</text:p>
          </table:table-cell>
          <table:table-cell table:number-columns-repeated="3" office:value-type="string" calcext:value-type="string">
            <text:p>Not applicable</text:p>
          </table:table-cell>
          <table:table-cell office:value-type="string" calcext:value-type="string">
            <text:p>Restoring the integrity of the degraded forest ecosystems in the National Park and thereby enhance biodiversity conservation and control of soil erosion. This is achieved by replanting the degraded areas with locally occurring indigenous trees species. 1.76 million trees have been planted. The project also helps remove exotic/invasive species. <text:s/>?Creating habitat through reforestation. The National Park is considered to contain some of the highest biological diversity in Uganda. There are at least 372 bird species, 4 species of wild cats and contains at least 351 tree species. This National Park also supports an exceptionally diverse and abundant primate fauna: 13 species of primates are found within the park. <text:s text:c="2"/>?Transfer forestry knowledge and skills to the local communities to make them environmental ambassadors of the project. It was verified that during the 2014-2017 period, the project trained 88 people. <text:s/>?Provide employment opportunities to the communities adjacent to the park. 140 permanent and 200 seasonal jobs have been created. <text:s/>?Provide income generating opportunities by encouraging the establishment of locally owned and operated nurseries where seedlings are raised and later sold to the ARR VCS project. It was verified that during the 2014-2017 period, the project paid 232 million UGX (USD 63,000 using the current exchange rate) for local products and services; this does not include the impact on tourism. <text:s/>?Promote regeneration of natural vegetation in the forest interior areas by creating a forested zone around the edge of the park which will act as a buffer to relieve the interior areas of pressure from agents of deforestation and degradation (i.e. anthropogenically caused fires). 6,500 hectares of natural forest has been restored. <text:s/></text:p>
          </table:table-cell>
          <table:table-cell office:value-type="string" calcext:value-type="string">
            <text:p>The Batoro and Bakiga communities within the project area are traditionally subsistence farmers who grow crops such as bananas, groundnuts, sweet potatoes and sugar cane. They <text:s/>did not have knowledge of reforestation and there was therefore a need to train them in forestry techniques; including seed collection, nursery management, planting, maintenance and protection. The knowledge that the local communities acquired helped them to raise tree seedlings which they plant in their own farmlands and sold to the project in order to improve their income levels. The project has carried out on-the-job training for over 300 local community members who are employed on a perennial basis by the project to carry out rehabilitation programs. Furthermore, members of staff implementing the project activities are also trained to gain professional skills in different fields such as environmental management, finance and accounting and human resource management. <text:s/>?See PDD section 6 for the stakeholder consultation process, which is a continuous process that started prior to the project and continues ever since. Many locals groups have taken part in the process and helped shape the project. <text:s/>?https://registry.verra.org/mymodule/ProjectDoc/Project_ViewFile.asp?FileID=33134&amp;IDKEY=aiofj09234rm9oq4jndsma80vcalksdjf98cxkjaf90823nmq3r45691786 <text:s text:c="3"/></text:p>
          </table:table-cell>
          <table:table-cell table:number-columns-repeated="983"/>
        </table:table-row>
        <table:table-row table:style-name="ro2">
          <table:table-cell office:value-type="string" calcext:value-type="string">
            <text:p>Pachama, Inc.</text:p>
          </table:table-cell>
          <table:table-cell office:value-type="string" calcext:value-type="string">
            <text:p>This proposal is from Pachama in collaboration with Clean Air Action. Clean Air Action (through their TIST program) is the developer responsible for implementation of the project. Pachama provides remote-sensing monitoring and analysis and consolidated information to Microsoft.</text:p>
          </table:table-cell>
          <table:table-cell office:value-type="string" calcext:value-type="string">
            <text:p>TIST Uganda empowers small farmers through high value tree plantings</text:p>
          </table:table-cell>
          <table:table-cell office:value-type="string" calcext:value-type="string">
            <text:p>TIST Program in Uganda, VCS 001</text:p>
          </table:table-cell>
          <table:table-cell table:number-columns-repeated="2"/>
          <table:table-cell office:value-type="string" calcext:value-type="string">
            <text:p>TIST Uganda is a reforestation project supporting small farmers in Uganda. The project organizes local communities into 291 small groups with over 1,600 members. It sequesters carbon as the small groups plant trees on over 1,500 small plots of land owned by one of the group members. These local groups own the trees as well as the subsequent products and carbon revenues and are responsible for their care. <text:s text:c="4"/>A mixture of tree species are planted, primarily fruit trees to support local communities but also some timber trees as well which aid in sequestration. Pests are managed through a series of natural techniques, rather than pesticides. As trees have grown, carbon has been sequestered to support their growth. <text:s text:c="3"/>Pachama’s remote sensing record indicates near universal success of these plantations, with biomass inside the project increasing dramatically in the past decade. Additionally, the satellite data and history of the region drives home the scarcity of forested areas on the Ugandan landscape. The landscape has been heavily deforested, and few trees remain outside of a few small parks and other fruit plantations. <text:s text:c="3"/>The full portion of credits go to the project developer TIST Program for the project’s continued preservation and maintenance (including as income to the groups planting trees). The additional portion of funds provided to Pachama is used for data acquisition for monitoring reports and continued R&amp;D into making remote sensing tools more widely available for origination and use by project developers. <text:s text:c="2"/></text:p>
          </table:table-cell>
          <table:table-cell office:value-type="string" calcext:value-type="string">
            <text:p>Kampala</text:p>
          </table:table-cell>
          <table:table-cell office:value-type="string" calcext:value-type="string">
            <text:p>Bushenyi, Kabale, Kanungu, Kisoro, Mbarara, Ntungamo, and Rukungiri Districts</text:p>
          </table:table-cell>
          <table:table-cell office:value-type="string" calcext:value-type="string">
            <text:p>Uganda</text:p>
          </table:table-cell>
          <table:table-cell office:value-type="float" office:value="20000" calcext:value-type="float">
            <text:p>20000</text:p>
          </table:table-cell>
          <table:table-cell office:value-type="float" office:value="100" calcext:value-type="float">
            <text:p>100</text:p>
          </table:table-cell>
          <table:table-cell office:value-type="float" office:value="20000" calcext:value-type="float">
            <text:p>20000</text:p>
          </table:table-cell>
          <table:table-cell office:value-type="float" office:value="0" calcext:value-type="float">
            <text:p>0</text:p>
          </table:table-cell>
          <table:table-cell office:value-type="string" calcext:value-type="string">
            <text:p>1/1/2003</text:p>
          </table:table-cell>
          <table:table-cell office:value-type="string" calcext:value-type="string">
            <text:p>As part of the partnership for Microsoft, Pachama provides ongoing monitoring of forest cover and biomass levels for Microsoft. Should the potential signs of harm to the project occur, Pachama works to provide information to the project developer, TIST Program, that may be helpful to ameliorate. But should a premature reversal occur, the registry maintains a set of buffer pool credits across projects to compensate for these risks. Pachama would alert both developer and Microsoft to help ensure the reversals are accurately accounted for.</text:p>
          </table:table-cell>
          <table:table-cell office:value-type="string" calcext:value-type="string">
            <text:p>Yes</text:p>
          </table:table-cell>
          <table:table-cell office:value-type="string" calcext:value-type="string">
            <text:p>Not applicable (I answered yes to Q24)</text:p>
          </table:table-cell>
          <table:table-cell table:number-columns-repeated="3"/>
          <table:table-cell office:value-type="string" calcext:value-type="string">
            <text:p>Verra (VCS)</text:p>
          </table:table-cell>
          <table:table-cell table:number-columns-repeated="5"/>
          <table:table-cell office:value-type="string" calcext:value-type="string">
            <text:p>There are essentially no associated emissions from the project’s activities. The TIST program owns no vehicles or programs with emissions and staff / monitors primarily walk or use non-fossil fuel modes of transportation. Additionally, the project does not use chemical fertilizers which may have associated emissions. <text:s text:c="3"/>The project is unlikely to increase deforestation as best practices (which help to maximize sequestration) proposed actually allow for the use of dead wood and thinning to be used by local families which would reduce pressure on other trees. <text:s text:c="3"/>In addition, Pachama has observed no clear negative externalities in the project region that suggests displaced harvesting. The surrounding region was already extensively clear cut in advance of the project’s start. <text:s/></text:p>
          </table:table-cell>
          <table:table-cell table:number-columns-repeated="8" office:value-type="string" calcext:value-type="string">
            <text:p>Yes</text:p>
          </table:table-cell>
          <table:table-cell table:number-columns-repeated="3" office:value-type="string" calcext:value-type="string">
            <text:p>Not applicable</text:p>
          </table:table-cell>
          <table:table-cell office:value-type="string" calcext:value-type="string">
            <text:p>The TIST Uganda project is CCB certified. <text:s text:c="4"/>Community Development: This project has a significant community component - from providing income and livelihoods to providing access to new resources - for the communities that participate in it. The number of people impacted by the project is not directly quantified, but is certainly in the thousands. The tree species planted also provide a huge range of community benefits including food sources, medicinal sources, and timber. The small groups planting the trees get direct ownership over these products. Additional co-benefits are numerous, but include considerable outreach and training programs. A TIST program survey showed that participants have participated in at least 75 health training programs since the start of the project, with primary topics being clean drinking water and HIV/AIDS prevention. <text:s/></text:p>
          </table:table-cell>
          <table:table-cell office:value-type="string" calcext:value-type="string">
            <text:p>The TIST Uganda project (like all of the TIST programs) particularly focus on low-income sustainable farming communities that need new sources of income but are traditionally unable to access carbon markets as a potential source. <text:s text:c="4"/>The project particularly reaches poor communities in Uganda. According to surveys completed by the TIST Program for CCB certification, the majority of participants in Uganda make less than $2 per day. And it’s CCB certification found a net positive impact on women, with project activities such as creating allocated attendance slots for women to program meetings and seminars. <text:s/></text:p>
          </table:table-cell>
          <table:table-cell table:number-columns-repeated="983"/>
        </table:table-row>
        <table:table-row table:style-name="ro2">
          <table:table-cell office:value-type="string" calcext:value-type="string">
            <text:p>South Pole Carbon Asset Management Ltd. </text:p>
          </table:table-cell>
          <table:table-cell office:value-type="string" calcext:value-type="string">
            <text:p>The Ugandan Wildlife Authority (UWA), the project owner, has worked alongside Face the Future, the carbon project developer, to restore the Kibale Forest National Park since 1994. South Pole is working with UWA and Face the Future to bring this project to market. South Pole conducts extensive due diligence on all projects developed by external third parties, which includes thorough research into the background of not only the project activity and region, but also the developer itself before including its projects in our portfolio. Due to our long-standing relationship with this project developer, and the volume of carbon transacted annually, South Pole is able to secure the best possible pricing for Microsoft. <text:s/></text:p>
          </table:table-cell>
          <table:table-cell office:value-type="string" calcext:value-type="string">
            <text:p>Restoration of the structural/functional diversity of Kibale National Park</text:p>
          </table:table-cell>
          <table:table-cell office:value-type="string" calcext:value-type="string">
            <text:p>Natural High Forest Rehabilitation Project on Degraded Land of Kibale National Park</text:p>
          </table:table-cell>
          <table:table-cell office:value-type="string" calcext:value-type="string">
            <text:p>https://facethefuture.com/projects/uganda-kibale-reforestation</text:p>
          </table:table-cell>
          <table:table-cell/>
          <table:table-cell office:value-type="string" calcext:value-type="string">
            <text:p>Located in southwest Uganda, the Kibale National Park is one of the last remaining tropical forest blocks in the country. It harbors the greatest variety and concentration of primates found anywhere in East Africa and is home to at least 350 tree species. Prior to being established as a National Park in 1993, Kibale was a Forest Reserve. The northern portion of the park was degraded due to the valuable timber species located there, and southern sections were heavily encroached upon by local inhabitants. The UWA is responsible for the management of Uganda’s National Parks. Face the Future, together with UWA, launched a carbon sequestration project in the southern part of the park. The project focuses on the restoration of natural forest using native tree species and fire control methods. The major barrier to the natural regeneration of the forest is the growth of elephant grass, which restricts sapling growth. The elephant grass is therefore first cut manually before planting the saplings. Tending and weeding activities are carried out to establish well-adapted tree plantations in a cost-effective manner. <text:s text:c="3"/>The project aims to impart forestry skills and knowledge to the local communities to make them environmental ambassadors of the project. Furthermore, the project provides employment opportunities to the communities adjacent to the park. Since the project’s start, local entrepreneurs have been establishing nurseries to support the project’s demand for native seedlings. <text:s text:c="3"/>The park is home to 372 bird species, four wild cat species, and at least 350 tree species. It also supports an exceptionally diverse and abundant (67% of the country’s total) primate fauna. A population of almost 1,500 chimpanzees lives in Kibale National Park and are increasingly seen in the project area. <text:s text:c="3"/>Moreover, Kibale National Park may contain the only viable population of red colobus monkey in Uganda. Many of these have been sighted in the project area, outside of the primary forest where they usually reside. Research has demonstrated that the rehabilitation of Kibale National Park has resulted in the relatively fast return of animal species to the area, especially chimpanzees. Additionally, gibbons and forest elephants are frequently spotted in the project area.</text:p>
          </table:table-cell>
          <table:table-cell office:value-type="string" calcext:value-type="string">
            <text:p>Fort Portal</text:p>
          </table:table-cell>
          <table:table-cell office:value-type="string" calcext:value-type="string">
            <text:p>Kabarole District</text:p>
          </table:table-cell>
          <table:table-cell office:value-type="string" calcext:value-type="string">
            <text:p>Uganda</text:p>
          </table:table-cell>
          <table:table-cell office:value-type="float" office:value="55000" calcext:value-type="float">
            <text:p>55000</text:p>
          </table:table-cell>
          <table:table-cell office:value-type="float" office:value="100" calcext:value-type="float">
            <text:p>100</text:p>
          </table:table-cell>
          <table:table-cell office:value-type="float" office:value="55000" calcext:value-type="float">
            <text:p>55000</text:p>
          </table:table-cell>
          <table:table-cell office:value-type="float" office:value="360000" calcext:value-type="float">
            <text:p>360000</text:p>
          </table:table-cell>
          <table:table-cell office:value-type="string" calcext:value-type="string">
            <text:p>1/1/2009</text:p>
          </table:table-cell>
          <table:table-cell office:value-type="string" calcext:value-type="string">
            <text:p>The Verified Carbon Standard (VCS) from Verra requires forest projects which are looking to obtain Verified Carbon Units from greenhouse gas removals through carbon sinks or avoided emissions to deposit and keep a certain quantity of units in a pooled buffer account to be used to offset any reversal. The number of units it is required to keep in this buffer pool is based on an analysis of the likelihood of a reversal of the project, taking into account different risk factors in a process called “non-permanence risk analysis”, including the effect of risk mitigation actions. Projects with risk scores (%) deemed unacceptably high (i.e. above 60%) are not eligible for crediting. For forestry and land use projects, the risk assessment covers a period of 100 years and is based on the information available at the time of the risk analysis. Projects with a lifespan shorter than 30 years automatically fail the assessment. <text:s text:c="3"/>This standardized assessment has been in place for more than 10 years now, and has benefited from refinements over time. It includes areas of assessment such as internal risks (e.g. vegetal species' genetic material, gender issues), external risks (e.g. land tenure rights and access), and natural risks (e.g. fire, droughts). <text:s text:c="3"/>South Pole welcomes the opportunity to discuss this topic in more detail with our expert forestry technical team.</text:p>
          </table:table-cell>
          <table:table-cell office:value-type="string" calcext:value-type="string">
            <text:p>Yes</text:p>
          </table:table-cell>
          <table:table-cell office:value-type="string" calcext:value-type="string">
            <text:p>Not applicable (I answered yes to Q24)</text:p>
          </table:table-cell>
          <table:table-cell table:number-columns-repeated="3"/>
          <table:table-cell office:value-type="string" calcext:value-type="string">
            <text:p>Verra (VCS)</text:p>
          </table:table-cell>
          <table:table-cell table:number-columns-repeated="2"/>
          <table:table-cell office:value-type="string" calcext:value-type="string">
            <text:p>Climate, Community &amp; Biodiversity Standard (CCBS)</text:p>
          </table:table-cell>
          <table:table-cell table:number-columns-repeated="2"/>
          <table:table-cell office:value-type="string" calcext:value-type="string">
            <text:p>The project does not displace land-use activities to other areas. Therefore, there is no shift of agricultural or grazing activities to forested areas outside of the project area. There are also no forested areas in the vicinity of the project area to which activities could be displaced. The project therefore does not cause deforestation outside of the project area. </text:p>
          </table:table-cell>
          <table:table-cell table:number-columns-repeated="7"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 applicable</text:p>
          </table:table-cell>
          <table:table-cell office:value-type="string" calcext:value-type="string">
            <text:p>Yes</text:p>
          </table:table-cell>
          <table:table-cell office:value-type="string" calcext:value-type="string">
            <text:p>The project aims to impart forestry skills and knowledge to the local communities to make them environmental ambassadors of the project. Furthermore, the project provides employment opportunities to the communities adjacent to the park and utilizes a portion of the project's income to support their wages. Since the project’s start, local entrepreneurs have been establishing nurseries to support the project’s demand for native seedlings. Kibale National Park is home to at least 372 bird species, four wild cat species and at least 350 tree species. The park also supports an exceptionally diverse and abundant primate fauna (67 % of the country’s total). In these ways the project contributes to the Sustainable Development Goals (SDGs) 4, 8, 13, 15, among others.</text:p>
          </table:table-cell>
          <table:table-cell office:value-type="string" calcext:value-type="string">
            <text:p>1. Stakeholder selection was a part of the Social and Biodiversity Impact Assessment (SBIA) that was carried out. All community members were invited to be a part of the stakeholder selection process, during which a chairman from each affected village/parish was appointed. However, all community members are able to request access to any information regarding the project activity. The program for the revenue sharing of the tourism income with the communities is kept transparent by making the yearly income and amount of money available for community projects public via local media. <text:s text:c="3"/>2. The project improves the livelihoods of impoverished communities through providing employment and promoting income-generating activities. As a result, the resilience of the communities against shocks like those caused by climate change is improved. The presence of a restored forest also helps to do this by providing regulatory ecosystem services for the surrounding areas, which are populated by impoverished communities. Finally, the project encourages tree planting by farmers on their own land, which helps them to adapt to climate change. <text:s text:c="3"/>3. The main social benefit of the project is the provision of employment. The people employed by the project are especially those from impoverished communities living along the boundary of the project area. Most of the people rely on a combination of subsistence agriculture and market crops for their livelihood. The income from daily labor at the project is crucial to enabling communities to make their own investments in school fees for their children, in housing, and in small businesses. The advantage of working for the project is also that it can be combined with work on their own farms, based on the complementary practices and flexible/shorter working hours. </text:p>
          </table:table-cell>
          <table:table-cell table:number-columns-repeated="983"/>
        </table:table-row>
        <table:table-row table:style-name="ro2">
          <table:table-cell office:value-type="string" calcext:value-type="string">
            <text:p>Terraformation Inc.</text:p>
          </table:table-cell>
          <table:table-cell office:value-type="string" calcext:value-type="string">
            <text:p>Terraformation is working with Environmental Defenders of Uganda (ED) as carbon asset developers for this RFP response. <text:s text:c="3"/>ED is a Ugandan non-profit. <text:s/>Established in 2018, ED seeks to address negative impacts of poor governance of natural resources in the Albertine Region of Uganda and to protect the wellbeing of Indigenous and rural communities of the area. <text:s/>ED has signed a Memorandum of Collaboration with Terraformation to propagate/plant indigenous tree species and produce VCS Verified Carbon Units on 450 acres (182 ha) of land under ED’s ownership and management.</text:p>
          </table:table-cell>
          <table:table-cell office:value-type="string" calcext:value-type="string">
            <text:p>Accelerating natural carbon capture in Uganda with sustainable forest technology</text:p>
          </table:table-cell>
          <table:table-cell office:value-type="string" calcext:value-type="string">
            <text:p>Reforestation in Lake Albert Region, Uganda</text:p>
          </table:table-cell>
          <table:table-cell office:value-type="string" calcext:value-type="string">
            <text:p>https://watetezi.wordpress.com/</text:p>
          </table:table-cell>
          <table:table-cell/>
          <table:table-cell office:value-type="string" calcext:value-type="string">
            <text:p>Reforestation in Lake Albert Region, Uganda will deliver CDR through the reforestation of 450 acres (182 ha) in 4 years, removing 30,033 metric tonnes of CO2 over 25 years. <text:s text:c="4"/>Environmental Defenders (ED) is an NGO in the biodiverse Lake Albert region of Uganda, working to protect environmental resources and human rights. <text:s/>To solve problems of land degradation and threats of unsustainable land use, ED purchases land for reforestation, including 450 acres (182 ha) they currently own, with a goal of continuing to secure additional land each year. <text:s/>They have established two tree nursery beds, producing 1000-2500 seedlings/year, and successfully reforested 75 acres (30 ha). <text:s/>Their role in this project is to provide land, act as the on-the-ground Project Proponent for production of VCS Verified Carbon Units, and purchase Terraformation technology needed to scale up and monitor forests. <text:s text:c="4"/>Terraformation is a critical partner to enable rapid scaling up of reforestation, and our role is to act as Project Proponent to produce and represent VCS Verified Carbon Units for sale on the global marketplace. <text:s/>TF will arrange independent carbon credit verification services for this project, and will provide ED a 100% solar-powered seed bank module (addressing the current bottleneck of limited seed supply), 100% solar-powered nursery module and water catchment infrastructure (to dramatically increase propagation), fine-scale plant and remote landscape monitoring technology, and expert training and support in all our novel forest technology to ensure successful reforestation outcomes. <text:s text:c="4"/>Microsoft’s CDR payments will be split 60/40 in favor of the on-the-ground partner. ED’s 60% will cover operational costs of forest tech, land preparation, forest monitoring, and related costs. <text:s/>Terraformation’s 40% will cover carbon verification and project administrative costs. <text:s/></text:p>
          </table:table-cell>
          <table:table-cell office:value-type="string" calcext:value-type="string">
            <text:p>Kampala</text:p>
          </table:table-cell>
          <table:table-cell office:value-type="string" calcext:value-type="string">
            <text:p>Northern Region</text:p>
          </table:table-cell>
          <table:table-cell office:value-type="string" calcext:value-type="string">
            <text:p>Uganda</text:p>
          </table:table-cell>
          <table:table-cell office:value-type="float" office:value="30033" calcext:value-type="float">
            <text:p>30033</text:p>
          </table:table-cell>
          <table:table-cell office:value-type="float" office:value="100" calcext:value-type="float">
            <text:p>100</text:p>
          </table:table-cell>
          <table:table-cell office:value-type="float" office:value="219" calcext:value-type="float">
            <text:p>219</text:p>
          </table:table-cell>
          <table:table-cell office:value-type="float" office:value="29814" calcext:value-type="float">
            <text:p>29814</text:p>
          </table:table-cell>
          <table:table-cell office:value-type="string" calcext:value-type="string">
            <text:p>1/1/2020</text:p>
          </table:table-cell>
          <table:table-cell office:value-type="string" calcext:value-type="string">
            <text:p>The Terraformation and Environmental Defenders project in Uganda will likely face three major risk factors for reversals over the 25 year course of our project agreement. <text:s text:c="3"/>1. Operational inefficiencies and losses <text:s text:c="2"/>2. Illegal incursions and logging <text:s/>3. Land use and titling risks <text:s text:c="3"/>Re: operational monitoring <text:s/>Terraformation and Environmental Defenders use Terraformation’s proprietary forestry and carbon monitoring software system, Terraware, for aggregation of forestry data collected via smartphone, drones, and satellites to help us meet or exceed certification/verification standards. <text:s/>This monitoring system will enable us and our project partners to intervene as quickly as possible during reversal events or when other threats to project success appear. <text:s text:c="5"/>Re: illegal logging <text:s/>ED employs one security guard and a field team who monitor sites for illegal logging activities or other (i.e. natural) events that pose a threat to the unintended reversals. <text:s/>ED is a local, community organization involving many persons, including volunteers. <text:s/>This on-the-ground presence is key for the involvement and acceptance of a project locally and increases “ownership” with the project through trust and personal relationships. <text:s text:c="3"/>Re: land use and title issues <text:s text:c="2"/>The Albertine Region of Uganda hosts on-going commercial oil and gas exploration projects. <text:s text:c="2"/>ED was founded specifically to protect vulnerable natural areas from such unsustainable activities in perpetuity, and land purchase, conservation, and reforestation are the best ways to achieve this. <text:s/>Terraformation is providing a grant of $100,000 to ED to support the project and build capacity. <text:s/>ED will use $10,000 to complete the legal process of inspecting and titling its lands, which gives additional protection and legal security to land owners, e.g., if developers were to try and purchase ED’s lands. <text:s text:c="4"/>Should a reversal appear from any of the risk factors discussed above or others, compensation is provided by a “pooled buffer account” across VCS verified projects which serves as an “insurance” towards unintended release of carbon dioxide.</text:p>
          </table:table-cell>
          <table:table-cell office:value-type="string" calcext:value-type="string">
            <text:p>No</text:p>
          </table:table-cell>
          <table:table-cell office:value-type="string" calcext:value-type="string">
            <text:p>No, the project will not be certified by June 2021 (please specify)</text:p>
          </table:table-cell>
          <table:table-cell office:value-type="string" calcext:value-type="string">
            <text:p>We anticipate project verification to be completed by January 2022.</text:p>
          </table:table-cell>
          <table:table-cell table:number-columns-repeated="4"/>
          <table:table-cell office:value-type="string" calcext:value-type="string">
            <text:p>None</text:p>
          </table:table-cell>
          <table:table-cell/>
          <table:table-cell office:value-type="string" calcext:value-type="string">
            <text:p>We have identified the following project related emissions: <text:s/>Scope 1: 17.20 mt CO2e <text:s/>Scope 2: 14.38 mt CO2e <text:s/>Scope 3: 107.17 mt CO2e <text:s/>Total: 138.75 metric tons (mt) CO2e <text:s text:c="3"/>Our emission estimation includes fuel for various small machinery that is used for nursery operation, and transportation of persons and equipment/plants to planting sites; and emissions from purchased electricity that is used by staff to complete project related office tasks/to power electrical equipment. <text:s/>Scope 3 emissions represent project-related air-travel emission of TF and/or project partner staff and the shipping of the seed bank and nursery modules. <text:s text:c="3"/>Boundaries were set according to the principles of the Greenhouse Gas Protocol Corporate Accounting and Reporting Standard. <text:s/>More specifically, we applied the “Operational Control” approach to estimate our project-related emissions. <text:s text:c="3"/>Sources for emission calculator: <text:s/>World Resources Institute (2015). <text:s/>GHG Protocol tool for mobile combustion. <text:s/>Version 2.6 <text:s/>US EPA eGRID database. <text:s/>http://www.epa.gov/cleanenergy/energy-resources/egrid/index.html</text:p>
          </table:table-cell>
          <table:table-cell office:value-type="string" calcext:value-type="string">
            <text:p>We anticipate to have the project’s net negative tons verified by the VCS standard by January 2022.</text:p>
          </table:table-cell>
          <table:table-cell office:value-type="string" calcext:value-type="string">
            <text:p>Estimated fossil fuel use is captured within Q27 and accounted for in our modeling. <text:s/>We recognize illegal deforestation as a risk to be managed. <text:s/>As this is a forestry project, the following actions are taken to avoid deforestation: <text:s text:c="3"/>--Environmental Defenders uses traditional fencing around their forest parcels, and they employ one security guard to prevent illegal logging from within forested areas. <text:s/>--Additional ED field staff conduct regular threat monitoring, which includes cattle incursions, tree diseases/pests, and fire hazards, in addition to human incursions. <text:s/>--To prevent illegal deforestation, ED also takes a proactive approach to involving surrounding communities in their reforestation activities. <text:s/>Large groups of community volunteers help with tree planting, promoting their personal investment in the future of the forests, and ED also grows additional saplings which they sell or donate to farmers, churches, community groups, and individuals. <text:s/>--ED recognizes research that shows poverty often drives unsustainable actions, so they also started two local women’s groups of 25 people each, providing support to them in earning livelihoods through farming and fishing. <text:s text:c="3"/>CDR payments will help ensure that security guards and threat monitoring crews continue to be employed into the future, and will empower ED to continue its efforts to support sustainable community livelihoods.</text:p>
          </table:table-cell>
          <table:table-cell table:number-columns-repeated="7"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 applicable</text:p>
          </table:table-cell>
          <table:table-cell office:value-type="string" calcext:value-type="string">
            <text:p>Yes</text:p>
          </table:table-cell>
          <table:table-cell office:value-type="string" calcext:value-type="string">
            <text:p>Terraformation has designed this project to meet international standards for sustainable development and pursuit of SD VISta certification. <text:s/>This project supports most SDGs and directly aligns with the following SDGs: <text:s text:c="3"/>GOAL 1: NO POVERTY – This project promotes economic growth, which is inclusive to under-resourced communities in Uganda, will provide sustainable jobs, and promotes equality. <text:s/>GOAL 7: AFFORDABLE AND CLEAN ENERGY – Terraformation provides 100% renewable energy solutions for forestry, promoting sustainability of this project. <text:s/>GOAL 9: INDUSTRY, INNOVATION, AND INFRASTRUCTURE – Through Terraformation’s forestry innovations, investments in infrastructure contribute directly to sustainable development. <text:s/>GOAL 13: CLIMATE ACTION – Terraformation’s mission is to use robust, affordable forest technology to solve climate change through natural carbon capture. <text:s/>GOAL 15: LIFE ON LAND – Environmental Defenders and Terraformation will collaborate to sustainably manage forests, combat desertification, halt and reverse land degradation, and halt biodiversity loss in Uganda’s Lake Albert Region. <text:s/>GOAL 17: PARTNERSHIPS – Central to Terraformation’s mission is a strong commitment to developing equitable, inclusive, global partnerships for sustainable development. <text:s text:c="3"/>The project will improve the organizational capacity of Environmental Defenders to pursue its mission of protecting areas of critical importance for the conservation of endemic and threatened plant species in Uganda. <text:s/>This will be done through capacity building for staff and volunteers in project management, project development, monitoring, and evaluation. <text:s text:c="3"/>It will also raise visibility of ED, empowering them to garner matching support as they expand. <text:s/>Sales of carbon will provide income to ED, improving financial security for long-term environmental conservation, land acquisitions, environmental education, and operations. <text:s text:c="4"/>Nursery establishment and production of seedlings will provide additional income to ED through sales of seedlings to farmers, government, NGOs, and other organizations. <text:s/>The project also supports other income-generating activities within the reforested areas, e.g., bee keeping and shea nut oil production. <text:s/>This project will create jobs and employ local Indigenous people, combating poverty in this under-resourced community. <text:s text:c="3"/>This project also directly supports Uganda's National Biodiversity Strategy and Action Plan II (NBSAP; of which ED is a signatory) for implementing the Convention on Biological Diversity (CBD) in line with the SDGs. <text:s/>The plan reports that Uganda’s forestry sector contributes about 6% of the national GDP and employs over a million people; additionally, forestry supports livelihoods, making up 11-27% of household cash incomes in communities near forest reserves. <text:s text:c="4"/>Beyond income generation, the project will focus on reducing deforestation pressures on nearby communities. <text:s/>In addition to carbon sequestration, the project has co-benefits of improved environmental services such as improved water retention, decreased water runoff leading to decreased soil erosion, soil stabilization in areas prone to mudslides, and improved soil nutrients. <text:s/>It will also lead to improved land use planning and ecosystem-based climate change adaptation plans for local communities. <text:s text:c="4"/>Uganda’s NBSAP reports that forestry’s contribution to soil/water management and carbon sequestration is valued at over US $130.7 million annually. <text:s/>Importantly, the project will also build local capacity and develop unique carbon management systems that may be replicated in other communities throughout the country and will spread organically over the continent. <text:s text:c="3"/>Biodiversity co-benefits will be derived from the planting of indigenous species that support a variety of insects and small mammals, improved watersheds, increased soil productivity, and increased resilience to climate change. <text:s/>This will lead to improved conservation of Uganda’s native trees, tree diversity, and forest coverage, reducing pressure on natural resources outside government protected areas. <text:s/>This project also supports improved management of Key Biodiversity Areas, Endemic Bird Areas, Important Bird Areas, World Heritage Sites, Biodiversity Hotspots, and Biosphere Reserves; and the Uganda NBSAP’s first priority area: restoration of degraded ecosystems. <text:s/></text:p>
          </table:table-cell>
          <table:table-cell office:value-type="string" calcext:value-type="string">
            <text:p>Our project empowers Environmental Defenders (ED), located in the remote, rural Lake Albert region of Uganda in East Africa. <text:s/>Despite their success in obtaining small grants, they have faced systemic barriers to accessing carbon finance and other forms of funding due to their geographic location within a developing country, small size of their organization, and staff members’ limited access to technical training and education. <text:s/>Rural communities in this region of Africa exemplify vulnerable, low-income, under-resourced communities being disproportionately affected by climate change. <text:s/>ED has ambitious goals to lead the charge in Sub-Saharan Africa’s transition to climate sustainability – we just need to empower them. <text:s text:c="3"/>In addition to reforestation and carbon sequestration, ED is dedicated to helping marginalized Indigenous communities make a sustainable living and protect their water sources and local environment, preserving indigenous trees and cultural ways of life. <text:s/>Conservation activities also include preservation of Indigenous Knowledge of African medicinal plants used by ancestors, and providing local farmers with seedlings of traditional fruit and timber trees. <text:s text:c="4"/>By supplying trees to community partners, they have facilitated reforestation (beyond their own land) of 60 acres (24 ha) of a farmers group’s land, 40 acres (16 ha) of National Forest Authority land in Luli Kayonga Central Forest Reserve, and other local farmers’ land with trees provided by ED. <text:s/>Revenue generated from sales of carbon will also be re-invested in community development to improve education of indigenous and rural communities in the Lake Albert region through scholarships to disadvantaged children, provision of clean and safe water for communities, and livelihood support in the form of village loan and savings associations. <text:s text:c="3"/>Environmental Defenders’ long-term goal is to serve as a conservation education and seed storage hub for all of Sub-Saharan Africa. <text:s/>They would like to meet the needs of neighboring countries including Kenya, South Sudan, DR Congo, Rwanda, Tanzania, and other countries that would be interested in learning and adopting ED’s tree conservation approach in their own regions. <text:s text:c="4"/>They also want to preserve understory herbs used in traditional medicine, as well as varieties of grasses used for constructing traditional houses, all of which are declining in recent times due to human activities such as bushfires and large-scale commercial activity expansion. <text:s/>All these aspects of their work will help ensure that underrepresented and under-resourced communities are not left behind in the transition to an environmentally just future. <text:s/></text:p>
          </table:table-cell>
          <table:table-cell table:number-columns-repeated="983"/>
        </table:table-row>
        <table:table-row table:style-name="ro2">
          <table:table-cell office:value-type="string" calcext:value-type="string">
            <text:p>ClimateCare Oxford Ltd.</text:p>
          </table:table-cell>
          <table:table-cell office:value-type="string" calcext:value-type="string">
            <text:p>ClimateCare's partner PUR Projet will act as project coordinator. PUR Projet is an international organization specialized in the development of ecosystems restoration and conservation projects, within agricultural supply chains like coffee and cocoa.</text:p>
          </table:table-cell>
          <table:table-cell table:number-columns-repeated="2" office:value-type="string" calcext:value-type="string">
            <text:p>Restoring Coffee and Vanilla Ecosystems through Agroforestry Practices in Uganda</text:p>
          </table:table-cell>
          <table:table-cell table:number-columns-repeated="2"/>
          <table:table-cell office:value-type="string" calcext:value-type="string">
            <text:p>This Project is an afforestation and reforestation project with coffee and vanilla farmers in the Rwenzori region of Uganda, a few kilometers from the western border with Congo Democratic Republic. The area has been heavily deforested for decades and plantations of exotic species harmful for natural ecosystems, such as eucalyptus or pine trees, have been promoted over the last 30 years. As a result of deforestation, farmers are now affected by excessive temperatures, land erosion and degradation and longer dry periods with less water. <text:s/>Despite cocoa, coffee and vanilla crops thriving in shade conditions, most farmers who grow these crops do not have shade-trees on their farms. Additionally, coffee farmers often lack knowledge on Good Agricultural Practices (GAP) that promote agroforestry and could substantially increase yields and income. <text:s text:c="4"/>Since 2015, the project has been engaging farmer members of the Rwenzori Farmers Cooperative Union (RFCU), an organization that gathers 14 primary cooperatives from the districts of Kasese, Kabarole, Ntoroko and Bundibugyo in the Rwenzori region and collects and sells vanilla, coffee and cocoa. The project intends to promote sustainable agroforestry design and Good Agricultural Practice training, in partnership with the RFCU, by directly supporting agroforestry and coffee technicians from the cooperatives to provide technical assistance and share education with farmers. In the coming months, the project will design and manage the carbon certification process, leveraging the project participants’ expertise from other VCS and Gold Standard certified projects. <text:s text:c="5"/>As of August 2020, farmers from these cooperatives have been supported to plant 450,000 trees and over 1,300 farmers have received Good Agricultural Practice trainings. The project expects a very high survival rate of trees (&gt;90%) and beneficiary engagement. In February 2020, education and awareness events were hosted about halting deforestation, which engaged 20,000 community members in the region, which continued to raise awareness of the potential of agroforestry. <text:s text:c="4"/>The Project continues to grow and is now ready to be certified. Microsoft’s payments for CDR will support the continued expansion of the Program through tree planting and growth of the Program, farmer engagement and education (including Good Agricultural Practice Training), Certification Costs, and Long-term provisions and market linkages for farmers to support the long-term permeance of the Project impacts. <text:s/></text:p>
          </table:table-cell>
          <table:table-cell office:value-type="string" calcext:value-type="string">
            <text:p>Kikonda </text:p>
          </table:table-cell>
          <table:table-cell office:value-type="string" calcext:value-type="string">
            <text:p>Kyankwanzi District</text:p>
          </table:table-cell>
          <table:table-cell office:value-type="string" calcext:value-type="string">
            <text:p>Uganda </text:p>
          </table:table-cell>
          <table:table-cell office:value-type="float" office:value="50000" calcext:value-type="float">
            <text:p>50000</text:p>
          </table:table-cell>
          <table:table-cell office:value-type="float" office:value="100" calcext:value-type="float">
            <text:p>100</text:p>
          </table:table-cell>
          <table:table-cell office:value-type="float" office:value="0" calcext:value-type="float">
            <text:p>0</text:p>
          </table:table-cell>
          <table:table-cell office:value-type="float" office:value="50000" calcext:value-type="float">
            <text:p>50000</text:p>
          </table:table-cell>
          <table:table-cell office:value-type="string" calcext:value-type="string">
            <text:p>1/1/2015</text:p>
          </table:table-cell>
          <table:table-cell office:value-type="string" calcext:value-type="string">
            <text:p>This Project will go through an ICROA approved standard (VCS or Gold Standard) in 2021. In the design of the Project Design Documents, we will include considerations of leakage, additionality and permanence, building upon existing in-depth knowledge of project impacts on these factors and best-in-class values by the ICROA approved certification body. <text:s text:c="4"/>The project is already measuring survival rate of trees, farmer income and yield changes, and will develop a comprehensive risk report that identifies a necessary buffer accounting for project longevity, political and natural disaster scenarios and overall non-permanence risks. All CDR provided to Microsoft will be ex-post credits and will have already been sequestered. <text:s text:c="2"/></text:p>
          </table:table-cell>
          <table:table-cell office:value-type="string" calcext:value-type="string">
            <text:p>No</text:p>
          </table:table-cell>
          <table:table-cell office:value-type="string" calcext:value-type="string">
            <text:p>Yes, the project will be certified by June 2021</text:p>
          </table:table-cell>
          <table:table-cell table:number-columns-repeated="4"/>
          <table:table-cell office:value-type="string" calcext:value-type="string">
            <text:p>Gold Standard</text:p>
          </table:table-cell>
          <table:table-cell table:number-columns-repeated="2"/>
          <table:table-cell office:value-type="string" calcext:value-type="string">
            <text:p>N/A</text:p>
          </table:table-cell>
          <table:table-cell/>
          <table:table-cell office:value-type="string" calcext:value-type="string">
            <text:p>As with any agricultural and natural landscape restoration project, there is a risk of non-permanence and farmers cutting down trees. The project invests in upfront education to share with farmers the benefits of trees from an ecological, social and economic perspective. Moreover, farmers are provided with an incentive to care for the trees and support a high survival rate. When tree mortality exceeds expected amounts, the project will support the replanting of the trees. Our diversified agroforestry models provide multiple benefits from trees including nutrient cycling, fruit and medicine provisioning and long-term income through selective tree harvesting (accounted for in emissions), thus deterring producers from cutting down the trees. Where possible, this project will use renewable energy (solar, wind) and minimize fossil fuel use</text:p>
          </table:table-cell>
          <table:table-cell table:number-columns-repeated="8" office:value-type="string" calcext:value-type="string">
            <text:p>Yes</text:p>
          </table:table-cell>
          <table:table-cell table:number-columns-repeated="3" office:value-type="string" calcext:value-type="string">
            <text:p>Not applicable</text:p>
          </table:table-cell>
          <table:table-cell office:value-type="string" calcext:value-type="string">
            <text:p>This Project has multiple co-benefits including improving the living conditions of local producers and communities by strengthening their resilience to climate change and developing ethical production systems. <text:s/>The Project supports Fair-trade Certified farmers and many who have transitioned to Organic production. Beyond the reforestation activities, this project supports large-scale education, which includes a theatre production about deforestation and opportunities to halt and reverse the deforestation trend in Uganda. The project also includes activities that reduce pressure on forests including Cookstoves and Water Filtration Activities, and activities to enhance yields through Good Agricultural Practice training. This Project specifically supports SDG 1. No Poverty 13. Climate Action and 15. Life on Land. </text:p>
          </table:table-cell>
          <table:table-cell office:value-type="string" calcext:value-type="string">
            <text:p>The project activities take a gendered and youth lens, which is hugely important in a country with 77% of the population under 25 years old. In 2019, the project conducted a gender diagnostic to better understand gender norms in the project area and assess how to better include women in the project and support gender equity through our activities. Where possible, the project will support women in positions of power and ensures diverse representation in training events. <text:s text:c="4"/>Farmers engaged in this project farm on less than 3ha of land and have faced many systemic barriers to accessing finance, markets and climate change adaptation measures. This project aims to support farmers directly through addressing all three of those barriers 1) by ensuring that activities promote farmer income, reduce input cost, and overall increase farmer net revenue 2) by supporting a sustainable and equitable supply chain through long-term market access contracts and supports 3) by promoting agroforestry practices that restore the soil, support micro-climate regulation and hydrological cycles. <text:s/></text:p>
          </table:table-cell>
          <table:table-cell table:number-columns-repeated="983"/>
        </table:table-row>
        <table:table-row table:style-name="ro2">
          <table:table-cell office:value-type="string" calcext:value-type="string">
            <text:p>Natural Capital Partners Americas, LLC</text:p>
          </table:table-cell>
          <table:table-cell office:value-type="string" calcext:value-type="string">
            <text:p>Forest Carbon Limited act at the carbon asset developer for the project portfolio</text:p>
          </table:table-cell>
          <table:table-cell office:value-type="string" calcext:value-type="string">
            <text:p>Creation of a portfolio of new woodlands in the UK</text:p>
          </table:table-cell>
          <table:table-cell office:value-type="string" calcext:value-type="string">
            <text:p>UK Woodland Carbon Code Portfolio</text:p>
          </table:table-cell>
          <table:table-cell office:value-type="string" calcext:value-type="string">
            <text:p>https://www.naturalcapitalpartners.com/projects/project/uk-forest-creation-the-woodland-carbon-code <text:s/>•https://www.forestcarbon.co.uk/ </text:p>
          </table:table-cell>
          <table:table-cell/>
          <table:table-cell office:value-type="string" calcext:value-type="string">
            <text:p>The project portfolio represents the conversion of marginal farmland to permanent woodland, at 12 sites in Scotland and England, to create diversified and sustainable land use. The combined projects will capture 149,776 tonnes CO2 over an average of 65 years, cover 950 acres and entail the planting of 887,000 trees. The woodlands will offer diverse additional local benefits, including natural flood management, biodiversity gain, public access, support for employment. All projects are designed in collaboration with local forestry experts, subject to local consultation, and follow the rules of the UK Forest Standard to ensure appropriate and diversified species, biodiversity enhancement and appropriate adjustments for water courses, sites of scientific interest, and so on. <text:s text:c="4"/>The projects are certified under the UK government Woodland Carbon Code, via independent and accredited audit. All projects will be subject to ongoing and long-term monitoring under the Code. Projects are planted with third party landowners, selected by Forest Carbon based on their long experience in the field. Owners are fully committed to planting and looking after their woodlands. <text:s text:c="4"/>As an example, one of the projects in the portfolio is at Rottal. Sitting right on the southern edge of the Cairngorms National Park, this new woodland is scenically situated within the upper catchment of the River South Esk. As such, the project has been designed with riparian and conservation objectives in mind. New planting will establish native trees on the banks of the South Esk and another local tributary. These will, in time, shade the water courses and help to mitigate the effects of climate change on Atlantic Salmon and the endangered Freshwater Pearl Mussel, both of which are sensitive to increases in water temperature. In addition, the new trees’ roots will help to bind the soil, reducing erosion and stabilizing the riverbanks after heavy rain events. <text:s/>Beyond the riparian benefits, this new woodland will also help terrestrial biodiversity <text:s/>and, with its blend of native and productive trees, provide some timber income for the estate through continuous canopy cover management – the creation of an all age forest through gradual thinning, replanting and no clear-felling. <text:s text:c="3"/></text:p>
          </table:table-cell>
          <table:table-cell office:value-type="string" calcext:value-type="string">
            <text:p>See supporting document under #11</text:p>
          </table:table-cell>
          <table:table-cell office:value-type="string" calcext:value-type="string">
            <text:p>Scotland and England</text:p>
          </table:table-cell>
          <table:table-cell office:value-type="string" calcext:value-type="string">
            <text:p>UK</text:p>
          </table:table-cell>
          <table:table-cell office:value-type="float" office:value="149776" calcext:value-type="float">
            <text:p>149776</text:p>
          </table:table-cell>
          <table:table-cell office:value-type="float" office:value="100" calcext:value-type="float">
            <text:p>100</text:p>
          </table:table-cell>
          <table:table-cell office:value-type="float" office:value="0" calcext:value-type="float">
            <text:p>0</text:p>
          </table:table-cell>
          <table:table-cell office:value-type="float" office:value="149776" calcext:value-type="float">
            <text:p>149776</text:p>
          </table:table-cell>
          <table:table-cell office:value-type="string" calcext:value-type="string">
            <text:p>4/30/2017</text:p>
          </table:table-cell>
          <table:table-cell office:value-type="string" calcext:value-type="string">
            <text:p>All projects are monitored under the Woodland Carbon Code protocols. Figures given are net of Woodland Carbon Code risk buffer. All projects are also insured by the Woodland Carbon Code pooled buffer. Finally, landowners are contractually obliged to replace removals lost from their projects. We would assess this risk as less than 5% across all projects over full project lifetimes.</text:p>
          </table:table-cell>
          <table:table-cell office:value-type="string" calcext:value-type="string">
            <text:p>Yes</text:p>
          </table:table-cell>
          <table:table-cell office:value-type="string" calcext:value-type="string">
            <text:p>Not applicable (I answered yes to Q24)</text:p>
          </table:table-cell>
          <table:table-cell table:number-columns-repeated="6"/>
          <table:table-cell office:value-type="string" calcext:value-type="string">
            <text:p>UK Woodland Carbon Code</text:p>
          </table:table-cell>
          <table:table-cell table:number-columns-repeated="2"/>
          <table:table-cell office:value-type="string" calcext:value-type="string">
            <text:p>All UK woodland projects must follow the UK Forestry Standard irrespective of the Woodland Carbon Code. The UK Forestry Standard Projects undergo environmental assessment and statutory consultation before planting as part of the UK Forestry Standard <text:s/>?https://www.woodlandcarboncode.org.uk/standard-and-guidance/5-social-responsibility <text:s/></text:p>
          </table:table-cell>
          <table:table-cell table:number-columns-repeated="9" office:value-type="string" calcext:value-type="string">
            <text:p>Yes</text:p>
          </table:table-cell>
          <table:table-cell office:value-type="string" calcext:value-type="string">
            <text:p>Not applicable</text:p>
          </table:table-cell>
          <table:table-cell office:value-type="string" calcext:value-type="string">
            <text:p>Yes</text:p>
          </table:table-cell>
          <table:table-cell office:value-type="string" calcext:value-type="string">
            <text:p>See the project summary for benefits of case study project Rottal. Similar narratives are available for all projects in the portfolio. </text:p>
          </table:table-cell>
          <table:table-cell office:value-type="string" calcext:value-type="string">
            <text:p>Forest Carbon engages with all types of landownership and has a strong track record in offering carbon market access in particular to small farms and tenant farmers who are engaging with the carbon markets for the first time.</text:p>
          </table:table-cell>
          <table:table-cell table:number-columns-repeated="983"/>
        </table:table-row>
        <table:table-row table:style-name="ro2">
          <table:table-cell office:value-type="string" calcext:value-type="string">
            <text:p>Drax Power Limited</text:p>
          </table:table-cell>
          <table:table-cell office:value-type="string" calcext:value-type="string">
            <text:p>Drax is the developer for this project and is assessing and discussing opportunities with a range of partners across the entire supply chain of the project. These partners are not yet finalised and will be appointed in due course. <text:s/>Additional information may be provided subject to Drax and Microsoft agreeing an appropriate Non-Disclosure Agreement that protects both parties. </text:p>
          </table:table-cell>
          <table:table-cell office:value-type="string" calcext:value-type="string">
            <text:p>CCS installed at the world’s largest sustainable biomass power station</text:p>
          </table:table-cell>
          <table:table-cell office:value-type="string" calcext:value-type="string">
            <text:p>Drax BECCS</text:p>
          </table:table-cell>
          <table:table-cell office:value-type="string" calcext:value-type="string">
            <text:p>http://www.drax.com/BECCS </text:p>
          </table:table-cell>
          <table:table-cell/>
          <table:table-cell office:value-type="string" calcext:value-type="string">
            <text:p>Drax Power Station is the largest power station in Western Europe. Originally constructed in the 1960s as a coal-fired power station, since 2013 the power station has been gradually converted to use wood pellets, a source of sustainably sourced biomass, instead of coal. Four of the power station’s six units are now using sustainable biomass, generating 12% of Britain’s renewable power. In doing so, it has become Europe’s largest decarbonisation project. <text:s text:c="4"/>If carbon capture and storage (CCS) technology were successfully installed at Drax Power Station, each of its biomass units could generate up to four million tonnes of negative emissions per year – up to 16 million tonnes per year across its four units. <text:s text:c="3"/>Drax began to pilot the world’s first 100% bioenergy carbon capture and storage (BECCS) pilot in October 2018. The pilot, using proprietary solvent technology from C-Capture, a British technology company spun out of Leeds University, is capturing up to one tonne of carbon dioxide per day. <text:s text:c="3"/>A second BECCS pilot facility will be installed at the power station in autumn 2020. The Mitsubishi Heavy Industries (MHI) facility will enhance Drax’s technical understanding, ahead of entering Front-End Engineering Design for the project in 2021/22. <text:s text:c="3"/>On 10 December 2019 at COP 25 in Madrid, Drax Group CEO Will Gardiner announced Drax’s ambition to become the world’s first carbon negative energy company by 2030, reaffirming the company’s commitment to BECCS. <text:s text:c="3"/>Drax’s stated ambition is to convert the first of its four biomass units to CCS by 2027 – creating the world’s first carbon negative power station.</text:p>
          </table:table-cell>
          <table:table-cell office:value-type="string" calcext:value-type="string">
            <text:p>Selby</text:p>
          </table:table-cell>
          <table:table-cell office:value-type="string" calcext:value-type="string">
            <text:p>North Yorkshire</text:p>
          </table:table-cell>
          <table:table-cell office:value-type="string" calcext:value-type="string">
            <text:p>United Kingdom</text:p>
          </table:table-cell>
          <table:table-cell office:value-type="float" office:value="4000000" calcext:value-type="float">
            <text:p>4000000</text:p>
          </table:table-cell>
          <table:table-cell office:value-type="float" office:value="100" calcext:value-type="float">
            <text:p>100</text:p>
          </table:table-cell>
          <table:table-cell office:value-type="float" office:value="0" calcext:value-type="float">
            <text:p>0</text:p>
          </table:table-cell>
          <table:table-cell office:value-type="float" office:value="16000000" calcext:value-type="float">
            <text:p>16000000</text:p>
          </table:table-cell>
          <table:table-cell office:value-type="string" calcext:value-type="string">
            <text:p>4/1/2027</text:p>
          </table:table-cell>
          <table:table-cell office:value-type="string" calcext:value-type="string">
            <text:p>Monitoring of CO2 injectivity will be a fundamental component of any licence granted to store CO2 in deep geological deposits in UK territorial waters. <text:s/>The regulatory framework for geological storage sites in the UK is being developed by UK Government. <text:s/>Once the regulatory structure is established, this will provide guidance on recourse for any premature reversals.</text:p>
          </table:table-cell>
          <table:table-cell office:value-type="string" calcext:value-type="string">
            <text:p>No</text:p>
          </table:table-cell>
          <table:table-cell office:value-type="string" calcext:value-type="string">
            <text:p>No, the project will not be certified by June 2021 (please specify)</text:p>
          </table:table-cell>
          <table:table-cell office:value-type="string" calcext:value-type="string">
            <text:p>Certification arrangements for BECCS emerging.</text:p>
          </table:table-cell>
          <table:table-cell table:number-columns-repeated="4"/>
          <table:table-cell office:value-type="string" calcext:value-type="string">
            <text:p>None</text:p>
          </table:table-cell>
          <table:table-cell/>
          <table:table-cell office:value-type="string" calcext:value-type="string">
            <text:p>None</text:p>
          </table:table-cell>
          <table:table-cell office:value-type="string" calcext:value-type="string">
            <text:p>The ‘Biomass Carbon Calculator’ is a greenhouse gas (GHG) lifecycle emission tool developed by Drax for the purpose of calculating wood pellet supply chain GHG emissions in accordance with the UK Renewables Obligation (RO) and Directive (EU) 2018/2001 of the European Parliament and of the Council of 11 December 2018 on the promotion of the use of energy from renewable sources (“Directive (EU) 2018/2001”). <text:s text:c="3"/>The tool has been designed to address several issues with existing publicly available GHG compliance tools: <text:s text:c="3"/>Over-reliance on ‘default’ or ‘typical’ values <text:s/>Inconsistencies between collected supply chain data and calculator input fields (e.g. different units of measurement) <text:s text:c="3"/>A requirement to model the full supply chain for each feedstock type individually rather than allowing simultaneous modelling of feedstocks for each biomass producer <text:s/>Lack of transparency <text:s/>To address these issues, the Biomass Carbon Calculator requires users to enter actual supply chain data for calculating the carbon intensity of biomass supply chains, with data inputs aligned to standard units of measurement used by the industry. The tool also allows users to simultaneously model up to 20 different feedstock groups (“consignments”) and 10 different distribution routes for a single biomass production plant. <text:s text:c="3"/>The tool has been independently reviewed against the methodology laid out in the UK RO and verified for compliance with the methodology laid out in Annex VI of Directive (EU) 2018/2001. <text:s text:c="4"/>Drax intends to work with the UK Government and/or relevant certification bodies to adopt its work to date on the Biomass Carbon Calculator to provide an accurate, verifiable approach to BECCS.</text:p>
          </table:table-cell>
          <table:table-cell office:value-type="string" calcext:value-type="string">
            <text:p>At Drax we use wood pellets sourced from sustainably managed working forests and residues from forest industries to generate low-carbon, renewable electricity. We ensure our biomass is sustainable and compliant with appropriate legislation through a combination of proactive supplier engagement, third-party certification schemes and our own audits and checks. <text:s/>In 2019, we published Responsible Sourcing: A policy for biomass from sustainable forests. The Responsible Sourcing policy for biomass strengthens our approach in line with recommendations made by a report commissioned by the European Climate Foundation. This is to provide further assurance that the sustainable biomass we source makes a net positive contribution to climate change, protects and enhances biodiversity and has a positive social impact on local communities. <text:s/>The Responsible Sourcing policy outlines our forest biomass sustainability commitments: <text:s text:c="3"/>1.We will reduce carbon dioxide emission: We are committed to ensuring the biomass we use makes a positive contribution to tackling the climate change crisis and fulfilling the UK’s Paris Agreement targets. <text:s/>2.We will protect the natural environment: We recognise our duty to keep forests thriving and to respect the many benefits they bring, including carbon storage, protection of soil and water quality, supporting biodiversity and provision of habitat. <text:s/>3.We will support people and communities: From state-owned forests to smallholdings, and from the US Southeast to the Baltic states, forest owners, forest workers and communities in our sourcing areas are bound by their common reliance on forests for employment, wellbeing and quality of life. <text:s/>4.We will invest in research, outreach and intervention: The strength of our collaboration with others will improve the sourcing choices we make. We are committed to working with governments, nongovernmental organisations, academia and other stakeholders to continually improve biomass sourcing and develop best practice.</text:p>
          </table:table-cell>
          <table:table-cell table:number-columns-repeated="11" office:value-type="string" calcext:value-type="string">
            <text:p>Yes</text:p>
          </table:table-cell>
          <table:table-cell office:value-type="string" calcext:value-type="string">
            <text:p>At Drax we use sustainably-sourced wood pellets from working forests, primarily in the US South but also in Europe, Canada and South America, to generate low-carbon, renewable electricity. <text:s text:c="3"/>Biomass delivers both a decarbonised economy and healthy forests. <text:s text:c="3"/>Managed forests often absorb more carbon than forests that are left untouched: increasing sustainable harvesting can lead to more investment in woodland, better growth, greater carbon storage and stronger communities. <text:s text:c="3"/>Drax sources wood from sustainably-managed forests, contributing to increasing forest growth locally and regionally. <text:s text:c="3"/>Over the last 25 years, the US South has not only increased its total wood supply, but the surplus annual growth each year has quadrupled. <text:s text:c="3"/>Drax works with specialist consultancies such as Forisk to monitor and measure these co-benefits.</text:p>
          </table:table-cell>
          <table:table-cell office:value-type="string" calcext:value-type="string">
            <text:p>From state-owned forests, to small holdings and from the US Southeast to the Baltic States, forest owners, forest workers and communities in our sourcing areas are bound by their common reliance on forests for employment, wellbeing and quality of life. <text:s text:c="3"/>As part of our duty to support the communities in the areas we source from, we will ensure we buy biomass responsibly. <text:s text:c="3"/>We will: <text:s/>- Promote and ensure respect for human rights through all levels of our supply chains, including safeguarding the labour rights of workers and not engaging in any form of discrimination, nor compulsory labour or child labour. <text:s/>- Verify that appropriate safeguards are in place to protect health and safety in forests and pellet mills. <text:s/>- Verify that legal, customary and traditional tenure and use rights of indigenous people and local communities related to forests, are identified, documented and respected. <text:s/>- Verify that food and water supplies, or the subsistence needs of local communities, are not compromised due to forest biomass sourcing. <text:s/>- Verifying that our sourcing contributes to local prosperity. <text:s/>- Ensure that all biomass used is fully compliant with international and local legislation.</text:p>
          </table:table-cell>
          <table:table-cell table:number-columns-repeated="983"/>
        </table:table-row>
        <table:table-row table:style-name="ro2">
          <table:table-cell office:value-type="string" calcext:value-type="string">
            <text:p><text:s text:c="2"/>Cambium Carbon LLC</text:p>
          </table:table-cell>
          <table:table-cell office:value-type="string" calcext:value-type="string">
            <text:p>The City of Philadelphia: the City’s Parks and Recreation Department is supporting the project by providing public land in its Natural Areas division (parks, riparian buffers, etc.) for a reforestation program. This sub-department maintains thousands of acres, much of which could use reforestation and restoration efforts. The city has agreed to pilot a small ~20 acre project in early 2021 with Cambium Carbon, with the potential for significant scaling up. It will also provide Cambium Carbon with data for project implementation and maintenance. We may also partner with them in sourcing inputs (trees, stakes, netting, etc.) through their own or external channels to reduce costs. <text:s text:c="3"/>PowerCorps PHL is a workforce development non-profit that engages at-risk youth and returning citizens in Philadelphia. It will help staff the project. Through this project and othe activities with the City and Cambium Carbon (including the joint urban wood waste sortyard and mill), PowerCorps will provide youth with meaningful job training and career development opportunities. These opportunities would be in these individuals’ local communities but in sectors - woodworking, arboriculture, forestry, urban forestry - that have largely failed to reflect the demographic diversity of these very communities. <text:s text:c="5"/>Large Private Landowners: in addition to city lands, we will be partnering with large private landowners within the Philadelphia metropolitan area to reforest their land. In exchange for free restoration services, they will permit Cambium access to their land and claim to any resulting credits.</text:p>
          </table:table-cell>
          <table:table-cell office:value-type="string" calcext:value-type="string">
            <text:p>Revitalizing Philadelphia’s Natural Areas</text:p>
          </table:table-cell>
          <table:table-cell office:value-type="string" calcext:value-type="string">
            <text:p><text:s/>Revitalizing Philadelphia’s Natural Areas</text:p>
          </table:table-cell>
          <table:table-cell office:value-type="string" calcext:value-type="string">
            <text:p>N/A</text:p>
          </table:table-cell>
          <table:table-cell/>
          <table:table-cell office:value-type="string" calcext:value-type="string">
            <text:p>This project will deliver carbon dioxide removal by developing urban reforestation projects in partnership with the City of Philadelphia and large private landowners in the metropolitan area. This project aims to build off of the City’s forthcoming Urban Forest Strategic Plan by focusing on restoring high-priority degraded natural areas. By working with the city and select private landowners to develop new planting on underserved land, Cambium’s goal is to deliver carbon sequestration by addressing the most vulnerable neighborhoods and scalable near-term opportunities. This pilot will set the stage for a significant number of shovel-ready, high co-benefit carbon offsetting projects over the next 10 years by supporting the first Reforestation Hub. <text:s text:c="4"/>Planting projects will take place on a) a subsection of the Parks Department’s 10,000 acres of public natural lands, with a focus on those areas at risk of massive canopy loss by 2040, and b) select large private landowners whose properties will yield outsized carbon and community benefits. <text:s text:c="4"/>History of project: Philadelphia lost over 1000 acres of urban tree canopy in the past decade - about 6% of its total. The city just launched a 10-year campaign to reverse this trend, and is hoping Cambium Carbon will help it tackle reforestation efforts in its managed natural areas. Within the broader goal of returning the City to 30% tree cover, this project looks to develop its first planting pilot in Spring 2021. <text:s text:c="4"/>Roles of different participants: <text:s/>The City of Philadelphia will provide the land and nursery stock coordination for the project; our non-profit partner PowerCorps will provide workforce training and development for at-risk individuals who will help execute on-the-ground activities, and Cambium Carbon will serve as project manager and planner for planting, maintenance and MRV activities. <text:s text:c="4"/>Use of proceeds: <text:s/>To get to scale, Cambium Carbon intends to reinvest 100% of proceeds into either maintenance activities for existing projects or financing of future projects. Example uses of proceeds include investment in tree stock, urban nursery infrastructure, labor for planting, ongoing maintenance. <text:s text:c="3"/>Land use and ownership history: <text:s/>Public lands: The land is owned by the City of Philadelphia, and managed in collaboration with several local nonprofit partners such as the Fairmount Park Conservancy. Due to staffing and budget constraints, planting on the City’s 10,000 acres of natural lands is often grant or partner dependent, with significant opportunity to increase annual scale. <text:s/>Private lands: Cambium is currently identifying high-value partner properties (in terms of carbon and community benefit) in the metropolitan area. </text:p>
          </table:table-cell>
          <table:table-cell office:value-type="string" calcext:value-type="string">
            <text:p>Philadelphia</text:p>
          </table:table-cell>
          <table:table-cell office:value-type="string" calcext:value-type="string">
            <text:p>PA</text:p>
          </table:table-cell>
          <table:table-cell office:value-type="string" calcext:value-type="string">
            <text:p>United States</text:p>
          </table:table-cell>
          <table:table-cell office:value-type="float" office:value="2534" calcext:value-type="float">
            <text:p>2534</text:p>
          </table:table-cell>
          <table:table-cell office:value-type="float" office:value="100" calcext:value-type="float">
            <text:p>100</text:p>
          </table:table-cell>
          <table:table-cell office:value-type="float" office:value="253" calcext:value-type="float">
            <text:p>253</text:p>
          </table:table-cell>
          <table:table-cell office:value-type="float" office:value="2281" calcext:value-type="float">
            <text:p>2281</text:p>
          </table:table-cell>
          <table:table-cell office:value-type="string" calcext:value-type="string">
            <text:p>3/1/2021</text:p>
          </table:table-cell>
          <table:table-cell office:value-type="string" calcext:value-type="string">
            <text:p>Monitoring for reversals: <text:s/>Given the diversity of challenges that urban forests face, staff will ensure rigorous monitoring activities of the project area. Efforts to use remote sensing technology for urban forestry MRV remain in their infancy, therefore in the early days of this project staff shall conduct site visits of a representative number of sample plots. These visits shall be periodic in nature, with additional visits as necessary following any natural disturbance events. <text:s/>Reporting and compensating for reversals: <text:s/>Per the City Forest Credits Planting Protocol: <text:s/>“If the Project Operator or the Registry become aware of a potential Reversal, the Project Operator must estimate the amount of remaining carbon and report this estimate within 60 days of becoming aware of the loss. <text:s/>The Registry shall determine, at its own discretion, whether a reversal was the result of intentional action or gross negligence by the Project Operator or property owner. If a Reversal was not the result of intentional action or gross negligence, the Registry will replace offsets invalidated by the Reversal with credits from the Registry’s Reversal or Insurance Pool. <text:s/>If the Registry determines that the Reversal was the result of an intentional action or gross negligence by the Project Operator, the Registry shall estimate the number of remaining creditable tonnes CO2e using the quantification methods contained in this Protocol. The Registry shall notify the Project Operator of this count. If the Registry determines that more credits have been issued to the Project (counting both credits issued to the Project Operator and credits transferred to the Registry’s offset insurance account), the Registry shall notify the Project Operator of this shortfall. The Project Operator shall be responsible for replacing the number of credits that have been issued but that are no longer supported by carbon storage within the Project Area. Within 60 days of being notified of the number of credits that it is obligated to replace, the Project Operator shall submit to the Registry a sufficient number of City Forest Carbon+ Credits to cover the shortfall.”</text:p>
          </table:table-cell>
          <table:table-cell office:value-type="string" calcext:value-type="string">
            <text:p>Yes</text:p>
          </table:table-cell>
          <table:table-cell office:value-type="string" calcext:value-type="string">
            <text:p>Yes, the project will be certified by June 2021</text:p>
          </table:table-cell>
          <table:table-cell table:number-columns-repeated="6"/>
          <table:table-cell office:value-type="string" calcext:value-type="string">
            <text:p>City Forest Credits</text:p>
          </table:table-cell>
          <table:table-cell table:number-columns-repeated="2"/>
          <table:table-cell office:value-type="string" calcext:value-type="string">
            <text:p>Urban tree planting generally has minimal potential for negative environmental/social impacts: there is no displacement of communities or other economic land uses, and there is no evidence in the literature that would suggest leakage stemming from increased urban tree canopy. <text:s text:c="3"/>In fact, there are few CDR pathways that boast as diverse a number of environmental, social, and economic co-benefits as urban reforestation projects (outlined in our attached materials). <text:s text:c="3"/>Minimal carbon emissions would be associated with project activities, mainly from transportation emissions and soil carbon emissions. Fossil fuel emissions would occur from transportation of project inputs (trees, growing medium, etc.) and MRV activities, as would emissions resulting from disturbing soil carbon sinks during planting activities. <text:s/>However, these emissions may well be offset from other carbon project activities, e.g. utilization of biochar and other carbon negative media in planting site preparation.</text:p>
          </table:table-cell>
          <table:table-cell table:number-columns-repeated="8" office:value-type="string" calcext:value-type="string">
            <text:p>Yes</text:p>
          </table:table-cell>
          <table:table-cell table:number-columns-repeated="2" office:value-type="string" calcext:value-type="string">
            <text:p>Not applicable</text:p>
          </table:table-cell>
          <table:table-cell office:value-type="string" calcext:value-type="string">
            <text:p>Yes</text:p>
          </table:table-cell>
          <table:table-cell office:value-type="string" calcext:value-type="string">
            <text:p>In addition to carbon sequestration, City Forest Credits provides project developers with estimates of a series of co-benefits associated with their projects. These estimates are first-order approximations of co-benefits 25 years after project commencement. The approximations use US Forest Service i-Tree datasets for 16 reference cities/climate zones across the US. <text:s/>CFC-quantified co-benefits include: rainfall interception (avoided stormwater runoff and improved water quality), CO2 and energy use avoided (increased building shading leading to reduced energy/fossil fuel use), and air quality improvements (O3, NOx, PM10, Net VOCs, which lead to improved public health outcomes). <text:s/>Apart from avoided stormwater, improved water quality, avoided CO2, and improved public health outcomes mentioned above, there are a number of other co-benefits that environmental and city professionals continue to study. They include: reduced urban heat island effect, crime rate reduction, increased property and aesthetic values, and biodiversity and wildlife habitat. <text:s/>In addition, the business model that Cambium Carbon integrates these carbon projects into will provide industrial workforce training and jobs in underserved communities, will strive for ‘tree equity’ in these communities, and seek to instill greater overall community resilience to socioeconomic and environmental change. <text:s/>SDGs directly or indirectly involved in these projects include Goal #3 (Good Health and Well-Being), #8 (Decent Work and Economic Growth), #9 (Industry, Innovation, and Infrastructure), #10 (Reduced Inequalities), #11 (Sustainable Cities and Communities), #12 (Responsible Consumption and Production), #13 (Climate Action), #14 (Life Below Water), and #15 (Life on Land). <text:s/>As the additional materials explain, Cambium Carbon is also working to create an urban wood economy. We are working closely with civil society members to consider how existing (FSC, SFI) or new certifications for urban wood could complement existing initiatives to provide sustainable wood products for legacy uses (furniture, paper) and innovative uses (structural wood products, transportation fuels).</text:p>
          </table:table-cell>
          <table:table-cell office:value-type="string" calcext:value-type="string">
            <text:p>Across the US, urban forests have historically been built on generations of just and unjust decision-making?. A recent study of 37 metropolitan areas revealed that formerly redlined areas primarily composed of minority communities have on average ~23% tree canopy cover today, versus 43% in areas deemed “Best” in the 1930s*? (Locke et al, preprint, 2020) <text:s text:c="5"/>This leads disadvantaged neighborhoods to lose out on a whole host of benefits that urban forests bestow resiliency on a community: reduced urban heat island effect, enhanced stormwater management, reduced air pollution - the list of environmental and public health benefits is numerous. It also robs these communities of what Cambium Carbon sees as an economic opportunity in urban wood economies, which could help place marginalized workers in local lumber mill and nursery jobs that cannot be outsourced. <text:s text:c="5"/>This is particularly important in Philadelphia, which ranks 2nd among large US cities in the percentage of residents living below the poverty line (24.5%). <text:s text:c="3"/>A 2019 city-wide canopy assessment reveals significant gaps in Philadelphia’s tree canopy cover. This project aims to build off of the City of Philadelphia’s “Future of the Urban Forest” initiative, by providing new revenues as well as technical and implementation support for planting projects across the city, in an effort to increase green space benefits for all residents. <text:s/></text:p>
          </table:table-cell>
          <table:table-cell table:number-columns-repeated="983"/>
        </table:table-row>
        <table:table-row table:style-name="ro2">
          <table:table-cell office:value-type="string" calcext:value-type="string">
            <text:p>3Degrees Group, Inc.</text:p>
          </table:table-cell>
          <table:table-cell office:value-type="string" calcext:value-type="string">
            <text:p>Western Rivers Conservancy - Western Rivers Conservancy is a Portland based non-profit land conservation organization with a mission to protect the outstanding rivers of the west for the benefit of fish, wildlife and people. WRC is the project owner. <text:s text:c="4"/>Yurok Tribe - The Yurok Tribe works in close partnership with WRC and co-manages the project area and adjacent lands. The Tribe is committed to restoring the ecological integrity of their ancestral homeland and providing meaningful economic opportunity for Tribe members through sustainable land management. WRC will convey the project area to the Tribe by 2025. </text:p>
          </table:table-cell>
          <table:table-cell office:value-type="string" calcext:value-type="string">
            <text:p>Returning land to California’s Yurok tribe through Improved Forest Management</text:p>
          </table:table-cell>
          <table:table-cell office:value-type="string" calcext:value-type="string">
            <text:p>Blue Creek</text:p>
          </table:table-cell>
          <table:table-cell office:value-type="string" calcext:value-type="string">
            <text:p>http://www.westernrivers.org/projectatlas/blue-creek/</text:p>
          </table:table-cell>
          <table:table-cell/>
          <table:table-cell office:value-type="string" calcext:value-type="string">
            <text:p>In February 2018, following a ten-year effort, Western Rivers Conservancy (WRC) succeeded in creating a salmon sanctuary at Blue Creek, the most important cold-water tributary to California’s Klamath River. WRC has now ensured Blue Creek is protected from the Siskiyou Wilderness all the way to its confluence with the Klamath River. In the process, WRC returned sacred ancestral homelands to California’s Yurok Tribe, which will manage the lands to restore coastal redwood forests that were harvested for decades by industrial timber companies, and to improve habitat for the incredible fish and wildlife of the Klamath River and the greater Klamath-Siskiyou ecoregion. <text:s text:c="4"/>Managing the forest to sequester and store carbon is one of the primary management objectives for WRC and the Yurok Tribe. Initially revenue from carbon offsets helped finance the acquisition of the property. Now carbon offset sales provide much needed funds to implement a wide range of restoration activities, including returning the forest to old growth conditions and enhancing habitat for threatened and endangered species like the northern spotted owl, marbled murrelet and Chinook salmon. <text:s text:c="3"/>Protecting Blue Creek is the backbone of WRC’s larger effort in partnership with the Yurok Tribe to conserve over 47,000 acres of temperate rainforest along the Klamath River by creating both the salmon sanctuary and a sustainable community forest to be owned and managed by the tribe. </text:p>
          </table:table-cell>
          <table:table-cell office:value-type="string" calcext:value-type="string">
            <text:p>San Francisco</text:p>
          </table:table-cell>
          <table:table-cell office:value-type="string" calcext:value-type="string">
            <text:p>California</text:p>
          </table:table-cell>
          <table:table-cell office:value-type="string" calcext:value-type="string">
            <text:p>United States</text:p>
          </table:table-cell>
          <table:table-cell office:value-type="float" office:value="80000" calcext:value-type="float">
            <text:p>80000</text:p>
          </table:table-cell>
          <table:table-cell office:value-type="float" office:value="50" calcext:value-type="float">
            <text:p>50</text:p>
          </table:table-cell>
          <table:table-cell office:value-type="float" office:value="80000" calcext:value-type="float">
            <text:p>80000</text:p>
          </table:table-cell>
          <table:table-cell office:value-type="float" office:value="0" calcext:value-type="float">
            <text:p>0</text:p>
          </table:table-cell>
          <table:table-cell office:value-type="string" calcext:value-type="string">
            <text:p>3/19/2015</text:p>
          </table:table-cell>
          <table:table-cell office:value-type="string" calcext:value-type="string">
            <text:p>Following the rules of the California Air Resources Board Forestry Protocol, the project will continue to have a third-party on-site verification every six years over the entire crediting period and permanence period. In addition, a full carbon inventory will be conducted at least every 12 years. Unintentionally reversed sequestration will be replaced with credits from the California Air Resources Board forestry buffer pool. Intentional reversals must be replaced by Western Rivers Conservancy.</text:p>
          </table:table-cell>
          <table:table-cell office:value-type="string" calcext:value-type="string">
            <text:p>Yes</text:p>
          </table:table-cell>
          <table:table-cell office:value-type="string" calcext:value-type="string">
            <text:p>Not applicable (I answered yes to Q24)</text:p>
          </table:table-cell>
          <table:table-cell table:number-columns-repeated="6"/>
          <table:table-cell office:value-type="string" calcext:value-type="string">
            <text:p>California Air Resources Board</text:p>
          </table:table-cell>
          <table:table-cell table:number-columns-repeated="2"/>
          <table:table-cell office:value-type="string" calcext:value-type="string">
            <text:p>There are no real or foreseeable environmental or social impacts associated with WRC’s Blue Creek project. The primary objectives of the project are to restore the ecological integrity of the Blue Creek watershed and repatriate the Yurok Tribe on their ancestral land. </text:p>
          </table:table-cell>
          <table:table-cell table:number-columns-repeated="10" office:value-type="string" calcext:value-type="string">
            <text:p>Yes</text:p>
          </table:table-cell>
          <table:table-cell office:value-type="string" calcext:value-type="string">
            <text:p>Not applicable</text:p>
          </table:table-cell>
          <table:table-cell office:value-type="string" calcext:value-type="string">
            <text:p>The Klamath was once the third largest producer of salmon on the West Coast. Sadly, the great runs of Chinook, coho and steelhead have been reduced by hydropower dams, irrigation projects and over fishing. Today, one of the greatest threats to salmon and steelhead are high water temperatures when the Klamath is stressed by low summer flows. For returning fish, Blue Creek is the first cold-water refuge they encounter on their journey inland from the Pacific Ocean. Studies have shown that by holding in Blue Creek’s cold water, Chinook can lower their body temperature by up to eight degrees Fahrenheit, making this tributary critical to their survival. Without this cool-down period, most Chinook would likely die before reaching their spawning grounds in the upper Klamath. <text:s text:c="3"/>Blue Creek also provides high-quality spawning habitat for Chinook, coho and steelhead. The riparian and upland areas within the Blue Creek watershed provide outstanding habitat for rare and imperiled animals like marbled murrelet, northern spotted owl, California condor and Humboldt marten.</text:p>
          </table:table-cell>
          <table:table-cell office:value-type="string" calcext:value-type="string">
            <text:p>Western Rivers Conservancy and the Yurok Tribe established a long-term partnership to buy 47,097 acres along the lower Klamath and Blue Creek from Green Diamond Resource Company. The land includes the entire lower Blue Creek watershed, as well as extensive frontage along the lower Klamath. The upper reaches of Blue Creek are already protected by the Siskiyou Wilderness Area. The cold-water tributaries that are included in these lands are vital to the recovery of diverse species, including coho and Chinook salmon, steelhead, marbled murrelet and northern spotted owl. Once the project is complete, 73 square miles of the Klamath-Siskiyou will be managed as a salmon sanctuary, climate preserve and sustainable community forest. <text:s text:c="3"/>As part of this effort, WRC helped the Tribe create the Yurok Tribal Community Forest along the Klamath. The Tribe now manages this for the sake of forest health, clean water, fish habitat and cultural rejuvenation. Ultimately, 14,790 acres will be protected as salmon sanctuary and 32,307 acres will be sustainably managed as community forest. <text:s/></text:p>
          </table:table-cell>
          <table:table-cell table:number-columns-repeated="983"/>
        </table:table-row>
        <table:table-row table:style-name="ro2">
          <table:table-cell office:value-type="string" calcext:value-type="string">
            <text:p>3Degrees Group, Inc.</text:p>
          </table:table-cell>
          <table:table-cell office:value-type="string" calcext:value-type="string">
            <text:p>#NAME?</text:p>
          </table:table-cell>
          <table:table-cell office:value-type="string" calcext:value-type="string">
            <text:p>Re-flooding California’s Sacramento Delta to stop subsidence and sequester carbon</text:p>
          </table:table-cell>
          <table:table-cell office:value-type="string" calcext:value-type="string">
            <text:p>Sacramento Delta Private Landowner Restoration</text:p>
          </table:table-cell>
          <table:table-cell table:number-columns-repeated="2"/>
          <table:table-cell office:value-type="string" calcext:value-type="string">
            <text:p>Over 200,000 acres in the Sacramento San Joaquin Delta have been ditched and drained and are rapidly subsiding and oxidizing the carbon-rich peat soils, emitting at least 2 million mtCO2e/year. 3Degrees is working with private landowners in the region currently growing corn and other dry land crops, to convert agricultural land to wetlands and/or to grow rice (which is grown in a flooded state). These practices primarily avoid the continued oxidation of soils in the Delta. Wetland restoration (but not rice cultivation) also builds additional soil carbon over time, which is how the peatlands were originally formed. This new carbon sequestration of the wetland subset of projects will be quantified and verified as a component of the American Carbon Registry’s Restoration of California Deltaic and Coastal Wetlands methodology and could be sold to Microsoft as carbon removals. <text:s text:c="3"/>As subsidence continues and dry-land agriculture becomes potentially untenable, some envision the future of the Delta as a mosaic of wetlands and rice farms as outlined in the figure below. A long-term commitment from Microsoft to purchase the carbon removals from the wetland subset of these projects, which would enable 3Degrees to provide certainty of the value of voluntary carbon to landowners throughout the Delta.</text:p>
          </table:table-cell>
          <table:table-cell office:value-type="string" calcext:value-type="string">
            <text:p>Sacramento</text:p>
          </table:table-cell>
          <table:table-cell office:value-type="string" calcext:value-type="string">
            <text:p>California</text:p>
          </table:table-cell>
          <table:table-cell office:value-type="string" calcext:value-type="string">
            <text:p>United States</text:p>
          </table:table-cell>
          <table:table-cell office:value-type="float" office:value="550" calcext:value-type="float">
            <text:p>550</text:p>
          </table:table-cell>
          <table:table-cell office:value-type="float" office:value="10" calcext:value-type="float">
            <text:p>10</text:p>
          </table:table-cell>
          <table:table-cell office:value-type="float" office:value="0" calcext:value-type="float">
            <text:p>0</text:p>
          </table:table-cell>
          <table:table-cell office:value-type="float" office:value="20550" calcext:value-type="float">
            <text:p>20550</text:p>
          </table:table-cell>
          <table:table-cell office:value-type="string" calcext:value-type="string">
            <text:p>1/1/2021</text:p>
          </table:table-cell>
          <table:table-cell office:value-type="string" calcext:value-type="string">
            <text:p>The project addresses permanence by the landowners commitment through the reversal risk agreement to replace any intentionally reversed credits and the application of the ACR Tool for Risk Analysis and Buffer Determination v1.0 to assess risk of reversal and withhold from issuance a commensurate percentage of ERTs to be held in reserve in the ACR buffer pool.</text:p>
          </table:table-cell>
          <table:table-cell office:value-type="string" calcext:value-type="string">
            <text:p>No</text:p>
          </table:table-cell>
          <table:table-cell office:value-type="string" calcext:value-type="string">
            <text:p>No, the project will not be certified by June 2021 (please specify)</text:p>
          </table:table-cell>
          <table:table-cell office:value-type="string" calcext:value-type="string">
            <text:p>The program will be verified and certified under the ACR standard, the first verification is anticipated in 2022.</text:p>
          </table:table-cell>
          <table:table-cell table:number-columns-repeated="5"/>
          <table:table-cell office:value-type="string" calcext:value-type="string">
            <text:p>The program will be verified and certified under the ACR standard, the first verification is anticipated in 2022.</text:p>
          </table:table-cell>
          <table:table-cell table:number-columns-repeated="2"/>
          <table:table-cell office:value-type="string" calcext:value-type="string">
            <text:p>Projects and programs that encourage conversion to wetlands could be seen as a threat to the current agricultural lifestyle in the Delta. This program – which will help producers transition to growing rice as well – will demonstrate that private landowners can continue to profitably use land while adapting to subsidence. <text:s text:c="3"/>Water use in wetlands and rice farming is also commonly raised as a concern. Eichelman et al. 2018 estimate that wetlands require 3.6 acre-feet of water per acre and rice requires 3.2 acre-ft per acre of water. However, traditional crops in the Delta that are being replaced are also quite water intensive, with corn and alfalfa requiring 3.0 acre-ft per acre.</text:p>
          </table:table-cell>
          <table:table-cell table:number-columns-repeated="10" office:value-type="string" calcext:value-type="string">
            <text:p>Yes</text:p>
          </table:table-cell>
          <table:table-cell office:value-type="string" calcext:value-type="string">
            <text:p>Not applicable</text:p>
          </table:table-cell>
          <table:table-cell office:value-type="string" calcext:value-type="string">
            <text:p>Sacramento-San Joaquin Delta is essential to California’s water supply. The Delta provides freshwater to over half of all Californians and 3 million acres of farmland. The ability to supply this water depends on the integrity of levees that imperfectly protect islands from flooding. <text:s/>The Delta also supports more than 55 fish species and more than 750 plant and wildlife species. Of those, 13 species of fish and 11 wildlife species are threatened and considered special status. <text:s text:c="4"/>The oxidation of the peat soil has lowered the land surface of most Delta islands. In some areas, the land has sunk more than 25 feet below sea level. (As seen in the photo attached at the end of the survey, tanker ships can now be seen floating above subsided agricultural land.) Delta organic soils are subsiding at rates of between about a quarter of an inch and 1.5 inches per year. The ground is sinking as sea levels gradually rise. <text:s text:c="4"/>As sea levels rise and the land subsides, levees become increasingly vulnerable to overtopping or breaching. However, raising levees doesn’t prevent the land from sinking, which increases hydrostatic pressure on levees and seepage under levees that can erode levee foundational materials. Since the mid 1970s, almost $1 billion has been spent on maintenance and repair of Delta levees. Since 1950, there have been 87 Delta levee failures and island floods. If multiple Delta levees failed simultaneously, saltwater could invade waterways and sloughs, compromising the essential freshwater supplies for communities, industries, and ecosystems in Northern California, San Francisco Bay areas, San Joaquin Valley, Central Coast, and Southern California. This could cause a significant interruption in water deliveries from the Delta and a significant impact to the state’s economy. Re-wetting the soil stops the subsidence and carbon emissions. <text:s/></text:p>
          </table:table-cell>
          <table:table-cell office:value-type="string" calcext:value-type="string">
            <text:p>The Delta is in the top 10th percentile for communities in California most affected by pollution, as measured by California’s Office of Environmental Health Hazard Assessment’s CalEnviroScreen tool. As reported by Delta Adapts: Creating a Climate Resilient Future (https://deltacouncil.ca.gov/delta-plan/climate-change), disadvantaged communities live in the most subsided sections of the Delta, which are the most vulnerable to sea level rise and potential levee failure. By reversing subsidence, this program will reduce the impacts of climate change on a vulnerable population.</text:p>
          </table:table-cell>
          <table:table-cell table:number-columns-repeated="983"/>
        </table:table-row>
        <table:table-row table:style-name="ro2">
          <table:table-cell office:value-type="string" calcext:value-type="string">
            <text:p>3Degrees Group, Inc.</text:p>
          </table:table-cell>
          <table:table-cell office:value-type="string" calcext:value-type="string">
            <text:p>Port Blakely - <text:s/>a family-owned company focused on land and resource management. Port Blakely is the ACR project proponent and project owner for Winston Creek. <text:s text:c="2"/></text:p>
          </table:table-cell>
          <table:table-cell office:value-type="string" calcext:value-type="string">
            <text:p>10,000 acre Improved Forest Management project in western Washington state</text:p>
          </table:table-cell>
          <table:table-cell office:value-type="string" calcext:value-type="string">
            <text:p>Winston Creek Forest Carbon Project</text:p>
          </table:table-cell>
          <table:table-cell office:value-type="string" calcext:value-type="string">
            <text:p>https://portblakely.com/port-blakely/addressing-climate-change</text:p>
          </table:table-cell>
          <table:table-cell/>
          <table:table-cell office:value-type="string" calcext:value-type="string">
            <text:p>? Removals: The project sequesters carbon through tree growth due to extension of rotation age beyond common practice of shorter-rotation management. <text:s text:c="2"/>? History: The project development planning started in 2016. The project was registered and approved by ACR in spring 2018. <text:s text:c="2"/>? Participants include: Port Blakely (project proponent), L&amp;C Carbon (lead contractor for project development); Latta Forestry (sub-contractor to L&amp;C for carbon baseline and scenario modeling) and TerraCarbon (sub-contractor to L&amp;C on inventory design and GHG plan) <text:s/>? Land use and ownership history: Port Blakely acquired the parcels within the project boundary over the past 13 years, with the largest blocks purchased from RLF Cascade Land Holdings in 2003 and Rainier Timber Company in 2004. Under the previous owners’ management and harvest program, the majority of the land was intensively managed for wood production. <text:s/>? How will Microsoft's funding be used? The revenue from carbon offset sales helps to justify and continue the improved stewardship practices of our forestland and business.</text:p>
          </table:table-cell>
          <table:table-cell office:value-type="string" calcext:value-type="string">
            <text:p>Seattle</text:p>
          </table:table-cell>
          <table:table-cell office:value-type="string" calcext:value-type="string">
            <text:p>Washington</text:p>
          </table:table-cell>
          <table:table-cell office:value-type="string" calcext:value-type="string">
            <text:p>United States</text:p>
          </table:table-cell>
          <table:table-cell office:value-type="float" office:value="40558" calcext:value-type="float">
            <text:p>40558</text:p>
          </table:table-cell>
          <table:table-cell office:value-type="float" office:value="11" calcext:value-type="float">
            <text:p>11</text:p>
          </table:table-cell>
          <table:table-cell office:value-type="float" office:value="40558" calcext:value-type="float">
            <text:p>40558</text:p>
          </table:table-cell>
          <table:table-cell office:value-type="float" office:value="0" calcext:value-type="float">
            <text:p>0</text:p>
          </table:table-cell>
          <table:table-cell office:value-type="string" calcext:value-type="string">
            <text:p>4/17/2017</text:p>
          </table:table-cell>
          <table:table-cell office:value-type="string" calcext:value-type="string">
            <text:p>The project addresses permanence by the landowners commitment through the reversal risk agreement to replace any intentionally reversed credits and the application of the ACR Tool for Risk Analysis and Buffer Determination v1.0 to assess risk of reversal and withhold from issuance a commensurate percentage of ERTs to be held in reserve in the ACR buffer pool. </text:p>
          </table:table-cell>
          <table:table-cell office:value-type="string" calcext:value-type="string">
            <text:p>Yes</text:p>
          </table:table-cell>
          <table:table-cell office:value-type="string" calcext:value-type="string">
            <text:p>Not applicable (I answered yes to Q24)</text:p>
          </table:table-cell>
          <table:table-cell/>
          <table:table-cell office:value-type="string" calcext:value-type="string">
            <text:p>ACR</text:p>
          </table:table-cell>
          <table:table-cell table:number-columns-repeated="7"/>
          <table:table-cell office:value-type="string" calcext:value-type="string">
            <text:p>Leakage is addressed using the ACR-approved Improved Forest Management Methodology for Quantifying GHG Removals and Emission Reductions through Increased Forest Carbon Sequestration on Non-Federal U.S. Forestlands. Per the IFM methodology, “If the project decreases wood product production by &gt;5% relative to the baseline then the Project Proponent and all associated land owners must demonstrate that there is no leakage within their operations – i.e., on other lands they manage/operate outside the bounds of the ACR carbon project.” Due to the project activity, there will be more than a 5% decrease in wood product production relative to the baseline. However, the project proponent has an “entity-wide management certification” that covers all lands with active timber management programs (see Appendix H). <text:s text:c="4"/>Furthermore, as more wood is harvested in the baseline than in the project scenario, market leakage is accounted for, which reflects that wood supply elsewhere increases in response to project activity—attributable reductions, assuming demand is constant. For market leakage per the IFM methodology, the project activity will decrease total wood products produced by 25% or more over the Crediting Period, hence the assigned market leakage deduction (LK) is 40%. </text:p>
          </table:table-cell>
          <table:table-cell table:number-columns-repeated="10" office:value-type="string" calcext:value-type="string">
            <text:p>Yes</text:p>
          </table:table-cell>
          <table:table-cell office:value-type="string" calcext:value-type="string">
            <text:p>Not applicable</text:p>
          </table:table-cell>
          <table:table-cell office:value-type="string" calcext:value-type="string">
            <text:p>The Winston Creek project is located on forestland that is part of a voluntary federal Safe Harbor Agreement. In addition to sustainable forest management and carbon sequestration, the project is committed to enhancing dispersal habitat for northern spotted owls by creating more structurally complex habitat through thinnings, snag creation, set asides and allowing the forest to grow beyond economic rotation age. Additional information on this can be found in the Safe Harbor Agreement between Port Blakely and U.S. Fish and Wildlife Service here: https://ecos.fws.gov/docs/plan_documents/tsha/tsha_696.pdf. An article written by The Oregonian <text:s/>in 2010 on the agreement can be found here: https://www.oregonlive.com/environment/2010/12/wildlife_biologist_blake_murde.html</text:p>
          </table:table-cell>
          <table:table-cell office:value-type="string" calcext:value-type="string">
            <text:p>• Engages and empowers diverse stakeholders who have otherwise faced systemic <text:s/>barriers to accessing carbon finance. <text:s/>• Addresses the disproportionate impacts of climate change on low-income <text:s/>communities; vulnerable communities in developing countries; and/or communities <text:s/>that bear the brunt of industrial pollution or are transitioning to low-carbon <text:s/>economies. <text:s/>• Works to ensure that underrepresented and under-resourced communities are not <text:s/>left behind in the transition to an environmentally just future. <text:s text:c="4"/>The communities around the Winston Creek Forest Carbon Project have struggled economically in the years since the federal forest harvest levels dropped off. Port Blakely supports the local community by hiring local contractors to do forestry-related work in and around the project area. In addition, the Winston Creek Forest Carbon Project is open to non-vehicular public access, and the landowner does not charge for recreational access, giving local families low-cost opportunities to hike, fish and hunt. <text:s/></text:p>
          </table:table-cell>
          <table:table-cell table:number-columns-repeated="983"/>
        </table:table-row>
        <table:table-row table:style-name="ro2">
          <table:table-cell office:value-type="string" calcext:value-type="string">
            <text:p>3Degrees Group, Inc.</text:p>
          </table:table-cell>
          <table:table-cell office:value-type="string" calcext:value-type="string">
            <text:p>- Western Sustainability Exchange: WSE serves as the conduit between 3Degrees and individual landowners, working closely with ranchers to understand the enrollment process and develop a plan that outlines specific changes to their grazing in pasture-by-pasture detail. <text:s/>- Various Montana landowners and ranchers: These would be the individuals hosting project activity on their land and overseeing the implementation of restricted and rotational grazing practices. <text:s/>- Soils for the Future or another modeling group may be engaged to support modeling efforts consistent with the methodology requirements.</text:p>
          </table:table-cell>
          <table:table-cell office:value-type="string" calcext:value-type="string">
            <text:p>Adoption of Sustainable Grasslands through Rotational Grazing</text:p>
          </table:table-cell>
          <table:table-cell office:value-type="string" calcext:value-type="string">
            <text:p>TBD</text:p>
          </table:table-cell>
          <table:table-cell office:value-type="string" calcext:value-type="string">
            <text:p>N/A</text:p>
          </table:table-cell>
          <table:table-cell/>
          <table:table-cell office:value-type="string" calcext:value-type="string">
            <text:p>This proposed project will implement methods for planned rotational grazing of grasslands that sequester soil carbon, targeted at small-to-medium size landowners that traditionally have difficulty accessing incentive programs and carbon markets to fund such initiatives. <text:s text:c="4"/>The target properties vary in size from 40 to 1,500 acres and are located in critical—and rapidly developing—lands surrounding Yellowstone National Park and perhaps other environmentally significant areas. A number of species rely on this area for wintering, birthing, migration, etc. This area is also under tremendous subdivision and development pressure. Many small properties are experiencing excessive rest because they have been without any livestock use for years. The larger properties likely need longer rest periods because of impacts from conventional livestock grazing. Either way, this project presents an opportunity to mimic the historic grazing patterns of large herds of wild ungulates roaming freely across the landscape under the influence and pressure of numerous types of predators. These traditional grazing patterns forced the herds to be grouped rather tightly, causing heavy, localized impacts on the plants and soil (grazing, defecation, urination, hoof impact), and frequent movement so grazed areas received sufficient “rest”, which allowed the soil and vegetation to recover. The current landscape under discussion evolved with this historic impact of heavy grazing and rest. <text:s text:c="3"/>This grazing behavior is opposite of the conventional agriculture model which disperses livestock across large tracts of land where the animals can be very selective with their diet, overgrazing some plants and undergrazing others. The overgrazed species have been grazed out while the undergrazed are decadent and less productive, leaving excessive patches of bare ground and carbon-deprived soil. The program would provide the resources needed to significantly improve the management of these important properties and sequester more carbon. <text:s text:c="3"/>Carbon removals will be quantified using a validated soil carbon model after demonstrating the management activities known to sequester carbon have been implemented. The model will be re-calibrated at regular intervals using direct measurements of soil organic carbon. </text:p>
          </table:table-cell>
          <table:table-cell office:value-type="string" calcext:value-type="string">
            <text:p>Livingston</text:p>
          </table:table-cell>
          <table:table-cell office:value-type="string" calcext:value-type="string">
            <text:p>Montana</text:p>
          </table:table-cell>
          <table:table-cell office:value-type="string" calcext:value-type="string">
            <text:p>United States</text:p>
          </table:table-cell>
          <table:table-cell office:value-type="float" office:value="50000" calcext:value-type="float">
            <text:p>50000</text:p>
          </table:table-cell>
          <table:table-cell office:value-type="float" office:value="100" calcext:value-type="float">
            <text:p>100</text:p>
          </table:table-cell>
          <table:table-cell office:value-type="float" office:value="0" calcext:value-type="float">
            <text:p>0</text:p>
          </table:table-cell>
          <table:table-cell office:value-type="float" office:value="50000" calcext:value-type="float">
            <text:p>50000</text:p>
          </table:table-cell>
          <table:table-cell office:value-type="string" calcext:value-type="string">
            <text:p>7/1/2021</text:p>
          </table:table-cell>
          <table:table-cell office:value-type="string" calcext:value-type="string">
            <text:p>Individual ranchers will have contractual obligations to notify WSE of reversals. The carbon removals, and all of the credits issued under the program, are protected by Verra’s permanence requirements, with penalties for intentional reversal by the project proponent (which will be 3Degrees) as well as a buffer pool requirement to protect against unintentional reversal. <text:s/>WSE intends to grow the program acreage by bringing in new landowners beyond the initial goal of 5,000 acres. Should any landowners choose to exit the program, 3Degrees will enroll additional landowners. </text:p>
          </table:table-cell>
          <table:table-cell office:value-type="string" calcext:value-type="string">
            <text:p>No</text:p>
          </table:table-cell>
          <table:table-cell office:value-type="string" calcext:value-type="string">
            <text:p>No, the project will not be certified by June 2021 (please specify)</text:p>
          </table:table-cell>
          <table:table-cell office:value-type="string" calcext:value-type="string">
            <text:p>The project, if selected, will be expected to begin in 2021 and certification (validation) will occur sometime in 2022 or 2023.</text:p>
          </table:table-cell>
          <table:table-cell table:number-columns-repeated="2"/>
          <table:table-cell office:value-type="string" calcext:value-type="string">
            <text:p>Verra (VCS)</text:p>
          </table:table-cell>
          <table:table-cell table:number-columns-repeated="5"/>
          <table:table-cell office:value-type="string" calcext:value-type="string">
            <text:p>The project accounting will include any greenhouse gas emissions resulting from the project implementation, such as those from fuel combustion associated with vehicles or methane emissions from any addition of cattle to the project boundary. In any case, there is not likely to be a net increase in vehicle emissions by the ranchers, nor is there a need to increase the overall livestock. Therefore, we anticipate minimal negative impacts to the project.</text:p>
          </table:table-cell>
          <table:table-cell table:number-columns-repeated="9" office:value-type="string" calcext:value-type="string">
            <text:p>Yes</text:p>
          </table:table-cell>
          <table:table-cell table:number-columns-repeated="2" office:value-type="string" calcext:value-type="string">
            <text:p>Not applicable</text:p>
          </table:table-cell>
          <table:table-cell office:value-type="string" calcext:value-type="string">
            <text:p>The goal of this project is to provide payments to small and medium-sized landowners to sequester carbon, and by doing so, protect some of the most important wildlife habitat in the world. A carbon removal incentive would not only protect these resources, but also make these operations more profitable, thus less susceptible to development pressure and leasing for oil and gas extraction. <text:s text:c="3"/>The project would use regenerative grazing practices that preserve ecosystems and the local economies that depend on them. The stewardship of landowners who use these practices positively impacts wildlife, water, and the scenic values that make Montana unique and underpin the recreation and tourism economy. <text:s text:c="3"/>The project would provide small landowners with tools, information, and financial incentives required to be excellent stewards of their land. These regenerative grazing techniques consistently enhance the integrity of soil, water, and air quality, as well as grassland and riparian health. This has lasting and positive impacts on the abundance and diversity of species that depend upon ranchlands. Regenerative methods also improve the vitality of “ecosystem processes,” such as the water cycle, mineral cycle, energy flow, and biodiversity, while consistently increasing forage for both livestock and wildlife. These techniques also reduce the use of chemical fertilizers, pesticides, herbicides, equipment, pharmaceuticals, and fuels utilized in traditional grazing methods. <text:s text:c="3"/>Enhancing the economic viability of landowners through this incentive is important because of the crucial role small landowners play in increasing carbon removals, as well as their role in protecting soil, water and wildlife habitat. Small landowners, and especially ranchers, must be profitable to stay in business, especially in the face of the growth pressure facing our region. Bozeman, Montana was recently ranked as the fastest growing micro-city in the nation with Kalispell coming in at number three.</text:p>
          </table:table-cell>
          <table:table-cell office:value-type="string" calcext:value-type="string">
            <text:p>Smaller landowners have historically been excluded from carbon finance due to economy of scale issues. <text:s/>We have found that at current voluntary market pricing, it would require a minimum of 2,000 acres per operation on a single landowner basis to make the project economically viable. Given the importance of the smaller acreages across Paradise Valley and Tom Miner Basin (each just outside of Yellowstone National Park) to the region’s recreation economy and the impact to fish, wildlife, and their micro-cohabitants, having a carbon removal project that benefits small and medium-sized landowners is a critical effort. </text:p>
          </table:table-cell>
          <table:table-cell table:number-columns-repeated="983"/>
        </table:table-row>
        <table:table-row table:style-name="ro2">
          <table:table-cell office:value-type="string" calcext:value-type="string">
            <text:p>3Degrees Group, Inc.</text:p>
          </table:table-cell>
          <table:table-cell office:value-type="string" calcext:value-type="string">
            <text:p>#NAME?</text:p>
          </table:table-cell>
          <table:table-cell office:value-type="string" calcext:value-type="string">
            <text:p>Compost enhances rangeland soil health and increases carbon sequestration.</text:p>
          </table:table-cell>
          <table:table-cell office:value-type="string" calcext:value-type="string">
            <text:p>Compost Additions to Solano County Rangelands</text:p>
          </table:table-cell>
          <table:table-cell office:value-type="string" calcext:value-type="string">
            <text:p>https://carbonthroughcompost.wordpress.com/home-2/</text:p>
          </table:table-cell>
          <table:table-cell/>
          <table:table-cell office:value-type="string" calcext:value-type="string">
            <text:p>The “Compost Additions to Solano County Rangelands” project is a first-of-its-kind CDR project with exciting implications for not only CDR, but also for the development of a circular economy and achievement of ‘zero waste’. The project activity involves spreading a layer of compost on grazed rangelands in Solano County. The compost initiates a series of positive feedback loops that not only increase soil carbon retention and promote atmospheric sequestration, but also improve other factors relating to ecological resilience. <text:s text:c="8"/>Currently, there are not any CDR compost addition projects that have used an ICROA-approved carbon protocol to generate and issue verified credits. However, according to the USDA Natural Resources Conservation Service, 770 million acres of rangeland in the US alone are ready and awaiting compost applications. As entities around the world continue to ramp up compost collection, rangelands offer a vast offtake opportunity. <text:s text:c="4"/>History <text:s/>The project has evolved over the years to become a partnership between the Solano Land Trust (SLT), the Carbon Cycle Institute (CCI), Colorado State University (CSU), and 3Degrees. These entities came together to closely study the impacts of compost application across different soil types and regions, while working to generate carbon removal credits for sale. Therefore, the project is a method not only to realize CDR, but also to study ecosystem impacts of compost application and understand the economics of a compost application project. <text:s text:c="4"/>Roles <text:s/>- SLT owns both of the properties and is the project proponent in the carbon registry (ACR). <text:s/>- CSU is responsible for the modeling efforts used to quantify the carbon removals. <text:s/>- CCI was responsible for coordinating the initial project conception and design. <text:s/>- 3Degrees is responsible for CDR services, including credit quantification, MRV, and monetization. <text:s text:c="4"/>The Land <text:s/>All of the land is protected from development in perpetuity by conservation easements or equivalent mechanisms. SLT leases the land to ranchers, who in turn allow their animals to graze the land. The project areas are currently being grazed by cattle owned by ranchers in the Solano County area. <text:s text:c="5"/>Use of Microsoft’s payments <text:s/>Microsoft’s payments fund the project costs, including compost application and sampling. The compost application for the current, pilot-size project was covered by a grant, but the project will need to secure a long-term source of funding to make expansion possible. Simply put, without the guarantee of payment for the sale of CDR credits, the project will not expand beyond its current pilot phase.</text:p>
          </table:table-cell>
          <table:table-cell office:value-type="string" calcext:value-type="string">
            <text:p>Sacramento/Bay Area</text:p>
          </table:table-cell>
          <table:table-cell office:value-type="string" calcext:value-type="string">
            <text:p>California</text:p>
          </table:table-cell>
          <table:table-cell office:value-type="string" calcext:value-type="string">
            <text:p>United States</text:p>
          </table:table-cell>
          <table:table-cell office:value-type="float" office:value="2" calcext:value-type="float">
            <text:p>2</text:p>
          </table:table-cell>
          <table:table-cell office:value-type="float" office:value="100" calcext:value-type="float">
            <text:p>100</text:p>
          </table:table-cell>
          <table:table-cell office:value-type="float" office:value="2" calcext:value-type="float">
            <text:p>2</text:p>
          </table:table-cell>
          <table:table-cell office:value-type="float" office:value="6000" calcext:value-type="float">
            <text:p>6000</text:p>
          </table:table-cell>
          <table:table-cell office:value-type="string" calcext:value-type="string">
            <text:p>11/1/2016</text:p>
          </table:table-cell>
          <table:table-cell office:value-type="string" calcext:value-type="string">
            <text:p>The project addresses permanence by the landowner’s commitment to protect removals through ACR’s reversal risk agreement, designed to replace any intentionally reversed credits at the landowner’s expense. Furthermore, the application of the ACR Tool for Risk Analysis and Buffer Determination v1.0 to assess risk of reversal and withholds from issuance a commensurate percentage of ERTs to be held in reserve in the ACR buffer pool. These credits will be deployed should the project experience an unintentional reversal. </text:p>
          </table:table-cell>
          <table:table-cell office:value-type="string" calcext:value-type="string">
            <text:p>Yes</text:p>
          </table:table-cell>
          <table:table-cell office:value-type="string" calcext:value-type="string">
            <text:p>Not applicable (I answered yes to Q24)</text:p>
          </table:table-cell>
          <table:table-cell/>
          <table:table-cell office:value-type="string" calcext:value-type="string">
            <text:p>ACR</text:p>
          </table:table-cell>
          <table:table-cell table:number-columns-repeated="7"/>
          <table:table-cell office:value-type="string" calcext:value-type="string">
            <text:p>The project includes several safeguards to ensure resource protection and to avoid or mitigate the possibility of negative environmental and social impacts. <text:s text:c="5"/>Prior to implementation, the project team evaluated potential impacts in coordination with the Land Trust stewardship officers and consulted state, local, and public agency partners, including NRCS, The Nature Conservancy, and CDFA. As required by the ACR protocol, environmental and social impacts were evaluated by the project team and mitigation measures were developed along with contingencies. These include ongoing biological monitoring and project oversight by the LTA accredited Land Trust and annual monitoring of the project areas. <text:s text:c="5"/>At this time, there are not any real or foreseeable negative environmental or social impacts associated with the project. <text:s/></text:p>
          </table:table-cell>
          <table:table-cell table:number-columns-repeated="10" office:value-type="string" calcext:value-type="string">
            <text:p>Yes</text:p>
          </table:table-cell>
          <table:table-cell office:value-type="string" calcext:value-type="string">
            <text:p>Not applicable</text:p>
          </table:table-cell>
          <table:table-cell office:value-type="string" calcext:value-type="string">
            <text:p>- Enhances water holding capacity: Increased soil organic carbon levels contribute to soil stability. This in turn promotes stronger root growth and healthier soil microbe communities, which in turn encourage more root growth. The results of these positive feedback loops lead to greater water retention, which protects plant communities from being as susceptible to droughts. <text:s text:c="5"/>- Provides stable, slow-release nutrients: Low-carbon soils do not hold nutrients well, so plants are not able to rely on the nutrients in the soil for sustained growth. Healthy carbon stocks in the soil retain nutrients, allowing those nutrients to be released slowly and absorbed by plants. This leads to improved plant growth and resilience. <text:s text:c="4"/>- Increases forage production: Simply and obviously put, plants grow better in healthy soil. Compost application leads to healthier soil, which promotes the growth of plants that grazing animals feed upon. Areas of land that have healthy forage material are valuable to ranchers, and thus ranchers will pay a premium to graze their animals on healthy land. Therefore, the increased forage production not only increases the value for the land by sequestering more carbon, but it also improves the value of the land from the perspective of ranchers. <text:s text:c="4"/>- Creates a viable offtake for compost production: Today, a handful of cities across the U.S. and globally have robust municipal compost systems. As more cities invest in composting infrastructure, this compost will need to have someplace to go to deliver its benefits. Application to rangelands offers the opportunity to absorb massive amounts of compost and put that compost to work in a system that sequesters carbon. <text:s text:c="6"/>- Serves as a model for agro-economic systems: The project improves producer (on-farm) opportunities to monetize ecosystem services while providing greater access to ecosystem and carbon markets for the Land Trust. It serves as a regional model for regenerative agricultural practices and expands producer capacity to implement these practices through direct outreach and education to the larger ranching and land management community. Likewise, the project provides information and technical resources that demonstrate compatibility of ecological and economic objectives for regenerative and climate smart practices (e.g. habitat restoration, land conservation, livestock production). </text:p>
          </table:table-cell>
          <table:table-cell office:value-type="string" calcext:value-type="string">
            <text:p>Many agricultural and ranching communities in the Solano County area struggle economically due to pressures put on the land due to development. This project offers support for the livelihood and identity of these communities by preserving and enhancing the value of the land, which in turn creates favorable economic conditions for ranchers. </text:p>
          </table:table-cell>
          <table:table-cell table:number-columns-repeated="983"/>
        </table:table-row>
        <table:table-row table:style-name="ro2">
          <table:table-cell office:value-type="string" calcext:value-type="string">
            <text:p>Battelle Memorial Institute</text:p>
          </table:table-cell>
          <table:table-cell office:value-type="string" calcext:value-type="string">
            <text:p>NA</text:p>
          </table:table-cell>
          <table:table-cell table:number-columns-repeated="2" office:value-type="string" calcext:value-type="string">
            <text:p>Carbon Capture and Storage</text:p>
          </table:table-cell>
          <table:table-cell table:number-columns-repeated="2"/>
          <table:table-cell office:value-type="string" calcext:value-type="string">
            <text:p>we would like to present an opportunity for large-scale reduction in carbon dioxide from point sources and through direct air capture with storage of the CO2 in geologic formations for permanent removal. With this submission Battelle would like to begin a conversation with Microsoft on how this opportunity can be realized to favorably position Microsoft to meet their long-term carbon negative goal.</text:p>
          </table:table-cell>
          <table:table-cell office:value-type="string" calcext:value-type="string">
            <text:p>Columbus</text:p>
          </table:table-cell>
          <table:table-cell office:value-type="string" calcext:value-type="string">
            <text:p>OH</text:p>
          </table:table-cell>
          <table:table-cell office:value-type="string" calcext:value-type="string">
            <text:p>United States</text:p>
          </table:table-cell>
          <table:table-cell table:number-columns-repeated="4" office:value-type="float" office:value="0" calcext:value-type="float">
            <text:p>0</text:p>
          </table:table-cell>
          <table:table-cell office:value-type="string" calcext:value-type="string">
            <text:p>8/14/2020</text:p>
          </table:table-cell>
          <table:table-cell office:value-type="string" calcext:value-type="string">
            <text:p>NA</text:p>
          </table:table-cell>
          <table:table-cell office:value-type="string" calcext:value-type="string">
            <text:p>No</text:p>
          </table:table-cell>
          <table:table-cell office:value-type="string" calcext:value-type="string">
            <text:p>No, the project will not be certified by June 2021 (please specify)</text:p>
          </table:table-cell>
          <table:table-cell office:value-type="string" calcext:value-type="string">
            <text:p>NA</text:p>
          </table:table-cell>
          <table:table-cell table:number-columns-repeated="4"/>
          <table:table-cell office:value-type="string" calcext:value-type="string">
            <text:p>None</text:p>
          </table:table-cell>
          <table:table-cell/>
          <table:table-cell table:number-columns-repeated="3" office:value-type="string" calcext:value-type="string">
            <text:p>NA</text:p>
          </table:table-cell>
          <table:table-cell table:number-columns-repeated="8" office:value-type="string" calcext:value-type="string">
            <text:p>No</text:p>
          </table:table-cell>
          <table:table-cell table:number-columns-repeated="3" office:value-type="string" calcext:value-type="string">
            <text:p>Not applicable</text:p>
          </table:table-cell>
          <table:table-cell table:number-columns-repeated="2" office:value-type="string" calcext:value-type="string">
            <text:p>NA</text:p>
          </table:table-cell>
          <table:table-cell table:number-columns-repeated="983"/>
        </table:table-row>
        <table:table-row table:style-name="ro2">
          <table:table-cell office:value-type="string" calcext:value-type="string">
            <text:p>Blue Source LLC</text:p>
          </table:table-cell>
          <table:table-cell office:value-type="string" calcext:value-type="string">
            <text:p>None</text:p>
          </table:table-cell>
          <table:table-cell office:value-type="string" calcext:value-type="string">
            <text:p>Charismatic Multi-City Owned Project in MA</text:p>
          </table:table-cell>
          <table:table-cell office:value-type="string" calcext:value-type="string">
            <text:p>Blue Source - Massachusetts Tri-City Improved Forest Management Project</text:p>
          </table:table-cell>
          <table:table-cell office:value-type="string" calcext:value-type="string">
            <text:p>https://acr2.apx.com/mymodule/reg/prjView.asp?id1=376</text:p>
          </table:table-cell>
          <table:table-cell/>
          <table:table-cell office:value-type="string" calcext:value-type="string">
            <text:p>The Bluesource – Massachusetts Tri-City Improved Forest Management Project is located on 13,536 acres of oak-hickory hardwoods with some pine-hemlock and spruce-fir stands in Southwestern Massachusetts. The project land use type is forested parcels owned by the cities of Westfield, Holyoke and West Springfield. The multiple stakeholders of this project make it unique in that all three entities have chosen to work together and put their land in one basket to conserve it and create a viable carbon dioxide removal (CDR) project. Historically, the project area land use has included industrial forestry, conversion to and management for agriculture, and urban/suburban development. Management decisions of the forest focus on sustainable, natural forest growth and non-commercial maintenance harvests to reduce hazards for recreation users, promote forest health, and protect the drinking water supply of the surrounding urban areas. The project activity represents a significant improvement in the carbon storage and conservation value than higher return, more aggressive management regimes of industrial private lands in the region, which are characterized by shorter, even-aged rotations. Without a carbon project, these forest lands very well may have been put into commercial timber harvesting. By committing to maintain forest CO2 stocks above the regional baseline, the project will provide significant CDRs through carbon sequestration. The Mass-Cities carbon project separates itself from the majority of other carbon projects because it is city owned, and not privately owned, meaning the beneficiaries of the conservation reach far beyond a few persons, and to all residents of the three cities involved. </text:p>
          </table:table-cell>
          <table:table-cell office:value-type="string" calcext:value-type="string">
            <text:p>Boston</text:p>
          </table:table-cell>
          <table:table-cell office:value-type="string" calcext:value-type="string">
            <text:p>MA</text:p>
          </table:table-cell>
          <table:table-cell office:value-type="string" calcext:value-type="string">
            <text:p>United States</text:p>
          </table:table-cell>
          <table:table-cell office:value-type="float" office:value="125295" calcext:value-type="float">
            <text:p>125295</text:p>
          </table:table-cell>
          <table:table-cell office:value-type="float" office:value="14" calcext:value-type="float">
            <text:p>14</text:p>
          </table:table-cell>
          <table:table-cell office:value-type="float" office:value="49990" calcext:value-type="float">
            <text:p>49990</text:p>
          </table:table-cell>
          <table:table-cell office:value-type="float" office:value="75315" calcext:value-type="float">
            <text:p>75315</text:p>
          </table:table-cell>
          <table:table-cell office:value-type="string" calcext:value-type="string">
            <text:p>3/17/2017</text:p>
          </table:table-cell>
          <table:table-cell office:value-type="string" calcext:value-type="string">
            <text:p>Per the requirements of the American Carbon Registry's (ACR's) Improved Forest Management <text:s/>Methodology for Quantifying GHG Removals and Emission Reductions through Increased Forest Carbon Sequestration on Non?Federal U.S. Forestlands, the project will submit annual monitoring reports (based on on-the-ground observations and remote sensing analysis), will undergo on-site verification of carbon stocks at least once every five years, and will undergo a full forest carbon inventory update at least once every ten years. If it is suspected that a reversal has occurred, inventory plots subject to the potential reversal event will be remeasured. If this remeasurement reveals that a reversal has occurred, a site verification will be carried out to confirm the magnitude of the reversal. Following confirmation of the magnitude of the reversal, credits from the ACR buffer pool will be retired to account for offsets lost as result of the reversal activity (in the case of unintentional reversals) or substitute ACR approved offset credits will be purchased on the carbon market and retired in a number commensurate with the magnitude of the reversal. </text:p>
          </table:table-cell>
          <table:table-cell office:value-type="string" calcext:value-type="string">
            <text:p>Yes</text:p>
          </table:table-cell>
          <table:table-cell office:value-type="string" calcext:value-type="string">
            <text:p>Not applicable (I answered yes to Q24)</text:p>
          </table:table-cell>
          <table:table-cell/>
          <table:table-cell office:value-type="string" calcext:value-type="string">
            <text:p>ACR</text:p>
          </table:table-cell>
          <table:table-cell table:number-columns-repeated="7"/>
          <table:table-cell office:value-type="string" calcext:value-type="string">
            <text:p>The MA Tri-Cities Improved Forest Management (IFM) Project avoids actions that encourage deforestation by committing to conserve the forest for carbon sequestration over the life of the project. It provides a financial incentive to the landowner for maintaining the property as forest and to implement management techniques that increase carbon sequestration over time. There are no foreseeable negative environmental or social impacts of the IFM project.</text:p>
          </table:table-cell>
          <table:table-cell table:number-columns-repeated="11" office:value-type="string" calcext:value-type="string">
            <text:p>Yes</text:p>
          </table:table-cell>
          <table:table-cell office:value-type="string" calcext:value-type="string">
            <text:p>SDG 6 - The <text:s/>trees and plants around rivers serve as natural water filters and purify the watershed for all who use it. Improved forestry management plays a vital role in protecting freshwater systems like those in the Lower Connecticut River Valley and maintaining these “filters” for better water. <text:s text:c="3"/>SDG 15 - The forest management practices of the Tri-City project provide critical habitat for many mammals, birds, and plants such as the mountain laurel and rhodora. <text:s text:c="3"/>SDG 17 - This project was a unique partnership between three forest-owning local municipalities in MA.</text:p>
          </table:table-cell>
          <table:table-cell office:value-type="string" calcext:value-type="string">
            <text:p>NA</text:p>
          </table:table-cell>
          <table:table-cell table:number-columns-repeated="983"/>
        </table:table-row>
        <table:table-row table:style-name="ro2">
          <table:table-cell office:value-type="string" calcext:value-type="string">
            <text:p>Blue Source LLC</text:p>
          </table:table-cell>
          <table:table-cell office:value-type="string" calcext:value-type="string">
            <text:p>None</text:p>
          </table:table-cell>
          <table:table-cell office:value-type="string" calcext:value-type="string">
            <text:p>Appalachian Mountains public access forestry</text:p>
          </table:table-cell>
          <table:table-cell office:value-type="string" calcext:value-type="string">
            <text:p>Bluesource – Doe Mountain Improved Forest Management Project </text:p>
          </table:table-cell>
          <table:table-cell office:value-type="string" calcext:value-type="string">
            <text:p>https://acr2.apx.com/mymodule/reg/prjView.asp?id1=398</text:p>
          </table:table-cell>
          <table:table-cell/>
          <table:table-cell office:value-type="string" calcext:value-type="string">
            <text:p>The Bluesource – Doe Mountain Improved Forest Management Project is located in Johnson County, Tennessee, known as the jewel of the Appalachian high country. The 8,485 acre area consists of beautiful oak-hickory, mixed hardwood, northern conifer, and northern hardwood forests. Doe Mountain manages its forest according to sustainable long-term goals for forest health and preservation. This project ensures the long-term conservation and sustainable management of the forest, promotes healthy wildlife habitat, provides recreation opportunities, and prevents future compromise of the forest carbon stocks. The project area is truly multi-use, creating an interface for people to interact with nature and gain appreciation for the role conservation plays in their own experience, as well as the role it plays for the wildlife and the ecology the area preserves. By committing to maintain forest CO2 stocks above the regional common practice, the project will provide significant carbon dioxide removals (CDRs) through carbon sequestration. The project participants include the Doe Mountain Recreation Area, the Project Proponent, and Bluesource, the offset developer. Whether you are looking for a peaceful walk in the woods, an off-roading adventure, <text:s/>or a hike to a waterfall, the 8,000+ acres has plenty to offer, all while conserving the land and removing harmful green house gasses from our atmosphere. </text:p>
          </table:table-cell>
          <table:table-cell office:value-type="string" calcext:value-type="string">
            <text:p>Charlotte</text:p>
          </table:table-cell>
          <table:table-cell office:value-type="string" calcext:value-type="string">
            <text:p>NC</text:p>
          </table:table-cell>
          <table:table-cell office:value-type="string" calcext:value-type="string">
            <text:p>United States</text:p>
          </table:table-cell>
          <table:table-cell office:value-type="float" office:value="114144" calcext:value-type="float">
            <text:p>114144</text:p>
          </table:table-cell>
          <table:table-cell office:value-type="float" office:value="17" calcext:value-type="float">
            <text:p>17</text:p>
          </table:table-cell>
          <table:table-cell office:value-type="float" office:value="28536" calcext:value-type="float">
            <text:p>28536</text:p>
          </table:table-cell>
          <table:table-cell office:value-type="float" office:value="85608" calcext:value-type="float">
            <text:p>85608</text:p>
          </table:table-cell>
          <table:table-cell office:value-type="string" calcext:value-type="string">
            <text:p>10/10/2017</text:p>
          </table:table-cell>
          <table:table-cell office:value-type="string" calcext:value-type="string">
            <text:p>Per the requirements of the American Carbon Registry's (ACR's) Improved Forest Management <text:s/>Methodology for Quantifying GHG Removals and Emission Reductions through Increased Forest Carbon Sequestration on Non?Federal U.S. Forestlands, the project will submit annual monitoring reports (based on on-the-ground observations and remote sensing analysis), will undergo on-site verification of carbon stocks at least once every five years, and will undergo a full forest carbon inventory update at least once every ten years. If it is suspected that a reversal has occurred, inventory plots subject to the potential reversal event will be remeasured. If this remeasurement reveals that a reversal has occurred, a site verification will be carried out to confirm the magnitude of the reversal. Following confirmation of the magnitude of the reversal, credits from the ACR buffer pool will be retired to account for offsets lost as result of the reversal activity (in the case of unintentional reversals) or substitute ACR approved offset credits will be purchased on the carbon market and retired in a number commensurate with the magnitude of the reversal. </text:p>
          </table:table-cell>
          <table:table-cell office:value-type="string" calcext:value-type="string">
            <text:p>Yes</text:p>
          </table:table-cell>
          <table:table-cell office:value-type="string" calcext:value-type="string">
            <text:p>Not applicable (I answered yes to Q24)</text:p>
          </table:table-cell>
          <table:table-cell/>
          <table:table-cell office:value-type="string" calcext:value-type="string">
            <text:p>ACR</text:p>
          </table:table-cell>
          <table:table-cell table:number-columns-repeated="7"/>
          <table:table-cell office:value-type="string" calcext:value-type="string">
            <text:p>The Doe Mountain Improved Forest Management (IFM) Project avoids actions that encourage deforestation by committing to conserve the forest for carbon sequestration over the life of the project. It provides a financial incentive to the landowner for maintaining the property as forest and to implement management techniques that increase carbon sequestration over time. There are no foreseeable negative environmental or social impacts of the IFM project.</text:p>
          </table:table-cell>
          <table:table-cell table:number-columns-repeated="11" office:value-type="string" calcext:value-type="string">
            <text:p>Yes</text:p>
          </table:table-cell>
          <table:table-cell office:value-type="string" calcext:value-type="string">
            <text:p>SDG 6 - Improved forestry management plays a vital role in protecting freshwater systems like Doe Mountain. The  forests around the river act as natural water filters and purify the water for all who use it. The project protects and supports the many surrounding water-related ecosystems.  <text:s text:c="3"/>SDG 15 - The Doe Mountain project provides a sustainable and protected habitat for 40 rare, threatened, and endangered plant and animal species. The protected acres are also home to oak-hickory, cove forests and oak-pine trees as well as healthy populations of deer, turkey, and black bears. <text:s text:c="3"/>SDG 17 - The project was made possible through a partnership between The Nature Conservancy and the state of Tennessee. The Doe Mountain project was created for the common goals of preservation and economic growth.</text:p>
          </table:table-cell>
          <table:table-cell office:value-type="string" calcext:value-type="string">
            <text:p>This project takes place in a historically rural and lower-income area of Eastern Tennessee, bringing much needed revenue to the local county.</text:p>
          </table:table-cell>
          <table:table-cell table:number-columns-repeated="983"/>
        </table:table-row>
        <table:table-row table:style-name="ro2">
          <table:table-cell office:value-type="string" calcext:value-type="string">
            <text:p>Blue Source LLC</text:p>
          </table:table-cell>
          <table:table-cell office:value-type="string" calcext:value-type="string">
            <text:p>None</text:p>
          </table:table-cell>
          <table:table-cell office:value-type="string" calcext:value-type="string">
            <text:p>100% removals forestry project in Maine</text:p>
          </table:table-cell>
          <table:table-cell office:value-type="string" calcext:value-type="string">
            <text:p>Bluesouce - Baskahegan II IFM Project</text:p>
          </table:table-cell>
          <table:table-cell table:number-columns-repeated="2"/>
          <table:table-cell office:value-type="string" calcext:value-type="string">
            <text:p>The Baskahegan II project is ~37,000 acres of dominantly Spruce-Fir and Aspen forest. <text:s/>Over half of the project was recently purchased in April of 2020, while the remaining portion of the project was purchased in 2012 in a heavily degraded state. <text:s/>The goal for this project is to restore these degraded parcels back to a healthy forested state. The project is a 100% growth project, meaning that all crediting from the baseline is for removals only.</text:p>
          </table:table-cell>
          <table:table-cell office:value-type="string" calcext:value-type="string">
            <text:p>Portland</text:p>
          </table:table-cell>
          <table:table-cell office:value-type="string" calcext:value-type="string">
            <text:p>ME</text:p>
          </table:table-cell>
          <table:table-cell office:value-type="string" calcext:value-type="string">
            <text:p>United States</text:p>
          </table:table-cell>
          <table:table-cell office:value-type="float" office:value="480000" calcext:value-type="float">
            <text:p>480000</text:p>
          </table:table-cell>
          <table:table-cell office:value-type="float" office:value="100" calcext:value-type="float">
            <text:p>100</text:p>
          </table:table-cell>
          <table:table-cell office:value-type="float" office:value="0" calcext:value-type="float">
            <text:p>0</text:p>
          </table:table-cell>
          <table:table-cell office:value-type="float" office:value="480000" calcext:value-type="float">
            <text:p>480000</text:p>
          </table:table-cell>
          <table:table-cell office:value-type="string" calcext:value-type="string">
            <text:p>9/30/2020</text:p>
          </table:table-cell>
          <table:table-cell office:value-type="string" calcext:value-type="string">
            <text:p>Per the requirements of the American Carbon Registry's (ACR's) Improved Forest Management <text:s/>Methodology for Quantifying GHG Removals and Emission Reductions through Increased Forest Carbon Sequestration on Non?Federal U.S. Forestlands, the project will submit annual monitoring reports (based on on-the-ground observations and remote sensing analysis), will undergo on-site verification of carbon stocks at least once every five years, and will undergo a full forest carbon inventory update at least once every ten years. If it is suspected that a reversal has occurred, inventory plots subject to the potential reversal event will be remeasured. If this remeasurement reveals that a reversal has occurred, a site verification will be carried out to confirm the magnitude of the reversal. Following confirmation of the magnitude of the reversal, credits from the ACR buffer pool will be retired to account for offsets lost as result of the reversal activity (in the case of unintentional reversals) or substitute ACR approved offset credits will be purchased on the carbon market and retired in a number commensurate with the magnitude of the reversal. </text:p>
          </table:table-cell>
          <table:table-cell office:value-type="string" calcext:value-type="string">
            <text:p>Yes</text:p>
          </table:table-cell>
          <table:table-cell office:value-type="string" calcext:value-type="string">
            <text:p>Not applicable (I answered yes to Q24)</text:p>
          </table:table-cell>
          <table:table-cell/>
          <table:table-cell office:value-type="string" calcext:value-type="string">
            <text:p>ACR</text:p>
          </table:table-cell>
          <table:table-cell table:number-columns-repeated="7"/>
          <table:table-cell office:value-type="string" calcext:value-type="string">
            <text:p>The Baskahegan II Improved Forest Management (IFM) Project avoids actions that encourage deforestation by committing to conserve the forest for carbon sequestration over the life of the project. It provides a financial incentive to the landowner for maintaining the property as forest and to implement management techniques that increase carbon sequestration over time. There are no foreseeable negative environmental or social impacts of the IFM project.</text:p>
          </table:table-cell>
          <table:table-cell table:number-columns-repeated="11" office:value-type="string" calcext:value-type="string">
            <text:p>Yes</text:p>
          </table:table-cell>
          <table:table-cell office:value-type="string" calcext:value-type="string">
            <text:p>This heavily degraded land will be allowed to naturally regenerate, creating significant wildlife habitat improvements.</text:p>
          </table:table-cell>
          <table:table-cell office:value-type="string" calcext:value-type="string">
            <text:p>NA</text:p>
          </table:table-cell>
          <table:table-cell table:number-columns-repeated="983"/>
        </table:table-row>
        <table:table-row table:style-name="ro2">
          <table:table-cell office:value-type="string" calcext:value-type="string">
            <text:p>Blue Source LLC</text:p>
          </table:table-cell>
          <table:table-cell office:value-type="string" calcext:value-type="string">
            <text:p>None</text:p>
          </table:table-cell>
          <table:table-cell office:value-type="string" calcext:value-type="string">
            <text:p>Local Redmond, WA land trust forest project</text:p>
          </table:table-cell>
          <table:table-cell office:value-type="string" calcext:value-type="string">
            <text:p>The Bluesource - Rainier Gateway Improved Forest Management Project</text:p>
          </table:table-cell>
          <table:table-cell table:number-columns-repeated="2"/>
          <table:table-cell office:value-type="string" calcext:value-type="string">
            <text:p>The Bluesource - Rainier Gateway Improved Forest Management Project is located in the upper Nisqually River Watershed, in the foothills of Mount Rainier, Western Washington. The 3,200 acre property is owned by the Nisqually Land Trust and the Nisqually Community Forest, who jointly manage the properties promoting sustainable forest management, habitat development and preservation, and water quality within the greater watershed. The Nisqually River has historically been a major provider of salmon habitat for the Puget Sound, and preserving this habitat and ensuring salmon friendly waters is at the top of the list for the Land Trust’s management goals. The IFM project delivers carbon dioxide removals (CDR) by sequestering CO2 in its sustainably managed forests, which much like the surrounding timberlands, could otherwise be utilized for industrial forest management. The project participants include The Nisqually Land Trust, the Project Proponent, and Bluesource, the offset developer. The many ecological benefits this property offers make it a standout carbon project in the region, not to mention the exceptional views that include Mt. Rainier, the Nisqually Valley, and the Puget Sound.</text:p>
          </table:table-cell>
          <table:table-cell office:value-type="string" calcext:value-type="string">
            <text:p>Seattle</text:p>
          </table:table-cell>
          <table:table-cell office:value-type="string" calcext:value-type="string">
            <text:p>WA</text:p>
          </table:table-cell>
          <table:table-cell office:value-type="string" calcext:value-type="string">
            <text:p>United States</text:p>
          </table:table-cell>
          <table:table-cell office:value-type="float" office:value="190000" calcext:value-type="float">
            <text:p>190000</text:p>
          </table:table-cell>
          <table:table-cell office:value-type="float" office:value="64" calcext:value-type="float">
            <text:p>64</text:p>
          </table:table-cell>
          <table:table-cell office:value-type="float" office:value="0" calcext:value-type="float">
            <text:p>0</text:p>
          </table:table-cell>
          <table:table-cell office:value-type="float" office:value="190000" calcext:value-type="float">
            <text:p>190000</text:p>
          </table:table-cell>
          <table:table-cell office:value-type="string" calcext:value-type="string">
            <text:p>8/3/2020</text:p>
          </table:table-cell>
          <table:table-cell office:value-type="string" calcext:value-type="string">
            <text:p>Per the requirements of the American Carbon Registry's (ACR's) Improved Forest Management <text:s/>Methodology for Quantifying GHG Removals and Emission Reductions through Increased Forest Carbon Sequestration on Non?Federal U.S. Forestlands, the project will submit annual monitoring reports (based on on-the-ground observations and remote sensing analysis), will undergo on-site verification of carbon stocks at least once every five years, and will undergo a full forest carbon inventory update at least once every ten years. If it is suspected that a reversal has occurred, inventory plots subject to the potential reversal event will be remeasured. If this remeasurement reveals that a reversal has occurred, a site verification will be carried out to confirm the magnitude of the reversal. Following confirmation of the magnitude of the reversal, credits from the ACR buffer pool will be retired to account for offsets lost as result of the reversal activity (in the case of unintentional reversals) or substitute ACR approved offset credits will be purchased on the carbon market and retired in a number commensurate with the magnitude of the reversal. </text:p>
          </table:table-cell>
          <table:table-cell office:value-type="string" calcext:value-type="string">
            <text:p>Yes</text:p>
          </table:table-cell>
          <table:table-cell office:value-type="string" calcext:value-type="string">
            <text:p>Not applicable (I answered yes to Q24)</text:p>
          </table:table-cell>
          <table:table-cell/>
          <table:table-cell office:value-type="string" calcext:value-type="string">
            <text:p>ACR</text:p>
          </table:table-cell>
          <table:table-cell table:number-columns-repeated="7"/>
          <table:table-cell office:value-type="string" calcext:value-type="string">
            <text:p>The Rainier Gateway Project avoids actions that encourage deforestation by committing to conserve the forest for carbon sequestration over the life of the project. It provides a financial incentive to the landowner for maintaining the property as forest and to implement management techniques that increase carbon sequestration over time. There are no foreseeable negative environmental or social impacts of the IFM project.</text:p>
          </table:table-cell>
          <table:table-cell table:number-columns-repeated="11" office:value-type="string" calcext:value-type="string">
            <text:p>Yes</text:p>
          </table:table-cell>
          <table:table-cell office:value-type="string" calcext:value-type="string">
            <text:p>The project area consists of critical habitat/waterways for steelhead and other threatened salmon species. <text:s/>The local Nisqually Tribe is also heavily involved with project management.</text:p>
          </table:table-cell>
          <table:table-cell office:value-type="string" calcext:value-type="string">
            <text:p>The local Nisqually Tribe manages all the fisheries in the project area, and is highly supportive of the project.</text:p>
          </table:table-cell>
          <table:table-cell table:number-columns-repeated="983"/>
        </table:table-row>
        <table:table-row table:style-name="ro2">
          <table:table-cell office:value-type="string" calcext:value-type="string">
            <text:p>Blue Source LLC</text:p>
          </table:table-cell>
          <table:table-cell office:value-type="string" calcext:value-type="string">
            <text:p>None</text:p>
          </table:table-cell>
          <table:table-cell office:value-type="string" calcext:value-type="string">
            <text:p>Land Trust forestry project, 200 miles from Redmond</text:p>
          </table:table-cell>
          <table:table-cell office:value-type="string" calcext:value-type="string">
            <text:p>The Bluesource – Columbia Improved Forest Management Project</text:p>
          </table:table-cell>
          <table:table-cell table:number-columns-repeated="2"/>
          <table:table-cell office:value-type="string" calcext:value-type="string">
            <text:p>The Bluesource – Columbia Improved Forest Management Project is located on 13,000 acres of Northwest forestland spread throughout the Lower Columbia River Watershed, Southern Washington. The property is owned by the Columbia Land Trust, whose mission is to conserve and care for the vital lands, waters, and wildlife of the Columbia River region. Due to the spread of the parcels, the project contains a few different forest types including well stocked Douglas Fir-Hemlock forests bordering Wilapa bay, the second largest estuary on the Pacific Coast, and drier Ponderosa Pine forests east of the cascades. The Northern Spotted Owl, and the Marbled Murrelet, both endangered species, call these lands home, and are significant motivators for the implementation of the conservation project. The IFM project delivers carbon dioxide removals (CDRs) by sequestering CO2 in its sustainably managed forests in a region dominated by heavily managed forest lands. The project participants include the Columbia Land Trust, the Project Proponent, and Bluesource, the offset developer. With lands stretching from the Pacific Ocean all the way to the East side of the Cascade Mountains, this project stands to benefit many different ecosystems and the people who live within them.</text:p>
          </table:table-cell>
          <table:table-cell office:value-type="string" calcext:value-type="string">
            <text:p>Seattle</text:p>
          </table:table-cell>
          <table:table-cell office:value-type="string" calcext:value-type="string">
            <text:p>WA</text:p>
          </table:table-cell>
          <table:table-cell office:value-type="string" calcext:value-type="string">
            <text:p>United States</text:p>
          </table:table-cell>
          <table:table-cell office:value-type="float" office:value="230000" calcext:value-type="float">
            <text:p>230000</text:p>
          </table:table-cell>
          <table:table-cell office:value-type="float" office:value="64" calcext:value-type="float">
            <text:p>64</text:p>
          </table:table-cell>
          <table:table-cell office:value-type="float" office:value="0" calcext:value-type="float">
            <text:p>0</text:p>
          </table:table-cell>
          <table:table-cell office:value-type="float" office:value="230000" calcext:value-type="float">
            <text:p>230000</text:p>
          </table:table-cell>
          <table:table-cell office:value-type="string" calcext:value-type="string">
            <text:p>7/29/2020</text:p>
          </table:table-cell>
          <table:table-cell office:value-type="string" calcext:value-type="string">
            <text:p>Per the requirements of the American Carbon Registry's (ACR's) Improved Forest Management <text:s/>Methodology for Quantifying GHG Removals and Emission Reductions through Increased Forest Carbon Sequestration on Non?Federal U.S. Forestlands, the project will submit annual monitoring reports (based on on-the-ground observations and remote sensing analysis), will undergo on-site verification of carbon stocks at least once every five years, and will undergo a full forest carbon inventory update at least once every ten years. If it is suspected that a reversal has occurred, inventory plots subject to the potential reversal event will be remeasured. If this remeasurement reveals that a reversal has occurred, a site verification will be carried out to confirm the magnitude of the reversal. Following confirmation of the magnitude of the reversal, credits from the ACR buffer pool will be retired to account for offsets lost as result of the reversal activity (in the case of unintentional reversals) or substitute ACR approved offset credits will be purchased on the carbon market and retired in a number commensurate with the magnitude of the reversal. </text:p>
          </table:table-cell>
          <table:table-cell office:value-type="string" calcext:value-type="string">
            <text:p>Yes</text:p>
          </table:table-cell>
          <table:table-cell office:value-type="string" calcext:value-type="string">
            <text:p>Not applicable (I answered yes to Q24)</text:p>
          </table:table-cell>
          <table:table-cell/>
          <table:table-cell office:value-type="string" calcext:value-type="string">
            <text:p>ACR</text:p>
          </table:table-cell>
          <table:table-cell table:number-columns-repeated="7"/>
          <table:table-cell office:value-type="string" calcext:value-type="string">
            <text:p>This project avoids actions that encourage deforestation by committing to conserve the forest for carbon sequestration over the life of the project. It provides a financial incentive to the landowner for maintaining the property as forest and to implement management techniques that increase carbon sequestration over time. There are no foreseeable negative environmental or social impacts of the IFM project.</text:p>
          </table:table-cell>
          <table:table-cell table:number-columns-repeated="11" office:value-type="string" calcext:value-type="string">
            <text:p>Yes</text:p>
          </table:table-cell>
          <table:table-cell office:value-type="string" calcext:value-type="string">
            <text:p>Significant watershed benefits including water bodies with threatened fish species. <text:s/>Protection of Northern Spotted Owl and Marbled Murrelet habitat.</text:p>
          </table:table-cell>
          <table:table-cell office:value-type="string" calcext:value-type="string">
            <text:p>NA</text:p>
          </table:table-cell>
          <table:table-cell table:number-columns-repeated="983"/>
        </table:table-row>
        <table:table-row table:style-name="ro2">
          <table:table-cell office:value-type="string" calcext:value-type="string">
            <text:p>Blue Source LLC</text:p>
          </table:table-cell>
          <table:table-cell office:value-type="string" calcext:value-type="string">
            <text:p>None</text:p>
          </table:table-cell>
          <table:table-cell office:value-type="string" calcext:value-type="string">
            <text:p>Landscape-level 350k acre project, first ever in New Mexico</text:p>
          </table:table-cell>
          <table:table-cell office:value-type="string" calcext:value-type="string">
            <text:p>Bluesource - Vermejo Park Ranch Improved Forest Management Project</text:p>
          </table:table-cell>
          <table:table-cell table:number-columns-repeated="2"/>
          <table:table-cell office:value-type="string" calcext:value-type="string">
            <text:p>The Bluesource - Vermejo Improved Forest Management (IFM) Project resides within Vermejo Park Ranch in Northern New Mexico and Southern Colorado. Turner Enterprises (TEI) has owned the property since 1996. Prior to its acquisition, a lumber company owned timber rights to the property and harvested the majority of the high-value timber during its ownership. TEI has since established its own Forestry Department to manage the Vermejo Park Ranch's forest ecosystems and restore them to a more naturally functioning and sustainable successional state that is within the current and future natural land carrying capacity. The IFM project will deliver carbon dioxide removals (CDR) by sequestering CO2 in its sustainably managed forest. The IFM project involves minimal harvesting that is restricted to stand improvement harvests for forest health (insects and disease), wildland and prescribed fire fuel breaks, and wildlife habitat. The start date of the project was June 26, 2020 and involves the project proponent, Vermejo Park LLC, and the offset developer, Bluesource. Microsoft's payments for CDRs will be used as a financial incentive for continued forest carbon sequestration on the Vermejo IFM project as opposed to commercial harvesting on the property. </text:p>
          </table:table-cell>
          <table:table-cell office:value-type="string" calcext:value-type="string">
            <text:p>Denver</text:p>
          </table:table-cell>
          <table:table-cell office:value-type="string" calcext:value-type="string">
            <text:p>CO</text:p>
          </table:table-cell>
          <table:table-cell office:value-type="string" calcext:value-type="string">
            <text:p>United States</text:p>
          </table:table-cell>
          <table:table-cell office:value-type="float" office:value="1930000" calcext:value-type="float">
            <text:p>1930000</text:p>
          </table:table-cell>
          <table:table-cell office:value-type="float" office:value="42" calcext:value-type="float">
            <text:p>42</text:p>
          </table:table-cell>
          <table:table-cell office:value-type="float" office:value="0" calcext:value-type="float">
            <text:p>0</text:p>
          </table:table-cell>
          <table:table-cell office:value-type="float" office:value="1930000" calcext:value-type="float">
            <text:p>1930000</text:p>
          </table:table-cell>
          <table:table-cell office:value-type="string" calcext:value-type="string">
            <text:p>6/26/2020</text:p>
          </table:table-cell>
          <table:table-cell office:value-type="string" calcext:value-type="string">
            <text:p>Per the requirements of the American Carbon Registry's (ACR's) Improved Forest Management <text:s/>Methodology for Quantifying GHG Removals and Emission Reductions through Increased Forest Carbon Sequestration on Non?Federal U.S. Forestlands, the project will submit annual monitoring reports (based on on-the-ground observations and remote sensing analysis), will undergo on-site verification of carbon stocks at least once every five years, and will undergo a full forest carbon inventory update at least once every ten years. If it is suspected that a reversal has occurred, inventory plots subject to the potential reversal event will be remeasured. If this remeasurement reveals that a reversal has occurred, a site verification will be carried out to confirm the magnitude of the reversal. Following confirmation of the magnitude of the reversal, credits from the ACR buffer pool will be retired to account for offsets lost as result of the reversal activity (in the case of unintentional reversals) or substitute ACR approved offset credits will be purchased on the carbon market and retired in a number commensurate with the magnitude of the reversal. </text:p>
          </table:table-cell>
          <table:table-cell office:value-type="string" calcext:value-type="string">
            <text:p>Yes</text:p>
          </table:table-cell>
          <table:table-cell office:value-type="string" calcext:value-type="string">
            <text:p>Not applicable (I answered yes to Q24)</text:p>
          </table:table-cell>
          <table:table-cell/>
          <table:table-cell office:value-type="string" calcext:value-type="string">
            <text:p>ACR</text:p>
          </table:table-cell>
          <table:table-cell table:number-columns-repeated="7"/>
          <table:table-cell office:value-type="string" calcext:value-type="string">
            <text:p>The Bluesource - Vermejo Park Ranch Improved Forest Management (IFM) Project avoids actions that encourage deforestation by committing to conserve the forest for carbon sequestration over the life of the project. It provides a financial incentive to the landowner for maintaining the property as forest and to implement management techniques that increase carbon sequestration over time. A risk to the project that would increase emissions is large-scale wildfires. Although the majority of this risk is insured by the buffer pool, the location and history of wildfire surrounding the property increases this risk. To mitigate this environmental impact, Vermejo Park Ranch has implemented a wildfire prevention and suppression plan that includes utilizing and maintaining fuel breaks.</text:p>
          </table:table-cell>
          <table:table-cell table:number-columns-repeated="11" office:value-type="string" calcext:value-type="string">
            <text:p>Yes</text:p>
          </table:table-cell>
          <table:table-cell office:value-type="string" calcext:value-type="string">
            <text:p>SDG 6 - Costilla Creek and Costilla reservoir are now home to the largest population of native cutthroat trout, which were previously threatened. In partnership with the New Mexico Department of Game and Fish and the US Forest Service, the Ranch led the largest private restoration effort ever of this imperiled species. This effort was instrumental in keeping the species from being listed under the Endangered Species Act. <text:s text:c="3"/>SDG 11 - Restorative forest thinning activities done at Vermejo Park Ranch are the main source of raw material for Western Wood Products, a small business located in Raton, New Mexico that employs approximately 50 residents. Historically, the Ranch has conducted forest thinning at a substantial economic loss but has continued to do so to improve the forest health. <text:s text:c="3"/>SDG 15 - Vermejo Park Ranch supports a multitude of mammals including black bear, mountain lion, elk, mule deer, pronghorn, bighorn sheep, and bison. The project area also provides critical wildlands linkage for wolf movement as populations expand due to restoration efforts north and south of it. Additionally, black-footed ferrets, the most endangered North American mammal, have been introduced in the project area.</text:p>
          </table:table-cell>
          <table:table-cell office:value-type="string" calcext:value-type="string">
            <text:p>NA</text:p>
          </table:table-cell>
          <table:table-cell table:number-columns-repeated="983"/>
        </table:table-row>
        <table:table-row table:style-name="ro2">
          <table:table-cell office:value-type="string" calcext:value-type="string">
            <text:p>Blue Source LLC</text:p>
          </table:table-cell>
          <table:table-cell office:value-type="string" calcext:value-type="string">
            <text:p>None</text:p>
          </table:table-cell>
          <table:table-cell office:value-type="string" calcext:value-type="string">
            <text:p>Foundation-owned 100 Mile Wilderness Project</text:p>
          </table:table-cell>
          <table:table-cell office:value-type="string" calcext:value-type="string">
            <text:p>The Bluesource - 100 Mile Wilderness IFM Project</text:p>
          </table:table-cell>
          <table:table-cell table:number-columns-repeated="2"/>
          <table:table-cell office:value-type="string" calcext:value-type="string">
            <text:p>The Bluesource - 100 Mile Wilderness IFM Project is located on approximately 13,000 acres of northern hardwood and spruce-fir forestland in northern Maine, wholly in the county of Piscataquis. By committing to maintain forest CO2 stocks through sustainable management, the project will provide significant climate benefits through carbon sequestration. The 100 Mile Wilderness project is owned and operated by the Elliotsville Foundation, who serves as project proponent, with the James W. Sewall Company providing management consulting for forest operations. The 13,000 acre project is part of a larger 40,000 acre ownership controlled by the Elliotsville Plantation, Inc (EPI). EPI notably donated nearly 90,000 acres in 2016 to the National Park Service, thus creating the Katahdin Woods and Waters National Monument. The owner is passionate about year-round recreational use on the property, particularly camping, hiking, hunting, and fishing. Timber management goals are very much aligned with maintaining an aesthetic and viable ecosystem that provides benefits for both humans and wildlife. </text:p>
          </table:table-cell>
          <table:table-cell office:value-type="string" calcext:value-type="string">
            <text:p>Bangor</text:p>
          </table:table-cell>
          <table:table-cell office:value-type="string" calcext:value-type="string">
            <text:p>ME</text:p>
          </table:table-cell>
          <table:table-cell office:value-type="string" calcext:value-type="string">
            <text:p>United States</text:p>
          </table:table-cell>
          <table:table-cell office:value-type="float" office:value="210000" calcext:value-type="float">
            <text:p>210000</text:p>
          </table:table-cell>
          <table:table-cell office:value-type="float" office:value="100" calcext:value-type="float">
            <text:p>100</text:p>
          </table:table-cell>
          <table:table-cell office:value-type="float" office:value="0" calcext:value-type="float">
            <text:p>0</text:p>
          </table:table-cell>
          <table:table-cell office:value-type="float" office:value="210000" calcext:value-type="float">
            <text:p>210000</text:p>
          </table:table-cell>
          <table:table-cell office:value-type="string" calcext:value-type="string">
            <text:p>6/2/2020</text:p>
          </table:table-cell>
          <table:table-cell office:value-type="string" calcext:value-type="string">
            <text:p>Per the requirements of the American Carbon Registry's (ACR's) Improved Forest Management <text:s/>Methodology for Quantifying GHG Removals and Emission Reductions through Increased Forest Carbon Sequestration on Non?Federal U.S. Forestlands, the project will submit annual monitoring reports (based on on-the-ground observations and remote sensing analysis), will undergo on-site verification of carbon stocks at least once every five years, and will undergo a full forest carbon inventory update at least once every ten years. If it is suspected that a reversal has occurred, inventory plots subject to the potential reversal event will be remeasured. If this remeasurement reveals that a reversal has occurred, a site verification will be carried out to confirm the magnitude of the reversal. Following confirmation of the magnitude of the reversal, credits from the ACR buffer pool will be retired to account for offsets lost as result of the reversal activity (in the case of unintentional reversals) or substitute ACR approved offset credits will be purchased on the carbon market and retired in a number commensurate with the magnitude of the reversal. </text:p>
          </table:table-cell>
          <table:table-cell office:value-type="string" calcext:value-type="string">
            <text:p>Yes</text:p>
          </table:table-cell>
          <table:table-cell office:value-type="string" calcext:value-type="string">
            <text:p>Not applicable (I answered yes to Q24)</text:p>
          </table:table-cell>
          <table:table-cell/>
          <table:table-cell office:value-type="string" calcext:value-type="string">
            <text:p>ACR</text:p>
          </table:table-cell>
          <table:table-cell table:number-columns-repeated="7"/>
          <table:table-cell office:value-type="string" calcext:value-type="string">
            <text:p>The Bluesource - 100 Mile Wilderness Improved Forest Management (IFM) Project avoids actions that encourage deforestation by committing to conserve the forest for carbon sequestration over the life of the project. It provides a financial incentive to the landowner for maintaining the property as forest and to implement management techniques that increase carbon sequestration over time. There are no foreseeable negative environmental or social impacts of the IFM project. </text:p>
          </table:table-cell>
          <table:table-cell table:number-columns-repeated="11" office:value-type="string" calcext:value-type="string">
            <text:p>Yes</text:p>
          </table:table-cell>
          <table:table-cell office:value-type="string" calcext:value-type="string">
            <text:p>SDG 6 - The protected forest helps preserve the soil of forests, which ensures that the water flowing into the lakes and ponds on the property, as well as to the Pleasant River on the property’s boundary and ultimately into <text:s/>the Penobscot River, is clean. <text:s text:c="3"/>SDG 15 - The 100-Mile Wilderness hosts an amazing array of rare wildlife. In addition to the typical species found in a New England forest, the Canada lynx roams the land and the Atlantic Salmon has recovered in Maine and enjoys the habitat of the protected waterways on the property. <text:s text:c="3"/>SDG 17 - The project was made possible through a partnership with The Elliotsville Foundation, which seeks to protect forests in Maine.</text:p>
          </table:table-cell>
          <table:table-cell office:value-type="string" calcext:value-type="string">
            <text:p>NA</text:p>
          </table:table-cell>
          <table:table-cell table:number-columns-repeated="983"/>
        </table:table-row>
        <table:table-row table:style-name="ro2">
          <table:table-cell office:value-type="string" calcext:value-type="string">
            <text:p>Blue Source LLC</text:p>
          </table:table-cell>
          <table:table-cell office:value-type="string" calcext:value-type="string">
            <text:p>None</text:p>
          </table:table-cell>
          <table:table-cell office:value-type="string" calcext:value-type="string">
            <text:p>Northern Michigan forestry preventing aggressive timber harvesting</text:p>
          </table:table-cell>
          <table:table-cell office:value-type="string" calcext:value-type="string">
            <text:p>Bluesource - Greenleaf Improved Forest Management Project</text:p>
          </table:table-cell>
          <table:table-cell table:number-columns-repeated="2"/>
          <table:table-cell office:value-type="string" calcext:value-type="string">
            <text:p>The Bluesource - Greenleaf IFM Project is located on roughly 22,000 acres of Laurentian Mixedwood forest across the Upper Peninsula of Michigan, and minorly in Wisconsin. By committing to maintain forest CO2 stocks through sustainable management, the project will provide significant climate benefits through carbon sequestration. The Greenleaf project is currently owned and operated by Greenleaf Timber Holding, Inc., which serves as the project proponent. The ownership consists of many, nonadjacent tracts of land across the Upper Peninsula, having been stitched together over the years by the current owner. Typical of the region, these forests were generally clear cut around the start of the 20th century. Mineral extraction was also prevalent throughout the late 19th and early-mid 20th centuries, notably for iron ore and copper. Mining has since become a less common land use, with commercial forestry nowadays being the predominant land use. Recreational activities, including hiking, boating, camping, and hunting are very common throughout the region, inclusive of the Greenleaf project lands. Less intensive forest management on Greenleaf's lands due to the implementation of the carbon project will lead to better, more developed habitat, thereby increasing prevalence of wildlife and recreation seekers.</text:p>
          </table:table-cell>
          <table:table-cell office:value-type="string" calcext:value-type="string">
            <text:p>Milwaukee</text:p>
          </table:table-cell>
          <table:table-cell office:value-type="string" calcext:value-type="string">
            <text:p>WI</text:p>
          </table:table-cell>
          <table:table-cell office:value-type="string" calcext:value-type="string">
            <text:p>United States</text:p>
          </table:table-cell>
          <table:table-cell office:value-type="float" office:value="80732" calcext:value-type="float">
            <text:p>80732</text:p>
          </table:table-cell>
          <table:table-cell office:value-type="float" office:value="10" calcext:value-type="float">
            <text:p>10</text:p>
          </table:table-cell>
          <table:table-cell table:number-columns-repeated="2" office:value-type="float" office:value="28833" calcext:value-type="float">
            <text:p>28833</text:p>
          </table:table-cell>
          <table:table-cell office:value-type="string" calcext:value-type="string">
            <text:p>4/11/2019</text:p>
          </table:table-cell>
          <table:table-cell office:value-type="string" calcext:value-type="string">
            <text:p>Per the requirements of the American Carbon Registry's (ACR's) Improved Forest Management <text:s/>Methodology for Quantifying GHG Removals and Emission Reductions through Increased Forest Carbon Sequestration on Non?Federal U.S. Forestlands, the project will submit annual monitoring reports (based on on-the-ground observations and remote sensing analysis), will undergo on-site verification of carbon stocks at least once every five years, and will undergo a full forest carbon inventory update at least once every ten years. If it is suspected that a reversal has occurred, inventory plots subject to the potential reversal event will be remeasured. If this remeasurement reveals that a reversal has occurred, a site verification will be carried out to confirm the magnitude of the reversal. Following confirmation of the magnitude of the reversal, credits from the ACR buffer pool will be retired to account for offsets lost as result of the reversal activity (in the case of unintentional reversals) or substitute ACR approved offset credits will be purchased on the carbon market and retired in a number commensurate with the magnitude of the reversal. </text:p>
          </table:table-cell>
          <table:table-cell office:value-type="string" calcext:value-type="string">
            <text:p>Yes</text:p>
          </table:table-cell>
          <table:table-cell office:value-type="string" calcext:value-type="string">
            <text:p>Not applicable (I answered yes to Q24)</text:p>
          </table:table-cell>
          <table:table-cell/>
          <table:table-cell office:value-type="string" calcext:value-type="string">
            <text:p>ACR</text:p>
          </table:table-cell>
          <table:table-cell table:number-columns-repeated="7"/>
          <table:table-cell office:value-type="string" calcext:value-type="string">
            <text:p>The Bluesource - Greenleaf Improved Forest Management (IFM) Project avoids actions that encourage deforestation by committing to conserve the forest for carbon sequestration over the life of the project. It provides a financial incentive to the landowner for maintaining the property as forest and to implement management techniques that increase carbon sequestration over time. There are no foreseeable negative environmental or social impacts of the IFM project. </text:p>
          </table:table-cell>
          <table:table-cell table:number-columns-repeated="11" office:value-type="string" calcext:value-type="string">
            <text:p>Yes</text:p>
          </table:table-cell>
          <table:table-cell office:value-type="string" calcext:value-type="string">
            <text:p>SDG 6 - The Greenleaf Improved Forest Management project protects and acts as a filter for hundreds of waterways, streams, and tributaries in the project area. Its trees serve as filtration systems for waterways, purifying and sanitizing the water for all who use it. <text:s text:c="3"/>SDG 15 - The project includes several valuable wintering complexes, protecting the habitats of many threatened  and  endangered  species—including the Gray Wolf,  Bald  Eagle,  Canada  Lynx, and Long-eared Bat. </text:p>
          </table:table-cell>
          <table:table-cell office:value-type="string" calcext:value-type="string">
            <text:p>NA</text:p>
          </table:table-cell>
          <table:table-cell table:number-columns-repeated="983"/>
        </table:table-row>
        <table:table-row table:style-name="ro2">
          <table:table-cell office:value-type="string" calcext:value-type="string">
            <text:p>Blue Source LLC</text:p>
          </table:table-cell>
          <table:table-cell office:value-type="string" calcext:value-type="string">
            <text:p>None</text:p>
          </table:table-cell>
          <table:table-cell office:value-type="string" calcext:value-type="string">
            <text:p>Alaskan forestry with significant community co-benefits</text:p>
          </table:table-cell>
          <table:table-cell office:value-type="string" calcext:value-type="string">
            <text:p>Bluesource - Shaan Seet Improved Forest Management</text:p>
          </table:table-cell>
          <table:table-cell table:number-columns-repeated="2"/>
          <table:table-cell office:value-type="string" calcext:value-type="string">
            <text:p>The Bluesource – Shaan Seet Improved Forest Management Project is located on approximately 8,951 acres of old growth hemlock-spruce forests on the West side of Prince of Wales Island in Southeastern Alaska. It is part of a much larger land holding of 23,040 acres received by Shaan Seet, Inc. under the terms of the Alaska Native Settlements Act (ANCSA). Historically, forests on these lands were utilized for subsistence use. In the early 1900s the land was used for timber supply to support the construction of a cannery, and subsequently used to serve several harvesting and marketing contracts to supply timber to Sealaska Timber Corporation, an Oregon-based timber company and Alaska Timber Corporation in the 1980s. The project activity is improved forest management, with Shaan Seet, Inc.’s forest management practices representing a significant improvement in the carbon storage and conservation value than higher return, more aggressive management regimes of industrial private lands in the region, which are characterized by shorter, even-aged rotations. Management decisions for the forest focus on sustainable, natural forest growth and maintenance harvests for essential activities and forest health. The project ensures long-term sustainable management of the forests, which could otherwise undergo significant commercial timber harvesting.</text:p>
          </table:table-cell>
          <table:table-cell office:value-type="string" calcext:value-type="string">
            <text:p>Juneau</text:p>
          </table:table-cell>
          <table:table-cell office:value-type="string" calcext:value-type="string">
            <text:p>AK</text:p>
          </table:table-cell>
          <table:table-cell office:value-type="string" calcext:value-type="string">
            <text:p>United States</text:p>
          </table:table-cell>
          <table:table-cell office:value-type="float" office:value="159188" calcext:value-type="float">
            <text:p>159188</text:p>
          </table:table-cell>
          <table:table-cell office:value-type="float" office:value="34" calcext:value-type="float">
            <text:p>34</text:p>
          </table:table-cell>
          <table:table-cell office:value-type="float" office:value="31834" calcext:value-type="float">
            <text:p>31834</text:p>
          </table:table-cell>
          <table:table-cell office:value-type="float" office:value="127354" calcext:value-type="float">
            <text:p>127354</text:p>
          </table:table-cell>
          <table:table-cell office:value-type="string" calcext:value-type="string">
            <text:p>1/10/2019</text:p>
          </table:table-cell>
          <table:table-cell office:value-type="string" calcext:value-type="string">
            <text:p>Per the requirements of the American Carbon Registry's (ACR's) Improved Forest Management <text:s/>Methodology for Quantifying GHG Removals and Emission Reductions through Increased Forest Carbon Sequestration on Non?Federal U.S. Forestlands, the project will submit annual monitoring reports (based on on-the-ground observations and remote sensing analysis), will undergo on-site verification of carbon stocks at least once every five years, and will undergo a full forest carbon inventory update at least once every ten years. If it is suspected that a reversal has occurred, inventory plots subject to the potential reversal event will be remeasured. If this remeasurement reveals that a reversal has occurred, a site verification will be carried out to confirm the magnitude of the reversal. Following confirmation of the magnitude of the reversal, credits from the ACR buffer pool will be retired to account for offsets lost as result of the reversal activity (in the case of unintentional reversals) or substitute ACR approved offset credits will be purchased on the carbon market and retired in a number commensurate with the magnitude of the reversal. </text:p>
          </table:table-cell>
          <table:table-cell office:value-type="string" calcext:value-type="string">
            <text:p>Yes</text:p>
          </table:table-cell>
          <table:table-cell office:value-type="string" calcext:value-type="string">
            <text:p>Not applicable (I answered yes to Q24)</text:p>
          </table:table-cell>
          <table:table-cell/>
          <table:table-cell office:value-type="string" calcext:value-type="string">
            <text:p>ACR</text:p>
          </table:table-cell>
          <table:table-cell table:number-columns-repeated="7"/>
          <table:table-cell office:value-type="string" calcext:value-type="string">
            <text:p>The Bluesource - Shaan Seet Improved Forest Management (IFM) Project avoids actions that encourage deforestation by committing to conserve the forest for carbon sequestration over the life of the project. It provides a financial incentive to the landowner for maintaining the property as forest and to implement management techniques that increase carbon sequestration over time. There are no foreseeable negative environmental or social impacts of the IFM project. Fires are rare in the wet, cool coastal rainforests of Southern Alaska, and there are no epidemic forest pests or disease in the project region, so the risk of emissions are low. If a natural disaster event did lead to emissions, they would be covered by the buffer pool contribution.</text:p>
          </table:table-cell>
          <table:table-cell table:number-columns-repeated="11" office:value-type="string" calcext:value-type="string">
            <text:p>Yes</text:p>
          </table:table-cell>
          <table:table-cell office:value-type="string" calcext:value-type="string">
            <text:p>SDG 6 - The health of the freshwater-related ecosystems in the Shaan Seet project area are protected through the sustainable management of trees. Trees act as natural buffers or filters, purifying the water for all who drink it. <text:s text:c="4"/>SDG 14 - By committing to sustainable management, Shaan Seet protects these ecosystems against significant adverse impacts, strengthening their resilience and helping foster healthy and productive oceans. <text:s/>The project also protects nearly 40 crucial migratory streams used for spawning by salmon and other fish. <text:s text:c="3"/>SDG 15 - The project’s forestry management promotes uneven-aged silviculture. The project area boasts a diversity of trees including Sitka spruce, Western hemlock, Western redcedar, Alaska cedar, Mountain hemlock, and various hardwoods.</text:p>
          </table:table-cell>
          <table:table-cell office:value-type="string" calcext:value-type="string">
            <text:p>The Shaan Seet project is wholly owned by the Klawock Shaan Seet, Inc., a Native Corporation. <text:s/>Revenue from the sale of carbon directly benefits the shareholders of the Corporation, who are native Shaan Seet people living in small, rural Alaskan communities.</text:p>
          </table:table-cell>
          <table:table-cell table:number-columns-repeated="983"/>
        </table:table-row>
        <table:table-row table:style-name="ro2">
          <table:table-cell office:value-type="string" calcext:value-type="string">
            <text:p>Blue Source LLC</text:p>
          </table:table-cell>
          <table:table-cell office:value-type="string" calcext:value-type="string">
            <text:p>None</text:p>
          </table:table-cell>
          <table:table-cell office:value-type="string" calcext:value-type="string">
            <text:p>Alaskan forestry with significant community co-benefits</text:p>
          </table:table-cell>
          <table:table-cell office:value-type="string" calcext:value-type="string">
            <text:p>Bluesource - Kootznoowoo IFM Project</text:p>
          </table:table-cell>
          <table:table-cell office:value-type="string" calcext:value-type="string">
            <text:p>https://acr2.apx.com/mymodule/reg/prjView.asp?id1=499</text:p>
          </table:table-cell>
          <table:table-cell/>
          <table:table-cell office:value-type="string" calcext:value-type="string">
            <text:p>The Bluesource - Kootznoowoo Improved Forest Management Project includes approximately 19,856 acres of old growth and young growth hemlock-spruce forests on the Dolomi and Dora Bay tracts of Prince of Wales Island. Historically, Dolomi and Dora Bay, each of which spread across 10,000 acres, were significant timber sources for the Japanese market after the USA banned round log export sales for federal lands. Stand demand since the 1980s and 1990s resulted highly aggressive timber harvests on the Kootznoowoo property. The land was conveyed to Kootznoowoo, Incorporated under the Alaska Native Claims Settlement Act of 1971 (ANCSA), and is exempt from regional forestry laws. <text:s/>The IFM project delivers carbon dioxide removal (CDR) by sequestering CO2 in its sustainably managed forests, which could otherwise undergo significant commercial timber harvesting. The project participants include Kootznoowoo, Incorporated, the project proponent, and Bluesource, the offset developer. <text:s/>Microsoft's payments for CDR will ensure continued sustainable management of the forest and enhanced sequestration of CO2. </text:p>
          </table:table-cell>
          <table:table-cell office:value-type="string" calcext:value-type="string">
            <text:p>Juneau</text:p>
          </table:table-cell>
          <table:table-cell office:value-type="string" calcext:value-type="string">
            <text:p>AK</text:p>
          </table:table-cell>
          <table:table-cell office:value-type="string" calcext:value-type="string">
            <text:p>United States</text:p>
          </table:table-cell>
          <table:table-cell office:value-type="float" office:value="383152" calcext:value-type="float">
            <text:p>383152</text:p>
          </table:table-cell>
          <table:table-cell office:value-type="float" office:value="39" calcext:value-type="float">
            <text:p>39</text:p>
          </table:table-cell>
          <table:table-cell office:value-type="float" office:value="95788" calcext:value-type="float">
            <text:p>95788</text:p>
          </table:table-cell>
          <table:table-cell office:value-type="float" office:value="287364" calcext:value-type="float">
            <text:p>287364</text:p>
          </table:table-cell>
          <table:table-cell office:value-type="string" calcext:value-type="string">
            <text:p>8/20/2018</text:p>
          </table:table-cell>
          <table:table-cell office:value-type="string" calcext:value-type="string">
            <text:p>Per the requirements of the American Carbon Registry's (ACR's) Improved Forest Management <text:s/>Methodology for Quantifying GHG Removals and Emission Reductions through Increased Forest Carbon Sequestration on Non?Federal U.S. Forestlands, the project will submit annual monitoring reports (based on on-the-ground observations and remote sensing analysis), will undergo on-site verification of carbon stocks at least once every five years, and will undergo a full forest carbon inventory update at least once every ten years. If it is suspected that a reversal has occurred, inventory plots subject to the potential reversal event will be remeasured. If this remeasurement reveals that a reversal has occurred, a site verification will be carried out to confirm the magnitude of the reversal. Following confirmation of the magnitude of the reversal, credits from the ACR buffer pool will be retired to account for offsets lost as result of the reversal activity (in the case of unintentional reversals) or substitute ACR approved offset credits will be purchased on the carbon market and retired in a number commensurate with the magnitude of the reversal. </text:p>
          </table:table-cell>
          <table:table-cell office:value-type="string" calcext:value-type="string">
            <text:p>Yes</text:p>
          </table:table-cell>
          <table:table-cell office:value-type="string" calcext:value-type="string">
            <text:p>Not applicable (I answered yes to Q24)</text:p>
          </table:table-cell>
          <table:table-cell/>
          <table:table-cell office:value-type="string" calcext:value-type="string">
            <text:p>ACR</text:p>
          </table:table-cell>
          <table:table-cell table:number-columns-repeated="7"/>
          <table:table-cell office:value-type="string" calcext:value-type="string">
            <text:p>The Bluesource - Kootznoowoo Improved Forest Management (IFM) Project avoids actions that encourage deforestation by committing to conserve the forest for carbon sequestration over the life of the project. It provides a financial incentive to the landowner for maintaining the property as forest and to implement management techniques that increase carbon sequestration over time. There are no foreseeable negative environmental or social impacts of the IFM project. Fires are rare in the wet, cool coastal rainforests of Southern Alaska, and there are no epidemic forest pests or disease in the project region, so the risk of emissions are low. If a natural disaster event did lead to emissions, they would be covered by the buffer pool contribution.</text:p>
          </table:table-cell>
          <table:table-cell table:number-columns-repeated="11" office:value-type="string" calcext:value-type="string">
            <text:p>Yes</text:p>
          </table:table-cell>
          <table:table-cell office:value-type="string" calcext:value-type="string">
            <text:p>SDG 4 - Carbon proceeds from the Kootznoowoo project go towards support of a local educational fund dedicated to equal opportunities. Additionally, the project supports a small hydro project that displaced diesel, provides clean electricity, and improves local air quality. <text:s text:c="3"/>SDG 6 - The Kootznoowoo project region extends along miles of coastline and contains many freshwater systems. Protecting the forest around these water systems allows the trees to serve as a natural filter, purifying the water for all who drink it. <text:s text:c="3"/>SDG 11 - The project preserves the sustainable land management practices of the native people who have occupied the lands for more than 1,000 years. Carbon proceeds allow locals to avoid aggressive timber extraction, conserving historically and culturally important sites. <text:s text:c="3"/>SDG 14 - Through sustainable management of the project area, the many marine and coastal ecosystems within it are protected against significant adverse impacts, are more resilient, and contribute to healthy and productive oceans. <text:s text:c="3"/>SDG 15 - The area hosts a varied set of ecosystems that create unparalleled diverse vegetation and natural communities. The region also boasts red elderberry, salmonberry, thimbleberry, blueberry, and huckleberry. </text:p>
          </table:table-cell>
          <table:table-cell office:value-type="string" calcext:value-type="string">
            <text:p>The Klawock Heenya project is wholly owned by the Kootznoowoo, Inc., a Native Corporation. <text:s/>Revenue from the sale of carbon directly benefits the shareholders of the Corporation, who are native Kootznoowoo people living in small, rural Alaskan communities.</text:p>
          </table:table-cell>
          <table:table-cell table:number-columns-repeated="983"/>
        </table:table-row>
        <table:table-row table:style-name="ro2">
          <table:table-cell office:value-type="string" calcext:value-type="string">
            <text:p>Blue Source LLC</text:p>
          </table:table-cell>
          <table:table-cell office:value-type="string" calcext:value-type="string">
            <text:p>None</text:p>
          </table:table-cell>
          <table:table-cell office:value-type="string" calcext:value-type="string">
            <text:p>Alaskan forestry with significant community co-benefits.</text:p>
          </table:table-cell>
          <table:table-cell office:value-type="string" calcext:value-type="string">
            <text:p>Bluesource - Klawock Heenya Improved Forest Management Project</text:p>
          </table:table-cell>
          <table:table-cell office:value-type="string" calcext:value-type="string">
            <text:p>https://acr2.apx.com/mymodule/reg/prjView.asp?id1=459</text:p>
          </table:table-cell>
          <table:table-cell/>
          <table:table-cell office:value-type="string" calcext:value-type="string">
            <text:p>The Bluesource - Klawock Heenya Improved Forest Management Project is located on 8,619 acres of conifer, western hemlock-Sitka spruce and western cedar-hemlock forests on Prince of Wales Island, in Southeast Alaska. The land was conveyed to the Klawock Heenya Corporation under the Alaska Native Claims Settlement Act of 1971 (ANCSA), and its use is exempt from any regional forestry laws. The forests have historically been managed to optimize timber production, and recent pulpwood demand from Canadian mills has driven up the price for pulp logs and increased the potential for aggressive forest management practices and shorter rotations in the region. The IFM project will deliver carbon dioxide removals (CDR) by <text:s/>sequestering CO2 in the forests, as an alternative to aggressive harvesting. Instead, the forest will be managed to maintain and enhance ecosystem service benefits from the land, with only natural growth and non-commercial harvesting to improve forest health. The project includes the project proponent, Klawock Heenya Corporation, and the offset developer, Bluesource. Microsoft's payments for CDR will provide financial incentive for continuing forest management practices that enhance carbon sequestration on the property. </text:p>
          </table:table-cell>
          <table:table-cell office:value-type="string" calcext:value-type="string">
            <text:p>Juneau, AK</text:p>
          </table:table-cell>
          <table:table-cell office:value-type="string" calcext:value-type="string">
            <text:p>Alaska</text:p>
          </table:table-cell>
          <table:table-cell office:value-type="string" calcext:value-type="string">
            <text:p>United States</text:p>
          </table:table-cell>
          <table:table-cell office:value-type="float" office:value="104000" calcext:value-type="float">
            <text:p>104000</text:p>
          </table:table-cell>
          <table:table-cell office:value-type="float" office:value="20" calcext:value-type="float">
            <text:p>20</text:p>
          </table:table-cell>
          <table:table-cell office:value-type="float" office:value="26000" calcext:value-type="float">
            <text:p>26000</text:p>
          </table:table-cell>
          <table:table-cell office:value-type="float" office:value="78000" calcext:value-type="float">
            <text:p>78000</text:p>
          </table:table-cell>
          <table:table-cell office:value-type="string" calcext:value-type="string">
            <text:p>7/27/2018</text:p>
          </table:table-cell>
          <table:table-cell office:value-type="string" calcext:value-type="string">
            <text:p>Per the requirements of the American Carbon Registry's (ACR's) Improved Forest Management <text:s/>Methodology for Quantifying GHG Removals and Emission Reductions through Increased Forest Carbon Sequestration on Non?Federal U.S. Forestlands, the project will submit annual monitoring reports (based on on-the-ground observations and remote sensing analysis), will undergo on-site verification of carbon stocks at least once every five years, and will undergo a full forest carbon inventory update at least once every ten years. If it is suspected that a reversal has occurred, inventory plots subject to the potential reversal event will be remeasured. If this remeasurement reveals that a reversal has occurred, a site verification will be carried out to confirm the magnitude of the reversal. Following confirmation of the magnitude of the reversal, credits from the ACR buffer pool will be retired to account for offsets lost as result of the reversal activity (in the case of unintentional reversals) or substitute ACR approved offset credits will be purchased on the carbon market and retired in a number commensurate with the magnitude of the reversal. </text:p>
          </table:table-cell>
          <table:table-cell office:value-type="string" calcext:value-type="string">
            <text:p>Yes</text:p>
          </table:table-cell>
          <table:table-cell office:value-type="string" calcext:value-type="string">
            <text:p>Not applicable (I answered yes to Q24)</text:p>
          </table:table-cell>
          <table:table-cell/>
          <table:table-cell office:value-type="string" calcext:value-type="string">
            <text:p>ACR</text:p>
          </table:table-cell>
          <table:table-cell table:number-columns-repeated="7"/>
          <table:table-cell office:value-type="string" calcext:value-type="string">
            <text:p>The Bluesource - Klawock Heenya Improved Forest Management (IFM) Project avoids actions that encourage deforestation by committing to conserve the forest for carbon sequestration over the life of the project. It provides a financial incentive to the landowner for maintaining the property as forest and to implement management techniques that increase carbon sequestration over time. There are no foreseeable negative environmental or social impacts of the IFM project. Fires are rare in the wet, cool coastal rainforests of Southern Alaska, and there are no epidemic forest pests or disease in the project region, so the risk of emissions are low. If a natural disaster event did lead to emissions, they would be covered by the buffer pool contribution.</text:p>
          </table:table-cell>
          <table:table-cell table:number-columns-repeated="11" office:value-type="string" calcext:value-type="string">
            <text:p>Yes</text:p>
          </table:table-cell>
          <table:table-cell office:value-type="string" calcext:value-type="string">
            <text:p>SDG 6 - Improved forest management plays a vital role in protecting freshwater systems in and around the Klawock Heenya Project. The project area includes beaches and other water-based ecosystems, and the forests in the area act as natural water filters, purifying the water for the animals and communities that use it. <text:s text:c="3"/>SDG 11 - The project is managed by the Klawock Heenya Corporation, an Alaskan Native Corporation that aims to develop a sustainable economy by providing opportunities for shareholders and community members. The project allows the local residents to preserve traditional land management and cultural values. <text:s text:c="3"/>SDG 14 - Klawock Heenya project lands protect beaches, as well as nearly 50 key migratory streams that host several saltwater fish species each year for spawning season. These streams are home to Pink Salmon, Coho Salmon, and many others. <text:s text:c="3"/>SDG 15 - The project site hosts a diverse set of ecosystems including wetlands, beach fringes, forests, alpine environments, and recently deglaciated lands. The wetland conditions serve as wildlife habitat for migrating shorebirds, waterfowl, deer, bears, and many other species. </text:p>
          </table:table-cell>
          <table:table-cell office:value-type="string" calcext:value-type="string">
            <text:p>The Klawock Heenya project is wholly owned by the Klawock Heenya Corporation, a Native Corporation. <text:s/>Revenue from the sale of carbon directly benefits the shareholders of the Corporation, who are native Klawock people living in small, rural Alaskan communities.</text:p>
          </table:table-cell>
          <table:table-cell table:number-columns-repeated="983"/>
        </table:table-row>
        <table:table-row table:style-name="ro2">
          <table:table-cell office:value-type="string" calcext:value-type="string">
            <text:p>Carbo Culture Inc</text:p>
          </table:table-cell>
          <table:table-cell office:value-type="string" calcext:value-type="string">
            <text:p>Puro.earth carbon removal ecosystem</text:p>
          </table:table-cell>
          <table:table-cell office:value-type="string" calcext:value-type="string">
            <text:p>Converting biowaste into biochar, stabilising the carbon for 1000 years</text:p>
          </table:table-cell>
          <table:table-cell office:value-type="string" calcext:value-type="string">
            <text:p>Carbo Culture</text:p>
          </table:table-cell>
          <table:table-cell office:value-type="string" calcext:value-type="string">
            <text:p>carboculture.com</text:p>
          </table:table-cell>
          <table:table-cell office:value-type="string" calcext:value-type="string">
            <text:p>PyCCS, Biomass conversion with pyrolysis to stabile storage in biochar</text:p>
          </table:table-cell>
          <table:table-cell office:value-type="string" calcext:value-type="string">
            <text:p>We’re leveraging the annual carbon cycle drawdown into all biomass, and turning part of the waste into a stable form of carbon, preventing the carbon from re-entering for 1000 + years. This carbon can then additionally be used for environmental remediation and further GhG prevention. <text:s/>The founders Henrietta &amp; Chris met at Nasa Ames, at a 3 month intensive program to focus on solving the world’s current challenges. Chris had worked with an inventor - professor and brought the tech to the table: The “Flash Carbonisation” technology was originally invented in an academic setting, and researched for over a decade in the lab. Carbo Culture was founded to take the science commercial, and to scale the operation. We’ve successfully 8x scaled up in volume, and ran past the university IP now to the stage where we are looking for funding to build our first (profitable!) facility. <text:s text:c="4"/>Carbo Culture converts biomass waste into stable biocarbons. Waste biomass will decompose into methane (?CH?_4) and carbon dioxide (?CO?_2), leaving only a tiny fraction of carbon into soil if unattended. If the biomass is burned, the emissions are released within the immediate future. By converting the biomass into biocarbon in the high-temperature system, the carbons are converted into a solid state that stays stable for over 1000 years - keeping the carbon away from the atmosphere and at hand for environmental remediation purposes. <text:s text:c="2"/>Each ton of biochar that we produce sequesters 3.12 tons of ?CO?_2in a stable form. This biocarbon is made by using a safe and scalable TRL 7 <text:s/>demo system in California’s Central Valley. <text:s text:c="2"/>Our electrochemically conductive biocarbon can enhance natural bacterial processes, help remove toxins, filter water and enhance the resilience of soil, and our unique process can deliver biocarbons with characteristics that are not achievable in standard pyrolysis systems. <text:s/>Microsoft’s purchase of the biochar / credits will be all used towards our pilot system: producing the high-temp biochar. In the process we will also test and gather necessary data for our soon beginning scale-up work, as we look to scaling up to 1500 t capacity in 2021.</text:p>
          </table:table-cell>
          <table:table-cell office:value-type="string" calcext:value-type="string">
            <text:p>Escalon, San Joaquin County</text:p>
          </table:table-cell>
          <table:table-cell office:value-type="string" calcext:value-type="string">
            <text:p>California</text:p>
          </table:table-cell>
          <table:table-cell office:value-type="string" calcext:value-type="string">
            <text:p>United States</text:p>
          </table:table-cell>
          <table:table-cell office:value-type="float" office:value="31" calcext:value-type="float">
            <text:p>31</text:p>
          </table:table-cell>
          <table:table-cell office:value-type="float" office:value="100" calcext:value-type="float">
            <text:p>100</text:p>
          </table:table-cell>
          <table:table-cell office:value-type="float" office:value="124" calcext:value-type="float">
            <text:p>124</text:p>
          </table:table-cell>
          <table:table-cell office:value-type="float" office:value="4500" calcext:value-type="float">
            <text:p>4500</text:p>
          </table:table-cell>
          <table:table-cell office:value-type="string" calcext:value-type="string">
            <text:p>1/1/2020</text:p>
          </table:table-cell>
          <table:table-cell office:value-type="string" calcext:value-type="string">
            <text:p>We have little uncertainty in the permanence of our project, because our removal is a recarcitrant, mineralized, physical storage material. For the same reason reversals are not expected in our project, because the verifier checks that the biochar is not shipped to combustive use. Generally accepted durations for biochar are 100-1000 years for biochar. <text:s/>The durable storage of biochar and the carbon dioxide embodied in it can be estimated with the O:C ration received from the laboratory test. In general, a molar ratio of O:C lower than 0.2 appears to provide, at minimum, a 1000-year biochar half-life. There is a simple decay model based on Campbell et al. (2019) and data reviewed in Spokas (2010), which allows to calculate a duration over which 90% of carbon in the biochar remains. <text:s/>Puro methodologies always contain a buffer that covers premature reversals of carbon removal. In the biochar methodology the buffer is currently between 2,5 -5% reflecting the scientifically measured quality of the biochar i.e. the O:C ratio. <text:s text:c="3"/>The unique conditions of Carbo Culture’s process yield a biocarbon product with extremely low O:C values (.03 - .08). Independent lab reports and material analysis will be made available.</text:p>
          </table:table-cell>
          <table:table-cell office:value-type="string" calcext:value-type="string">
            <text:p>Yes</text:p>
          </table:table-cell>
          <table:table-cell office:value-type="string" calcext:value-type="string">
            <text:p>Yes, the project will be certified by June 2021</text:p>
          </table:table-cell>
          <table:table-cell table:number-columns-repeated="6"/>
          <table:table-cell office:value-type="string" calcext:value-type="string">
            <text:p>Puro.earth (ICROA-approval pending)</text:p>
          </table:table-cell>
          <table:table-cell table:number-columns-repeated="2"/>
          <table:table-cell office:value-type="string" calcext:value-type="string">
            <text:p>We expect social, environmental and political risks to be low. In contrast, for example the EU’s Green Deal and many Californian policies call for enhanced circular economy and climate mitigation technology to enter markets. <text:s text:c="2"/>In our facility design, we envision small, modular plants that can be quickly deployed on-site and operated within a closed loop community: This way biomass waste gets processed near the source of origin, and provides some local production jobs. <text:s/>Economic and production risks: Availability of suitable feedstock biomass waste needs to be mapped out and secured before we can lock-in a new facility construction site. The feedstock should ideally be high density and low moisture, and the use cases for the biochar might have more requirements (if the facility’s intended customers are animal feed manufacturers for example). <text:s/>Energy needs: Low. The emissions ratio to CO2 removal from the atmosphere: 0.035 <text:s/></text:p>
          </table:table-cell>
          <table:table-cell table:number-columns-repeated="7" office:value-type="string" calcext:value-type="string">
            <text:p>Yes</text:p>
          </table:table-cell>
          <table:table-cell office:value-type="string" calcext:value-type="string">
            <text:p>No</text:p>
          </table:table-cell>
          <table:table-cell table:number-columns-repeated="2" office:value-type="string" calcext:value-type="string">
            <text:p>Not applicable</text:p>
          </table:table-cell>
          <table:table-cell office:value-type="string" calcext:value-type="string">
            <text:p>Yes</text:p>
          </table:table-cell>
          <table:table-cell office:value-type="string" calcext:value-type="string">
            <text:p>Avoided emissions are not calculated in the emission balance in Puro.earth standard, and thus we have included those in the co-benefits section.</text:p>
          </table:table-cell>
          <table:table-cell office:value-type="string" calcext:value-type="string">
            <text:p>we envision small, modular plants that can be quickly deployed on-site and operated within a closed loop community: This way biomass waste gets processed near the source of origin, and provides some local production jobs.</text:p>
          </table:table-cell>
          <table:table-cell table:number-columns-repeated="983"/>
        </table:table-row>
        <table:table-row table:style-name="ro2">
          <table:table-cell office:value-type="string" calcext:value-type="string">
            <text:p>Carbon Sequestration, Inc.</text:p>
          </table:table-cell>
          <table:table-cell office:value-type="string" calcext:value-type="string">
            <text:p>1. Kingham Dalton Wilson, Ltd. is an East Texas construction and architecture firm that designed our pit construction for WHS projects. <text:s text:c="4"/>2. American Forestry Management is the largest forest management advisor in the United States, which provides timber residue for our WHS project, as well as pit locations. <text:s text:c="4"/>3. Timberland Investment Resources is a forestry investment company that provides our company with additional timber residue for the pit. <text:s text:c="3"/>3. Geocline, LLC, is a Geologic Consulting firm, specializing in soil geology, which assists our company in ACR methodology approval and carbon life cycle analysis. <text:s text:c="4"/>4. Ecofor, LLC, is a carbon life-cycle accounting firm specializing in methodology development and approval for forestry projects. <text:s text:c="3"/>5. Professor Ning Zeng, University of Maryland - College Park, is the founder of Wood Harvest and Storage Methodology. <text:s/></text:p>
          </table:table-cell>
          <table:table-cell office:value-type="string" calcext:value-type="string">
            <text:p>Lufkin NE WHS Timber Residue Collection and Burial</text:p>
          </table:table-cell>
          <table:table-cell office:value-type="string" calcext:value-type="string">
            <text:p>The Lufkin NE WHS 2020 Project</text:p>
          </table:table-cell>
          <table:table-cell office:value-type="string" calcext:value-type="string">
            <text:p>www.carbonsequestration-inc.com</text:p>
          </table:table-cell>
          <table:table-cell/>
          <table:table-cell office:value-type="string" calcext:value-type="string">
            <text:p>The Lufkin NE WHS 2020 Project is based on Sequestration via Wood Harvest and Storage (“WHS”). Dr. Ning Zeng, a Professor of Atmospheric Sciences at the University of Maryland, is the world’s primary scholar for this method, authoring Carbon Sequestration via Wood Burial (2008) with a peer-reviewed follow-up in 2012 (See Attached). The inputs for the project are timber residues and wastes created during the logging process. Unless these residues are sequestered, the timber residue evaporates and decomposes on the surface within a few years. We offer to deliver 53,308 mtCO2 of certified carbon credits with WHS by 2025. <text:s/>Our partnership with American Forest Management, the largest forest management group in the country by acreage under management, and Timberland Investment Resources grants us access to over one hundred thousand (100,000) tons of unused timber residue to store annually. Kingham Dalton Wilson, Ltd., a Houston construction and architecture firm with a large operating presence in East Texas, designed the pit construction and will begin construction beginning in October or November of 2020. <text:s text:c="2"/>Our application of WHS requires the transportation and chipping of massive volume of wood debris and timber residue. We anticipate employing at least four 12” industrial wood chippers, six to eight bulldozers, and four large trailer trucks, each of which can transport up to 25 green tons of wood debris and timber residue per load. Emissions from these operations, particularly chipping, are significant, and accounted for in our lifecycle analysis. <text:s text:c="2"/>Once Microsoft accepts our proposal, the payments will be used to purchase the timber residues, chip, transport and bury the debris at the constructed pit. Our company will handle approval for 45Q credits, and all other MMMRV (Methodology, Measurement, Monitoring, Reporting, and Verification) costs. </text:p>
          </table:table-cell>
          <table:table-cell office:value-type="string" calcext:value-type="string">
            <text:p>Lufkin</text:p>
          </table:table-cell>
          <table:table-cell office:value-type="string" calcext:value-type="string">
            <text:p>Texas</text:p>
          </table:table-cell>
          <table:table-cell office:value-type="string" calcext:value-type="string">
            <text:p>United States</text:p>
          </table:table-cell>
          <table:table-cell office:value-type="float" office:value="53308" calcext:value-type="float">
            <text:p>53308</text:p>
          </table:table-cell>
          <table:table-cell office:value-type="float" office:value="100" calcext:value-type="float">
            <text:p>100</text:p>
          </table:table-cell>
          <table:table-cell office:value-type="float" office:value="22616" calcext:value-type="float">
            <text:p>22616</text:p>
          </table:table-cell>
          <table:table-cell office:value-type="float" office:value="53308" calcext:value-type="float">
            <text:p>53308</text:p>
          </table:table-cell>
          <table:table-cell office:value-type="string" calcext:value-type="string">
            <text:p>10/15/2020</text:p>
          </table:table-cell>
          <table:table-cell office:value-type="string" calcext:value-type="string">
            <text:p>Storage security is critical to WHS methodology. In order to control the release of methane gas or carbon dioxide, we monitor and repair gas leaks as they arise. <text:s/>Depending on emissions or leakage, we may use a gas monitoring system to monitor emissions from the pit in later years, which is similar to monitoring used in existing oil and gas wells. When pressure is stable or building, the clay cap is secure. If the possibility of CDR reversals occurs, the gas monitoring system indicates the precise amount of reversal. Excess gas emissions are flared at the surface and accounted for in the carbon life cycle accounting.</text:p>
          </table:table-cell>
          <table:table-cell office:value-type="string" calcext:value-type="string">
            <text:p>Yes</text:p>
          </table:table-cell>
          <table:table-cell office:value-type="string" calcext:value-type="string">
            <text:p>Not applicable (I answered yes to Q24)</text:p>
          </table:table-cell>
          <table:table-cell/>
          <table:table-cell office:value-type="string" calcext:value-type="string">
            <text:p>ACR</text:p>
          </table:table-cell>
          <table:table-cell table:number-columns-repeated="4"/>
          <table:table-cell office:value-type="string" calcext:value-type="string">
            <text:p>26 USC 45Q Verification</text:p>
          </table:table-cell>
          <table:table-cell table:number-columns-repeated="2"/>
          <table:table-cell office:value-type="string" calcext:value-type="string">
            <text:p>Fossil fuels. We utilize existing lumber chipping and transportation techniques, which run primarily on diesel gasoline. Total diesel usage as per the lifecycle analysis for transportation, chipping, loading, digging, and spreading is 120,857 gallons for the pit, equivalent to 1,215 tCO2. <text:s text:c="3"/>Forestry. Our project utilizes unused timber residues, which are a product primarily of clear-cutting land for timber. At $75.00 per ton, we can get the attention of suppliers of timber debris and slash. On a large enough scale, this may cause competition for timber residues, which may lead to higher prices for landowners and timber managers. More importantly, this process incentivizes and includes the historically conservative timber industry in East Texas to embrace practical and fast-acting climate solutions.</text:p>
          </table:table-cell>
          <table:table-cell table:number-columns-repeated="11" office:value-type="string" calcext:value-type="string">
            <text:p>Yes</text:p>
          </table:table-cell>
          <table:table-cell office:value-type="string" calcext:value-type="string">
            <text:p>Social Sustainability. This methodology is scalable to farming processes throughout the country and will likely encourage burial and biomass innovations by timber farmers and landowners.</text:p>
          </table:table-cell>
          <table:table-cell office:value-type="string" calcext:value-type="string">
            <text:p>We are committed to benefitting the East Texas community through our climate change initiative. To be blunt, the vast majority of the population of East Texas is unmotivated to support the ongoing climate and CO2 removal initiatives. We aim to change this paradigm. As our country transitions from fossil fuels to renewable energy, we recognize that the East Texas community heavily relies on the Texas oil economy and timber industry and is disproportionately vulnerable to the environmental and economic effects of climate change. By purchasing from and employing the East Texas community, we aim to include vulnerable communities in the transition to sustainable energy. </text:p>
          </table:table-cell>
          <table:table-cell table:number-columns-repeated="983"/>
        </table:table-row>
        <table:table-row table:style-name="ro2">
          <table:table-cell office:value-type="string" calcext:value-type="string">
            <text:p>ClimateCare Oxford Ltd</text:p>
          </table:table-cell>
          <table:table-cell office:value-type="string" calcext:value-type="string">
            <text:p>ClimateCare is working with PUR Projet who will act as the project coordinator. PUR Projet is an international organization specialized in the development of ecosystems restoration and conservation projects, within agricultural supply chains like coffee and cocoa. PUR Projet also assists companies in insetting their supply chains and managing their socio-environmental commitments.</text:p>
          </table:table-cell>
          <table:table-cell table:number-columns-repeated="2" office:value-type="string" calcext:value-type="string">
            <text:p>Restoring Soil Organic Carbon through Regenerative Practices in the United States</text:p>
          </table:table-cell>
          <table:table-cell table:number-columns-repeated="2"/>
          <table:table-cell office:value-type="string" calcext:value-type="string">
            <text:p>This project is an exciting and innovative approach to CDR. If Microsoft is interested in this project, ClimateCare and PUR Projet will explore certification options in line with your scientific verification principles. <text:s text:c="4"/>Regenerative Agriculture encompasses holistic practices that create net beneficial impacts on ecosystem services. This includes improving net carbon sequestration (CDR), improving watershed and soil health and promoting biodiversity habitat. By necessity, these activities must provide net beneficial economic and social impacts for farmers and local communities if they are to be sustainable over the long term. <text:s text:c="4"/>Regenerative Agriculture practices sequester carbon in above and below ground pools as plants capture CO2 from the air to build their roots, stems, leaves and trunks. Additions of these organic matter inputs to soil can increase the soil organic carbon pool; regenerative practices can also reduce losses of carbon from the soil by decreasing erosion and minimizing soil disturbance. <text:s text:c="4"/>In the USA, it is estimated that adopting improved management practices can lead to sequestration of atmospheric carbon into soil organic carbon at an annual rate of 45 to 98 Tg in cropland, and 13 to 70 Tg in grazing land (Lal et al., 2003). Over the past year, the project participants have designed a project under the NORI framework to quantify and value below-ground CDR created through the implementation of regenerative practices on farms in the USA. <text:s text:c="5"/>We are partnered with PUR Projet, who is the project implementer and designer with key local partners, local farmers will be engaged to leverage carbon baseline tools, specifically the COMET-Farm Tool, a whole farm and ranch carbon and greenhouse gas accounting system (developed by the United States Deparnment of Agriculture and Colorado State University), and NORI will be the Platform where the carbon credits are certified and listed. The Program will engage farmers who are interested in implementing regenerative practices such as cover-cropping, minimizing tillage and integrating compost on their farm. <text:s text:c="5"/>Microsoft’s payments would support initial site assessments with US farmers and the establishment of baseline information, project design and implementation including support for regenerative practice implementation and the monitoring and evaluation of CDR through NORI. <text:s text:c="4"/>Lal, R., Follett, R.F., Kimble, J.M., 2003. Achieving soil carbon sequestration in the United States: a challenge to the policy makers. Soil. Sci. 168, 827-845. <text:s/></text:p>
          </table:table-cell>
          <table:table-cell office:value-type="string" calcext:value-type="string">
            <text:p>Des Moines</text:p>
          </table:table-cell>
          <table:table-cell office:value-type="string" calcext:value-type="string">
            <text:p>Iowa</text:p>
          </table:table-cell>
          <table:table-cell office:value-type="string" calcext:value-type="string">
            <text:p>United States</text:p>
          </table:table-cell>
          <table:table-cell office:value-type="float" office:value="90000" calcext:value-type="float">
            <text:p>90000</text:p>
          </table:table-cell>
          <table:table-cell office:value-type="float" office:value="100" calcext:value-type="float">
            <text:p>100</text:p>
          </table:table-cell>
          <table:table-cell office:value-type="float" office:value="0" calcext:value-type="float">
            <text:p>0</text:p>
          </table:table-cell>
          <table:table-cell office:value-type="float" office:value="90000" calcext:value-type="float">
            <text:p>90000</text:p>
          </table:table-cell>
          <table:table-cell office:value-type="string" calcext:value-type="string">
            <text:p>1/1/2021</text:p>
          </table:table-cell>
          <table:table-cell office:value-type="string" calcext:value-type="string">
            <text:p>The COMET-Farm Tool and COMET-Planning tool provide a comprehensive baseline and CDR potential on a farm-level. NORI also includes independent audits to verify and ground-truth results. <text:s/>If it turns out that a farm that was claiming NRTs is no longer removing carbon dioxide, or the NRTs become invalid because, for instance, a supplier breaks a contract by tilling (which re-releases carbon dioxide), Nori has built a self-insurance mechanism that makes the buyers whole if this were to occur. Both suppliers and Nori will share in this risk, and can leverage tokens held in reserve to automatically purchase new NRTs on behalf of the buyer in the amount of any overreported NRT numbers or leakage from changed practices.</text:p>
          </table:table-cell>
          <table:table-cell office:value-type="string" calcext:value-type="string">
            <text:p>No</text:p>
          </table:table-cell>
          <table:table-cell office:value-type="string" calcext:value-type="string">
            <text:p>Yes, the project will be certified by June 2021</text:p>
          </table:table-cell>
          <table:table-cell table:number-columns-repeated="6"/>
          <table:table-cell office:value-type="string" calcext:value-type="string">
            <text:p>NORI </text:p>
          </table:table-cell>
          <table:table-cell table:number-columns-repeated="2" office:value-type="string" calcext:value-type="string">
            <text:p>N/A</text:p>
          </table:table-cell>
          <table:table-cell office:value-type="string" calcext:value-type="string">
            <text:p>The project will invest in upfront education to share with farmers the benefits of regenerative agriculture from an ecological, social, and economic perspective. Moreover, the project and NORI provides farmers with an incentive to support CDR activities. As well, the COMET-tools help to identify GHG gases and opportunities to reduce them on-farm. <text:s/></text:p>
          </table:table-cell>
          <table:table-cell table:number-columns-repeated="9" office:value-type="string" calcext:value-type="string">
            <text:p>Yes</text:p>
          </table:table-cell>
          <table:table-cell table:number-columns-repeated="2" office:value-type="string" calcext:value-type="string">
            <text:p>Not applicable</text:p>
          </table:table-cell>
          <table:table-cell office:value-type="string" calcext:value-type="string">
            <text:p>This Project will aim to provide climate change adaptation and mitigation benefits to farmers by increasing resilience to adverse weather conditions. <text:s/>By measuring soil organic carbon and a variety of other soil health indicators (water infiltration, aggregate stability), this Project will aim to improve water holding capacity of the soil. Farmers face many challenges including revenue diversification. This project helps to provide farmers with an ecological incentive to implement regenerative practices. While this Project will be open to all farmers, there are opportunities for farmers to certify to Organic Agriculture should they transition through the implementation of regenerative practices to a level that meets the Organic or Regenerative Organic Certified Standard. </text:p>
          </table:table-cell>
          <table:table-cell office:value-type="string" calcext:value-type="string">
            <text:p>This Project works directly with farmers who have faced years of challenging climate change impacts and a loss of income due to droughts, market failures and imports. We will aim to work with a diversity of farmers including female farmers, younger farmers, minority and indigenous farmers where possible and appropriate. The project participants are working on other projects that focus on migrant worker justice and support, which can be leveraged for this project as well. </text:p>
          </table:table-cell>
          <table:table-cell table:number-columns-repeated="983"/>
        </table:table-row>
        <table:table-row table:style-name="ro2">
          <table:table-cell office:value-type="string" calcext:value-type="string">
            <text:p>Ducks Unlimited Inc.</text:p>
          </table:table-cell>
          <table:table-cell office:value-type="string" calcext:value-type="string">
            <text:p>None at this time. <text:s/>DU has vast experience delivering conservation programs that are also natural climate solutions. <text:s/>We also have a diverse staff who can provide everything from biological assessments, to landowner contracts, to securing perpetual conservation easements, to environmental outcome quantification and reporting. DU has authored multiple carbon offset standards and maintains the largest grassland carbon offset portfolio in the world at this time. The ability to provide these services all under ‘one roof’ increases our programmatic efficiency, reduces risk of new ventures such as this carbon proposal, and provides a clear communication channel for working landowners; some of whom are hesitant to engage one conservation organization, let alone a larger collaborative. Nonetheless, DU works with several partners in the region to deliver on our mission and will continually assess value-added partnerships for this program, if selected. </text:p>
          </table:table-cell>
          <table:table-cell office:value-type="string" calcext:value-type="string">
            <text:p>Cropland-to-Working-Grasslands Restoration in the Dakotas of the U.S.</text:p>
          </table:table-cell>
          <table:table-cell office:value-type="string" calcext:value-type="string">
            <text:p>Working Grasslands Restoration</text:p>
          </table:table-cell>
          <table:table-cell office:value-type="string" calcext:value-type="string">
            <text:p>N/A</text:p>
          </table:table-cell>
          <table:table-cell/>
          <table:table-cell office:value-type="string" calcext:value-type="string">
            <text:p>The Prairie Pothole Region (PPR) of the U.S.—once a mosaic of grasslands and intermittent wetlands—has seen extensive conversion to row-crop agriculture. Largely in private ownership, DU and partners continue to seek ways to promote private lands conservation, while supporting working landscapes and rural communities throughout North and South Dakota. <text:s/>Many landowners are interested in replanting sensitive cropland acres back to prairie grasslands and utilizing them for grazing and/or haying instead of intensive farming. However, foregoing the income during the first 2-3 years as grasses reestablish is often an insurmountable hurdle to this type of conservation taking place. <text:s/>Carbon finance from Microsoft could address this critical gap by covering that foregone income to working families and achieve the level of incentive needed, while not taking away from available restoration funding. <text:s text:c="4"/>Through this partnership, DU will identify high-conservation parcels, engage landowners, secure voluntary landowner agreements and restore cropland back to grasslands. The carbon payments (Microsoft funded) will be used to cover lost income, will be leveraged to raise the restoration funds required, and will help establish clear GHG title. All acres receiving the carbon financing will be required to execute a perpetual conservation easement, for which landowners will be compensated for at fair-market value. The easement will greatly add to the durability of the CDRs and provide a framework for monitoring and enforcement. <text:s text:c="4"/>We propose utilizing the recent framework developed by Climate Action Reserve (CAR) for reforestation, known as Climate Forward (attached), which credits CDRs on an ex ante basis. This methodology was developed to provide a practical solution to companies seeking mitigation of future emissions, while driving forward-looking investment into actions expected to result in CDR outcomes. This framework addresses the economic realities of most restoration projects, recognizing that carbon payments over the life of the project cannot compensate for the significant upfront financing needs of replanting and waiting for grasses to mature. DU proposes to work with CAR to develop a grassland reestablishment module under the same overarching protocol guidance document. Under this concept, carbon investments are made on the front end when financing is most needed in exchange for the attributable CDRs that occur throughout the life of the project. The benefit for the carbon assets remains the same, but the ability to compensate the landowner up front for the significant start-up costs provides carbon financing that other methods have yet to address. </text:p>
          </table:table-cell>
          <table:table-cell office:value-type="string" calcext:value-type="string">
            <text:p>Sioux Falls and Bismarck</text:p>
          </table:table-cell>
          <table:table-cell office:value-type="string" calcext:value-type="string">
            <text:p>SD and ND</text:p>
          </table:table-cell>
          <table:table-cell office:value-type="string" calcext:value-type="string">
            <text:p>United States</text:p>
          </table:table-cell>
          <table:table-cell office:value-type="float" office:value="103600" calcext:value-type="float">
            <text:p>103600</text:p>
          </table:table-cell>
          <table:table-cell office:value-type="float" office:value="100" calcext:value-type="float">
            <text:p>100</text:p>
          </table:table-cell>
          <table:table-cell office:value-type="float" office:value="0" calcext:value-type="float">
            <text:p>0</text:p>
          </table:table-cell>
          <table:table-cell office:value-type="float" office:value="103600" calcext:value-type="float">
            <text:p>103600</text:p>
          </table:table-cell>
          <table:table-cell office:value-type="string" calcext:value-type="string">
            <text:p>5/1/2022</text:p>
          </table:table-cell>
          <table:table-cell office:value-type="string" calcext:value-type="string">
            <text:p>The likelihood of an unintended reversal—due to a weather event, political environment, etc.—is very low for the proposed project. DU completed a formal risk assessment for our Avoided Grassland Conversion projects in the same geography which concluded (and third-party validated) that such risk was inconsequential. All enrolled acres will be accompanied by a conservation easement with definitive terms against cultivation. These are legal contracts deeded to the land in perpetuity that run with the land across all owners. DU adheres to very strict monitoring and reporting practices outlined by our accreditation as a national land trust by the Land Trust Alliance, and we deal with any violation in a swift and comprehensive manner. If a landowner were to plow up replanted grass, the binding easement would be enforced, and the landowner would be required to replant immediately. While some carbon would be emitted during that reversal event, soil organic carbon is relatively slow to emit and those losses can be regained in a rather short period of time (say, versus the cutting down of trees). <text:s text:c="4"/>The acreage totals and CDR tons put forth in this proposal are conservative, particularly as it relates to landowner demand. Furthermore, we are already staffed and have willing landowners identified. The primary unknown is the development of the new module standard, but we have vast experience with this process and firmly believe the numbers put forward in this proposal are obtainable. </text:p>
          </table:table-cell>
          <table:table-cell office:value-type="string" calcext:value-type="string">
            <text:p>No</text:p>
          </table:table-cell>
          <table:table-cell office:value-type="string" calcext:value-type="string">
            <text:p>No, the project will not be certified by June 2021 (please specify)</text:p>
          </table:table-cell>
          <table:table-cell office:value-type="string" calcext:value-type="string">
            <text:p>The effort to develop a new module with diverse stakeholder input and registry review would most likely take beyond June 2021.</text:p>
          </table:table-cell>
          <table:table-cell table:number-columns-repeated="4"/>
          <table:table-cell office:value-type="string" calcext:value-type="string">
            <text:p>None</text:p>
          </table:table-cell>
          <table:table-cell/>
          <table:table-cell office:value-type="string" calcext:value-type="string">
            <text:p>For our emission reduction estimation used in this proposal, we utilized peer-reviewed published sequestration rates for soil organic carbon (SOC) observed in grassland restorations that transitioned into grazing systems in the same geography. We estimated that grasslands would reach a new SOC equilibrium after 35 years, on average. This was also cross referenced to published rates on SOC stock values found in cropland versus that of native prairie grasslands, by which restored grassland would have the potential to sequester that difference. We did not include nitrous oxide emissions that would be avoided once the cropland is transitioned to grassland (and fertilizers are no longer applied) given the directive of the RFP. We also did not include methane emissions from enteric fermentation in livestock associated with the project scenario for a few reasons: (1) previously verified accounting methods proved methane emissions were far less than foregone nitrous oxide emissions (that were also not captured given the direction to exclude avoided emissions) (2) the fact that livestock are also present in the baseline scenario and therefore would be relatively de minimus in the project/grassland scenario. If selected and tasked with establishing a new grassland module for the Climate Forward standard, DU commits to completing a thorough scientific life-cycle assessment with diverse stakeholder input. Furthermore, DU would commit to establishing in-field SOC data collection efforts to validate presumed sequestration rates and total stock values.</text:p>
          </table:table-cell>
          <table:table-cell office:value-type="string" calcext:value-type="string">
            <text:p>Our reply to Q26 is based largely on the condition that certification would have to occur prior to June 2021. This is not attainable when having to develop an entirely new module to a standard that requires outside review and a public-comment period. Under our proposed approach, we intend to ultimately achieve certification from CAR, assuming the module is adopted. In the event the module is not adopted, we would complete a literature review of GHG data, perform on-farm monitoring to validate reported numbers, and cross-reference other land-use standards to incorporate terms around leakage, project risk, uncertainty, and reporting.</text:p>
          </table:table-cell>
          <table:table-cell office:value-type="string" calcext:value-type="string">
            <text:p>There are no foreseeable negative environmental or social impacts with the proposed project. It is well-recognized that grasslands and imbedded wetlands play a critical role in storing and purifying water, reducing flood damages, and uplifting biodiversity through habitat suitability for a wide array of species. In fact, there are positive socioeconomic impacts of converting cropland back to grasslands. It should be noted that: <text:s/>1.All landowners are participating in the program voluntarily. It is assumingly in their best economic interest to do so, especially with the upfront payment for carbon tonnage (foregone income component). <text:s/>2.Much of the cropland targeted for restoration has marginal productivity and thus is not taking much away from the productive base that supports ag-related enterprises. <text:s/>3.Our proposal is a working lands proposal. All grassland acres—once established—would be available for grazing and/or haying, therefore retaining the economic base for the landowners and their community. <text:s/>4.Restored grasslands deliver many other ecosystem services that provide direct (e.g., recreation) and indirect (e.g., floodwater retention) socioeconomic benefits to local and surrounding communities.</text:p>
          </table:table-cell>
          <table:table-cell table:number-columns-repeated="8" office:value-type="string" calcext:value-type="string">
            <text:p>Yes</text:p>
          </table:table-cell>
          <table:table-cell table:number-columns-repeated="2" office:value-type="string" calcext:value-type="string">
            <text:p>No</text:p>
          </table:table-cell>
          <table:table-cell office:value-type="string" calcext:value-type="string">
            <text:p>Not applicable</text:p>
          </table:table-cell>
          <table:table-cell office:value-type="string" calcext:value-type="string">
            <text:p>Water Stewardship: Restoring grasslands from cropland not only increases <text:s/>soil carbon but also reduces compaction and slows runoff. DU estimates areal and basin-scale runoff reduction resulting from land use change using hydrological models. Embedded in the grasslands DU restores, there are thousands of small “pothole” wetlands that DU also restores. Often these wetlands have been artificially drained, which increase downstream flooding. These wetlands store approximately 1.1 acre-feet of water per wetland acre and are important sources of surface and groundwater recharge. DU uses empirical hydrogeomorphic models, watershed models, and is developing remote sensing protocols to measure annual water storage in our wetland restoration projects. <text:s text:c="4"/>Clean Water and Improved Water Quality: Restoring grasslands from cropland reduces the need for fertilizer and other inputs and reduces erosion and surface runoff, improving downstream water quality. The wetlands embedded in these grasslands contribute further to nutrient reduction as they tend to be rich in denitrifying bacteria, which convert fertilizer-rich runoff into inert atmospheric nitrogen. Much of the prairie pothole geography drains into the Missouri River and then into the Mississippi River and the Gulf of Mexico. We use empirical data and hydrologic models to estimate nutrient-load reductions due to grassland and wetland restoration. <text:s text:c="4"/>Enhance Biodiversity, Wildlife Habitat and Protection: Grasslands and embedded temperate wetlands are some of the most biologically diverse ecosystems on earth. From just a waterfowl perspective, the Prairie Pothole Region (encapsulating our project region in the Dakotas) is responsible for producing 50-80% of the entire North American waterfowl population. Grassland bird species are the most imperiled bird group on the continent and will benefit from this work. These areas are also rich in native plant and invertebrate species, and increasingly research illustrates their importance for supporting pollinators. As board members and technical committee members of the Prairie Pothole Joint Venture, DU funds, guides and develops science around habitat with a consortium of universities, federal agencies and other nonprofits. <text:s text:c="4"/>Enhancing Recreation &amp; Economic Benefits: Restoring cropland to grassland is done on a voluntary basis, often because it is more economically viable to graze land or otherwise utilize it in its restored status than to grow row crops. Producers can diversify income streams though grazing leases, hunting leases or other activities (at the landowner’s discretion) that maintain the integrity of the grasslands and embedded wetlands. These grasslands provide breeding habitat for waterfowl and other grassland birds that are often the focal point of recreational pursuits across a much greater area. DU maintains some bird banding data and harvest data to illustrate the connection. There have been numerous studies that highlight the non-market value of the ecosystem services produced off these grasslands, in addition to the economic contribution of linked recreation and tourism. DU has several ongoing projects measuring landowner satisfaction, both economically and otherwise, with conservation programs. DU also participates in several larger coalitions such as Agree the Agricultural Economic and Environmental Risk coalition that is actively assessing the role conservation plays in agricultural economics, insurance and lending. <text:s text:c="4"/>Fostering Good Health and Well-Being: The U.S. Geological Survey produced a professional paper showing the interconnection between rural community well-being and the preservation of native habitats (namely, open space grasslands). Links were identified between economic vitality and the retention of young professionals in the community. In light of persistently low commodity prices, federal banks have reported a record-high number of farm bankruptcies in 2020. The Centers for Disease Control and Prevention has also stated that farmers are among the most likely to die by suicide, compared to other occupations. The approach outlined in this proposal allows carbon finance to support these landowners seeking an alternative farming system, something the traditional offset standards have in large part failed to accomplish to date. <text:s text:c="4"/>Manage and/or Minimize Water and Climate-Related Risk: Grassland soils are full of organic matter that can hold water, both maximizing drought resilience and reducing downstream flood risk. In addition to mitigating climate change, increasing soil organic carbon though grassland restoration also helps landowners adapt to climate change impacts. <text:s/>As summer temperatures rise, greater precipitation falls as rain than snow, and precipitation is more intense and infrequent overall in the Great Plains, row crop agriculture is anticipated to become increasingly volatile. Restoring cropland to grass, grasses adapted to harsh swings in water availability, will increase the resilience of the ecological system and the operations of landowners. It can also reduce the frequency and intensity of downstream flood events. DU agronomists are measuring changes in water infiltration due to increased soil organic matter and DU scientists are also modeling these impacts on the watershed scale. </text:p>
          </table:table-cell>
          <table:table-cell office:value-type="string" calcext:value-type="string">
            <text:p>Our work with landowners on working landscapes addresses at least one of the systemic barriers to accessing carbon finance. Our innovative approach to apply the Climate Futures standard to grassland restoration would provide a new means to carbon finance that currently does not exist. Traditional offset standards have in large part failed to funnel carbon finance to working landowners. </text:p>
          </table:table-cell>
          <table:table-cell table:number-columns-repeated="983"/>
        </table:table-row>
        <table:table-row table:style-name="ro2">
          <table:table-cell office:value-type="string" calcext:value-type="string">
            <text:p>Ecotrust Forest Management</text:p>
          </table:table-cell>
          <table:table-cell office:value-type="string" calcext:value-type="string">
            <text:p>EFM is the primary project developer for this project and will be the party responsible for overall project management, inventory monitoring, reporting, verification and issuance of offsets. We will contract with third-party consultants, if needed to provide additional capacity, but those commitments have not been contractually made at this point. See Organization Survey Submission response to Q15</text:p>
          </table:table-cell>
          <table:table-cell office:value-type="string" calcext:value-type="string">
            <text:p>Enabling climate-smart forestry in the Pacific Northwest </text:p>
          </table:table-cell>
          <table:table-cell office:value-type="string" calcext:value-type="string">
            <text:p>EFM Improved Forest Management Group Project</text:p>
          </table:table-cell>
          <table:table-cell office:value-type="string" calcext:value-type="string">
            <text:p>https://efmi.com/management-approach/</text:p>
          </table:table-cell>
          <table:table-cell/>
          <table:table-cell office:value-type="string" calcext:value-type="string">
            <text:p>EFM is offering Microsoft the opportunity to purchase offsets from its Group Improved Forest Management Project. EFM developed this project in 2013 to catalyze the adoption of climate-smart forestland management strategies and climate policy action in the Pacific Northwest (PNW). This is the first IFM project to be verified on private forestland in the region. It showcases the immense carbon sequestration potential of PNW forests and demonstrates that it is possible to successfully manage private commercial forests for multiple values – timber, carbon storage, biodiversity, water filtration etc., while also supporting rural economies and creating financial value for investors. It also serves as an inspiration for policy makers in the region who are grappling with carbon pricing and their impacts on private landowners. <text:s text:c="4"/>This is also the first grouped IFM project to be developed by a private forestland company under the VCS/Verra protocol, thus allowing EFM to cost-efficiently scale the acres under a single project over time. EFM has over 100,000 acres under its management, and currently ~27,000 acres are enrolled within this carbon project. The project uses the VM003 methodology and was first verified in 2014. It has had two subsequent verifications in 2015 and 2020 generating over 70,000 VCUs to-date. The project could generate ~22,000 VCUs annually, (including removals and emissions avoided). All the offsets produced through 2019 have been sold, mainly to General Motors and Nike. EFM is proposing that MSFT purchase the 2020 offsets and contract with the project for offsets produced between 2021-2024. <text:s text:c="3"/>The land enrolled within this carbon project is owned by the forestland investment Funds that are managed by EFM. EFM has the exclusive right to develop carbon projects on behalf of the Funds. EFM generates both avoided emissions and carbon removals via its 5-R Climate-Smart management framework. The main way in which the removals are generated are by extending rotation ages, expanding riparian buffers, and retaining trees in harvest units, thereby allowing the forests to grow older, into more mature age-classes. <text:s/>Thus, the growth of trees results in increased carbon sequestration and removals of emissions from the atmosphere. The payments for this increased carbon sequestration accrue mainly to the Fund’s investors, as compensation for the value that they could have otherwise earned by harvesting the trees and selling logs to the nearby mills. </text:p>
          </table:table-cell>
          <table:table-cell office:value-type="string" calcext:value-type="string">
            <text:p>Portland</text:p>
          </table:table-cell>
          <table:table-cell office:value-type="string" calcext:value-type="string">
            <text:p>Oregon</text:p>
          </table:table-cell>
          <table:table-cell office:value-type="string" calcext:value-type="string">
            <text:p>United States</text:p>
          </table:table-cell>
          <table:table-cell office:value-type="float" office:value="157000" calcext:value-type="float">
            <text:p>157000</text:p>
          </table:table-cell>
          <table:table-cell office:value-type="float" office:value="80" calcext:value-type="float">
            <text:p>80</text:p>
          </table:table-cell>
          <table:table-cell office:value-type="float" office:value="17000" calcext:value-type="float">
            <text:p>17000</text:p>
          </table:table-cell>
          <table:table-cell office:value-type="float" office:value="140000" calcext:value-type="float">
            <text:p>140000</text:p>
          </table:table-cell>
          <table:table-cell office:value-type="string" calcext:value-type="string">
            <text:p>2/23/2010</text:p>
          </table:table-cell>
          <table:table-cell office:value-type="string" calcext:value-type="string">
            <text:p>This project has been developed in accordance with the VCS/Verra standards which prescribes monitoring and reporting requirements for all kinds of reversals. The project will meet these standards and will rely on guidance from Verra for reporting and management of buffer credits to guard against reversals. For examples, per VCS, a Loss or reversal event has to be reported within 2 years of the event. Furthermore, Loss events and reversals are reported at each verification event, which are required to occur no less than every 5 years. VCS has partnered with international experts to address concerns around reversals through the development of a pooled buffer account that holds non-trade-able credits to guard against any future reversals of issued VCUs.</text:p>
          </table:table-cell>
          <table:table-cell office:value-type="string" calcext:value-type="string">
            <text:p>Yes</text:p>
          </table:table-cell>
          <table:table-cell office:value-type="string" calcext:value-type="string">
            <text:p>Not applicable (I answered yes to Q24)</text:p>
          </table:table-cell>
          <table:table-cell table:number-columns-repeated="3"/>
          <table:table-cell office:value-type="string" calcext:value-type="string">
            <text:p>Verra (VCS)</text:p>
          </table:table-cell>
          <table:table-cell table:number-columns-repeated="5"/>
          <table:table-cell office:value-type="string" calcext:value-type="string">
            <text:p>The carbon project activities undertaken to meet the goals of the chosen VCS methodology (VM003), specifically extension of rotation age, do not create any foreseeable potential negative environmental impacts and any potential impacts have been considered during the process of implementing an FSC certified management plan for the properties. The extension of the rotation age and the reduction in harvest intensity in the project areas could potentially result in a lower harvest volumes in the short term, and this is mitigated by the potential that the project actions have to increase the overall volume and quality of wood flow in the longer term. Further, EFM has taken steps to evaluate and implement a non-timber forest product initiative that seeks to increase the jobs and economic opportunity associated with these non-timber products. (e.g. salal, conifer essential oils). More details can be found at https://efmi.com/canopy-and-understory-forest-foods/</text:p>
          </table:table-cell>
          <table:table-cell table:number-columns-repeated="10" office:value-type="string" calcext:value-type="string">
            <text:p>Yes</text:p>
          </table:table-cell>
          <table:table-cell office:value-type="string" calcext:value-type="string">
            <text:p>Not applicable</text:p>
          </table:table-cell>
          <table:table-cell office:value-type="string" calcext:value-type="string">
            <text:p>EFM’s climate-smart forestry produces a number of significant co-benefits in addition to carbon sequestration. <text:s/>These include habitat protection and enhancement for threatened and endangered species and species of interest, water protection, enhancing scenic values, and public access for recreation, hunting, and foraging. <text:s/>Additional social and cultural benefits are addressed in the response to Q34. <text:s text:c="4"/>EFM measures the impact of its work using third party standards like FSC (Forest Stewardship Council), IRIS and GIIRS (Global Impact Investment Rating System), which is verified by regular, independent third-party auditors from respected groups like B Lab and FSC. This data both drives management decisions and attracts impact-oriented capital seeking enduring, verifiable impact. Impact metrics are rigorously and systematically quantified and reported annually to investors and stakeholders. <text:s/>In addition to carbon sequestration, these include: <text:s text:c="3"/>•1,230 acres in active restoration projects <text:s/>•287 acres treated for fire risk reduction in 2019 <text:s text:c="2"/>•9,206 acres managed to improve drinking water for local, economically disadvantaged communities <text:s/>•666 miles of streams protected with enhanced riperian buffers <text:s/>•3,200 acres of forestland transitioned to tribal ownership to date <text:s/>•6,500 acres transitioned to conservation-oriented owners or protected by conservation easements <text:s/>•100,000 acres under climate-smart forest management and certified by the Forest Stewardship Council (FSC). <text:s text:c="4"/>In addition to FSC certification, including a 2018 FSC leadership award, EFM has received the following recognitions and has the following affiliations: <text:s text:c="3"/>•Selected by ImpactAssets as one of the top 50 impact funds for eight years running (2012-2020) <text:s/>ohttps://www.impactassets.org/ia50_new/fund.php?id=a012R00000tVaqbQAC <text:s/>•Received highest rating (4 stars) by GIIRS <text:s text:c="3"/>ohttps://efmi.com/wp-content/uploads/2018/10/EcoTrust-Management_2016-GIIRS-Ratings-Report.pdf <text:s/>•Top 10% of B-Corps globally since 2013 <text:s/>ohttps://bcorporation.net/directory/efm <text:s/>•UN PRI signatory <text:s/>ohttps://www.unpri.org/signatory-directory/efm-ecotrust-forest-management/5301.article <text:s/>•GIIN member <text:s text:c="2"/>ohttps://navigatingimpact.thegiin.org/strategy/sf/increasing-the-conservation-of-forests-and-forest-resources/ <text:s text:c="3"/>Our work meaningfully contributes toward reaching the following four U.N. Sustainable Development Goals (SDG) objectives through conservation, restoration and climate-smart management, practices that have been core to EFM’s strategy for over fifteen years. <text:s text:c="4"/>SDG #6: Clean Water &amp; Sanitation: In the western U.S., over 50% of the fresh water supply comes from forested watersheds. There is increasing recognition of forestland protection for purposes of water protection, creating opportunities for landowners to sell riparian or working forest easements to public interest groups like water and sanitary districts. EFM contributes to improving water quality by enhancing riparian reserves (areas next to streams and rivers), implementing watershed restoration plans on forestland properties and acquiring select properties with the goal of ultimately selling the properties to water districts or other partners that will protect watersheds permanently. <text:s text:c="5"/>SDG #12 Responsible Consumption &amp; Production: <text:s/>EFM’s objective is to transition management from short-term intensive fiber maximization strategies to an FSC-certified management approach that produces high-quality logs for sale into local and regional markets alongside creating value through the full attributes of the forest ecosystem. All of EFM’s forests are certified by The Forest Stewardship Council (FSC), the leading global standard for forest management that expands protection of water quality, prevents loss of natural forest cover, and prohibits highly hazardous chemicals, along with having a democratic governing body that sets it apart from other standards. We believe this certification can lower operating and regulatory risks as it includes diverse stakeholder perspectives and provides investors with an independent annual audit of the Funds’ forest management activities. <text:s text:c="5"/>SDG #13: EFM combats climate change by both increasing the amount of carbon sequestered by our forests through climate-smart forest management practices and by reducing emissions as compared to conventional harvesting methods. <text:s/>We believe our management approach, which includes increasing rotation (time between planting and harvest) and retention (trees remaining on the landscape), can enable forests to absorb at least 30% more carbon from the atmosphere after <text:s/>harvest than business as usual approaches <text:s text:c="3"/>SDG #15 Life on Land: <text:s/>Conservation priorities and monitoring are integrated into our forest management. Our management practices increase diversity of tree species, resistance to disease and pests, and age diversity, thereby increasing resilience. Additionally, we work in partnership with conservation groups and public agencies to acquire and transition the management of high-priority conservation forestland into the hands of permanent stewards, which allows us to integrate conservation priorities into our management approach during ownership. <text:s/></text:p>
          </table:table-cell>
          <table:table-cell office:value-type="string" calcext:value-type="string">
            <text:p>EFM holds a deep commitment to equity and diversity as core principles integral to the work we do. As we add new members across all levels of the organization, we seek diverse perspectives and lived experiences that we believe foster learning, creativity, innovation, and equity. EFM, as far as we know, is the only woman-led forest investment management company in the U.S. <text:s/>Two of the three Managing Directors are women, as is over half of the staff. <text:s/>The Managing Directors are culturally diverse and include a Peruvian-American and an Indian-born Singaporean. <text:s text:c="3"/>Local Job Creation <text:s/>As a forestland investment company, we target the acquisition of forestland in rural, economically depressed regions of the West. There is a strong need for local, family-wage and professional jobs throughout these regions. EFM’s social goals are to create opportunities and value within local communities. EFM anticipates its activities will maintain a local network of forest-related contractors and enterprises. In addition to contracting locally, EFM is committed to employing underrepresented and/or disadvantaged populations whenever possible. Over 60% of employment we support is local and in low income communities. <text:s text:c="4"/>Access to &amp; ownership of Land: <text:s text:c="2"/>For millennia access to the bountiful natural resources of our region has been the source of health, wellness and prosperity for local rural communities and Tribes. However, forestland is increasingly now owned and controlled by global financial actors and out of state investors. EFM’s investment strategy is to purchase land from financial and industrial owners and return important landscapes that provide water, hunting and foraging access, and recreation and scenic values, to local control by facilitating property purchase by community forests, water districts, parks, and other public and conservation-oriented entities. This is the broader context that surrounds the properties on which EFM develops our carbon projects. They are part of a broader strategy to acquire and restore natural ecosystems with an explicit focus on creating jobs and providing access to land and resources to economically disadvantaged rural communities. <text:s/>EFM works with local under-represented communities, Tribes, municipalities and government agencies to identify and acquire lands that are critical to the future of their communities. This is at the heart of our commitment to achieving equity in natural resource ownership. <text:s text:c="3"/>Work with Tribes &amp; Rural Water Districts: <text:s text:c="2"/>We have a particular focus on tribes and small rural, water districts. <text:s/>We help tribes repatriate land that form part of their former ancestral lands and reservations and from which they were forcibly removed. <text:s/>EFM has completed two tribal land repatriations to date with Pacific Northwest tribes and has three additional repatriations in process. In addition, EFM works closely with tribes on restoration of aquatic and upland habitat and provides access for hunting and foraging. <text:s text:c="4"/>EFM’s land management focuses intensely on protecting water and restoring streams, wetlands, and aquatic resources with a focus on economically disadvantaged communities. <text:s/>Over half of the fresh water supply in the Pacific Northwest originates from forests; very little of that is managed for water quality. <text:s/>Large cities, like Portland and Seattle, have the resources to purchase and manage their watersheds to protect water quality. <text:s/>Most small rural communities do not. <text:s/>EFM’s acquisition strategy and climate-smart forest management targets and protects domestic watersheds of economically disadvantaged communities by restoring riparian vegetation, reducing sediment and prohibiting the common industry practice of helicopter spraying of herbicides. <text:s text:c="4"/>The EFM IFM project currently includes the Garibaldi property where 982 acres of the carbon project lands are located in Moss Creek. This watershed contributes to clean drinking water for the residents of Garibaldi, a small rural town in Oreon with limited resources to invest in municipal grey infrastructure. <text:s text:c="4"/>Since this is a grouped project, we have other properties where carbon projects can be developed and will facilitate broader conservation goals – especially around drinking water security and tribal land ownership. Future offsets can be developed on properties that speak to the diversity, equity and inclusion goals of Microsoft. </text:p>
          </table:table-cell>
          <table:table-cell table:number-columns-repeated="983"/>
        </table:table-row>
        <table:table-row table:style-name="ro2">
          <table:table-cell office:value-type="string" calcext:value-type="string">
            <text:p>Green Diamond Resource Company</text:p>
          </table:table-cell>
          <table:table-cell office:value-type="string" calcext:value-type="string">
            <text:p>This project will be developed in house. Analysis will be primarily supported by our full staff of biometricians, wildlife specialists, GIS analysts, and foresters. Partnerships and management will be supported by our Acquisitions and Business Development team. We will use L&amp;C Carbon (http://lccarbon.com/) as subject matter experts and to support managing our monitoring and reporting requirements. We are currently recruiting for a carbon analyst that will allow us to insource more of this work. <text:s/>We anticipate working with American Carbon Registry (ACR) and other verification bodies who provide services in meeting the annual requirements of our California Air Resources Board (CARB) projects.</text:p>
          </table:table-cell>
          <table:table-cell office:value-type="string" calcext:value-type="string">
            <text:p>Increasing carbon sequestration by improving timberland management and forest health</text:p>
          </table:table-cell>
          <table:table-cell office:value-type="string" calcext:value-type="string">
            <text:p>Grizzly IFM</text:p>
          </table:table-cell>
          <table:table-cell office:value-type="string" calcext:value-type="string">
            <text:p>NA</text:p>
          </table:table-cell>
          <table:table-cell/>
          <table:table-cell office:value-type="string" calcext:value-type="string">
            <text:p>The proposed Grizzly Improved Forest Management (IFM) project is unique in that the management impact will be closer to that of a Reforestation project. Rather than preventing hypothetical removals as with traditional IFM, carbon removals will be achieved through tree growth. <text:s/>By changing how this forest is managed, we will increase carbon stocks beyond common practice levels. <text:s text:c="4"/>Green Diamond is currently in advanced stages of acquiring this forestland. This forest suffered from a long period of over-harvesting by several previous owners. The above-ground live tree carbon is less than half (16.8 MT CO2/acre) of the CARB common practice level (41.06 MT CO2/acre) for the proposed project area. Much of the forest also has an overabundance of small trees, which increases fire- and disease risk. <text:s/>Green Diamond sees an opportunity to use a carbon project to rehabilitate this forest. We have done preliminary work in establishing a baseline using the High Stocking Reference (HSR) option of the CARB IFM protocol. Because the HSR baseline is expected to be below common practice, carbon credits will become available as new growth occurs. <text:s/>Stocking on the forest will not be allowed to decrease below the level at which the last carbon removal is captured, making the future forest truly different from its past. Removals are sustained at higher levels through the project life (25 years) and for an additional 100 years of monitoring. <text:s text:c="4"/>Carbon project revenues will accelerate Green Diamond’s management changes, in particular: extending rotation ages, thinning to reduce density, and using silviculture to maximize long-term growth. <text:s/>We will manage to increase forest carbon stocks to at least ten times what they are at present. <text:s/>These changes will have significant near-term financial costs that will be rewarded by healthier and more sustainable timber resources in the long-term. <text:s/>Future harvests will in turn support the local economy. <text:s text:c="4"/>Green Diamond is committed to long-term sustained forest growth, but revenue from spot sales of carbon credits will not wholly replace the opportunity cost of deferring timber harvest. <text:s/>A longer-term offtake agreement with Microsoft at set prices provides the certainty that allows us to continue the forest regrowth process while removing the risk that forest health work must slow when carbon prices drop. <text:s text:c="3"/>Green Diamond partnerships include L&amp;C Carbon, contractors for carbon inventory data collection and analysis, and third-party verifiers. <text:s/>Carbon removal additionality and permanence will be assured by following CARB IFM protocol. <text:s/></text:p>
          </table:table-cell>
          <table:table-cell office:value-type="string" calcext:value-type="string">
            <text:p>Kalispell</text:p>
          </table:table-cell>
          <table:table-cell office:value-type="string" calcext:value-type="string">
            <text:p>Montana</text:p>
          </table:table-cell>
          <table:table-cell office:value-type="string" calcext:value-type="string">
            <text:p>United States</text:p>
          </table:table-cell>
          <table:table-cell office:value-type="float" office:value="600000" calcext:value-type="float">
            <text:p>600000</text:p>
          </table:table-cell>
          <table:table-cell office:value-type="float" office:value="100" calcext:value-type="float">
            <text:p>100</text:p>
          </table:table-cell>
          <table:table-cell office:value-type="float" office:value="0" calcext:value-type="float">
            <text:p>0</text:p>
          </table:table-cell>
          <table:table-cell office:value-type="float" office:value="600000" calcext:value-type="float">
            <text:p>600000</text:p>
          </table:table-cell>
          <table:table-cell office:value-type="string" calcext:value-type="string">
            <text:p>1/1/2023</text:p>
          </table:table-cell>
          <table:table-cell office:value-type="string" calcext:value-type="string">
            <text:p>Reversals will be accounted for according to CARB IFM protocol and associated regulations. <text:s/>In brief, unintentional reversals will be replaced from a collective buffer pool funded with a portion of the carbon removals created by all CARB projects. <text:s/>Intentional reversals will be be replaced by Green Diamond through the purchase of removals from others. <text:s/>Annual monitoring requirements assure the timely discovery, reporting, and recourse for any reversals. <text:s/></text:p>
          </table:table-cell>
          <table:table-cell office:value-type="string" calcext:value-type="string">
            <text:p>No</text:p>
          </table:table-cell>
          <table:table-cell office:value-type="string" calcext:value-type="string">
            <text:p>No, the project will not be certified by June 2021 (please specify)</text:p>
          </table:table-cell>
          <table:table-cell office:value-type="string" calcext:value-type="string">
            <text:p>We anticipate the project will be certified by 2022</text:p>
          </table:table-cell>
          <table:table-cell table:number-columns-repeated="5"/>
          <table:table-cell office:value-type="string" calcext:value-type="string">
            <text:p>We anticipate the project will be certified in 2022. We will likely pursue certification with ACR (certifying body for Klamath projects)</text:p>
          </table:table-cell>
          <table:table-cell office:value-type="string" calcext:value-type="string">
            <text:p>NA</text:p>
          </table:table-cell>
          <table:table-cell office:value-type="string" calcext:value-type="string">
            <text:p>Will be certified in 2022</text:p>
          </table:table-cell>
          <table:table-cell office:value-type="string" calcext:value-type="string">
            <text:p>Previous landowners managed this landscape to maximize short-term harvest. Our approach will be to manage for long-term health of the forest. <text:s/>Deforestation is antithetical to our management philosophy. We will actively rehabilitate the forest, increasing carbon stocks and improving environmental health for the surrounding area. Examples of forest practices we intend to implement include: (1) increasing the time between harvests (i.e. extending rotation age), allowing trees to sequester more carbon over their lifetime; (2) controlling overstocked stands through thinning; and (3) using silviculture to maximize long-term forest growth. <text:s text:c="4"/>Certain management activities—the use of pickup trucks to inspect sites, for instance—do rely on fossil fuels. <text:s/>However, our lower management intensity compared to prior ownership almost certainly reduces total greenhouse gas emissions. <text:s text:c="3"/>Green Diamond will also maintain public recreational access to the land. <text:s/>As we improve forest health though improved management, we reduce the risk for catastrophic wildfire and smoke inhalation, while improving the quality of outdoor recreation available to the public on our lands. <text:s text:c="4"/></text:p>
          </table:table-cell>
          <table:table-cell table:number-columns-repeated="11" office:value-type="string" calcext:value-type="string">
            <text:p>Yes</text:p>
          </table:table-cell>
          <table:table-cell office:value-type="string" calcext:value-type="string">
            <text:p>Forest management practices are certified through the Sustainable Forestry Initiative (SFI). We anticipate maintaining this certification. We also anticipate pursuing certification through ACR (or similarly credible program) and expect that process to be complete by 2022. <text:s text:c="4"/>This project is a long-term investment in a natural carbon sink that will reduce atmospheric carbon by improving forest health. The project will also increase forest productivity and enhance resiliency to pest outbreaks and wildfires. Co-benefits of the project include: <text:s text:c="3"/>Improving water quality and quantity (UN Goal 6): Water quality benefits will be achieved through improving overall forest health and resilience, by restoring forests to more natural conditions through thinning overstocked stands, and by reducing further fragmentation of the land base through an extension of rotation ages. The role of forests in watershed health has been well documented in scientific literature. Benefits include improving water quality (reducing pollutants), regulating flow, and protecting aquatic species habitat. Thinning can also improve water quantity. A thinned forest allows more snow to fall to the ground and reduces evapotranspiration, providing more groundwater and extending water yields later into the dry season. <text:s text:c="4"/>Reducing pest and wildfire risk: <text:s/>Thinning overstocked stands reduces the risk of the project area suffering catastrophic pest/disease outbreaks or having destructive wildfires. Reducing wildfire risk also increases water quality, as surface water runoff from burned areas results in serious and immediate water quality problems in streams, lakes, and reservoirs. <text:s text:c="4"/>Forest fragmentation: Logging and fire suppression have subjected coniferous forests in the U.S. to substantial levels of disturbance throughout the last century. Disturbance and fragmentation can contribute to water quality degradation. The project activities will reduce forest fragmentation over the project period and contribute to improvements in water quality in the Flathead watershed basin. <text:s text:c="4"/>Improving air quality (UN Goal 7): The project improves overall forest health and resilience by restoring forests to more natural conditions through thinning overstocked stands, diversifying the tree species mix, and extending the rotation age of forest stands. These management practices reduce fuel loads, thereby reducing wildfire and local air quality risks. Specifically, project activities include chipper thinning overstocked stands which reduces fuel loads, breaks up fuel continuity that increases tree survivability, and improves fire suppression efforts. The project also increases the average age of trees across the project area. The resulting increased large tree canopy removes certain pollutants - leaves and needles have surface area that can allow for removal (deposition) of ozone, nitrogen dioxide, and particulate matter. <text:s text:c="3"/>Local Economic Development (UN Goals 8, 9, and 12): The forest management practices used in this project support the use of forests as a truly renewable resource. With an increase in the forest resource, additional employment opportunities will follow in managing the forest as well as in the neighboring communities. <text:s/>According to the US Bureau of Labor Statistics, Montana had an unemployment rate of 3.6% in 2019. The rates in Flathead, Lincoln, and Sanders Counties were 4.7%, 7.2%, and 5.9%, respectively, that same year. New, sustainable job creation is vital to the area. <text:s/></text:p>
          </table:table-cell>
          <table:table-cell office:value-type="string" calcext:value-type="string">
            <text:p>Sanders, Lincoln, and Flathead Counties are HUBZones with high historical and present levels of unemployment. According to the US Bureau of Labor Statistics, Montana had an unemployment rate of 3.6% in 2019. The rates in Flathead, Lincoln, and Sanders Counties were 4.7%, 7.2%, and 5.9%, respectively, that same year (for reference, US unemployment was 3.7% in 2019). We believe our carbon project and its complementarity with our timber operations will provide economic and health benefits to our communities, and ensure they are not left behind in the transition to an environmentally just future. </text:p>
          </table:table-cell>
          <table:table-cell table:number-columns-repeated="983"/>
        </table:table-row>
        <table:table-row table:style-name="ro2">
          <table:table-cell office:value-type="string" calcext:value-type="string">
            <text:p>Green Diamond Resource Company</text:p>
          </table:table-cell>
          <table:table-cell office:value-type="string" calcext:value-type="string">
            <text:p>Our full staff of biometricians, wildlife specialists, GIS analysts, and foresters does most of the work supporting our carbon projects. <text:s text:c="3"/>This project was developed in-house. <text:s/>We used L&amp;C Carbon (http://lccarbon.com/) as a subject matter expert and to support managing our monitoring and reporting requirements. We will continue the relationship with L&amp;C for monitoring and reporting. <text:s/>We are currently recruiting for a carbon analyst that will allow us to insource more of this work. <text:s/>We also work with American Carbon Registry and other verification bodies that provide services in meeting the annual requirements of our California Air Resources Board (CARB) projects. <text:s text:c="5"/>Of course, we also maintain close relationships with verification bodies that provide important services in meeting the annual requirements of our CARB projects. <text:s/></text:p>
          </table:table-cell>
          <table:table-cell office:value-type="string" calcext:value-type="string">
            <text:p>Increasing carbon sequestration by improving timberland management and forest health</text:p>
          </table:table-cell>
          <table:table-cell office:value-type="string" calcext:value-type="string">
            <text:p>Klamath East IFM</text:p>
          </table:table-cell>
          <table:table-cell office:value-type="string" calcext:value-type="string">
            <text:p>https://acr2.apx.com/mymodule/reg/prjView.asp?id1=273</text:p>
          </table:table-cell>
          <table:table-cell/>
          <table:table-cell office:value-type="string" calcext:value-type="string">
            <text:p>Klamath East is a unique 449,902-acre Improved Forest Management (IFM) project, with management impacts more akin to a Reforestation project. Rather than preventing hypothetical removals as in a traditional IFM project, all carbon removals in Klamath East are achieved through tree growth. <text:s text:c="4"/>Green Diamond acquired this forestland in 2014. The forest had suffered from a long period of over-harvesting, dating back through several ownership groups. This had brought carbon stocks significantly below the CARB common practice baseline. Much of the forest also had an overabundance of small trees, which increased risk of fire and disease. <text:s/>Green Diamond saw an opportunity to use carbon projects to rehabilitate the forest. We established a baseline using the High Stocking Reference (HSR) option of the CARB IFM protocol. Because the HSR baseline is below common practice, carbon credits become available as new growth occurs. The agreement is that the stocking on the forest will not decrease below the level at which the last carbon removal is captured. <text:s/>The future truly looks different than the past. These removals are sustained at higher levels through the project life (25 years) and for the subsequent 100 years of monitoring. <text:s text:c="4"/>Carbon project revenues have facilitated and accelerated Green Diamond’s management changes, in particular: extending rotation ages, thinning to reduce tree density, and using silviculture to maximize long-term forest growth. <text:s/>We are managing to increase forest carbon stocks to ten times what they were when we purchased them. <text:s/>These management changes have significant near-term financial costs that will yield healthier and more sustainable timber resources in the long-term. <text:s/>Future harvests will in turn support a local economic ecosystem. <text:s text:c="4"/>Green Diamond has a commitment to long-term sustained forest growth, but revenue from spot sales of carbon credits does not wholly replace the opportunity cost of deferring timber harvest. <text:s/>A longer-term offtake agreement with Microsoft at set prices provides the certainty that allows us to continue the forest regrowth process and removes the risk that we must slow down forest health work when carbon prices drop. <text:s text:c="3"/>Green Diamond partnerships include L&amp;C Carbon, a project partner, contractors for carbon inventory data collection and analysis, and third-party verifiers. <text:s/>As a CARB project, the additionality and permanence of carbon removals is verified with the highest accuracy required under any program. <text:s/></text:p>
          </table:table-cell>
          <table:table-cell office:value-type="string" calcext:value-type="string">
            <text:p>Klamath Falls</text:p>
          </table:table-cell>
          <table:table-cell office:value-type="string" calcext:value-type="string">
            <text:p>Oregon</text:p>
          </table:table-cell>
          <table:table-cell office:value-type="string" calcext:value-type="string">
            <text:p>United States</text:p>
          </table:table-cell>
          <table:table-cell office:value-type="float" office:value="900000" calcext:value-type="float">
            <text:p>900000</text:p>
          </table:table-cell>
          <table:table-cell office:value-type="float" office:value="100" calcext:value-type="float">
            <text:p>100</text:p>
          </table:table-cell>
          <table:table-cell office:value-type="float" office:value="150000" calcext:value-type="float">
            <text:p>150000</text:p>
          </table:table-cell>
          <table:table-cell office:value-type="float" office:value="750000" calcext:value-type="float">
            <text:p>750000</text:p>
          </table:table-cell>
          <table:table-cell office:value-type="string" calcext:value-type="string">
            <text:p>9/29/2014</text:p>
          </table:table-cell>
          <table:table-cell office:value-type="string" calcext:value-type="string">
            <text:p>Reversals are explicitly accounted for under the CARB IFM protocol and underlying regulations. <text:s/>In brief, unintentional reversals are replaced from a collective buffer pool funded with a portion of the carbon removals created by all CARB projects. <text:s/>Intentional reversals are to be replaced by Green Diamond through the purchase of removals from others. <text:s/>Annual monitoring requirements assure the timely discovery, reporting, and recourse for any reversals. <text:s/></text:p>
          </table:table-cell>
          <table:table-cell office:value-type="string" calcext:value-type="string">
            <text:p>Yes</text:p>
          </table:table-cell>
          <table:table-cell office:value-type="string" calcext:value-type="string">
            <text:p>Not applicable (I answered yes to Q24)</text:p>
          </table:table-cell>
          <table:table-cell/>
          <table:table-cell office:value-type="string" calcext:value-type="string">
            <text:p>ACR</text:p>
          </table:table-cell>
          <table:table-cell table:number-columns-repeated="4"/>
          <table:table-cell office:value-type="string" calcext:value-type="string">
            <text:p>DEB (direct environmental benefits) status</text:p>
          </table:table-cell>
          <table:table-cell table:number-columns-repeated="2" office:value-type="string" calcext:value-type="string">
            <text:p>NA</text:p>
          </table:table-cell>
          <table:table-cell office:value-type="string" calcext:value-type="string">
            <text:p>Deforestation is antithetical to our management philosophy. Previous landowners managed this landscape to maximize short-term harvest. We are instead optimizing for long-term forest health. <text:s/>We are actively rehabilitating the forest, increasing carbon stocks, and improving environmental health for the surrounding area. Examples of changed forest practices are: (1) increasing the time between harvests (i.e. extending rotation age), which allows trees to sequester more carbon over their lifetime; (2) controlling overstocked stands through thinning; and (3) using silviculture to maximize long-term forest growth. <text:s text:c="4"/>Certain management activities—the use of pickup trucks to inspect sites, for instance—do rely on fossil fuels. <text:s/>However, our lower management intensity compared to prior ownership almost certainly reduces total greenhouse gas emissions. <text:s text:c="3"/>Almost all the forestland Green Diamond owns in Oregon is open to the public. <text:s/>As we improve forest health though improved management, we reduce the risk for catastrophic wildfire and smoke inhalation, while improving the quality of outdoor recreation available to the public on our lands. <text:s text:c="2"/></text:p>
          </table:table-cell>
          <table:table-cell table:number-columns-repeated="11" office:value-type="string" calcext:value-type="string">
            <text:p>Yes</text:p>
          </table:table-cell>
          <table:table-cell office:value-type="string" calcext:value-type="string">
            <text:p>This project is a long-term investment to improve forest health, increase productivity, and enhance resiliency to pest outbreaks and wildfires while storing greater amounts of carbon. Co-benefits of the project include: <text:s text:c="3"/>Improving water quality and quantity (UN Goal 6): Water quality benefits will be achieved through improving overall forest health and resilience, by restoring forests to more natural conditions through thinning overstocked stands, and by reducing further fragmentation of the land base through an extension of rotation ages. The role of forests in watershed health has been well documented in scientific literature. The benefits include improved water quality (reduced pollutants), regulating flow, and protecting aquatic species habitat. Thinning can also improve water quantity. A thinned forest allows more snow to fall to the ground and reduces evapotranspiration, providing more groundwater and extending water yields later into the dry season. <text:s text:c="4"/>Reducing pest and wildfire risk: <text:s/>Thinning overstocked stands reduces the risk of the project area suffering catastrophic pest/disease outbreaks or having destructive wildfires. Reducing wildfire risk also increases water quality, as surface water runoff from burned areas results in serious and immediate water quality problems in streams, lakes, and reservoirs. <text:s text:c="4"/>Forest fragmentation: Logging and fire suppression have subjected coniferous forests in the U.S. Pacific Northwest to substantial levels of disturbance throughout the last century. Disturbance patterns across the Klamath River watershed basin indicate that both private and public lands have become increasingly fragmented. This fragmentation can contribute to water quality degradation. The project activities will reduce forest fragmentation over the project period and contribute to improvements in water quality in the Klamath and Sacramento watershed basins. <text:s text:c="4"/>Improving air quality (UN Goal 7): The project improves overall forest health and resilience by restoring forests to more natural conditions through thinning overstocked stands, diversifying the tree species mix, and extending the rotation age of forest stands. These management practices reduce fuel loads, thereby reducing wildfire and local air quality risks. Specifically, project activities include chipper thinning overstocked stands which reduces fuel loads, breaks up fuel continuity that increases tree survivability, and improves fire suppression efforts, and it will provide raw material for the Red Rock Biofuels plant that will be producing low carbon renewable biofuels in Lakeview, Oregon. The project also increases the average age of trees across the project area. The resulting increased large tree canopy removes certain pollutants - leaves and needles have surface area that can allow for removal (deposition) of ozone, nitrogen dioxide, and to a lesser extent particulate matter. <text:s text:c="3"/>Local Economic Development (UN Goals 8, 9, and 12): The forest management practices used in this project support the use of forests as a truly renewable resource. With an increase in the forest resource, additional employment opportunities will follow both directly involved in managing the forest but also in the neighboring community. <text:s/>Klamath and Lake Counties have amongst the highest unemployment rates in Oregon and new, sustainable job creation is vital to the community <text:s text:c="3"/>The project is one of 3 CARB IFM projects located outside of CA that has been awarded DEB status. <text:s/>This is a formal recognition that it provides environmental benefits beyond the emissions reduction benefits to the state of CA. <text:s text:c="3"/>Please see the attached document (Application for Direct Environmental Benefits Status) for more detail and references. <text:s text:c="2"/></text:p>
          </table:table-cell>
          <table:table-cell office:value-type="string" calcext:value-type="string">
            <text:p>Klamath and Lake Counties are HUBZones with high historical and present levels of unemployment. In 2019, the highest countywide unemployment rate in Oregon was 6.9%. At 6.2% and 5.4%, respectively, Klamath and Lake Counties had among the highest rates of unemployment in Oregon (for reference, US unemployment was 3.7% in 2019). We believe our carbon project and its complementary relationship with our timber operations will provide economic and health benefits to our communities, and ensure they are not left behind in the transition to an environmentally just future. </text:p>
          </table:table-cell>
          <table:table-cell table:number-columns-repeated="983"/>
        </table:table-row>
        <table:table-row table:style-name="ro2">
          <table:table-cell office:value-type="string" calcext:value-type="string">
            <text:p>Green Diamond Resource Company</text:p>
          </table:table-cell>
          <table:table-cell office:value-type="string" calcext:value-type="string">
            <text:p>Our full staff of biometricians, wildlife specialists, GIS analysts, and foresters does most of the work supporting our carbon projects. <text:s text:c="3"/>This project was developed in-house. <text:s/>We used L&amp;C Carbon as a subject matter expert and to support managing our monitoring and reporting requirements. We will continue the relationship with L&amp;C for monitoring and reporting. <text:s/>We are currently recruiting for a carbon analyst that will allow us to in-source more of this work. <text:s/>We also work with American Carbon Registry and other verification bodies that provide services in meeting the annual requirements of our California Air Resources Board projects. <text:s text:c="5"/>Of course, we also maintain close relationships with verification bodies that provide important services in meeting the annual requirements of our ARB projects. <text:s text:c="3"/></text:p>
          </table:table-cell>
          <table:table-cell office:value-type="string" calcext:value-type="string">
            <text:p>Increasing carbon sequestration by improving timberland management and forest health</text:p>
          </table:table-cell>
          <table:table-cell office:value-type="string" calcext:value-type="string">
            <text:p>Klamath West IFM</text:p>
          </table:table-cell>
          <table:table-cell office:value-type="string" calcext:value-type="string">
            <text:p>https://acr2.apx.com/mymodule/reg/prjView.asp?id1=274</text:p>
          </table:table-cell>
          <table:table-cell/>
          <table:table-cell office:value-type="string" calcext:value-type="string">
            <text:p>Klamath West is a unique 185,000-acre Improved Forest Management (IFM) project, with management impacts more akin to a Reforestation project. Rather than preventing hypothetical removals as in a traditional IFM project, all carbon removals in Klamath West are achieved through tree growth. <text:s text:c="3"/>Green Diamond acquired this forestland in 2014. The forest had suffered from a long period of over-harvesting, dating back through several ownership groups. This had brought carbon stocks significantly below the ARB common practice baseline. Much of the forest also had an overabundance of small trees, which increased risk of fire and disease. <text:s/>Green Diamond saw an opportunity to use carbon projects to rehabilitate the forest. We established a baseline using the High Stocking Reference (HSR) option of the CARB IFM protocol. Because the HSR baseline is below common practice, carbon credits become available as new growth occurs. The agreement is that the stocking on the forest will not decrease below the level at which the last carbon removal is captured. <text:s/>The future truly looks different than the past. These removals are sustained at higher levels through the project life (25 years) and for the subsequent 100 years of monitoring. <text:s text:c="3"/>Carbon project revenues have facilitated and accelerated Green Diamond’s management changes, in particular: extending rotation ages, thinning to reduce tree density, and using silviculture to maximize long-term forest growth. <text:s/>We are managing to increase forest carbon stocks to ten times what they were when we purchased them. <text:s/>These management changes have significant near-term financial costs that will yield healthier and more sustainable timber resources in the long-term. <text:s/>Future harvests will in turn support a local economic ecosystem. <text:s text:c="4"/>Green Diamond has a commitment to long-term sustained forest growth, but revenue from spot sales of carbon credits does not wholly replace the opportunity cost of deferring timber harvest. <text:s/>A longer-term offtake agreement with Microsoft at set prices provides the certainty that allows us to continue the forest regrowth process and removes the risk that we must slow down forest health work when carbon prices drop. <text:s text:c="3"/>Green Diamond partnerships include L&amp;C Carbon, a project partner, contractors for carbon inventory data collection and analysis, and third-party verifiers. <text:s/>As a CARB project, the additionality and permanence of carbon removals is verified with the highest accuracy required under any program. <text:s/></text:p>
          </table:table-cell>
          <table:table-cell office:value-type="string" calcext:value-type="string">
            <text:p>Klamath Falls</text:p>
          </table:table-cell>
          <table:table-cell office:value-type="string" calcext:value-type="string">
            <text:p>Oregon</text:p>
          </table:table-cell>
          <table:table-cell office:value-type="string" calcext:value-type="string">
            <text:p>United States</text:p>
          </table:table-cell>
          <table:table-cell office:value-type="float" office:value="590000" calcext:value-type="float">
            <text:p>590000</text:p>
          </table:table-cell>
          <table:table-cell office:value-type="float" office:value="100" calcext:value-type="float">
            <text:p>100</text:p>
          </table:table-cell>
          <table:table-cell office:value-type="float" office:value="90000" calcext:value-type="float">
            <text:p>90000</text:p>
          </table:table-cell>
          <table:table-cell office:value-type="float" office:value="500000" calcext:value-type="float">
            <text:p>500000</text:p>
          </table:table-cell>
          <table:table-cell office:value-type="string" calcext:value-type="string">
            <text:p>9/29/2014</text:p>
          </table:table-cell>
          <table:table-cell office:value-type="string" calcext:value-type="string">
            <text:p>Reversals are explicitly accounted for under the CARB IFM protocol and underlying regulations. <text:s/>In brief, unintentional reversals are replaced from a collective buffer pool funded with a portion of the carbon removals created by all CARB projects. <text:s/>Intentional reversals are to be replaced by the project owner through the purchase of removals from others. <text:s/>Annual monitoring requirements assure the timely discovery, reporting, and recourse for any reversals. <text:s/></text:p>
          </table:table-cell>
          <table:table-cell office:value-type="string" calcext:value-type="string">
            <text:p>Yes</text:p>
          </table:table-cell>
          <table:table-cell office:value-type="string" calcext:value-type="string">
            <text:p>Not applicable (I answered yes to Q24)</text:p>
          </table:table-cell>
          <table:table-cell/>
          <table:table-cell office:value-type="string" calcext:value-type="string">
            <text:p>ACR</text:p>
          </table:table-cell>
          <table:table-cell table:number-columns-repeated="5"/>
          <table:table-cell table:number-columns-repeated="2" office:value-type="string" calcext:value-type="string">
            <text:p>NA</text:p>
          </table:table-cell>
          <table:table-cell office:value-type="string" calcext:value-type="string">
            <text:p>Deforestation is antithetical to our management philosophy. Previous landowners managed this landscape to maximize short-term harvest. We are instead optimizing for long-term forest health. <text:s/>We are actively rehabilitating the forest, increasing carbon stocks, and improving environmental health for the surrounding area. Examples of changed forest practices are: (1) increasing the time between harvests (i.e. extending rotation age), which allows trees to sequester more carbon over their lifetime; (2) controlling overstocked stands through thinning; and (3) using silviculture to maximize long-term forest growth. <text:s text:c="4"/>Certain management activities—the use of pickup trucks to inspect sites, for instance—do rely on fossil fuels. <text:s/>However, our lower management intensity compared to prior ownership almost certainly reduces total greenhouse gas emissions. <text:s text:c="3"/>Almost all the forestland Green Diamond owns in Oregon is open to the public. <text:s/>As we improve forest health though improved management, we reduce the risk for catastrophic wildfire and smoke inhalation, while improving the quality of outdoor recreation available to the public on our lands. <text:s text:c="2"/></text:p>
          </table:table-cell>
          <table:table-cell table:number-columns-repeated="11" office:value-type="string" calcext:value-type="string">
            <text:p>Yes</text:p>
          </table:table-cell>
          <table:table-cell office:value-type="string" calcext:value-type="string">
            <text:p>This project is a long-term investment to improve forest health, increase productivity, and enhance resiliency to pest outbreaks and wildfires while storing greater amounts of carbon. Co-benefits of the project include: <text:s text:c="3"/>Improving water quality and quantity (UN Goal 6): Water quality benefits will be achieved through improving overall forest health and resilience, by restoring forests to more natural conditions through thinning overstocked stands, and by reducing further fragmentation of the land base through an extension of rotation ages. The role of forests in watershed health has been well documented in scientific literature. The benefits include improved water quality (reduced pollutants), regulating flow, and protecting aquatic species habitat. Thinning can also improve water quantity. A thinned forest allows more snow to fall to the ground and reduces evapotranspiration, providing more groundwater and extending water yields later into the dry season. <text:s text:c="4"/>Reducing pest and wildfire risk: <text:s/>Thinning overstocked stands reduces the risk of the project area suffering catastrophic pest/disease outbreaks or having destructive wildfires. Reducing wildfire risk also increases water quality, as surface water runoff from burned areas results in serious and immediate water quality problems in streams, lakes, and reservoirs. <text:s text:c="4"/>Forest fragmentation: Logging and fire suppression have subjected coniferous forests in the U.S. Pacific Northwest to substantial levels of disturbance throughout the last century. Disturbance patterns across the Klamath River watershed basin indicate that both private and public lands have become increasingly fragmented. This fragmentation can contribute to water quality degradation. The project activities will reduce forest fragmentation over the project period and contribute to improvements in water quality in the Klamath and Sacramento watershed basins. <text:s text:c="4"/>Improving air quality (UN Goal 7): The project improves overall forest health and resilience by restoring forests to more natural conditions through thinning overstocked stands, diversifying the tree species mix, and extending the rotation age of forest stands. These management practices reduce fuel loads, thereby reducing wildfire- and local air quality risks. Specifically, project activities include chipper thinning overstocked stands which reduces fuel loads, breaks up fuel continuity that increases tree survivability, and improves fire suppression efforts, and it will provide raw material for the Red Rock Biofuels plant that will be producing low carbon renewable biofuels in Lakeview, Oregon. The project also increases the average age of trees across the project area. The resulting increased large tree canopy removes certain pollutants - leaves and needles have surface area that can allow for removal (deposition) of ozone, nitrogen dioxide, and to a lesser extent particulate matter. <text:s text:c="3"/>Local Economic Development (UN Goals 8, 9, and 12): The forest management practices used in this project support the use of forests as a truly renewable resource. With an increase in the forest resource, additional employment opportunities will follow both directly involved in managing the forest but also in the neighboring community. <text:s/>Klamath County has one of the highest unemployment rates in Oregon and new, sustainable job creation is vital to the community <text:s text:c="3"/>The project is one of 3 CARB IFM projects located outside of CA that has been awarded DEB status. <text:s/>This is a formal recognition that it provides environmental benefits beyond the emissions reduction benefits to the state of CA. <text:s text:c="3"/>Please see the attached document (Application for Direct Environmental Benefits (DEB) Status) for more detail and references. This was submitted for Klamath East (our other Oregon project) because that project did not automatically qualify for DEB status under CARB regulation. However, the benefits apply to both projects. <text:s/></text:p>
          </table:table-cell>
          <table:table-cell office:value-type="string" calcext:value-type="string">
            <text:p>Klamath County is a HUBZone with high historical and present levels of unemployment. In 2019, the highest countywide unemployment rate in Oregon was 6.9%. At 6.2%, Klamath County had among the highest rates of unemployment in Oregon. Jackson County was equivalent to the state average at 4.4% (for reference, US unemployment was 3.7% in 2019). We believe our carbon project and its complementarity with our timber operations will provide economic and health benefits to our communities, and ensure they are not left behind in the transition to an environmentally just future.</text:p>
          </table:table-cell>
          <table:table-cell table:number-columns-repeated="983"/>
        </table:table-row>
        <table:table-row table:style-name="ro2">
          <table:table-cell office:value-type="string" calcext:value-type="string">
            <text:p>GreenTrees, LLC</text:p>
          </table:table-cell>
          <table:table-cell office:value-type="string" calcext:value-type="string">
            <text:p>None</text:p>
          </table:table-cell>
          <table:table-cell office:value-type="string" calcext:value-type="string">
            <text:p>Global Leader in Reforestation, Carbon Verification, and Sales.</text:p>
          </table:table-cell>
          <table:table-cell office:value-type="string" calcext:value-type="string">
            <text:p>GreenTrees ACRE (Advanced Carbon Restored Ecosystem)</text:p>
          </table:table-cell>
          <table:table-cell office:value-type="string" calcext:value-type="string">
            <text:p>www.green-trees.com</text:p>
          </table:table-cell>
          <table:table-cell/>
          <table:table-cell office:value-type="string" calcext:value-type="string">
            <text:p>GreenTrees' aim is to achieve program depth and maturity. The project is structured as a programmatic aggregator under the American Carbon Registry. Each year we plant an accelerating number of acres. The entire acreage base is then pooled and verified. To date, GreenTrees has over 500+ parcels of land and 120,000 acres. Our goal is to plant 1m acres for the Mississippi Alluvial Valley. The project has been issued a cumulative 5m+ metric tons of verified emission reductions. <text:s text:c="4"/>The founders have been active in the reforestation market and policy development since the mid-1990s. This includes working with USDA on forestry policy regarding carbon as well as approved incentives for landowners. The company has invested 10s of millions of dollars in developing a business platform that is scalable and able to achieve velocity over time. <text:s text:c="4"/>Microsoft's payments will connect to landowners and help achieve company and market maturity and depth. This, in turn, will lead to a spiraling acreage base for our global needs. <text:s/></text:p>
          </table:table-cell>
          <table:table-cell office:value-type="string" calcext:value-type="string">
            <text:p>Jackson</text:p>
          </table:table-cell>
          <table:table-cell office:value-type="string" calcext:value-type="string">
            <text:p>Virginia</text:p>
          </table:table-cell>
          <table:table-cell office:value-type="string" calcext:value-type="string">
            <text:p>United States</text:p>
          </table:table-cell>
          <table:table-cell office:value-type="float" office:value="500000" calcext:value-type="float">
            <text:p>500000</text:p>
          </table:table-cell>
          <table:table-cell office:value-type="float" office:value="31" calcext:value-type="float">
            <text:p>31</text:p>
          </table:table-cell>
          <table:table-cell office:value-type="float" office:value="500000" calcext:value-type="float">
            <text:p>500000</text:p>
          </table:table-cell>
          <table:table-cell office:value-type="float" office:value="5000000" calcext:value-type="float">
            <text:p>5000000</text:p>
          </table:table-cell>
          <table:table-cell office:value-type="string" calcext:value-type="string">
            <text:p>1/1/2008</text:p>
          </table:table-cell>
          <table:table-cell office:value-type="string" calcext:value-type="string">
            <text:p>GreenTrees monitors and measures each year as part of a verification process. We are actively working with landowners on a daily basis. Because we are pooled, the project is well diversified. Additionally, we are also expanding our acreage base annually. So both the base and the trees are growing. What gets verified his how the pool of lands grew year over year. At this level of purchase, GreenTrees will firm the volume. </text:p>
          </table:table-cell>
          <table:table-cell office:value-type="string" calcext:value-type="string">
            <text:p>Yes</text:p>
          </table:table-cell>
          <table:table-cell office:value-type="string" calcext:value-type="string">
            <text:p>Not applicable (I answered yes to Q24)</text:p>
          </table:table-cell>
          <table:table-cell/>
          <table:table-cell office:value-type="string" calcext:value-type="string">
            <text:p>ACR</text:p>
          </table:table-cell>
          <table:table-cell table:number-columns-repeated="7"/>
          <table:table-cell office:value-type="string" calcext:value-type="string">
            <text:p>N/A</text:p>
          </table:table-cell>
          <table:table-cell table:number-columns-repeated="8" office:value-type="string" calcext:value-type="string">
            <text:p>Yes</text:p>
          </table:table-cell>
          <table:table-cell table:number-columns-repeated="3" office:value-type="string" calcext:value-type="string">
            <text:p>Not applicable</text:p>
          </table:table-cell>
          <table:table-cell office:value-type="string" calcext:value-type="string">
            <text:p>Each metric ton of CO2e equates to 545 liters of water being stored. This is a correlation between the volume of Carbon and moisture content of the forest. GreenTrees also monitors the biodiversity values. From SDG standpoint, GreenTrees would apply to SDG 1, 3, 8, 13, 14 and 15.. </text:p>
          </table:table-cell>
          <table:table-cell office:value-type="string" calcext:value-type="string">
            <text:p>1. Because GreenTrees is a programmatic aggregator, our landowners range from 7 acres to 1,700 acres. Not one of these landowners would be able to get across the financial hurdle of verification. GreenTrees investment and approach is helping small and medium landowners gain carbon finance and market access. <text:s text:c="4"/>2. <text:s/>Climate change is both increasing the frequency, duration, and severity of floods. By planting trees, landowners are building a climate-resilient response to an ever-changing reality. <text:s text:c="4"/>3. Many of GreenTrees counties are some of the poorest ones in the US. GreenTrees has a wide range of landowners, including minorities. Each dollar invested in building equity in the landowner and landscape while improving the tax base.</text:p>
          </table:table-cell>
          <table:table-cell table:number-columns-repeated="983"/>
        </table:table-row>
        <table:table-row table:style-name="ro2">
          <table:table-cell office:value-type="string" calcext:value-type="string">
            <text:p>Indigo Carbon PBC. (Indigo Carbon PBC is a Delaware public benefit corporation. References herein to “Indigo” or “Parent” relate to Indigo Ag, Inc., Indigo Carbon PBC’s parent entity. Indigo Carbon PBC is the operating entity for Indigo’s Indigo Carbon program and thus is the entity through which Indigo generates and sells carbon credits.)</text:p>
          </table:table-cell>
          <table:table-cell office:value-type="string" calcext:value-type="string">
            <text:p>Indigo is the developer of this project, but we have a range of partners in this effort. Our partners are: <text:s text:c="3"/>•Registry approvers (set rules for program and list credits). <text:s/>•Validation and verification bodies (verify data and evidence in accordance with our methodology, validate model performance and conservatism for use in issuing credits in accordance with Registry guidelines). <text:s/>•Growers and landholders (adopt the practices and submit the data required to generate credits): we are honored to have hundreds of growers throughout the United States partnering with us in this effort, and thousands more requesting information about the program. <text:s/>•Soil analysis labs (help assess soil samples). <text:s/>•Data collection partners are critical for enabling accurate data and ease of farmer participation. We have a variety of partnerships that are continually evolving. <text:s/>•Modeling partners (provide underlying soil model and additional guidance to quantify credits). <text:s/>•Scientific collaborators: Indigo Carbon builds on the many research efforts demonstrating the significance of regenerative agricultural practice adoption on soil carbon sequestration and best measurement practice, but as with all technology, significant advances are ahead. We have crafted scientific collaborations to further the science behind regenerative agriculture and soil carbon sequestration. </text:p>
          </table:table-cell>
          <table:table-cell office:value-type="string" calcext:value-type="string">
            <text:p>Soil organic carbon storage from adoption of carbon farming practices</text:p>
          </table:table-cell>
          <table:table-cell office:value-type="string" calcext:value-type="string">
            <text:p>The Indigo Carbon North America-1 project</text:p>
          </table:table-cell>
          <table:table-cell office:value-type="string" calcext:value-type="string">
            <text:p>https://www.indigoag.com/for-growers/indigo-carbon</text:p>
          </table:table-cell>
          <table:table-cell/>
          <table:table-cell office:value-type="string" calcext:value-type="string">
            <text:p>Indigo Carbon is unlocking the potential of agriculture as a scalable, immediate, and affordable opportunity to address climate change by helping farmers adopt carbon farming practices that restore soil health by removing carbon dioxide from the atmosphere. Indigo is pleased to offer Microsoft high-integrity, technology-enabled carbon reductions from agriculture. <text:s text:c="4"/>Carbon farming practices, including cover cropping, reducing tillage, and diversifying crop rotations, are proven to draw down carbon dioxide from the atmosphere and build carbon content in the soil. Increased soil carbon enables greater resilience to drought, water retention, and access to nutrients. <text:s text:c="4"/>Despite the benefits, many of these practices deviate from the status quo of industrial farming. Less than 5% of US row crop farmers practice more than one of these carbon farming practices and less than 1% practice more than three.* <text:s text:c="4"/>Soil carbon measurement has historically been time-intensive, imprecise, and costly, explaining why no other scalable and affordable market solution to reward soil carbon capture exists. <text:s text:c="4"/>Indigo leverages data collection, analytics assets, R&amp;D capabilities, and a nation-wide farmer network to measure the impact of carbon farming practices on soil carbon at scale. Three methods are synthesized to quantify soil carbon changes over time. First, we directly sample the bulk density and carbon concentration within a representative subset of our enrolled fields at randomly selected points. Second, we collect grower management data to model annualized carbon concentration changes within fields implementing practice changes. Third, we use remotely-sensed, farm equipment, and other external datasets to inform management practice changes over time. Indigo is making an unprecedented investment in soil sampling to build a data layer that combines annual soil samples with practice and geospatial data to train models and improve data on soil carbon management. <text:s text:c="3"/>To support farmers in realizing the benefits of carbon farming practices and to assist in minimizing disruption from new practice adoption, Indigo provides education and agronomic support. <text:s text:c="3"/>The significant majority of Microsoft’s funding will go to farmers as payment for sequestration and transform their economics, and the land will remain in productive use. <text:s text:c="4"/>Subject to approval and verification, Indigo credits will be issued under new protocols from Verra and the Climate Action Reserve, adhering to their rigorous standards for conservatism, additionality, boundary setting, permanence, data collection, quantification, and issuance as a tradeable carbon assets. We offer offsets produced by farmers in the United States, with projects in Europe and Latin America forthcoming. <text:s text:c="3"/>*Source:_USDA_report_“Tillage_Intensity_and_Conservation_Cropping_in_the_United States,”_September_2018</text:p>
          </table:table-cell>
          <table:table-cell office:value-type="string" calcext:value-type="string">
            <text:p>N/A</text:p>
          </table:table-cell>
          <table:table-cell office:value-type="string" calcext:value-type="string">
            <text:p>21 states in the American Midwest and Southeast growing regions, expanding to new states in 2021</text:p>
          </table:table-cell>
          <table:table-cell office:value-type="string" calcext:value-type="string">
            <text:p>United States</text:p>
          </table:table-cell>
          <table:table-cell office:value-type="float" office:value="6225000" calcext:value-type="float">
            <text:p>6225000</text:p>
          </table:table-cell>
          <table:table-cell office:value-type="float" office:value="33" calcext:value-type="float">
            <text:p>33</text:p>
          </table:table-cell>
          <table:table-cell office:value-type="float" office:value="25000" calcext:value-type="float">
            <text:p>25000</text:p>
          </table:table-cell>
          <table:table-cell office:value-type="float" office:value="6200000" calcext:value-type="float">
            <text:p>6200000</text:p>
          </table:table-cell>
          <table:table-cell office:value-type="string" calcext:value-type="string">
            <text:p>11/1/2018</text:p>
          </table:table-cell>
          <table:table-cell office:value-type="string" calcext:value-type="string">
            <text:p>Indigo’s methodology requires a 100-year permanence term. (Note this is the standard defined by Verra and the Climate Action Reserve.) To secure it, we monitor for and provide recourse for all reversals, whether they happen intentionally or unintentionally. <text:s text:c="2"/>Our system gives growers in decades to come enduring, scientifically rooted incentives to restore the level of carbon in their soil. . In addition, we have found that carbon farming is substantially more profitable for growers once they have overcome the initial costs of the transition. Based on over 100 interviews with carbon farmers, we see profitability increases of $45/acre in year 5 of the transition. This provides another incentive for growers to continue with the practices and maintain (or continue to increase) their soil organic carbon levels. (See the “Permanence Discussion” section of our “Indigo Carbon Proposal Overview for Microsoft RFP” attachment for a fuller treatment of how our project ensures permanence, beyond the direct answer below.) <text:s text:c="6"/>How we monitor: <text:s text:c="3"/>In addition to standard direct data collection from growers (performed annually, with checks on data rigor verified by third parties), Indigo monitors its participating acres through our Atlas satellite analytics platform. Atlas gives us the ability to detect activities like tilling or other land use changes with field-level precision. Rather than rely on our words, we encourage you to check out one of visualizations here – https://indigoag.unfolded.ai/map/regen. (Zoom all the way in for field-level resolution of detected changes.) <text:s text:c="4"/>Recently Indigo has leveraged this technology to launch the largest field-scale regenerative / carbon farming study ever undertaken, covering 3.4 million fields over three years, and spanning 90% of American farmland. Our initial results - https://www.indigoag.com/progress-report - illustrate the power this technology already has to drive both effective monitoring and grower insights. We are committed to further extending this technology and peer-reviewing its results to ensure maximum scientific rigor as our project continues. <text:s text:c="4"/>To show that commitment to making our results available for review by the scientific community, we also published this white paper on our methods for constructing this study: https://www.indigoag.com/hubfs/Progress%20Report/Indigo%20Progress%20Report%20Methodology.pdf?hsLang=en-us. It has been well-received by the scientific community. We are just at the start of this journey, and Indigo is committed to transparency to deliver scientific insights that help make our solution and the science of soil carbon sequestration even more robust. <text:s text:c="7"/>How we report and provide recourse: <text:s text:c="3"/>“Avoidable reversals”: these reversals are caused by intentional changes by the grower - e.g., a farmer exits the program, generating a negative climate impact. Our program is designed to make this a very rare event: we use a vesting schedule for growers that cuts off payment from credits they have earned previously if they experience a reversal, and carbon farming practices will lead to long-term profit improvements for the grower that further encourage sticking with the program. In cases when an avoidable reversal does happen, Indigo uses its “net credit” approach to ensure that the negative climate impact of one farm will be compensated by the positive climate impact of another. This like-for-like replacement ensures the permanence of our credits. <text:s text:c="4"/>In supporting materials, we have included an analysis of the level of farmer attrition required to trigger a complete, program-level reversal. We would need to see rates of ~50% or more growers exiting in the program. Though possible, it is unlikely given the increase in profitability from carbon farming practices (which we have also included in the “Permanence Discussion” section of our “Indigo Carbon Proposal Overview for Microsoft RFP” attachment). <text:s text:c="4"/>“Unavoidable reversals”: these reversals are caused by unintentional changes not under the grower’s control – e.g., a fire or flood consumes a field, generating a negative climate impact. <text:s text:c="4"/>For each vintage, Indigo’s registry holds a percentage of its measured tonnes (based on conservative projections), not to be issued as credits, and forms a buffer pool. For unavoidable reversals, the registry retires credits from this buffer pool as compensation. <text:s text:c="4"/>Indigo reports reversals to the registry as a standard part of its regular credit issuance process to continuously activate the mechanisms above.</text:p>
          </table:table-cell>
          <table:table-cell office:value-type="string" calcext:value-type="string">
            <text:p>Yes</text:p>
          </table:table-cell>
          <table:table-cell office:value-type="string" calcext:value-type="string">
            <text:p>Not applicable (I answered yes to Q24)</text:p>
          </table:table-cell>
          <table:table-cell table:number-columns-repeated="2"/>
          <table:table-cell office:value-type="string" calcext:value-type="string">
            <text:p>CAR</text:p>
          </table:table-cell>
          <table:table-cell office:value-type="string" calcext:value-type="string">
            <text:p>Verra (VCS)</text:p>
          </table:table-cell>
          <table:table-cell table:number-columns-repeated="5"/>
          <table:table-cell office:value-type="string" calcext:value-type="string">
            <text:p>Indigo’s program is designed not only to ensure positive environmental and social impacts, but to avoid negative ones. We use the most rigorous measurement approaches available to make that promise credible. <text:s text:c="3"/>First, we take a comprehensive approach to measuring net GHG emissions on the farm: in addition to soil organic carbon (SOC), we measure methane (CH4), nitrous oxide (N2O), soil organic carbon (SOC) and carbon dioxide emissions from operations due to diesel fuel (CO2). This ensures each batch of credits reflects the true, net climate benefit. <text:s text:c="4"/>Second, we safeguard against leakage by monitoring for yield decreases over the long term that could theoretically lead to an expansion in farmland elsewhere, potentially causing the destruction of native ecosystems. A recent long-term study revealed that conservation cropping practices such as no-till result in yield increases over time (https://www.nsf.gov/discoveries/disc_summ.jsp?cntn_id=300631&amp;org=NSF&amp;from=news). Still, to maximize the credibility of our program, we monitor yield and for any yield decrease above 5% commit to a deduction in credits. We believe this approach to land-use leakage is more robust than that of any other methodology. <text:s text:c="4"/>Finally, we believe the social impacts of this program are entirely positive. Our credits enable a better farming system, more economically advantaged growers, and other co-benefits detailed later in our response.</text:p>
          </table:table-cell>
          <table:table-cell table:number-columns-repeated="11" office:value-type="string" calcext:value-type="string">
            <text:p>Yes</text:p>
          </table:table-cell>
          <table:table-cell office:value-type="string" calcext:value-type="string">
            <text:p>As noted previously, carbon farming practices and the revenues provided by Indigo Carbon have significant co-benefits for participating communities, such as increasing biodiversity, improving farm incomes, and enhancing resilience to a changing climate. The verification and issuance of credits for our initial reporting period will not include measurement and quantification of non-GHG impacts. However, we will pursue quantification and, potentially, certification for future vintage credits. We will provide, at a minimum, qualitative reporting and, where feasible, quantitative reporting of expected and achieved positive and/or negative impacts for the following UN Sustainable Development Goals (SDGs): <text:s text:c="3"/>•End poverty in all its forms everywhere <text:s/>•End hunger, achieve food security and improved nutrition and promote sustainable agriculture <text:s/>•Ensure availability and sustainable management of water and sanitation for all <text:s text:c="2"/>•Ensure sustainable consumption and production patterns <text:s/>•Take urgent action to combat climate change and its impacts <text:s/>•Protect, restore, and promote sustainable use of terrestrial ecosystems, sustainably manage forests, combat desertification, and halt and reverse land degradation and halt biodiversity loss</text:p>
          </table:table-cell>
          <table:table-cell office:value-type="string" calcext:value-type="string">
            <text:p>A key motivation for Indigo Carbon’s program is to contribute economic value and ecosystem resiliency (through carbon-rich soil) to under-resourced farmers. <text:s text:c="4"/>Rural farming communities and farming businesses are stressed. Farm income in the United States is declining [source 1, source 2]. Today, the average farmer makes less than $40/acre and in 2019, farm bankruptcies hit an 8-year high [source 3]. <text:s/>Natural disasters such as drought and flood, both of which are already being exacerbated by climate change, are added stressors to rural communities and our food security more broadly, in addition to nutrient runoff and soil nutrient loss from non-restorative practices required to meet short-term yield requirements. <text:s text:c="4"/>We have established a diversity &amp; inclusion task force with a subcommittee dedicated to the topic of engaging diverse customer communities. The working group's express goals are to (a) identify commercial opportunities in partnership with farmer organizations that systematically improve the near-term economics and long-term sustainability of their farming operation, and (b) review the current experience of disadvantaged farmer groups in the Indigo Carbon program, both to identify instances of unconscious bias and opportunities to uniquely serve this customer base. Our working group has identified a variety of organizations that represent disadvantaged communities, such as the National Black Growers Council and Minorities in Agriculture, Natural Resources, and Related Sciences, among others, that we will be approaching this quarter with a proposal to co-create solutions intended to lift up their base with our business. <text:s text:c="3"/>Source 1: https://www.agriculture.com/news/business/farm-income-stressed-this-year-may-drop-sharply-in-2021 <text:s text:c="3"/>Source 2: https://farmdocdaily.illinois.edu/2020/08/release-of-2021-crop-budgets.html <text:s text:c="3"/>Source 3: https://www.fb.org/market-intel/the-verdict-is-in-farm-bankruptcies-up-in-2019 <text:s/></text:p>
          </table:table-cell>
          <table:table-cell table:number-columns-repeated="983"/>
        </table:table-row>
        <table:table-row table:style-name="ro2">
          <table:table-cell office:value-type="string" calcext:value-type="string">
            <text:p>Land O'Lakes, Inc.</text:p>
          </table:table-cell>
          <table:table-cell office:value-type="string" calcext:value-type="string">
            <text:p>SustainCERT is the official certification body for Gold Standard. In this capacity, SustainCERT will work with Truterra to facilitate a fast-track methodology review for new activities proposed to their Soil Organic Carbon Framework. Additionally, SustainCERT will be responsible for the design and proposal review of the carbon project that will be offered to Microsoft. <text:s text:c="4"/>The Soil Health Institute will collaborate with Truterra to co-author proposed activity methodologies to Gold Standard to be incorporated with their Soil Organic Carbon Framework methodology. At a minimum, activity guidance will be proposed for no-till, including strip tillage, and cover cropping. <text:s text:c="4"/>Various Land O’Lakes Member-Owner Cooperatives will support data collection and facilitate relationships and communication with participating growers. <text:s text:c="4"/>A project developer is yet to be selected. An experienced firm will be selected once a methodology and registry is determined. <text:s text:c="4"/>A third-party verifier is yet to be selected. An experienced verifier will be selected once a methodology and registry is determined. <text:s/></text:p>
          </table:table-cell>
          <table:table-cell office:value-type="string" calcext:value-type="string">
            <text:p>Soil Organic Carbon CDR Project under new Gold Standard methodology</text:p>
          </table:table-cell>
          <table:table-cell office:value-type="string" calcext:value-type="string">
            <text:p>Project 1, Option B: Gold Standard Fast Track to CDR Procurement</text:p>
          </table:table-cell>
          <table:table-cell office:value-type="string" calcext:value-type="string">
            <text:p>TruterraAg.com</text:p>
          </table:table-cell>
          <table:table-cell/>
          <table:table-cell office:value-type="string" calcext:value-type="string">
            <text:p>Truterra is offering two alternate options for procurement of 100,000 MT CDR in FY2021. Option 1B, detailed here-in, uses the Gold Standard (GS) Soil Organic Carbon Framework, and proposes a new activities module to cover a full-range of soil carbon best practices accessible to U.S. production agriculture. Under the guidance of SustainCERT, GS has agreed to fast-track the methodology review and approval process. <text:s text:c="3"/>Today, GS only has an approved activity for “improved tillage.” This module explicitly excludes no-tillage and strip-tillage. The narrow focus of this methodology does not generate enough CDR to be economically feasible for any stakeholder. By adding additional activity modules, we can leverage GS’s Soil Organic Carbon Framework and work with Soil Health Institute (SHI) and SustainCERT to develop protocols for a broader range of practices. This aligns with the Scope 3, Value Change partnership between Truterra and SustainCERT. The vision is a program (Truterra) that actively generates an ongoing supply of well-managed, well-monitored, well-documented cropland acreage in response to a market demand for Scope 3 supply chain claims AND Gold Standard carbon credits for offsetting. <text:s/>Ultimately, this streamlined approach will be necessary to create an economy of scale that incentivizes growers to move toward best practices for carbon removal. <text:s text:c="4"/>The targeted timeline for this project is to deliver accredited CDR to Microsoft by June 2021. SustainCERT and Truterra have collaborated on a feasible timeline that assumes project approval as of mid-September. However, this is aggressive. Standards approval is a multi-stakeholder process and not guaranteed. Truterra’s clear objective is an accredited standard that has market viability at scale and serves the interests of our member growers. <text:s text:c="4"/>Key steps include: <text:s text:c="2"/>1.Collaborate with SHI, Microsoft, and SustainCERT to evaluate existing methodologies and streamline through improved science and technology <text:s/>2.Co-author activities modules as additions/modifications to GS Soil Organic Carbon Framework. <text:s text:c="2"/>3.Submit to GS for fast-track approval <text:s/>4.Identify and onboard growers meeting project criteria to Insights Engine <text:s/>5.Capture baseline data and additionality for acreage sufficient to remove 100,000 MT CO2. <text:s text:c="2"/>6.Identify and hire project developer for project design documentation, registration, and monitoring reports <text:s/>7.Hire third party to verify project <text:s/>8.Transact 100,000 GS carbon credits with Microsoft <text:s text:c="3"/>Microsoft’s payment for CDR tonnage will support grower onboarding and data collection; GS methodology review; SustainCERT and SHI consultation; project development costs; registry fees; verification costs, including modeling and monitoring, payment to growers; and project overhead. <text:s text:c="3"/></text:p>
          </table:table-cell>
          <table:table-cell office:value-type="string" calcext:value-type="string">
            <text:p>Various Regions - Expanding to all major row crop regions by 2021, full U.S. coverage by 2022</text:p>
          </table:table-cell>
          <table:table-cell office:value-type="string" calcext:value-type="string">
            <text:p>19 States currently: Arkansas, Iowa, Illinois, Indiana, Kansas, Kentucky, Louisiana, Maryland, Michigan, Minnesota, Missouri, Mississippi, Nebraska, Ohio, Pennsylvania, South Dakota, Tennessee, Texas, and Wisconsin </text:p>
          </table:table-cell>
          <table:table-cell office:value-type="string" calcext:value-type="string">
            <text:p>United States</text:p>
          </table:table-cell>
          <table:table-cell office:value-type="float" office:value="100000" calcext:value-type="float">
            <text:p>100000</text:p>
          </table:table-cell>
          <table:table-cell office:value-type="float" office:value="100" calcext:value-type="float">
            <text:p>100</text:p>
          </table:table-cell>
          <table:table-cell office:value-type="float" office:value="100000" calcext:value-type="float">
            <text:p>100000</text:p>
          </table:table-cell>
          <table:table-cell office:value-type="float" office:value="900000" calcext:value-type="float">
            <text:p>900000</text:p>
          </table:table-cell>
          <table:table-cell office:value-type="string" calcext:value-type="string">
            <text:p>9/1/2016</text:p>
          </table:table-cell>
          <table:table-cell office:value-type="string" calcext:value-type="string">
            <text:p>Per Gold Standard’s Soil Organic Carbon protocol, Truterra will be required to monitor for, verify, and report on any reversals to GS. As project owner, Truterra is responsible to maintain or compensate carbon loss to the level of credits already issued. A buffer pool will be used to provide this reassurance.</text:p>
          </table:table-cell>
          <table:table-cell office:value-type="string" calcext:value-type="string">
            <text:p>Yes</text:p>
          </table:table-cell>
          <table:table-cell office:value-type="string" calcext:value-type="string">
            <text:p>Not applicable (I answered yes to Q24)</text:p>
          </table:table-cell>
          <table:table-cell table:number-columns-repeated="4"/>
          <table:table-cell office:value-type="string" calcext:value-type="string">
            <text:p>Gold Standard</text:p>
          </table:table-cell>
          <table:table-cell table:number-columns-repeated="4"/>
          <table:table-cell office:value-type="string" calcext:value-type="string">
            <text:p>There are no foreseeable negative environmental or social impacts resulting from this project. All agricultural land, regardless of location or management, is subject to forces that could degrade ecosystem services such as water quality, biodiversity, or soil organic carbon. However, eligible practices for carbon enrichment should constitute an overall improvement relative to historical management. Carbon offsets will be generated through the use of long-standing, in-field best management practices commonly used in crop production. Practices such as reduced tillage and cover crops are well-research and have been supported by the USDA Natural Resources Conservation Service technical and financial assistance resources for decades. In fact, different from many carbon removal practices, use of regenerative agricultural practices result in a number of co-benefits, which are detailed in response to question #32.</text:p>
          </table:table-cell>
          <table:table-cell table:number-columns-repeated="10" office:value-type="string" calcext:value-type="string">
            <text:p>Yes</text:p>
          </table:table-cell>
          <table:table-cell office:value-type="string" calcext:value-type="string">
            <text:p>Not applicable</text:p>
          </table:table-cell>
          <table:table-cell office:value-type="string" calcext:value-type="string">
            <text:p>A 2019 National Academy of Sciences report contends that restoration of agricultural soil carbon could simultaneously help resolve three global problems – food security, biodiversity, and climate change. When carbon is restored to agricultural soils by building soil organic matter, it generally makes the soils more fertile, better at retaining water and fertilizer, and more resilient to climate change. Thus, the restoration of soil carbon on agricultural lands offers a number of co-benefits to carbon sequestration. These include increased food production per acre, better livelihoods for farmers, their families, and rural communities, improved water quality, enhanced wildlife habitat, and less pressure to convert remaining forests to agriculture. <text:s text:c="3"/>The Truterra platform, specifically, enables field-by-field quantification of these benefits for farmers in terms of the return on their farming investment. Modeling tools enable farmers to assess the profitability of their fields, and continuously improve land utilization by focusing crop production inputs and resources on the most productive fields while encouraging exploration of conservation uses (water quality buffers, enhanced pollinator or wildlife habitat, dedicated carbon sinks, etc.) on less productive cropping lands. <text:s/></text:p>
          </table:table-cell>
          <table:table-cell office:value-type="string" calcext:value-type="string">
            <text:p>Agriculture is being disproportionately impacted by climate change. The agriculture industry in the U.S. suffered through several extremely difficult weather challenges in 2019, when record-setting floods prohibited planting on nearly 20 million acres of farmland. In addition to negatively impacting crop production and revenue-generating opportunities, the mental and emotional devastation and hardships created by this unprecedented situation have taken a toll on farmers, distributors, retailers and the rural communities where they live and do business. <text:s text:c="4"/>In addition, rural communities are already behind their urban counterparts in both population growth and income. <text:s/>The United States Department of Agriculture's Economic Research Service reports that rural counties experienced a nearly 2 percent decrease in population from 2010 to 2018, whereas urban counties saw a 7 percent increase. Likewise, while U.S. poverty rates declined from 2013 to 2019, income per person remained stubbornly low in non-metro areas at less than $40,000. <text:s text:c="3"/>The USDA noted reductions in farm income as one of the key factors in this rural-urban disparity. <text:s/>For these reasons, investing in rural-based CDR projects has the potential to not only mediate areas experiencing the greatest impact from climate change, but also create new income sources to improve rural livelihoods and attract new residents. <text:s/></text:p>
          </table:table-cell>
          <table:table-cell table:number-columns-repeated="983"/>
        </table:table-row>
        <table:table-row table:style-name="ro2">
          <table:table-cell office:value-type="string" calcext:value-type="string">
            <text:p>Land O'Lakes, Inc.</text:p>
          </table:table-cell>
          <table:table-cell office:value-type="string" calcext:value-type="string">
            <text:p>The Land O’Lakes network of member-owner ag retailers and local co-ops, which serve as farmers’ trusted agronomy advisors, are critical to Truterra’s delivery of new stewardship solutions, technology and innovation to the farm gate. Today, the Truterra network of retailers is comprised of 24 retail cooperatives with over 700 locations in 13 states. New retailers are actively onboarding to the platform each month. These retailers are critical to both data collection efforts and delivery of insights to growers that lead to CDR. <text:s text:c="4"/>Truterra will collaborate with the Soil Health Institute (SHI) to access the latest in soil health productivity and economic research and decision tools. This information is a critical component to wide-scale adoption of regenerative agriculture practices. Furthermore, SHI research will play a key role in the development and approval of new soil sampling technologies that can dramatically decrease the verification costs of CDR. <text:s text:c="2"/></text:p>
          </table:table-cell>
          <table:table-cell office:value-type="string" calcext:value-type="string">
            <text:p>Long-Term Development of Soil Organic Carbon CDR at Scale</text:p>
          </table:table-cell>
          <table:table-cell office:value-type="string" calcext:value-type="string">
            <text:p>Project 2: Unlocking Future CDR Supply</text:p>
          </table:table-cell>
          <table:table-cell office:value-type="string" calcext:value-type="string">
            <text:p>TruterraAg.com </text:p>
          </table:table-cell>
          <table:table-cell/>
          <table:table-cell office:value-type="string" calcext:value-type="string">
            <text:p>The focus of Project 2 is unlocking a growing supply of CDR from U.S. production agriculture. Truterra will onboard acreage, collect baseline data, engage farmers, target sustainability services, and improve efficiency through technology. Building this infrastructure primes the market with supply as efficiencies are worked out over time. <text:s text:c="4"/>The necessity of supporting farmers in their transition to regenerative agriculture cannot be overlooked. Adoption of best practices for soil management in crop production has stagnated. Ten-year trendlines for the adoption of both reduced tillage and cover cropping are flat. There is little question that over the long-term, practices which build soil carbon are good for soil quality and yield. <text:s/>However, there are real risks in transition, including a significant learning curve and decreased productivity. Ongoing research, education, and outreach aimed at overcoming barriers to entry is imperative for a transition to regenerative practices to occur at scale. <text:s text:c="5"/>Truterra offers the only farmer-owned, farmer-driven food and agriculture sustainability program in the United States. Since it was launched in 2016 by Land O'Lakes, Inc., more than 1,600 farmers have put their trust in the Truterra network to help them advance stewardship on more than 26,000 individual fields. These numbers are just the beginning. <text:s text:c="4"/>The Land O’Lakes network of local co-ops, which serve as farmers’ trusted agronomy advisors, are critical to our delivery of stewardship solutions, technology and innovation to the farm gate. Collaboration with SHI is paramount too, in order to leverage their extensive investment in research, education and grower decision tools. <text:s text:c="3"/>Truterra proposes a 3-year co-investment with Microsoft for $6.275MM to build a pipeline for CDR and ultimately drive down the cost of future procurement. Objectives include: <text:s/>1.Onboard 5,250,000 new cropland acres into Truterra Insights Engine <text:s text:c="2"/>2.Engage growers with field-specific insights to enhance soil health, improve nutrient use efficiency and reduce erosion and greenhouse gas emissions via trusted, local agronomy advisors. <text:s/>3.Collaborate with local government and NGO initiatives to target outreach, education, and sustainability services direct to growers and geographies where soil carbon best practices will have the most impact and highest return on investment <text:s/>4.Build data management efficiencies that enable the flow of precision farm management data into Insights Engine via Azure FarmBeats <text:s/>5.Co-develop technologies with SHI and Microsoft for soil carbon monitoring and practice verification to enable a leaner, more efficient project certification and verification process <text:s/>6.Transact 1,858,750 MT of CDR at market price <text:s/></text:p>
          </table:table-cell>
          <table:table-cell office:value-type="string" calcext:value-type="string">
            <text:p>See attachment for network retailer locations</text:p>
          </table:table-cell>
          <table:table-cell office:value-type="string" calcext:value-type="string">
            <text:p>Arkansas, Iowa, Illinois, Indiana, Kansas, Kentucky, Louisiana, Maryland, Michigan, Minnesota, Missouri, Mississippi, Nebraska, Ohio, Pennsylvania, South Dakota, Tennessee, Texas, and Wisconsin</text:p>
          </table:table-cell>
          <table:table-cell office:value-type="string" calcext:value-type="string">
            <text:p>United States</text:p>
          </table:table-cell>
          <table:table-cell office:value-type="float" office:value="1858750" calcext:value-type="float">
            <text:p>1858750</text:p>
          </table:table-cell>
          <table:table-cell office:value-type="float" office:value="100" calcext:value-type="float">
            <text:p>100</text:p>
          </table:table-cell>
          <table:table-cell office:value-type="float" office:value="0" calcext:value-type="float">
            <text:p>0</text:p>
          </table:table-cell>
          <table:table-cell office:value-type="float" office:value="6000000" calcext:value-type="float">
            <text:p>6000000</text:p>
          </table:table-cell>
          <table:table-cell office:value-type="string" calcext:value-type="string">
            <text:p>10/1/2021</text:p>
          </table:table-cell>
          <table:table-cell office:value-type="string" calcext:value-type="string">
            <text:p>Per Gold Standard’s Soil Organic Carbon protocol, Truterra will be required to monitor for, verify, and report on any reversals to GS. As project owner, Truterra is responsible to maintain or compensate carbon loss to the level of credits already issued. A buffer pool will be used to provide this reassurance.</text:p>
          </table:table-cell>
          <table:table-cell office:value-type="string" calcext:value-type="string">
            <text:p>No</text:p>
          </table:table-cell>
          <table:table-cell office:value-type="string" calcext:value-type="string">
            <text:p>No, the project will not be certified by June 2021 (please specify)</text:p>
          </table:table-cell>
          <table:table-cell office:value-type="string" calcext:value-type="string">
            <text:p>delivery is post-June 2021</text:p>
          </table:table-cell>
          <table:table-cell office:value-type="string" calcext:value-type="string">
            <text:p><text:s/>CDR will be certified upon delivery</text:p>
          </table:table-cell>
          <table:table-cell table:number-columns-repeated="4"/>
          <table:table-cell office:value-type="string" calcext:value-type="string">
            <text:p>None</text:p>
          </table:table-cell>
          <table:table-cell/>
          <table:table-cell office:value-type="string" calcext:value-type="string">
            <text:p>This project is not to generate a 2021 supply of credits, but rather for future years’ supply. Supply generated through Project 2 will be certified by either Gold Standard or CAR as CDR occurs for growers participating in the Truterra platform. <text:s/></text:p>
          </table:table-cell>
          <table:table-cell office:value-type="string" calcext:value-type="string">
            <text:p>This project is not to generate a 2021 supply of credits, but rather for future year’s supply. Supply generated through Project 2 will be certified by either Gold Standard or CAR as CDR occurs for growers participating in the Truterra platform. <text:s/></text:p>
          </table:table-cell>
          <table:table-cell office:value-type="string" calcext:value-type="string">
            <text:p>There are no foreseeable negative environmental or social impacts resulting from this project. All agricultural land, regardless of location or management, is subject to forces that could degrade ecosystem services such as water quality, biodiversity, or soil organic carbon. However, eligible practices for carbon enrichment should constitute an overall improvement relative to historical management. Carbon offsets will be generated through the use of long-standing, in-field best management practices commonly used in crop production. Practices such as reduced tillage and cover crops are well-research and have been supported by the USDA Natural Resources Conservation Service technical and financial assistance resources for decades. In fact, different from many carbon removal practices, use of regenerative agricultural practices result in a number of co-benefits, which are detailed in response to question #32.</text:p>
          </table:table-cell>
          <table:table-cell table:number-columns-repeated="9" office:value-type="string" calcext:value-type="string">
            <text:p>Yes</text:p>
          </table:table-cell>
          <table:table-cell table:number-columns-repeated="2" office:value-type="string" calcext:value-type="string">
            <text:p>Not applicable</text:p>
          </table:table-cell>
          <table:table-cell office:value-type="string" calcext:value-type="string">
            <text:p>A 2019 National Academy of Sciences report contends that restoration of agricultural soil carbon could simultaneously help resolve three global problems – food security, biodiversity, and climate change. When carbon is restored to agricultural soils by building soil organic matter, it generally makes the soils more fertile, better at retaining water and fertilizer, and more resilient to climate change. Thus, the restoration of soil carbon on agricultural lands offers a number of co-benefits to carbon sequestration. These include increased food production per acre, better livelihoods for farmers, their families, and rural communities, improved water quality, enhanced wildlife habitat, and less pressure to convert remaining forests to agriculture. <text:s text:c="3"/>The Truterra platform, specifically, enables field-by-field quantification of these benefits for farmers in terms of the return on their farming investment. Modeling tools enable farmers to assess the profitability of their fields, and continuously improve land utilization by focusing <text:s/>crop production inputs and resources on the most productive fields while encouraging exploration of conservation uses (water quality buffers, enhanced pollinator or wildlife habitat, dedicated carbon sinks, etc.) on less productive cropping lands. <text:s/></text:p>
          </table:table-cell>
          <table:table-cell office:value-type="string" calcext:value-type="string">
            <text:p>Agriculture is being disproportionately impacted by climate change. The agriculture industry in the U.S. suffered through several extremely difficult weather challenges in 2019, when record-setting floods prohibited planting on nearly 20 million acres of farmland. In addition to negatively impacting crop production and revenue-generating opportunities, the mental and emotional devastation and hardships created by this unprecedented situation have taken a toll on farmers, distributors, retailers and the rural communities where they live and do business. <text:s text:c="4"/>In addition, rural communities are already behind their urban counterparts in both population growth and income. <text:s/>The United States Department of Agriculture's Economic Research Service reports that rural counties experienced a nearly 2 percent decrease in population from 2010 to 2018, whereas urban counties saw a 7 percent increase. Likewise, while U.S. poverty rates declined from 2013 to 2019, income per person remained stubbornly low in non-metro areas at less than $40,000. <text:s/>The USDA noted reductions in farm income as one of the key factors in this rural-urban disparity. <text:s text:c="3"/>For these reasons, investing in rural-based CDR projects has the potential to not only mediate areas experiencing the greatest impact from climate change, but also create new income sources to improve rural livelihoods and attract new residents. <text:s/></text:p>
          </table:table-cell>
          <table:table-cell table:number-columns-repeated="982"/>
        </table:table-row>
        <table:table-row table:style-name="ro2">
          <table:table-cell office:value-type="string" calcext:value-type="string">
            <text:p>Land O'Lakes, Inc.</text:p>
          </table:table-cell>
          <table:table-cell office:value-type="string" calcext:value-type="string">
            <text:p>Various Land O’Lakes Member-Owner Cooperatives will support data collection and facilitate relationships and communication with participating growers. <text:s text:c="4"/>The Soil Health Institute will serve in an advisory capacity, with the assignment of evaluating where the Climate Action Reserve Soil Enrichment Protocol can be made more efficient and scalable in future projects. <text:s text:c="4"/>A project developer is yet to be selected. An experienced firm will be selected once a methodology and registry is determined. <text:s text:c="4"/>A third-party verifier is yet to be selected. An experienced verifier will be selected once a methodology and registry is determined. <text:s/></text:p>
          </table:table-cell>
          <table:table-cell office:value-type="string" calcext:value-type="string">
            <text:p>Soil Organic Carbon CDR Project under Climate Action Reserve methodology</text:p>
          </table:table-cell>
          <table:table-cell office:value-type="string" calcext:value-type="string">
            <text:p>Project 1A: CDR Procurement via CAR Soil Enrichment Protocol</text:p>
          </table:table-cell>
          <table:table-cell office:value-type="string" calcext:value-type="string">
            <text:p>TruterraAg.com</text:p>
          </table:table-cell>
          <table:table-cell/>
          <table:table-cell office:value-type="string" calcext:value-type="string">
            <text:p>Truterra is offering two options for the delivery of 100,000 MT Carbon Dioxide Removal (CDR) in FY2021. Option 1A, detailed herein, uses the Soil Enrichment Protocol, which is currently pending acceptance by the Climate Action Reserve (CAR). This standard, along with the Verra/VCS Methodology for Improved Ag Land Management, have been developed with similar methodologies. <text:s/>These are the only two methodologies available that 1) cover a full-range of soil carbon best practices commonly used by U.S. production agriculture, and 2) have a pathway for ICROA-approval. Both have gone through public comment periods and are anticipated to be accepted by respective standards bodies sometime in the Fall of 2020. While the protocols are not final, Truterra believes this is the most expedient approach to delivering accredited tonnage to Microsoft by June 2021. <text:s text:c="3"/>Key steps include: <text:s text:c="2"/>1.Leverage Truterra retail network to identify and onboard growers meeting project criteria to the Insights Engine <text:s/>2.Capture baseline data and additionality opportunity for acreage sufficient to remove 100,000 MT CO2e and also meet buffer pool requirements; anticipated to be 200,000 - 250,000 acres of U.S. farmland that has reduced tillage and/or added a cover crop to their rotation since 2018 <text:s text:c="5"/>3.Identify and hire project developer <text:s/>4.Compile certified project using the CAR Soil Enrichment Protocol <text:s/>5.Register project with CAR <text:s/>6.Hire third party to verify project and baseline data <text:s/>7.Transact 100,000 Climate Reserve Tonnes with Microsoft <text:s/>8.Collaborate with Soil Health Institute to evaluate approved methodology and experience to identify opportunities for improved science and overall efficiency. <text:s/>While step #8 may seem like an afterthought, we believe this may be the most important step of the process for ensuring a scalable supply of CDR credits from U.S. production agriculture into the future. To reach scale, it is imperative that protocols support sound science and accountability, but also be beneficial to and profitable for growers in order to truly incentivize increased adoption of regenerative practices. This delicate balance will be both a focus of collaboration with SHI, as well as a priority for technology development. <text:s text:c="5"/>Microsoft’s payment for CDR tonnage will support grower onboarding and data collection into the Truterra Insights Engine; project development costs, including collaboration with one or more experienced sub-contractors; registry fees; verification costs including modeling and in-field monitoring, payment to growers; advisory fees to Soil Health Institute; and general project overhead. <text:s text:c="3"/></text:p>
          </table:table-cell>
          <table:table-cell office:value-type="string" calcext:value-type="string">
            <text:p>Various Regions - Expanding to all major row crop regions by 2021, full U.S. coverage by 2022</text:p>
          </table:table-cell>
          <table:table-cell office:value-type="string" calcext:value-type="string">
            <text:p>19 States currently: Arkansas, Iowa, Illinois, Indiana, Kansas, Kentucky, Louisiana, Maryland, Michigan, Minnesota, Missouri, Mississippi, Nebraska, Ohio, Pennsylvania, South Dakota, Tennessee, Texas, and Wisconsin </text:p>
          </table:table-cell>
          <table:table-cell office:value-type="string" calcext:value-type="string">
            <text:p>United States</text:p>
          </table:table-cell>
          <table:table-cell office:value-type="float" office:value="100000" calcext:value-type="float">
            <text:p>100000</text:p>
          </table:table-cell>
          <table:table-cell office:value-type="float" office:value="100" calcext:value-type="float">
            <text:p>100</text:p>
          </table:table-cell>
          <table:table-cell office:value-type="float" office:value="100000" calcext:value-type="float">
            <text:p>100000</text:p>
          </table:table-cell>
          <table:table-cell office:value-type="float" office:value="900000" calcext:value-type="float">
            <text:p>900000</text:p>
          </table:table-cell>
          <table:table-cell office:value-type="string" calcext:value-type="string">
            <text:p>1/1/2018</text:p>
          </table:table-cell>
          <table:table-cell office:value-type="string" calcext:value-type="string">
            <text:p>Per CAR protocol, credited reversible carbon removals must be effectively “permanent” in order to serve as valid offset credits. Truterra will be required to monitor for, verify, and report on any reversals to CAR. If reversals occur, as the project owner, Truterra will supply credits from their own buffer pool to compensate. </text:p>
          </table:table-cell>
          <table:table-cell office:value-type="string" calcext:value-type="string">
            <text:p>Yes</text:p>
          </table:table-cell>
          <table:table-cell office:value-type="string" calcext:value-type="string">
            <text:p>Not applicable (I answered yes to Q24)</text:p>
          </table:table-cell>
          <table:table-cell table:number-columns-repeated="2"/>
          <table:table-cell office:value-type="string" calcext:value-type="string">
            <text:p>CAR</text:p>
          </table:table-cell>
          <table:table-cell table:number-columns-repeated="6"/>
          <table:table-cell office:value-type="string" calcext:value-type="string">
            <text:p>There are no foreseeable negative environmental or social impacts resulting from this project. All agricultural land, regardless of location or management, is subject to forces that could degrade ecosystem services such as water quality, biodiversity, or soil organic carbon. However, eligible practices for carbon enrichment should constitute an overall improvement relative to historical management. Carbon offsets will be generated using long-standing, in-field best management practices commonly used in crop production. Practices such as reduced tillage and cover crops are well-research and have been supported by the USDA Natural Resources Conservation Service technical and financial assistance resources for decades. In fact, different from many carbon removal practices, use of regenerative agricultural practices result in a number of co-benefits, which are detailed in response to question #32.</text:p>
          </table:table-cell>
          <table:table-cell table:number-columns-repeated="10" office:value-type="string" calcext:value-type="string">
            <text:p>Yes</text:p>
          </table:table-cell>
          <table:table-cell office:value-type="string" calcext:value-type="string">
            <text:p>Not applicable</text:p>
          </table:table-cell>
          <table:table-cell office:value-type="string" calcext:value-type="string">
            <text:p>A 2019 National Academy of Sciences report contends that restoration of agricultural soil carbon could simultaneously help resolve three global problems – food security, biodiversity, and climate change. When carbon is restored to agricultural soils by building soil organic matter, it generally makes the soils more fertile, better at retaining water and fertilizer, and more resilient to climate change. Thus, the restoration of soil carbon on agricultural lands offers a number of co-benefits to carbon sequestration. These include increased food production per acre, better livelihoods for farmers, their families, and rural communities, improved water quality, enhanced wildlife habitat, and less pressure to convert remaining forests to agriculture. <text:s text:c="3"/>The Truterra platform, specifically, enables field-by-field quantification of these benefits for farmers in terms of the return on their farming investment. Modeling tools enable farmers to assess the profitability of their fields, and continuously improve land utilization by focusing crop production inputs and resources on the most productive fields while encouraging exploration of conservation uses (water quality buffers, enhanced pollinator or wildlife habitat, dedicated carbon sinks, etc.) on less productive cropping lands. <text:s/></text:p>
          </table:table-cell>
          <table:table-cell office:value-type="string" calcext:value-type="string">
            <text:p>Agriculture is being disproportionately impacted by climate change. The agriculture industry in the U.S. suffered through several extremely difficult weather challenges in 2019, when record-setting floods prohibited planting on nearly 20 million acres of farmland. In addition to negatively impacting crop production and revenue-generating opportunities, the mental and emotional devastation and hardships created by this unprecedented situation have taken a toll on farmers, distributors, retailers and the rural communities where they live and do business. <text:s text:c="4"/>In addition, rural communities are already behind their urban counterparts in both population growth and income. <text:s/>The United States Department of Agriculture's Economic Research Service reports that rural counties experienced a nearly 2 percent decrease in population from 2010 to 2018, whereas urban counties saw a 7 percent increase. Likewise, while U.S. poverty rates declined from 2013 to 2019, income per person remained stubbornly low in non-metro areas at less than $40,000. <text:s/>The USDA noted reductions in farm income as one of the key factors in this rural-urban disparity. <text:s text:c="3"/>For these reasons, investing in rural-based CDR projects has the potential to not only mediate areas experiencing the greatest impact from climate change, but also create new income sources to improve rural livelihoods and attract new residents. <text:s/></text:p>
          </table:table-cell>
          <table:table-cell table:number-columns-repeated="983"/>
        </table:table-row>
        <table:table-row table:style-name="ro2">
          <table:table-cell office:value-type="string" calcext:value-type="string">
            <text:p>NativeEnergy, A Public Benefit Corporation</text:p>
          </table:table-cell>
          <table:table-cell office:value-type="string" calcext:value-type="string">
            <text:p>Applied Ecological Services is an applied science consultancy and provider of ecological restoration and geophysical services. <text:s/>Founded in 1970 to perform land reclamation projects, the company blossomed with its design/build restoration of the 7,200-acre Kankakee Sands project for The Nature Conservancy, which demonstrated the combination of creativity and science that has become a hallmark of AES throughout its history. <text:s/>AES’s business and subject matter expertise has grown exponentially since. <text:s/>Its many restoration and reclamation projects in grasslands, croplands, wetlands and other ecological settings can be explored here: https://www.appliedeco.com/projects/ <text:s text:c="4"/>In addition, Shepherd's Grain is providing strategic advice and recruitment assistance. https://shepherdsgrain.com/</text:p>
          </table:table-cell>
          <table:table-cell office:value-type="string" calcext:value-type="string">
            <text:p>SOC Sequestration from Low Disturbance Cropping</text:p>
          </table:table-cell>
          <table:table-cell office:value-type="string" calcext:value-type="string">
            <text:p>Palouse Low Disturbance Cropping Project</text:p>
          </table:table-cell>
          <table:table-cell office:value-type="string" calcext:value-type="string">
            <text:p>None</text:p>
          </table:table-cell>
          <table:table-cell/>
          <table:table-cell office:value-type="string" calcext:value-type="string">
            <text:p>The Palouse project will produce CDRs through the conduct of Low Disturbance Cropping in the Palouse region of the Pacific Northwest. <text:s/>The project began under a 2011 USDA Conservation Innovation Grant to Applied Ecological Services (“AES”) that funded AES’s taking and analysis of 800 soil samples to one-meter depth across the ~7 million acre Palouse region. <text:s/>The grant also funded AES’s development of a SOC quantification methodology under the Verified Carbon Standard (“VCS”), for the ultimate, express purpose of developing a carbon offset project using the methodology (“VM0021”) for SOC quantification. <text:s/>The soil samples were taken across a sufficient variety of both cropping practices and years under each cropping practice such that a longitudinal statistical model could be constructed to show how accrual rates change and stabilize over time under each of the variety of practices. <text:s/>The model now predicts SOC stocking levels on fields not sampled (from losses or gains), based on years in the given practice and the stratification of such fields following the stratification requirements of VM0021. <text:s/>The results from sampling in 2019 on the fields of the farmers who enrolled in the project for purposes of the first Verification of the project confirmed the predictive capability of the regression analysis to a R2 of ~0.96. <text:s/>This Verification is expected to be completed in Q1, 2020. <text:s text:c="3"/>NativeEnergy is the lead project developer, and AES is the lead soil science partner, although both organizations have been developing the project jointly since NativeEnergy was recruited in 2015 after the default of the prior project developer. <text:s text:c="5"/>As VM0021 is a SOC quantification methodology, not a full carbon offset project methodology, NativeEnergy and AES spent considerable time working with several standards, particularly ACR to develop a methodology that would work for the project, without success. <text:s/>As discussed further in Attachment 1, the Palouse Validation Criteria, we have opted to validate and verify under ISO 14064-2, as a demonstration project. <text:s/>The Validation Criteria is comprised of elements each of which is approved and adopted by at least one carbon offset standard, but assembled in a unique combination that is necessary for this project and projects like it to have actual prospects for success. <text:s text:c="3"/>We invite Microsoft to join us in this demonstration. <text:s/>Microsoft’s funding will be used to back up our commitments to pay the farmers, to fund recruitment, and to grow to scale. <text:s text:c="3"/>See Attachment 1. <text:s/></text:p>
          </table:table-cell>
          <table:table-cell office:value-type="string" calcext:value-type="string">
            <text:p>Spokane</text:p>
          </table:table-cell>
          <table:table-cell office:value-type="string" calcext:value-type="string">
            <text:p>WA</text:p>
          </table:table-cell>
          <table:table-cell office:value-type="string" calcext:value-type="string">
            <text:p>United States</text:p>
          </table:table-cell>
          <table:table-cell office:value-type="float" office:value="300000" calcext:value-type="float">
            <text:p>300000</text:p>
          </table:table-cell>
          <table:table-cell office:value-type="float" office:value="100" calcext:value-type="float">
            <text:p>100</text:p>
          </table:table-cell>
          <table:table-cell office:value-type="float" office:value="300000" calcext:value-type="float">
            <text:p>300000</text:p>
          </table:table-cell>
          <table:table-cell office:value-type="float" office:value="1000000" calcext:value-type="float">
            <text:p>1000000</text:p>
          </table:table-cell>
          <table:table-cell office:value-type="string" calcext:value-type="string">
            <text:p>1/1/2012</text:p>
          </table:table-cell>
          <table:table-cell office:value-type="string" calcext:value-type="string">
            <text:p>NativeEnergy will be required to maintain a verified reversal reserve. <text:s/>See Attachment 1 for details. <text:s/>In connection with a long-term purchase at sufficient annual volumes, NativeEnergy would be willing to place the reserve in escrow FBO Microsoft.</text:p>
          </table:table-cell>
          <table:table-cell office:value-type="string" calcext:value-type="string">
            <text:p>No</text:p>
          </table:table-cell>
          <table:table-cell office:value-type="string" calcext:value-type="string">
            <text:p>No, the project will not be certified by June 2021 (please specify)</text:p>
          </table:table-cell>
          <table:table-cell office:value-type="string" calcext:value-type="string">
            <text:p>The project will be validated and verified under ISO 14064-2. <text:s/>See Attachment 1 for details. <text:s/>As a two-term founding co-chair of ICROA, the principal author of its charter and a major contributor to its Code of Best Practice, please understand that NativeEnergy has chosen to go under ISO 14064 for V&amp;V for this project (versus an ICROA approved standard) with well-considered reasons. <text:s/>The reasons have nothing to do with ICROA. <text:s/>See Attachment 1 for details.</text:p>
          </table:table-cell>
          <table:table-cell table:number-columns-repeated="5"/>
          <table:table-cell office:value-type="string" calcext:value-type="string">
            <text:p>ISO 14064-2</text:p>
          </table:table-cell>
          <table:table-cell office:value-type="string" calcext:value-type="string">
            <text:p>All SOC accruals, the boundaries of the project, etc., will be verified as following Verified Carbon Standard methodology VM0021 under ISO 14064-2. <text:s/>See Attachment 1 for detail.</text:p>
          </table:table-cell>
          <table:table-cell office:value-type="string" calcext:value-type="string">
            <text:p>The project will be validated and its accruals verified by a VVB accredited under ISO 14064.</text:p>
          </table:table-cell>
          <table:table-cell office:value-type="string" calcext:value-type="string">
            <text:p>We do not see material negative environmental or social impacts from the conduct of the project activity.</text:p>
          </table:table-cell>
          <table:table-cell table:number-columns-repeated="11" office:value-type="string" calcext:value-type="string">
            <text:p>Yes</text:p>
          </table:table-cell>
          <table:table-cell office:value-type="string" calcext:value-type="string">
            <text:p>Reduced soil erosion, enhanced soil moisture retention, improved soil health. <text:s/>Measured SOC stocking improvements are the best proxy for these co-benefits.</text:p>
          </table:table-cell>
          <table:table-cell office:value-type="string" calcext:value-type="string">
            <text:p>See NativeEnergy's Organizational Survey Responses. <text:s/>Outside our internal business operations, this project presents few opportunities to engage on these issues.</text:p>
          </table:table-cell>
          <table:table-cell table:number-columns-repeated="983"/>
        </table:table-row>
        <table:table-row table:style-name="ro2">
          <table:table-cell office:value-type="string" calcext:value-type="string">
            <text:p>Natural Capital Partners Americas, LLC</text:p>
          </table:table-cell>
          <table:table-cell office:value-type="string" calcext:value-type="string">
            <text:p>Natural Capital Partners and the Arbor Day Foundation are two like-minded organizations that have partnered for many years on projects to protect and restore forests. <text:s text:c="2"/>Our collaboration has included the supply of non-market-based forest restoration projects, as well as the sourcing of forestry carbon credits from a wide range of high-quality international nature-based projects including REDD+. The unique global reach, market presence and project portfolios of both entities is regularly leveraged to provide the most comprehensive project solutions to our respective clients and corporate partners. <text:s text:c="4"/>The Arbor Day Foundation is the supplier of CDR credits through the Mississippi Alluvial Valley reforestation project. The Foundation’s specialty is accelerating CDR reforestation and agroforestry projects that create verified carbon credits and forestry-based social enterprises. We also originate innovative forestry carbon credit and value chain portfolios aligned to the Protect, Manage and Restore natural climate solutions framework. <text:s text:c="3"/>The proposed project aligns to the Foundation’s Guiding Principles for Forest Restoration and meets our quality requirements for additionality and permanence. <text:s text:c="3"/>Guiding Principles for Investments in Forest Restoration <text:s text:c="2"/>The Arbor Day Foundation seeks and welcomes diverse partnerships. We believe that alignment with our mission, vision, and core values leads to successful projects and outcomes. Beyond this, we use four guiding principles to identify high-quality and credible partnerships for our work in forest restoration. <text:s text:c="3"/>•Act with character and integrity. We ensure that our work and the work of our partners supports our mission, vision, and core values. <text:s text:c="2"/>•Plant the right tree, at the right time, in the right place, for the right purpose. Then, grow a diverse and native forest with proven forest resiliency and forest management plans. <text:s text:c="2"/>•Respect, empower and benefit local people and communities. We promote equity and collaboration to secure the long-term success of our projects and our people. <text:s text:c="2"/>•Align to science-based frameworks and goals. Forested landscapes need protection, better management, and restoration. In addition to making high-quality and high-integrity forestry investments, humanity must reduce greenhouse gas emissions rapidly to stabilize the climate. <text:s text:c="4"/>Our General Position on Additionality and Permanence <text:s text:c="2"/>The Arbor Day Foundation brand is grounded in our definitions and track-record of elevating reforestation efforts that meet our standards of quality including both clear additionality and permanence. Forests are dynamic, our values are not. <text:s text:c="6"/>Our Theory on Additionality <text:s text:c="2"/>•We focus on restoring degraded lands where trees and forests are an ecologically appropriately intervention. <text:s/>•A future forested state would not be achieved without our intervention. <text:s text:c="2"/>•This intervention enhances or restores a native ecosystem. <text:s text:c="2"/>•This forest was affected by a natural or human-caused disturbance and will not naturally regenerate. <text:s text:c="2"/>•There is not a compliance or regulatory requirement for our forest restoration projects. <text:s text:c="2"/>•Measurable new co-benefits such as carbon removed, biodiversity enhanced, watersheds improved, and new landholder revenues generated. <text:s text:c="2"/>•If prescribing to the above points, Afforestation/Reforestation projects will have low leakage risk. <text:s text:c="3"/>Our Theory on Permanence <text:s text:c="2"/>•Our goal is to plant and maintain enough trees to result in a thriving, sustained forest, not that every tree survives; rather, that a forest is created, and ecosystem services are enhanced. <text:s text:c="3"/>•Collaboration and buy-in from local communities and people is essential. <text:s text:c="2"/>•Three to five years is typically a turning point towards long-term project success. <text:s/>•Monitoring of seedling survivability is ongoing and reporting is available in our project implementation costs. <text:s text:c="3"/>•All the projects we support have ongoing forest management plans. <text:s/>•If diversified financial incentives exist to keep forests as forests, these forests are more likely to remain. <text:s/>•Assess the political risks that exist in the project jurisdiction. <text:s/>•Permanence differs by forest location, landowner type, project-level pressures, and methodology. <text:s text:c="3"/></text:p>
          </table:table-cell>
          <table:table-cell office:value-type="string" calcext:value-type="string">
            <text:p>Restoring native forest ecosystems in the Mississippi Alluvial Valley (MAV)</text:p>
          </table:table-cell>
          <table:table-cell office:value-type="string" calcext:value-type="string">
            <text:p>GreenTrees ACRE (Advanced Carbon Restored Ecosystem)</text:p>
          </table:table-cell>
          <table:table-cell office:value-type="string" calcext:value-type="string">
            <text:p>https://www.naturalcapitalpartners.com/projects/project/mississippi-valley-reforestation <text:s text:c="3"/>https://www.arborday.org/carbon/project-mississippi-valley.cfm</text:p>
          </table:table-cell>
          <table:table-cell/>
          <table:table-cell office:value-type="string" calcext:value-type="string">
            <text:p>The project uses high quality site preparation and tree planting techniques to establish trees on private lands that have been in continuous agricultural use for decades. Landowners commit to protecting the trees. Limited harvest is allowed after trees grow to the point where crowding of trees is expected to cause some trees to die, but in no case may harvesting occur if it would result in a basal area of live trees of less than 100 square feet per acre after the harvesting. Tree planting is interplanting of fast-growing cottonwoods and native hardwoods. The cottonwoods protect the hardwoods from direct sun, which speeds the growth of the hardwoods. Cottonwoods are planned to be removed from the stand in the first 25 years of the project, resulting in a native hardwood forest. This project design and execution results in a carbon credit that is 100% CDR from the atmosphere. <text:s text:c="3"/>The project started in February 2008. Over 550 small and medium sized landowners (from 7-1,700 acres) have enrolled in the project. <text:s/>Over 42 million trees have been planted on more than 120,000 acres, resulting in over five million tonnes of CO2 sequestration to-date. <text:s text:c="3"/>As a co-funder of the project’s tree planting and carbon credit offtake activities, the Arbor Day Foundation has planted more than 5.3 million trees on this project and is the project’s largest carbon buyer, co-originating and contracting over 2.2 million metric tons to-date. <text:s text:c="3"/>Microsoft’s payments to Arbor Day will help us reinvest to expand our CDR projects and partnerships, accelerate the Foundation’s mission and leadership in the forestry carbon markets, improve project reporting and storytelling, and strategically expand our project origination and development capabilities. <text:s text:c="3"/>Deforestation of the MAV accelerated with the arrival of mechanized agriculture following World War II. It escalated between the mid-1960s and mid-1970s, when prices for soybeans were driven upward and much of the land was converted to farmland. Intensive deforestation and change in land use over the last 50 years have dramatically affected the ecosystem. <text:s text:c="4"/>Project Documents: https://acr2.apx.com/mymodule/reg/TabDocuments.asp?r=111&amp;ad=Prpt&amp;act=update&amp;type=PRO&amp;aProj=pub&amp;tablename=doc&amp;id1=114 <text:s/></text:p>
          </table:table-cell>
          <table:table-cell office:value-type="string" calcext:value-type="string">
            <text:p>Memphis TN, Little Rock AR, Jackson MS, Baton Rouge LA</text:p>
          </table:table-cell>
          <table:table-cell office:value-type="string" calcext:value-type="string">
            <text:p>Over 550 private land parcels located in Arkansas, Mississippi, Louisiana, Kentucky, Illinois, Missouri, and Tennessee. </text:p>
          </table:table-cell>
          <table:table-cell office:value-type="string" calcext:value-type="string">
            <text:p>United States</text:p>
          </table:table-cell>
          <table:table-cell office:value-type="float" office:value="470000" calcext:value-type="float">
            <text:p>470000</text:p>
          </table:table-cell>
          <table:table-cell office:value-type="float" office:value="100" calcext:value-type="float">
            <text:p>100</text:p>
          </table:table-cell>
          <table:table-cell office:value-type="float" office:value="47000" calcext:value-type="float">
            <text:p>47000</text:p>
          </table:table-cell>
          <table:table-cell office:value-type="float" office:value="12" calcext:value-type="float">
            <text:p>12</text:p>
          </table:table-cell>
          <table:table-cell office:value-type="string" calcext:value-type="string">
            <text:p>2/18/2008</text:p>
          </table:table-cell>
          <table:table-cell office:value-type="string" calcext:value-type="string">
            <text:p>The risk of reversal is low with this project. <text:s text:c="2"/>•The project goes through full third party MRV with site visits every 1-2 years. Additionally, the project is GIS monitored remotely. Any material change in tree cover on project lands will be quickly noticed with both mechanisms. <text:s text:c="2"/>•Regulatory- The project is in the United States on private lands with clear title and a guaranteed 40 year minimum carbon sequestration permanence period. <text:s/>•ACR requires a 20% buffer pool that is more than sufficient for the project’s natural and human caused risks <text:s/>•No carbon will be sold beyond year 15 from a plot due to the landowner option to selectively harvest the cottonwoods after consultation. <text:s/>•Insurance- Within the project’s cost structure for tree planting, forest management and carbon credit MRV, there is additional permanence protection and contingency planting insurance (i.e. replanting natural or human-caused risks). <text:s/></text:p>
          </table:table-cell>
          <table:table-cell office:value-type="string" calcext:value-type="string">
            <text:p>Yes</text:p>
          </table:table-cell>
          <table:table-cell office:value-type="string" calcext:value-type="string">
            <text:p>Not applicable (I answered yes to Q24)</text:p>
          </table:table-cell>
          <table:table-cell/>
          <table:table-cell office:value-type="string" calcext:value-type="string">
            <text:p>ACR</text:p>
          </table:table-cell>
          <table:table-cell table:number-columns-repeated="7"/>
          <table:table-cell office:value-type="string" calcext:value-type="string">
            <text:p>There are low risks of negative environmental or social impacts of the project. It has followed the ACR program design which includes sections on environmental and social impacts, as well as stakeholder consultations. <text:s text:c="3"/>The planting of trees on cropland is not expected to result in clearing trees for more cropland elsewhere. Quite simply, it is expensive to clear trees to make crop land, and the returns from cropping do not pay for the cost of stump removal. With respect to deforestation by those landowners participating in the project, a few factors mitigate this possibility. First, landowners grow crops to provide revenue and the project provides alternative revenue. Second, the project seeks landowners who are interested in providing forest habitat, thus disinclined to remove forest elsewhere. Third, all sites are visited at least annually; as forest clearing is very obvious, landowners would be unlikely to risk their project participation. <text:s text:c="3"/>Flooding is common on project lands and, once established, planted species are very tolerant of flooding. Species selection mitigates flood risk and site selection mitigates drought risk. With intensifying climate change impacts, flooding challenges in MAV are making reforestation carbon finance even more urgent to improve regional resiliency of this region. and restore balance in this natural bottomland hardwood and wetland ecosystem. <text:s text:c="2"/>•https://www.npr.org/2019/06/07/730758967/flooding-that-swamped-midwest-flows-to-already-soaked-mississippi <text:s text:c="2"/>•https://www.npr.org/2011/05/12/136230360/unease-in-the-miss-delta-as-floodwaters-spread <text:s text:c="2"/>•https://graphics.wsj.com/mississippi/?mod=article_inline&amp;mod=hp_lead_pos5 <text:s text:c="2"/>•https://green-trees.com/stories/for-flood-weary-farmers-a-new-way-to-stay-on-the-land/ <text:s text:c="3"/>Disease is not a major factor in Mississippi forests. Research for this project revealed concerns about Southern Pine Beetle, Laurel Wilt Disease, and Redbay Abrosia Beetle, but disease and pests appear to be minor enough that mortality is not regularly surveyed. For example, review of the Mississippi Forestry Commission forest health web pages did not reveal any quantification of the extent of tree mortality from disease. Also, the tree species most at risk are not planted on project lands. <text:s text:c="3"/>Wind disturbance also appears to be only a modest hazard to project forests. The 2009 Forest Service forest inventory report states that despite significant damage to trees in Mississippi caused by Hurricane Katrina in 2005, Mississippi’s total tree volume increased by 25 percent from the inventory conducted in 1994 to the 2006 inventory. Despite being miles from the Gulf Coast, major wind disturbance events conceivably could occur as frequently as every 10-25 years. However, geographic dispersal of project lands mitigates wind loss risk. <text:s text:c="4"/>The project exhibits de minimal fire risk. Project lands are moist and rarely dry enough to burn. Cumulatively, from 1991 through 2005, less than 0.1% of the Mississippi delta physiographic region (the region where project lands are located) forests burned. <text:s/>Ignitions are frequent, but only a small area burns. Also, fires in Mississippi are correlated with pine forests and the project establishes hardwood forest. Even if a fire were to become ignited on project lands, it is highly unlikely that the fire would burn more than a few acres. Even an intense fire that kills all trees consumes only a fraction of the biomass. Tree boles, typically branches, and much of the roots, remain after fires. This dead wood then decomposes over time, as remaining live trees grow. Also, project lands are geographically dispersed. Even if a wildfire were to occur within project lands, it would not spread across non-contiguous ownerships. <text:s text:c="3"/>Issues of land rights and displacement are not present. <text:s/>Project lands are in the US where land ownership is rarely disputed. Ownership and use rights are held by the same entity. <text:s/>Unlike projects implemented in developing countries, where large numbers of people may be using project lands for subsistence purposes, or may have use claims to lands, these issues do not exist. <text:s/>All landowners were consulted. In fact, all landowners signed contracts to join the project. The project is designed to perpetually provide stable income from and work on project lands. <text:s/></text:p>
          </table:table-cell>
          <table:table-cell table:number-columns-repeated="8" office:value-type="string" calcext:value-type="string">
            <text:p>Yes</text:p>
          </table:table-cell>
          <table:table-cell table:number-columns-repeated="3" office:value-type="string" calcext:value-type="string">
            <text:p>Not applicable</text:p>
          </table:table-cell>
          <table:table-cell office:value-type="string" calcext:value-type="string">
            <text:p>This project supports the following UN Sustainable Development Goals: 8, 13, 14, 15, <text:s text:c="3"/>With respect to water quality, tree planting under the project is estimated to have resulted in storage of 654 million liters of water. <text:s/>Also, water quality will greatly benefit from afforested riparian buffers. Reforestation minimizes soil erosion and absorbs farm chemicals from surface runoff and groundwater, thereby reducing contamination of streams by sediment, pesticides, and fertilizer. <text:s text:c="3"/>With respect to biodiversity, reforestation restores wildlife habitat, and the project is estimated to have restored habitat for some 40 species. Studies on the effects of reforestation in the MAV have shown that reforested land contains significantly more varieties of species as compared with land that has not been reforested. A study by the U.S. Forest Service states that the project’s type of planting performs holds twice the amount of birds than other forms of reforestation. <text:s text:c="3"/>Another significant co-benefit is economic development. <text:s/>The project provides sustainable income to low-income landowners, helping them maintain ownership of their land while contributing to conservation. Furthermore, harvesting of wood products will produce jobs for harvesters, wood processors, and those who support those wood product production activities. <text:s text:c="3"/>Additionally, Heidi Garrett-Peltier and Robert Pollin from the University of Massachusetts Political Economy and Research Institute found that reforestation and sustainable forestation management produces 39.7 jobs per $1 million invested, making it the biggest job stimulator of all the categories analyzed. <text:s/>https://arbordayfarm-my.sharepoint.com/:b:/g/personal/jmanion_arborday_org/ETLD5cRpExdLn_uE7hZ51LEB3zxfyyOX30uAbsqYhwUuVQ?e=r14qEF <text:s/></text:p>
          </table:table-cell>
          <table:table-cell office:value-type="string" calcext:value-type="string">
            <text:p>The project brings more than 550 small to medium sized landowners into the carbon market. <text:s/>Their individual, disaggregated activities would not make for viable, scalable, and cost effective carbon projects. <text:s/>The unique design of this project enables these farmers to benefit from carbon finance. Carbon proceeds are split 50/50 after buffer requirements, services, fees and transaction expenses. <text:s text:c="3"/>MAV is one of the country’s lowest-income regions and hosts many large scale chemical and oil/gas production facilities that have polluted communities and ecosystems for decades. With the large scale reforestation potential in MAV, forest restoration can be a pathway for a greener, equitable low carbon economic future. This project positively impacts 4 of the top 10 poorest counties in the US (East Carroll Parish-LA, Issaquena County-MS, Humphrey County-MS, Holmes County-MS). <text:s text:c="2"/>https://www.mainstreet.com/slideshow/poorest-counties-us/page/3. <text:s text:c="3"/></text:p>
          </table:table-cell>
          <table:table-cell table:number-columns-repeated="983"/>
        </table:table-row>
        <table:table-row table:style-name="ro2">
          <table:table-cell office:value-type="string" calcext:value-type="string">
            <text:p>Soil Value Exchange Public Benefit LLC</text:p>
          </table:table-cell>
          <table:table-cell office:value-type="string" calcext:value-type="string">
            <text:p>Applied Ecological Services Inc. <text:s/>Understanding Ag. LLC</text:p>
          </table:table-cell>
          <table:table-cell table:number-columns-repeated="2" office:value-type="string" calcext:value-type="string">
            <text:p>Microsoft’s carbon reliably stored in healthy grassland soil </text:p>
          </table:table-cell>
          <table:table-cell office:value-type="string" calcext:value-type="string">
            <text:p>www.soil-value-exchange.com</text:p>
          </table:table-cell>
          <table:table-cell/>
          <table:table-cell office:value-type="string" calcext:value-type="string">
            <text:p>At Soil Value Exchange Public Benefit LLC, (SVX), a Houston based startup, we support ranchers and farmers to regenerate soil health. We pay ranchers to capture and reliably store atmospheric carbon in their soils, and we provide the resulting soil carbon storage credits to our customers, who are looking for a new robust, affordable way to eliminate their carbon footprint. Your carbon reduction goals are met in a way that regenerates grassland ecology, restores natural water resilience and revitalizes the rural economy. <text:s text:c="3"/>Large scale, inexpensive, reliable, and effective carbon capture and storage is available through natural ecological systems. <text:s/>For hundreds of millions of years, plants have taken carbon dioxide out of the atmosphere and turned it into sugars via photosynthesis. The sugars are transported through the roots and provided to microorganisms in exchange for nutrients. In this way the plant captures atmospheric carbon dioxide and pumps it into the soil. Grasslands managed in a regenerative way have the capacity to reliably store between 0.5 to &gt;6 tCO2/acre/year. If 50% of the US grasslands are managed in a regenerative way the annual CO2 storage capacity be 0.6 – 1.5 billion tCO2/yr. <text:s text:c="3"/>Soil Carbon Storage credits are based on robust 3rd party soil measurements and independent verification and certification. SVX will use a novel and unique soil carbon storage standard, developed by the Rice University Baker Institute of Public Policy and a large group of Stakeholders. This new standard is designed to work for landowners and carbon storage buyers and unlocks the soil carbon storage solution at scale, in sharp contrast to the existing standards. <text:s text:c="3"/>We aim to remove hurdles for ranchers to participate. Ranchers are being paid 70% of the price of carbon credits. In addition, SVX will use 30% of the price to pay for soil carbon measurements and grants to regenerative land management consultants. <text:s text:c="3"/>In 2020/2021 we aim to provide measured and independently verified soil carbon storage certificates for 50,000 metric tonnes of CO2. <text:s/>These certificates represent the guaranteed removal of atmospheric CO2 and its storage in the soils. <text:s/>Microsoft’s purchase of 50,000 tCO2 soil carbon storage will have an incredibly important catalytic impact to unlock the enormous potential of storage of atmospheric CO2 in grassland soils. <text:s text:c="3"/>This purchase not only supports Microsoft’s mission to reduce its carbon footprint, but positions Microsoft as a regenerative business, helping restore the ecosystems that form the foundation for our living planet. <text:s text:c="2"/></text:p>
          </table:table-cell>
          <table:table-cell office:value-type="string" calcext:value-type="string">
            <text:p>any USA CITY</text:p>
          </table:table-cell>
          <table:table-cell office:value-type="string" calcext:value-type="string">
            <text:p>ANY STATE</text:p>
          </table:table-cell>
          <table:table-cell office:value-type="string" calcext:value-type="string">
            <text:p>United States</text:p>
          </table:table-cell>
          <table:table-cell office:value-type="float" office:value="50000" calcext:value-type="float">
            <text:p>50000</text:p>
          </table:table-cell>
          <table:table-cell office:value-type="float" office:value="100" calcext:value-type="float">
            <text:p>100</text:p>
          </table:table-cell>
          <table:table-cell office:value-type="float" office:value="50000" calcext:value-type="float">
            <text:p>50000</text:p>
          </table:table-cell>
          <table:table-cell office:value-type="float" office:value="5000000" calcext:value-type="float">
            <text:p>5000000</text:p>
          </table:table-cell>
          <table:table-cell office:value-type="string" calcext:value-type="string">
            <text:p>10/1/2020</text:p>
          </table:table-cell>
          <table:table-cell office:value-type="string" calcext:value-type="string">
            <text:p>In General: <text:s/>Soil Carbon Storage credits are based on robust 3rd party soil carbon measurements and independent verification and certification. SVX will use a novel and unique soil carbon storage standard, developed by the Rice University Baker Institute of Public Policy and a large group of Stakeholders. This new standard is designed to work for landowners and carbon storage buyers and unlocks the soil carbon storage solution at a scale that matters, in sharp contrast to the existing standards. <text:s text:c="3"/>According to the new Soil Carbon Storage Standard: <text:s/>•Soil Carbon Storage volumes are based on the difference between 2 sets of soil carbon measurements, using parts of the Verra VM0021 measurement protocol. The sets of measurements are 3-5 years apart. There is atmospheric CO2 stored, only when there is an increase in soil carbon storage measured. <text:s/>•In the interim period between the 2 sets of measurement, conservative soil carbon storage estimations (using landscape, climate and ecological data) are used to pre-pay landowners for their soil carbon storage service. <text:s/>•Soil carbon storage estimates are evaluated and verified on a yearly basis. <text:s/>•Landowners are contractually obligated to maintain and protect their land in a way that that promotes and protects soil health and landscape ecological health for ten years. <text:s/>Transactions occurring in subsequent years will require renewal of the ten-year commitment, creating a “rolling” ten-year requirement. <text:s text:c="3"/>•A buffer account of 10% of the soil carbon storage credits, will be maintained to ensure that all credits issued under this standard are protected against failure risks. <text:s/>•Carbon storage buyers will be offered similar replacement soil carbon storage credits, in case offered credits are reversed. <text:s/></text:p>
          </table:table-cell>
          <table:table-cell office:value-type="string" calcext:value-type="string">
            <text:p>Yes</text:p>
          </table:table-cell>
          <table:table-cell office:value-type="string" calcext:value-type="string">
            <text:p>Not applicable (I answered yes to Q24)</text:p>
          </table:table-cell>
          <table:table-cell table:number-columns-repeated="6"/>
          <table:table-cell office:value-type="string" calcext:value-type="string">
            <text:p>Baker Institute Soil Carbon Storage Standard (in development)</text:p>
          </table:table-cell>
          <table:table-cell office:value-type="string" calcext:value-type="string">
            <text:p>VERY IMPORTANT FOR MICROSOFT’S CONSIDERATION <text:s text:c="3"/>Soil Value Exchange [SVX] Soil Carbon Storage credits are based on robust 3rd party soil carbon measurements and independent verification and certification. <text:s text:c="4"/>SVX will use a novel and unique soil carbon storage standard, developed by the Rice University Baker Institute of Public Policy and a large group (CA 70) of Stakeholders. The stakeholder group includes major landowners and ranchers, industry executives, agricultural industry leaders, environmental advocacy groups, state agencies, philanthropic foundations and scientists across several key disciplines. <text:s text:c="4"/>This new standard is designed to work for landowners and carbon storage buyers and unlocks the soil carbon storage solution at a scale that matters, in sharp contrast to the existing standards. The new standard is not a more lenient standard, it is a different but very robust measurement-based soil carbon storage standard. <text:s text:c="3"/>The new standard will handle the traditional “additionality” criteria in a innovative and robust way. Its basic principle is transparent and simple: If you can measure an increase in soil carbon (using an accepted and robust measurement method, such as Verra VM0021), and this is independently verified, then you have stored atmospheric carbon in soil, which can then be certified and documented in soil carbon storage credits. <text:s text:c="5"/>An independent Certification entity is being developed and formed by the Rice University Baker Institute Soil Carbon Storage Standard stakeholder group. It is anticipated that this novel certification entity will be operational in Q1 2021. <text:s text:c="3"/>This new standard is necessary because the United States must find a way to immediately move forward with removal of carbon dioxide emissions from the atmosphere starting now, and existing systems are not working. <text:s/>The existing de-carbonization protocols were not designed to optimize nature-based carbon capture and storage by private landowners. <text:s text:c="3"/>Current “Kyoto” CDM based standards block soil carbon storage at any scale, due to the conventional “additionality” criteria. Obviously, the additionality concept is important, but in the way the additionality criteria are currently applied, these standards are not suitable for use at scale in agriculture. Regenerative agriculture is based on healthy soils. These healthy soils lead to storage of atmospheric CO2 in soil, but also lead to more profitable farms and ranches. Because regenerative farms and ranches are in principal more profitable, they are excluded to provide soil carbon storage credits, under the existing standards. If management for healthy soils becomes best practice farmers and ranchers are excluded from delivering soil carbon storage credits. The existing standards are in fact highly effective in blocking the growth of carbon farming. That is why The Rice University Baker Institute stakeholder group has developed a new standard. A standard that works for landowners and carbon storage buyers. The new standard is not less robust or less rigorous, to the contrary. It is a measurement-based standard that only support the real absolute increase of soil carbon storage. <text:s text:c="3"/>Since, most likely, 90% of US grazing land has lost tremendous amounts of soil carbon due to overgrazing and use of land management techniques that compromise soil health, there is an incredible soil carbon storage capacity to be unlocked. The novel standard enables that landowners who manage for healthy soils are rewarded in a fair way, for the ecological service they provide. <text:s/>This also unlocks the ecological regeneration of America’s grasslands. <text:s text:c="3"/></text:p>
          </table:table-cell>
          <table:table-cell office:value-type="string" calcext:value-type="string">
            <text:p>The metrics guidelines of the novel Baker Institute Soil Carbon Storage standard are directed toward measuring the accumulation of below-ground carbon within soils over time. <text:s/>These measurements are aimed at providing adequate data as input to the process of creating soil carbon storage credits. These guidelines are limited to soil carbon measurements only and do not encompass the evaluation of the change of other GHG emissions associated with the land management practices. <text:s/>Land management practices that are applied to a property for the purpose of the carbon accrual need only be shown NOT to substantially increase the GHG emissions of the land management practices in place prior to adopting that new land management practice. Any “above ground” reductions in GHG emissions due to the improved land management practices, do NOT qualify for carbon credits under the new standard. In other words, it must be proven that there is no increase in above ground GHG emissions, but a reduction doesn’t qualify for credits (since these are offset as emission reduction credits and not CDR). <text:s/></text:p>
          </table:table-cell>
          <table:table-cell office:value-type="string" calcext:value-type="string">
            <text:p>Surprisingly, there are hardly any negative side effects. <text:s text:c="2"/>Soil carbon storage occurs in healthy soils with a healthy grassland ecology. Soil carbon storage occurs where landowners work with nature and not against nature. As shown in the answer to question 32 there are many incredibly important co-benefits. <text:s/></text:p>
          </table:table-cell>
          <table:table-cell table:number-columns-repeated="10" office:value-type="string" calcext:value-type="string">
            <text:p>Yes</text:p>
          </table:table-cell>
          <table:table-cell office:value-type="string" calcext:value-type="string">
            <text:p>No</text:p>
          </table:table-cell>
          <table:table-cell office:value-type="string" calcext:value-type="string">
            <text:p>Water resilience: <text:s/>Healthy soils in regenerative ranches store 8-10x more water than their neighbors on the other side of the fence. This creates a strong draught resistance of these ranches. As regenerative ranchers quote; “It is not how much rain you get, it is how much water your soil will hold”. Strong soil water infiltration has been measured at many regenerative ranches. <text:s text:c="3"/>Soil health and Grassland Ecology <text:s/>Ranches managed in a regenerative way will rapidly restore soil health with abundant soil microorganisms. These ranches will show abundant and diverse insects, vegetation, wildlife and birds. <text:s text:c="2"/>This soil carbon storage solution is about working with nature, not against nature. It is about enabling natural ecology to do what it has been doing for billions of years. It is about undoing and reversing the impacts of an engineered mechanical mindset on our agricultural system. <text:s text:c="4"/>Healthy food systems with abundant essential micronutrients <text:s text:c="3"/>Rural economic resilience <text:s/>Farms and ranches managed in a regenerative way will become more profitable. This increased profitability is based on higher outputs – more vegetation growth, and less input. No or strongly reduced costs of fertilizer, antibiotics, pesticides etc. This is a main driver to manage a farm or ranch with nature and not against nature. <text:s/>The additional income a rancher will get for providing the soil carbon storage ecological service provides a strong additional stimulus for ranchers to manage for soil health. <text:s text:c="3"/>Grassland cooling effects. <text:s/>Some researchers claim that the cooling effect of healthy grassland ecology and the related impact on water vapor, might even be more substantial on climate crisis reversal than the soil C storage impact. <text:s/>[Retallack et al, 2013, Annual review of Earth and Planetary Sciences – Vol 41: 69-86, 2014]. <text:s text:c="3"/>Soil erosion prevention. <text:s/>Due to conventional farming practices, nearly half of the most productive soil has disappeared in the world in the last 150 years [UN FAO], threatening crop yields and contributing to nutrient pollution, dead zones and erosion. In the US alone, soil on cropland is eroding 10 times faster than it can be replenished. Healthy soils reverse erosion. <text:s text:c="3"/>Eliminating the need for big-ag industrial, chemically assisted animal feed corn production <text:s/>In principle there is no need to grow corn to feed cattle. Cattle should graze grasslands in a regenerative way. This will further eliminate the use of fertilizer, pesticides, soil erosion and loss of soil carbon. <text:s/></text:p>
          </table:table-cell>
          <table:table-cell office:value-type="string" calcext:value-type="string">
            <text:p>Many US rural communities are suffering. Data from the U.S. Centers for Disease Control and Prevention shows that Americans who work in farming, ranching and agricultural management have some of the highest suicide rates in the nation. <text:s/>We aim to remove barriers for farmers and ranchers to migrate to more sustainable and profitable land management practices. We make it easier for ranchers to adapt their land management practices for healthy soils by providing the following support: <text:s text:c="2"/>•Ranchers participating in the first years will be partly paid in SVX equity and can thus share in the success of soil carbon storage. <text:s/>•grants to consultant support on their ranch <text:s/>•inclusion in a network of ranchers to share best practices and lessons learned <text:s text:c="2"/>•free initial soil carbon measurements <text:s text:c="2"/>•the opportunity for additional income from the sales of soil carbon storage certificates <text:s text:c="3"/></text:p>
          </table:table-cell>
          <table:table-cell table:number-columns-repeated="983"/>
        </table:table-row>
        <table:table-row table:style-name="ro2">
          <table:table-cell office:value-type="string" calcext:value-type="string">
            <text:p>The Nature Conservancy</text:p>
          </table:table-cell>
          <table:table-cell office:value-type="string" calcext:value-type="string">
            <text:p>The Nature Conservancy owns and manages these projects, however, there is an underlying landowner in each of the projects that receive annual payments per the terms of the Forest Management Easements. <text:s/></text:p>
          </table:table-cell>
          <table:table-cell office:value-type="string" calcext:value-type="string">
            <text:p>Virginia Clinch Valley Conservation Forestry and Carbon Offset Program </text:p>
          </table:table-cell>
          <table:table-cell office:value-type="string" calcext:value-type="string">
            <text:p>Virginia Conservation Forestry Program – Rich Mtn</text:p>
          </table:table-cell>
          <table:table-cell office:value-type="string" calcext:value-type="string">
            <text:p>https://www.nature.org/en-us/about-us/where-we-work/united-states/virginia/stories-in-virginia/clinch-valley-conservation-forestry/</text:p>
          </table:table-cell>
          <table:table-cell/>
          <table:table-cell office:value-type="string" calcext:value-type="string">
            <text:p>The Nature Conservancy’s (TNC) Clinch Valley Conservation Forestry Program is a pioneering effort, founded in 2002, to employ working forest management easements to protect large tracts of privately-held forests by implementing climate-smart forestry for positive economic and environmental returns. These managed forests cover 23,000 acres in the globally-important Clinch River Valley. The Clinch River itself is recognized worldwide for its incredible diversity of rare freshwater mussels and fish. The mountains and valleys that surround the river are a core part of one of North America’s most critical migratory corridors for plants and animals adjusting to a warming climate. The Clinch Valley is part of <text:s text:c="2"/>Virginia’s coal country: an economically-challenged region of Central Appalachia going through a profound change due to the industry’s decline. Without TNC’s Clinch Conservation Forestry Program these forests would be vulnerable to clear-cutting and degradation by landowners who depend on these forests for income. <text:s/>The program’s climate-smart forest management not only increases carbon sequestration in the forests of enrolled properties, it also and provides a stable source of income for participating landowners. They receive an annual payment from TNC, and in exchange, TNC maintains full control over how their forest is managed. Microsoft’s purchase of carbon credits from the program will help to support these management activities and landowner payments. <text:s/>The program is led by two professional foresters who are supported by an aquatic scientist and a landscape ecologist/wildlife specialist. The lead forester, Greg Meade, has deep experience in successfully developing and implementing forest carbon projects and has been the lead on these carbon projects since their inception, including several verifications. <text:s/>In addition to carbon project management, the team oversees all forest restoration activities, which include planning and implementing carefully designed commercial timber harvests, controlling invasive species, conducting non-commercial timber stand improvement practices, completing forest inventories and other ecological monitoring, leading field tours with other forestry professionals, and establishing exclusion fencing to protect sensitive caves and other native wildlife habitats from nearby livestock. <text:s/>The team also maintains our program’s third-party certification by the Forest Stewardship Council (https://us.fsc.org/en-us). <text:s/>Every enrolled property has permanent legal protection via conservation easement (or, in one case, The Nature Conservancy’s fee simple ownership). Additionally, our registration as a certified forest carbon offset project (under the guidelines of the California Air Resources Board) requires a 100-year commitment to sustainable forest management. In every sense, we are in this forest restoration program for the long term. <text:s/></text:p>
          </table:table-cell>
          <table:table-cell office:value-type="string" calcext:value-type="string">
            <text:p>Knoxville, TN</text:p>
          </table:table-cell>
          <table:table-cell office:value-type="string" calcext:value-type="string">
            <text:p>Virginia</text:p>
          </table:table-cell>
          <table:table-cell office:value-type="string" calcext:value-type="string">
            <text:p>United States</text:p>
          </table:table-cell>
          <table:table-cell office:value-type="float" office:value="6856" calcext:value-type="float">
            <text:p>6856</text:p>
          </table:table-cell>
          <table:table-cell office:value-type="float" office:value="100" calcext:value-type="float">
            <text:p>100</text:p>
          </table:table-cell>
          <table:table-cell office:value-type="float" office:value="6856" calcext:value-type="float">
            <text:p>6856</text:p>
          </table:table-cell>
          <table:table-cell office:value-type="float" office:value="0" calcext:value-type="float">
            <text:p>0</text:p>
          </table:table-cell>
          <table:table-cell office:value-type="string" calcext:value-type="string">
            <text:p>6/20/2002</text:p>
          </table:table-cell>
          <table:table-cell office:value-type="string" calcext:value-type="string">
            <text:p>As this project is a CAR early action/transitioned to ARB project it relies on annual monitoring and reporting under the California Air Resources Board Forestry Offset Protocol, and periodic re-inventory of the project as required under the California Air Resources Board Forestry Offset Protocol. Each time offsets are issued to the project, a portion is placed into the Forest Buffer Pool maintained by the California Air Resources Board to protect against unintentional reversals. <text:s/>Any intentional reversals would be addressed with the submission of appropriate compliance instruments to CARB.</text:p>
          </table:table-cell>
          <table:table-cell office:value-type="string" calcext:value-type="string">
            <text:p>Yes</text:p>
          </table:table-cell>
          <table:table-cell office:value-type="string" calcext:value-type="string">
            <text:p>Not applicable (I answered yes to Q24)</text:p>
          </table:table-cell>
          <table:table-cell table:number-columns-repeated="2"/>
          <table:table-cell office:value-type="string" calcext:value-type="string">
            <text:p>CAR</text:p>
          </table:table-cell>
          <table:table-cell table:number-columns-repeated="6"/>
          <table:table-cell office:value-type="string" calcext:value-type="string">
            <text:p>All lands enrolled in the Conservation Forestry Program are protected by a Forest Management Agreement that requires sustainable forest management and prohibits forest conversion. <text:s/>The project is managed to the Forest Stewardship Council forest management certification, TNC’s own Standard Operating Procedures, and will continue to do so into the future. <text:s text:c="2"/></text:p>
          </table:table-cell>
          <table:table-cell table:number-columns-repeated="11" office:value-type="string" calcext:value-type="string">
            <text:p>Yes</text:p>
          </table:table-cell>
          <table:table-cell office:value-type="string" calcext:value-type="string">
            <text:p>TNC’s Conservation Forestry Program is a certified forest carbon offset project under the guidelines of the California Air Resources Board. <text:s text:c="3"/>Furthermore, sites chosen for participation in the program are strategically located in the watershed of the globally-important Clinch River System—one of the most biodiverse rivers in North America harboring one of the highest concentrations of rare aquatic species on the continent. Our program seeks out landowners whose properties contain forests and streams that have a significant influence on water quality in the greater Clinch River system. <text:s text:c="2"/>Therefore, our sustainable management practices on properties enrolled in our program do not just help to sequester carbon, but they also restore forest health and benefit globally rare species downstream. <text:s text:c="5"/>Our efforts at protecting and improving the quality of water flowing from the forested properties that we manage into in the receiving Clinch River also has a direct benefit to the health of human communities who draw their drinking water from the Clinch. <text:s/>And our maintenance of forest health and of water quality supports a growing regional tourism industry that is focused on the Clinch and its recreational potential for fishing, canoeing, and other outdoor activities. <text:s text:c="7"/>The Clinch River System is also at the heart of the Appalachians, which has outsized importance for conserving biodiversity and stabilizing our climate. The Appalachians are home to some of the largest, most ecological diverse temperate forests on Earth and form one of North America’s most critical migratory corridors by which plants and animals adjust to warming temperatures. Already scientists see plants and animals shifting an average of 11 miles north and 30 feet up in elevation per decade. The portion of the Appalachians at the juncture of Virginia, Tennessee, and Kentucky, where this program operates, harbors the greatest amount of biodiversity in the lower 48 states, a fact attributable to both geology and isolation. Preserving forests here—and especially returning these forests to health—will both store greater amounts of carbon and preserve more plants and animals. <text:s/></text:p>
          </table:table-cell>
          <table:table-cell office:value-type="string" calcext:value-type="string">
            <text:p>The counties located in the Clinch Valley are some of the most economically challenged areas in Virginia and the broader eastern United States. According to the Appalachian Regional Commission, which classifies counties in Appalachia based on a mix of income, poverty, and unemployment statistics, most counties in the Clinch Valley are either considered “at-risk” or “distressed” (https://www.arc.gov/research/MapsofAppalachia.asp?MAP_ID=137). Operating in this context, The Nature Conservancy has worked to develop conservation programs in the Clinch Valley that benefit nature but also meet the needs of people. By helping to maintain sustainable working forests, the Clinch Valley Conservation Forestry program represents an important bridge strategy that focuses simultaneously on restoring forest health and providing economic opportunities to local people. <text:s/>Our Conservation Forestry Program evolved out of the need to balance conservation with the need of local landowners to generate income in an economically distressed region. For many of these landowners, their forests have evolved into savings accounts that they harvest every 30 years to meet a major family need: to help send a child to college or meet a medical emergency. Even landowners who wish to retain their woods get drawn into this boom-and-bust approach to forest management out of economic need. TNC’s program provides them with an alternative that is beneficial to their income and the health of the forest. <text:s text:c="3"/>The success of this program has inspired other, community-based efforts, within The Nature Conservancy and, more specifically, within this region of Appalachia. TNC’s Clinch Valley Program has been operating in Southwestern Virginia since 1989. These deep roots have allowed us to witness the economic challenges of living here and to seek ways of marrying conservation and economic well-being. For instance, TNC’s Clinch Valley Program has been a leader in a grassroots-initiated effort to create a state park on Clinch River—both to create an incentive for communities along its route to protect this river and to spur conservation-compatible economic development. The park is now within a couple of years of opening. Already, communities have witnessed significant climbs in tourism and tourism-related industries. Although the pandemic has curtailed these activities, it has not squashed them, which is an encouraging sign for these communities. <text:s text:c="2"/>TNC is also advocating for siting solar energy on previously coal-mined lands. With coal mining in permanent decline here, solar power offers a means of putting this land to good use, generating well-paying jobs, and encouraging clean energy that is truly green. <text:s text:c="3"/>In the coming years, TNC also hopes to broaden its Conservation Forestry Program to include more landowners and increase the number of family-owned forests that could participate in the carbon market economy. Staffing and funding are limitations. <text:s/></text:p>
          </table:table-cell>
          <table:table-cell table:number-columns-repeated="983"/>
        </table:table-row>
        <table:table-row table:style-name="ro2">
          <table:table-cell office:value-type="string" calcext:value-type="string">
            <text:p>The Nature Conservancy</text:p>
          </table:table-cell>
          <table:table-cell office:value-type="string" calcext:value-type="string">
            <text:p>Spatial Informatics Group, LLC – Project Developer</text:p>
          </table:table-cell>
          <table:table-cell office:value-type="string" calcext:value-type="string">
            <text:p>Tackling climate change and community resilience in Cascadia’s temperate rainforests</text:p>
          </table:table-cell>
          <table:table-cell office:value-type="string" calcext:value-type="string">
            <text:p>Washington Rainforest Renewal Project</text:p>
          </table:table-cell>
          <table:table-cell table:number-columns-repeated="2"/>
          <table:table-cell office:value-type="string" calcext:value-type="string">
            <text:p>Washington’s coastal rainforests harbor some of the lower 48 states most productive forest, freshwater and marine systems. Major conservation efforts have focused on Olympic National Park (a UNESCO World Biosphere Reserve) and Olympic Coast National Marine Sanctuary, and also recognized wild salmon strongholds within the Quillayute, Hoh, Queets and Quinault Rivers. <text:s text:c="4"/>The lowland areas of the Washington coast harbor its most productive forests and wild salmon streams. It is also the area most impacted by more than a century of industrial forest management with clear cut rotations that have degraded streams and almost eliminated some of the world’s most majestic old-growth forests. In response, we have launched a strategy that blends philanthropic capital and proceeds from carbon sales to support restoration efforts in the Olympic Rainforest and Willapa Bay creating conservation corridors from summit to sea. <text:s text:c="4"/>Enormous amounts of carbon are sequestered when TNC acquires industrially managed timberland and uses improved forest management to restore old forest habitat and function along critical river corridors and salmon strongholds. However, as properties are brought into TNC’s management pool they are typically young and well below the regional carbon baseline. The carbon sequestration in these early years is uncompensated under current market conditions. Nevertheless, our existing portfolio of 22,855 acres of forestland has matured to stocking above baseline, and can now support our first carbon sale. We estimate that this first project will generate more than 2,900,000 credits over 20 years, including more than 2,100,000 credits that are attributable to removals only. <text:s text:c="3"/>We plan to combine these sale proceeds with philanthropic contributions to ramp up our restoration activities and to launch new carbon offset projects across the entire coastal rainforest region, which we refer to as the Emerald Edge. The Emerald Edge is the largest coastal temperate rainforest remaining in the world, spanning 100 million acres from Alaska to Washington, and boasts water, fisheries, and timber that quite literally feed and house nations. It is a powerhouse of sustainable tourism with room to grow, and a recreational heart and soul for communities that extend far beyond its borders. <text:s text:c="4"/>Our close partners in this strategy include First Nations and tribes who call this region their home. These forests and waters have been the center of their livelihood and culture since time immemorial. Their relationship with nature and knowledge of what it means to steward this landscape are integral to its past, present, and future. </text:p>
          </table:table-cell>
          <table:table-cell office:value-type="string" calcext:value-type="string">
            <text:p>Seattle</text:p>
          </table:table-cell>
          <table:table-cell office:value-type="string" calcext:value-type="string">
            <text:p>WA</text:p>
          </table:table-cell>
          <table:table-cell office:value-type="string" calcext:value-type="string">
            <text:p>United States</text:p>
          </table:table-cell>
          <table:table-cell office:value-type="float" office:value="2100000" calcext:value-type="float">
            <text:p>2100000</text:p>
          </table:table-cell>
          <table:table-cell office:value-type="float" office:value="74" calcext:value-type="float">
            <text:p>74</text:p>
          </table:table-cell>
          <table:table-cell office:value-type="float" office:value="75000" calcext:value-type="float">
            <text:p>75000</text:p>
          </table:table-cell>
          <table:table-cell office:value-type="float" office:value="202500" calcext:value-type="float">
            <text:p>202500</text:p>
          </table:table-cell>
          <table:table-cell office:value-type="string" calcext:value-type="string">
            <text:p>6/5/2020</text:p>
          </table:table-cell>
          <table:table-cell office:value-type="string" calcext:value-type="string">
            <text:p>During the project commitment period, we will adhere to the monitoring requirements under the American Carbon Registry’s Improved Forest Management Methodology for Quantifying GHG Removals and Emission Reductions through Increased Forest Carbon Sequestration on Non?Federal U.S. Forestlands, Version 1.3 (April 2018). We also mitigate reversal risk through our deployment of on-staff foresters that implement an FSC-certified management plan that results in frequent site visits. We are also working towards the development of remote sensing technologies that would aid our monitoring efforts.</text:p>
          </table:table-cell>
          <table:table-cell office:value-type="string" calcext:value-type="string">
            <text:p>Yes</text:p>
          </table:table-cell>
          <table:table-cell office:value-type="string" calcext:value-type="string">
            <text:p>Not applicable (I answered yes to Q24)</text:p>
          </table:table-cell>
          <table:table-cell/>
          <table:table-cell office:value-type="string" calcext:value-type="string">
            <text:p>ACR</text:p>
          </table:table-cell>
          <table:table-cell table:number-columns-repeated="7"/>
          <table:table-cell office:value-type="string" calcext:value-type="string">
            <text:p>TNC engages in FSC-certified, restoration-based forest management on the properties in this project, and we acknowledge that there are sometimes emissions related to that activity. With that said, we are engaged in a long-term science experiment in the 5,000-acre Ellsworth Creek watershed to better understand the carbon impact of this type of management. For the Ellsworth experiment, we divided the watershed into basins with different management regimes and have since conducted extensive monitoring to test and evaluate the impact of these different management regimes on forest structure, biodiversity, and carbon sequestration. New results from that effort will be reported in 2021, and we will then adapt our management strategies to increase the multiple benefits generated by this project, including carbon sequestration. <text:s text:c="4"/>In any case, the carbon footprint from this type of adaptive, restoration-based management is minimal as compared to the carbon footprint of industrial logging that would have otherwise resulted without our intervention. In this respect, despite the possibility of emissions from our management activities, the carbon impact of the project is net sequestering. We believe that the net benefit of these activities is properly reflected in the portion of our carbon credits relating to avoided emissions.</text:p>
          </table:table-cell>
          <table:table-cell table:number-columns-repeated="10" office:value-type="string" calcext:value-type="string">
            <text:p>Yes</text:p>
          </table:table-cell>
          <table:table-cell office:value-type="string" calcext:value-type="string">
            <text:p>Not applicable</text:p>
          </table:table-cell>
          <table:table-cell office:value-type="string" calcext:value-type="string">
            <text:p>Restoring coastal temperate rainforests and sequestering carbon in their immense trees, snags, and downed logs helps to reconnect one of the world’s most productive terrestrial and marine systems. The Willapa Bay estuary and marine upwelling zones along the Olympic Coast support diverse and valuable fisheries that have enriched tribes for thousands of years and economically sustained communities through commercial fishing. TNC’s strategy of protecting and restoring forests along the coast’s most important wild rivers is designed to increase not only carbon stocks and wildlife habitat, but also the delivery of clean water and more productive streams for salmon and other fish, that in turn feeds abundance throughout the coastal marine ecosystem. <text:s text:c="3"/>TNC’s conservation within Washington’s coastal temperate rainforest region specifically targets the healthiest and most productive wild salmon fisheries (WDFW and tribal data, Wild Salmon Center stronghold mapping). In the Olympic Rainforest, the Hoh and Clearwater Rivers are home to healthy and wild runs of Chinook and coho salmon, steelhead, coastal cutthroat, and bull trout. The estuaries of Willapa Bay and Ellsworth Creek support some of the coast’s largest runs of chum salmon. TNC’s scientists worked with colleagues from federal and state agencies, and universities to design an approach to rebuild habitat productivity in these streams where salmon return to spawn and rear. Their conclusion was that by expanding riparian forest buffers along large river floodplains and their key tributaries from 150 feet (minimum required under Washington Forest Practice Rules) to an optimum of 800 feet or more could potentially more than double salmon productivity. As TNC acquires and protects these areas, the specific objective is to actively restore mature and old forest habitat within this riparian zone. As these forests regrow, their shade cools stream temperatures, a diverse forest structure reduces and filters sediment input to the stream, and most importantly as large trees naturally topple they create the stream habitat complexity required by salmon for spawning and rearing. Salmon productivity measurements taken by TNC and tribal scientists will be able to quantify the results of this forest conservation and restoration strategy as it plays out over the next few decades. <text:s text:c="3"/>Numerous studies have demonstrated the connection between mature forests and a decreased influx of sediment, dissolved organic carbon, nitrates, and phosphates and other compounds to nearshore estuarine and marine systems when compared to younger and more heavily managed forests. Washington’s coastal marine system supports some of North America’s most valuable fisheries, including; oysters, Dungeness crab, salmon, groundfish and other species. Willapa Bay and other estuarine areas are also critical stopover points for hundreds of thousands of migrating shorebirds and waterfowl. Restoration of mature and old forests along rivers such as the Hoh, Clearwater/Queets, and Ellsworth Creek in Willapa Bay help to provide clean water and other nutrients necessary for sustaining the productivity of these coastal resources and their economic value. Both tribal and non-tribal communities along the coast depend on salmon and other fisheries for their economic and cultural livelihood. <text:s text:c="4"/>As coastal rainforests regrow and sequester carbon, they also create habitat for threatened species such as the marbled murrelet and northern spotted owl, and other uncommon or significant wildlife species such as Pacific fisher, Roosevelt elk, bald eagle, northern goshawk, and numerous amphibians and mollusks. Federal and state species recovery plans for the murrelet and owl highlight the significance of older forest habitat for these species. The plans also show there is not nearly enough suitable habitat currently available on state and federally owned lands on the Washington coast to recover these species. Additional habitat will need to be regrown with forest restoration. Some of the most productive potential future habitat is found in lowland coastal areas where TNC is working, and projects in Ellsworth Creek and the Olympic Rainforest have specifically been identified as supporting federal and state habitat recovery goals and Washington Department of Natural Resource’s federal habitat conservation plan. TNC’s scientists work together with federal and state partners to monitor the recovery of habitat through measurements of habitat regrowth and species counts. <text:s text:c="4"/>The foregoing co-benefits are aligned with UN Sustainable Development Goals, as described below. <text:s text:c="3"/>Biodiversity / SDG 15, Life on Land <text:s/>FSC Certification requires landscape-level planning to include set asides due to representative sample areas of ecosystems that would otherwise occur on the property, as well as areas with high conservation value. As described above, our management exceeds the FSC certification requirements, and our selection of these properties for restoration was the result of a science-based analysis prioritizing areas important to globally-significant salmon populations and biodiversity. <text:s/>Water Quality / SDGs 6, Clean Water and Sanitation, and 14, Life Below Water <text:s/>FSC Certification requiring buffers and adherence to best management practices around riparian areas, steep slope protection and the protection of sensitive water and wetland features. Our adaptive, science-based management often exceeds requirements for FSC certification, including the use of substantially wider riparian buffers. <text:s text:c="3"/>Sustainable Production of Timber Resources / SDG 12, Responsible Consumption and Production; and SDG 11, Sustainable <text:s/>We monitor and promote sustainable, FSC-certified forest management that produces both pulp wood and timber that is utilized in furniture, buildings and other forest products. <text:s text:c="6"/>Enhanced Rural Livelihoods / SDG 1, No Poverty, and SDG 10, Reduced Inequalities <text:s/>The Washington Rainforest Renewal Project supports rural economies in numerous ways. First, <text:s text:c="2"/>through our restoration based forest management, which generally provides a steady source of employment for high-skilled, local labor. (Our restoration-based forestry includes multiple-entry, below-canopy thinning, which generally requires treatment prescriptions that are more frequent and complicated than on industrially-managed lands.) Second, by initiating and funding business competitions that are compatible with a sustainable economy (see discussion under Q33 below). Third, through long-term support of the wood products industry in the region. Fourth, by providing opportunities to build tourism and recreation opportunities through enhanced viewsheds, trails, and other recreation assets. <text:s text:c="3"/>Climate Partnerships / SDG 17, Partnerships for the Goals <text:s/>The Washington Rainforest Renewal Project is part of a broader strategy of community-led conservation that incorporates improvement to the lives of local people (see discussion under Q33 below).</text:p>
          </table:table-cell>
          <table:table-cell office:value-type="string" calcext:value-type="string">
            <text:p>The Washington Rainforest Renewal Project is an important component to our multi-pronged strategy meant to transform the Emerald Edge, and effect the kind of cultural and economic change needed to overcome a global climate crisis. The Emerald Edge is struggling to recover from a century of overfishing and unsustainable logging that has eroded the ecosystem and the livelihoods of the communities that depend on it. Climate change and growing demands for resources threaten to further degrade this vital rainforest, which plays a critical role in reducing greenhouse gasses. <text:s text:c="3"/>Our strategy is focused on supporting the Indigenous and local communities of the region who are dependent on these landscapes and who will steward and protect them into the future. This has led us to support the economic livelihood of communities and accelerate the development of sustainable, restoration-based economies in each landscape. For example, we have initiated and provided funding to sustainable business competitions (Washington Coast Works and Path to Prosperity) in the Emerald Edge and have an ongoing sustainable development initiative which focuses on bringing cohorts of business leaders and other community leaders together to work collaboratively to develop new sustainable development initiatives for their communities. <text:s text:c="3"/>Much of our work across the Emerald Edge is pursued in partnership with Indigenous peoples who have lived here since time immemorial and have a deep connection to their lands and waters and knowledge to steward these places for current and future generations. The benefits of this work are well illustrated in the Great Bear Rainforest where a landmark agreement resulted in the increased role of Indigenous peoples in the management and stewardship of their ancestral lands and waters. In addition to the establishment of new protected areas, TNC worked with philanthropic, Indigenous and government partners to establish Coast Funds, which has supported communities as they increase stewardship capacity, strengthen community wellbeing and help transition the region towards a sustainable economy. As a result of the investment in Coast Funds, First Nations have conducted conservation work in 81 protected areas throughout the region, developed 26 protected area management plans and benefited from over 1,000 permanent jobs, all while leveraging the Coast Funds with additional investment at a ratio of nearly 3:1. We are currently supporting our First Nations partners to market and sell carbon offsets now in the Great Bear Rainforest. Additionally, for the past 10 years we have been working with three First Nations in Clayoquot Sound on the west coast of Vancouver Island to implement their visions for a sustainable future, which would include the protection of the remaining old growth forests and a large carbon offset project we expect to implement by 2022. <text:s text:c="3"/>A portion of credit sale proceeds will be directed to support our work with Indigenous partners in Washington and across the Emerald Edge, with the goal of demonstrating the value of investing in Indigenous-led conservation, as well as Indigenous-led carbon projects. </text:p>
          </table:table-cell>
          <table:table-cell table:number-columns-repeated="983"/>
        </table:table-row>
        <table:table-row table:style-name="ro2">
          <table:table-cell office:value-type="string" calcext:value-type="string">
            <text:p>The Nature Conservancy <text:s text:c="2"/></text:p>
          </table:table-cell>
          <table:table-cell office:value-type="string" calcext:value-type="string">
            <text:p>The Nature Conservancy (TNC) is the Manager of Cumberland Forest LP, a limited partnership established by TNC to facilitate raising impact investment capital for the acquisition of the 100,000-acre Ataya Property in Kentucky and Tennessee and the 153,000-acre Highlands Property in Virginia, collectively known as the Cumberland Forest Project. <text:s/>There are four (4) separate improved forest management (IFM) carbon projects across the Cumberland Forest Project, and TNC is submitting a separate proposal for each IFM project. TNC is submitting offsets from the Cumberland Forest Project in its role as the Manager of the limited partnership. <text:s/>If Microsoft elects to move forward with this project, the contract would be with Cumberland Forest LP or one of its wholly owned subsidiaries. </text:p>
          </table:table-cell>
          <table:table-cell office:value-type="string" calcext:value-type="string">
            <text:p>Cumberland Forest Project, Improved Forest Management in a Biodiversity Hotspot</text:p>
          </table:table-cell>
          <table:table-cell office:value-type="string" calcext:value-type="string">
            <text:p>Finite Carbon – The Forestland Group Highlands IFM</text:p>
          </table:table-cell>
          <table:table-cell office:value-type="string" calcext:value-type="string">
            <text:p>https://www.nature.org/en-us/what-we-do/our-priorities/protect-water-and-land/land-and-water-stories/cumberland-forest-project/?vu=cumberland </text:p>
          </table:table-cell>
          <table:table-cell/>
          <table:table-cell office:value-type="string" calcext:value-type="string">
            <text:p>At 253,000 acres, the Cumberland Forest Project, one of TNC’s largest-ever conservation efforts in the eastern United States, protects sweeping forest landscapes across two parcels, the 153,000-acre Highlands property in Southwest Virginia and the 100,000-acre Ataya property along the Kentucky and Tennessee border. Safeguarding this vast stretch of forest tackles climate change on two fronts: sequestering millions of tons of carbon dioxide and connecting a migratory corridor that scientists believe could be one of North America’s most important “escape routes” as plant and animal species shift their ranges to cooler climates. TNC research has identified the region as a globally significant biodiversity hotspot, a major North American migratory corridor, and home to a network of watersheds vital to both people and nature. The Cumberland Forest Project features expansive climate-resilient forests and more than 700 miles of headwater streams that feed into globally important rivers, including the Clinch, Cumberland, and larger Tennessee and Ohio River Systems. <text:s text:c="3"/>The project was launched in 2019, with the acquisition of the Ataya and Highlands properties. Given the scale of the project, it was not possible to achieve with philanthropy alone. Rather, TNC created an impact investment fund, Cumberland Forest LP, to raise $130 million of debt and equity from investors to finance the acquisition. TNC is the sole member of Cumberland Forest GP, LLC, the Fund’s general partner, and is the Manager of Cumberland Forest LP controlling all aspects of property management with the goal of achieving conservation outcomes. <text:s text:c="4"/>Through the acquisition, TNC took over management of four IFM carbon projects across the two properties. <text:s/>These projects were initiated by prior landowners with the help of carbon project developers (Finite Carbon and Bluesource). <text:s/>TNC continues to work with Finite Carbon as a technical consultant on the Ataya carbon project. <text:s/>Prior landowners were timber investment firms with a focus on fiber production and no explicit conservation objectives. <text:s/>TNC’s management focuses on improving forest health, restoration, securing long-term protection of the properties, and supporting local, nature-based economic development. <text:s text:c="4"/>Microsoft’s payments for CDR will be used to support the costs of property management, forest certification, long-term protection strategies, and repaying the financing used to secure the properties. <text:s/>Deriving revenue from CDR is critical to TNC’s strategy of increasing forest age and structural complexity and protecting the property long-term. Ultimately, TNC seeks to demonstrate that our climate-smart forest strategy produces superior conservation outcomes relative to conventional practices. <text:s/></text:p>
          </table:table-cell>
          <table:table-cell office:value-type="string" calcext:value-type="string">
            <text:p>Knoxville, TN</text:p>
          </table:table-cell>
          <table:table-cell office:value-type="string" calcext:value-type="string">
            <text:p>Virginia</text:p>
          </table:table-cell>
          <table:table-cell office:value-type="string" calcext:value-type="string">
            <text:p>United States</text:p>
          </table:table-cell>
          <table:table-cell office:value-type="float" office:value="200000" calcext:value-type="float">
            <text:p>200000</text:p>
          </table:table-cell>
          <table:table-cell office:value-type="float" office:value="100" calcext:value-type="float">
            <text:p>100</text:p>
          </table:table-cell>
          <table:table-cell office:value-type="float" office:value="0" calcext:value-type="float">
            <text:p>0</text:p>
          </table:table-cell>
          <table:table-cell office:value-type="float" office:value="200000" calcext:value-type="float">
            <text:p>200000</text:p>
          </table:table-cell>
          <table:table-cell office:value-type="string" calcext:value-type="string">
            <text:p>6/24/2015</text:p>
          </table:table-cell>
          <table:table-cell office:value-type="string" calcext:value-type="string">
            <text:p>Annual monitoring and reporting under the California Air Resources Board Forestry Offset Protocol, and periodic re-inventory of the project as required under the California Air Resources Board Forestry Offset Protocol. Each time offsets are issued to the project a portion are placed into the Forest Buffer Pool maintained by the California Air Resources Board to protect against unintentional reversals. <text:s/>Any intentional reversals would be addressed with submission of appropriate compliance instruments to CARB.</text:p>
          </table:table-cell>
          <table:table-cell office:value-type="string" calcext:value-type="string">
            <text:p>Yes</text:p>
          </table:table-cell>
          <table:table-cell office:value-type="string" calcext:value-type="string">
            <text:p>Not applicable (I answered yes to Q24)</text:p>
          </table:table-cell>
          <table:table-cell/>
          <table:table-cell office:value-type="string" calcext:value-type="string">
            <text:p>ACR</text:p>
          </table:table-cell>
          <table:table-cell table:number-columns-repeated="7"/>
          <table:table-cell office:value-type="string" calcext:value-type="string">
            <text:p>The project avoids actions that encourage deforestation or other activities that would increase emissions by following Forest Stewardship Council certification, TNC’s own standard operating procedures, and seeking long-term protections on the property. To date we have placed permanent conservation easements on 22,856 acres of the Highlands property which protects approximately 95% of the Virginia Highlands I (CAR1032) carbon project.</text:p>
          </table:table-cell>
          <table:table-cell table:number-columns-repeated="11" office:value-type="string" calcext:value-type="string">
            <text:p>Yes</text:p>
          </table:table-cell>
          <table:table-cell office:value-type="string" calcext:value-type="string">
            <text:p>In addition to the CARB IFM carbon project, the Cumberland Forest Project’s forest management is certified under the Forest Stewardship Council Principles and Criteria. The properties acquired in the project were strategically targeted for being located in a biodiversity hotspot and highly climate resilient forests. The project seeks to place permanent conservation easements on the properties subject to the CARB IFM carbon project, and to date the project has placed 22,856-acres in the Clinch River watershed under a permanent conservation easement, with additional permanent protection planned for future years. <text:s/>The project is also focused on restoration and community economic development. <text:s/>Restoration projects include elk habitat restoration in partnership with state wildlife agencies, trail upgrades to minimize erosion and sedimentation, and reforestation. <text:s/>TNC is currently exploring opportunities to develop solar energy facilities on former mine lands to support the transition in the Central Appalachian region towards renewable energy. <text:s/>The Cumberland Forest Project donates a portion of revenue towards nature-based community economic development efforts to support the Central Appalachian region’s economic diversification and just transition away from a fossil fuel oriented economy through non-profit partners: Clinch-Powell Resource Conservation District, University of Virginia at Wise Economic Development Office and the Kentucky Center for Agriculture and Rural Development.</text:p>
          </table:table-cell>
          <table:table-cell office:value-type="string" calcext:value-type="string">
            <text:p>The counties surrounding the Cumberland Forest Project are some of the most economically challenged areas in the eastern United States. The Appalachian Regional Commission rates all of the counties where the project is located as either “distressed” or “at risk” (https://www.arc.gov/research/MapsofAppalachia.asp?MAP_ID=160 ). The Cumberland Forest Project donates a portion of revenue towards nature-based community economic development efforts to support the Central Appalachian region’s economic diversification and just transition away from a fossil fuel oriented economy through non-profit partners: Clinch-Powell Resource Conservation District, University of Virginia at Wise Economic Development Office and the Kentucky Center for Agriculture and Rural Development. A key element of our work in the Cumberland Forest Project and the broader TNC program in the Central Appalachians is demonstrating that conservation can be a viable economic strategy, and the IFM projects we are proposing to Microsoft are a great example of the value of conservation and alternative strategies that both improve livelihoods for people and result in tangible conservation outcomes.</text:p>
          </table:table-cell>
          <table:table-cell table:number-columns-repeated="983"/>
        </table:table-row>
        <table:table-row table:style-name="ro2">
          <table:table-cell office:value-type="string" calcext:value-type="string">
            <text:p>The Nature Conservancy <text:s text:c="2"/></text:p>
          </table:table-cell>
          <table:table-cell office:value-type="string" calcext:value-type="string">
            <text:p>The Nature Conservancy (TNC) is the Manager of Cumberland Forest LP, a limited partnership established by TNC to facilitate raising impact investment capital for the acquisition of the 100,000-acre Ataya Property in Kentucky and Tennessee and the 153,000-acre Highlands Property in Virginia, collectively known as the Cumberland Forest Project. <text:s/>There are four (4) separate improved forest management (IFM) carbon projects across the Cumberland Forest Project, and TNC is submitting a separate proposal for each IFM project. TNC is submitting offsets from the Cumberland Forest Project in its role as the Manager of the limited partnership. <text:s/>If Microsoft elects to move forward with this project, the contract would be with Cumberland Forest LP or one of its wholly owned subsidiaries. </text:p>
          </table:table-cell>
          <table:table-cell office:value-type="string" calcext:value-type="string">
            <text:p>Cumberland Forest Project, Improved Forest Management in a Biodiversity Hotspot</text:p>
          </table:table-cell>
          <table:table-cell office:value-type="string" calcext:value-type="string">
            <text:p>Bluesource - Lonesome Pine Improved Forest Management Project</text:p>
          </table:table-cell>
          <table:table-cell office:value-type="string" calcext:value-type="string">
            <text:p>https://www.nature.org/en-us/what-we-do/our-priorities/protect-water-and-land/land-and-water-stories/cumberland-forest-project/?vu=cumberland </text:p>
          </table:table-cell>
          <table:table-cell/>
          <table:table-cell office:value-type="string" calcext:value-type="string">
            <text:p>At 253,000 acres, the Cumberland Forest Project, one of TNC’s largest-ever conservation efforts in the eastern United States, protects sweeping forest landscapes across two parcels, the 153,000-acre Highlands property in Southwest Virginia and the 100,000-acre Ataya property along the Kentucky and Tennessee border. Safeguarding this vast stretch of forest tackles climate change on two fronts: sequestering millions of tons of carbon dioxide and connecting a migratory corridor that scientists believe could be one of North America’s most important “escape routes” as plant and animal species shift their ranges to cooler climates. TNC research has identified the region as a globally significant biodiversity hotspot, a major North American migratory corridor, and home to a network of watersheds vital to both people and nature. The Cumberland Forest Project features expansive climate-resilient forests and more than 700 miles of headwater streams that feed into globally important rivers, including the Clinch, Cumberland, and larger Tennessee and Ohio River Systems. <text:s text:c="3"/>The project was launched in 2019, with the acquisition of the Ataya and Highlands properties. Given the scale of the project, it was not possible to achieve with philanthropy alone. Rather, TNC created an impact investment fund, Cumberland Forest LP, to raise $130 million of debt and equity from investors to finance the acquisition. TNC is the sole member of Cumberland Forest GP, LLC, the Fund’s general partner, and is the Manager of Cumberland Forest LP controlling all aspects of property management with the goal of achieving conservation outcomes. <text:s text:c="4"/>Through the acquisition, TNC took over management of four IFM carbon projects across the two properties. <text:s/>These projects were initiated by prior landowners with the help of carbon project developers (Finite Carbon and Bluesource). <text:s/>TNC continues to work with Finite Carbon as a technical consultant on the Ataya carbon project. <text:s/>Prior landowners were timber investment firms with a focus on fiber production and no explicit conservation objectives. <text:s/>TNC’s management focuses on improving forest health, restoration, securing long-term protection of the properties, and supporting local, nature-based economic development. <text:s text:c="4"/>Microsoft’s payments for CDR will be used to support the costs of property management, forest certification, long-term protection strategies, and repaying the financing used to secure the properties. <text:s/>Deriving revenue from CDR is critical to TNC’s strategy of increasing forest age and structural complexity and protecting the property long-term. Ultimately, TNC seeks to demonstrate that our climate-smart forest strategy produces superior conservation outcomes relative to conventional practices. <text:s/></text:p>
          </table:table-cell>
          <table:table-cell office:value-type="string" calcext:value-type="string">
            <text:p>Knoxville, TN</text:p>
          </table:table-cell>
          <table:table-cell office:value-type="string" calcext:value-type="string">
            <text:p>Virginia</text:p>
          </table:table-cell>
          <table:table-cell office:value-type="string" calcext:value-type="string">
            <text:p>United States</text:p>
          </table:table-cell>
          <table:table-cell office:value-type="float" office:value="75000" calcext:value-type="float">
            <text:p>75000</text:p>
          </table:table-cell>
          <table:table-cell office:value-type="float" office:value="100" calcext:value-type="float">
            <text:p>100</text:p>
          </table:table-cell>
          <table:table-cell office:value-type="float" office:value="15000" calcext:value-type="float">
            <text:p>15000</text:p>
          </table:table-cell>
          <table:table-cell office:value-type="float" office:value="60000" calcext:value-type="float">
            <text:p>60000</text:p>
          </table:table-cell>
          <table:table-cell office:value-type="string" calcext:value-type="string">
            <text:p>10/20/2015</text:p>
          </table:table-cell>
          <table:table-cell office:value-type="string" calcext:value-type="string">
            <text:p>Annual monitoring and reporting under the California Air Resources Board Forestry Offset Protocol, and periodic re-inventory of the project as required under the California Air Resources Board Forestry Offset Protocol. Each time offsets are issued to the project a portion are placed into the Forest Buffer Pool maintained by the California Air Resources Board to protect against unintentional reversals. <text:s/>Any intentional reversals would be addressed with submission of appropriate compliance instruments to CARB.</text:p>
          </table:table-cell>
          <table:table-cell office:value-type="string" calcext:value-type="string">
            <text:p>Yes</text:p>
          </table:table-cell>
          <table:table-cell office:value-type="string" calcext:value-type="string">
            <text:p>Not applicable (I answered yes to Q24)</text:p>
          </table:table-cell>
          <table:table-cell/>
          <table:table-cell office:value-type="string" calcext:value-type="string">
            <text:p>ACR</text:p>
          </table:table-cell>
          <table:table-cell table:number-columns-repeated="7"/>
          <table:table-cell office:value-type="string" calcext:value-type="string">
            <text:p>The project avoids actions that encourage deforestation or other activities that would increase emissions by following Forest Stewardship Council certification, TNC’s own standard operating procedures, and seeking long-term protections on the property. To date we have placed permanent conservation easements on 22,856 acres of the Highlands property which protects approximately 95% of the Virginia Highlands I (CAR1032) carbon project. <text:s text:c="3"/></text:p>
          </table:table-cell>
          <table:table-cell table:number-columns-repeated="11" office:value-type="string" calcext:value-type="string">
            <text:p>Yes</text:p>
          </table:table-cell>
          <table:table-cell office:value-type="string" calcext:value-type="string">
            <text:p>In addition to the CARB IFM carbon project, the Cumberland Forest Project’s forest management is certified under the Forest Stewardship Council Principles and Criteria. The properties acquired in the project were strategically targeted for being located in a biodiversity hotspot and highly climate resilient forests. The project seeks to place permanent conservation easements on the properties subject to the CARB IFM carbon project, and to date the project has placed 22,856-acres in the Clinch River watershed under a permanent conservation easement, with additional permanent protection planned for future years. <text:s/>The project is also focused on restoration and community economic development. <text:s/>Restoration projects include elk habitat restoration in partnership with state wildlife agencies, trail upgrades to minimize erosion and sedimentation, and reforestation. <text:s/>TNC is currently exploring opportunities to develop solar energy facilities on former mine lands to support the transition in the Central Appalachian region towards renewable energy. <text:s/>The Cumberland Forest Project donates a portion of revenue towards nature-based community economic development efforts to support the Central Appalachian region’s economic diversification and just transition away from a fossil fuel oriented economy through non-profit partners: Clinch-Powell Resource Conservation District, University of Virginia at Wise Economic Development Office and the Kentucky Center for Agriculture and Rural Development.</text:p>
          </table:table-cell>
          <table:table-cell office:value-type="string" calcext:value-type="string">
            <text:p>The counties surrounding the Cumberland Forest Project are some of the most economically challenged areas in the eastern United States. The Appalachian Regional Commission rates all of the counties where the project is located as either “distressed” or “at risk” (https://www.arc.gov/research/MapsofAppalachia.asp?MAP_ID=160 ). The Cumberland Forest Project donates a portion of revenue towards nature-based community economic development efforts to support the Central Appalachian region’s economic diversification and just transition away from a fossil fuel oriented economy through non-profit partners: Clinch-Powell Resource Conservation District, University of Virginia at Wise Economic Development Office and the Kentucky Center for Agriculture and Rural Development. A key element of our work in the Cumberland Forest Project and the broader TNC program in the Central Appalachians is demonstrating that conservation can be a viable economic strategy, and the IFM projects we are proposing to Microsoft are a great example of the value of conservation and alternative strategies that both improve livelihoods for people and result in tangible conservation outcomes.</text:p>
          </table:table-cell>
          <table:table-cell table:number-columns-repeated="983"/>
        </table:table-row>
        <table:table-row table:style-name="ro2">
          <table:table-cell office:value-type="string" calcext:value-type="string">
            <text:p>The Nature Conservancy <text:s text:c="2"/></text:p>
          </table:table-cell>
          <table:table-cell office:value-type="string" calcext:value-type="string">
            <text:p>The Nature Conservancy (TNC) is the Manager of Cumberland Forest LP, a limited partnership established by TNC to facilitate raising impact investment capital for the acquisition of the 100,000-acre Ataya Property in Kentucky and Tennessee and the 153,000-acre Highlands Property in Virginia, collectively known as the Cumberland Forest Project. <text:s/>There are four (4) separate improved forest management (IFM) carbon projects across the Cumberland Forest Project, and TNC is submitting a separate proposal for each IFM project. TNC is submitting offsets from the Cumberland Forest Project in its role as the Manager of the limited partnership. <text:s/>If Microsoft elects to move forward with this project, the contract would be with Cumberland Forest LP or one of its wholly owned subsidiaries. </text:p>
          </table:table-cell>
          <table:table-cell office:value-type="string" calcext:value-type="string">
            <text:p>Cumberland Forest Project, Improved Forest Management in a Biodiversity Hotspot</text:p>
          </table:table-cell>
          <table:table-cell office:value-type="string" calcext:value-type="string">
            <text:p>Virginia Highlands I</text:p>
          </table:table-cell>
          <table:table-cell office:value-type="string" calcext:value-type="string">
            <text:p>https://www.nature.org/en-us/what-we-do/our-priorities/protect-water-and-land/land-and-water-stories/cumberland-forest-project/?vu=cumberland </text:p>
          </table:table-cell>
          <table:table-cell/>
          <table:table-cell office:value-type="string" calcext:value-type="string">
            <text:p>At 253,000 acres, the Cumberland Forest Project, one of TNC’s largest-ever conservation efforts in the eastern United States, protects sweeping forest landscapes across two parcels, the 153,000-acre Highlands property in Southwest Virginia and the 100,000-acre Ataya property along the Kentucky and Tennessee border. Safeguarding this vast stretch of forest tackles climate change on two fronts: sequestering millions of tons of carbon dioxide and connecting a migratory corridor that scientists believe could be one of North America’s most important “escape routes” as plant and animal species shift their ranges to cooler climates. TNC research has identified the region as a globally significant biodiversity hotspot, a major North American migratory corridor, and home to a network of watersheds vital to both people and nature. The Cumberland Forest Project features expansive climate-resilient forests and more than 700 miles of headwater streams that feed into globally important rivers, including the Clinch, Cumberland, and larger Tennessee and Ohio River Systems. <text:s text:c="3"/>The project was launched in 2019, with the acquisition of the Ataya and Highlands properties. Given the scale of the project, it was not possible to achieve with philanthropy alone. Rather, TNC created an impact investment fund, Cumberland Forest LP, to raise $130 million of debt and equity from investors to finance the acquisition. TNC is the sole member of Cumberland Forest GP, LLC, the Fund’s general partner, and is the Manager of Cumberland Forest LP controlling all aspects of property management with the goal of achieving conservation outcomes. <text:s text:c="4"/>Through the acquisition, TNC took over management of four IFM carbon projects across the two properties. <text:s/>These projects were initiated by prior landowners with the help of carbon project developers (Finite Carbon and Bluesource). <text:s/>TNC continues to work with Finite Carbon as a technical consultant on the Ataya carbon project. <text:s/>Prior landowners were timber investment firms with a focus on fiber production and no explicit conservation objectives. <text:s/>TNC’s management focuses on improving forest health, restoration, securing long-term protection of the properties, and supporting local, nature-based economic development. <text:s text:c="4"/>Microsoft’s payments for CDR will be used to support the costs of property management, forest certification, long-term protection strategies, and repaying the financing used to secure the properties. <text:s/>Deriving revenue from CDR is critical to TNC’s strategy of increasing forest age and structural complexity and protecting the property long-term. Ultimately, TNC seeks to demonstrate that our climate-smart forest strategy produces superior conservation outcomes relative to conventional practices. <text:s/></text:p>
          </table:table-cell>
          <table:table-cell office:value-type="string" calcext:value-type="string">
            <text:p>Knoxville, TN</text:p>
          </table:table-cell>
          <table:table-cell office:value-type="string" calcext:value-type="string">
            <text:p>Virginia</text:p>
          </table:table-cell>
          <table:table-cell office:value-type="string" calcext:value-type="string">
            <text:p>United States</text:p>
          </table:table-cell>
          <table:table-cell office:value-type="float" office:value="112000" calcext:value-type="float">
            <text:p>112000</text:p>
          </table:table-cell>
          <table:table-cell office:value-type="float" office:value="100" calcext:value-type="float">
            <text:p>100</text:p>
          </table:table-cell>
          <table:table-cell office:value-type="float" office:value="88000" calcext:value-type="float">
            <text:p>88000</text:p>
          </table:table-cell>
          <table:table-cell office:value-type="float" office:value="24000" calcext:value-type="float">
            <text:p>24000</text:p>
          </table:table-cell>
          <table:table-cell office:value-type="string" calcext:value-type="string">
            <text:p>4/25/2013</text:p>
          </table:table-cell>
          <table:table-cell office:value-type="string" calcext:value-type="string">
            <text:p>Annual monitoring and reporting under the California Air Resources Board Forestry Offset Protocol, and periodic re-inventory of the project as required under the California Air Resources Board Forestry Offset Protocol. Each time offsets are issued to the project a portion are placed into the Forest Buffer Pool maintained by the California Air Resources Board to protect against unintentional reversals. <text:s/>Any intentional reversals would be addressed with submission of appropriate compliance instruments to CARB.</text:p>
          </table:table-cell>
          <table:table-cell office:value-type="string" calcext:value-type="string">
            <text:p>Yes</text:p>
          </table:table-cell>
          <table:table-cell office:value-type="string" calcext:value-type="string">
            <text:p>Not applicable (I answered yes to Q24)</text:p>
          </table:table-cell>
          <table:table-cell table:number-columns-repeated="2"/>
          <table:table-cell office:value-type="string" calcext:value-type="string">
            <text:p>CAR</text:p>
          </table:table-cell>
          <table:table-cell table:number-columns-repeated="6"/>
          <table:table-cell office:value-type="string" calcext:value-type="string">
            <text:p>The project avoids actions that encourage deforestation or other activities that would increase emissions by following Forest Stewardship Council certification, TNC’s own standard operating procedures, and seeking long-term protections on the property. To date we have placed permanent conservation easements on 22,856 acres of the Highlands property which protects approximately 95% of the Virginia Highlands I (CAR1032) carbon project.</text:p>
          </table:table-cell>
          <table:table-cell table:number-columns-repeated="11" office:value-type="string" calcext:value-type="string">
            <text:p>Yes</text:p>
          </table:table-cell>
          <table:table-cell office:value-type="string" calcext:value-type="string">
            <text:p>In addition to the CARB IFM carbon project, the Cumberland Forest Project’s forest management is certified under the Forest Stewardship Council Principles and Criteria. The properties acquired in the project were strategically targeted for being located in a biodiversity hotspot and highly climate resilient forests. The project seeks to place permanent conservation easements on the properties subject to the CARB IFM carbon project, and to date the project has placed 22,856-acres in the Clinch River watershed under a permanent conservation easement, with additional permanent protection planned for future years. <text:s/>The project is also focused on restoration and community economic development. <text:s/>Restoration projects include elk habitat restoration in partnership with state wildlife agencies, trail upgrades to minimize erosion and sedimentation, and reforestation. <text:s/>TNC is currently exploring opportunities to develop solar energy facilities on former mine lands to support the transition in the Central Appalachian region towards renewable energy. <text:s/>The Cumberland Forest Project donates a portion of revenue towards nature-based community economic development efforts to support the Central Appalachian region’s economic diversification and just transition away from a fossil fuel oriented economy through non-profit partners: Clinch-Powell Resource Conservation District, University of Virginia at Wise Economic Development Office and the Kentucky Center for Agriculture and Rural Development.</text:p>
          </table:table-cell>
          <table:table-cell office:value-type="string" calcext:value-type="string">
            <text:p>The counties surrounding the Cumberland Forest Project are some of the most economically challenged areas in the eastern United States. The Appalachian Regional Commission rates all of the counties where the project is located as either “distressed” or “at risk” (https://www.arc.gov/research/MapsofAppalachia.asp?MAP_ID=160 ). The Cumberland Forest Project donates a portion of revenue towards nature-based community economic development efforts to support the Central Appalachian region’s economic diversification and just transition away from a fossil fuel oriented economy through non-profit partners: Clinch-Powell Resource Conservation District, University of Virginia at Wise Economic Development Office and the Kentucky Center for Agriculture and Rural Development. A key element of our work in the Cumberland Forest Project and the broader TNC program in the Central Appalachians is demonstrating that conservation can be a viable economic strategy, and the IFM projects we are proposing to Microsoft are a great example of the value of conservation and alternative strategies that both improve livelihoods for people and result in tangible conservation outcomes.</text:p>
          </table:table-cell>
          <table:table-cell table:number-columns-repeated="983"/>
        </table:table-row>
        <table:table-row table:style-name="ro2">
          <table:table-cell office:value-type="string" calcext:value-type="string">
            <text:p>The Nature Conservancy <text:s text:c="2"/></text:p>
          </table:table-cell>
          <table:table-cell office:value-type="string" calcext:value-type="string">
            <text:p>The Nature Conservancy (TNC) is the Manager of Cumberland Forest LP, a limited partnership established by TNC to facilitate raising impact investment capital for the acquisition of the 100,000-acre Ataya Property in Kentucky and Tennessee and the 153,000-acre Highlands Property in Virginia, collectively known as the Cumberland Forest Project. <text:s/>There are four (4) separate improved forest management (IFM) carbon projects across the Cumberland Forest Project, and TNC is submitting a separate proposal for each IFM project. TNC is submitting offsets from the Cumberland Forest Project in its role as the Manager of the limited partnership. <text:s/>If Microsoft elects to move forward with this project, the contract would be with Cumberland Forest LP or one of its wholly owned subsidiaries. </text:p>
          </table:table-cell>
          <table:table-cell office:value-type="string" calcext:value-type="string">
            <text:p>Cumberland Forest Project, Improved Forest Management in a Biodiversity Hotspot</text:p>
          </table:table-cell>
          <table:table-cell office:value-type="string" calcext:value-type="string">
            <text:p>Finite Carbon – Molpus Ataya IFM</text:p>
          </table:table-cell>
          <table:table-cell office:value-type="string" calcext:value-type="string">
            <text:p>https://www.nature.org/en-us/what-we-do/our-priorities/protect-water-and-land/land-and-water-stories/cumberland-forest-project/?vu=cumberland</text:p>
          </table:table-cell>
          <table:table-cell/>
          <table:table-cell office:value-type="string" calcext:value-type="string">
            <text:p>At 253,000 acres, the Cumberland Forest Project, one of TNC’s largest-ever conservation efforts in the eastern United States, protects sweeping forest landscapes across two parcels, the 153,000-acre Highlands property in Southwest Virginia and the 100,000-acre Ataya property along the Kentucky and Tennessee border. Safeguarding this vast stretch of forest tackles climate change on two fronts: sequestering millions of tons of carbon dioxide and connecting a migratory corridor that scientists believe could be one of North America’s most important “escape routes” as plant and animal species shift their ranges to cooler climates. TNC research has identified the region as a globally significant biodiversity hotspot, a major North American migratory corridor, and home to a network of watersheds vital to both people and nature. The Cumberland Forest Project features expansive climate-resilient forests and more than 700 miles of headwater streams that feed into globally important rivers, including the Clinch, Cumberland, and larger Tennessee and Ohio River Systems. <text:s text:c="3"/>The project was launched in 2019, with the acquisition of the Ataya and Highlands properties. Given the scale of the project, it was not possible to achieve with philanthropy alone. Rather, TNC created an impact investment fund, Cumberland Forest LP, to raise $130 million of debt and equity from investors to finance the acquisition. TNC is the sole member of Cumberland Forest GP, LLC, the Fund’s general partner, and is the Manager of Cumberland Forest LP controlling all aspects of property management with the goal of achieving conservation outcomes. <text:s text:c="4"/>Through the acquisition, TNC took over management of four IFM carbon projects across the two properties. <text:s/>These projects were initiated by prior landowners with the help of carbon project developers (Finite Carbon and Bluesource). <text:s/>TNC continues to work with Finite Carbon as a technical consultant on the Ataya carbon project. <text:s/>Prior landowners were timber investment firms with a focus on fiber production and no explicit conservation objectives. <text:s/>TNC’s management focuses on improving forest health, restoration, securing long-term protection of the properties, and supporting local, nature-based economic development. <text:s text:c="4"/>Microsoft’s payments for CDR will be used to support the costs of property management, forest certification, long-term protection strategies, and repaying the financing used to secure the properties. <text:s/>Deriving revenue from CDR is critical to TNC’s strategy of increasing forest age and structural complexity and protecting the property long-term. Ultimately, TNC seeks to demonstrate that our climate-smart forest strategy produces superior conservation outcomes relative to conventional practices. <text:s/></text:p>
          </table:table-cell>
          <table:table-cell office:value-type="string" calcext:value-type="string">
            <text:p>Knoxville, TN</text:p>
          </table:table-cell>
          <table:table-cell office:value-type="string" calcext:value-type="string">
            <text:p>Tennessee and Kentucky</text:p>
          </table:table-cell>
          <table:table-cell office:value-type="string" calcext:value-type="string">
            <text:p>United States</text:p>
          </table:table-cell>
          <table:table-cell office:value-type="float" office:value="250000" calcext:value-type="float">
            <text:p>250000</text:p>
          </table:table-cell>
          <table:table-cell office:value-type="float" office:value="100" calcext:value-type="float">
            <text:p>100</text:p>
          </table:table-cell>
          <table:table-cell office:value-type="float" office:value="50000" calcext:value-type="float">
            <text:p>50000</text:p>
          </table:table-cell>
          <table:table-cell office:value-type="float" office:value="200000" calcext:value-type="float">
            <text:p>200000</text:p>
          </table:table-cell>
          <table:table-cell office:value-type="string" calcext:value-type="string">
            <text:p>10/28/2015</text:p>
          </table:table-cell>
          <table:table-cell office:value-type="string" calcext:value-type="string">
            <text:p>Annual monitoring and reporting under the California Air Resources Board Forestry Offset Protocol, and periodic re-inventory of the project as required under the California Air Resources Board Forestry Offset Protocol. Each time offsets are issued to the project a portion are placed into the Forest Buffer Pool maintained by the California Air Resources Board to protect against unintentional reversals. <text:s/>Any intentional reversals would be addressed with submission of appropriate compliance instruments to CARB.</text:p>
          </table:table-cell>
          <table:table-cell office:value-type="string" calcext:value-type="string">
            <text:p>Yes</text:p>
          </table:table-cell>
          <table:table-cell office:value-type="string" calcext:value-type="string">
            <text:p>Not applicable (I answered yes to Q24)</text:p>
          </table:table-cell>
          <table:table-cell table:number-columns-repeated="2"/>
          <table:table-cell office:value-type="string" calcext:value-type="string">
            <text:p>CAR</text:p>
          </table:table-cell>
          <table:table-cell table:number-columns-repeated="6"/>
          <table:table-cell office:value-type="string" calcext:value-type="string">
            <text:p>The project avoids actions that encourage deforestation or other activities that would increase emissions by following Forest Stewardship Council certification, TNC’s own standard operating procedures, and seeking long-term protections on the property. To date we have placed permanent conservation easements on 22,856 acres of the Highlands property which protects approximately 95% of the Virginia Highlands I (CAR1032) carbon project. <text:s text:c="3"/></text:p>
          </table:table-cell>
          <table:table-cell table:number-columns-repeated="11" office:value-type="string" calcext:value-type="string">
            <text:p>Yes</text:p>
          </table:table-cell>
          <table:table-cell office:value-type="string" calcext:value-type="string">
            <text:p>In addition to the CARB IFM carbon project, the Cumberland Forest Project’s forest management is certified under the Forest Stewardship Council Principles and Criteria. The properties acquired in the project were strategically targeted for being located in a biodiversity hotspot and highly climate resilient forests. The project seeks to place permanent conservation easements on the properties subject to the CARB IFM carbon project, and to date the project has placed 22,856-acres in the Clinch River watershed under a permanent conservation easement, with additional permanent protection planned for future years. <text:s/>The project is also focused on restoration and community economic development. <text:s/>Restoration projects include elk habitat restoration in partnership with state wildlife agencies, trail upgrades to minimize erosion and sedimentation, and reforestation. <text:s/>TNC is currently exploring opportunities to develop solar energy facilities on former mine lands to support the transition in the Central Appalachian region towards renewable energy. <text:s/>The Cumberland Forest Project donates a portion of revenue towards nature-based community economic development efforts to support the Central Appalachian region’s economic diversification and just transition away from a fossil fuel oriented economy through non-profit partners: Clinch-Powell Resource Conservation District, University of Virginia at Wise Economic Development Office and the Kentucky Center for Agriculture and Rural Development.</text:p>
          </table:table-cell>
          <table:table-cell office:value-type="string" calcext:value-type="string">
            <text:p>The counties surrounding the Cumberland Forest Project are some of the most economically challenged areas in the eastern United States. The Appalachian Regional Commission rates all of the counties where the project is located as either “distressed” or “at risk” (https://www.arc.gov/research/MapsofAppalachia.asp?MAP_ID=160 ). The Cumberland Forest Project donates a portion of revenue towards nature-based community economic development efforts to support the Central Appalachian region’s economic diversification and just transition away from a fossil fuel oriented economy through non-profit partners: Clinch-Powell Resource Conservation District, University of Virginia at Wise Economic Development Office and the Kentucky Center for Agriculture and Rural Development. A key element of our work in the Cumberland Forest Project and the broader TNC program in the Central Appalachians is demonstrating that conservation can be a viable economic strategy, and the IFM projects we are proposing to Microsoft are a great example of the value of conservation and alternative strategies that both improve livelihoods for people and result in tangible conservation outcomes.</text:p>
          </table:table-cell>
          <table:table-cell table:number-columns-repeated="983"/>
        </table:table-row>
        <table:table-row table:style-name="ro2">
          <table:table-cell office:value-type="string" calcext:value-type="string">
            <text:p>United States Endowment for Forestry and Communities, Inc.</text:p>
          </table:table-cell>
          <table:table-cell office:value-type="string" calcext:value-type="string">
            <text:p>N/A</text:p>
          </table:table-cell>
          <table:table-cell office:value-type="string" calcext:value-type="string">
            <text:p>Use of torrefied wood from forest restoration for BECCS </text:p>
          </table:table-cell>
          <table:table-cell office:value-type="string" calcext:value-type="string">
            <text:p>Torrefied Wood BECCS</text:p>
          </table:table-cell>
          <table:table-cell office:value-type="string" calcext:value-type="string">
            <text:p>N/A</text:p>
          </table:table-cell>
          <table:table-cell/>
          <table:table-cell office:value-type="string" calcext:value-type="string">
            <text:p>The Portland General Electric (PGE) coal-fired power plant in Boardman, Oregon is slated to cease use of coal at the end of 2020. The U.S. Endowment for Forestry and Communities have proven torrefied material can be substituted for coal at the Boardman facility. The largest of the tests was a continuous burn that produced 270 megawatts of uninterrupted power generation, with only minor operational modifications. The Endowment has constructed of a torrefaction facility in John Day, Oregon that would partially fuel the facility. That facility will use forest thinnings from surrounding fire-prone forests as the fiber input, providing a much-needed market for the overcrowded, low-value material that is fueling catastrophic wildfires. Boardman is located atop the Grand Ronde Basalt formation which is approximately 40 miles from the Big Sky Carbon Project that recently demonstrated the potential for geologic sequestration of CO2. Using torrefied wood to fuel Boardman and using state-of-the art technology to capture carbon emissions in the underlying basalt formation could result in the continent’s first truly carbon negative baseload power source. The Boardman project has the potential for permanent removals through facility CO2 capture and injection beneath the basalt surface. Six Hundred thousand tons of annual removals could be anticipated assuming the power plant is operated at 15% capacity. Although there is no ICROA- approved standard for Bio-energy with Carbon Capture and Storage (BECCS), this project would undergo a life cycle assessment consistent with ISO 14044 standard that would be third party verified. The project will deliver 130,000,000 KWh green power that could be a source of power for Microsoft or used to offset other power use. It would create and support viable markets for small diameter trees that need to be removed to create a more fire resilient forest. With Microsoft’s headquarters in the heart of the Pacific Northwest, there is clear understanding of the significant impacts from smoke during wildfire season. In 2018, wildfires in California are estimated to have released emissions equivalent to 68 million tons of CO2 – nearly seven times the annual emissions from Microsoft and its entire supply chain. This effort will invest in the demonstration of BECCS. Recent IPCC scenarios suggest that removing 5-10 billion metric tons CO2 annually via BECCS by 2100 will be needed to limit warming to 1.5°C or 2°C. Additional benefits include reducing wildfire air pollution, protecting drinking water, recreation areas, and wildlife habitat, and creating family-wage jobs. </text:p>
          </table:table-cell>
          <table:table-cell office:value-type="string" calcext:value-type="string">
            <text:p>Portland</text:p>
          </table:table-cell>
          <table:table-cell office:value-type="string" calcext:value-type="string">
            <text:p>Oregon</text:p>
          </table:table-cell>
          <table:table-cell office:value-type="string" calcext:value-type="string">
            <text:p>United States</text:p>
          </table:table-cell>
          <table:table-cell office:value-type="float" office:value="600000" calcext:value-type="float">
            <text:p>600000</text:p>
          </table:table-cell>
          <table:table-cell office:value-type="float" office:value="100" calcext:value-type="float">
            <text:p>100</text:p>
          </table:table-cell>
          <table:table-cell office:value-type="float" office:value="0" calcext:value-type="float">
            <text:p>0</text:p>
          </table:table-cell>
          <table:table-cell office:value-type="float" office:value="100" calcext:value-type="float">
            <text:p>100</text:p>
          </table:table-cell>
          <table:table-cell office:value-type="string" calcext:value-type="string">
            <text:p>1/1/2023</text:p>
          </table:table-cell>
          <table:table-cell office:value-type="string" calcext:value-type="string">
            <text:p>TBD</text:p>
          </table:table-cell>
          <table:table-cell office:value-type="string" calcext:value-type="string">
            <text:p>No</text:p>
          </table:table-cell>
          <table:table-cell office:value-type="string" calcext:value-type="string">
            <text:p>No, the project will not be certified by June 2021 (please specify)</text:p>
          </table:table-cell>
          <table:table-cell office:value-type="string" calcext:value-type="string">
            <text:p>There is no standard for BECCS, but we will work to develop one. </text:p>
          </table:table-cell>
          <table:table-cell table:number-columns-repeated="4"/>
          <table:table-cell office:value-type="string" calcext:value-type="string">
            <text:p>None</text:p>
          </table:table-cell>
          <table:table-cell/>
          <table:table-cell table:number-columns-repeated="2" office:value-type="string" calcext:value-type="string">
            <text:p>TBD</text:p>
          </table:table-cell>
          <table:table-cell office:value-type="string" calcext:value-type="string">
            <text:p>TBD, we will have this under the sustainable biomass program. <text:s/></text:p>
          </table:table-cell>
          <table:table-cell table:number-columns-repeated="4" office:value-type="string" calcext:value-type="string">
            <text:p>Yes</text:p>
          </table:table-cell>
          <table:table-cell office:value-type="string" calcext:value-type="string">
            <text:p>No</text:p>
          </table:table-cell>
          <table:table-cell table:number-columns-repeated="3" office:value-type="string" calcext:value-type="string">
            <text:p>Yes</text:p>
          </table:table-cell>
          <table:table-cell office:value-type="string" calcext:value-type="string">
            <text:p>No</text:p>
          </table:table-cell>
          <table:table-cell table:number-columns-repeated="2" office:value-type="string" calcext:value-type="string">
            <text:p>Not applicable</text:p>
          </table:table-cell>
          <table:table-cell office:value-type="string" calcext:value-type="string">
            <text:p>Deliver 130,000,000 KWh green power that could be a source of power for Microsoft or used to offset other power use. Create and support viable markets for small diameter trees that need to be removed to create a more fire resilient forest. Increasing the pace of forest restoration work on National Forests while dramatically reducing costs. Reducing wildfire air pollution exacerbating health issues for millions. Protecting drinking water sources, recreation areas, and wildlife habitat <text:s/></text:p>
          </table:table-cell>
          <table:table-cell office:value-type="string" calcext:value-type="string">
            <text:p>There are Native American tribes in the area that we would source fiber from for fuel production. WE would also approach tribes about financial partnership and construction or ownership of additional torrefaction facilities needed to meet project fuel volumes. </text:p>
          </table:table-cell>
          <table:table-cell table:number-columns-repeated="983"/>
        </table:table-row>
        <table:table-row table:style-name="ro2">
          <table:table-cell office:value-type="string" calcext:value-type="string">
            <text:p>World Wildlife Fund, Inc.</text:p>
          </table:table-cell>
          <table:table-cell office:value-type="string" calcext:value-type="string">
            <text:p>Fort Belknap Indian Community are longstanding partners of World Wildlife Fund who we have engaged in discussions of carbon offset projects., They will provide review and approval concerning the enrollment of any portion of their bison pastures or other tribal trust lands on the Fort Belknap Indian Reservation in the Climate Action Reserves “Avoided Conversion of Grasslands” Protocol. <text:s text:c="3"/>Fort Peck Assiniboine and Sioux Tribes are also longstanding partners of World Wildlife Fund who we have engaged in discussions of carbon offset projects. They will provide review and approval concerning the enrollment of any portion of their bison pastures or other tribal trust lands on the Fort Peck Indian Reservation in the Climate Action Reserves “Avoided Conversion of Grasslands” Protocol. <text:s text:c="3"/>NativeEnergy is the Public Benefit Corporation and certified B Corp that analyzed the eligibility and credit generation of the bison pastures at Fort Peck and Fort Belknap Reservations on behalf of World Wildlife Fund in 2019 and found that both properties have significant eligible acreage that can profitably generate carbon offsets. A variety of purchase options, including NativeEnergy’s HelpBuild model, exist to pre-purchase carbon credits before they are issued to enhance the feasibility of undertaking projects. <text:s text:c="4"/>The Bureau of Indian Affairs (BIA) is an agency of the federal government within the U.S. Department of the Interior responsible for the administration and management of land held in trust by the United States for American Indians, Indian Tribes and Alaska Natives. The project partners will seek a determination from the BIA on whether they will permit tribes with trust lands in the Northern Great Plains to participate in carbon markets and the associated agreements that govern the trust lands they oversee. Such a determination would greatly increase the scalability of this project across the region and the nation. <text:s/></text:p>
          </table:table-cell>
          <table:table-cell office:value-type="string" calcext:value-type="string">
            <text:p>Developing grassland carbon offset projects with Native Nations restoring bison</text:p>
          </table:table-cell>
          <table:table-cell office:value-type="string" calcext:value-type="string">
            <text:p>Fort Peck and Fort Belknap Reservations Bison Restoration Carbon Offset Projects under the Climate Action Reserve Grassland Protocol</text:p>
          </table:table-cell>
          <table:table-cell office:value-type="string" calcext:value-type="string">
            <text:p>www.fortpeckbuffalo.com</text:p>
          </table:table-cell>
          <table:table-cell office:value-type="string" calcext:value-type="string">
            <text:p>Avoided grassland conversion/ Soil improvement that results in additional carbon storage</text:p>
          </table:table-cell>
          <table:table-cell office:value-type="string" calcext:value-type="string">
            <text:p>This project would maintain carbon in the soil through avoided conversion of grasslands on communal bison pastures for two Native Nations in northern Montana. While the project is in its beginning stages, the potential for widespread scalability exists among 15 Native Nations in the Northern Great Plains, as does the potential to tie in improved management and restoration of grasslands in the future. <text:s/>In 2019, WWF initiated a project to estimate the amount of carbon that could be maintained (i.e., stored) if the Fort Peck and Fort Belknap Reservations in Montana enrolled their communal bison pastures in the Climate Action Reserve’s (CAR) “Avoided Conversion of Grasslands” Protocol. Projects under this protocol require a permanent conservation easement that prohibits tilling and farming the property and a 150-year agreement with CAR to monitor the property and avoid undertaking activities that reverse the stored soil carbon. WWF, through our contractor NativeEnergy determined the expected offset production on 19,899 acres over the 50-year crediting period would be 563,842 Climate Reserve Tonnes (CRT). Fort Peck and Fort Belknap’s bison pastures are surrounded by areas already converted to cropland, and the pastures are also at risk of conversion because land use on these pastures is not permanently designated. Accessing carbon markets could provide permanence to conservation of tribal trust grasslands. <text:s/>One limiting factor to the enrollment of these lands in a carbon protocol is the ownership structure of Native Nations’ communal lands. The National Indian Carbon Coalition has determined that there are no federal regulations governing carbon projects on tribal land. The American Carbon Registry’s Guidance for Carbon Project Development on Tribal Lands notes that BIA has not handled these issues consistently, and WWF believes this moment presents an opportunity to gain a determination from the agency. <text:s/>As mentioned above, project participants would include the Fort Belknap Indian Community, Fort Peck Tribes, NativeEnergy, and the Bureau of Indian Affairs, as well as WWF. Payments from Microsoft for CDR would be used to maintain the financial solvency of the tribes’ bison programs, which help to conserve grasslands by maintaining large pastures for bison, maintain the genetics of the species by housing genetically pure bison and sharing them with other tribes across the U.S., and maintain the species itself—an important relative to the people of the Buffalo Nations. Lastly, a recent paper suggests avoided conversion as the most important nature-based solution to climate change in grasslands ecosystems.</text:p>
          </table:table-cell>
          <table:table-cell office:value-type="string" calcext:value-type="string">
            <text:p>Salt Lake City, UT and Seattle, WA</text:p>
          </table:table-cell>
          <table:table-cell office:value-type="string" calcext:value-type="string">
            <text:p>Montana</text:p>
          </table:table-cell>
          <table:table-cell office:value-type="string" calcext:value-type="string">
            <text:p>United States</text:p>
          </table:table-cell>
          <table:table-cell table:number-columns-repeated="4" office:value-type="float" office:value="0" calcext:value-type="float">
            <text:p>0</text:p>
          </table:table-cell>
          <table:table-cell office:value-type="string" calcext:value-type="string">
            <text:p>6/30/2021</text:p>
          </table:table-cell>
          <table:table-cell office:value-type="string" calcext:value-type="string">
            <text:p><text:s/>Climate Action Reserve provides a template Project Implementation Agreement. Under the agreement, the project owner is responsible for replacing any carbon that was credited and then lost due to an “avoidable reversal.” Avoidable reversals could occur from an intentional change in land use (like cropping, mining, drilling), a decision to terminate the project before the 100-year monitoring period after the last issuance of a credit, or a failure to follow the monitoring procedure. The project owner is not responsible for replacing credits from “unavoidable reversals” – which is defined as any reversal that does not qualify as avoidable. The Grassland Project Handbook gives the example of “catastrophic floods, volcanic eruptions, and other natural disasters” and the protocol specifies that reversals from “natural agents like fire, insects, and wind” are unavoidable.</text:p>
          </table:table-cell>
          <table:table-cell office:value-type="string" calcext:value-type="string">
            <text:p>No</text:p>
          </table:table-cell>
          <table:table-cell office:value-type="string" calcext:value-type="string">
            <text:p>No, the project will not be certified by June 2021 (please specify)</text:p>
          </table:table-cell>
          <table:table-cell office:value-type="string" calcext:value-type="string">
            <text:p>This project could be certified in 2021</text:p>
          </table:table-cell>
          <table:table-cell/>
          <table:table-cell office:value-type="string" calcext:value-type="string">
            <text:p>CAR</text:p>
          </table:table-cell>
          <table:table-cell table:number-columns-repeated="6"/>
          <table:table-cell office:value-type="string" calcext:value-type="string">
            <text:p>There will be no foreseeable negative environmental or social impacts from this project. More broadly, WWF is globally committed to robust social and environmental safeguards. <text:s/>The board of WWF International and the WWF Network Executive Team (NET) agreed to adopt an updated social and environmental safeguards framework in June 2019 and to ensure consistent, comprehensive application of safeguards across the entire WWF Network. The framework is publicly available and will be reviewed and updated periodically in consultation with stakeholders across the WWF Network and with outside practitioners and civil society organizations (CSOs).</text:p>
          </table:table-cell>
          <table:table-cell table:number-columns-repeated="8" office:value-type="string" calcext:value-type="string">
            <text:p>No</text:p>
          </table:table-cell>
          <table:table-cell table:number-columns-repeated="3" office:value-type="string" calcext:value-type="string">
            <text:p>Not applicable</text:p>
          </table:table-cell>
          <table:table-cell office:value-type="string" calcext:value-type="string">
            <text:p>Since 2012, World Wildlife Fund’s Northern Great Plains Program has been focused on working with communities to solve problems in ways that are socially, environmentally, and economically sustainable. Plains tribes manage some of the largest intact grasslands in North America and, as such, have a tremendous opportunity to maintain intact grasslands and grazing those lands in a way that ensures their sustained productivity. To that end, we work with tribal communities throughout the region to restore wildlife species that are culturally important and can also bring ecological and economic benefits. One aspect of our engagement with tribes is working with tribal bison programs to restore bison while generating greater community benefit including employment, increased revenue generation, and greater food sovereignty. In northern Montana, we work with the tribal communities of Fort Peck Reservation (Nakoda and Dakota Tribes) and the Fort Belknap Indian Community (Nakoda and Aaniiih Tribes). <text:s text:c="2"/>Fort Peck Reservation encompasses approximately 2.1 million acres, 43% (906,126 acres) of which have been plowed, and 157,355 acres of which were plowed since 2009, so conversion and associated emissions are a genuine concern. The principal restoration activity is that of restoring bison, a native grazer and sacred relative of plains people, to tribal lands. Though it does not relate to carbon dioxide removal, the environmental implications of restoring bison are the following: Carbon sequestration from grazing intact native grasslands in the Western US can sequester up to an additional 0.02-0.22 tons CO2/acre per year. Intact grasslands store up to 50 tons of CO2/acre that has accumulated over decades or centuries. Plow-up, akin to deforestation, destroys habitat for everything from grassland birds to pollinators to microbial life in the soil. Bison are well adapted to climate extremes from cold winters and deep snow to hot, dry conditions; and therefore, are a resilient species in the face of increasingly erratic climate events. Their grazing behavior favors the flourishing of diverse native vegetation, can improve water infiltration, revitalize natural springs, and increase carbon sequestration. Restoring bison ensures the grasslands are protected from plow-up for crops, the biggest threat to grasslands and wildlife habitat in the NGP. <text:s/>Previously these lands were d was used for grazing cattle that were sent to feedlots for finishing, which is also common practice for bison production. The bison will live entirely on the grasslands with surplus animals being humanely harvested instead of being sent to a feedlot. Average GHG estimates associated with feed production for NGP livestock that are sent to feedlots accounts for 11% of total livestock production emissions, which does not include land conversion emissions, all of which will be avoided with this project. In addition, it is estimated that 23% of all water consumption in the US goes to cattle-feed crops. Recent research found that during drought years, more than one-quarter of all rivers in the Western US are depleted by more than 75% during the summer, and irrigated cattle-feed was the largest use of more than half of these rivers. As we aspire to mitigate impacts of climate change, water is undoubtedly of great concern in the western US and the bison management strategy offers a sound alternative to traditional agricultural production for their tribal lands. Finally, range bison methane emissions are conservatively estimated to be 30% lower than commonly used range cattle methane emission rates. As methane is a potent GHG that has ~25 times the global warming potential of carbon dioxide, potential reductions of methane emissions from establishing bison on this property further demonstrates the multi-faceted climatic mitigation offered through this project. <text:s/>In terms of social sustainability WWF has worked with Fort Peck Tribes and Fort Belknap Indian Community to identify community values, needs and aspirations associated with the restoration of bison to ensure social sustainability of these efforts. In both communities WWF is funding the salary of bison program staff to add capacity in the development and delivery of new programs and services aligned with the expressed desires of community members. Since beginning this work WWF has supported progress on several fronts. WWF has worked with tribal partners to facilitate increased access of community members to the tribes communal bison herd and associated benefits by creating opportunities for tribal member to visit their bison herd, initiated affordable bison meat sales, increased donations of bison meat to tribal programs, increased awareness and access to tribal member bison hunts, increased bison program revenue generation from non-tribal hunts, and developed a culturally appropriate early childhood education bison curriculum. To measure progress on increasing the economic sustainability of the tribal bison program WWF is tracking increases in revenue generated from non-tribal bison hunts. To measures progress on community food security WWF is measuring the number of bison and the pounds of bison meat sold or donated to community members and programs. Overall WWF is working with our tribal partners to ensure that social sustainability is addressed on an equal footing to environmental and financial sustainability to ensure that conservation outcomes are valued and durable. <text:s/></text:p>
          </table:table-cell>
          <table:table-cell office:value-type="string" calcext:value-type="string">
            <text:p>The National Indian Carbon Coalition has determined that there are no federal regulations of carbon projects on tribal land, and that carbon credit projects on trust lands that involve leases for sequestration or emissions-reduction activities will be reviewed under 25 CFR 84 (Encumbrances of Tribal Land) for tribal ownership and 25 CFR 169 (Rights-of-Way Over Indian lands) for allottee ownership. The American Carbon Registry’s Guidance for Carbon Project Development on Tribal Lands notes that BIA has not handled these issues consistently: <text:s/>“Most land management actions and long-term commitments on tribal trust lands in the United States require Bureau of Indian Affairs (BIA) approval. However, BIA policy at the national level at this time remains unclear regarding carbon offset projects and what specific BIA approvals are required. Lacking a uniform national policy, some BIA regional offices have approved tribes entering offset projects, and/or provided documentation indicating BIA approval is not required for a specific project. There is limited precedent for the enrollment of tribal trust lands in the grasslands of the United States. To establish the eligibility of tribal trust grasslands the Bureau of Indian Affairs (BIA) will need to issue a determination on whether they will permit tribes with trust lands in the Northern Great Plains to participate in carbon markets and the associated agreements that would govern the trust lands that the BIA oversees (American Carbon Registry. Guidance for Carbon Project Development on Tribal Lands. April 2018).” <text:s/>Due to the lack of clarity around the eligibility of tribal trust lands in grasslands to participate in carbon projects WWF has only identified one Native Nation in the Northern Great Plains region attempting to establish a carbon project. It is WWF’s hope that through this proposed work we can help secure a blanket determination from the Bureau of Indian Affairs concerning tribal participation in carbon markets on trust lands in grasslands. WWF will subsequently raise awareness among the 15 Native Nations in our region concerning the opportunity that participation in these markets presents for the social, environmental, and financial sustainability of tribal efforts to conserve their lands and restore bison that the plains people consider their relatives. <text:s/>American Indians are exposed to a variety of social, economic, and environmental injustices. They are among the poorest populations in the US, suffer from hyper-segregation, live in inadequate housing, lack access to educational and life resources other groups take for granted, have a higher incidence of a number of diseases, lack access to adequate medical screening and treatment, and have experienced a long historical process that reduced Native landholdings to a fraction of their “original” size. Taken together, these conditions of life have a strong impact on the average life course of Native Americans. <text:s text:c="3"/>It might therefore be surprising to learn that Plains tribes manage some of the largest intact grasslands in North America – an enormous cultural, environmental, and financial asset. WWF has been working with tribal communities in the Northern Great Plains to restore bison populations and generate new economic opportunities to leverage these intact grasslands. Unfortunately, in the context of increased food insecurity during the COVID-19 pandemic, remote tribal communities are struggling to access adequate resources to leverage bison as a critical source of nutrition because meat processing, storage, and distribution costs are prohibitive and COVID-19 relief funds are generally not directed to such efforts. <text:s text:c="3"/>WWF is working with tribal partners in Fort Peck and Fort Belknap to support sustainable bison harvesting in response to food insecurity exacerbated by the COVID-19 pandemic. Large bison populations on reservations are contributing to mitigating impacts of COVID-19 but will not be preserved unless tribal bison programs are viewed as delivering ongoing value to their communities in a way that is socially, environmentally, and financially sustainable. Harvesting, processing, and storing bison for tribal communities helps to address food scarcity while demonstrating a tangible value to the community and creating an opportunity for tribal members to reconnect with the bison. For example, the Fort Peck Reservation in Montana recently harvested 6 bison that produced 1,700 pounds of meat that was distributed in packages of stew meat, ground meat, or roasts to 208 senior citizens and 456 reservation households, impacting an estimated 1,386 tribal citizens. In most cases the bison herds in WWF’s tribal partner communities have grown to the maximum number of bison that the grassland pastures on which they graze can be sustained. Bison thrive when provided with ample grazing and water, and the herd must be reduced by 25-30% annually to maintain constant numbers and to ensure that the herd does not threaten the long-term sustainability of the grasslands. <text:s/>WWF and our tribal partners are creating a roadmap to achieve sustainability while addressing the immediate food insecurity needs intensified by the COVID-19 pandemic. The opportunity that Microsoft could offer for Native Nations to access carbon markets would provide another avenue to bolster the sustainability of their efforts to achieve food sovereignty while restoring a sacred species and conserving the vast grasslands that they steward and call home. <text:s/></text:p>
          </table:table-cell>
          <table:table-cell table:number-columns-repeated="983"/>
        </table:table-row>
        <table:table-row table:style-name="ro2">
          <table:table-cell office:value-type="string" calcext:value-type="string">
            <text:p>Hardwick Climate Business Limited</text:p>
          </table:table-cell>
          <table:table-cell office:value-type="string" calcext:value-type="string">
            <text:p>Carbon Asset Developer: Guanaré Uruguay, Guanaré S.A. <text:s/>Partner Organisation: One Carbon World Limited</text:p>
          </table:table-cell>
          <table:table-cell office:value-type="string" calcext:value-type="string">
            <text:p>VCS CCB Certified Forest Plantation Project in Eastern Uruguay</text:p>
          </table:table-cell>
          <table:table-cell office:value-type="string" calcext:value-type="string">
            <text:p>"Guanaré" Forest Plantations on degraded grasslands under extensive grazing</text:p>
          </table:table-cell>
          <table:table-cell office:value-type="string" calcext:value-type="string">
            <text:p>n/a</text:p>
          </table:table-cell>
          <table:table-cell/>
          <table:table-cell office:value-type="string" calcext:value-type="string">
            <text:p>The project comprises a total of 20,877 hectares of land which had previously been under extensive grazing by beef cattle. On this area forest plantations were established to yield high-value, long-lived timber products, to sequester large amounts of carbon dioxide from the atmosphere, and to improve soil quality. <text:s text:c="4"/>The forests were based mainly on Eucalyptus grandis and to a lesser extent Eucalyptus globulus, Eucalyptus dunnii, Eucalyptus maidenii, Eucalyptus tereticornis and Pinus taeda plantations in 22-year rotations, managed with pruning (to a minimum height of 12 m) and two to three thinning operations, to obtain knot free, high-diameter logs suitable for saw-milling and veneering. Project start date was on the 24th April 2006 and plantations were completed by year 5 of project (2011). Forests will be replanted after clear-cut harvest. All practices follow FSC standards for sustainable forest management while enhancing biodiversity conservation by increasing the connectivity of forests. Moreover, the project generates income and job opportunities for local communities in rural areas of Uruguay. The planted forests are removing carbon dioxide from the atmosphere and storing it in different carbon pools (living aboveground and below-ground biomass, soil, litter, non-tree vegetation and dead wood). <text:s text:c="4"/>The project was proposed by Guanaré SA (hereinafter Guanaré) on behalf of itself and Guanaré AARL, which are the owners of the land. Guanaré’s main activity is the implementation of livestock-forest-environmental projects on purchased land. All activities related to forest investments, marketing and management of Guanaré are implemented by a local company (Forestal Atlántico Sur SA, hereinafter FAS), through contractual agreement. FAS was established in 2005, and its partners are highly experienced in managing forests. All properties of Guanaré are legally owned and are covered by deeds duly registered with the National Records. There are no conflicts related to tenure or use rights over the land affected to the project or its products. Carbosur Ltda. is the consultant in charge of developing the carbon component of the project. It has a contractual agreement with Guanaré to develop and manage the carbon project. <text:s text:c="4"/>Microsoft’s payments for CDR relating to this project will provide it with title to historical and if desired future vintages of VCS accredited voluntary carbon credits derived from the project’s removal of carbon dioxide from the atmosphere. <text:s text:c="3"/></text:p>
          </table:table-cell>
          <table:table-cell office:value-type="string" calcext:value-type="string">
            <text:p>Melo. Coordinates provided below are for largest parcels of land under the project.</text:p>
          </table:table-cell>
          <table:table-cell office:value-type="string" calcext:value-type="string">
            <text:p>Cerro Largo and Treinta y Tres departments</text:p>
          </table:table-cell>
          <table:table-cell office:value-type="string" calcext:value-type="string">
            <text:p>Uruguay</text:p>
          </table:table-cell>
          <table:table-cell office:value-type="float" office:value="1000000" calcext:value-type="float">
            <text:p>1000000</text:p>
          </table:table-cell>
          <table:table-cell office:value-type="float" office:value="100" calcext:value-type="float">
            <text:p>100</text:p>
          </table:table-cell>
          <table:table-cell office:value-type="float" office:value="1000000" calcext:value-type="float">
            <text:p>1000000</text:p>
          </table:table-cell>
          <table:table-cell office:value-type="float" office:value="3883501" calcext:value-type="float">
            <text:p>3883501</text:p>
          </table:table-cell>
          <table:table-cell office:value-type="string" calcext:value-type="string">
            <text:p>4/24/2006</text:p>
          </table:table-cell>
          <table:table-cell office:value-type="string" calcext:value-type="string">
            <text:p>Monitoring, validation and verification will be carried out according to the consolidated methodology AR-ACM0001 “Afforestation and reforestation of degraded land” (version 5.2.0, EB 65). In line with standard VCS protocol the project has set aside a risk-adjusted percentage of emission removal credits and placed them into a buffer pool. These “buffer credits” are managed separately by Verra and can be cancelled in cases where reversals occur. If reversals occur, the carbon removal losses are covered through the cancellation of an equivalent number of buffer credits from the buffer pool. The non performance risk of the project was assessed as only 4%, but a minimum of 10% buffer as required by Verra for all projects has been set aside. For historical vintages this equates to a buffer of around 900k credits to date. <text:s/></text:p>
          </table:table-cell>
          <table:table-cell office:value-type="string" calcext:value-type="string">
            <text:p>Yes</text:p>
          </table:table-cell>
          <table:table-cell office:value-type="string" calcext:value-type="string">
            <text:p>Not applicable (I answered yes to Q24)</text:p>
          </table:table-cell>
          <table:table-cell table:number-columns-repeated="3"/>
          <table:table-cell office:value-type="string" calcext:value-type="string">
            <text:p>Verra (VCS)</text:p>
          </table:table-cell>
          <table:table-cell table:number-columns-repeated="2"/>
          <table:table-cell office:value-type="string" calcext:value-type="string">
            <text:p>CCBA</text:p>
          </table:table-cell>
          <table:table-cell table:number-columns-repeated="2" office:value-type="string" calcext:value-type="string">
            <text:p>n/a</text:p>
          </table:table-cell>
          <table:table-cell office:value-type="string" calcext:value-type="string">
            <text:p>Biodiversity preservation: The establishment of forest plantations designed to preserve high biodiversity value areas (such as native forests, wetlands and low areas under grassland) has proved to be effective in Uruguay. Since largescale forest planting started in the 1990s, several surveys (mostly conducted by independent scientists on behalf of forest companies) have found a proliferation of birds, frogs, and mammals, some of which had been considered as extinct or endangered. These studies also found <text:s/>at least three new species (two birds and one frog) which had never been reported before in the country. One of them is a case of a completely new species. The project activity would produce similar impacts. <text:s text:c="4"/>Hydrological cycle: It is well known that planting trees on a grassland site usually causes a reduction in the runoff and an increase in the evapotranspiration. This might cause some competition for water with other users (e.g. cattle farms located downstream in the watersheds, hydroelectric power generation, and water for human consumption). Some studies (e.g., Silveira et al., 2006) have shown that this effect is not significant in Uruguay at the medium-size watershed scale (due to high precipitation). At the micro-watershed level, there might be some problems, which can be minimized by plantation design (e.g. by limiting the extent of forest plantations in a watershed). The project will leave at least 35% to 40% of the land area unplanted, which will greatly reduce the hydrological effects, as compared with a more common 25-30% of unplanted area. In addition, since most of the project area flows into rivers with relatively high flow rate, no significant downstream effects are expected. Any potential impacts on the hydrological cycle processes will be minimized by: <text:s text:c="2"/>- the design of plantations, which will occupy only approximately 60% of the land area owned by Guanaré, avoiding sensitive areas; and <text:s/>- the fact that the annual rainfall, and in particular during the spring-summer period, when usually water deficits occur, has been increasing over recent decades, and is expected to continue in the future, thus offsetting the expected decrease in runoff. <text:s text:c="4"/>Given the fact that soil erosion will be controlled and that a minimal amount of agro chemicals will be used every 22 years, no negative impacts on water quality are expected. All watercourses in the project site will be continuously monitored. Proper corrective measures will be taken in the case of detection of pollutants above pre-project levels. <text:s text:c="3"/>Soils: The area where the project will be implemented has an incipient process of soil erosion caused by overgrazing. This process may be accelerated due to climate change through the effects of an increased frequency of both droughts (and, in consequence, of overgrazing) and intense rainfall (leading to higher water erosion). In addition, the site has suffered from degradation due to nearly 300 years of extensive grazing by beef cattle and sheep, evidenced by a decrease in the content of organic carbon in the soils. The implementation of the project activity will result in an effective protection of the soil against erosion and in a reversion of the degradation by building up soil organic carbon. Soils will be disrupted only once each rotation cycle and site preparation will be based on strip tillage, with strips oriented perpendicularly to slope direction, and use of glyphosate herbicide to minimize the exposure the soil to erosion agents. The tree vegetation will completely protect the soil and at harvest, bark, leaves and branches will be left on the ground, thus minimizing any negative impacts of erosion by rainfall and soil degradation by harvesting machinery. <text:s text:c="3"/>Use of chemicals: The project will use a limited amount of certain chemicals during site preparation for plantation; this is, only once every 22 years. These products include: <text:s text:c="4"/>- Herbicides for site preparation: Including glyphosate, oxifluorfen and others, all of them properly registered and allowed by law in Uruguay. All these products will only be applied selectively (only when and where they are needed) and avoiding excessive rates. Adoption of safety procedures will minimize problems related with herbicide handling and spraying. <text:s text:c="4"/>- Insecticides for ant control: ants are a major problem in newly established plantations in Uruguay, and they must be controlled in order to obtain a successful plantation. The project will use fipronil and eventually other products recommended by the Ministry of Agriculture (MGAP). These products are used in localized applications (e.g. they are not overcast) and in small rates, and only during site preparation and the first weeks after plantation. Adoption of safety procedures will minimize problems related with insecticide handling. <text:s text:c="4"/>- Fertilizers: only limited amounts of starter fertilizers will be applied. Phosphorus is highly deficient in the project site soils, and application of phosphate localized at one side of each seedling ensures proper establishment. Average rate will be 100-150 g of P-rich fertilizer per seedling (between 1000 and 1100 seedlings/ha). Fertilizer will also have small amounts of nitrogen. In some cases, and according to soil analysis, small rates of potassium could be added, as well as some micro-nutrients needed to correct deficiencies. <text:s text:c="3"/>Risk of forest fires: In compliance with national regulations, Guanaré has implemented an extensive plan to prevent forest fires. There are many preventive activities such as: i) establishment of a network of firebreaks surrounding forests blocks with an area not larger than 50 ha; ii) the introduction of cattle in early stages of the forestation for maintaining short and green pastures, thus reducing the volumes of fuel; iii) permanent surveillance of the project area, particularly at times of medium to high risk of fire; iv) burning as a possible technique for cleaning fields is particularly excluded; vi) warning signs with risk of fire are placed next to forest sites; vii) transit of non-authorized hunters, hikers or campers is forbidden; viii) fire extinguishers must be available in vehicles (including tractors) that circulate in the property. The risk of fires in commercial forests plantations in Uruguay is very low due to reduced population density and a very humid climate. Normally forest fires in Uruguay only occur in summer in the coastal areas of the South and Southeast of the country, associated with the tourism activity. In spite of prevention activities, fires can happen. In that case, equipment and staff (own and contracted) is ready and trained for firefighting. <text:s/></text:p>
          </table:table-cell>
          <table:table-cell table:number-columns-repeated="9" office:value-type="string" calcext:value-type="string">
            <text:p>Yes</text:p>
          </table:table-cell>
          <table:table-cell office:value-type="string" calcext:value-type="string">
            <text:p>Not applicable</text:p>
          </table:table-cell>
          <table:table-cell office:value-type="string" calcext:value-type="string">
            <text:p>No</text:p>
          </table:table-cell>
          <table:table-cell office:value-type="string" calcext:value-type="string">
            <text:p>The project's FSC and highly regarded CCBA accreditation (of which only 46 validated projects exist globally at 08/13/2020) ensures all workers rights and local community interests are embedded into the project and that biological diversity is preserved and enhanced. <text:s text:c="3"/>The project also includes important ecosystems such as very high biological wealth measured through birds assessment and monitoring, and rare or not common species included in the international list for conservation maintained by the IUCN (International Union for Conservation of Nature). <text:s text:c="3"/>After the afforestation project is fully launched, there will be an increase in flora and fauna species, and the project will implement afforestation activities through scientific and rational allocation methods, without burning, cutting or harvesting native forests. <text:s/>The implementation and maintenance of buffer zones between forest plantations and native forests of more than 20 meters, will allow the development and, in some cases, the improvement of pastures. These pastures are habitat and biological corridors for many rare and endangered fauna species. In all the wildlife studies conducted by Guanaré, strict pasture species have been detected in forest lands where Guanaré implemented afforestation activities. The row site preparation will protect the existing vegetation as much as possible. Scientific and rational afforestation projects such as this can also favourably adjust the hydrological cycle, reduce drought and flood risk; promote soil nutrient cycle, improve local micro-climate and other ecological environments.</text:p>
          </table:table-cell>
          <table:table-cell office:value-type="string" calcext:value-type="string">
            <text:p>This project is certified by the Forestry Stewardship Council (FSC). The FSC is an internationally renowned program that sets the highest standard for responsible forest management. The FSC Principles and Criteria consist of a set of ten principles on how the forest must be managed to meet social, economic, ecological, cultural needs and rights of present generations without risking those of the generations to come. FSC has a strong focus on securing workers’ rights by incorporating core labour requirements into its system. These requirements include effective abolition of child labour, elimination of all forms of forced or compulsory labour, the elimination of discrimination in respect of employment and occupation, respect of freedom of association and the effective recognition of the right to collective bargaining. <text:s text:c="3"/>Creation of employment and fair wages are some of the main social benefits of the project. Typically, an extensive livestock production system employs 1.4 persons per 1,000 hectares. The Guanaré project is expected to multiply that figure by more than 10. Beyond an increased number of jobs, the project is expected to contribute to the development of the region and the country pursuant to the priorities defined by the Uruguayan government (promotion of small family businesses, increase in exports, eradication of rural poverty, incorporation of technology, increased nationally added value, development of new productive chains and geographic decentralization of development) as follows: <text:s text:c="3"/>Promotion of small family businesses and creation of several job opportunities: As <text:s/>mentioned above, the Guanaré project activity will generate several job opportunities, creating nearly 700 job positions . The vast majority of employees will be hired by contractors. The majority of the outsourced contractor companies currently working with Guanaré, are registered in Uruguay as “PYMES” (small and medium sized enterprises - SME), mostly family companies. <text:s text:c="3"/>Internationally tradable products: <text:s/>Outputs from the Guanaré project (wood and carbon credits) will provide access to national and international markets. Livestock meat is produced within Guanaré property by local cattle breeders and their product is also internationally tradable. Cattle breeding is an activity conducted by third-party companies, that rents the land not being used for forestry within Guanares property. This activity generates synergy with the forest and is not displaced outside of the area. Guanare has a policy to prioritize land rental to former cattle breeders in the area . As such, cattle farmers that have sold their land are not required to move to other places. This has an enormous social impact to communities. More than 70 farmers have benifited directly from this project. <text:s text:c="3"/>Eradication of rural poverty: The main contribution of the Guanaré project activity to the eradication of rural poverty will be through the generation of high quality and stable employment, in a region of Uruguay with elevated levels of poverty. A study by Carámbula and Piñeiro (2006), demonstrates that forestry projects oriented to the production of high value timber, generates high positive impacts in the eradication of poverty in rural areas and reversing the process of internal migration to big cities. As mentioned in the previous paragraph, generation of job is not only for the forestry part, but also for livestock production within Guanare project site. As of March 2019, 362 indirect job positions had been created and 64 direct jobs. <text:s text:c="3"/>Incorporation of technology: The project incorporates the best available and affordable technology for optimizing wood productivity and quality through the selection of seeds, site preparation, plantation, weed and pest control, forest management and wood harvesting and logistics, and achieving sustainability objectives. Guanaré has a program for applied research, continuously testing various practices in order to achieve continuous improvement over time and collaborates with other companies and public institutions in this regard. <text:s/>All forestry workers in the Guanare project are incorporating the use of technology (silvicultural technology, GPS, drones, vehicles, tools), increasing their working capacity beyond this project. <text:s text:c="3"/>Increased nationally added value to forestry products: Guanaré project will produce timber that can be used for high-value products. As discussed above, currently there are no wood industries located within a reachable distance from the project site. However, the presence of Guanaré and <text:s/>other similar initiatives in the area <text:s/>also seeking carbon finance (GFP, Weyerhaeuser and others) may induce <text:s/>future <text:s/>establishment of industries in the region. And even in the case that no industries are developed, the saw logs and veneer logs produced by Guanaré could be exported through Montevideo harbor at prices which will be higher than those that could be obtained by selling pulpwood, which is the traditional wood product exported from Uruguay. In addition, the forest management adopted by Guanaré would increase the amount of carbon sequestered by trees, thus increasing the carbon embedded value in wood products. <text:s text:c="4"/>Development of new productive chains: <text:s/>Guanaré forest plantation may contribute to promote the establishment of industrial investments in the area. In 2018, the government of Uruguay has signed a contract with a foreign company to establish the third pulp-mill in Uruguay. If all conditions are met, the plant will be established in the central zone of Uruguay, close to the Guanaré project area. The development of this new plant is only possible given the development of the forest sector in that region of the country. E. grandis has been established and managed for high-quality timber, and the reasonable market destination could be Rivera/Tacuarembo (sawmill) or Montevideo (harbor). <text:s text:c="4"/>Geographic decentralization of development: The Guanaré project will bring about a number of socio-economic benefits to the surrounding area, which is currently one of the least developed areas in the country. This would create a development pole away from Montevideo and other areas which concentrate most of the economic activity in the country. <text:s text:c="3"/>Improve local community’s well-being: Guanaré has implemented a program to support and assist local communities, public schools, and public entities (firefighters, police), with donations of various types. From material goods (firewood, tools, school supplies) to staff time (educational presentations in schools). Guanaré is committed to promote and enhance the well-being of the community. <text:s text:c="2"/></text:p>
          </table:table-cell>
          <table:table-cell table:number-columns-repeated="983"/>
        </table:table-row>
        <table:table-row table:style-name="ro2">
          <table:table-cell office:value-type="string" calcext:value-type="string">
            <text:p>Hardwick Climate Business Limited</text:p>
          </table:table-cell>
          <table:table-cell office:value-type="string" calcext:value-type="string">
            <text:p>Carbon Asset Developer: Weyerhaeuser Uruguay, EUCAPINE S.R.L. <text:s/>Partner Organisation: One Carbon World Limited</text:p>
          </table:table-cell>
          <table:table-cell office:value-type="string" calcext:value-type="string">
            <text:p>VCS Certified Forest Plantation Project in Eastern Uruguay</text:p>
          </table:table-cell>
          <table:table-cell office:value-type="string" calcext:value-type="string">
            <text:p>“Weyerhaeuser Uruguay” Forest Plantations on degraded grasslands under extensive grazing </text:p>
          </table:table-cell>
          <table:table-cell office:value-type="string" calcext:value-type="string">
            <text:p>n/a</text:p>
          </table:table-cell>
          <table:table-cell/>
          <table:table-cell office:value-type="string" calcext:value-type="string">
            <text:p>The project comprises a total of 18,191 hectares of land which had previously been under extensive grazing by beef cattle. On this area forest plantations were established in order to obtain high-value, long-lived timber products, to sequester large amounts of carbon dioxide from the atmosphere, and to improve soil quality. <text:s text:c="4"/>The forests are based mainly on Eucalyptus grandis and, to a lesser extent, Eucalyptus dunnii and Pinus taeda plantations in 16 (Eucalyptus) and 21-year (Pinus) rotations, managed with pruning (to a height of 9m and 6m respectively); one thinning operation in Eucalyptus after 11 years and two thinning operations in Pinus after 12 and 16 years to obtain knot-free, high-diameter logs suitable for saw-milling and veneering. Plantation was completed by year 7 of project and forests were replanted after clear-cut harvest. Practices are compatible with PEFC standards for sustainable forest management. The planted forests will remove carbon dioxide from the atmosphere and store it in different carbon pools (living above-ground and below-ground biomass, soil, litter, non-tree vegetation, dead wood and harvested wood products). <text:s text:c="4"/>The project proponent is 'Weyerhaeuser Uruguay S.A.', which is legally constituted to carry out investments in Uruguay and all its property is legally owned and covered by deeds duly registered with the National Records. There are no controversies regarding tenure or use rights over the land assigned to the project or its products. 'Weyerhaeuser Uruguay S.A.' is 100% property of 'Weyerhaeuser Company'. It was established in 2004, and started its operation in 2005, buying land in the eastern part of the country. Since 2010, 'Weyerhaeuser Uruguay S.A.' has been a REIT (Real Estate Investment Trust) subsidiary of 'Weyerhaeuser Company' (REIT). All sales (related or non-related parties) of Weyerhaeuser Uruguay are conducted on a PAC (Pay As Cut) basis. Currently, the legal entity sales are split between 'Weyerhaeuser Productos S.A.' (100% property of Weyerhaeuser Company) and third-party customers. Since 'Weyerhaeuser Uruguay S.A.' became a REIT, the implementing partner has been 'Weyerhaeuser Productos S.A.' (Non REIT), a subsidiary of Weyerhaeuser Company (Non REIT). Carbosur Ltda. is the consultant in charge of developing the carbon component of the project. It has a contractual agreement with 'Weyerhaeuser Uruguay S.A.' to develop and manage the carbon project. <text:s text:c="3"/>Microsoft’s payments for CDR relating to this project will provide it with title to historical and if desired future vintages of VCS accredited voluntary carbon credits derived from the project’s removal of carbon dioxide from the atmosphere. <text:s text:c="3"/></text:p>
          </table:table-cell>
          <table:table-cell office:value-type="string" calcext:value-type="string">
            <text:p>Melo. Coordinates provided below are for largest parcels of land under the project. </text:p>
          </table:table-cell>
          <table:table-cell office:value-type="string" calcext:value-type="string">
            <text:p>Cerro Largo and Treinta y Tres departments</text:p>
          </table:table-cell>
          <table:table-cell office:value-type="string" calcext:value-type="string">
            <text:p>Uruguay</text:p>
          </table:table-cell>
          <table:table-cell office:value-type="float" office:value="1000000" calcext:value-type="float">
            <text:p>1000000</text:p>
          </table:table-cell>
          <table:table-cell office:value-type="float" office:value="100" calcext:value-type="float">
            <text:p>100</text:p>
          </table:table-cell>
          <table:table-cell office:value-type="float" office:value="1000000" calcext:value-type="float">
            <text:p>1000000</text:p>
          </table:table-cell>
          <table:table-cell office:value-type="float" office:value="4601938" calcext:value-type="float">
            <text:p>4601938</text:p>
          </table:table-cell>
          <table:table-cell office:value-type="string" calcext:value-type="string">
            <text:p>2/22/2006</text:p>
          </table:table-cell>
          <table:table-cell office:value-type="string" calcext:value-type="string">
            <text:p>Monitoring, validation and verification will be carried out according to the consolidated methodology AR-ACM0001 “Afforestation and reforestation of degraded land” (version 5.2.0, EB 65). In line with standard VCS protocol the project has set aside a risk-adjusted percentage of emission removal credits and placed them into a buffer pool. These “buffer credits” are managed separately by Verra and can be cancelled in cases where reversals occur. If reversals occur, the carbon removal losses are covered through the cancellation of an equivalent number of buffer credits from the buffer pool. The non performance risk of the project was assessed as only 2%, but a minimum of 10% buffer as required by Verra for all projects has been set aside. For the reporting period through to April 2013 this equated to a buffer of 291,585 credits.</text:p>
          </table:table-cell>
          <table:table-cell office:value-type="string" calcext:value-type="string">
            <text:p>Yes</text:p>
          </table:table-cell>
          <table:table-cell office:value-type="string" calcext:value-type="string">
            <text:p>Not applicable (I answered yes to Q24)</text:p>
          </table:table-cell>
          <table:table-cell table:number-columns-repeated="3"/>
          <table:table-cell office:value-type="string" calcext:value-type="string">
            <text:p>Verra (VCS)</text:p>
          </table:table-cell>
          <table:table-cell table:number-columns-repeated="2"/>
          <table:table-cell office:value-type="string" calcext:value-type="string">
            <text:p>Currently pursuing CCBA certification </text:p>
          </table:table-cell>
          <table:table-cell table:number-columns-repeated="2" office:value-type="string" calcext:value-type="string">
            <text:p>n/a</text:p>
          </table:table-cell>
          <table:table-cell office:value-type="string" calcext:value-type="string">
            <text:p>Biodiversity preservation: The establishment of forest plantations designed to preserve high biodiversity value areas (such as native forests, wetlands and low areas under grassland) has proved to be effective in Uruguay. Since largescale forest planting started in the 1990s, several surveys (mostly conducted by independent scientists on behalf of forest companies) have found a proliferation of birds, frogs, and mammals, some of which had been considered as extinct or endangered. These studies also allowed finding at least three new species (two birds and one frog) which had never been reported before in the country. One of them is a case of a completely new species. The project activity would produce similar impacts. <text:s text:c="3"/>Hydrological cycle: It is well known that planting trees on a grassland site usually causes a reduction in the runoff and an increase in the evapotranspiration. This might cause some competition for water with other users (e.g., cattle farms located downstream in the watersheds, hydroelectric power generation, and water for human consumption). Some studies (e.g., Silveira et al., 2006) have shown that this effect is not significant in Uruguay at the medium-size watershed scale (due to high precipitation). At the micro-watershed level, there might be some problems, which can be minimized by plantation design (e.g., by limiting the extent of forest plantations in a watershed). The proposed project will leave at least 35% to 40% of the land area unplanted, which would greatly reduce the hydrological effects, as compared with a more common 25- 30% of unplanted area. In addition, since most of the project area flows into rivers with relatively high flow rate, no significant downstream effects are expected. Any potential negative impacts on the hydrological cycle processes will be minimized by the design of plantations, which will occupy only approximately 60% of the land area owned by Weyerhaeuser Uruguay, avoiding sensitive areas; and the fact that the annual rainfall, and in particular during the spring-summer period, when water deficits usually occur, has been increasing over recent decades, and is expected to continue in the future, thus offsetting the expected decrease in runoff. Given the fact that climate change in Uruguay has been causing, and is expected to continue causing an increased frequency of extreme precipitation events associated with flooding causing severe infrastructure damage and displacement of people from their homes, the establishment of forests acts as a factor attenuating such negative impacts, by moderating the runoff. <text:s text:c="4"/>No negative impacts on water quality is expected given the fact that soil erosion will be controlled and that a minimal amount of agro chemicals will be used every 16 to 21 years. <text:s text:c="3"/>Soils: The area where the project will be implemented has an incipient process of soil erosion caused by overgrazing. This process may be accelerated due to climate change through the effects of an increased frequency of both droughts (and, in consequence, of overgrazing) and intense rainfall (leading to higher water erosion). In addition, the site has suffered from degradation due to nearly 300 years of extensive grazing by beef cattle and sheep, evidenced by a decrease in the content of organic carbon in the soils. The implementation of the project activity will result in an effective protection of the soil against erosion and in a reversion of the degradation by building up soil organic carbon. Soils will be disrupted only once each rotation cycle and site preparation will be based on strip tillage, with strips oriented perpendicularly to slope direction, and use of glyphosate herbicide to minimize the exposure of soil to erosion agents. The tree vegetation will completely protect the soil and at harvest, bark, leaves and branches will be left on the ground, thus minimizing any negative impacts of erosion by rainfall and soil degradation by harvesting machinery. <text:s text:c="3"/>Use of chemicals: The project will use a limited amount of certain chemicals during site preparation for plantation; this is, only once every 16 to 21 years. These products include: <text:s text:c="3"/>- Herbicides for site preparation: Including glyphosate, oxifluorfen and others, all of them properly registered and allowed by law in Uruguay. All these products will only be applied selectively (only when and where they are needed) and avoiding excessive rates. Adoption of safety procedures will minimize problems related with herbicide handling and spraying. <text:s text:c="3"/>- Insecticides for ant control: ants are a major problem in newly established plantations in Uruguay, and they must be controlled in order to obtain a successful plantation. The project will use fipronil and eventually other products recommended by the Ministry of Agriculture (MGAP). These products are used in localized applications (e.g. they are not overcast) and in small rates, and only during site preparation and the first weeks after plantation. Adoption of safety procedures will minimize problems related with insecticide handling. <text:s text:c="3"/>- Fertilizers: only limited amounts of starter fertilizers will be applied in eucalyptus plantations (not applied in pine). Phosphorus is highly deficient in the project site soils, and application of phosphate localized at one side of each plant ensures proper establishment. <text:s text:c="4"/>Risk of forest fires: In compliance with national regulations, Weyerhaeuser Uruguay has implemented an extensive plan to prevent forest fires. There are many preventive activities such as: i) establishment of a network of firebreaks surrounding forests blocks with an area not larger than 50 ha; ii) the introduction of cattle in early stages of the forestation for maintaining short and green pastures, thus reducing the volumes of fuel; iii) permanent surveillance of the project area, particularly at times of medium to high risk of fire; iv) burning as a possible technique for cleaning fields is particularly excluded; vi) warning signs with risk of fire are placed next to forest sites; vii) transit of non-authorized hunters, hikers or campers is forbidden; viii) fire extinguishers must be available in vehicles (including tractors) that circulate in the property. The risk of fires in commercial forests plantations in Uruguay is very low due to reduced population density and a very humid climate. Normally forest fires in Uruguay only occur in summer in the coastal areas of the South and Southeast of the country, associated with the tourism activity. In spite of prevention activities, fires can happen. In that case, equipment and staff (own and contracted) is ready and trained for firefighting. <text:s/></text:p>
          </table:table-cell>
          <table:table-cell table:number-columns-repeated="9" office:value-type="string" calcext:value-type="string">
            <text:p>Yes</text:p>
          </table:table-cell>
          <table:table-cell office:value-type="string" calcext:value-type="string">
            <text:p>Not applicable</text:p>
          </table:table-cell>
          <table:table-cell office:value-type="string" calcext:value-type="string">
            <text:p>No</text:p>
          </table:table-cell>
          <table:table-cell office:value-type="string" calcext:value-type="string">
            <text:p>The project's FSC accreditation ensures all workers rights and local community interests are embedded into the project and that biological diversity is preserved and enhanced. <text:s text:c="3"/>The project includes important ecosystems such as Sierra de Rios, Rio Yaguaron and Arroyo Tacuari, very high biological wealth <text:s/>very high biological wealth measured through birds' assessment and monitoring, and rare or not common species included in the international lists for conservation maintained by the IUCN (International Union for Conservation of Nature). <text:s text:c="3"/>Buffer areas will be created at the interface between eucalypt plantations and native forests. These buffer zones will be basically 20m wide strips on the edge of eucalypt and pine planted areas, where special management and harvest practices will be adopted (e.g., no interventions during nesting periods of certain birds) in order to avoid disturbing fauna in the protected zones. Fauna corridors will connect key native forest restoration areas, to allow for communication between isolated groups of animals. Cattle could graze these areas. <text:s text:c="4"/>Scientific and rational afforestation projects such as this can also favourably adjust the hydrological cycle, reduce drought and flood risk; promote soil nutrient cycle, improve local micro-climate and other ecological environments. <text:s/></text:p>
          </table:table-cell>
          <table:table-cell office:value-type="string" calcext:value-type="string">
            <text:p>As a result of the project activity there is an associated increase in the creation of jobs in an area with high unemployment and high poverty rates. In fact, it creates nearly 260 job positions during the agrarian phase and there are also approximately 70 local farmers whose businesses benefit from grazing beef cattle in the project's farms. Forest activity in Uruguay causes an increase in the number of jobs by a factor of 8 to 10 times compared to extensive farming activity. <text:s text:c="4"/>Job quality is also improved, since forestry wages are typically higher than other activities in rural areas. There is a contribution to attenuation or reversal of the phenomenon of population migration from the project zone to urban and other areas of the country. This migration phenomenon from rural areas is at the core of the main social problems affecting the country. In addition, forest activity increases the baseline of job opportunities for women in activities such as nurseries, planting and pruning relative to cattle breeding production. This helps improve the stability of rural families. There is a tendency in the country for forestry workers to return home after each workday, which is a big improvement with respect to livestock, which strongly depends on the residence workers on farms, far from their families. <text:s text:c="4"/>The development of services in the towns next to the project area is boosted due to project activity and the gross value of production per unit land area is expected to increase between 6 to 8 times compared to extensive livestock farming. <text:s text:c="5"/>Rural schools are also benefited from the project's commitment to education. The project proponent has assisted with materials and human resources to several primary schools. <text:s text:c="3"/></text:p>
          </table:table-cell>
          <table:table-cell table:number-columns-repeated="983"/>
        </table:table-row>
        <table:table-row table:style-name="ro2">
          <table:table-cell office:value-type="string" calcext:value-type="string">
            <text:p>BTG Pactual Timberland Investment Group (“TIG”) </text:p>
          </table:table-cell>
          <table:table-cell office:value-type="string" calcext:value-type="string">
            <text:p>TIG recognizes that effective partnerships will be essential to delivering exceptional climate, environmental and sustainability outcomes. TIG is currently exploring partnerships and collaborations with prominent environment and community development NGOs, experienced carbon developers, research scientists, and others who can enhance the positive impact of our work. </text:p>
          </table:table-cell>
          <table:table-cell office:value-type="string" calcext:value-type="string">
            <text:p>Delivering natural climate solutions at scale <text:s/></text:p>
          </table:table-cell>
          <table:table-cell office:value-type="string" calcext:value-type="string">
            <text:p>Climate-positive forestry (“CPF”) </text:p>
          </table:table-cell>
          <table:table-cell office:value-type="string" calcext:value-type="string">
            <text:p>N/A</text:p>
          </table:table-cell>
          <table:table-cell/>
          <table:table-cell office:value-type="string" calcext:value-type="string">
            <text:p>The Climate-positive Forestry (CPF) initiative seeks to leverage BTG Pactual’s global timberland investment platform to deliver appropriate risk-adjusted returns to financial investors, streams of high-quality carbon offsets to offtake partners, and other outsized climate, social and environmental benefits. Microsoft’s payments for CDR will enable the increase of above-ground biomass carbon stocks beyond business-as-usual land management practices and what could otherwise be supported by TIG’s Natural Climate Solutions (NCS) investment strategy. Lands will be owned fee-simple by TIG-managed investment vehicles and will meet Clean Development Mechanism (CDM) and Forest Stewardship Council (FSC) eligibility requirements. Please see “Climate-positive Forestry” file for additional information on this project. <text:s text:c="2"/></text:p>
          </table:table-cell>
          <table:table-cell table:number-columns-repeated="2" office:value-type="string" calcext:value-type="string">
            <text:p>Tacuarembó</text:p>
          </table:table-cell>
          <table:table-cell office:value-type="string" calcext:value-type="string">
            <text:p>Uruguay </text:p>
          </table:table-cell>
          <table:table-cell office:value-type="float" office:value="140000" calcext:value-type="float">
            <text:p>140000</text:p>
          </table:table-cell>
          <table:table-cell office:value-type="float" office:value="20" calcext:value-type="float">
            <text:p>20</text:p>
          </table:table-cell>
          <table:table-cell office:value-type="float" office:value="0" calcext:value-type="float">
            <text:p>0</text:p>
          </table:table-cell>
          <table:table-cell office:value-type="float" office:value="140000" calcext:value-type="float">
            <text:p>140000</text:p>
          </table:table-cell>
          <table:table-cell office:value-type="string" calcext:value-type="string">
            <text:p>10/1/2021</text:p>
          </table:table-cell>
          <table:table-cell office:value-type="string" calcext:value-type="string">
            <text:p>Project activities will be subject to field monitoring every 3 years through year 10, and every 5 years from year 11 to 20. Areas of forest from which carbon offsets will be delivered will be placed under a permanent legal protected status. In addition, only ~80% of newly verified carbon offsets will be delivered to purchaser; the remainder will be contributed to a buffer pool, the totality of which will provide insurance against future reversals. </text:p>
          </table:table-cell>
          <table:table-cell office:value-type="string" calcext:value-type="string">
            <text:p>No</text:p>
          </table:table-cell>
          <table:table-cell office:value-type="string" calcext:value-type="string">
            <text:p>No, the project will not be certified by June 2021 (please specify)</text:p>
          </table:table-cell>
          <table:table-cell office:value-type="string" calcext:value-type="string">
            <text:p>Due to the time required to initiate project activities, we anticipate certification by 2024. The CPF initiative will begin once the first property is acquired (projected to occur in 2021), and we expect certification to be complete well in advance of our first verification in 2024.</text:p>
          </table:table-cell>
          <table:table-cell table:number-columns-repeated="4"/>
          <table:table-cell office:value-type="string" calcext:value-type="string">
            <text:p>None</text:p>
          </table:table-cell>
          <table:table-cell/>
          <table:table-cell office:value-type="string" calcext:value-type="string">
            <text:p>We anticipate certification to both the Verified Carbon Standard (VCS) methodology AR-ACM003, and to the Forest Stewardship Council (FSC) sustainable forest management standard. </text:p>
          </table:table-cell>
          <table:table-cell office:value-type="string" calcext:value-type="string">
            <text:p>N/A</text:p>
          </table:table-cell>
          <table:table-cell office:value-type="string" calcext:value-type="string">
            <text:p>We do not anticipate that the CPF initiative will cause negative environmental or social impacts. CPF will be located in a jurisdiction with stable or increasing forest cover and will replace agricultural activities currently conducted below the estimated ecological and economic carrying capacity. Positive social impact will be achieved through transparent community consultation, robust community engagement, partnerships with locally effective NGOs and other organizations, and application of FSC and other relevant community engagement standards, principals and best practices. Fossil fuel usage will be minimal, and limited to the operation of essential vehicles and machinery.</text:p>
          </table:table-cell>
          <table:table-cell table:number-columns-repeated="7" office:value-type="string" calcext:value-type="string">
            <text:p>Yes</text:p>
          </table:table-cell>
          <table:table-cell office:value-type="string" calcext:value-type="string">
            <text:p>No</text:p>
          </table:table-cell>
          <table:table-cell office:value-type="string" calcext:value-type="string">
            <text:p>Not applicable</text:p>
          </table:table-cell>
          <table:table-cell table:number-columns-repeated="2" office:value-type="string" calcext:value-type="string">
            <text:p>Yes</text:p>
          </table:table-cell>
          <table:table-cell office:value-type="string" calcext:value-type="string">
            <text:p>CPF will deliver significant co-benefits, including enhanced habitat connectivity, increased biodiversity, increased native forest cover, and improved water quality and riparian habitat. CPF will also provide equitable rural employment and support community development. CPF’s activities are aligned with SDGs 6 – Gender Equality, SDG 8 – Decent Work and Economic Growth, SDG 13 – Climate Action, and SDG 15 – Life on Land, and will be certified to the Forest Stewardship Council (FSC) standard of environmental and social sustainability. </text:p>
          </table:table-cell>
          <table:table-cell office:value-type="string" calcext:value-type="string">
            <text:p>CPF activities will provide employment to rural communities and support community development activities in regions and among populations that do not presently have access carbon finance. <text:s/></text:p>
          </table:table-cell>
          <table:table-cell table:number-columns-repeated="983"/>
        </table:table-row>
        <table:table-row table:style-name="ro2">
          <table:table-cell office:value-type="string" calcext:value-type="string">
            <text:p>Biorecro AB</text:p>
          </table:table-cell>
          <table:table-cell office:value-type="string" calcext:value-type="string">
            <text:p>MGSC and associated partners.</text:p>
          </table:table-cell>
          <table:table-cell office:value-type="string" calcext:value-type="string">
            <text:p>Negative Emissions with BECCS in Decatur</text:p>
          </table:table-cell>
          <table:table-cell office:value-type="string" calcext:value-type="string">
            <text:p>N/A</text:p>
          </table:table-cell>
          <table:table-cell office:value-type="string" calcext:value-type="string">
            <text:p>http://www.sequestration.org/mgscprojects/deepsalinestorage.html</text:p>
          </table:table-cell>
          <table:table-cell/>
          <table:table-cell office:value-type="string" calcext:value-type="string">
            <text:p>The BECCS project is located at an ethanol production plant in Decatur, Illinois. The ethanol plant has been operational since the 1980s and produces 350 million gallons of ethanol each year. Before the BECCS project was installed, the carbon dioxide resulting from the ethanol fermentation process was being released into the atmosphere. The feedstock for the ethanol plant is non-food grade corn, mainly from surrounding farmlands in the central Illinois region. <text:s text:c="4"/>The BECCS project has been initiated by the Midwest Geological Sequestration Consortium (MGSC) and its more than 40 associated partners, including Biorecro. First injection operations began in November 2011 and the project has since been operating and expanding in multiple phases to its current annual volume of 500 000 - 1 000 000 tCO2/y, depending on annual operational variations. <text:s text:c="4"/>The BECCS facility has a dedicated compression and dehydration facility, which removes water from the biogenic CO2 stream and then compresses the dry CO2 to a liquid-like dense phase. The compressed CO2 then travels through a mile-long pipeline to the wellhead where it is injected deep into the Mount Simon Sandstone saline formation at a depth of more than 2000 meters, where it is expected to be permanently stored for millions of years. The Mount Simon Sandstone saline formation is the thickest and most widespread saline reservoir in the Illinois Basin and one of the most significant carbon storage resources in the United States. <text:s text:c="4"/>The project includes compression, injection, observation and a very comprehensive monitoring program which is operated by partners and subcontractors. The first phases have been co-financed on a shared-risk basis by project partners and the US Dept of Energy, and operations are contingent on continued funding. <text:s/></text:p>
          </table:table-cell>
          <table:table-cell office:value-type="string" calcext:value-type="string">
            <text:p>Decatur</text:p>
          </table:table-cell>
          <table:table-cell office:value-type="string" calcext:value-type="string">
            <text:p>Illinois</text:p>
          </table:table-cell>
          <table:table-cell office:value-type="string" calcext:value-type="string">
            <text:p>US</text:p>
          </table:table-cell>
          <table:table-cell office:value-type="float" office:value="4000000" calcext:value-type="float">
            <text:p>4000000</text:p>
          </table:table-cell>
          <table:table-cell office:value-type="float" office:value="100" calcext:value-type="float">
            <text:p>100</text:p>
          </table:table-cell>
          <table:table-cell table:number-columns-repeated="2" office:value-type="float" office:value="500000" calcext:value-type="float">
            <text:p>500000</text:p>
          </table:table-cell>
          <table:table-cell office:value-type="string" calcext:value-type="string">
            <text:p>11/4/2011</text:p>
          </table:table-cell>
          <table:table-cell office:value-type="string" calcext:value-type="string">
            <text:p>Once the carbon dioxide has been inserted into the bedrock the risk of reversal release is negligible. However, any leakage or other recourse will be fully insured with an existing third party insurer to secure the integrity of Microsoft’s purchase. </text:p>
          </table:table-cell>
          <table:table-cell office:value-type="string" calcext:value-type="string">
            <text:p>Yes</text:p>
          </table:table-cell>
          <table:table-cell office:value-type="string" calcext:value-type="string">
            <text:p>Not applicable (I answered yes to Q24)</text:p>
          </table:table-cell>
          <table:table-cell table:number-columns-repeated="6"/>
          <table:table-cell office:value-type="string" calcext:value-type="string">
            <text:p>Please see appendices.</text:p>
          </table:table-cell>
          <table:table-cell table:number-columns-repeated="2"/>
          <table:table-cell office:value-type="string" calcext:value-type="string">
            <text:p>The main concern with the Biorecro BECCS design relates to the underlying biomass sourcing, as is the case for all biomass energy systems. The Decatur plant is an already existing industrial facility operating on a bioenergy source and will not require any additional use of biomass to produce negative emissions. The project boundaries, as defined by leading certification bodies, only involves BECCS components where CO2 is geologically stored, not the entire biomass sourcing and ethanol production facility with associated LCA.</text:p>
          </table:table-cell>
          <table:table-cell table:number-columns-repeated="9" office:value-type="string" calcext:value-type="string">
            <text:p>Yes</text:p>
          </table:table-cell>
          <table:table-cell office:value-type="string" calcext:value-type="string">
            <text:p>Not applicable</text:p>
          </table:table-cell>
          <table:table-cell office:value-type="string" calcext:value-type="string">
            <text:p>Yes</text:p>
          </table:table-cell>
          <table:table-cell office:value-type="string" calcext:value-type="string">
            <text:p>The negative emissions are produced in parallel to the production of bioethanol, thereby also contributing to the UN Sustainable development goal #12 (Make cities and human settlements inclusive, safe, resilient and sustainable) due to its strong linkage to sustainable transportation. It is also contributing to SDG #8 (Promote inclusive and sustainable economic growth, employment and decent work for all) by providing employment opportunities in rural communities. It should also be noted that no additional land, water, waste or other such resources are needed, which greatly reduces the potential negative impacts on other sustainability goals.</text:p>
          </table:table-cell>
          <table:table-cell office:value-type="string" calcext:value-type="string">
            <text:p>Public stakeholder workshops have been held, targeted at local communities surrounding the project area. This is compulsory for all Biorecro BECCS projects and also a regulatory requirement for building these industrial scale facilities.</text:p>
          </table:table-cell>
          <table:table-cell table:number-columns-repeated="983"/>
        </table:table-row>
        <table:table-row table:style-name="ro2">
          <table:table-cell office:value-type="string" calcext:value-type="string">
            <text:p>CCS Development Partners LLC</text:p>
          </table:table-cell>
          <table:table-cell/>
          <table:table-cell office:value-type="string" calcext:value-type="string">
            <text:p>Carbon capture from existing sources and sequestration in geological formations. </text:p>
          </table:table-cell>
          <table:table-cell office:value-type="string" calcext:value-type="string">
            <text:p>Carbon Capture and Sequestration (CCS)</text:p>
          </table:table-cell>
          <table:table-cell/>
          <table:table-cell office:value-type="string" calcext:value-type="string">
            <text:p>CO2 Emissions capture and geological sequestration </text:p>
          </table:table-cell>
          <table:table-cell office:value-type="string" calcext:value-type="string">
            <text:p>The Project will capture near pure stream CO2 from industrial sources, pipe it, and store it in a geological sequestration Class VI facility. All technologies used will be standard existing, proven technologies and project will be eligbile for federal Section 45Q tax credits and California LCFS credits. <text:s/></text:p>
          </table:table-cell>
          <table:table-cell/>
          <table:table-cell office:value-type="string" calcext:value-type="string">
            <text:p>pls see above</text:p>
          </table:table-cell>
          <table:table-cell office:value-type="string" calcext:value-type="string">
            <text:p>US</text:p>
          </table:table-cell>
          <table:table-cell office:value-type="float" office:value="1000000" calcext:value-type="float">
            <text:p>1000000</text:p>
          </table:table-cell>
          <table:table-cell table:number-columns-repeated="2" office:value-type="float" office:value="0" calcext:value-type="float">
            <text:p>0</text:p>
          </table:table-cell>
          <table:table-cell office:value-type="float" office:value="12000000" calcext:value-type="float">
            <text:p>12000000</text:p>
          </table:table-cell>
          <table:table-cell office:value-type="string" calcext:value-type="string">
            <text:p>5/15/2023</text:p>
          </table:table-cell>
          <table:table-cell office:value-type="string" calcext:value-type="string">
            <text:p>The project will have a comprehensive deep-subsurface monitoring program including 3D surface seismic surveys, passive seismic surveys, geochemical sampling, and pressure and temperature monitoring to comprehensively monitor any leakages. The project will monitor and report reversals, if any, fully meeting all EPA requirements and will provide recourse / compensate for any reversals in accordance with the requirements of the 45Q tax credit program. </text:p>
          </table:table-cell>
          <table:table-cell office:value-type="string" calcext:value-type="string">
            <text:p>No</text:p>
          </table:table-cell>
          <table:table-cell office:value-type="string" calcext:value-type="string">
            <text:p>No, the project will not be certified by June 2021 (please specify)</text:p>
          </table:table-cell>
          <table:table-cell office:value-type="string" calcext:value-type="string">
            <text:p>Project will be operational only from 2023</text:p>
          </table:table-cell>
          <table:table-cell table:number-columns-repeated="4"/>
          <table:table-cell office:value-type="string" calcext:value-type="string">
            <text:p>None</text:p>
          </table:table-cell>
          <table:table-cell/>
          <table:table-cell office:value-type="string" calcext:value-type="string">
            <text:p>There is a clear case of net negativity with the CO2 captured and sequestered durably in a Class VI geological facility. Also, California LCFS requires a full lifecycle analysis of net negative CO2 for the ethanol shipped to CA and our initial analysis shows a 30 or higher reduction in Carbon Intensity (CI) as measured by CI that is due to the project. In addition to the CARB requirements, we will be happy to meet any Microsoft’s request for rigorous lifecycle analysis by reputed research/domain experts. There could be additional lifecycle removal benefits depending on the inputs to the plants. </text:p>
          </table:table-cell>
          <table:table-cell office:value-type="string" calcext:value-type="string">
            <text:p>The project will meet EPA and CARB requirements for Class VI and LCFS eligibility. In addition to the emissions baseline data for the sources and verifiable sequestration of it using Class VI standards, the plant will also meet the CARB lifecycle CO2 reduction requirements. LCFS uses the Argonne National Laboratory GREET model for calculating lifecycle emissions reduction while calculating the eligibility. In addition, the project will commit to ICROA or certification from established US research centers as needed by Microsoft. </text:p>
          </table:table-cell>
          <table:table-cell office:value-type="string" calcext:value-type="string">
            <text:p>The project will use electricity at sources for compression and liquefaction of CO2 at the source and also for injection at the sequestration site. The electricity will come from regional grid resources a portion of which are renewable. There will also be energy used in the transport of ethanol to California. The project will have net negative CO2 compared to the baseline emissions after factoring in all lifecycle emissions. These shall be fully studied and certified by qualified research entities in a manner fully satisfactory to Microsoft. The source plants in consideration have been in operation for 15-20 years emitting significant amounts of CO2. These plants are among the top quartile performers in the industry and will survive any industry consolidation. So, there is a substantive baseline case for net negative emissions reductions and significant positive environmental impacts with the planned project. </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No</text:p>
          </table:table-cell>
          <table:table-cell table:number-columns-repeated="6" office:value-type="string" calcext:value-type="string">
            <text:p>Yes</text:p>
          </table:table-cell>
          <table:table-cell office:value-type="string" calcext:value-type="string">
            <text:p>Not applicable</text:p>
          </table:table-cell>
          <table:table-cell office:value-type="string" calcext:value-type="string">
            <text:p>In addition to quantifiable significant CO2 emissions reduction, the project will generate many long term jobs in the construction and operation of the CO2 capture and transport infrastructure.</text:p>
          </table:table-cell>
          <table:table-cell office:value-type="string" calcext:value-type="string">
            <text:p>The project SPV is partly owned by minority-owned businesses and will be an equal opportunity employer. The SPV, as well as its project finance and industry partners, employ professionals with diverse ethnicity participating in leadership, advisory, and investment capacity. </text:p>
          </table:table-cell>
          <table:table-cell table:number-columns-repeated="983"/>
        </table:table-row>
        <table:table-row table:style-name="ro2">
          <table:table-cell office:value-type="string" calcext:value-type="string">
            <text:p>Pachama, Inc</text:p>
          </table:table-cell>
          <table:table-cell office:value-type="string" calcext:value-type="string">
            <text:p>This proposal is made by Pachama with Rips Redwood LLC. Rips Redwood LLC is the developer responsible for implementation of the project. Pachama is the technology partner responsible for validation and ongoing monitoring services provided to Microsoft.</text:p>
          </table:table-cell>
          <table:table-cell office:value-type="string" calcext:value-type="string">
            <text:p>Rips Redwood conserves coastal redwood forest actively re-growing today</text:p>
          </table:table-cell>
          <table:table-cell office:value-type="string" calcext:value-type="string">
            <text:p>Rips Redwoods</text:p>
          </table:table-cell>
          <table:table-cell table:number-columns-repeated="2"/>
          <table:table-cell office:value-type="string" calcext:value-type="string">
            <text:p>Rips Redwoods is an improved forest management project that preserves 575 ha of private land in Sonoma California. Aside from carbon capture, the site is used for education, private retreats, and organic farming. The project site is host to second growth coastal redwood forests with ages ranging from between 60-120 years. The site also hosts a stream used by two species of salmon for spawning, and habitat for several endangered species (such as Northern Spotted Owl). <text:s text:c="4"/>The project takes place in a region that has historically been used for industrial redwood silviculture, but has gradually been transitioning towards lighter harvesting and conservation. The project area itself had its last major harvest in 1990, and has now pledged to undertake only very light harvesting every 25 years. The project site has a stated above ground carbon pool of 412,000 tons of CO2 equivalents, placing it above the regional average. The project also reports a 3% growth rate, making it highly productive. Taking these harvests into account, carbon stock is forecast to more than double during the project’s duration. <text:s text:c="3"/>In 2018 the land owner enrolled in a separate conservation easement from the California State Coastal Conservancy for the preservation of forest land and the development of a public trail system, further ensuring the permanence of this growing and standing forest stock. <text:s text:c="4"/>The credit payment goes to Rips Redwood LLC, which includes the landowner of this property as well, for continued preservation and maintenance. The additional portion of funds provided to Pachama is used for data acquisition for monitoring reports and continued R&amp;D into making remote sensing tools more widely available for origination and use by project developers. <text:s text:c="2"/></text:p>
          </table:table-cell>
          <table:table-cell office:value-type="string" calcext:value-type="string">
            <text:p>San Francisco</text:p>
          </table:table-cell>
          <table:table-cell office:value-type="string" calcext:value-type="string">
            <text:p>CA</text:p>
          </table:table-cell>
          <table:table-cell office:value-type="string" calcext:value-type="string">
            <text:p>US</text:p>
          </table:table-cell>
          <table:table-cell office:value-type="float" office:value="20000" calcext:value-type="float">
            <text:p>20000</text:p>
          </table:table-cell>
          <table:table-cell office:value-type="float" office:value="100" calcext:value-type="float">
            <text:p>100</text:p>
          </table:table-cell>
          <table:table-cell office:value-type="float" office:value="20000" calcext:value-type="float">
            <text:p>20000</text:p>
          </table:table-cell>
          <table:table-cell office:value-type="float" office:value="0" calcext:value-type="float">
            <text:p>0</text:p>
          </table:table-cell>
          <table:table-cell office:value-type="string" calcext:value-type="string">
            <text:p>5/8/2013</text:p>
          </table:table-cell>
          <table:table-cell office:value-type="string" calcext:value-type="string">
            <text:p>As part of the partnership for Microsoft, Pachama provides ongoing monitoring of forest cover and biomass levels for Microsoft. Should the potential signs of harm to the project occur, Pachama works to provide information to the project developer, Rips Redwood, that may be helpful to ameliorate. But should a premature reversal occur, the registry maintains a set of buffer pool credits across projects to compensate for these risks. Pachama would alert both developer and Microsoft to help ensure the reversals are accurately accounted for.</text:p>
          </table:table-cell>
          <table:table-cell office:value-type="string" calcext:value-type="string">
            <text:p>Yes</text:p>
          </table:table-cell>
          <table:table-cell office:value-type="string" calcext:value-type="string">
            <text:p>Not applicable (I answered yes to Q24)</text:p>
          </table:table-cell>
          <table:table-cell table:number-columns-repeated="2"/>
          <table:table-cell office:value-type="string" calcext:value-type="string">
            <text:p>CAR</text:p>
          </table:table-cell>
          <table:table-cell table:number-columns-repeated="6"/>
          <table:table-cell office:value-type="string" calcext:value-type="string">
            <text:p>There are emissions associated with potential removals for harvesting which are scheduled to occur at 25 year intervals as well as maintenance of the forest site, both of which have already been factored into the GHG plan and credit levels. <text:s text:c="4"/>In addition, Pachama has observed no clear negative externalities in the project region from satellite imaging that suggests displaced harvesting. And the continued sustainable harvesting of this project helps to ease long-term pressures for increased access to timber. <text:s/></text:p>
          </table:table-cell>
          <table:table-cell table:number-columns-repeated="7" office:value-type="string" calcext:value-type="string">
            <text:p>Yes</text:p>
          </table:table-cell>
          <table:table-cell office:value-type="string" calcext:value-type="string">
            <text:p>No</text:p>
          </table:table-cell>
          <table:table-cell office:value-type="string" calcext:value-type="string">
            <text:p>Not applicable</text:p>
          </table:table-cell>
          <table:table-cell office:value-type="string" calcext:value-type="string">
            <text:p>Yes</text:p>
          </table:table-cell>
          <table:table-cell office:value-type="string" calcext:value-type="string">
            <text:p>Not applicable</text:p>
          </table:table-cell>
          <table:table-cell office:value-type="string" calcext:value-type="string">
            <text:p>Biodiversity protection: The project also offers habitat for several threatened and endangered species, including northern spotted owl, marbled murrelets, steelhead trout, and coho salmon. The northern spotted owl is of particular note as they only live in forests with dense canopy that takes several hundred years to achieve. Such habitats are today found only in old growth forests like Rips Redwood. So it is only projects such as Rips Redwood that are both accumulating carbon while protecting critical ecosystems that protects wildlife habitat in this way. <text:s text:c="3"/>Community benefits: Rips Redwood also serves to offer several societal benefits to the Northern California / Bay Area community. A public recreational trail system is currently being constructed, and the site hosts educational and wellness events. The project intends to increase the connection and exposure the community has to forest ecosystems. <text:s text:c="3"/>Water protection: Gualala River runs through the protected forest property. By maintaining and growing forest stocks, the project helps to keep water run-off clean and improve overall water quality in the region. <text:s text:c="2"/></text:p>
          </table:table-cell>
          <table:table-cell office:value-type="string" calcext:value-type="string">
            <text:p>N/a</text:p>
          </table:table-cell>
          <table:table-cell table:number-columns-repeated="983"/>
        </table:table-row>
        <table:table-row table:style-name="ro2">
          <table:table-cell office:value-type="string" calcext:value-type="string">
            <text:p>Shell Energy North America (US) LP (“Shell Energy”)</text:p>
          </table:table-cell>
          <table:table-cell office:value-type="string" calcext:value-type="string">
            <text:p>Shell Energy is submitting this proposal on its own as an experienced marketer of carbon credits from a variety of project developers.</text:p>
          </table:table-cell>
          <table:table-cell office:value-type="string" calcext:value-type="string">
            <text:p>American Carbon Registry reforestation project in the Mississippi Alluvial Valley</text:p>
          </table:table-cell>
          <table:table-cell office:value-type="string" calcext:value-type="string">
            <text:p>GreenTrees</text:p>
          </table:table-cell>
          <table:table-cell office:value-type="string" calcext:value-type="string">
            <text:p>https://green-trees.com/</text:p>
          </table:table-cell>
          <table:table-cell/>
          <table:table-cell office:value-type="string" calcext:value-type="string">
            <text:p>The GreenTrees Reforestation Project covers one million acres of marginal farmland across seven states in the Mississippi Alluvial Valley in the US. GreenTrees was the first forestry project to be approved by the American Carbon Registry, a leading voluntary greenhouse gas registry, in 2010. The objectives of the project are to sequester carbon, restore species’ habitats, clean the water in the local area and support the local economy through the revenue it generates. <text:s/>The project will deliver carbon dioxide removal through reforesting lands that have been in continuous agricultural land use for decades. As a result, the land had become degraded. The method of tree planting is interplanting fast growing cottonwoods and native hardwoods. The cottonwoods protect the hardwoods from direct sun, speeding up the hardwoods' growth. It has been planned that the cottonwoods will be removed in the first 25 years to produce a native hardwood forest. The project will also supply the biomass industry with offtake for renewable energy generation, which will be sustainably produced while restoring the ecosystem. <text:s/>The project was developed by Acre Investment Management LLC and began in 2008. <text:s/>Since the project’s first crediting period in 2009, GreenTrees has partnered with over 550 land owners reforesting over 48,000 hectares of land. <text:s/>All information taken from registry documentation, website or public resources. <text:s text:c="2"/></text:p>
          </table:table-cell>
          <table:table-cell office:value-type="string" calcext:value-type="string">
            <text:p>The project lands are located in the US Forest Service South Central and Southeast regions, primarily within the Mississippi Alluvial Valley </text:p>
          </table:table-cell>
          <table:table-cell office:value-type="string" calcext:value-type="string">
            <text:p>AK</text:p>
          </table:table-cell>
          <table:table-cell office:value-type="string" calcext:value-type="string">
            <text:p>US</text:p>
          </table:table-cell>
          <table:table-cell office:value-type="float" office:value="25000" calcext:value-type="float">
            <text:p>25000</text:p>
          </table:table-cell>
          <table:table-cell office:value-type="float" office:value="100" calcext:value-type="float">
            <text:p>100</text:p>
          </table:table-cell>
          <table:table-cell office:value-type="float" office:value="25000" calcext:value-type="float">
            <text:p>25000</text:p>
          </table:table-cell>
          <table:table-cell office:value-type="float" office:value="0" calcext:value-type="float">
            <text:p>0</text:p>
          </table:table-cell>
          <table:table-cell office:value-type="string" calcext:value-type="string">
            <text:p>1/1/2008</text:p>
          </table:table-cell>
          <table:table-cell office:value-type="string" calcext:value-type="string">
            <text:p>Based on the Project PDD, the potential causes of unintentional reversals of project carbon sequestration are tree death from wildfire, disease, drought, or wind. Each issue is addressed here and the risk buffer withholding proportion is calculated using the required tool. The required tool is the most recent version of the VCS AFOLU NonPermanence Risk Tool, v3.0, issued March 2011 the project is assigned a 20.5% buffer withholding rate. <text:s/></text:p>
          </table:table-cell>
          <table:table-cell office:value-type="string" calcext:value-type="string">
            <text:p>Yes</text:p>
          </table:table-cell>
          <table:table-cell office:value-type="string" calcext:value-type="string">
            <text:p>Not applicable (I answered yes to Q24)</text:p>
          </table:table-cell>
          <table:table-cell/>
          <table:table-cell office:value-type="string" calcext:value-type="string">
            <text:p>ACR</text:p>
          </table:table-cell>
          <table:table-cell table:number-columns-repeated="7"/>
          <table:table-cell office:value-type="string" calcext:value-type="string">
            <text:p>1. In accordance with the conditions of the approved baseline and monitoring methodology ARAMS0001, project emissions are considered insignificant and therefore neglected. <text:s/>2. The potential causes of unintentional reversals addressed in the PDD are tree death from wildfire, disease, drought or wind and each scenario has a risk buffer to negate the potential reversal. <text:s text:c="2"/>3. Periodic timber thinnings are taken into account in the PDD <text:s text:c="43"/></text:p>
          </table:table-cell>
          <table:table-cell table:number-columns-repeated="8" office:value-type="string" calcext:value-type="string">
            <text:p>No</text:p>
          </table:table-cell>
          <table:table-cell table:number-columns-repeated="3" office:value-type="string" calcext:value-type="string">
            <text:p>Not applicable</text:p>
          </table:table-cell>
          <table:table-cell office:value-type="string" calcext:value-type="string">
            <text:p>The GreenTrees Reforestation project arose from the desire to grow new forest backed by sustainable financial investment. The region experiences high volumes of rainfall, with annual rainfall at around 150-230cm per year. This allows, for example, a White Oak to grow to the same height in 80 years as a New Jersey White Oak would reach in 250 years. The project encourages biodiversity in the Delta region, a vital ecosystem for 60% of all migrating American bird species and home to multiple endangered species. The project works in partnership with private landowners to convert marginal farmland back into forests. Overall, landowners benefit from eliminated crop uncertainty, land equity and poverty alleviation by providing a new, alternative source of income <text:s/>All information taken from registry documentation, website or public resources. </text:p>
          </table:table-cell>
          <table:table-cell office:value-type="string" calcext:value-type="string">
            <text:p>The GreenTrees Reforestation project arose from the desire to grow new forest backed by sustainable financial investment. <text:s text:c="2"/>The project works in partnership with private landowners to convert marginal farmland back into forests. Overall, landowners benefit from eliminated crop uncertainty, land equity and poverty alleviation by providing a new, alternative source of income. <text:s text:c="2"/>All information taken from registry documentation, website or public resources. </text:p>
          </table:table-cell>
          <table:table-cell table:number-columns-repeated="983"/>
        </table:table-row>
        <table:table-row table:style-name="ro2">
          <table:table-cell office:value-type="string" calcext:value-type="string">
            <text:p>Yara International ASA</text:p>
          </table:table-cell>
          <table:table-cell office:value-type="string" calcext:value-type="string">
            <text:p>Not specified at this time. </text:p>
          </table:table-cell>
          <table:table-cell table:number-columns-repeated="2" office:value-type="string" calcext:value-type="string">
            <text:p>Yara Agricultural Soil Carbon Removals</text:p>
          </table:table-cell>
          <table:table-cell office:value-type="string" calcext:value-type="string">
            <text:p>N/A</text:p>
          </table:table-cell>
          <table:table-cell/>
          <table:table-cell office:value-type="string" calcext:value-type="string">
            <text:p>Agriculture land use is currently linked to 11% percent of global emissions, and Crop Nutrition is a key element – research has shown that if properly optimized can reduce farm carbon footprints by up to 30% on average. <text:s text:c="2"/>Yara is uniquely positioned to make a difference in reducing and removing carbon dioxide emissions. Yara reaches millions of farmers and hectares of farmland daily with fertilizer products, crop nutrition knowledge and digital offerings. Our Digital Farming hardware and software tools are in use in more than 25 countries, and support both professional farming and smallholder farming markets. Reducing our own carbon footprint is a strategic priority in our sustainability agenda. <text:s/>We are also the global leader in low- and zero-carbon fertilizer production projects: Yara is currently building the first green hydrogen production plants as part of our goal to develop green ammonia as a basis for all future fertilizer production. <text:s text:c="3"/>We have a rich history and 70+ years of R&amp;D in evaluating the effects of carbon both in the soil and as a part of our mineral fertilizers production. Yara is now working to convert this knowledge into carbon asset projects, and we are actively looking for partners. We are excited to have Microsoft as a collaborator in furthering such projects. <text:s text:c="2"/>We believe in collaborative approach and effort in the carbon space <text:s/>- our efforts in the World Economic Forum, and position as Chair of the Food &amp; Nature program within World Business Council for Sustainable Development are an important part of delivering against our carbon removal goals. We also work daily with a global network of partners in the food and agriculture value chain, for joint efforts in nutrition and sustainability. Our Open Farm and Field Data Exchange, announced this year at Davos, facilitates collaboration around farm and field data, with the aim of improving the efficiency, transparency and sustainability of global food production. <text:s/>We aim to have technology enabled solutions to drive our carbon projects and would be excited to discuss this in more detail with Microsoft. <text:s text:c="4"/>The project team is a cross-functional team with members from Yara's Farming Solutions, Sustainability, Regional Agronomy Divisions, Strategic Science and Food Chain Partnerships - who are responsible for overall program delivery, engagement with buyers, grower outreach and agronomic services, long-term development of science in removal methods, and integration of program into Yara's removals and sustainability pledge strategy. </text:p>
          </table:table-cell>
          <table:table-cell office:value-type="string" calcext:value-type="string">
            <text:p>US and TBD </text:p>
          </table:table-cell>
          <table:table-cell office:value-type="string" calcext:value-type="string">
            <text:p>TBD</text:p>
          </table:table-cell>
          <table:table-cell office:value-type="string" calcext:value-type="string">
            <text:p>US and TBD</text:p>
          </table:table-cell>
          <table:table-cell office:value-type="float" office:value="10000" calcext:value-type="float">
            <text:p>10000</text:p>
          </table:table-cell>
          <table:table-cell office:value-type="float" office:value="50" calcext:value-type="float">
            <text:p>50</text:p>
          </table:table-cell>
          <table:table-cell office:value-type="float" office:value="0" calcext:value-type="float">
            <text:p>0</text:p>
          </table:table-cell>
          <table:table-cell office:value-type="float" office:value="10000" calcext:value-type="float">
            <text:p>10000</text:p>
          </table:table-cell>
          <table:table-cell office:value-type="string" calcext:value-type="string">
            <text:p>9/30/2020</text:p>
          </table:table-cell>
          <table:table-cell office:value-type="string" calcext:value-type="string">
            <text:p>Reversals and project contract requirements will be monitored using remote sensing as well as on-site visits throughout the duration of the project, subject to the requirements stipulated in methodologies used to certify credits. Recourse/compensation terms will be defined in custom contract terms. </text:p>
          </table:table-cell>
          <table:table-cell office:value-type="string" calcext:value-type="string">
            <text:p>No</text:p>
          </table:table-cell>
          <table:table-cell office:value-type="string" calcext:value-type="string">
            <text:p>No, the project will not be certified by June 2021 (please specify)</text:p>
          </table:table-cell>
          <table:table-cell office:value-type="string" calcext:value-type="string">
            <text:p>Fall 2021 is the target certification timeline. </text:p>
          </table:table-cell>
          <table:table-cell table:number-columns-repeated="5"/>
          <table:table-cell office:value-type="string" calcext:value-type="string">
            <text:p>Several methodologies latest drafts are being considered. </text:p>
          </table:table-cell>
          <table:table-cell table:number-columns-repeated="2" office:value-type="string" calcext:value-type="string">
            <text:p>N/A</text:p>
          </table:table-cell>
          <table:table-cell office:value-type="string" calcext:value-type="string">
            <text:p>The current projects being considered are part of existing farming practices, and will only reduce on-farm carbon footprint. No additive emissions impacts are being proposed as part of project. </text:p>
          </table:table-cell>
          <table:table-cell table:number-columns-repeated="11" office:value-type="string" calcext:value-type="string">
            <text:p>Yes</text:p>
          </table:table-cell>
          <table:table-cell office:value-type="string" calcext:value-type="string">
            <text:p>Co-benefits and social impacts are an important part of the future strategy, but are still under development at this time. Would be happy to share more in future phase. </text:p>
          </table:table-cell>
          <table:table-cell office:value-type="string" calcext:value-type="string">
            <text:p>Yara is committed to promote equal opportunities and to fight discrimination. The carbon projects we deploy will have a focus on empowering agricultural value chain elements in new regions with diverse methods. Yara aims to serve both professional and smallholder markets across our global footprint. </text:p>
          </table:table-cell>
          <table:table-cell table:number-columns-repeated="983"/>
        </table:table-row>
        <table:table-row table:style-name="ro2">
          <table:table-cell office:value-type="string" calcext:value-type="string">
            <text:p>Biochar Now LLC</text:p>
          </table:table-cell>
          <table:table-cell office:value-type="string" calcext:value-type="string">
            <text:p>None</text:p>
          </table:table-cell>
          <table:table-cell office:value-type="string" calcext:value-type="string">
            <text:p>Embedded Carbon Credits in Daily Products</text:p>
          </table:table-cell>
          <table:table-cell table:number-columns-repeated="2" office:value-type="string" calcext:value-type="string">
            <text:p>N/A</text:p>
          </table:table-cell>
          <table:table-cell office:value-type="string" calcext:value-type="string">
            <text:p>Embed sequestered carbon in Products used daily</text:p>
          </table:table-cell>
          <table:table-cell office:value-type="string" calcext:value-type="string">
            <text:p>Biochar Now LLC creates a high-quality carbon from waste wood. <text:s text:c="2"/>We use our carbon as an additive in many products to make them stronger. <text:s/>As an added benefit, these products then become carbon negative products when our carbon is added to the equation. <text:s text:c="2"/>Products which contain our carbon that can act as carbon negative replacements to products currently used by Microsoft in daily operations include a biochar / mycelium packaging replacement for styrofoam, a biochar / ewaste composite plastic replacement for extruded plastic parts, a biochar cement replacement for parking lots, etc that is carbon negative. <text:s text:c="2"/>The idea is these products can be purchased at similar pricing to the non-carbon negative items and that will give Microsoft embedded carbon credits for no additional payment over the cost of the product.</text:p>
          </table:table-cell>
          <table:table-cell office:value-type="string" calcext:value-type="string">
            <text:p>Denver</text:p>
          </table:table-cell>
          <table:table-cell office:value-type="string" calcext:value-type="string">
            <text:p>Colorado</text:p>
          </table:table-cell>
          <table:table-cell office:value-type="string" calcext:value-type="string">
            <text:p>USA</text:p>
          </table:table-cell>
          <table:table-cell office:value-type="float" office:value="100000" calcext:value-type="float">
            <text:p>100000</text:p>
          </table:table-cell>
          <table:table-cell office:value-type="float" office:value="100" calcext:value-type="float">
            <text:p>100</text:p>
          </table:table-cell>
          <table:table-cell office:value-type="float" office:value="0" calcext:value-type="float">
            <text:p>0</text:p>
          </table:table-cell>
          <table:table-cell office:value-type="float" office:value="100000" calcext:value-type="float">
            <text:p>100000</text:p>
          </table:table-cell>
          <table:table-cell office:value-type="string" calcext:value-type="string">
            <text:p>7/1/2021</text:p>
          </table:table-cell>
          <table:table-cell office:value-type="string" calcext:value-type="string">
            <text:p>Refund of purchase price of carbon credits.</text:p>
          </table:table-cell>
          <table:table-cell office:value-type="string" calcext:value-type="string">
            <text:p>No</text:p>
          </table:table-cell>
          <table:table-cell office:value-type="string" calcext:value-type="string">
            <text:p>Yes, the project will be certified by June 2021</text:p>
          </table:table-cell>
          <table:table-cell/>
          <table:table-cell office:value-type="string" calcext:value-type="string">
            <text:p>ACR</text:p>
          </table:table-cell>
          <table:table-cell table:number-columns-repeated="7"/>
          <table:table-cell office:value-type="string" calcext:value-type="string">
            <text:p>No foreseeable negative environmental or social impacts</text:p>
          </table:table-cell>
          <table:table-cell table:number-columns-repeated="8" office:value-type="string" calcext:value-type="string">
            <text:p>Yes</text:p>
          </table:table-cell>
          <table:table-cell table:number-columns-repeated="3" office:value-type="string" calcext:value-type="string">
            <text:p>Not applicable</text:p>
          </table:table-cell>
          <table:table-cell office:value-type="string" calcext:value-type="string">
            <text:p>Waste reduction - Use material that was headed to landfills to make product. <text:s/>Water Stewardship - When used in agricultural products, we reduce water usage by half and increase crop yield</text:p>
          </table:table-cell>
          <table:table-cell office:value-type="string" calcext:value-type="string">
            <text:p>This question answered fully in Organizational Survey. <text:s/>Same hiring principles apply to our community relationships.</text:p>
          </table:table-cell>
          <table:table-cell table:number-columns-repeated="983"/>
        </table:table-row>
        <table:table-row table:style-name="ro2">
          <table:table-cell office:value-type="string" calcext:value-type="string">
            <text:p>BP Products North America Inc.</text:p>
          </table:table-cell>
          <table:table-cell office:value-type="string" calcext:value-type="string">
            <text:p>Finite Carbon</text:p>
          </table:table-cell>
          <table:table-cell office:value-type="string" calcext:value-type="string">
            <text:p>Enabling small scale forest landowners to access carbon finance</text:p>
          </table:table-cell>
          <table:table-cell office:value-type="string" calcext:value-type="string">
            <text:p>See attached for project submission details</text:p>
          </table:table-cell>
          <table:table-cell table:number-columns-repeated="2"/>
          <table:table-cell office:value-type="string" calcext:value-type="string">
            <text:p>See attached for project submission details</text:p>
          </table:table-cell>
          <table:table-cell table:number-columns-repeated="3" office:value-type="string" calcext:value-type="string">
            <text:p>USA</text:p>
          </table:table-cell>
          <table:table-cell table:number-columns-repeated="4" office:value-type="float" office:value="0" calcext:value-type="float">
            <text:p>0</text:p>
          </table:table-cell>
          <table:table-cell office:value-type="string" calcext:value-type="string">
            <text:p>7/1/2021</text:p>
          </table:table-cell>
          <table:table-cell office:value-type="string" calcext:value-type="string">
            <text:p>See attached for project submission details</text:p>
          </table:table-cell>
          <table:table-cell office:value-type="string" calcext:value-type="string">
            <text:p>Yes</text:p>
          </table:table-cell>
          <table:table-cell office:value-type="string" calcext:value-type="string">
            <text:p>Not applicable (I answered yes to Q24)</text:p>
          </table:table-cell>
          <table:table-cell/>
          <table:table-cell office:value-type="string" calcext:value-type="string">
            <text:p>ACR</text:p>
          </table:table-cell>
          <table:table-cell table:number-columns-repeated="5"/>
          <table:table-cell table:number-columns-repeated="2" office:value-type="string" calcext:value-type="string">
            <text:p>n/a</text:p>
          </table:table-cell>
          <table:table-cell office:value-type="string" calcext:value-type="string">
            <text:p>See attached for project submission details</text:p>
          </table:table-cell>
          <table:table-cell table:number-columns-repeated="4" office:value-type="string" calcext:value-type="string">
            <text:p>Yes</text:p>
          </table:table-cell>
          <table:table-cell office:value-type="string" calcext:value-type="string">
            <text:p>No</text:p>
          </table:table-cell>
          <table:table-cell table:number-columns-repeated="5" office:value-type="string" calcext:value-type="string">
            <text:p>Yes</text:p>
          </table:table-cell>
          <table:table-cell office:value-type="string" calcext:value-type="string">
            <text:p>No</text:p>
          </table:table-cell>
          <table:table-cell table:number-columns-repeated="2" office:value-type="string" calcext:value-type="string">
            <text:p>See attached for project submission details</text:p>
          </table:table-cell>
          <table:table-cell table:number-columns-repeated="983"/>
        </table:table-row>
        <table:table-row table:style-name="ro2">
          <table:table-cell office:value-type="string" calcext:value-type="string">
            <text:p>CarbonCure Technologies Inc.</text:p>
          </table:table-cell>
          <table:table-cell/>
          <table:table-cell office:value-type="string" calcext:value-type="string">
            <text:p>Unlocking 500Mt/year of scalable, cost-effective, permanent CDR credits in concrete</text:p>
          </table:table-cell>
          <table:table-cell office:value-type="string" calcext:value-type="string">
            <text:p>CO2 Utilization in Concrete Production</text:p>
          </table:table-cell>
          <table:table-cell office:value-type="string" calcext:value-type="string">
            <text:p>www.carboncure.com</text:p>
          </table:table-cell>
          <table:table-cell/>
          <table:table-cell office:value-type="string" calcext:value-type="string">
            <text:p>CarbonCure was founded in 2012 in Halifax, Canada, with the vision of setting the global standard for low carbon and circular concrete production, and is on a mission to reduce 500 megatonnes of CO2 annually by the year 2030 using its carbon dioxide removal (CDR) technologies. CarbonCure uniquely offers permanent net-negative CDR credits on a lifecycle basis, which are highly credible, science-based and verifiable, by leveraging transparent data streams. CarbonCure’s technology is arguably the most scalable carbon utilization solution available today, with nearly 300 licensed plants and representing ~90% of global CCU projects; however, there are ~124,700 concrete plants globally which have not yet installed the technology, so the growth potential is enormous. Ongoing scaling advantages are attributed to its economic value proposition, strategic partnerships/investors, capital efficient model, seamless process retrofit, and integration with regulations, supply chains and complementary low CO2 solutions. CarbonCure’s technologies consume post-industrial CO? into concrete, where it becomes chemically (and permanently) converted into a mineral. CarbonCure is in high-growth mode and is executing on its scaling plan; a Microsoft purchase of CDR credits can dramatically accelerate that pathway. <text:s text:c="4"/>The project will be led by CarbonCure (CDR technology provider), with partners across the value chain, including CO2 suppliers who capture gas collected as a by-product of industrial processes (industrial gas from merchant CO2 suppliers or biogenic CO2 from ENGIE), concrete producers who install CarbonCure’s technology in their plants (site of CO2 utilization), and end users who build construction projects with the concrete (site of CO2 permanent storage). To date, more than 6 million cubic yards of concrete have been produced, and 80,000 tonnes of CDR credits, have been generated by 234 concrete plants. CDR credits are quantified using the Verra (VCS) protocol, and all of the data required to generate the CDR credit is tracked in real-time using a custom Carbon Traceability app. <text:s text:c="4"/>CDR credit revenue generated will be shared between CarbonCure (to offset technology costs) and the concrete producers to: 1) accelerate adoption of the technology at more plants, 2) increase the volume of concrete produced using the technology, and 3) maximize cement reductions - all of which create additional CDR offsets. A multi-year Microsoft CDR credit purchase could dramatically accelerate both the capital injected into the carbon removal space and the volume of future CDR credits generated, thereby accelerating the reversal of global climate change. <text:s text:c="3"/></text:p>
          </table:table-cell>
          <table:table-cell office:value-type="string" calcext:value-type="string">
            <text:p>Indianapolis</text:p>
          </table:table-cell>
          <table:table-cell office:value-type="string" calcext:value-type="string">
            <text:p>Indiana</text:p>
          </table:table-cell>
          <table:table-cell office:value-type="string" calcext:value-type="string">
            <text:p>USA</text:p>
          </table:table-cell>
          <table:table-cell office:value-type="float" office:value="9783258" calcext:value-type="float">
            <text:p>9783258</text:p>
          </table:table-cell>
          <table:table-cell office:value-type="float" office:value="12" calcext:value-type="float">
            <text:p>12</text:p>
          </table:table-cell>
          <table:table-cell office:value-type="float" office:value="210646" calcext:value-type="float">
            <text:p>210646</text:p>
          </table:table-cell>
          <table:table-cell office:value-type="float" office:value="9572612" calcext:value-type="float">
            <text:p>9572612</text:p>
          </table:table-cell>
          <table:table-cell office:value-type="string" calcext:value-type="string">
            <text:p>1/1/2016</text:p>
          </table:table-cell>
          <table:table-cell office:value-type="string" calcext:value-type="string">
            <text:p>The captured CO2 is mineralized as calcium carbonate, a thermodynamically stable mineral that is abundant in nature (e.g. limestone, coral reefs). The expected timescale for sequestration is millennia (geologic timescales). Carbon as part of a carbonate is in a lower energy form than is carbon in carbon dioxide. Reformation of CO2 gas from carbonates requires an input of energy (e.g. thermal, chemical, electrochemical, etc). The necessary conditions to unlock the CO2 from the calcium carbonate are not met at any stage of the concrete life cycle including at the end of service life, therefore the mineralization of CO2 to carbonates is a permanent conversion and reversals are not anticipated. Additional technical information can be made available upon request. </text:p>
          </table:table-cell>
          <table:table-cell office:value-type="string" calcext:value-type="string">
            <text:p>Yes</text:p>
          </table:table-cell>
          <table:table-cell office:value-type="string" calcext:value-type="string">
            <text:p>Not applicable (I answered yes to Q24)</text:p>
          </table:table-cell>
          <table:table-cell table:number-columns-repeated="3"/>
          <table:table-cell office:value-type="string" calcext:value-type="string">
            <text:p>Verra (VCS)</text:p>
          </table:table-cell>
          <table:table-cell table:number-columns-repeated="3"/>
          <table:table-cell office:value-type="string" calcext:value-type="string">
            <text:p>N/A. All of the CDR credits reported in this proposal are true “net negative emissions”, and are reported “net” of any emissions that are created as a result of the project.</text:p>
          </table:table-cell>
          <table:table-cell office:value-type="string" calcext:value-type="string">
            <text:p>N/A. </text:p>
          </table:table-cell>
          <table:table-cell office:value-type="string" calcext:value-type="string">
            <text:p>CarbonCure’s CO2 utilization technologies are retrofits to the concrete industry, and will employ industrial energy in a thermal or electric form at the capture step, result in fossil fuel emissions in the transport step and use electrical energy in operating the technologies at the concrete producer locations. An increase in the deployment of the CO2 utilization technologies do not represent net new activities but rather increases in existing elements of the supply chain (increased capture, increased transport, increased electrical demand at the concrete producer). The process emissions related to these are estimated to be about 6.3% of the amount of CO2 utilized (e.g. each tonne of CO2 captured, transported and utilized is accompanied by 63 kg of CO2 emissions). Technological evolution will drive the equipment operations to be more efficient while the development of alternative CO2 supplies (i.e. Engie’s biogenic sources of CO2) create opportunities to increase the energy efficiency of capture and reduce transportation distances. There are no other known forms of environmental or social harm related to the project. </text:p>
          </table:table-cell>
          <table:table-cell table:number-columns-repeated="11" office:value-type="string" calcext:value-type="string">
            <text:p>Yes</text:p>
          </table:table-cell>
          <table:table-cell office:value-type="string" calcext:value-type="string">
            <text:p>The major non-CO2 co-benefit of the project is that the technology also provides freshwater and solid waste reductions. The technology usage results in net water savings as a result of reductions in cement, which avoids the use of freshwater required to produce cement (upstream), and a reduction in freshwater usage at the concrete plant due to wastewater recycling (downstream). The project water savings calculations are based on readily available industry average water footprint data for both cement and concrete. Since less cement is required to make the same amount of concrete, fresh water requirements are reduced when considering the overall material flow. Additionally, the wash water technology recycles solids that are often otherwise directed to landfills. A large portion of this is waste cement that could be redirected back into the concrete rather than being sent to landfills. <text:s text:c="4"/>The project aligns with several other UN Sustainable Development Goals: <text:s/>#4: Quality Education: CarbonCure prioritizes knowledge sharing and a commitment to educating its stakeholders in both developed and developing countries, which includes concrete producers and concrete end users (architects, builders, contractors) on how to reduce the carbon footprint of concrete, and hosts public webinars to raise awareness of the benefits of low carbon building materials which are often attended by students. CarbonCure also prioritizes education, marketing and awareness activities to encourage bolder decarbonization action by other industry players and governments, encouraging the adoption of carbon removal solutions today to accelerate action on climate change. <text:s/>#6: Clean Water and Sanitation: freshwater savings are created through the use of the technology (see above) <text:s/>#8: Decent Work and Economic Growth: The use of CarbonCure’s technology allows for concrete producers to realize production cost efficiencies, differentiate their products, and gain a competitive advantage in the marketplace over their competitors who have less green products; furthermore the sale of CDR credits injects additional capital into the carbon removal space which helps to accelerate market adoption. <text:s/>#9 Industry, Innovation and Infrastructure, and #11 Sustainable Cities and Communities: Concrete made with CarbonCure’s technology is greener than standard concrete, and helps the concrete and infrastructure industries to meet their carbon reduction goals as they service the development of more sustainable cities and communities. <text:s text:c="2"/>#12 Responsible Consumption and Production: CarbonCure’s technology recycles waste materials to make valuable products, which is an ecologically responsible approach to building a circular economy. Waste cement can be recycled and can be directed away from landfills and incorporated back into concrete production, thereby reducing solid waste. <text:s/>#13 Climate Action: The technology offers net-negative carbon removal, which will help meet global climate targets and reverse climate change. <text:s text:c="2"/></text:p>
          </table:table-cell>
          <table:table-cell office:value-type="string" calcext:value-type="string">
            <text:p>CarbonCure shares Microsoft’s values related to climate equity and environmental justice. The population is expected to grow by 22%, and 2.6 billion people will move to cities, by the year 2050. The global building stock is expected to double by 2060. As these communities develop, we need to collectively ensure that low-income countries and communities don’t bear the brunt of climate catastrophes and that they are able to transition to a low carbon economy. Concrete plants and heavy emitters are often in low income communities which often have unfavourable material recycling practices. When the local concrete producer adopts CarbonCure’s technologies the local communities benefit from cleaner air by recycling local CO2 emissions, reduced freshwater needs, recycled on-site grey water, and reduced solid waste. Moreover the low carbon concrete is used to build local construction and infrastructure projects that the community members get to live, work, and play in. <text:s text:c="4"/>CarbonCure has internal policies around diversity, equity and inclusion, and is continuing to invest in the area to ensure our policies are best in class. CarbonCure’s gender and diversity representation on its team is well above industry norms, yet it remains an ongoing area of focus. CarbonCure strives for gender balance on its team, works to build a diverse and equitable workforce, and actively seeks to source products and services from diverse suppliers. CarbonCure is an active member of the Elemental Excelerator (EEx) community which shares best practices on anti-racism actions that can be taken today, sustained commitments into the future, and resource sharing to educate internal and external stakeholders in order to foster anti-racism inside and outside of the workplace. CarbonCure’s Executive Team members are also founding members of the MaRS Discovery District’s Black Allyship Momentum Program, which specifically looks for ways to engage and elevate Black Professionals in the tech community. <text:s/></text:p>
          </table:table-cell>
          <table:table-cell table:number-columns-repeated="983"/>
        </table:table-row>
        <table:table-row table:style-name="ro2">
          <table:table-cell office:value-type="string" calcext:value-type="string">
            <text:p>Cargill Incorporated</text:p>
          </table:table-cell>
          <table:table-cell office:value-type="string" calcext:value-type="string">
            <text:p>Carbon projects were undertaken in part with the Soil &amp; Water Outcomes Fund. See www.theoutcomesfund.com for more details. </text:p>
          </table:table-cell>
          <table:table-cell office:value-type="string" calcext:value-type="string">
            <text:p>Generating soil carbon with farmer-centric incentives for verifiable outcomes</text:p>
          </table:table-cell>
          <table:table-cell office:value-type="string" calcext:value-type="string">
            <text:p>Cargill Carbon Farming</text:p>
          </table:table-cell>
          <table:table-cell table:number-columns-repeated="2"/>
          <table:table-cell office:value-type="string" calcext:value-type="string">
            <text:p>Cargill is continually exploring new ways to work with farmers. The Soil &amp; Water Outcomes Fund is a recent example, in which Cargill worked with the Iowa Soybean Association and Quantified Ventures to develop a pilot incentive program for farmers to deliver verified outcomes in water quality improvements, carbon sequestration, emission reductions, habitat protection, reduced flood risk, and improved profitability for farmers. <text:s text:c="4"/>This program incentivizes measurable outcomes, without mandating specific practices. We make meaningful offers to farmers to start changing practices now. Per-acre payments are higher than other on-farm carbon programs and there is no payment for historic practices; we see many historic practice payment programs as tilted towards buyers of credits as opposed to the farmers producing the credits. Farmers also know when they sign up that payments will taper off over a multi-year period. This approach is not subsidizing, it’s transitioning, and we pair outcome payments with practical and practice-based support, as well as demonstrating the non-financial benefits from good land stewardship. <text:s text:c="4"/>For all our history Cargill has paid farmers for what they produce – this is no different. We’re doing this not because we want to sell anything to farmers, but because we want to buy what we know they can produce. <text:s text:c="4"/>Microsoft’s CDR payments will go directly to paying farmers who enroll to produce verified outcomes. Program and administrative fees are covered through investment structures with impact investors supporting other elements of the overall approach. <text:s text:c="4"/>Carbon quantification is done using the USDA’s COMET Farm model, a peer-reviewed, freely available tool widely recognized as the premier method for calculating incremental carbon sequestration from specific on-farm practices in the US. This is backed up by statistically random on-farm sampling across soil zones to verify modeled outcomes. <text:s text:c="4"/>Cargill is continually exploring new ways to work with farmers. The Soil &amp; Water Outcomes Fund is a recent example, in which Cargill worked with the Iowa Soybean Association and Quantified Ventures to develop a pilot incentive program for farmers to deliver verified outcomes in water quality improvements, carbon sequestration, emission reductions, habitat protection, reduced flood risk, and improved profitability for farmers, achieved through the use of cover crops, reduced tillage, and other soil health practices. <text:s text:c="4"/>This program incentivizes measurable outcomes, without mandating specific practices. We make meaningful offers to farmers to start changing practices now. Per-acre payments are higher than other on-farm carbon programs and there is no payment for historic practices; we see many historic practice payment programs as tilted towards buyers of credits as opposed to the farmers producing the credits. Farmers also know when they sign up that payments will taper off over a multi-year period. This approach is not subsidizing, it’s transitioning, and we pair outcome payments with practical and practice-based support, as well as demonstrating the non-financial benefits from good land stewardship. <text:s text:c="4"/>For all our history Cargill has paid farmers for what they produce – this is no different. We’re doing this not because we want to sell anything to farmers, but because we want to buy what we know they can produce. <text:s text:c="4"/>Microsoft’s CDR payments will go directly to paying farmers who enroll to produce verified outcomes. Program and administrative fees are covered through investment structures with impact investors supporting other elements of the overall approach. <text:s text:c="4"/>Carbon quantification is done using the USDA’s COMET Farm model, a peer-reviewed, freely available tool widely recognized as the premier method for calculating incremental carbon sequestration from specific on-farm practices in the US. This is backed up by statistically random on-farm sampling across soil zones to verify modeled outcomes. <text:s text:c="4"/>Too often we see farmers mischaracterized in discussions about on-farm practice changes for reducing, capturing, and storing carbon – others might ask, “what if the farmer tills the soil and loses all the carbon?” We see it differently. We see farmers, like any business owner, wanting to understand risks, rewards, and tradeoffs before deploying limited resources in a complex environment. By pairing strong incentives and meaningful support for farmers to discover their own best practices, we believe we can help agriculture remain the thriving industry the world needs it to be. </text:p>
          </table:table-cell>
          <table:table-cell office:value-type="string" calcext:value-type="string">
            <text:p>Des Moines</text:p>
          </table:table-cell>
          <table:table-cell office:value-type="string" calcext:value-type="string">
            <text:p>Iowa</text:p>
          </table:table-cell>
          <table:table-cell office:value-type="string" calcext:value-type="string">
            <text:p>USA</text:p>
          </table:table-cell>
          <table:table-cell table:number-columns-repeated="3" office:value-type="float" office:value="100" calcext:value-type="float">
            <text:p>100</text:p>
          </table:table-cell>
          <table:table-cell office:value-type="float" office:value="1000000" calcext:value-type="float">
            <text:p>1000000</text:p>
          </table:table-cell>
          <table:table-cell office:value-type="string" calcext:value-type="string">
            <text:p>5/1/2020</text:p>
          </table:table-cell>
          <table:table-cell office:value-type="string" calcext:value-type="string">
            <text:p>In this pilot program we maintain close farmer contact. We are exploring remote sensing capabilities for persistent monitoring. Overall we view the program as a risk pool, reducing uncertainties and risks as we diversify across geographies, practices, crops, and farmer segments. We have chosen to start with a 10% buffer for removed carbon tons. </text:p>
          </table:table-cell>
          <table:table-cell office:value-type="string" calcext:value-type="string">
            <text:p>No</text:p>
          </table:table-cell>
          <table:table-cell office:value-type="string" calcext:value-type="string">
            <text:p>No, the project will not be certified by June 2021 (please specify)</text:p>
          </table:table-cell>
          <table:table-cell office:value-type="string" calcext:value-type="string">
            <text:p>We only calculate carbon values in this program on an as-removed basis. We have structured this approach to meet the needs of our own supply chains and customers. We can discuss certification further if Microsoft is interested. </text:p>
          </table:table-cell>
          <table:table-cell table:number-columns-repeated="4"/>
          <table:table-cell office:value-type="string" calcext:value-type="string">
            <text:p>None</text:p>
          </table:table-cell>
          <table:table-cell/>
          <table:table-cell office:value-type="string" calcext:value-type="string">
            <text:p>Farmland enrolled in this program has been continually farmed for decades. While some on-farm equipment produces emissions, there is field by field variability for how emissions might be impacted. For instance, reducing tillage might mean fewer hours of tractor use. Planting and managing cover crops might mean more hours of tractor use. Reducing fertilizer applications might mean fewer hours. Generally, less compacted soil is healthier soil. This program only calculated and paid for removed carbon based on field-specific data applied by soil type for soil organic carbon changes. At the aggregate level we believe neutral emissions are likely a conservative starting point, even including travel for in-field sampling, and no other changes to the grain production and sale process were induced. <text:s text:c="2"/>We would welcome the opportunity to work with Microsoft on refining lifecycle analyses in this area, and have also been in touch with teams undertaking similar efforts in the US Department of Energy (https://arpa-e.energy.gov/?q=arpa-e-programs/smartfarm). </text:p>
          </table:table-cell>
          <table:table-cell office:value-type="string" calcext:value-type="string">
            <text:p>Cargill has developed a verification process with our partners in the Soil &amp; Water Outcomes Fund that we would be glad to review with Microsoft. </text:p>
          </table:table-cell>
          <table:table-cell office:value-type="string" calcext:value-type="string">
            <text:p>As these tons are from proven and understood practice changes by experienced farmers in established US farmland, we do not foresee any negative environmental or social impacts. </text:p>
          </table:table-cell>
          <table:table-cell table:number-columns-repeated="8" office:value-type="string" calcext:value-type="string">
            <text:p>Yes</text:p>
          </table:table-cell>
          <table:table-cell table:number-columns-repeated="2" office:value-type="string" calcext:value-type="string">
            <text:p>Not applicable</text:p>
          </table:table-cell>
          <table:table-cell office:value-type="string" calcext:value-type="string">
            <text:p>Yes</text:p>
          </table:table-cell>
          <table:table-cell office:value-type="string" calcext:value-type="string">
            <text:p>In addition to sequestered carbon, the Soil &amp; Water Outcomes Fund also provides water quality benefits by measuring and verifying reductions in nitrogen and phosphorous. By reducing nutrient loads in local water systems, farmland can act as decentralized water treatment assets, resulting in lower operating costs for water treatment plants, and ultimately lowering municipal costs while increasing revenue opportunities for rural communities. </text:p>
          </table:table-cell>
          <table:table-cell office:value-type="string" calcext:value-type="string">
            <text:p>Through this program we seek to balance incentive structures for farmers, proving what's possible for rural communities everywhere. By improving soil health, we believe farmers can not only improve their own profitability, but also mitigate risks from floods, droughts, and other extreme weather events and impacts from a changing climate. </text:p>
          </table:table-cell>
          <table:table-cell table:number-columns-repeated="983"/>
        </table:table-row>
        <table:table-row table:style-name="ro2">
          <table:table-cell office:value-type="string" calcext:value-type="string">
            <text:p>C-Combinator, Public Benefit Corporation</text:p>
          </table:table-cell>
          <table:table-cell office:value-type="string" calcext:value-type="string">
            <text:p>None</text:p>
          </table:table-cell>
          <table:table-cell office:value-type="string" calcext:value-type="string">
            <text:p>Large scale seaweed arrays earning money while sinking carbon</text:p>
          </table:table-cell>
          <table:table-cell office:value-type="string" calcext:value-type="string">
            <text:p>Marine Permaculture</text:p>
          </table:table-cell>
          <table:table-cell office:value-type="string" calcext:value-type="string">
            <text:p>www.c-combinator.com</text:p>
          </table:table-cell>
          <table:table-cell/>
          <table:table-cell office:value-type="string" calcext:value-type="string">
            <text:p>Marine Permaculture has been developed by the Climate Foundation over the last 8-10 years. <text:s/>C-Combinator is commercializing the technology that enables large scale (1/2 - 1 sq. kilometer) arrays 25 meters below the ocean surface. <text:s/>Each array produces up to 9,000-12,000 tonnes of seaweed, half of which is processed into high value products like aerogels and hydrogels via our proprietary extraction methods and the other half is sunk below the thermocline and into the deep ocean, locking the carbon content of the seaweed away for hundreds or thousands of years. <text:s/>With this valorization of the seaweed, each array can sink 6,000 tonnes of CO2 equivalent per year by sinking half the production for about $700 per tonne of earnings (not cost), so -$700 per tonne cost. <text:s/>This is because companies earn a 6 year return of 57% on an investment of about $48M per array while they sink 6,000 tonnes of CO2 equivalent per year, per array, help regenerate life in the ocean, replenish fish stocks, and feed populations around the world. <text:s/>Microsoft CDR payments will be used to help build more arrays around the world. <text:s/>Please note: The form wouldn't accept -$700 per tonne so we put the closest we could get to that, $0, but the true cost is -$700 per tonne. <text:s/>Final figures are subject to a regulatory 3rd party verification process.</text:p>
          </table:table-cell>
          <table:table-cell office:value-type="string" calcext:value-type="string">
            <text:p>Boston or Puerto Rico</text:p>
          </table:table-cell>
          <table:table-cell office:value-type="string" calcext:value-type="string">
            <text:p>MA</text:p>
          </table:table-cell>
          <table:table-cell office:value-type="string" calcext:value-type="string">
            <text:p>USA</text:p>
          </table:table-cell>
          <table:table-cell office:value-type="float" office:value="6000" calcext:value-type="float">
            <text:p>6000</text:p>
          </table:table-cell>
          <table:table-cell office:value-type="float" office:value="100" calcext:value-type="float">
            <text:p>100</text:p>
          </table:table-cell>
          <table:table-cell office:value-type="float" office:value="0" calcext:value-type="float">
            <text:p>0</text:p>
          </table:table-cell>
          <table:table-cell office:value-type="float" office:value="330000" calcext:value-type="float">
            <text:p>330000</text:p>
          </table:table-cell>
          <table:table-cell office:value-type="string" calcext:value-type="string">
            <text:p>6/1/2023</text:p>
          </table:table-cell>
          <table:table-cell office:value-type="string" calcext:value-type="string">
            <text:p>This is a new field. <text:s/>Scientific papers relevant to the field support the conclusion that the carbon should be locked away for 100s to thousands of years. <text:s/>However, this needs to be confirmed in the coming two years before final build.</text:p>
          </table:table-cell>
          <table:table-cell office:value-type="string" calcext:value-type="string">
            <text:p>No</text:p>
          </table:table-cell>
          <table:table-cell office:value-type="string" calcext:value-type="string">
            <text:p>No, the project will not be certified by June 2021 (please specify)</text:p>
          </table:table-cell>
          <table:table-cell office:value-type="string" calcext:value-type="string">
            <text:p>Please see answer to #23</text:p>
          </table:table-cell>
          <table:table-cell table:number-columns-repeated="4"/>
          <table:table-cell office:value-type="string" calcext:value-type="string">
            <text:p>None</text:p>
          </table:table-cell>
          <table:table-cell/>
          <table:table-cell office:value-type="string" calcext:value-type="string">
            <text:p>The arrays will be growing and harvesting seaweed in the open ocean. <text:s/>The harvest will be turned into valuable product described previously. <text:s/>The option here is , instead of processing it all, we could not process the whole harvest, but process half and sink the other half, thereby producing the financial results described for the owner of the array and the associated negative cost to sink the 6,000 tonnes of carbon. <text:s/>Therefore, sinking half the harvest has less emissions than processing it. <text:s/>Therefore, the CO2 equivalent that is sunk is simply subject to the deep ocean sequestration timeline that is to be studied via an emerging industry group and certified by a relevant agency / process that is TBD.</text:p>
          </table:table-cell>
          <table:table-cell office:value-type="string" calcext:value-type="string">
            <text:p>Carlos Duarte and others have written on this topic. <text:s/>Some links are here. <text:s/>https://scholar.google.com/scholar?q=carlos+duarte+sequestration+of+carbon+kelp&amp;hl=en&amp;as_sdt=0&amp;as_vis=1&amp;oi=scholart <text:s text:c="3"/>Net negative tons will be 3rd party verified by an agency to be determined or chosen by Microsoft if Microsoft funds the project.</text:p>
          </table:table-cell>
          <table:table-cell office:value-type="string" calcext:value-type="string">
            <text:p>100 percent renewable energy will power this upwelling of deep ocean water and the array. (wave, solar, other). <text:s/>We are <text:s/>also evaluating several options for capturing upwelled CO2.</text:p>
          </table:table-cell>
          <table:table-cell table:number-columns-repeated="8" office:value-type="string" calcext:value-type="string">
            <text:p>Yes</text:p>
          </table:table-cell>
          <table:table-cell table:number-columns-repeated="2" office:value-type="string" calcext:value-type="string">
            <text:p>Not applicable</text:p>
          </table:table-cell>
          <table:table-cell office:value-type="string" calcext:value-type="string">
            <text:p>Yes</text:p>
          </table:table-cell>
          <table:table-cell office:value-type="string" calcext:value-type="string">
            <text:p>These arrays regenerate life in the oceans by providing what is in some ways a rainforest of the ocean. <text:s/>They allow fish stocks to regenerate, provide food for local populations, cool the oceans slightly in the local area, and the product from the harvest that is processed often replaces petroleum based products. <text:s/>They address SDGs 1,2,3,8,10,12,13 and 14. <text:s/>They address</text:p>
          </table:table-cell>
          <table:table-cell office:value-type="string" calcext:value-type="string">
            <text:p>One of the major tenets of this work is that it empowers island nations and coastal communities in vulnerable areas to set an example of how to create high value products from natural sources instead of harmful sources. <text:s/>Island nations within 30 degrees of the equator are our target partners deployment for many reasons, and these arrays offer a way to drastically reduce dependence on foreign sources of food, fuel, and fertilizers while creating many accessible jobs such as planting, harvesting, processing, and packing / shipping, while also boosting GDP. <text:s/>We would love to share more about how this doesn't only transform the carbon markets, but also historical inequities affecting the most vulnerable.</text:p>
          </table:table-cell>
          <table:table-cell table:number-columns-repeated="983"/>
        </table:table-row>
        <table:table-row table:style-name="ro2">
          <table:table-cell office:value-type="string" calcext:value-type="string">
            <text:p>Charm Industrial, Inc.</text:p>
          </table:table-cell>
          <table:table-cell office:value-type="string" calcext:value-type="string">
            <text:p>None</text:p>
          </table:table-cell>
          <table:table-cell office:value-type="string" calcext:value-type="string">
            <text:p>Geological sequestration of bio-oil</text:p>
          </table:table-cell>
          <table:table-cell office:value-type="string" calcext:value-type="string">
            <text:p>Charm Industrial Bio-Oil Sequestration</text:p>
          </table:table-cell>
          <table:table-cell office:value-type="string" calcext:value-type="string">
            <text:p>https://charmindustrial.com/</text:p>
          </table:table-cell>
          <table:table-cell office:value-type="string" calcext:value-type="string">
            <text:p>Similar to BECCS, but we convert biomass to bio-oil and inject the oil into geological formations for sequestration.</text:p>
          </table:table-cell>
          <table:table-cell office:value-type="string" calcext:value-type="string">
            <text:p>Charm Industrial’s geological sequestration of bio-oil project began in March of 2020, when we discovered an opportunity to sequester CO2 in the form of bio-oil, an intermediary in our biomass-to-hydrogen process. In our novel process, bio-oil is produced through fast pyrolysis (https://en.wikipedia.org/wiki/Pyrolysis) of waste biomass, then transported to an injection well, prepared for injection, and pumped underground. In the US these injection wells are typically EPA Class I Industrial Waste Disposal Wells or Class V salt caverns (https://www.epa.gov/uic/general-information-about-injection-wells). The process effectively takes atmospheric CO?, captures it in biomass, converts the biomass to a liquid similar to crude oil but with half the energy content (not economically useful or viable as a fuel), and injects it into rock formations that have securely stored crude oil for hundreds of millions of years. <text:s text:c="3"/>Since the project’s inception, we’ve studied the constituents and properties of bio-oil alongside the constraints of wells and caverns to determine means of modifying the bio-oil for injection into geological formations. We filed a provisional patent documenting our findings and methods. We’ve also found a suitable well provider, and have kicked off the project of drilling our own injection well co-located with a future bio-oil production plant to limit transport costs and emissions. We are now working through regulatory approvals to classify fast pyrolysis bio-oil as a beneficial reuse material. <text:s text:c="3"/>The project has been spearheaded by the company’s three founders, Shaun, Peter and Kelly. Shaun’s focus has been on the physical injection and its associated implementation. Peter has been focused on securing initial bio-oil supply, as well as economic studies and pricing. Kelly has been working on developing a larger plant for the expanded volume of bio-oil. If Microsoft pays for carbon removal through Charm, any profits will go directly to the expansion and scaling of our bio-oil production capabilities, helping us come down the cost curve towards scale economies. A long term offtake would also allow us to secure reasonable loans for plant construction of additional capacity, building towards significantly lower costs over time.</text:p>
          </table:table-cell>
          <table:table-cell office:value-type="string" calcext:value-type="string">
            <text:p>Wichita</text:p>
          </table:table-cell>
          <table:table-cell office:value-type="string" calcext:value-type="string">
            <text:p>Kansas</text:p>
          </table:table-cell>
          <table:table-cell office:value-type="string" calcext:value-type="string">
            <text:p>USA</text:p>
          </table:table-cell>
          <table:table-cell office:value-type="float" office:value="20000" calcext:value-type="float">
            <text:p>20000</text:p>
          </table:table-cell>
          <table:table-cell office:value-type="float" office:value="100" calcext:value-type="float">
            <text:p>100</text:p>
          </table:table-cell>
          <table:table-cell office:value-type="float" office:value="20000" calcext:value-type="float">
            <text:p>20000</text:p>
          </table:table-cell>
          <table:table-cell office:value-type="float" office:value="32400" calcext:value-type="float">
            <text:p>32400</text:p>
          </table:table-cell>
          <table:table-cell office:value-type="string" calcext:value-type="string">
            <text:p>10/5/2020</text:p>
          </table:table-cell>
          <table:table-cell office:value-type="string" calcext:value-type="string">
            <text:p>From a physics perspective, bio-oil is denser than water and brine, and does not decompose into gases or lighter liquids through any known natural process in these wells or geological formations. As a result, the appropriate monitoring is substantially less complex/intense than for supercritical CO? injection and geological storage (unlike bio-oil, supercritical CO? is buoyant on brine/water, and can naturally return to the surface). <text:s text:c="4"/>That said, we will of course monitor for premature reversals using equipment traditionally built into the wells for leakage monitoring. There are both wellhead and annular monitoring systems that measure both flow and pressure inside the well. We will also maintain strict contracts with any well providers that prevent any of the injected material from being removed for any reason. <text:s text:c="4"/>We would report reversals to customers who may have purchased them, along with any plans to remedy the issue, and would work with those customers to replace that tonnage that was previously sequestered with Charm’s bio-oil capacity, or equivalent. <text:s/></text:p>
          </table:table-cell>
          <table:table-cell office:value-type="string" calcext:value-type="string">
            <text:p>No</text:p>
          </table:table-cell>
          <table:table-cell office:value-type="string" calcext:value-type="string">
            <text:p>No, the project will not be certified by June 2021 (please specify)</text:p>
          </table:table-cell>
          <table:table-cell office:value-type="string" calcext:value-type="string">
            <text:p>The project will not be verified or certified by June 2021 as we are completing our first injection sometime this year, while we understand the certification process takes about 12-18 months. We expect to pursue certification as soon as reasonably possible.</text:p>
          </table:table-cell>
          <table:table-cell table:number-columns-repeated="5"/>
          <table:table-cell office:value-type="string" calcext:value-type="string">
            <text:p>Possibly Puro.earth which has a faster process</text:p>
          </table:table-cell>
          <table:table-cell office:value-type="string" calcext:value-type="string">
            <text:p>This LCA is for the 2020-2022 removals and includes the end-to-end process from bio-oil production to injection, including transport. We do not include the emissions from biomass production, due to the biomass being a residue from agricultural activities. Every 1 tonne of bio-oil we procure contains 1.55 tonnes of CO2e. In the process we emit 0.36 tonnes of CO2e from transport and power usage, for a net sequestration of 1.19 tonnes CO2e per ton of bio-oil. <text:s text:c="4"/>For this project’s LCA, a few notes: <text:s/>1. “Bio-oil Production” carbon intensity is based on averages of public information about our bio-oil suppliers, including GREET LCA analyses approved by CARB. <text:s/>2. “Transport to Well” carbon intensity is based on average rail fuel efficiency and the real transport distance from one of our bio-oil suppliers to one of our injection wells. <text:s/>3. “Injection” carbon intensity is based on a maximum estimate of injection pumping power. Some wells are gravity-fed and require no power. <text:s/>4. “Storage” carbon content is based on averages of public information about the typical bio-oil water and carbon content from our suppliers. <text:s/>5. We’ve validated that (a) the bio-oil procured for this project is excess capacity, so we are not getting bio-oil that would have otherwise replaced fossil fuel burning, (b) the bio-oil procured for this project is produced from biomass that would otherwise have rotted, so we are not getting bio-oil produced from biomass that would have otherwise replaced fossil fuel burning. <text:s text:c="3"/>For future scaleup we anticipate localizing the bio-oil supply chain, leading to a different life cycle analysis boundary that would begin with the waste biomass. Additionally, future projects will validate that the waste biomass entering the process does not have a legitimate alternative use that would displace fossil fuel burning. <text:s text:c="3"/>We can provide: <text:s/>1. Carbon intensity/lifecycle analysis from our bio-oil suppliers and injection partners. <text:s/>2. Verification of receipt/transport of the bio-oil to our injection site from our bio-oil suppliers. <text:s/>3. Verification of injection from our injection partners. <text:s/>4. Lot-sampled bio-oil composition analysis to confirm carbon content. <text:s text:c="4"/>See additional attached docs for a spreadsheet with the full math behind our life cycle analysis, as well as the Stripe Application we've attached (we were a selected vendor) which also gives additional color on lifecycle analysis. <text:s/></text:p>
          </table:table-cell>
          <table:table-cell office:value-type="string" calcext:value-type="string">
            <text:p>CarbonPlan has completed an independent assessment of our novel methodology: <text:s/>https://carbonplan.org/reports (look for their assessment of Charm Industrial on this page)</text:p>
          </table:table-cell>
          <table:table-cell office:value-type="string" calcext:value-type="string">
            <text:p>Class I and V injection wells are subject to strict standards for construction and operation, yielding extremely rare issues with leakage or damage. However, Charm would like to ensure that no negative environmental effects occur from the operation of its injections. In addition to each well’s redundant monitoring for pressure and flow, we plan to complement it with frequent inspections of both active operations and prolonged storage in inactive wells. We take additional precautionary measures in material selection for the well and associated equipment for proper compatibility with our bio-oil and run thorough testing on the bio-oil before planned injection. Quality control measures will help us ensure we have a consistent bio-oil and process as well. <text:s text:c="4"/>There have been some reports of Class I injection wells causing minor seismic activity. This activity hasn’t been shown to do harm, and we look for sites where the area has relatively stable geological conditions or large-scale existing injection of brine via Class II injection wells that dwarfs our injection volumes. We continue to research the topic to understand the impacts more thoroughly. <text:s text:c="4"/>Our process does rely on thermal energy for pyrolyzer start-up, potentially from fossil fuel sources, such as natural gas or propane. We seek to use zero-carbon sources throughout the process, such as the combusting of the solid biochar product or the gaseous products of the pyrolysis reaction. <text:s text:c="3"/>We’ve included full carbon accounting in our life cycle analyses presented in the attached excel spreadsheet.</text:p>
          </table:table-cell>
          <table:table-cell table:number-columns-repeated="10" office:value-type="string" calcext:value-type="string">
            <text:p>Yes</text:p>
          </table:table-cell>
          <table:table-cell office:value-type="string" calcext:value-type="string">
            <text:p>Not applicable</text:p>
          </table:table-cell>
          <table:table-cell office:value-type="string" calcext:value-type="string">
            <text:p>There are a few co-benefits of our sequestration development efforts. One major one for Charm specifically, as well as the general low-carbon fuel economy, is the shared production of bio-oil. As we deploy plants to generate fast pyrolysis bio-oil for sequestration, the economies of scale will benefit the generation of bio-oil for our bio-oil-to-green-hydrogen gasification facilities as well. We can share in the innovation and optimization of those plants to accelerate the production of green hydrogen and syngas for fuel-cell vehicles, steel production and refineries across the country. This can be measured in the lower cost of capital that comes with risk reduction of scaling up multiple operational plants with diversified offtake opportunities. <text:s text:c="3"/>Additionally, if we can bring a new growth industry to traditionally conservative Midwestern states, we could increase advocacy efforts for negative emissions and climate projects. This could secure key votes in the Senate for policies and resources aligned with negative emissions due to the added boost that a new, viable industry could bring to their local communities in the form of jobs and crop residue offtakes.</text:p>
          </table:table-cell>
          <table:table-cell office:value-type="string" calcext:value-type="string">
            <text:p>Charm Industrial, while founded in California, seeks to initially focus our bio-oil production and sequestration efforts in the agricultural communities of Kansas and Oklahoma, where both biomass and stable geological areas are favorable. The Midwest, once propped up by ethanol subsidies, has seen declines in its agricultural economy, and this will only worsen as climate change progresses. This provides an opportunity to lift up a struggling industry and community by providing a market for their crop residue and additional plant and construction jobs. It also creates the potential for new political support and alignment to future policy. Kansas and Oklahoma are traditionally influenced by oil and gas economics, but could see a new economic future where bio-oil production for negative emissions or hydrogen is economically aligned and job creationary. This should create a critical realignment of representation at the Federal and state level to accelerate lawmaking in favor of climate protection.</text:p>
          </table:table-cell>
          <table:table-cell table:number-columns-repeated="983"/>
        </table:table-row>
        <table:table-row table:style-name="ro2">
          <table:table-cell office:value-type="string" calcext:value-type="string">
            <text:p>Climate Trust Capital Fund I LP</text:p>
          </table:table-cell>
          <table:table-cell office:value-type="string" calcext:value-type="string">
            <text:p>Great Mountain Forest is a Connecticut based non-profit whose mission is to promote the working forest as a renewable resource, as a habitat for wildlife and as a classroom for training and education. <text:s/>GMF is the landowner of the carbon Improved Forest Management project. <text:s text:c="3"/>BlueSource LLC is an offset developer who managed the project development. <text:s text:c="2"/></text:p>
          </table:table-cell>
          <table:table-cell office:value-type="string" calcext:value-type="string">
            <text:p>Carbon project supporting sustainable forestry and educational non-profit in Connecticut. </text:p>
          </table:table-cell>
          <table:table-cell office:value-type="string" calcext:value-type="string">
            <text:p>Great Mountain Forest Improved Forest Management Project</text:p>
          </table:table-cell>
          <table:table-cell table:number-columns-repeated="2"/>
          <table:table-cell office:value-type="string" calcext:value-type="string">
            <text:p>The Great Mountain Forest (GMF) encompasses more than 6,000 acres of contiguous forestland in the towns of Norfolk and Canaan, Connecticut. GMF is owned and managed by The Great Mountain Forest Corporation, a not-for-profit 501(c)3 private operating foundation. Their mission is to promote the working forest as a renewable resource, as a habitat for wildlife and as a classroom for training and education. <text:s text:c="2"/>GMF offers several educational programs throughout the year including hosting forestry and ecology internships, workshops on maple syrup production, wildlife tours, and guided hikes that focus on bird species living in the forest. <text:s/>The project results in CDR by managing the forest to generate a net annual increase in carbon stocking through tree growth. The Project Area encompasses 6,084 acres of mixed hardwood, oak, white pine, hemlock, and soft-hardwood cover types in northwestern Connecticut. The project is developed and managed in accordance to the California Air Resources Board (ARB) protocol for U.S. Forest Projects. <text:s text:c="2"/>The project area is permanently protected under a conservation easement funded through the U.S. Forest Service Forest Legacy Program and held by the Connecticut Department of Environmental Protection. The primary purpose of the easement is to maintain GMF as a sustainably managed working forest, substantially curtail sub-division, and restrict development rights. The easement was recorded in 2003. <text:s text:c="3"/></text:p>
          </table:table-cell>
          <table:table-cell office:value-type="string" calcext:value-type="string">
            <text:p>Hartford</text:p>
          </table:table-cell>
          <table:table-cell office:value-type="string" calcext:value-type="string">
            <text:p>CT</text:p>
          </table:table-cell>
          <table:table-cell office:value-type="string" calcext:value-type="string">
            <text:p>USA</text:p>
          </table:table-cell>
          <table:table-cell office:value-type="float" office:value="10000" calcext:value-type="float">
            <text:p>10000</text:p>
          </table:table-cell>
          <table:table-cell office:value-type="float" office:value="100" calcext:value-type="float">
            <text:p>100</text:p>
          </table:table-cell>
          <table:table-cell office:value-type="float" office:value="10000" calcext:value-type="float">
            <text:p>10000</text:p>
          </table:table-cell>
          <table:table-cell office:value-type="float" office:value="49000" calcext:value-type="float">
            <text:p>49000</text:p>
          </table:table-cell>
          <table:table-cell office:value-type="string" calcext:value-type="string">
            <text:p>3/10/2017</text:p>
          </table:table-cell>
          <table:table-cell office:value-type="string" calcext:value-type="string">
            <text:p>The Climate Trust staff conduct regular check in meetings with the landowner on the status of the forestland and our contract for the Great Mountain Forest project requires immediate notification of unintentional and intentional reversals. The Climate Trust conducts annual site visits to monitor projects whereby we meet with project personnel and tour the forest to identify any potential issues that could lead to reversals. Any reversals are immediately reported to appropriate project registry staff. <text:s text:c="4"/>In the case of unintentional reversals, a commensurate amount of CDR units will be cancelled from a forestry buffer pool. The buffer pool is an insurance mechanism whereby every project contributes a percentage of its credits at each issuance so that an equivalent amount of buffer pool credits can be retired to compensate for the loss of emissions reductions due to unintentional reversals on any project. This project surrenders approximately 15% of its issued credits to the buffer pool. <text:s text:c="3"/>In the case of an intentional reversal we will work with Microsoft to ensure a commensurate amount of replacement CDR units are supplied that meet its project approval requirements. <text:s/></text:p>
          </table:table-cell>
          <table:table-cell office:value-type="string" calcext:value-type="string">
            <text:p>Yes</text:p>
          </table:table-cell>
          <table:table-cell office:value-type="string" calcext:value-type="string">
            <text:p>Not applicable (I answered yes to Q24)</text:p>
          </table:table-cell>
          <table:table-cell/>
          <table:table-cell office:value-type="string" calcext:value-type="string">
            <text:p>ACR</text:p>
          </table:table-cell>
          <table:table-cell table:number-columns-repeated="4"/>
          <table:table-cell office:value-type="string" calcext:value-type="string">
            <text:p>California Air Resources Board</text:p>
          </table:table-cell>
          <table:table-cell table:number-columns-repeated="2"/>
          <table:table-cell office:value-type="string" calcext:value-type="string">
            <text:p>Great Mountain Forest is a non-profit organization. The forest is being managed for wildlife, recreation, education, and sustainable timber management. Only positive environmental and social impacts are expected from this project. The forest is a recreational and educational resource for the community. It is open for passive recreation and Great Mountain Forest regularly conducts educational events and workshops for children and the community. Events include orienteering workshops, wildlife talks and walks, stream monitoring events, and guided hikes. Forest management is focused on enhancing the wildlife and conservation benefits of the forest. A small amount of annual timber harvesting supports the rural economy. <text:s text:c="3"/>The project’s participation in the California Air Resources Board (CARB) forest offset program means that deforestation is prohibited and any actions that would increase emissions are strongly discouraged. The non-profit nature of the forest and its board oversight further discourage activities that would increase emissions and make deforestation practically impossible. <text:s text:c="2"/></text:p>
          </table:table-cell>
          <table:table-cell table:number-columns-repeated="9" office:value-type="string" calcext:value-type="string">
            <text:p>Yes</text:p>
          </table:table-cell>
          <table:table-cell table:number-columns-repeated="2" office:value-type="string" calcext:value-type="string">
            <text:p>Not applicable</text:p>
          </table:table-cell>
          <table:table-cell office:value-type="string" calcext:value-type="string">
            <text:p>The project is on forestland managed by a non-profit that is used primarily as a research lab and educational efforts. It is used as a classroom for sustainable forestry training and environmental education. <text:s text:c="2"/>The project is aligned with the following UN SDGs: <text:s text:c="3"/>Good Health and Well Being. GMF provides hiking trails and other recreational activities to local communities. <text:s text:c="5"/>Clean Water. The forest improves water quality and lies in a watershed that serves urban communities to its south. <text:s text:c="4"/>Decent work and economic growth. A small amount of annual timber harvesting supports the rural economy. <text:s text:c="3"/>Life on Land. Great Mountain Forest supports wildlife habitat and is part of an ecologically vital corridor which helps form a bridge for wildlife and migratory songbirds in the Northeast. <text:s text:c="4"/></text:p>
          </table:table-cell>
          <table:table-cell office:value-type="string" calcext:value-type="string">
            <text:p>GMF has fostered the education of young forestry students through internship programs. Students, many from rural areas from around the country, work with the GMF forestry crew, giving them an opportunity to apply their classroom education in an actual forest. <text:s text:c="3"/>The forest serves as an important watershed for urban communities to its south. <text:s text:c="3"/>Sustainable harvesting supports the local, mostly rural, economy. <text:s/></text:p>
          </table:table-cell>
          <table:table-cell table:number-columns-repeated="983"/>
        </table:table-row>
        <table:table-row table:style-name="ro2">
          <table:table-cell office:value-type="string" calcext:value-type="string">
            <text:p>Climate Trust Capital Fund I LP (CTC)</text:p>
          </table:table-cell>
          <table:table-cell office:value-type="string" calcext:value-type="string">
            <text:p>The Nature Conservancy is the landowner of the project.</text:p>
          </table:table-cell>
          <table:table-cell office:value-type="string" calcext:value-type="string">
            <text:p>Blending carbon and timber revenues for diverse forest management goals.</text:p>
          </table:table-cell>
          <table:table-cell office:value-type="string" calcext:value-type="string">
            <text:p>The Nature Conservancy – Upper St John Forest IFM Project </text:p>
          </table:table-cell>
          <table:table-cell table:number-columns-repeated="2"/>
          <table:table-cell office:value-type="string" calcext:value-type="string">
            <text:p>The CDR project occurs on 113,000 acres of the 160,000-acre forest in northern Maine. The project results in CDR by managing the forest to generate a net annual increase in carbon stocking through tree growth. The objective of the project is to generate ecosystem services to help offset declining timber revenues associated with a decline in pulp demand. The forest is managed to generate carbon, maple syrup, and FSC certified timber revenues, while preserving wildlife habitat and improving water quality. Ecological values are preserved and enhanced by placing one-third of the property in a reserve. The St. John River runs through the property and has been protected with riparian area protections. This approach to forest management results in CDR as it requires TNC to increase timber stocking on the land. <text:s text:c="4"/>The property was acquired by TNC-Maine in 1998. Previously, the property was owned and managed by International Paper. There have been several land swaps as TNC Maine strategically trades parcels to increase its conservation effectiveness. The project area for this property is nearly the entire St. John Forest that is owned by TNC, but several areas have been kept out because they have existing conservation easements on them or are being held for future land swaps. <text:s text:c="3"/>BRP is a partial owner of the mineral rights with TNC. This reduces risk of mining occurring as it would require TNC approval as well. Additionally, TNC is a multibillion-dollar organization and could purchase the mineral rights outright from BRP to prevent mining from occurring. <text:s/></text:p>
          </table:table-cell>
          <table:table-cell office:value-type="string" calcext:value-type="string">
            <text:p>Quebec City</text:p>
          </table:table-cell>
          <table:table-cell office:value-type="string" calcext:value-type="string">
            <text:p>Maine</text:p>
          </table:table-cell>
          <table:table-cell office:value-type="string" calcext:value-type="string">
            <text:p>USA</text:p>
          </table:table-cell>
          <table:table-cell office:value-type="float" office:value="100000" calcext:value-type="float">
            <text:p>100000</text:p>
          </table:table-cell>
          <table:table-cell office:value-type="float" office:value="100" calcext:value-type="float">
            <text:p>100</text:p>
          </table:table-cell>
          <table:table-cell office:value-type="float" office:value="100000" calcext:value-type="float">
            <text:p>100000</text:p>
          </table:table-cell>
          <table:table-cell office:value-type="float" office:value="0" calcext:value-type="float">
            <text:p>0</text:p>
          </table:table-cell>
          <table:table-cell office:value-type="string" calcext:value-type="string">
            <text:p>6/15/2018</text:p>
          </table:table-cell>
          <table:table-cell office:value-type="string" calcext:value-type="string">
            <text:p>We conduct regular check in meetings with the landowner on the status of the forestland and our contract requires the landowner to notify us immediately <text:s/>of unintentional and intentional reversals. We also conduct annual site visits to monitor projects whereby we meet with project personnel and tour the forest to identify any potential issues that could lead to reversals. Any reversals are immediately reported to appropriate project registry staff. <text:s text:c="4"/>In the case of unintentional reversals a commensurate amount of CDR units will be cancelled from a buffer pool. The buffer pool is an insurance mechanism whereby every forest carbon project contributes a percentage of its credits at each issuance so that an equivalent amount of buffer pool credits can be retired to compensate for the loss of emissions reductions due to unintentional reversals on any project. This project surrenders approximately 15% of its issued credits to the buffer pool. <text:s text:c="3"/>In the case of an intentional reversal we will work with Microsoft to ensure a commensurate amount of replacement CDR units are supplied that meet its project approval requirements. <text:s/></text:p>
          </table:table-cell>
          <table:table-cell office:value-type="string" calcext:value-type="string">
            <text:p>Yes</text:p>
          </table:table-cell>
          <table:table-cell office:value-type="string" calcext:value-type="string">
            <text:p>Not applicable (I answered yes to Q24)</text:p>
          </table:table-cell>
          <table:table-cell/>
          <table:table-cell office:value-type="string" calcext:value-type="string">
            <text:p>ACR</text:p>
          </table:table-cell>
          <table:table-cell table:number-columns-repeated="4"/>
          <table:table-cell office:value-type="string" calcext:value-type="string">
            <text:p>California Air Resources Board</text:p>
          </table:table-cell>
          <table:table-cell table:number-columns-repeated="2"/>
          <table:table-cell office:value-type="string" calcext:value-type="string">
            <text:p>The project conducts a small amount of sustainable timber harvesting, which provides positive social impact through local employment and the maintenance of a network of remote roads on 160,000 acres of forestland. The forest is also open to the public for recreational activities. The project has a positive environmental impact by enhancing wildlife habitat, protecting water quality, and conserving forestland. The endemic St. John’s lousewort, found only along the St. John River, is protected by this forest. The property is FSC certified, which includes standards for environmental and social impacts. <text:s text:c="4"/>Both FSC certification and requirements of the California Air Resources Board (CARB) forest carbon protocol create strong disincentives to deforest any of the project area or encourage activities that would increase emissions without loss of certification and/or carbon project termination and penalty assessment by CARB. Deforestation and increasing emissions are antithetical to the conservation mission of The Nature Conservancy and are not expected to occur under any scenario. <text:s/></text:p>
          </table:table-cell>
          <table:table-cell table:number-columns-repeated="9" office:value-type="string" calcext:value-type="string">
            <text:p>Yes</text:p>
          </table:table-cell>
          <table:table-cell table:number-columns-repeated="2" office:value-type="string" calcext:value-type="string">
            <text:p>Not applicable</text:p>
          </table:table-cell>
          <table:table-cell office:value-type="string" calcext:value-type="string">
            <text:p>The project is aligned with the following UN SDGs <text:s text:c="3"/>a.Decent work and economic growth- the project is located in a very remote area where local communities have traditionally dependent on logging. This industry has been in decline in this area for decades. The diversification in land management for carbon, maple sugar, and recreation generate additional revenues and employment opportunities for nearby residents; <text:s text:c="3"/>b.Life below water- the project helps to protect 70 miles of banks along the St. John’s River enhancing survival rates for native minnow populations; and <text:s text:c="3"/>c.Life on land- the project limits forest disturbances providing unfragmented habitat for Canadian lynx among other species <text:s/></text:p>
          </table:table-cell>
          <table:table-cell office:value-type="string" calcext:value-type="string">
            <text:p>The project generates income for a remote rural area in northwest Maine helping to stabilize the livelihoods of the many low-income residents who live nearby. <text:s text:c="3"/>By actively removing carbon from the atmosphere, the project helps to mitigate the increase in emissions whose impacts are disproportionally borne by low-income and vulnerable communities. <text:s text:c="3"/>The project helps to provide additional employment opportunities for nearby low-income residents.</text:p>
          </table:table-cell>
          <table:table-cell table:number-columns-repeated="983"/>
        </table:table-row>
        <table:table-row table:style-name="ro2">
          <table:table-cell office:value-type="string" calcext:value-type="string">
            <text:p>ClimeCo Corporation</text:p>
          </table:table-cell>
          <table:table-cell office:value-type="string" calcext:value-type="string">
            <text:p>Restore the Earth Foundation (REF) is a partner in the reforestation projects. <text:s/>REF's role is to manage the reforestation of specified land, work with land owners and confirm permanent easements on the land. <text:s/>ClimeCo's role is to secure investment in the reforestation projects and/or purchase of the resulting emission reductions.</text:p>
          </table:table-cell>
          <table:table-cell office:value-type="string" calcext:value-type="string">
            <text:p>Reforestation of up to 1M acres along the Mississippi River</text:p>
          </table:table-cell>
          <table:table-cell office:value-type="string" calcext:value-type="string">
            <text:p>Dow/IOC Pointe-aux-Chenes Wildlife Management Area</text:p>
          </table:table-cell>
          <table:table-cell office:value-type="string" calcext:value-type="string">
            <text:p>www.climateforward.org</text:p>
          </table:table-cell>
          <table:table-cell/>
          <table:table-cell office:value-type="string" calcext:value-type="string">
            <text:p>History: <text:s/>After hurricane Katrina, Restore the Earth entered a MOA with USDA NRCS State Conservationist MS &amp; LA and partners with USFWS on coastal restoration, leading to partnership on 1 million acres. <text:s/>EcoMetrics model was developed by 2015 to measure social value benefits of the reforestation. <text:s/>2020 Climate Action Reserve's Climate Forward reforestation protocol approved. <text:s/>Restore the Earth's role is the confirmation of permanent easements on land to be reforested, along with the management of the reforestation activities. <text:s/>ClimeCo's role is to bring investment or purchasers of emission reductions to support the reforestation projects.</text:p>
          </table:table-cell>
          <table:table-cell office:value-type="string" calcext:value-type="string">
            <text:p>Lower Mississippi River Basin</text:p>
          </table:table-cell>
          <table:table-cell office:value-type="string" calcext:value-type="string">
            <text:p>Louisiana</text:p>
          </table:table-cell>
          <table:table-cell office:value-type="string" calcext:value-type="string">
            <text:p>USA</text:p>
          </table:table-cell>
          <table:table-cell office:value-type="float" office:value="5000000" calcext:value-type="float">
            <text:p>5000000</text:p>
          </table:table-cell>
          <table:table-cell office:value-type="float" office:value="100" calcext:value-type="float">
            <text:p>100</text:p>
          </table:table-cell>
          <table:table-cell office:value-type="float" office:value="0" calcext:value-type="float">
            <text:p>0</text:p>
          </table:table-cell>
          <table:table-cell office:value-type="float" office:value="50000000" calcext:value-type="float">
            <text:p>50000000</text:p>
          </table:table-cell>
          <table:table-cell office:value-type="string" calcext:value-type="string">
            <text:p>5/1/2020</text:p>
          </table:table-cell>
          <table:table-cell office:value-type="string" calcext:value-type="string">
            <text:p>Louisiana Department of Wildlife and Fisheries (LDWF) routinely monitors the growth and development of the forestland. <text:s/></text:p>
          </table:table-cell>
          <table:table-cell office:value-type="string" calcext:value-type="string">
            <text:p>No</text:p>
          </table:table-cell>
          <table:table-cell office:value-type="string" calcext:value-type="string">
            <text:p>No, the project will not be certified by June 2021 (please specify)</text:p>
          </table:table-cell>
          <table:table-cell office:value-type="string" calcext:value-type="string">
            <text:p>Working on Climate Forward acceptance</text:p>
          </table:table-cell>
          <table:table-cell table:number-columns-repeated="5"/>
          <table:table-cell office:value-type="string" calcext:value-type="string">
            <text:p>CAR's Climate Forward</text:p>
          </table:table-cell>
          <table:table-cell table:number-columns-repeated="2"/>
          <table:table-cell office:value-type="string" calcext:value-type="string">
            <text:p>The project avoids actions that encourage deforestation or other activities that would increase emissions by enforcing perpetual easements on the land.</text:p>
          </table:table-cell>
          <table:table-cell table:number-columns-repeated="8" office:value-type="string" calcext:value-type="string">
            <text:p>Yes</text:p>
          </table:table-cell>
          <table:table-cell table:number-columns-repeated="3" office:value-type="string" calcext:value-type="string">
            <text:p>Not applicable</text:p>
          </table:table-cell>
          <table:table-cell office:value-type="string" calcext:value-type="string">
            <text:p>RESTORATION OUTCOMES <text:s/>Land Protection &amp; Land Building <text:s/>Enhances Louisiana’s coastal wetland and watershed systems <text:s/>•• <text:s/>Stabilizes existing land mass and supports the building of additional land mass, protects adjacent landward marshes <text:s/>•• <text:s/>Supports and provides storm protection for critical infrastructure and transportation, including Port Fourchon, along the Louisiana coastal area <text:s/>Carbon, Water &amp; Nutrient Mitigation <text:s/>•• <text:s/>Restoration of forested wetland ecosystems <text:s/>•• <text:s/>Controls erosion <text:s/>•• <text:s/>Improves water quality/quantity <text:s/>•• <text:s/>Traps carbon dioxide <text:s/>•• <text:s/>Removes nutrients and pollutants <text:s/>Community Resilience &amp; Storm Protection <text:s/>•• <text:s/>Provides a natural buffer, putting as many barriers as possible between storm surge and flood waters <text:s/>•• <text:s/>Protects local and regional communities, including indigenous nations/tribes from risks associated with storm surge and flooding events while enhancing their overall resiliency <text:s/>•• <text:s/>Reforestation has major environmental, social and economic impacts supporting stated parish and community objectives for restoration and enhanced resilience <text:s/>Habitat <text:s/>Provides for the protection and enhancement of native habitat for: <text:s/>•• <text:s/>300 species of Neotropical birds traveling to North America from South America <text:s/>•• <text:s/>15 species of waterfowl, including high priority species to the area and other wetland dependent birds <text:s/>•• <text:s/>Game and furbearing species: deer, rabbit, squirrels, muskrat, raccoon, opossum and otter <text:s/>•• <text:s/>Critical estuarine and adjacent open water habitat provided within Pointe-aux-Chenes WMA <text:s/>•• <text:s/>Important nurseries for estuarine-dependent species, which represent the beginning of the food chain for the whole Caribbean Basin <text:s/>Recreation <text:s/>•• <text:s/>Pointe-aux-Chenes WMA is the most heavily utilized in the state with over 26,000 users annually <text:s/>•• <text:s/>Supports sustainable hunting, fishing, camping and wildlife watching <text:s/>Economic &amp; Job Creation <text:s/>•• <text:s/>Local nurseries and businesses to create local jobs <text:s/>•• <text:s/>Rebuilds and supports economic opportunities generated by recreation and tourism"</text:p>
          </table:table-cell>
          <table:table-cell office:value-type="string" calcext:value-type="string">
            <text:p>The Terrebonne and Lafourche Parishes, “Bayou Parishes” with a combined <text:s/>population of over 200,000 people, sit on thin fingers of land that are <text:s/>protected by surrounding wetland swamps and wetlands. To the south <text:s/>of these Parishes lies the Gulf of Mexico. This area is home to the United <text:s/>Houma Nation and Pointe-au-Chien Indian Tribe. The Parishes depend on <text:s/>fishing, hunting, trapping, boat building, off-shore oil and gas production and <text:s/>support activities. These Parishes contribute nearly 40 percent of total U.S. seafood exports. They are true coastal <text:s/>wetland environments. <text:s/>Yet these communities are highly vulnerable to risks from natural hazards and future land loss. The ground is at <text:s/>or is close to sea level and therefore easily inundated by storm surges if not protected by wetlands. While some <text:s/>communities are protected by a levee system, the Terrebonne and Lafourche Parishes remain vulnerable to the impacts <text:s/>of flooding and hurricanes.</text:p>
          </table:table-cell>
          <table:table-cell table:number-columns-repeated="983"/>
        </table:table-row>
        <table:table-row table:style-name="ro2">
          <table:table-cell office:value-type="string" calcext:value-type="string">
            <text:p>DroneSeed Co.,</text:p>
          </table:table-cell>
          <table:table-cell office:value-type="string" calcext:value-type="string">
            <text:p>Community Liaison to land owner: Arbor Day Foundation <text:s/>Community Liaison to land owner: American Forest Foundation <text:s text:c="2"/>Community Liaison to land owner &amp; Service provider: DroneSeed <text:s text:c="2"/>Standards Orgs: Climate Forward (Climate Action Reserve), Verified Carbon Standard (Verra) <text:s/>Project Developer: (as needed) Native Energy, Blue Source Carbon <text:s/>Broker: (as needed) Element Markets, <text:s text:c="2"/>3rd Party Verifier: SCS Global Services, S&amp;A Carbon, NSF International</text:p>
          </table:table-cell>
          <table:table-cell office:value-type="string" calcext:value-type="string">
            <text:p>Reforestation via heavy-lift drone swarms and science-based seed enablement </text:p>
          </table:table-cell>
          <table:table-cell office:value-type="string" calcext:value-type="string">
            <text:p>Scalable Post Fire Reforestation by Heavy-lift Drone Swarm</text:p>
          </table:table-cell>
          <table:table-cell office:value-type="string" calcext:value-type="string">
            <text:p>No specific website for this project</text:p>
          </table:table-cell>
          <table:table-cell office:value-type="string" calcext:value-type="string">
            <text:p><text:s/>droneseed.com for all else</text:p>
          </table:table-cell>
          <table:table-cell/>
          <table:table-cell office:value-type="string" calcext:value-type="string">
            <text:p>The project reforests acres burned by wildfire in Washington state and additional acreage in Northern California, up to 350k total acres depending on total credits. <text:s text:c="4"/>The project accomplishes several key objectives required for reforestation to be scalable and a tool in mitigating the worst effects of climate change. The project: <text:s/>- Pioneers carbon credit futures and connects reforestation to a funding source that is lacking today <text:s/>- Creates reforestation in post-fire environments at risk of not re-establishing <text:s/>- Avoids costly site preparation due to DroneSeed’s reduction of the supply-chain from 2-3 years down to 60 days <text:s/>- Eliminates obstacles such as terrain to rapid reforestation and gives labor scalable tools <text:s/>The roles of the project are as follows: <text:s/>Microsoft’s purchase of a Forecastable Mitigation Unit (a carbon credit future) from Climate Forward would be only the second purchase ever as offered by Climate Action Reserve (CAR). This purchase to DroneSeed would subsidize the up-front reforestation paid for by the land manager/owner, Climate Action Reserve project setup and verification, and a rebate once credits are issued. This occurs after validation by an independent verification group. At request, a project-developer and broker could be utilized. <text:s/>Arbor Day Foundation and American Forest Foundation are available to liaison with the community along with DroneSeed and to document and transmit to future project stakeholders. <text:s/>The Washington state land upon which this project will be based consists of 350,000 acres of former forest impacted by wildfire. The proposed project area is mountainous, ranging from 1800-2400 feet in elevation. It contained temperate dryland Ponderosa pine, with intermittent Douglas fir and sparsely distributed Western larch. Land owner objectives are to re-establish relatively low densities at approximately 150-300 trees per acre, with all native fire-adapted species. The land manager will pay for site prep and seeds to enable reforestation, at a 30% or more discount/acre over conventional approaches, helping subsidize the reforestation. <text:s text:c="3"/>DroneSeed is proud of our partnership with the Tribal Nation that owns and cares for the vast majority of the proposed land, and is excited that some percentage of the proceeds from sales of carbon offsets to Microsoft accrue to the landowners seeking funding for reforestation post-wildfire. This financial engagement will have significant positive benefits for all parties, in accordance with DroneSeed’s principles. This approach is a strong asset, helping build relationships between all parties and demonstrating shared value.</text:p>
          </table:table-cell>
          <table:table-cell office:value-type="string" calcext:value-type="string">
            <text:p>Wenatchee</text:p>
          </table:table-cell>
          <table:table-cell office:value-type="string" calcext:value-type="string">
            <text:p>WA</text:p>
          </table:table-cell>
          <table:table-cell office:value-type="string" calcext:value-type="string">
            <text:p>USA</text:p>
          </table:table-cell>
          <table:table-cell office:value-type="float" office:value="7324474" calcext:value-type="float">
            <text:p>7324474</text:p>
          </table:table-cell>
          <table:table-cell office:value-type="float" office:value="100" calcext:value-type="float">
            <text:p>100</text:p>
          </table:table-cell>
          <table:table-cell office:value-type="float" office:value="0" calcext:value-type="float">
            <text:p>0</text:p>
          </table:table-cell>
          <table:table-cell table:style-name="Default" office:value-type="float" office:value="7324474" calcext:value-type="float">
            <text:p>7324474</text:p>
          </table:table-cell>
          <table:table-cell table:style-name="ce1" office:value-type="string" calcext:value-type="string">
            <text:p>10/31/2020</text:p>
          </table:table-cell>
          <table:table-cell office:value-type="string" calcext:value-type="string">
            <text:p>As with any reforestation ventures, there exist a series of risks that could threaten the permanence of the project. These are most commonly presented using risk categories and examples of each, as follows: <text:s text:c="4"/>Financial <text:s/>i.e. Financial failure leading to bankruptcy <text:s text:c="3"/>Management <text:s/>Illegal harvesting <text:s/>Conversion to non-forest <text:s/>Social <text:s/>Changing government policies, regulations, and general economic conditions <text:s/>Natural Disturbances <text:s/>Wildfires <text:s/>Disease/Insects <text:s/>Other Episodic Catastrophic Events such as extreme weather events <text:s text:c="4"/>For this project, DroneSeed will be relying on Climate Forward’s Reforestation Forecast Methodology, which has built-in mechanisms to ensure the permanence of ex ante credits issued resulting from reforestation activities. These include tonne-year accounting; an optional conservation easement or public ownership where management objectives can be demonstrated as being consistent with long-term maintenance of projected increases in carbon stocks; and conservative estimates in their carbon projections. <text:s text:c="5"/>Methodology section 3.8.3 (https://climateforward.org/wp-content/uploads/2020/03/Reforestation_Forecast_Methodology_v1.0.pdf) highlights the various design measures that have been included in the methodology to ensure elements of conservatism in their crediting procedures, thereby also helping to ensure permanence. <text:s text:c="5"/>The carbon projections used in this Reforestation Methodology are expected to perform as predicted without decline. According to the methodology, climate change may be a factor in future carbon sequestration, but whether the effect will be negative, as in prolonged droughts, or positive, as with CO2 fertilization, lacks certainty and does not therefore merit any modifications to the published growth projections. Nevertheless, to ensure a conservative accounting approach (across the suite of projects) against the unlikely event of project site conversion and/or performance decline, a discount of 2 percent is applied to account for the potential abandonment of projects that do not have a conservation easement or are on government (non-secured) lands.</text:p>
          </table:table-cell>
          <table:table-cell office:value-type="string" calcext:value-type="string">
            <text:p>No</text:p>
          </table:table-cell>
          <table:table-cell office:value-type="string" calcext:value-type="string">
            <text:p>No, the project will not be certified by June 2021 (please specify)</text:p>
          </table:table-cell>
          <table:table-cell office:value-type="string" calcext:value-type="string">
            <text:p>FMUs will not be issued until one year post-planting following monitoring and evaluation; as such, the earliest this project would qualify would be Oct 2021</text:p>
          </table:table-cell>
          <table:table-cell table:number-columns-repeated="4"/>
          <table:table-cell office:value-type="string" calcext:value-type="string">
            <text:p>None</text:p>
          </table:table-cell>
          <table:table-cell/>
          <table:table-cell office:value-type="string" calcext:value-type="string">
            <text:p>Reforestation and afforestation don’t fit the typical mold or framework of a life-cycle analysis, as there is no need to decipher complex processes of material or energy flows in order to determine impact assessments. However, life-cycle assessment methods can be applied to assess the carbon footprint of such a process, and to further highlight how our innovative approach moves beyond the limitations and impacts of conventional reforestation methods. <text:s text:c="4"/>To achieve this, a carbon footprint versus emissions sequestration model was put together to quantify specific impacts that pertain to the type of projects that DroneSeed seeks to scale. The scope and boundaries of this analysis capture the initial phases of the reforestation process, but rather than looking at conventional (nursery) seedling growth, transportation, and planting methods, a carbon footprint that is specific to the operations and transport of our drone-based aerial dispersal of seed enablement vessels has been determined. The other half of the analysis, of course, then involves looking at the net carbon balance of projects over time, providing a clearer picture of what the net emissions versus sequestration potential of such projects involves. <text:s text:c="7"/>All projects utilizing the Climate Forward methodology employ a particular GHG Assessment Boundary, which delineates the GHG sources, sinks, and reservoirs that must be assessed by all project developers in order to determine the net change in emissions caused by a project. These include Primary and Secondary Effect Sources, Sinks, and Reservoirs. See additional information in Q29.</text:p>
          </table:table-cell>
          <table:table-cell office:value-type="string" calcext:value-type="string">
            <text:p>ICROA's best practices currently require ongoing management &amp; verification. DroneSeed is working with Climate Action Reserve (CAR) on a new approach to certification called Climate Forward. Currently, CAR doesn't require measurement, reporting, and verification (MRV) under the Climate Forward approach, which relies on Forecasted Mitigation Units (FMUs). While MRV is optional, a project could be designed to commit to annual MRV, something that is well in keeping with DroneSeed’s approach. DroneSeed typically requires access to project property for five years after the planting effort, ensuring continual monitoring of seed viability and growth. Please see question 37 for a deeper explanation of the Climate Forward (CF) approach to carbon certification. <text:s text:c="4"/>While CAR doesn’t require ongoing MRV, confirmation bodies must confirm that all project activities and related documentation are in conformance with CF’s confirmation manual (https://climateforward.org/program/confirmation/climate-forward-confirmation-manual/) and with any related documents, such as the Reforestation Communities Data File, and that the estimated emission removals have been calculated accurately. The confirmation process incorporates both a desktop documentation review and a site visit assessment of the mitigation project. At later stages of project implementation, project developers can also opt to transition the project into the Climate Action Reserve’s carbon offset program under the Reforestation Protocol anytime and commit to further, well established, and ongoing monitoring, reporting, and verification requirements for ex post crediting. <text:s text:c="3"/>Beyond the MRV provision dictated by the Climate Forward methodology, DroneSeed also requires in customer contracts that it be granted access to sites for up to five years for monitoring and reporting purposes. As a company both the customer and DroneSeed independently utilize fixed radius plots of 0.2 plots per acre throughout large acreages to monitor establishment and growth. The sampling method is blind as fixed radius plots used by the customer are unknown to DroneSeed. <text:s text:c="3"/></text:p>
          </table:table-cell>
          <table:table-cell office:value-type="string" calcext:value-type="string">
            <text:p>In 2019, DroneSeed commissioned a third party to analyze emissions from transportation of workers to the field site, as well as use of generators to recharge batteries. DroneSeed determined that emissions totaled 27.02 tCO2e for every 2,470 acres reforested. The sequestration totals far outweigh these emissions. <text:s text:c="4"/>Comparatively, typical reforestation using 1-2 year old trees grown in a nursery and transported to site by refrigerated transportation emitted nearly 3X this quantity per 2,470 acres due to the HVAC and significantly more trips required due to the larger size of the trees. <text:s text:c="4"/>Lastly, for fire sites aged more than 1-2 years, site preparation to remove vegetation by manual scarification releases dust into the atmosphere which is contemplated by the CAR model. <text:s/></text:p>
          </table:table-cell>
          <table:table-cell table:number-columns-repeated="7" office:value-type="string" calcext:value-type="string">
            <text:p>Yes</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Not applicable</text:p>
          </table:table-cell>
          <table:table-cell office:value-type="string" calcext:value-type="string">
            <text:p>DroneSeed’s mission and technology applies to the following UN Sustainable Development Goals: <text:s/>Goal 6: Clean water and sanitation <text:s/>Goal 13: Climate action <text:s/>Goal 15: Life on land <text:s text:c="3"/>Goal 6: Clean water and sanitation <text:s text:c="3"/>Watersheds are made up of forests. Water treatment and purification is performed by the trees and the soil. As climate change worsens, natural forest regeneration post-fire is in decline and burned forests risk state-shift permanently to scrubby grassland or ‘persistent early seral phase’. These scrublands don’t treat water to the same extent. <text:s text:c="3"/>Goal 13: Climate action <text:s text:c="3"/>DroneSeed’s mission is to make reforestation scalable to make a dent in carbon emissions. We exist because trees are the most cost effective method of carbon sequestration available. What doesn’t exist is the method to plant them at scale in rough terrain. DroneSeed utilizes heavy lift drone swarms that can fly to provide this--especially post-fire. <text:s text:c="3"/>Additionally, millions of tons of carbon removed from the atmosphere per year requires immense amounts of physical space for the chemistry to occur and carbon to be stored. Unlike machines, trees are aesthetically pleasing, require no additional energy inputs, and they treat water. They also provide critical wildlife habitat, soil stabilization, and when harvested, can produce sustainable, low-carbon construction materials in the form of cross-laminated timber (CLT). Lastly, they also increase the shade of soils, increases water runoff and quantity available when not planted in excess. <text:s text:c="5"/>Goal 15: Life on land <text:s text:c="3"/>This goal calls for “Sustainably managing forests, combating desertification, halting and reverse land degradation, and halting biodiversity loss.” <text:s text:c="3"/>Forest fires are increasing in frequency and severity, while natural regeneration is declining for the same reasons. The ability to plant forests at scale is the missing tool required to restore forests post-fire. DroneSeed technology provides this ability and has focused on restoring forests post-fire as its first use case.</text:p>
          </table:table-cell>
          <table:table-cell office:value-type="string" calcext:value-type="string">
            <text:p>As outlined in Question 14 on the Organizational Survey, DroneSeed approaches inclusivity in a number of ways, both externally, with those with whom we work, and internally across our hiring and management practices. <text:s text:c="4"/>Externally, DroneSeed works hard to gain buy-in and understand the objectives of local communities to best help fulfill them. Our work with a Washington-based Native American Confederation of Tribes is one great example of this which has helped us codify and continue to improve our core principles relating to working with local partners. <text:s text:c="5"/>Codifying Principles <text:s/>DroneSeed’s approach to customers and communities has two principles and our partnership with the Native American Tribal Nation exemplifies these principles: <text:s/>Principle 1: Land owner objectives. Community land managers own the land and our purpose is to serve them to get to the outcomes they desire. <text:s text:c="2"/>Principle 2: Evangelize forest management beyond current land managers. We work hard to evangelize forestry to those who aren’t land managers and to help normalize the image of forestry jobs as “good jobs.” By establishing elements of a technology company in rural areas, closer to a resource base (i.e. forests), forestry provides pathways, role models, and incentives to retain rural community members or draw new members from the urban population into these often marginalized communities. While we don’t claim to be a silver bullet, it is our hope that by focusing not only on creating a technological approach to an old problem but also by emphasizing inclusive cultural practices we can be part of the effort to reduce the likelihood of stigmas associated with rural areas and outdated cultural norms inhibiting the opportunities of people from more diverse backgrounds. <text:s text:c="4"/>This external effort ties strongly to our internal practices. As we launch in new places, we seek to hire our operations teams directly from the community; with entry level jobs requiring nothing more than a high school diploma and the ability to work outdoors, we are able to offer employment onramps to many people not previously part of the tech economy. As DroneSeed is successful, we are uniquely able to make a stronger connection to the community than ever possible before with good jobs that recruit local talent, invest and grow the talent, and keep them there year round. We can do this only because we are building better tools and a better process as required to scale for our mission. Our current partners have never had the opportunities to build these deeper relationships before and are very excited about the possibilities as shared in our Letter of Supports by The Arbor Day Foundation, CAR, and Basecamp. <text:s text:c="4"/>At the corporate level, too, the company has intentionally focused on hiring a diverse team from the beginning so that we perform better, as well as are able to recruit future top talent from all walks of life without forcing that talent into exhaustive extra hours “as the first representative.” As a result of these efforts a wide array of diverse persons in sexual orientation, gender, ethnicity, and veterans have joined DroneSeed to serve land manager objectives and evangelize beyond. In April, 18 of 27 salaried persons at DroneSeed presented as non-white/Identified as LGBTQ/non-male. In senior leadership, 5 of 6 positions presented as non-white or identified as LGBTQ/non-male/veterans. <text:s text:c="3"/>DroneSeed can always learn more and is interested in Microsoft’s feedback. We have taken a positive step forward by reimagining and defining ‘good jobs’ in forestry, and focusing on ‘serving land manager objectives’ and ‘evangelizing beyond’ in the local community at our first hangar in Seattle. We expect that to continue as we locate more hangars in the future, and are eager to continue our intentional growth in this area.</text:p>
          </table:table-cell>
          <table:table-cell table:number-columns-repeated="982"/>
        </table:table-row>
        <table:table-row table:style-name="ro2">
          <table:table-cell office:value-type="string" calcext:value-type="string">
            <text:p>Native, a Public Benefit Corporation</text:p>
          </table:table-cell>
          <table:table-cell office:value-type="string" calcext:value-type="string">
            <text:p>To engage, educate and support cattle ranchers, NativeEnergy partners with a local non-profit, the Western Sustainability Exchange. WSE helps ranchers adopt more sustainable production practices and facilitates access to higher value markets for beef. https://www.westernsustainabilityexchange.org/</text:p>
          </table:table-cell>
          <table:table-cell office:value-type="string" calcext:value-type="string">
            <text:p>Montana improved cattle grazing for soil health and carbon sequestration</text:p>
          </table:table-cell>
          <table:table-cell office:value-type="string" calcext:value-type="string">
            <text:p>Montana Improved Grazing Project</text:p>
          </table:table-cell>
          <table:table-cell office:value-type="string" calcext:value-type="string">
            <text:p>https://native.eco/project/montana-grasslands-projecthb/</text:p>
          </table:table-cell>
          <table:table-cell/>
          <table:table-cell office:value-type="string" calcext:value-type="string">
            <text:p>The project delivers CDR by sequestering over 1.5 million tonnes of carbon in grassland soils. It is the first and only regenerative grazing U.S. carbon project that will be verified to ICROA-approved standards. It can also be expanded to deliver an additional 7 million tonnes (please see ‘expansion’ attachment), enabling Microsoft to catalyze the first-of-its-kind verified carbon project in the U.S., and bring long-term stability and resilience to this ecosystem and communities that rely upon it. <text:s text:c="4"/>How It Delivers CDR: The project sequesters carbon through increasing grazing intensity and increasing periods of rest and regrowth between grazing events. Healthier soils in grassland ecosystems that border Yellowstone National Park will help improve the Park’s natural buffer and critical wildlife corridors - part of the greater Yellowstone ecosystem. Healthy soils will also increase the viability of ranchers in the western plains. <text:s text:c="4"/>History: Grasslands that once supported bison became home to cattle in the 19th century. The concomitant introduction of fencing lead cattle to graze select patches of grasslands without allowing for rest and regrowth of those grasses, leaving the region’s soils degraded. However, improved grazing practices build soil carbon and restore soil health, and ranchers are increasingly interested in being part of this change. <text:s text:c="4"/>Participants and Their Roles: NativeEnergy’s role is developer of the project and manager of the carbon assets, as well as ongoing monitoring and expansion. WSE conducts rancher outreach and engagement and provides ongoing support to ranchers to develop and implement regenerative grazing management plans. The ranchers co-create and deploy improved grazing management plans over the 30-year project term, allowing soil carbon sampling and third-party verification throughout. <text:s text:c="4"/>How Microsoft’s Payments for CDR Will be Used to Catalyze Change: This project provides upfront financing to cattle ranchers to acquire fencing and water infrastructure necessary to employ regenerative grazing practices that remove carbon from the atmosphere and sequester it in soils. Upfront carbon financing overcomes initial barriers to adoption. Ongoing payments (per verified tonne removed from year six on) and the lasting benefits for ranchers sustain these beneficial practices for decades to come, along with a long list of other ecosystem and economic benefits for communities. The project establishes 20-year contracts with ranchers to employ regenerative grazing practices, each monitored, verified and reported on over the project’s life. <text:s text:c="4"/>The project land is grassland managed for livestock grazing. The landowners are public and private entities. Participating ranchers own or lease the lands.</text:p>
          </table:table-cell>
          <table:table-cell office:value-type="string" calcext:value-type="string">
            <text:p>Billings and Bozeman</text:p>
          </table:table-cell>
          <table:table-cell office:value-type="string" calcext:value-type="string">
            <text:p>Montana</text:p>
          </table:table-cell>
          <table:table-cell office:value-type="string" calcext:value-type="string">
            <text:p>USA</text:p>
          </table:table-cell>
          <table:table-cell office:value-type="float" office:value="1500000" calcext:value-type="float">
            <text:p>1500000</text:p>
          </table:table-cell>
          <table:table-cell office:value-type="float" office:value="100" calcext:value-type="float">
            <text:p>100</text:p>
          </table:table-cell>
          <table:table-cell office:value-type="float" office:value="6000" calcext:value-type="float">
            <text:p>6000</text:p>
          </table:table-cell>
          <table:table-cell office:value-type="float" office:value="1494000" calcext:value-type="float">
            <text:p>1494000</text:p>
          </table:table-cell>
          <table:table-cell office:value-type="string" calcext:value-type="string">
            <text:p>5/1/2019</text:p>
          </table:table-cell>
          <table:table-cell office:value-type="string" calcext:value-type="string">
            <text:p>To achieve the certification level, this project will meet the Verified Carbon Standard requirements - which apply to all VCS AFOLU projects such as this one - to conduct a non-permanence risk analysis to determine a buffer contribution. Depending on the results of the non-permanence risk analysis for the project, a certain percentage of credits are set aside into Verra’s buffer pool to account for unintentional carbon removal reversals for any of the standard’s verified and issued credits. The greater the non-permanence risk of a project, the higher the number of credits a project must contribute to the buffer pool. <text:s/>For intentional reversals, Verra requires the project proponent to replace verified issued credits in equal amount to those reversed. <text:s/>NativeEnergy maintains its own reserve for this purpose. <text:s/>At the project level, NativeEnergy has 20 year agreements with the land operators to maintain the project activity and 30 year statements of intent with landowners to keep the project area as grassland. For soil carbon sequestration in grasslands, the greatest threat to reversals is repeated tillage over multiple years. Our due diligence process for selecting project participants limits our exposure to participants who are likely to convert grassland to farmland for these unintentional reversals. Additionally, the project activity is expected to increase forage and subsequently the ranch productivity over time, reducing our long-term reversal risk. <text:s/>We do not expect unintentional reversals as soil organic carbon is protected underground and published research findings link fire to increased soil organic carbon over the long-term. In addition, as a “grouped” project, all reversal risk is reduced by diffusion among individual ranches with independent decisionmaking and geographic dispersal.</text:p>
          </table:table-cell>
          <table:table-cell office:value-type="string" calcext:value-type="string">
            <text:p>Yes</text:p>
          </table:table-cell>
          <table:table-cell office:value-type="string" calcext:value-type="string">
            <text:p>Not applicable (I answered yes to Q24)</text:p>
          </table:table-cell>
          <table:table-cell table:number-columns-repeated="3"/>
          <table:table-cell office:value-type="string" calcext:value-type="string">
            <text:p>Verra (VCS)</text:p>
          </table:table-cell>
          <table:table-cell table:number-columns-repeated="5"/>
          <table:table-cell office:value-type="string" calcext:value-type="string">
            <text:p>The Montana Improved Grazing Project has a light touch. NativeEnergy works with ranchers who propose to us the practices and associated infrastructure improvements (fencing and water access) they believe will enable them to improve their grazing practices. These plans are developed with support from our project partner, grazing consultants, and often with support of local NRCS offices. Thus, the project activity comes from those most knowledgeable about, connected to, and impacted by the land and its condition. <text:s text:c="3"/>The negative environmental impacts are accounted for within the project documentation by calculating the baseline and project emissions associated with any increase in fossil fuel use needed to move the animals more frequently to achieve the project goals of increasing rest/rotation on participating ranches. The methodology also disqualifies any land that has been cleared of native ecosystems, wetlands, or peatlands.</text:p>
          </table:table-cell>
          <table:table-cell table:number-columns-repeated="9" office:value-type="string" calcext:value-type="string">
            <text:p>Yes</text:p>
          </table:table-cell>
          <table:table-cell office:value-type="string" calcext:value-type="string">
            <text:p>Not applicable</text:p>
          </table:table-cell>
          <table:table-cell office:value-type="string" calcext:value-type="string">
            <text:p>Yes</text:p>
          </table:table-cell>
          <table:table-cell office:value-type="string" calcext:value-type="string">
            <text:p>The project contributes to the following SDGs: <text:s text:c="4"/>· <text:s text:c="7"/>SDG2: Waste Less Food and Support Local Farmers <text:s/>· <text:s text:c="7"/>SDG6: Clean Water, Protect and Restore Water-Related Ecosystems <text:s/>· <text:s text:c="7"/>SDG13: Take Urgent Action to Combat Climate Change <text:s/>· <text:s text:c="7"/>SDG15: Protect, Restore and Promote Sustainable Use of Terrestrial Ecosystems and Halt and Reverse Land Degradation and Halt Biodiversity Loss <text:s text:c="4"/>The project co-benefits include: <text:s/>· <text:s text:c="7"/>Building healthier carbon rich grassland soils, measured by soil sampling and third-party verification <text:s/>· <text:s text:c="7"/>Improved natural buffer and critical wildlife corridors that are part of the greater Yellowstone ecosystem <text:s/>· <text:s text:c="7"/>Increased viability of ranchers in the western plains, helping secure their livelihoods and climate resilience into the future <text:s/>· <text:s text:c="7"/>Increased productivity for ranches <text:s/>· <text:s text:c="7"/>Increased water holding capacity of soils and ability to support forage during drought <text:s/>· <text:s text:c="7"/>Increased nutrient density of grasses (forage) and cattle <text:s/>· <text:s text:c="7"/>Decreased soil erosion <text:s/>· <text:s text:c="7"/>Reintroduction of native perennial grasses <text:s/>· <text:s text:c="7"/>Habitat restoration and protection <text:s/>· <text:s text:c="7"/>Enhanced biodiversity <text:s/>· <text:s text:c="7"/>Riparian zone regeneration, which have been depleted by decades of cattle selectively and extensively grazing near water resources <text:s/>· <text:s text:c="7"/>Reduced pressure on and around waterways <text:s/>· <text:s text:c="7"/>Protecting aquatic species <text:s/>· <text:s text:c="7"/>Helping Montana’s tourism economy by protecting trout fishing with water systems that are able to adequately filter water runoff from surrounding land <text:s/>· <text:s text:c="7"/>Helping Montana’s small towns and industries that rely on healthy, functioning waterways - from irrigation to brewing beer</text:p>
          </table:table-cell>
          <table:table-cell office:value-type="string" calcext:value-type="string">
            <text:p>Our projects put communities at the center and we strive to empower all participants. We are also always working to learn and improve. For this U.S. project, one of four counties included in the current phase of the project is classified as a low income region and an average level of education considered “low education” (with 25 percent or more of residents 25 to 64 year old had neither a high school diploma nor a GED) and the project offers open workshops on regenerative grazing and ranch resilience to educate other interested ranchers in the region, whether those ranchers are enrolled in the carbon program or not. Overall, the project focuses on increasing the viability of ranchers in the western plains and helps improve stability and livelihoods, and boost climate resilience into the future. <text:s text:c="3"/>Enrollment of new ranchers in the 185,000 acre project includes outreach to and engagement with tribal ranchers on reservations in the region.</text:p>
          </table:table-cell>
          <table:table-cell table:number-columns-repeated="983"/>
        </table:table-row>
        <table:table-row table:style-name="ro2">
          <table:table-cell office:value-type="string" calcext:value-type="string">
            <text:p>Nori INC</text:p>
          </table:table-cell>
          <table:table-cell office:value-type="string" calcext:value-type="string">
            <text:p>Locus Agriculture is collaborating with Nori on this submission. Locus Agriculture helped with identifying the Garrett Land and Cattle project and supporting the enrollment of the project through the collection of data laid out in the U.S. Croplands Methodology.</text:p>
          </table:table-cell>
          <table:table-cell office:value-type="string" calcext:value-type="string">
            <text:p>Soil carbon sequestration via regenerative agriculture in Iowa USA - Nori</text:p>
          </table:table-cell>
          <table:table-cell office:value-type="string" calcext:value-type="string">
            <text:p>Garrett Land and Cattle</text:p>
          </table:table-cell>
          <table:table-cell office:value-type="string" calcext:value-type="string">
            <text:p>https://nori.com/supplier/garrett-land-and-cattle</text:p>
          </table:table-cell>
          <table:table-cell/>
          <table:table-cell office:value-type="string" calcext:value-type="string">
            <text:p>Garrett Land and Cattle started by switching from conventional tillage practices to no-till farming. Since then, they have continued to adopt practices that improve the health of the soil and sequester more carbon like drip line irrigation, switching from synthetic fertilizers to compost and manure as well as the selection of improved hybrids and genetics. The farmer has been able to double his yield while sequestering additional carbon. The project will deliver CDR through continuing these practices and adopting future practices to improve the health of the soil. Kelly Garrett, the Primary Contact, has been working the same land for 22 years. </text:p>
          </table:table-cell>
          <table:table-cell office:value-type="string" calcext:value-type="string">
            <text:p>Des Moines</text:p>
          </table:table-cell>
          <table:table-cell office:value-type="string" calcext:value-type="string">
            <text:p>IA</text:p>
          </table:table-cell>
          <table:table-cell office:value-type="string" calcext:value-type="string">
            <text:p>USA</text:p>
          </table:table-cell>
          <table:table-cell office:value-type="float" office:value="15000" calcext:value-type="float">
            <text:p>15000</text:p>
          </table:table-cell>
          <table:table-cell office:value-type="float" office:value="100" calcext:value-type="float">
            <text:p>100</text:p>
          </table:table-cell>
          <table:table-cell office:value-type="float" office:value="19719" calcext:value-type="float">
            <text:p>19719</text:p>
          </table:table-cell>
          <table:table-cell office:value-type="float" office:value="20334" calcext:value-type="float">
            <text:p>20334</text:p>
          </table:table-cell>
          <table:table-cell office:value-type="string" calcext:value-type="string">
            <text:p>1/1/2015</text:p>
          </table:table-cell>
          <table:table-cell office:value-type="string" calcext:value-type="string">
            <text:p>After issuance of NRTs to a supplier, the supplier is obliged to report operating data for 10 years and to have this data independently verified at least once every three years. If a reversal is detected over the 10 year retention period, replacement NRTs will be acquired and retired by Nori. Nori also has a binding obligation to buy and retire new NRTs If a post 10-year term audit finds that Nori over-credited a project. If an audit finds that Nori under-credited a project, Nori issues supplemental NRTs to the supplier. <text:s/>These procedures operationalize Nori's commitment to buyers that the underlying value of every NRT they purchase is one incremental tonne CO2e removed from the atmosphere and retained in the natural system for a minimum of 10 years.</text:p>
          </table:table-cell>
          <table:table-cell office:value-type="string" calcext:value-type="string">
            <text:p>No</text:p>
          </table:table-cell>
          <table:table-cell office:value-type="string" calcext:value-type="string">
            <text:p>No, the project will not be certified by June 2021 (please specify)</text:p>
          </table:table-cell>
          <table:table-cell office:value-type="string" calcext:value-type="string">
            <text:p>See Nori Proposal Appendix B Q13 ICROA Compliance</text:p>
          </table:table-cell>
          <table:table-cell table:number-columns-repeated="5"/>
          <table:table-cell office:value-type="string" calcext:value-type="string">
            <text:p>Nori</text:p>
          </table:table-cell>
          <table:table-cell office:value-type="string" calcext:value-type="string">
            <text:p>The project boundaries are the physical boundaries of the land (in field sets) in which the removed carbon will be stored. Boundaries are consistent with the USDA’s definition of the Common Land Unit (CLU). The CLU is used for all USDA statistics reporting purposes. <text:s text:c="3"/>When a US farmer transitions to regenerative agriculture practices from conventional, coincident reductions in emissions almost always occur in their supply chain, with one exception. The one exception is if and when the farmer substitutes organic matter for synthetic fertilizer, and the organic matter (OMAD) is imported, and not originating from within the farm boundaries, there can be an incremental increase in fertilizer transport emissions. For this reason, Nori requires suppliers to report when OMAD is imported, where it comes from, the distance and mode of transport, and we account for any supply chain related emissions increase in our NRT quantification. Of course, when OMAD is being substituted for synthetic fertilizer, emissions are reduced because of the reduction in synthetic fertilizer use. As Nori accounts for OMAD transport emissions, but does not credit the project for synthetic fertilizer emissions reductions, the resulting GHG estimate is always very conservative. <text:s text:c="3"/>For each project we ensure there is a net upstream reduction in GHG emissions before we qualify the project for listing. We don’t register the project if there is a likelihood of significant leakage. <text:s text:c="2"/>If we completed a detailed LCA for all supply chain emission changes outside of the project boundaries, we are satisfied that it would result in an increase in net carbon removal. Therefore, our approach is most conservative. </text:p>
          </table:table-cell>
          <table:table-cell office:value-type="string" calcext:value-type="string">
            <text:p>It is a requirement that all projects in Nori’s marketplace undergo independent 3rd party verification. As described in Appendix A.8 Nori’s design disaggregates quantification of carbon from the verification of input information. The former is conducted by an independent 3rd party carbon quantification tool, in this case COMET-Farm, and the latter is conducted by an independent 3rd party verification body that reviews the information provided by the farmer (Kelly Garrett) that is used in the quantification of carbon removals. <text:s text:c="2"/>Suppliers are required to submit operational data once every year and must acquire 3rd party verification of this data no later than every three years in the project term. <text:s/>The details of that verification are outlined in Nori’s Croplands Methodology document available at nori.com/resources/croplands-methodology. </text:p>
          </table:table-cell>
          <table:table-cell office:value-type="string" calcext:value-type="string">
            <text:p>For projects complying with Croplands Methodology including Garrett farms, we do not anticipate any negative environmental or social impacts. When we generate our carbon removal estimates, we collect estimates of GHG impacts. For Nori projects, we collect fossil fuel information from suppliers to ensure and account for changes in associated emissions.For Garrett Farms, fuel use has decreased to implement these projects. <text:s/>This is typical of almost every project of this type, as reduction in tillage means less operations of machinery, which leads to decrease in diesel use to run these machines. We do not expect emissions to go up in these projects, however we do collect this data and validate that emissions from fuel use are not increasing. <text:s/>See Appendix D1</text:p>
          </table:table-cell>
          <table:table-cell table:number-columns-repeated="9" office:value-type="string" calcext:value-type="string">
            <text:p>Yes</text:p>
          </table:table-cell>
          <table:table-cell office:value-type="string" calcext:value-type="string">
            <text:p>Not applicable</text:p>
          </table:table-cell>
          <table:table-cell office:value-type="string" calcext:value-type="string">
            <text:p>Yes</text:p>
          </table:table-cell>
          <table:table-cell office:value-type="string" calcext:value-type="string">
            <text:p>Adopting regenerative practices of cover crops and reduced and/or no till have been shown in peer reviewed literature to have several co-benefits: specifically around improving water stewardship, soil biodiversity and reduced erosion along with on average lower applications of fertilizer and crop protection inputs (i.e. pesticides and herbicides) reported in several case studies. Cover crops may also reduce runoff, which is and will be an important factor in risk mitigation for flood hazards, which have increased in the Midwest due to climate change and are likely to increase further as we continue into the 21st century. <text:s text:c="4"/>Improving carbon levels in the soil (either by cover crop and/or reduced/no till separately or in combination) has been shown in peer reviewed literature to provide additional benefits in improving water holding capacity of cropland soils, making yields more resilient to drought, improving nutrient cycling - reducing need for additional synthetic nitrogen, which in turn improves water quality. <text:s text:c="3"/>While these are estimates from peer reviewed literature that represent average effects relevant to the cropping regions we work with, specific field level co-benefits are possible to measure in project locations. These co-benefits are able to be quantified by watershed modeling parameterized by farm activity data and in-situ measurement for water quality, and on farm management data (including fertilizer, crop protection application rates, yields and soil samples) to provide the necessary raw data to quantify environmental co-benefits on water infiltration rates, reduced erosion, reduced inputs and more resilient yields. </text:p>
          </table:table-cell>
          <table:table-cell office:value-type="string" calcext:value-type="string">
            <text:p>The vast majority of farmers in North America are family-owned small businesses that are integral to the success of small rural communities. Many of these communities are low-income and underserved in many ways including access to technology (e.g. broadband) and STEM educational programs. Additional revenues from these carbon removal projects will be beneficial to further bolster initiatives and increase employment. Additionally, agriculture has had formidable barriers to participate in carbon markets as the current markets are not designed to include carbon removal projects that are small in size. <text:s text:c="5"/>Existing protocols developed by traditional carbon registries have been designed in such a way that makes them largely inaccessible to small businesses, small project developers, and small credit buyers. Nori’s marketplace is unique in that it is designed specifically for small and medium farm operators to have as much market power as the largest integrated agriculture companies. In order to see wide scale adoption of regenerative practices and to restore the soil health and quality of our food system, it is imperative that small and medium farm operators take part. It is not physically possible for the U.S. to get anywhere near the Paris Accord levels by 2030 without enrolling food and fiber producers to deliver this service. It costs significant upfront investment to switch from conventional to regenerative agriculture practices. Food and fiber producers will not have the option of adopting practice change without this new source of revenue. For more information see Appendix A.8.</text:p>
          </table:table-cell>
          <table:table-cell table:number-columns-repeated="983"/>
        </table:table-row>
        <table:table-row table:style-name="ro2">
          <table:table-cell office:value-type="string" calcext:value-type="string">
            <text:p>Ocean-based Climate Solutions, Inc.</text:p>
          </table:table-cell>
          <table:table-cell office:value-type="string" calcext:value-type="string">
            <text:p>•Reytek Corporation (Albuquerque), producer of clean room equipment, where our Chief Engineer Phil Fullam is acting general manager. Reytek has produced nearly all our prototypes going back to 2005, and Mr Fullam has been primary consulting engineer for both OBCS and Atmocean, and CEO Kithil’s previous automotive safety technologies business “ASCI” founded in 1994 and sold in 2004. Reytek will produce the hardware components and attend to final assembly and shipping. Mr. Fullam will oversee these operations while continuing to advise on deployment and data acquisition, and participate in data analysis. <text:s/>•Sioen Industries NV, producer of the industrial polyester fabric used in the 450m tubes. <text:s text:c="2"/>•Several fabric assembly facilities recommended by Sioen. <text:s/>•Seabird Electronics, developer and provider of the NAVIS biogeochemical ARGO robotic floats. <text:s/>•Woods Hole Group, Inc. – the US affiliate of CLS-France. <text:s/>•Cates Marine, Honolulu HA. <text:s/></text:p>
          </table:table-cell>
          <table:table-cell office:value-type="string" calcext:value-type="string">
            <text:p>Restoring a stable climate using all-natural ocean CO2 sequestration</text:p>
          </table:table-cell>
          <table:table-cell office:value-type="string" calcext:value-type="string">
            <text:p>Wave energy-powered ocean biological &amp; biogeochemical CO2 sequestration, with ecosystem restoration</text:p>
          </table:table-cell>
          <table:table-cell office:value-type="string" calcext:value-type="string">
            <text:p>www.ocean-based.com</text:p>
          </table:table-cell>
          <table:table-cell/>
          <table:table-cell office:value-type="string" calcext:value-type="string">
            <text:p>With Ocean-based Climate Solutions, Inc. (OBCS) wave-powered upwelling/downwelling pumps deployed in the open ocean, upwelling of nutrients enables biological conversion of dissolved CO2 found in the near-surface sunlit ocean to particulate form. These carbon-rich sinking particles are supplemented with downwelling pumps which relocate dissolved organic carbon (DOC) from near-surface to depth where it is less able to outgas to the atmosphere. <text:s text:c="2"/>Reducing near-surface ocean dissolved CO2 enables higher partial pressure (pCO2) from atmosphere into the ocean (in-gassing); or at a minimum reduces the out-gassing pCO2, thus lessening the CO2 exchange from ocean to atmosphere. <text:s text:c="2"/>OBCS is the global leader in wave-powered ocean upwelling and downwelling, having conducted over 100 days of sea-trials since 2005 in TX, CA, OR, HA, Bermuda, Peru, and Newfoundland. Under its parent company Atmocean, Inc. founded in January 2006, it has received a dozen in-kind modeling grants from Sandia and Los Alamos National Laboratories, performed six weeks of wave tank testing at Plymouth University (UK) and Texas A&amp;M, and received grants from Oregon Wave Energy Trust and the UK Technologies Strategies Board, while raising over $4 million from about 36 private investors. To refocus on ocean CO2 sequestration and simplify the cap table, in February 2018 Atmocean exclusively licensed its technology to OBCS in exchange for 10% equity and future per-unit royalties. Both companies are Delaware C-corporations, with overlapping management but just five investors in OBCS. <text:s/>Our team includes leading ocean scientists, industrial suppliers, and ocean data expertise including from the ARGO robotic float operating group. <text:s/>Our plan includes carve-out of a fund dedicated to mitigating the economic impacts of sea-level rise on lower-income populations due to dislocation from accelerating coastal flooding. <text:s text:c="2"/>We propose this because it is unlikely to be undertaken in a timely manner by any governmental agency and yet is one of the most catastrophic outcomes impacting individuals and families – wiping out home equity, household possessions, loss of employment, and unable to afford moving to high ground which could be 100’s of miles away. The fund could buyout flooded real estate, provide for relocation, training for new careers, and similar costs incurred by those displaced due to sealevel rise. <text:s/>Based on our projections for all corporate subscribers, we would anticipate raising $635 billion from 2021-2043 for this cause. <text:s text:c="7"/></text:p>
          </table:table-cell>
          <table:table-cell office:value-type="string" calcext:value-type="string">
            <text:p>Albuquerque</text:p>
          </table:table-cell>
          <table:table-cell office:value-type="string" calcext:value-type="string">
            <text:p>New Mexico</text:p>
          </table:table-cell>
          <table:table-cell office:value-type="string" calcext:value-type="string">
            <text:p>USA</text:p>
          </table:table-cell>
          <table:table-cell office:value-type="float" office:value="6800" calcext:value-type="float">
            <text:p>6800</text:p>
          </table:table-cell>
          <table:table-cell office:value-type="float" office:value="100" calcext:value-type="float">
            <text:p>100</text:p>
          </table:table-cell>
          <table:table-cell office:value-type="float" office:value="6800" calcext:value-type="float">
            <text:p>6800</text:p>
          </table:table-cell>
          <table:table-cell office:value-type="float" office:value="978000000" calcext:value-type="float">
            <text:p>978000000</text:p>
          </table:table-cell>
          <table:table-cell office:value-type="string" calcext:value-type="string">
            <text:p>6/1/2021</text:p>
          </table:table-cell>
          <table:table-cell office:value-type="string" calcext:value-type="string">
            <text:p>We monitor using biogeochemical ARGO robotic sensors deployed one per 18 pumps comparing this data against one reference BGC ARGO, with the data uplinked near-real time to the CLS ARGO center in France, then QC'd and made public. As noted in our Attachments A and B since our pumps operate unattended far beyond the 15-year active production/deployment period, our delivered tons are about 12-fold greater than the committed tons and this overage can be used to compensate for premature reversals.</text:p>
          </table:table-cell>
          <table:table-cell office:value-type="string" calcext:value-type="string">
            <text:p>No</text:p>
          </table:table-cell>
          <table:table-cell office:value-type="string" calcext:value-type="string">
            <text:p>No, the project will not be certified by June 2021 (please specify)</text:p>
          </table:table-cell>
          <table:table-cell office:value-type="string" calcext:value-type="string">
            <text:p>There is no ICROA standard. In fact, ICROA does not mention the word "ocean" anywhere on their website or documents.</text:p>
          </table:table-cell>
          <table:table-cell table:number-columns-repeated="4"/>
          <table:table-cell office:value-type="string" calcext:value-type="string">
            <text:p>None</text:p>
          </table:table-cell>
          <table:table-cell/>
          <table:table-cell office:value-type="string" calcext:value-type="string">
            <text:p>A. We analyzed the CO2 content of our pump component materials as well as transport, business operations, and related activities - as described in Attachments A and B (CO2 Footprint sheet). <text:s/>B. The boundaries included 100% of all identifiable CO2 emissions relating to production, assembly, transport, deployment, marketing/admin, and other inputs. <text:s/>C. We excluded data on the boat construction CO2 elements so those are not yet known. <text:s text:c="2"/>D. This data is not yet available since the exact boat design is still undetermined. <text:s/>E. Our educated guess is that each boat must be ~20x volumetric displacement relative to the payload. Taking 4 pumps payload with CO2 footprint equaling 668 tons times 20 = 13,360 tons CO2e footprint per boat. With each boat able to deploy 4,000 pumps over its lifetime, indicates 3.3 tons CO2 emissions per pump in addition to our projected 167 tons makes the sum 170 tons CO2 full lifecycle. Being solar-powered and robotic operation, no other CO2 is embedded in the boat operation.</text:p>
          </table:table-cell>
          <table:table-cell office:value-type="string" calcext:value-type="string">
            <text:p>We will provide contact information for all our sources to any 3rd party independent verifier that Microsoft wishes to engage in this regard.</text:p>
          </table:table-cell>
          <table:table-cell office:value-type="string" calcext:value-type="string">
            <text:p>We do not expect any real nor foreseaable negative environmental or social impacts, and point to the statement by Professor Andreas Oschlies found on page 11 of Attachment A. Once deployed, the units operate entirely on renewable energy (mostly waves, some solar). </text:p>
          </table:table-cell>
          <table:table-cell table:number-columns-repeated="8" office:value-type="string" calcext:value-type="string">
            <text:p>Yes</text:p>
          </table:table-cell>
          <table:table-cell table:number-columns-repeated="3" office:value-type="string" calcext:value-type="string">
            <text:p>Not applicable</text:p>
          </table:table-cell>
          <table:table-cell office:value-type="string" calcext:value-type="string">
            <text:p>Ocean ecosystem restoration and fisheries enhancement. Please see statement by Professor Ulf Riebesell on page 27 of Attachment A. <text:s/>These co-benefits have not yet been quantified but are widely accepted within the ocean scientific community. <text:s/>We believe we align partly or entirely with UN SDG's #1,2,3,4,5,8,9,11,12,13,14.</text:p>
          </table:table-cell>
          <table:table-cell office:value-type="string" calcext:value-type="string">
            <text:p>Our dedicated Sealevel Rise Adaptation Fund will overcome barriers to financing the relocation of, and restarting equitable lifestyles of, those displaced by flooding from sealevel rise. A large percentage of these stakeholders likely otherwise would face overwhelming financial and personal challenges leading to destitution. <text:s/></text:p>
          </table:table-cell>
          <table:table-cell table:number-columns-repeated="983"/>
        </table:table-row>
        <table:table-row table:style-name="ro2">
          <table:table-cell office:value-type="string" calcext:value-type="string">
            <text:p>Project Vesta</text:p>
          </table:table-cell>
          <table:table-cell office:value-type="string" calcext:value-type="string">
            <text:p>n/a</text:p>
          </table:table-cell>
          <table:table-cell office:value-type="string" calcext:value-type="string">
            <text:p>Coastal enhanced weathering of olivine rocks to remove atmospheric CO2.</text:p>
          </table:table-cell>
          <table:table-cell office:value-type="string" calcext:value-type="string">
            <text:p>Project Vesta</text:p>
          </table:table-cell>
          <table:table-cell office:value-type="string" calcext:value-type="string">
            <text:p>www.projectvesta.org</text:p>
          </table:table-cell>
          <table:table-cell/>
          <table:table-cell office:value-type="string" calcext:value-type="string">
            <text:p>Project Vesta emerged from think tank Climitigation - which existed to identify the most promising and under-funded CDR technologies. Coastal Enhanced Weathering (CEW) emerged from Climitigation’s process as a highly scalable and cost-effective method of permanent carbon capture which had attracted less than $5M in investment cumulatively over multiple decades. <text:s text:c="4"/>Project Vesta aims to help reverse climate change by turning a trillion tonnes of CO2 into rock. We do this by harnessing the power of natural wave energy to accelerate the process of rock weathering, which has captured CO2 on earth for billions of years. The process - which is called coastal enhanced weathering (CEW) works by taking the volcanic green mineral olivine and spreading it as sand in high-energy coastal areas. There, wave action breaks it down and CO2 is removed. Breaking down the olivine using particle collisions (occurring because of <text:s/>the natural energy of wave action) is critical to the energy-efficiency of this process. <text:s text:c="3"/>Project Vesta is a non-profit organization, consisting of a group of scientists and entrepreneurs who came together to further the science of CEW with an open-source approach to enable global deployment. Our team comes from a diverse range of backgrounds, with each participant bringing unique skills and knowledge to the table. The group saw that while the basic science of CEW had been well established for years, there was little progress towards developing CEW into a mature technology. <text:s text:c="3"/>Through our process, carbon is removed from the atmosphere as follows. When olivine dissolves in water, it shifts a chemical equilibrium from carbonic acid towards bicarbonate, which removes CO2 from the atmosphere. This bicarbonate is used by marine calcifying organisms in their shells and skeletons, ultimately being captured in limestone on the ocean floor. <text:s text:c="3"/>Microsoft’s CDR payment will be used to fund the spreading of olivine in coastal areas. Specifically, the majority of the funds will be used to purchase olivine and transport it to deployment sites. In addition, there are costs of monitoring deployment sites and managing the overall logistics. <text:s text:c="3"/>Coastal Enhanced Weathering has the potential to permanently remove gigatonnes of carbon dioxide per year for $10 / tonne, once scaled. We must deploy more olivine projects to bolster the scientific case, prove logistical feasibility, and achieve economies of scale. Microsoft’s support of Project Vesta would not only pay for carbon removal, but would give this emerging technology the boost that it needs to become a mature solution.</text:p>
          </table:table-cell>
          <table:table-cell/>
          <table:table-cell office:value-type="string" calcext:value-type="string">
            <text:p>CA</text:p>
          </table:table-cell>
          <table:table-cell office:value-type="string" calcext:value-type="string">
            <text:p>USA</text:p>
          </table:table-cell>
          <table:table-cell office:value-type="float" office:value="1700017" calcext:value-type="float">
            <text:p>1700017</text:p>
          </table:table-cell>
          <table:table-cell office:value-type="float" office:value="100" calcext:value-type="float">
            <text:p>100</text:p>
          </table:table-cell>
          <table:table-cell office:value-type="float" office:value="0" calcext:value-type="float">
            <text:p>0</text:p>
          </table:table-cell>
          <table:table-cell office:value-type="float" office:value="1700017" calcext:value-type="float">
            <text:p>1700017</text:p>
          </table:table-cell>
          <table:table-cell office:value-type="string" calcext:value-type="string">
            <text:p>8/1/2021</text:p>
          </table:table-cell>
          <table:table-cell office:value-type="string" calcext:value-type="string">
            <text:p>We will monitor for premature reversal through geochemical analysis of ocean water ions to determine the rate and level of weathering and transfer of CO2 as carbonic acid to bicarbonate. If the deployment does not meet the agreed upon net removal of CO2, Project Vesta will, at its own cost, directly compensate for any reversals with additional olivine deployment.</text:p>
          </table:table-cell>
          <table:table-cell office:value-type="string" calcext:value-type="string">
            <text:p>No</text:p>
          </table:table-cell>
          <table:table-cell office:value-type="string" calcext:value-type="string">
            <text:p>No, the project will not be certified by June 2021 (please specify)</text:p>
          </table:table-cell>
          <table:table-cell office:value-type="string" calcext:value-type="string">
            <text:p>Currently, we are not on track to certify by June 2021. However, once we reach scaled deployment and move beyond our pilot beaches, we are committed to adhere to the ICROA-approved standards. </text:p>
          </table:table-cell>
          <table:table-cell table:number-columns-repeated="4"/>
          <table:table-cell office:value-type="string" calcext:value-type="string">
            <text:p>None</text:p>
          </table:table-cell>
          <table:table-cell/>
          <table:table-cell office:value-type="string" calcext:value-type="string">
            <text:p>The Project Vesta LCA follows the entire start-to-finish process from olivine extraction until olivine has been deployed and carbon removal is complete. All known sources of embodied emissions in the core supply chain are included: mining, grinding, and transportation. The base case LCA assumes the following CO2 emissions / tonne CO2 captured, in kg. Mining: &lt;1; Crushing &amp; grinding: 7; Transportation: 40; Spreading: 3. This results in 50kg CO2 emissions / tonne olivine deployed. We assume 1 tonne of CO2 captured / tonne of olivine deployed. This is below the maximum CO2 removal efficiency of 1.25 tonnes CO2 / tonne olivine in order to be conservative. This results in a 95% efficiency. <text:s text:c="4"/>The LCA excludes emissions associated with ancillary activities such as the manufacture of sensors used to measure carbon dioxide removal. These are not included because at scale they will be insignificant in size and will not meaningfully impact net removal volume. Out of an abundance of caution, Project Vesta plans to include all known ancillary activities in a future version of the LCA. <text:s text:c="3"/>Sensitivity analysis shows that the process remains efficient even in highly pessimistic scenarios. The Project Vesta LCA is attached to this application.</text:p>
          </table:table-cell>
          <table:table-cell office:value-type="string" calcext:value-type="string">
            <text:p>Project Vesta plans to seek certification and independent verification of our net negative emissions. Our open-source approach ensures that the data generated by Project Vesta will be available for peer review and subjected to the high level of rigor the scientific community will provide. <text:s/>Various papers have established the basis for CEW as a carbon removal process. Project Vestas mission is to make CEW an audited, proven, and scalable process - providing a holistic, real-world demonstration of the entire life-cycle of CEW. Examples of relevant literature are as follows: <text:s/>https://onlinelibrary.wiley.com/doi/abs/10.1002/ep.10139 (Khoo &amp; Tan, 2006) <text:s/>https://pubmed.ncbi.nlm.nih.gov/18754090/ (Hartmann, J. and S. Kempe, 2008) <text:s/>http://www.projectvesta.org/science (Koornneef &amp; Nieuwlaar, 2011) <text:s/>https://agupubs.onlinelibrary.wiley.com/doi/10.1002/rog.20004 (Hartmann, J. et al, 2013) <text:s/>https://pubs.acs.org/doi/abs/10.1021/acs.est.6b05942 (Montserrat, 2017)</text:p>
          </table:table-cell>
          <table:table-cell office:value-type="string" calcext:value-type="string">
            <text:p>Our carbon removal process requires the mining of olivine rock. The mining process creates both social and environmental impact. Our olivine is currently being sourced from a company in the USA, which adheres to high environmental, ethical, and labor standards in their mining operations. <text:s text:c="2"/>In regards to emissions through the shipping,transport, and milling process, Project Vesta will take those emissions into account through our life-cycle assessment. Our proposed negative emission bid includes the net removal inclusive of emissions <text:s/>generated in the process. <text:s/>The region for our pilot projects is home to five sea turtles species, none of which are known to nest in the area. Sea turtle nesting is site-specific and turtles almost exclusively nest on the same beach from year to year, which <text:s/>are within 5-35 miles of where they are born. No sea turtles nests are known to live in this area, but our ecological assessment includes detecting any signs of threatened or endangered species, including any historical sign of sea turtles on the beaches. </text:p>
          </table:table-cell>
          <table:table-cell table:number-columns-repeated="8" office:value-type="string" calcext:value-type="string">
            <text:p>Yes</text:p>
          </table:table-cell>
          <table:table-cell table:number-columns-repeated="2" office:value-type="string" calcext:value-type="string">
            <text:p>Not applicable</text:p>
          </table:table-cell>
          <table:table-cell office:value-type="string" calcext:value-type="string">
            <text:p>Yes</text:p>
          </table:table-cell>
          <table:table-cell office:value-type="string" calcext:value-type="string">
            <text:p>The use of olivine to remove carbon dioxide also de-acidifies the ocean. Ocean acidification has been linked to significant detrimental impacts on marine ecosystems, including affecting corals, molluscs, and crustaceans. Therefore there is a strong hypothesis that de-acidifying the ocean will be beneficial for marine ecosystems, supporting the growth of calcifying organisms and the many other organisms that are intertwined with them in marine food webs. We measure ocean pH, total alkalinity, and prevalence of indicator species at olivine deployment sites to quantify the co-benefit of de-acidifying the ocean. This aligns with the following SDGs: <text:s text:c="2"/>Goal 8: Decent Work and Economic Growth, as it has the potential to create sustainable tourism destinations through green sand beaches, as well as supporting fisheries on which local economies depend. <text:s text:c="2"/>Goal 13: Climate action, as this method sequesters carbon dioxide out of the atmosphere in a safe, scalable manner and stores it permanently, making a meaningful contribution to reversing climate change. <text:s/>Goal 14: Life Below Water, as it relates to lowering ocean acidification and thereby may increase the potential for biodiversity increase.</text:p>
          </table:table-cell>
          <table:table-cell office:value-type="string" calcext:value-type="string">
            <text:p>#NAME?</text:p>
          </table:table-cell>
          <table:table-cell table:number-columns-repeated="983"/>
        </table:table-row>
        <table:table-row table:style-name="ro2">
          <table:table-cell office:value-type="string" calcext:value-type="string">
            <text:p>Running Tide Technologies, Inc</text:p>
          </table:table-cell>
          <table:table-cell office:value-type="string" calcext:value-type="string">
            <text:p>We do not have any confirmed partnerships at this time.</text:p>
          </table:table-cell>
          <table:table-cell office:value-type="string" calcext:value-type="string">
            <text:p>Open Ocean Kelp Farming for Carbon Sequestration in Oceanic Sediments.</text:p>
          </table:table-cell>
          <table:table-cell office:value-type="string" calcext:value-type="string">
            <text:p><text:s/>Sinking Line Assemblies for Carbon Capture through Kelp (SLACCK)</text:p>
          </table:table-cell>
          <table:table-cell/>
          <table:table-cell office:value-type="string" calcext:value-type="string">
            <text:p>Open ocean (or offshore) macroalgal Blue Carbon</text:p>
          </table:table-cell>
          <table:table-cell office:value-type="string" calcext:value-type="string">
            <text:p>Our offshore kelp microfarms each consist of a kelp-seeded line attached to flotation. As currents drift the assemblies through ideal growing locations in the open ocean, the kelp grows rapidly by absorbing sunlight, CO2 and nutrients. After a predetermined period a mechanical/biological timer inside the buoy is set to eliminate positive buoyancy. At this point, the entire microfarm achieves negative buoyancy and sinks to the deep-sea floor. Over time, sedimentation occurs and sequesters the kelp’s embodied carbon for a projected period of 1000 years. <text:s text:c="3"/>In early 2020, we developed a moored prototype kelp system to confirm that kelp can grow on vertical lines. With Palo Alto-based engineering consultants Function Engineering, we conducted a feasibility study and built a sensitivity model to determine cost-driving factors. We are verifying the evolution of the microfarms’ environmental conditions using ocean circulation models and numerical trajectory frameworks. Our oyster hatchery is fully permitted to grow kelp at scale, and we are working with Function to determine an appropriate kelp hatching scaling model. <text:s text:c="3"/>In December 2020, Running Tide will launch an offshore experimental deployment of 1600 microfarms. The purpose of this experiment is to test that we can grow kelp offshore, and to determine if we can sink the assemblies to a depth of 1000m, at which point we can infer sequestration given appropriate oceanic conditions. Once deployed, these assemblies will drift for 7-8 months, accumulating kelp biomass and feeding temperature, salinity, light-level and nutrient availability data to the development team onshore. We will use this data to optimize future deployments for carbon sequestration, and for third party verification. In July 2020 we will launch a Verification Trip to collect a subset of these buoys for genetic sampling and to conduct sinking tests. <text:s text:c="4"/>Along with Marty Odlin, CEO, key participants include: <text:s text:c="2"/>Dr. Margaux Filippi, Data Scientist and Oceanographer; Max Chalfin, Data Scientist II; Phil Connaughton, Software Engineer; Philipp Werminghausen, Software Engineer; Eben Sargent, Lead Engineer; and Sam Woolf, Production Engineer. <text:s text:c="3"/>Microsoft’s payments will be used to buy raw materials, seed kelp lines, and send vessels out to deploy the microfarms. Most importantly, these contracts will prove product market fit and allow us to approach banks to finance our kelp hatchery expansion, which we’ve identified as the key bottleneck to scaling our efforts. <text:s text:c="3"/>Our learnings from this experiment will inform our December 2021 microfarm deployment, which will sequester 20,000 tons of CO2 by October 2022. <text:s text:c="3"/></text:p>
          </table:table-cell>
          <table:table-cell office:value-type="string" calcext:value-type="string">
            <text:p>Portland</text:p>
          </table:table-cell>
          <table:table-cell office:value-type="string" calcext:value-type="string">
            <text:p>Maine</text:p>
          </table:table-cell>
          <table:table-cell office:value-type="string" calcext:value-type="string">
            <text:p>USA</text:p>
          </table:table-cell>
          <table:table-cell office:value-type="float" office:value="10000" calcext:value-type="float">
            <text:p>10000</text:p>
          </table:table-cell>
          <table:table-cell office:value-type="float" office:value="100" calcext:value-type="float">
            <text:p>100</text:p>
          </table:table-cell>
          <table:table-cell office:value-type="float" office:value="0" calcext:value-type="float">
            <text:p>0</text:p>
          </table:table-cell>
          <table:table-cell office:value-type="float" office:value="10000" calcext:value-type="float">
            <text:p>10000</text:p>
          </table:table-cell>
          <table:table-cell office:value-type="string" calcext:value-type="string">
            <text:p>12/15/2021</text:p>
          </table:table-cell>
          <table:table-cell office:value-type="string" calcext:value-type="string">
            <text:p>Running Tide will deploy extensive suites of instruments to monitor the microfarms and measure the evolution of macroalgal carbon throughout its life cycle. These will include sensors to measure dissolved carbon around the microfarms, which will allow us to detect carbon leakage. <text:s text:c="3"/>First, the proof-of-concept will include two experiments: a near-shore, coastal experiment consisting of moored microfarms and heavily-instrumented tethered buoys, as well as an offshore experiment that will include, among others, several drifting microfarms with tethered, instrumented buoys. This will enable us to understand and predict the variations in biomass growth with environmental conditions. <text:s/>Second, to verify the sequestration process, Running Tide intends to deploy instruments to monitor the evolution of the sunk kelp, within the constraints of the extreme deep-sea environment. Properties to measure include dissolved carbon here as well. Moreover, by collecting samples of decomposing kelp and of sediments, we hope to investigate the efficiency of kelp burial into sediments and verify that there is a minimal amount of dissolved carbon recirculating into the seawater. In the event that all of the macroalgal carbon dissolves, it will remain sequestered within the ocean interior for about 1,000 years. </text:p>
          </table:table-cell>
          <table:table-cell office:value-type="string" calcext:value-type="string">
            <text:p>No</text:p>
          </table:table-cell>
          <table:table-cell office:value-type="string" calcext:value-type="string">
            <text:p>No, the project will not be certified by June 2021 (please specify)</text:p>
          </table:table-cell>
          <table:table-cell office:value-type="string" calcext:value-type="string">
            <text:p>As our methodology is experimental, our intention is to provide sequestration through direct peer to peer relationships during startup. We will pursue independent certification during the calendar year 2022.</text:p>
          </table:table-cell>
          <table:table-cell table:number-columns-repeated="4"/>
          <table:table-cell office:value-type="string" calcext:value-type="string">
            <text:p>None</text:p>
          </table:table-cell>
          <table:table-cell/>
          <table:table-cell office:value-type="string" calcext:value-type="string">
            <text:p>a) Boundaries of our analysis include: <text:s/>i) Embodied carbon of material manufacturing (some are negative) <text:s/>ii) Embodied carbon of material delivery to Running Tide and our assembly process <text:s/>iii) Grid power consumption of our kelp nursery facilities (water filtration, chilling, light, etc) <text:s/>iv) Fuel (likely Diesel combustion) of our deployment and research vessels. <text:s/>v) Ecological processes associated with drifting kelp near ocean surface <text:s/>vi) Carbon sequestration by kelp deposited in ocean sediment or by carbon dissolution into deep (&lt; 1000m) ocean waters <text:s/>b) We chose these boundaries to capture all significant sources of carbon input and sequestration output revealed by our analysis of this methodology. <text:s/>c) None <text:s/>d) N/A <text:s/>e) N/A <text:s/></text:p>
          </table:table-cell>
          <table:table-cell office:value-type="string" calcext:value-type="string">
            <text:p>Our projected verification methodology is intended for external verification, as well as internal tracking and optimization, and is as follows: <text:s/>When the kelp assemblies are deployed, a statistically significant subset of them will be equipped with GPS beacons. As they disperse in the ocean we will: <text:s/>Observe what fraction of instrumented beacons advect to the intended sinking region over the abyssal plains (as opposed to, e.g. sinking prematurely or beaching onto shore). We will project this fraction onto the total deployed (including uninstrumented) assemblies. <text:s/>Use this GPS data to refine our drift models to select superior deployment locations on an ongoing basis <text:s/>As the kelp assemblies advect into open waters, we will physically recover a representative subset onto our research vessel. These recovered assemblies will be analyzed for kelp growth and kelp carbon content as a function of environmental parameters experienced by the assembly. We will project these findings onto the total deployed assemblies. For the unrecovered assemblies, we will use environmental data from satellites to interpolate or extrapolate the results and estimate the unrecovered kelp biomass. <text:s/>When the kelp assemblies enter their sinking phase, a statistically significant subset will be equipped with pressure-release depth sensors. These instrumented assemblies will track their descent into the ocean and, after a time, release from the kelp and float to the surface where they will broadcast their findings back to Running Tide via satellite. We will observe what percentage of these assemblies survive to their communication phase and to what depth they sink, and project these findings onto the total quantity of deployed assemblies. (It will be assumed that any assembly that sinks below 1000 m will sequester its carbon) <text:s/>This data will be used to model the total quantity of carbon delivered to the ocean floor. We will deliver to stakeholders our analysis of this data, along with the raw data itself so that our analysis may be externally audited. <text:s/></text:p>
          </table:table-cell>
          <table:table-cell office:value-type="string" calcext:value-type="string">
            <text:p>Unlike other marine geoengineering approaches that can alter food webs and deoxygenate sections of the ocean, our solution has minimal negative environmental impacts. Our approach requires very few industrial processes and therefore emits a minimal amount of emissions because the primary drivers are photosynthesis and ocean currents. <text:s text:c="4"/>Foreseeable environmental impacts include greenhouse gas emissions from the seed cultivation and transportation, which can be minimized through the use of renewable energies; sourcing and littering of non-kelp materials from the assemblies into the open ocean, which can be mitigated through green manufacturing techniques and the use of sustainable and biodegradable materials; and potential effects of releasing large masses of algae into the deep-sea floor. By targeting anoxic abyssal plains, we expect the macroalgal carbon to decompose into sediments, as opposed to being redistributed into the seawater by bioturbators. We do not expect methanogenesis to occur as we are targeting sinking sites with low microbiome. We do not foresee the release of massive amounts of kelp to affect the food chain, whether at the surface or on the seafloor, as macroalgal carbon export to the deep sea is a process naturally occurring on large scales [Dierssen et al, 2009] and macroalgae is part of the diet of some benthic animals [Krause-Jensen and Duarte, 2016]. <text:s text:c="4"/>As noted above, direct fossil fuel consumption arises from our kelp seeding facilities (powered off Maine’s Portland-area electric grids) and diesel powered ocean going vessels. Our modeling of this power consumption indicates that fossil fuel associated emissions, when amortized over sequestration assemblies, represent 0.15% of the carbon we sequester. <text:s/></text:p>
          </table:table-cell>
          <table:table-cell table:number-columns-repeated="9" office:value-type="string" calcext:value-type="string">
            <text:p>Yes</text:p>
          </table:table-cell>
          <table:table-cell office:value-type="string" calcext:value-type="string">
            <text:p>Not applicable</text:p>
          </table:table-cell>
          <table:table-cell office:value-type="string" calcext:value-type="string">
            <text:p>Yes</text:p>
          </table:table-cell>
          <table:table-cell office:value-type="string" calcext:value-type="string">
            <text:p>Macroalgae ecosystems, which have an exceptionally high primary production [Duarte et al, 2013], are part of Blue Carbon habitats: these also include mangroves, salt marshes and seagrasses. These marine ecosystems can sequester carbon faster and more efficiently than terrestrial ecosystems [GESAMP, 2019]. Blue Carbon habitats have been experiencing a staggering decline worldwide due to human activities, affecting not only the prevalence of natural carbon sinks but also altering the carbon cycle in the ocean. The large-scale cultivation of kelp will not only help sequester carbon, but also partly restore a naturally occuring carbon export to the water column. The microfarms will also provide miniature offshore habitats, replicating, for example, drifting mats of Sargassum algae. <text:s/></text:p>
          </table:table-cell>
          <table:table-cell office:value-type="string" calcext:value-type="string">
            <text:p>At scale, we intend to locate our cellulose floatation factories in rural Maine, generating hundreds of jobs in the manufacturing sector. These regions have experienced devastating economic decline in recent years with the collapse of local industry, and as a result are under-resourced and not typically represented in conversations about building an environmentally just future. <text:s text:c="2"/></text:p>
          </table:table-cell>
          <table:table-cell table:number-columns-repeated="983"/>
        </table:table-row>
        <table:table-row table:style-name="ro2">
          <table:table-cell office:value-type="string" calcext:value-type="string">
            <text:p>SilviaTerra LLC</text:p>
          </table:table-cell>
          <table:table-cell office:value-type="string" calcext:value-type="string">
            <text:p>There are no additional partners involved in this proposal beyond those described in Question 15 of the Organization Survey. That answer is reproduced here for clarity: <text:s text:c="5"/>SilviaTerra is offering a vertically integrated solution to this RFP, meaning we are both the project developer and the credit broker/marketer. We engage directly with the certifier(s) and orchestrate all elements of field measurement, verification, etc. <text:s text:c="4"/>There are three notable categories of partners and subcontractors engaged in our projects. <text:s text:c="3"/>1.) Landowner aggregators. Each of our carbon projects has several landowner participants (see full explanation in the Project Survey). Landowner aggregators are entities that engage in our projects as a single participant, but in fact represent the aggregation of several smaller landholdings. This is allowable and desirable, because it increases the breadth of potential project participants. Such aggregators are required to make all the same attestations as any other participant in the project, in particular that they have legal authority over the management of the land. <text:s text:c="4"/>2.) Verifiers. These are third-party, independent verifiers engaged in accordance with the verification requirements of the certification bodies. The specific verifier entities for our projects in this RFP response have not been identified, but will meet the full requirements of the certifiers and will have regionally relevant forest experience. <text:s text:c="4"/>3.) Consulting foresters for ground measurements. The carbon methodology underlying our projects requires field measurements to refine its remote sensing estimates of carbon stocks and landscape activity. SilviaTerra contracts this work with regional third-parties that meet our standards for expertise, professionalism, integrity, and cost-effectiveness. <text:s text:c="2"/></text:p>
          </table:table-cell>
          <table:table-cell office:value-type="string" calcext:value-type="string">
            <text:p>Microsoft pays US landowners to accelerate forest CDR</text:p>
          </table:table-cell>
          <table:table-cell office:value-type="string" calcext:value-type="string">
            <text:p>SilviaTerra Natural Capital Exchange (NCAPX)</text:p>
          </table:table-cell>
          <table:table-cell office:value-type="string" calcext:value-type="string">
            <text:p>https://www.silviaterra.com/ncapx-story-pa</text:p>
          </table:table-cell>
          <table:table-cell/>
          <table:table-cell office:value-type="string" calcext:value-type="string">
            <text:p>The Natural Capital Exchange (NCAPX) is a data-driven forest carbon marketplace that leverages innovative technology to include every acre of forest in carbon removal. This mechanism bridges operational, acre-level forest management with holistic, landscape-level CDR. <text:s text:c="4"/>American forests already remove vast amounts of carbon dioxide from the atmosphere every year--US above-ground forest biomass carbon has increased by about 450 million tons annually over the last 30 years.* NCAPX pays landowners to accelerate this rate of CDR across the forested landscape. By lowering the amount of harvest activity on their properties for a 1-year project period, higher volumes of CDR are enabled; as this program runs year over year, the average age of forests increases relative to business as usual. The net result is an additional increase in total forest biomass across the landscape, resulting in durable additional removal of carbon from the atmosphere. <text:s text:c="3"/>The backbone of this marketplace is our high-resolution, nationwide forest inventory called SilviaTerra Basemap, developed in collaboration with Microsoft ‘AI for Earth’. Using remote sensing, the baselining and performance in this project are fully algorithmic and executed on an acre-by-acre basis across the entire project area, bringing a transformational level of transparency and precision to the resulting credits. These methods also dramatically lower the measurement and monitoring costs, opening NCAPX participation to landowners of all sizes, including family ownerships under 100 acres. This democratization of access has been demonstrated already in the NCAPX pilot program in Pennsylvania, funded by Microsoft and concluding this summer. Broad access to carbon markets advances climate equity, aligns rural communities with forest conservation, and reduces leakage. <text:s text:c="4"/>NCAPX is expanding to commercial scale in 2021 across eleven states in the US Southeast. Large landowners have signed LOIs to bring over 6 million ton-years of carbon to the market, and regional partners stand ready to engage small family landowners. In 2022 and beyond, the NCAPX program will expand to all forest types in all US regions. Microsoft’s CDR payments will be used to immediately and verifiably increase the rate of forest CDR on the landscape. High quality, US-based, certified carbon credits will result, representing real change that will have already been accomplished. <text:s text:c="4"/>Each 1-year period of NCAPX is technically a separate project. This RFP submission, however, refers collectively to the next 10 years of NCAPX projects, presenting them as a multi-year procurement solution for Microsoft. <text:s text:c="8"/>*EPA, Inventory of U.S. GHG Emissions and Sinks: 1990-2018 <text:s/></text:p>
          </table:table-cell>
          <table:table-cell office:value-type="string" calcext:value-type="string">
            <text:p>Atlanta</text:p>
          </table:table-cell>
          <table:table-cell office:value-type="string" calcext:value-type="string">
            <text:p>GA</text:p>
          </table:table-cell>
          <table:table-cell office:value-type="string" calcext:value-type="string">
            <text:p>USA</text:p>
          </table:table-cell>
          <table:table-cell office:value-type="float" office:value="10000000" calcext:value-type="float">
            <text:p>10000000</text:p>
          </table:table-cell>
          <table:table-cell office:value-type="float" office:value="100" calcext:value-type="float">
            <text:p>100</text:p>
          </table:table-cell>
          <table:table-cell office:value-type="float" office:value="375000" calcext:value-type="float">
            <text:p>375000</text:p>
          </table:table-cell>
          <table:table-cell office:value-type="float" office:value="36750000" calcext:value-type="float">
            <text:p>36750000</text:p>
          </table:table-cell>
          <table:table-cell office:value-type="string" calcext:value-type="string">
            <text:p>4/1/2021</text:p>
          </table:table-cell>
          <table:table-cell office:value-type="string" calcext:value-type="string">
            <text:p>NCAPX is a “payment upon delivery” project--no payments are made to project landowners until carbon has been verifiably and transparently accounted for as removed. When an NCAPX project is completed, additional carbon is credited and paid for, and the project and project impact are complete. There are no going-forward costs or liabilities for any party. No buffer pool or other assurance mechanism is required, and reversals beyond the one-year time horizon do not exist once the ton-years are delivered. (The document attached to Question 38 below, in reference to the topic of durability, explains the connection between this finite 1-year term and durable impact.) <text:s text:c="3"/>Instead of reversals, the issue to consider is failure to deliver as contracted. As mentioned above under Question 20, Microsoft’s purchase of carbon will entail signing a purchase agreement that represents a claim on delivery of the carbon, i.e. the collective contracts signed by the landowners. To protect against non-delivery by landowners, an NCAPX project allows every participant to generate an incremental percentage of carbon credits above their contracted volumes (subject to their property’s ability to do so), which can then be sold to cover non-delivery. The inclusion of many landowners with geographic dispersion in one project also inherently provides additional protection against non-delivery. Finally, the landowner contracts contain penalties for non-delivery including sanctions against or limitations on future NCAPX participation. <text:s text:c="4"/>Ultimately, at the time carbon is paid for, it will have been delivered and no long-term liability will remain for the buyer. <text:s/></text:p>
          </table:table-cell>
          <table:table-cell office:value-type="string" calcext:value-type="string">
            <text:p>Yes</text:p>
          </table:table-cell>
          <table:table-cell office:value-type="string" calcext:value-type="string">
            <text:p>Not applicable (I answered yes to Q24)</text:p>
          </table:table-cell>
          <table:table-cell table:number-columns-repeated="3"/>
          <table:table-cell office:value-type="string" calcext:value-type="string">
            <text:p>Verra (VCS)</text:p>
          </table:table-cell>
          <table:table-cell table:number-columns-repeated="3"/>
          <table:table-cell table:number-columns-repeated="2" office:value-type="string" calcext:value-type="string">
            <text:p>n/a</text:p>
          </table:table-cell>
          <table:table-cell office:value-type="string" calcext:value-type="string">
            <text:p>The carbon methodology underpinning NCAPX projects is conservative in the sense that it doesn’t take credit for the positive GHG impact of the deferred harvest activity (i.e. delayed and/or reduced fossil fuel usage) in the project. <text:s text:c="4"/>NCAPX projects also avoid harm to landowners in several important ways. First, there is a long history of social inequity in agriculture (writ large) that this project avoids by including landowners of all types and sizes, including ones that have been historically excluded from market participation. (See more discussion on that topic in our attachment to Question 10.) Additionally, NCAPX avoids locking landowners into long-term contracts that might hurt or disadvantage them in the future. Due to the inherent difficulty of predicting the future, long-term (e.g. 100-year) contracts run the major risk of turning out to be suboptimal for landowners--the term is simply too long to know in advance. NCAPX 1-year contracts avoid this problem, and allow landowners to integrate carbon sales into the year-over-year, economically optimal management of their forest assets. <text:s text:c="4"/>The project has de minimis risk of encouraging deforestation or other forestry-related emissions increases. Any such risk would come from leakage of harvest activity to other forest areas around the globe, which is incorporated into the calculation of removals; our discussion of activity-shifting leakage above (in the supplemental material on project methodology) suggests this risk is minor. <text:s text:c="2"/></text:p>
          </table:table-cell>
          <table:table-cell table:number-columns-repeated="9" office:value-type="string" calcext:value-type="string">
            <text:p>Yes</text:p>
          </table:table-cell>
          <table:table-cell office:value-type="string" calcext:value-type="string">
            <text:p>Not applicable</text:p>
          </table:table-cell>
          <table:table-cell office:value-type="string" calcext:value-type="string">
            <text:p>Yes</text:p>
          </table:table-cell>
          <table:table-cell office:value-type="string" calcext:value-type="string">
            <text:p>By participating in NCAPX, Microsoft not only achieves meaningful co-benefits, but more importantly, promotes the development of a data-driven platform through which all benefits from forests--water purification, wildlife habitat, sustainable rural livelihoods, etc.--exist not just as co-benefits, but as critical outcomes in their own right that can be measured, quantified, and paid for. Our vision for the Natural Capital Exchange is to expand beyond carbon to facilitate the trade of all of these valuable ecosystem services from forests. <text:s text:c="3"/>The NCAPX platform has the ability to quantify these key co-benefits among others: <text:s text:c="3"/>* Forest ecology <text:s text:c="3"/>- Wildlife habitat and biodiversity (e.g. area preserved or suitability improved through forest treatment) <text:s/>- Water quantity and quality (e.g. quantified through modeling and potentially measurable watershed-scale outcomes) <text:s text:c="3"/>* Rural economic vitality <text:s text:c="3"/>- Diverse livelihoods associated with rural lands (e.g. more foresters engaged in carbon projects instead of just extractive work) <text:s/>- Small landowner and rural community profitability (e.g. availability of diverse/alternative value streams tied to forests, quantifiable as novel payments flowing into specific geographic areas) <text:s/></text:p>
          </table:table-cell>
          <table:table-cell office:value-type="string" calcext:value-type="string">
            <text:p>There’s a widely-acknowledged risk that the transition to a low-carbon economy will be led by the segments of society that already benefit disproportionately from advances and investments in innovation and technology, leaving behind the rest. Equitable and inclusive forest carbon markets cut squarely against this risk, aligning rural communities with conservation and climate progress, and allowing them to share in the value created by climate regulation ‘technologies’ broadly defined, which have always included natural climate solutions. <text:s text:c="4"/>In particular, small- and medium-size forest landowners have been almost entirely excluded from forest carbon markets, relegating over 200 million productive US forest acres to the climate sideline. By dramatically reducing transaction costs and reducing the carbon contract length to 1 year, NCAPX opens market participation to this entire segment, giving them access to carbon payments on equal terms with larger institutional landowners. In addition to diversifying small landowner income streams and offering payments for previously unrecognized value, annual carbon markets like NCAPX also de-risk family asset ownership by distributing return realization across many years, instead of concentrating it in infrequent, one-off harvesting events. This helps keep forests as forests and contributes to the economic base of rural communities. Through economic engagement, these communities can participate more constructively in the climate conversation and help develop climate solutions. <text:s text:c="2"/></text:p>
          </table:table-cell>
          <table:table-cell table:number-columns-repeated="983"/>
        </table:table-row>
        <table:table-row table:style-name="ro2">
          <table:table-cell office:value-type="string" calcext:value-type="string">
            <text:p>South Pole Carbon Asset Management Ltd. </text:p>
          </table:table-cell>
          <table:table-cell office:value-type="string" calcext:value-type="string">
            <text:p>Carbon Finance Labs LLC is acting as a marketing agent on behalf of 1PointFive. 1PointFive is a development company that will build, operate, and deliver the credits via its Direct Air Capture facility.</text:p>
          </table:table-cell>
          <table:table-cell office:value-type="string" calcext:value-type="string">
            <text:p>1,000kt Direct Air Capture Facility located in the Permian Basin</text:p>
          </table:table-cell>
          <table:table-cell office:value-type="string" calcext:value-type="string">
            <text:p>West Texas Direct Air Capture Unit 1, LLC ("ODAC-1")</text:p>
          </table:table-cell>
          <table:table-cell table:number-columns-repeated="2"/>
          <table:table-cell office:value-type="string" calcext:value-type="string">
            <text:p>ODAC-1 is the world's first industrial scale EOR+ project that stored CO2 with a partially net-negative emissions. Located in West Texas, ODAC-1 is the first of 27 plants that will be located on the plant site. ODAC-1 will have a nameplate capacity of around 1 million tons per year and will be constructed in phases. <text:s/>Phase I, which is projected to start operation in late 2024, will initially capture and concentrate 500 kt CO2 annually from the atmosphere using low-emission electricity from an adjacent generating facility. Once captured from the ambient atmosphere, all collected CO? will be pressurized and injected into the sub-surface for long-term (&gt;100 years), permanent storage in existing Occidental geological formatons. Subsequent phase II of the facility will support additional 500 kt per year.</text:p>
          </table:table-cell>
          <table:table-cell office:value-type="string" calcext:value-type="string">
            <text:p>West Texas (Permian Basin)</text:p>
          </table:table-cell>
          <table:table-cell office:value-type="string" calcext:value-type="string">
            <text:p>Texas</text:p>
          </table:table-cell>
          <table:table-cell office:value-type="string" calcext:value-type="string">
            <text:p>USA</text:p>
          </table:table-cell>
          <table:table-cell office:value-type="float" office:value="250000" calcext:value-type="float">
            <text:p>250000</text:p>
          </table:table-cell>
          <table:table-cell office:value-type="float" office:value="100" calcext:value-type="float">
            <text:p>100</text:p>
          </table:table-cell>
          <table:table-cell office:value-type="float" office:value="0" calcext:value-type="float">
            <text:p>0</text:p>
          </table:table-cell>
          <table:table-cell office:value-type="float" office:value="250000" calcext:value-type="float">
            <text:p>250000</text:p>
          </table:table-cell>
          <table:table-cell office:value-type="string" calcext:value-type="string">
            <text:p>1/10/2024</text:p>
          </table:table-cell>
          <table:table-cell office:value-type="string" calcext:value-type="string">
            <text:p>All sub-surface storage projects are subject to the EPA's Monitoring, Reporting, Verification (MRV) standards, as well as the California Air Resources Board's (CARB) Carbon Capture and Sequestration (CCS) protocol. Sorted volumes are determined using rigid standards and are verified in both cases.</text:p>
          </table:table-cell>
          <table:table-cell office:value-type="string" calcext:value-type="string">
            <text:p>No</text:p>
          </table:table-cell>
          <table:table-cell office:value-type="string" calcext:value-type="string">
            <text:p>No, the project will not be certified by June 2021 (please specify)</text:p>
          </table:table-cell>
          <table:table-cell office:value-type="string" calcext:value-type="string">
            <text:p>Methodology development under one of ICROA approved standards is expected to happen in 2020 / 2021. Once methodology is developed and the plants are operational, carbon asset development is expected to start with first credit deliveries in 2025 or 2026.</text:p>
          </table:table-cell>
          <table:table-cell table:number-columns-repeated="5"/>
          <table:table-cell office:value-type="string" calcext:value-type="string">
            <text:p>California Air Resources Board</text:p>
          </table:table-cell>
          <table:table-cell table:number-columns-repeated="3" office:value-type="string" calcext:value-type="string">
            <text:p>n/a</text:p>
          </table:table-cell>
          <table:table-cell table:number-columns-repeated="7" office:value-type="string" calcext:value-type="string">
            <text:p>Yes</text:p>
          </table:table-cell>
          <table:table-cell office:value-type="string" calcext:value-type="string">
            <text:p>No</text:p>
          </table:table-cell>
          <table:table-cell table:number-columns-repeated="3" office:value-type="string" calcext:value-type="string">
            <text:p>Yes</text:p>
          </table:table-cell>
          <table:table-cell office:value-type="string" calcext:value-type="string">
            <text:p>ODAC-1 will use brackish water located in the Permian and will provide jobs for former oil field workers (i.e. providing new, low-carbon jobs for workers who have lost oil-drilling jobs). <text:s/>In addtion, the project will provide demand for several gigawatts of new-build solar and wind energy. </text:p>
          </table:table-cell>
          <table:table-cell office:value-type="string" calcext:value-type="string">
            <text:p>n/a</text:p>
          </table:table-cell>
          <table:table-cell table:number-columns-repeated="983"/>
        </table:table-row>
        <table:table-row table:style-name="ro2">
          <table:table-cell office:value-type="string" calcext:value-type="string">
            <text:p>Spatial Informatics Group </text:p>
          </table:table-cell>
          <table:table-cell office:value-type="string" calcext:value-type="string">
            <text:p>Spatial Informatics Group, LLC – Project Developer <text:s/>Northeast Wilderness Trust – Originator, Land-Owner Affiliate, Wildlands Partnership Lead</text:p>
          </table:table-cell>
          <table:table-cell office:value-type="string" calcext:value-type="string">
            <text:p>CDR by protected wilderness aggregated under accredited land trusts</text:p>
          </table:table-cell>
          <table:table-cell office:value-type="string" calcext:value-type="string">
            <text:p>Spatial Informatics Group &amp; Northeast Wilderness Trust’s Wildlands Partnership – Forever Wild Carbon Aggregation Initiative</text:p>
          </table:table-cell>
          <table:table-cell office:value-type="string" calcext:value-type="string">
            <text:p>https://newildernesstrust.org/wilderness-conservation/wp/</text:p>
          </table:table-cell>
          <table:table-cell/>
          <table:table-cell office:value-type="string" calcext:value-type="string">
            <text:p>Northeast Wilderness Trust (NEWT)’s Wildlands Partnership and Spatial Informatics Group (SIG) are embarking on an ambitious effort to help curtail the worst effects of climate change by developing the Forever Wild Carbon Aggregation Initiative (‘the Initiative’). This is an Improved Forest Management voluntary carbon offset aggregation project that leverages the conservation power of accredited land trusts to permanently protect forests in northeastern USA. Aggregating multiple land trusts under one umbrella of the Initiative offers a streamlined, cost-effective way to make a difference for nature while doing what land trusts do best: saving places for future generations. All land trusts in the Initiative are accredited by the nationally-recognized Land Trust Alliance to ensure property owners are employing best practices and are well-established in their communities. <text:s/>Recent peer-reviewed science demonstrates there is perhaps no better solution for combating climate change than permanent protection of wildlands. Credits generated in the Forever Wild Carbon Aggregation Initiative are the gold standard because the carbon storage impact is permanent. Only permanently protected wildlands can claim that carbon storage will continue in perpetuity. “Proforestation” is the act of permanently protecting existing forests so that they can sequester and store their full potential of carbon. By eliminating logging, virtually all of the carbon on those acres will stay in the wilderness, not in the atmosphere. Actively managed forestland or timberland credits do not guarantee that carbon won’t be released into the atmosphere during the term of the project or when the term has ended (usually after about 40 years). ‘Forever Wild’ forests, on the other hand, will never be converted to another type of land use (timber, agricultural, residential, or commercial), and will never release carbon through logging. Every forest that generates Forever Wild carbon credits is a future old-growth forest. <text:s/>NEWT is a 501(c)(3) non-profit, SIG is a certified small business (California), and all revenue from the sale of CDRs generated by the Forever Wild Carbon Aggregation Initiative go right back into maintaining and expanding the initiative. Therefore, the Initiative will be self-funding, thereby reducing common financial barriers to land trusts. Managing multiple land trusts under one umbrella of the aggregation project reduces barriers to participation of landowners who possess high-quality forest carbon stocks, and the rolling enrollment permissions under the voluntary carbon offset program allow carbon in new forests to be permanently protected as they become available.</text:p>
          </table:table-cell>
          <table:table-cell office:value-type="string" calcext:value-type="string">
            <text:p>Montpelier</text:p>
          </table:table-cell>
          <table:table-cell office:value-type="string" calcext:value-type="string">
            <text:p>Vermont</text:p>
          </table:table-cell>
          <table:table-cell office:value-type="string" calcext:value-type="string">
            <text:p>USA</text:p>
          </table:table-cell>
          <table:table-cell office:value-type="float" office:value="177975" calcext:value-type="float">
            <text:p>177975</text:p>
          </table:table-cell>
          <table:table-cell office:value-type="float" office:value="40" calcext:value-type="float">
            <text:p>40</text:p>
          </table:table-cell>
          <table:table-cell office:value-type="float" office:value="10734" calcext:value-type="float">
            <text:p>10734</text:p>
          </table:table-cell>
          <table:table-cell office:value-type="float" office:value="167241" calcext:value-type="float">
            <text:p>167241</text:p>
          </table:table-cell>
          <table:table-cell office:value-type="string" calcext:value-type="string">
            <text:p>11/1/2020</text:p>
          </table:table-cell>
          <table:table-cell office:value-type="string" calcext:value-type="string">
            <text:p>All parcels enrolled the Forever Wild Carbon Aggregation Initiative will have forest management plans that specify monitoring requirements, which at a minimum include annual monitoring by both Northeast Wilderness Trust and the partnering land trust (required by Land Trust Alliance accreditation), inspection of key access points to properties, and maintenance of boundary markings. <text:s text:c="3"/>The forest carbon project will be third-party verified and registered with the American Carbon Registry. Unintentional reversals- such as those from fire, floods, or pests- <text:s/>are compensated for with the insurance buffer pool required by the Registry. The buffer pool represents 16% of total credits that acts as insurance to natural disturbances. <text:s text:c="3"/>The Registry also requires compensation by the project proponent for intentional reversals. The Forever Wild Carbon Aggregation Initiative only includes lands that will be legally and permanently protected as ‘forever wild’ in a conservation easement. Thus, there is minimal risk of an intentional reversal. If by chance there is an intentional reversal, the project must replace the reversal credits with equivalent credits to the Registry. The Forever Wild conservation easements allow for redress from landowners for any violation of easement terms, including compensation for intentional carbon reversals such as those from human actions. <text:s text:c="3"/>Lastly, because this aggregation carbon project would not disturb the soil or plant cover any more than results from occasional travel on foot, invasive plants rarely have the disturbance necessary to invade the well-developed ecosystems that exist in wilderness. While timber theft may theoretically be an eventual threat to an old-growth forest, this is made more unlikely on these conserved properties because there is no maintaining of roads or cutting of new roads.</text:p>
          </table:table-cell>
          <table:table-cell office:value-type="string" calcext:value-type="string">
            <text:p>No</text:p>
          </table:table-cell>
          <table:table-cell office:value-type="string" calcext:value-type="string">
            <text:p>No, the project will not be certified by June 2021 (please specify)</text:p>
          </table:table-cell>
          <table:table-cell office:value-type="string" calcext:value-type="string">
            <text:p>The project is in development and will be certified by FY 2022</text:p>
          </table:table-cell>
          <table:table-cell office:value-type="string" calcext:value-type="string">
            <text:p>ACR</text:p>
          </table:table-cell>
          <table:table-cell table:number-columns-repeated="5"/>
          <table:table-cell office:value-type="string" calcext:value-type="string">
            <text:p>The project will be third- party verified according to the American Carbon Registry standard and forest protocol.</text:p>
          </table:table-cell>
          <table:table-cell office:value-type="string" calcext:value-type="string">
            <text:p>The FY 2021 tons will be independently verified, but in FY 2022.</text:p>
          </table:table-cell>
          <table:table-cell office:value-type="string" calcext:value-type="string">
            <text:p>The Forever Wild Carbon Aggregation Initiative has minimal negative environmental or social impacts. <text:s/>There are minimal fossil fuel and greenhouse gas emissions associated with this project, because is no timber harvest or other active forest management is allowed on these parcels…even roads are not maintained or established. Socially, there may be some leakage inspired by this project, but the impacts of leakage are dealt with under the American Carbon Registry voluntary IFM carbon offset program in which this aggregation project would be enrolled.</text:p>
          </table:table-cell>
          <table:table-cell table:number-columns-repeated="11" office:value-type="string" calcext:value-type="string">
            <text:p>Yes</text:p>
          </table:table-cell>
          <table:table-cell office:value-type="string" calcext:value-type="string">
            <text:p>There are numerous measurable co-benefits of this Forever Wild Carbon Aggregation Initiative. <text:s text:c="2"/>Protecting and creating new wilderness such as those in this aggregation carbon offset project are essential for wildlife and natural processes, and for maintaining biodiversity in the coming decades. Diverse, interconnected habitats are essential for species to evolve, move around, and occupy new habitats as the climate rapidly changes. Wildlands are remarkably effective at absorbing and storing carbon, while also offering species resilient, connected habitats and contiguous carbon corridors. <text:s text:c="2"/>Forests such as those in this Initiative are also crucial to watershed conservation and water supply sustainability. Growing trees and the impervious surface of the forest floor mitigate stormwater run-off and erosion control, thereby providing flood protection for communities. <text:s text:c="2"/>Additionally, establishing forever wild carbon areas, may also help change people’s fundamental view of their relationship with nature, replacing hubris with humility and personal interest with public service and climate action. Peer-reviewed science has showed that experiencing nature, such the forests in this Initiative, provides many health benefits for those who recreate outdoors, improving both physical and mental health. People who visit the Forever Wild carbon landscapes will understand the importance of wilderness, and will leave with a profound sense of self, a sense of their place in nature and human society, and a connectedness to, respect for, and compassion for nature and for their neighbors. <text:s text:c="3"/>Aggregating multiple parcels under the umbrella of the Forever Wild Carbon Aggregation Initiative also reduces economic and administrative barriers for land trusts wishing to enroll in the carbon offset market by offering a stream-lined, cost-effective process. The rolling enrollment permissions under ACRs voluntary carbon offset program allow carbon in new forests to be permanently protected as they become available. All revenue generated from sale of CDRs will be used to cover costs associated with maintaining compliance with the voluntary IFM carbon offset credit protocol (with rolling admission), providing technical assistance and outreach to project partners, and ideally procuring new Wild Carbon lands and forging new partnerships to enroll in the project to expand protection and build contiguous carbon corridors. </text:p>
          </table:table-cell>
          <table:table-cell office:value-type="string" calcext:value-type="string">
            <text:p>Spatial Informatics Group’s Diversity Mission: Advancing Science Requires Diversity <text:s/>Spatial Informatics Group believe diversity and uniqueness drives innovation and advances science in a world with ever-changing environmental conditions. We strive to make a constant effort toward a path of equality in our workforce and landowners we work with in carbon offset markets. Ecosystems are healthy and thriving when they contain diversity – so are businesses and communities. <text:s text:c="2"/>Specifically, Spatial Informatics Group has established partnerships with Native American Tribes that reinvest carbon revenue back into their communities. Carbon finances provide tribal jobs and improve rural livelihoods. These program goes beyond developing offsets, but also include building forest carbon technical capacity and mentoring Tribal youth as advisors in graduate school. <text:s text:c="3"/>For Northeast Wilderness Trust, the concept of equal rights is at the very core of their mission. Northeast Wilderness Trust opposes all forms of prejudice and discrimination. <text:s/>Although NEWTs work is largely directed to creating equality for nonhuman life, NEWT recognizes that all forms of oppression—from the destruction of forests to the persecution of the “Other” in human societies—are related, and that ultimately, we must work to end this oppression on all levels. <text:s text:c="3"/>Northeast Wilderness Trust is dedicated to giving equal rights to wild nature and future generations, two constituencies often overlooked by the short-term politics of self-interest. NEWT is committed to promoting the common good: the whole of a community as opposed to parts of a community. Prejudice towards an idea, an organism, or a social group harms not only the parts but the whole community, and stands in the way of the public interest. The politics of prejudice, discrimination, and hatred have many forms, and must not be allowed to go unchallenged. Many of the NEWT’s Board, staff, and members commit time and energy to social issues. Northeast Wilderness Trust has a personnel policy prohibiting all forms of discrimination in hiring and the workplace. No one on the Board or staff would condone prejudicial or discriminatory behavior in or outside the workplace.</text:p>
          </table:table-cell>
          <table:table-cell table:number-columns-repeated="983"/>
        </table:table-row>
        <table:table-row table:style-name="ro2">
          <table:table-cell office:value-type="string" calcext:value-type="string">
            <text:p>Sterling Planet, Inc.</text:p>
          </table:table-cell>
          <table:table-cell office:value-type="string" calcext:value-type="string">
            <text:p>Northeast Organic Farming Association (NOFA) <text:s text:c="3"/>Cornell Soil Health Laboratory</text:p>
          </table:table-cell>
          <table:table-cell office:value-type="string" calcext:value-type="string">
            <text:p>Program that supports Farmers' efforts to build soil &amp; remove carbon</text:p>
          </table:table-cell>
          <table:table-cell office:value-type="string" calcext:value-type="string">
            <text:p>Microsoft Soil Support CertificatesTM Round 1</text:p>
          </table:table-cell>
          <table:table-cell office:value-type="string" calcext:value-type="string">
            <text:p>N/A</text:p>
          </table:table-cell>
          <table:table-cell/>
          <table:table-cell office:value-type="string" calcext:value-type="string">
            <text:p>Our proposal to Microsoft is a new innovative approach to support soil carbon dioxide removal by promotion of a “Process Standard” called Soil Support Certificates™ that improve soil health, remove carbon and provide several other additional co- benefits. Working with the Northeast Organic farming Association (NOFA) and the Cornell Soil Health Labs, we’ve developed a process that rewards small organic and synthetic-chemical free farmers for building soil in the northeast. The full details of our proposal and supporting appendixes are included in the supporting document section.</text:p>
          </table:table-cell>
          <table:table-cell office:value-type="string" calcext:value-type="string">
            <text:p>Boston, NYC, Philadelphia, Pittsburgh, Buffalo</text:p>
          </table:table-cell>
          <table:table-cell office:value-type="string" calcext:value-type="string">
            <text:p>New York, Pennsylvania, New Jersey, New England</text:p>
          </table:table-cell>
          <table:table-cell office:value-type="string" calcext:value-type="string">
            <text:p>USA</text:p>
          </table:table-cell>
          <table:table-cell office:value-type="float" office:value="149250" calcext:value-type="float">
            <text:p>149250</text:p>
          </table:table-cell>
          <table:table-cell office:value-type="float" office:value="100" calcext:value-type="float">
            <text:p>100</text:p>
          </table:table-cell>
          <table:table-cell office:value-type="float" office:value="40000" calcext:value-type="float">
            <text:p>40000</text:p>
          </table:table-cell>
          <table:table-cell office:value-type="float" office:value="109250" calcext:value-type="float">
            <text:p>109250</text:p>
          </table:table-cell>
          <table:table-cell office:value-type="string" calcext:value-type="string">
            <text:p>10/1/2020</text:p>
          </table:table-cell>
          <table:table-cell office:value-type="string" calcext:value-type="string">
            <text:p>As outlined in our detailed presentation to you, we will follow the protocols presented; assuring that a 4% Organic matter as a basis is reached. In addition, there is a 20% hold back. <text:s/>A key philosophy behind Soil Support Certificates™ is that it seeks to engage farmers in building soil for several co-benefits that will produce real benefits to their primary business. It is our belief that once established, these practices will become standard operating procedures and the carbon removed from the atmosphere is just a positive externality. </text:p>
          </table:table-cell>
          <table:table-cell office:value-type="string" calcext:value-type="string">
            <text:p>No</text:p>
          </table:table-cell>
          <table:table-cell office:value-type="string" calcext:value-type="string">
            <text:p>No, the project will not be certified by June 2021 (please specify)</text:p>
          </table:table-cell>
          <table:table-cell office:value-type="string" calcext:value-type="string">
            <text:p>No, the project will not be certified by June 2021. Please see detailed comments on the carbon removal instrument we are proposing in the attached Sterling Planet Proposal to Microsoft for Soil Support Certificates Round 1. </text:p>
          </table:table-cell>
          <table:table-cell table:number-columns-repeated="4"/>
          <table:table-cell office:value-type="string" calcext:value-type="string">
            <text:p>None</text:p>
          </table:table-cell>
          <table:table-cell/>
          <table:table-cell office:value-type="string" calcext:value-type="string">
            <text:p>As outlined in our detailed proposal to Microsoft, we are offering you Soil Support Certificates™, a new Environmental Attribute Certificate (EAC) that helps farmers build soil through supporting a “Process Standard”. We start as a base % of Organic Matter (OM) and only reward for improvement above that base %. In addition, we will be doing actual onsite measurements of 4% of all farms enrolled to verify our carbon calculations. As noted earlier, a key philosophy behind Soil Support Certificates™ is that it seeks to engage farmers in building soil for several co-benefits that will produce real benefits to their primary business. We believe that the results of these practices will become standard operating procedures and the carbon removed from the atmosphere is just a positive externality that will result. </text:p>
          </table:table-cell>
          <table:table-cell office:value-type="string" calcext:value-type="string">
            <text:p>By using high bar organic matter as a baseline, we are significantly above average northeast agricultural organic soil and considerably above average US agricultural soil organic matter. Furthermore, annually an independent third party audit will be performed. <text:s/>Please see attached NOFA Appendices C and D for more information. </text:p>
          </table:table-cell>
          <table:table-cell office:value-type="string" calcext:value-type="string">
            <text:p>This program supports existing small farms and while there is some use of fossil fuel by these farms, their emissions are less than average due to the nature of the production methods they deploy. Furthermore, the emission from the use of fossil fuels at the farm level is more than offset by the buffer we use between our baseline organic matter and program amount.</text:p>
          </table:table-cell>
          <table:table-cell table:number-columns-repeated="2" office:value-type="string" calcext:value-type="string">
            <text:p>Yes</text:p>
          </table:table-cell>
          <table:table-cell office:value-type="string" calcext:value-type="string">
            <text:p>No</text:p>
          </table:table-cell>
          <table:table-cell table:number-columns-repeated="4" office:value-type="string" calcext:value-type="string">
            <text:p>Yes</text:p>
          </table:table-cell>
          <table:table-cell office:value-type="string" calcext:value-type="string">
            <text:p>No</text:p>
          </table:table-cell>
          <table:table-cell office:value-type="string" calcext:value-type="string">
            <text:p>Not applicable</text:p>
          </table:table-cell>
          <table:table-cell office:value-type="string" calcext:value-type="string">
            <text:p>Yes</text:p>
          </table:table-cell>
          <table:table-cell office:value-type="string" calcext:value-type="string">
            <text:p>Not applicable</text:p>
          </table:table-cell>
          <table:table-cell office:value-type="string" calcext:value-type="string">
            <text:p>The proposal we offered you help’s support environmental stewardship that work to pull carbon from air and store it in the soil, save water, stop soil erosion, produce higher quality pesticide free food, create conditions for crops to become more disease and pest resilient and help make sustainable farming practices more economically viable.</text:p>
          </table:table-cell>
          <table:table-cell office:value-type="string" calcext:value-type="string">
            <text:p>The program targets small farms in the Northeast United States that would otherwise be excluded from current programs in development for carbon markets. <text:s/>Furthermore, it allows these farms to begin taking actions now, as opposed to waiting several years under various proposed carbon standards. Building soil also helps make farms more climate resilient. </text:p>
          </table:table-cell>
          <table:table-cell table:number-columns-repeated="983"/>
        </table:table-row>
        <table:table-row table:style-name="ro2">
          <table:table-cell office:value-type="string" calcext:value-type="string">
            <text:p>Terraformation Inc.</text:p>
          </table:table-cell>
          <table:table-cell office:value-type="string" calcext:value-type="string">
            <text:p>Terraformation is working with two (2) Project Partners as carbon asset developers and two (2) operating partners as service providers for this proposed project. <text:s text:c="3"/>Project partner (1 of 2) -- Pacific Flight, LLC (PF) is a private landowner who has signed a Memorandum of Collaboration with Terraformation to protect the growth of dry forest and produce VCS Verified Carbon Units on 45 acres of land in North Kohala, Hawai’i. <text:s text:c="5"/>Project partner (2 of 2) -- Future Forests, LLC (FF) is a private landowner who has signed a Memorandum of Collaboration with Terraformation to protect reforestation and production of VCS Verified Carbon Units on 45 acres of land in Kailua-Kona, Hawai’i. <text:s text:c="5"/>Operating Partner (1 of 2) -- Hawai?i Island Seed Bank, sponsored by nonprofit Ka ?Ahahui o Ka Nahelehele, is hosted on the Future Forests parcel. <text:s/>HISB was founded in 2008, has expert staff trained in international seed banking standards, and currently banks over 11 million seeds from multiple landowners on Hawai?i Island. <text:s/>HISB’s role will be to process, analyze, package, store, and database seed collections for use in the Pathfinder Projects. <text:s text:c="3"/>Operating Partner (2 of 2) -- CPM Design and Construction, the largest solar systems design and installation consultancy on the Island of Hawai’i.</text:p>
          </table:table-cell>
          <table:table-cell office:value-type="string" calcext:value-type="string">
            <text:p>Hawai?i forestation, seed bank, nursery, off-grid solar-powered desalination</text:p>
          </table:table-cell>
          <table:table-cell office:value-type="string" calcext:value-type="string">
            <text:p>Terraformation’s Hawai?i Pathfinder Projects</text:p>
          </table:table-cell>
          <table:table-cell office:value-type="string" calcext:value-type="string">
            <text:p>www.terraformation.com</text:p>
          </table:table-cell>
          <table:table-cell/>
          <table:table-cell office:value-type="string" calcext:value-type="string">
            <text:p>Terraformation’s Hawai?i Pathfinder Projects will deliver CDR through reforestation of 90 acres (36 ha) in 25 years, removing 3,926 metric tons of CO2 over 25 years on two parcels of land on Hawai?i Island. <text:s/>The properties are owned by project partners Pacific Flight LLC and Future Forests LLC. <text:s text:c="3"/>1) Pacific Flight is in the North Kohala region, at low elevation with low rainfall and brackish water. <text:s/>Terraformation built the world’s largest off-grid 100% solar-powered desalination plant, which can clean over 30,000 gallons/day for use at the Pacific Flight site. <text:s/>Our afforestation plan is to create a dry forest ecosystem with the foundational native tree Acacia koaia. <text:s/>Dry forests historically occurred here, but degraded land, brackish water, no electricity, and high winds made the area a poor candidate for restoration. <text:s/>We are in the process of planting 6,000 native trees/shrubs at Pacific Flight. <text:s/>Afforestation here is a testament to what can be accomplished on degraded lands. <text:s text:c="3"/>2) Future Forests is a remnant dry forest site in Kailua-Kona, Hawai?i. <text:s/>In contrast to Pacific Flight’s afforestation, this is a reforestation project, and the forest species already at this site provide a wild seed source for both projects. <text:s/>Reforestation is occuring via removal of invasive species interspersed with natives; we are in the process of planting 5000 native trees at this site. <text:s text:c="4"/>Our operating partner, Hawai?i Island Seed Bank, provides and stores seeds for both Pacific Flight and Future Forests sites. <text:s text:c="3"/>Pacific Flight and Future Forests are committed to keeping these sites forested in perpetuity, and their role is to act as on-the-ground Project Proponents for production of carbon units. <text:s/>Terraformation’s role is to act as Project Proponent to produce and represent VCS Verified Carbon Units for sale on the global marketplace. <text:s/>TF will arrange independent verification services and provide fine-scale plant and remote landscape monitoring technology. </text:p>
          </table:table-cell>
          <table:table-cell office:value-type="string" calcext:value-type="string">
            <text:p>Kamuela</text:p>
          </table:table-cell>
          <table:table-cell office:value-type="string" calcext:value-type="string">
            <text:p>Hawaii</text:p>
          </table:table-cell>
          <table:table-cell office:value-type="string" calcext:value-type="string">
            <text:p>USA</text:p>
          </table:table-cell>
          <table:table-cell office:value-type="float" office:value="3926" calcext:value-type="float">
            <text:p>3926</text:p>
          </table:table-cell>
          <table:table-cell office:value-type="float" office:value="100" calcext:value-type="float">
            <text:p>100</text:p>
          </table:table-cell>
          <table:table-cell office:value-type="float" office:value="3" calcext:value-type="float">
            <text:p>3</text:p>
          </table:table-cell>
          <table:table-cell office:value-type="float" office:value="3923" calcext:value-type="float">
            <text:p>3923</text:p>
          </table:table-cell>
          <table:table-cell office:value-type="string" calcext:value-type="string">
            <text:p>1/1/2020</text:p>
          </table:table-cell>
          <table:table-cell office:value-type="string" calcext:value-type="string">
            <text:p>Terraformation and our partners use our proprietary forestry and carbon monitoring software system, Terraware, for near real-time 24/7 monitoring of project sites, to help us meet or exceed certification/verification standards. <text:s/>This monitoring system will enable us and our project partners to intervene as quickly as possible during reversal events or when other threats to project success appear. <text:s text:c="3"/>Should a reversal appear, compensation is provided by a “pooled buffer account” across VCS verified projects which serves as an “insurance” towards unintended release of carbon dioxide.</text:p>
          </table:table-cell>
          <table:table-cell office:value-type="string" calcext:value-type="string">
            <text:p>No</text:p>
          </table:table-cell>
          <table:table-cell office:value-type="string" calcext:value-type="string">
            <text:p>No, the project will not be certified by June 2021 (please specify)</text:p>
          </table:table-cell>
          <table:table-cell office:value-type="string" calcext:value-type="string">
            <text:p>We anticipate to have the project’s net negative tons verified by the VCS standard by January 2022.</text:p>
          </table:table-cell>
          <table:table-cell table:number-columns-repeated="4"/>
          <table:table-cell office:value-type="string" calcext:value-type="string">
            <text:p>None</text:p>
          </table:table-cell>
          <table:table-cell/>
          <table:table-cell office:value-type="string" calcext:value-type="string">
            <text:p>We have identified the following project related emissions: <text:s/>Scope 1: <text:s/>4.35 mt CO2e <text:s/>Scope 2: <text:s/>14.38 mt CO2e <text:s/>Scope 3: <text:s/>4.37 mt CO2e <text:s/>Total: <text:s/>23.09 metric tons (mt) CO2e <text:s text:c="3"/>Our emission estimation includes vehicle trips from the nursery to the planting sites and trips for the purchase of equipment/materials needed to complete project related activities; fuel used by small machinery that is used in the nursery and on site; and emissions from purchased electricity that is used by staff to complete project-related office tasks/to power electrical equipment. <text:s/>Scope 3 emissions represent project-related air-travel emission from TF staff. <text:s text:c="3"/>Boundaries were set according to the principles of the Greenhouse Gas Protocol Corporate Accounting and Reporting Standard. <text:s/>More specifically, we applied the “Operational Control” approach to estimate our project-related emissions. <text:s text:c="3"/>Sources for emission calculation: <text:s/>World Resources Institute (2015). <text:s/>GHG Protocol tool for mobile combustion. <text:s/>Version 2.6 US EPA eGRID database. <text:s/>http://www.epa.gov/cleanenergy/energy-resources/egrid/index.html <text:s/></text:p>
          </table:table-cell>
          <table:table-cell office:value-type="string" calcext:value-type="string">
            <text:p>We anticipate to have the project’s net negative tons verified by the VCS standard by January 2022.</text:p>
          </table:table-cell>
          <table:table-cell office:value-type="string" calcext:value-type="string">
            <text:p>All use of fossil fuels is captured within Q27 and accounted for in our modeling. <text:s/>Both forestry sites are owned by Terraformation staff and therefore are in direct control to avoid deforestation or any other related activities that would produce emissions. <text:s text:c="3"/>Both Pacific Flight and Future Forest properties have been fully fenced, which nearly eliminates the threat of browsing by feral ungulates. <text:s/>Both sites also have private water catchment systems (and Future Forests also has County water). <text:s/>This ensures that the plantings can get consistent, adequate water and that the sites can be a source of water to share in the event of nearby fires. <text:s text:c="3"/></text:p>
          </table:table-cell>
          <table:table-cell table:number-columns-repeated="9" office:value-type="string" calcext:value-type="string">
            <text:p>Yes</text:p>
          </table:table-cell>
          <table:table-cell office:value-type="string" calcext:value-type="string">
            <text:p>Not applicable</text:p>
          </table:table-cell>
          <table:table-cell office:value-type="string" calcext:value-type="string">
            <text:p>Yes</text:p>
          </table:table-cell>
          <table:table-cell office:value-type="string" calcext:value-type="string">
            <text:p>Terraformation is designing this project to meet international standards for sustainable development and will pursue SD VISta certification. <text:s/>This project supports most SDGs and we have identified six SDGs which Terraformation’s practices directly align with: <text:s text:c="3"/>GOAL 1: NO POVERTY – This project promotes economic growth, which is inclusive to under-resourced communities in the U.S. <text:s/>Our projects fall within the Dept. of Treasury certified Opportunity Zone of Kailua-Kona, HI, so our project activity will provide sustainable jobs, and promote equality. <text:s text:c="3"/>GOAL 7: AFFORDABLE AND CLEAN ENERGY – Terraformation provides 100% renewable energy solutions for forestry, promoting sustainability of this project. <text:s text:c="3"/>GOAL 9: INDUSTRY, INNOVATION, AND INFRASTRUCTURE – Through Terraformation’s forestry innovations, investments in infrastructure contribute directly to sustainable development. <text:s text:c="3"/>GOAL 13: CLIMATE ACTION – Terraformation’s mission is to use robust, affordable forest technology to solve climate change through natural carbon capture. <text:s text:c="3"/>GOAL 15: LIFE ON LAND – Terraformation will sustainably manage forests, halt and reverse land degradation, and halt biodiversity loss in dry forests of Hawai?i. <text:s text:c="3"/>GOAL 17: PARTNERSHIPS – Central to Terraformation’s mission is a strong commitment to developing equitable, inclusive, global partnerships for sustainable development. <text:s/></text:p>
          </table:table-cell>
          <table:table-cell office:value-type="string" calcext:value-type="string">
            <text:p>This project and Terraformation’s ongoing operations support low-income and under-resourced communities in the U.S. Dept. of Treasury certified Opportunity Zone of Kailua-Kona, HI, providing jobs in plant propagation, seed banking, and forestry planting. Our afforestation and reforestation projects also contribute directly to improved biodiversity and ecosystem services that support the people who live in these islands. <text:s/>Indigenous Hawaiian people are an underrepresented community, and by employing them, involving them as stakeholders, and restoring native ecosystems, we help ensure an environmentally just future for Hawai?i. <text:s text:c="3"/>Hawai?i faces disproportionate impacts of climate change, as sea level rise, increased frequency of hurricanes, and increased severity of drought cycles directly impacts near-shore, low-income communities. <text:s/>Most of our native species (often endemic and endangered) are highly vulnerable to the threat of extinction due to climate change, which in turn threatens the whole island ecosystem, already subject to other serious threats such as invasive species, erosion, and land degradation. <text:s/>Loss of our ecosystems, biodiversity, and aquifers poses a major risk to the human communities that live here as well. <text:s/>Our project will make Hawai?i’s ecosystems and communities more resilient to these challenges. <text:s/></text:p>
          </table:table-cell>
          <table:table-cell table:number-columns-repeated="983"/>
        </table:table-row>
        <table:table-row table:style-name="ro2">
          <table:table-cell office:value-type="string" calcext:value-type="string">
            <text:p>The Conservation Fund, a nonprofit corporation</text:p>
          </table:table-cell>
          <table:table-cell office:value-type="string" calcext:value-type="string">
            <text:p>None</text:p>
          </table:table-cell>
          <table:table-cell office:value-type="string" calcext:value-type="string">
            <text:p>U.S. Working Forests for Climate Benefits </text:p>
          </table:table-cell>
          <table:table-cell office:value-type="string" calcext:value-type="string">
            <text:p>U.S Working Forests for Climate Benefits 1: WI &amp; NH </text:p>
          </table:table-cell>
          <table:table-cell office:value-type="string" calcext:value-type="string">
            <text:p>None</text:p>
          </table:table-cell>
          <table:table-cell/>
          <table:table-cell office:value-type="string" calcext:value-type="string">
            <text:p>In collaboration with AI for Earth grantees and in partnership with the Climate Innovation Fund, The Conservation Fund will deliver verifiable and additional carbon dioxide removal (CDR) to Microsoft through improved forest management and the permanent protection of critical forestland across the U.S. Furthermore, the partnership will demonstrate a new, technology-enabled and efficient model for nature-based climate solutions that will catalyze a rapid expansion of the nature-based climate solutions market. <text:s text:c="4"/>The Conservation Fund has over a decade of experience protecting large and intact forests, implementing sustainable management for climate and ecosystem benefits, and generating forest carbon offsets. This proposal reflects a new approach that will accelerate the rate of forest protection, enable improved forest management at scale, and utilize technology to create new efficiencies for generating CDR. The potential for this project is to create a dedicated source of high-quality, nature-based CDR that Microsoft can draw from to cover its carbon removal needs. Beyond the immediate scope of this project, we anticipate multiple future projects with investment from the Climate Innovation Fund that can catalyze significantly more volume of CDR over the next 10 years. <text:s text:c="6"/>We are including two properties in this project that are already under control of The Conservation Fund. A two-property approach allows for project diversification. The first property is 14,000 acres in Iron County, Wisconsin and the second is 8,800 acres in New Hampshire’s North Country. <text:s text:c="5"/>To generate CDR, The Conservation Fund will implement a management program based on improved forest management. Specifically, we plan to reduce timber harvest levels by as much as 80% below the long-term sustained yield of the forest. This significant reduction of timber harvest will generate additional CDR. Conservation easements will ensure that there will be permanent protection and enforcement provisions aligned with the terms of this proposal. We are not accounting for the avoided emissions of the existing forest carbon stocks protected through forest conservation in our CDR offering. <text:s text:c="4"/>Microsoft’s payment for CDR will defray the cost of foregoing timber harvest and will enable reinvestment in the forest for restoration, recreation, and infrastructure to promote inclusion and access. CDR payments are essential for maintaining working forests as viable economic entities and investable assets, driven by climate outcomes instead of timber harvests alone. Microsoft’s payment will establish a market precedent for real and verifiable carbon reductions that are scalable and will activate greater participation from the corporate and capital markets. </text:p>
          </table:table-cell>
          <table:table-cell office:value-type="string" calcext:value-type="string">
            <text:p>Iron County, WI and Coos County, NH </text:p>
          </table:table-cell>
          <table:table-cell office:value-type="string" calcext:value-type="string">
            <text:p>Wisconsin and New Hampshire</text:p>
          </table:table-cell>
          <table:table-cell office:value-type="string" calcext:value-type="string">
            <text:p>USA</text:p>
          </table:table-cell>
          <table:table-cell office:value-type="float" office:value="33113" calcext:value-type="float">
            <text:p>33113</text:p>
          </table:table-cell>
          <table:table-cell office:value-type="float" office:value="100" calcext:value-type="float">
            <text:p>100</text:p>
          </table:table-cell>
          <table:table-cell office:value-type="float" office:value="33113" calcext:value-type="float">
            <text:p>33113</text:p>
          </table:table-cell>
          <table:table-cell office:value-type="float" office:value="302044" calcext:value-type="float">
            <text:p>302044</text:p>
          </table:table-cell>
          <table:table-cell office:value-type="string" calcext:value-type="string">
            <text:p>1/1/2020</text:p>
          </table:table-cell>
          <table:table-cell office:value-type="string" calcext:value-type="string">
            <text:p>This project is composed of strategically selected forests in New Hampshire and Wisconsin. Each forest has a low risk of disturbance and will be managed jointly to balance the risk of an unintentional reversal and protect CDR tonnage. The multi-forest approach also provides an avenue for timely and proportional recourse, if a reversal does occur. <text:s text:c="5"/>Monitoring: To confirm CDRs are durable, innovative annual forest monitoring using remote sensing products will be paired with periodic, traditional forest measurements. Disturbances will be tracked and quantified annually during the accrual period, and every five years during the 40-year monitoring period. <text:s text:c="4"/>Reporting: Changes in forest stocks, including reversals, will be reported on a public website and will be directly communicated to Microsoft. <text:s text:c="5"/>Recourse: If reversals occur, CDR will be replaced through forest growth, reduced harvest, extending the CDR period, or restoration as required. <text:s/></text:p>
          </table:table-cell>
          <table:table-cell office:value-type="string" calcext:value-type="string">
            <text:p>No</text:p>
          </table:table-cell>
          <table:table-cell office:value-type="string" calcext:value-type="string">
            <text:p>No, the project will not be certified by June 2021 (please specify)</text:p>
          </table:table-cell>
          <table:table-cell office:value-type="string" calcext:value-type="string">
            <text:p>This project pairs pioneering remote technology with proven forest inventory techniques to measure and monitor CDR. The innovative, market-leading methods are not part of an existing protocol. <text:s/></text:p>
          </table:table-cell>
          <table:table-cell table:number-columns-repeated="4"/>
          <table:table-cell office:value-type="string" calcext:value-type="string">
            <text:p>None</text:p>
          </table:table-cell>
          <table:table-cell/>
          <table:table-cell office:value-type="string" calcext:value-type="string">
            <text:p>A) The physical bounds of the forests in the project are the boundaries of the emissions calculations. <text:s text:c="4"/>B) These direct bounds were set for efficiency, simplicity, and reproducibility. The project is calculating the net-negativity from the CDR from forest growth within the bounds of the project. <text:s text:c="4"/>C) No <text:s text:c="5"/>D) First, the project anticipates that any emissions outside of the project bounds that result from the project, given its scale and timeline, will be small and highly uncertain. Second, the project actively protects sustainably managed wood baskets that support long-term resilient forestlands and timber economies that might otherwise be lost through forest fragmentation and conversion. None of those potential climate benefits are being accounted for, which would be substantial relative to any potential emissions outside the project bounds. Third, the project will continue to be managed as an active working forests responding to market demands in balance with climate outcomes, minimizing any potential concern for leakage. ? <text:s text:c="4"/>E) Other sources of carbon emissions and storage are considered minimal <text:s/></text:p>
          </table:table-cell>
          <table:table-cell office:value-type="string" calcext:value-type="string">
            <text:p>Two third-party experts – an independent remote sensing expert and a forest inventory expert -- <text:s/>will review and verify project-level CDR tonnage calculations and methodology annually during the accrual period. The review will focus on confirming calculations to high level of certainty. Additionally, on each forest, traditional forest inventory plots will be audited periodically to confirm the quality of direct field measurements. <text:s text:c="2"/></text:p>
          </table:table-cell>
          <table:table-cell office:value-type="string" calcext:value-type="string">
            <text:p>The project’s climate goals for CDR require reducing timber harvests from sustainable levels. Harvesting will continue in compliance with Sustainable Forest Initiative (SFI) principles and certification, but at reduced rates. Social impacts of temporarily harvesting less timber will be offset by the long-term certainty of a conserved working forest and the CDR-supported community investment. <text:s/>Additionally, this project aims to catalyze the market by creating a reproducible and efficient methodology for measuring nature-based climate solutions in forests to increase the accessibility of CDR payments needed for a just climate transition. <text:s/></text:p>
          </table:table-cell>
          <table:table-cell table:number-columns-repeated="8" office:value-type="string" calcext:value-type="string">
            <text:p>Yes</text:p>
          </table:table-cell>
          <table:table-cell table:number-columns-repeated="2" office:value-type="string" calcext:value-type="string">
            <text:p>Not applicable</text:p>
          </table:table-cell>
          <table:table-cell office:value-type="string" calcext:value-type="string">
            <text:p>No</text:p>
          </table:table-cell>
          <table:table-cell office:value-type="string" calcext:value-type="string">
            <text:p>Because The Conservation Fund evaluates potential forest acquisitions on their land conservation merits first and their carbon potential second, co-benefits are integrated in from the very beginning of project design. In the case of this project, there are a broad range of co-benefits and we have added mechanisms to ensure their permanent delivery. For example: <text:s text:c="4"/>The project safeguards 22,800 acres of natural, climate-resilient forest. We have committed to this through permanent conservation easements that ensure neither property can be developed for non-forest uses. This safeguarding of natural forests is essential for so many benefits beyond climate. <text:s text:c="4"/>Both properties protect important wetlands and are essential for the maintenance of water quality, help support native fish populations, and avoid the water withdrawals, impacts and conflicts that would be associated with future development. <text:s text:c="5"/>Each property has significant benefits to native wildlife. For example, the New Hampshire property protects habitat for the federally-threatened Canada lynx, as well as the American marten, bald eagle, and common loon, and the Wisconsin property provides habitat for endangered wolves. <text:s text:c="4"/>The properties are open for public recreation, and actively used for hiking, hunting, wildlife viewing, fishing, and snowmobiling. In addition to the health benefits created by this recreational opportunity, recreation drives local economic activity in rural communities. Miles of trails and public access are provided on the project. <text:s text:c="4"/>As part of our property selection process we prioritize the landscape conservation significance and a climate resilient landscape. Both properties adjoin large protected forest areas.</text:p>
          </table:table-cell>
          <table:table-cell office:value-type="string" calcext:value-type="string">
            <text:p>As a large landowner and employer in economically-distressed rural communities, The Conservation Fund has put to practice principles of just transition for close to three decades. Across our portfolio, we regularly work with local residents and leaders to facilitate community-led visioning that can drive an economic development strategy across sectors. <text:s text:c="7"/>Already for the New Hampshire property we have worked with community leaders, local partners, and over 60 local businesses to help the economically-distressed and regionally-disempowered area of Coos County, NH to broaden its economic future and improve and grow local wealth by activating the outdoor recreation economy. This region has seized on the idea of maximizing outdoor recreation and place-based livelihoods in a way that substantially revives and revitalizes the region, giving residents a reason to stay, former residents a reason to return, and for new residents a reason to join the community. This work embodies the principles of equity, diversity and inclusion by relying on local expertise and capacity, transparency in communication, and supporting local leadership. The Conservation Fund serves the role as a facilitator and coach, inspiring and supporting new ideas for very old systemic issues. Currently, The Conservation Fund’s field staff is focused with five local leadership networks on ideas to address year-round employment, training and career pathways for youth, destination sales, recruitment and retention, and affordable housing. <text:s text:c="4"/>Moving forward, our plan for this project is to support a ‘recover forward’ strategy across both regions into equitable, inclusive, and low-carbon economies. To achieve this objective, we are imposing a first-of-its-kind $2/ton community investment fee that would be directly injected into helping with a just transition. We will deploy these funds to build the critical infrastructure in both Coos County, NH and Iron County, WI. <text:s text:c="5"/>A primary use of these funds will be to employ local individuals and businesses to use their skills, and in some cases their same heavy equipment used in forestry, to build trails, restore habitat, and develop the necessary infrastructure of the green economy. This community investment is a powerful job creator and is essential to building local wealth in these communities. Other anticipated avenues for community investment may include educational curriculum in nature, technology, and entrepreneurialism to local schools and summer internship opportunities for local youth. The impact of $2/ton over a 10 year program has the potential to generate over $1 million in each community. <text:s/></text:p>
          </table:table-cell>
          <table:table-cell table:number-columns-repeated="983"/>
        </table:table-row>
        <table:table-row table:style-name="ro2">
          <table:table-cell office:value-type="string" calcext:value-type="string">
            <text:p>The Nature Conservancy</text:p>
          </table:table-cell>
          <table:table-cell office:value-type="string" calcext:value-type="string">
            <text:p>The Nature Conservancy owns and manages these projects, however, there is an underlying landowner in each of the projects that receive annual payments per the terms of the Forest Management Easements. <text:s/></text:p>
          </table:table-cell>
          <table:table-cell office:value-type="string" calcext:value-type="string">
            <text:p>Virginia Clinch Valley Conservation Forestry and Carbon Offset Program</text:p>
          </table:table-cell>
          <table:table-cell office:value-type="string" calcext:value-type="string">
            <text:p>Virginia Conservation Forestry Program – Tazewell Elk Garden</text:p>
          </table:table-cell>
          <table:table-cell office:value-type="string" calcext:value-type="string">
            <text:p>https://www.nature.org/en-us/about-us/where-we-work/united-states/virginia/stories-in-virginia/clinch-valley-conservation-forestry/</text:p>
          </table:table-cell>
          <table:table-cell/>
          <table:table-cell office:value-type="string" calcext:value-type="string">
            <text:p>The Nature Conservancy’s (TNC) Clinch Valley Conservation Forestry Program is a pioneering effort, founded in 2002, to employ working forest management easements to protect large tracts of privately-held forests by implementing climate-smart forestry for positive economic and environmental returns. These managed forests cover 23,000 acres in the globally-important Clinch River Valley. The Clinch River itself is recognized worldwide for its incredible diversity of rare freshwater mussels and fish. The mountains and valleys that surround the river are a core part of one of North America’s most critical migratory corridors for plants and animals adjusting to a warming climate. The Clinch Valley is part of <text:s text:c="2"/>Virginia’s coal country: an economically-challenged region of Central Appalachia going through a profound change due to the industry’s decline. Without TNC’s Clinch Conservation Forestry Program these forests would be vulnerable to clear-cutting and degradation by landowners who depend on these forests for income. <text:s/>The program’s climate-smart forest management not only increases carbon sequestration in the forests of enrolled properties, it also and provides a stable source of income for participating landowners. They receive an annual payment from TNC, and in exchange, TNC maintains full control over how their forest is managed. Microsoft’s purchase of carbon credits from the program will help to support these management activities and landowner payments. <text:s/>The program is led by two professional foresters who are supported by an aquatic scientist and a landscape ecologist/wildlife specialist. The lead forester, Greg Meade, has deep experience in successfully developing and implementing forest carbon projects and has been the lead on these carbon projects since their inception, including several verifications. <text:s/>In addition to carbon project management, the team oversees all forest restoration activities, which include planning and implementing carefully designed commercial timber harvests, controlling invasive species, conducting non-commercial timber stand improvement practices, completing forest inventories and other ecological monitoring, leading field tours with other forestry professionals, and establishing exclusion fencing to protect sensitive caves and other native wildlife habitats from nearby livestock. <text:s/>The team also maintains our program’s third-party certification by the Forest Stewardship Council (https://us.fsc.org/en-us). <text:s/>Every enrolled property has permanent legal protection via conservation easement (or, in one case, The Nature Conservancy’s fee simple ownership). Additionally, our registration as a certified forest carbon offset project (under the guidelines of the California Air Resources Board) requires a 100-year commitment to sustainable forest management. In every sense, we are in this forest restoration program for the long term. <text:s/></text:p>
          </table:table-cell>
          <table:table-cell office:value-type="string" calcext:value-type="string">
            <text:p>Knoxville, TN</text:p>
          </table:table-cell>
          <table:table-cell office:value-type="string" calcext:value-type="string">
            <text:p>Virginia</text:p>
          </table:table-cell>
          <table:table-cell office:value-type="string" calcext:value-type="string">
            <text:p>USA</text:p>
          </table:table-cell>
          <table:table-cell office:value-type="float" office:value="140267" calcext:value-type="float">
            <text:p>140267</text:p>
          </table:table-cell>
          <table:table-cell office:value-type="float" office:value="100" calcext:value-type="float">
            <text:p>100</text:p>
          </table:table-cell>
          <table:table-cell office:value-type="float" office:value="37967" calcext:value-type="float">
            <text:p>37967</text:p>
          </table:table-cell>
          <table:table-cell office:value-type="float" office:value="102300" calcext:value-type="float">
            <text:p>102300</text:p>
          </table:table-cell>
          <table:table-cell office:value-type="string" calcext:value-type="string">
            <text:p>12/13/2004</text:p>
          </table:table-cell>
          <table:table-cell office:value-type="string" calcext:value-type="string">
            <text:p>Annual monitoring and reporting under the California Air Resources Board Forestry Offset Protocol, and periodic re-inventory of the project as required under the California Air Resources Board Forestry Offset Protocol. Each time offsets are issued to the project, a portion is placed into the Forest Buffer Pool maintained by the California Air Resources Board to protect against unintentional reversals. <text:s/>Any intentional reversals would be addressed with the submission of appropriate compliance instruments to CARB.</text:p>
          </table:table-cell>
          <table:table-cell office:value-type="string" calcext:value-type="string">
            <text:p>Yes</text:p>
          </table:table-cell>
          <table:table-cell office:value-type="string" calcext:value-type="string">
            <text:p>Not applicable (I answered yes to Q24)</text:p>
          </table:table-cell>
          <table:table-cell table:number-columns-repeated="2"/>
          <table:table-cell office:value-type="string" calcext:value-type="string">
            <text:p>CAR</text:p>
          </table:table-cell>
          <table:table-cell table:number-columns-repeated="6"/>
          <table:table-cell office:value-type="string" calcext:value-type="string">
            <text:p>All lands enrolled in the Conservation Forestry Program are protected by a Forest Management Agreement that requires sustainable forest management and prohibits forest conversion. <text:s/>The project is managed to the Forest Stewardship Council forest management certification, TNC’s own Standard Operating Procedures, and will continue to do so into the future. <text:s text:c="2"/></text:p>
          </table:table-cell>
          <table:table-cell table:number-columns-repeated="11" office:value-type="string" calcext:value-type="string">
            <text:p>Yes</text:p>
          </table:table-cell>
          <table:table-cell office:value-type="string" calcext:value-type="string">
            <text:p>TNC’s Conservation Forestry Program is a certified forest carbon offset project under the guidelines of the California Air Resources Board. <text:s text:c="3"/>Furthermore, sites chosen for participation in the program are strategically located in the watershed of the globally-important Clinch River System—one of the most biodiverse rivers in North America harboring one of the highest concentrations of rare aquatic species on the continent. Our program seeks out landowners whose properties contain forests and streams that have a significant influence on water quality in the greater Clinch River system. <text:s text:c="2"/>Therefore, our sustainable management practices on properties enrolled in our program do not just help to sequester carbon, but they also restore forest health and benefit globally rare species downstream. <text:s text:c="5"/>Our efforts at protecting and improving the quality of water flowing from the forested properties that we manage into in the receiving Clinch River also has a direct benefit to the health of human communities who draw their drinking water from the Clinch. <text:s/>And our maintenance of forest health and of water quality supports a growing regional tourism industry that is focused on the Clinch and its recreational potential for fishing, canoeing, and other outdoor activities. <text:s text:c="7"/>The Clinch River System is also at the heart of the Appalachians, which has outsized importance for conserving biodiversity and stabilizing our climate. The Appalachians are home to some of the largest, most ecological diverse temperate forests on Earth and form one of North America’s most critical migratory corridors by which plants and animals adjust to warming temperatures. Already scientists see plants and animals shifting an average of 11 miles north and 30 feet up in elevation per decade. The portion of the Appalachians at the juncture of Virginia, Tennessee, and Kentucky, where this program operates, harbors the greatest amount of biodiversity in the lower 48 states, a fact attributable to both geology and isolation. Preserving forests here—and especially returning these forests to health—will both store greater amounts of carbon and preserve more plants and animals. <text:s/></text:p>
          </table:table-cell>
          <table:table-cell office:value-type="string" calcext:value-type="string">
            <text:p>The counties located in the Clinch Valley are some of the most economically challenged areas in Virginia and the broader eastern United States. According to the Appalachian Regional Commission, which classifies counties in Appalachia based on a mix of income, poverty, and unemployment statistics, most counties in the Clinch Valley are either considered “at-risk” or “distressed” (https://www.arc.gov/research/MapsofAppalachia.asp?MAP_ID=137). Operating in this context, The Nature Conservancy has worked to develop conservation programs in the Clinch Valley that benefit nature but also meet the needs of people. By helping to maintain sustainable working forests, the Clinch Valley Conservation Forestry program represents an important bridge strategy that focuses simultaneously on restoring forest health and providing economic opportunities to local people. <text:s/>Our Conservation Forestry Program evolved out of the need to balance conservation with the need of local landowners to generate income in an economically distressed region. For many of these landowners, their forests have evolved into savings accounts that they harvest every 30 years to meet a major family need: to help send a child to college or meet a medical emergency. Even landowners who wish to retain their woods get drawn into this boom-and-bust approach to forest management out of economic need. TNC’s program provides them with an alternative that is beneficial to their income and the health of the forest. <text:s text:c="3"/>The success of this program has inspired other, community-based efforts, within The Nature Conservancy and, more specifically, within this region of Appalachia. TNC’s Clinch Valley Program has been operating in Southwestern Virginia since 1989. These deep roots have allowed us to witness the economic challenges of living here and to seek ways of marrying conservation and economic well-being. For instance, TNC’s Clinch Valley Program has been a leader in a grassroots-initiated effort to create a state park on Clinch River—both to create an incentive for communities along its route to protect this river and to spur conservation-compatible economic development. The park is now within a couple of years of opening. Already, communities have witnessed significant climbs in tourism and tourism-related industries. Although the pandemic has curtailed these activities, it has not squashed them, which is an encouraging sign for these communities. <text:s text:c="2"/>TNC is also advocating for siting solar energy on previously coal-mined lands. With coal mining in permanent decline here, solar power offers a means of putting this land to good use, generating well-paying jobs, and encouraging clean energy that is truly green. <text:s text:c="3"/>In the coming years, TNC also hopes to broaden its Conservation Forestry Program to include more landowners and increase the number of family-owned forests that could participate in the carbon market economy. Staffing and funding are the limitations. <text:s/></text:p>
          </table:table-cell>
          <table:table-cell table:number-columns-repeated="983"/>
        </table:table-row>
        <table:table-row table:style-name="ro2">
          <table:table-cell office:value-type="string" calcext:value-type="string">
            <text:p>The Nature Conservancy</text:p>
          </table:table-cell>
          <table:table-cell office:value-type="string" calcext:value-type="string">
            <text:p>The Nature Conservancy owns and manages these projects, however, there is an underlying landowner in each of the projects that receive annual payments per the terms of the Forest Management Easements. <text:s/></text:p>
          </table:table-cell>
          <table:table-cell office:value-type="string" calcext:value-type="string">
            <text:p>Virginia Clinch Valley Conservation Forestry and Carbon Offset Program </text:p>
          </table:table-cell>
          <table:table-cell office:value-type="string" calcext:value-type="string">
            <text:p>Virginia Conservation Forestry Program – Clifton Farm</text:p>
          </table:table-cell>
          <table:table-cell office:value-type="string" calcext:value-type="string">
            <text:p>https://www.nature.org/en-us/about-us/where-we-work/united-states/virginia/stories-in-virginia/clinch-valley-conservation-forestry/</text:p>
          </table:table-cell>
          <table:table-cell/>
          <table:table-cell office:value-type="string" calcext:value-type="string">
            <text:p>The Nature Conservancy’s (TNC) Clinch Valley Conservation Forestry Program is a pioneering effort, founded in 2002, to employ working forest management easements to protect large tracts of privately-held forests by implementing climate-smart forestry for positive economic and environmental returns. These managed forests cover 23,000 acres in the globally-important Clinch River Valley. The Clinch River itself is recognized worldwide for its incredible diversity of rare freshwater mussels and fish. The mountains and valleys that surround the river are a core part of one of North America’s most critical migratory corridors for plants and animals adjusting to a warming climate. The Clinch Valley is part of <text:s text:c="2"/>Virginia’s coal country: an economically-challenged region of Central Appalachia going through a profound change due to the industry’s decline. Without TNC’s Clinch Conservation Forestry Program these forests would be vulnerable to clear-cutting and degradation by landowners who depend on these forests for income. <text:s/>The program’s climate-smart forest management not only increases carbon sequestration in the forests of enrolled properties, it also and provides a stable source of income for participating landowners. They receive an annual payment from TNC, and in exchange, TNC maintains full control over how their forest is managed. Microsoft’s purchase of carbon credits from the program will help to support these management activities and landowner payments. <text:s/>The program is led by two professional foresters who are supported by an aquatic scientist and a landscape ecologist/wildlife specialist. The lead forester, Greg Meade, has deep experience in successfully developing and implementing forest carbon projects and has been the lead on these carbon projects since their inception, including several verifications. <text:s/>In addition to carbon project management, the team oversees all forest restoration activities, which include planning and implementing carefully designed commercial timber harvests, controlling invasive species, conducting non-commercial timber stand improvement practices, completing forest inventories and other ecological monitoring, leading field tours with other forestry professionals, and establishing exclusion fencing to protect sensitive caves and other native wildlife habitat from nearby livestock. <text:s/>The team also maintains our program’s third-party certification by the Forest Stewardship Council (https://us.fsc.org/en-us). <text:s/>Every enrolled property has permanent legal protection via conservation easement (or, in one case, The Nature Conservancy’s fee simple ownership). Additionally, our registration as a certified forest carbon offset project (under the guidelines of the California Air Resources Board) requires a 100-year commitment to sustainable forest management. In every sense, we are in this forest restoration program for the long term. <text:s/></text:p>
          </table:table-cell>
          <table:table-cell office:value-type="string" calcext:value-type="string">
            <text:p>Knoxville, TN</text:p>
          </table:table-cell>
          <table:table-cell office:value-type="string" calcext:value-type="string">
            <text:p>Virginia</text:p>
          </table:table-cell>
          <table:table-cell office:value-type="string" calcext:value-type="string">
            <text:p>USA</text:p>
          </table:table-cell>
          <table:table-cell office:value-type="float" office:value="77248" calcext:value-type="float">
            <text:p>77248</text:p>
          </table:table-cell>
          <table:table-cell office:value-type="float" office:value="100" calcext:value-type="float">
            <text:p>100</text:p>
          </table:table-cell>
          <table:table-cell office:value-type="float" office:value="42968" calcext:value-type="float">
            <text:p>42968</text:p>
          </table:table-cell>
          <table:table-cell office:value-type="float" office:value="34280" calcext:value-type="float">
            <text:p>34280</text:p>
          </table:table-cell>
          <table:table-cell office:value-type="string" calcext:value-type="string">
            <text:p>12/10/2003</text:p>
          </table:table-cell>
          <table:table-cell office:value-type="string" calcext:value-type="string">
            <text:p>Annual monitoring and reporting under the California Air Resources Board Forestry Offset Protocol, and periodic re-inventory of the project as required under the California Air Resources Board Forestry Offset Protocol. Each time offsets are issued to the project, a portion is placed into the Forest Buffer Pool maintained by the California Air Resources Board to protect against unintentional reversals. <text:s/>Any intentional reversals would be addressed with the submission of appropriate compliance instruments to CARB.</text:p>
          </table:table-cell>
          <table:table-cell office:value-type="string" calcext:value-type="string">
            <text:p>Yes</text:p>
          </table:table-cell>
          <table:table-cell office:value-type="string" calcext:value-type="string">
            <text:p>Not applicable (I answered yes to Q24)</text:p>
          </table:table-cell>
          <table:table-cell table:number-columns-repeated="2"/>
          <table:table-cell office:value-type="string" calcext:value-type="string">
            <text:p>CAR</text:p>
          </table:table-cell>
          <table:table-cell table:number-columns-repeated="6"/>
          <table:table-cell office:value-type="string" calcext:value-type="string">
            <text:p>All lands enrolled in the Conservation Forestry Program are protected by a Forest Management Agreement that requires sustainable forest management and prohibits forest conversion. <text:s/>The project is managed to the Forest Stewardship Council forest management certification, TNC’s own Standard Operating Procedures, and will continue to do so into the future. <text:s text:c="2"/></text:p>
          </table:table-cell>
          <table:table-cell table:number-columns-repeated="11" office:value-type="string" calcext:value-type="string">
            <text:p>Yes</text:p>
          </table:table-cell>
          <table:table-cell office:value-type="string" calcext:value-type="string">
            <text:p>TNC’s Conservation Forestry Program is a certified forest carbon offset project under the guidelines of the California Air Resources Board. <text:s text:c="3"/>Furthermore, sites chosen for participation in the program are strategically located in the watershed of the globally-important Clinch River System—one of the most biodiverse rivers in North America harboring one of the highest concentrations of rare aquatic species on the continent. Our program seeks out landowners whose properties contain forests and streams that have a significant influence on water quality in the greater Clinch River system. <text:s text:c="2"/>Therefore, our sustainable management practices on properties enrolled in our program do not just help to sequester carbon, but they also restore forest health and benefit globally rare species downstream. <text:s text:c="5"/>Our efforts at protecting and improving the quality of water flowing from the forested properties that we manage into in the receiving Clinch River also has a direct benefit to the health of human communities who draw their drinking water from the Clinch. <text:s/>And our maintenance forest health and of water quality supports a growing regional tourism industry that is focused on the Clinch and its recreational potential for fishing, canoeing, and other outdoor activities. <text:s text:c="7"/>The Clinch River System is also at the heart of the Appalachians, which has outsized importance for conserving biodiversity and stabilizing our climate. The Appalachians are home to some of the largest, most ecological diverse temperate forests on Earth and form one of North America’s most critical migratory corridors by which plants and animals adjust to warming temperatures. Already scientists see plants and animals shifting an average of 11 miles north and 30 feet up in elevation per decade. The portion of the Appalachians at the juncture of Virginia, Tennessee, and Kentucky, where this program operates, harbors the greatest amount of biodiversity in the lower 48 states, a fact attributable to both geology and isolation. Preserving forests here—and especially returning these forests to health—will both store greater amounts of carbon and preserve more plants and animals. <text:s/></text:p>
          </table:table-cell>
          <table:table-cell office:value-type="string" calcext:value-type="string">
            <text:p>The counties located in the Clinch Valley are some of the most economically challenged areas in Virginia and the broader eastern United States. According to the Appalachian Regional Commission, which classifies counties in Appalachia based on a mix of income, poverty, and unemployment statistics, most counties in the Clinch Valley are either considered “at risk” or “distressed” (https://www.arc.gov/research/MapsofAppalachia.asp?MAP_ID=137). Operating in this context, The Nature Conservancy has worked to develop conservation programs in the Clinch Valley that benefit nature but also meet the needs of people. By helping to maintain sustainable working forests, the Clinch Valley Conservation Forestry program represents an important bridge strategy that focuses simultaneously on restoring forest health and providing economic opportunities to local people. <text:s/>Our Conservation Forestry Program evolved out of the need to balance conservation with the need of local landowners to generate income in an economically distressed region. For many of these landowners, their forests have evolved into savings accounts that they harvest every 30 years to meet a major family need: to help send a child to college or meet a medical emergency. Even landowners who wish to retain their woods get drawn into this boom-and-bust approach to forest management out of economic need. TNC’s program provides them with an alternative that is beneficial to their income and the health of the forest. <text:s text:c="3"/>The success of this program has inspired other, community-based efforts, within The Nature Conservancy and, more specifically, within this region of Appalachia. TNC’s Clinch Valley Program has been operating in Southwestern Virginia since 1989. These deep roots have allowed us to witness the economic challenges of living here and to seek ways of marrying conservation and economic well-being. For instance, TNC’s Clinch Valley Program has been a leader in a grassroots-initiated effort to create a state park on Clinch River—both to create an incentive for communities along its route to protect this river and to spur conservation-compatible economic development. The park is now within a couple of years of opening. Already, communities have witnessed significant climbs in tourism and tourism-related industries. Although the pandemic has curtailed these activities, it has not squashed them, which is an encouraging sign for these communities. <text:s text:c="2"/>TNC is also advocating for siting solar energy on previously coal-mined lands. With coal mining in permanent decline here, solar power offers a means of putting this land to good use, generating well-paying jobs, and encouraging clean energy that is truly green. <text:s text:c="3"/>In the coming years, TNC also hopes to broaden its Conservation Forestry Program to include more landowners and increase the number of family-owned forests that could participate in the carbon market economy. Staffing and funding are the limitations. <text:s/></text:p>
          </table:table-cell>
          <table:table-cell table:number-columns-repeated="983"/>
        </table:table-row>
        <table:table-row table:style-name="ro2">
          <table:table-cell office:value-type="string" calcext:value-type="string">
            <text:p>The Nature Conservancy</text:p>
          </table:table-cell>
          <table:table-cell office:value-type="string" calcext:value-type="string">
            <text:p>The Nature Conservancy owns and manages these projects, however there is an underlying landowner in each of the projects that receive annual payments per the terms of the Forest Management Easements. <text:s/></text:p>
          </table:table-cell>
          <table:table-cell office:value-type="string" calcext:value-type="string">
            <text:p>Virginia Clinch Valley Conservation Forestry and Carbon Offset Program </text:p>
          </table:table-cell>
          <table:table-cell office:value-type="string" calcext:value-type="string">
            <text:p>Virginia Conservation Forestry Program – Rich Mtn</text:p>
          </table:table-cell>
          <table:table-cell office:value-type="string" calcext:value-type="string">
            <text:p>https://www.nature.org/en-us/about-us/where-we-work/united-states/virginia/stories-in-virginia/clinch-valley-conservation-forestry/</text:p>
          </table:table-cell>
          <table:table-cell/>
          <table:table-cell office:value-type="string" calcext:value-type="string">
            <text:p>The Nature Conservancy’s (TNC) Clinch Valley Conservation Forestry Program is a pioneering effort, founded in 2002, to employ working forest management easements to protect large tracts of privately-held forests by implementing climate-smart forestry for positive economic and environmental returns. These managed forests cover 23,000 acres in <text:s/>the globally-important Clinch River Valley. The Clinch River itself is recognized worldwide for its incredible diversity of rare freshwater mussels and fish. The mountains and valleys that surround the river are a core part of one of North America’s most critical migratory corridors for plants and animals adjusting to a warming climate. The Clinch Valley is part of <text:s text:c="2"/>Virginia’s coal country: an economically-challenged region of Central Appalachia going through a profound change due to the industry’s decline. Without TNC’s Clinch Conservation Forestry Program these forests would be vulnerable to clear-cutting and degradation by landowners who depend on these forests for income. <text:s/>The program’s climate-smart forest management not only increases carbon sequestration in the forests of enrolled properties, it also and provides a stable source of income for participating landowners. They receive an annual payment from TNC, and in exchange, TNC maintains full control over how their forest is managed. Microsoft’s purchase of carbon credits from the program will help to support these management activities and landowner payments. <text:s/>The program is led by two professional foresters who are supported by an aquatic scientist and a landscape ecologist/wildlife specialist. The lead forester, Greg Meade, has deep experience in successfully developing and implementing forest carbon projects and has been the lead on these carbon projects since their inception, including several verifications. <text:s/>In addition to carbon project management, the team oversees all forest restoration activities, which include planning and implementing carefully designed commercial timber harvests, controlling invasive species, conducting non-commercial timber stand improvement practices, completing forest inventories and other ecological monitoring, leading field tours with other forestry professionals, and establishing exclusion fencing to protect sensitive caves and other native wildlife habitat from nearby livestock. <text:s/>They team also maintains our program’s third-party certification by the Forest Stewardship Council (https://us.fsc.org/en-us). <text:s/>Every enrolled property has permanent legal protection via conservation easement (or, in one case, The Nature Conservancy’s fee simple ownership). Additionally, our registration as a certified forest carbon offset project (under the guidelines of the California Air Resources Board) requires a 100-year commitment to sustainable forest management. In every sense, we are in this forest restoration program for the long term. <text:s/></text:p>
          </table:table-cell>
          <table:table-cell office:value-type="string" calcext:value-type="string">
            <text:p>Knoxville, TN</text:p>
          </table:table-cell>
          <table:table-cell office:value-type="string" calcext:value-type="string">
            <text:p>Virginia</text:p>
          </table:table-cell>
          <table:table-cell office:value-type="string" calcext:value-type="string">
            <text:p>USA</text:p>
          </table:table-cell>
          <table:table-cell office:value-type="float" office:value="128978" calcext:value-type="float">
            <text:p>128978</text:p>
          </table:table-cell>
          <table:table-cell office:value-type="float" office:value="100" calcext:value-type="float">
            <text:p>100</text:p>
          </table:table-cell>
          <table:table-cell office:value-type="float" office:value="74578" calcext:value-type="float">
            <text:p>74578</text:p>
          </table:table-cell>
          <table:table-cell office:value-type="float" office:value="54400" calcext:value-type="float">
            <text:p>54400</text:p>
          </table:table-cell>
          <table:table-cell office:value-type="string" calcext:value-type="string">
            <text:p>6/20/2002</text:p>
          </table:table-cell>
          <table:table-cell office:value-type="string" calcext:value-type="string">
            <text:p>Annual monitoring and reporting under the California Air Resources Board Forestry Offset Protocol, and periodic re-inventory of the project as required under the California Air Resources Board Forestry Offset Protocol. Each time offsets are issued to the project, a portion is placed into the Forest Buffer Pool maintained by the California Air Resources Board to protect against unintentional reversals. <text:s/>Any intentional reversals would be addressed with submission of appropriate compliance instruments to CARB.</text:p>
          </table:table-cell>
          <table:table-cell office:value-type="string" calcext:value-type="string">
            <text:p>Yes</text:p>
          </table:table-cell>
          <table:table-cell office:value-type="string" calcext:value-type="string">
            <text:p>Not applicable (I answered yes to Q24)</text:p>
          </table:table-cell>
          <table:table-cell table:number-columns-repeated="2"/>
          <table:table-cell office:value-type="string" calcext:value-type="string">
            <text:p>CAR</text:p>
          </table:table-cell>
          <table:table-cell table:number-columns-repeated="6"/>
          <table:table-cell office:value-type="string" calcext:value-type="string">
            <text:p>All lands enrolled in the Conservation Forestry Program are protected by a Forest Management Agreement that requires sustainable forest management and prohibits forest conversion. <text:s/>The project is managed to the Forest Stewardship Council forest management certification, TNC’s own Standard Operating Procedures, and will continue to do so into the future. <text:s text:c="2"/></text:p>
          </table:table-cell>
          <table:table-cell table:number-columns-repeated="11" office:value-type="string" calcext:value-type="string">
            <text:p>Yes</text:p>
          </table:table-cell>
          <table:table-cell office:value-type="string" calcext:value-type="string">
            <text:p>TNC’s Conservation Forestry Program is a certified forest carbon offset project under the guidelines of the California Air Resources Board. <text:s text:c="3"/>Furthermore, sites chosen for participation in the program are strategically located in the watershed of the globally-important Clinch River System—one of the most biodiverse rivers in North America harboring one of the highest concentrations of rare aquatic species on the continent. Our program seeks out landowners whose properties contain forests and streams that have a significant influence on water quality in the greater Clinch River system. <text:s text:c="2"/>Therefore, our sustainable management practices on properties enrolled in our program do not just help to sequester carbon, but they also restore forest health and benefit globally rare species downstream. <text:s text:c="5"/>Our efforts at protecting and improving the quality of water flowing from the forested properties that we manage into in the receiving Clinch River also has a direct benefit to the health of human communities who draw their drinking water from the Clinch. <text:s/>And our maintenance forest health and of water quality supports a growing regional tourism industry that is focused on the Clinch and its recreational potential for fishing, canoeing, and other outdoor activities. <text:s text:c="7"/>The Clinch River System is also at the heart of the Appalachians, which has outsized importance for conserving biodiversity and stabilizing our climate. The Appalachians are home to some of the largest, most ecological diverse temperate forests on Earth and form one of North America’s most critical migratory corridors by which plants and animals adjust to warming temperatures. Already scientists see plants and animals shifting an average of 11 miles north and 30 feet up in elevation per decade. The portion of the Appalachians at the juncture of Virginia, Tennessee, and Kentucky, where this program operates, harbors the greatest amount of biodiversity in the lower 48 states, a fact attributable to both geology and isolation. Preserving forests here—and especially returning these forests to health—will both store greater amounts of carbon and preserve more plants and animals. <text:s/></text:p>
          </table:table-cell>
          <table:table-cell office:value-type="string" calcext:value-type="string">
            <text:p>The counties located in the Clinch Valley are some of the most economically challenged areas in Virginia and the broader eastern United States. According to the Appalachian Regional Commission, which classifies counties in Appalachia based on a mix of income, poverty, and unemployment statistics, most counties in the Clinch Valley are either considered “at risk” or “distressed” (https://www.arc.gov/research/MapsofAppalachia.asp?MAP_ID=137). Operating in this context, The Nature Conservancy has worked to develop conservation programs in the Clinch Valley that benefit nature but also meet the needs of people. By helping to maintain sustainable working forests, the Clinch Valley Conservation Forestry program represents an important bridge strategy that focuses simultaneously on restoring forest health and providing economic opportunities to local people. <text:s/>Our Conservation Forestry Program evolved out of the need to balance conservation with the need of local landowners to generate income in an economically distressed region. For many of these landowners, their forests have evolved into savings accounts that they harvest every 30 years to meet a major family need: to help send a child to college or meet a medical emergency. Even landowners who wish to retain their woods get drawn into this boom-and-bust approach to forest management out of economic need. TNC’s program provides them with an alternative that is beneficial to their income and the health of the forest. <text:s text:c="3"/>The success of this program has inspired other, community-based efforts, within The Nature Conservancy and, more specifically, within this region of Appalachia. TNC’s Clinch Valley Program has been operating in Southwestern Virginia since 1989. These deep roots have allowed us to witness the economic challenges of living here and to seek ways of marrying conservation and economic well-being. For instance, TNC’s Clinch Valley Program has been a leader in a grassroots-initiated effort to create a state park on Clinch River—both to create an incentive for communities along its route to protect this river and to spur conservation-compatible economic development. The park is now within a couple of years of opening. Already, communities have witnessed significant climbs in tourism and tourism-related industries. Although the pandemic has curtailed these activities, it has not squashed them, which is an encouraging sign for these communities. <text:s text:c="2"/>TNC is also advocating for siting solar energy on previously coal-mined lands. With coal mining in permanent decline here, solar power offers a means of putting this land to good use, generating well-paying jobs, and encouraging clean energy that is truly green. <text:s text:c="3"/>In the coming years, TNC also hopes to broaden its Conservation Forestry Program to include more landowners and increase the number of family-owned forests that could participate in the carbon market economy. Staffing and funding are the limitations. <text:s/></text:p>
          </table:table-cell>
          <table:table-cell table:number-columns-repeated="983"/>
        </table:table-row>
        <table:table-row table:style-name="ro2">
          <table:table-cell office:value-type="string" calcext:value-type="string">
            <text:p>The Nature Conservancy</text:p>
          </table:table-cell>
          <table:table-cell office:value-type="string" calcext:value-type="string">
            <text:p>The Family Forest Carbon Program is a partnership between The Nature Conservancy, The American Forest Foundation, and the Family Forest Impact Foundation. <text:s text:c="3"/>The American Forest Foundation (AFF) is a conservation impact non-profit dedicated to the sustainability of America’s family-owned forests. <text:s/>AFF works with more than 80,000 landowners across the country, promoting sustainable forest management that promotes a broad array of forest values, including but not limited to carbon storage and sequestration, clean air, clean water, wildlife habitat, recreational opportunities, and strong rural economies. <text:s/>Within the FFCP, they are responsible for the design and implementation of our landowner engagement efforts. <text:s/>They also collaborate with TNC on stakeholder, customer and investor engagement. <text:s/>The Family Forest Impact Foundation (FFIF) is a subsidiary organization of AFF. <text:s text:c="2"/>Its role is to hold the contracts with landowners, with investors, and with the buyers of the credits produced by the program. <text:s/>In many cases, FFIF will have a contract with TNC for the credits produced by the program, and TNC will have a contract with the ultimate credit buyer. <text:s/>Currently the Conservancy does not have commitments from FFIF it identifies in this proposal. The Conservancy would need to secure such commitments before it can make a binding commitment or execute a legal agreement. For this proposal in response to the RFP, the Conservancy must secure all of its internal management approvals before it can make a binding commitment or execute a legal agreement.</text:p>
          </table:table-cell>
          <table:table-cell office:value-type="string" calcext:value-type="string">
            <text:p>Bringing family-owned forests off the sidelines in the climate fight</text:p>
          </table:table-cell>
          <table:table-cell office:value-type="string" calcext:value-type="string">
            <text:p>Family Forest Carbon Program</text:p>
          </table:table-cell>
          <table:table-cell office:value-type="string" calcext:value-type="string">
            <text:p>https://www.familyforestcarbon.org/</text:p>
          </table:table-cell>
          <table:table-cell/>
          <table:table-cell office:value-type="string" calcext:value-type="string">
            <text:p>The Family Forest Carbon Program is a collaboration between The Nature Conservancy and the American Forest Foundation to engage America’s family-owned forests in the struggle against climate change. <text:s/>Because families and individuals own the largest share of our nation’s forests, the engagement of these landowners is necessary to activate our largest potential Natural Climate Solution, which is enhanced storage and sequestration of carbon in forests. Historically, these landowners have been unable to participate in carbon markets because of the high transaction costs of traditional forest carbon projects. TNC and AFF have collaborated on the design of a new methodology under Verra’s Voluntary Carbon Standard that is practice-based, meaning that landowners are compensated for the implementation of a specific management practice. <text:s/>Currently the program offers landowners in the Central Appalachians two options: <text:s/>1) Growing Mature Forests, under which we provide funding to limit (but not eliminate) timber harvests and let trees grow large for 20 years; and 2) Enhancing Future Forests, which provides funding to remove invasive or other competing plants that prevent trees from growing. <text:s/>Additional practices are under development for both the Central Appalachians and other forested regions of the country. <text:s/>The program aims to recruit approximately 7,000 landowners and 500,000 acres within the Central Appalachians over the next 5-7 years, while also launching similar efforts in other regions. <text:s/>Because family landowners own such a large portion of America’s forests, the mitigation opportunity is immense if we can reach an appropriate scale: <text:s/>approximately 2 gigatons between now and 2100, assuming we can enroll roughly 20% of the eligible land base by 2030. <text:s text:c="5"/>The program delivers CDR by incentivizing landowners to manage their forests in a way that accelerates carbon sequestration. <text:s/>In Growing Mature Forests, larger, faster-growing trees are maintained on the landscape, which leads to additional sequestration. <text:s/>In Enhancing Future Forests, the removal of competition leads to increased growth and sequestration. <text:s/>The majority of payments from Microsoft for CDR would go to the landowner, while the minority would go to cover program costs such as landowner engagement, technical assistance for landowners, monitoring, program administration, and program finance costs. <text:s text:c="5"/>Within the partnership, TNC leads the science and methodological work, along with the engagement of corporate partners and external stakeholders. <text:s/>AFF leads the design and implementation of landowner engagement efforts. <text:s/>Both organizations collaborate closely on all aspects of the program. <text:s/></text:p>
          </table:table-cell>
          <table:table-cell office:value-type="string" calcext:value-type="string">
            <text:p>Philadelphia</text:p>
          </table:table-cell>
          <table:table-cell office:value-type="string" calcext:value-type="string">
            <text:p>PA</text:p>
          </table:table-cell>
          <table:table-cell office:value-type="string" calcext:value-type="string">
            <text:p>USA</text:p>
          </table:table-cell>
          <table:table-cell office:value-type="float" office:value="1400000" calcext:value-type="float">
            <text:p>1400000</text:p>
          </table:table-cell>
          <table:table-cell office:value-type="float" office:value="51" calcext:value-type="float">
            <text:p>51</text:p>
          </table:table-cell>
          <table:table-cell office:value-type="float" office:value="0" calcext:value-type="float">
            <text:p>0</text:p>
          </table:table-cell>
          <table:table-cell office:value-type="float" office:value="1400000" calcext:value-type="float">
            <text:p>1400000</text:p>
          </table:table-cell>
          <table:table-cell office:value-type="string" calcext:value-type="string">
            <text:p>8/3/2020</text:p>
          </table:table-cell>
          <table:table-cell office:value-type="string" calcext:value-type="string">
            <text:p>Because we will produce credits certified under the Voluntary Carbon Standard, our credits will be monitored and reversals reported overa 100 year timeframe, consistent with VCS protocol. VCS’ approach to permanence involves a risk-assessment, where credits are purposefully reserved to address reversals and other permanence issues. Our program will incorporate this risk-assessment approach, but will go further to address durability. <text:s text:c="3"/>The Family Forest Carbon Program monitors permanence at the program level, not the property level. This allows us to pursue several strategies for ensuring the permanence of our carbon benefits across the program. <text:s text:c="3"/>First and most importantly, our practices are designed to be self-sustaining after the initial contractual period. We are financing a forest landowner’s transition to more sustainable forest management practices. Just as a farmer transitioning to organic practices incurs lost revenue during the transition, but ultimately emerges from the transition with a more profitable management regime, so too landowners who adopt our practices will experience an initial opportunity cost (addressed through an incentive payment to the landowner), followed by a positive return on investment after the contract period. Sustainable forestry practices produce more timber, and thus more timber value, in the long-run, than business-as-usual practices. Because of this, reversals after the contract period would not be in the financial interest of the landowner, and we can therefore expect them to be infrequent. <text:s text:c="3"/>However, we can foresee potential market events (such as a spike in the prices for high-quality hardwoods) that might induce some reversals among “alumni” of the FFCP. To address this risk, we will pursue a mixture of the following strategies: <text:s text:c="3"/>1)We will seek to reenroll landowners in subsequent FFCP contracts whenever possible. <text:s/>2)We will use remote sensing to monitor reversals on properties that were enrolled in FFCP to quantify the amount of reversals and their carbon impact. <text:s text:c="2"/>3)We will recruit additional landowners to replace the lost carbon benefits the program has procured. Our financial model includes setting aside a portion of the profit margin from the program in a “permanence fund” to finance such replacements. Eventually, we may replace carbon lost from reversals with carbon removals from other projects or even other sectors. <text:s text:c="2"/>4)We will pursue conversations with insurers and re-insurers about innovative new insurance products, such as parametric assurance, that would align insurance payments with key events correlated with reversals (such as a spike in timber prices). <text:s text:c="4"/>These strategies, combined with the pre-existing assurances offered by the VCS buffer pool, allow buyers to be confident in the 100-year durability of the credits offered by the program. </text:p>
          </table:table-cell>
          <table:table-cell office:value-type="string" calcext:value-type="string">
            <text:p>No</text:p>
          </table:table-cell>
          <table:table-cell office:value-type="string" calcext:value-type="string">
            <text:p>No, the project will not be certified by June 2021 (please specify)</text:p>
          </table:table-cell>
          <table:table-cell office:value-type="string" calcext:value-type="string">
            <text:p>While we will receive approval for a new methodology under Verra’s Voluntary Carbon Standard by June 2021, we do not anticipate that any particular project will have completed verification under that new methodology by June 2021.</text:p>
          </table:table-cell>
          <table:table-cell table:number-columns-repeated="2"/>
          <table:table-cell office:value-type="string" calcext:value-type="string">
            <text:p>Verra (VCS)</text:p>
          </table:table-cell>
          <table:table-cell table:number-columns-repeated="5"/>
          <table:table-cell office:value-type="string" calcext:value-type="string">
            <text:p>The Family Forest Carbon Program provides incentive payments to landowners to adopt more sustainable forest management practices, in line with the best available science on silviculture. Our practices will produce not only carbon, but additional benefits, including the improvement of habitat for at-risk species, and the support for rural economies. The only potential negative impact we have identified is a short-term reduction in the amount of timber available to the local hardwood sawmill industry. But this impact will be short-lived, as the adoption of FFCP practices at scale will increase over time the total timber volumes available to wood processing industries, for the same reason that it will increase carbon on the landscape: because better forest management leads to more productivity and volume. <text:s/>To avoid any potential negative impacts, our practices sharply limit and proscribe the type and method of timber harvesting that can be practiced.</text:p>
          </table:table-cell>
          <table:table-cell table:number-columns-repeated="10" office:value-type="string" calcext:value-type="string">
            <text:p>Yes</text:p>
          </table:table-cell>
          <table:table-cell office:value-type="string" calcext:value-type="string">
            <text:p>Not applicable</text:p>
          </table:table-cell>
          <table:table-cell office:value-type="string" calcext:value-type="string">
            <text:p>The Family Forest Carbon Program will produce several important co-benefits. <text:s/>We have completed a preliminary exercise mapping those co-benefits against the UN Sustainable Development Goals. <text:s/>Currently, none of our co-benefits are certified by a third-party standard (such as SD Vista). <text:s/>However, we have applied for funding to pursue SD Vista verified biodiversity claims. <text:s text:c="3"/>Biodiversity / SDG 15, Life on Land <text:s/>We have partnered with the Natural Resources Conservation Service’s Conservation Effects Assessment Project (CEAP), and specifically with the various organizations involved in the Appalachian Mountains Joint Venture (AJV) to model the population effects of our forest management practices on at-risk bird species, including the Cerulean and Golden-winged warblers. <text:s/>Initial results of the modeling suggest, for example, that the program’s impacts will support an additional 316 Golden-winged warblers. <text:s/>We have plans to pursue SD Vista verification on our biodiversity claims within the next 2-3 years, once the results of our joint research with AJV is complete. <text:s text:c="4"/>Water Quality / SDGs 6, Clean Water and Sanitation, and 14, Life Below Water <text:s/>We have completed a thorough literature review on the links between our specific management practices and water quality. <text:s/>We can qualitatively assert water quality benefits that accrue both to municipal water users and to marine resources (particularly the Chesapeake Bay). <text:s/>Specific quantification is extremely difficult and costly due to the hyper-local nature of water quality impacts, and we are unlikely to pursue it for that reason. <text:s text:c="5"/>Sustainable Production of Timber Resources / SDG 12, Responsible Consumption and Production; and SDG 11, Sustainable Cities and Communities <text:s/>We model the amount of additional board feet available for local timber production as a result of the program. <text:s/>For the Central Appalachians, our initial project would create an additional 250 million board feet of sustainably managed timber. This amount can be verified alongside carbon verification. <text:s text:c="6"/>Enhanced Rural Livelihoods / SDG 1, No Poverty, and SDG 10, Reduced Inequalities <text:s/>The Central Appalachians region is one of the poorer regions of the country, with the median household income across the region only 80% of the national average. <text:s/>Family woodland owners are often “land rich, cash poor,” with one third of them having household median incomes of under $50,000. <text:s/>The program will support rural economies in the area in two ways: <text:s/>first, directly, through the provision of incentive payments to landowners; and second, indirectly, through long-term support of the wood products industry in the region. <text:s/>We have modeled both outcomes based on our current assumptions, and have found that the project will provide approximately $130 million in payments to Central Appalachian landowners. <text:s/>In addition, our model projects the additional timber resources generated through the program will support approximately 40 jobs in wood processing and manufacturing industries. To monitor the economic outcomes for landowners, we will first maintain precise records on total incentive payments made to landowners throughout the project region. <text:s/>We will utilize observed timber prices to estimate the impacts of the program upon the Net Present Value of the timber resource of landowners at a landscape scale. <text:s/>Finally, we will engage in case studies of 5-10 participating landowners to determine how the implementation of the program had impacted the Net Present Value of their timber resource. <text:s/>We do not anticipate making specific claims associated with these co-benefits but we do intend to track these outcomes for the purposes of making sure the program design aligns economic and environmental incentives, because such alignment is the best mechanism to assure the durability of the carbon impact (see above). <text:s text:c="3"/>Climate Partnerships / SDG 17, Partnerships for the Goals <text:s/>The program represents a unique partnership between landowners, corporations, investors, federal and state agencies, local and national conservation groups, and actors within the forest products industry (foresters and loggers). <text:s/></text:p>
          </table:table-cell>
          <table:table-cell office:value-type="string" calcext:value-type="string">
            <text:p>Traditionally, the demographic we are trying to involve in the production of CDR credits has been shut out of climate finance in general and carbon markets specifically. <text:s/>To date, even though this ownership group (family forest owners with less than 1,000 acres) represents over 80% of family-owned land in the U.S., they only account for less than 1% of the current carbon projects. <text:s/>The reason is the high transaction costs associated with project development under existing IFM methodologies. <text:s/>A variety of groups have tried to address this challenge in two basic ways: <text:s/>one group has tried to use legal aggregation methods and improved use of technology to fit family projects inside of existing methodologies. <text:s/>Another group has embraced a new carbon accounting principle that would allow for families to be engaged more efficiently combined with innovations in remote sensing and other technology solutions. <text:s/>The first approach has resulted in a few successful projects, but no reasonable way to scale those approaches to meet the climate demand. <text:s/>The second approach, though intriguing, is unlikely to satisfy the well-defined and well-defended scientific consensus around forest carbon accounting, and lead to claims that are unlikely to withstand skepticism. <text:s text:c="3"/>The FFCP took a third approach. <text:s/>We designed a new methodology, fully consistent with existing forest carbon standards, that specifically addressed the challenges family owners faced in accessing carbon markets. <text:s/>We have attached the methodology we developed under VCS guidance as a reference to this proposal. <text:s/>The methodology contains two key innovations that address barriers to family forests entering carbon markets: <text:s text:c="3"/>First, in contrast to traditional IFM projects, our methodology measures the change in stocks following the implementation of an observed treatment or practice, not initial stocking inventories. This subtle change in our approach to monitoring allows us to monitor stock change on a statistically significant sample of participating properties, rather than on every property—while still confirming that every enrolled property is implementing appropriately. <text:s/>We report on carbon benefit at the landscape level. <text:s/>This allows us to spread out the costs of our robust monitoring program across many participating properties. <text:s text:c="3"/>Second, stock changes are measured on “treated” project plots and compared to an observed baseline. <text:s/>The baseline is monitored through matched control plots–achieved by weighting a composite of similar FIA plots. The delta between the project and baseline plots equals the carbon benefit that can then be verified and eventually monetized. <text:s/>The accounting does not rely on long-term growth and yield modeling of anticipated baseline performance; instead, baselines are updated with every MRV cycle with updated FIA data to capture changes in large scale forest ecosystem, policy and market dynamics. <text:s/>This approach addresses one of the major concerns of the marketplace in regard to IFM projects, which is the accuracy of the baseline and the system-gaming that can occur when that baseline is set. <text:s/>Our baseline is something that can be observed and remeasured over time – it exists in the actual physical universe. <text:s/>Credit buyers can have increased confidence that the resulting carbon credits represent real reductions in atmospheric CO2.</text:p>
          </table:table-cell>
          <table:table-cell table:number-columns-repeated="983"/>
        </table:table-row>
        <table:table-row table:style-name="ro2">
          <table:table-cell office:value-type="string" calcext:value-type="string">
            <text:p>The Nature Conservancy</text:p>
          </table:table-cell>
          <table:table-cell office:value-type="string" calcext:value-type="string">
            <text:p>The Nature Conservancy’s Working Woodlands Program is a leader in the US voluntary forest carbon market and frequently partners with many conservation organizations and corporations. <text:s text:c="3"/>Partnerships include enrolled landowners and the Indian Land Tenure Foundation’s National Indian Carbon Coalition (NICC). <text:s/>Currently the Conservancy does not have commitments from the other party or parties it identifies in this proposal. <text:s text:c="4"/>The role of participating landowners is to conserve and sustainably manage their forest thereby creating improved forest management Carbon Dioxide Removals. The role of the partnership with the NICC is to partner with the Nature Conservancy’s Working Woodlands Program and assist Native American tribes in protecting their land and mitigating the effects of climate change by participating in the carbon credit and other environmental commodities markets. The NICC is committed to helping tribal nations and members do this through education, outreach and technical assistance in partnership with the Conservancy. Currently, the Conservancy does not have commitments from NICC and other landowners it identifies in this proposal. The Conservancy would need to secure such commitments, as well as the Conservancy’s internal management approvals, before it can make a binding commitment or execute a legal agreement.</text:p>
          </table:table-cell>
          <table:table-cell office:value-type="string" calcext:value-type="string">
            <text:p>Working Woodlands Program – Scaling across the US</text:p>
          </table:table-cell>
          <table:table-cell office:value-type="string" calcext:value-type="string">
            <text:p>Working Woodlands Program</text:p>
          </table:table-cell>
          <table:table-cell office:value-type="string" calcext:value-type="string">
            <text:p>www.nature.org/workingwoodlands</text:p>
          </table:table-cell>
          <table:table-cell/>
          <table:table-cell office:value-type="string" calcext:value-type="string">
            <text:p>TNC launched Working Woodlands in 2009 in Pennsylvania as an approach to accelerate large-scale forest protection and sustainable management by offering a new value proposition to forest landowners through forest certification and carbon markets. <text:s/>In the last 5 years, the Pennsylvania TNC Program has effectively achieved land conservation numbers greater than what was accomplished in the last 50 years at 10% of traditional land conservation costs. <text:s text:c="2"/>The results were achieved by targeting key landowner segments with a value proposition that includes forest protection in the form of working forest easements and conservation agreements, Forest Stewardship Council (FSC) certification and access to carbon markets. <text:s/>The Working Woodlands model can help landowners achieve higher performing forests, with better growth rates that produce higher value wood products. The forest carbon benefits involve improving forest practices to promote healthy and resilient forests that sequester more carbon than current practices. <text:s/>The additional carbon is quantified, verified and sold to organizations or companies that wish to offset their carbon footprint. <text:s text:c="5"/>To date, 17 projects on 125,000 acres have been protected in Alabama, Pennsylvania, Michigan, New York, Tennessee, and Vermont. <text:s/>Over 5,000 acres have received forest restoration treatments, and over 3.5 million metric tons of carbon dioxide equivalent (tCO2e) will be sequestered over the life of the projects. <text:s/>Now, the model is expanding across the US. <text:s text:c="5"/>Our priority areas for Working Woodlands expansion are across the Nature Conservancy’s Resilient and Connected lands network which includes areas of the Northeast, Upper-mid-west, South and Pacific Northwest with an emphasis on the Central Appalachian region, which includes Pennsylvania, Virginia, West Virginia, Kentucky and Tennessee. <text:s/>This region includes some of the most economically depressed parts of the country encompassing six of the ten poorest counties in the US. The Central Appalachians, long isolated from markets, and heavily dependent on a declining coal industry, are experiencing significant economic disruption, with unemployment in many areas ranging from 25-40%. However, the extensive forests of this region, among the most biodiverse temperate forests on Earth, include millions of acres of family forests. Across the priority areas, TNC and the National Indian Carbon Coalition will work together to expand Working Woodlands with Native American Tribal Lands. <text:s text:c="5"/>By 2030, Working Woodlands projects 1,000,000 acres will be enrolled across the US and a commitment by Microsoft will help accelerate the growth of the most successful voluntary forest carbon program in the US.</text:p>
          </table:table-cell>
          <table:table-cell office:value-type="string" calcext:value-type="string">
            <text:p>Philadelphia</text:p>
          </table:table-cell>
          <table:table-cell office:value-type="string" calcext:value-type="string">
            <text:p>PA</text:p>
          </table:table-cell>
          <table:table-cell office:value-type="string" calcext:value-type="string">
            <text:p>USA</text:p>
          </table:table-cell>
          <table:table-cell office:value-type="float" office:value="2750000" calcext:value-type="float">
            <text:p>2750000</text:p>
          </table:table-cell>
          <table:table-cell office:value-type="float" office:value="30" calcext:value-type="float">
            <text:p>30</text:p>
          </table:table-cell>
          <table:table-cell office:value-type="float" office:value="4000" calcext:value-type="float">
            <text:p>4000</text:p>
          </table:table-cell>
          <table:table-cell office:value-type="float" office:value="2750000" calcext:value-type="float">
            <text:p>2750000</text:p>
          </table:table-cell>
          <table:table-cell office:value-type="string" calcext:value-type="string">
            <text:p>6/1/2009</text:p>
          </table:table-cell>
          <table:table-cell office:value-type="string" calcext:value-type="string">
            <text:p>During the project commitment period, we will adhere to the monitoring requirements under the American Carbon Registry’s Improved Forest Management Methodology for Quantifying GHG Removals and Emission Reductions through Increased Forest Carbon Sequestration on Non?Federal U.S. Forestlands, Version 1.3 (April 2018). Working Woodlands also mitigates reversal risk by landowners conveying conservation easements and enrollment of landowners in TNC’s Forest Stewardship Council (FSC) group certificate which currently has 625,000 acres enrolled. <text:s/>We are also working towards the development of remote sensing technologies that would aid our monitoring efforts.</text:p>
          </table:table-cell>
          <table:table-cell office:value-type="string" calcext:value-type="string">
            <text:p>Yes</text:p>
          </table:table-cell>
          <table:table-cell office:value-type="string" calcext:value-type="string">
            <text:p>Not applicable (I answered yes to Q24)</text:p>
          </table:table-cell>
          <table:table-cell/>
          <table:table-cell office:value-type="string" calcext:value-type="string">
            <text:p>ACR</text:p>
          </table:table-cell>
          <table:table-cell table:number-columns-repeated="7"/>
          <table:table-cell office:value-type="string" calcext:value-type="string">
            <text:p>Actively managed TNC Working Woodland properties are enrolled TNC’s FSC-Group Certificate. <text:s/>FSC certification promotes long-term sustainable forest management that respects the rights of others, minimizes adverse impacts to the environment and people and generally has provided positive benefits to people and nature. <text:s text:c="5"/>Working Woodlands projects have a decade long track record of positive social and environmental impacts. <text:s/>Examples include, 5,000 acres of restoration forestry, repaired roads, culverts and retired legacy anthropogenic impacts to increase water quality, and numerous passive recreation trails and education opportunities to promote forest stewardship and climate consciousness.</text:p>
          </table:table-cell>
          <table:table-cell table:number-columns-repeated="10" office:value-type="string" calcext:value-type="string">
            <text:p>Yes</text:p>
          </table:table-cell>
          <table:table-cell office:value-type="string" calcext:value-type="string">
            <text:p>Not applicable</text:p>
          </table:table-cell>
          <table:table-cell office:value-type="string" calcext:value-type="string">
            <text:p>The Working Woodlands Program produces several important co-benefits. <text:s/>The benefits include the below highlighted links to the UN Sustainable Development Goals. <text:s/>We currently use FSC Forest Certification as a proxy for co-benefit achievement. <text:s text:c="3"/>Biodiversity / SDG 15, Life on Land <text:s/>FSC Certification requiring landscape level planning to include set asides due to Representative Sample Areas and High Conservation Value areas. <text:s text:c="5"/>Water Quality / SDGs 6, Clean Water and Sanitation, and 14, Life Below Water <text:s/>FSC Certification requiring buffers and adherence to BMP’s around riparian areas, steep slope protection and the protection of sensitive water and wetland features. <text:s text:c="2"/>Sustainable Production of Timber Resources / SDG 12, Responsible Consumption and Production; and SDG 11, Sustainable Cities and Communities <text:s/>Through FSC certification, we monitor and promote sustainable forest management that produces both pulp wood and timber that is utilized in furniture, buildings and other forest products. <text:s/>Enhanced Rural Livelihoods / SDG 1, No Poverty, and SDG 10, Reduced Inequalities <text:s/>The Working Woodlands Program supports rural economies in the area in three ways: <text:s/>first, directly, through the provision of forest carbon incentive payments to landowners; second, indirectly, through long-term support of the wood products industry in the region; and third, by providing opportunities to build tourism and recreation opportunities through enhanced viewsheds, trails, and other recreation assets. <text:s/>Climate Partnerships / SDG 17, Partnerships for the Goals <text:s/>The Working Woodlands Program recently partnered with the Indian Land Tenure Foundation’s National Indian Carbon Coalition to bring sustainable forestry and carbon finance to Native American Tribal Lands in an inclusive respectful manner that recognizes their souvenir land rights. </text:p>
          </table:table-cell>
          <table:table-cell office:value-type="string" calcext:value-type="string">
            <text:p>The Working Woodlands Program works to promote diversity, equity and inclusion across all aspects of our work. <text:s/>On the landowner side, we work to enhance landowners’ contributions to mitigating climate impacts and many of our enrolled properties provide recreation and outdoor education opportunities for low-income communities. <text:s/>On the under-resourced communities side, our recent national partnership with the Indian Land Tenure Foundations National Indian Carbon Coalition (www.indiancarbon.org) provides a direct benefit to Native American Tribes by enrollment into our Working Woodlands Program thereby unlocking climate finance for tribal communities. <text:s/>Through our work with FSC Certification and TNC’s Global commitment to empowering diverse stakeholders, we work to ensure the voices, needs and values of others are considered when implementing projects.</text:p>
          </table:table-cell>
          <table:table-cell table:number-columns-repeated="983"/>
        </table:table-row>
        <table:table-row table:style-name="ro2">
          <table:table-cell office:value-type="string" calcext:value-type="string">
            <text:p>The Nature Conservancy</text:p>
          </table:table-cell>
          <table:table-cell office:value-type="string" calcext:value-type="string">
            <text:p>•USDA-Natural Resources Conservation Service—landowner outreach, technical guidance, cost share support <text:s text:c="2"/>•Louisiana Department of Agriculture and Forestry <text:s/>•LA &amp; MS Conservation Delivery Network <text:s/></text:p>
          </table:table-cell>
          <table:table-cell office:value-type="string" calcext:value-type="string">
            <text:p>Restoring America’s Amazon through a Public-Private Partnership</text:p>
          </table:table-cell>
          <table:table-cell office:value-type="string" calcext:value-type="string">
            <text:p>Lower Mississippi Grouped Afforestation Project</text:p>
          </table:table-cell>
          <table:table-cell office:value-type="string" calcext:value-type="string">
            <text:p>https://www.nature.org/en-us/about-us/where-we-work/united-states/louisiana/</text:p>
          </table:table-cell>
          <table:table-cell/>
          <table:table-cell office:value-type="string" calcext:value-type="string">
            <text:p>The Lower Mississippi Valley Grouped Afforestation Project (LMVGAP) is an innovative public-private project that develops carbon offsets by retiring marginal agricultural lands and establishing bottomland hardwood forest habitat. <text:s/>Participating landowners – who otherwise would not have enrolled in USDA subsidy programs absent the additional incentive from carbon finance – agree to enroll in the USDA Farm Bill Wetland Reserve Easement (30-year) or Conservation Reserve (10 or 15 years) programs. The Nature Conservancy, using private funding, secures permanent easements on the land and provides all site preparation, tree planting, and monitoring. <text:s/>Essentially, TNC “stacks” and leverages private investments with public funding (via the USDA farm Bill). TNC also establishes an easement endowment, conducts monitoring for compliance and carbon, and facilitates the verification of carbon offsets on behalf of private funders. The initial suite of instances (11) has a crediting period of 32 years. <text:s text:c="4"/>LMVGAP will achieve GHG removals by planting trees that sequester atmospheric CO2 in live aboveground biomass, belowground biomass, dead wood, and soil. The project activity involves cessation of previous agricultural activities, followed by implementation of site preparation and tree planting technologies that have been in use for decades in the region. <text:s text:c="3"/>LMVGAP was validated in 2012 and includes the Mississippi delta regions of Arkansas, Mississippi, and Louisiana. <text:s/>Following an intensive regulatory review by both USDA and TNC, 1,471 acres were put under easement during the Proof of Concept phase. Over 1,100 acres were reforested with bottomland hardwood tree species. <text:s/>Average easement acquisition cost was ~$600/acre and site preparation/tree planting costs averaged $324/acre. Also, private investment dollars were leveraged 1:2 with USDA funds for easement acquisitions. <text:s text:c="6"/>Microsoft funds will be used to support landowner outreach, secure permanent easements on enrolled LMVGAP tracts, site preparation and tree planting, monitoring for compliance, tree growth, and carbon and project verification events. <text:s/>This present proposal is intended as a replication of the LMVGAP framework, moving beyond the Proof of Concept phase to an expansion in all three states of the Lower Mississippi Valley. An updated PDD will be developed to reflect this expansion. <text:s/>A crediting period that is amenable to Microsoft will also be included in the revised PDD. <text:s text:c="3"/>The first project verification was conducted by ESI in 2018-19. <text:s/>The project was deemed to be consistent with VCS Version 3, the validated Project Description, and the selected methodology (AR-ACM0001). <text:s/></text:p>
          </table:table-cell>
          <table:table-cell office:value-type="string" calcext:value-type="string">
            <text:p>Monroe, LA; Baton Rouge, LA; Jackson, MS;Stuttgart, AR</text:p>
          </table:table-cell>
          <table:table-cell office:value-type="string" calcext:value-type="string">
            <text:p>Louisiana, Mississippi, Arkansas</text:p>
          </table:table-cell>
          <table:table-cell office:value-type="string" calcext:value-type="string">
            <text:p>USA</text:p>
          </table:table-cell>
          <table:table-cell office:value-type="float" office:value="320000" calcext:value-type="float">
            <text:p>320000</text:p>
          </table:table-cell>
          <table:table-cell office:value-type="float" office:value="100" calcext:value-type="float">
            <text:p>100</text:p>
          </table:table-cell>
          <table:table-cell office:value-type="float" office:value="0" calcext:value-type="float">
            <text:p>0</text:p>
          </table:table-cell>
          <table:table-cell office:value-type="float" office:value="320000" calcext:value-type="float">
            <text:p>320000</text:p>
          </table:table-cell>
          <table:table-cell office:value-type="string" calcext:value-type="string">
            <text:p>7/1/2021</text:p>
          </table:table-cell>
          <table:table-cell office:value-type="string" calcext:value-type="string">
            <text:p>Via annual compliance visits/site reports. Also, by conducting growth surveys and verification events. To take into account the possibility of carbon losses due to severe storms or other losses LMVGAP will maintain a buffer reserve of carbon (10% as part of 30% combined withholding for potential agricultural market leakage and for a buffer reserve) in accordance with the most conservative under the Voluntary Carbon Standard (VCS-Verra) guidelines. <text:s/>The required buffer reserve will be confirmed and determined through the updated PDD validation process. <text:s text:c="3"/></text:p>
          </table:table-cell>
          <table:table-cell office:value-type="string" calcext:value-type="string">
            <text:p>Yes</text:p>
          </table:table-cell>
          <table:table-cell office:value-type="string" calcext:value-type="string">
            <text:p>Not applicable (I answered yes to Q24)</text:p>
          </table:table-cell>
          <table:table-cell table:number-columns-repeated="3"/>
          <table:table-cell office:value-type="string" calcext:value-type="string">
            <text:p>Verra (VCS)</text:p>
          </table:table-cell>
          <table:table-cell table:number-columns-repeated="5"/>
          <table:table-cell office:value-type="string" calcext:value-type="string">
            <text:p>During the Proof of Concept phase, landowners benefited by taking frequently flooded cropland out of production which reduced crop insurance cost for both the farmer and the federal government. LMVGAP targets poor land capability croplands with wet soils (4W and lower). <text:s/>Loss of productive farmland has not been a barrier to gaining political and community support for this work.</text:p>
          </table:table-cell>
          <table:table-cell table:number-columns-repeated="8" office:value-type="string" calcext:value-type="string">
            <text:p>Yes</text:p>
          </table:table-cell>
          <table:table-cell table:number-columns-repeated="3" office:value-type="string" calcext:value-type="string">
            <text:p>Not applicable</text:p>
          </table:table-cell>
          <table:table-cell office:value-type="string" calcext:value-type="string">
            <text:p>Wildlife habitat <text:s/>Forest connectivity <text:s/>Water quality <text:s/>Rural development <text:s text:c="2"/>Biodiversity <text:s text:c="3"/>In addition, programmatic benefits include: <text:s text:c="4"/>1. Validating afforestation, forest conservation and sustainable management activities as credible and cost-effective ways to capture and store carbon. <text:s/>2.Demonstrating how forest restoration can help to reduce erosion and minimize the increased flooding that is anticipated in many places because of climate change <text:s/>3.Testing standards for the voluntary (e.g., Climate, Community and Biodiversity Standards) and regulatory (e.g., Clean Development Mechanism) markets and recommending changes to strengthen future versions. <text:s/>4.Using our on-the-ground experience to inform policies that promote trading through carbon markets, and others (e.g., the Farm Bill), that establish incentive programs that encourage restoration, but are not tied to carbon caps. <text:s/>5.Attracting significant investment from carbon markets to forest restoration and conservation at priority places globally. <text:s/></text:p>
          </table:table-cell>
          <table:table-cell office:value-type="string" calcext:value-type="string">
            <text:p>Any investment in the Mississippi Delta of LA/MS/AR supports communities that experience deep poverty (~30%), have of long history of being under-served, and have high unemployment rates.</text:p>
          </table:table-cell>
          <table:table-cell table:number-columns-repeated="983"/>
        </table:table-row>
        <table:table-row table:style-name="ro2">
          <table:table-cell office:value-type="string" calcext:value-type="string">
            <text:p>Corteva, Inc.</text:p>
          </table:table-cell>
          <table:table-cell office:value-type="string" calcext:value-type="string">
            <text:p>Numerous Corteva customer farms have selected to participate and adopt specific regenerative ag practices to sequester carbon in their soils per the designated protocol. These farmers commit to the durability and comply with detailed data tracking requirements needed to quantify, validate, and verify the carbon asset. <text:s/>Nori is the partner company providing the protocol (Nori’s U.S. Croplands Methodology) and the MRV (monitoring, recording and verification) platform. <text:s/>COMET-Farm is the quantification model and was developed through a partnership between NRCS and Colorado State University. There is more than a decade of model development experience reflected in COMET. Nori uses the COMET-Farm platform to quantify soil organic carbon removal claims for projects enrolled pursuant to Nori’s U.S. Croplands Methodology. Nori’s access and right to use COMET-Farm for commercial purposes is secured through a software as a service contract (SaaS) with Soil Metrics. Soil Metrics holds a COMET-Farm licensing agreement with Colorado State University. COMET-Farm is the official greenhouse gas quantification tool of USDA. <text:s/></text:p>
          </table:table-cell>
          <table:table-cell office:value-type="string" calcext:value-type="string">
            <text:p>Corteva Agriscience Scalable Carbon Sequestration in Soil Through Regenerative Agriculture <text:s/></text:p>
          </table:table-cell>
          <table:table-cell office:value-type="string" calcext:value-type="string">
            <text:p>Corteva Agriscience Scalable Carbon Sequestration</text:p>
          </table:table-cell>
          <table:table-cell table:number-columns-repeated="2"/>
          <table:table-cell office:value-type="string" calcext:value-type="string">
            <text:p>Corteva is aggregating hundreds of farmer projects to provide a consolidated pool of high-quality sequestered carbon that has been independently measured and verified. Corteva leverages its strong relationships with farmers, our digital platform, and partnerships with MRV platforms such as Nori to provide a scalable, affordable, and scientifically sound solution to sequester more carbon from agricultural soils. <text:s text:c="3"/>The carbon purchased by Microsoft for this project will be measured through the USDA’s proven COMET-Farm model connected to the independent Nori platform and verified by third-party verifiers to ensure the highest scientific and reputational standards are upheld. <text:s text:c="3"/>Microsoft’s purchase of agricultural carbon through Corteva will not only lead to direct carbon dioxide sequestration but will also support the development of individual farms and broader carbon removal market development. Farms will directly receive approximately 87% of all carbon dollars spent. Nori, a developing carbon removal-marketplace platform, is another key partner who will be supported to encourage greater innovation in this space. <text:s text:c="4"/>Finally, a purchase of carbon from Corteva would be a strong jumpstart to Microsoft and Corteva’s current collaboration around carbon markets. This project is a key pillar in fulfilling the shared vision and commitment to sustainability and marketplace development that Corteva and Microsoft hold. <text:s/></text:p>
          </table:table-cell>
          <table:table-cell office:value-type="string" calcext:value-type="string">
            <text:p>Various locations</text:p>
          </table:table-cell>
          <table:table-cell office:value-type="string" calcext:value-type="string">
            <text:p>various locations</text:p>
          </table:table-cell>
          <table:table-cell office:value-type="string" calcext:value-type="string">
            <text:p>various</text:p>
          </table:table-cell>
          <table:table-cell office:value-type="float" office:value="1000000" calcext:value-type="float">
            <text:p>1000000</text:p>
          </table:table-cell>
          <table:table-cell office:value-type="float" office:value="100" calcext:value-type="float">
            <text:p>100</text:p>
          </table:table-cell>
          <table:table-cell office:value-type="float" office:value="1000000" calcext:value-type="float">
            <text:p>1000000</text:p>
          </table:table-cell>
          <table:table-cell office:value-type="float" office:value="41500000" calcext:value-type="float">
            <text:p>41500000</text:p>
          </table:table-cell>
          <table:table-cell office:value-type="string" calcext:value-type="string">
            <text:p>11/1/2019</text:p>
          </table:table-cell>
          <table:table-cell office:value-type="string" calcext:value-type="string">
            <text:p>For the proposed project we will be in compliance with Nori’s U.S. Croplands Methodology protocol for premature reversals. This approach is summarized as follows: <text:s text:c="4"/>After issuance of carbon credits to a farmer, the farmer is obliged to report operating data for 10 years and to have this data independently verified at least once every three years. If a reversal is detected over the 10 year retention period, replacement credits will be acquired and retired by Nori. Nori also has a binding obligation to buy and retire new credits if a post- 10-year term audit finds that Nori over-credited a project, <text:s/>If an audit finds that Nori under-credited a project, Nori issues supplemental credits to the farmer. <text:s text:c="3"/>These procedures operationalize Nori's commitment to buyers that the underlying value of every credit they purchase is one incremental tonne CO2e removed from the atmosphere and retained in the natural system for a minimum of 10 years. Nori has allocated 20% of the 500 million carbon credit supply to an "insurance reserve" to back up this commitment, recognizing that some over-crediting that Nori will be required to cover under this commitment will be due to factors beyond the control of the farmers, and, therefore, covered by the force majeure provision in Nori's contract with farmers. The carbon credits in Nori's insurance reserve will not be distributed into the market or used for any other purpose. <text:s/></text:p>
          </table:table-cell>
          <table:table-cell office:value-type="string" calcext:value-type="string">
            <text:p>No</text:p>
          </table:table-cell>
          <table:table-cell office:value-type="string" calcext:value-type="string">
            <text:p>No, the project will not be certified by June 2021 (please specify)</text:p>
          </table:table-cell>
          <table:table-cell office:value-type="string" calcext:value-type="string">
            <text:p>Please see attached supplemental information</text:p>
          </table:table-cell>
          <table:table-cell table:number-columns-repeated="5"/>
          <table:table-cell office:value-type="string" calcext:value-type="string">
            <text:p>Nori (please see Q27 for followup)</text:p>
          </table:table-cell>
          <table:table-cell office:value-type="string" calcext:value-type="string">
            <text:p>[a/b]: Our proposed project follows the Nori U.S. Croplands Methodology protocol (available publicly: https://nori.com/resources/croplands-methodology). For this proposed project we use Nori’s method and focus on a life cycle analysis bounded by the physical project boundaries (i.e. changes in soil carbon dioxide sequestration that happen in the farm field). <text:s text:c="5"/>[c]: This boundary does not include two sources of emissions: 1) changes in fuel use or embedded energy in inputs associated with farming activities and 2) Nitrous oxide emissions from the soil. <text:s text:c="4"/>[d]: These sources of emissions are not included because they remain on average consistent across conventional and regenerative agricultural practices - so the main differences in emission balance from these systems is the difference in soil sequestration of carbon dioxide. <text:s text:c="4"/>[e]: For nitrous oxide, we expect emissions to be constant or declining under regenerative practices, so the volume is 0 (or negative). For cover crop and no-till adoption we estimate an additional 40-50 lbs CO2e/ac in additional emissions if embedded energy and associated field tasks are taken into account minus fuel savings of around 50 lbs CO2e/ac (if assuming removing fall and spring tillage passes). Case studies commonly document reductions in crop protection and herbicides, which would reduce emissions further. <text:s text:c="4"/>As always, we welcome feedback from the Microsoft team on this point to clarify or support these positions, or opportunities to collaborate in order to improve these estimates to serve ecosystem service markets. <text:s text:c="2"/></text:p>
          </table:table-cell>
          <table:table-cell office:value-type="string" calcext:value-type="string">
            <text:p><text:s/>For this proposed project we use Nori’s U.S. Croplands Methodology protocol. Third-party verifiers are accredited by Nori to provide independent attestations that reported practices are indeed conducted (which parameterize the COMET-Farm model for a given project). Also, at this time, only verifiers who are listed as approved and in good standing by the Verra, ACR, CAR and CARB offset credit registries are approved to provide verification services to Nori farmers. Farms undergo this verification step anywhere from every 1-3 years of the term of the project. <text:s text:c="4"/>We welcome collaboration with Microsoft to ensure net negativity estimates are provided at required levels of precision and sufficiently reviewed by independent third parties. <text:s text:c="2"/></text:p>
          </table:table-cell>
          <table:table-cell office:value-type="string" calcext:value-type="string">
            <text:p>There are many reasons to purchase carbon removals from nature-based solutions, but there are some challenges at both the field and landscape-level. Sequestering carbon by adopting regenerative agricultural practices is commonly done by growing cover crops and reducing (or eliminating) tillage. We provide more details in the attachment, but broadly the embedded energy costs associated with these field activities may add anywhere from 5-50lbs CO2e/ac depending on exact management practices and environmental tradeoffs may occur depending on changes in pest populations and pressures. <text:s text:c="5"/>Landscape-scale concerns center around the possibility that regenerative agricultural practices will cause declines in crop yield, resulting in the expansion of farmland acreage and affecting overall food prices. We address these in turn. <text:s text:c="4"/>With respect to these concerns, the proposed program’s potential harms are limited by two factors. First, limited evidence of crop yield declines (Pittlekow, 2015) means that any price differences resulting from the program would likely be small. Second, the crops most affected by the program generally go to feed animals, to industrial uses, or ethanol (less than 20% of the grain crop goes directly to human consumption). Even for the small amount of these crops that are directly consumed, the consumer impact of higher farm-gate prices is small (see USDA’s estimates of price-spread for a percentage of consumer price a farmer receives). <text:s text:c="4"/>A knock-on effect from potential increased food prices focus is that increased prices encourage farmers to increase acreages. We want to emphasize that in U.S. croplands we have a low risk of domestic leakage. Since 1997 croplands in the U.S. have declined about 1% on average across the period 1997-2017 (USDA Quickstats: 445,324,765 acres in 1997 to 396,433,817 in 2017) while adoption of regenerative practices has markedly increased (see USDA AgCensus 2017 and 2012). The U.S. also has specific disincentives to convert native habitat. These include both sodsavers and swamp-buster provisions, which result in farmers being disqualified for FSA programs if they convert habitat to farmland. <text:s/>More information attached in a pdf document titled Additional Information for Q24 and Q29. <text:s/></text:p>
          </table:table-cell>
          <table:table-cell table:number-columns-repeated="9" office:value-type="string" calcext:value-type="string">
            <text:p>Yes</text:p>
          </table:table-cell>
          <table:table-cell office:value-type="string" calcext:value-type="string">
            <text:p>Not applicable</text:p>
          </table:table-cell>
          <table:table-cell office:value-type="string" calcext:value-type="string">
            <text:p>Yes</text:p>
          </table:table-cell>
          <table:table-cell office:value-type="string" calcext:value-type="string">
            <text:p>Farms adopting regenerative practices of cover crops and reduced and/or no-till have been shown in peer-reviewed literature to have several co-benefits including soil erosion protection, improved water stewardship and quality, soil biodiversity, reduced erosion, lower applications of fertilizer, and crop protection inputs (i.e. pesticides and herbicides). <text:s/>Cover crops may also reduce water runoff, which is an important factor in mitigation for flood hazards. Additionally, improving carbon levels in the soil has been shown to provide additional benefits in improving water holding capacity of cropland soils, making crops (and yields) more resilient to drought and improving nutrient cycling - reducing the need for additional synthetic nitrogen (as mentioned above), which in turn improves water quality. <text:s/></text:p>
          </table:table-cell>
          <table:table-cell office:value-type="string" calcext:value-type="string">
            <text:p>The vast majority of farmers in North America are family-owned small businesses that are integral to the success of small rural communities. Many of these communities are low-income and underserved in many ways including access to technology (e.g. broadband) and STEM educational programs. Our customer farms, distributor partners along with Corteva are critical in providing employment and support to these under-resourced communities and the additional revenue from this carbon removal project will be beneficial to further bolster initiatives and increase employment. Additionally, agriculture has had formidable barriers to participate in carbon markets as the current markets are not designed to include carbon removal projects that are small in size. This opportunity for Corteva to aggregate into a larger project is enabling small businesses to participate in a market previously reserved for large corporations. </text:p>
          </table:table-cell>
          <table:table-cell table:number-columns-repeated="983"/>
        </table:table-row>
        <table:table-row table:style-name="ro2">
          <table:table-cell office:value-type="string" calcext:value-type="string">
            <text:p>EDF Trading Limited</text:p>
          </table:table-cell>
          <table:table-cell office:value-type="string" calcext:value-type="string">
            <text:p>COMACO is a social enterprise and the project developer based in Zambia. It carries out all the fields activities related to the carbon projects, including the elaboration of the monitoring activities. CO2logic is a consulting company based in Belgium, that created a partnership with COMACO in order to help the social enterprise find carbon credits buyers that could help develop and expand the project.</text:p>
          </table:table-cell>
          <table:table-cell office:value-type="string" calcext:value-type="string">
            <text:p>COMACO Landscape Management Project promotes sustainable agriculture and forest conservation.</text:p>
          </table:table-cell>
          <table:table-cell office:value-type="string" calcext:value-type="string">
            <text:p>COMACO Landscape Management Project</text:p>
          </table:table-cell>
          <table:table-cell office:value-type="string" calcext:value-type="string">
            <text:p>www.itswild.org</text:p>
          </table:table-cell>
          <table:table-cell/>
          <table:table-cell office:value-type="string" calcext:value-type="string">
            <text:p>The COMACO Landscape Management Project (CLMP) promotes sustainable agriculture and forest conservation. The main objectives of the project are twofold: 1) to sustainably increase smallholder farmer agricultural productivity, income and welfare; and 2) to reduce uncontrolled forest loss and degradation, and increase net forest cover. Hence, the project comprises two components: <text:s text:c="3"/>1. Sustainable Agricultural Land Management (SALM) component – which aims to promote widespread adoption of agricultural practices including conservation agriculture that increase food production per unit area and farmers’ income. The project promotes the adoption by farmers of legume-based alley cropping, residues management, and reduced tillage, among others. <text:s/>The activities fall under the category “Agricultural Land Management (ALM) according to the VCS AFOLU Requirements v3.4, 2013. Eligible ALM activities are those that reduce net GHG emissions on cropland and grassland by increasing carbon stocks in soils and woody biomass and/or decreasing CO2, N2O and/or CH4 emissions from soils. <text:s/>The project focuses on the following practices: <text:s/>a) increase soil carbon stocks by increasing field residue inputs to soils and/or reducing soil carbon mineralization rates, and introduction of agroforestry practices. <text:s/>b) reduce N2O emissions by improved fertilizer management through reduction in total nitrogen additions by substitution with compost manure, timely application and improved placement. <text:s text:c="3"/>2. REDD+ component – which aims to reduce forest loss, and protect and expand areas under natural forest, and conserve biodiversity. This is achieved primarily through land use planning and creation of Community Conservation Areas (CCA). <text:s text:c="4"/>The project area is divided into Chiefdoms which are under customary land tenure system and is shared by small scale farmers. Prior to the project, poor farming practices such as residue burning led to rapid soil nutrient depletion. There was also a general lack of land use planning and forest management, which led to destruction and fragmentation of the forests. The CLMP uses market incentives to promote adoption of SALM practices and forest conservation. It uses land use planning with traditional leaders and communities to identify zone areas for conservation and forest management known as CCA. These activities result in increased and sustainable agricultural production, and forest conservation. GHG emission reductions will be generated through improved carbon storage on farms. The revenues from the sale of carbon credits are shared between COMACO (35%), the communities (55%) and the Forestry Department (10%). COMACO uses it for any activity related to carbon, such as the current expansion of the projects to new 28 chiefdoms.</text:p>
          </table:table-cell>
          <table:table-cell office:value-type="string" calcext:value-type="string">
            <text:p>Chipata</text:p>
          </table:table-cell>
          <table:table-cell office:value-type="string" calcext:value-type="string">
            <text:p>Eastern Province</text:p>
          </table:table-cell>
          <table:table-cell office:value-type="string" calcext:value-type="string">
            <text:p>Zambia</text:p>
          </table:table-cell>
          <table:table-cell office:value-type="float" office:value="330000" calcext:value-type="float">
            <text:p>330000</text:p>
          </table:table-cell>
          <table:table-cell office:value-type="float" office:value="8.6" calcext:value-type="float">
            <text:p>8.6</text:p>
          </table:table-cell>
          <table:table-cell office:value-type="float" office:value="330000" calcext:value-type="float">
            <text:p>330000</text:p>
          </table:table-cell>
          <table:table-cell office:value-type="float" office:value="90000" calcext:value-type="float">
            <text:p>90000</text:p>
          </table:table-cell>
          <table:table-cell office:value-type="string" calcext:value-type="string">
            <text:p>10/27/2012</text:p>
          </table:table-cell>
          <table:table-cell office:value-type="string" calcext:value-type="string">
            <text:p>There is a monitoring plan for project activities in the project area reporting all incidences that might result into a reversal. This project is an AFOLU project with a pooled buffer account of 11% that holds non-tradable buffer credits that would cover the non-permanence risk associated with this type of projects. Buffer credits would be cancelled to cover a reversal.</text:p>
          </table:table-cell>
          <table:table-cell office:value-type="string" calcext:value-type="string">
            <text:p>Yes</text:p>
          </table:table-cell>
          <table:table-cell office:value-type="string" calcext:value-type="string">
            <text:p>Not applicable (I answered yes to Q24)</text:p>
          </table:table-cell>
          <table:table-cell table:number-columns-repeated="3"/>
          <table:table-cell office:value-type="string" calcext:value-type="string">
            <text:p>Verra (VCS)</text:p>
          </table:table-cell>
          <table:table-cell table:number-columns-repeated="2"/>
          <table:table-cell office:value-type="string" calcext:value-type="string">
            <text:p>CCBA</text:p>
          </table:table-cell>
          <table:table-cell table:number-columns-repeated="2"/>
          <table:table-cell office:value-type="string" calcext:value-type="string">
            <text:p>There is zero harm from the project in terms of social and impact. The project involves forestry and promotion of climate-smart agricultural practices that helps maintain soil fertility thereby keeping the farmer to one field longer without any need to clear more forests. The project also uses land use planning with communities to identify and zone areas for conservation and forest management. A Conservation Plan is developed and implemented including activities for sustainable forest management, <text:s/>rules and regulations regarding forest use and management. These activities will result in avoidance of mosaic deforestation from unplanned agricultural land conversion and other landuse practices. The activities are for example: <text:s/>&gt; Minimum tillage, rotation with legume, legume cover <text:s/>crop, non-burning of crop residue, use of mulch, crop <text:s/>diversification, compositing, firebreaks <text:s/>&gt; Promotion of honey (bee-keeping) <text:s/>&gt; No charcoal making for commercial sale <text:s/>&gt; Adoption of agroforestry and wood lots <text:s/>&gt; No timber extraction for commercial sale <text:s/>&gt; No cultivation of Virginia tobacco</text:p>
          </table:table-cell>
          <table:table-cell table:number-columns-repeated="11" office:value-type="string" calcext:value-type="string">
            <text:p>Yes</text:p>
          </table:table-cell>
          <table:table-cell office:value-type="string" calcext:value-type="string">
            <text:p>The co-benefits of the project are the following <text:s/>• Reduced deforestation and forest degradation, in line with SDG 15 (Life on Land) <text:s/>• Improved food and income security: COMACO’s business unit buys commodities from the farmers who have signed a conservation pledge and have joined their local cooperative. <text:s/>COMACO’s provides training services to these farmers. Cooperative leaders manage buying points, oversee crop buying, grade and maintain commodity quality standards and supervise local farmer trainers. <text:s/>In line with SDG 1 (No poverty) and SDG 2 (Zero hunger). <text:s/>Commodities include Groundnuts, Rice, Soya, Maize, Honey, Beans, Cowpeas, Wild Mushrooms, and Mangoes. <text:s/>These commodities are then shipped to three factories, referred to as production hubs, located in Chipata, Nyimba and Serenje. <text:s text:c="3"/>• Increased natural resources under community protection - in line with SDG 15 (Life on land) <text:s/>• Increased resilience to climate impacts, through climate smart agriculture practices - in line with SDG 13 (Climate change) <text:s/>• Improved markets for farm commodities. - in line with SDG 8 (Decent work and economic growth) <text:s/>.No Waste: The all production process of COMACO is a circular economy, COMACO produces no waste at all. For example, peanut shell residues are transformed into briquette <text:s/>for firewood used in the production center <text:s text:c="3"/>Other: With the benefits of the production and the carbon credits, cooperatives bring their members together and vote on investments to be made in the community. <text:s/>For example, in certain communities, it is decided to build a building for the elementary school children (SDG 4, Quality Education) and to implement efficient big cookstoves (SDG 7, Affordable and clean energy) and (SDG 3, Good Health and Well being). <text:s/>Deforestation is monitored using satellite remote sensing comparison of images captured at different dates of interest. This qualifies the program for Climate, Community and Biodiversity (CCB) Certification. The project is expected to receive the CCBA certification by January 2021. CCBA is the leading framework for assessing land management projects that create net-positive benefits for climate change mitigation, local communities and biodiversity.</text:p>
          </table:table-cell>
          <table:table-cell office:value-type="string" calcext:value-type="string">
            <text:p>This project is implemented by COMACO with the communities. Communities are vulnerable rural households living within and around the forests upon which they depend. COMACO recruits vulnerable but viable farmers and trains them in Conservation Farming, provides farming inputs and registers the farmer groups into farmer cooperatives. COMACO does this with technical and policy support from Ministry of Agriculture and Livestock, Ministry of Natural Resources and Environmental protection and Department of National Parks and WIldlife. Rural communities are provided with trainings in alternative livelihood skills that provide coping strategies in cases of droughts. COMACO provides above markets prices to farmers for their farm commodities and pays conservation dividends to communities who comply with all the practices. COMACO also pays 55% of the carbon revenues to the participating communities under the project.The communities decide how they will spend the money. For instance, some communities decide to build a new building for a school, or <text:s/>new warehouse to store the crops.</text:p>
          </table:table-cell>
          <table:table-cell table:number-columns-repeated="98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12">00/00/0000</text:date>, <text:time style:data-style-name="N2" text:time-value="10:39:09.49463099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MacOSX_X86_64 LibreOffice_project/0c292870b25a325b5ed35f6b45599d2ea4458e77</meta:generator>
    <dc:date>2021-04-12T10:40:06.612749964</dc:date>
    <meta:editing-duration>PT57S</meta:editing-duration>
    <meta:editing-cycles>1</meta:editing-cycles>
    <meta:document-statistic meta:table-count="1" meta:cell-count="6333" meta:object-count="0"/>
  </office:meta>
</office:document-meta>
</file>